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" svg:font-family="Mangal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87mm"/>
    </style:style>
    <style:style style:name="co2" style:family="table-column">
      <style:table-column-properties fo:break-before="auto" style:column-width="82.74mm"/>
    </style:style>
    <style:style style:name="co3" style:family="table-column">
      <style:table-column-properties fo:break-before="auto" style:column-width="44.54mm"/>
    </style:style>
    <style:style style:name="co4" style:family="table-column">
      <style:table-column-properties fo:break-before="auto" style:column-width="25.03mm"/>
    </style:style>
    <style:style style:name="co5" style:family="table-column">
      <style:table-column-properties fo:break-before="auto" style:column-width="10mm"/>
    </style:style>
    <style:style style:name="co6" style:family="table-column">
      <style:table-column-properties fo:break-before="auto" style:column-width="36mm"/>
    </style:style>
    <style:style style:name="co7" style:family="table-column">
      <style:table-column-properties fo:break-before="auto" style:column-width="12.08mm"/>
    </style:style>
    <style:style style:name="co8" style:family="table-column">
      <style:table-column-properties fo:break-before="auto" style:column-width="6.84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2.63mm" fo:break-before="auto" style:use-optimal-row-height="false"/>
    </style:style>
    <style:style style:name="ro2" style:family="table-row">
      <style:table-row-properties style:row-height="7.66mm" fo:break-before="auto" style:use-optimal-row-height="true"/>
    </style:style>
    <style:style style:name="ro3" style:family="table-row">
      <style:table-row-properties style:row-height="6.83mm" fo:break-before="auto" style:use-optimal-row-height="true"/>
    </style:style>
    <style:style style:name="ro4" style:family="table-row">
      <style:table-row-properties style:row-height="5.57mm" fo:break-before="auto" style:use-optimal-row-height="true"/>
    </style:style>
    <style:style style:name="ro5" style:family="table-row">
      <style:table-row-properties style:row-height="24.99mm" fo:break-before="auto" style:use-optimal-row-height="false"/>
    </style:style>
    <style:style style:name="ro6" style:family="table-row">
      <style:table-row-properties style:row-height="6.23mm" fo:break-before="auto" style:use-optimal-row-height="true"/>
    </style:style>
    <style:style style:name="ro7" style:family="table-row">
      <style:table-row-properties style:row-height="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date-style style:name="N38" number:automatic-order="true" number:format-source="language">
      <number:day-of-week number:style="long"/>
      <number:text>, </number:text>
      <number:day number:style="long"/>
      <number:text>. </number:text>
      <number:month number:style="long" number:textual="true"/>
      <number:text> </number:text>
      <number:year number:style="long"/>
    </number:date-style>
    <number:boolean-style style:name="N99">
      <number:boolean/>
    </number:boolean-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fo:border="none" style:rotation-angle="0"/>
    </style:style>
    <style:style style:name="ce3" style:family="table-cell" style:parent-style-name="Default">
      <style:table-cell-properties fo:wrap-option="no-wrap" fo:border="none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0.06pt solid #000000" fo:border-left="none" fo:border-right="none" style:rotation-angle="0" fo:border-top="none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-bottom="0.06pt solid #dfdfdf" fo:background-color="#dfdfdf" style:cell-protect="none" style:print-content="true" style:text-align-source="fix" style:repeat-content="false" fo:border-left="0.06pt solid #000000" fo:border-right="0.06pt solid #dfdfdf" fo:border-top="0.06pt solid #000000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0.06pt solid #dfdfdf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dfdfdf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mm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order-bottom="0.06pt solid #dfdfdf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mm"/>
      <style:text-properties style:font-name="Arial Narrow"/>
    </style:style>
    <style:style style:name="ce10" style:family="table-cell" style:parent-style-name="Default">
      <style:table-cell-properties fo:border-bottom="0.06pt solid #dfdfdf" fo:background-color="#dfdfdf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order-bottom="0.06pt solid #dfdfdf" style:cell-protect="none" style:print-content="true" fo:border-left="0.06pt solid #000000" fo:border-right="0.06pt solid #dfdfdf" fo:border-top="0.06pt solid #dfdfdf"/>
    </style:style>
    <style:style style:name="ce12" style:family="table-cell" style:parent-style-name="Default">
      <style:table-cell-properties fo:border-bottom="0.06pt solid #000000" style:cell-protect="none" style:print-content="true" fo:border-left="0.06pt solid #000000" fo:border-right="0.06pt solid #dfdfdf" fo:border-top="none"/>
    </style:style>
    <style:style style:name="ce13" style:family="table-cell" style:parent-style-name="Default">
      <style:table-cell-properties fo:border-bottom="none" fo:border-left="none" fo:border-right="none" fo:border-top="0.06pt solid #000000"/>
    </style:style>
    <style:style style:name="ce16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8" style:family="table-cell" style:parent-style-name="Default">
      <style:table-cell-properties fo:background-color="#ffffb0" style:cell-protect="none" style:print-content="true" style:text-align-source="fix" style:repeat-content="false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19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center"/>
    </style:style>
    <style:style style:name="ce21" style:family="table-cell" style:parent-style-name="Default">
      <style:table-cell-properties fo:border-bottom="0.06pt solid #dfdfdf" fo:background-color="#dfdfdf" style:cell-protect="none" style:print-content="true" fo:border-left="0.06pt solid #dfdfdf" fo:border-right="0.06pt solid #dfdfdf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style:cell-protect="none" style:print-content="true" style:text-align-source="fix" style:repeat-content="false" fo:border="0.06pt solid #dfdfdf"/>
      <style:paragraph-properties fo:text-align="start" fo:margin-left="3.53mm"/>
      <style:text-properties fo:font-weight="bold" style:font-weight-asian="bold" style:font-weight-complex="bold"/>
    </style:style>
    <style:style style:name="ce23" style:family="table-cell" style:parent-style-name="Default">
      <style:table-cell-properties style:cell-protect="none" style:print-content="true" style:text-align-source="fix" style:repeat-content="false" fo:border="0.06pt solid #dfdfdf"/>
      <style:paragraph-properties fo:text-align="start" fo:margin-left="7.06mm"/>
      <style:text-properties fo:font-weight="normal" style:font-weight-asian="normal" style:font-weight-complex="normal"/>
    </style:style>
    <style:style style:name="ce26" style:family="table-cell" style:parent-style-name="Default">
      <style:table-cell-properties style:cell-protect="none" style:print-content="true" style:text-align-source="fix" style:repeat-content="false" fo:border="0.06pt solid #dfdfdf"/>
      <style:paragraph-properties fo:text-align="start" fo:margin-left="3.53mm"/>
    </style:style>
    <style:style style:name="ce27" style:family="table-cell" style:parent-style-name="Default">
      <style:table-cell-properties fo:background-color="#dfdfdf" style:cell-protect="none" style:print-content="true" fo:border="0.06pt solid #dfdfdf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style:cell-protect="none" style:print-content="true" fo:border="0.06pt solid #dfdfdf"/>
    </style:style>
    <style:style style:name="ce29" style:family="table-cell" style:parent-style-name="Default">
      <style:table-cell-properties fo:border-bottom="0.06pt solid #000000" style:cell-protect="none" style:print-content="true" fo:border-left="0.06pt solid #dfdfdf" fo:border-right="0.06pt solid #dfdfdf" fo:border-top="none"/>
    </style:style>
    <style:style style:name="ce3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mm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3.53mm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7.06mm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7.06mm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name-asian="Mangal" style:font-style-asian="normal" style:font-weight-asian="normal" style:font-name-complex="Tahoma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cell-protect="none" style:print-content="true" fo:border="0.06pt solid #dfdfdf"/>
      <style:text-properties fo:font-weight="bold" style:font-weight-asian="bold" style:font-weight-complex="bold"/>
    </style:style>
    <style:style style:name="ce35" style:family="table-cell" style:parent-style-name="Default">
      <style:table-cell-properties style:cell-protect="none" style:print-content="true" fo:border="0.06pt solid #dfdfdf"/>
      <style:text-properties fo:font-weight="normal" style:font-weight-asian="normal" style:font-weight-complex="normal"/>
    </style:style>
    <style:style style:name="ce36" style:family="table-cell" style:parent-style-name="Default">
      <style:table-cell-properties style:cell-protect="none" style:print-content="true" fo:background-color="transparent" fo:border="0.06pt solid #dfdfdf"/>
    </style:style>
    <style:style style:name="ce3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86" style:family="table-cell" style:parent-style-name="Default" style:data-style-name="N30">
      <style:table-cell-properties fo:border="none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mm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name-asian="Segoe UI" style:font-style-asian="normal" style:font-weight-asian="normal" style:font-name-complex="Tahoma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165">
      <style:table-cell-properties style:text-align-source="fix" style:repeat-content="false"/>
      <style:paragraph-properties fo:text-align="center" fo:margin-left="0mm"/>
    </style:style>
    <style:style style:name="ce45" style:family="table-cell" style:parent-style-name="Default" style:data-style-name="N38">
      <style:table-cell-properties style:text-align-source="fix" style:repeat-content="false" style:vertical-align="middle"/>
      <style:paragraph-properties fo:text-align="center" fo:margin-left="0mm"/>
    </style:style>
    <style:style style:name="ce46" style:family="table-cell" style:parent-style-name="Default" style:data-style-name="N165">
      <style:table-cell-properties style:text-align-source="fix" style:repeat-content="false" fo:border="none" style:rotation-angle="0"/>
      <style:paragraph-properties fo:text-align="center" fo:margin-left="0mm"/>
    </style:style>
    <style:style style:name="ce47" style:family="table-cell" style:parent-style-name="Default" style:data-style-name="N165">
      <style:table-cell-properties style:text-align-source="fix" style:repeat-content="false" fo:wrap-option="no-wrap" fo:border="non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92" style:family="table-cell" style:parent-style-name="Default" style:data-style-name="N30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93" style:family="table-cell" style:parent-style-name="Default" style:data-style-name="N30">
      <style:table-cell-properties fo:background-color="#dfdfdf" style:cell-protect="none" style:print-content="true" style:text-align-source="fix" style:repeat-content="false" fo:border="0.06pt solid #dfdfdf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94" style:family="table-cell" style:parent-style-name="Default" style:data-style-name="N30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mm"/>
      <style:text-properties fo:font-weight="bold" style:font-weight-asian="bold" style:font-weight-complex="bold"/>
    </style:style>
    <style:style style:name="ce195" style:family="table-cell" style:parent-style-name="Default" style:data-style-name="N30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mm"/>
    </style:style>
    <style:style style:name="ce196" style:family="table-cell" style:parent-style-name="Default" style:data-style-name="N30">
      <style:table-cell-properties style:cell-protect="none" style:print-content="true" style:text-align-source="fix" style:repeat-content="false" fo:background-color="transparent" fo:border="0.06pt solid #dfdfdf"/>
      <style:paragraph-properties fo:text-align="center" fo:margin-left="0mm"/>
    </style:style>
    <style:style style:name="ce197" style:family="table-cell" style:parent-style-name="Default" style:data-style-name="N30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mm"/>
      <style:text-properties fo:font-weight="normal" style:font-weight-asian="normal" style:font-weight-complex="normal"/>
    </style:style>
    <style:style style:name="ce53" style:family="table-cell" style:parent-style-name="Default" style:data-style-name="N165">
      <style:table-cell-properties style:cell-protect="none" style:print-content="true" style:text-align-source="fix" style:repeat-content="false" fo:background-color="transparent" fo:border="0.06pt solid #dfdfdf"/>
      <style:paragraph-properties fo:text-align="center" fo:margin-left="0mm"/>
    </style:style>
    <style:style style:name="ce56" style:family="table-cell" style:parent-style-name="Default" style:data-style-name="N165">
      <style:table-cell-properties fo:border-bottom="0.06pt solid #000000" style:cell-protect="none" style:print-content="true" style:text-align-source="fix" style:repeat-content="false" fo:background-color="transparent" fo:border-left="0.06pt solid #dfdfdf" fo:border-right="0.06pt solid #dfdfdf" fo:border-top="none"/>
      <style:paragraph-properties fo:text-align="center" fo:margin-left="0mm"/>
    </style:style>
    <style:style style:name="ce57" style:family="table-cell" style:parent-style-name="Default" style:data-style-name="N165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58" style:family="table-cell" style:parent-style-name="Default" style:data-style-name="N165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 style:data-style-name="N165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0" style:family="table-cell" style:parent-style-name="Default">
      <style:table-cell-properties style:text-align-source="fix" style:repeat-content="false" fo:border="none" style:rotation-angle="0"/>
      <style:paragraph-properties fo:text-align="center" fo:margin-left="0mm"/>
    </style:style>
    <style:style style:name="ce61" style:family="table-cell" style:parent-style-name="Default">
      <style:table-cell-properties style:text-align-source="fix" style:repeat-content="false" fo:wrap-option="no-wrap" fo:border="none" style:rotation-angle="9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62" style:family="table-cell" style:parent-style-name="Default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63" style:family="table-cell" style:parent-style-name="Default">
      <style:table-cell-properties fo:background-color="#dfdfdf" style:cell-protect="none" style:print-content="true" style:text-align-source="fix" style:repeat-content="false" fo:border="0.06pt solid #dfdfdf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64" style:family="table-cell" style:parent-style-name="Default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mm"/>
      <style:text-properties fo:font-weight="bold" style:font-weight-asian="bold" style:font-weight-complex="bold"/>
    </style:style>
    <style:style style:name="ce65" style:family="table-cell" style:parent-style-name="Default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mm"/>
    </style:style>
    <style:style style:name="ce67" style:family="table-cell" style:parent-style-name="Default">
      <style:table-cell-properties style:cell-protect="none" style:print-content="true" style:text-align-source="fix" style:repeat-content="false" fo:background-color="transparent" fo:border="0.06pt solid #dfdfdf"/>
      <style:paragraph-properties fo:text-align="center" fo:margin-left="0mm"/>
    </style:style>
    <style:style style:name="ce66" style:family="table-cell" style:parent-style-name="Default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mm"/>
      <style:text-properties fo:font-weight="normal" style:font-weight-asian="normal" style:font-weight-complex="normal"/>
    </style:style>
    <style:style style:name="ce7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dfdfdf" fo:border-right="0.06pt solid #dfdfdf" fo:border-top="none"/>
      <style:paragraph-properties fo:text-align="center" fo:margin-left="0mm"/>
    </style:style>
    <style:style style:name="ce7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4" style:family="table-cell" style:parent-style-name="Default" style:data-style-name="N166">
      <style:table-cell-properties fo:background-color="#ffffb0"/>
      <style:text-properties fo:font-size="16pt" fo:font-weight="bold" style:font-size-asian="16pt" style:font-weight-asian="bold" style:font-size-complex="16pt" style:font-weight-complex="bold"/>
    </style:style>
    <style:style style:name="ce216" style:family="table-cell" style:parent-style-name="Default" style:data-style-name="N37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17" style:family="table-cell" style:parent-style-name="Default" style:data-style-name="N30">
      <style:table-cell-properties fo:background-color="#dfdfdf" style:text-align-source="fix" style:repeat-content="false" fo:border="0.06pt solid #dfdfdf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18" style:family="table-cell" style:parent-style-name="Default" style:data-style-name="N30">
      <style:table-cell-properties style:text-align-source="fix" style:repeat-content="false" fo:border="0.06pt solid #dfdfdf"/>
      <style:paragraph-properties fo:text-align="center" fo:margin-left="0mm"/>
      <style:text-properties fo:font-weight="bold" style:font-weight-asian="bold" style:font-weight-complex="bold"/>
    </style:style>
    <style:style style:name="ce219" style:family="table-cell" style:parent-style-name="Default" style:data-style-name="N30">
      <style:table-cell-properties style:text-align-source="fix" style:repeat-content="false" fo:background-color="transparent" fo:border="0.06pt solid #dfdfdf"/>
      <style:paragraph-properties fo:text-align="center" fo:margin-left="0mm"/>
    </style:style>
    <style:style style:name="ce220" style:family="table-cell" style:parent-style-name="Default" style:data-style-name="N30">
      <style:table-cell-properties style:text-align-source="fix" style:repeat-content="false" fo:border="0.06pt solid #dfdfdf"/>
      <style:paragraph-properties fo:text-align="center" fo:margin-left="0mm"/>
    </style:style>
    <style:style style:name="ce221" style:family="table-cell" style:parent-style-name="Default" style:data-style-name="N30">
      <style:table-cell-properties fo:background-color="#ffffff" style:text-align-source="fix" style:repeat-content="false" fo:border="0.06pt solid #dfdfdf"/>
      <style:paragraph-properties fo:text-align="center" fo:margin-left="0mm"/>
    </style:style>
    <style:style style:name="ce78" style:family="table-cell" style:parent-style-name="Default" style:data-style-name="N165">
      <style:table-cell-properties style:text-align-source="fix" style:repeat-content="false" fo:background-color="transparent" fo:border="0.06pt solid #dfdfdf"/>
      <style:paragraph-properties fo:text-align="center" fo:margin-left="0mm"/>
    </style:style>
    <style:style style:name="ce82" style:family="table-cell" style:parent-style-name="Default" style:data-style-name="N165">
      <style:table-cell-properties fo:border-bottom="0.06pt solid #000000" style:text-align-source="fix" style:repeat-content="false" fo:background-color="transparent" fo:border-left="0.06pt solid #dfdfdf" fo:border-right="0.06pt solid #dfdfdf" fo:border-top="none"/>
      <style:paragraph-properties fo:text-align="center" fo:margin-left="0mm"/>
    </style:style>
    <style:style style:name="ce224" style:family="table-cell" style:parent-style-name="Default" style:data-style-name="N166"/>
    <style:style style:name="ce84" style:family="table-cell" style:parent-style-name="Default" style:data-style-name="N166">
      <style:table-cell-properties fo:border="none" style:rotation-angle="0"/>
    </style:style>
    <style:style style:name="ce85" style:family="table-cell" style:parent-style-name="Default" style:data-style-name="N166">
      <style:table-cell-properties style:text-align-source="fix" style:repeat-content="false" fo:wrap-option="no-wrap" fo:border="non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86" style:family="table-cell" style:parent-style-name="Default" style:data-style-name="N166">
      <style:table-cell-properties fo:border-bottom="0.06pt solid #000000" fo:background-color="#efffdf" fo:border-left="0.06pt solid #dfdfdf" fo:border-right="0.06pt solid #dfdfdf" fo:border-top="0.06pt solid #dfdfdf"/>
      <style:text-properties fo:font-size="12pt" fo:font-weight="bold" style:font-size-asian="12pt" style:font-weight-asian="bold" style:font-size-complex="12pt" style:font-weight-complex="bold"/>
    </style:style>
    <style:style style:name="ce87" style:family="table-cell" style:parent-style-name="Default" style:data-style-name="N166">
      <style:table-cell-properties fo:border-bottom="none" fo:background-color="#dfdfdf" style:cell-protect="none" style:print-content="true" fo:border-left="none" fo:border-right="none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88" style:family="table-cell" style:parent-style-name="Default" style:data-style-name="N166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89" style:family="table-cell" style:parent-style-name="Default" style:data-style-name="N166">
      <style:table-cell-properties fo:background-color="#efffdf" style:cell-protect="none" style:print-content="true" fo:border="0.06pt solid #dfdfdf"/>
    </style:style>
    <style:style style:name="ce91" style:family="table-cell" style:parent-style-name="Default" style:data-style-name="N166">
      <style:table-cell-properties style:cell-protect="none" style:print-content="true" fo:background-color="transparent" fo:border="0.06pt solid #dfdfdf"/>
    </style:style>
    <style:style style:name="ce93" style:family="table-cell" style:parent-style-name="Default" style:data-style-name="N166">
      <style:table-cell-properties fo:background-color="#dfdfdf" style:cell-protect="none" style:print-content="true" fo:border="none"/>
      <style:text-properties fo:font-size="12pt" fo:font-weight="bold" style:font-size-asian="12pt" style:font-weight-asian="bold" style:font-size-complex="12pt" style:font-weight-complex="bold"/>
    </style:style>
    <style:style style:name="ce233" style:family="table-cell" style:parent-style-name="Default" style:data-style-name="N166">
      <style:table-cell-properties fo:background-color="#efffdf" style:cell-protect="none" style:print-content="true" fo:border="0.06pt solid #dfdfdf"/>
    </style:style>
    <style:style style:name="ce234" style:family="table-cell" style:parent-style-name="Default" style:data-style-name="N166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90" style:family="table-cell" style:parent-style-name="Default" style:data-style-name="N166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36" style:family="table-cell" style:parent-style-name="Default" style:data-style-name="N166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237" style:family="table-cell" style:parent-style-name="Default" style:data-style-name="N166">
      <style:table-cell-properties fo:background-color="#dfdfdf" style:cell-protect="none" style:print-content="true" fo:border="none"/>
      <style:text-properties fo:font-size="12pt" fo:font-weight="bold" style:font-size-asian="12pt" style:font-weight-asian="bold" style:font-size-complex="12pt" style:font-weight-complex="bold"/>
    </style:style>
    <style:style style:name="ce238" style:family="table-cell" style:parent-style-name="Default" style:data-style-name="N166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39" style:family="table-cell" style:parent-style-name="Default" style:data-style-name="N166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95" style:family="table-cell" style:parent-style-name="Default" style:data-style-name="N166">
      <style:table-cell-properties fo:border-bottom="0.06pt solid #000000" style:cell-protect="none" style:print-content="true" fo:background-color="transparent" fo:border-left="0.06pt solid #dfdfdf" fo:border-right="0.06pt solid #dfdfdf" fo:border-top="none"/>
    </style:style>
    <style:style style:name="ce96" style:family="table-cell" style:parent-style-name="Default" style:data-style-name="N166">
      <style:table-cell-properties fo:border-bottom="none" fo:border-left="none" fo:border-right="none" fo:border-top="0.06pt solid #000000"/>
    </style:style>
    <style:style style:name="ce97" style:family="table-cell" style:parent-style-name="Default" style:data-style-name="N166">
      <style:text-properties fo:font-size="12pt" fo:font-weight="bold" style:font-size-asian="12pt" style:font-weight-asian="bold" style:font-size-complex="12pt" style:font-weight-complex="bold"/>
    </style:style>
    <style:style style:name="ce98" style:family="table-cell" style:parent-style-name="Default" style:data-style-name="N166">
      <style:text-properties fo:font-weight="bold" style:font-weight-asian="bold" style:font-weight-complex="bold"/>
    </style:style>
    <style:style style:name="ce99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100" style:family="table-cell" style:parent-style-name="Default" style:data-style-name="N1">
      <style:table-cell-properties style:text-align-source="fix" style:repeat-content="false" fo:border="none"/>
      <style:paragraph-properties fo:text-align="center" fo:margin-left="0mm"/>
    </style:style>
    <style:style style:name="ce101" style:family="table-cell" style:parent-style-name="Default" style:data-style-name="N1">
      <style:table-cell-properties style:text-align-source="fix" style:repeat-content="false" fo:border="none" style:rotation-angle="0"/>
      <style:paragraph-properties fo:text-align="center" fo:margin-left="0mm"/>
    </style:style>
    <style:style style:name="ce102" style:family="table-cell" style:parent-style-name="Default" style:data-style-name="N0">
      <style:table-cell-properties style:text-align-source="fix" style:repeat-content="false" fo:wrap-option="no-wrap" fo:border="none" style:rotation-angle="9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103" style:family="table-cell" style:parent-style-name="Default" style:data-style-name="N0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04" style:family="table-cell" style:parent-style-name="Default" style:data-style-name="N0">
      <style:table-cell-properties fo:background-color="#dfdfdf" style:text-align-source="fix" style:repeat-content="false" fo:border="0.06pt solid #dfdfdf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05" style:family="table-cell" style:parent-style-name="Default" style:data-style-name="N0">
      <style:table-cell-properties style:text-align-source="fix" style:repeat-content="false" fo:background-color="transparent" fo:border="0.06pt solid #dfdfdf"/>
      <style:paragraph-properties fo:text-align="center" fo:margin-left="0mm"/>
      <style:text-properties fo:font-weight="normal" style:font-weight-asian="normal" style:font-weight-complex="normal"/>
    </style:style>
    <style:style style:name="ce106" style:family="table-cell" style:parent-style-name="Default" style:data-style-name="N0">
      <style:table-cell-properties style:text-align-source="fix" style:repeat-content="false" fo:background-color="transparent" fo:border="0.06pt solid #dfdfdf"/>
      <style:paragraph-properties fo:text-align="center" fo:margin-left="0mm"/>
      <style:text-properties fo:font-weight="bold" style:font-weight-asian="bold" style:font-weight-complex="bold"/>
    </style:style>
    <style:style style:name="ce107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dfdfdf" fo:border-right="0.06pt solid #dfdfdf" fo:border-top="0.06pt solid #dfdfdf"/>
      <style:paragraph-properties fo:text-align="center" fo:margin-left="0mm"/>
      <style:text-properties fo:font-weight="normal" style:font-weight-asian="normal" style:font-weight-complex="normal"/>
    </style:style>
    <style:style style:name="ce108" style:family="table-cell" style:parent-style-name="Default" style:data-style-name="N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109" style:family="table-cell" style:parent-style-name="Default" style:data-style-name="N1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10" style:family="table-cell" style:parent-style-name="Default" style:data-style-name="N1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11" style:family="table-cell" style:parent-style-name="Default" style:data-style-name="N1">
      <style:table-cell-properties style:text-align-source="fix" style:repeat-content="false" fo:wrap-option="no-wrap" fo:border="none" style:rotation-angle="9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112" style:family="table-cell" style:parent-style-name="Default" style:data-style-name="N1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13" style:family="table-cell" style:parent-style-name="Default" style:data-style-name="N1">
      <style:table-cell-properties fo:background-color="#dfdfdf" style:text-align-source="fix" style:repeat-content="false" fo:border="0.06pt solid #dfdfdf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14" style:family="table-cell" style:parent-style-name="Default" style:data-style-name="N1">
      <style:table-cell-properties style:text-align-source="fix" style:repeat-content="false" fo:border="0.06pt solid #dfdfdf"/>
      <style:paragraph-properties fo:text-align="center" fo:margin-left="0mm"/>
      <style:text-properties fo:font-weight="bold" style:font-weight-asian="bold" style:font-weight-complex="bold"/>
    </style:style>
    <style:style style:name="ce115" style:family="table-cell" style:parent-style-name="Default" style:data-style-name="N1">
      <style:table-cell-properties fo:border-bottom="0.06pt solid #000000" style:text-align-source="fix" style:repeat-content="false" fo:border-left="0.06pt solid #dfdfdf" fo:border-right="0.06pt solid #dfdfdf" fo:border-top="0.06pt solid #dfdfdf"/>
      <style:paragraph-properties fo:text-align="center" fo:margin-left="0mm"/>
      <style:text-properties fo:font-weight="bold" style:font-weight-asian="bold" style:font-weight-complex="bold"/>
    </style:style>
    <style:style style:name="ce116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117" style:family="table-cell" style:parent-style-name="Default">
      <style:table-cell-properties fo:border-bottom="none" style:text-align-source="fix" style:repeat-content="false" fo:border-left="none" fo:border-right="0.06pt solid #000000" style:rotation-angle="0" fo:border-top="none"/>
      <style:paragraph-properties fo:text-align="center" fo:margin-left="0mm"/>
    </style:style>
    <style:style style:name="ce118" style:family="table-cell" style:parent-style-name="Default" style:data-style-name="N1">
      <style:table-cell-properties fo:border-bottom="none" style:text-align-source="fix" style:repeat-content="false" fo:wrap-option="no-wrap" fo:border-left="none" fo:border-right="0.06pt solid #000000" style:rotation-angle="90" fo:border-top="none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119" style:family="table-cell" style:parent-style-name="Default" style:data-style-name="N1">
      <style:table-cell-properties fo:border-bottom="0.06pt solid #000000" style:text-align-source="fix" style:repeat-content="false" fo:border-left="none" fo:border-right="0.06pt solid #000000" style:rotation-angle="0" fo:border-top="non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20" style:family="table-cell" style:parent-style-name="Default" style:data-style-name="N1">
      <style:table-cell-properties fo:border-bottom="0.06pt solid #dfdfdf" fo:background-color="#dfdfdf" style:text-align-source="fix" style:repeat-content="false" fo:border-left="0.06pt solid #dfdfdf" fo:border-right="0.06pt solid #000000" fo:border-top="0.06pt solid #dfdfdf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21" style:family="table-cell" style:parent-style-name="Default" style:data-style-name="N1">
      <style:table-cell-properties fo:border-bottom="0.06pt solid #dfdfdf" style:text-align-source="fix" style:repeat-content="false" fo:border-left="0.06pt solid #dfdfdf" fo:border-right="0.06pt solid #000000" fo:border-top="0.06pt solid #dfdfdf"/>
      <style:paragraph-properties fo:text-align="center" fo:margin-left="0mm"/>
      <style:text-properties fo:font-weight="bold" style:font-weight-asian="bold" style:font-weight-complex="bold"/>
    </style:style>
    <style:style style:name="ce122" style:family="table-cell" style:parent-style-name="Default" style:data-style-name="N1">
      <style:table-cell-properties fo:border-bottom="0.06pt solid #000000" style:text-align-source="fix" style:repeat-content="false" fo:border-left="0.06pt solid #dfdfdf" fo:border-right="0.06pt solid #000000" fo:border-top="0.06pt solid #dfdfdf"/>
      <style:paragraph-properties fo:text-align="center" fo:margin-left="0mm"/>
      <style:text-properties fo:font-weight="bold" style:font-weight-asian="bold" style:font-weight-complex="bold"/>
    </style:style>
    <style:style style:name="ce123" style:family="table-cell" style:parent-style-name="Default">
      <style:table-cell-properties fo:border-bottom="0.06pt solid #000000" fo:border-left="none" fo:border-right="none" style:rotation-angle="90" fo:border-top="none"/>
    </style:style>
    <style:style style:name="ce124" style:family="table-cell" style:parent-style-name="Default" style:data-style-name="N164">
      <style:table-cell-properties style:text-align-source="fix" style:repeat-content="false" fo:border="none" style:rotation-angle="0"/>
      <style:paragraph-properties fo:text-align="center" fo:margin-left="0mm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25" style:family="table-cell" style:parent-style-name="Default" style:data-style-name="N144">
      <style:table-cell-properties style:text-align-source="fix" style:repeat-content="false" fo:wrap-option="no-wrap" style:rotation-angle="90"/>
      <style:paragraph-properties fo:text-align="center" fo:margin-left="0mm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26" style:family="table-cell" style:parent-style-name="Default" style:data-style-name="N142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mm"/>
      <style:text-properties fo:font-size="11pt" style:font-size-asian="11pt" style:font-size-complex="11pt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27" style:family="table-cell" style:parent-style-name="Default" style:data-style-name="N99">
      <style:table-cell-properties fo:border-bottom="0.06pt solid #dfdfdf" fo:background-color="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28" style:family="table-cell" style:parent-style-name="Default" style:data-style-name="N99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29" style:family="table-cell" style:parent-style-name="Default" style:data-style-name="N99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0" style:family="table-cell" style:parent-style-name="Default" style:data-style-name="N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1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2" style:family="table-cell" style:parent-style-name="Default" style:data-style-name="N30">
      <style:table-cell-properties fo:border-bottom="0.06pt solid #dfdfdf" fo:background-color="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278" style:family="table-cell" style:parent-style-name="Default" style:data-style-name="N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K$10]=TODAY())" style:apply-style-name="Today" style:base-cell-address="'Gantt Chart'.K21"/>
      <style:map style:condition="is-true-formula(OR(WEEKDAY([.K$10])=1;WEEKDAY([.K$10])=7))" style:apply-style-name="Weekend" style:base-cell-address="'Gantt Chart'.K21"/>
      <style:map style:condition="is-true-formula(ISNUMBER(MATCH([.K$10];Holidays;0)))" style:apply-style-name="Holiday" style:base-cell-address="'Gantt Chart'.K21"/>
    </style:style>
    <style:style style:name="ce279" style:family="table-cell" style:parent-style-name="Default" style:data-style-name="N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K$10]=TODAY())" style:apply-style-name="Today" style:base-cell-address="'Gantt Chart'.K22"/>
      <style:map style:condition="is-true-formula(OR(WEEKDAY([.K$10])=1;WEEKDAY([.K$10])=7))" style:apply-style-name="Weekend" style:base-cell-address="'Gantt Chart'.K22"/>
      <style:map style:condition="is-true-formula(ISNUMBER(MATCH([.K$10];Holidays;0)))" style:apply-style-name="Holiday" style:base-cell-address="'Gantt Chart'.K22"/>
    </style:style>
    <style:style style:name="ce280" style:family="table-cell" style:parent-style-name="Default" style:data-style-name="N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K$10]=TODAY())" style:apply-style-name="Today" style:base-cell-address="'Gantt Chart'.K27"/>
      <style:map style:condition="is-true-formula(OR(WEEKDAY([.K$10])=1;WEEKDAY([.K$10])=7))" style:apply-style-name="Weekend" style:base-cell-address="'Gantt Chart'.K27"/>
      <style:map style:condition="is-true-formula(ISNUMBER(MATCH([.K$10];Holidays;0)))" style:apply-style-name="Holiday" style:base-cell-address="'Gantt Chart'.K27"/>
    </style:style>
    <style:style style:name="ce281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K$10]=TODAY())" style:apply-style-name="Today" style:base-cell-address="'Gantt Chart'.K29"/>
      <style:map style:condition="is-true-formula(OR(WEEKDAY([.K$10])=1;WEEKDAY([.K$10])=7))" style:apply-style-name="Weekend" style:base-cell-address="'Gantt Chart'.K29"/>
      <style:map style:condition="is-true-formula(ISNUMBER(MATCH([.K$10];Holidays;0)))" style:apply-style-name="Holiday" style:base-cell-address="'Gantt Chart'.K29"/>
    </style:style>
    <style:style style:name="ce282" style:family="table-cell" style:parent-style-name="Default" style:data-style-name="N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K$10]=TODAY())" style:apply-style-name="Today" style:base-cell-address="'Gantt Chart'.K32"/>
      <style:map style:condition="is-true-formula(OR(WEEKDAY([.K$10])=1;WEEKDAY([.K$10])=7))" style:apply-style-name="Weekend" style:base-cell-address="'Gantt Chart'.K32"/>
      <style:map style:condition="is-true-formula(ISNUMBER(MATCH([.K$10];Holidays;0)))" style:apply-style-name="Holiday" style:base-cell-address="'Gantt Chart'.K32"/>
    </style:style>
    <style:style style:name="ce133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284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L$10]=TODAY())" style:apply-style-name="Today" style:base-cell-address="'Gantt Chart'.L21"/>
      <style:map style:condition="is-true-formula(OR(WEEKDAY([.L$10])=1;WEEKDAY([.L$10])=7))" style:apply-style-name="Weekend" style:base-cell-address="'Gantt Chart'.L21"/>
      <style:map style:condition="is-true-formula(ISNUMBER(MATCH([.L$10];Holidays;0)))" style:apply-style-name="Holiday" style:base-cell-address="'Gantt Chart'.L21"/>
    </style:style>
    <style:style style:name="ce285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L$10]=TODAY())" style:apply-style-name="Today" style:base-cell-address="'Gantt Chart'.L22"/>
      <style:map style:condition="is-true-formula(OR(WEEKDAY([.L$10])=1;WEEKDAY([.L$10])=7))" style:apply-style-name="Weekend" style:base-cell-address="'Gantt Chart'.L22"/>
      <style:map style:condition="is-true-formula(ISNUMBER(MATCH([.L$10];Holidays;0)))" style:apply-style-name="Holiday" style:base-cell-address="'Gantt Chart'.L22"/>
    </style:style>
    <style:style style:name="ce286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L$10]=TODAY())" style:apply-style-name="Today" style:base-cell-address="'Gantt Chart'.L27"/>
      <style:map style:condition="is-true-formula(OR(WEEKDAY([.L$10])=1;WEEKDAY([.L$10])=7))" style:apply-style-name="Weekend" style:base-cell-address="'Gantt Chart'.L27"/>
      <style:map style:condition="is-true-formula(ISNUMBER(MATCH([.L$10];Holidays;0)))" style:apply-style-name="Holiday" style:base-cell-address="'Gantt Chart'.L27"/>
    </style:style>
    <style:style style:name="ce287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L$10]=TODAY())" style:apply-style-name="Today" style:base-cell-address="'Gantt Chart'.L32"/>
      <style:map style:condition="is-true-formula(OR(WEEKDAY([.L$10])=1;WEEKDAY([.L$10])=7))" style:apply-style-name="Weekend" style:base-cell-address="'Gantt Chart'.L32"/>
      <style:map style:condition="is-true-formula(ISNUMBER(MATCH([.L$10];Holidays;0)))" style:apply-style-name="Holiday" style:base-cell-address="'Gantt Chart'.L32"/>
    </style:style>
    <style:style style:name="ce288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M$10]=TODAY())" style:apply-style-name="Today" style:base-cell-address="'Gantt Chart'.M21"/>
      <style:map style:condition="is-true-formula(OR(WEEKDAY([.M$10])=1;WEEKDAY([.M$10])=7))" style:apply-style-name="Weekend" style:base-cell-address="'Gantt Chart'.M21"/>
      <style:map style:condition="is-true-formula(ISNUMBER(MATCH([.M$10];Holidays;0)))" style:apply-style-name="Holiday" style:base-cell-address="'Gantt Chart'.M21"/>
    </style:style>
    <style:style style:name="ce289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M$10]=TODAY())" style:apply-style-name="Today" style:base-cell-address="'Gantt Chart'.M22"/>
      <style:map style:condition="is-true-formula(OR(WEEKDAY([.M$10])=1;WEEKDAY([.M$10])=7))" style:apply-style-name="Weekend" style:base-cell-address="'Gantt Chart'.M22"/>
      <style:map style:condition="is-true-formula(ISNUMBER(MATCH([.M$10];Holidays;0)))" style:apply-style-name="Holiday" style:base-cell-address="'Gantt Chart'.M22"/>
    </style:style>
    <style:style style:name="ce290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M$10]=TODAY())" style:apply-style-name="Today" style:base-cell-address="'Gantt Chart'.M27"/>
      <style:map style:condition="is-true-formula(OR(WEEKDAY([.M$10])=1;WEEKDAY([.M$10])=7))" style:apply-style-name="Weekend" style:base-cell-address="'Gantt Chart'.M27"/>
      <style:map style:condition="is-true-formula(ISNUMBER(MATCH([.M$10];Holidays;0)))" style:apply-style-name="Holiday" style:base-cell-address="'Gantt Chart'.M27"/>
    </style:style>
    <style:style style:name="ce291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M$10]=TODAY())" style:apply-style-name="Today" style:base-cell-address="'Gantt Chart'.M32"/>
      <style:map style:condition="is-true-formula(OR(WEEKDAY([.M$10])=1;WEEKDAY([.M$10])=7))" style:apply-style-name="Weekend" style:base-cell-address="'Gantt Chart'.M32"/>
      <style:map style:condition="is-true-formula(ISNUMBER(MATCH([.M$10];Holidays;0)))" style:apply-style-name="Holiday" style:base-cell-address="'Gantt Chart'.M32"/>
    </style:style>
    <style:style style:name="ce292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N$10]=TODAY())" style:apply-style-name="Today" style:base-cell-address="'Gantt Chart'.N21"/>
      <style:map style:condition="is-true-formula(OR(WEEKDAY([.N$10])=1;WEEKDAY([.N$10])=7))" style:apply-style-name="Weekend" style:base-cell-address="'Gantt Chart'.N21"/>
      <style:map style:condition="is-true-formula(ISNUMBER(MATCH([.N$10];Holidays;0)))" style:apply-style-name="Holiday" style:base-cell-address="'Gantt Chart'.N21"/>
    </style:style>
    <style:style style:name="ce293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N$10]=TODAY())" style:apply-style-name="Today" style:base-cell-address="'Gantt Chart'.N22"/>
      <style:map style:condition="is-true-formula(OR(WEEKDAY([.N$10])=1;WEEKDAY([.N$10])=7))" style:apply-style-name="Weekend" style:base-cell-address="'Gantt Chart'.N22"/>
      <style:map style:condition="is-true-formula(ISNUMBER(MATCH([.N$10];Holidays;0)))" style:apply-style-name="Holiday" style:base-cell-address="'Gantt Chart'.N22"/>
    </style:style>
    <style:style style:name="ce294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N$10]=TODAY())" style:apply-style-name="Today" style:base-cell-address="'Gantt Chart'.N27"/>
      <style:map style:condition="is-true-formula(OR(WEEKDAY([.N$10])=1;WEEKDAY([.N$10])=7))" style:apply-style-name="Weekend" style:base-cell-address="'Gantt Chart'.N27"/>
      <style:map style:condition="is-true-formula(ISNUMBER(MATCH([.N$10];Holidays;0)))" style:apply-style-name="Holiday" style:base-cell-address="'Gantt Chart'.N27"/>
    </style:style>
    <style:style style:name="ce295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N$10]=TODAY())" style:apply-style-name="Today" style:base-cell-address="'Gantt Chart'.N32"/>
      <style:map style:condition="is-true-formula(OR(WEEKDAY([.N$10])=1;WEEKDAY([.N$10])=7))" style:apply-style-name="Weekend" style:base-cell-address="'Gantt Chart'.N32"/>
      <style:map style:condition="is-true-formula(ISNUMBER(MATCH([.N$10];Holidays;0)))" style:apply-style-name="Holiday" style:base-cell-address="'Gantt Chart'.N32"/>
    </style:style>
    <style:style style:name="ce296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O$10]=TODAY())" style:apply-style-name="Today" style:base-cell-address="'Gantt Chart'.O21"/>
      <style:map style:condition="is-true-formula(OR(WEEKDAY([.O$10])=1;WEEKDAY([.O$10])=7))" style:apply-style-name="Weekend" style:base-cell-address="'Gantt Chart'.O21"/>
      <style:map style:condition="is-true-formula(ISNUMBER(MATCH([.O$10];Holidays;0)))" style:apply-style-name="Holiday" style:base-cell-address="'Gantt Chart'.O21"/>
    </style:style>
    <style:style style:name="ce297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O$10]=TODAY())" style:apply-style-name="Today" style:base-cell-address="'Gantt Chart'.O22"/>
      <style:map style:condition="is-true-formula(OR(WEEKDAY([.O$10])=1;WEEKDAY([.O$10])=7))" style:apply-style-name="Weekend" style:base-cell-address="'Gantt Chart'.O22"/>
      <style:map style:condition="is-true-formula(ISNUMBER(MATCH([.O$10];Holidays;0)))" style:apply-style-name="Holiday" style:base-cell-address="'Gantt Chart'.O22"/>
    </style:style>
    <style:style style:name="ce298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O$10]=TODAY())" style:apply-style-name="Today" style:base-cell-address="'Gantt Chart'.O27"/>
      <style:map style:condition="is-true-formula(OR(WEEKDAY([.O$10])=1;WEEKDAY([.O$10])=7))" style:apply-style-name="Weekend" style:base-cell-address="'Gantt Chart'.O27"/>
      <style:map style:condition="is-true-formula(ISNUMBER(MATCH([.O$10];Holidays;0)))" style:apply-style-name="Holiday" style:base-cell-address="'Gantt Chart'.O27"/>
    </style:style>
    <style:style style:name="ce299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O$10]=TODAY())" style:apply-style-name="Today" style:base-cell-address="'Gantt Chart'.O32"/>
      <style:map style:condition="is-true-formula(OR(WEEKDAY([.O$10])=1;WEEKDAY([.O$10])=7))" style:apply-style-name="Weekend" style:base-cell-address="'Gantt Chart'.O32"/>
      <style:map style:condition="is-true-formula(ISNUMBER(MATCH([.O$10];Holidays;0)))" style:apply-style-name="Holiday" style:base-cell-address="'Gantt Chart'.O32"/>
    </style:style>
    <style:style style:name="ce300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P$10]=TODAY())" style:apply-style-name="Today" style:base-cell-address="'Gantt Chart'.P21"/>
      <style:map style:condition="is-true-formula(OR(WEEKDAY([.P$10])=1;WEEKDAY([.P$10])=7))" style:apply-style-name="Weekend" style:base-cell-address="'Gantt Chart'.P21"/>
      <style:map style:condition="is-true-formula(ISNUMBER(MATCH([.P$10];Holidays;0)))" style:apply-style-name="Holiday" style:base-cell-address="'Gantt Chart'.P21"/>
    </style:style>
    <style:style style:name="ce301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P$10]=TODAY())" style:apply-style-name="Today" style:base-cell-address="'Gantt Chart'.P22"/>
      <style:map style:condition="is-true-formula(OR(WEEKDAY([.P$10])=1;WEEKDAY([.P$10])=7))" style:apply-style-name="Weekend" style:base-cell-address="'Gantt Chart'.P22"/>
      <style:map style:condition="is-true-formula(ISNUMBER(MATCH([.P$10];Holidays;0)))" style:apply-style-name="Holiday" style:base-cell-address="'Gantt Chart'.P22"/>
    </style:style>
    <style:style style:name="ce302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P$10]=TODAY())" style:apply-style-name="Today" style:base-cell-address="'Gantt Chart'.P27"/>
      <style:map style:condition="is-true-formula(OR(WEEKDAY([.P$10])=1;WEEKDAY([.P$10])=7))" style:apply-style-name="Weekend" style:base-cell-address="'Gantt Chart'.P27"/>
      <style:map style:condition="is-true-formula(ISNUMBER(MATCH([.P$10];Holidays;0)))" style:apply-style-name="Holiday" style:base-cell-address="'Gantt Chart'.P27"/>
    </style:style>
    <style:style style:name="ce303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P$10]=TODAY())" style:apply-style-name="Today" style:base-cell-address="'Gantt Chart'.P32"/>
      <style:map style:condition="is-true-formula(OR(WEEKDAY([.P$10])=1;WEEKDAY([.P$10])=7))" style:apply-style-name="Weekend" style:base-cell-address="'Gantt Chart'.P32"/>
      <style:map style:condition="is-true-formula(ISNUMBER(MATCH([.P$10];Holidays;0)))" style:apply-style-name="Holiday" style:base-cell-address="'Gantt Chart'.P32"/>
    </style:style>
    <style:style style:name="ce304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Q$10]=TODAY())" style:apply-style-name="Today" style:base-cell-address="'Gantt Chart'.Q21"/>
      <style:map style:condition="is-true-formula(OR(WEEKDAY([.Q$10])=1;WEEKDAY([.Q$10])=7))" style:apply-style-name="Weekend" style:base-cell-address="'Gantt Chart'.Q21"/>
      <style:map style:condition="is-true-formula(ISNUMBER(MATCH([.Q$10];Holidays;0)))" style:apply-style-name="Holiday" style:base-cell-address="'Gantt Chart'.Q21"/>
    </style:style>
    <style:style style:name="ce305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Q$10]=TODAY())" style:apply-style-name="Today" style:base-cell-address="'Gantt Chart'.Q22"/>
      <style:map style:condition="is-true-formula(OR(WEEKDAY([.Q$10])=1;WEEKDAY([.Q$10])=7))" style:apply-style-name="Weekend" style:base-cell-address="'Gantt Chart'.Q22"/>
      <style:map style:condition="is-true-formula(ISNUMBER(MATCH([.Q$10];Holidays;0)))" style:apply-style-name="Holiday" style:base-cell-address="'Gantt Chart'.Q22"/>
    </style:style>
    <style:style style:name="ce306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Q$10]=TODAY())" style:apply-style-name="Today" style:base-cell-address="'Gantt Chart'.Q27"/>
      <style:map style:condition="is-true-formula(OR(WEEKDAY([.Q$10])=1;WEEKDAY([.Q$10])=7))" style:apply-style-name="Weekend" style:base-cell-address="'Gantt Chart'.Q27"/>
      <style:map style:condition="is-true-formula(ISNUMBER(MATCH([.Q$10];Holidays;0)))" style:apply-style-name="Holiday" style:base-cell-address="'Gantt Chart'.Q27"/>
    </style:style>
    <style:style style:name="ce307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Q$10]=TODAY())" style:apply-style-name="Today" style:base-cell-address="'Gantt Chart'.Q32"/>
      <style:map style:condition="is-true-formula(OR(WEEKDAY([.Q$10])=1;WEEKDAY([.Q$10])=7))" style:apply-style-name="Weekend" style:base-cell-address="'Gantt Chart'.Q32"/>
      <style:map style:condition="is-true-formula(ISNUMBER(MATCH([.Q$10];Holidays;0)))" style:apply-style-name="Holiday" style:base-cell-address="'Gantt Chart'.Q32"/>
    </style:style>
    <style:style style:name="ce308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R$10]=TODAY())" style:apply-style-name="Today" style:base-cell-address="'Gantt Chart'.R21"/>
      <style:map style:condition="is-true-formula(OR(WEEKDAY([.R$10])=1;WEEKDAY([.R$10])=7))" style:apply-style-name="Weekend" style:base-cell-address="'Gantt Chart'.R21"/>
      <style:map style:condition="is-true-formula(ISNUMBER(MATCH([.R$10];Holidays;0)))" style:apply-style-name="Holiday" style:base-cell-address="'Gantt Chart'.R21"/>
    </style:style>
    <style:style style:name="ce309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R$10]=TODAY())" style:apply-style-name="Today" style:base-cell-address="'Gantt Chart'.R22"/>
      <style:map style:condition="is-true-formula(OR(WEEKDAY([.R$10])=1;WEEKDAY([.R$10])=7))" style:apply-style-name="Weekend" style:base-cell-address="'Gantt Chart'.R22"/>
      <style:map style:condition="is-true-formula(ISNUMBER(MATCH([.R$10];Holidays;0)))" style:apply-style-name="Holiday" style:base-cell-address="'Gantt Chart'.R22"/>
    </style:style>
    <style:style style:name="ce310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R$10]=TODAY())" style:apply-style-name="Today" style:base-cell-address="'Gantt Chart'.R27"/>
      <style:map style:condition="is-true-formula(OR(WEEKDAY([.R$10])=1;WEEKDAY([.R$10])=7))" style:apply-style-name="Weekend" style:base-cell-address="'Gantt Chart'.R27"/>
      <style:map style:condition="is-true-formula(ISNUMBER(MATCH([.R$10];Holidays;0)))" style:apply-style-name="Holiday" style:base-cell-address="'Gantt Chart'.R27"/>
    </style:style>
    <style:style style:name="ce311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R$10]=TODAY())" style:apply-style-name="Today" style:base-cell-address="'Gantt Chart'.R32"/>
      <style:map style:condition="is-true-formula(OR(WEEKDAY([.R$10])=1;WEEKDAY([.R$10])=7))" style:apply-style-name="Weekend" style:base-cell-address="'Gantt Chart'.R32"/>
      <style:map style:condition="is-true-formula(ISNUMBER(MATCH([.R$10];Holidays;0)))" style:apply-style-name="Holiday" style:base-cell-address="'Gantt Chart'.R32"/>
    </style:style>
    <style:style style:name="ce312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S$10]=TODAY())" style:apply-style-name="Today" style:base-cell-address="'Gantt Chart'.S21"/>
      <style:map style:condition="is-true-formula(OR(WEEKDAY([.S$10])=1;WEEKDAY([.S$10])=7))" style:apply-style-name="Weekend" style:base-cell-address="'Gantt Chart'.S21"/>
      <style:map style:condition="is-true-formula(ISNUMBER(MATCH([.S$10];Holidays;0)))" style:apply-style-name="Holiday" style:base-cell-address="'Gantt Chart'.S21"/>
    </style:style>
    <style:style style:name="ce313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S$10]=TODAY())" style:apply-style-name="Today" style:base-cell-address="'Gantt Chart'.S22"/>
      <style:map style:condition="is-true-formula(OR(WEEKDAY([.S$10])=1;WEEKDAY([.S$10])=7))" style:apply-style-name="Weekend" style:base-cell-address="'Gantt Chart'.S22"/>
      <style:map style:condition="is-true-formula(ISNUMBER(MATCH([.S$10];Holidays;0)))" style:apply-style-name="Holiday" style:base-cell-address="'Gantt Chart'.S22"/>
    </style:style>
    <style:style style:name="ce314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S$10]=TODAY())" style:apply-style-name="Today" style:base-cell-address="'Gantt Chart'.S27"/>
      <style:map style:condition="is-true-formula(OR(WEEKDAY([.S$10])=1;WEEKDAY([.S$10])=7))" style:apply-style-name="Weekend" style:base-cell-address="'Gantt Chart'.S27"/>
      <style:map style:condition="is-true-formula(ISNUMBER(MATCH([.S$10];Holidays;0)))" style:apply-style-name="Holiday" style:base-cell-address="'Gantt Chart'.S27"/>
    </style:style>
    <style:style style:name="ce315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S$10]=TODAY())" style:apply-style-name="Today" style:base-cell-address="'Gantt Chart'.S32"/>
      <style:map style:condition="is-true-formula(OR(WEEKDAY([.S$10])=1;WEEKDAY([.S$10])=7))" style:apply-style-name="Weekend" style:base-cell-address="'Gantt Chart'.S32"/>
      <style:map style:condition="is-true-formula(ISNUMBER(MATCH([.S$10];Holidays;0)))" style:apply-style-name="Holiday" style:base-cell-address="'Gantt Chart'.S32"/>
    </style:style>
    <style:style style:name="ce316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T$10]=TODAY())" style:apply-style-name="Today" style:base-cell-address="'Gantt Chart'.T21"/>
      <style:map style:condition="is-true-formula(OR(WEEKDAY([.T$10])=1;WEEKDAY([.T$10])=7))" style:apply-style-name="Weekend" style:base-cell-address="'Gantt Chart'.T21"/>
      <style:map style:condition="is-true-formula(ISNUMBER(MATCH([.T$10];Holidays;0)))" style:apply-style-name="Holiday" style:base-cell-address="'Gantt Chart'.T21"/>
    </style:style>
    <style:style style:name="ce317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T$10]=TODAY())" style:apply-style-name="Today" style:base-cell-address="'Gantt Chart'.T22"/>
      <style:map style:condition="is-true-formula(OR(WEEKDAY([.T$10])=1;WEEKDAY([.T$10])=7))" style:apply-style-name="Weekend" style:base-cell-address="'Gantt Chart'.T22"/>
      <style:map style:condition="is-true-formula(ISNUMBER(MATCH([.T$10];Holidays;0)))" style:apply-style-name="Holiday" style:base-cell-address="'Gantt Chart'.T22"/>
    </style:style>
    <style:style style:name="ce318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T$10]=TODAY())" style:apply-style-name="Today" style:base-cell-address="'Gantt Chart'.T27"/>
      <style:map style:condition="is-true-formula(OR(WEEKDAY([.T$10])=1;WEEKDAY([.T$10])=7))" style:apply-style-name="Weekend" style:base-cell-address="'Gantt Chart'.T27"/>
      <style:map style:condition="is-true-formula(ISNUMBER(MATCH([.T$10];Holidays;0)))" style:apply-style-name="Holiday" style:base-cell-address="'Gantt Chart'.T27"/>
    </style:style>
    <style:style style:name="ce319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T$10]=TODAY())" style:apply-style-name="Today" style:base-cell-address="'Gantt Chart'.T32"/>
      <style:map style:condition="is-true-formula(OR(WEEKDAY([.T$10])=1;WEEKDAY([.T$10])=7))" style:apply-style-name="Weekend" style:base-cell-address="'Gantt Chart'.T32"/>
      <style:map style:condition="is-true-formula(ISNUMBER(MATCH([.T$10];Holidays;0)))" style:apply-style-name="Holiday" style:base-cell-address="'Gantt Chart'.T32"/>
    </style:style>
    <style:style style:name="ce320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U$10]=TODAY())" style:apply-style-name="Today" style:base-cell-address="'Gantt Chart'.U21"/>
      <style:map style:condition="is-true-formula(OR(WEEKDAY([.U$10])=1;WEEKDAY([.U$10])=7))" style:apply-style-name="Weekend" style:base-cell-address="'Gantt Chart'.U21"/>
      <style:map style:condition="is-true-formula(ISNUMBER(MATCH([.U$10];Holidays;0)))" style:apply-style-name="Holiday" style:base-cell-address="'Gantt Chart'.U21"/>
    </style:style>
    <style:style style:name="ce321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U$10]=TODAY())" style:apply-style-name="Today" style:base-cell-address="'Gantt Chart'.U22"/>
      <style:map style:condition="is-true-formula(OR(WEEKDAY([.U$10])=1;WEEKDAY([.U$10])=7))" style:apply-style-name="Weekend" style:base-cell-address="'Gantt Chart'.U22"/>
      <style:map style:condition="is-true-formula(ISNUMBER(MATCH([.U$10];Holidays;0)))" style:apply-style-name="Holiday" style:base-cell-address="'Gantt Chart'.U22"/>
    </style:style>
    <style:style style:name="ce322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U$10]=TODAY())" style:apply-style-name="Today" style:base-cell-address="'Gantt Chart'.U27"/>
      <style:map style:condition="is-true-formula(OR(WEEKDAY([.U$10])=1;WEEKDAY([.U$10])=7))" style:apply-style-name="Weekend" style:base-cell-address="'Gantt Chart'.U27"/>
      <style:map style:condition="is-true-formula(ISNUMBER(MATCH([.U$10];Holidays;0)))" style:apply-style-name="Holiday" style:base-cell-address="'Gantt Chart'.U27"/>
    </style:style>
    <style:style style:name="ce323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U$10]=TODAY())" style:apply-style-name="Today" style:base-cell-address="'Gantt Chart'.U32"/>
      <style:map style:condition="is-true-formula(OR(WEEKDAY([.U$10])=1;WEEKDAY([.U$10])=7))" style:apply-style-name="Weekend" style:base-cell-address="'Gantt Chart'.U32"/>
      <style:map style:condition="is-true-formula(ISNUMBER(MATCH([.U$10];Holidays;0)))" style:apply-style-name="Holiday" style:base-cell-address="'Gantt Chart'.U32"/>
    </style:style>
    <style:style style:name="ce324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V$10]=TODAY())" style:apply-style-name="Today" style:base-cell-address="'Gantt Chart'.V21"/>
      <style:map style:condition="is-true-formula(OR(WEEKDAY([.V$10])=1;WEEKDAY([.V$10])=7))" style:apply-style-name="Weekend" style:base-cell-address="'Gantt Chart'.V21"/>
      <style:map style:condition="is-true-formula(ISNUMBER(MATCH([.V$10];Holidays;0)))" style:apply-style-name="Holiday" style:base-cell-address="'Gantt Chart'.V21"/>
    </style:style>
    <style:style style:name="ce325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V$10]=TODAY())" style:apply-style-name="Today" style:base-cell-address="'Gantt Chart'.V22"/>
      <style:map style:condition="is-true-formula(OR(WEEKDAY([.V$10])=1;WEEKDAY([.V$10])=7))" style:apply-style-name="Weekend" style:base-cell-address="'Gantt Chart'.V22"/>
      <style:map style:condition="is-true-formula(ISNUMBER(MATCH([.V$10];Holidays;0)))" style:apply-style-name="Holiday" style:base-cell-address="'Gantt Chart'.V22"/>
    </style:style>
    <style:style style:name="ce326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V$10]=TODAY())" style:apply-style-name="Today" style:base-cell-address="'Gantt Chart'.V27"/>
      <style:map style:condition="is-true-formula(OR(WEEKDAY([.V$10])=1;WEEKDAY([.V$10])=7))" style:apply-style-name="Weekend" style:base-cell-address="'Gantt Chart'.V27"/>
      <style:map style:condition="is-true-formula(ISNUMBER(MATCH([.V$10];Holidays;0)))" style:apply-style-name="Holiday" style:base-cell-address="'Gantt Chart'.V27"/>
    </style:style>
    <style:style style:name="ce327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V$10]=TODAY())" style:apply-style-name="Today" style:base-cell-address="'Gantt Chart'.V32"/>
      <style:map style:condition="is-true-formula(OR(WEEKDAY([.V$10])=1;WEEKDAY([.V$10])=7))" style:apply-style-name="Weekend" style:base-cell-address="'Gantt Chart'.V32"/>
      <style:map style:condition="is-true-formula(ISNUMBER(MATCH([.V$10];Holidays;0)))" style:apply-style-name="Holiday" style:base-cell-address="'Gantt Chart'.V32"/>
    </style:style>
    <style:style style:name="ce328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W$10]=TODAY())" style:apply-style-name="Today" style:base-cell-address="'Gantt Chart'.W21"/>
      <style:map style:condition="is-true-formula(OR(WEEKDAY([.W$10])=1;WEEKDAY([.W$10])=7))" style:apply-style-name="Weekend" style:base-cell-address="'Gantt Chart'.W21"/>
      <style:map style:condition="is-true-formula(ISNUMBER(MATCH([.W$10];Holidays;0)))" style:apply-style-name="Holiday" style:base-cell-address="'Gantt Chart'.W21"/>
    </style:style>
    <style:style style:name="ce329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W$10]=TODAY())" style:apply-style-name="Today" style:base-cell-address="'Gantt Chart'.W22"/>
      <style:map style:condition="is-true-formula(OR(WEEKDAY([.W$10])=1;WEEKDAY([.W$10])=7))" style:apply-style-name="Weekend" style:base-cell-address="'Gantt Chart'.W22"/>
      <style:map style:condition="is-true-formula(ISNUMBER(MATCH([.W$10];Holidays;0)))" style:apply-style-name="Holiday" style:base-cell-address="'Gantt Chart'.W22"/>
    </style:style>
    <style:style style:name="ce330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W$10]=TODAY())" style:apply-style-name="Today" style:base-cell-address="'Gantt Chart'.W27"/>
      <style:map style:condition="is-true-formula(OR(WEEKDAY([.W$10])=1;WEEKDAY([.W$10])=7))" style:apply-style-name="Weekend" style:base-cell-address="'Gantt Chart'.W27"/>
      <style:map style:condition="is-true-formula(ISNUMBER(MATCH([.W$10];Holidays;0)))" style:apply-style-name="Holiday" style:base-cell-address="'Gantt Chart'.W27"/>
    </style:style>
    <style:style style:name="ce331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W$10]=TODAY())" style:apply-style-name="Today" style:base-cell-address="'Gantt Chart'.W32"/>
      <style:map style:condition="is-true-formula(OR(WEEKDAY([.W$10])=1;WEEKDAY([.W$10])=7))" style:apply-style-name="Weekend" style:base-cell-address="'Gantt Chart'.W32"/>
      <style:map style:condition="is-true-formula(ISNUMBER(MATCH([.W$10];Holidays;0)))" style:apply-style-name="Holiday" style:base-cell-address="'Gantt Chart'.W32"/>
    </style:style>
    <style:style style:name="ce332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X$10]=TODAY())" style:apply-style-name="Today" style:base-cell-address="'Gantt Chart'.X21"/>
      <style:map style:condition="is-true-formula(OR(WEEKDAY([.X$10])=1;WEEKDAY([.X$10])=7))" style:apply-style-name="Weekend" style:base-cell-address="'Gantt Chart'.X21"/>
      <style:map style:condition="is-true-formula(ISNUMBER(MATCH([.X$10];Holidays;0)))" style:apply-style-name="Holiday" style:base-cell-address="'Gantt Chart'.X21"/>
    </style:style>
    <style:style style:name="ce333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X$10]=TODAY())" style:apply-style-name="Today" style:base-cell-address="'Gantt Chart'.X22"/>
      <style:map style:condition="is-true-formula(OR(WEEKDAY([.X$10])=1;WEEKDAY([.X$10])=7))" style:apply-style-name="Weekend" style:base-cell-address="'Gantt Chart'.X22"/>
      <style:map style:condition="is-true-formula(ISNUMBER(MATCH([.X$10];Holidays;0)))" style:apply-style-name="Holiday" style:base-cell-address="'Gantt Chart'.X22"/>
    </style:style>
    <style:style style:name="ce334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X$10]=TODAY())" style:apply-style-name="Today" style:base-cell-address="'Gantt Chart'.X27"/>
      <style:map style:condition="is-true-formula(OR(WEEKDAY([.X$10])=1;WEEKDAY([.X$10])=7))" style:apply-style-name="Weekend" style:base-cell-address="'Gantt Chart'.X27"/>
      <style:map style:condition="is-true-formula(ISNUMBER(MATCH([.X$10];Holidays;0)))" style:apply-style-name="Holiday" style:base-cell-address="'Gantt Chart'.X27"/>
    </style:style>
    <style:style style:name="ce335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X$10]=TODAY())" style:apply-style-name="Today" style:base-cell-address="'Gantt Chart'.X32"/>
      <style:map style:condition="is-true-formula(OR(WEEKDAY([.X$10])=1;WEEKDAY([.X$10])=7))" style:apply-style-name="Weekend" style:base-cell-address="'Gantt Chart'.X32"/>
      <style:map style:condition="is-true-formula(ISNUMBER(MATCH([.X$10];Holidays;0)))" style:apply-style-name="Holiday" style:base-cell-address="'Gantt Chart'.X32"/>
    </style:style>
    <style:style style:name="ce336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Y$10]=TODAY())" style:apply-style-name="Today" style:base-cell-address="'Gantt Chart'.Y21"/>
      <style:map style:condition="is-true-formula(OR(WEEKDAY([.Y$10])=1;WEEKDAY([.Y$10])=7))" style:apply-style-name="Weekend" style:base-cell-address="'Gantt Chart'.Y21"/>
      <style:map style:condition="is-true-formula(ISNUMBER(MATCH([.Y$10];Holidays;0)))" style:apply-style-name="Holiday" style:base-cell-address="'Gantt Chart'.Y21"/>
    </style:style>
    <style:style style:name="ce337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Y$10]=TODAY())" style:apply-style-name="Today" style:base-cell-address="'Gantt Chart'.Y22"/>
      <style:map style:condition="is-true-formula(OR(WEEKDAY([.Y$10])=1;WEEKDAY([.Y$10])=7))" style:apply-style-name="Weekend" style:base-cell-address="'Gantt Chart'.Y22"/>
      <style:map style:condition="is-true-formula(ISNUMBER(MATCH([.Y$10];Holidays;0)))" style:apply-style-name="Holiday" style:base-cell-address="'Gantt Chart'.Y22"/>
    </style:style>
    <style:style style:name="ce338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Y$10]=TODAY())" style:apply-style-name="Today" style:base-cell-address="'Gantt Chart'.Y27"/>
      <style:map style:condition="is-true-formula(OR(WEEKDAY([.Y$10])=1;WEEKDAY([.Y$10])=7))" style:apply-style-name="Weekend" style:base-cell-address="'Gantt Chart'.Y27"/>
      <style:map style:condition="is-true-formula(ISNUMBER(MATCH([.Y$10];Holidays;0)))" style:apply-style-name="Holiday" style:base-cell-address="'Gantt Chart'.Y27"/>
    </style:style>
    <style:style style:name="ce339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Y$10]=TODAY())" style:apply-style-name="Today" style:base-cell-address="'Gantt Chart'.Y32"/>
      <style:map style:condition="is-true-formula(OR(WEEKDAY([.Y$10])=1;WEEKDAY([.Y$10])=7))" style:apply-style-name="Weekend" style:base-cell-address="'Gantt Chart'.Y32"/>
      <style:map style:condition="is-true-formula(ISNUMBER(MATCH([.Y$10];Holidays;0)))" style:apply-style-name="Holiday" style:base-cell-address="'Gantt Chart'.Y32"/>
    </style:style>
    <style:style style:name="ce340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Z$10]=TODAY())" style:apply-style-name="Today" style:base-cell-address="'Gantt Chart'.Z21"/>
      <style:map style:condition="is-true-formula(OR(WEEKDAY([.Z$10])=1;WEEKDAY([.Z$10])=7))" style:apply-style-name="Weekend" style:base-cell-address="'Gantt Chart'.Z21"/>
      <style:map style:condition="is-true-formula(ISNUMBER(MATCH([.Z$10];Holidays;0)))" style:apply-style-name="Holiday" style:base-cell-address="'Gantt Chart'.Z21"/>
    </style:style>
    <style:style style:name="ce341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Z$10]=TODAY())" style:apply-style-name="Today" style:base-cell-address="'Gantt Chart'.Z22"/>
      <style:map style:condition="is-true-formula(OR(WEEKDAY([.Z$10])=1;WEEKDAY([.Z$10])=7))" style:apply-style-name="Weekend" style:base-cell-address="'Gantt Chart'.Z22"/>
      <style:map style:condition="is-true-formula(ISNUMBER(MATCH([.Z$10];Holidays;0)))" style:apply-style-name="Holiday" style:base-cell-address="'Gantt Chart'.Z22"/>
    </style:style>
    <style:style style:name="ce342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Z$10]=TODAY())" style:apply-style-name="Today" style:base-cell-address="'Gantt Chart'.Z27"/>
      <style:map style:condition="is-true-formula(OR(WEEKDAY([.Z$10])=1;WEEKDAY([.Z$10])=7))" style:apply-style-name="Weekend" style:base-cell-address="'Gantt Chart'.Z27"/>
      <style:map style:condition="is-true-formula(ISNUMBER(MATCH([.Z$10];Holidays;0)))" style:apply-style-name="Holiday" style:base-cell-address="'Gantt Chart'.Z27"/>
    </style:style>
    <style:style style:name="ce343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Z$10]=TODAY())" style:apply-style-name="Today" style:base-cell-address="'Gantt Chart'.Z32"/>
      <style:map style:condition="is-true-formula(OR(WEEKDAY([.Z$10])=1;WEEKDAY([.Z$10])=7))" style:apply-style-name="Weekend" style:base-cell-address="'Gantt Chart'.Z32"/>
      <style:map style:condition="is-true-formula(ISNUMBER(MATCH([.Z$10];Holidays;0)))" style:apply-style-name="Holiday" style:base-cell-address="'Gantt Chart'.Z32"/>
    </style:style>
    <style:style style:name="ce344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A$10]=TODAY())" style:apply-style-name="Today" style:base-cell-address="'Gantt Chart'.AA21"/>
      <style:map style:condition="is-true-formula(OR(WEEKDAY([.AA$10])=1;WEEKDAY([.AA$10])=7))" style:apply-style-name="Weekend" style:base-cell-address="'Gantt Chart'.AA21"/>
      <style:map style:condition="is-true-formula(ISNUMBER(MATCH([.AA$10];Holidays;0)))" style:apply-style-name="Holiday" style:base-cell-address="'Gantt Chart'.AA21"/>
    </style:style>
    <style:style style:name="ce345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A$10]=TODAY())" style:apply-style-name="Today" style:base-cell-address="'Gantt Chart'.AA22"/>
      <style:map style:condition="is-true-formula(OR(WEEKDAY([.AA$10])=1;WEEKDAY([.AA$10])=7))" style:apply-style-name="Weekend" style:base-cell-address="'Gantt Chart'.AA22"/>
      <style:map style:condition="is-true-formula(ISNUMBER(MATCH([.AA$10];Holidays;0)))" style:apply-style-name="Holiday" style:base-cell-address="'Gantt Chart'.AA22"/>
    </style:style>
    <style:style style:name="ce346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A$10]=TODAY())" style:apply-style-name="Today" style:base-cell-address="'Gantt Chart'.AA27"/>
      <style:map style:condition="is-true-formula(OR(WEEKDAY([.AA$10])=1;WEEKDAY([.AA$10])=7))" style:apply-style-name="Weekend" style:base-cell-address="'Gantt Chart'.AA27"/>
      <style:map style:condition="is-true-formula(ISNUMBER(MATCH([.AA$10];Holidays;0)))" style:apply-style-name="Holiday" style:base-cell-address="'Gantt Chart'.AA27"/>
    </style:style>
    <style:style style:name="ce347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A$10]=TODAY())" style:apply-style-name="Today" style:base-cell-address="'Gantt Chart'.AA32"/>
      <style:map style:condition="is-true-formula(OR(WEEKDAY([.AA$10])=1;WEEKDAY([.AA$10])=7))" style:apply-style-name="Weekend" style:base-cell-address="'Gantt Chart'.AA32"/>
      <style:map style:condition="is-true-formula(ISNUMBER(MATCH([.AA$10];Holidays;0)))" style:apply-style-name="Holiday" style:base-cell-address="'Gantt Chart'.AA32"/>
    </style:style>
    <style:style style:name="ce348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B$10]=TODAY())" style:apply-style-name="Today" style:base-cell-address="'Gantt Chart'.AB21"/>
      <style:map style:condition="is-true-formula(OR(WEEKDAY([.AB$10])=1;WEEKDAY([.AB$10])=7))" style:apply-style-name="Weekend" style:base-cell-address="'Gantt Chart'.AB21"/>
      <style:map style:condition="is-true-formula(ISNUMBER(MATCH([.AB$10];Holidays;0)))" style:apply-style-name="Holiday" style:base-cell-address="'Gantt Chart'.AB21"/>
    </style:style>
    <style:style style:name="ce349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B$10]=TODAY())" style:apply-style-name="Today" style:base-cell-address="'Gantt Chart'.AB22"/>
      <style:map style:condition="is-true-formula(OR(WEEKDAY([.AB$10])=1;WEEKDAY([.AB$10])=7))" style:apply-style-name="Weekend" style:base-cell-address="'Gantt Chart'.AB22"/>
      <style:map style:condition="is-true-formula(ISNUMBER(MATCH([.AB$10];Holidays;0)))" style:apply-style-name="Holiday" style:base-cell-address="'Gantt Chart'.AB22"/>
    </style:style>
    <style:style style:name="ce350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B$10]=TODAY())" style:apply-style-name="Today" style:base-cell-address="'Gantt Chart'.AB27"/>
      <style:map style:condition="is-true-formula(OR(WEEKDAY([.AB$10])=1;WEEKDAY([.AB$10])=7))" style:apply-style-name="Weekend" style:base-cell-address="'Gantt Chart'.AB27"/>
      <style:map style:condition="is-true-formula(ISNUMBER(MATCH([.AB$10];Holidays;0)))" style:apply-style-name="Holiday" style:base-cell-address="'Gantt Chart'.AB27"/>
    </style:style>
    <style:style style:name="ce351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B$10]=TODAY())" style:apply-style-name="Today" style:base-cell-address="'Gantt Chart'.AB32"/>
      <style:map style:condition="is-true-formula(OR(WEEKDAY([.AB$10])=1;WEEKDAY([.AB$10])=7))" style:apply-style-name="Weekend" style:base-cell-address="'Gantt Chart'.AB32"/>
      <style:map style:condition="is-true-formula(ISNUMBER(MATCH([.AB$10];Holidays;0)))" style:apply-style-name="Holiday" style:base-cell-address="'Gantt Chart'.AB32"/>
    </style:style>
    <style:style style:name="ce352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C$10]=TODAY())" style:apply-style-name="Today" style:base-cell-address="'Gantt Chart'.AC21"/>
      <style:map style:condition="is-true-formula(OR(WEEKDAY([.AC$10])=1;WEEKDAY([.AC$10])=7))" style:apply-style-name="Weekend" style:base-cell-address="'Gantt Chart'.AC21"/>
      <style:map style:condition="is-true-formula(ISNUMBER(MATCH([.AC$10];Holidays;0)))" style:apply-style-name="Holiday" style:base-cell-address="'Gantt Chart'.AC21"/>
    </style:style>
    <style:style style:name="ce353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C$10]=TODAY())" style:apply-style-name="Today" style:base-cell-address="'Gantt Chart'.AC22"/>
      <style:map style:condition="is-true-formula(OR(WEEKDAY([.AC$10])=1;WEEKDAY([.AC$10])=7))" style:apply-style-name="Weekend" style:base-cell-address="'Gantt Chart'.AC22"/>
      <style:map style:condition="is-true-formula(ISNUMBER(MATCH([.AC$10];Holidays;0)))" style:apply-style-name="Holiday" style:base-cell-address="'Gantt Chart'.AC22"/>
    </style:style>
    <style:style style:name="ce354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C$10]=TODAY())" style:apply-style-name="Today" style:base-cell-address="'Gantt Chart'.AC27"/>
      <style:map style:condition="is-true-formula(OR(WEEKDAY([.AC$10])=1;WEEKDAY([.AC$10])=7))" style:apply-style-name="Weekend" style:base-cell-address="'Gantt Chart'.AC27"/>
      <style:map style:condition="is-true-formula(ISNUMBER(MATCH([.AC$10];Holidays;0)))" style:apply-style-name="Holiday" style:base-cell-address="'Gantt Chart'.AC27"/>
    </style:style>
    <style:style style:name="ce355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C$10]=TODAY())" style:apply-style-name="Today" style:base-cell-address="'Gantt Chart'.AC32"/>
      <style:map style:condition="is-true-formula(OR(WEEKDAY([.AC$10])=1;WEEKDAY([.AC$10])=7))" style:apply-style-name="Weekend" style:base-cell-address="'Gantt Chart'.AC32"/>
      <style:map style:condition="is-true-formula(ISNUMBER(MATCH([.AC$10];Holidays;0)))" style:apply-style-name="Holiday" style:base-cell-address="'Gantt Chart'.AC32"/>
    </style:style>
    <style:style style:name="ce356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D$10]=TODAY())" style:apply-style-name="Today" style:base-cell-address="'Gantt Chart'.AD21"/>
      <style:map style:condition="is-true-formula(OR(WEEKDAY([.AD$10])=1;WEEKDAY([.AD$10])=7))" style:apply-style-name="Weekend" style:base-cell-address="'Gantt Chart'.AD21"/>
      <style:map style:condition="is-true-formula(ISNUMBER(MATCH([.AD$10];Holidays;0)))" style:apply-style-name="Holiday" style:base-cell-address="'Gantt Chart'.AD21"/>
    </style:style>
    <style:style style:name="ce357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D$10]=TODAY())" style:apply-style-name="Today" style:base-cell-address="'Gantt Chart'.AD22"/>
      <style:map style:condition="is-true-formula(OR(WEEKDAY([.AD$10])=1;WEEKDAY([.AD$10])=7))" style:apply-style-name="Weekend" style:base-cell-address="'Gantt Chart'.AD22"/>
      <style:map style:condition="is-true-formula(ISNUMBER(MATCH([.AD$10];Holidays;0)))" style:apply-style-name="Holiday" style:base-cell-address="'Gantt Chart'.AD22"/>
    </style:style>
    <style:style style:name="ce358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D$10]=TODAY())" style:apply-style-name="Today" style:base-cell-address="'Gantt Chart'.AD27"/>
      <style:map style:condition="is-true-formula(OR(WEEKDAY([.AD$10])=1;WEEKDAY([.AD$10])=7))" style:apply-style-name="Weekend" style:base-cell-address="'Gantt Chart'.AD27"/>
      <style:map style:condition="is-true-formula(ISNUMBER(MATCH([.AD$10];Holidays;0)))" style:apply-style-name="Holiday" style:base-cell-address="'Gantt Chart'.AD27"/>
    </style:style>
    <style:style style:name="ce359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D$10]=TODAY())" style:apply-style-name="Today" style:base-cell-address="'Gantt Chart'.AD32"/>
      <style:map style:condition="is-true-formula(OR(WEEKDAY([.AD$10])=1;WEEKDAY([.AD$10])=7))" style:apply-style-name="Weekend" style:base-cell-address="'Gantt Chart'.AD32"/>
      <style:map style:condition="is-true-formula(ISNUMBER(MATCH([.AD$10];Holidays;0)))" style:apply-style-name="Holiday" style:base-cell-address="'Gantt Chart'.AD32"/>
    </style:style>
    <style:style style:name="ce360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E$10]=TODAY())" style:apply-style-name="Today" style:base-cell-address="'Gantt Chart'.AE21"/>
      <style:map style:condition="is-true-formula(OR(WEEKDAY([.AE$10])=1;WEEKDAY([.AE$10])=7))" style:apply-style-name="Weekend" style:base-cell-address="'Gantt Chart'.AE21"/>
      <style:map style:condition="is-true-formula(ISNUMBER(MATCH([.AE$10];Holidays;0)))" style:apply-style-name="Holiday" style:base-cell-address="'Gantt Chart'.AE21"/>
    </style:style>
    <style:style style:name="ce361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E$10]=TODAY())" style:apply-style-name="Today" style:base-cell-address="'Gantt Chart'.AE22"/>
      <style:map style:condition="is-true-formula(OR(WEEKDAY([.AE$10])=1;WEEKDAY([.AE$10])=7))" style:apply-style-name="Weekend" style:base-cell-address="'Gantt Chart'.AE22"/>
      <style:map style:condition="is-true-formula(ISNUMBER(MATCH([.AE$10];Holidays;0)))" style:apply-style-name="Holiday" style:base-cell-address="'Gantt Chart'.AE22"/>
    </style:style>
    <style:style style:name="ce362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E$10]=TODAY())" style:apply-style-name="Today" style:base-cell-address="'Gantt Chart'.AE27"/>
      <style:map style:condition="is-true-formula(OR(WEEKDAY([.AE$10])=1;WEEKDAY([.AE$10])=7))" style:apply-style-name="Weekend" style:base-cell-address="'Gantt Chart'.AE27"/>
      <style:map style:condition="is-true-formula(ISNUMBER(MATCH([.AE$10];Holidays;0)))" style:apply-style-name="Holiday" style:base-cell-address="'Gantt Chart'.AE27"/>
    </style:style>
    <style:style style:name="ce363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E$10]=TODAY())" style:apply-style-name="Today" style:base-cell-address="'Gantt Chart'.AE32"/>
      <style:map style:condition="is-true-formula(OR(WEEKDAY([.AE$10])=1;WEEKDAY([.AE$10])=7))" style:apply-style-name="Weekend" style:base-cell-address="'Gantt Chart'.AE32"/>
      <style:map style:condition="is-true-formula(ISNUMBER(MATCH([.AE$10];Holidays;0)))" style:apply-style-name="Holiday" style:base-cell-address="'Gantt Chart'.AE32"/>
    </style:style>
    <style:style style:name="ce364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F$10]=TODAY())" style:apply-style-name="Today" style:base-cell-address="'Gantt Chart'.AF21"/>
      <style:map style:condition="is-true-formula(OR(WEEKDAY([.AF$10])=1;WEEKDAY([.AF$10])=7))" style:apply-style-name="Weekend" style:base-cell-address="'Gantt Chart'.AF21"/>
      <style:map style:condition="is-true-formula(ISNUMBER(MATCH([.AF$10];Holidays;0)))" style:apply-style-name="Holiday" style:base-cell-address="'Gantt Chart'.AF21"/>
    </style:style>
    <style:style style:name="ce365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F$10]=TODAY())" style:apply-style-name="Today" style:base-cell-address="'Gantt Chart'.AF22"/>
      <style:map style:condition="is-true-formula(OR(WEEKDAY([.AF$10])=1;WEEKDAY([.AF$10])=7))" style:apply-style-name="Weekend" style:base-cell-address="'Gantt Chart'.AF22"/>
      <style:map style:condition="is-true-formula(ISNUMBER(MATCH([.AF$10];Holidays;0)))" style:apply-style-name="Holiday" style:base-cell-address="'Gantt Chart'.AF22"/>
    </style:style>
    <style:style style:name="ce366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F$10]=TODAY())" style:apply-style-name="Today" style:base-cell-address="'Gantt Chart'.AF27"/>
      <style:map style:condition="is-true-formula(OR(WEEKDAY([.AF$10])=1;WEEKDAY([.AF$10])=7))" style:apply-style-name="Weekend" style:base-cell-address="'Gantt Chart'.AF27"/>
      <style:map style:condition="is-true-formula(ISNUMBER(MATCH([.AF$10];Holidays;0)))" style:apply-style-name="Holiday" style:base-cell-address="'Gantt Chart'.AF27"/>
    </style:style>
    <style:style style:name="ce367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F$10]=TODAY())" style:apply-style-name="Today" style:base-cell-address="'Gantt Chart'.AF32"/>
      <style:map style:condition="is-true-formula(OR(WEEKDAY([.AF$10])=1;WEEKDAY([.AF$10])=7))" style:apply-style-name="Weekend" style:base-cell-address="'Gantt Chart'.AF32"/>
      <style:map style:condition="is-true-formula(ISNUMBER(MATCH([.AF$10];Holidays;0)))" style:apply-style-name="Holiday" style:base-cell-address="'Gantt Chart'.AF32"/>
    </style:style>
    <style:style style:name="ce368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G$10]=TODAY())" style:apply-style-name="Today" style:base-cell-address="'Gantt Chart'.AG21"/>
      <style:map style:condition="is-true-formula(OR(WEEKDAY([.AG$10])=1;WEEKDAY([.AG$10])=7))" style:apply-style-name="Weekend" style:base-cell-address="'Gantt Chart'.AG21"/>
      <style:map style:condition="is-true-formula(ISNUMBER(MATCH([.AG$10];Holidays;0)))" style:apply-style-name="Holiday" style:base-cell-address="'Gantt Chart'.AG21"/>
    </style:style>
    <style:style style:name="ce369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G$10]=TODAY())" style:apply-style-name="Today" style:base-cell-address="'Gantt Chart'.AG22"/>
      <style:map style:condition="is-true-formula(OR(WEEKDAY([.AG$10])=1;WEEKDAY([.AG$10])=7))" style:apply-style-name="Weekend" style:base-cell-address="'Gantt Chart'.AG22"/>
      <style:map style:condition="is-true-formula(ISNUMBER(MATCH([.AG$10];Holidays;0)))" style:apply-style-name="Holiday" style:base-cell-address="'Gantt Chart'.AG22"/>
    </style:style>
    <style:style style:name="ce370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G$10]=TODAY())" style:apply-style-name="Today" style:base-cell-address="'Gantt Chart'.AG27"/>
      <style:map style:condition="is-true-formula(OR(WEEKDAY([.AG$10])=1;WEEKDAY([.AG$10])=7))" style:apply-style-name="Weekend" style:base-cell-address="'Gantt Chart'.AG27"/>
      <style:map style:condition="is-true-formula(ISNUMBER(MATCH([.AG$10];Holidays;0)))" style:apply-style-name="Holiday" style:base-cell-address="'Gantt Chart'.AG27"/>
    </style:style>
    <style:style style:name="ce371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G$10]=TODAY())" style:apply-style-name="Today" style:base-cell-address="'Gantt Chart'.AG32"/>
      <style:map style:condition="is-true-formula(OR(WEEKDAY([.AG$10])=1;WEEKDAY([.AG$10])=7))" style:apply-style-name="Weekend" style:base-cell-address="'Gantt Chart'.AG32"/>
      <style:map style:condition="is-true-formula(ISNUMBER(MATCH([.AG$10];Holidays;0)))" style:apply-style-name="Holiday" style:base-cell-address="'Gantt Chart'.AG32"/>
    </style:style>
    <style:style style:name="ce372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H$10]=TODAY())" style:apply-style-name="Today" style:base-cell-address="'Gantt Chart'.AH21"/>
      <style:map style:condition="is-true-formula(OR(WEEKDAY([.AH$10])=1;WEEKDAY([.AH$10])=7))" style:apply-style-name="Weekend" style:base-cell-address="'Gantt Chart'.AH21"/>
      <style:map style:condition="is-true-formula(ISNUMBER(MATCH([.AH$10];Holidays;0)))" style:apply-style-name="Holiday" style:base-cell-address="'Gantt Chart'.AH21"/>
    </style:style>
    <style:style style:name="ce373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H$10]=TODAY())" style:apply-style-name="Today" style:base-cell-address="'Gantt Chart'.AH22"/>
      <style:map style:condition="is-true-formula(OR(WEEKDAY([.AH$10])=1;WEEKDAY([.AH$10])=7))" style:apply-style-name="Weekend" style:base-cell-address="'Gantt Chart'.AH22"/>
      <style:map style:condition="is-true-formula(ISNUMBER(MATCH([.AH$10];Holidays;0)))" style:apply-style-name="Holiday" style:base-cell-address="'Gantt Chart'.AH22"/>
    </style:style>
    <style:style style:name="ce374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H$10]=TODAY())" style:apply-style-name="Today" style:base-cell-address="'Gantt Chart'.AH27"/>
      <style:map style:condition="is-true-formula(OR(WEEKDAY([.AH$10])=1;WEEKDAY([.AH$10])=7))" style:apply-style-name="Weekend" style:base-cell-address="'Gantt Chart'.AH27"/>
      <style:map style:condition="is-true-formula(ISNUMBER(MATCH([.AH$10];Holidays;0)))" style:apply-style-name="Holiday" style:base-cell-address="'Gantt Chart'.AH27"/>
    </style:style>
    <style:style style:name="ce375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H$10]=TODAY())" style:apply-style-name="Today" style:base-cell-address="'Gantt Chart'.AH32"/>
      <style:map style:condition="is-true-formula(OR(WEEKDAY([.AH$10])=1;WEEKDAY([.AH$10])=7))" style:apply-style-name="Weekend" style:base-cell-address="'Gantt Chart'.AH32"/>
      <style:map style:condition="is-true-formula(ISNUMBER(MATCH([.AH$10];Holidays;0)))" style:apply-style-name="Holiday" style:base-cell-address="'Gantt Chart'.AH32"/>
    </style:style>
    <style:style style:name="ce376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I$10]=TODAY())" style:apply-style-name="Today" style:base-cell-address="'Gantt Chart'.AI21"/>
      <style:map style:condition="is-true-formula(OR(WEEKDAY([.AI$10])=1;WEEKDAY([.AI$10])=7))" style:apply-style-name="Weekend" style:base-cell-address="'Gantt Chart'.AI21"/>
      <style:map style:condition="is-true-formula(ISNUMBER(MATCH([.AI$10];Holidays;0)))" style:apply-style-name="Holiday" style:base-cell-address="'Gantt Chart'.AI21"/>
    </style:style>
    <style:style style:name="ce377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I$10]=TODAY())" style:apply-style-name="Today" style:base-cell-address="'Gantt Chart'.AI22"/>
      <style:map style:condition="is-true-formula(OR(WEEKDAY([.AI$10])=1;WEEKDAY([.AI$10])=7))" style:apply-style-name="Weekend" style:base-cell-address="'Gantt Chart'.AI22"/>
      <style:map style:condition="is-true-formula(ISNUMBER(MATCH([.AI$10];Holidays;0)))" style:apply-style-name="Holiday" style:base-cell-address="'Gantt Chart'.AI22"/>
    </style:style>
    <style:style style:name="ce378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I$10]=TODAY())" style:apply-style-name="Today" style:base-cell-address="'Gantt Chart'.AI27"/>
      <style:map style:condition="is-true-formula(OR(WEEKDAY([.AI$10])=1;WEEKDAY([.AI$10])=7))" style:apply-style-name="Weekend" style:base-cell-address="'Gantt Chart'.AI27"/>
      <style:map style:condition="is-true-formula(ISNUMBER(MATCH([.AI$10];Holidays;0)))" style:apply-style-name="Holiday" style:base-cell-address="'Gantt Chart'.AI27"/>
    </style:style>
    <style:style style:name="ce379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I$10]=TODAY())" style:apply-style-name="Today" style:base-cell-address="'Gantt Chart'.AI32"/>
      <style:map style:condition="is-true-formula(OR(WEEKDAY([.AI$10])=1;WEEKDAY([.AI$10])=7))" style:apply-style-name="Weekend" style:base-cell-address="'Gantt Chart'.AI32"/>
      <style:map style:condition="is-true-formula(ISNUMBER(MATCH([.AI$10];Holidays;0)))" style:apply-style-name="Holiday" style:base-cell-address="'Gantt Chart'.AI32"/>
    </style:style>
    <style:style style:name="ce380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J$10]=TODAY())" style:apply-style-name="Today" style:base-cell-address="'Gantt Chart'.AJ21"/>
      <style:map style:condition="is-true-formula(OR(WEEKDAY([.AJ$10])=1;WEEKDAY([.AJ$10])=7))" style:apply-style-name="Weekend" style:base-cell-address="'Gantt Chart'.AJ21"/>
      <style:map style:condition="is-true-formula(ISNUMBER(MATCH([.AJ$10];Holidays;0)))" style:apply-style-name="Holiday" style:base-cell-address="'Gantt Chart'.AJ21"/>
    </style:style>
    <style:style style:name="ce381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J$10]=TODAY())" style:apply-style-name="Today" style:base-cell-address="'Gantt Chart'.AJ22"/>
      <style:map style:condition="is-true-formula(OR(WEEKDAY([.AJ$10])=1;WEEKDAY([.AJ$10])=7))" style:apply-style-name="Weekend" style:base-cell-address="'Gantt Chart'.AJ22"/>
      <style:map style:condition="is-true-formula(ISNUMBER(MATCH([.AJ$10];Holidays;0)))" style:apply-style-name="Holiday" style:base-cell-address="'Gantt Chart'.AJ22"/>
    </style:style>
    <style:style style:name="ce382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J$10]=TODAY())" style:apply-style-name="Today" style:base-cell-address="'Gantt Chart'.AJ27"/>
      <style:map style:condition="is-true-formula(OR(WEEKDAY([.AJ$10])=1;WEEKDAY([.AJ$10])=7))" style:apply-style-name="Weekend" style:base-cell-address="'Gantt Chart'.AJ27"/>
      <style:map style:condition="is-true-formula(ISNUMBER(MATCH([.AJ$10];Holidays;0)))" style:apply-style-name="Holiday" style:base-cell-address="'Gantt Chart'.AJ27"/>
    </style:style>
    <style:style style:name="ce383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J$10]=TODAY())" style:apply-style-name="Today" style:base-cell-address="'Gantt Chart'.AJ32"/>
      <style:map style:condition="is-true-formula(OR(WEEKDAY([.AJ$10])=1;WEEKDAY([.AJ$10])=7))" style:apply-style-name="Weekend" style:base-cell-address="'Gantt Chart'.AJ32"/>
      <style:map style:condition="is-true-formula(ISNUMBER(MATCH([.AJ$10];Holidays;0)))" style:apply-style-name="Holiday" style:base-cell-address="'Gantt Chart'.AJ32"/>
    </style:style>
    <style:style style:name="ce384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K$10]=TODAY())" style:apply-style-name="Today" style:base-cell-address="'Gantt Chart'.AK21"/>
      <style:map style:condition="is-true-formula(OR(WEEKDAY([.AK$10])=1;WEEKDAY([.AK$10])=7))" style:apply-style-name="Weekend" style:base-cell-address="'Gantt Chart'.AK21"/>
      <style:map style:condition="is-true-formula(ISNUMBER(MATCH([.AK$10];Holidays;0)))" style:apply-style-name="Holiday" style:base-cell-address="'Gantt Chart'.AK21"/>
    </style:style>
    <style:style style:name="ce385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K$10]=TODAY())" style:apply-style-name="Today" style:base-cell-address="'Gantt Chart'.AK22"/>
      <style:map style:condition="is-true-formula(OR(WEEKDAY([.AK$10])=1;WEEKDAY([.AK$10])=7))" style:apply-style-name="Weekend" style:base-cell-address="'Gantt Chart'.AK22"/>
      <style:map style:condition="is-true-formula(ISNUMBER(MATCH([.AK$10];Holidays;0)))" style:apply-style-name="Holiday" style:base-cell-address="'Gantt Chart'.AK22"/>
    </style:style>
    <style:style style:name="ce386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K$10]=TODAY())" style:apply-style-name="Today" style:base-cell-address="'Gantt Chart'.AK27"/>
      <style:map style:condition="is-true-formula(OR(WEEKDAY([.AK$10])=1;WEEKDAY([.AK$10])=7))" style:apply-style-name="Weekend" style:base-cell-address="'Gantt Chart'.AK27"/>
      <style:map style:condition="is-true-formula(ISNUMBER(MATCH([.AK$10];Holidays;0)))" style:apply-style-name="Holiday" style:base-cell-address="'Gantt Chart'.AK27"/>
    </style:style>
    <style:style style:name="ce387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K$10]=TODAY())" style:apply-style-name="Today" style:base-cell-address="'Gantt Chart'.AK32"/>
      <style:map style:condition="is-true-formula(OR(WEEKDAY([.AK$10])=1;WEEKDAY([.AK$10])=7))" style:apply-style-name="Weekend" style:base-cell-address="'Gantt Chart'.AK32"/>
      <style:map style:condition="is-true-formula(ISNUMBER(MATCH([.AK$10];Holidays;0)))" style:apply-style-name="Holiday" style:base-cell-address="'Gantt Chart'.AK32"/>
    </style:style>
    <style:style style:name="ce388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L$10]=TODAY())" style:apply-style-name="Today" style:base-cell-address="'Gantt Chart'.AL21"/>
      <style:map style:condition="is-true-formula(OR(WEEKDAY([.AL$10])=1;WEEKDAY([.AL$10])=7))" style:apply-style-name="Weekend" style:base-cell-address="'Gantt Chart'.AL21"/>
      <style:map style:condition="is-true-formula(ISNUMBER(MATCH([.AL$10];Holidays;0)))" style:apply-style-name="Holiday" style:base-cell-address="'Gantt Chart'.AL21"/>
    </style:style>
    <style:style style:name="ce389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L$10]=TODAY())" style:apply-style-name="Today" style:base-cell-address="'Gantt Chart'.AL22"/>
      <style:map style:condition="is-true-formula(OR(WEEKDAY([.AL$10])=1;WEEKDAY([.AL$10])=7))" style:apply-style-name="Weekend" style:base-cell-address="'Gantt Chart'.AL22"/>
      <style:map style:condition="is-true-formula(ISNUMBER(MATCH([.AL$10];Holidays;0)))" style:apply-style-name="Holiday" style:base-cell-address="'Gantt Chart'.AL22"/>
    </style:style>
    <style:style style:name="ce390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L$10]=TODAY())" style:apply-style-name="Today" style:base-cell-address="'Gantt Chart'.AL27"/>
      <style:map style:condition="is-true-formula(OR(WEEKDAY([.AL$10])=1;WEEKDAY([.AL$10])=7))" style:apply-style-name="Weekend" style:base-cell-address="'Gantt Chart'.AL27"/>
      <style:map style:condition="is-true-formula(ISNUMBER(MATCH([.AL$10];Holidays;0)))" style:apply-style-name="Holiday" style:base-cell-address="'Gantt Chart'.AL27"/>
    </style:style>
    <style:style style:name="ce391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L$10]=TODAY())" style:apply-style-name="Today" style:base-cell-address="'Gantt Chart'.AL32"/>
      <style:map style:condition="is-true-formula(OR(WEEKDAY([.AL$10])=1;WEEKDAY([.AL$10])=7))" style:apply-style-name="Weekend" style:base-cell-address="'Gantt Chart'.AL32"/>
      <style:map style:condition="is-true-formula(ISNUMBER(MATCH([.AL$10];Holidays;0)))" style:apply-style-name="Holiday" style:base-cell-address="'Gantt Chart'.AL32"/>
    </style:style>
    <style:style style:name="ce392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M$10]=TODAY())" style:apply-style-name="Today" style:base-cell-address="'Gantt Chart'.AM21"/>
      <style:map style:condition="is-true-formula(OR(WEEKDAY([.AM$10])=1;WEEKDAY([.AM$10])=7))" style:apply-style-name="Weekend" style:base-cell-address="'Gantt Chart'.AM21"/>
      <style:map style:condition="is-true-formula(ISNUMBER(MATCH([.AM$10];Holidays;0)))" style:apply-style-name="Holiday" style:base-cell-address="'Gantt Chart'.AM21"/>
    </style:style>
    <style:style style:name="ce393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M$10]=TODAY())" style:apply-style-name="Today" style:base-cell-address="'Gantt Chart'.AM22"/>
      <style:map style:condition="is-true-formula(OR(WEEKDAY([.AM$10])=1;WEEKDAY([.AM$10])=7))" style:apply-style-name="Weekend" style:base-cell-address="'Gantt Chart'.AM22"/>
      <style:map style:condition="is-true-formula(ISNUMBER(MATCH([.AM$10];Holidays;0)))" style:apply-style-name="Holiday" style:base-cell-address="'Gantt Chart'.AM22"/>
    </style:style>
    <style:style style:name="ce394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M$10]=TODAY())" style:apply-style-name="Today" style:base-cell-address="'Gantt Chart'.AM27"/>
      <style:map style:condition="is-true-formula(OR(WEEKDAY([.AM$10])=1;WEEKDAY([.AM$10])=7))" style:apply-style-name="Weekend" style:base-cell-address="'Gantt Chart'.AM27"/>
      <style:map style:condition="is-true-formula(ISNUMBER(MATCH([.AM$10];Holidays;0)))" style:apply-style-name="Holiday" style:base-cell-address="'Gantt Chart'.AM27"/>
    </style:style>
    <style:style style:name="ce395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M$10]=TODAY())" style:apply-style-name="Today" style:base-cell-address="'Gantt Chart'.AM32"/>
      <style:map style:condition="is-true-formula(OR(WEEKDAY([.AM$10])=1;WEEKDAY([.AM$10])=7))" style:apply-style-name="Weekend" style:base-cell-address="'Gantt Chart'.AM32"/>
      <style:map style:condition="is-true-formula(ISNUMBER(MATCH([.AM$10];Holidays;0)))" style:apply-style-name="Holiday" style:base-cell-address="'Gantt Chart'.AM32"/>
    </style:style>
    <style:style style:name="ce396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N$10]=TODAY())" style:apply-style-name="Today" style:base-cell-address="'Gantt Chart'.AN21"/>
      <style:map style:condition="is-true-formula(OR(WEEKDAY([.AN$10])=1;WEEKDAY([.AN$10])=7))" style:apply-style-name="Weekend" style:base-cell-address="'Gantt Chart'.AN21"/>
      <style:map style:condition="is-true-formula(ISNUMBER(MATCH([.AN$10];Holidays;0)))" style:apply-style-name="Holiday" style:base-cell-address="'Gantt Chart'.AN21"/>
    </style:style>
    <style:style style:name="ce397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N$10]=TODAY())" style:apply-style-name="Today" style:base-cell-address="'Gantt Chart'.AN22"/>
      <style:map style:condition="is-true-formula(OR(WEEKDAY([.AN$10])=1;WEEKDAY([.AN$10])=7))" style:apply-style-name="Weekend" style:base-cell-address="'Gantt Chart'.AN22"/>
      <style:map style:condition="is-true-formula(ISNUMBER(MATCH([.AN$10];Holidays;0)))" style:apply-style-name="Holiday" style:base-cell-address="'Gantt Chart'.AN22"/>
    </style:style>
    <style:style style:name="ce398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N$10]=TODAY())" style:apply-style-name="Today" style:base-cell-address="'Gantt Chart'.AN27"/>
      <style:map style:condition="is-true-formula(OR(WEEKDAY([.AN$10])=1;WEEKDAY([.AN$10])=7))" style:apply-style-name="Weekend" style:base-cell-address="'Gantt Chart'.AN27"/>
      <style:map style:condition="is-true-formula(ISNUMBER(MATCH([.AN$10];Holidays;0)))" style:apply-style-name="Holiday" style:base-cell-address="'Gantt Chart'.AN27"/>
    </style:style>
    <style:style style:name="ce399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N$10]=TODAY())" style:apply-style-name="Today" style:base-cell-address="'Gantt Chart'.AN32"/>
      <style:map style:condition="is-true-formula(OR(WEEKDAY([.AN$10])=1;WEEKDAY([.AN$10])=7))" style:apply-style-name="Weekend" style:base-cell-address="'Gantt Chart'.AN32"/>
      <style:map style:condition="is-true-formula(ISNUMBER(MATCH([.AN$10];Holidays;0)))" style:apply-style-name="Holiday" style:base-cell-address="'Gantt Chart'.AN32"/>
    </style:style>
    <style:style style:name="ce400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O$10]=TODAY())" style:apply-style-name="Today" style:base-cell-address="'Gantt Chart'.AO21"/>
      <style:map style:condition="is-true-formula(OR(WEEKDAY([.AO$10])=1;WEEKDAY([.AO$10])=7))" style:apply-style-name="Weekend" style:base-cell-address="'Gantt Chart'.AO21"/>
      <style:map style:condition="is-true-formula(ISNUMBER(MATCH([.AO$10];Holidays;0)))" style:apply-style-name="Holiday" style:base-cell-address="'Gantt Chart'.AO21"/>
    </style:style>
    <style:style style:name="ce401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O$10]=TODAY())" style:apply-style-name="Today" style:base-cell-address="'Gantt Chart'.AO22"/>
      <style:map style:condition="is-true-formula(OR(WEEKDAY([.AO$10])=1;WEEKDAY([.AO$10])=7))" style:apply-style-name="Weekend" style:base-cell-address="'Gantt Chart'.AO22"/>
      <style:map style:condition="is-true-formula(ISNUMBER(MATCH([.AO$10];Holidays;0)))" style:apply-style-name="Holiday" style:base-cell-address="'Gantt Chart'.AO22"/>
    </style:style>
    <style:style style:name="ce402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O$10]=TODAY())" style:apply-style-name="Today" style:base-cell-address="'Gantt Chart'.AO27"/>
      <style:map style:condition="is-true-formula(OR(WEEKDAY([.AO$10])=1;WEEKDAY([.AO$10])=7))" style:apply-style-name="Weekend" style:base-cell-address="'Gantt Chart'.AO27"/>
      <style:map style:condition="is-true-formula(ISNUMBER(MATCH([.AO$10];Holidays;0)))" style:apply-style-name="Holiday" style:base-cell-address="'Gantt Chart'.AO27"/>
    </style:style>
    <style:style style:name="ce403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O$10]=TODAY())" style:apply-style-name="Today" style:base-cell-address="'Gantt Chart'.AO32"/>
      <style:map style:condition="is-true-formula(OR(WEEKDAY([.AO$10])=1;WEEKDAY([.AO$10])=7))" style:apply-style-name="Weekend" style:base-cell-address="'Gantt Chart'.AO32"/>
      <style:map style:condition="is-true-formula(ISNUMBER(MATCH([.AO$10];Holidays;0)))" style:apply-style-name="Holiday" style:base-cell-address="'Gantt Chart'.AO32"/>
    </style:style>
    <style:style style:name="ce404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P$10]=TODAY())" style:apply-style-name="Today" style:base-cell-address="'Gantt Chart'.AP21"/>
      <style:map style:condition="is-true-formula(OR(WEEKDAY([.AP$10])=1;WEEKDAY([.AP$10])=7))" style:apply-style-name="Weekend" style:base-cell-address="'Gantt Chart'.AP21"/>
      <style:map style:condition="is-true-formula(ISNUMBER(MATCH([.AP$10];Holidays;0)))" style:apply-style-name="Holiday" style:base-cell-address="'Gantt Chart'.AP21"/>
    </style:style>
    <style:style style:name="ce405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P$10]=TODAY())" style:apply-style-name="Today" style:base-cell-address="'Gantt Chart'.AP22"/>
      <style:map style:condition="is-true-formula(OR(WEEKDAY([.AP$10])=1;WEEKDAY([.AP$10])=7))" style:apply-style-name="Weekend" style:base-cell-address="'Gantt Chart'.AP22"/>
      <style:map style:condition="is-true-formula(ISNUMBER(MATCH([.AP$10];Holidays;0)))" style:apply-style-name="Holiday" style:base-cell-address="'Gantt Chart'.AP22"/>
    </style:style>
    <style:style style:name="ce406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P$10]=TODAY())" style:apply-style-name="Today" style:base-cell-address="'Gantt Chart'.AP27"/>
      <style:map style:condition="is-true-formula(OR(WEEKDAY([.AP$10])=1;WEEKDAY([.AP$10])=7))" style:apply-style-name="Weekend" style:base-cell-address="'Gantt Chart'.AP27"/>
      <style:map style:condition="is-true-formula(ISNUMBER(MATCH([.AP$10];Holidays;0)))" style:apply-style-name="Holiday" style:base-cell-address="'Gantt Chart'.AP27"/>
    </style:style>
    <style:style style:name="ce407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P$10]=TODAY())" style:apply-style-name="Today" style:base-cell-address="'Gantt Chart'.AP32"/>
      <style:map style:condition="is-true-formula(OR(WEEKDAY([.AP$10])=1;WEEKDAY([.AP$10])=7))" style:apply-style-name="Weekend" style:base-cell-address="'Gantt Chart'.AP32"/>
      <style:map style:condition="is-true-formula(ISNUMBER(MATCH([.AP$10];Holidays;0)))" style:apply-style-name="Holiday" style:base-cell-address="'Gantt Chart'.AP32"/>
    </style:style>
    <style:style style:name="ce408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Q$10]=TODAY())" style:apply-style-name="Today" style:base-cell-address="'Gantt Chart'.AQ21"/>
      <style:map style:condition="is-true-formula(OR(WEEKDAY([.AQ$10])=1;WEEKDAY([.AQ$10])=7))" style:apply-style-name="Weekend" style:base-cell-address="'Gantt Chart'.AQ21"/>
      <style:map style:condition="is-true-formula(ISNUMBER(MATCH([.AQ$10];Holidays;0)))" style:apply-style-name="Holiday" style:base-cell-address="'Gantt Chart'.AQ21"/>
    </style:style>
    <style:style style:name="ce409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Q$10]=TODAY())" style:apply-style-name="Today" style:base-cell-address="'Gantt Chart'.AQ22"/>
      <style:map style:condition="is-true-formula(OR(WEEKDAY([.AQ$10])=1;WEEKDAY([.AQ$10])=7))" style:apply-style-name="Weekend" style:base-cell-address="'Gantt Chart'.AQ22"/>
      <style:map style:condition="is-true-formula(ISNUMBER(MATCH([.AQ$10];Holidays;0)))" style:apply-style-name="Holiday" style:base-cell-address="'Gantt Chart'.AQ22"/>
    </style:style>
    <style:style style:name="ce410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Q$10]=TODAY())" style:apply-style-name="Today" style:base-cell-address="'Gantt Chart'.AQ27"/>
      <style:map style:condition="is-true-formula(OR(WEEKDAY([.AQ$10])=1;WEEKDAY([.AQ$10])=7))" style:apply-style-name="Weekend" style:base-cell-address="'Gantt Chart'.AQ27"/>
      <style:map style:condition="is-true-formula(ISNUMBER(MATCH([.AQ$10];Holidays;0)))" style:apply-style-name="Holiday" style:base-cell-address="'Gantt Chart'.AQ27"/>
    </style:style>
    <style:style style:name="ce411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Q$10]=TODAY())" style:apply-style-name="Today" style:base-cell-address="'Gantt Chart'.AQ32"/>
      <style:map style:condition="is-true-formula(OR(WEEKDAY([.AQ$10])=1;WEEKDAY([.AQ$10])=7))" style:apply-style-name="Weekend" style:base-cell-address="'Gantt Chart'.AQ32"/>
      <style:map style:condition="is-true-formula(ISNUMBER(MATCH([.AQ$10];Holidays;0)))" style:apply-style-name="Holiday" style:base-cell-address="'Gantt Chart'.AQ32"/>
    </style:style>
    <style:style style:name="ce412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R$10]=TODAY())" style:apply-style-name="Today" style:base-cell-address="'Gantt Chart'.AR21"/>
      <style:map style:condition="is-true-formula(OR(WEEKDAY([.AR$10])=1;WEEKDAY([.AR$10])=7))" style:apply-style-name="Weekend" style:base-cell-address="'Gantt Chart'.AR21"/>
      <style:map style:condition="is-true-formula(ISNUMBER(MATCH([.AR$10];Holidays;0)))" style:apply-style-name="Holiday" style:base-cell-address="'Gantt Chart'.AR21"/>
    </style:style>
    <style:style style:name="ce413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R$10]=TODAY())" style:apply-style-name="Today" style:base-cell-address="'Gantt Chart'.AR22"/>
      <style:map style:condition="is-true-formula(OR(WEEKDAY([.AR$10])=1;WEEKDAY([.AR$10])=7))" style:apply-style-name="Weekend" style:base-cell-address="'Gantt Chart'.AR22"/>
      <style:map style:condition="is-true-formula(ISNUMBER(MATCH([.AR$10];Holidays;0)))" style:apply-style-name="Holiday" style:base-cell-address="'Gantt Chart'.AR22"/>
    </style:style>
    <style:style style:name="ce414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R$10]=TODAY())" style:apply-style-name="Today" style:base-cell-address="'Gantt Chart'.AR27"/>
      <style:map style:condition="is-true-formula(OR(WEEKDAY([.AR$10])=1;WEEKDAY([.AR$10])=7))" style:apply-style-name="Weekend" style:base-cell-address="'Gantt Chart'.AR27"/>
      <style:map style:condition="is-true-formula(ISNUMBER(MATCH([.AR$10];Holidays;0)))" style:apply-style-name="Holiday" style:base-cell-address="'Gantt Chart'.AR27"/>
    </style:style>
    <style:style style:name="ce415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R$10]=TODAY())" style:apply-style-name="Today" style:base-cell-address="'Gantt Chart'.AR32"/>
      <style:map style:condition="is-true-formula(OR(WEEKDAY([.AR$10])=1;WEEKDAY([.AR$10])=7))" style:apply-style-name="Weekend" style:base-cell-address="'Gantt Chart'.AR32"/>
      <style:map style:condition="is-true-formula(ISNUMBER(MATCH([.AR$10];Holidays;0)))" style:apply-style-name="Holiday" style:base-cell-address="'Gantt Chart'.AR32"/>
    </style:style>
    <style:style style:name="ce416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S$10]=TODAY())" style:apply-style-name="Today" style:base-cell-address="'Gantt Chart'.AS21"/>
      <style:map style:condition="is-true-formula(OR(WEEKDAY([.AS$10])=1;WEEKDAY([.AS$10])=7))" style:apply-style-name="Weekend" style:base-cell-address="'Gantt Chart'.AS21"/>
      <style:map style:condition="is-true-formula(ISNUMBER(MATCH([.AS$10];Holidays;0)))" style:apply-style-name="Holiday" style:base-cell-address="'Gantt Chart'.AS21"/>
    </style:style>
    <style:style style:name="ce417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S$10]=TODAY())" style:apply-style-name="Today" style:base-cell-address="'Gantt Chart'.AS22"/>
      <style:map style:condition="is-true-formula(OR(WEEKDAY([.AS$10])=1;WEEKDAY([.AS$10])=7))" style:apply-style-name="Weekend" style:base-cell-address="'Gantt Chart'.AS22"/>
      <style:map style:condition="is-true-formula(ISNUMBER(MATCH([.AS$10];Holidays;0)))" style:apply-style-name="Holiday" style:base-cell-address="'Gantt Chart'.AS22"/>
    </style:style>
    <style:style style:name="ce418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S$10]=TODAY())" style:apply-style-name="Today" style:base-cell-address="'Gantt Chart'.AS27"/>
      <style:map style:condition="is-true-formula(OR(WEEKDAY([.AS$10])=1;WEEKDAY([.AS$10])=7))" style:apply-style-name="Weekend" style:base-cell-address="'Gantt Chart'.AS27"/>
      <style:map style:condition="is-true-formula(ISNUMBER(MATCH([.AS$10];Holidays;0)))" style:apply-style-name="Holiday" style:base-cell-address="'Gantt Chart'.AS27"/>
    </style:style>
    <style:style style:name="ce419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S$10]=TODAY())" style:apply-style-name="Today" style:base-cell-address="'Gantt Chart'.AS32"/>
      <style:map style:condition="is-true-formula(OR(WEEKDAY([.AS$10])=1;WEEKDAY([.AS$10])=7))" style:apply-style-name="Weekend" style:base-cell-address="'Gantt Chart'.AS32"/>
      <style:map style:condition="is-true-formula(ISNUMBER(MATCH([.AS$10];Holidays;0)))" style:apply-style-name="Holiday" style:base-cell-address="'Gantt Chart'.AS32"/>
    </style:style>
    <style:style style:name="ce420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T$10]=TODAY())" style:apply-style-name="Today" style:base-cell-address="'Gantt Chart'.AT21"/>
      <style:map style:condition="is-true-formula(OR(WEEKDAY([.AT$10])=1;WEEKDAY([.AT$10])=7))" style:apply-style-name="Weekend" style:base-cell-address="'Gantt Chart'.AT21"/>
      <style:map style:condition="is-true-formula(ISNUMBER(MATCH([.AT$10];Holidays;0)))" style:apply-style-name="Holiday" style:base-cell-address="'Gantt Chart'.AT21"/>
    </style:style>
    <style:style style:name="ce421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T$10]=TODAY())" style:apply-style-name="Today" style:base-cell-address="'Gantt Chart'.AT22"/>
      <style:map style:condition="is-true-formula(OR(WEEKDAY([.AT$10])=1;WEEKDAY([.AT$10])=7))" style:apply-style-name="Weekend" style:base-cell-address="'Gantt Chart'.AT22"/>
      <style:map style:condition="is-true-formula(ISNUMBER(MATCH([.AT$10];Holidays;0)))" style:apply-style-name="Holiday" style:base-cell-address="'Gantt Chart'.AT22"/>
    </style:style>
    <style:style style:name="ce422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T$10]=TODAY())" style:apply-style-name="Today" style:base-cell-address="'Gantt Chart'.AT27"/>
      <style:map style:condition="is-true-formula(OR(WEEKDAY([.AT$10])=1;WEEKDAY([.AT$10])=7))" style:apply-style-name="Weekend" style:base-cell-address="'Gantt Chart'.AT27"/>
      <style:map style:condition="is-true-formula(ISNUMBER(MATCH([.AT$10];Holidays;0)))" style:apply-style-name="Holiday" style:base-cell-address="'Gantt Chart'.AT27"/>
    </style:style>
    <style:style style:name="ce423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T$10]=TODAY())" style:apply-style-name="Today" style:base-cell-address="'Gantt Chart'.AT32"/>
      <style:map style:condition="is-true-formula(OR(WEEKDAY([.AT$10])=1;WEEKDAY([.AT$10])=7))" style:apply-style-name="Weekend" style:base-cell-address="'Gantt Chart'.AT32"/>
      <style:map style:condition="is-true-formula(ISNUMBER(MATCH([.AT$10];Holidays;0)))" style:apply-style-name="Holiday" style:base-cell-address="'Gantt Chart'.AT32"/>
    </style:style>
    <style:style style:name="ce424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U$10]=TODAY())" style:apply-style-name="Today" style:base-cell-address="'Gantt Chart'.AU21"/>
      <style:map style:condition="is-true-formula(OR(WEEKDAY([.AU$10])=1;WEEKDAY([.AU$10])=7))" style:apply-style-name="Weekend" style:base-cell-address="'Gantt Chart'.AU21"/>
      <style:map style:condition="is-true-formula(ISNUMBER(MATCH([.AU$10];Holidays;0)))" style:apply-style-name="Holiday" style:base-cell-address="'Gantt Chart'.AU21"/>
    </style:style>
    <style:style style:name="ce425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U$10]=TODAY())" style:apply-style-name="Today" style:base-cell-address="'Gantt Chart'.AU22"/>
      <style:map style:condition="is-true-formula(OR(WEEKDAY([.AU$10])=1;WEEKDAY([.AU$10])=7))" style:apply-style-name="Weekend" style:base-cell-address="'Gantt Chart'.AU22"/>
      <style:map style:condition="is-true-formula(ISNUMBER(MATCH([.AU$10];Holidays;0)))" style:apply-style-name="Holiday" style:base-cell-address="'Gantt Chart'.AU22"/>
    </style:style>
    <style:style style:name="ce426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U$10]=TODAY())" style:apply-style-name="Today" style:base-cell-address="'Gantt Chart'.AU27"/>
      <style:map style:condition="is-true-formula(OR(WEEKDAY([.AU$10])=1;WEEKDAY([.AU$10])=7))" style:apply-style-name="Weekend" style:base-cell-address="'Gantt Chart'.AU27"/>
      <style:map style:condition="is-true-formula(ISNUMBER(MATCH([.AU$10];Holidays;0)))" style:apply-style-name="Holiday" style:base-cell-address="'Gantt Chart'.AU27"/>
    </style:style>
    <style:style style:name="ce427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U$10]=TODAY())" style:apply-style-name="Today" style:base-cell-address="'Gantt Chart'.AU32"/>
      <style:map style:condition="is-true-formula(OR(WEEKDAY([.AU$10])=1;WEEKDAY([.AU$10])=7))" style:apply-style-name="Weekend" style:base-cell-address="'Gantt Chart'.AU32"/>
      <style:map style:condition="is-true-formula(ISNUMBER(MATCH([.AU$10];Holidays;0)))" style:apply-style-name="Holiday" style:base-cell-address="'Gantt Chart'.AU32"/>
    </style:style>
    <style:style style:name="ce428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V$10]=TODAY())" style:apply-style-name="Today" style:base-cell-address="'Gantt Chart'.AV21"/>
      <style:map style:condition="is-true-formula(OR(WEEKDAY([.AV$10])=1;WEEKDAY([.AV$10])=7))" style:apply-style-name="Weekend" style:base-cell-address="'Gantt Chart'.AV21"/>
      <style:map style:condition="is-true-formula(ISNUMBER(MATCH([.AV$10];Holidays;0)))" style:apply-style-name="Holiday" style:base-cell-address="'Gantt Chart'.AV21"/>
    </style:style>
    <style:style style:name="ce429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V$10]=TODAY())" style:apply-style-name="Today" style:base-cell-address="'Gantt Chart'.AV22"/>
      <style:map style:condition="is-true-formula(OR(WEEKDAY([.AV$10])=1;WEEKDAY([.AV$10])=7))" style:apply-style-name="Weekend" style:base-cell-address="'Gantt Chart'.AV22"/>
      <style:map style:condition="is-true-formula(ISNUMBER(MATCH([.AV$10];Holidays;0)))" style:apply-style-name="Holiday" style:base-cell-address="'Gantt Chart'.AV22"/>
    </style:style>
    <style:style style:name="ce430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V$10]=TODAY())" style:apply-style-name="Today" style:base-cell-address="'Gantt Chart'.AV27"/>
      <style:map style:condition="is-true-formula(OR(WEEKDAY([.AV$10])=1;WEEKDAY([.AV$10])=7))" style:apply-style-name="Weekend" style:base-cell-address="'Gantt Chart'.AV27"/>
      <style:map style:condition="is-true-formula(ISNUMBER(MATCH([.AV$10];Holidays;0)))" style:apply-style-name="Holiday" style:base-cell-address="'Gantt Chart'.AV27"/>
    </style:style>
    <style:style style:name="ce431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V$10]=TODAY())" style:apply-style-name="Today" style:base-cell-address="'Gantt Chart'.AV32"/>
      <style:map style:condition="is-true-formula(OR(WEEKDAY([.AV$10])=1;WEEKDAY([.AV$10])=7))" style:apply-style-name="Weekend" style:base-cell-address="'Gantt Chart'.AV32"/>
      <style:map style:condition="is-true-formula(ISNUMBER(MATCH([.AV$10];Holidays;0)))" style:apply-style-name="Holiday" style:base-cell-address="'Gantt Chart'.AV32"/>
    </style:style>
    <style:style style:name="ce432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W$10]=TODAY())" style:apply-style-name="Today" style:base-cell-address="'Gantt Chart'.AW21"/>
      <style:map style:condition="is-true-formula(OR(WEEKDAY([.AW$10])=1;WEEKDAY([.AW$10])=7))" style:apply-style-name="Weekend" style:base-cell-address="'Gantt Chart'.AW21"/>
      <style:map style:condition="is-true-formula(ISNUMBER(MATCH([.AW$10];Holidays;0)))" style:apply-style-name="Holiday" style:base-cell-address="'Gantt Chart'.AW21"/>
    </style:style>
    <style:style style:name="ce433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W$10]=TODAY())" style:apply-style-name="Today" style:base-cell-address="'Gantt Chart'.AW22"/>
      <style:map style:condition="is-true-formula(OR(WEEKDAY([.AW$10])=1;WEEKDAY([.AW$10])=7))" style:apply-style-name="Weekend" style:base-cell-address="'Gantt Chart'.AW22"/>
      <style:map style:condition="is-true-formula(ISNUMBER(MATCH([.AW$10];Holidays;0)))" style:apply-style-name="Holiday" style:base-cell-address="'Gantt Chart'.AW22"/>
    </style:style>
    <style:style style:name="ce434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W$10]=TODAY())" style:apply-style-name="Today" style:base-cell-address="'Gantt Chart'.AW27"/>
      <style:map style:condition="is-true-formula(OR(WEEKDAY([.AW$10])=1;WEEKDAY([.AW$10])=7))" style:apply-style-name="Weekend" style:base-cell-address="'Gantt Chart'.AW27"/>
      <style:map style:condition="is-true-formula(ISNUMBER(MATCH([.AW$10];Holidays;0)))" style:apply-style-name="Holiday" style:base-cell-address="'Gantt Chart'.AW27"/>
    </style:style>
    <style:style style:name="ce435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W$10]=TODAY())" style:apply-style-name="Today" style:base-cell-address="'Gantt Chart'.AW32"/>
      <style:map style:condition="is-true-formula(OR(WEEKDAY([.AW$10])=1;WEEKDAY([.AW$10])=7))" style:apply-style-name="Weekend" style:base-cell-address="'Gantt Chart'.AW32"/>
      <style:map style:condition="is-true-formula(ISNUMBER(MATCH([.AW$10];Holidays;0)))" style:apply-style-name="Holiday" style:base-cell-address="'Gantt Chart'.AW32"/>
    </style:style>
    <style:style style:name="ce436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X$10]=TODAY())" style:apply-style-name="Today" style:base-cell-address="'Gantt Chart'.AX21"/>
      <style:map style:condition="is-true-formula(OR(WEEKDAY([.AX$10])=1;WEEKDAY([.AX$10])=7))" style:apply-style-name="Weekend" style:base-cell-address="'Gantt Chart'.AX21"/>
      <style:map style:condition="is-true-formula(ISNUMBER(MATCH([.AX$10];Holidays;0)))" style:apply-style-name="Holiday" style:base-cell-address="'Gantt Chart'.AX21"/>
    </style:style>
    <style:style style:name="ce437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X$10]=TODAY())" style:apply-style-name="Today" style:base-cell-address="'Gantt Chart'.AX22"/>
      <style:map style:condition="is-true-formula(OR(WEEKDAY([.AX$10])=1;WEEKDAY([.AX$10])=7))" style:apply-style-name="Weekend" style:base-cell-address="'Gantt Chart'.AX22"/>
      <style:map style:condition="is-true-formula(ISNUMBER(MATCH([.AX$10];Holidays;0)))" style:apply-style-name="Holiday" style:base-cell-address="'Gantt Chart'.AX22"/>
    </style:style>
    <style:style style:name="ce438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X$10]=TODAY())" style:apply-style-name="Today" style:base-cell-address="'Gantt Chart'.AX27"/>
      <style:map style:condition="is-true-formula(OR(WEEKDAY([.AX$10])=1;WEEKDAY([.AX$10])=7))" style:apply-style-name="Weekend" style:base-cell-address="'Gantt Chart'.AX27"/>
      <style:map style:condition="is-true-formula(ISNUMBER(MATCH([.AX$10];Holidays;0)))" style:apply-style-name="Holiday" style:base-cell-address="'Gantt Chart'.AX27"/>
    </style:style>
    <style:style style:name="ce439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X$10]=TODAY())" style:apply-style-name="Today" style:base-cell-address="'Gantt Chart'.AX32"/>
      <style:map style:condition="is-true-formula(OR(WEEKDAY([.AX$10])=1;WEEKDAY([.AX$10])=7))" style:apply-style-name="Weekend" style:base-cell-address="'Gantt Chart'.AX32"/>
      <style:map style:condition="is-true-formula(ISNUMBER(MATCH([.AX$10];Holidays;0)))" style:apply-style-name="Holiday" style:base-cell-address="'Gantt Chart'.AX32"/>
    </style:style>
    <style:style style:name="ce440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Y$10]=TODAY())" style:apply-style-name="Today" style:base-cell-address="'Gantt Chart'.AY21"/>
      <style:map style:condition="is-true-formula(OR(WEEKDAY([.AY$10])=1;WEEKDAY([.AY$10])=7))" style:apply-style-name="Weekend" style:base-cell-address="'Gantt Chart'.AY21"/>
      <style:map style:condition="is-true-formula(ISNUMBER(MATCH([.AY$10];Holidays;0)))" style:apply-style-name="Holiday" style:base-cell-address="'Gantt Chart'.AY21"/>
    </style:style>
    <style:style style:name="ce441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Y$10]=TODAY())" style:apply-style-name="Today" style:base-cell-address="'Gantt Chart'.AY22"/>
      <style:map style:condition="is-true-formula(OR(WEEKDAY([.AY$10])=1;WEEKDAY([.AY$10])=7))" style:apply-style-name="Weekend" style:base-cell-address="'Gantt Chart'.AY22"/>
      <style:map style:condition="is-true-formula(ISNUMBER(MATCH([.AY$10];Holidays;0)))" style:apply-style-name="Holiday" style:base-cell-address="'Gantt Chart'.AY22"/>
    </style:style>
    <style:style style:name="ce442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Y$10]=TODAY())" style:apply-style-name="Today" style:base-cell-address="'Gantt Chart'.AY27"/>
      <style:map style:condition="is-true-formula(OR(WEEKDAY([.AY$10])=1;WEEKDAY([.AY$10])=7))" style:apply-style-name="Weekend" style:base-cell-address="'Gantt Chart'.AY27"/>
      <style:map style:condition="is-true-formula(ISNUMBER(MATCH([.AY$10];Holidays;0)))" style:apply-style-name="Holiday" style:base-cell-address="'Gantt Chart'.AY27"/>
    </style:style>
    <style:style style:name="ce443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Y$10]=TODAY())" style:apply-style-name="Today" style:base-cell-address="'Gantt Chart'.AY32"/>
      <style:map style:condition="is-true-formula(OR(WEEKDAY([.AY$10])=1;WEEKDAY([.AY$10])=7))" style:apply-style-name="Weekend" style:base-cell-address="'Gantt Chart'.AY32"/>
      <style:map style:condition="is-true-formula(ISNUMBER(MATCH([.AY$10];Holidays;0)))" style:apply-style-name="Holiday" style:base-cell-address="'Gantt Chart'.AY32"/>
    </style:style>
    <style:style style:name="ce444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Z$10]=TODAY())" style:apply-style-name="Today" style:base-cell-address="'Gantt Chart'.AZ21"/>
      <style:map style:condition="is-true-formula(OR(WEEKDAY([.AZ$10])=1;WEEKDAY([.AZ$10])=7))" style:apply-style-name="Weekend" style:base-cell-address="'Gantt Chart'.AZ21"/>
      <style:map style:condition="is-true-formula(ISNUMBER(MATCH([.AZ$10];Holidays;0)))" style:apply-style-name="Holiday" style:base-cell-address="'Gantt Chart'.AZ21"/>
    </style:style>
    <style:style style:name="ce445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Z$10]=TODAY())" style:apply-style-name="Today" style:base-cell-address="'Gantt Chart'.AZ22"/>
      <style:map style:condition="is-true-formula(OR(WEEKDAY([.AZ$10])=1;WEEKDAY([.AZ$10])=7))" style:apply-style-name="Weekend" style:base-cell-address="'Gantt Chart'.AZ22"/>
      <style:map style:condition="is-true-formula(ISNUMBER(MATCH([.AZ$10];Holidays;0)))" style:apply-style-name="Holiday" style:base-cell-address="'Gantt Chart'.AZ22"/>
    </style:style>
    <style:style style:name="ce446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Z$10]=TODAY())" style:apply-style-name="Today" style:base-cell-address="'Gantt Chart'.AZ27"/>
      <style:map style:condition="is-true-formula(OR(WEEKDAY([.AZ$10])=1;WEEKDAY([.AZ$10])=7))" style:apply-style-name="Weekend" style:base-cell-address="'Gantt Chart'.AZ27"/>
      <style:map style:condition="is-true-formula(ISNUMBER(MATCH([.AZ$10];Holidays;0)))" style:apply-style-name="Holiday" style:base-cell-address="'Gantt Chart'.AZ27"/>
    </style:style>
    <style:style style:name="ce447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Z$10]=TODAY())" style:apply-style-name="Today" style:base-cell-address="'Gantt Chart'.AZ32"/>
      <style:map style:condition="is-true-formula(OR(WEEKDAY([.AZ$10])=1;WEEKDAY([.AZ$10])=7))" style:apply-style-name="Weekend" style:base-cell-address="'Gantt Chart'.AZ32"/>
      <style:map style:condition="is-true-formula(ISNUMBER(MATCH([.AZ$10];Holidays;0)))" style:apply-style-name="Holiday" style:base-cell-address="'Gantt Chart'.AZ32"/>
    </style:style>
    <style:style style:name="ce134" style:family="table-cell" style:parent-style-name="Default">
      <style:table-cell-properties fo:border-bottom="0.06pt solid #000000" fo:border-left="none" fo:border-right="none" fo:border-top="none"/>
    </style:style>
    <style:style style:name="ce135" style:family="table-cell" style:parent-style-name="Default">
      <style:table-cell-properties fo:border-bottom="0.06pt solid #dfdfdf" fo:background-color="#dfdfdf" fo:border-left="none" fo:border-right="none" fo:border-top="none"/>
      <style:text-properties fo:font-size="12pt" fo:font-weight="bold" style:font-size-asian="12pt" style:font-weight-asian="bold" style:font-size-complex="12pt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6" style:family="table-cell" style:parent-style-name="Default">
      <style:table-cell-properties fo:border-bottom="0.06pt solid #dfdfdf" fo:border-left="none" fo:border-right="none" fo:border-top="0.06pt solid #dfdfdf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7" style:family="table-cell" style:parent-style-name="Default">
      <style:table-cell-properties fo:border-bottom="0.06pt solid #dfdfdf" fo:border-left="none" fo:border-right="none" fo:border-top="0.06pt solid #dfdfdf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9" style:family="table-cell" style:parent-style-name="Default">
      <style:table-cell-properties fo:border-bottom="0.06pt solid #dfdfdf" fo:background-color="#dfdfdf" fo:border-left="none" fo:border-right="none" fo:border-top="0.06pt solid #dfdfdf"/>
      <style:text-properties fo:font-size="12pt" fo:font-weight="bold" style:font-size-asian="12pt" style:font-weight-asian="bold" style:font-size-complex="12pt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453" style:family="table-cell" style:parent-style-name="Default">
      <style:table-cell-properties fo:border-bottom="0.06pt solid #dfdfdf" fo:border-left="none" fo:border-right="none" fo:border-top="0.06pt solid #dfdfdf"/>
      <style:map style:condition="is-true-formula([.BA$10]=TODAY())" style:apply-style-name="Today" style:base-cell-address="'Gantt Chart'.BA21"/>
      <style:map style:condition="is-true-formula(OR(WEEKDAY([.BA$10])=1;WEEKDAY([.BA$10])=7))" style:apply-style-name="Weekend" style:base-cell-address="'Gantt Chart'.BA21"/>
      <style:map style:condition="is-true-formula(ISNUMBER(MATCH([.BA$10];Holidays;0)))" style:apply-style-name="Holiday" style:base-cell-address="'Gantt Chart'.BA21"/>
    </style:style>
    <style:style style:name="ce454" style:family="table-cell" style:parent-style-name="Default">
      <style:table-cell-properties fo:border-bottom="0.06pt solid #dfdfdf" fo:border-left="none" fo:border-right="none" fo:border-top="0.06pt solid #dfdfdf"/>
      <style:map style:condition="is-true-formula([.BA$10]=TODAY())" style:apply-style-name="Today" style:base-cell-address="'Gantt Chart'.BA22"/>
      <style:map style:condition="is-true-formula(OR(WEEKDAY([.BA$10])=1;WEEKDAY([.BA$10])=7))" style:apply-style-name="Weekend" style:base-cell-address="'Gantt Chart'.BA22"/>
      <style:map style:condition="is-true-formula(ISNUMBER(MATCH([.BA$10];Holidays;0)))" style:apply-style-name="Holiday" style:base-cell-address="'Gantt Chart'.BA22"/>
    </style:style>
    <style:style style:name="ce138" style:family="table-cell" style:parent-style-name="Default">
      <style:table-cell-properties fo:border-bottom="0.06pt solid #dfdfdf" fo:border-left="none" fo:border-right="none" fo:border-top="0.06pt solid #dfdfdf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456" style:family="table-cell" style:parent-style-name="Default">
      <style:table-cell-properties fo:border-bottom="0.06pt solid #dfdfdf" fo:border-left="none" fo:border-right="none" fo:border-top="0.06pt solid #dfdfdf"/>
      <style:map style:condition="is-true-formula([.BA$10]=TODAY())" style:apply-style-name="Today" style:base-cell-address="'Gantt Chart'.BA27"/>
      <style:map style:condition="is-true-formula(OR(WEEKDAY([.BA$10])=1;WEEKDAY([.BA$10])=7))" style:apply-style-name="Weekend" style:base-cell-address="'Gantt Chart'.BA27"/>
      <style:map style:condition="is-true-formula(ISNUMBER(MATCH([.BA$10];Holidays;0)))" style:apply-style-name="Holiday" style:base-cell-address="'Gantt Chart'.BA27"/>
    </style:style>
    <style:style style:name="ce457" style:family="table-cell" style:parent-style-name="Default">
      <style:table-cell-properties fo:border-bottom="0.06pt solid #dfdfdf" fo:border-left="none" fo:border-right="none" fo:border-top="0.06pt solid #dfdfdf"/>
      <style:text-properties fo:font-weight="normal" style:font-weight-asian="normal" style:font-weight-complex="normal"/>
      <style:map style:condition="is-true-formula([.K$10]=TODAY())" style:apply-style-name="Today" style:base-cell-address="'Gantt Chart'.K29"/>
      <style:map style:condition="is-true-formula(OR(WEEKDAY([.K$10])=1;WEEKDAY([.K$10])=7))" style:apply-style-name="Weekend" style:base-cell-address="'Gantt Chart'.K29"/>
      <style:map style:condition="is-true-formula(ISNUMBER(MATCH([.K$10];Holidays;0)))" style:apply-style-name="Holiday" style:base-cell-address="'Gantt Chart'.K29"/>
    </style:style>
    <style:style style:name="ce458" style:family="table-cell" style:parent-style-name="Default">
      <style:table-cell-properties fo:border-bottom="0.06pt solid #dfdfdf" fo:border-left="none" fo:border-right="none" fo:border-top="0.06pt solid #dfdfdf"/>
      <style:map style:condition="is-true-formula([.BA$10]=TODAY())" style:apply-style-name="Today" style:base-cell-address="'Gantt Chart'.BA32"/>
      <style:map style:condition="is-true-formula(OR(WEEKDAY([.BA$10])=1;WEEKDAY([.BA$10])=7))" style:apply-style-name="Weekend" style:base-cell-address="'Gantt Chart'.BA32"/>
      <style:map style:condition="is-true-formula(ISNUMBER(MATCH([.BA$10];Holidays;0)))" style:apply-style-name="Holiday" style:base-cell-address="'Gantt Chart'.BA32"/>
    </style:style>
    <style:style style:name="ce140" style:family="table-cell" style:parent-style-name="Default"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460" style:family="table-cell" style:parent-style-name="Default">
      <style:table-cell-properties fo:border-bottom="0.06pt solid #dfdfdf" fo:border-left="none" fo:border-right="none" fo:border-top="0.06pt solid #dfdfdf"/>
      <style:map style:condition="is-true-formula([.BB$10]=TODAY())" style:apply-style-name="Today" style:base-cell-address="'Gantt Chart'.BB21"/>
      <style:map style:condition="is-true-formula(OR(WEEKDAY([.BB$10])=1;WEEKDAY([.BB$10])=7))" style:apply-style-name="Weekend" style:base-cell-address="'Gantt Chart'.BB21"/>
      <style:map style:condition="is-true-formula(ISNUMBER(MATCH([.BB$10];Holidays;0)))" style:apply-style-name="Holiday" style:base-cell-address="'Gantt Chart'.BB21"/>
    </style:style>
    <style:style style:name="ce461" style:family="table-cell" style:parent-style-name="Default">
      <style:table-cell-properties fo:border-bottom="0.06pt solid #dfdfdf" fo:border-left="none" fo:border-right="none" fo:border-top="0.06pt solid #dfdfdf"/>
      <style:map style:condition="is-true-formula([.BB$10]=TODAY())" style:apply-style-name="Today" style:base-cell-address="'Gantt Chart'.BB22"/>
      <style:map style:condition="is-true-formula(OR(WEEKDAY([.BB$10])=1;WEEKDAY([.BB$10])=7))" style:apply-style-name="Weekend" style:base-cell-address="'Gantt Chart'.BB22"/>
      <style:map style:condition="is-true-formula(ISNUMBER(MATCH([.BB$10];Holidays;0)))" style:apply-style-name="Holiday" style:base-cell-address="'Gantt Chart'.BB22"/>
    </style:style>
    <style:style style:name="ce462" style:family="table-cell" style:parent-style-name="Default">
      <style:table-cell-properties fo:border-bottom="0.06pt solid #dfdfdf" fo:border-left="none" fo:border-right="none" fo:border-top="0.06pt solid #dfdfdf"/>
      <style:map style:condition="is-true-formula([.BB$10]=TODAY())" style:apply-style-name="Today" style:base-cell-address="'Gantt Chart'.BB27"/>
      <style:map style:condition="is-true-formula(OR(WEEKDAY([.BB$10])=1;WEEKDAY([.BB$10])=7))" style:apply-style-name="Weekend" style:base-cell-address="'Gantt Chart'.BB27"/>
      <style:map style:condition="is-true-formula(ISNUMBER(MATCH([.BB$10];Holidays;0)))" style:apply-style-name="Holiday" style:base-cell-address="'Gantt Chart'.BB27"/>
    </style:style>
    <style:style style:name="ce463" style:family="table-cell" style:parent-style-name="Default">
      <style:table-cell-properties fo:border-bottom="0.06pt solid #dfdfdf" fo:border-left="none" fo:border-right="none" fo:border-top="0.06pt solid #dfdfdf"/>
      <style:map style:condition="is-true-formula([.BB$10]=TODAY())" style:apply-style-name="Today" style:base-cell-address="'Gantt Chart'.BB32"/>
      <style:map style:condition="is-true-formula(OR(WEEKDAY([.BB$10])=1;WEEKDAY([.BB$10])=7))" style:apply-style-name="Weekend" style:base-cell-address="'Gantt Chart'.BB32"/>
      <style:map style:condition="is-true-formula(ISNUMBER(MATCH([.BB$10];Holidays;0)))" style:apply-style-name="Holiday" style:base-cell-address="'Gantt Chart'.BB32"/>
    </style:style>
    <style:style style:name="ce464" style:family="table-cell" style:parent-style-name="Default">
      <style:table-cell-properties fo:border-bottom="0.06pt solid #dfdfdf" fo:border-left="none" fo:border-right="none" fo:border-top="0.06pt solid #dfdfdf"/>
      <style:map style:condition="is-true-formula([.BC$10]=TODAY())" style:apply-style-name="Today" style:base-cell-address="'Gantt Chart'.BC21"/>
      <style:map style:condition="is-true-formula(OR(WEEKDAY([.BC$10])=1;WEEKDAY([.BC$10])=7))" style:apply-style-name="Weekend" style:base-cell-address="'Gantt Chart'.BC21"/>
      <style:map style:condition="is-true-formula(ISNUMBER(MATCH([.BC$10];Holidays;0)))" style:apply-style-name="Holiday" style:base-cell-address="'Gantt Chart'.BC21"/>
    </style:style>
    <style:style style:name="ce465" style:family="table-cell" style:parent-style-name="Default">
      <style:table-cell-properties fo:border-bottom="0.06pt solid #dfdfdf" fo:border-left="none" fo:border-right="none" fo:border-top="0.06pt solid #dfdfdf"/>
      <style:map style:condition="is-true-formula([.BC$10]=TODAY())" style:apply-style-name="Today" style:base-cell-address="'Gantt Chart'.BC22"/>
      <style:map style:condition="is-true-formula(OR(WEEKDAY([.BC$10])=1;WEEKDAY([.BC$10])=7))" style:apply-style-name="Weekend" style:base-cell-address="'Gantt Chart'.BC22"/>
      <style:map style:condition="is-true-formula(ISNUMBER(MATCH([.BC$10];Holidays;0)))" style:apply-style-name="Holiday" style:base-cell-address="'Gantt Chart'.BC22"/>
    </style:style>
    <style:style style:name="ce466" style:family="table-cell" style:parent-style-name="Default">
      <style:table-cell-properties fo:border-bottom="0.06pt solid #dfdfdf" fo:border-left="none" fo:border-right="none" fo:border-top="0.06pt solid #dfdfdf"/>
      <style:map style:condition="is-true-formula([.BC$10]=TODAY())" style:apply-style-name="Today" style:base-cell-address="'Gantt Chart'.BC27"/>
      <style:map style:condition="is-true-formula(OR(WEEKDAY([.BC$10])=1;WEEKDAY([.BC$10])=7))" style:apply-style-name="Weekend" style:base-cell-address="'Gantt Chart'.BC27"/>
      <style:map style:condition="is-true-formula(ISNUMBER(MATCH([.BC$10];Holidays;0)))" style:apply-style-name="Holiday" style:base-cell-address="'Gantt Chart'.BC27"/>
    </style:style>
    <style:style style:name="ce467" style:family="table-cell" style:parent-style-name="Default">
      <style:table-cell-properties fo:border-bottom="0.06pt solid #dfdfdf" fo:border-left="none" fo:border-right="none" fo:border-top="0.06pt solid #dfdfdf"/>
      <style:map style:condition="is-true-formula([.BC$10]=TODAY())" style:apply-style-name="Today" style:base-cell-address="'Gantt Chart'.BC32"/>
      <style:map style:condition="is-true-formula(OR(WEEKDAY([.BC$10])=1;WEEKDAY([.BC$10])=7))" style:apply-style-name="Weekend" style:base-cell-address="'Gantt Chart'.BC32"/>
      <style:map style:condition="is-true-formula(ISNUMBER(MATCH([.BC$10];Holidays;0)))" style:apply-style-name="Holiday" style:base-cell-address="'Gantt Chart'.BC32"/>
    </style:style>
    <style:style style:name="ce468" style:family="table-cell" style:parent-style-name="Default">
      <style:table-cell-properties fo:border-bottom="0.06pt solid #dfdfdf" fo:border-left="none" fo:border-right="none" fo:border-top="0.06pt solid #dfdfdf"/>
      <style:map style:condition="is-true-formula([.BD$10]=TODAY())" style:apply-style-name="Today" style:base-cell-address="'Gantt Chart'.BD21"/>
      <style:map style:condition="is-true-formula(OR(WEEKDAY([.BD$10])=1;WEEKDAY([.BD$10])=7))" style:apply-style-name="Weekend" style:base-cell-address="'Gantt Chart'.BD21"/>
      <style:map style:condition="is-true-formula(ISNUMBER(MATCH([.BD$10];Holidays;0)))" style:apply-style-name="Holiday" style:base-cell-address="'Gantt Chart'.BD21"/>
    </style:style>
    <style:style style:name="ce469" style:family="table-cell" style:parent-style-name="Default">
      <style:table-cell-properties fo:border-bottom="0.06pt solid #dfdfdf" fo:border-left="none" fo:border-right="none" fo:border-top="0.06pt solid #dfdfdf"/>
      <style:map style:condition="is-true-formula([.BD$10]=TODAY())" style:apply-style-name="Today" style:base-cell-address="'Gantt Chart'.BD22"/>
      <style:map style:condition="is-true-formula(OR(WEEKDAY([.BD$10])=1;WEEKDAY([.BD$10])=7))" style:apply-style-name="Weekend" style:base-cell-address="'Gantt Chart'.BD22"/>
      <style:map style:condition="is-true-formula(ISNUMBER(MATCH([.BD$10];Holidays;0)))" style:apply-style-name="Holiday" style:base-cell-address="'Gantt Chart'.BD22"/>
    </style:style>
    <style:style style:name="ce470" style:family="table-cell" style:parent-style-name="Default">
      <style:table-cell-properties fo:border-bottom="0.06pt solid #dfdfdf" fo:border-left="none" fo:border-right="none" fo:border-top="0.06pt solid #dfdfdf"/>
      <style:map style:condition="is-true-formula([.BD$10]=TODAY())" style:apply-style-name="Today" style:base-cell-address="'Gantt Chart'.BD27"/>
      <style:map style:condition="is-true-formula(OR(WEEKDAY([.BD$10])=1;WEEKDAY([.BD$10])=7))" style:apply-style-name="Weekend" style:base-cell-address="'Gantt Chart'.BD27"/>
      <style:map style:condition="is-true-formula(ISNUMBER(MATCH([.BD$10];Holidays;0)))" style:apply-style-name="Holiday" style:base-cell-address="'Gantt Chart'.BD27"/>
    </style:style>
    <style:style style:name="ce471" style:family="table-cell" style:parent-style-name="Default">
      <style:table-cell-properties fo:border-bottom="0.06pt solid #dfdfdf" fo:border-left="none" fo:border-right="none" fo:border-top="0.06pt solid #dfdfdf"/>
      <style:map style:condition="is-true-formula([.BD$10]=TODAY())" style:apply-style-name="Today" style:base-cell-address="'Gantt Chart'.BD32"/>
      <style:map style:condition="is-true-formula(OR(WEEKDAY([.BD$10])=1;WEEKDAY([.BD$10])=7))" style:apply-style-name="Weekend" style:base-cell-address="'Gantt Chart'.BD32"/>
      <style:map style:condition="is-true-formula(ISNUMBER(MATCH([.BD$10];Holidays;0)))" style:apply-style-name="Holiday" style:base-cell-address="'Gantt Chart'.BD32"/>
    </style:style>
    <style:style style:name="ce472" style:family="table-cell" style:parent-style-name="Default">
      <style:table-cell-properties fo:border-bottom="0.06pt solid #dfdfdf" fo:border-left="none" fo:border-right="none" fo:border-top="0.06pt solid #dfdfdf"/>
      <style:map style:condition="is-true-formula([.BE$10]=TODAY())" style:apply-style-name="Today" style:base-cell-address="'Gantt Chart'.BE21"/>
      <style:map style:condition="is-true-formula(OR(WEEKDAY([.BE$10])=1;WEEKDAY([.BE$10])=7))" style:apply-style-name="Weekend" style:base-cell-address="'Gantt Chart'.BE21"/>
      <style:map style:condition="is-true-formula(ISNUMBER(MATCH([.BE$10];Holidays;0)))" style:apply-style-name="Holiday" style:base-cell-address="'Gantt Chart'.BE21"/>
    </style:style>
    <style:style style:name="ce473" style:family="table-cell" style:parent-style-name="Default">
      <style:table-cell-properties fo:border-bottom="0.06pt solid #dfdfdf" fo:border-left="none" fo:border-right="none" fo:border-top="0.06pt solid #dfdfdf"/>
      <style:map style:condition="is-true-formula([.BE$10]=TODAY())" style:apply-style-name="Today" style:base-cell-address="'Gantt Chart'.BE22"/>
      <style:map style:condition="is-true-formula(OR(WEEKDAY([.BE$10])=1;WEEKDAY([.BE$10])=7))" style:apply-style-name="Weekend" style:base-cell-address="'Gantt Chart'.BE22"/>
      <style:map style:condition="is-true-formula(ISNUMBER(MATCH([.BE$10];Holidays;0)))" style:apply-style-name="Holiday" style:base-cell-address="'Gantt Chart'.BE22"/>
    </style:style>
    <style:style style:name="ce474" style:family="table-cell" style:parent-style-name="Default">
      <style:table-cell-properties fo:border-bottom="0.06pt solid #dfdfdf" fo:border-left="none" fo:border-right="none" fo:border-top="0.06pt solid #dfdfdf"/>
      <style:map style:condition="is-true-formula([.BE$10]=TODAY())" style:apply-style-name="Today" style:base-cell-address="'Gantt Chart'.BE27"/>
      <style:map style:condition="is-true-formula(OR(WEEKDAY([.BE$10])=1;WEEKDAY([.BE$10])=7))" style:apply-style-name="Weekend" style:base-cell-address="'Gantt Chart'.BE27"/>
      <style:map style:condition="is-true-formula(ISNUMBER(MATCH([.BE$10];Holidays;0)))" style:apply-style-name="Holiday" style:base-cell-address="'Gantt Chart'.BE27"/>
    </style:style>
    <style:style style:name="ce475" style:family="table-cell" style:parent-style-name="Default">
      <style:table-cell-properties fo:border-bottom="0.06pt solid #dfdfdf" fo:border-left="none" fo:border-right="none" fo:border-top="0.06pt solid #dfdfdf"/>
      <style:map style:condition="is-true-formula([.BE$10]=TODAY())" style:apply-style-name="Today" style:base-cell-address="'Gantt Chart'.BE32"/>
      <style:map style:condition="is-true-formula(OR(WEEKDAY([.BE$10])=1;WEEKDAY([.BE$10])=7))" style:apply-style-name="Weekend" style:base-cell-address="'Gantt Chart'.BE32"/>
      <style:map style:condition="is-true-formula(ISNUMBER(MATCH([.BE$10];Holidays;0)))" style:apply-style-name="Holiday" style:base-cell-address="'Gantt Chart'.BE32"/>
    </style:style>
    <style:style style:name="ce476" style:family="table-cell" style:parent-style-name="Default">
      <style:table-cell-properties fo:border-bottom="0.06pt solid #dfdfdf" fo:border-left="none" fo:border-right="none" fo:border-top="0.06pt solid #dfdfdf"/>
      <style:map style:condition="is-true-formula([.BF$10]=TODAY())" style:apply-style-name="Today" style:base-cell-address="'Gantt Chart'.BF21"/>
      <style:map style:condition="is-true-formula(OR(WEEKDAY([.BF$10])=1;WEEKDAY([.BF$10])=7))" style:apply-style-name="Weekend" style:base-cell-address="'Gantt Chart'.BF21"/>
      <style:map style:condition="is-true-formula(ISNUMBER(MATCH([.BF$10];Holidays;0)))" style:apply-style-name="Holiday" style:base-cell-address="'Gantt Chart'.BF21"/>
    </style:style>
    <style:style style:name="ce477" style:family="table-cell" style:parent-style-name="Default">
      <style:table-cell-properties fo:border-bottom="0.06pt solid #dfdfdf" fo:border-left="none" fo:border-right="none" fo:border-top="0.06pt solid #dfdfdf"/>
      <style:map style:condition="is-true-formula([.BF$10]=TODAY())" style:apply-style-name="Today" style:base-cell-address="'Gantt Chart'.BF22"/>
      <style:map style:condition="is-true-formula(OR(WEEKDAY([.BF$10])=1;WEEKDAY([.BF$10])=7))" style:apply-style-name="Weekend" style:base-cell-address="'Gantt Chart'.BF22"/>
      <style:map style:condition="is-true-formula(ISNUMBER(MATCH([.BF$10];Holidays;0)))" style:apply-style-name="Holiday" style:base-cell-address="'Gantt Chart'.BF22"/>
    </style:style>
    <style:style style:name="ce478" style:family="table-cell" style:parent-style-name="Default">
      <style:table-cell-properties fo:border-bottom="0.06pt solid #dfdfdf" fo:border-left="none" fo:border-right="none" fo:border-top="0.06pt solid #dfdfdf"/>
      <style:map style:condition="is-true-formula([.BF$10]=TODAY())" style:apply-style-name="Today" style:base-cell-address="'Gantt Chart'.BF27"/>
      <style:map style:condition="is-true-formula(OR(WEEKDAY([.BF$10])=1;WEEKDAY([.BF$10])=7))" style:apply-style-name="Weekend" style:base-cell-address="'Gantt Chart'.BF27"/>
      <style:map style:condition="is-true-formula(ISNUMBER(MATCH([.BF$10];Holidays;0)))" style:apply-style-name="Holiday" style:base-cell-address="'Gantt Chart'.BF27"/>
    </style:style>
    <style:style style:name="ce479" style:family="table-cell" style:parent-style-name="Default">
      <style:table-cell-properties fo:border-bottom="0.06pt solid #dfdfdf" fo:border-left="none" fo:border-right="none" fo:border-top="0.06pt solid #dfdfdf"/>
      <style:map style:condition="is-true-formula([.BF$10]=TODAY())" style:apply-style-name="Today" style:base-cell-address="'Gantt Chart'.BF32"/>
      <style:map style:condition="is-true-formula(OR(WEEKDAY([.BF$10])=1;WEEKDAY([.BF$10])=7))" style:apply-style-name="Weekend" style:base-cell-address="'Gantt Chart'.BF32"/>
      <style:map style:condition="is-true-formula(ISNUMBER(MATCH([.BF$10];Holidays;0)))" style:apply-style-name="Holiday" style:base-cell-address="'Gantt Chart'.BF32"/>
    </style:style>
    <style:style style:name="ce480" style:family="table-cell" style:parent-style-name="Default">
      <style:table-cell-properties fo:border-bottom="0.06pt solid #dfdfdf" fo:border-left="none" fo:border-right="none" fo:border-top="0.06pt solid #dfdfdf"/>
      <style:map style:condition="is-true-formula([.BG$10]=TODAY())" style:apply-style-name="Today" style:base-cell-address="'Gantt Chart'.BG21"/>
      <style:map style:condition="is-true-formula(OR(WEEKDAY([.BG$10])=1;WEEKDAY([.BG$10])=7))" style:apply-style-name="Weekend" style:base-cell-address="'Gantt Chart'.BG21"/>
      <style:map style:condition="is-true-formula(ISNUMBER(MATCH([.BG$10];Holidays;0)))" style:apply-style-name="Holiday" style:base-cell-address="'Gantt Chart'.BG21"/>
    </style:style>
    <style:style style:name="ce481" style:family="table-cell" style:parent-style-name="Default">
      <style:table-cell-properties fo:border-bottom="0.06pt solid #dfdfdf" fo:border-left="none" fo:border-right="none" fo:border-top="0.06pt solid #dfdfdf"/>
      <style:map style:condition="is-true-formula([.BG$10]=TODAY())" style:apply-style-name="Today" style:base-cell-address="'Gantt Chart'.BG22"/>
      <style:map style:condition="is-true-formula(OR(WEEKDAY([.BG$10])=1;WEEKDAY([.BG$10])=7))" style:apply-style-name="Weekend" style:base-cell-address="'Gantt Chart'.BG22"/>
      <style:map style:condition="is-true-formula(ISNUMBER(MATCH([.BG$10];Holidays;0)))" style:apply-style-name="Holiday" style:base-cell-address="'Gantt Chart'.BG22"/>
    </style:style>
    <style:style style:name="ce482" style:family="table-cell" style:parent-style-name="Default">
      <style:table-cell-properties fo:border-bottom="0.06pt solid #dfdfdf" fo:border-left="none" fo:border-right="none" fo:border-top="0.06pt solid #dfdfdf"/>
      <style:map style:condition="is-true-formula([.BG$10]=TODAY())" style:apply-style-name="Today" style:base-cell-address="'Gantt Chart'.BG27"/>
      <style:map style:condition="is-true-formula(OR(WEEKDAY([.BG$10])=1;WEEKDAY([.BG$10])=7))" style:apply-style-name="Weekend" style:base-cell-address="'Gantt Chart'.BG27"/>
      <style:map style:condition="is-true-formula(ISNUMBER(MATCH([.BG$10];Holidays;0)))" style:apply-style-name="Holiday" style:base-cell-address="'Gantt Chart'.BG27"/>
    </style:style>
    <style:style style:name="ce483" style:family="table-cell" style:parent-style-name="Default">
      <style:table-cell-properties fo:border-bottom="0.06pt solid #dfdfdf" fo:border-left="none" fo:border-right="none" fo:border-top="0.06pt solid #dfdfdf"/>
      <style:map style:condition="is-true-formula([.BG$10]=TODAY())" style:apply-style-name="Today" style:base-cell-address="'Gantt Chart'.BG32"/>
      <style:map style:condition="is-true-formula(OR(WEEKDAY([.BG$10])=1;WEEKDAY([.BG$10])=7))" style:apply-style-name="Weekend" style:base-cell-address="'Gantt Chart'.BG32"/>
      <style:map style:condition="is-true-formula(ISNUMBER(MATCH([.BG$10];Holidays;0)))" style:apply-style-name="Holiday" style:base-cell-address="'Gantt Chart'.BG32"/>
    </style:style>
    <style:style style:name="ce484" style:family="table-cell" style:parent-style-name="Default">
      <style:table-cell-properties fo:border-bottom="0.06pt solid #dfdfdf" fo:border-left="none" fo:border-right="none" fo:border-top="0.06pt solid #dfdfdf"/>
      <style:map style:condition="is-true-formula([.BH$10]=TODAY())" style:apply-style-name="Today" style:base-cell-address="'Gantt Chart'.BH21"/>
      <style:map style:condition="is-true-formula(OR(WEEKDAY([.BH$10])=1;WEEKDAY([.BH$10])=7))" style:apply-style-name="Weekend" style:base-cell-address="'Gantt Chart'.BH21"/>
      <style:map style:condition="is-true-formula(ISNUMBER(MATCH([.BH$10];Holidays;0)))" style:apply-style-name="Holiday" style:base-cell-address="'Gantt Chart'.BH21"/>
    </style:style>
    <style:style style:name="ce485" style:family="table-cell" style:parent-style-name="Default">
      <style:table-cell-properties fo:border-bottom="0.06pt solid #dfdfdf" fo:border-left="none" fo:border-right="none" fo:border-top="0.06pt solid #dfdfdf"/>
      <style:map style:condition="is-true-formula([.BH$10]=TODAY())" style:apply-style-name="Today" style:base-cell-address="'Gantt Chart'.BH22"/>
      <style:map style:condition="is-true-formula(OR(WEEKDAY([.BH$10])=1;WEEKDAY([.BH$10])=7))" style:apply-style-name="Weekend" style:base-cell-address="'Gantt Chart'.BH22"/>
      <style:map style:condition="is-true-formula(ISNUMBER(MATCH([.BH$10];Holidays;0)))" style:apply-style-name="Holiday" style:base-cell-address="'Gantt Chart'.BH22"/>
    </style:style>
    <style:style style:name="ce486" style:family="table-cell" style:parent-style-name="Default">
      <style:table-cell-properties fo:border-bottom="0.06pt solid #dfdfdf" fo:border-left="none" fo:border-right="none" fo:border-top="0.06pt solid #dfdfdf"/>
      <style:map style:condition="is-true-formula([.BH$10]=TODAY())" style:apply-style-name="Today" style:base-cell-address="'Gantt Chart'.BH27"/>
      <style:map style:condition="is-true-formula(OR(WEEKDAY([.BH$10])=1;WEEKDAY([.BH$10])=7))" style:apply-style-name="Weekend" style:base-cell-address="'Gantt Chart'.BH27"/>
      <style:map style:condition="is-true-formula(ISNUMBER(MATCH([.BH$10];Holidays;0)))" style:apply-style-name="Holiday" style:base-cell-address="'Gantt Chart'.BH27"/>
    </style:style>
    <style:style style:name="ce487" style:family="table-cell" style:parent-style-name="Default">
      <style:table-cell-properties fo:border-bottom="0.06pt solid #dfdfdf" fo:border-left="none" fo:border-right="none" fo:border-top="0.06pt solid #dfdfdf"/>
      <style:map style:condition="is-true-formula([.BH$10]=TODAY())" style:apply-style-name="Today" style:base-cell-address="'Gantt Chart'.BH32"/>
      <style:map style:condition="is-true-formula(OR(WEEKDAY([.BH$10])=1;WEEKDAY([.BH$10])=7))" style:apply-style-name="Weekend" style:base-cell-address="'Gantt Chart'.BH32"/>
      <style:map style:condition="is-true-formula(ISNUMBER(MATCH([.BH$10];Holidays;0)))" style:apply-style-name="Holiday" style:base-cell-address="'Gantt Chart'.BH32"/>
    </style:style>
    <style:style style:name="ce488" style:family="table-cell" style:parent-style-name="Default">
      <style:table-cell-properties fo:border-bottom="0.06pt solid #dfdfdf" fo:border-left="none" fo:border-right="none" fo:border-top="0.06pt solid #dfdfdf"/>
      <style:map style:condition="is-true-formula([.BI$10]=TODAY())" style:apply-style-name="Today" style:base-cell-address="'Gantt Chart'.BI21"/>
      <style:map style:condition="is-true-formula(OR(WEEKDAY([.BI$10])=1;WEEKDAY([.BI$10])=7))" style:apply-style-name="Weekend" style:base-cell-address="'Gantt Chart'.BI21"/>
      <style:map style:condition="is-true-formula(ISNUMBER(MATCH([.BI$10];Holidays;0)))" style:apply-style-name="Holiday" style:base-cell-address="'Gantt Chart'.BI21"/>
    </style:style>
    <style:style style:name="ce489" style:family="table-cell" style:parent-style-name="Default">
      <style:table-cell-properties fo:border-bottom="0.06pt solid #dfdfdf" fo:border-left="none" fo:border-right="none" fo:border-top="0.06pt solid #dfdfdf"/>
      <style:map style:condition="is-true-formula([.BI$10]=TODAY())" style:apply-style-name="Today" style:base-cell-address="'Gantt Chart'.BI22"/>
      <style:map style:condition="is-true-formula(OR(WEEKDAY([.BI$10])=1;WEEKDAY([.BI$10])=7))" style:apply-style-name="Weekend" style:base-cell-address="'Gantt Chart'.BI22"/>
      <style:map style:condition="is-true-formula(ISNUMBER(MATCH([.BI$10];Holidays;0)))" style:apply-style-name="Holiday" style:base-cell-address="'Gantt Chart'.BI22"/>
    </style:style>
    <style:style style:name="ce490" style:family="table-cell" style:parent-style-name="Default">
      <style:table-cell-properties fo:border-bottom="0.06pt solid #dfdfdf" fo:border-left="none" fo:border-right="none" fo:border-top="0.06pt solid #dfdfdf"/>
      <style:map style:condition="is-true-formula([.BI$10]=TODAY())" style:apply-style-name="Today" style:base-cell-address="'Gantt Chart'.BI27"/>
      <style:map style:condition="is-true-formula(OR(WEEKDAY([.BI$10])=1;WEEKDAY([.BI$10])=7))" style:apply-style-name="Weekend" style:base-cell-address="'Gantt Chart'.BI27"/>
      <style:map style:condition="is-true-formula(ISNUMBER(MATCH([.BI$10];Holidays;0)))" style:apply-style-name="Holiday" style:base-cell-address="'Gantt Chart'.BI27"/>
    </style:style>
    <style:style style:name="ce491" style:family="table-cell" style:parent-style-name="Default">
      <style:table-cell-properties fo:border-bottom="0.06pt solid #dfdfdf" fo:border-left="none" fo:border-right="none" fo:border-top="0.06pt solid #dfdfdf"/>
      <style:map style:condition="is-true-formula([.BI$10]=TODAY())" style:apply-style-name="Today" style:base-cell-address="'Gantt Chart'.BI32"/>
      <style:map style:condition="is-true-formula(OR(WEEKDAY([.BI$10])=1;WEEKDAY([.BI$10])=7))" style:apply-style-name="Weekend" style:base-cell-address="'Gantt Chart'.BI32"/>
      <style:map style:condition="is-true-formula(ISNUMBER(MATCH([.BI$10];Holidays;0)))" style:apply-style-name="Holiday" style:base-cell-address="'Gantt Chart'.BI32"/>
    </style:style>
    <style:style style:name="ce492" style:family="table-cell" style:parent-style-name="Default">
      <style:table-cell-properties fo:border-bottom="0.06pt solid #dfdfdf" fo:border-left="none" fo:border-right="none" fo:border-top="0.06pt solid #dfdfdf"/>
      <style:map style:condition="is-true-formula([.BJ$10]=TODAY())" style:apply-style-name="Today" style:base-cell-address="'Gantt Chart'.BJ21"/>
      <style:map style:condition="is-true-formula(OR(WEEKDAY([.BJ$10])=1;WEEKDAY([.BJ$10])=7))" style:apply-style-name="Weekend" style:base-cell-address="'Gantt Chart'.BJ21"/>
      <style:map style:condition="is-true-formula(ISNUMBER(MATCH([.BJ$10];Holidays;0)))" style:apply-style-name="Holiday" style:base-cell-address="'Gantt Chart'.BJ21"/>
    </style:style>
    <style:style style:name="ce493" style:family="table-cell" style:parent-style-name="Default">
      <style:table-cell-properties fo:border-bottom="0.06pt solid #dfdfdf" fo:border-left="none" fo:border-right="none" fo:border-top="0.06pt solid #dfdfdf"/>
      <style:map style:condition="is-true-formula([.BJ$10]=TODAY())" style:apply-style-name="Today" style:base-cell-address="'Gantt Chart'.BJ22"/>
      <style:map style:condition="is-true-formula(OR(WEEKDAY([.BJ$10])=1;WEEKDAY([.BJ$10])=7))" style:apply-style-name="Weekend" style:base-cell-address="'Gantt Chart'.BJ22"/>
      <style:map style:condition="is-true-formula(ISNUMBER(MATCH([.BJ$10];Holidays;0)))" style:apply-style-name="Holiday" style:base-cell-address="'Gantt Chart'.BJ22"/>
    </style:style>
    <style:style style:name="ce494" style:family="table-cell" style:parent-style-name="Default">
      <style:table-cell-properties fo:border-bottom="0.06pt solid #dfdfdf" fo:border-left="none" fo:border-right="none" fo:border-top="0.06pt solid #dfdfdf"/>
      <style:map style:condition="is-true-formula([.BJ$10]=TODAY())" style:apply-style-name="Today" style:base-cell-address="'Gantt Chart'.BJ27"/>
      <style:map style:condition="is-true-formula(OR(WEEKDAY([.BJ$10])=1;WEEKDAY([.BJ$10])=7))" style:apply-style-name="Weekend" style:base-cell-address="'Gantt Chart'.BJ27"/>
      <style:map style:condition="is-true-formula(ISNUMBER(MATCH([.BJ$10];Holidays;0)))" style:apply-style-name="Holiday" style:base-cell-address="'Gantt Chart'.BJ27"/>
    </style:style>
    <style:style style:name="ce495" style:family="table-cell" style:parent-style-name="Default">
      <style:table-cell-properties fo:border-bottom="0.06pt solid #dfdfdf" fo:border-left="none" fo:border-right="none" fo:border-top="0.06pt solid #dfdfdf"/>
      <style:map style:condition="is-true-formula([.BJ$10]=TODAY())" style:apply-style-name="Today" style:base-cell-address="'Gantt Chart'.BJ32"/>
      <style:map style:condition="is-true-formula(OR(WEEKDAY([.BJ$10])=1;WEEKDAY([.BJ$10])=7))" style:apply-style-name="Weekend" style:base-cell-address="'Gantt Chart'.BJ32"/>
      <style:map style:condition="is-true-formula(ISNUMBER(MATCH([.BJ$10];Holidays;0)))" style:apply-style-name="Holiday" style:base-cell-address="'Gantt Chart'.BJ32"/>
    </style:style>
    <style:style style:name="ce496" style:family="table-cell" style:parent-style-name="Default">
      <style:table-cell-properties fo:border-bottom="0.06pt solid #dfdfdf" fo:border-left="none" fo:border-right="none" fo:border-top="0.06pt solid #dfdfdf"/>
      <style:map style:condition="is-true-formula([.BK$10]=TODAY())" style:apply-style-name="Today" style:base-cell-address="'Gantt Chart'.BK21"/>
      <style:map style:condition="is-true-formula(OR(WEEKDAY([.BK$10])=1;WEEKDAY([.BK$10])=7))" style:apply-style-name="Weekend" style:base-cell-address="'Gantt Chart'.BK21"/>
      <style:map style:condition="is-true-formula(ISNUMBER(MATCH([.BK$10];Holidays;0)))" style:apply-style-name="Holiday" style:base-cell-address="'Gantt Chart'.BK21"/>
    </style:style>
    <style:style style:name="ce497" style:family="table-cell" style:parent-style-name="Default">
      <style:table-cell-properties fo:border-bottom="0.06pt solid #dfdfdf" fo:border-left="none" fo:border-right="none" fo:border-top="0.06pt solid #dfdfdf"/>
      <style:map style:condition="is-true-formula([.BK$10]=TODAY())" style:apply-style-name="Today" style:base-cell-address="'Gantt Chart'.BK22"/>
      <style:map style:condition="is-true-formula(OR(WEEKDAY([.BK$10])=1;WEEKDAY([.BK$10])=7))" style:apply-style-name="Weekend" style:base-cell-address="'Gantt Chart'.BK22"/>
      <style:map style:condition="is-true-formula(ISNUMBER(MATCH([.BK$10];Holidays;0)))" style:apply-style-name="Holiday" style:base-cell-address="'Gantt Chart'.BK22"/>
    </style:style>
    <style:style style:name="ce498" style:family="table-cell" style:parent-style-name="Default">
      <style:table-cell-properties fo:border-bottom="0.06pt solid #dfdfdf" fo:border-left="none" fo:border-right="none" fo:border-top="0.06pt solid #dfdfdf"/>
      <style:map style:condition="is-true-formula([.BK$10]=TODAY())" style:apply-style-name="Today" style:base-cell-address="'Gantt Chart'.BK27"/>
      <style:map style:condition="is-true-formula(OR(WEEKDAY([.BK$10])=1;WEEKDAY([.BK$10])=7))" style:apply-style-name="Weekend" style:base-cell-address="'Gantt Chart'.BK27"/>
      <style:map style:condition="is-true-formula(ISNUMBER(MATCH([.BK$10];Holidays;0)))" style:apply-style-name="Holiday" style:base-cell-address="'Gantt Chart'.BK27"/>
    </style:style>
    <style:style style:name="ce499" style:family="table-cell" style:parent-style-name="Default">
      <style:table-cell-properties fo:border-bottom="0.06pt solid #dfdfdf" fo:border-left="none" fo:border-right="none" fo:border-top="0.06pt solid #dfdfdf"/>
      <style:map style:condition="is-true-formula([.BK$10]=TODAY())" style:apply-style-name="Today" style:base-cell-address="'Gantt Chart'.BK32"/>
      <style:map style:condition="is-true-formula(OR(WEEKDAY([.BK$10])=1;WEEKDAY([.BK$10])=7))" style:apply-style-name="Weekend" style:base-cell-address="'Gantt Chart'.BK32"/>
      <style:map style:condition="is-true-formula(ISNUMBER(MATCH([.BK$10];Holidays;0)))" style:apply-style-name="Holiday" style:base-cell-address="'Gantt Chart'.BK32"/>
    </style:style>
    <style:style style:name="ce500" style:family="table-cell" style:parent-style-name="Default">
      <style:table-cell-properties fo:border-bottom="0.06pt solid #dfdfdf" fo:border-left="none" fo:border-right="none" fo:border-top="0.06pt solid #dfdfdf"/>
      <style:map style:condition="is-true-formula([.BL$10]=TODAY())" style:apply-style-name="Today" style:base-cell-address="'Gantt Chart'.BL21"/>
      <style:map style:condition="is-true-formula(OR(WEEKDAY([.BL$10])=1;WEEKDAY([.BL$10])=7))" style:apply-style-name="Weekend" style:base-cell-address="'Gantt Chart'.BL21"/>
      <style:map style:condition="is-true-formula(ISNUMBER(MATCH([.BL$10];Holidays;0)))" style:apply-style-name="Holiday" style:base-cell-address="'Gantt Chart'.BL21"/>
    </style:style>
    <style:style style:name="ce501" style:family="table-cell" style:parent-style-name="Default">
      <style:table-cell-properties fo:border-bottom="0.06pt solid #dfdfdf" fo:border-left="none" fo:border-right="none" fo:border-top="0.06pt solid #dfdfdf"/>
      <style:map style:condition="is-true-formula([.BL$10]=TODAY())" style:apply-style-name="Today" style:base-cell-address="'Gantt Chart'.BL22"/>
      <style:map style:condition="is-true-formula(OR(WEEKDAY([.BL$10])=1;WEEKDAY([.BL$10])=7))" style:apply-style-name="Weekend" style:base-cell-address="'Gantt Chart'.BL22"/>
      <style:map style:condition="is-true-formula(ISNUMBER(MATCH([.BL$10];Holidays;0)))" style:apply-style-name="Holiday" style:base-cell-address="'Gantt Chart'.BL22"/>
    </style:style>
    <style:style style:name="ce502" style:family="table-cell" style:parent-style-name="Default">
      <style:table-cell-properties fo:border-bottom="0.06pt solid #dfdfdf" fo:border-left="none" fo:border-right="none" fo:border-top="0.06pt solid #dfdfdf"/>
      <style:map style:condition="is-true-formula([.BL$10]=TODAY())" style:apply-style-name="Today" style:base-cell-address="'Gantt Chart'.BL27"/>
      <style:map style:condition="is-true-formula(OR(WEEKDAY([.BL$10])=1;WEEKDAY([.BL$10])=7))" style:apply-style-name="Weekend" style:base-cell-address="'Gantt Chart'.BL27"/>
      <style:map style:condition="is-true-formula(ISNUMBER(MATCH([.BL$10];Holidays;0)))" style:apply-style-name="Holiday" style:base-cell-address="'Gantt Chart'.BL27"/>
    </style:style>
    <style:style style:name="ce503" style:family="table-cell" style:parent-style-name="Default">
      <style:table-cell-properties fo:border-bottom="0.06pt solid #dfdfdf" fo:border-left="none" fo:border-right="none" fo:border-top="0.06pt solid #dfdfdf"/>
      <style:map style:condition="is-true-formula([.BL$10]=TODAY())" style:apply-style-name="Today" style:base-cell-address="'Gantt Chart'.BL32"/>
      <style:map style:condition="is-true-formula(OR(WEEKDAY([.BL$10])=1;WEEKDAY([.BL$10])=7))" style:apply-style-name="Weekend" style:base-cell-address="'Gantt Chart'.BL32"/>
      <style:map style:condition="is-true-formula(ISNUMBER(MATCH([.BL$10];Holidays;0)))" style:apply-style-name="Holiday" style:base-cell-address="'Gantt Chart'.BL32"/>
    </style:style>
    <style:style style:name="ce504" style:family="table-cell" style:parent-style-name="Default">
      <style:table-cell-properties fo:border-bottom="0.06pt solid #dfdfdf" fo:border-left="none" fo:border-right="none" fo:border-top="0.06pt solid #dfdfdf"/>
      <style:map style:condition="is-true-formula([.BM$10]=TODAY())" style:apply-style-name="Today" style:base-cell-address="'Gantt Chart'.BM21"/>
      <style:map style:condition="is-true-formula(OR(WEEKDAY([.BM$10])=1;WEEKDAY([.BM$10])=7))" style:apply-style-name="Weekend" style:base-cell-address="'Gantt Chart'.BM21"/>
      <style:map style:condition="is-true-formula(ISNUMBER(MATCH([.BM$10];Holidays;0)))" style:apply-style-name="Holiday" style:base-cell-address="'Gantt Chart'.BM21"/>
    </style:style>
    <style:style style:name="ce505" style:family="table-cell" style:parent-style-name="Default">
      <style:table-cell-properties fo:border-bottom="0.06pt solid #dfdfdf" fo:border-left="none" fo:border-right="none" fo:border-top="0.06pt solid #dfdfdf"/>
      <style:map style:condition="is-true-formula([.BM$10]=TODAY())" style:apply-style-name="Today" style:base-cell-address="'Gantt Chart'.BM22"/>
      <style:map style:condition="is-true-formula(OR(WEEKDAY([.BM$10])=1;WEEKDAY([.BM$10])=7))" style:apply-style-name="Weekend" style:base-cell-address="'Gantt Chart'.BM22"/>
      <style:map style:condition="is-true-formula(ISNUMBER(MATCH([.BM$10];Holidays;0)))" style:apply-style-name="Holiday" style:base-cell-address="'Gantt Chart'.BM22"/>
    </style:style>
    <style:style style:name="ce506" style:family="table-cell" style:parent-style-name="Default">
      <style:table-cell-properties fo:border-bottom="0.06pt solid #dfdfdf" fo:border-left="none" fo:border-right="none" fo:border-top="0.06pt solid #dfdfdf"/>
      <style:map style:condition="is-true-formula([.BM$10]=TODAY())" style:apply-style-name="Today" style:base-cell-address="'Gantt Chart'.BM27"/>
      <style:map style:condition="is-true-formula(OR(WEEKDAY([.BM$10])=1;WEEKDAY([.BM$10])=7))" style:apply-style-name="Weekend" style:base-cell-address="'Gantt Chart'.BM27"/>
      <style:map style:condition="is-true-formula(ISNUMBER(MATCH([.BM$10];Holidays;0)))" style:apply-style-name="Holiday" style:base-cell-address="'Gantt Chart'.BM27"/>
    </style:style>
    <style:style style:name="ce507" style:family="table-cell" style:parent-style-name="Default">
      <style:table-cell-properties fo:border-bottom="0.06pt solid #dfdfdf" fo:border-left="none" fo:border-right="none" fo:border-top="0.06pt solid #dfdfdf"/>
      <style:map style:condition="is-true-formula([.BM$10]=TODAY())" style:apply-style-name="Today" style:base-cell-address="'Gantt Chart'.BM32"/>
      <style:map style:condition="is-true-formula(OR(WEEKDAY([.BM$10])=1;WEEKDAY([.BM$10])=7))" style:apply-style-name="Weekend" style:base-cell-address="'Gantt Chart'.BM32"/>
      <style:map style:condition="is-true-formula(ISNUMBER(MATCH([.BM$10];Holidays;0)))" style:apply-style-name="Holiday" style:base-cell-address="'Gantt Chart'.BM32"/>
    </style:style>
    <style:style style:name="ce508" style:family="table-cell" style:parent-style-name="Default">
      <style:table-cell-properties fo:border-bottom="0.06pt solid #dfdfdf" fo:border-left="none" fo:border-right="none" fo:border-top="0.06pt solid #dfdfdf"/>
      <style:map style:condition="is-true-formula([.BN$10]=TODAY())" style:apply-style-name="Today" style:base-cell-address="'Gantt Chart'.BN21"/>
      <style:map style:condition="is-true-formula(OR(WEEKDAY([.BN$10])=1;WEEKDAY([.BN$10])=7))" style:apply-style-name="Weekend" style:base-cell-address="'Gantt Chart'.BN21"/>
      <style:map style:condition="is-true-formula(ISNUMBER(MATCH([.BN$10];Holidays;0)))" style:apply-style-name="Holiday" style:base-cell-address="'Gantt Chart'.BN21"/>
    </style:style>
    <style:style style:name="ce509" style:family="table-cell" style:parent-style-name="Default">
      <style:table-cell-properties fo:border-bottom="0.06pt solid #dfdfdf" fo:border-left="none" fo:border-right="none" fo:border-top="0.06pt solid #dfdfdf"/>
      <style:map style:condition="is-true-formula([.BN$10]=TODAY())" style:apply-style-name="Today" style:base-cell-address="'Gantt Chart'.BN22"/>
      <style:map style:condition="is-true-formula(OR(WEEKDAY([.BN$10])=1;WEEKDAY([.BN$10])=7))" style:apply-style-name="Weekend" style:base-cell-address="'Gantt Chart'.BN22"/>
      <style:map style:condition="is-true-formula(ISNUMBER(MATCH([.BN$10];Holidays;0)))" style:apply-style-name="Holiday" style:base-cell-address="'Gantt Chart'.BN22"/>
    </style:style>
    <style:style style:name="ce510" style:family="table-cell" style:parent-style-name="Default">
      <style:table-cell-properties fo:border-bottom="0.06pt solid #dfdfdf" fo:border-left="none" fo:border-right="none" fo:border-top="0.06pt solid #dfdfdf"/>
      <style:map style:condition="is-true-formula([.BN$10]=TODAY())" style:apply-style-name="Today" style:base-cell-address="'Gantt Chart'.BN27"/>
      <style:map style:condition="is-true-formula(OR(WEEKDAY([.BN$10])=1;WEEKDAY([.BN$10])=7))" style:apply-style-name="Weekend" style:base-cell-address="'Gantt Chart'.BN27"/>
      <style:map style:condition="is-true-formula(ISNUMBER(MATCH([.BN$10];Holidays;0)))" style:apply-style-name="Holiday" style:base-cell-address="'Gantt Chart'.BN27"/>
    </style:style>
    <style:style style:name="ce511" style:family="table-cell" style:parent-style-name="Default">
      <style:table-cell-properties fo:border-bottom="0.06pt solid #dfdfdf" fo:border-left="none" fo:border-right="none" fo:border-top="0.06pt solid #dfdfdf"/>
      <style:map style:condition="is-true-formula([.BN$10]=TODAY())" style:apply-style-name="Today" style:base-cell-address="'Gantt Chart'.BN32"/>
      <style:map style:condition="is-true-formula(OR(WEEKDAY([.BN$10])=1;WEEKDAY([.BN$10])=7))" style:apply-style-name="Weekend" style:base-cell-address="'Gantt Chart'.BN32"/>
      <style:map style:condition="is-true-formula(ISNUMBER(MATCH([.BN$10];Holidays;0)))" style:apply-style-name="Holiday" style:base-cell-address="'Gantt Chart'.BN32"/>
    </style:style>
    <style:style style:name="ce512" style:family="table-cell" style:parent-style-name="Default">
      <style:table-cell-properties fo:border-bottom="0.06pt solid #dfdfdf" fo:border-left="none" fo:border-right="none" fo:border-top="0.06pt solid #dfdfdf"/>
      <style:map style:condition="is-true-formula([.BO$10]=TODAY())" style:apply-style-name="Today" style:base-cell-address="'Gantt Chart'.BO21"/>
      <style:map style:condition="is-true-formula(OR(WEEKDAY([.BO$10])=1;WEEKDAY([.BO$10])=7))" style:apply-style-name="Weekend" style:base-cell-address="'Gantt Chart'.BO21"/>
      <style:map style:condition="is-true-formula(ISNUMBER(MATCH([.BO$10];Holidays;0)))" style:apply-style-name="Holiday" style:base-cell-address="'Gantt Chart'.BO21"/>
    </style:style>
    <style:style style:name="ce513" style:family="table-cell" style:parent-style-name="Default">
      <style:table-cell-properties fo:border-bottom="0.06pt solid #dfdfdf" fo:border-left="none" fo:border-right="none" fo:border-top="0.06pt solid #dfdfdf"/>
      <style:map style:condition="is-true-formula([.BO$10]=TODAY())" style:apply-style-name="Today" style:base-cell-address="'Gantt Chart'.BO22"/>
      <style:map style:condition="is-true-formula(OR(WEEKDAY([.BO$10])=1;WEEKDAY([.BO$10])=7))" style:apply-style-name="Weekend" style:base-cell-address="'Gantt Chart'.BO22"/>
      <style:map style:condition="is-true-formula(ISNUMBER(MATCH([.BO$10];Holidays;0)))" style:apply-style-name="Holiday" style:base-cell-address="'Gantt Chart'.BO22"/>
    </style:style>
    <style:style style:name="ce514" style:family="table-cell" style:parent-style-name="Default">
      <style:table-cell-properties fo:border-bottom="0.06pt solid #dfdfdf" fo:border-left="none" fo:border-right="none" fo:border-top="0.06pt solid #dfdfdf"/>
      <style:map style:condition="is-true-formula([.BO$10]=TODAY())" style:apply-style-name="Today" style:base-cell-address="'Gantt Chart'.BO27"/>
      <style:map style:condition="is-true-formula(OR(WEEKDAY([.BO$10])=1;WEEKDAY([.BO$10])=7))" style:apply-style-name="Weekend" style:base-cell-address="'Gantt Chart'.BO27"/>
      <style:map style:condition="is-true-formula(ISNUMBER(MATCH([.BO$10];Holidays;0)))" style:apply-style-name="Holiday" style:base-cell-address="'Gantt Chart'.BO27"/>
    </style:style>
    <style:style style:name="ce515" style:family="table-cell" style:parent-style-name="Default">
      <style:table-cell-properties fo:border-bottom="0.06pt solid #dfdfdf" fo:border-left="none" fo:border-right="none" fo:border-top="0.06pt solid #dfdfdf"/>
      <style:map style:condition="is-true-formula([.BO$10]=TODAY())" style:apply-style-name="Today" style:base-cell-address="'Gantt Chart'.BO32"/>
      <style:map style:condition="is-true-formula(OR(WEEKDAY([.BO$10])=1;WEEKDAY([.BO$10])=7))" style:apply-style-name="Weekend" style:base-cell-address="'Gantt Chart'.BO32"/>
      <style:map style:condition="is-true-formula(ISNUMBER(MATCH([.BO$10];Holidays;0)))" style:apply-style-name="Holiday" style:base-cell-address="'Gantt Chart'.BO32"/>
    </style:style>
    <style:style style:name="ce516" style:family="table-cell" style:parent-style-name="Default">
      <style:table-cell-properties fo:border-bottom="0.06pt solid #dfdfdf" fo:border-left="none" fo:border-right="none" fo:border-top="0.06pt solid #dfdfdf"/>
      <style:map style:condition="is-true-formula([.BP$10]=TODAY())" style:apply-style-name="Today" style:base-cell-address="'Gantt Chart'.BP21"/>
      <style:map style:condition="is-true-formula(OR(WEEKDAY([.BP$10])=1;WEEKDAY([.BP$10])=7))" style:apply-style-name="Weekend" style:base-cell-address="'Gantt Chart'.BP21"/>
      <style:map style:condition="is-true-formula(ISNUMBER(MATCH([.BP$10];Holidays;0)))" style:apply-style-name="Holiday" style:base-cell-address="'Gantt Chart'.BP21"/>
    </style:style>
    <style:style style:name="ce517" style:family="table-cell" style:parent-style-name="Default">
      <style:table-cell-properties fo:border-bottom="0.06pt solid #dfdfdf" fo:border-left="none" fo:border-right="none" fo:border-top="0.06pt solid #dfdfdf"/>
      <style:map style:condition="is-true-formula([.BP$10]=TODAY())" style:apply-style-name="Today" style:base-cell-address="'Gantt Chart'.BP22"/>
      <style:map style:condition="is-true-formula(OR(WEEKDAY([.BP$10])=1;WEEKDAY([.BP$10])=7))" style:apply-style-name="Weekend" style:base-cell-address="'Gantt Chart'.BP22"/>
      <style:map style:condition="is-true-formula(ISNUMBER(MATCH([.BP$10];Holidays;0)))" style:apply-style-name="Holiday" style:base-cell-address="'Gantt Chart'.BP22"/>
    </style:style>
    <style:style style:name="ce518" style:family="table-cell" style:parent-style-name="Default">
      <style:table-cell-properties fo:border-bottom="0.06pt solid #dfdfdf" fo:border-left="none" fo:border-right="none" fo:border-top="0.06pt solid #dfdfdf"/>
      <style:map style:condition="is-true-formula([.BP$10]=TODAY())" style:apply-style-name="Today" style:base-cell-address="'Gantt Chart'.BP27"/>
      <style:map style:condition="is-true-formula(OR(WEEKDAY([.BP$10])=1;WEEKDAY([.BP$10])=7))" style:apply-style-name="Weekend" style:base-cell-address="'Gantt Chart'.BP27"/>
      <style:map style:condition="is-true-formula(ISNUMBER(MATCH([.BP$10];Holidays;0)))" style:apply-style-name="Holiday" style:base-cell-address="'Gantt Chart'.BP27"/>
    </style:style>
    <style:style style:name="ce519" style:family="table-cell" style:parent-style-name="Default">
      <style:table-cell-properties fo:border-bottom="0.06pt solid #dfdfdf" fo:border-left="none" fo:border-right="none" fo:border-top="0.06pt solid #dfdfdf"/>
      <style:map style:condition="is-true-formula([.BP$10]=TODAY())" style:apply-style-name="Today" style:base-cell-address="'Gantt Chart'.BP32"/>
      <style:map style:condition="is-true-formula(OR(WEEKDAY([.BP$10])=1;WEEKDAY([.BP$10])=7))" style:apply-style-name="Weekend" style:base-cell-address="'Gantt Chart'.BP32"/>
      <style:map style:condition="is-true-formula(ISNUMBER(MATCH([.BP$10];Holidays;0)))" style:apply-style-name="Holiday" style:base-cell-address="'Gantt Chart'.BP32"/>
    </style:style>
    <style:style style:name="ce520" style:family="table-cell" style:parent-style-name="Default">
      <style:table-cell-properties fo:border-bottom="0.06pt solid #dfdfdf" fo:border-left="none" fo:border-right="none" fo:border-top="0.06pt solid #dfdfdf"/>
      <style:map style:condition="is-true-formula([.BQ$10]=TODAY())" style:apply-style-name="Today" style:base-cell-address="'Gantt Chart'.BQ21"/>
      <style:map style:condition="is-true-formula(OR(WEEKDAY([.BQ$10])=1;WEEKDAY([.BQ$10])=7))" style:apply-style-name="Weekend" style:base-cell-address="'Gantt Chart'.BQ21"/>
      <style:map style:condition="is-true-formula(ISNUMBER(MATCH([.BQ$10];Holidays;0)))" style:apply-style-name="Holiday" style:base-cell-address="'Gantt Chart'.BQ21"/>
    </style:style>
    <style:style style:name="ce521" style:family="table-cell" style:parent-style-name="Default">
      <style:table-cell-properties fo:border-bottom="0.06pt solid #dfdfdf" fo:border-left="none" fo:border-right="none" fo:border-top="0.06pt solid #dfdfdf"/>
      <style:map style:condition="is-true-formula([.BQ$10]=TODAY())" style:apply-style-name="Today" style:base-cell-address="'Gantt Chart'.BQ22"/>
      <style:map style:condition="is-true-formula(OR(WEEKDAY([.BQ$10])=1;WEEKDAY([.BQ$10])=7))" style:apply-style-name="Weekend" style:base-cell-address="'Gantt Chart'.BQ22"/>
      <style:map style:condition="is-true-formula(ISNUMBER(MATCH([.BQ$10];Holidays;0)))" style:apply-style-name="Holiday" style:base-cell-address="'Gantt Chart'.BQ22"/>
    </style:style>
    <style:style style:name="ce522" style:family="table-cell" style:parent-style-name="Default">
      <style:table-cell-properties fo:border-bottom="0.06pt solid #dfdfdf" fo:border-left="none" fo:border-right="none" fo:border-top="0.06pt solid #dfdfdf"/>
      <style:map style:condition="is-true-formula([.BQ$10]=TODAY())" style:apply-style-name="Today" style:base-cell-address="'Gantt Chart'.BQ27"/>
      <style:map style:condition="is-true-formula(OR(WEEKDAY([.BQ$10])=1;WEEKDAY([.BQ$10])=7))" style:apply-style-name="Weekend" style:base-cell-address="'Gantt Chart'.BQ27"/>
      <style:map style:condition="is-true-formula(ISNUMBER(MATCH([.BQ$10];Holidays;0)))" style:apply-style-name="Holiday" style:base-cell-address="'Gantt Chart'.BQ27"/>
    </style:style>
    <style:style style:name="ce523" style:family="table-cell" style:parent-style-name="Default">
      <style:table-cell-properties fo:border-bottom="0.06pt solid #dfdfdf" fo:border-left="none" fo:border-right="none" fo:border-top="0.06pt solid #dfdfdf"/>
      <style:map style:condition="is-true-formula([.BQ$10]=TODAY())" style:apply-style-name="Today" style:base-cell-address="'Gantt Chart'.BQ32"/>
      <style:map style:condition="is-true-formula(OR(WEEKDAY([.BQ$10])=1;WEEKDAY([.BQ$10])=7))" style:apply-style-name="Weekend" style:base-cell-address="'Gantt Chart'.BQ32"/>
      <style:map style:condition="is-true-formula(ISNUMBER(MATCH([.BQ$10];Holidays;0)))" style:apply-style-name="Holiday" style:base-cell-address="'Gantt Chart'.BQ32"/>
    </style:style>
    <style:style style:name="ce524" style:family="table-cell" style:parent-style-name="Default">
      <style:table-cell-properties fo:border-bottom="0.06pt solid #dfdfdf" fo:border-left="none" fo:border-right="none" fo:border-top="0.06pt solid #dfdfdf"/>
      <style:map style:condition="is-true-formula([.BR$10]=TODAY())" style:apply-style-name="Today" style:base-cell-address="'Gantt Chart'.BR21"/>
      <style:map style:condition="is-true-formula(OR(WEEKDAY([.BR$10])=1;WEEKDAY([.BR$10])=7))" style:apply-style-name="Weekend" style:base-cell-address="'Gantt Chart'.BR21"/>
      <style:map style:condition="is-true-formula(ISNUMBER(MATCH([.BR$10];Holidays;0)))" style:apply-style-name="Holiday" style:base-cell-address="'Gantt Chart'.BR21"/>
    </style:style>
    <style:style style:name="ce525" style:family="table-cell" style:parent-style-name="Default">
      <style:table-cell-properties fo:border-bottom="0.06pt solid #dfdfdf" fo:border-left="none" fo:border-right="none" fo:border-top="0.06pt solid #dfdfdf"/>
      <style:map style:condition="is-true-formula([.BR$10]=TODAY())" style:apply-style-name="Today" style:base-cell-address="'Gantt Chart'.BR22"/>
      <style:map style:condition="is-true-formula(OR(WEEKDAY([.BR$10])=1;WEEKDAY([.BR$10])=7))" style:apply-style-name="Weekend" style:base-cell-address="'Gantt Chart'.BR22"/>
      <style:map style:condition="is-true-formula(ISNUMBER(MATCH([.BR$10];Holidays;0)))" style:apply-style-name="Holiday" style:base-cell-address="'Gantt Chart'.BR22"/>
    </style:style>
    <style:style style:name="ce526" style:family="table-cell" style:parent-style-name="Default">
      <style:table-cell-properties fo:border-bottom="0.06pt solid #dfdfdf" fo:border-left="none" fo:border-right="none" fo:border-top="0.06pt solid #dfdfdf"/>
      <style:map style:condition="is-true-formula([.BR$10]=TODAY())" style:apply-style-name="Today" style:base-cell-address="'Gantt Chart'.BR27"/>
      <style:map style:condition="is-true-formula(OR(WEEKDAY([.BR$10])=1;WEEKDAY([.BR$10])=7))" style:apply-style-name="Weekend" style:base-cell-address="'Gantt Chart'.BR27"/>
      <style:map style:condition="is-true-formula(ISNUMBER(MATCH([.BR$10];Holidays;0)))" style:apply-style-name="Holiday" style:base-cell-address="'Gantt Chart'.BR27"/>
    </style:style>
    <style:style style:name="ce527" style:family="table-cell" style:parent-style-name="Default">
      <style:table-cell-properties fo:border-bottom="0.06pt solid #dfdfdf" fo:border-left="none" fo:border-right="none" fo:border-top="0.06pt solid #dfdfdf"/>
      <style:map style:condition="is-true-formula([.BR$10]=TODAY())" style:apply-style-name="Today" style:base-cell-address="'Gantt Chart'.BR32"/>
      <style:map style:condition="is-true-formula(OR(WEEKDAY([.BR$10])=1;WEEKDAY([.BR$10])=7))" style:apply-style-name="Weekend" style:base-cell-address="'Gantt Chart'.BR32"/>
      <style:map style:condition="is-true-formula(ISNUMBER(MATCH([.BR$10];Holidays;0)))" style:apply-style-name="Holiday" style:base-cell-address="'Gantt Chart'.BR32"/>
    </style:style>
    <style:style style:name="ce528" style:family="table-cell" style:parent-style-name="Default">
      <style:table-cell-properties fo:border-bottom="0.06pt solid #dfdfdf" fo:border-left="none" fo:border-right="none" fo:border-top="0.06pt solid #dfdfdf"/>
      <style:map style:condition="is-true-formula([.BS$10]=TODAY())" style:apply-style-name="Today" style:base-cell-address="'Gantt Chart'.BS21"/>
      <style:map style:condition="is-true-formula(OR(WEEKDAY([.BS$10])=1;WEEKDAY([.BS$10])=7))" style:apply-style-name="Weekend" style:base-cell-address="'Gantt Chart'.BS21"/>
      <style:map style:condition="is-true-formula(ISNUMBER(MATCH([.BS$10];Holidays;0)))" style:apply-style-name="Holiday" style:base-cell-address="'Gantt Chart'.BS21"/>
    </style:style>
    <style:style style:name="ce529" style:family="table-cell" style:parent-style-name="Default">
      <style:table-cell-properties fo:border-bottom="0.06pt solid #dfdfdf" fo:border-left="none" fo:border-right="none" fo:border-top="0.06pt solid #dfdfdf"/>
      <style:map style:condition="is-true-formula([.BS$10]=TODAY())" style:apply-style-name="Today" style:base-cell-address="'Gantt Chart'.BS22"/>
      <style:map style:condition="is-true-formula(OR(WEEKDAY([.BS$10])=1;WEEKDAY([.BS$10])=7))" style:apply-style-name="Weekend" style:base-cell-address="'Gantt Chart'.BS22"/>
      <style:map style:condition="is-true-formula(ISNUMBER(MATCH([.BS$10];Holidays;0)))" style:apply-style-name="Holiday" style:base-cell-address="'Gantt Chart'.BS22"/>
    </style:style>
    <style:style style:name="ce530" style:family="table-cell" style:parent-style-name="Default">
      <style:table-cell-properties fo:border-bottom="0.06pt solid #dfdfdf" fo:border-left="none" fo:border-right="none" fo:border-top="0.06pt solid #dfdfdf"/>
      <style:map style:condition="is-true-formula([.BS$10]=TODAY())" style:apply-style-name="Today" style:base-cell-address="'Gantt Chart'.BS27"/>
      <style:map style:condition="is-true-formula(OR(WEEKDAY([.BS$10])=1;WEEKDAY([.BS$10])=7))" style:apply-style-name="Weekend" style:base-cell-address="'Gantt Chart'.BS27"/>
      <style:map style:condition="is-true-formula(ISNUMBER(MATCH([.BS$10];Holidays;0)))" style:apply-style-name="Holiday" style:base-cell-address="'Gantt Chart'.BS27"/>
    </style:style>
    <style:style style:name="ce531" style:family="table-cell" style:parent-style-name="Default">
      <style:table-cell-properties fo:border-bottom="0.06pt solid #dfdfdf" fo:border-left="none" fo:border-right="none" fo:border-top="0.06pt solid #dfdfdf"/>
      <style:map style:condition="is-true-formula([.BS$10]=TODAY())" style:apply-style-name="Today" style:base-cell-address="'Gantt Chart'.BS32"/>
      <style:map style:condition="is-true-formula(OR(WEEKDAY([.BS$10])=1;WEEKDAY([.BS$10])=7))" style:apply-style-name="Weekend" style:base-cell-address="'Gantt Chart'.BS32"/>
      <style:map style:condition="is-true-formula(ISNUMBER(MATCH([.BS$10];Holidays;0)))" style:apply-style-name="Holiday" style:base-cell-address="'Gantt Chart'.BS32"/>
    </style:style>
    <style:style style:name="ce532" style:family="table-cell" style:parent-style-name="Default">
      <style:table-cell-properties fo:border-bottom="0.06pt solid #dfdfdf" fo:border-left="none" fo:border-right="none" fo:border-top="0.06pt solid #dfdfdf"/>
      <style:map style:condition="is-true-formula([.BT$10]=TODAY())" style:apply-style-name="Today" style:base-cell-address="'Gantt Chart'.BT21"/>
      <style:map style:condition="is-true-formula(OR(WEEKDAY([.BT$10])=1;WEEKDAY([.BT$10])=7))" style:apply-style-name="Weekend" style:base-cell-address="'Gantt Chart'.BT21"/>
      <style:map style:condition="is-true-formula(ISNUMBER(MATCH([.BT$10];Holidays;0)))" style:apply-style-name="Holiday" style:base-cell-address="'Gantt Chart'.BT21"/>
    </style:style>
    <style:style style:name="ce533" style:family="table-cell" style:parent-style-name="Default">
      <style:table-cell-properties fo:border-bottom="0.06pt solid #dfdfdf" fo:border-left="none" fo:border-right="none" fo:border-top="0.06pt solid #dfdfdf"/>
      <style:map style:condition="is-true-formula([.BT$10]=TODAY())" style:apply-style-name="Today" style:base-cell-address="'Gantt Chart'.BT22"/>
      <style:map style:condition="is-true-formula(OR(WEEKDAY([.BT$10])=1;WEEKDAY([.BT$10])=7))" style:apply-style-name="Weekend" style:base-cell-address="'Gantt Chart'.BT22"/>
      <style:map style:condition="is-true-formula(ISNUMBER(MATCH([.BT$10];Holidays;0)))" style:apply-style-name="Holiday" style:base-cell-address="'Gantt Chart'.BT22"/>
    </style:style>
    <style:style style:name="ce534" style:family="table-cell" style:parent-style-name="Default">
      <style:table-cell-properties fo:border-bottom="0.06pt solid #dfdfdf" fo:border-left="none" fo:border-right="none" fo:border-top="0.06pt solid #dfdfdf"/>
      <style:map style:condition="is-true-formula([.BT$10]=TODAY())" style:apply-style-name="Today" style:base-cell-address="'Gantt Chart'.BT27"/>
      <style:map style:condition="is-true-formula(OR(WEEKDAY([.BT$10])=1;WEEKDAY([.BT$10])=7))" style:apply-style-name="Weekend" style:base-cell-address="'Gantt Chart'.BT27"/>
      <style:map style:condition="is-true-formula(ISNUMBER(MATCH([.BT$10];Holidays;0)))" style:apply-style-name="Holiday" style:base-cell-address="'Gantt Chart'.BT27"/>
    </style:style>
    <style:style style:name="ce535" style:family="table-cell" style:parent-style-name="Default">
      <style:table-cell-properties fo:border-bottom="0.06pt solid #dfdfdf" fo:border-left="none" fo:border-right="none" fo:border-top="0.06pt solid #dfdfdf"/>
      <style:map style:condition="is-true-formula([.BT$10]=TODAY())" style:apply-style-name="Today" style:base-cell-address="'Gantt Chart'.BT32"/>
      <style:map style:condition="is-true-formula(OR(WEEKDAY([.BT$10])=1;WEEKDAY([.BT$10])=7))" style:apply-style-name="Weekend" style:base-cell-address="'Gantt Chart'.BT32"/>
      <style:map style:condition="is-true-formula(ISNUMBER(MATCH([.BT$10];Holidays;0)))" style:apply-style-name="Holiday" style:base-cell-address="'Gantt Chart'.BT32"/>
    </style:style>
    <style:style style:name="ce536" style:family="table-cell" style:parent-style-name="Default">
      <style:table-cell-properties fo:border-bottom="0.06pt solid #dfdfdf" fo:border-left="none" fo:border-right="none" fo:border-top="0.06pt solid #dfdfdf"/>
      <style:map style:condition="is-true-formula([.BU$10]=TODAY())" style:apply-style-name="Today" style:base-cell-address="'Gantt Chart'.BU21"/>
      <style:map style:condition="is-true-formula(OR(WEEKDAY([.BU$10])=1;WEEKDAY([.BU$10])=7))" style:apply-style-name="Weekend" style:base-cell-address="'Gantt Chart'.BU21"/>
      <style:map style:condition="is-true-formula(ISNUMBER(MATCH([.BU$10];Holidays;0)))" style:apply-style-name="Holiday" style:base-cell-address="'Gantt Chart'.BU21"/>
    </style:style>
    <style:style style:name="ce537" style:family="table-cell" style:parent-style-name="Default">
      <style:table-cell-properties fo:border-bottom="0.06pt solid #dfdfdf" fo:border-left="none" fo:border-right="none" fo:border-top="0.06pt solid #dfdfdf"/>
      <style:map style:condition="is-true-formula([.BU$10]=TODAY())" style:apply-style-name="Today" style:base-cell-address="'Gantt Chart'.BU22"/>
      <style:map style:condition="is-true-formula(OR(WEEKDAY([.BU$10])=1;WEEKDAY([.BU$10])=7))" style:apply-style-name="Weekend" style:base-cell-address="'Gantt Chart'.BU22"/>
      <style:map style:condition="is-true-formula(ISNUMBER(MATCH([.BU$10];Holidays;0)))" style:apply-style-name="Holiday" style:base-cell-address="'Gantt Chart'.BU22"/>
    </style:style>
    <style:style style:name="ce538" style:family="table-cell" style:parent-style-name="Default">
      <style:table-cell-properties fo:border-bottom="0.06pt solid #dfdfdf" fo:border-left="none" fo:border-right="none" fo:border-top="0.06pt solid #dfdfdf"/>
      <style:map style:condition="is-true-formula([.BU$10]=TODAY())" style:apply-style-name="Today" style:base-cell-address="'Gantt Chart'.BU27"/>
      <style:map style:condition="is-true-formula(OR(WEEKDAY([.BU$10])=1;WEEKDAY([.BU$10])=7))" style:apply-style-name="Weekend" style:base-cell-address="'Gantt Chart'.BU27"/>
      <style:map style:condition="is-true-formula(ISNUMBER(MATCH([.BU$10];Holidays;0)))" style:apply-style-name="Holiday" style:base-cell-address="'Gantt Chart'.BU27"/>
    </style:style>
    <style:style style:name="ce539" style:family="table-cell" style:parent-style-name="Default">
      <style:table-cell-properties fo:border-bottom="0.06pt solid #dfdfdf" fo:border-left="none" fo:border-right="none" fo:border-top="0.06pt solid #dfdfdf"/>
      <style:map style:condition="is-true-formula([.BU$10]=TODAY())" style:apply-style-name="Today" style:base-cell-address="'Gantt Chart'.BU32"/>
      <style:map style:condition="is-true-formula(OR(WEEKDAY([.BU$10])=1;WEEKDAY([.BU$10])=7))" style:apply-style-name="Weekend" style:base-cell-address="'Gantt Chart'.BU32"/>
      <style:map style:condition="is-true-formula(ISNUMBER(MATCH([.BU$10];Holidays;0)))" style:apply-style-name="Holiday" style:base-cell-address="'Gantt Chart'.BU32"/>
    </style:style>
    <style:style style:name="ce540" style:family="table-cell" style:parent-style-name="Default">
      <style:table-cell-properties fo:border-bottom="0.06pt solid #dfdfdf" fo:border-left="none" fo:border-right="none" fo:border-top="0.06pt solid #dfdfdf"/>
      <style:map style:condition="is-true-formula([.BV$10]=TODAY())" style:apply-style-name="Today" style:base-cell-address="'Gantt Chart'.BV21"/>
      <style:map style:condition="is-true-formula(OR(WEEKDAY([.BV$10])=1;WEEKDAY([.BV$10])=7))" style:apply-style-name="Weekend" style:base-cell-address="'Gantt Chart'.BV21"/>
      <style:map style:condition="is-true-formula(ISNUMBER(MATCH([.BV$10];Holidays;0)))" style:apply-style-name="Holiday" style:base-cell-address="'Gantt Chart'.BV21"/>
    </style:style>
    <style:style style:name="ce541" style:family="table-cell" style:parent-style-name="Default">
      <style:table-cell-properties fo:border-bottom="0.06pt solid #dfdfdf" fo:border-left="none" fo:border-right="none" fo:border-top="0.06pt solid #dfdfdf"/>
      <style:map style:condition="is-true-formula([.BV$10]=TODAY())" style:apply-style-name="Today" style:base-cell-address="'Gantt Chart'.BV22"/>
      <style:map style:condition="is-true-formula(OR(WEEKDAY([.BV$10])=1;WEEKDAY([.BV$10])=7))" style:apply-style-name="Weekend" style:base-cell-address="'Gantt Chart'.BV22"/>
      <style:map style:condition="is-true-formula(ISNUMBER(MATCH([.BV$10];Holidays;0)))" style:apply-style-name="Holiday" style:base-cell-address="'Gantt Chart'.BV22"/>
    </style:style>
    <style:style style:name="ce542" style:family="table-cell" style:parent-style-name="Default">
      <style:table-cell-properties fo:border-bottom="0.06pt solid #dfdfdf" fo:border-left="none" fo:border-right="none" fo:border-top="0.06pt solid #dfdfdf"/>
      <style:map style:condition="is-true-formula([.BV$10]=TODAY())" style:apply-style-name="Today" style:base-cell-address="'Gantt Chart'.BV27"/>
      <style:map style:condition="is-true-formula(OR(WEEKDAY([.BV$10])=1;WEEKDAY([.BV$10])=7))" style:apply-style-name="Weekend" style:base-cell-address="'Gantt Chart'.BV27"/>
      <style:map style:condition="is-true-formula(ISNUMBER(MATCH([.BV$10];Holidays;0)))" style:apply-style-name="Holiday" style:base-cell-address="'Gantt Chart'.BV27"/>
    </style:style>
    <style:style style:name="ce543" style:family="table-cell" style:parent-style-name="Default">
      <style:table-cell-properties fo:border-bottom="0.06pt solid #dfdfdf" fo:border-left="none" fo:border-right="none" fo:border-top="0.06pt solid #dfdfdf"/>
      <style:map style:condition="is-true-formula([.BV$10]=TODAY())" style:apply-style-name="Today" style:base-cell-address="'Gantt Chart'.BV32"/>
      <style:map style:condition="is-true-formula(OR(WEEKDAY([.BV$10])=1;WEEKDAY([.BV$10])=7))" style:apply-style-name="Weekend" style:base-cell-address="'Gantt Chart'.BV32"/>
      <style:map style:condition="is-true-formula(ISNUMBER(MATCH([.BV$10];Holidays;0)))" style:apply-style-name="Holiday" style:base-cell-address="'Gantt Chart'.BV32"/>
    </style:style>
    <style:style style:name="ce544" style:family="table-cell" style:parent-style-name="Default">
      <style:table-cell-properties fo:border-bottom="0.06pt solid #dfdfdf" fo:border-left="none" fo:border-right="none" fo:border-top="0.06pt solid #dfdfdf"/>
      <style:map style:condition="is-true-formula([.BW$10]=TODAY())" style:apply-style-name="Today" style:base-cell-address="'Gantt Chart'.BW21"/>
      <style:map style:condition="is-true-formula(OR(WEEKDAY([.BW$10])=1;WEEKDAY([.BW$10])=7))" style:apply-style-name="Weekend" style:base-cell-address="'Gantt Chart'.BW21"/>
      <style:map style:condition="is-true-formula(ISNUMBER(MATCH([.BW$10];Holidays;0)))" style:apply-style-name="Holiday" style:base-cell-address="'Gantt Chart'.BW21"/>
    </style:style>
    <style:style style:name="ce545" style:family="table-cell" style:parent-style-name="Default">
      <style:table-cell-properties fo:border-bottom="0.06pt solid #dfdfdf" fo:border-left="none" fo:border-right="none" fo:border-top="0.06pt solid #dfdfdf"/>
      <style:map style:condition="is-true-formula([.BW$10]=TODAY())" style:apply-style-name="Today" style:base-cell-address="'Gantt Chart'.BW22"/>
      <style:map style:condition="is-true-formula(OR(WEEKDAY([.BW$10])=1;WEEKDAY([.BW$10])=7))" style:apply-style-name="Weekend" style:base-cell-address="'Gantt Chart'.BW22"/>
      <style:map style:condition="is-true-formula(ISNUMBER(MATCH([.BW$10];Holidays;0)))" style:apply-style-name="Holiday" style:base-cell-address="'Gantt Chart'.BW22"/>
    </style:style>
    <style:style style:name="ce546" style:family="table-cell" style:parent-style-name="Default">
      <style:table-cell-properties fo:border-bottom="0.06pt solid #dfdfdf" fo:border-left="none" fo:border-right="none" fo:border-top="0.06pt solid #dfdfdf"/>
      <style:map style:condition="is-true-formula([.BW$10]=TODAY())" style:apply-style-name="Today" style:base-cell-address="'Gantt Chart'.BW27"/>
      <style:map style:condition="is-true-formula(OR(WEEKDAY([.BW$10])=1;WEEKDAY([.BW$10])=7))" style:apply-style-name="Weekend" style:base-cell-address="'Gantt Chart'.BW27"/>
      <style:map style:condition="is-true-formula(ISNUMBER(MATCH([.BW$10];Holidays;0)))" style:apply-style-name="Holiday" style:base-cell-address="'Gantt Chart'.BW27"/>
    </style:style>
    <style:style style:name="ce547" style:family="table-cell" style:parent-style-name="Default">
      <style:table-cell-properties fo:border-bottom="0.06pt solid #dfdfdf" fo:border-left="none" fo:border-right="none" fo:border-top="0.06pt solid #dfdfdf"/>
      <style:map style:condition="is-true-formula([.BW$10]=TODAY())" style:apply-style-name="Today" style:base-cell-address="'Gantt Chart'.BW32"/>
      <style:map style:condition="is-true-formula(OR(WEEKDAY([.BW$10])=1;WEEKDAY([.BW$10])=7))" style:apply-style-name="Weekend" style:base-cell-address="'Gantt Chart'.BW32"/>
      <style:map style:condition="is-true-formula(ISNUMBER(MATCH([.BW$10];Holidays;0)))" style:apply-style-name="Holiday" style:base-cell-address="'Gantt Chart'.BW32"/>
    </style:style>
    <style:style style:name="ce548" style:family="table-cell" style:parent-style-name="Default">
      <style:table-cell-properties fo:border-bottom="0.06pt solid #dfdfdf" fo:border-left="none" fo:border-right="none" fo:border-top="0.06pt solid #dfdfdf"/>
      <style:map style:condition="is-true-formula([.BX$10]=TODAY())" style:apply-style-name="Today" style:base-cell-address="'Gantt Chart'.BX21"/>
      <style:map style:condition="is-true-formula(OR(WEEKDAY([.BX$10])=1;WEEKDAY([.BX$10])=7))" style:apply-style-name="Weekend" style:base-cell-address="'Gantt Chart'.BX21"/>
      <style:map style:condition="is-true-formula(ISNUMBER(MATCH([.BX$10];Holidays;0)))" style:apply-style-name="Holiday" style:base-cell-address="'Gantt Chart'.BX21"/>
    </style:style>
    <style:style style:name="ce549" style:family="table-cell" style:parent-style-name="Default">
      <style:table-cell-properties fo:border-bottom="0.06pt solid #dfdfdf" fo:border-left="none" fo:border-right="none" fo:border-top="0.06pt solid #dfdfdf"/>
      <style:map style:condition="is-true-formula([.BX$10]=TODAY())" style:apply-style-name="Today" style:base-cell-address="'Gantt Chart'.BX22"/>
      <style:map style:condition="is-true-formula(OR(WEEKDAY([.BX$10])=1;WEEKDAY([.BX$10])=7))" style:apply-style-name="Weekend" style:base-cell-address="'Gantt Chart'.BX22"/>
      <style:map style:condition="is-true-formula(ISNUMBER(MATCH([.BX$10];Holidays;0)))" style:apply-style-name="Holiday" style:base-cell-address="'Gantt Chart'.BX22"/>
    </style:style>
    <style:style style:name="ce550" style:family="table-cell" style:parent-style-name="Default">
      <style:table-cell-properties fo:border-bottom="0.06pt solid #dfdfdf" fo:border-left="none" fo:border-right="none" fo:border-top="0.06pt solid #dfdfdf"/>
      <style:map style:condition="is-true-formula([.BX$10]=TODAY())" style:apply-style-name="Today" style:base-cell-address="'Gantt Chart'.BX27"/>
      <style:map style:condition="is-true-formula(OR(WEEKDAY([.BX$10])=1;WEEKDAY([.BX$10])=7))" style:apply-style-name="Weekend" style:base-cell-address="'Gantt Chart'.BX27"/>
      <style:map style:condition="is-true-formula(ISNUMBER(MATCH([.BX$10];Holidays;0)))" style:apply-style-name="Holiday" style:base-cell-address="'Gantt Chart'.BX27"/>
    </style:style>
    <style:style style:name="ce551" style:family="table-cell" style:parent-style-name="Default">
      <style:table-cell-properties fo:border-bottom="0.06pt solid #dfdfdf" fo:border-left="none" fo:border-right="none" fo:border-top="0.06pt solid #dfdfdf"/>
      <style:map style:condition="is-true-formula([.BX$10]=TODAY())" style:apply-style-name="Today" style:base-cell-address="'Gantt Chart'.BX32"/>
      <style:map style:condition="is-true-formula(OR(WEEKDAY([.BX$10])=1;WEEKDAY([.BX$10])=7))" style:apply-style-name="Weekend" style:base-cell-address="'Gantt Chart'.BX32"/>
      <style:map style:condition="is-true-formula(ISNUMBER(MATCH([.BX$10];Holidays;0)))" style:apply-style-name="Holiday" style:base-cell-address="'Gantt Chart'.BX32"/>
    </style:style>
    <style:style style:name="ce552" style:family="table-cell" style:parent-style-name="Default">
      <style:table-cell-properties fo:border-bottom="0.06pt solid #dfdfdf" fo:border-left="none" fo:border-right="none" fo:border-top="0.06pt solid #dfdfdf"/>
      <style:map style:condition="is-true-formula([.BY$10]=TODAY())" style:apply-style-name="Today" style:base-cell-address="'Gantt Chart'.BY21"/>
      <style:map style:condition="is-true-formula(OR(WEEKDAY([.BY$10])=1;WEEKDAY([.BY$10])=7))" style:apply-style-name="Weekend" style:base-cell-address="'Gantt Chart'.BY21"/>
      <style:map style:condition="is-true-formula(ISNUMBER(MATCH([.BY$10];Holidays;0)))" style:apply-style-name="Holiday" style:base-cell-address="'Gantt Chart'.BY21"/>
    </style:style>
    <style:style style:name="ce553" style:family="table-cell" style:parent-style-name="Default">
      <style:table-cell-properties fo:border-bottom="0.06pt solid #dfdfdf" fo:border-left="none" fo:border-right="none" fo:border-top="0.06pt solid #dfdfdf"/>
      <style:map style:condition="is-true-formula([.BY$10]=TODAY())" style:apply-style-name="Today" style:base-cell-address="'Gantt Chart'.BY22"/>
      <style:map style:condition="is-true-formula(OR(WEEKDAY([.BY$10])=1;WEEKDAY([.BY$10])=7))" style:apply-style-name="Weekend" style:base-cell-address="'Gantt Chart'.BY22"/>
      <style:map style:condition="is-true-formula(ISNUMBER(MATCH([.BY$10];Holidays;0)))" style:apply-style-name="Holiday" style:base-cell-address="'Gantt Chart'.BY22"/>
    </style:style>
    <style:style style:name="ce554" style:family="table-cell" style:parent-style-name="Default">
      <style:table-cell-properties fo:border-bottom="0.06pt solid #dfdfdf" fo:border-left="none" fo:border-right="none" fo:border-top="0.06pt solid #dfdfdf"/>
      <style:map style:condition="is-true-formula([.BY$10]=TODAY())" style:apply-style-name="Today" style:base-cell-address="'Gantt Chart'.BY27"/>
      <style:map style:condition="is-true-formula(OR(WEEKDAY([.BY$10])=1;WEEKDAY([.BY$10])=7))" style:apply-style-name="Weekend" style:base-cell-address="'Gantt Chart'.BY27"/>
      <style:map style:condition="is-true-formula(ISNUMBER(MATCH([.BY$10];Holidays;0)))" style:apply-style-name="Holiday" style:base-cell-address="'Gantt Chart'.BY27"/>
    </style:style>
    <style:style style:name="ce555" style:family="table-cell" style:parent-style-name="Default">
      <style:table-cell-properties fo:border-bottom="0.06pt solid #dfdfdf" fo:border-left="none" fo:border-right="none" fo:border-top="0.06pt solid #dfdfdf"/>
      <style:map style:condition="is-true-formula([.BY$10]=TODAY())" style:apply-style-name="Today" style:base-cell-address="'Gantt Chart'.BY32"/>
      <style:map style:condition="is-true-formula(OR(WEEKDAY([.BY$10])=1;WEEKDAY([.BY$10])=7))" style:apply-style-name="Weekend" style:base-cell-address="'Gantt Chart'.BY32"/>
      <style:map style:condition="is-true-formula(ISNUMBER(MATCH([.BY$10];Holidays;0)))" style:apply-style-name="Holiday" style:base-cell-address="'Gantt Chart'.BY32"/>
    </style:style>
    <style:style style:name="ce556" style:family="table-cell" style:parent-style-name="Default">
      <style:table-cell-properties fo:border-bottom="0.06pt solid #dfdfdf" fo:border-left="none" fo:border-right="none" fo:border-top="0.06pt solid #dfdfdf"/>
      <style:map style:condition="is-true-formula([.BZ$10]=TODAY())" style:apply-style-name="Today" style:base-cell-address="'Gantt Chart'.BZ21"/>
      <style:map style:condition="is-true-formula(OR(WEEKDAY([.BZ$10])=1;WEEKDAY([.BZ$10])=7))" style:apply-style-name="Weekend" style:base-cell-address="'Gantt Chart'.BZ21"/>
      <style:map style:condition="is-true-formula(ISNUMBER(MATCH([.BZ$10];Holidays;0)))" style:apply-style-name="Holiday" style:base-cell-address="'Gantt Chart'.BZ21"/>
    </style:style>
    <style:style style:name="ce557" style:family="table-cell" style:parent-style-name="Default">
      <style:table-cell-properties fo:border-bottom="0.06pt solid #dfdfdf" fo:border-left="none" fo:border-right="none" fo:border-top="0.06pt solid #dfdfdf"/>
      <style:map style:condition="is-true-formula([.BZ$10]=TODAY())" style:apply-style-name="Today" style:base-cell-address="'Gantt Chart'.BZ22"/>
      <style:map style:condition="is-true-formula(OR(WEEKDAY([.BZ$10])=1;WEEKDAY([.BZ$10])=7))" style:apply-style-name="Weekend" style:base-cell-address="'Gantt Chart'.BZ22"/>
      <style:map style:condition="is-true-formula(ISNUMBER(MATCH([.BZ$10];Holidays;0)))" style:apply-style-name="Holiday" style:base-cell-address="'Gantt Chart'.BZ22"/>
    </style:style>
    <style:style style:name="ce558" style:family="table-cell" style:parent-style-name="Default">
      <style:table-cell-properties fo:border-bottom="0.06pt solid #dfdfdf" fo:border-left="none" fo:border-right="none" fo:border-top="0.06pt solid #dfdfdf"/>
      <style:map style:condition="is-true-formula([.BZ$10]=TODAY())" style:apply-style-name="Today" style:base-cell-address="'Gantt Chart'.BZ27"/>
      <style:map style:condition="is-true-formula(OR(WEEKDAY([.BZ$10])=1;WEEKDAY([.BZ$10])=7))" style:apply-style-name="Weekend" style:base-cell-address="'Gantt Chart'.BZ27"/>
      <style:map style:condition="is-true-formula(ISNUMBER(MATCH([.BZ$10];Holidays;0)))" style:apply-style-name="Holiday" style:base-cell-address="'Gantt Chart'.BZ27"/>
    </style:style>
    <style:style style:name="ce559" style:family="table-cell" style:parent-style-name="Default">
      <style:table-cell-properties fo:border-bottom="0.06pt solid #dfdfdf" fo:border-left="none" fo:border-right="none" fo:border-top="0.06pt solid #dfdfdf"/>
      <style:map style:condition="is-true-formula([.BZ$10]=TODAY())" style:apply-style-name="Today" style:base-cell-address="'Gantt Chart'.BZ32"/>
      <style:map style:condition="is-true-formula(OR(WEEKDAY([.BZ$10])=1;WEEKDAY([.BZ$10])=7))" style:apply-style-name="Weekend" style:base-cell-address="'Gantt Chart'.BZ32"/>
      <style:map style:condition="is-true-formula(ISNUMBER(MATCH([.BZ$10];Holidays;0)))" style:apply-style-name="Holiday" style:base-cell-address="'Gantt Chart'.BZ32"/>
    </style:style>
    <style:style style:name="ce560" style:family="table-cell" style:parent-style-name="Default">
      <style:table-cell-properties fo:border-bottom="0.06pt solid #dfdfdf" fo:border-left="none" fo:border-right="none" fo:border-top="0.06pt solid #dfdfdf"/>
      <style:map style:condition="is-true-formula([.CA$10]=TODAY())" style:apply-style-name="Today" style:base-cell-address="'Gantt Chart'.CA21"/>
      <style:map style:condition="is-true-formula(OR(WEEKDAY([.CA$10])=1;WEEKDAY([.CA$10])=7))" style:apply-style-name="Weekend" style:base-cell-address="'Gantt Chart'.CA21"/>
      <style:map style:condition="is-true-formula(ISNUMBER(MATCH([.CA$10];Holidays;0)))" style:apply-style-name="Holiday" style:base-cell-address="'Gantt Chart'.CA21"/>
    </style:style>
    <style:style style:name="ce561" style:family="table-cell" style:parent-style-name="Default">
      <style:table-cell-properties fo:border-bottom="0.06pt solid #dfdfdf" fo:border-left="none" fo:border-right="none" fo:border-top="0.06pt solid #dfdfdf"/>
      <style:map style:condition="is-true-formula([.CA$10]=TODAY())" style:apply-style-name="Today" style:base-cell-address="'Gantt Chart'.CA22"/>
      <style:map style:condition="is-true-formula(OR(WEEKDAY([.CA$10])=1;WEEKDAY([.CA$10])=7))" style:apply-style-name="Weekend" style:base-cell-address="'Gantt Chart'.CA22"/>
      <style:map style:condition="is-true-formula(ISNUMBER(MATCH([.CA$10];Holidays;0)))" style:apply-style-name="Holiday" style:base-cell-address="'Gantt Chart'.CA22"/>
    </style:style>
    <style:style style:name="ce562" style:family="table-cell" style:parent-style-name="Default">
      <style:table-cell-properties fo:border-bottom="0.06pt solid #dfdfdf" fo:border-left="none" fo:border-right="none" fo:border-top="0.06pt solid #dfdfdf"/>
      <style:map style:condition="is-true-formula([.CA$10]=TODAY())" style:apply-style-name="Today" style:base-cell-address="'Gantt Chart'.CA27"/>
      <style:map style:condition="is-true-formula(OR(WEEKDAY([.CA$10])=1;WEEKDAY([.CA$10])=7))" style:apply-style-name="Weekend" style:base-cell-address="'Gantt Chart'.CA27"/>
      <style:map style:condition="is-true-formula(ISNUMBER(MATCH([.CA$10];Holidays;0)))" style:apply-style-name="Holiday" style:base-cell-address="'Gantt Chart'.CA27"/>
    </style:style>
    <style:style style:name="ce563" style:family="table-cell" style:parent-style-name="Default">
      <style:table-cell-properties fo:border-bottom="0.06pt solid #dfdfdf" fo:border-left="none" fo:border-right="none" fo:border-top="0.06pt solid #dfdfdf"/>
      <style:map style:condition="is-true-formula([.CA$10]=TODAY())" style:apply-style-name="Today" style:base-cell-address="'Gantt Chart'.CA32"/>
      <style:map style:condition="is-true-formula(OR(WEEKDAY([.CA$10])=1;WEEKDAY([.CA$10])=7))" style:apply-style-name="Weekend" style:base-cell-address="'Gantt Chart'.CA32"/>
      <style:map style:condition="is-true-formula(ISNUMBER(MATCH([.CA$10];Holidays;0)))" style:apply-style-name="Holiday" style:base-cell-address="'Gantt Chart'.CA32"/>
    </style:style>
    <style:style style:name="ce564" style:family="table-cell" style:parent-style-name="Default">
      <style:table-cell-properties fo:border-bottom="0.06pt solid #dfdfdf" fo:border-left="none" fo:border-right="none" fo:border-top="0.06pt solid #dfdfdf"/>
      <style:map style:condition="is-true-formula([.CB$10]=TODAY())" style:apply-style-name="Today" style:base-cell-address="'Gantt Chart'.CB21"/>
      <style:map style:condition="is-true-formula(OR(WEEKDAY([.CB$10])=1;WEEKDAY([.CB$10])=7))" style:apply-style-name="Weekend" style:base-cell-address="'Gantt Chart'.CB21"/>
      <style:map style:condition="is-true-formula(ISNUMBER(MATCH([.CB$10];Holidays;0)))" style:apply-style-name="Holiday" style:base-cell-address="'Gantt Chart'.CB21"/>
    </style:style>
    <style:style style:name="ce565" style:family="table-cell" style:parent-style-name="Default">
      <style:table-cell-properties fo:border-bottom="0.06pt solid #dfdfdf" fo:border-left="none" fo:border-right="none" fo:border-top="0.06pt solid #dfdfdf"/>
      <style:map style:condition="is-true-formula([.CB$10]=TODAY())" style:apply-style-name="Today" style:base-cell-address="'Gantt Chart'.CB22"/>
      <style:map style:condition="is-true-formula(OR(WEEKDAY([.CB$10])=1;WEEKDAY([.CB$10])=7))" style:apply-style-name="Weekend" style:base-cell-address="'Gantt Chart'.CB22"/>
      <style:map style:condition="is-true-formula(ISNUMBER(MATCH([.CB$10];Holidays;0)))" style:apply-style-name="Holiday" style:base-cell-address="'Gantt Chart'.CB22"/>
    </style:style>
    <style:style style:name="ce566" style:family="table-cell" style:parent-style-name="Default">
      <style:table-cell-properties fo:border-bottom="0.06pt solid #dfdfdf" fo:border-left="none" fo:border-right="none" fo:border-top="0.06pt solid #dfdfdf"/>
      <style:map style:condition="is-true-formula([.CB$10]=TODAY())" style:apply-style-name="Today" style:base-cell-address="'Gantt Chart'.CB27"/>
      <style:map style:condition="is-true-formula(OR(WEEKDAY([.CB$10])=1;WEEKDAY([.CB$10])=7))" style:apply-style-name="Weekend" style:base-cell-address="'Gantt Chart'.CB27"/>
      <style:map style:condition="is-true-formula(ISNUMBER(MATCH([.CB$10];Holidays;0)))" style:apply-style-name="Holiday" style:base-cell-address="'Gantt Chart'.CB27"/>
    </style:style>
    <style:style style:name="ce567" style:family="table-cell" style:parent-style-name="Default">
      <style:table-cell-properties fo:border-bottom="0.06pt solid #dfdfdf" fo:border-left="none" fo:border-right="none" fo:border-top="0.06pt solid #dfdfdf"/>
      <style:map style:condition="is-true-formula([.CB$10]=TODAY())" style:apply-style-name="Today" style:base-cell-address="'Gantt Chart'.CB32"/>
      <style:map style:condition="is-true-formula(OR(WEEKDAY([.CB$10])=1;WEEKDAY([.CB$10])=7))" style:apply-style-name="Weekend" style:base-cell-address="'Gantt Chart'.CB32"/>
      <style:map style:condition="is-true-formula(ISNUMBER(MATCH([.CB$10];Holidays;0)))" style:apply-style-name="Holiday" style:base-cell-address="'Gantt Chart'.CB32"/>
    </style:style>
    <style:style style:name="ce568" style:family="table-cell" style:parent-style-name="Default">
      <style:table-cell-properties fo:border-bottom="0.06pt solid #dfdfdf" fo:border-left="none" fo:border-right="none" fo:border-top="0.06pt solid #dfdfdf"/>
      <style:map style:condition="is-true-formula([.CC$10]=TODAY())" style:apply-style-name="Today" style:base-cell-address="'Gantt Chart'.CC21"/>
      <style:map style:condition="is-true-formula(OR(WEEKDAY([.CC$10])=1;WEEKDAY([.CC$10])=7))" style:apply-style-name="Weekend" style:base-cell-address="'Gantt Chart'.CC21"/>
      <style:map style:condition="is-true-formula(ISNUMBER(MATCH([.CC$10];Holidays;0)))" style:apply-style-name="Holiday" style:base-cell-address="'Gantt Chart'.CC21"/>
    </style:style>
    <style:style style:name="ce569" style:family="table-cell" style:parent-style-name="Default">
      <style:table-cell-properties fo:border-bottom="0.06pt solid #dfdfdf" fo:border-left="none" fo:border-right="none" fo:border-top="0.06pt solid #dfdfdf"/>
      <style:map style:condition="is-true-formula([.CC$10]=TODAY())" style:apply-style-name="Today" style:base-cell-address="'Gantt Chart'.CC22"/>
      <style:map style:condition="is-true-formula(OR(WEEKDAY([.CC$10])=1;WEEKDAY([.CC$10])=7))" style:apply-style-name="Weekend" style:base-cell-address="'Gantt Chart'.CC22"/>
      <style:map style:condition="is-true-formula(ISNUMBER(MATCH([.CC$10];Holidays;0)))" style:apply-style-name="Holiday" style:base-cell-address="'Gantt Chart'.CC22"/>
    </style:style>
    <style:style style:name="ce570" style:family="table-cell" style:parent-style-name="Default">
      <style:table-cell-properties fo:border-bottom="0.06pt solid #dfdfdf" fo:border-left="none" fo:border-right="none" fo:border-top="0.06pt solid #dfdfdf"/>
      <style:map style:condition="is-true-formula([.CC$10]=TODAY())" style:apply-style-name="Today" style:base-cell-address="'Gantt Chart'.CC27"/>
      <style:map style:condition="is-true-formula(OR(WEEKDAY([.CC$10])=1;WEEKDAY([.CC$10])=7))" style:apply-style-name="Weekend" style:base-cell-address="'Gantt Chart'.CC27"/>
      <style:map style:condition="is-true-formula(ISNUMBER(MATCH([.CC$10];Holidays;0)))" style:apply-style-name="Holiday" style:base-cell-address="'Gantt Chart'.CC27"/>
    </style:style>
    <style:style style:name="ce571" style:family="table-cell" style:parent-style-name="Default">
      <style:table-cell-properties fo:border-bottom="0.06pt solid #dfdfdf" fo:border-left="none" fo:border-right="none" fo:border-top="0.06pt solid #dfdfdf"/>
      <style:map style:condition="is-true-formula([.CC$10]=TODAY())" style:apply-style-name="Today" style:base-cell-address="'Gantt Chart'.CC32"/>
      <style:map style:condition="is-true-formula(OR(WEEKDAY([.CC$10])=1;WEEKDAY([.CC$10])=7))" style:apply-style-name="Weekend" style:base-cell-address="'Gantt Chart'.CC32"/>
      <style:map style:condition="is-true-formula(ISNUMBER(MATCH([.CC$10];Holidays;0)))" style:apply-style-name="Holiday" style:base-cell-address="'Gantt Chart'.CC32"/>
    </style:style>
    <style:style style:name="ce572" style:family="table-cell" style:parent-style-name="Default">
      <style:table-cell-properties fo:border-bottom="0.06pt solid #dfdfdf" fo:border-left="none" fo:border-right="none" fo:border-top="0.06pt solid #dfdfdf"/>
      <style:map style:condition="is-true-formula([.CD$10]=TODAY())" style:apply-style-name="Today" style:base-cell-address="'Gantt Chart'.CD21"/>
      <style:map style:condition="is-true-formula(OR(WEEKDAY([.CD$10])=1;WEEKDAY([.CD$10])=7))" style:apply-style-name="Weekend" style:base-cell-address="'Gantt Chart'.CD21"/>
      <style:map style:condition="is-true-formula(ISNUMBER(MATCH([.CD$10];Holidays;0)))" style:apply-style-name="Holiday" style:base-cell-address="'Gantt Chart'.CD21"/>
    </style:style>
    <style:style style:name="ce573" style:family="table-cell" style:parent-style-name="Default">
      <style:table-cell-properties fo:border-bottom="0.06pt solid #dfdfdf" fo:border-left="none" fo:border-right="none" fo:border-top="0.06pt solid #dfdfdf"/>
      <style:map style:condition="is-true-formula([.CD$10]=TODAY())" style:apply-style-name="Today" style:base-cell-address="'Gantt Chart'.CD22"/>
      <style:map style:condition="is-true-formula(OR(WEEKDAY([.CD$10])=1;WEEKDAY([.CD$10])=7))" style:apply-style-name="Weekend" style:base-cell-address="'Gantt Chart'.CD22"/>
      <style:map style:condition="is-true-formula(ISNUMBER(MATCH([.CD$10];Holidays;0)))" style:apply-style-name="Holiday" style:base-cell-address="'Gantt Chart'.CD22"/>
    </style:style>
    <style:style style:name="ce574" style:family="table-cell" style:parent-style-name="Default">
      <style:table-cell-properties fo:border-bottom="0.06pt solid #dfdfdf" fo:border-left="none" fo:border-right="none" fo:border-top="0.06pt solid #dfdfdf"/>
      <style:map style:condition="is-true-formula([.CD$10]=TODAY())" style:apply-style-name="Today" style:base-cell-address="'Gantt Chart'.CD27"/>
      <style:map style:condition="is-true-formula(OR(WEEKDAY([.CD$10])=1;WEEKDAY([.CD$10])=7))" style:apply-style-name="Weekend" style:base-cell-address="'Gantt Chart'.CD27"/>
      <style:map style:condition="is-true-formula(ISNUMBER(MATCH([.CD$10];Holidays;0)))" style:apply-style-name="Holiday" style:base-cell-address="'Gantt Chart'.CD27"/>
    </style:style>
    <style:style style:name="ce575" style:family="table-cell" style:parent-style-name="Default">
      <style:table-cell-properties fo:border-bottom="0.06pt solid #dfdfdf" fo:border-left="none" fo:border-right="none" fo:border-top="0.06pt solid #dfdfdf"/>
      <style:map style:condition="is-true-formula([.CD$10]=TODAY())" style:apply-style-name="Today" style:base-cell-address="'Gantt Chart'.CD32"/>
      <style:map style:condition="is-true-formula(OR(WEEKDAY([.CD$10])=1;WEEKDAY([.CD$10])=7))" style:apply-style-name="Weekend" style:base-cell-address="'Gantt Chart'.CD32"/>
      <style:map style:condition="is-true-formula(ISNUMBER(MATCH([.CD$10];Holidays;0)))" style:apply-style-name="Holiday" style:base-cell-address="'Gantt Chart'.CD32"/>
    </style:style>
    <style:style style:name="ce576" style:family="table-cell" style:parent-style-name="Default">
      <style:table-cell-properties fo:border-bottom="0.06pt solid #dfdfdf" fo:border-left="none" fo:border-right="none" fo:border-top="0.06pt solid #dfdfdf"/>
      <style:map style:condition="is-true-formula([.CE$10]=TODAY())" style:apply-style-name="Today" style:base-cell-address="'Gantt Chart'.CE21"/>
      <style:map style:condition="is-true-formula(OR(WEEKDAY([.CE$10])=1;WEEKDAY([.CE$10])=7))" style:apply-style-name="Weekend" style:base-cell-address="'Gantt Chart'.CE21"/>
      <style:map style:condition="is-true-formula(ISNUMBER(MATCH([.CE$10];Holidays;0)))" style:apply-style-name="Holiday" style:base-cell-address="'Gantt Chart'.CE21"/>
    </style:style>
    <style:style style:name="ce577" style:family="table-cell" style:parent-style-name="Default">
      <style:table-cell-properties fo:border-bottom="0.06pt solid #dfdfdf" fo:border-left="none" fo:border-right="none" fo:border-top="0.06pt solid #dfdfdf"/>
      <style:map style:condition="is-true-formula([.CE$10]=TODAY())" style:apply-style-name="Today" style:base-cell-address="'Gantt Chart'.CE22"/>
      <style:map style:condition="is-true-formula(OR(WEEKDAY([.CE$10])=1;WEEKDAY([.CE$10])=7))" style:apply-style-name="Weekend" style:base-cell-address="'Gantt Chart'.CE22"/>
      <style:map style:condition="is-true-formula(ISNUMBER(MATCH([.CE$10];Holidays;0)))" style:apply-style-name="Holiday" style:base-cell-address="'Gantt Chart'.CE22"/>
    </style:style>
    <style:style style:name="ce578" style:family="table-cell" style:parent-style-name="Default">
      <style:table-cell-properties fo:border-bottom="0.06pt solid #dfdfdf" fo:border-left="none" fo:border-right="none" fo:border-top="0.06pt solid #dfdfdf"/>
      <style:map style:condition="is-true-formula([.CE$10]=TODAY())" style:apply-style-name="Today" style:base-cell-address="'Gantt Chart'.CE27"/>
      <style:map style:condition="is-true-formula(OR(WEEKDAY([.CE$10])=1;WEEKDAY([.CE$10])=7))" style:apply-style-name="Weekend" style:base-cell-address="'Gantt Chart'.CE27"/>
      <style:map style:condition="is-true-formula(ISNUMBER(MATCH([.CE$10];Holidays;0)))" style:apply-style-name="Holiday" style:base-cell-address="'Gantt Chart'.CE27"/>
    </style:style>
    <style:style style:name="ce579" style:family="table-cell" style:parent-style-name="Default">
      <style:table-cell-properties fo:border-bottom="0.06pt solid #dfdfdf" fo:border-left="none" fo:border-right="none" fo:border-top="0.06pt solid #dfdfdf"/>
      <style:map style:condition="is-true-formula([.CE$10]=TODAY())" style:apply-style-name="Today" style:base-cell-address="'Gantt Chart'.CE32"/>
      <style:map style:condition="is-true-formula(OR(WEEKDAY([.CE$10])=1;WEEKDAY([.CE$10])=7))" style:apply-style-name="Weekend" style:base-cell-address="'Gantt Chart'.CE32"/>
      <style:map style:condition="is-true-formula(ISNUMBER(MATCH([.CE$10];Holidays;0)))" style:apply-style-name="Holiday" style:base-cell-address="'Gantt Chart'.CE32"/>
    </style:style>
    <style:style style:name="ce580" style:family="table-cell" style:parent-style-name="Default">
      <style:table-cell-properties fo:border-bottom="0.06pt solid #dfdfdf" fo:border-left="none" fo:border-right="none" fo:border-top="0.06pt solid #dfdfdf"/>
      <style:map style:condition="is-true-formula([.CF$10]=TODAY())" style:apply-style-name="Today" style:base-cell-address="'Gantt Chart'.CF21"/>
      <style:map style:condition="is-true-formula(OR(WEEKDAY([.CF$10])=1;WEEKDAY([.CF$10])=7))" style:apply-style-name="Weekend" style:base-cell-address="'Gantt Chart'.CF21"/>
      <style:map style:condition="is-true-formula(ISNUMBER(MATCH([.CF$10];Holidays;0)))" style:apply-style-name="Holiday" style:base-cell-address="'Gantt Chart'.CF21"/>
    </style:style>
    <style:style style:name="ce581" style:family="table-cell" style:parent-style-name="Default">
      <style:table-cell-properties fo:border-bottom="0.06pt solid #dfdfdf" fo:border-left="none" fo:border-right="none" fo:border-top="0.06pt solid #dfdfdf"/>
      <style:map style:condition="is-true-formula([.CF$10]=TODAY())" style:apply-style-name="Today" style:base-cell-address="'Gantt Chart'.CF22"/>
      <style:map style:condition="is-true-formula(OR(WEEKDAY([.CF$10])=1;WEEKDAY([.CF$10])=7))" style:apply-style-name="Weekend" style:base-cell-address="'Gantt Chart'.CF22"/>
      <style:map style:condition="is-true-formula(ISNUMBER(MATCH([.CF$10];Holidays;0)))" style:apply-style-name="Holiday" style:base-cell-address="'Gantt Chart'.CF22"/>
    </style:style>
    <style:style style:name="ce582" style:family="table-cell" style:parent-style-name="Default">
      <style:table-cell-properties fo:border-bottom="0.06pt solid #dfdfdf" fo:border-left="none" fo:border-right="none" fo:border-top="0.06pt solid #dfdfdf"/>
      <style:map style:condition="is-true-formula([.CF$10]=TODAY())" style:apply-style-name="Today" style:base-cell-address="'Gantt Chart'.CF27"/>
      <style:map style:condition="is-true-formula(OR(WEEKDAY([.CF$10])=1;WEEKDAY([.CF$10])=7))" style:apply-style-name="Weekend" style:base-cell-address="'Gantt Chart'.CF27"/>
      <style:map style:condition="is-true-formula(ISNUMBER(MATCH([.CF$10];Holidays;0)))" style:apply-style-name="Holiday" style:base-cell-address="'Gantt Chart'.CF27"/>
    </style:style>
    <style:style style:name="ce583" style:family="table-cell" style:parent-style-name="Default">
      <style:table-cell-properties fo:border-bottom="0.06pt solid #dfdfdf" fo:border-left="none" fo:border-right="none" fo:border-top="0.06pt solid #dfdfdf"/>
      <style:map style:condition="is-true-formula([.CF$10]=TODAY())" style:apply-style-name="Today" style:base-cell-address="'Gantt Chart'.CF32"/>
      <style:map style:condition="is-true-formula(OR(WEEKDAY([.CF$10])=1;WEEKDAY([.CF$10])=7))" style:apply-style-name="Weekend" style:base-cell-address="'Gantt Chart'.CF32"/>
      <style:map style:condition="is-true-formula(ISNUMBER(MATCH([.CF$10];Holidays;0)))" style:apply-style-name="Holiday" style:base-cell-address="'Gantt Chart'.CF32"/>
    </style:style>
    <style:style style:name="ce584" style:family="table-cell" style:parent-style-name="Default">
      <style:table-cell-properties fo:border-bottom="0.06pt solid #dfdfdf" fo:border-left="none" fo:border-right="none" fo:border-top="0.06pt solid #dfdfdf"/>
      <style:map style:condition="is-true-formula([.CG$10]=TODAY())" style:apply-style-name="Today" style:base-cell-address="'Gantt Chart'.CG21"/>
      <style:map style:condition="is-true-formula(OR(WEEKDAY([.CG$10])=1;WEEKDAY([.CG$10])=7))" style:apply-style-name="Weekend" style:base-cell-address="'Gantt Chart'.CG21"/>
      <style:map style:condition="is-true-formula(ISNUMBER(MATCH([.CG$10];Holidays;0)))" style:apply-style-name="Holiday" style:base-cell-address="'Gantt Chart'.CG21"/>
    </style:style>
    <style:style style:name="ce585" style:family="table-cell" style:parent-style-name="Default">
      <style:table-cell-properties fo:border-bottom="0.06pt solid #dfdfdf" fo:border-left="none" fo:border-right="none" fo:border-top="0.06pt solid #dfdfdf"/>
      <style:map style:condition="is-true-formula([.CG$10]=TODAY())" style:apply-style-name="Today" style:base-cell-address="'Gantt Chart'.CG22"/>
      <style:map style:condition="is-true-formula(OR(WEEKDAY([.CG$10])=1;WEEKDAY([.CG$10])=7))" style:apply-style-name="Weekend" style:base-cell-address="'Gantt Chart'.CG22"/>
      <style:map style:condition="is-true-formula(ISNUMBER(MATCH([.CG$10];Holidays;0)))" style:apply-style-name="Holiday" style:base-cell-address="'Gantt Chart'.CG22"/>
    </style:style>
    <style:style style:name="ce586" style:family="table-cell" style:parent-style-name="Default">
      <style:table-cell-properties fo:border-bottom="0.06pt solid #dfdfdf" fo:border-left="none" fo:border-right="none" fo:border-top="0.06pt solid #dfdfdf"/>
      <style:map style:condition="is-true-formula([.CG$10]=TODAY())" style:apply-style-name="Today" style:base-cell-address="'Gantt Chart'.CG27"/>
      <style:map style:condition="is-true-formula(OR(WEEKDAY([.CG$10])=1;WEEKDAY([.CG$10])=7))" style:apply-style-name="Weekend" style:base-cell-address="'Gantt Chart'.CG27"/>
      <style:map style:condition="is-true-formula(ISNUMBER(MATCH([.CG$10];Holidays;0)))" style:apply-style-name="Holiday" style:base-cell-address="'Gantt Chart'.CG27"/>
    </style:style>
    <style:style style:name="ce587" style:family="table-cell" style:parent-style-name="Default">
      <style:table-cell-properties fo:border-bottom="0.06pt solid #dfdfdf" fo:border-left="none" fo:border-right="none" fo:border-top="0.06pt solid #dfdfdf"/>
      <style:map style:condition="is-true-formula([.CG$10]=TODAY())" style:apply-style-name="Today" style:base-cell-address="'Gantt Chart'.CG32"/>
      <style:map style:condition="is-true-formula(OR(WEEKDAY([.CG$10])=1;WEEKDAY([.CG$10])=7))" style:apply-style-name="Weekend" style:base-cell-address="'Gantt Chart'.CG32"/>
      <style:map style:condition="is-true-formula(ISNUMBER(MATCH([.CG$10];Holidays;0)))" style:apply-style-name="Holiday" style:base-cell-address="'Gantt Chart'.CG32"/>
    </style:style>
    <style:style style:name="ce588" style:family="table-cell" style:parent-style-name="Default">
      <style:table-cell-properties fo:border-bottom="0.06pt solid #dfdfdf" fo:border-left="none" fo:border-right="none" fo:border-top="0.06pt solid #dfdfdf"/>
      <style:map style:condition="is-true-formula([.CH$10]=TODAY())" style:apply-style-name="Today" style:base-cell-address="'Gantt Chart'.CH21"/>
      <style:map style:condition="is-true-formula(OR(WEEKDAY([.CH$10])=1;WEEKDAY([.CH$10])=7))" style:apply-style-name="Weekend" style:base-cell-address="'Gantt Chart'.CH21"/>
      <style:map style:condition="is-true-formula(ISNUMBER(MATCH([.CH$10];Holidays;0)))" style:apply-style-name="Holiday" style:base-cell-address="'Gantt Chart'.CH21"/>
    </style:style>
    <style:style style:name="ce589" style:family="table-cell" style:parent-style-name="Default">
      <style:table-cell-properties fo:border-bottom="0.06pt solid #dfdfdf" fo:border-left="none" fo:border-right="none" fo:border-top="0.06pt solid #dfdfdf"/>
      <style:map style:condition="is-true-formula([.CH$10]=TODAY())" style:apply-style-name="Today" style:base-cell-address="'Gantt Chart'.CH22"/>
      <style:map style:condition="is-true-formula(OR(WEEKDAY([.CH$10])=1;WEEKDAY([.CH$10])=7))" style:apply-style-name="Weekend" style:base-cell-address="'Gantt Chart'.CH22"/>
      <style:map style:condition="is-true-formula(ISNUMBER(MATCH([.CH$10];Holidays;0)))" style:apply-style-name="Holiday" style:base-cell-address="'Gantt Chart'.CH22"/>
    </style:style>
    <style:style style:name="ce590" style:family="table-cell" style:parent-style-name="Default">
      <style:table-cell-properties fo:border-bottom="0.06pt solid #dfdfdf" fo:border-left="none" fo:border-right="none" fo:border-top="0.06pt solid #dfdfdf"/>
      <style:map style:condition="is-true-formula([.CH$10]=TODAY())" style:apply-style-name="Today" style:base-cell-address="'Gantt Chart'.CH27"/>
      <style:map style:condition="is-true-formula(OR(WEEKDAY([.CH$10])=1;WEEKDAY([.CH$10])=7))" style:apply-style-name="Weekend" style:base-cell-address="'Gantt Chart'.CH27"/>
      <style:map style:condition="is-true-formula(ISNUMBER(MATCH([.CH$10];Holidays;0)))" style:apply-style-name="Holiday" style:base-cell-address="'Gantt Chart'.CH27"/>
    </style:style>
    <style:style style:name="ce591" style:family="table-cell" style:parent-style-name="Default">
      <style:table-cell-properties fo:border-bottom="0.06pt solid #dfdfdf" fo:border-left="none" fo:border-right="none" fo:border-top="0.06pt solid #dfdfdf"/>
      <style:map style:condition="is-true-formula([.CH$10]=TODAY())" style:apply-style-name="Today" style:base-cell-address="'Gantt Chart'.CH32"/>
      <style:map style:condition="is-true-formula(OR(WEEKDAY([.CH$10])=1;WEEKDAY([.CH$10])=7))" style:apply-style-name="Weekend" style:base-cell-address="'Gantt Chart'.CH32"/>
      <style:map style:condition="is-true-formula(ISNUMBER(MATCH([.CH$10];Holidays;0)))" style:apply-style-name="Holiday" style:base-cell-address="'Gantt Chart'.CH32"/>
    </style:style>
    <style:style style:name="ce592" style:family="table-cell" style:parent-style-name="Default">
      <style:table-cell-properties fo:border-bottom="0.06pt solid #dfdfdf" fo:border-left="none" fo:border-right="none" fo:border-top="0.06pt solid #dfdfdf"/>
      <style:map style:condition="is-true-formula([.CI$10]=TODAY())" style:apply-style-name="Today" style:base-cell-address="'Gantt Chart'.CI21"/>
      <style:map style:condition="is-true-formula(OR(WEEKDAY([.CI$10])=1;WEEKDAY([.CI$10])=7))" style:apply-style-name="Weekend" style:base-cell-address="'Gantt Chart'.CI21"/>
      <style:map style:condition="is-true-formula(ISNUMBER(MATCH([.CI$10];Holidays;0)))" style:apply-style-name="Holiday" style:base-cell-address="'Gantt Chart'.CI21"/>
    </style:style>
    <style:style style:name="ce593" style:family="table-cell" style:parent-style-name="Default">
      <style:table-cell-properties fo:border-bottom="0.06pt solid #dfdfdf" fo:border-left="none" fo:border-right="none" fo:border-top="0.06pt solid #dfdfdf"/>
      <style:map style:condition="is-true-formula([.CI$10]=TODAY())" style:apply-style-name="Today" style:base-cell-address="'Gantt Chart'.CI22"/>
      <style:map style:condition="is-true-formula(OR(WEEKDAY([.CI$10])=1;WEEKDAY([.CI$10])=7))" style:apply-style-name="Weekend" style:base-cell-address="'Gantt Chart'.CI22"/>
      <style:map style:condition="is-true-formula(ISNUMBER(MATCH([.CI$10];Holidays;0)))" style:apply-style-name="Holiday" style:base-cell-address="'Gantt Chart'.CI22"/>
    </style:style>
    <style:style style:name="ce594" style:family="table-cell" style:parent-style-name="Default">
      <style:table-cell-properties fo:border-bottom="0.06pt solid #dfdfdf" fo:border-left="none" fo:border-right="none" fo:border-top="0.06pt solid #dfdfdf"/>
      <style:map style:condition="is-true-formula([.CI$10]=TODAY())" style:apply-style-name="Today" style:base-cell-address="'Gantt Chart'.CI27"/>
      <style:map style:condition="is-true-formula(OR(WEEKDAY([.CI$10])=1;WEEKDAY([.CI$10])=7))" style:apply-style-name="Weekend" style:base-cell-address="'Gantt Chart'.CI27"/>
      <style:map style:condition="is-true-formula(ISNUMBER(MATCH([.CI$10];Holidays;0)))" style:apply-style-name="Holiday" style:base-cell-address="'Gantt Chart'.CI27"/>
    </style:style>
    <style:style style:name="ce595" style:family="table-cell" style:parent-style-name="Default">
      <style:table-cell-properties fo:border-bottom="0.06pt solid #dfdfdf" fo:border-left="none" fo:border-right="none" fo:border-top="0.06pt solid #dfdfdf"/>
      <style:map style:condition="is-true-formula([.CI$10]=TODAY())" style:apply-style-name="Today" style:base-cell-address="'Gantt Chart'.CI32"/>
      <style:map style:condition="is-true-formula(OR(WEEKDAY([.CI$10])=1;WEEKDAY([.CI$10])=7))" style:apply-style-name="Weekend" style:base-cell-address="'Gantt Chart'.CI32"/>
      <style:map style:condition="is-true-formula(ISNUMBER(MATCH([.CI$10];Holidays;0)))" style:apply-style-name="Holiday" style:base-cell-address="'Gantt Chart'.CI32"/>
    </style:style>
    <style:style style:name="ce596" style:family="table-cell" style:parent-style-name="Default">
      <style:table-cell-properties fo:border-bottom="0.06pt solid #dfdfdf" fo:border-left="none" fo:border-right="none" fo:border-top="0.06pt solid #dfdfdf"/>
      <style:map style:condition="is-true-formula([.CJ$10]=TODAY())" style:apply-style-name="Today" style:base-cell-address="'Gantt Chart'.CJ21"/>
      <style:map style:condition="is-true-formula(OR(WEEKDAY([.CJ$10])=1;WEEKDAY([.CJ$10])=7))" style:apply-style-name="Weekend" style:base-cell-address="'Gantt Chart'.CJ21"/>
      <style:map style:condition="is-true-formula(ISNUMBER(MATCH([.CJ$10];Holidays;0)))" style:apply-style-name="Holiday" style:base-cell-address="'Gantt Chart'.CJ21"/>
    </style:style>
    <style:style style:name="ce597" style:family="table-cell" style:parent-style-name="Default">
      <style:table-cell-properties fo:border-bottom="0.06pt solid #dfdfdf" fo:border-left="none" fo:border-right="none" fo:border-top="0.06pt solid #dfdfdf"/>
      <style:map style:condition="is-true-formula([.CJ$10]=TODAY())" style:apply-style-name="Today" style:base-cell-address="'Gantt Chart'.CJ22"/>
      <style:map style:condition="is-true-formula(OR(WEEKDAY([.CJ$10])=1;WEEKDAY([.CJ$10])=7))" style:apply-style-name="Weekend" style:base-cell-address="'Gantt Chart'.CJ22"/>
      <style:map style:condition="is-true-formula(ISNUMBER(MATCH([.CJ$10];Holidays;0)))" style:apply-style-name="Holiday" style:base-cell-address="'Gantt Chart'.CJ22"/>
    </style:style>
    <style:style style:name="ce598" style:family="table-cell" style:parent-style-name="Default">
      <style:table-cell-properties fo:border-bottom="0.06pt solid #dfdfdf" fo:border-left="none" fo:border-right="none" fo:border-top="0.06pt solid #dfdfdf"/>
      <style:map style:condition="is-true-formula([.CJ$10]=TODAY())" style:apply-style-name="Today" style:base-cell-address="'Gantt Chart'.CJ27"/>
      <style:map style:condition="is-true-formula(OR(WEEKDAY([.CJ$10])=1;WEEKDAY([.CJ$10])=7))" style:apply-style-name="Weekend" style:base-cell-address="'Gantt Chart'.CJ27"/>
      <style:map style:condition="is-true-formula(ISNUMBER(MATCH([.CJ$10];Holidays;0)))" style:apply-style-name="Holiday" style:base-cell-address="'Gantt Chart'.CJ27"/>
    </style:style>
    <style:style style:name="ce599" style:family="table-cell" style:parent-style-name="Default">
      <style:table-cell-properties fo:border-bottom="0.06pt solid #dfdfdf" fo:border-left="none" fo:border-right="none" fo:border-top="0.06pt solid #dfdfdf"/>
      <style:map style:condition="is-true-formula([.CJ$10]=TODAY())" style:apply-style-name="Today" style:base-cell-address="'Gantt Chart'.CJ32"/>
      <style:map style:condition="is-true-formula(OR(WEEKDAY([.CJ$10])=1;WEEKDAY([.CJ$10])=7))" style:apply-style-name="Weekend" style:base-cell-address="'Gantt Chart'.CJ32"/>
      <style:map style:condition="is-true-formula(ISNUMBER(MATCH([.CJ$10];Holidays;0)))" style:apply-style-name="Holiday" style:base-cell-address="'Gantt Chart'.CJ32"/>
    </style:style>
    <style:style style:name="ce600" style:family="table-cell" style:parent-style-name="Default">
      <style:table-cell-properties fo:border-bottom="0.06pt solid #dfdfdf" fo:border-left="none" fo:border-right="none" fo:border-top="0.06pt solid #dfdfdf"/>
      <style:map style:condition="is-true-formula([.CK$10]=TODAY())" style:apply-style-name="Today" style:base-cell-address="'Gantt Chart'.CK21"/>
      <style:map style:condition="is-true-formula(OR(WEEKDAY([.CK$10])=1;WEEKDAY([.CK$10])=7))" style:apply-style-name="Weekend" style:base-cell-address="'Gantt Chart'.CK21"/>
      <style:map style:condition="is-true-formula(ISNUMBER(MATCH([.CK$10];Holidays;0)))" style:apply-style-name="Holiday" style:base-cell-address="'Gantt Chart'.CK21"/>
    </style:style>
    <style:style style:name="ce601" style:family="table-cell" style:parent-style-name="Default">
      <style:table-cell-properties fo:border-bottom="0.06pt solid #dfdfdf" fo:border-left="none" fo:border-right="none" fo:border-top="0.06pt solid #dfdfdf"/>
      <style:map style:condition="is-true-formula([.CK$10]=TODAY())" style:apply-style-name="Today" style:base-cell-address="'Gantt Chart'.CK22"/>
      <style:map style:condition="is-true-formula(OR(WEEKDAY([.CK$10])=1;WEEKDAY([.CK$10])=7))" style:apply-style-name="Weekend" style:base-cell-address="'Gantt Chart'.CK22"/>
      <style:map style:condition="is-true-formula(ISNUMBER(MATCH([.CK$10];Holidays;0)))" style:apply-style-name="Holiday" style:base-cell-address="'Gantt Chart'.CK22"/>
    </style:style>
    <style:style style:name="ce602" style:family="table-cell" style:parent-style-name="Default">
      <style:table-cell-properties fo:border-bottom="0.06pt solid #dfdfdf" fo:border-left="none" fo:border-right="none" fo:border-top="0.06pt solid #dfdfdf"/>
      <style:map style:condition="is-true-formula([.CK$10]=TODAY())" style:apply-style-name="Today" style:base-cell-address="'Gantt Chart'.CK27"/>
      <style:map style:condition="is-true-formula(OR(WEEKDAY([.CK$10])=1;WEEKDAY([.CK$10])=7))" style:apply-style-name="Weekend" style:base-cell-address="'Gantt Chart'.CK27"/>
      <style:map style:condition="is-true-formula(ISNUMBER(MATCH([.CK$10];Holidays;0)))" style:apply-style-name="Holiday" style:base-cell-address="'Gantt Chart'.CK27"/>
    </style:style>
    <style:style style:name="ce603" style:family="table-cell" style:parent-style-name="Default">
      <style:table-cell-properties fo:border-bottom="0.06pt solid #dfdfdf" fo:border-left="none" fo:border-right="none" fo:border-top="0.06pt solid #dfdfdf"/>
      <style:map style:condition="is-true-formula([.CK$10]=TODAY())" style:apply-style-name="Today" style:base-cell-address="'Gantt Chart'.CK32"/>
      <style:map style:condition="is-true-formula(OR(WEEKDAY([.CK$10])=1;WEEKDAY([.CK$10])=7))" style:apply-style-name="Weekend" style:base-cell-address="'Gantt Chart'.CK32"/>
      <style:map style:condition="is-true-formula(ISNUMBER(MATCH([.CK$10];Holidays;0)))" style:apply-style-name="Holiday" style:base-cell-address="'Gantt Chart'.CK32"/>
    </style:style>
    <style:style style:name="ce604" style:family="table-cell" style:parent-style-name="Default">
      <style:table-cell-properties fo:border-bottom="0.06pt solid #dfdfdf" fo:border-left="none" fo:border-right="none" fo:border-top="0.06pt solid #dfdfdf"/>
      <style:map style:condition="is-true-formula([.CL$10]=TODAY())" style:apply-style-name="Today" style:base-cell-address="'Gantt Chart'.CL21"/>
      <style:map style:condition="is-true-formula(OR(WEEKDAY([.CL$10])=1;WEEKDAY([.CL$10])=7))" style:apply-style-name="Weekend" style:base-cell-address="'Gantt Chart'.CL21"/>
      <style:map style:condition="is-true-formula(ISNUMBER(MATCH([.CL$10];Holidays;0)))" style:apply-style-name="Holiday" style:base-cell-address="'Gantt Chart'.CL21"/>
    </style:style>
    <style:style style:name="ce605" style:family="table-cell" style:parent-style-name="Default">
      <style:table-cell-properties fo:border-bottom="0.06pt solid #dfdfdf" fo:border-left="none" fo:border-right="none" fo:border-top="0.06pt solid #dfdfdf"/>
      <style:map style:condition="is-true-formula([.CL$10]=TODAY())" style:apply-style-name="Today" style:base-cell-address="'Gantt Chart'.CL22"/>
      <style:map style:condition="is-true-formula(OR(WEEKDAY([.CL$10])=1;WEEKDAY([.CL$10])=7))" style:apply-style-name="Weekend" style:base-cell-address="'Gantt Chart'.CL22"/>
      <style:map style:condition="is-true-formula(ISNUMBER(MATCH([.CL$10];Holidays;0)))" style:apply-style-name="Holiday" style:base-cell-address="'Gantt Chart'.CL22"/>
    </style:style>
    <style:style style:name="ce606" style:family="table-cell" style:parent-style-name="Default">
      <style:table-cell-properties fo:border-bottom="0.06pt solid #dfdfdf" fo:border-left="none" fo:border-right="none" fo:border-top="0.06pt solid #dfdfdf"/>
      <style:map style:condition="is-true-formula([.CL$10]=TODAY())" style:apply-style-name="Today" style:base-cell-address="'Gantt Chart'.CL27"/>
      <style:map style:condition="is-true-formula(OR(WEEKDAY([.CL$10])=1;WEEKDAY([.CL$10])=7))" style:apply-style-name="Weekend" style:base-cell-address="'Gantt Chart'.CL27"/>
      <style:map style:condition="is-true-formula(ISNUMBER(MATCH([.CL$10];Holidays;0)))" style:apply-style-name="Holiday" style:base-cell-address="'Gantt Chart'.CL27"/>
    </style:style>
    <style:style style:name="ce607" style:family="table-cell" style:parent-style-name="Default">
      <style:table-cell-properties fo:border-bottom="0.06pt solid #dfdfdf" fo:border-left="none" fo:border-right="none" fo:border-top="0.06pt solid #dfdfdf"/>
      <style:map style:condition="is-true-formula([.CL$10]=TODAY())" style:apply-style-name="Today" style:base-cell-address="'Gantt Chart'.CL32"/>
      <style:map style:condition="is-true-formula(OR(WEEKDAY([.CL$10])=1;WEEKDAY([.CL$10])=7))" style:apply-style-name="Weekend" style:base-cell-address="'Gantt Chart'.CL32"/>
      <style:map style:condition="is-true-formula(ISNUMBER(MATCH([.CL$10];Holidays;0)))" style:apply-style-name="Holiday" style:base-cell-address="'Gantt Chart'.CL32"/>
    </style:style>
    <style:style style:name="ce608" style:family="table-cell" style:parent-style-name="Default">
      <style:table-cell-properties fo:border-bottom="0.06pt solid #dfdfdf" fo:border-left="none" fo:border-right="none" fo:border-top="0.06pt solid #dfdfdf"/>
      <style:map style:condition="is-true-formula([.CM$10]=TODAY())" style:apply-style-name="Today" style:base-cell-address="'Gantt Chart'.CM21"/>
      <style:map style:condition="is-true-formula(OR(WEEKDAY([.CM$10])=1;WEEKDAY([.CM$10])=7))" style:apply-style-name="Weekend" style:base-cell-address="'Gantt Chart'.CM21"/>
      <style:map style:condition="is-true-formula(ISNUMBER(MATCH([.CM$10];Holidays;0)))" style:apply-style-name="Holiday" style:base-cell-address="'Gantt Chart'.CM21"/>
    </style:style>
    <style:style style:name="ce609" style:family="table-cell" style:parent-style-name="Default">
      <style:table-cell-properties fo:border-bottom="0.06pt solid #dfdfdf" fo:border-left="none" fo:border-right="none" fo:border-top="0.06pt solid #dfdfdf"/>
      <style:map style:condition="is-true-formula([.CM$10]=TODAY())" style:apply-style-name="Today" style:base-cell-address="'Gantt Chart'.CM22"/>
      <style:map style:condition="is-true-formula(OR(WEEKDAY([.CM$10])=1;WEEKDAY([.CM$10])=7))" style:apply-style-name="Weekend" style:base-cell-address="'Gantt Chart'.CM22"/>
      <style:map style:condition="is-true-formula(ISNUMBER(MATCH([.CM$10];Holidays;0)))" style:apply-style-name="Holiday" style:base-cell-address="'Gantt Chart'.CM22"/>
    </style:style>
    <style:style style:name="ce610" style:family="table-cell" style:parent-style-name="Default">
      <style:table-cell-properties fo:border-bottom="0.06pt solid #dfdfdf" fo:border-left="none" fo:border-right="none" fo:border-top="0.06pt solid #dfdfdf"/>
      <style:map style:condition="is-true-formula([.CM$10]=TODAY())" style:apply-style-name="Today" style:base-cell-address="'Gantt Chart'.CM27"/>
      <style:map style:condition="is-true-formula(OR(WEEKDAY([.CM$10])=1;WEEKDAY([.CM$10])=7))" style:apply-style-name="Weekend" style:base-cell-address="'Gantt Chart'.CM27"/>
      <style:map style:condition="is-true-formula(ISNUMBER(MATCH([.CM$10];Holidays;0)))" style:apply-style-name="Holiday" style:base-cell-address="'Gantt Chart'.CM27"/>
    </style:style>
    <style:style style:name="ce611" style:family="table-cell" style:parent-style-name="Default">
      <style:table-cell-properties fo:border-bottom="0.06pt solid #dfdfdf" fo:border-left="none" fo:border-right="none" fo:border-top="0.06pt solid #dfdfdf"/>
      <style:map style:condition="is-true-formula([.CM$10]=TODAY())" style:apply-style-name="Today" style:base-cell-address="'Gantt Chart'.CM32"/>
      <style:map style:condition="is-true-formula(OR(WEEKDAY([.CM$10])=1;WEEKDAY([.CM$10])=7))" style:apply-style-name="Weekend" style:base-cell-address="'Gantt Chart'.CM32"/>
      <style:map style:condition="is-true-formula(ISNUMBER(MATCH([.CM$10];Holidays;0)))" style:apply-style-name="Holiday" style:base-cell-address="'Gantt Chart'.CM32"/>
    </style:style>
    <style:style style:name="ce612" style:family="table-cell" style:parent-style-name="Default">
      <style:table-cell-properties fo:border-bottom="0.06pt solid #dfdfdf" fo:border-left="none" fo:border-right="none" fo:border-top="0.06pt solid #dfdfdf"/>
      <style:map style:condition="is-true-formula([.CN$10]=TODAY())" style:apply-style-name="Today" style:base-cell-address="'Gantt Chart'.CN21"/>
      <style:map style:condition="is-true-formula(OR(WEEKDAY([.CN$10])=1;WEEKDAY([.CN$10])=7))" style:apply-style-name="Weekend" style:base-cell-address="'Gantt Chart'.CN21"/>
      <style:map style:condition="is-true-formula(ISNUMBER(MATCH([.CN$10];Holidays;0)))" style:apply-style-name="Holiday" style:base-cell-address="'Gantt Chart'.CN21"/>
    </style:style>
    <style:style style:name="ce613" style:family="table-cell" style:parent-style-name="Default">
      <style:table-cell-properties fo:border-bottom="0.06pt solid #dfdfdf" fo:border-left="none" fo:border-right="none" fo:border-top="0.06pt solid #dfdfdf"/>
      <style:map style:condition="is-true-formula([.CN$10]=TODAY())" style:apply-style-name="Today" style:base-cell-address="'Gantt Chart'.CN22"/>
      <style:map style:condition="is-true-formula(OR(WEEKDAY([.CN$10])=1;WEEKDAY([.CN$10])=7))" style:apply-style-name="Weekend" style:base-cell-address="'Gantt Chart'.CN22"/>
      <style:map style:condition="is-true-formula(ISNUMBER(MATCH([.CN$10];Holidays;0)))" style:apply-style-name="Holiday" style:base-cell-address="'Gantt Chart'.CN22"/>
    </style:style>
    <style:style style:name="ce614" style:family="table-cell" style:parent-style-name="Default">
      <style:table-cell-properties fo:border-bottom="0.06pt solid #dfdfdf" fo:border-left="none" fo:border-right="none" fo:border-top="0.06pt solid #dfdfdf"/>
      <style:map style:condition="is-true-formula([.CN$10]=TODAY())" style:apply-style-name="Today" style:base-cell-address="'Gantt Chart'.CN27"/>
      <style:map style:condition="is-true-formula(OR(WEEKDAY([.CN$10])=1;WEEKDAY([.CN$10])=7))" style:apply-style-name="Weekend" style:base-cell-address="'Gantt Chart'.CN27"/>
      <style:map style:condition="is-true-formula(ISNUMBER(MATCH([.CN$10];Holidays;0)))" style:apply-style-name="Holiday" style:base-cell-address="'Gantt Chart'.CN27"/>
    </style:style>
    <style:style style:name="ce615" style:family="table-cell" style:parent-style-name="Default">
      <style:table-cell-properties fo:border-bottom="0.06pt solid #dfdfdf" fo:border-left="none" fo:border-right="none" fo:border-top="0.06pt solid #dfdfdf"/>
      <style:map style:condition="is-true-formula([.CN$10]=TODAY())" style:apply-style-name="Today" style:base-cell-address="'Gantt Chart'.CN32"/>
      <style:map style:condition="is-true-formula(OR(WEEKDAY([.CN$10])=1;WEEKDAY([.CN$10])=7))" style:apply-style-name="Weekend" style:base-cell-address="'Gantt Chart'.CN32"/>
      <style:map style:condition="is-true-formula(ISNUMBER(MATCH([.CN$10];Holidays;0)))" style:apply-style-name="Holiday" style:base-cell-address="'Gantt Chart'.CN32"/>
    </style:style>
    <style:style style:name="ce616" style:family="table-cell" style:parent-style-name="Default">
      <style:table-cell-properties fo:border-bottom="0.06pt solid #dfdfdf" fo:border-left="none" fo:border-right="none" fo:border-top="0.06pt solid #dfdfdf"/>
      <style:map style:condition="is-true-formula([.CO$10]=TODAY())" style:apply-style-name="Today" style:base-cell-address="'Gantt Chart'.CO21"/>
      <style:map style:condition="is-true-formula(OR(WEEKDAY([.CO$10])=1;WEEKDAY([.CO$10])=7))" style:apply-style-name="Weekend" style:base-cell-address="'Gantt Chart'.CO21"/>
      <style:map style:condition="is-true-formula(ISNUMBER(MATCH([.CO$10];Holidays;0)))" style:apply-style-name="Holiday" style:base-cell-address="'Gantt Chart'.CO21"/>
    </style:style>
    <style:style style:name="ce617" style:family="table-cell" style:parent-style-name="Default">
      <style:table-cell-properties fo:border-bottom="0.06pt solid #dfdfdf" fo:border-left="none" fo:border-right="none" fo:border-top="0.06pt solid #dfdfdf"/>
      <style:map style:condition="is-true-formula([.CO$10]=TODAY())" style:apply-style-name="Today" style:base-cell-address="'Gantt Chart'.CO22"/>
      <style:map style:condition="is-true-formula(OR(WEEKDAY([.CO$10])=1;WEEKDAY([.CO$10])=7))" style:apply-style-name="Weekend" style:base-cell-address="'Gantt Chart'.CO22"/>
      <style:map style:condition="is-true-formula(ISNUMBER(MATCH([.CO$10];Holidays;0)))" style:apply-style-name="Holiday" style:base-cell-address="'Gantt Chart'.CO22"/>
    </style:style>
    <style:style style:name="ce618" style:family="table-cell" style:parent-style-name="Default">
      <style:table-cell-properties fo:border-bottom="0.06pt solid #dfdfdf" fo:border-left="none" fo:border-right="none" fo:border-top="0.06pt solid #dfdfdf"/>
      <style:map style:condition="is-true-formula([.CO$10]=TODAY())" style:apply-style-name="Today" style:base-cell-address="'Gantt Chart'.CO27"/>
      <style:map style:condition="is-true-formula(OR(WEEKDAY([.CO$10])=1;WEEKDAY([.CO$10])=7))" style:apply-style-name="Weekend" style:base-cell-address="'Gantt Chart'.CO27"/>
      <style:map style:condition="is-true-formula(ISNUMBER(MATCH([.CO$10];Holidays;0)))" style:apply-style-name="Holiday" style:base-cell-address="'Gantt Chart'.CO27"/>
    </style:style>
    <style:style style:name="ce619" style:family="table-cell" style:parent-style-name="Default">
      <style:table-cell-properties fo:border-bottom="0.06pt solid #dfdfdf" fo:border-left="none" fo:border-right="none" fo:border-top="0.06pt solid #dfdfdf"/>
      <style:map style:condition="is-true-formula([.CO$10]=TODAY())" style:apply-style-name="Today" style:base-cell-address="'Gantt Chart'.CO32"/>
      <style:map style:condition="is-true-formula(OR(WEEKDAY([.CO$10])=1;WEEKDAY([.CO$10])=7))" style:apply-style-name="Weekend" style:base-cell-address="'Gantt Chart'.CO32"/>
      <style:map style:condition="is-true-formula(ISNUMBER(MATCH([.CO$10];Holidays;0)))" style:apply-style-name="Holiday" style:base-cell-address="'Gantt Chart'.CO32"/>
    </style:style>
    <style:style style:name="ce620" style:family="table-cell" style:parent-style-name="Default">
      <style:table-cell-properties fo:border-bottom="0.06pt solid #dfdfdf" fo:border-left="none" fo:border-right="none" fo:border-top="0.06pt solid #dfdfdf"/>
      <style:map style:condition="is-true-formula([.CP$10]=TODAY())" style:apply-style-name="Today" style:base-cell-address="'Gantt Chart'.CP21"/>
      <style:map style:condition="is-true-formula(OR(WEEKDAY([.CP$10])=1;WEEKDAY([.CP$10])=7))" style:apply-style-name="Weekend" style:base-cell-address="'Gantt Chart'.CP21"/>
      <style:map style:condition="is-true-formula(ISNUMBER(MATCH([.CP$10];Holidays;0)))" style:apply-style-name="Holiday" style:base-cell-address="'Gantt Chart'.CP21"/>
    </style:style>
    <style:style style:name="ce621" style:family="table-cell" style:parent-style-name="Default">
      <style:table-cell-properties fo:border-bottom="0.06pt solid #dfdfdf" fo:border-left="none" fo:border-right="none" fo:border-top="0.06pt solid #dfdfdf"/>
      <style:map style:condition="is-true-formula([.CP$10]=TODAY())" style:apply-style-name="Today" style:base-cell-address="'Gantt Chart'.CP22"/>
      <style:map style:condition="is-true-formula(OR(WEEKDAY([.CP$10])=1;WEEKDAY([.CP$10])=7))" style:apply-style-name="Weekend" style:base-cell-address="'Gantt Chart'.CP22"/>
      <style:map style:condition="is-true-formula(ISNUMBER(MATCH([.CP$10];Holidays;0)))" style:apply-style-name="Holiday" style:base-cell-address="'Gantt Chart'.CP22"/>
    </style:style>
    <style:style style:name="ce622" style:family="table-cell" style:parent-style-name="Default">
      <style:table-cell-properties fo:border-bottom="0.06pt solid #dfdfdf" fo:border-left="none" fo:border-right="none" fo:border-top="0.06pt solid #dfdfdf"/>
      <style:map style:condition="is-true-formula([.CP$10]=TODAY())" style:apply-style-name="Today" style:base-cell-address="'Gantt Chart'.CP27"/>
      <style:map style:condition="is-true-formula(OR(WEEKDAY([.CP$10])=1;WEEKDAY([.CP$10])=7))" style:apply-style-name="Weekend" style:base-cell-address="'Gantt Chart'.CP27"/>
      <style:map style:condition="is-true-formula(ISNUMBER(MATCH([.CP$10];Holidays;0)))" style:apply-style-name="Holiday" style:base-cell-address="'Gantt Chart'.CP27"/>
    </style:style>
    <style:style style:name="ce623" style:family="table-cell" style:parent-style-name="Default">
      <style:table-cell-properties fo:border-bottom="0.06pt solid #dfdfdf" fo:border-left="none" fo:border-right="none" fo:border-top="0.06pt solid #dfdfdf"/>
      <style:map style:condition="is-true-formula([.CP$10]=TODAY())" style:apply-style-name="Today" style:base-cell-address="'Gantt Chart'.CP32"/>
      <style:map style:condition="is-true-formula(OR(WEEKDAY([.CP$10])=1;WEEKDAY([.CP$10])=7))" style:apply-style-name="Weekend" style:base-cell-address="'Gantt Chart'.CP32"/>
      <style:map style:condition="is-true-formula(ISNUMBER(MATCH([.CP$10];Holidays;0)))" style:apply-style-name="Holiday" style:base-cell-address="'Gantt Chart'.CP32"/>
    </style:style>
    <style:style style:name="ce624" style:family="table-cell" style:parent-style-name="Default">
      <style:table-cell-properties fo:border-bottom="0.06pt solid #dfdfdf" fo:border-left="none" fo:border-right="none" fo:border-top="0.06pt solid #dfdfdf"/>
      <style:map style:condition="is-true-formula([.CQ$10]=TODAY())" style:apply-style-name="Today" style:base-cell-address="'Gantt Chart'.CQ21"/>
      <style:map style:condition="is-true-formula(OR(WEEKDAY([.CQ$10])=1;WEEKDAY([.CQ$10])=7))" style:apply-style-name="Weekend" style:base-cell-address="'Gantt Chart'.CQ21"/>
      <style:map style:condition="is-true-formula(ISNUMBER(MATCH([.CQ$10];Holidays;0)))" style:apply-style-name="Holiday" style:base-cell-address="'Gantt Chart'.CQ21"/>
    </style:style>
    <style:style style:name="ce625" style:family="table-cell" style:parent-style-name="Default">
      <style:table-cell-properties fo:border-bottom="0.06pt solid #dfdfdf" fo:border-left="none" fo:border-right="none" fo:border-top="0.06pt solid #dfdfdf"/>
      <style:map style:condition="is-true-formula([.CQ$10]=TODAY())" style:apply-style-name="Today" style:base-cell-address="'Gantt Chart'.CQ22"/>
      <style:map style:condition="is-true-formula(OR(WEEKDAY([.CQ$10])=1;WEEKDAY([.CQ$10])=7))" style:apply-style-name="Weekend" style:base-cell-address="'Gantt Chart'.CQ22"/>
      <style:map style:condition="is-true-formula(ISNUMBER(MATCH([.CQ$10];Holidays;0)))" style:apply-style-name="Holiday" style:base-cell-address="'Gantt Chart'.CQ22"/>
    </style:style>
    <style:style style:name="ce626" style:family="table-cell" style:parent-style-name="Default">
      <style:table-cell-properties fo:border-bottom="0.06pt solid #dfdfdf" fo:border-left="none" fo:border-right="none" fo:border-top="0.06pt solid #dfdfdf"/>
      <style:map style:condition="is-true-formula([.CQ$10]=TODAY())" style:apply-style-name="Today" style:base-cell-address="'Gantt Chart'.CQ27"/>
      <style:map style:condition="is-true-formula(OR(WEEKDAY([.CQ$10])=1;WEEKDAY([.CQ$10])=7))" style:apply-style-name="Weekend" style:base-cell-address="'Gantt Chart'.CQ27"/>
      <style:map style:condition="is-true-formula(ISNUMBER(MATCH([.CQ$10];Holidays;0)))" style:apply-style-name="Holiday" style:base-cell-address="'Gantt Chart'.CQ27"/>
    </style:style>
    <style:style style:name="ce627" style:family="table-cell" style:parent-style-name="Default">
      <style:table-cell-properties fo:border-bottom="0.06pt solid #dfdfdf" fo:border-left="none" fo:border-right="none" fo:border-top="0.06pt solid #dfdfdf"/>
      <style:map style:condition="is-true-formula([.CQ$10]=TODAY())" style:apply-style-name="Today" style:base-cell-address="'Gantt Chart'.CQ32"/>
      <style:map style:condition="is-true-formula(OR(WEEKDAY([.CQ$10])=1;WEEKDAY([.CQ$10])=7))" style:apply-style-name="Weekend" style:base-cell-address="'Gantt Chart'.CQ32"/>
      <style:map style:condition="is-true-formula(ISNUMBER(MATCH([.CQ$10];Holidays;0)))" style:apply-style-name="Holiday" style:base-cell-address="'Gantt Chart'.CQ32"/>
    </style:style>
    <style:style style:name="ce628" style:family="table-cell" style:parent-style-name="Default">
      <style:table-cell-properties fo:border-bottom="0.06pt solid #dfdfdf" fo:border-left="none" fo:border-right="none" fo:border-top="0.06pt solid #dfdfdf"/>
      <style:map style:condition="is-true-formula([.CR$10]=TODAY())" style:apply-style-name="Today" style:base-cell-address="'Gantt Chart'.CR21"/>
      <style:map style:condition="is-true-formula(OR(WEEKDAY([.CR$10])=1;WEEKDAY([.CR$10])=7))" style:apply-style-name="Weekend" style:base-cell-address="'Gantt Chart'.CR21"/>
      <style:map style:condition="is-true-formula(ISNUMBER(MATCH([.CR$10];Holidays;0)))" style:apply-style-name="Holiday" style:base-cell-address="'Gantt Chart'.CR21"/>
    </style:style>
    <style:style style:name="ce629" style:family="table-cell" style:parent-style-name="Default">
      <style:table-cell-properties fo:border-bottom="0.06pt solid #dfdfdf" fo:border-left="none" fo:border-right="none" fo:border-top="0.06pt solid #dfdfdf"/>
      <style:map style:condition="is-true-formula([.CR$10]=TODAY())" style:apply-style-name="Today" style:base-cell-address="'Gantt Chart'.CR22"/>
      <style:map style:condition="is-true-formula(OR(WEEKDAY([.CR$10])=1;WEEKDAY([.CR$10])=7))" style:apply-style-name="Weekend" style:base-cell-address="'Gantt Chart'.CR22"/>
      <style:map style:condition="is-true-formula(ISNUMBER(MATCH([.CR$10];Holidays;0)))" style:apply-style-name="Holiday" style:base-cell-address="'Gantt Chart'.CR22"/>
    </style:style>
    <style:style style:name="ce630" style:family="table-cell" style:parent-style-name="Default">
      <style:table-cell-properties fo:border-bottom="0.06pt solid #dfdfdf" fo:border-left="none" fo:border-right="none" fo:border-top="0.06pt solid #dfdfdf"/>
      <style:map style:condition="is-true-formula([.CR$10]=TODAY())" style:apply-style-name="Today" style:base-cell-address="'Gantt Chart'.CR27"/>
      <style:map style:condition="is-true-formula(OR(WEEKDAY([.CR$10])=1;WEEKDAY([.CR$10])=7))" style:apply-style-name="Weekend" style:base-cell-address="'Gantt Chart'.CR27"/>
      <style:map style:condition="is-true-formula(ISNUMBER(MATCH([.CR$10];Holidays;0)))" style:apply-style-name="Holiday" style:base-cell-address="'Gantt Chart'.CR27"/>
    </style:style>
    <style:style style:name="ce631" style:family="table-cell" style:parent-style-name="Default">
      <style:table-cell-properties fo:border-bottom="0.06pt solid #dfdfdf" fo:border-left="none" fo:border-right="none" fo:border-top="0.06pt solid #dfdfdf"/>
      <style:map style:condition="is-true-formula([.CR$10]=TODAY())" style:apply-style-name="Today" style:base-cell-address="'Gantt Chart'.CR32"/>
      <style:map style:condition="is-true-formula(OR(WEEKDAY([.CR$10])=1;WEEKDAY([.CR$10])=7))" style:apply-style-name="Weekend" style:base-cell-address="'Gantt Chart'.CR32"/>
      <style:map style:condition="is-true-formula(ISNUMBER(MATCH([.CR$10];Holidays;0)))" style:apply-style-name="Holiday" style:base-cell-address="'Gantt Chart'.CR32"/>
    </style:style>
    <style:style style:name="ce632" style:family="table-cell" style:parent-style-name="Default">
      <style:table-cell-properties fo:border-bottom="0.06pt solid #dfdfdf" fo:border-left="none" fo:border-right="none" fo:border-top="0.06pt solid #dfdfdf"/>
      <style:map style:condition="is-true-formula([.CS$10]=TODAY())" style:apply-style-name="Today" style:base-cell-address="'Gantt Chart'.CS21"/>
      <style:map style:condition="is-true-formula(OR(WEEKDAY([.CS$10])=1;WEEKDAY([.CS$10])=7))" style:apply-style-name="Weekend" style:base-cell-address="'Gantt Chart'.CS21"/>
      <style:map style:condition="is-true-formula(ISNUMBER(MATCH([.CS$10];Holidays;0)))" style:apply-style-name="Holiday" style:base-cell-address="'Gantt Chart'.CS21"/>
    </style:style>
    <style:style style:name="ce633" style:family="table-cell" style:parent-style-name="Default">
      <style:table-cell-properties fo:border-bottom="0.06pt solid #dfdfdf" fo:border-left="none" fo:border-right="none" fo:border-top="0.06pt solid #dfdfdf"/>
      <style:map style:condition="is-true-formula([.CS$10]=TODAY())" style:apply-style-name="Today" style:base-cell-address="'Gantt Chart'.CS22"/>
      <style:map style:condition="is-true-formula(OR(WEEKDAY([.CS$10])=1;WEEKDAY([.CS$10])=7))" style:apply-style-name="Weekend" style:base-cell-address="'Gantt Chart'.CS22"/>
      <style:map style:condition="is-true-formula(ISNUMBER(MATCH([.CS$10];Holidays;0)))" style:apply-style-name="Holiday" style:base-cell-address="'Gantt Chart'.CS22"/>
    </style:style>
    <style:style style:name="ce634" style:family="table-cell" style:parent-style-name="Default">
      <style:table-cell-properties fo:border-bottom="0.06pt solid #dfdfdf" fo:border-left="none" fo:border-right="none" fo:border-top="0.06pt solid #dfdfdf"/>
      <style:map style:condition="is-true-formula([.CS$10]=TODAY())" style:apply-style-name="Today" style:base-cell-address="'Gantt Chart'.CS27"/>
      <style:map style:condition="is-true-formula(OR(WEEKDAY([.CS$10])=1;WEEKDAY([.CS$10])=7))" style:apply-style-name="Weekend" style:base-cell-address="'Gantt Chart'.CS27"/>
      <style:map style:condition="is-true-formula(ISNUMBER(MATCH([.CS$10];Holidays;0)))" style:apply-style-name="Holiday" style:base-cell-address="'Gantt Chart'.CS27"/>
    </style:style>
    <style:style style:name="ce635" style:family="table-cell" style:parent-style-name="Default">
      <style:table-cell-properties fo:border-bottom="0.06pt solid #dfdfdf" fo:border-left="none" fo:border-right="none" fo:border-top="0.06pt solid #dfdfdf"/>
      <style:map style:condition="is-true-formula([.CS$10]=TODAY())" style:apply-style-name="Today" style:base-cell-address="'Gantt Chart'.CS32"/>
      <style:map style:condition="is-true-formula(OR(WEEKDAY([.CS$10])=1;WEEKDAY([.CS$10])=7))" style:apply-style-name="Weekend" style:base-cell-address="'Gantt Chart'.CS32"/>
      <style:map style:condition="is-true-formula(ISNUMBER(MATCH([.CS$10];Holidays;0)))" style:apply-style-name="Holiday" style:base-cell-address="'Gantt Chart'.CS32"/>
    </style:style>
    <style:style style:name="ce636" style:family="table-cell" style:parent-style-name="Default">
      <style:table-cell-properties fo:border-bottom="0.06pt solid #dfdfdf" fo:border-left="none" fo:border-right="none" fo:border-top="0.06pt solid #dfdfdf"/>
      <style:map style:condition="is-true-formula([.CT$10]=TODAY())" style:apply-style-name="Today" style:base-cell-address="'Gantt Chart'.CT21"/>
      <style:map style:condition="is-true-formula(OR(WEEKDAY([.CT$10])=1;WEEKDAY([.CT$10])=7))" style:apply-style-name="Weekend" style:base-cell-address="'Gantt Chart'.CT21"/>
      <style:map style:condition="is-true-formula(ISNUMBER(MATCH([.CT$10];Holidays;0)))" style:apply-style-name="Holiday" style:base-cell-address="'Gantt Chart'.CT21"/>
    </style:style>
    <style:style style:name="ce637" style:family="table-cell" style:parent-style-name="Default">
      <style:table-cell-properties fo:border-bottom="0.06pt solid #dfdfdf" fo:border-left="none" fo:border-right="none" fo:border-top="0.06pt solid #dfdfdf"/>
      <style:map style:condition="is-true-formula([.CT$10]=TODAY())" style:apply-style-name="Today" style:base-cell-address="'Gantt Chart'.CT22"/>
      <style:map style:condition="is-true-formula(OR(WEEKDAY([.CT$10])=1;WEEKDAY([.CT$10])=7))" style:apply-style-name="Weekend" style:base-cell-address="'Gantt Chart'.CT22"/>
      <style:map style:condition="is-true-formula(ISNUMBER(MATCH([.CT$10];Holidays;0)))" style:apply-style-name="Holiday" style:base-cell-address="'Gantt Chart'.CT22"/>
    </style:style>
    <style:style style:name="ce638" style:family="table-cell" style:parent-style-name="Default">
      <style:table-cell-properties fo:border-bottom="0.06pt solid #dfdfdf" fo:border-left="none" fo:border-right="none" fo:border-top="0.06pt solid #dfdfdf"/>
      <style:map style:condition="is-true-formula([.CT$10]=TODAY())" style:apply-style-name="Today" style:base-cell-address="'Gantt Chart'.CT27"/>
      <style:map style:condition="is-true-formula(OR(WEEKDAY([.CT$10])=1;WEEKDAY([.CT$10])=7))" style:apply-style-name="Weekend" style:base-cell-address="'Gantt Chart'.CT27"/>
      <style:map style:condition="is-true-formula(ISNUMBER(MATCH([.CT$10];Holidays;0)))" style:apply-style-name="Holiday" style:base-cell-address="'Gantt Chart'.CT27"/>
    </style:style>
    <style:style style:name="ce639" style:family="table-cell" style:parent-style-name="Default">
      <style:table-cell-properties fo:border-bottom="0.06pt solid #dfdfdf" fo:border-left="none" fo:border-right="none" fo:border-top="0.06pt solid #dfdfdf"/>
      <style:map style:condition="is-true-formula([.CT$10]=TODAY())" style:apply-style-name="Today" style:base-cell-address="'Gantt Chart'.CT32"/>
      <style:map style:condition="is-true-formula(OR(WEEKDAY([.CT$10])=1;WEEKDAY([.CT$10])=7))" style:apply-style-name="Weekend" style:base-cell-address="'Gantt Chart'.CT32"/>
      <style:map style:condition="is-true-formula(ISNUMBER(MATCH([.CT$10];Holidays;0)))" style:apply-style-name="Holiday" style:base-cell-address="'Gantt Chart'.CT32"/>
    </style:style>
    <style:style style:name="ce640" style:family="table-cell" style:parent-style-name="Default">
      <style:table-cell-properties fo:border-bottom="0.06pt solid #dfdfdf" fo:border-left="none" fo:border-right="none" fo:border-top="0.06pt solid #dfdfdf"/>
      <style:map style:condition="is-true-formula([.CU$10]=TODAY())" style:apply-style-name="Today" style:base-cell-address="'Gantt Chart'.CU21"/>
      <style:map style:condition="is-true-formula(OR(WEEKDAY([.CU$10])=1;WEEKDAY([.CU$10])=7))" style:apply-style-name="Weekend" style:base-cell-address="'Gantt Chart'.CU21"/>
      <style:map style:condition="is-true-formula(ISNUMBER(MATCH([.CU$10];Holidays;0)))" style:apply-style-name="Holiday" style:base-cell-address="'Gantt Chart'.CU21"/>
    </style:style>
    <style:style style:name="ce641" style:family="table-cell" style:parent-style-name="Default">
      <style:table-cell-properties fo:border-bottom="0.06pt solid #dfdfdf" fo:border-left="none" fo:border-right="none" fo:border-top="0.06pt solid #dfdfdf"/>
      <style:map style:condition="is-true-formula([.CU$10]=TODAY())" style:apply-style-name="Today" style:base-cell-address="'Gantt Chart'.CU22"/>
      <style:map style:condition="is-true-formula(OR(WEEKDAY([.CU$10])=1;WEEKDAY([.CU$10])=7))" style:apply-style-name="Weekend" style:base-cell-address="'Gantt Chart'.CU22"/>
      <style:map style:condition="is-true-formula(ISNUMBER(MATCH([.CU$10];Holidays;0)))" style:apply-style-name="Holiday" style:base-cell-address="'Gantt Chart'.CU22"/>
    </style:style>
    <style:style style:name="ce642" style:family="table-cell" style:parent-style-name="Default">
      <style:table-cell-properties fo:border-bottom="0.06pt solid #dfdfdf" fo:border-left="none" fo:border-right="none" fo:border-top="0.06pt solid #dfdfdf"/>
      <style:map style:condition="is-true-formula([.CU$10]=TODAY())" style:apply-style-name="Today" style:base-cell-address="'Gantt Chart'.CU27"/>
      <style:map style:condition="is-true-formula(OR(WEEKDAY([.CU$10])=1;WEEKDAY([.CU$10])=7))" style:apply-style-name="Weekend" style:base-cell-address="'Gantt Chart'.CU27"/>
      <style:map style:condition="is-true-formula(ISNUMBER(MATCH([.CU$10];Holidays;0)))" style:apply-style-name="Holiday" style:base-cell-address="'Gantt Chart'.CU27"/>
    </style:style>
    <style:style style:name="ce643" style:family="table-cell" style:parent-style-name="Default">
      <style:table-cell-properties fo:border-bottom="0.06pt solid #dfdfdf" fo:border-left="none" fo:border-right="none" fo:border-top="0.06pt solid #dfdfdf"/>
      <style:map style:condition="is-true-formula([.CU$10]=TODAY())" style:apply-style-name="Today" style:base-cell-address="'Gantt Chart'.CU32"/>
      <style:map style:condition="is-true-formula(OR(WEEKDAY([.CU$10])=1;WEEKDAY([.CU$10])=7))" style:apply-style-name="Weekend" style:base-cell-address="'Gantt Chart'.CU32"/>
      <style:map style:condition="is-true-formula(ISNUMBER(MATCH([.CU$10];Holidays;0)))" style:apply-style-name="Holiday" style:base-cell-address="'Gantt Chart'.CU32"/>
    </style:style>
    <style:style style:name="ce644" style:family="table-cell" style:parent-style-name="Default">
      <style:table-cell-properties fo:border-bottom="0.06pt solid #dfdfdf" fo:border-left="none" fo:border-right="none" fo:border-top="0.06pt solid #dfdfdf"/>
      <style:map style:condition="is-true-formula([.CV$10]=TODAY())" style:apply-style-name="Today" style:base-cell-address="'Gantt Chart'.CV21"/>
      <style:map style:condition="is-true-formula(OR(WEEKDAY([.CV$10])=1;WEEKDAY([.CV$10])=7))" style:apply-style-name="Weekend" style:base-cell-address="'Gantt Chart'.CV21"/>
      <style:map style:condition="is-true-formula(ISNUMBER(MATCH([.CV$10];Holidays;0)))" style:apply-style-name="Holiday" style:base-cell-address="'Gantt Chart'.CV21"/>
    </style:style>
    <style:style style:name="ce645" style:family="table-cell" style:parent-style-name="Default">
      <style:table-cell-properties fo:border-bottom="0.06pt solid #dfdfdf" fo:border-left="none" fo:border-right="none" fo:border-top="0.06pt solid #dfdfdf"/>
      <style:map style:condition="is-true-formula([.CV$10]=TODAY())" style:apply-style-name="Today" style:base-cell-address="'Gantt Chart'.CV22"/>
      <style:map style:condition="is-true-formula(OR(WEEKDAY([.CV$10])=1;WEEKDAY([.CV$10])=7))" style:apply-style-name="Weekend" style:base-cell-address="'Gantt Chart'.CV22"/>
      <style:map style:condition="is-true-formula(ISNUMBER(MATCH([.CV$10];Holidays;0)))" style:apply-style-name="Holiday" style:base-cell-address="'Gantt Chart'.CV22"/>
    </style:style>
    <style:style style:name="ce646" style:family="table-cell" style:parent-style-name="Default">
      <style:table-cell-properties fo:border-bottom="0.06pt solid #dfdfdf" fo:border-left="none" fo:border-right="none" fo:border-top="0.06pt solid #dfdfdf"/>
      <style:map style:condition="is-true-formula([.CV$10]=TODAY())" style:apply-style-name="Today" style:base-cell-address="'Gantt Chart'.CV27"/>
      <style:map style:condition="is-true-formula(OR(WEEKDAY([.CV$10])=1;WEEKDAY([.CV$10])=7))" style:apply-style-name="Weekend" style:base-cell-address="'Gantt Chart'.CV27"/>
      <style:map style:condition="is-true-formula(ISNUMBER(MATCH([.CV$10];Holidays;0)))" style:apply-style-name="Holiday" style:base-cell-address="'Gantt Chart'.CV27"/>
    </style:style>
    <style:style style:name="ce647" style:family="table-cell" style:parent-style-name="Default">
      <style:table-cell-properties fo:border-bottom="0.06pt solid #dfdfdf" fo:border-left="none" fo:border-right="none" fo:border-top="0.06pt solid #dfdfdf"/>
      <style:map style:condition="is-true-formula([.CV$10]=TODAY())" style:apply-style-name="Today" style:base-cell-address="'Gantt Chart'.CV32"/>
      <style:map style:condition="is-true-formula(OR(WEEKDAY([.CV$10])=1;WEEKDAY([.CV$10])=7))" style:apply-style-name="Weekend" style:base-cell-address="'Gantt Chart'.CV32"/>
      <style:map style:condition="is-true-formula(ISNUMBER(MATCH([.CV$10];Holidays;0)))" style:apply-style-name="Holiday" style:base-cell-address="'Gantt Chart'.CV32"/>
    </style:style>
    <style:style style:name="ce648" style:family="table-cell" style:parent-style-name="Default">
      <style:table-cell-properties fo:border-bottom="0.06pt solid #dfdfdf" fo:border-left="none" fo:border-right="none" fo:border-top="0.06pt solid #dfdfdf"/>
      <style:map style:condition="is-true-formula([.CW$10]=TODAY())" style:apply-style-name="Today" style:base-cell-address="'Gantt Chart'.CW21"/>
      <style:map style:condition="is-true-formula(OR(WEEKDAY([.CW$10])=1;WEEKDAY([.CW$10])=7))" style:apply-style-name="Weekend" style:base-cell-address="'Gantt Chart'.CW21"/>
      <style:map style:condition="is-true-formula(ISNUMBER(MATCH([.CW$10];Holidays;0)))" style:apply-style-name="Holiday" style:base-cell-address="'Gantt Chart'.CW21"/>
    </style:style>
    <style:style style:name="ce649" style:family="table-cell" style:parent-style-name="Default">
      <style:table-cell-properties fo:border-bottom="0.06pt solid #dfdfdf" fo:border-left="none" fo:border-right="none" fo:border-top="0.06pt solid #dfdfdf"/>
      <style:map style:condition="is-true-formula([.CW$10]=TODAY())" style:apply-style-name="Today" style:base-cell-address="'Gantt Chart'.CW22"/>
      <style:map style:condition="is-true-formula(OR(WEEKDAY([.CW$10])=1;WEEKDAY([.CW$10])=7))" style:apply-style-name="Weekend" style:base-cell-address="'Gantt Chart'.CW22"/>
      <style:map style:condition="is-true-formula(ISNUMBER(MATCH([.CW$10];Holidays;0)))" style:apply-style-name="Holiday" style:base-cell-address="'Gantt Chart'.CW22"/>
    </style:style>
    <style:style style:name="ce650" style:family="table-cell" style:parent-style-name="Default">
      <style:table-cell-properties fo:border-bottom="0.06pt solid #dfdfdf" fo:border-left="none" fo:border-right="none" fo:border-top="0.06pt solid #dfdfdf"/>
      <style:map style:condition="is-true-formula([.CW$10]=TODAY())" style:apply-style-name="Today" style:base-cell-address="'Gantt Chart'.CW27"/>
      <style:map style:condition="is-true-formula(OR(WEEKDAY([.CW$10])=1;WEEKDAY([.CW$10])=7))" style:apply-style-name="Weekend" style:base-cell-address="'Gantt Chart'.CW27"/>
      <style:map style:condition="is-true-formula(ISNUMBER(MATCH([.CW$10];Holidays;0)))" style:apply-style-name="Holiday" style:base-cell-address="'Gantt Chart'.CW27"/>
    </style:style>
    <style:style style:name="ce651" style:family="table-cell" style:parent-style-name="Default">
      <style:table-cell-properties fo:border-bottom="0.06pt solid #dfdfdf" fo:border-left="none" fo:border-right="none" fo:border-top="0.06pt solid #dfdfdf"/>
      <style:map style:condition="is-true-formula([.CW$10]=TODAY())" style:apply-style-name="Today" style:base-cell-address="'Gantt Chart'.CW32"/>
      <style:map style:condition="is-true-formula(OR(WEEKDAY([.CW$10])=1;WEEKDAY([.CW$10])=7))" style:apply-style-name="Weekend" style:base-cell-address="'Gantt Chart'.CW32"/>
      <style:map style:condition="is-true-formula(ISNUMBER(MATCH([.CW$10];Holidays;0)))" style:apply-style-name="Holiday" style:base-cell-address="'Gantt Chart'.CW32"/>
    </style:style>
    <style:style style:name="ce652" style:family="table-cell" style:parent-style-name="Default">
      <style:table-cell-properties fo:border-bottom="0.06pt solid #dfdfdf" fo:border-left="none" fo:border-right="none" fo:border-top="0.06pt solid #dfdfdf"/>
      <style:map style:condition="is-true-formula([.CX$10]=TODAY())" style:apply-style-name="Today" style:base-cell-address="'Gantt Chart'.CX21"/>
      <style:map style:condition="is-true-formula(OR(WEEKDAY([.CX$10])=1;WEEKDAY([.CX$10])=7))" style:apply-style-name="Weekend" style:base-cell-address="'Gantt Chart'.CX21"/>
      <style:map style:condition="is-true-formula(ISNUMBER(MATCH([.CX$10];Holidays;0)))" style:apply-style-name="Holiday" style:base-cell-address="'Gantt Chart'.CX21"/>
    </style:style>
    <style:style style:name="ce653" style:family="table-cell" style:parent-style-name="Default">
      <style:table-cell-properties fo:border-bottom="0.06pt solid #dfdfdf" fo:border-left="none" fo:border-right="none" fo:border-top="0.06pt solid #dfdfdf"/>
      <style:map style:condition="is-true-formula([.CX$10]=TODAY())" style:apply-style-name="Today" style:base-cell-address="'Gantt Chart'.CX22"/>
      <style:map style:condition="is-true-formula(OR(WEEKDAY([.CX$10])=1;WEEKDAY([.CX$10])=7))" style:apply-style-name="Weekend" style:base-cell-address="'Gantt Chart'.CX22"/>
      <style:map style:condition="is-true-formula(ISNUMBER(MATCH([.CX$10];Holidays;0)))" style:apply-style-name="Holiday" style:base-cell-address="'Gantt Chart'.CX22"/>
    </style:style>
    <style:style style:name="ce654" style:family="table-cell" style:parent-style-name="Default">
      <style:table-cell-properties fo:border-bottom="0.06pt solid #dfdfdf" fo:border-left="none" fo:border-right="none" fo:border-top="0.06pt solid #dfdfdf"/>
      <style:map style:condition="is-true-formula([.CX$10]=TODAY())" style:apply-style-name="Today" style:base-cell-address="'Gantt Chart'.CX27"/>
      <style:map style:condition="is-true-formula(OR(WEEKDAY([.CX$10])=1;WEEKDAY([.CX$10])=7))" style:apply-style-name="Weekend" style:base-cell-address="'Gantt Chart'.CX27"/>
      <style:map style:condition="is-true-formula(ISNUMBER(MATCH([.CX$10];Holidays;0)))" style:apply-style-name="Holiday" style:base-cell-address="'Gantt Chart'.CX27"/>
    </style:style>
    <style:style style:name="ce655" style:family="table-cell" style:parent-style-name="Default">
      <style:table-cell-properties fo:border-bottom="0.06pt solid #dfdfdf" fo:border-left="none" fo:border-right="none" fo:border-top="0.06pt solid #dfdfdf"/>
      <style:map style:condition="is-true-formula([.CX$10]=TODAY())" style:apply-style-name="Today" style:base-cell-address="'Gantt Chart'.CX32"/>
      <style:map style:condition="is-true-formula(OR(WEEKDAY([.CX$10])=1;WEEKDAY([.CX$10])=7))" style:apply-style-name="Weekend" style:base-cell-address="'Gantt Chart'.CX32"/>
      <style:map style:condition="is-true-formula(ISNUMBER(MATCH([.CX$10];Holidays;0)))" style:apply-style-name="Holiday" style:base-cell-address="'Gantt Chart'.CX32"/>
    </style:style>
    <style:style style:name="ce656" style:family="table-cell" style:parent-style-name="Default">
      <style:table-cell-properties fo:border-bottom="0.06pt solid #dfdfdf" fo:border-left="none" fo:border-right="none" fo:border-top="0.06pt solid #dfdfdf"/>
      <style:map style:condition="is-true-formula([.CY$10]=TODAY())" style:apply-style-name="Today" style:base-cell-address="'Gantt Chart'.CY21"/>
      <style:map style:condition="is-true-formula(OR(WEEKDAY([.CY$10])=1;WEEKDAY([.CY$10])=7))" style:apply-style-name="Weekend" style:base-cell-address="'Gantt Chart'.CY21"/>
      <style:map style:condition="is-true-formula(ISNUMBER(MATCH([.CY$10];Holidays;0)))" style:apply-style-name="Holiday" style:base-cell-address="'Gantt Chart'.CY21"/>
    </style:style>
    <style:style style:name="ce657" style:family="table-cell" style:parent-style-name="Default">
      <style:table-cell-properties fo:border-bottom="0.06pt solid #dfdfdf" fo:border-left="none" fo:border-right="none" fo:border-top="0.06pt solid #dfdfdf"/>
      <style:map style:condition="is-true-formula([.CY$10]=TODAY())" style:apply-style-name="Today" style:base-cell-address="'Gantt Chart'.CY22"/>
      <style:map style:condition="is-true-formula(OR(WEEKDAY([.CY$10])=1;WEEKDAY([.CY$10])=7))" style:apply-style-name="Weekend" style:base-cell-address="'Gantt Chart'.CY22"/>
      <style:map style:condition="is-true-formula(ISNUMBER(MATCH([.CY$10];Holidays;0)))" style:apply-style-name="Holiday" style:base-cell-address="'Gantt Chart'.CY22"/>
    </style:style>
    <style:style style:name="ce658" style:family="table-cell" style:parent-style-name="Default">
      <style:table-cell-properties fo:border-bottom="0.06pt solid #dfdfdf" fo:border-left="none" fo:border-right="none" fo:border-top="0.06pt solid #dfdfdf"/>
      <style:map style:condition="is-true-formula([.CY$10]=TODAY())" style:apply-style-name="Today" style:base-cell-address="'Gantt Chart'.CY27"/>
      <style:map style:condition="is-true-formula(OR(WEEKDAY([.CY$10])=1;WEEKDAY([.CY$10])=7))" style:apply-style-name="Weekend" style:base-cell-address="'Gantt Chart'.CY27"/>
      <style:map style:condition="is-true-formula(ISNUMBER(MATCH([.CY$10];Holidays;0)))" style:apply-style-name="Holiday" style:base-cell-address="'Gantt Chart'.CY27"/>
    </style:style>
    <style:style style:name="ce659" style:family="table-cell" style:parent-style-name="Default">
      <style:table-cell-properties fo:border-bottom="0.06pt solid #dfdfdf" fo:border-left="none" fo:border-right="none" fo:border-top="0.06pt solid #dfdfdf"/>
      <style:map style:condition="is-true-formula([.CY$10]=TODAY())" style:apply-style-name="Today" style:base-cell-address="'Gantt Chart'.CY32"/>
      <style:map style:condition="is-true-formula(OR(WEEKDAY([.CY$10])=1;WEEKDAY([.CY$10])=7))" style:apply-style-name="Weekend" style:base-cell-address="'Gantt Chart'.CY32"/>
      <style:map style:condition="is-true-formula(ISNUMBER(MATCH([.CY$10];Holidays;0)))" style:apply-style-name="Holiday" style:base-cell-address="'Gantt Chart'.CY32"/>
    </style:style>
    <style:style style:name="ce660" style:family="table-cell" style:parent-style-name="Default">
      <style:table-cell-properties fo:border-bottom="0.06pt solid #dfdfdf" fo:border-left="none" fo:border-right="none" fo:border-top="0.06pt solid #dfdfdf"/>
      <style:map style:condition="is-true-formula([.CZ$10]=TODAY())" style:apply-style-name="Today" style:base-cell-address="'Gantt Chart'.CZ21"/>
      <style:map style:condition="is-true-formula(OR(WEEKDAY([.CZ$10])=1;WEEKDAY([.CZ$10])=7))" style:apply-style-name="Weekend" style:base-cell-address="'Gantt Chart'.CZ21"/>
      <style:map style:condition="is-true-formula(ISNUMBER(MATCH([.CZ$10];Holidays;0)))" style:apply-style-name="Holiday" style:base-cell-address="'Gantt Chart'.CZ21"/>
    </style:style>
    <style:style style:name="ce661" style:family="table-cell" style:parent-style-name="Default">
      <style:table-cell-properties fo:border-bottom="0.06pt solid #dfdfdf" fo:border-left="none" fo:border-right="none" fo:border-top="0.06pt solid #dfdfdf"/>
      <style:map style:condition="is-true-formula([.CZ$10]=TODAY())" style:apply-style-name="Today" style:base-cell-address="'Gantt Chart'.CZ22"/>
      <style:map style:condition="is-true-formula(OR(WEEKDAY([.CZ$10])=1;WEEKDAY([.CZ$10])=7))" style:apply-style-name="Weekend" style:base-cell-address="'Gantt Chart'.CZ22"/>
      <style:map style:condition="is-true-formula(ISNUMBER(MATCH([.CZ$10];Holidays;0)))" style:apply-style-name="Holiday" style:base-cell-address="'Gantt Chart'.CZ22"/>
    </style:style>
    <style:style style:name="ce662" style:family="table-cell" style:parent-style-name="Default">
      <style:table-cell-properties fo:border-bottom="0.06pt solid #dfdfdf" fo:border-left="none" fo:border-right="none" fo:border-top="0.06pt solid #dfdfdf"/>
      <style:map style:condition="is-true-formula([.CZ$10]=TODAY())" style:apply-style-name="Today" style:base-cell-address="'Gantt Chart'.CZ27"/>
      <style:map style:condition="is-true-formula(OR(WEEKDAY([.CZ$10])=1;WEEKDAY([.CZ$10])=7))" style:apply-style-name="Weekend" style:base-cell-address="'Gantt Chart'.CZ27"/>
      <style:map style:condition="is-true-formula(ISNUMBER(MATCH([.CZ$10];Holidays;0)))" style:apply-style-name="Holiday" style:base-cell-address="'Gantt Chart'.CZ27"/>
    </style:style>
    <style:style style:name="ce663" style:family="table-cell" style:parent-style-name="Default">
      <style:table-cell-properties fo:border-bottom="0.06pt solid #dfdfdf" fo:border-left="none" fo:border-right="none" fo:border-top="0.06pt solid #dfdfdf"/>
      <style:map style:condition="is-true-formula([.CZ$10]=TODAY())" style:apply-style-name="Today" style:base-cell-address="'Gantt Chart'.CZ32"/>
      <style:map style:condition="is-true-formula(OR(WEEKDAY([.CZ$10])=1;WEEKDAY([.CZ$10])=7))" style:apply-style-name="Weekend" style:base-cell-address="'Gantt Chart'.CZ32"/>
      <style:map style:condition="is-true-formula(ISNUMBER(MATCH([.CZ$10];Holidays;0)))" style:apply-style-name="Holiday" style:base-cell-address="'Gantt Chart'.CZ32"/>
    </style:style>
    <style:style style:name="ce664" style:family="table-cell" style:parent-style-name="Default">
      <style:table-cell-properties fo:border-bottom="0.06pt solid #dfdfdf" fo:border-left="none" fo:border-right="none" fo:border-top="0.06pt solid #dfdfdf"/>
      <style:map style:condition="is-true-formula([.DA$10]=TODAY())" style:apply-style-name="Today" style:base-cell-address="'Gantt Chart'.DA21"/>
      <style:map style:condition="is-true-formula(OR(WEEKDAY([.DA$10])=1;WEEKDAY([.DA$10])=7))" style:apply-style-name="Weekend" style:base-cell-address="'Gantt Chart'.DA21"/>
      <style:map style:condition="is-true-formula(ISNUMBER(MATCH([.DA$10];Holidays;0)))" style:apply-style-name="Holiday" style:base-cell-address="'Gantt Chart'.DA21"/>
    </style:style>
    <style:style style:name="ce665" style:family="table-cell" style:parent-style-name="Default">
      <style:table-cell-properties fo:border-bottom="0.06pt solid #dfdfdf" fo:border-left="none" fo:border-right="none" fo:border-top="0.06pt solid #dfdfdf"/>
      <style:map style:condition="is-true-formula([.DA$10]=TODAY())" style:apply-style-name="Today" style:base-cell-address="'Gantt Chart'.DA22"/>
      <style:map style:condition="is-true-formula(OR(WEEKDAY([.DA$10])=1;WEEKDAY([.DA$10])=7))" style:apply-style-name="Weekend" style:base-cell-address="'Gantt Chart'.DA22"/>
      <style:map style:condition="is-true-formula(ISNUMBER(MATCH([.DA$10];Holidays;0)))" style:apply-style-name="Holiday" style:base-cell-address="'Gantt Chart'.DA22"/>
    </style:style>
    <style:style style:name="ce666" style:family="table-cell" style:parent-style-name="Default">
      <style:table-cell-properties fo:border-bottom="0.06pt solid #dfdfdf" fo:border-left="none" fo:border-right="none" fo:border-top="0.06pt solid #dfdfdf"/>
      <style:map style:condition="is-true-formula([.DA$10]=TODAY())" style:apply-style-name="Today" style:base-cell-address="'Gantt Chart'.DA27"/>
      <style:map style:condition="is-true-formula(OR(WEEKDAY([.DA$10])=1;WEEKDAY([.DA$10])=7))" style:apply-style-name="Weekend" style:base-cell-address="'Gantt Chart'.DA27"/>
      <style:map style:condition="is-true-formula(ISNUMBER(MATCH([.DA$10];Holidays;0)))" style:apply-style-name="Holiday" style:base-cell-address="'Gantt Chart'.DA27"/>
    </style:style>
    <style:style style:name="ce667" style:family="table-cell" style:parent-style-name="Default">
      <style:table-cell-properties fo:border-bottom="0.06pt solid #dfdfdf" fo:border-left="none" fo:border-right="none" fo:border-top="0.06pt solid #dfdfdf"/>
      <style:map style:condition="is-true-formula([.DA$10]=TODAY())" style:apply-style-name="Today" style:base-cell-address="'Gantt Chart'.DA32"/>
      <style:map style:condition="is-true-formula(OR(WEEKDAY([.DA$10])=1;WEEKDAY([.DA$10])=7))" style:apply-style-name="Weekend" style:base-cell-address="'Gantt Chart'.DA32"/>
      <style:map style:condition="is-true-formula(ISNUMBER(MATCH([.DA$10];Holidays;0)))" style:apply-style-name="Holiday" style:base-cell-address="'Gantt Chart'.DA32"/>
    </style:style>
    <style:style style:name="ce668" style:family="table-cell" style:parent-style-name="Default">
      <style:table-cell-properties fo:border-bottom="0.06pt solid #dfdfdf" fo:border-left="none" fo:border-right="none" fo:border-top="0.06pt solid #dfdfdf"/>
      <style:map style:condition="is-true-formula([.DB$10]=TODAY())" style:apply-style-name="Today" style:base-cell-address="'Gantt Chart'.DB21"/>
      <style:map style:condition="is-true-formula(OR(WEEKDAY([.DB$10])=1;WEEKDAY([.DB$10])=7))" style:apply-style-name="Weekend" style:base-cell-address="'Gantt Chart'.DB21"/>
      <style:map style:condition="is-true-formula(ISNUMBER(MATCH([.DB$10];Holidays;0)))" style:apply-style-name="Holiday" style:base-cell-address="'Gantt Chart'.DB21"/>
    </style:style>
    <style:style style:name="ce669" style:family="table-cell" style:parent-style-name="Default">
      <style:table-cell-properties fo:border-bottom="0.06pt solid #dfdfdf" fo:border-left="none" fo:border-right="none" fo:border-top="0.06pt solid #dfdfdf"/>
      <style:map style:condition="is-true-formula([.DB$10]=TODAY())" style:apply-style-name="Today" style:base-cell-address="'Gantt Chart'.DB22"/>
      <style:map style:condition="is-true-formula(OR(WEEKDAY([.DB$10])=1;WEEKDAY([.DB$10])=7))" style:apply-style-name="Weekend" style:base-cell-address="'Gantt Chart'.DB22"/>
      <style:map style:condition="is-true-formula(ISNUMBER(MATCH([.DB$10];Holidays;0)))" style:apply-style-name="Holiday" style:base-cell-address="'Gantt Chart'.DB22"/>
    </style:style>
    <style:style style:name="ce670" style:family="table-cell" style:parent-style-name="Default">
      <style:table-cell-properties fo:border-bottom="0.06pt solid #dfdfdf" fo:border-left="none" fo:border-right="none" fo:border-top="0.06pt solid #dfdfdf"/>
      <style:map style:condition="is-true-formula([.DB$10]=TODAY())" style:apply-style-name="Today" style:base-cell-address="'Gantt Chart'.DB27"/>
      <style:map style:condition="is-true-formula(OR(WEEKDAY([.DB$10])=1;WEEKDAY([.DB$10])=7))" style:apply-style-name="Weekend" style:base-cell-address="'Gantt Chart'.DB27"/>
      <style:map style:condition="is-true-formula(ISNUMBER(MATCH([.DB$10];Holidays;0)))" style:apply-style-name="Holiday" style:base-cell-address="'Gantt Chart'.DB27"/>
    </style:style>
    <style:style style:name="ce671" style:family="table-cell" style:parent-style-name="Default">
      <style:table-cell-properties fo:border-bottom="0.06pt solid #dfdfdf" fo:border-left="none" fo:border-right="none" fo:border-top="0.06pt solid #dfdfdf"/>
      <style:map style:condition="is-true-formula([.DB$10]=TODAY())" style:apply-style-name="Today" style:base-cell-address="'Gantt Chart'.DB32"/>
      <style:map style:condition="is-true-formula(OR(WEEKDAY([.DB$10])=1;WEEKDAY([.DB$10])=7))" style:apply-style-name="Weekend" style:base-cell-address="'Gantt Chart'.DB32"/>
      <style:map style:condition="is-true-formula(ISNUMBER(MATCH([.DB$10];Holidays;0)))" style:apply-style-name="Holiday" style:base-cell-address="'Gantt Chart'.DB32"/>
    </style:style>
    <style:style style:name="ce672" style:family="table-cell" style:parent-style-name="Default">
      <style:table-cell-properties fo:border-bottom="0.06pt solid #dfdfdf" fo:border-left="none" fo:border-right="none" fo:border-top="0.06pt solid #dfdfdf"/>
      <style:map style:condition="is-true-formula([.DC$10]=TODAY())" style:apply-style-name="Today" style:base-cell-address="'Gantt Chart'.DC21"/>
      <style:map style:condition="is-true-formula(OR(WEEKDAY([.DC$10])=1;WEEKDAY([.DC$10])=7))" style:apply-style-name="Weekend" style:base-cell-address="'Gantt Chart'.DC21"/>
      <style:map style:condition="is-true-formula(ISNUMBER(MATCH([.DC$10];Holidays;0)))" style:apply-style-name="Holiday" style:base-cell-address="'Gantt Chart'.DC21"/>
    </style:style>
    <style:style style:name="ce673" style:family="table-cell" style:parent-style-name="Default">
      <style:table-cell-properties fo:border-bottom="0.06pt solid #dfdfdf" fo:border-left="none" fo:border-right="none" fo:border-top="0.06pt solid #dfdfdf"/>
      <style:map style:condition="is-true-formula([.DC$10]=TODAY())" style:apply-style-name="Today" style:base-cell-address="'Gantt Chart'.DC22"/>
      <style:map style:condition="is-true-formula(OR(WEEKDAY([.DC$10])=1;WEEKDAY([.DC$10])=7))" style:apply-style-name="Weekend" style:base-cell-address="'Gantt Chart'.DC22"/>
      <style:map style:condition="is-true-formula(ISNUMBER(MATCH([.DC$10];Holidays;0)))" style:apply-style-name="Holiday" style:base-cell-address="'Gantt Chart'.DC22"/>
    </style:style>
    <style:style style:name="ce674" style:family="table-cell" style:parent-style-name="Default">
      <style:table-cell-properties fo:border-bottom="0.06pt solid #dfdfdf" fo:border-left="none" fo:border-right="none" fo:border-top="0.06pt solid #dfdfdf"/>
      <style:map style:condition="is-true-formula([.DC$10]=TODAY())" style:apply-style-name="Today" style:base-cell-address="'Gantt Chart'.DC27"/>
      <style:map style:condition="is-true-formula(OR(WEEKDAY([.DC$10])=1;WEEKDAY([.DC$10])=7))" style:apply-style-name="Weekend" style:base-cell-address="'Gantt Chart'.DC27"/>
      <style:map style:condition="is-true-formula(ISNUMBER(MATCH([.DC$10];Holidays;0)))" style:apply-style-name="Holiday" style:base-cell-address="'Gantt Chart'.DC27"/>
    </style:style>
    <style:style style:name="ce675" style:family="table-cell" style:parent-style-name="Default">
      <style:table-cell-properties fo:border-bottom="0.06pt solid #dfdfdf" fo:border-left="none" fo:border-right="none" fo:border-top="0.06pt solid #dfdfdf"/>
      <style:map style:condition="is-true-formula([.DC$10]=TODAY())" style:apply-style-name="Today" style:base-cell-address="'Gantt Chart'.DC32"/>
      <style:map style:condition="is-true-formula(OR(WEEKDAY([.DC$10])=1;WEEKDAY([.DC$10])=7))" style:apply-style-name="Weekend" style:base-cell-address="'Gantt Chart'.DC32"/>
      <style:map style:condition="is-true-formula(ISNUMBER(MATCH([.DC$10];Holidays;0)))" style:apply-style-name="Holiday" style:base-cell-address="'Gantt Chart'.DC32"/>
    </style:style>
    <style:style style:name="ce676" style:family="table-cell" style:parent-style-name="Default">
      <style:table-cell-properties fo:border-bottom="0.06pt solid #dfdfdf" fo:border-left="none" fo:border-right="none" fo:border-top="0.06pt solid #dfdfdf"/>
      <style:map style:condition="is-true-formula([.DD$10]=TODAY())" style:apply-style-name="Today" style:base-cell-address="'Gantt Chart'.DD21"/>
      <style:map style:condition="is-true-formula(OR(WEEKDAY([.DD$10])=1;WEEKDAY([.DD$10])=7))" style:apply-style-name="Weekend" style:base-cell-address="'Gantt Chart'.DD21"/>
      <style:map style:condition="is-true-formula(ISNUMBER(MATCH([.DD$10];Holidays;0)))" style:apply-style-name="Holiday" style:base-cell-address="'Gantt Chart'.DD21"/>
    </style:style>
    <style:style style:name="ce677" style:family="table-cell" style:parent-style-name="Default">
      <style:table-cell-properties fo:border-bottom="0.06pt solid #dfdfdf" fo:border-left="none" fo:border-right="none" fo:border-top="0.06pt solid #dfdfdf"/>
      <style:map style:condition="is-true-formula([.DD$10]=TODAY())" style:apply-style-name="Today" style:base-cell-address="'Gantt Chart'.DD22"/>
      <style:map style:condition="is-true-formula(OR(WEEKDAY([.DD$10])=1;WEEKDAY([.DD$10])=7))" style:apply-style-name="Weekend" style:base-cell-address="'Gantt Chart'.DD22"/>
      <style:map style:condition="is-true-formula(ISNUMBER(MATCH([.DD$10];Holidays;0)))" style:apply-style-name="Holiday" style:base-cell-address="'Gantt Chart'.DD22"/>
    </style:style>
    <style:style style:name="ce678" style:family="table-cell" style:parent-style-name="Default">
      <style:table-cell-properties fo:border-bottom="0.06pt solid #dfdfdf" fo:border-left="none" fo:border-right="none" fo:border-top="0.06pt solid #dfdfdf"/>
      <style:map style:condition="is-true-formula([.DD$10]=TODAY())" style:apply-style-name="Today" style:base-cell-address="'Gantt Chart'.DD27"/>
      <style:map style:condition="is-true-formula(OR(WEEKDAY([.DD$10])=1;WEEKDAY([.DD$10])=7))" style:apply-style-name="Weekend" style:base-cell-address="'Gantt Chart'.DD27"/>
      <style:map style:condition="is-true-formula(ISNUMBER(MATCH([.DD$10];Holidays;0)))" style:apply-style-name="Holiday" style:base-cell-address="'Gantt Chart'.DD27"/>
    </style:style>
    <style:style style:name="ce679" style:family="table-cell" style:parent-style-name="Default">
      <style:table-cell-properties fo:border-bottom="0.06pt solid #dfdfdf" fo:border-left="none" fo:border-right="none" fo:border-top="0.06pt solid #dfdfdf"/>
      <style:map style:condition="is-true-formula([.DD$10]=TODAY())" style:apply-style-name="Today" style:base-cell-address="'Gantt Chart'.DD32"/>
      <style:map style:condition="is-true-formula(OR(WEEKDAY([.DD$10])=1;WEEKDAY([.DD$10])=7))" style:apply-style-name="Weekend" style:base-cell-address="'Gantt Chart'.DD32"/>
      <style:map style:condition="is-true-formula(ISNUMBER(MATCH([.DD$10];Holidays;0)))" style:apply-style-name="Holiday" style:base-cell-address="'Gantt Chart'.DD32"/>
    </style:style>
    <style:style style:name="ce680" style:family="table-cell" style:parent-style-name="Default">
      <style:table-cell-properties fo:border-bottom="0.06pt solid #dfdfdf" fo:border-left="none" fo:border-right="none" fo:border-top="0.06pt solid #dfdfdf"/>
      <style:map style:condition="is-true-formula([.DE$10]=TODAY())" style:apply-style-name="Today" style:base-cell-address="'Gantt Chart'.DE21"/>
      <style:map style:condition="is-true-formula(OR(WEEKDAY([.DE$10])=1;WEEKDAY([.DE$10])=7))" style:apply-style-name="Weekend" style:base-cell-address="'Gantt Chart'.DE21"/>
      <style:map style:condition="is-true-formula(ISNUMBER(MATCH([.DE$10];Holidays;0)))" style:apply-style-name="Holiday" style:base-cell-address="'Gantt Chart'.DE21"/>
    </style:style>
    <style:style style:name="ce681" style:family="table-cell" style:parent-style-name="Default">
      <style:table-cell-properties fo:border-bottom="0.06pt solid #dfdfdf" fo:border-left="none" fo:border-right="none" fo:border-top="0.06pt solid #dfdfdf"/>
      <style:map style:condition="is-true-formula([.DE$10]=TODAY())" style:apply-style-name="Today" style:base-cell-address="'Gantt Chart'.DE22"/>
      <style:map style:condition="is-true-formula(OR(WEEKDAY([.DE$10])=1;WEEKDAY([.DE$10])=7))" style:apply-style-name="Weekend" style:base-cell-address="'Gantt Chart'.DE22"/>
      <style:map style:condition="is-true-formula(ISNUMBER(MATCH([.DE$10];Holidays;0)))" style:apply-style-name="Holiday" style:base-cell-address="'Gantt Chart'.DE22"/>
    </style:style>
    <style:style style:name="ce682" style:family="table-cell" style:parent-style-name="Default">
      <style:table-cell-properties fo:border-bottom="0.06pt solid #dfdfdf" fo:border-left="none" fo:border-right="none" fo:border-top="0.06pt solid #dfdfdf"/>
      <style:map style:condition="is-true-formula([.DE$10]=TODAY())" style:apply-style-name="Today" style:base-cell-address="'Gantt Chart'.DE27"/>
      <style:map style:condition="is-true-formula(OR(WEEKDAY([.DE$10])=1;WEEKDAY([.DE$10])=7))" style:apply-style-name="Weekend" style:base-cell-address="'Gantt Chart'.DE27"/>
      <style:map style:condition="is-true-formula(ISNUMBER(MATCH([.DE$10];Holidays;0)))" style:apply-style-name="Holiday" style:base-cell-address="'Gantt Chart'.DE27"/>
    </style:style>
    <style:style style:name="ce683" style:family="table-cell" style:parent-style-name="Default">
      <style:table-cell-properties fo:border-bottom="0.06pt solid #dfdfdf" fo:border-left="none" fo:border-right="none" fo:border-top="0.06pt solid #dfdfdf"/>
      <style:map style:condition="is-true-formula([.DE$10]=TODAY())" style:apply-style-name="Today" style:base-cell-address="'Gantt Chart'.DE32"/>
      <style:map style:condition="is-true-formula(OR(WEEKDAY([.DE$10])=1;WEEKDAY([.DE$10])=7))" style:apply-style-name="Weekend" style:base-cell-address="'Gantt Chart'.DE32"/>
      <style:map style:condition="is-true-formula(ISNUMBER(MATCH([.DE$10];Holidays;0)))" style:apply-style-name="Holiday" style:base-cell-address="'Gantt Chart'.DE32"/>
    </style:style>
    <style:style style:name="ce684" style:family="table-cell" style:parent-style-name="Default">
      <style:table-cell-properties fo:border-bottom="0.06pt solid #dfdfdf" fo:border-left="none" fo:border-right="none" fo:border-top="0.06pt solid #dfdfdf"/>
      <style:map style:condition="is-true-formula([.DF$10]=TODAY())" style:apply-style-name="Today" style:base-cell-address="'Gantt Chart'.DF21"/>
      <style:map style:condition="is-true-formula(OR(WEEKDAY([.DF$10])=1;WEEKDAY([.DF$10])=7))" style:apply-style-name="Weekend" style:base-cell-address="'Gantt Chart'.DF21"/>
      <style:map style:condition="is-true-formula(ISNUMBER(MATCH([.DF$10];Holidays;0)))" style:apply-style-name="Holiday" style:base-cell-address="'Gantt Chart'.DF21"/>
    </style:style>
    <style:style style:name="ce685" style:family="table-cell" style:parent-style-name="Default">
      <style:table-cell-properties fo:border-bottom="0.06pt solid #dfdfdf" fo:border-left="none" fo:border-right="none" fo:border-top="0.06pt solid #dfdfdf"/>
      <style:map style:condition="is-true-formula([.DF$10]=TODAY())" style:apply-style-name="Today" style:base-cell-address="'Gantt Chart'.DF22"/>
      <style:map style:condition="is-true-formula(OR(WEEKDAY([.DF$10])=1;WEEKDAY([.DF$10])=7))" style:apply-style-name="Weekend" style:base-cell-address="'Gantt Chart'.DF22"/>
      <style:map style:condition="is-true-formula(ISNUMBER(MATCH([.DF$10];Holidays;0)))" style:apply-style-name="Holiday" style:base-cell-address="'Gantt Chart'.DF22"/>
    </style:style>
    <style:style style:name="ce686" style:family="table-cell" style:parent-style-name="Default">
      <style:table-cell-properties fo:border-bottom="0.06pt solid #dfdfdf" fo:border-left="none" fo:border-right="none" fo:border-top="0.06pt solid #dfdfdf"/>
      <style:map style:condition="is-true-formula([.DF$10]=TODAY())" style:apply-style-name="Today" style:base-cell-address="'Gantt Chart'.DF27"/>
      <style:map style:condition="is-true-formula(OR(WEEKDAY([.DF$10])=1;WEEKDAY([.DF$10])=7))" style:apply-style-name="Weekend" style:base-cell-address="'Gantt Chart'.DF27"/>
      <style:map style:condition="is-true-formula(ISNUMBER(MATCH([.DF$10];Holidays;0)))" style:apply-style-name="Holiday" style:base-cell-address="'Gantt Chart'.DF27"/>
    </style:style>
    <style:style style:name="ce687" style:family="table-cell" style:parent-style-name="Default">
      <style:table-cell-properties fo:border-bottom="0.06pt solid #dfdfdf" fo:border-left="none" fo:border-right="none" fo:border-top="0.06pt solid #dfdfdf"/>
      <style:map style:condition="is-true-formula([.DF$10]=TODAY())" style:apply-style-name="Today" style:base-cell-address="'Gantt Chart'.DF32"/>
      <style:map style:condition="is-true-formula(OR(WEEKDAY([.DF$10])=1;WEEKDAY([.DF$10])=7))" style:apply-style-name="Weekend" style:base-cell-address="'Gantt Chart'.DF32"/>
      <style:map style:condition="is-true-formula(ISNUMBER(MATCH([.DF$10];Holidays;0)))" style:apply-style-name="Holiday" style:base-cell-address="'Gantt Chart'.DF32"/>
    </style:style>
    <style:style style:name="ce688" style:family="table-cell" style:parent-style-name="Default">
      <style:table-cell-properties fo:border-bottom="0.06pt solid #dfdfdf" fo:border-left="none" fo:border-right="none" fo:border-top="0.06pt solid #dfdfdf"/>
      <style:map style:condition="is-true-formula([.DG$10]=TODAY())" style:apply-style-name="Today" style:base-cell-address="'Gantt Chart'.DG21"/>
      <style:map style:condition="is-true-formula(OR(WEEKDAY([.DG$10])=1;WEEKDAY([.DG$10])=7))" style:apply-style-name="Weekend" style:base-cell-address="'Gantt Chart'.DG21"/>
      <style:map style:condition="is-true-formula(ISNUMBER(MATCH([.DG$10];Holidays;0)))" style:apply-style-name="Holiday" style:base-cell-address="'Gantt Chart'.DG21"/>
    </style:style>
    <style:style style:name="ce689" style:family="table-cell" style:parent-style-name="Default">
      <style:table-cell-properties fo:border-bottom="0.06pt solid #dfdfdf" fo:border-left="none" fo:border-right="none" fo:border-top="0.06pt solid #dfdfdf"/>
      <style:map style:condition="is-true-formula([.DG$10]=TODAY())" style:apply-style-name="Today" style:base-cell-address="'Gantt Chart'.DG22"/>
      <style:map style:condition="is-true-formula(OR(WEEKDAY([.DG$10])=1;WEEKDAY([.DG$10])=7))" style:apply-style-name="Weekend" style:base-cell-address="'Gantt Chart'.DG22"/>
      <style:map style:condition="is-true-formula(ISNUMBER(MATCH([.DG$10];Holidays;0)))" style:apply-style-name="Holiday" style:base-cell-address="'Gantt Chart'.DG22"/>
    </style:style>
    <style:style style:name="ce690" style:family="table-cell" style:parent-style-name="Default">
      <style:table-cell-properties fo:border-bottom="0.06pt solid #dfdfdf" fo:border-left="none" fo:border-right="none" fo:border-top="0.06pt solid #dfdfdf"/>
      <style:map style:condition="is-true-formula([.DG$10]=TODAY())" style:apply-style-name="Today" style:base-cell-address="'Gantt Chart'.DG27"/>
      <style:map style:condition="is-true-formula(OR(WEEKDAY([.DG$10])=1;WEEKDAY([.DG$10])=7))" style:apply-style-name="Weekend" style:base-cell-address="'Gantt Chart'.DG27"/>
      <style:map style:condition="is-true-formula(ISNUMBER(MATCH([.DG$10];Holidays;0)))" style:apply-style-name="Holiday" style:base-cell-address="'Gantt Chart'.DG27"/>
    </style:style>
    <style:style style:name="ce691" style:family="table-cell" style:parent-style-name="Default">
      <style:table-cell-properties fo:border-bottom="0.06pt solid #dfdfdf" fo:border-left="none" fo:border-right="none" fo:border-top="0.06pt solid #dfdfdf"/>
      <style:map style:condition="is-true-formula([.DG$10]=TODAY())" style:apply-style-name="Today" style:base-cell-address="'Gantt Chart'.DG32"/>
      <style:map style:condition="is-true-formula(OR(WEEKDAY([.DG$10])=1;WEEKDAY([.DG$10])=7))" style:apply-style-name="Weekend" style:base-cell-address="'Gantt Chart'.DG32"/>
      <style:map style:condition="is-true-formula(ISNUMBER(MATCH([.DG$10];Holidays;0)))" style:apply-style-name="Holiday" style:base-cell-address="'Gantt Chart'.DG32"/>
    </style:style>
    <style:style style:name="ce692" style:family="table-cell" style:parent-style-name="Default">
      <style:table-cell-properties fo:border-bottom="0.06pt solid #dfdfdf" fo:border-left="none" fo:border-right="none" fo:border-top="0.06pt solid #dfdfdf"/>
      <style:map style:condition="is-true-formula([.DH$10]=TODAY())" style:apply-style-name="Today" style:base-cell-address="'Gantt Chart'.DH21"/>
      <style:map style:condition="is-true-formula(OR(WEEKDAY([.DH$10])=1;WEEKDAY([.DH$10])=7))" style:apply-style-name="Weekend" style:base-cell-address="'Gantt Chart'.DH21"/>
      <style:map style:condition="is-true-formula(ISNUMBER(MATCH([.DH$10];Holidays;0)))" style:apply-style-name="Holiday" style:base-cell-address="'Gantt Chart'.DH21"/>
    </style:style>
    <style:style style:name="ce693" style:family="table-cell" style:parent-style-name="Default">
      <style:table-cell-properties fo:border-bottom="0.06pt solid #dfdfdf" fo:border-left="none" fo:border-right="none" fo:border-top="0.06pt solid #dfdfdf"/>
      <style:map style:condition="is-true-formula([.DH$10]=TODAY())" style:apply-style-name="Today" style:base-cell-address="'Gantt Chart'.DH22"/>
      <style:map style:condition="is-true-formula(OR(WEEKDAY([.DH$10])=1;WEEKDAY([.DH$10])=7))" style:apply-style-name="Weekend" style:base-cell-address="'Gantt Chart'.DH22"/>
      <style:map style:condition="is-true-formula(ISNUMBER(MATCH([.DH$10];Holidays;0)))" style:apply-style-name="Holiday" style:base-cell-address="'Gantt Chart'.DH22"/>
    </style:style>
    <style:style style:name="ce694" style:family="table-cell" style:parent-style-name="Default">
      <style:table-cell-properties fo:border-bottom="0.06pt solid #dfdfdf" fo:border-left="none" fo:border-right="none" fo:border-top="0.06pt solid #dfdfdf"/>
      <style:map style:condition="is-true-formula([.DH$10]=TODAY())" style:apply-style-name="Today" style:base-cell-address="'Gantt Chart'.DH27"/>
      <style:map style:condition="is-true-formula(OR(WEEKDAY([.DH$10])=1;WEEKDAY([.DH$10])=7))" style:apply-style-name="Weekend" style:base-cell-address="'Gantt Chart'.DH27"/>
      <style:map style:condition="is-true-formula(ISNUMBER(MATCH([.DH$10];Holidays;0)))" style:apply-style-name="Holiday" style:base-cell-address="'Gantt Chart'.DH27"/>
    </style:style>
    <style:style style:name="ce695" style:family="table-cell" style:parent-style-name="Default">
      <style:table-cell-properties fo:border-bottom="0.06pt solid #dfdfdf" fo:border-left="none" fo:border-right="none" fo:border-top="0.06pt solid #dfdfdf"/>
      <style:map style:condition="is-true-formula([.DH$10]=TODAY())" style:apply-style-name="Today" style:base-cell-address="'Gantt Chart'.DH32"/>
      <style:map style:condition="is-true-formula(OR(WEEKDAY([.DH$10])=1;WEEKDAY([.DH$10])=7))" style:apply-style-name="Weekend" style:base-cell-address="'Gantt Chart'.DH32"/>
      <style:map style:condition="is-true-formula(ISNUMBER(MATCH([.DH$10];Holidays;0)))" style:apply-style-name="Holiday" style:base-cell-address="'Gantt Chart'.DH32"/>
    </style:style>
    <style:style style:name="ce696" style:family="table-cell" style:parent-style-name="Default">
      <style:table-cell-properties fo:border-bottom="0.06pt solid #dfdfdf" fo:border-left="none" fo:border-right="none" fo:border-top="0.06pt solid #dfdfdf"/>
      <style:map style:condition="is-true-formula([.DI$10]=TODAY())" style:apply-style-name="Today" style:base-cell-address="'Gantt Chart'.DI21"/>
      <style:map style:condition="is-true-formula(OR(WEEKDAY([.DI$10])=1;WEEKDAY([.DI$10])=7))" style:apply-style-name="Weekend" style:base-cell-address="'Gantt Chart'.DI21"/>
      <style:map style:condition="is-true-formula(ISNUMBER(MATCH([.DI$10];Holidays;0)))" style:apply-style-name="Holiday" style:base-cell-address="'Gantt Chart'.DI21"/>
    </style:style>
    <style:style style:name="ce697" style:family="table-cell" style:parent-style-name="Default">
      <style:table-cell-properties fo:border-bottom="0.06pt solid #dfdfdf" fo:border-left="none" fo:border-right="none" fo:border-top="0.06pt solid #dfdfdf"/>
      <style:map style:condition="is-true-formula([.DI$10]=TODAY())" style:apply-style-name="Today" style:base-cell-address="'Gantt Chart'.DI22"/>
      <style:map style:condition="is-true-formula(OR(WEEKDAY([.DI$10])=1;WEEKDAY([.DI$10])=7))" style:apply-style-name="Weekend" style:base-cell-address="'Gantt Chart'.DI22"/>
      <style:map style:condition="is-true-formula(ISNUMBER(MATCH([.DI$10];Holidays;0)))" style:apply-style-name="Holiday" style:base-cell-address="'Gantt Chart'.DI22"/>
    </style:style>
    <style:style style:name="ce698" style:family="table-cell" style:parent-style-name="Default">
      <style:table-cell-properties fo:border-bottom="0.06pt solid #dfdfdf" fo:border-left="none" fo:border-right="none" fo:border-top="0.06pt solid #dfdfdf"/>
      <style:map style:condition="is-true-formula([.DI$10]=TODAY())" style:apply-style-name="Today" style:base-cell-address="'Gantt Chart'.DI27"/>
      <style:map style:condition="is-true-formula(OR(WEEKDAY([.DI$10])=1;WEEKDAY([.DI$10])=7))" style:apply-style-name="Weekend" style:base-cell-address="'Gantt Chart'.DI27"/>
      <style:map style:condition="is-true-formula(ISNUMBER(MATCH([.DI$10];Holidays;0)))" style:apply-style-name="Holiday" style:base-cell-address="'Gantt Chart'.DI27"/>
    </style:style>
    <style:style style:name="ce699" style:family="table-cell" style:parent-style-name="Default">
      <style:table-cell-properties fo:border-bottom="0.06pt solid #dfdfdf" fo:border-left="none" fo:border-right="none" fo:border-top="0.06pt solid #dfdfdf"/>
      <style:map style:condition="is-true-formula([.DI$10]=TODAY())" style:apply-style-name="Today" style:base-cell-address="'Gantt Chart'.DI32"/>
      <style:map style:condition="is-true-formula(OR(WEEKDAY([.DI$10])=1;WEEKDAY([.DI$10])=7))" style:apply-style-name="Weekend" style:base-cell-address="'Gantt Chart'.DI32"/>
      <style:map style:condition="is-true-formula(ISNUMBER(MATCH([.DI$10];Holidays;0)))" style:apply-style-name="Holiday" style:base-cell-address="'Gantt Chart'.DI32"/>
    </style:style>
    <style:style style:name="ce700" style:family="table-cell" style:parent-style-name="Default">
      <style:table-cell-properties fo:border-bottom="0.06pt solid #dfdfdf" fo:border-left="none" fo:border-right="none" fo:border-top="0.06pt solid #dfdfdf"/>
      <style:map style:condition="is-true-formula([.DJ$10]=TODAY())" style:apply-style-name="Today" style:base-cell-address="'Gantt Chart'.DJ21"/>
      <style:map style:condition="is-true-formula(OR(WEEKDAY([.DJ$10])=1;WEEKDAY([.DJ$10])=7))" style:apply-style-name="Weekend" style:base-cell-address="'Gantt Chart'.DJ21"/>
      <style:map style:condition="is-true-formula(ISNUMBER(MATCH([.DJ$10];Holidays;0)))" style:apply-style-name="Holiday" style:base-cell-address="'Gantt Chart'.DJ21"/>
    </style:style>
    <style:style style:name="ce701" style:family="table-cell" style:parent-style-name="Default">
      <style:table-cell-properties fo:border-bottom="0.06pt solid #dfdfdf" fo:border-left="none" fo:border-right="none" fo:border-top="0.06pt solid #dfdfdf"/>
      <style:map style:condition="is-true-formula([.DJ$10]=TODAY())" style:apply-style-name="Today" style:base-cell-address="'Gantt Chart'.DJ22"/>
      <style:map style:condition="is-true-formula(OR(WEEKDAY([.DJ$10])=1;WEEKDAY([.DJ$10])=7))" style:apply-style-name="Weekend" style:base-cell-address="'Gantt Chart'.DJ22"/>
      <style:map style:condition="is-true-formula(ISNUMBER(MATCH([.DJ$10];Holidays;0)))" style:apply-style-name="Holiday" style:base-cell-address="'Gantt Chart'.DJ22"/>
    </style:style>
    <style:style style:name="ce702" style:family="table-cell" style:parent-style-name="Default">
      <style:table-cell-properties fo:border-bottom="0.06pt solid #dfdfdf" fo:border-left="none" fo:border-right="none" fo:border-top="0.06pt solid #dfdfdf"/>
      <style:map style:condition="is-true-formula([.DJ$10]=TODAY())" style:apply-style-name="Today" style:base-cell-address="'Gantt Chart'.DJ27"/>
      <style:map style:condition="is-true-formula(OR(WEEKDAY([.DJ$10])=1;WEEKDAY([.DJ$10])=7))" style:apply-style-name="Weekend" style:base-cell-address="'Gantt Chart'.DJ27"/>
      <style:map style:condition="is-true-formula(ISNUMBER(MATCH([.DJ$10];Holidays;0)))" style:apply-style-name="Holiday" style:base-cell-address="'Gantt Chart'.DJ27"/>
    </style:style>
    <style:style style:name="ce703" style:family="table-cell" style:parent-style-name="Default">
      <style:table-cell-properties fo:border-bottom="0.06pt solid #dfdfdf" fo:border-left="none" fo:border-right="none" fo:border-top="0.06pt solid #dfdfdf"/>
      <style:map style:condition="is-true-formula([.DJ$10]=TODAY())" style:apply-style-name="Today" style:base-cell-address="'Gantt Chart'.DJ32"/>
      <style:map style:condition="is-true-formula(OR(WEEKDAY([.DJ$10])=1;WEEKDAY([.DJ$10])=7))" style:apply-style-name="Weekend" style:base-cell-address="'Gantt Chart'.DJ32"/>
      <style:map style:condition="is-true-formula(ISNUMBER(MATCH([.DJ$10];Holidays;0)))" style:apply-style-name="Holiday" style:base-cell-address="'Gantt Chart'.DJ32"/>
    </style:style>
    <style:style style:name="ce704" style:family="table-cell" style:parent-style-name="Default">
      <style:table-cell-properties fo:border-bottom="0.06pt solid #dfdfdf" fo:border-left="none" fo:border-right="none" fo:border-top="0.06pt solid #dfdfdf"/>
      <style:map style:condition="is-true-formula([.DK$10]=TODAY())" style:apply-style-name="Today" style:base-cell-address="'Gantt Chart'.DK21"/>
      <style:map style:condition="is-true-formula(OR(WEEKDAY([.DK$10])=1;WEEKDAY([.DK$10])=7))" style:apply-style-name="Weekend" style:base-cell-address="'Gantt Chart'.DK21"/>
      <style:map style:condition="is-true-formula(ISNUMBER(MATCH([.DK$10];Holidays;0)))" style:apply-style-name="Holiday" style:base-cell-address="'Gantt Chart'.DK21"/>
    </style:style>
    <style:style style:name="ce705" style:family="table-cell" style:parent-style-name="Default">
      <style:table-cell-properties fo:border-bottom="0.06pt solid #dfdfdf" fo:border-left="none" fo:border-right="none" fo:border-top="0.06pt solid #dfdfdf"/>
      <style:map style:condition="is-true-formula([.DK$10]=TODAY())" style:apply-style-name="Today" style:base-cell-address="'Gantt Chart'.DK22"/>
      <style:map style:condition="is-true-formula(OR(WEEKDAY([.DK$10])=1;WEEKDAY([.DK$10])=7))" style:apply-style-name="Weekend" style:base-cell-address="'Gantt Chart'.DK22"/>
      <style:map style:condition="is-true-formula(ISNUMBER(MATCH([.DK$10];Holidays;0)))" style:apply-style-name="Holiday" style:base-cell-address="'Gantt Chart'.DK22"/>
    </style:style>
    <style:style style:name="ce706" style:family="table-cell" style:parent-style-name="Default">
      <style:table-cell-properties fo:border-bottom="0.06pt solid #dfdfdf" fo:border-left="none" fo:border-right="none" fo:border-top="0.06pt solid #dfdfdf"/>
      <style:map style:condition="is-true-formula([.DK$10]=TODAY())" style:apply-style-name="Today" style:base-cell-address="'Gantt Chart'.DK27"/>
      <style:map style:condition="is-true-formula(OR(WEEKDAY([.DK$10])=1;WEEKDAY([.DK$10])=7))" style:apply-style-name="Weekend" style:base-cell-address="'Gantt Chart'.DK27"/>
      <style:map style:condition="is-true-formula(ISNUMBER(MATCH([.DK$10];Holidays;0)))" style:apply-style-name="Holiday" style:base-cell-address="'Gantt Chart'.DK27"/>
    </style:style>
    <style:style style:name="ce707" style:family="table-cell" style:parent-style-name="Default">
      <style:table-cell-properties fo:border-bottom="0.06pt solid #dfdfdf" fo:border-left="none" fo:border-right="none" fo:border-top="0.06pt solid #dfdfdf"/>
      <style:map style:condition="is-true-formula([.DK$10]=TODAY())" style:apply-style-name="Today" style:base-cell-address="'Gantt Chart'.DK32"/>
      <style:map style:condition="is-true-formula(OR(WEEKDAY([.DK$10])=1;WEEKDAY([.DK$10])=7))" style:apply-style-name="Weekend" style:base-cell-address="'Gantt Chart'.DK32"/>
      <style:map style:condition="is-true-formula(ISNUMBER(MATCH([.DK$10];Holidays;0)))" style:apply-style-name="Holiday" style:base-cell-address="'Gantt Chart'.DK32"/>
    </style:style>
    <style:style style:name="ce708" style:family="table-cell" style:parent-style-name="Default">
      <style:table-cell-properties fo:border-bottom="0.06pt solid #dfdfdf" fo:border-left="none" fo:border-right="none" fo:border-top="0.06pt solid #dfdfdf"/>
      <style:map style:condition="is-true-formula([.DL$10]=TODAY())" style:apply-style-name="Today" style:base-cell-address="'Gantt Chart'.DL21"/>
      <style:map style:condition="is-true-formula(OR(WEEKDAY([.DL$10])=1;WEEKDAY([.DL$10])=7))" style:apply-style-name="Weekend" style:base-cell-address="'Gantt Chart'.DL21"/>
      <style:map style:condition="is-true-formula(ISNUMBER(MATCH([.DL$10];Holidays;0)))" style:apply-style-name="Holiday" style:base-cell-address="'Gantt Chart'.DL21"/>
    </style:style>
    <style:style style:name="ce709" style:family="table-cell" style:parent-style-name="Default">
      <style:table-cell-properties fo:border-bottom="0.06pt solid #dfdfdf" fo:border-left="none" fo:border-right="none" fo:border-top="0.06pt solid #dfdfdf"/>
      <style:map style:condition="is-true-formula([.DL$10]=TODAY())" style:apply-style-name="Today" style:base-cell-address="'Gantt Chart'.DL22"/>
      <style:map style:condition="is-true-formula(OR(WEEKDAY([.DL$10])=1;WEEKDAY([.DL$10])=7))" style:apply-style-name="Weekend" style:base-cell-address="'Gantt Chart'.DL22"/>
      <style:map style:condition="is-true-formula(ISNUMBER(MATCH([.DL$10];Holidays;0)))" style:apply-style-name="Holiday" style:base-cell-address="'Gantt Chart'.DL22"/>
    </style:style>
    <style:style style:name="ce710" style:family="table-cell" style:parent-style-name="Default">
      <style:table-cell-properties fo:border-bottom="0.06pt solid #dfdfdf" fo:border-left="none" fo:border-right="none" fo:border-top="0.06pt solid #dfdfdf"/>
      <style:map style:condition="is-true-formula([.DL$10]=TODAY())" style:apply-style-name="Today" style:base-cell-address="'Gantt Chart'.DL27"/>
      <style:map style:condition="is-true-formula(OR(WEEKDAY([.DL$10])=1;WEEKDAY([.DL$10])=7))" style:apply-style-name="Weekend" style:base-cell-address="'Gantt Chart'.DL27"/>
      <style:map style:condition="is-true-formula(ISNUMBER(MATCH([.DL$10];Holidays;0)))" style:apply-style-name="Holiday" style:base-cell-address="'Gantt Chart'.DL27"/>
    </style:style>
    <style:style style:name="ce711" style:family="table-cell" style:parent-style-name="Default">
      <style:table-cell-properties fo:border-bottom="0.06pt solid #dfdfdf" fo:border-left="none" fo:border-right="none" fo:border-top="0.06pt solid #dfdfdf"/>
      <style:map style:condition="is-true-formula([.DL$10]=TODAY())" style:apply-style-name="Today" style:base-cell-address="'Gantt Chart'.DL32"/>
      <style:map style:condition="is-true-formula(OR(WEEKDAY([.DL$10])=1;WEEKDAY([.DL$10])=7))" style:apply-style-name="Weekend" style:base-cell-address="'Gantt Chart'.DL32"/>
      <style:map style:condition="is-true-formula(ISNUMBER(MATCH([.DL$10];Holidays;0)))" style:apply-style-name="Holiday" style:base-cell-address="'Gantt Chart'.DL32"/>
    </style:style>
    <style:style style:name="ce712" style:family="table-cell" style:parent-style-name="Default">
      <style:table-cell-properties fo:border-bottom="0.06pt solid #dfdfdf" fo:border-left="none" fo:border-right="none" fo:border-top="0.06pt solid #dfdfdf"/>
      <style:map style:condition="is-true-formula([.DM$10]=TODAY())" style:apply-style-name="Today" style:base-cell-address="'Gantt Chart'.DM21"/>
      <style:map style:condition="is-true-formula(OR(WEEKDAY([.DM$10])=1;WEEKDAY([.DM$10])=7))" style:apply-style-name="Weekend" style:base-cell-address="'Gantt Chart'.DM21"/>
      <style:map style:condition="is-true-formula(ISNUMBER(MATCH([.DM$10];Holidays;0)))" style:apply-style-name="Holiday" style:base-cell-address="'Gantt Chart'.DM21"/>
    </style:style>
    <style:style style:name="ce713" style:family="table-cell" style:parent-style-name="Default">
      <style:table-cell-properties fo:border-bottom="0.06pt solid #dfdfdf" fo:border-left="none" fo:border-right="none" fo:border-top="0.06pt solid #dfdfdf"/>
      <style:map style:condition="is-true-formula([.DM$10]=TODAY())" style:apply-style-name="Today" style:base-cell-address="'Gantt Chart'.DM22"/>
      <style:map style:condition="is-true-formula(OR(WEEKDAY([.DM$10])=1;WEEKDAY([.DM$10])=7))" style:apply-style-name="Weekend" style:base-cell-address="'Gantt Chart'.DM22"/>
      <style:map style:condition="is-true-formula(ISNUMBER(MATCH([.DM$10];Holidays;0)))" style:apply-style-name="Holiday" style:base-cell-address="'Gantt Chart'.DM22"/>
    </style:style>
    <style:style style:name="ce714" style:family="table-cell" style:parent-style-name="Default">
      <style:table-cell-properties fo:border-bottom="0.06pt solid #dfdfdf" fo:border-left="none" fo:border-right="none" fo:border-top="0.06pt solid #dfdfdf"/>
      <style:map style:condition="is-true-formula([.DM$10]=TODAY())" style:apply-style-name="Today" style:base-cell-address="'Gantt Chart'.DM27"/>
      <style:map style:condition="is-true-formula(OR(WEEKDAY([.DM$10])=1;WEEKDAY([.DM$10])=7))" style:apply-style-name="Weekend" style:base-cell-address="'Gantt Chart'.DM27"/>
      <style:map style:condition="is-true-formula(ISNUMBER(MATCH([.DM$10];Holidays;0)))" style:apply-style-name="Holiday" style:base-cell-address="'Gantt Chart'.DM27"/>
    </style:style>
    <style:style style:name="ce715" style:family="table-cell" style:parent-style-name="Default">
      <style:table-cell-properties fo:border-bottom="0.06pt solid #dfdfdf" fo:border-left="none" fo:border-right="none" fo:border-top="0.06pt solid #dfdfdf"/>
      <style:map style:condition="is-true-formula([.DM$10]=TODAY())" style:apply-style-name="Today" style:base-cell-address="'Gantt Chart'.DM32"/>
      <style:map style:condition="is-true-formula(OR(WEEKDAY([.DM$10])=1;WEEKDAY([.DM$10])=7))" style:apply-style-name="Weekend" style:base-cell-address="'Gantt Chart'.DM32"/>
      <style:map style:condition="is-true-formula(ISNUMBER(MATCH([.DM$10];Holidays;0)))" style:apply-style-name="Holiday" style:base-cell-address="'Gantt Chart'.DM32"/>
    </style:style>
    <style:style style:name="ce716" style:family="table-cell" style:parent-style-name="Default">
      <style:table-cell-properties fo:border-bottom="0.06pt solid #dfdfdf" fo:border-left="none" fo:border-right="none" fo:border-top="0.06pt solid #dfdfdf"/>
      <style:map style:condition="is-true-formula([.DN$10]=TODAY())" style:apply-style-name="Today" style:base-cell-address="'Gantt Chart'.DN21"/>
      <style:map style:condition="is-true-formula(OR(WEEKDAY([.DN$10])=1;WEEKDAY([.DN$10])=7))" style:apply-style-name="Weekend" style:base-cell-address="'Gantt Chart'.DN21"/>
      <style:map style:condition="is-true-formula(ISNUMBER(MATCH([.DN$10];Holidays;0)))" style:apply-style-name="Holiday" style:base-cell-address="'Gantt Chart'.DN21"/>
    </style:style>
    <style:style style:name="ce717" style:family="table-cell" style:parent-style-name="Default">
      <style:table-cell-properties fo:border-bottom="0.06pt solid #dfdfdf" fo:border-left="none" fo:border-right="none" fo:border-top="0.06pt solid #dfdfdf"/>
      <style:map style:condition="is-true-formula([.DN$10]=TODAY())" style:apply-style-name="Today" style:base-cell-address="'Gantt Chart'.DN22"/>
      <style:map style:condition="is-true-formula(OR(WEEKDAY([.DN$10])=1;WEEKDAY([.DN$10])=7))" style:apply-style-name="Weekend" style:base-cell-address="'Gantt Chart'.DN22"/>
      <style:map style:condition="is-true-formula(ISNUMBER(MATCH([.DN$10];Holidays;0)))" style:apply-style-name="Holiday" style:base-cell-address="'Gantt Chart'.DN22"/>
    </style:style>
    <style:style style:name="ce718" style:family="table-cell" style:parent-style-name="Default">
      <style:table-cell-properties fo:border-bottom="0.06pt solid #dfdfdf" fo:border-left="none" fo:border-right="none" fo:border-top="0.06pt solid #dfdfdf"/>
      <style:map style:condition="is-true-formula([.DN$10]=TODAY())" style:apply-style-name="Today" style:base-cell-address="'Gantt Chart'.DN27"/>
      <style:map style:condition="is-true-formula(OR(WEEKDAY([.DN$10])=1;WEEKDAY([.DN$10])=7))" style:apply-style-name="Weekend" style:base-cell-address="'Gantt Chart'.DN27"/>
      <style:map style:condition="is-true-formula(ISNUMBER(MATCH([.DN$10];Holidays;0)))" style:apply-style-name="Holiday" style:base-cell-address="'Gantt Chart'.DN27"/>
    </style:style>
    <style:style style:name="ce719" style:family="table-cell" style:parent-style-name="Default">
      <style:table-cell-properties fo:border-bottom="0.06pt solid #dfdfdf" fo:border-left="none" fo:border-right="none" fo:border-top="0.06pt solid #dfdfdf"/>
      <style:map style:condition="is-true-formula([.DN$10]=TODAY())" style:apply-style-name="Today" style:base-cell-address="'Gantt Chart'.DN32"/>
      <style:map style:condition="is-true-formula(OR(WEEKDAY([.DN$10])=1;WEEKDAY([.DN$10])=7))" style:apply-style-name="Weekend" style:base-cell-address="'Gantt Chart'.DN32"/>
      <style:map style:condition="is-true-formula(ISNUMBER(MATCH([.DN$10];Holidays;0)))" style:apply-style-name="Holiday" style:base-cell-address="'Gantt Chart'.DN32"/>
    </style:style>
    <style:style style:name="ce720" style:family="table-cell" style:parent-style-name="Default">
      <style:table-cell-properties fo:border-bottom="0.06pt solid #dfdfdf" fo:border-left="none" fo:border-right="none" fo:border-top="0.06pt solid #dfdfdf"/>
      <style:map style:condition="is-true-formula([.DO$10]=TODAY())" style:apply-style-name="Today" style:base-cell-address="'Gantt Chart'.DO21"/>
      <style:map style:condition="is-true-formula(OR(WEEKDAY([.DO$10])=1;WEEKDAY([.DO$10])=7))" style:apply-style-name="Weekend" style:base-cell-address="'Gantt Chart'.DO21"/>
      <style:map style:condition="is-true-formula(ISNUMBER(MATCH([.DO$10];Holidays;0)))" style:apply-style-name="Holiday" style:base-cell-address="'Gantt Chart'.DO21"/>
    </style:style>
    <style:style style:name="ce721" style:family="table-cell" style:parent-style-name="Default">
      <style:table-cell-properties fo:border-bottom="0.06pt solid #dfdfdf" fo:border-left="none" fo:border-right="none" fo:border-top="0.06pt solid #dfdfdf"/>
      <style:map style:condition="is-true-formula([.DO$10]=TODAY())" style:apply-style-name="Today" style:base-cell-address="'Gantt Chart'.DO22"/>
      <style:map style:condition="is-true-formula(OR(WEEKDAY([.DO$10])=1;WEEKDAY([.DO$10])=7))" style:apply-style-name="Weekend" style:base-cell-address="'Gantt Chart'.DO22"/>
      <style:map style:condition="is-true-formula(ISNUMBER(MATCH([.DO$10];Holidays;0)))" style:apply-style-name="Holiday" style:base-cell-address="'Gantt Chart'.DO22"/>
    </style:style>
    <style:style style:name="ce722" style:family="table-cell" style:parent-style-name="Default">
      <style:table-cell-properties fo:border-bottom="0.06pt solid #dfdfdf" fo:border-left="none" fo:border-right="none" fo:border-top="0.06pt solid #dfdfdf"/>
      <style:map style:condition="is-true-formula([.DO$10]=TODAY())" style:apply-style-name="Today" style:base-cell-address="'Gantt Chart'.DO27"/>
      <style:map style:condition="is-true-formula(OR(WEEKDAY([.DO$10])=1;WEEKDAY([.DO$10])=7))" style:apply-style-name="Weekend" style:base-cell-address="'Gantt Chart'.DO27"/>
      <style:map style:condition="is-true-formula(ISNUMBER(MATCH([.DO$10];Holidays;0)))" style:apply-style-name="Holiday" style:base-cell-address="'Gantt Chart'.DO27"/>
    </style:style>
    <style:style style:name="ce723" style:family="table-cell" style:parent-style-name="Default">
      <style:table-cell-properties fo:border-bottom="0.06pt solid #dfdfdf" fo:border-left="none" fo:border-right="none" fo:border-top="0.06pt solid #dfdfdf"/>
      <style:map style:condition="is-true-formula([.DO$10]=TODAY())" style:apply-style-name="Today" style:base-cell-address="'Gantt Chart'.DO32"/>
      <style:map style:condition="is-true-formula(OR(WEEKDAY([.DO$10])=1;WEEKDAY([.DO$10])=7))" style:apply-style-name="Weekend" style:base-cell-address="'Gantt Chart'.DO32"/>
      <style:map style:condition="is-true-formula(ISNUMBER(MATCH([.DO$10];Holidays;0)))" style:apply-style-name="Holiday" style:base-cell-address="'Gantt Chart'.DO32"/>
    </style:style>
    <style:style style:name="ce724" style:family="table-cell" style:parent-style-name="Default">
      <style:table-cell-properties fo:border-bottom="0.06pt solid #dfdfdf" fo:border-left="none" fo:border-right="none" fo:border-top="0.06pt solid #dfdfdf"/>
      <style:map style:condition="is-true-formula([.DP$10]=TODAY())" style:apply-style-name="Today" style:base-cell-address="'Gantt Chart'.DP21"/>
      <style:map style:condition="is-true-formula(OR(WEEKDAY([.DP$10])=1;WEEKDAY([.DP$10])=7))" style:apply-style-name="Weekend" style:base-cell-address="'Gantt Chart'.DP21"/>
      <style:map style:condition="is-true-formula(ISNUMBER(MATCH([.DP$10];Holidays;0)))" style:apply-style-name="Holiday" style:base-cell-address="'Gantt Chart'.DP21"/>
    </style:style>
    <style:style style:name="ce725" style:family="table-cell" style:parent-style-name="Default">
      <style:table-cell-properties fo:border-bottom="0.06pt solid #dfdfdf" fo:border-left="none" fo:border-right="none" fo:border-top="0.06pt solid #dfdfdf"/>
      <style:map style:condition="is-true-formula([.DP$10]=TODAY())" style:apply-style-name="Today" style:base-cell-address="'Gantt Chart'.DP22"/>
      <style:map style:condition="is-true-formula(OR(WEEKDAY([.DP$10])=1;WEEKDAY([.DP$10])=7))" style:apply-style-name="Weekend" style:base-cell-address="'Gantt Chart'.DP22"/>
      <style:map style:condition="is-true-formula(ISNUMBER(MATCH([.DP$10];Holidays;0)))" style:apply-style-name="Holiday" style:base-cell-address="'Gantt Chart'.DP22"/>
    </style:style>
    <style:style style:name="ce726" style:family="table-cell" style:parent-style-name="Default">
      <style:table-cell-properties fo:border-bottom="0.06pt solid #dfdfdf" fo:border-left="none" fo:border-right="none" fo:border-top="0.06pt solid #dfdfdf"/>
      <style:map style:condition="is-true-formula([.DP$10]=TODAY())" style:apply-style-name="Today" style:base-cell-address="'Gantt Chart'.DP27"/>
      <style:map style:condition="is-true-formula(OR(WEEKDAY([.DP$10])=1;WEEKDAY([.DP$10])=7))" style:apply-style-name="Weekend" style:base-cell-address="'Gantt Chart'.DP27"/>
      <style:map style:condition="is-true-formula(ISNUMBER(MATCH([.DP$10];Holidays;0)))" style:apply-style-name="Holiday" style:base-cell-address="'Gantt Chart'.DP27"/>
    </style:style>
    <style:style style:name="ce727" style:family="table-cell" style:parent-style-name="Default">
      <style:table-cell-properties fo:border-bottom="0.06pt solid #dfdfdf" fo:border-left="none" fo:border-right="none" fo:border-top="0.06pt solid #dfdfdf"/>
      <style:map style:condition="is-true-formula([.DP$10]=TODAY())" style:apply-style-name="Today" style:base-cell-address="'Gantt Chart'.DP32"/>
      <style:map style:condition="is-true-formula(OR(WEEKDAY([.DP$10])=1;WEEKDAY([.DP$10])=7))" style:apply-style-name="Weekend" style:base-cell-address="'Gantt Chart'.DP32"/>
      <style:map style:condition="is-true-formula(ISNUMBER(MATCH([.DP$10];Holidays;0)))" style:apply-style-name="Holiday" style:base-cell-address="'Gantt Chart'.DP32"/>
    </style:style>
    <style:style style:name="ce728" style:family="table-cell" style:parent-style-name="Default">
      <style:table-cell-properties fo:border-bottom="0.06pt solid #dfdfdf" fo:border-left="none" fo:border-right="none" fo:border-top="0.06pt solid #dfdfdf"/>
      <style:map style:condition="is-true-formula([.DQ$10]=TODAY())" style:apply-style-name="Today" style:base-cell-address="'Gantt Chart'.DQ21"/>
      <style:map style:condition="is-true-formula(OR(WEEKDAY([.DQ$10])=1;WEEKDAY([.DQ$10])=7))" style:apply-style-name="Weekend" style:base-cell-address="'Gantt Chart'.DQ21"/>
      <style:map style:condition="is-true-formula(ISNUMBER(MATCH([.DQ$10];Holidays;0)))" style:apply-style-name="Holiday" style:base-cell-address="'Gantt Chart'.DQ21"/>
    </style:style>
    <style:style style:name="ce729" style:family="table-cell" style:parent-style-name="Default">
      <style:table-cell-properties fo:border-bottom="0.06pt solid #dfdfdf" fo:border-left="none" fo:border-right="none" fo:border-top="0.06pt solid #dfdfdf"/>
      <style:map style:condition="is-true-formula([.DQ$10]=TODAY())" style:apply-style-name="Today" style:base-cell-address="'Gantt Chart'.DQ22"/>
      <style:map style:condition="is-true-formula(OR(WEEKDAY([.DQ$10])=1;WEEKDAY([.DQ$10])=7))" style:apply-style-name="Weekend" style:base-cell-address="'Gantt Chart'.DQ22"/>
      <style:map style:condition="is-true-formula(ISNUMBER(MATCH([.DQ$10];Holidays;0)))" style:apply-style-name="Holiday" style:base-cell-address="'Gantt Chart'.DQ22"/>
    </style:style>
    <style:style style:name="ce730" style:family="table-cell" style:parent-style-name="Default">
      <style:table-cell-properties fo:border-bottom="0.06pt solid #dfdfdf" fo:border-left="none" fo:border-right="none" fo:border-top="0.06pt solid #dfdfdf"/>
      <style:map style:condition="is-true-formula([.DQ$10]=TODAY())" style:apply-style-name="Today" style:base-cell-address="'Gantt Chart'.DQ27"/>
      <style:map style:condition="is-true-formula(OR(WEEKDAY([.DQ$10])=1;WEEKDAY([.DQ$10])=7))" style:apply-style-name="Weekend" style:base-cell-address="'Gantt Chart'.DQ27"/>
      <style:map style:condition="is-true-formula(ISNUMBER(MATCH([.DQ$10];Holidays;0)))" style:apply-style-name="Holiday" style:base-cell-address="'Gantt Chart'.DQ27"/>
    </style:style>
    <style:style style:name="ce731" style:family="table-cell" style:parent-style-name="Default">
      <style:table-cell-properties fo:border-bottom="0.06pt solid #dfdfdf" fo:border-left="none" fo:border-right="none" fo:border-top="0.06pt solid #dfdfdf"/>
      <style:map style:condition="is-true-formula([.DQ$10]=TODAY())" style:apply-style-name="Today" style:base-cell-address="'Gantt Chart'.DQ32"/>
      <style:map style:condition="is-true-formula(OR(WEEKDAY([.DQ$10])=1;WEEKDAY([.DQ$10])=7))" style:apply-style-name="Weekend" style:base-cell-address="'Gantt Chart'.DQ32"/>
      <style:map style:condition="is-true-formula(ISNUMBER(MATCH([.DQ$10];Holidays;0)))" style:apply-style-name="Holiday" style:base-cell-address="'Gantt Chart'.DQ32"/>
    </style:style>
    <style:style style:name="ce732" style:family="table-cell" style:parent-style-name="Default">
      <style:table-cell-properties fo:border-bottom="0.06pt solid #dfdfdf" fo:border-left="none" fo:border-right="none" fo:border-top="0.06pt solid #dfdfdf"/>
      <style:map style:condition="is-true-formula([.DR$10]=TODAY())" style:apply-style-name="Today" style:base-cell-address="'Gantt Chart'.DR21"/>
      <style:map style:condition="is-true-formula(OR(WEEKDAY([.DR$10])=1;WEEKDAY([.DR$10])=7))" style:apply-style-name="Weekend" style:base-cell-address="'Gantt Chart'.DR21"/>
      <style:map style:condition="is-true-formula(ISNUMBER(MATCH([.DR$10];Holidays;0)))" style:apply-style-name="Holiday" style:base-cell-address="'Gantt Chart'.DR21"/>
    </style:style>
    <style:style style:name="ce733" style:family="table-cell" style:parent-style-name="Default">
      <style:table-cell-properties fo:border-bottom="0.06pt solid #dfdfdf" fo:border-left="none" fo:border-right="none" fo:border-top="0.06pt solid #dfdfdf"/>
      <style:map style:condition="is-true-formula([.DR$10]=TODAY())" style:apply-style-name="Today" style:base-cell-address="'Gantt Chart'.DR22"/>
      <style:map style:condition="is-true-formula(OR(WEEKDAY([.DR$10])=1;WEEKDAY([.DR$10])=7))" style:apply-style-name="Weekend" style:base-cell-address="'Gantt Chart'.DR22"/>
      <style:map style:condition="is-true-formula(ISNUMBER(MATCH([.DR$10];Holidays;0)))" style:apply-style-name="Holiday" style:base-cell-address="'Gantt Chart'.DR22"/>
    </style:style>
    <style:style style:name="ce734" style:family="table-cell" style:parent-style-name="Default">
      <style:table-cell-properties fo:border-bottom="0.06pt solid #dfdfdf" fo:border-left="none" fo:border-right="none" fo:border-top="0.06pt solid #dfdfdf"/>
      <style:map style:condition="is-true-formula([.DR$10]=TODAY())" style:apply-style-name="Today" style:base-cell-address="'Gantt Chart'.DR27"/>
      <style:map style:condition="is-true-formula(OR(WEEKDAY([.DR$10])=1;WEEKDAY([.DR$10])=7))" style:apply-style-name="Weekend" style:base-cell-address="'Gantt Chart'.DR27"/>
      <style:map style:condition="is-true-formula(ISNUMBER(MATCH([.DR$10];Holidays;0)))" style:apply-style-name="Holiday" style:base-cell-address="'Gantt Chart'.DR27"/>
    </style:style>
    <style:style style:name="ce735" style:family="table-cell" style:parent-style-name="Default">
      <style:table-cell-properties fo:border-bottom="0.06pt solid #dfdfdf" fo:border-left="none" fo:border-right="none" fo:border-top="0.06pt solid #dfdfdf"/>
      <style:map style:condition="is-true-formula([.DR$10]=TODAY())" style:apply-style-name="Today" style:base-cell-address="'Gantt Chart'.DR32"/>
      <style:map style:condition="is-true-formula(OR(WEEKDAY([.DR$10])=1;WEEKDAY([.DR$10])=7))" style:apply-style-name="Weekend" style:base-cell-address="'Gantt Chart'.DR32"/>
      <style:map style:condition="is-true-formula(ISNUMBER(MATCH([.DR$10];Holidays;0)))" style:apply-style-name="Holiday" style:base-cell-address="'Gantt Chart'.DR32"/>
    </style:style>
    <style:style style:name="ce736" style:family="table-cell" style:parent-style-name="Default">
      <style:table-cell-properties fo:border-bottom="0.06pt solid #dfdfdf" fo:border-left="none" fo:border-right="none" fo:border-top="0.06pt solid #dfdfdf"/>
      <style:map style:condition="is-true-formula([.DS$10]=TODAY())" style:apply-style-name="Today" style:base-cell-address="'Gantt Chart'.DS21"/>
      <style:map style:condition="is-true-formula(OR(WEEKDAY([.DS$10])=1;WEEKDAY([.DS$10])=7))" style:apply-style-name="Weekend" style:base-cell-address="'Gantt Chart'.DS21"/>
      <style:map style:condition="is-true-formula(ISNUMBER(MATCH([.DS$10];Holidays;0)))" style:apply-style-name="Holiday" style:base-cell-address="'Gantt Chart'.DS21"/>
    </style:style>
    <style:style style:name="ce737" style:family="table-cell" style:parent-style-name="Default">
      <style:table-cell-properties fo:border-bottom="0.06pt solid #dfdfdf" fo:border-left="none" fo:border-right="none" fo:border-top="0.06pt solid #dfdfdf"/>
      <style:map style:condition="is-true-formula([.DS$10]=TODAY())" style:apply-style-name="Today" style:base-cell-address="'Gantt Chart'.DS22"/>
      <style:map style:condition="is-true-formula(OR(WEEKDAY([.DS$10])=1;WEEKDAY([.DS$10])=7))" style:apply-style-name="Weekend" style:base-cell-address="'Gantt Chart'.DS22"/>
      <style:map style:condition="is-true-formula(ISNUMBER(MATCH([.DS$10];Holidays;0)))" style:apply-style-name="Holiday" style:base-cell-address="'Gantt Chart'.DS22"/>
    </style:style>
    <style:style style:name="ce738" style:family="table-cell" style:parent-style-name="Default">
      <style:table-cell-properties fo:border-bottom="0.06pt solid #dfdfdf" fo:border-left="none" fo:border-right="none" fo:border-top="0.06pt solid #dfdfdf"/>
      <style:map style:condition="is-true-formula([.DS$10]=TODAY())" style:apply-style-name="Today" style:base-cell-address="'Gantt Chart'.DS27"/>
      <style:map style:condition="is-true-formula(OR(WEEKDAY([.DS$10])=1;WEEKDAY([.DS$10])=7))" style:apply-style-name="Weekend" style:base-cell-address="'Gantt Chart'.DS27"/>
      <style:map style:condition="is-true-formula(ISNUMBER(MATCH([.DS$10];Holidays;0)))" style:apply-style-name="Holiday" style:base-cell-address="'Gantt Chart'.DS27"/>
    </style:style>
    <style:style style:name="ce739" style:family="table-cell" style:parent-style-name="Default">
      <style:table-cell-properties fo:border-bottom="0.06pt solid #dfdfdf" fo:border-left="none" fo:border-right="none" fo:border-top="0.06pt solid #dfdfdf"/>
      <style:map style:condition="is-true-formula([.DS$10]=TODAY())" style:apply-style-name="Today" style:base-cell-address="'Gantt Chart'.DS32"/>
      <style:map style:condition="is-true-formula(OR(WEEKDAY([.DS$10])=1;WEEKDAY([.DS$10])=7))" style:apply-style-name="Weekend" style:base-cell-address="'Gantt Chart'.DS32"/>
      <style:map style:condition="is-true-formula(ISNUMBER(MATCH([.DS$10];Holidays;0)))" style:apply-style-name="Holiday" style:base-cell-address="'Gantt Chart'.DS32"/>
    </style:style>
    <style:style style:name="ce740" style:family="table-cell" style:parent-style-name="Default">
      <style:table-cell-properties fo:border-bottom="0.06pt solid #dfdfdf" fo:border-left="none" fo:border-right="none" fo:border-top="0.06pt solid #dfdfdf"/>
      <style:map style:condition="is-true-formula([.DT$10]=TODAY())" style:apply-style-name="Today" style:base-cell-address="'Gantt Chart'.DT21"/>
      <style:map style:condition="is-true-formula(OR(WEEKDAY([.DT$10])=1;WEEKDAY([.DT$10])=7))" style:apply-style-name="Weekend" style:base-cell-address="'Gantt Chart'.DT21"/>
      <style:map style:condition="is-true-formula(ISNUMBER(MATCH([.DT$10];Holidays;0)))" style:apply-style-name="Holiday" style:base-cell-address="'Gantt Chart'.DT21"/>
    </style:style>
    <style:style style:name="ce741" style:family="table-cell" style:parent-style-name="Default">
      <style:table-cell-properties fo:border-bottom="0.06pt solid #dfdfdf" fo:border-left="none" fo:border-right="none" fo:border-top="0.06pt solid #dfdfdf"/>
      <style:map style:condition="is-true-formula([.DT$10]=TODAY())" style:apply-style-name="Today" style:base-cell-address="'Gantt Chart'.DT22"/>
      <style:map style:condition="is-true-formula(OR(WEEKDAY([.DT$10])=1;WEEKDAY([.DT$10])=7))" style:apply-style-name="Weekend" style:base-cell-address="'Gantt Chart'.DT22"/>
      <style:map style:condition="is-true-formula(ISNUMBER(MATCH([.DT$10];Holidays;0)))" style:apply-style-name="Holiday" style:base-cell-address="'Gantt Chart'.DT22"/>
    </style:style>
    <style:style style:name="ce742" style:family="table-cell" style:parent-style-name="Default">
      <style:table-cell-properties fo:border-bottom="0.06pt solid #dfdfdf" fo:border-left="none" fo:border-right="none" fo:border-top="0.06pt solid #dfdfdf"/>
      <style:map style:condition="is-true-formula([.DT$10]=TODAY())" style:apply-style-name="Today" style:base-cell-address="'Gantt Chart'.DT27"/>
      <style:map style:condition="is-true-formula(OR(WEEKDAY([.DT$10])=1;WEEKDAY([.DT$10])=7))" style:apply-style-name="Weekend" style:base-cell-address="'Gantt Chart'.DT27"/>
      <style:map style:condition="is-true-formula(ISNUMBER(MATCH([.DT$10];Holidays;0)))" style:apply-style-name="Holiday" style:base-cell-address="'Gantt Chart'.DT27"/>
    </style:style>
    <style:style style:name="ce743" style:family="table-cell" style:parent-style-name="Default">
      <style:table-cell-properties fo:border-bottom="0.06pt solid #dfdfdf" fo:border-left="none" fo:border-right="none" fo:border-top="0.06pt solid #dfdfdf"/>
      <style:map style:condition="is-true-formula([.DT$10]=TODAY())" style:apply-style-name="Today" style:base-cell-address="'Gantt Chart'.DT32"/>
      <style:map style:condition="is-true-formula(OR(WEEKDAY([.DT$10])=1;WEEKDAY([.DT$10])=7))" style:apply-style-name="Weekend" style:base-cell-address="'Gantt Chart'.DT32"/>
      <style:map style:condition="is-true-formula(ISNUMBER(MATCH([.DT$10];Holidays;0)))" style:apply-style-name="Holiday" style:base-cell-address="'Gantt Chart'.DT32"/>
    </style:style>
    <style:style style:name="ce744" style:family="table-cell" style:parent-style-name="Default">
      <style:table-cell-properties fo:border-bottom="0.06pt solid #dfdfdf" fo:border-left="none" fo:border-right="none" fo:border-top="0.06pt solid #dfdfdf"/>
      <style:map style:condition="is-true-formula([.DU$10]=TODAY())" style:apply-style-name="Today" style:base-cell-address="'Gantt Chart'.DU21"/>
      <style:map style:condition="is-true-formula(OR(WEEKDAY([.DU$10])=1;WEEKDAY([.DU$10])=7))" style:apply-style-name="Weekend" style:base-cell-address="'Gantt Chart'.DU21"/>
      <style:map style:condition="is-true-formula(ISNUMBER(MATCH([.DU$10];Holidays;0)))" style:apply-style-name="Holiday" style:base-cell-address="'Gantt Chart'.DU21"/>
    </style:style>
    <style:style style:name="ce745" style:family="table-cell" style:parent-style-name="Default">
      <style:table-cell-properties fo:border-bottom="0.06pt solid #dfdfdf" fo:border-left="none" fo:border-right="none" fo:border-top="0.06pt solid #dfdfdf"/>
      <style:map style:condition="is-true-formula([.DU$10]=TODAY())" style:apply-style-name="Today" style:base-cell-address="'Gantt Chart'.DU22"/>
      <style:map style:condition="is-true-formula(OR(WEEKDAY([.DU$10])=1;WEEKDAY([.DU$10])=7))" style:apply-style-name="Weekend" style:base-cell-address="'Gantt Chart'.DU22"/>
      <style:map style:condition="is-true-formula(ISNUMBER(MATCH([.DU$10];Holidays;0)))" style:apply-style-name="Holiday" style:base-cell-address="'Gantt Chart'.DU22"/>
    </style:style>
    <style:style style:name="ce746" style:family="table-cell" style:parent-style-name="Default">
      <style:table-cell-properties fo:border-bottom="0.06pt solid #dfdfdf" fo:border-left="none" fo:border-right="none" fo:border-top="0.06pt solid #dfdfdf"/>
      <style:map style:condition="is-true-formula([.DU$10]=TODAY())" style:apply-style-name="Today" style:base-cell-address="'Gantt Chart'.DU27"/>
      <style:map style:condition="is-true-formula(OR(WEEKDAY([.DU$10])=1;WEEKDAY([.DU$10])=7))" style:apply-style-name="Weekend" style:base-cell-address="'Gantt Chart'.DU27"/>
      <style:map style:condition="is-true-formula(ISNUMBER(MATCH([.DU$10];Holidays;0)))" style:apply-style-name="Holiday" style:base-cell-address="'Gantt Chart'.DU27"/>
    </style:style>
    <style:style style:name="ce747" style:family="table-cell" style:parent-style-name="Default">
      <style:table-cell-properties fo:border-bottom="0.06pt solid #dfdfdf" fo:border-left="none" fo:border-right="none" fo:border-top="0.06pt solid #dfdfdf"/>
      <style:map style:condition="is-true-formula([.DU$10]=TODAY())" style:apply-style-name="Today" style:base-cell-address="'Gantt Chart'.DU32"/>
      <style:map style:condition="is-true-formula(OR(WEEKDAY([.DU$10])=1;WEEKDAY([.DU$10])=7))" style:apply-style-name="Weekend" style:base-cell-address="'Gantt Chart'.DU32"/>
      <style:map style:condition="is-true-formula(ISNUMBER(MATCH([.DU$10];Holidays;0)))" style:apply-style-name="Holiday" style:base-cell-address="'Gantt Chart'.DU32"/>
    </style:style>
    <style:style style:name="ce748" style:family="table-cell" style:parent-style-name="Default">
      <style:table-cell-properties fo:border-bottom="0.06pt solid #dfdfdf" fo:border-left="none" fo:border-right="none" fo:border-top="0.06pt solid #dfdfdf"/>
      <style:map style:condition="is-true-formula([.DV$10]=TODAY())" style:apply-style-name="Today" style:base-cell-address="'Gantt Chart'.DV21"/>
      <style:map style:condition="is-true-formula(OR(WEEKDAY([.DV$10])=1;WEEKDAY([.DV$10])=7))" style:apply-style-name="Weekend" style:base-cell-address="'Gantt Chart'.DV21"/>
      <style:map style:condition="is-true-formula(ISNUMBER(MATCH([.DV$10];Holidays;0)))" style:apply-style-name="Holiday" style:base-cell-address="'Gantt Chart'.DV21"/>
    </style:style>
    <style:style style:name="ce749" style:family="table-cell" style:parent-style-name="Default">
      <style:table-cell-properties fo:border-bottom="0.06pt solid #dfdfdf" fo:border-left="none" fo:border-right="none" fo:border-top="0.06pt solid #dfdfdf"/>
      <style:map style:condition="is-true-formula([.DV$10]=TODAY())" style:apply-style-name="Today" style:base-cell-address="'Gantt Chart'.DV22"/>
      <style:map style:condition="is-true-formula(OR(WEEKDAY([.DV$10])=1;WEEKDAY([.DV$10])=7))" style:apply-style-name="Weekend" style:base-cell-address="'Gantt Chart'.DV22"/>
      <style:map style:condition="is-true-formula(ISNUMBER(MATCH([.DV$10];Holidays;0)))" style:apply-style-name="Holiday" style:base-cell-address="'Gantt Chart'.DV22"/>
    </style:style>
    <style:style style:name="ce750" style:family="table-cell" style:parent-style-name="Default">
      <style:table-cell-properties fo:border-bottom="0.06pt solid #dfdfdf" fo:border-left="none" fo:border-right="none" fo:border-top="0.06pt solid #dfdfdf"/>
      <style:map style:condition="is-true-formula([.DV$10]=TODAY())" style:apply-style-name="Today" style:base-cell-address="'Gantt Chart'.DV27"/>
      <style:map style:condition="is-true-formula(OR(WEEKDAY([.DV$10])=1;WEEKDAY([.DV$10])=7))" style:apply-style-name="Weekend" style:base-cell-address="'Gantt Chart'.DV27"/>
      <style:map style:condition="is-true-formula(ISNUMBER(MATCH([.DV$10];Holidays;0)))" style:apply-style-name="Holiday" style:base-cell-address="'Gantt Chart'.DV27"/>
    </style:style>
    <style:style style:name="ce751" style:family="table-cell" style:parent-style-name="Default">
      <style:table-cell-properties fo:border-bottom="0.06pt solid #dfdfdf" fo:border-left="none" fo:border-right="none" fo:border-top="0.06pt solid #dfdfdf"/>
      <style:map style:condition="is-true-formula([.DV$10]=TODAY())" style:apply-style-name="Today" style:base-cell-address="'Gantt Chart'.DV32"/>
      <style:map style:condition="is-true-formula(OR(WEEKDAY([.DV$10])=1;WEEKDAY([.DV$10])=7))" style:apply-style-name="Weekend" style:base-cell-address="'Gantt Chart'.DV32"/>
      <style:map style:condition="is-true-formula(ISNUMBER(MATCH([.DV$10];Holidays;0)))" style:apply-style-name="Holiday" style:base-cell-address="'Gantt Chart'.DV32"/>
    </style:style>
    <style:style style:name="ce752" style:family="table-cell" style:parent-style-name="Default">
      <style:table-cell-properties fo:border-bottom="0.06pt solid #dfdfdf" fo:border-left="none" fo:border-right="none" fo:border-top="0.06pt solid #dfdfdf"/>
      <style:map style:condition="is-true-formula([.DW$10]=TODAY())" style:apply-style-name="Today" style:base-cell-address="'Gantt Chart'.DW21"/>
      <style:map style:condition="is-true-formula(OR(WEEKDAY([.DW$10])=1;WEEKDAY([.DW$10])=7))" style:apply-style-name="Weekend" style:base-cell-address="'Gantt Chart'.DW21"/>
      <style:map style:condition="is-true-formula(ISNUMBER(MATCH([.DW$10];Holidays;0)))" style:apply-style-name="Holiday" style:base-cell-address="'Gantt Chart'.DW21"/>
    </style:style>
    <style:style style:name="ce753" style:family="table-cell" style:parent-style-name="Default">
      <style:table-cell-properties fo:border-bottom="0.06pt solid #dfdfdf" fo:border-left="none" fo:border-right="none" fo:border-top="0.06pt solid #dfdfdf"/>
      <style:map style:condition="is-true-formula([.DW$10]=TODAY())" style:apply-style-name="Today" style:base-cell-address="'Gantt Chart'.DW22"/>
      <style:map style:condition="is-true-formula(OR(WEEKDAY([.DW$10])=1;WEEKDAY([.DW$10])=7))" style:apply-style-name="Weekend" style:base-cell-address="'Gantt Chart'.DW22"/>
      <style:map style:condition="is-true-formula(ISNUMBER(MATCH([.DW$10];Holidays;0)))" style:apply-style-name="Holiday" style:base-cell-address="'Gantt Chart'.DW22"/>
    </style:style>
    <style:style style:name="ce754" style:family="table-cell" style:parent-style-name="Default">
      <style:table-cell-properties fo:border-bottom="0.06pt solid #dfdfdf" fo:border-left="none" fo:border-right="none" fo:border-top="0.06pt solid #dfdfdf"/>
      <style:map style:condition="is-true-formula([.DW$10]=TODAY())" style:apply-style-name="Today" style:base-cell-address="'Gantt Chart'.DW27"/>
      <style:map style:condition="is-true-formula(OR(WEEKDAY([.DW$10])=1;WEEKDAY([.DW$10])=7))" style:apply-style-name="Weekend" style:base-cell-address="'Gantt Chart'.DW27"/>
      <style:map style:condition="is-true-formula(ISNUMBER(MATCH([.DW$10];Holidays;0)))" style:apply-style-name="Holiday" style:base-cell-address="'Gantt Chart'.DW27"/>
    </style:style>
    <style:style style:name="ce755" style:family="table-cell" style:parent-style-name="Default">
      <style:table-cell-properties fo:border-bottom="0.06pt solid #dfdfdf" fo:border-left="none" fo:border-right="none" fo:border-top="0.06pt solid #dfdfdf"/>
      <style:map style:condition="is-true-formula([.DW$10]=TODAY())" style:apply-style-name="Today" style:base-cell-address="'Gantt Chart'.DW32"/>
      <style:map style:condition="is-true-formula(OR(WEEKDAY([.DW$10])=1;WEEKDAY([.DW$10])=7))" style:apply-style-name="Weekend" style:base-cell-address="'Gantt Chart'.DW32"/>
      <style:map style:condition="is-true-formula(ISNUMBER(MATCH([.DW$10];Holidays;0)))" style:apply-style-name="Holiday" style:base-cell-address="'Gantt Chart'.DW32"/>
    </style:style>
    <style:style style:name="ce756" style:family="table-cell" style:parent-style-name="Default">
      <style:table-cell-properties fo:border-bottom="0.06pt solid #dfdfdf" fo:border-left="none" fo:border-right="none" fo:border-top="0.06pt solid #dfdfdf"/>
      <style:map style:condition="is-true-formula([.DX$10]=TODAY())" style:apply-style-name="Today" style:base-cell-address="'Gantt Chart'.DX21"/>
      <style:map style:condition="is-true-formula(OR(WEEKDAY([.DX$10])=1;WEEKDAY([.DX$10])=7))" style:apply-style-name="Weekend" style:base-cell-address="'Gantt Chart'.DX21"/>
      <style:map style:condition="is-true-formula(ISNUMBER(MATCH([.DX$10];Holidays;0)))" style:apply-style-name="Holiday" style:base-cell-address="'Gantt Chart'.DX21"/>
    </style:style>
    <style:style style:name="ce757" style:family="table-cell" style:parent-style-name="Default">
      <style:table-cell-properties fo:border-bottom="0.06pt solid #dfdfdf" fo:border-left="none" fo:border-right="none" fo:border-top="0.06pt solid #dfdfdf"/>
      <style:map style:condition="is-true-formula([.DX$10]=TODAY())" style:apply-style-name="Today" style:base-cell-address="'Gantt Chart'.DX22"/>
      <style:map style:condition="is-true-formula(OR(WEEKDAY([.DX$10])=1;WEEKDAY([.DX$10])=7))" style:apply-style-name="Weekend" style:base-cell-address="'Gantt Chart'.DX22"/>
      <style:map style:condition="is-true-formula(ISNUMBER(MATCH([.DX$10];Holidays;0)))" style:apply-style-name="Holiday" style:base-cell-address="'Gantt Chart'.DX22"/>
    </style:style>
    <style:style style:name="ce758" style:family="table-cell" style:parent-style-name="Default">
      <style:table-cell-properties fo:border-bottom="0.06pt solid #dfdfdf" fo:border-left="none" fo:border-right="none" fo:border-top="0.06pt solid #dfdfdf"/>
      <style:map style:condition="is-true-formula([.DX$10]=TODAY())" style:apply-style-name="Today" style:base-cell-address="'Gantt Chart'.DX27"/>
      <style:map style:condition="is-true-formula(OR(WEEKDAY([.DX$10])=1;WEEKDAY([.DX$10])=7))" style:apply-style-name="Weekend" style:base-cell-address="'Gantt Chart'.DX27"/>
      <style:map style:condition="is-true-formula(ISNUMBER(MATCH([.DX$10];Holidays;0)))" style:apply-style-name="Holiday" style:base-cell-address="'Gantt Chart'.DX27"/>
    </style:style>
    <style:style style:name="ce759" style:family="table-cell" style:parent-style-name="Default">
      <style:table-cell-properties fo:border-bottom="0.06pt solid #dfdfdf" fo:border-left="none" fo:border-right="none" fo:border-top="0.06pt solid #dfdfdf"/>
      <style:map style:condition="is-true-formula([.DX$10]=TODAY())" style:apply-style-name="Today" style:base-cell-address="'Gantt Chart'.DX32"/>
      <style:map style:condition="is-true-formula(OR(WEEKDAY([.DX$10])=1;WEEKDAY([.DX$10])=7))" style:apply-style-name="Weekend" style:base-cell-address="'Gantt Chart'.DX32"/>
      <style:map style:condition="is-true-formula(ISNUMBER(MATCH([.DX$10];Holidays;0)))" style:apply-style-name="Holiday" style:base-cell-address="'Gantt Chart'.DX32"/>
    </style:style>
    <style:style style:name="ce760" style:family="table-cell" style:parent-style-name="Default">
      <style:table-cell-properties fo:border-bottom="0.06pt solid #dfdfdf" fo:border-left="none" fo:border-right="none" fo:border-top="0.06pt solid #dfdfdf"/>
      <style:map style:condition="is-true-formula([.DY$10]=TODAY())" style:apply-style-name="Today" style:base-cell-address="'Gantt Chart'.DY21"/>
      <style:map style:condition="is-true-formula(OR(WEEKDAY([.DY$10])=1;WEEKDAY([.DY$10])=7))" style:apply-style-name="Weekend" style:base-cell-address="'Gantt Chart'.DY21"/>
      <style:map style:condition="is-true-formula(ISNUMBER(MATCH([.DY$10];Holidays;0)))" style:apply-style-name="Holiday" style:base-cell-address="'Gantt Chart'.DY21"/>
    </style:style>
    <style:style style:name="ce761" style:family="table-cell" style:parent-style-name="Default">
      <style:table-cell-properties fo:border-bottom="0.06pt solid #dfdfdf" fo:border-left="none" fo:border-right="none" fo:border-top="0.06pt solid #dfdfdf"/>
      <style:map style:condition="is-true-formula([.DY$10]=TODAY())" style:apply-style-name="Today" style:base-cell-address="'Gantt Chart'.DY22"/>
      <style:map style:condition="is-true-formula(OR(WEEKDAY([.DY$10])=1;WEEKDAY([.DY$10])=7))" style:apply-style-name="Weekend" style:base-cell-address="'Gantt Chart'.DY22"/>
      <style:map style:condition="is-true-formula(ISNUMBER(MATCH([.DY$10];Holidays;0)))" style:apply-style-name="Holiday" style:base-cell-address="'Gantt Chart'.DY22"/>
    </style:style>
    <style:style style:name="ce762" style:family="table-cell" style:parent-style-name="Default">
      <style:table-cell-properties fo:border-bottom="0.06pt solid #dfdfdf" fo:border-left="none" fo:border-right="none" fo:border-top="0.06pt solid #dfdfdf"/>
      <style:map style:condition="is-true-formula([.DY$10]=TODAY())" style:apply-style-name="Today" style:base-cell-address="'Gantt Chart'.DY27"/>
      <style:map style:condition="is-true-formula(OR(WEEKDAY([.DY$10])=1;WEEKDAY([.DY$10])=7))" style:apply-style-name="Weekend" style:base-cell-address="'Gantt Chart'.DY27"/>
      <style:map style:condition="is-true-formula(ISNUMBER(MATCH([.DY$10];Holidays;0)))" style:apply-style-name="Holiday" style:base-cell-address="'Gantt Chart'.DY27"/>
    </style:style>
    <style:style style:name="ce763" style:family="table-cell" style:parent-style-name="Default">
      <style:table-cell-properties fo:border-bottom="0.06pt solid #dfdfdf" fo:border-left="none" fo:border-right="none" fo:border-top="0.06pt solid #dfdfdf"/>
      <style:map style:condition="is-true-formula([.DY$10]=TODAY())" style:apply-style-name="Today" style:base-cell-address="'Gantt Chart'.DY32"/>
      <style:map style:condition="is-true-formula(OR(WEEKDAY([.DY$10])=1;WEEKDAY([.DY$10])=7))" style:apply-style-name="Weekend" style:base-cell-address="'Gantt Chart'.DY32"/>
      <style:map style:condition="is-true-formula(ISNUMBER(MATCH([.DY$10];Holidays;0)))" style:apply-style-name="Holiday" style:base-cell-address="'Gantt Chart'.DY32"/>
    </style:style>
    <style:style style:name="ce764" style:family="table-cell" style:parent-style-name="Default">
      <style:table-cell-properties fo:border-bottom="0.06pt solid #dfdfdf" fo:border-left="none" fo:border-right="none" fo:border-top="0.06pt solid #dfdfdf"/>
      <style:map style:condition="is-true-formula([.DZ$10]=TODAY())" style:apply-style-name="Today" style:base-cell-address="'Gantt Chart'.DZ21"/>
      <style:map style:condition="is-true-formula(OR(WEEKDAY([.DZ$10])=1;WEEKDAY([.DZ$10])=7))" style:apply-style-name="Weekend" style:base-cell-address="'Gantt Chart'.DZ21"/>
      <style:map style:condition="is-true-formula(ISNUMBER(MATCH([.DZ$10];Holidays;0)))" style:apply-style-name="Holiday" style:base-cell-address="'Gantt Chart'.DZ21"/>
    </style:style>
    <style:style style:name="ce765" style:family="table-cell" style:parent-style-name="Default">
      <style:table-cell-properties fo:border-bottom="0.06pt solid #dfdfdf" fo:border-left="none" fo:border-right="none" fo:border-top="0.06pt solid #dfdfdf"/>
      <style:map style:condition="is-true-formula([.DZ$10]=TODAY())" style:apply-style-name="Today" style:base-cell-address="'Gantt Chart'.DZ22"/>
      <style:map style:condition="is-true-formula(OR(WEEKDAY([.DZ$10])=1;WEEKDAY([.DZ$10])=7))" style:apply-style-name="Weekend" style:base-cell-address="'Gantt Chart'.DZ22"/>
      <style:map style:condition="is-true-formula(ISNUMBER(MATCH([.DZ$10];Holidays;0)))" style:apply-style-name="Holiday" style:base-cell-address="'Gantt Chart'.DZ22"/>
    </style:style>
    <style:style style:name="ce766" style:family="table-cell" style:parent-style-name="Default">
      <style:table-cell-properties fo:border-bottom="0.06pt solid #dfdfdf" fo:border-left="none" fo:border-right="none" fo:border-top="0.06pt solid #dfdfdf"/>
      <style:map style:condition="is-true-formula([.DZ$10]=TODAY())" style:apply-style-name="Today" style:base-cell-address="'Gantt Chart'.DZ27"/>
      <style:map style:condition="is-true-formula(OR(WEEKDAY([.DZ$10])=1;WEEKDAY([.DZ$10])=7))" style:apply-style-name="Weekend" style:base-cell-address="'Gantt Chart'.DZ27"/>
      <style:map style:condition="is-true-formula(ISNUMBER(MATCH([.DZ$10];Holidays;0)))" style:apply-style-name="Holiday" style:base-cell-address="'Gantt Chart'.DZ27"/>
    </style:style>
    <style:style style:name="ce767" style:family="table-cell" style:parent-style-name="Default">
      <style:table-cell-properties fo:border-bottom="0.06pt solid #dfdfdf" fo:border-left="none" fo:border-right="none" fo:border-top="0.06pt solid #dfdfdf"/>
      <style:map style:condition="is-true-formula([.DZ$10]=TODAY())" style:apply-style-name="Today" style:base-cell-address="'Gantt Chart'.DZ32"/>
      <style:map style:condition="is-true-formula(OR(WEEKDAY([.DZ$10])=1;WEEKDAY([.DZ$10])=7))" style:apply-style-name="Weekend" style:base-cell-address="'Gantt Chart'.DZ32"/>
      <style:map style:condition="is-true-formula(ISNUMBER(MATCH([.DZ$10];Holidays;0)))" style:apply-style-name="Holiday" style:base-cell-address="'Gantt Chart'.DZ32"/>
    </style:style>
    <style:style style:name="ce768" style:family="table-cell" style:parent-style-name="Default">
      <style:table-cell-properties fo:border-bottom="0.06pt solid #dfdfdf" fo:border-left="none" fo:border-right="none" fo:border-top="0.06pt solid #dfdfdf"/>
      <style:map style:condition="is-true-formula([.EA$10]=TODAY())" style:apply-style-name="Today" style:base-cell-address="'Gantt Chart'.EA21"/>
      <style:map style:condition="is-true-formula(OR(WEEKDAY([.EA$10])=1;WEEKDAY([.EA$10])=7))" style:apply-style-name="Weekend" style:base-cell-address="'Gantt Chart'.EA21"/>
      <style:map style:condition="is-true-formula(ISNUMBER(MATCH([.EA$10];Holidays;0)))" style:apply-style-name="Holiday" style:base-cell-address="'Gantt Chart'.EA21"/>
    </style:style>
    <style:style style:name="ce769" style:family="table-cell" style:parent-style-name="Default">
      <style:table-cell-properties fo:border-bottom="0.06pt solid #dfdfdf" fo:border-left="none" fo:border-right="none" fo:border-top="0.06pt solid #dfdfdf"/>
      <style:map style:condition="is-true-formula([.EA$10]=TODAY())" style:apply-style-name="Today" style:base-cell-address="'Gantt Chart'.EA22"/>
      <style:map style:condition="is-true-formula(OR(WEEKDAY([.EA$10])=1;WEEKDAY([.EA$10])=7))" style:apply-style-name="Weekend" style:base-cell-address="'Gantt Chart'.EA22"/>
      <style:map style:condition="is-true-formula(ISNUMBER(MATCH([.EA$10];Holidays;0)))" style:apply-style-name="Holiday" style:base-cell-address="'Gantt Chart'.EA22"/>
    </style:style>
    <style:style style:name="ce770" style:family="table-cell" style:parent-style-name="Default">
      <style:table-cell-properties fo:border-bottom="0.06pt solid #dfdfdf" fo:border-left="none" fo:border-right="none" fo:border-top="0.06pt solid #dfdfdf"/>
      <style:map style:condition="is-true-formula([.EA$10]=TODAY())" style:apply-style-name="Today" style:base-cell-address="'Gantt Chart'.EA27"/>
      <style:map style:condition="is-true-formula(OR(WEEKDAY([.EA$10])=1;WEEKDAY([.EA$10])=7))" style:apply-style-name="Weekend" style:base-cell-address="'Gantt Chart'.EA27"/>
      <style:map style:condition="is-true-formula(ISNUMBER(MATCH([.EA$10];Holidays;0)))" style:apply-style-name="Holiday" style:base-cell-address="'Gantt Chart'.EA27"/>
    </style:style>
    <style:style style:name="ce771" style:family="table-cell" style:parent-style-name="Default">
      <style:table-cell-properties fo:border-bottom="0.06pt solid #dfdfdf" fo:border-left="none" fo:border-right="none" fo:border-top="0.06pt solid #dfdfdf"/>
      <style:map style:condition="is-true-formula([.EA$10]=TODAY())" style:apply-style-name="Today" style:base-cell-address="'Gantt Chart'.EA32"/>
      <style:map style:condition="is-true-formula(OR(WEEKDAY([.EA$10])=1;WEEKDAY([.EA$10])=7))" style:apply-style-name="Weekend" style:base-cell-address="'Gantt Chart'.EA32"/>
      <style:map style:condition="is-true-formula(ISNUMBER(MATCH([.EA$10];Holidays;0)))" style:apply-style-name="Holiday" style:base-cell-address="'Gantt Chart'.EA32"/>
    </style:style>
    <style:style style:name="ce772" style:family="table-cell" style:parent-style-name="Default">
      <style:table-cell-properties fo:border-bottom="0.06pt solid #dfdfdf" fo:border-left="none" fo:border-right="none" fo:border-top="0.06pt solid #dfdfdf"/>
      <style:map style:condition="is-true-formula([.EB$10]=TODAY())" style:apply-style-name="Today" style:base-cell-address="'Gantt Chart'.EB21"/>
      <style:map style:condition="is-true-formula(OR(WEEKDAY([.EB$10])=1;WEEKDAY([.EB$10])=7))" style:apply-style-name="Weekend" style:base-cell-address="'Gantt Chart'.EB21"/>
      <style:map style:condition="is-true-formula(ISNUMBER(MATCH([.EB$10];Holidays;0)))" style:apply-style-name="Holiday" style:base-cell-address="'Gantt Chart'.EB21"/>
    </style:style>
    <style:style style:name="ce773" style:family="table-cell" style:parent-style-name="Default">
      <style:table-cell-properties fo:border-bottom="0.06pt solid #dfdfdf" fo:border-left="none" fo:border-right="none" fo:border-top="0.06pt solid #dfdfdf"/>
      <style:map style:condition="is-true-formula([.EB$10]=TODAY())" style:apply-style-name="Today" style:base-cell-address="'Gantt Chart'.EB22"/>
      <style:map style:condition="is-true-formula(OR(WEEKDAY([.EB$10])=1;WEEKDAY([.EB$10])=7))" style:apply-style-name="Weekend" style:base-cell-address="'Gantt Chart'.EB22"/>
      <style:map style:condition="is-true-formula(ISNUMBER(MATCH([.EB$10];Holidays;0)))" style:apply-style-name="Holiday" style:base-cell-address="'Gantt Chart'.EB22"/>
    </style:style>
    <style:style style:name="ce774" style:family="table-cell" style:parent-style-name="Default">
      <style:table-cell-properties fo:border-bottom="0.06pt solid #dfdfdf" fo:border-left="none" fo:border-right="none" fo:border-top="0.06pt solid #dfdfdf"/>
      <style:map style:condition="is-true-formula([.EB$10]=TODAY())" style:apply-style-name="Today" style:base-cell-address="'Gantt Chart'.EB27"/>
      <style:map style:condition="is-true-formula(OR(WEEKDAY([.EB$10])=1;WEEKDAY([.EB$10])=7))" style:apply-style-name="Weekend" style:base-cell-address="'Gantt Chart'.EB27"/>
      <style:map style:condition="is-true-formula(ISNUMBER(MATCH([.EB$10];Holidays;0)))" style:apply-style-name="Holiday" style:base-cell-address="'Gantt Chart'.EB27"/>
    </style:style>
    <style:style style:name="ce775" style:family="table-cell" style:parent-style-name="Default">
      <style:table-cell-properties fo:border-bottom="0.06pt solid #dfdfdf" fo:border-left="none" fo:border-right="none" fo:border-top="0.06pt solid #dfdfdf"/>
      <style:map style:condition="is-true-formula([.EB$10]=TODAY())" style:apply-style-name="Today" style:base-cell-address="'Gantt Chart'.EB32"/>
      <style:map style:condition="is-true-formula(OR(WEEKDAY([.EB$10])=1;WEEKDAY([.EB$10])=7))" style:apply-style-name="Weekend" style:base-cell-address="'Gantt Chart'.EB32"/>
      <style:map style:condition="is-true-formula(ISNUMBER(MATCH([.EB$10];Holidays;0)))" style:apply-style-name="Holiday" style:base-cell-address="'Gantt Chart'.EB32"/>
    </style:style>
    <style:style style:name="ce776" style:family="table-cell" style:parent-style-name="Default">
      <style:table-cell-properties fo:border-bottom="0.06pt solid #dfdfdf" fo:border-left="none" fo:border-right="none" fo:border-top="0.06pt solid #dfdfdf"/>
      <style:map style:condition="is-true-formula([.EC$10]=TODAY())" style:apply-style-name="Today" style:base-cell-address="'Gantt Chart'.EC21"/>
      <style:map style:condition="is-true-formula(OR(WEEKDAY([.EC$10])=1;WEEKDAY([.EC$10])=7))" style:apply-style-name="Weekend" style:base-cell-address="'Gantt Chart'.EC21"/>
      <style:map style:condition="is-true-formula(ISNUMBER(MATCH([.EC$10];Holidays;0)))" style:apply-style-name="Holiday" style:base-cell-address="'Gantt Chart'.EC21"/>
    </style:style>
    <style:style style:name="ce777" style:family="table-cell" style:parent-style-name="Default">
      <style:table-cell-properties fo:border-bottom="0.06pt solid #dfdfdf" fo:border-left="none" fo:border-right="none" fo:border-top="0.06pt solid #dfdfdf"/>
      <style:map style:condition="is-true-formula([.EC$10]=TODAY())" style:apply-style-name="Today" style:base-cell-address="'Gantt Chart'.EC22"/>
      <style:map style:condition="is-true-formula(OR(WEEKDAY([.EC$10])=1;WEEKDAY([.EC$10])=7))" style:apply-style-name="Weekend" style:base-cell-address="'Gantt Chart'.EC22"/>
      <style:map style:condition="is-true-formula(ISNUMBER(MATCH([.EC$10];Holidays;0)))" style:apply-style-name="Holiday" style:base-cell-address="'Gantt Chart'.EC22"/>
    </style:style>
    <style:style style:name="ce778" style:family="table-cell" style:parent-style-name="Default">
      <style:table-cell-properties fo:border-bottom="0.06pt solid #dfdfdf" fo:border-left="none" fo:border-right="none" fo:border-top="0.06pt solid #dfdfdf"/>
      <style:map style:condition="is-true-formula([.EC$10]=TODAY())" style:apply-style-name="Today" style:base-cell-address="'Gantt Chart'.EC27"/>
      <style:map style:condition="is-true-formula(OR(WEEKDAY([.EC$10])=1;WEEKDAY([.EC$10])=7))" style:apply-style-name="Weekend" style:base-cell-address="'Gantt Chart'.EC27"/>
      <style:map style:condition="is-true-formula(ISNUMBER(MATCH([.EC$10];Holidays;0)))" style:apply-style-name="Holiday" style:base-cell-address="'Gantt Chart'.EC27"/>
    </style:style>
    <style:style style:name="ce779" style:family="table-cell" style:parent-style-name="Default">
      <style:table-cell-properties fo:border-bottom="0.06pt solid #dfdfdf" fo:border-left="none" fo:border-right="none" fo:border-top="0.06pt solid #dfdfdf"/>
      <style:map style:condition="is-true-formula([.EC$10]=TODAY())" style:apply-style-name="Today" style:base-cell-address="'Gantt Chart'.EC32"/>
      <style:map style:condition="is-true-formula(OR(WEEKDAY([.EC$10])=1;WEEKDAY([.EC$10])=7))" style:apply-style-name="Weekend" style:base-cell-address="'Gantt Chart'.EC32"/>
      <style:map style:condition="is-true-formula(ISNUMBER(MATCH([.EC$10];Holidays;0)))" style:apply-style-name="Holiday" style:base-cell-address="'Gantt Chart'.EC32"/>
    </style:style>
    <style:style style:name="ce780" style:family="table-cell" style:parent-style-name="Default">
      <style:table-cell-properties fo:border-bottom="0.06pt solid #dfdfdf" fo:border-left="none" fo:border-right="none" fo:border-top="0.06pt solid #dfdfdf"/>
      <style:map style:condition="is-true-formula([.ED$10]=TODAY())" style:apply-style-name="Today" style:base-cell-address="'Gantt Chart'.ED21"/>
      <style:map style:condition="is-true-formula(OR(WEEKDAY([.ED$10])=1;WEEKDAY([.ED$10])=7))" style:apply-style-name="Weekend" style:base-cell-address="'Gantt Chart'.ED21"/>
      <style:map style:condition="is-true-formula(ISNUMBER(MATCH([.ED$10];Holidays;0)))" style:apply-style-name="Holiday" style:base-cell-address="'Gantt Chart'.ED21"/>
    </style:style>
    <style:style style:name="ce781" style:family="table-cell" style:parent-style-name="Default">
      <style:table-cell-properties fo:border-bottom="0.06pt solid #dfdfdf" fo:border-left="none" fo:border-right="none" fo:border-top="0.06pt solid #dfdfdf"/>
      <style:map style:condition="is-true-formula([.ED$10]=TODAY())" style:apply-style-name="Today" style:base-cell-address="'Gantt Chart'.ED22"/>
      <style:map style:condition="is-true-formula(OR(WEEKDAY([.ED$10])=1;WEEKDAY([.ED$10])=7))" style:apply-style-name="Weekend" style:base-cell-address="'Gantt Chart'.ED22"/>
      <style:map style:condition="is-true-formula(ISNUMBER(MATCH([.ED$10];Holidays;0)))" style:apply-style-name="Holiday" style:base-cell-address="'Gantt Chart'.ED22"/>
    </style:style>
    <style:style style:name="ce782" style:family="table-cell" style:parent-style-name="Default">
      <style:table-cell-properties fo:border-bottom="0.06pt solid #dfdfdf" fo:border-left="none" fo:border-right="none" fo:border-top="0.06pt solid #dfdfdf"/>
      <style:map style:condition="is-true-formula([.ED$10]=TODAY())" style:apply-style-name="Today" style:base-cell-address="'Gantt Chart'.ED27"/>
      <style:map style:condition="is-true-formula(OR(WEEKDAY([.ED$10])=1;WEEKDAY([.ED$10])=7))" style:apply-style-name="Weekend" style:base-cell-address="'Gantt Chart'.ED27"/>
      <style:map style:condition="is-true-formula(ISNUMBER(MATCH([.ED$10];Holidays;0)))" style:apply-style-name="Holiday" style:base-cell-address="'Gantt Chart'.ED27"/>
    </style:style>
    <style:style style:name="ce783" style:family="table-cell" style:parent-style-name="Default">
      <style:table-cell-properties fo:border-bottom="0.06pt solid #dfdfdf" fo:border-left="none" fo:border-right="none" fo:border-top="0.06pt solid #dfdfdf"/>
      <style:map style:condition="is-true-formula([.ED$10]=TODAY())" style:apply-style-name="Today" style:base-cell-address="'Gantt Chart'.ED32"/>
      <style:map style:condition="is-true-formula(OR(WEEKDAY([.ED$10])=1;WEEKDAY([.ED$10])=7))" style:apply-style-name="Weekend" style:base-cell-address="'Gantt Chart'.ED32"/>
      <style:map style:condition="is-true-formula(ISNUMBER(MATCH([.ED$10];Holidays;0)))" style:apply-style-name="Holiday" style:base-cell-address="'Gantt Chart'.ED32"/>
    </style:style>
    <style:style style:name="ce784" style:family="table-cell" style:parent-style-name="Default">
      <style:table-cell-properties fo:border-bottom="0.06pt solid #dfdfdf" fo:border-left="none" fo:border-right="none" fo:border-top="0.06pt solid #dfdfdf"/>
      <style:map style:condition="is-true-formula([.EE$10]=TODAY())" style:apply-style-name="Today" style:base-cell-address="'Gantt Chart'.EE21"/>
      <style:map style:condition="is-true-formula(OR(WEEKDAY([.EE$10])=1;WEEKDAY([.EE$10])=7))" style:apply-style-name="Weekend" style:base-cell-address="'Gantt Chart'.EE21"/>
      <style:map style:condition="is-true-formula(ISNUMBER(MATCH([.EE$10];Holidays;0)))" style:apply-style-name="Holiday" style:base-cell-address="'Gantt Chart'.EE21"/>
    </style:style>
    <style:style style:name="ce785" style:family="table-cell" style:parent-style-name="Default">
      <style:table-cell-properties fo:border-bottom="0.06pt solid #dfdfdf" fo:border-left="none" fo:border-right="none" fo:border-top="0.06pt solid #dfdfdf"/>
      <style:map style:condition="is-true-formula([.EE$10]=TODAY())" style:apply-style-name="Today" style:base-cell-address="'Gantt Chart'.EE22"/>
      <style:map style:condition="is-true-formula(OR(WEEKDAY([.EE$10])=1;WEEKDAY([.EE$10])=7))" style:apply-style-name="Weekend" style:base-cell-address="'Gantt Chart'.EE22"/>
      <style:map style:condition="is-true-formula(ISNUMBER(MATCH([.EE$10];Holidays;0)))" style:apply-style-name="Holiday" style:base-cell-address="'Gantt Chart'.EE22"/>
    </style:style>
    <style:style style:name="ce786" style:family="table-cell" style:parent-style-name="Default">
      <style:table-cell-properties fo:border-bottom="0.06pt solid #dfdfdf" fo:border-left="none" fo:border-right="none" fo:border-top="0.06pt solid #dfdfdf"/>
      <style:map style:condition="is-true-formula([.EE$10]=TODAY())" style:apply-style-name="Today" style:base-cell-address="'Gantt Chart'.EE27"/>
      <style:map style:condition="is-true-formula(OR(WEEKDAY([.EE$10])=1;WEEKDAY([.EE$10])=7))" style:apply-style-name="Weekend" style:base-cell-address="'Gantt Chart'.EE27"/>
      <style:map style:condition="is-true-formula(ISNUMBER(MATCH([.EE$10];Holidays;0)))" style:apply-style-name="Holiday" style:base-cell-address="'Gantt Chart'.EE27"/>
    </style:style>
    <style:style style:name="ce787" style:family="table-cell" style:parent-style-name="Default">
      <style:table-cell-properties fo:border-bottom="0.06pt solid #dfdfdf" fo:border-left="none" fo:border-right="none" fo:border-top="0.06pt solid #dfdfdf"/>
      <style:map style:condition="is-true-formula([.EE$10]=TODAY())" style:apply-style-name="Today" style:base-cell-address="'Gantt Chart'.EE32"/>
      <style:map style:condition="is-true-formula(OR(WEEKDAY([.EE$10])=1;WEEKDAY([.EE$10])=7))" style:apply-style-name="Weekend" style:base-cell-address="'Gantt Chart'.EE32"/>
      <style:map style:condition="is-true-formula(ISNUMBER(MATCH([.EE$10];Holidays;0)))" style:apply-style-name="Holiday" style:base-cell-address="'Gantt Chart'.EE32"/>
    </style:style>
    <style:style style:name="ce788" style:family="table-cell" style:parent-style-name="Default">
      <style:table-cell-properties fo:border-bottom="0.06pt solid #dfdfdf" fo:border-left="none" fo:border-right="none" fo:border-top="0.06pt solid #dfdfdf"/>
      <style:map style:condition="is-true-formula([.EF$10]=TODAY())" style:apply-style-name="Today" style:base-cell-address="'Gantt Chart'.EF21"/>
      <style:map style:condition="is-true-formula(OR(WEEKDAY([.EF$10])=1;WEEKDAY([.EF$10])=7))" style:apply-style-name="Weekend" style:base-cell-address="'Gantt Chart'.EF21"/>
      <style:map style:condition="is-true-formula(ISNUMBER(MATCH([.EF$10];Holidays;0)))" style:apply-style-name="Holiday" style:base-cell-address="'Gantt Chart'.EF21"/>
    </style:style>
    <style:style style:name="ce789" style:family="table-cell" style:parent-style-name="Default">
      <style:table-cell-properties fo:border-bottom="0.06pt solid #dfdfdf" fo:border-left="none" fo:border-right="none" fo:border-top="0.06pt solid #dfdfdf"/>
      <style:map style:condition="is-true-formula([.EF$10]=TODAY())" style:apply-style-name="Today" style:base-cell-address="'Gantt Chart'.EF22"/>
      <style:map style:condition="is-true-formula(OR(WEEKDAY([.EF$10])=1;WEEKDAY([.EF$10])=7))" style:apply-style-name="Weekend" style:base-cell-address="'Gantt Chart'.EF22"/>
      <style:map style:condition="is-true-formula(ISNUMBER(MATCH([.EF$10];Holidays;0)))" style:apply-style-name="Holiday" style:base-cell-address="'Gantt Chart'.EF22"/>
    </style:style>
    <style:style style:name="ce790" style:family="table-cell" style:parent-style-name="Default">
      <style:table-cell-properties fo:border-bottom="0.06pt solid #dfdfdf" fo:border-left="none" fo:border-right="none" fo:border-top="0.06pt solid #dfdfdf"/>
      <style:map style:condition="is-true-formula([.EF$10]=TODAY())" style:apply-style-name="Today" style:base-cell-address="'Gantt Chart'.EF27"/>
      <style:map style:condition="is-true-formula(OR(WEEKDAY([.EF$10])=1;WEEKDAY([.EF$10])=7))" style:apply-style-name="Weekend" style:base-cell-address="'Gantt Chart'.EF27"/>
      <style:map style:condition="is-true-formula(ISNUMBER(MATCH([.EF$10];Holidays;0)))" style:apply-style-name="Holiday" style:base-cell-address="'Gantt Chart'.EF27"/>
    </style:style>
    <style:style style:name="ce791" style:family="table-cell" style:parent-style-name="Default">
      <style:table-cell-properties fo:border-bottom="0.06pt solid #dfdfdf" fo:border-left="none" fo:border-right="none" fo:border-top="0.06pt solid #dfdfdf"/>
      <style:map style:condition="is-true-formula([.EF$10]=TODAY())" style:apply-style-name="Today" style:base-cell-address="'Gantt Chart'.EF32"/>
      <style:map style:condition="is-true-formula(OR(WEEKDAY([.EF$10])=1;WEEKDAY([.EF$10])=7))" style:apply-style-name="Weekend" style:base-cell-address="'Gantt Chart'.EF32"/>
      <style:map style:condition="is-true-formula(ISNUMBER(MATCH([.EF$10];Holidays;0)))" style:apply-style-name="Holiday" style:base-cell-address="'Gantt Chart'.EF32"/>
    </style:style>
    <style:style style:name="ce792" style:family="table-cell" style:parent-style-name="Default">
      <style:table-cell-properties fo:border-bottom="0.06pt solid #dfdfdf" fo:border-left="none" fo:border-right="none" fo:border-top="0.06pt solid #dfdfdf"/>
      <style:map style:condition="is-true-formula([.EG$10]=TODAY())" style:apply-style-name="Today" style:base-cell-address="'Gantt Chart'.EG21"/>
      <style:map style:condition="is-true-formula(OR(WEEKDAY([.EG$10])=1;WEEKDAY([.EG$10])=7))" style:apply-style-name="Weekend" style:base-cell-address="'Gantt Chart'.EG21"/>
      <style:map style:condition="is-true-formula(ISNUMBER(MATCH([.EG$10];Holidays;0)))" style:apply-style-name="Holiday" style:base-cell-address="'Gantt Chart'.EG21"/>
    </style:style>
    <style:style style:name="ce793" style:family="table-cell" style:parent-style-name="Default">
      <style:table-cell-properties fo:border-bottom="0.06pt solid #dfdfdf" fo:border-left="none" fo:border-right="none" fo:border-top="0.06pt solid #dfdfdf"/>
      <style:map style:condition="is-true-formula([.EG$10]=TODAY())" style:apply-style-name="Today" style:base-cell-address="'Gantt Chart'.EG22"/>
      <style:map style:condition="is-true-formula(OR(WEEKDAY([.EG$10])=1;WEEKDAY([.EG$10])=7))" style:apply-style-name="Weekend" style:base-cell-address="'Gantt Chart'.EG22"/>
      <style:map style:condition="is-true-formula(ISNUMBER(MATCH([.EG$10];Holidays;0)))" style:apply-style-name="Holiday" style:base-cell-address="'Gantt Chart'.EG22"/>
    </style:style>
    <style:style style:name="ce794" style:family="table-cell" style:parent-style-name="Default">
      <style:table-cell-properties fo:border-bottom="0.06pt solid #dfdfdf" fo:border-left="none" fo:border-right="none" fo:border-top="0.06pt solid #dfdfdf"/>
      <style:map style:condition="is-true-formula([.EG$10]=TODAY())" style:apply-style-name="Today" style:base-cell-address="'Gantt Chart'.EG27"/>
      <style:map style:condition="is-true-formula(OR(WEEKDAY([.EG$10])=1;WEEKDAY([.EG$10])=7))" style:apply-style-name="Weekend" style:base-cell-address="'Gantt Chart'.EG27"/>
      <style:map style:condition="is-true-formula(ISNUMBER(MATCH([.EG$10];Holidays;0)))" style:apply-style-name="Holiday" style:base-cell-address="'Gantt Chart'.EG27"/>
    </style:style>
    <style:style style:name="ce795" style:family="table-cell" style:parent-style-name="Default">
      <style:table-cell-properties fo:border-bottom="0.06pt solid #dfdfdf" fo:border-left="none" fo:border-right="none" fo:border-top="0.06pt solid #dfdfdf"/>
      <style:map style:condition="is-true-formula([.EG$10]=TODAY())" style:apply-style-name="Today" style:base-cell-address="'Gantt Chart'.EG32"/>
      <style:map style:condition="is-true-formula(OR(WEEKDAY([.EG$10])=1;WEEKDAY([.EG$10])=7))" style:apply-style-name="Weekend" style:base-cell-address="'Gantt Chart'.EG32"/>
      <style:map style:condition="is-true-formula(ISNUMBER(MATCH([.EG$10];Holidays;0)))" style:apply-style-name="Holiday" style:base-cell-address="'Gantt Chart'.EG32"/>
    </style:style>
    <style:style style:name="ce796" style:family="table-cell" style:parent-style-name="Default">
      <style:table-cell-properties fo:border-bottom="0.06pt solid #dfdfdf" fo:border-left="none" fo:border-right="none" fo:border-top="0.06pt solid #dfdfdf"/>
      <style:map style:condition="is-true-formula([.EH$10]=TODAY())" style:apply-style-name="Today" style:base-cell-address="'Gantt Chart'.EH21"/>
      <style:map style:condition="is-true-formula(OR(WEEKDAY([.EH$10])=1;WEEKDAY([.EH$10])=7))" style:apply-style-name="Weekend" style:base-cell-address="'Gantt Chart'.EH21"/>
      <style:map style:condition="is-true-formula(ISNUMBER(MATCH([.EH$10];Holidays;0)))" style:apply-style-name="Holiday" style:base-cell-address="'Gantt Chart'.EH21"/>
    </style:style>
    <style:style style:name="ce797" style:family="table-cell" style:parent-style-name="Default">
      <style:table-cell-properties fo:border-bottom="0.06pt solid #dfdfdf" fo:border-left="none" fo:border-right="none" fo:border-top="0.06pt solid #dfdfdf"/>
      <style:map style:condition="is-true-formula([.EH$10]=TODAY())" style:apply-style-name="Today" style:base-cell-address="'Gantt Chart'.EH22"/>
      <style:map style:condition="is-true-formula(OR(WEEKDAY([.EH$10])=1;WEEKDAY([.EH$10])=7))" style:apply-style-name="Weekend" style:base-cell-address="'Gantt Chart'.EH22"/>
      <style:map style:condition="is-true-formula(ISNUMBER(MATCH([.EH$10];Holidays;0)))" style:apply-style-name="Holiday" style:base-cell-address="'Gantt Chart'.EH22"/>
    </style:style>
    <style:style style:name="ce798" style:family="table-cell" style:parent-style-name="Default">
      <style:table-cell-properties fo:border-bottom="0.06pt solid #dfdfdf" fo:border-left="none" fo:border-right="none" fo:border-top="0.06pt solid #dfdfdf"/>
      <style:map style:condition="is-true-formula([.EH$10]=TODAY())" style:apply-style-name="Today" style:base-cell-address="'Gantt Chart'.EH27"/>
      <style:map style:condition="is-true-formula(OR(WEEKDAY([.EH$10])=1;WEEKDAY([.EH$10])=7))" style:apply-style-name="Weekend" style:base-cell-address="'Gantt Chart'.EH27"/>
      <style:map style:condition="is-true-formula(ISNUMBER(MATCH([.EH$10];Holidays;0)))" style:apply-style-name="Holiday" style:base-cell-address="'Gantt Chart'.EH27"/>
    </style:style>
    <style:style style:name="ce799" style:family="table-cell" style:parent-style-name="Default">
      <style:table-cell-properties fo:border-bottom="0.06pt solid #dfdfdf" fo:border-left="none" fo:border-right="none" fo:border-top="0.06pt solid #dfdfdf"/>
      <style:map style:condition="is-true-formula([.EH$10]=TODAY())" style:apply-style-name="Today" style:base-cell-address="'Gantt Chart'.EH32"/>
      <style:map style:condition="is-true-formula(OR(WEEKDAY([.EH$10])=1;WEEKDAY([.EH$10])=7))" style:apply-style-name="Weekend" style:base-cell-address="'Gantt Chart'.EH32"/>
      <style:map style:condition="is-true-formula(ISNUMBER(MATCH([.EH$10];Holidays;0)))" style:apply-style-name="Holiday" style:base-cell-address="'Gantt Chart'.EH32"/>
    </style:style>
    <style:style style:name="ce800" style:family="table-cell" style:parent-style-name="Default">
      <style:table-cell-properties fo:border-bottom="0.06pt solid #dfdfdf" fo:border-left="none" fo:border-right="none" fo:border-top="0.06pt solid #dfdfdf"/>
      <style:map style:condition="is-true-formula([.EI$10]=TODAY())" style:apply-style-name="Today" style:base-cell-address="'Gantt Chart'.EI21"/>
      <style:map style:condition="is-true-formula(OR(WEEKDAY([.EI$10])=1;WEEKDAY([.EI$10])=7))" style:apply-style-name="Weekend" style:base-cell-address="'Gantt Chart'.EI21"/>
      <style:map style:condition="is-true-formula(ISNUMBER(MATCH([.EI$10];Holidays;0)))" style:apply-style-name="Holiday" style:base-cell-address="'Gantt Chart'.EI21"/>
    </style:style>
    <style:style style:name="ce801" style:family="table-cell" style:parent-style-name="Default">
      <style:table-cell-properties fo:border-bottom="0.06pt solid #dfdfdf" fo:border-left="none" fo:border-right="none" fo:border-top="0.06pt solid #dfdfdf"/>
      <style:map style:condition="is-true-formula([.EI$10]=TODAY())" style:apply-style-name="Today" style:base-cell-address="'Gantt Chart'.EI22"/>
      <style:map style:condition="is-true-formula(OR(WEEKDAY([.EI$10])=1;WEEKDAY([.EI$10])=7))" style:apply-style-name="Weekend" style:base-cell-address="'Gantt Chart'.EI22"/>
      <style:map style:condition="is-true-formula(ISNUMBER(MATCH([.EI$10];Holidays;0)))" style:apply-style-name="Holiday" style:base-cell-address="'Gantt Chart'.EI22"/>
    </style:style>
    <style:style style:name="ce802" style:family="table-cell" style:parent-style-name="Default">
      <style:table-cell-properties fo:border-bottom="0.06pt solid #dfdfdf" fo:border-left="none" fo:border-right="none" fo:border-top="0.06pt solid #dfdfdf"/>
      <style:map style:condition="is-true-formula([.EI$10]=TODAY())" style:apply-style-name="Today" style:base-cell-address="'Gantt Chart'.EI27"/>
      <style:map style:condition="is-true-formula(OR(WEEKDAY([.EI$10])=1;WEEKDAY([.EI$10])=7))" style:apply-style-name="Weekend" style:base-cell-address="'Gantt Chart'.EI27"/>
      <style:map style:condition="is-true-formula(ISNUMBER(MATCH([.EI$10];Holidays;0)))" style:apply-style-name="Holiday" style:base-cell-address="'Gantt Chart'.EI27"/>
    </style:style>
    <style:style style:name="ce803" style:family="table-cell" style:parent-style-name="Default">
      <style:table-cell-properties fo:border-bottom="0.06pt solid #dfdfdf" fo:border-left="none" fo:border-right="none" fo:border-top="0.06pt solid #dfdfdf"/>
      <style:map style:condition="is-true-formula([.EI$10]=TODAY())" style:apply-style-name="Today" style:base-cell-address="'Gantt Chart'.EI32"/>
      <style:map style:condition="is-true-formula(OR(WEEKDAY([.EI$10])=1;WEEKDAY([.EI$10])=7))" style:apply-style-name="Weekend" style:base-cell-address="'Gantt Chart'.EI32"/>
      <style:map style:condition="is-true-formula(ISNUMBER(MATCH([.EI$10];Holidays;0)))" style:apply-style-name="Holiday" style:base-cell-address="'Gantt Chart'.EI32"/>
    </style:style>
    <style:style style:name="ce804" style:family="table-cell" style:parent-style-name="Default">
      <style:table-cell-properties fo:border-bottom="0.06pt solid #dfdfdf" fo:border-left="none" fo:border-right="none" fo:border-top="0.06pt solid #dfdfdf"/>
      <style:map style:condition="is-true-formula([.EJ$10]=TODAY())" style:apply-style-name="Today" style:base-cell-address="'Gantt Chart'.EJ21"/>
      <style:map style:condition="is-true-formula(OR(WEEKDAY([.EJ$10])=1;WEEKDAY([.EJ$10])=7))" style:apply-style-name="Weekend" style:base-cell-address="'Gantt Chart'.EJ21"/>
      <style:map style:condition="is-true-formula(ISNUMBER(MATCH([.EJ$10];Holidays;0)))" style:apply-style-name="Holiday" style:base-cell-address="'Gantt Chart'.EJ21"/>
    </style:style>
    <style:style style:name="ce805" style:family="table-cell" style:parent-style-name="Default">
      <style:table-cell-properties fo:border-bottom="0.06pt solid #dfdfdf" fo:border-left="none" fo:border-right="none" fo:border-top="0.06pt solid #dfdfdf"/>
      <style:map style:condition="is-true-formula([.EJ$10]=TODAY())" style:apply-style-name="Today" style:base-cell-address="'Gantt Chart'.EJ22"/>
      <style:map style:condition="is-true-formula(OR(WEEKDAY([.EJ$10])=1;WEEKDAY([.EJ$10])=7))" style:apply-style-name="Weekend" style:base-cell-address="'Gantt Chart'.EJ22"/>
      <style:map style:condition="is-true-formula(ISNUMBER(MATCH([.EJ$10];Holidays;0)))" style:apply-style-name="Holiday" style:base-cell-address="'Gantt Chart'.EJ22"/>
    </style:style>
    <style:style style:name="ce806" style:family="table-cell" style:parent-style-name="Default">
      <style:table-cell-properties fo:border-bottom="0.06pt solid #dfdfdf" fo:border-left="none" fo:border-right="none" fo:border-top="0.06pt solid #dfdfdf"/>
      <style:map style:condition="is-true-formula([.EJ$10]=TODAY())" style:apply-style-name="Today" style:base-cell-address="'Gantt Chart'.EJ27"/>
      <style:map style:condition="is-true-formula(OR(WEEKDAY([.EJ$10])=1;WEEKDAY([.EJ$10])=7))" style:apply-style-name="Weekend" style:base-cell-address="'Gantt Chart'.EJ27"/>
      <style:map style:condition="is-true-formula(ISNUMBER(MATCH([.EJ$10];Holidays;0)))" style:apply-style-name="Holiday" style:base-cell-address="'Gantt Chart'.EJ27"/>
    </style:style>
    <style:style style:name="ce807" style:family="table-cell" style:parent-style-name="Default">
      <style:table-cell-properties fo:border-bottom="0.06pt solid #dfdfdf" fo:border-left="none" fo:border-right="none" fo:border-top="0.06pt solid #dfdfdf"/>
      <style:map style:condition="is-true-formula([.EJ$10]=TODAY())" style:apply-style-name="Today" style:base-cell-address="'Gantt Chart'.EJ32"/>
      <style:map style:condition="is-true-formula(OR(WEEKDAY([.EJ$10])=1;WEEKDAY([.EJ$10])=7))" style:apply-style-name="Weekend" style:base-cell-address="'Gantt Chart'.EJ32"/>
      <style:map style:condition="is-true-formula(ISNUMBER(MATCH([.EJ$10];Holidays;0)))" style:apply-style-name="Holiday" style:base-cell-address="'Gantt Chart'.EJ32"/>
    </style:style>
    <style:style style:name="ce808" style:family="table-cell" style:parent-style-name="Default">
      <style:table-cell-properties fo:border-bottom="0.06pt solid #dfdfdf" fo:border-left="none" fo:border-right="none" fo:border-top="0.06pt solid #dfdfdf"/>
      <style:map style:condition="is-true-formula([.EK$10]=TODAY())" style:apply-style-name="Today" style:base-cell-address="'Gantt Chart'.EK21"/>
      <style:map style:condition="is-true-formula(OR(WEEKDAY([.EK$10])=1;WEEKDAY([.EK$10])=7))" style:apply-style-name="Weekend" style:base-cell-address="'Gantt Chart'.EK21"/>
      <style:map style:condition="is-true-formula(ISNUMBER(MATCH([.EK$10];Holidays;0)))" style:apply-style-name="Holiday" style:base-cell-address="'Gantt Chart'.EK21"/>
    </style:style>
    <style:style style:name="ce809" style:family="table-cell" style:parent-style-name="Default">
      <style:table-cell-properties fo:border-bottom="0.06pt solid #dfdfdf" fo:border-left="none" fo:border-right="none" fo:border-top="0.06pt solid #dfdfdf"/>
      <style:map style:condition="is-true-formula([.EK$10]=TODAY())" style:apply-style-name="Today" style:base-cell-address="'Gantt Chart'.EK22"/>
      <style:map style:condition="is-true-formula(OR(WEEKDAY([.EK$10])=1;WEEKDAY([.EK$10])=7))" style:apply-style-name="Weekend" style:base-cell-address="'Gantt Chart'.EK22"/>
      <style:map style:condition="is-true-formula(ISNUMBER(MATCH([.EK$10];Holidays;0)))" style:apply-style-name="Holiday" style:base-cell-address="'Gantt Chart'.EK22"/>
    </style:style>
    <style:style style:name="ce810" style:family="table-cell" style:parent-style-name="Default">
      <style:table-cell-properties fo:border-bottom="0.06pt solid #dfdfdf" fo:border-left="none" fo:border-right="none" fo:border-top="0.06pt solid #dfdfdf"/>
      <style:map style:condition="is-true-formula([.EK$10]=TODAY())" style:apply-style-name="Today" style:base-cell-address="'Gantt Chart'.EK27"/>
      <style:map style:condition="is-true-formula(OR(WEEKDAY([.EK$10])=1;WEEKDAY([.EK$10])=7))" style:apply-style-name="Weekend" style:base-cell-address="'Gantt Chart'.EK27"/>
      <style:map style:condition="is-true-formula(ISNUMBER(MATCH([.EK$10];Holidays;0)))" style:apply-style-name="Holiday" style:base-cell-address="'Gantt Chart'.EK27"/>
    </style:style>
    <style:style style:name="ce811" style:family="table-cell" style:parent-style-name="Default">
      <style:table-cell-properties fo:border-bottom="0.06pt solid #dfdfdf" fo:border-left="none" fo:border-right="none" fo:border-top="0.06pt solid #dfdfdf"/>
      <style:map style:condition="is-true-formula([.EK$10]=TODAY())" style:apply-style-name="Today" style:base-cell-address="'Gantt Chart'.EK32"/>
      <style:map style:condition="is-true-formula(OR(WEEKDAY([.EK$10])=1;WEEKDAY([.EK$10])=7))" style:apply-style-name="Weekend" style:base-cell-address="'Gantt Chart'.EK32"/>
      <style:map style:condition="is-true-formula(ISNUMBER(MATCH([.EK$10];Holidays;0)))" style:apply-style-name="Holiday" style:base-cell-address="'Gantt Chart'.EK32"/>
    </style:style>
    <style:style style:name="ce812" style:family="table-cell" style:parent-style-name="Default">
      <style:table-cell-properties fo:border-bottom="0.06pt solid #dfdfdf" fo:border-left="none" fo:border-right="none" fo:border-top="0.06pt solid #dfdfdf"/>
      <style:map style:condition="is-true-formula([.EL$10]=TODAY())" style:apply-style-name="Today" style:base-cell-address="'Gantt Chart'.EL21"/>
      <style:map style:condition="is-true-formula(OR(WEEKDAY([.EL$10])=1;WEEKDAY([.EL$10])=7))" style:apply-style-name="Weekend" style:base-cell-address="'Gantt Chart'.EL21"/>
      <style:map style:condition="is-true-formula(ISNUMBER(MATCH([.EL$10];Holidays;0)))" style:apply-style-name="Holiday" style:base-cell-address="'Gantt Chart'.EL21"/>
    </style:style>
    <style:style style:name="ce813" style:family="table-cell" style:parent-style-name="Default">
      <style:table-cell-properties fo:border-bottom="0.06pt solid #dfdfdf" fo:border-left="none" fo:border-right="none" fo:border-top="0.06pt solid #dfdfdf"/>
      <style:map style:condition="is-true-formula([.EL$10]=TODAY())" style:apply-style-name="Today" style:base-cell-address="'Gantt Chart'.EL22"/>
      <style:map style:condition="is-true-formula(OR(WEEKDAY([.EL$10])=1;WEEKDAY([.EL$10])=7))" style:apply-style-name="Weekend" style:base-cell-address="'Gantt Chart'.EL22"/>
      <style:map style:condition="is-true-formula(ISNUMBER(MATCH([.EL$10];Holidays;0)))" style:apply-style-name="Holiday" style:base-cell-address="'Gantt Chart'.EL22"/>
    </style:style>
    <style:style style:name="ce814" style:family="table-cell" style:parent-style-name="Default">
      <style:table-cell-properties fo:border-bottom="0.06pt solid #dfdfdf" fo:border-left="none" fo:border-right="none" fo:border-top="0.06pt solid #dfdfdf"/>
      <style:map style:condition="is-true-formula([.EL$10]=TODAY())" style:apply-style-name="Today" style:base-cell-address="'Gantt Chart'.EL27"/>
      <style:map style:condition="is-true-formula(OR(WEEKDAY([.EL$10])=1;WEEKDAY([.EL$10])=7))" style:apply-style-name="Weekend" style:base-cell-address="'Gantt Chart'.EL27"/>
      <style:map style:condition="is-true-formula(ISNUMBER(MATCH([.EL$10];Holidays;0)))" style:apply-style-name="Holiday" style:base-cell-address="'Gantt Chart'.EL27"/>
    </style:style>
    <style:style style:name="ce815" style:family="table-cell" style:parent-style-name="Default">
      <style:table-cell-properties fo:border-bottom="0.06pt solid #dfdfdf" fo:border-left="none" fo:border-right="none" fo:border-top="0.06pt solid #dfdfdf"/>
      <style:map style:condition="is-true-formula([.EL$10]=TODAY())" style:apply-style-name="Today" style:base-cell-address="'Gantt Chart'.EL32"/>
      <style:map style:condition="is-true-formula(OR(WEEKDAY([.EL$10])=1;WEEKDAY([.EL$10])=7))" style:apply-style-name="Weekend" style:base-cell-address="'Gantt Chart'.EL32"/>
      <style:map style:condition="is-true-formula(ISNUMBER(MATCH([.EL$10];Holidays;0)))" style:apply-style-name="Holiday" style:base-cell-address="'Gantt Chart'.EL32"/>
    </style:style>
    <style:style style:name="ce816" style:family="table-cell" style:parent-style-name="Default">
      <style:table-cell-properties fo:border-bottom="0.06pt solid #dfdfdf" fo:border-left="none" fo:border-right="none" fo:border-top="0.06pt solid #dfdfdf"/>
      <style:map style:condition="is-true-formula([.EM$10]=TODAY())" style:apply-style-name="Today" style:base-cell-address="'Gantt Chart'.EM21"/>
      <style:map style:condition="is-true-formula(OR(WEEKDAY([.EM$10])=1;WEEKDAY([.EM$10])=7))" style:apply-style-name="Weekend" style:base-cell-address="'Gantt Chart'.EM21"/>
      <style:map style:condition="is-true-formula(ISNUMBER(MATCH([.EM$10];Holidays;0)))" style:apply-style-name="Holiday" style:base-cell-address="'Gantt Chart'.EM21"/>
    </style:style>
    <style:style style:name="ce817" style:family="table-cell" style:parent-style-name="Default">
      <style:table-cell-properties fo:border-bottom="0.06pt solid #dfdfdf" fo:border-left="none" fo:border-right="none" fo:border-top="0.06pt solid #dfdfdf"/>
      <style:map style:condition="is-true-formula([.EM$10]=TODAY())" style:apply-style-name="Today" style:base-cell-address="'Gantt Chart'.EM22"/>
      <style:map style:condition="is-true-formula(OR(WEEKDAY([.EM$10])=1;WEEKDAY([.EM$10])=7))" style:apply-style-name="Weekend" style:base-cell-address="'Gantt Chart'.EM22"/>
      <style:map style:condition="is-true-formula(ISNUMBER(MATCH([.EM$10];Holidays;0)))" style:apply-style-name="Holiday" style:base-cell-address="'Gantt Chart'.EM22"/>
    </style:style>
    <style:style style:name="ce818" style:family="table-cell" style:parent-style-name="Default">
      <style:table-cell-properties fo:border-bottom="0.06pt solid #dfdfdf" fo:border-left="none" fo:border-right="none" fo:border-top="0.06pt solid #dfdfdf"/>
      <style:map style:condition="is-true-formula([.EM$10]=TODAY())" style:apply-style-name="Today" style:base-cell-address="'Gantt Chart'.EM27"/>
      <style:map style:condition="is-true-formula(OR(WEEKDAY([.EM$10])=1;WEEKDAY([.EM$10])=7))" style:apply-style-name="Weekend" style:base-cell-address="'Gantt Chart'.EM27"/>
      <style:map style:condition="is-true-formula(ISNUMBER(MATCH([.EM$10];Holidays;0)))" style:apply-style-name="Holiday" style:base-cell-address="'Gantt Chart'.EM27"/>
    </style:style>
    <style:style style:name="ce819" style:family="table-cell" style:parent-style-name="Default">
      <style:table-cell-properties fo:border-bottom="0.06pt solid #dfdfdf" fo:border-left="none" fo:border-right="none" fo:border-top="0.06pt solid #dfdfdf"/>
      <style:map style:condition="is-true-formula([.EM$10]=TODAY())" style:apply-style-name="Today" style:base-cell-address="'Gantt Chart'.EM32"/>
      <style:map style:condition="is-true-formula(OR(WEEKDAY([.EM$10])=1;WEEKDAY([.EM$10])=7))" style:apply-style-name="Weekend" style:base-cell-address="'Gantt Chart'.EM32"/>
      <style:map style:condition="is-true-formula(ISNUMBER(MATCH([.EM$10];Holidays;0)))" style:apply-style-name="Holiday" style:base-cell-address="'Gantt Chart'.EM32"/>
    </style:style>
    <style:style style:name="ce820" style:family="table-cell" style:parent-style-name="Default">
      <style:table-cell-properties fo:border-bottom="0.06pt solid #dfdfdf" fo:border-left="none" fo:border-right="none" fo:border-top="0.06pt solid #dfdfdf"/>
      <style:map style:condition="is-true-formula([.EN$10]=TODAY())" style:apply-style-name="Today" style:base-cell-address="'Gantt Chart'.EN21"/>
      <style:map style:condition="is-true-formula(OR(WEEKDAY([.EN$10])=1;WEEKDAY([.EN$10])=7))" style:apply-style-name="Weekend" style:base-cell-address="'Gantt Chart'.EN21"/>
      <style:map style:condition="is-true-formula(ISNUMBER(MATCH([.EN$10];Holidays;0)))" style:apply-style-name="Holiday" style:base-cell-address="'Gantt Chart'.EN21"/>
    </style:style>
    <style:style style:name="ce821" style:family="table-cell" style:parent-style-name="Default">
      <style:table-cell-properties fo:border-bottom="0.06pt solid #dfdfdf" fo:border-left="none" fo:border-right="none" fo:border-top="0.06pt solid #dfdfdf"/>
      <style:map style:condition="is-true-formula([.EN$10]=TODAY())" style:apply-style-name="Today" style:base-cell-address="'Gantt Chart'.EN22"/>
      <style:map style:condition="is-true-formula(OR(WEEKDAY([.EN$10])=1;WEEKDAY([.EN$10])=7))" style:apply-style-name="Weekend" style:base-cell-address="'Gantt Chart'.EN22"/>
      <style:map style:condition="is-true-formula(ISNUMBER(MATCH([.EN$10];Holidays;0)))" style:apply-style-name="Holiday" style:base-cell-address="'Gantt Chart'.EN22"/>
    </style:style>
    <style:style style:name="ce822" style:family="table-cell" style:parent-style-name="Default">
      <style:table-cell-properties fo:border-bottom="0.06pt solid #dfdfdf" fo:border-left="none" fo:border-right="none" fo:border-top="0.06pt solid #dfdfdf"/>
      <style:map style:condition="is-true-formula([.EN$10]=TODAY())" style:apply-style-name="Today" style:base-cell-address="'Gantt Chart'.EN27"/>
      <style:map style:condition="is-true-formula(OR(WEEKDAY([.EN$10])=1;WEEKDAY([.EN$10])=7))" style:apply-style-name="Weekend" style:base-cell-address="'Gantt Chart'.EN27"/>
      <style:map style:condition="is-true-formula(ISNUMBER(MATCH([.EN$10];Holidays;0)))" style:apply-style-name="Holiday" style:base-cell-address="'Gantt Chart'.EN27"/>
    </style:style>
    <style:style style:name="ce823" style:family="table-cell" style:parent-style-name="Default">
      <style:table-cell-properties fo:border-bottom="0.06pt solid #dfdfdf" fo:border-left="none" fo:border-right="none" fo:border-top="0.06pt solid #dfdfdf"/>
      <style:map style:condition="is-true-formula([.EN$10]=TODAY())" style:apply-style-name="Today" style:base-cell-address="'Gantt Chart'.EN32"/>
      <style:map style:condition="is-true-formula(OR(WEEKDAY([.EN$10])=1;WEEKDAY([.EN$10])=7))" style:apply-style-name="Weekend" style:base-cell-address="'Gantt Chart'.EN32"/>
      <style:map style:condition="is-true-formula(ISNUMBER(MATCH([.EN$10];Holidays;0)))" style:apply-style-name="Holiday" style:base-cell-address="'Gantt Chart'.EN32"/>
    </style:style>
    <style:style style:name="ce824" style:family="table-cell" style:parent-style-name="Default">
      <style:table-cell-properties fo:border-bottom="0.06pt solid #dfdfdf" fo:border-left="none" fo:border-right="none" fo:border-top="0.06pt solid #dfdfdf"/>
      <style:map style:condition="is-true-formula([.EO$10]=TODAY())" style:apply-style-name="Today" style:base-cell-address="'Gantt Chart'.EO21"/>
      <style:map style:condition="is-true-formula(OR(WEEKDAY([.EO$10])=1;WEEKDAY([.EO$10])=7))" style:apply-style-name="Weekend" style:base-cell-address="'Gantt Chart'.EO21"/>
      <style:map style:condition="is-true-formula(ISNUMBER(MATCH([.EO$10];Holidays;0)))" style:apply-style-name="Holiday" style:base-cell-address="'Gantt Chart'.EO21"/>
    </style:style>
    <style:style style:name="ce825" style:family="table-cell" style:parent-style-name="Default">
      <style:table-cell-properties fo:border-bottom="0.06pt solid #dfdfdf" fo:border-left="none" fo:border-right="none" fo:border-top="0.06pt solid #dfdfdf"/>
      <style:map style:condition="is-true-formula([.EO$10]=TODAY())" style:apply-style-name="Today" style:base-cell-address="'Gantt Chart'.EO22"/>
      <style:map style:condition="is-true-formula(OR(WEEKDAY([.EO$10])=1;WEEKDAY([.EO$10])=7))" style:apply-style-name="Weekend" style:base-cell-address="'Gantt Chart'.EO22"/>
      <style:map style:condition="is-true-formula(ISNUMBER(MATCH([.EO$10];Holidays;0)))" style:apply-style-name="Holiday" style:base-cell-address="'Gantt Chart'.EO22"/>
    </style:style>
    <style:style style:name="ce826" style:family="table-cell" style:parent-style-name="Default">
      <style:table-cell-properties fo:border-bottom="0.06pt solid #dfdfdf" fo:border-left="none" fo:border-right="none" fo:border-top="0.06pt solid #dfdfdf"/>
      <style:map style:condition="is-true-formula([.EO$10]=TODAY())" style:apply-style-name="Today" style:base-cell-address="'Gantt Chart'.EO27"/>
      <style:map style:condition="is-true-formula(OR(WEEKDAY([.EO$10])=1;WEEKDAY([.EO$10])=7))" style:apply-style-name="Weekend" style:base-cell-address="'Gantt Chart'.EO27"/>
      <style:map style:condition="is-true-formula(ISNUMBER(MATCH([.EO$10];Holidays;0)))" style:apply-style-name="Holiday" style:base-cell-address="'Gantt Chart'.EO27"/>
    </style:style>
    <style:style style:name="ce827" style:family="table-cell" style:parent-style-name="Default">
      <style:table-cell-properties fo:border-bottom="0.06pt solid #dfdfdf" fo:border-left="none" fo:border-right="none" fo:border-top="0.06pt solid #dfdfdf"/>
      <style:map style:condition="is-true-formula([.EO$10]=TODAY())" style:apply-style-name="Today" style:base-cell-address="'Gantt Chart'.EO32"/>
      <style:map style:condition="is-true-formula(OR(WEEKDAY([.EO$10])=1;WEEKDAY([.EO$10])=7))" style:apply-style-name="Weekend" style:base-cell-address="'Gantt Chart'.EO32"/>
      <style:map style:condition="is-true-formula(ISNUMBER(MATCH([.EO$10];Holidays;0)))" style:apply-style-name="Holiday" style:base-cell-address="'Gantt Chart'.EO32"/>
    </style:style>
    <style:style style:name="ce828" style:family="table-cell" style:parent-style-name="Default">
      <style:table-cell-properties fo:border-bottom="0.06pt solid #dfdfdf" fo:border-left="none" fo:border-right="none" fo:border-top="0.06pt solid #dfdfdf"/>
      <style:map style:condition="is-true-formula([.EP$10]=TODAY())" style:apply-style-name="Today" style:base-cell-address="'Gantt Chart'.EP21"/>
      <style:map style:condition="is-true-formula(OR(WEEKDAY([.EP$10])=1;WEEKDAY([.EP$10])=7))" style:apply-style-name="Weekend" style:base-cell-address="'Gantt Chart'.EP21"/>
      <style:map style:condition="is-true-formula(ISNUMBER(MATCH([.EP$10];Holidays;0)))" style:apply-style-name="Holiday" style:base-cell-address="'Gantt Chart'.EP21"/>
    </style:style>
    <style:style style:name="ce829" style:family="table-cell" style:parent-style-name="Default">
      <style:table-cell-properties fo:border-bottom="0.06pt solid #dfdfdf" fo:border-left="none" fo:border-right="none" fo:border-top="0.06pt solid #dfdfdf"/>
      <style:map style:condition="is-true-formula([.EP$10]=TODAY())" style:apply-style-name="Today" style:base-cell-address="'Gantt Chart'.EP22"/>
      <style:map style:condition="is-true-formula(OR(WEEKDAY([.EP$10])=1;WEEKDAY([.EP$10])=7))" style:apply-style-name="Weekend" style:base-cell-address="'Gantt Chart'.EP22"/>
      <style:map style:condition="is-true-formula(ISNUMBER(MATCH([.EP$10];Holidays;0)))" style:apply-style-name="Holiday" style:base-cell-address="'Gantt Chart'.EP22"/>
    </style:style>
    <style:style style:name="ce830" style:family="table-cell" style:parent-style-name="Default">
      <style:table-cell-properties fo:border-bottom="0.06pt solid #dfdfdf" fo:border-left="none" fo:border-right="none" fo:border-top="0.06pt solid #dfdfdf"/>
      <style:map style:condition="is-true-formula([.EP$10]=TODAY())" style:apply-style-name="Today" style:base-cell-address="'Gantt Chart'.EP27"/>
      <style:map style:condition="is-true-formula(OR(WEEKDAY([.EP$10])=1;WEEKDAY([.EP$10])=7))" style:apply-style-name="Weekend" style:base-cell-address="'Gantt Chart'.EP27"/>
      <style:map style:condition="is-true-formula(ISNUMBER(MATCH([.EP$10];Holidays;0)))" style:apply-style-name="Holiday" style:base-cell-address="'Gantt Chart'.EP27"/>
    </style:style>
    <style:style style:name="ce831" style:family="table-cell" style:parent-style-name="Default">
      <style:table-cell-properties fo:border-bottom="0.06pt solid #dfdfdf" fo:border-left="none" fo:border-right="none" fo:border-top="0.06pt solid #dfdfdf"/>
      <style:map style:condition="is-true-formula([.EP$10]=TODAY())" style:apply-style-name="Today" style:base-cell-address="'Gantt Chart'.EP32"/>
      <style:map style:condition="is-true-formula(OR(WEEKDAY([.EP$10])=1;WEEKDAY([.EP$10])=7))" style:apply-style-name="Weekend" style:base-cell-address="'Gantt Chart'.EP32"/>
      <style:map style:condition="is-true-formula(ISNUMBER(MATCH([.EP$10];Holidays;0)))" style:apply-style-name="Holiday" style:base-cell-address="'Gantt Chart'.EP32"/>
    </style:style>
    <style:style style:name="ce832" style:family="table-cell" style:parent-style-name="Default">
      <style:table-cell-properties fo:border-bottom="0.06pt solid #dfdfdf" fo:border-left="none" fo:border-right="none" fo:border-top="0.06pt solid #dfdfdf"/>
      <style:map style:condition="is-true-formula([.EQ$10]=TODAY())" style:apply-style-name="Today" style:base-cell-address="'Gantt Chart'.EQ21"/>
      <style:map style:condition="is-true-formula(OR(WEEKDAY([.EQ$10])=1;WEEKDAY([.EQ$10])=7))" style:apply-style-name="Weekend" style:base-cell-address="'Gantt Chart'.EQ21"/>
      <style:map style:condition="is-true-formula(ISNUMBER(MATCH([.EQ$10];Holidays;0)))" style:apply-style-name="Holiday" style:base-cell-address="'Gantt Chart'.EQ21"/>
    </style:style>
    <style:style style:name="ce833" style:family="table-cell" style:parent-style-name="Default">
      <style:table-cell-properties fo:border-bottom="0.06pt solid #dfdfdf" fo:border-left="none" fo:border-right="none" fo:border-top="0.06pt solid #dfdfdf"/>
      <style:map style:condition="is-true-formula([.EQ$10]=TODAY())" style:apply-style-name="Today" style:base-cell-address="'Gantt Chart'.EQ22"/>
      <style:map style:condition="is-true-formula(OR(WEEKDAY([.EQ$10])=1;WEEKDAY([.EQ$10])=7))" style:apply-style-name="Weekend" style:base-cell-address="'Gantt Chart'.EQ22"/>
      <style:map style:condition="is-true-formula(ISNUMBER(MATCH([.EQ$10];Holidays;0)))" style:apply-style-name="Holiday" style:base-cell-address="'Gantt Chart'.EQ22"/>
    </style:style>
    <style:style style:name="ce834" style:family="table-cell" style:parent-style-name="Default">
      <style:table-cell-properties fo:border-bottom="0.06pt solid #dfdfdf" fo:border-left="none" fo:border-right="none" fo:border-top="0.06pt solid #dfdfdf"/>
      <style:map style:condition="is-true-formula([.EQ$10]=TODAY())" style:apply-style-name="Today" style:base-cell-address="'Gantt Chart'.EQ27"/>
      <style:map style:condition="is-true-formula(OR(WEEKDAY([.EQ$10])=1;WEEKDAY([.EQ$10])=7))" style:apply-style-name="Weekend" style:base-cell-address="'Gantt Chart'.EQ27"/>
      <style:map style:condition="is-true-formula(ISNUMBER(MATCH([.EQ$10];Holidays;0)))" style:apply-style-name="Holiday" style:base-cell-address="'Gantt Chart'.EQ27"/>
    </style:style>
    <style:style style:name="ce835" style:family="table-cell" style:parent-style-name="Default">
      <style:table-cell-properties fo:border-bottom="0.06pt solid #dfdfdf" fo:border-left="none" fo:border-right="none" fo:border-top="0.06pt solid #dfdfdf"/>
      <style:map style:condition="is-true-formula([.EQ$10]=TODAY())" style:apply-style-name="Today" style:base-cell-address="'Gantt Chart'.EQ32"/>
      <style:map style:condition="is-true-formula(OR(WEEKDAY([.EQ$10])=1;WEEKDAY([.EQ$10])=7))" style:apply-style-name="Weekend" style:base-cell-address="'Gantt Chart'.EQ32"/>
      <style:map style:condition="is-true-formula(ISNUMBER(MATCH([.EQ$10];Holidays;0)))" style:apply-style-name="Holiday" style:base-cell-address="'Gantt Chart'.EQ32"/>
    </style:style>
    <style:style style:name="ce836" style:family="table-cell" style:parent-style-name="Default">
      <style:table-cell-properties fo:border-bottom="0.06pt solid #dfdfdf" fo:border-left="none" fo:border-right="none" fo:border-top="0.06pt solid #dfdfdf"/>
      <style:map style:condition="is-true-formula([.ER$10]=TODAY())" style:apply-style-name="Today" style:base-cell-address="'Gantt Chart'.ER21"/>
      <style:map style:condition="is-true-formula(OR(WEEKDAY([.ER$10])=1;WEEKDAY([.ER$10])=7))" style:apply-style-name="Weekend" style:base-cell-address="'Gantt Chart'.ER21"/>
      <style:map style:condition="is-true-formula(ISNUMBER(MATCH([.ER$10];Holidays;0)))" style:apply-style-name="Holiday" style:base-cell-address="'Gantt Chart'.ER21"/>
    </style:style>
    <style:style style:name="ce837" style:family="table-cell" style:parent-style-name="Default">
      <style:table-cell-properties fo:border-bottom="0.06pt solid #dfdfdf" fo:border-left="none" fo:border-right="none" fo:border-top="0.06pt solid #dfdfdf"/>
      <style:map style:condition="is-true-formula([.ER$10]=TODAY())" style:apply-style-name="Today" style:base-cell-address="'Gantt Chart'.ER22"/>
      <style:map style:condition="is-true-formula(OR(WEEKDAY([.ER$10])=1;WEEKDAY([.ER$10])=7))" style:apply-style-name="Weekend" style:base-cell-address="'Gantt Chart'.ER22"/>
      <style:map style:condition="is-true-formula(ISNUMBER(MATCH([.ER$10];Holidays;0)))" style:apply-style-name="Holiday" style:base-cell-address="'Gantt Chart'.ER22"/>
    </style:style>
    <style:style style:name="ce838" style:family="table-cell" style:parent-style-name="Default">
      <style:table-cell-properties fo:border-bottom="0.06pt solid #dfdfdf" fo:border-left="none" fo:border-right="none" fo:border-top="0.06pt solid #dfdfdf"/>
      <style:map style:condition="is-true-formula([.ER$10]=TODAY())" style:apply-style-name="Today" style:base-cell-address="'Gantt Chart'.ER27"/>
      <style:map style:condition="is-true-formula(OR(WEEKDAY([.ER$10])=1;WEEKDAY([.ER$10])=7))" style:apply-style-name="Weekend" style:base-cell-address="'Gantt Chart'.ER27"/>
      <style:map style:condition="is-true-formula(ISNUMBER(MATCH([.ER$10];Holidays;0)))" style:apply-style-name="Holiday" style:base-cell-address="'Gantt Chart'.ER27"/>
    </style:style>
    <style:style style:name="ce839" style:family="table-cell" style:parent-style-name="Default">
      <style:table-cell-properties fo:border-bottom="0.06pt solid #dfdfdf" fo:border-left="none" fo:border-right="none" fo:border-top="0.06pt solid #dfdfdf"/>
      <style:map style:condition="is-true-formula([.ER$10]=TODAY())" style:apply-style-name="Today" style:base-cell-address="'Gantt Chart'.ER32"/>
      <style:map style:condition="is-true-formula(OR(WEEKDAY([.ER$10])=1;WEEKDAY([.ER$10])=7))" style:apply-style-name="Weekend" style:base-cell-address="'Gantt Chart'.ER32"/>
      <style:map style:condition="is-true-formula(ISNUMBER(MATCH([.ER$10];Holidays;0)))" style:apply-style-name="Holiday" style:base-cell-address="'Gantt Chart'.ER32"/>
    </style:style>
    <style:style style:name="ce840" style:family="table-cell" style:parent-style-name="Default">
      <style:table-cell-properties fo:border-bottom="0.06pt solid #dfdfdf" fo:border-left="none" fo:border-right="none" fo:border-top="0.06pt solid #dfdfdf"/>
      <style:map style:condition="is-true-formula([.ES$10]=TODAY())" style:apply-style-name="Today" style:base-cell-address="'Gantt Chart'.ES21"/>
      <style:map style:condition="is-true-formula(OR(WEEKDAY([.ES$10])=1;WEEKDAY([.ES$10])=7))" style:apply-style-name="Weekend" style:base-cell-address="'Gantt Chart'.ES21"/>
      <style:map style:condition="is-true-formula(ISNUMBER(MATCH([.ES$10];Holidays;0)))" style:apply-style-name="Holiday" style:base-cell-address="'Gantt Chart'.ES21"/>
    </style:style>
    <style:style style:name="ce841" style:family="table-cell" style:parent-style-name="Default">
      <style:table-cell-properties fo:border-bottom="0.06pt solid #dfdfdf" fo:border-left="none" fo:border-right="none" fo:border-top="0.06pt solid #dfdfdf"/>
      <style:map style:condition="is-true-formula([.ES$10]=TODAY())" style:apply-style-name="Today" style:base-cell-address="'Gantt Chart'.ES22"/>
      <style:map style:condition="is-true-formula(OR(WEEKDAY([.ES$10])=1;WEEKDAY([.ES$10])=7))" style:apply-style-name="Weekend" style:base-cell-address="'Gantt Chart'.ES22"/>
      <style:map style:condition="is-true-formula(ISNUMBER(MATCH([.ES$10];Holidays;0)))" style:apply-style-name="Holiday" style:base-cell-address="'Gantt Chart'.ES22"/>
    </style:style>
    <style:style style:name="ce842" style:family="table-cell" style:parent-style-name="Default">
      <style:table-cell-properties fo:border-bottom="0.06pt solid #dfdfdf" fo:border-left="none" fo:border-right="none" fo:border-top="0.06pt solid #dfdfdf"/>
      <style:map style:condition="is-true-formula([.ES$10]=TODAY())" style:apply-style-name="Today" style:base-cell-address="'Gantt Chart'.ES27"/>
      <style:map style:condition="is-true-formula(OR(WEEKDAY([.ES$10])=1;WEEKDAY([.ES$10])=7))" style:apply-style-name="Weekend" style:base-cell-address="'Gantt Chart'.ES27"/>
      <style:map style:condition="is-true-formula(ISNUMBER(MATCH([.ES$10];Holidays;0)))" style:apply-style-name="Holiday" style:base-cell-address="'Gantt Chart'.ES27"/>
    </style:style>
    <style:style style:name="ce843" style:family="table-cell" style:parent-style-name="Default">
      <style:table-cell-properties fo:border-bottom="0.06pt solid #dfdfdf" fo:border-left="none" fo:border-right="none" fo:border-top="0.06pt solid #dfdfdf"/>
      <style:map style:condition="is-true-formula([.ES$10]=TODAY())" style:apply-style-name="Today" style:base-cell-address="'Gantt Chart'.ES32"/>
      <style:map style:condition="is-true-formula(OR(WEEKDAY([.ES$10])=1;WEEKDAY([.ES$10])=7))" style:apply-style-name="Weekend" style:base-cell-address="'Gantt Chart'.ES32"/>
      <style:map style:condition="is-true-formula(ISNUMBER(MATCH([.ES$10];Holidays;0)))" style:apply-style-name="Holiday" style:base-cell-address="'Gantt Chart'.ES32"/>
    </style:style>
    <style:style style:name="ce844" style:family="table-cell" style:parent-style-name="Default">
      <style:table-cell-properties fo:border-bottom="0.06pt solid #dfdfdf" fo:border-left="none" fo:border-right="none" fo:border-top="0.06pt solid #dfdfdf"/>
      <style:map style:condition="is-true-formula([.ET$10]=TODAY())" style:apply-style-name="Today" style:base-cell-address="'Gantt Chart'.ET21"/>
      <style:map style:condition="is-true-formula(OR(WEEKDAY([.ET$10])=1;WEEKDAY([.ET$10])=7))" style:apply-style-name="Weekend" style:base-cell-address="'Gantt Chart'.ET21"/>
      <style:map style:condition="is-true-formula(ISNUMBER(MATCH([.ET$10];Holidays;0)))" style:apply-style-name="Holiday" style:base-cell-address="'Gantt Chart'.ET21"/>
    </style:style>
    <style:style style:name="ce845" style:family="table-cell" style:parent-style-name="Default">
      <style:table-cell-properties fo:border-bottom="0.06pt solid #dfdfdf" fo:border-left="none" fo:border-right="none" fo:border-top="0.06pt solid #dfdfdf"/>
      <style:map style:condition="is-true-formula([.ET$10]=TODAY())" style:apply-style-name="Today" style:base-cell-address="'Gantt Chart'.ET22"/>
      <style:map style:condition="is-true-formula(OR(WEEKDAY([.ET$10])=1;WEEKDAY([.ET$10])=7))" style:apply-style-name="Weekend" style:base-cell-address="'Gantt Chart'.ET22"/>
      <style:map style:condition="is-true-formula(ISNUMBER(MATCH([.ET$10];Holidays;0)))" style:apply-style-name="Holiday" style:base-cell-address="'Gantt Chart'.ET22"/>
    </style:style>
    <style:style style:name="ce846" style:family="table-cell" style:parent-style-name="Default">
      <style:table-cell-properties fo:border-bottom="0.06pt solid #dfdfdf" fo:border-left="none" fo:border-right="none" fo:border-top="0.06pt solid #dfdfdf"/>
      <style:map style:condition="is-true-formula([.ET$10]=TODAY())" style:apply-style-name="Today" style:base-cell-address="'Gantt Chart'.ET27"/>
      <style:map style:condition="is-true-formula(OR(WEEKDAY([.ET$10])=1;WEEKDAY([.ET$10])=7))" style:apply-style-name="Weekend" style:base-cell-address="'Gantt Chart'.ET27"/>
      <style:map style:condition="is-true-formula(ISNUMBER(MATCH([.ET$10];Holidays;0)))" style:apply-style-name="Holiday" style:base-cell-address="'Gantt Chart'.ET27"/>
    </style:style>
    <style:style style:name="ce847" style:family="table-cell" style:parent-style-name="Default">
      <style:table-cell-properties fo:border-bottom="0.06pt solid #dfdfdf" fo:border-left="none" fo:border-right="none" fo:border-top="0.06pt solid #dfdfdf"/>
      <style:map style:condition="is-true-formula([.ET$10]=TODAY())" style:apply-style-name="Today" style:base-cell-address="'Gantt Chart'.ET32"/>
      <style:map style:condition="is-true-formula(OR(WEEKDAY([.ET$10])=1;WEEKDAY([.ET$10])=7))" style:apply-style-name="Weekend" style:base-cell-address="'Gantt Chart'.ET32"/>
      <style:map style:condition="is-true-formula(ISNUMBER(MATCH([.ET$10];Holidays;0)))" style:apply-style-name="Holiday" style:base-cell-address="'Gantt Chart'.ET32"/>
    </style:style>
    <style:style style:name="ce848" style:family="table-cell" style:parent-style-name="Default">
      <style:table-cell-properties fo:border-bottom="0.06pt solid #dfdfdf" fo:border-left="none" fo:border-right="none" fo:border-top="0.06pt solid #dfdfdf"/>
      <style:map style:condition="is-true-formula([.EU$10]=TODAY())" style:apply-style-name="Today" style:base-cell-address="'Gantt Chart'.EU21"/>
      <style:map style:condition="is-true-formula(OR(WEEKDAY([.EU$10])=1;WEEKDAY([.EU$10])=7))" style:apply-style-name="Weekend" style:base-cell-address="'Gantt Chart'.EU21"/>
      <style:map style:condition="is-true-formula(ISNUMBER(MATCH([.EU$10];Holidays;0)))" style:apply-style-name="Holiday" style:base-cell-address="'Gantt Chart'.EU21"/>
    </style:style>
    <style:style style:name="ce849" style:family="table-cell" style:parent-style-name="Default">
      <style:table-cell-properties fo:border-bottom="0.06pt solid #dfdfdf" fo:border-left="none" fo:border-right="none" fo:border-top="0.06pt solid #dfdfdf"/>
      <style:map style:condition="is-true-formula([.EU$10]=TODAY())" style:apply-style-name="Today" style:base-cell-address="'Gantt Chart'.EU22"/>
      <style:map style:condition="is-true-formula(OR(WEEKDAY([.EU$10])=1;WEEKDAY([.EU$10])=7))" style:apply-style-name="Weekend" style:base-cell-address="'Gantt Chart'.EU22"/>
      <style:map style:condition="is-true-formula(ISNUMBER(MATCH([.EU$10];Holidays;0)))" style:apply-style-name="Holiday" style:base-cell-address="'Gantt Chart'.EU22"/>
    </style:style>
    <style:style style:name="ce850" style:family="table-cell" style:parent-style-name="Default">
      <style:table-cell-properties fo:border-bottom="0.06pt solid #dfdfdf" fo:border-left="none" fo:border-right="none" fo:border-top="0.06pt solid #dfdfdf"/>
      <style:map style:condition="is-true-formula([.EU$10]=TODAY())" style:apply-style-name="Today" style:base-cell-address="'Gantt Chart'.EU27"/>
      <style:map style:condition="is-true-formula(OR(WEEKDAY([.EU$10])=1;WEEKDAY([.EU$10])=7))" style:apply-style-name="Weekend" style:base-cell-address="'Gantt Chart'.EU27"/>
      <style:map style:condition="is-true-formula(ISNUMBER(MATCH([.EU$10];Holidays;0)))" style:apply-style-name="Holiday" style:base-cell-address="'Gantt Chart'.EU27"/>
    </style:style>
    <style:style style:name="ce851" style:family="table-cell" style:parent-style-name="Default">
      <style:table-cell-properties fo:border-bottom="0.06pt solid #dfdfdf" fo:border-left="none" fo:border-right="none" fo:border-top="0.06pt solid #dfdfdf"/>
      <style:map style:condition="is-true-formula([.EU$10]=TODAY())" style:apply-style-name="Today" style:base-cell-address="'Gantt Chart'.EU32"/>
      <style:map style:condition="is-true-formula(OR(WEEKDAY([.EU$10])=1;WEEKDAY([.EU$10])=7))" style:apply-style-name="Weekend" style:base-cell-address="'Gantt Chart'.EU32"/>
      <style:map style:condition="is-true-formula(ISNUMBER(MATCH([.EU$10];Holidays;0)))" style:apply-style-name="Holiday" style:base-cell-address="'Gantt Chart'.EU32"/>
    </style:style>
    <style:style style:name="ce852" style:family="table-cell" style:parent-style-name="Default">
      <style:table-cell-properties fo:border-bottom="0.06pt solid #dfdfdf" fo:border-left="none" fo:border-right="none" fo:border-top="0.06pt solid #dfdfdf"/>
      <style:map style:condition="is-true-formula([.EV$10]=TODAY())" style:apply-style-name="Today" style:base-cell-address="'Gantt Chart'.EV21"/>
      <style:map style:condition="is-true-formula(OR(WEEKDAY([.EV$10])=1;WEEKDAY([.EV$10])=7))" style:apply-style-name="Weekend" style:base-cell-address="'Gantt Chart'.EV21"/>
      <style:map style:condition="is-true-formula(ISNUMBER(MATCH([.EV$10];Holidays;0)))" style:apply-style-name="Holiday" style:base-cell-address="'Gantt Chart'.EV21"/>
    </style:style>
    <style:style style:name="ce853" style:family="table-cell" style:parent-style-name="Default">
      <style:table-cell-properties fo:border-bottom="0.06pt solid #dfdfdf" fo:border-left="none" fo:border-right="none" fo:border-top="0.06pt solid #dfdfdf"/>
      <style:map style:condition="is-true-formula([.EV$10]=TODAY())" style:apply-style-name="Today" style:base-cell-address="'Gantt Chart'.EV22"/>
      <style:map style:condition="is-true-formula(OR(WEEKDAY([.EV$10])=1;WEEKDAY([.EV$10])=7))" style:apply-style-name="Weekend" style:base-cell-address="'Gantt Chart'.EV22"/>
      <style:map style:condition="is-true-formula(ISNUMBER(MATCH([.EV$10];Holidays;0)))" style:apply-style-name="Holiday" style:base-cell-address="'Gantt Chart'.EV22"/>
    </style:style>
    <style:style style:name="ce854" style:family="table-cell" style:parent-style-name="Default">
      <style:table-cell-properties fo:border-bottom="0.06pt solid #dfdfdf" fo:border-left="none" fo:border-right="none" fo:border-top="0.06pt solid #dfdfdf"/>
      <style:map style:condition="is-true-formula([.EV$10]=TODAY())" style:apply-style-name="Today" style:base-cell-address="'Gantt Chart'.EV27"/>
      <style:map style:condition="is-true-formula(OR(WEEKDAY([.EV$10])=1;WEEKDAY([.EV$10])=7))" style:apply-style-name="Weekend" style:base-cell-address="'Gantt Chart'.EV27"/>
      <style:map style:condition="is-true-formula(ISNUMBER(MATCH([.EV$10];Holidays;0)))" style:apply-style-name="Holiday" style:base-cell-address="'Gantt Chart'.EV27"/>
    </style:style>
    <style:style style:name="ce855" style:family="table-cell" style:parent-style-name="Default">
      <style:table-cell-properties fo:border-bottom="0.06pt solid #dfdfdf" fo:border-left="none" fo:border-right="none" fo:border-top="0.06pt solid #dfdfdf"/>
      <style:map style:condition="is-true-formula([.EV$10]=TODAY())" style:apply-style-name="Today" style:base-cell-address="'Gantt Chart'.EV32"/>
      <style:map style:condition="is-true-formula(OR(WEEKDAY([.EV$10])=1;WEEKDAY([.EV$10])=7))" style:apply-style-name="Weekend" style:base-cell-address="'Gantt Chart'.EV32"/>
      <style:map style:condition="is-true-formula(ISNUMBER(MATCH([.EV$10];Holidays;0)))" style:apply-style-name="Holiday" style:base-cell-address="'Gantt Chart'.EV32"/>
    </style:style>
    <style:style style:name="ce856" style:family="table-cell" style:parent-style-name="Default">
      <style:table-cell-properties fo:border-bottom="0.06pt solid #dfdfdf" fo:border-left="none" fo:border-right="none" fo:border-top="0.06pt solid #dfdfdf"/>
      <style:map style:condition="is-true-formula([.EW$10]=TODAY())" style:apply-style-name="Today" style:base-cell-address="'Gantt Chart'.EW21"/>
      <style:map style:condition="is-true-formula(OR(WEEKDAY([.EW$10])=1;WEEKDAY([.EW$10])=7))" style:apply-style-name="Weekend" style:base-cell-address="'Gantt Chart'.EW21"/>
      <style:map style:condition="is-true-formula(ISNUMBER(MATCH([.EW$10];Holidays;0)))" style:apply-style-name="Holiday" style:base-cell-address="'Gantt Chart'.EW21"/>
    </style:style>
    <style:style style:name="ce857" style:family="table-cell" style:parent-style-name="Default">
      <style:table-cell-properties fo:border-bottom="0.06pt solid #dfdfdf" fo:border-left="none" fo:border-right="none" fo:border-top="0.06pt solid #dfdfdf"/>
      <style:map style:condition="is-true-formula([.EW$10]=TODAY())" style:apply-style-name="Today" style:base-cell-address="'Gantt Chart'.EW22"/>
      <style:map style:condition="is-true-formula(OR(WEEKDAY([.EW$10])=1;WEEKDAY([.EW$10])=7))" style:apply-style-name="Weekend" style:base-cell-address="'Gantt Chart'.EW22"/>
      <style:map style:condition="is-true-formula(ISNUMBER(MATCH([.EW$10];Holidays;0)))" style:apply-style-name="Holiday" style:base-cell-address="'Gantt Chart'.EW22"/>
    </style:style>
    <style:style style:name="ce858" style:family="table-cell" style:parent-style-name="Default">
      <style:table-cell-properties fo:border-bottom="0.06pt solid #dfdfdf" fo:border-left="none" fo:border-right="none" fo:border-top="0.06pt solid #dfdfdf"/>
      <style:map style:condition="is-true-formula([.EW$10]=TODAY())" style:apply-style-name="Today" style:base-cell-address="'Gantt Chart'.EW27"/>
      <style:map style:condition="is-true-formula(OR(WEEKDAY([.EW$10])=1;WEEKDAY([.EW$10])=7))" style:apply-style-name="Weekend" style:base-cell-address="'Gantt Chart'.EW27"/>
      <style:map style:condition="is-true-formula(ISNUMBER(MATCH([.EW$10];Holidays;0)))" style:apply-style-name="Holiday" style:base-cell-address="'Gantt Chart'.EW27"/>
    </style:style>
    <style:style style:name="ce859" style:family="table-cell" style:parent-style-name="Default">
      <style:table-cell-properties fo:border-bottom="0.06pt solid #dfdfdf" fo:border-left="none" fo:border-right="none" fo:border-top="0.06pt solid #dfdfdf"/>
      <style:map style:condition="is-true-formula([.EW$10]=TODAY())" style:apply-style-name="Today" style:base-cell-address="'Gantt Chart'.EW32"/>
      <style:map style:condition="is-true-formula(OR(WEEKDAY([.EW$10])=1;WEEKDAY([.EW$10])=7))" style:apply-style-name="Weekend" style:base-cell-address="'Gantt Chart'.EW32"/>
      <style:map style:condition="is-true-formula(ISNUMBER(MATCH([.EW$10];Holidays;0)))" style:apply-style-name="Holiday" style:base-cell-address="'Gantt Chart'.EW32"/>
    </style:style>
    <style:style style:name="ce860" style:family="table-cell" style:parent-style-name="Default">
      <style:table-cell-properties fo:border-bottom="0.06pt solid #dfdfdf" fo:border-left="none" fo:border-right="none" fo:border-top="0.06pt solid #dfdfdf"/>
      <style:map style:condition="is-true-formula([.EX$10]=TODAY())" style:apply-style-name="Today" style:base-cell-address="'Gantt Chart'.EX21"/>
      <style:map style:condition="is-true-formula(OR(WEEKDAY([.EX$10])=1;WEEKDAY([.EX$10])=7))" style:apply-style-name="Weekend" style:base-cell-address="'Gantt Chart'.EX21"/>
      <style:map style:condition="is-true-formula(ISNUMBER(MATCH([.EX$10];Holidays;0)))" style:apply-style-name="Holiday" style:base-cell-address="'Gantt Chart'.EX21"/>
    </style:style>
    <style:style style:name="ce861" style:family="table-cell" style:parent-style-name="Default">
      <style:table-cell-properties fo:border-bottom="0.06pt solid #dfdfdf" fo:border-left="none" fo:border-right="none" fo:border-top="0.06pt solid #dfdfdf"/>
      <style:map style:condition="is-true-formula([.EX$10]=TODAY())" style:apply-style-name="Today" style:base-cell-address="'Gantt Chart'.EX22"/>
      <style:map style:condition="is-true-formula(OR(WEEKDAY([.EX$10])=1;WEEKDAY([.EX$10])=7))" style:apply-style-name="Weekend" style:base-cell-address="'Gantt Chart'.EX22"/>
      <style:map style:condition="is-true-formula(ISNUMBER(MATCH([.EX$10];Holidays;0)))" style:apply-style-name="Holiday" style:base-cell-address="'Gantt Chart'.EX22"/>
    </style:style>
    <style:style style:name="ce862" style:family="table-cell" style:parent-style-name="Default">
      <style:table-cell-properties fo:border-bottom="0.06pt solid #dfdfdf" fo:border-left="none" fo:border-right="none" fo:border-top="0.06pt solid #dfdfdf"/>
      <style:map style:condition="is-true-formula([.EX$10]=TODAY())" style:apply-style-name="Today" style:base-cell-address="'Gantt Chart'.EX27"/>
      <style:map style:condition="is-true-formula(OR(WEEKDAY([.EX$10])=1;WEEKDAY([.EX$10])=7))" style:apply-style-name="Weekend" style:base-cell-address="'Gantt Chart'.EX27"/>
      <style:map style:condition="is-true-formula(ISNUMBER(MATCH([.EX$10];Holidays;0)))" style:apply-style-name="Holiday" style:base-cell-address="'Gantt Chart'.EX27"/>
    </style:style>
    <style:style style:name="ce863" style:family="table-cell" style:parent-style-name="Default">
      <style:table-cell-properties fo:border-bottom="0.06pt solid #dfdfdf" fo:border-left="none" fo:border-right="none" fo:border-top="0.06pt solid #dfdfdf"/>
      <style:map style:condition="is-true-formula([.EX$10]=TODAY())" style:apply-style-name="Today" style:base-cell-address="'Gantt Chart'.EX32"/>
      <style:map style:condition="is-true-formula(OR(WEEKDAY([.EX$10])=1;WEEKDAY([.EX$10])=7))" style:apply-style-name="Weekend" style:base-cell-address="'Gantt Chart'.EX32"/>
      <style:map style:condition="is-true-formula(ISNUMBER(MATCH([.EX$10];Holidays;0)))" style:apply-style-name="Holiday" style:base-cell-address="'Gantt Chart'.EX32"/>
    </style:style>
    <style:style style:name="ce864" style:family="table-cell" style:parent-style-name="Default">
      <style:table-cell-properties fo:border-bottom="0.06pt solid #dfdfdf" fo:border-left="none" fo:border-right="none" fo:border-top="0.06pt solid #dfdfdf"/>
      <style:map style:condition="is-true-formula([.EY$10]=TODAY())" style:apply-style-name="Today" style:base-cell-address="'Gantt Chart'.EY21"/>
      <style:map style:condition="is-true-formula(OR(WEEKDAY([.EY$10])=1;WEEKDAY([.EY$10])=7))" style:apply-style-name="Weekend" style:base-cell-address="'Gantt Chart'.EY21"/>
      <style:map style:condition="is-true-formula(ISNUMBER(MATCH([.EY$10];Holidays;0)))" style:apply-style-name="Holiday" style:base-cell-address="'Gantt Chart'.EY21"/>
    </style:style>
    <style:style style:name="ce865" style:family="table-cell" style:parent-style-name="Default">
      <style:table-cell-properties fo:border-bottom="0.06pt solid #dfdfdf" fo:border-left="none" fo:border-right="none" fo:border-top="0.06pt solid #dfdfdf"/>
      <style:map style:condition="is-true-formula([.EY$10]=TODAY())" style:apply-style-name="Today" style:base-cell-address="'Gantt Chart'.EY22"/>
      <style:map style:condition="is-true-formula(OR(WEEKDAY([.EY$10])=1;WEEKDAY([.EY$10])=7))" style:apply-style-name="Weekend" style:base-cell-address="'Gantt Chart'.EY22"/>
      <style:map style:condition="is-true-formula(ISNUMBER(MATCH([.EY$10];Holidays;0)))" style:apply-style-name="Holiday" style:base-cell-address="'Gantt Chart'.EY22"/>
    </style:style>
    <style:style style:name="ce866" style:family="table-cell" style:parent-style-name="Default">
      <style:table-cell-properties fo:border-bottom="0.06pt solid #dfdfdf" fo:border-left="none" fo:border-right="none" fo:border-top="0.06pt solid #dfdfdf"/>
      <style:map style:condition="is-true-formula([.EY$10]=TODAY())" style:apply-style-name="Today" style:base-cell-address="'Gantt Chart'.EY27"/>
      <style:map style:condition="is-true-formula(OR(WEEKDAY([.EY$10])=1;WEEKDAY([.EY$10])=7))" style:apply-style-name="Weekend" style:base-cell-address="'Gantt Chart'.EY27"/>
      <style:map style:condition="is-true-formula(ISNUMBER(MATCH([.EY$10];Holidays;0)))" style:apply-style-name="Holiday" style:base-cell-address="'Gantt Chart'.EY27"/>
    </style:style>
    <style:style style:name="ce867" style:family="table-cell" style:parent-style-name="Default">
      <style:table-cell-properties fo:border-bottom="0.06pt solid #dfdfdf" fo:border-left="none" fo:border-right="none" fo:border-top="0.06pt solid #dfdfdf"/>
      <style:map style:condition="is-true-formula([.EY$10]=TODAY())" style:apply-style-name="Today" style:base-cell-address="'Gantt Chart'.EY32"/>
      <style:map style:condition="is-true-formula(OR(WEEKDAY([.EY$10])=1;WEEKDAY([.EY$10])=7))" style:apply-style-name="Weekend" style:base-cell-address="'Gantt Chart'.EY32"/>
      <style:map style:condition="is-true-formula(ISNUMBER(MATCH([.EY$10];Holidays;0)))" style:apply-style-name="Holiday" style:base-cell-address="'Gantt Chart'.EY32"/>
    </style:style>
    <style:style style:name="ce868" style:family="table-cell" style:parent-style-name="Default">
      <style:table-cell-properties fo:border-bottom="0.06pt solid #dfdfdf" fo:border-left="none" fo:border-right="none" fo:border-top="0.06pt solid #dfdfdf"/>
      <style:map style:condition="is-true-formula([.EZ$10]=TODAY())" style:apply-style-name="Today" style:base-cell-address="'Gantt Chart'.EZ21"/>
      <style:map style:condition="is-true-formula(OR(WEEKDAY([.EZ$10])=1;WEEKDAY([.EZ$10])=7))" style:apply-style-name="Weekend" style:base-cell-address="'Gantt Chart'.EZ21"/>
      <style:map style:condition="is-true-formula(ISNUMBER(MATCH([.EZ$10];Holidays;0)))" style:apply-style-name="Holiday" style:base-cell-address="'Gantt Chart'.EZ21"/>
    </style:style>
    <style:style style:name="ce869" style:family="table-cell" style:parent-style-name="Default">
      <style:table-cell-properties fo:border-bottom="0.06pt solid #dfdfdf" fo:border-left="none" fo:border-right="none" fo:border-top="0.06pt solid #dfdfdf"/>
      <style:map style:condition="is-true-formula([.EZ$10]=TODAY())" style:apply-style-name="Today" style:base-cell-address="'Gantt Chart'.EZ22"/>
      <style:map style:condition="is-true-formula(OR(WEEKDAY([.EZ$10])=1;WEEKDAY([.EZ$10])=7))" style:apply-style-name="Weekend" style:base-cell-address="'Gantt Chart'.EZ22"/>
      <style:map style:condition="is-true-formula(ISNUMBER(MATCH([.EZ$10];Holidays;0)))" style:apply-style-name="Holiday" style:base-cell-address="'Gantt Chart'.EZ22"/>
    </style:style>
    <style:style style:name="ce870" style:family="table-cell" style:parent-style-name="Default">
      <style:table-cell-properties fo:border-bottom="0.06pt solid #dfdfdf" fo:border-left="none" fo:border-right="none" fo:border-top="0.06pt solid #dfdfdf"/>
      <style:map style:condition="is-true-formula([.EZ$10]=TODAY())" style:apply-style-name="Today" style:base-cell-address="'Gantt Chart'.EZ27"/>
      <style:map style:condition="is-true-formula(OR(WEEKDAY([.EZ$10])=1;WEEKDAY([.EZ$10])=7))" style:apply-style-name="Weekend" style:base-cell-address="'Gantt Chart'.EZ27"/>
      <style:map style:condition="is-true-formula(ISNUMBER(MATCH([.EZ$10];Holidays;0)))" style:apply-style-name="Holiday" style:base-cell-address="'Gantt Chart'.EZ27"/>
    </style:style>
    <style:style style:name="ce871" style:family="table-cell" style:parent-style-name="Default">
      <style:table-cell-properties fo:border-bottom="0.06pt solid #dfdfdf" fo:border-left="none" fo:border-right="none" fo:border-top="0.06pt solid #dfdfdf"/>
      <style:map style:condition="is-true-formula([.EZ$10]=TODAY())" style:apply-style-name="Today" style:base-cell-address="'Gantt Chart'.EZ32"/>
      <style:map style:condition="is-true-formula(OR(WEEKDAY([.EZ$10])=1;WEEKDAY([.EZ$10])=7))" style:apply-style-name="Weekend" style:base-cell-address="'Gantt Chart'.EZ32"/>
      <style:map style:condition="is-true-formula(ISNUMBER(MATCH([.EZ$10];Holidays;0)))" style:apply-style-name="Holiday" style:base-cell-address="'Gantt Chart'.EZ32"/>
    </style:style>
    <style:style style:name="ce872" style:family="table-cell" style:parent-style-name="Default">
      <style:table-cell-properties fo:border-bottom="0.06pt solid #dfdfdf" fo:border-left="none" fo:border-right="none" fo:border-top="0.06pt solid #dfdfdf"/>
      <style:map style:condition="is-true-formula([.FA$10]=TODAY())" style:apply-style-name="Today" style:base-cell-address="'Gantt Chart'.FA21"/>
      <style:map style:condition="is-true-formula(OR(WEEKDAY([.FA$10])=1;WEEKDAY([.FA$10])=7))" style:apply-style-name="Weekend" style:base-cell-address="'Gantt Chart'.FA21"/>
      <style:map style:condition="is-true-formula(ISNUMBER(MATCH([.FA$10];Holidays;0)))" style:apply-style-name="Holiday" style:base-cell-address="'Gantt Chart'.FA21"/>
    </style:style>
    <style:style style:name="ce873" style:family="table-cell" style:parent-style-name="Default">
      <style:table-cell-properties fo:border-bottom="0.06pt solid #dfdfdf" fo:border-left="none" fo:border-right="none" fo:border-top="0.06pt solid #dfdfdf"/>
      <style:map style:condition="is-true-formula([.FA$10]=TODAY())" style:apply-style-name="Today" style:base-cell-address="'Gantt Chart'.FA22"/>
      <style:map style:condition="is-true-formula(OR(WEEKDAY([.FA$10])=1;WEEKDAY([.FA$10])=7))" style:apply-style-name="Weekend" style:base-cell-address="'Gantt Chart'.FA22"/>
      <style:map style:condition="is-true-formula(ISNUMBER(MATCH([.FA$10];Holidays;0)))" style:apply-style-name="Holiday" style:base-cell-address="'Gantt Chart'.FA22"/>
    </style:style>
    <style:style style:name="ce874" style:family="table-cell" style:parent-style-name="Default">
      <style:table-cell-properties fo:border-bottom="0.06pt solid #dfdfdf" fo:border-left="none" fo:border-right="none" fo:border-top="0.06pt solid #dfdfdf"/>
      <style:map style:condition="is-true-formula([.FA$10]=TODAY())" style:apply-style-name="Today" style:base-cell-address="'Gantt Chart'.FA27"/>
      <style:map style:condition="is-true-formula(OR(WEEKDAY([.FA$10])=1;WEEKDAY([.FA$10])=7))" style:apply-style-name="Weekend" style:base-cell-address="'Gantt Chart'.FA27"/>
      <style:map style:condition="is-true-formula(ISNUMBER(MATCH([.FA$10];Holidays;0)))" style:apply-style-name="Holiday" style:base-cell-address="'Gantt Chart'.FA27"/>
    </style:style>
    <style:style style:name="ce875" style:family="table-cell" style:parent-style-name="Default">
      <style:table-cell-properties fo:border-bottom="0.06pt solid #dfdfdf" fo:border-left="none" fo:border-right="none" fo:border-top="0.06pt solid #dfdfdf"/>
      <style:map style:condition="is-true-formula([.FA$10]=TODAY())" style:apply-style-name="Today" style:base-cell-address="'Gantt Chart'.FA32"/>
      <style:map style:condition="is-true-formula(OR(WEEKDAY([.FA$10])=1;WEEKDAY([.FA$10])=7))" style:apply-style-name="Weekend" style:base-cell-address="'Gantt Chart'.FA32"/>
      <style:map style:condition="is-true-formula(ISNUMBER(MATCH([.FA$10];Holidays;0)))" style:apply-style-name="Holiday" style:base-cell-address="'Gantt Chart'.FA32"/>
    </style:style>
    <style:style style:name="ce876" style:family="table-cell" style:parent-style-name="Default">
      <style:table-cell-properties fo:border-bottom="0.06pt solid #dfdfdf" fo:border-left="none" fo:border-right="none" fo:border-top="0.06pt solid #dfdfdf"/>
      <style:map style:condition="is-true-formula([.FB$10]=TODAY())" style:apply-style-name="Today" style:base-cell-address="'Gantt Chart'.FB21"/>
      <style:map style:condition="is-true-formula(OR(WEEKDAY([.FB$10])=1;WEEKDAY([.FB$10])=7))" style:apply-style-name="Weekend" style:base-cell-address="'Gantt Chart'.FB21"/>
      <style:map style:condition="is-true-formula(ISNUMBER(MATCH([.FB$10];Holidays;0)))" style:apply-style-name="Holiday" style:base-cell-address="'Gantt Chart'.FB21"/>
    </style:style>
    <style:style style:name="ce877" style:family="table-cell" style:parent-style-name="Default">
      <style:table-cell-properties fo:border-bottom="0.06pt solid #dfdfdf" fo:border-left="none" fo:border-right="none" fo:border-top="0.06pt solid #dfdfdf"/>
      <style:map style:condition="is-true-formula([.FB$10]=TODAY())" style:apply-style-name="Today" style:base-cell-address="'Gantt Chart'.FB22"/>
      <style:map style:condition="is-true-formula(OR(WEEKDAY([.FB$10])=1;WEEKDAY([.FB$10])=7))" style:apply-style-name="Weekend" style:base-cell-address="'Gantt Chart'.FB22"/>
      <style:map style:condition="is-true-formula(ISNUMBER(MATCH([.FB$10];Holidays;0)))" style:apply-style-name="Holiday" style:base-cell-address="'Gantt Chart'.FB22"/>
    </style:style>
    <style:style style:name="ce878" style:family="table-cell" style:parent-style-name="Default">
      <style:table-cell-properties fo:border-bottom="0.06pt solid #dfdfdf" fo:border-left="none" fo:border-right="none" fo:border-top="0.06pt solid #dfdfdf"/>
      <style:map style:condition="is-true-formula([.FB$10]=TODAY())" style:apply-style-name="Today" style:base-cell-address="'Gantt Chart'.FB27"/>
      <style:map style:condition="is-true-formula(OR(WEEKDAY([.FB$10])=1;WEEKDAY([.FB$10])=7))" style:apply-style-name="Weekend" style:base-cell-address="'Gantt Chart'.FB27"/>
      <style:map style:condition="is-true-formula(ISNUMBER(MATCH([.FB$10];Holidays;0)))" style:apply-style-name="Holiday" style:base-cell-address="'Gantt Chart'.FB27"/>
    </style:style>
    <style:style style:name="ce879" style:family="table-cell" style:parent-style-name="Default">
      <style:table-cell-properties fo:border-bottom="0.06pt solid #dfdfdf" fo:border-left="none" fo:border-right="none" fo:border-top="0.06pt solid #dfdfdf"/>
      <style:map style:condition="is-true-formula([.FB$10]=TODAY())" style:apply-style-name="Today" style:base-cell-address="'Gantt Chart'.FB32"/>
      <style:map style:condition="is-true-formula(OR(WEEKDAY([.FB$10])=1;WEEKDAY([.FB$10])=7))" style:apply-style-name="Weekend" style:base-cell-address="'Gantt Chart'.FB32"/>
      <style:map style:condition="is-true-formula(ISNUMBER(MATCH([.FB$10];Holidays;0)))" style:apply-style-name="Holiday" style:base-cell-address="'Gantt Chart'.FB32"/>
    </style:style>
    <style:style style:name="ce880" style:family="table-cell" style:parent-style-name="Default">
      <style:table-cell-properties fo:border-bottom="0.06pt solid #dfdfdf" fo:border-left="none" fo:border-right="none" fo:border-top="0.06pt solid #dfdfdf"/>
      <style:map style:condition="is-true-formula([.FC$10]=TODAY())" style:apply-style-name="Today" style:base-cell-address="'Gantt Chart'.FC21"/>
      <style:map style:condition="is-true-formula(OR(WEEKDAY([.FC$10])=1;WEEKDAY([.FC$10])=7))" style:apply-style-name="Weekend" style:base-cell-address="'Gantt Chart'.FC21"/>
      <style:map style:condition="is-true-formula(ISNUMBER(MATCH([.FC$10];Holidays;0)))" style:apply-style-name="Holiday" style:base-cell-address="'Gantt Chart'.FC21"/>
    </style:style>
    <style:style style:name="ce881" style:family="table-cell" style:parent-style-name="Default">
      <style:table-cell-properties fo:border-bottom="0.06pt solid #dfdfdf" fo:border-left="none" fo:border-right="none" fo:border-top="0.06pt solid #dfdfdf"/>
      <style:map style:condition="is-true-formula([.FC$10]=TODAY())" style:apply-style-name="Today" style:base-cell-address="'Gantt Chart'.FC22"/>
      <style:map style:condition="is-true-formula(OR(WEEKDAY([.FC$10])=1;WEEKDAY([.FC$10])=7))" style:apply-style-name="Weekend" style:base-cell-address="'Gantt Chart'.FC22"/>
      <style:map style:condition="is-true-formula(ISNUMBER(MATCH([.FC$10];Holidays;0)))" style:apply-style-name="Holiday" style:base-cell-address="'Gantt Chart'.FC22"/>
    </style:style>
    <style:style style:name="ce882" style:family="table-cell" style:parent-style-name="Default">
      <style:table-cell-properties fo:border-bottom="0.06pt solid #dfdfdf" fo:border-left="none" fo:border-right="none" fo:border-top="0.06pt solid #dfdfdf"/>
      <style:map style:condition="is-true-formula([.FC$10]=TODAY())" style:apply-style-name="Today" style:base-cell-address="'Gantt Chart'.FC27"/>
      <style:map style:condition="is-true-formula(OR(WEEKDAY([.FC$10])=1;WEEKDAY([.FC$10])=7))" style:apply-style-name="Weekend" style:base-cell-address="'Gantt Chart'.FC27"/>
      <style:map style:condition="is-true-formula(ISNUMBER(MATCH([.FC$10];Holidays;0)))" style:apply-style-name="Holiday" style:base-cell-address="'Gantt Chart'.FC27"/>
    </style:style>
    <style:style style:name="ce883" style:family="table-cell" style:parent-style-name="Default">
      <style:table-cell-properties fo:border-bottom="0.06pt solid #dfdfdf" fo:border-left="none" fo:border-right="none" fo:border-top="0.06pt solid #dfdfdf"/>
      <style:map style:condition="is-true-formula([.FC$10]=TODAY())" style:apply-style-name="Today" style:base-cell-address="'Gantt Chart'.FC32"/>
      <style:map style:condition="is-true-formula(OR(WEEKDAY([.FC$10])=1;WEEKDAY([.FC$10])=7))" style:apply-style-name="Weekend" style:base-cell-address="'Gantt Chart'.FC32"/>
      <style:map style:condition="is-true-formula(ISNUMBER(MATCH([.FC$10];Holidays;0)))" style:apply-style-name="Holiday" style:base-cell-address="'Gantt Chart'.FC32"/>
    </style:style>
    <style:style style:name="ce884" style:family="table-cell" style:parent-style-name="Default">
      <style:table-cell-properties fo:border-bottom="0.06pt solid #dfdfdf" fo:border-left="none" fo:border-right="none" fo:border-top="0.06pt solid #dfdfdf"/>
      <style:map style:condition="is-true-formula([.FD$10]=TODAY())" style:apply-style-name="Today" style:base-cell-address="'Gantt Chart'.FD21"/>
      <style:map style:condition="is-true-formula(OR(WEEKDAY([.FD$10])=1;WEEKDAY([.FD$10])=7))" style:apply-style-name="Weekend" style:base-cell-address="'Gantt Chart'.FD21"/>
      <style:map style:condition="is-true-formula(ISNUMBER(MATCH([.FD$10];Holidays;0)))" style:apply-style-name="Holiday" style:base-cell-address="'Gantt Chart'.FD21"/>
    </style:style>
    <style:style style:name="ce885" style:family="table-cell" style:parent-style-name="Default">
      <style:table-cell-properties fo:border-bottom="0.06pt solid #dfdfdf" fo:border-left="none" fo:border-right="none" fo:border-top="0.06pt solid #dfdfdf"/>
      <style:map style:condition="is-true-formula([.FD$10]=TODAY())" style:apply-style-name="Today" style:base-cell-address="'Gantt Chart'.FD22"/>
      <style:map style:condition="is-true-formula(OR(WEEKDAY([.FD$10])=1;WEEKDAY([.FD$10])=7))" style:apply-style-name="Weekend" style:base-cell-address="'Gantt Chart'.FD22"/>
      <style:map style:condition="is-true-formula(ISNUMBER(MATCH([.FD$10];Holidays;0)))" style:apply-style-name="Holiday" style:base-cell-address="'Gantt Chart'.FD22"/>
    </style:style>
    <style:style style:name="ce886" style:family="table-cell" style:parent-style-name="Default">
      <style:table-cell-properties fo:border-bottom="0.06pt solid #dfdfdf" fo:border-left="none" fo:border-right="none" fo:border-top="0.06pt solid #dfdfdf"/>
      <style:map style:condition="is-true-formula([.FD$10]=TODAY())" style:apply-style-name="Today" style:base-cell-address="'Gantt Chart'.FD27"/>
      <style:map style:condition="is-true-formula(OR(WEEKDAY([.FD$10])=1;WEEKDAY([.FD$10])=7))" style:apply-style-name="Weekend" style:base-cell-address="'Gantt Chart'.FD27"/>
      <style:map style:condition="is-true-formula(ISNUMBER(MATCH([.FD$10];Holidays;0)))" style:apply-style-name="Holiday" style:base-cell-address="'Gantt Chart'.FD27"/>
    </style:style>
    <style:style style:name="ce887" style:family="table-cell" style:parent-style-name="Default">
      <style:table-cell-properties fo:border-bottom="0.06pt solid #dfdfdf" fo:border-left="none" fo:border-right="none" fo:border-top="0.06pt solid #dfdfdf"/>
      <style:map style:condition="is-true-formula([.FD$10]=TODAY())" style:apply-style-name="Today" style:base-cell-address="'Gantt Chart'.FD32"/>
      <style:map style:condition="is-true-formula(OR(WEEKDAY([.FD$10])=1;WEEKDAY([.FD$10])=7))" style:apply-style-name="Weekend" style:base-cell-address="'Gantt Chart'.FD32"/>
      <style:map style:condition="is-true-formula(ISNUMBER(MATCH([.FD$10];Holidays;0)))" style:apply-style-name="Holiday" style:base-cell-address="'Gantt Chart'.FD32"/>
    </style:style>
    <style:style style:name="ce888" style:family="table-cell" style:parent-style-name="Default">
      <style:table-cell-properties fo:border-bottom="0.06pt solid #dfdfdf" fo:border-left="none" fo:border-right="none" fo:border-top="0.06pt solid #dfdfdf"/>
      <style:map style:condition="is-true-formula([.FE$10]=TODAY())" style:apply-style-name="Today" style:base-cell-address="'Gantt Chart'.FE21"/>
      <style:map style:condition="is-true-formula(OR(WEEKDAY([.FE$10])=1;WEEKDAY([.FE$10])=7))" style:apply-style-name="Weekend" style:base-cell-address="'Gantt Chart'.FE21"/>
      <style:map style:condition="is-true-formula(ISNUMBER(MATCH([.FE$10];Holidays;0)))" style:apply-style-name="Holiday" style:base-cell-address="'Gantt Chart'.FE21"/>
    </style:style>
    <style:style style:name="ce889" style:family="table-cell" style:parent-style-name="Default">
      <style:table-cell-properties fo:border-bottom="0.06pt solid #dfdfdf" fo:border-left="none" fo:border-right="none" fo:border-top="0.06pt solid #dfdfdf"/>
      <style:map style:condition="is-true-formula([.FE$10]=TODAY())" style:apply-style-name="Today" style:base-cell-address="'Gantt Chart'.FE22"/>
      <style:map style:condition="is-true-formula(OR(WEEKDAY([.FE$10])=1;WEEKDAY([.FE$10])=7))" style:apply-style-name="Weekend" style:base-cell-address="'Gantt Chart'.FE22"/>
      <style:map style:condition="is-true-formula(ISNUMBER(MATCH([.FE$10];Holidays;0)))" style:apply-style-name="Holiday" style:base-cell-address="'Gantt Chart'.FE22"/>
    </style:style>
    <style:style style:name="ce890" style:family="table-cell" style:parent-style-name="Default">
      <style:table-cell-properties fo:border-bottom="0.06pt solid #dfdfdf" fo:border-left="none" fo:border-right="none" fo:border-top="0.06pt solid #dfdfdf"/>
      <style:map style:condition="is-true-formula([.FE$10]=TODAY())" style:apply-style-name="Today" style:base-cell-address="'Gantt Chart'.FE27"/>
      <style:map style:condition="is-true-formula(OR(WEEKDAY([.FE$10])=1;WEEKDAY([.FE$10])=7))" style:apply-style-name="Weekend" style:base-cell-address="'Gantt Chart'.FE27"/>
      <style:map style:condition="is-true-formula(ISNUMBER(MATCH([.FE$10];Holidays;0)))" style:apply-style-name="Holiday" style:base-cell-address="'Gantt Chart'.FE27"/>
    </style:style>
    <style:style style:name="ce891" style:family="table-cell" style:parent-style-name="Default">
      <style:table-cell-properties fo:border-bottom="0.06pt solid #dfdfdf" fo:border-left="none" fo:border-right="none" fo:border-top="0.06pt solid #dfdfdf"/>
      <style:map style:condition="is-true-formula([.FE$10]=TODAY())" style:apply-style-name="Today" style:base-cell-address="'Gantt Chart'.FE32"/>
      <style:map style:condition="is-true-formula(OR(WEEKDAY([.FE$10])=1;WEEKDAY([.FE$10])=7))" style:apply-style-name="Weekend" style:base-cell-address="'Gantt Chart'.FE32"/>
      <style:map style:condition="is-true-formula(ISNUMBER(MATCH([.FE$10];Holidays;0)))" style:apply-style-name="Holiday" style:base-cell-address="'Gantt Chart'.FE32"/>
    </style:style>
    <style:style style:name="ce892" style:family="table-cell" style:parent-style-name="Default">
      <style:table-cell-properties fo:border-bottom="0.06pt solid #dfdfdf" fo:border-left="none" fo:border-right="none" fo:border-top="0.06pt solid #dfdfdf"/>
      <style:map style:condition="is-true-formula([.FF$10]=TODAY())" style:apply-style-name="Today" style:base-cell-address="'Gantt Chart'.FF21"/>
      <style:map style:condition="is-true-formula(OR(WEEKDAY([.FF$10])=1;WEEKDAY([.FF$10])=7))" style:apply-style-name="Weekend" style:base-cell-address="'Gantt Chart'.FF21"/>
      <style:map style:condition="is-true-formula(ISNUMBER(MATCH([.FF$10];Holidays;0)))" style:apply-style-name="Holiday" style:base-cell-address="'Gantt Chart'.FF21"/>
    </style:style>
    <style:style style:name="ce893" style:family="table-cell" style:parent-style-name="Default">
      <style:table-cell-properties fo:border-bottom="0.06pt solid #dfdfdf" fo:border-left="none" fo:border-right="none" fo:border-top="0.06pt solid #dfdfdf"/>
      <style:map style:condition="is-true-formula([.FF$10]=TODAY())" style:apply-style-name="Today" style:base-cell-address="'Gantt Chart'.FF22"/>
      <style:map style:condition="is-true-formula(OR(WEEKDAY([.FF$10])=1;WEEKDAY([.FF$10])=7))" style:apply-style-name="Weekend" style:base-cell-address="'Gantt Chart'.FF22"/>
      <style:map style:condition="is-true-formula(ISNUMBER(MATCH([.FF$10];Holidays;0)))" style:apply-style-name="Holiday" style:base-cell-address="'Gantt Chart'.FF22"/>
    </style:style>
    <style:style style:name="ce894" style:family="table-cell" style:parent-style-name="Default">
      <style:table-cell-properties fo:border-bottom="0.06pt solid #dfdfdf" fo:border-left="none" fo:border-right="none" fo:border-top="0.06pt solid #dfdfdf"/>
      <style:map style:condition="is-true-formula([.FF$10]=TODAY())" style:apply-style-name="Today" style:base-cell-address="'Gantt Chart'.FF27"/>
      <style:map style:condition="is-true-formula(OR(WEEKDAY([.FF$10])=1;WEEKDAY([.FF$10])=7))" style:apply-style-name="Weekend" style:base-cell-address="'Gantt Chart'.FF27"/>
      <style:map style:condition="is-true-formula(ISNUMBER(MATCH([.FF$10];Holidays;0)))" style:apply-style-name="Holiday" style:base-cell-address="'Gantt Chart'.FF27"/>
    </style:style>
    <style:style style:name="ce895" style:family="table-cell" style:parent-style-name="Default">
      <style:table-cell-properties fo:border-bottom="0.06pt solid #dfdfdf" fo:border-left="none" fo:border-right="none" fo:border-top="0.06pt solid #dfdfdf"/>
      <style:map style:condition="is-true-formula([.FF$10]=TODAY())" style:apply-style-name="Today" style:base-cell-address="'Gantt Chart'.FF32"/>
      <style:map style:condition="is-true-formula(OR(WEEKDAY([.FF$10])=1;WEEKDAY([.FF$10])=7))" style:apply-style-name="Weekend" style:base-cell-address="'Gantt Chart'.FF32"/>
      <style:map style:condition="is-true-formula(ISNUMBER(MATCH([.FF$10];Holidays;0)))" style:apply-style-name="Holiday" style:base-cell-address="'Gantt Chart'.FF32"/>
    </style:style>
    <style:style style:name="ce896" style:family="table-cell" style:parent-style-name="Default">
      <style:table-cell-properties fo:border-bottom="0.06pt solid #dfdfdf" fo:border-left="none" fo:border-right="none" fo:border-top="0.06pt solid #dfdfdf"/>
      <style:map style:condition="is-true-formula([.FG$10]=TODAY())" style:apply-style-name="Today" style:base-cell-address="'Gantt Chart'.FG21"/>
      <style:map style:condition="is-true-formula(OR(WEEKDAY([.FG$10])=1;WEEKDAY([.FG$10])=7))" style:apply-style-name="Weekend" style:base-cell-address="'Gantt Chart'.FG21"/>
      <style:map style:condition="is-true-formula(ISNUMBER(MATCH([.FG$10];Holidays;0)))" style:apply-style-name="Holiday" style:base-cell-address="'Gantt Chart'.FG21"/>
    </style:style>
    <style:style style:name="ce897" style:family="table-cell" style:parent-style-name="Default">
      <style:table-cell-properties fo:border-bottom="0.06pt solid #dfdfdf" fo:border-left="none" fo:border-right="none" fo:border-top="0.06pt solid #dfdfdf"/>
      <style:map style:condition="is-true-formula([.FG$10]=TODAY())" style:apply-style-name="Today" style:base-cell-address="'Gantt Chart'.FG22"/>
      <style:map style:condition="is-true-formula(OR(WEEKDAY([.FG$10])=1;WEEKDAY([.FG$10])=7))" style:apply-style-name="Weekend" style:base-cell-address="'Gantt Chart'.FG22"/>
      <style:map style:condition="is-true-formula(ISNUMBER(MATCH([.FG$10];Holidays;0)))" style:apply-style-name="Holiday" style:base-cell-address="'Gantt Chart'.FG22"/>
    </style:style>
    <style:style style:name="ce898" style:family="table-cell" style:parent-style-name="Default">
      <style:table-cell-properties fo:border-bottom="0.06pt solid #dfdfdf" fo:border-left="none" fo:border-right="none" fo:border-top="0.06pt solid #dfdfdf"/>
      <style:map style:condition="is-true-formula([.FG$10]=TODAY())" style:apply-style-name="Today" style:base-cell-address="'Gantt Chart'.FG27"/>
      <style:map style:condition="is-true-formula(OR(WEEKDAY([.FG$10])=1;WEEKDAY([.FG$10])=7))" style:apply-style-name="Weekend" style:base-cell-address="'Gantt Chart'.FG27"/>
      <style:map style:condition="is-true-formula(ISNUMBER(MATCH([.FG$10];Holidays;0)))" style:apply-style-name="Holiday" style:base-cell-address="'Gantt Chart'.FG27"/>
    </style:style>
    <style:style style:name="ce899" style:family="table-cell" style:parent-style-name="Default">
      <style:table-cell-properties fo:border-bottom="0.06pt solid #dfdfdf" fo:border-left="none" fo:border-right="none" fo:border-top="0.06pt solid #dfdfdf"/>
      <style:map style:condition="is-true-formula([.FG$10]=TODAY())" style:apply-style-name="Today" style:base-cell-address="'Gantt Chart'.FG32"/>
      <style:map style:condition="is-true-formula(OR(WEEKDAY([.FG$10])=1;WEEKDAY([.FG$10])=7))" style:apply-style-name="Weekend" style:base-cell-address="'Gantt Chart'.FG32"/>
      <style:map style:condition="is-true-formula(ISNUMBER(MATCH([.FG$10];Holidays;0)))" style:apply-style-name="Holiday" style:base-cell-address="'Gantt Chart'.FG32"/>
    </style:style>
    <style:style style:name="ce900" style:family="table-cell" style:parent-style-name="Default">
      <style:table-cell-properties fo:border-bottom="0.06pt solid #dfdfdf" fo:border-left="none" fo:border-right="none" fo:border-top="0.06pt solid #dfdfdf"/>
      <style:map style:condition="is-true-formula([.FH$10]=TODAY())" style:apply-style-name="Today" style:base-cell-address="'Gantt Chart'.FH21"/>
      <style:map style:condition="is-true-formula(OR(WEEKDAY([.FH$10])=1;WEEKDAY([.FH$10])=7))" style:apply-style-name="Weekend" style:base-cell-address="'Gantt Chart'.FH21"/>
      <style:map style:condition="is-true-formula(ISNUMBER(MATCH([.FH$10];Holidays;0)))" style:apply-style-name="Holiday" style:base-cell-address="'Gantt Chart'.FH21"/>
    </style:style>
    <style:style style:name="ce901" style:family="table-cell" style:parent-style-name="Default">
      <style:table-cell-properties fo:border-bottom="0.06pt solid #dfdfdf" fo:border-left="none" fo:border-right="none" fo:border-top="0.06pt solid #dfdfdf"/>
      <style:map style:condition="is-true-formula([.FH$10]=TODAY())" style:apply-style-name="Today" style:base-cell-address="'Gantt Chart'.FH22"/>
      <style:map style:condition="is-true-formula(OR(WEEKDAY([.FH$10])=1;WEEKDAY([.FH$10])=7))" style:apply-style-name="Weekend" style:base-cell-address="'Gantt Chart'.FH22"/>
      <style:map style:condition="is-true-formula(ISNUMBER(MATCH([.FH$10];Holidays;0)))" style:apply-style-name="Holiday" style:base-cell-address="'Gantt Chart'.FH22"/>
    </style:style>
    <style:style style:name="ce902" style:family="table-cell" style:parent-style-name="Default">
      <style:table-cell-properties fo:border-bottom="0.06pt solid #dfdfdf" fo:border-left="none" fo:border-right="none" fo:border-top="0.06pt solid #dfdfdf"/>
      <style:map style:condition="is-true-formula([.FH$10]=TODAY())" style:apply-style-name="Today" style:base-cell-address="'Gantt Chart'.FH27"/>
      <style:map style:condition="is-true-formula(OR(WEEKDAY([.FH$10])=1;WEEKDAY([.FH$10])=7))" style:apply-style-name="Weekend" style:base-cell-address="'Gantt Chart'.FH27"/>
      <style:map style:condition="is-true-formula(ISNUMBER(MATCH([.FH$10];Holidays;0)))" style:apply-style-name="Holiday" style:base-cell-address="'Gantt Chart'.FH27"/>
    </style:style>
    <style:style style:name="ce903" style:family="table-cell" style:parent-style-name="Default">
      <style:table-cell-properties fo:border-bottom="0.06pt solid #dfdfdf" fo:border-left="none" fo:border-right="none" fo:border-top="0.06pt solid #dfdfdf"/>
      <style:map style:condition="is-true-formula([.FH$10]=TODAY())" style:apply-style-name="Today" style:base-cell-address="'Gantt Chart'.FH32"/>
      <style:map style:condition="is-true-formula(OR(WEEKDAY([.FH$10])=1;WEEKDAY([.FH$10])=7))" style:apply-style-name="Weekend" style:base-cell-address="'Gantt Chart'.FH32"/>
      <style:map style:condition="is-true-formula(ISNUMBER(MATCH([.FH$10];Holidays;0)))" style:apply-style-name="Holiday" style:base-cell-address="'Gantt Chart'.FH32"/>
    </style:style>
    <style:style style:name="ce904" style:family="table-cell" style:parent-style-name="Default">
      <style:table-cell-properties fo:border-bottom="0.06pt solid #dfdfdf" fo:border-left="none" fo:border-right="none" fo:border-top="0.06pt solid #dfdfdf"/>
      <style:map style:condition="is-true-formula([.FI$10]=TODAY())" style:apply-style-name="Today" style:base-cell-address="'Gantt Chart'.FI21"/>
      <style:map style:condition="is-true-formula(OR(WEEKDAY([.FI$10])=1;WEEKDAY([.FI$10])=7))" style:apply-style-name="Weekend" style:base-cell-address="'Gantt Chart'.FI21"/>
      <style:map style:condition="is-true-formula(ISNUMBER(MATCH([.FI$10];Holidays;0)))" style:apply-style-name="Holiday" style:base-cell-address="'Gantt Chart'.FI21"/>
    </style:style>
    <style:style style:name="ce905" style:family="table-cell" style:parent-style-name="Default">
      <style:table-cell-properties fo:border-bottom="0.06pt solid #dfdfdf" fo:border-left="none" fo:border-right="none" fo:border-top="0.06pt solid #dfdfdf"/>
      <style:map style:condition="is-true-formula([.FI$10]=TODAY())" style:apply-style-name="Today" style:base-cell-address="'Gantt Chart'.FI22"/>
      <style:map style:condition="is-true-formula(OR(WEEKDAY([.FI$10])=1;WEEKDAY([.FI$10])=7))" style:apply-style-name="Weekend" style:base-cell-address="'Gantt Chart'.FI22"/>
      <style:map style:condition="is-true-formula(ISNUMBER(MATCH([.FI$10];Holidays;0)))" style:apply-style-name="Holiday" style:base-cell-address="'Gantt Chart'.FI22"/>
    </style:style>
    <style:style style:name="ce906" style:family="table-cell" style:parent-style-name="Default">
      <style:table-cell-properties fo:border-bottom="0.06pt solid #dfdfdf" fo:border-left="none" fo:border-right="none" fo:border-top="0.06pt solid #dfdfdf"/>
      <style:map style:condition="is-true-formula([.FI$10]=TODAY())" style:apply-style-name="Today" style:base-cell-address="'Gantt Chart'.FI27"/>
      <style:map style:condition="is-true-formula(OR(WEEKDAY([.FI$10])=1;WEEKDAY([.FI$10])=7))" style:apply-style-name="Weekend" style:base-cell-address="'Gantt Chart'.FI27"/>
      <style:map style:condition="is-true-formula(ISNUMBER(MATCH([.FI$10];Holidays;0)))" style:apply-style-name="Holiday" style:base-cell-address="'Gantt Chart'.FI27"/>
    </style:style>
    <style:style style:name="ce907" style:family="table-cell" style:parent-style-name="Default">
      <style:table-cell-properties fo:border-bottom="0.06pt solid #dfdfdf" fo:border-left="none" fo:border-right="none" fo:border-top="0.06pt solid #dfdfdf"/>
      <style:map style:condition="is-true-formula([.FI$10]=TODAY())" style:apply-style-name="Today" style:base-cell-address="'Gantt Chart'.FI32"/>
      <style:map style:condition="is-true-formula(OR(WEEKDAY([.FI$10])=1;WEEKDAY([.FI$10])=7))" style:apply-style-name="Weekend" style:base-cell-address="'Gantt Chart'.FI32"/>
      <style:map style:condition="is-true-formula(ISNUMBER(MATCH([.FI$10];Holidays;0)))" style:apply-style-name="Holiday" style:base-cell-address="'Gantt Chart'.FI32"/>
    </style:style>
    <style:style style:name="ce908" style:family="table-cell" style:parent-style-name="Default">
      <style:table-cell-properties fo:border-bottom="0.06pt solid #dfdfdf" fo:border-left="none" fo:border-right="none" fo:border-top="0.06pt solid #dfdfdf"/>
      <style:map style:condition="is-true-formula([.FJ$10]=TODAY())" style:apply-style-name="Today" style:base-cell-address="'Gantt Chart'.FJ21"/>
      <style:map style:condition="is-true-formula(OR(WEEKDAY([.FJ$10])=1;WEEKDAY([.FJ$10])=7))" style:apply-style-name="Weekend" style:base-cell-address="'Gantt Chart'.FJ21"/>
      <style:map style:condition="is-true-formula(ISNUMBER(MATCH([.FJ$10];Holidays;0)))" style:apply-style-name="Holiday" style:base-cell-address="'Gantt Chart'.FJ21"/>
    </style:style>
    <style:style style:name="ce909" style:family="table-cell" style:parent-style-name="Default">
      <style:table-cell-properties fo:border-bottom="0.06pt solid #dfdfdf" fo:border-left="none" fo:border-right="none" fo:border-top="0.06pt solid #dfdfdf"/>
      <style:map style:condition="is-true-formula([.FJ$10]=TODAY())" style:apply-style-name="Today" style:base-cell-address="'Gantt Chart'.FJ22"/>
      <style:map style:condition="is-true-formula(OR(WEEKDAY([.FJ$10])=1;WEEKDAY([.FJ$10])=7))" style:apply-style-name="Weekend" style:base-cell-address="'Gantt Chart'.FJ22"/>
      <style:map style:condition="is-true-formula(ISNUMBER(MATCH([.FJ$10];Holidays;0)))" style:apply-style-name="Holiday" style:base-cell-address="'Gantt Chart'.FJ22"/>
    </style:style>
    <style:style style:name="ce910" style:family="table-cell" style:parent-style-name="Default">
      <style:table-cell-properties fo:border-bottom="0.06pt solid #dfdfdf" fo:border-left="none" fo:border-right="none" fo:border-top="0.06pt solid #dfdfdf"/>
      <style:map style:condition="is-true-formula([.FJ$10]=TODAY())" style:apply-style-name="Today" style:base-cell-address="'Gantt Chart'.FJ27"/>
      <style:map style:condition="is-true-formula(OR(WEEKDAY([.FJ$10])=1;WEEKDAY([.FJ$10])=7))" style:apply-style-name="Weekend" style:base-cell-address="'Gantt Chart'.FJ27"/>
      <style:map style:condition="is-true-formula(ISNUMBER(MATCH([.FJ$10];Holidays;0)))" style:apply-style-name="Holiday" style:base-cell-address="'Gantt Chart'.FJ27"/>
    </style:style>
    <style:style style:name="ce911" style:family="table-cell" style:parent-style-name="Default">
      <style:table-cell-properties fo:border-bottom="0.06pt solid #dfdfdf" fo:border-left="none" fo:border-right="none" fo:border-top="0.06pt solid #dfdfdf"/>
      <style:map style:condition="is-true-formula([.FJ$10]=TODAY())" style:apply-style-name="Today" style:base-cell-address="'Gantt Chart'.FJ32"/>
      <style:map style:condition="is-true-formula(OR(WEEKDAY([.FJ$10])=1;WEEKDAY([.FJ$10])=7))" style:apply-style-name="Weekend" style:base-cell-address="'Gantt Chart'.FJ32"/>
      <style:map style:condition="is-true-formula(ISNUMBER(MATCH([.FJ$10];Holidays;0)))" style:apply-style-name="Holiday" style:base-cell-address="'Gantt Chart'.FJ32"/>
    </style:style>
    <style:style style:name="ce912" style:family="table-cell" style:parent-style-name="Default">
      <style:table-cell-properties fo:border-bottom="0.06pt solid #dfdfdf" fo:border-left="none" fo:border-right="none" fo:border-top="0.06pt solid #dfdfdf"/>
      <style:map style:condition="is-true-formula([.FK$10]=TODAY())" style:apply-style-name="Today" style:base-cell-address="'Gantt Chart'.FK21"/>
      <style:map style:condition="is-true-formula(OR(WEEKDAY([.FK$10])=1;WEEKDAY([.FK$10])=7))" style:apply-style-name="Weekend" style:base-cell-address="'Gantt Chart'.FK21"/>
      <style:map style:condition="is-true-formula(ISNUMBER(MATCH([.FK$10];Holidays;0)))" style:apply-style-name="Holiday" style:base-cell-address="'Gantt Chart'.FK21"/>
    </style:style>
    <style:style style:name="ce913" style:family="table-cell" style:parent-style-name="Default">
      <style:table-cell-properties fo:border-bottom="0.06pt solid #dfdfdf" fo:border-left="none" fo:border-right="none" fo:border-top="0.06pt solid #dfdfdf"/>
      <style:map style:condition="is-true-formula([.FK$10]=TODAY())" style:apply-style-name="Today" style:base-cell-address="'Gantt Chart'.FK22"/>
      <style:map style:condition="is-true-formula(OR(WEEKDAY([.FK$10])=1;WEEKDAY([.FK$10])=7))" style:apply-style-name="Weekend" style:base-cell-address="'Gantt Chart'.FK22"/>
      <style:map style:condition="is-true-formula(ISNUMBER(MATCH([.FK$10];Holidays;0)))" style:apply-style-name="Holiday" style:base-cell-address="'Gantt Chart'.FK22"/>
    </style:style>
    <style:style style:name="ce914" style:family="table-cell" style:parent-style-name="Default">
      <style:table-cell-properties fo:border-bottom="0.06pt solid #dfdfdf" fo:border-left="none" fo:border-right="none" fo:border-top="0.06pt solid #dfdfdf"/>
      <style:map style:condition="is-true-formula([.FK$10]=TODAY())" style:apply-style-name="Today" style:base-cell-address="'Gantt Chart'.FK27"/>
      <style:map style:condition="is-true-formula(OR(WEEKDAY([.FK$10])=1;WEEKDAY([.FK$10])=7))" style:apply-style-name="Weekend" style:base-cell-address="'Gantt Chart'.FK27"/>
      <style:map style:condition="is-true-formula(ISNUMBER(MATCH([.FK$10];Holidays;0)))" style:apply-style-name="Holiday" style:base-cell-address="'Gantt Chart'.FK27"/>
    </style:style>
    <style:style style:name="ce915" style:family="table-cell" style:parent-style-name="Default">
      <style:table-cell-properties fo:border-bottom="0.06pt solid #dfdfdf" fo:border-left="none" fo:border-right="none" fo:border-top="0.06pt solid #dfdfdf"/>
      <style:map style:condition="is-true-formula([.FK$10]=TODAY())" style:apply-style-name="Today" style:base-cell-address="'Gantt Chart'.FK32"/>
      <style:map style:condition="is-true-formula(OR(WEEKDAY([.FK$10])=1;WEEKDAY([.FK$10])=7))" style:apply-style-name="Weekend" style:base-cell-address="'Gantt Chart'.FK32"/>
      <style:map style:condition="is-true-formula(ISNUMBER(MATCH([.FK$10];Holidays;0)))" style:apply-style-name="Holiday" style:base-cell-address="'Gantt Chart'.FK32"/>
    </style:style>
    <style:style style:name="ce916" style:family="table-cell" style:parent-style-name="Default">
      <style:table-cell-properties fo:border-bottom="0.06pt solid #dfdfdf" fo:border-left="none" fo:border-right="none" fo:border-top="0.06pt solid #dfdfdf"/>
      <style:map style:condition="is-true-formula([.FL$10]=TODAY())" style:apply-style-name="Today" style:base-cell-address="'Gantt Chart'.FL21"/>
      <style:map style:condition="is-true-formula(OR(WEEKDAY([.FL$10])=1;WEEKDAY([.FL$10])=7))" style:apply-style-name="Weekend" style:base-cell-address="'Gantt Chart'.FL21"/>
      <style:map style:condition="is-true-formula(ISNUMBER(MATCH([.FL$10];Holidays;0)))" style:apply-style-name="Holiday" style:base-cell-address="'Gantt Chart'.FL21"/>
    </style:style>
    <style:style style:name="ce917" style:family="table-cell" style:parent-style-name="Default">
      <style:table-cell-properties fo:border-bottom="0.06pt solid #dfdfdf" fo:border-left="none" fo:border-right="none" fo:border-top="0.06pt solid #dfdfdf"/>
      <style:map style:condition="is-true-formula([.FL$10]=TODAY())" style:apply-style-name="Today" style:base-cell-address="'Gantt Chart'.FL22"/>
      <style:map style:condition="is-true-formula(OR(WEEKDAY([.FL$10])=1;WEEKDAY([.FL$10])=7))" style:apply-style-name="Weekend" style:base-cell-address="'Gantt Chart'.FL22"/>
      <style:map style:condition="is-true-formula(ISNUMBER(MATCH([.FL$10];Holidays;0)))" style:apply-style-name="Holiday" style:base-cell-address="'Gantt Chart'.FL22"/>
    </style:style>
    <style:style style:name="ce918" style:family="table-cell" style:parent-style-name="Default">
      <style:table-cell-properties fo:border-bottom="0.06pt solid #dfdfdf" fo:border-left="none" fo:border-right="none" fo:border-top="0.06pt solid #dfdfdf"/>
      <style:map style:condition="is-true-formula([.FL$10]=TODAY())" style:apply-style-name="Today" style:base-cell-address="'Gantt Chart'.FL27"/>
      <style:map style:condition="is-true-formula(OR(WEEKDAY([.FL$10])=1;WEEKDAY([.FL$10])=7))" style:apply-style-name="Weekend" style:base-cell-address="'Gantt Chart'.FL27"/>
      <style:map style:condition="is-true-formula(ISNUMBER(MATCH([.FL$10];Holidays;0)))" style:apply-style-name="Holiday" style:base-cell-address="'Gantt Chart'.FL27"/>
    </style:style>
    <style:style style:name="ce919" style:family="table-cell" style:parent-style-name="Default">
      <style:table-cell-properties fo:border-bottom="0.06pt solid #dfdfdf" fo:border-left="none" fo:border-right="none" fo:border-top="0.06pt solid #dfdfdf"/>
      <style:map style:condition="is-true-formula([.FL$10]=TODAY())" style:apply-style-name="Today" style:base-cell-address="'Gantt Chart'.FL32"/>
      <style:map style:condition="is-true-formula(OR(WEEKDAY([.FL$10])=1;WEEKDAY([.FL$10])=7))" style:apply-style-name="Weekend" style:base-cell-address="'Gantt Chart'.FL32"/>
      <style:map style:condition="is-true-formula(ISNUMBER(MATCH([.FL$10];Holidays;0)))" style:apply-style-name="Holiday" style:base-cell-address="'Gantt Chart'.FL32"/>
    </style:style>
    <style:style style:name="ce920" style:family="table-cell" style:parent-style-name="Default">
      <style:table-cell-properties fo:border-bottom="0.06pt solid #dfdfdf" fo:border-left="none" fo:border-right="none" fo:border-top="0.06pt solid #dfdfdf"/>
      <style:map style:condition="is-true-formula([.FM$10]=TODAY())" style:apply-style-name="Today" style:base-cell-address="'Gantt Chart'.FM21"/>
      <style:map style:condition="is-true-formula(OR(WEEKDAY([.FM$10])=1;WEEKDAY([.FM$10])=7))" style:apply-style-name="Weekend" style:base-cell-address="'Gantt Chart'.FM21"/>
      <style:map style:condition="is-true-formula(ISNUMBER(MATCH([.FM$10];Holidays;0)))" style:apply-style-name="Holiday" style:base-cell-address="'Gantt Chart'.FM21"/>
    </style:style>
    <style:style style:name="ce921" style:family="table-cell" style:parent-style-name="Default">
      <style:table-cell-properties fo:border-bottom="0.06pt solid #dfdfdf" fo:border-left="none" fo:border-right="none" fo:border-top="0.06pt solid #dfdfdf"/>
      <style:map style:condition="is-true-formula([.FM$10]=TODAY())" style:apply-style-name="Today" style:base-cell-address="'Gantt Chart'.FM22"/>
      <style:map style:condition="is-true-formula(OR(WEEKDAY([.FM$10])=1;WEEKDAY([.FM$10])=7))" style:apply-style-name="Weekend" style:base-cell-address="'Gantt Chart'.FM22"/>
      <style:map style:condition="is-true-formula(ISNUMBER(MATCH([.FM$10];Holidays;0)))" style:apply-style-name="Holiday" style:base-cell-address="'Gantt Chart'.FM22"/>
    </style:style>
    <style:style style:name="ce922" style:family="table-cell" style:parent-style-name="Default">
      <style:table-cell-properties fo:border-bottom="0.06pt solid #dfdfdf" fo:border-left="none" fo:border-right="none" fo:border-top="0.06pt solid #dfdfdf"/>
      <style:map style:condition="is-true-formula([.FM$10]=TODAY())" style:apply-style-name="Today" style:base-cell-address="'Gantt Chart'.FM27"/>
      <style:map style:condition="is-true-formula(OR(WEEKDAY([.FM$10])=1;WEEKDAY([.FM$10])=7))" style:apply-style-name="Weekend" style:base-cell-address="'Gantt Chart'.FM27"/>
      <style:map style:condition="is-true-formula(ISNUMBER(MATCH([.FM$10];Holidays;0)))" style:apply-style-name="Holiday" style:base-cell-address="'Gantt Chart'.FM27"/>
    </style:style>
    <style:style style:name="ce923" style:family="table-cell" style:parent-style-name="Default">
      <style:table-cell-properties fo:border-bottom="0.06pt solid #dfdfdf" fo:border-left="none" fo:border-right="none" fo:border-top="0.06pt solid #dfdfdf"/>
      <style:map style:condition="is-true-formula([.FM$10]=TODAY())" style:apply-style-name="Today" style:base-cell-address="'Gantt Chart'.FM32"/>
      <style:map style:condition="is-true-formula(OR(WEEKDAY([.FM$10])=1;WEEKDAY([.FM$10])=7))" style:apply-style-name="Weekend" style:base-cell-address="'Gantt Chart'.FM32"/>
      <style:map style:condition="is-true-formula(ISNUMBER(MATCH([.FM$10];Holidays;0)))" style:apply-style-name="Holiday" style:base-cell-address="'Gantt Chart'.FM32"/>
    </style:style>
    <style:style style:name="ce924" style:family="table-cell" style:parent-style-name="Default">
      <style:table-cell-properties fo:border-bottom="0.06pt solid #dfdfdf" fo:border-left="none" fo:border-right="none" fo:border-top="0.06pt solid #dfdfdf"/>
      <style:map style:condition="is-true-formula([.FN$10]=TODAY())" style:apply-style-name="Today" style:base-cell-address="'Gantt Chart'.FN21"/>
      <style:map style:condition="is-true-formula(OR(WEEKDAY([.FN$10])=1;WEEKDAY([.FN$10])=7))" style:apply-style-name="Weekend" style:base-cell-address="'Gantt Chart'.FN21"/>
      <style:map style:condition="is-true-formula(ISNUMBER(MATCH([.FN$10];Holidays;0)))" style:apply-style-name="Holiday" style:base-cell-address="'Gantt Chart'.FN21"/>
    </style:style>
    <style:style style:name="ce925" style:family="table-cell" style:parent-style-name="Default">
      <style:table-cell-properties fo:border-bottom="0.06pt solid #dfdfdf" fo:border-left="none" fo:border-right="none" fo:border-top="0.06pt solid #dfdfdf"/>
      <style:map style:condition="is-true-formula([.FN$10]=TODAY())" style:apply-style-name="Today" style:base-cell-address="'Gantt Chart'.FN22"/>
      <style:map style:condition="is-true-formula(OR(WEEKDAY([.FN$10])=1;WEEKDAY([.FN$10])=7))" style:apply-style-name="Weekend" style:base-cell-address="'Gantt Chart'.FN22"/>
      <style:map style:condition="is-true-formula(ISNUMBER(MATCH([.FN$10];Holidays;0)))" style:apply-style-name="Holiday" style:base-cell-address="'Gantt Chart'.FN22"/>
    </style:style>
    <style:style style:name="ce926" style:family="table-cell" style:parent-style-name="Default">
      <style:table-cell-properties fo:border-bottom="0.06pt solid #dfdfdf" fo:border-left="none" fo:border-right="none" fo:border-top="0.06pt solid #dfdfdf"/>
      <style:map style:condition="is-true-formula([.FN$10]=TODAY())" style:apply-style-name="Today" style:base-cell-address="'Gantt Chart'.FN27"/>
      <style:map style:condition="is-true-formula(OR(WEEKDAY([.FN$10])=1;WEEKDAY([.FN$10])=7))" style:apply-style-name="Weekend" style:base-cell-address="'Gantt Chart'.FN27"/>
      <style:map style:condition="is-true-formula(ISNUMBER(MATCH([.FN$10];Holidays;0)))" style:apply-style-name="Holiday" style:base-cell-address="'Gantt Chart'.FN27"/>
    </style:style>
    <style:style style:name="ce927" style:family="table-cell" style:parent-style-name="Default">
      <style:table-cell-properties fo:border-bottom="0.06pt solid #dfdfdf" fo:border-left="none" fo:border-right="none" fo:border-top="0.06pt solid #dfdfdf"/>
      <style:map style:condition="is-true-formula([.FN$10]=TODAY())" style:apply-style-name="Today" style:base-cell-address="'Gantt Chart'.FN32"/>
      <style:map style:condition="is-true-formula(OR(WEEKDAY([.FN$10])=1;WEEKDAY([.FN$10])=7))" style:apply-style-name="Weekend" style:base-cell-address="'Gantt Chart'.FN32"/>
      <style:map style:condition="is-true-formula(ISNUMBER(MATCH([.FN$10];Holidays;0)))" style:apply-style-name="Holiday" style:base-cell-address="'Gantt Chart'.FN32"/>
    </style:style>
    <style:style style:name="ce928" style:family="table-cell" style:parent-style-name="Default">
      <style:table-cell-properties fo:border-bottom="0.06pt solid #dfdfdf" fo:border-left="none" fo:border-right="none" fo:border-top="0.06pt solid #dfdfdf"/>
      <style:map style:condition="is-true-formula([.FO$10]=TODAY())" style:apply-style-name="Today" style:base-cell-address="'Gantt Chart'.FO21"/>
      <style:map style:condition="is-true-formula(OR(WEEKDAY([.FO$10])=1;WEEKDAY([.FO$10])=7))" style:apply-style-name="Weekend" style:base-cell-address="'Gantt Chart'.FO21"/>
      <style:map style:condition="is-true-formula(ISNUMBER(MATCH([.FO$10];Holidays;0)))" style:apply-style-name="Holiday" style:base-cell-address="'Gantt Chart'.FO21"/>
    </style:style>
    <style:style style:name="ce929" style:family="table-cell" style:parent-style-name="Default">
      <style:table-cell-properties fo:border-bottom="0.06pt solid #dfdfdf" fo:border-left="none" fo:border-right="none" fo:border-top="0.06pt solid #dfdfdf"/>
      <style:map style:condition="is-true-formula([.FO$10]=TODAY())" style:apply-style-name="Today" style:base-cell-address="'Gantt Chart'.FO22"/>
      <style:map style:condition="is-true-formula(OR(WEEKDAY([.FO$10])=1;WEEKDAY([.FO$10])=7))" style:apply-style-name="Weekend" style:base-cell-address="'Gantt Chart'.FO22"/>
      <style:map style:condition="is-true-formula(ISNUMBER(MATCH([.FO$10];Holidays;0)))" style:apply-style-name="Holiday" style:base-cell-address="'Gantt Chart'.FO22"/>
    </style:style>
    <style:style style:name="ce930" style:family="table-cell" style:parent-style-name="Default">
      <style:table-cell-properties fo:border-bottom="0.06pt solid #dfdfdf" fo:border-left="none" fo:border-right="none" fo:border-top="0.06pt solid #dfdfdf"/>
      <style:map style:condition="is-true-formula([.FO$10]=TODAY())" style:apply-style-name="Today" style:base-cell-address="'Gantt Chart'.FO27"/>
      <style:map style:condition="is-true-formula(OR(WEEKDAY([.FO$10])=1;WEEKDAY([.FO$10])=7))" style:apply-style-name="Weekend" style:base-cell-address="'Gantt Chart'.FO27"/>
      <style:map style:condition="is-true-formula(ISNUMBER(MATCH([.FO$10];Holidays;0)))" style:apply-style-name="Holiday" style:base-cell-address="'Gantt Chart'.FO27"/>
    </style:style>
    <style:style style:name="ce931" style:family="table-cell" style:parent-style-name="Default">
      <style:table-cell-properties fo:border-bottom="0.06pt solid #dfdfdf" fo:border-left="none" fo:border-right="none" fo:border-top="0.06pt solid #dfdfdf"/>
      <style:map style:condition="is-true-formula([.FO$10]=TODAY())" style:apply-style-name="Today" style:base-cell-address="'Gantt Chart'.FO32"/>
      <style:map style:condition="is-true-formula(OR(WEEKDAY([.FO$10])=1;WEEKDAY([.FO$10])=7))" style:apply-style-name="Weekend" style:base-cell-address="'Gantt Chart'.FO32"/>
      <style:map style:condition="is-true-formula(ISNUMBER(MATCH([.FO$10];Holidays;0)))" style:apply-style-name="Holiday" style:base-cell-address="'Gantt Chart'.FO32"/>
    </style:style>
    <style:style style:name="ce932" style:family="table-cell" style:parent-style-name="Default">
      <style:table-cell-properties fo:border-bottom="0.06pt solid #dfdfdf" fo:border-left="none" fo:border-right="none" fo:border-top="0.06pt solid #dfdfdf"/>
      <style:map style:condition="is-true-formula([.FP$10]=TODAY())" style:apply-style-name="Today" style:base-cell-address="'Gantt Chart'.FP21"/>
      <style:map style:condition="is-true-formula(OR(WEEKDAY([.FP$10])=1;WEEKDAY([.FP$10])=7))" style:apply-style-name="Weekend" style:base-cell-address="'Gantt Chart'.FP21"/>
      <style:map style:condition="is-true-formula(ISNUMBER(MATCH([.FP$10];Holidays;0)))" style:apply-style-name="Holiday" style:base-cell-address="'Gantt Chart'.FP21"/>
    </style:style>
    <style:style style:name="ce933" style:family="table-cell" style:parent-style-name="Default">
      <style:table-cell-properties fo:border-bottom="0.06pt solid #dfdfdf" fo:border-left="none" fo:border-right="none" fo:border-top="0.06pt solid #dfdfdf"/>
      <style:map style:condition="is-true-formula([.FP$10]=TODAY())" style:apply-style-name="Today" style:base-cell-address="'Gantt Chart'.FP22"/>
      <style:map style:condition="is-true-formula(OR(WEEKDAY([.FP$10])=1;WEEKDAY([.FP$10])=7))" style:apply-style-name="Weekend" style:base-cell-address="'Gantt Chart'.FP22"/>
      <style:map style:condition="is-true-formula(ISNUMBER(MATCH([.FP$10];Holidays;0)))" style:apply-style-name="Holiday" style:base-cell-address="'Gantt Chart'.FP22"/>
    </style:style>
    <style:style style:name="ce934" style:family="table-cell" style:parent-style-name="Default">
      <style:table-cell-properties fo:border-bottom="0.06pt solid #dfdfdf" fo:border-left="none" fo:border-right="none" fo:border-top="0.06pt solid #dfdfdf"/>
      <style:map style:condition="is-true-formula([.FP$10]=TODAY())" style:apply-style-name="Today" style:base-cell-address="'Gantt Chart'.FP27"/>
      <style:map style:condition="is-true-formula(OR(WEEKDAY([.FP$10])=1;WEEKDAY([.FP$10])=7))" style:apply-style-name="Weekend" style:base-cell-address="'Gantt Chart'.FP27"/>
      <style:map style:condition="is-true-formula(ISNUMBER(MATCH([.FP$10];Holidays;0)))" style:apply-style-name="Holiday" style:base-cell-address="'Gantt Chart'.FP27"/>
    </style:style>
    <style:style style:name="ce935" style:family="table-cell" style:parent-style-name="Default">
      <style:table-cell-properties fo:border-bottom="0.06pt solid #dfdfdf" fo:border-left="none" fo:border-right="none" fo:border-top="0.06pt solid #dfdfdf"/>
      <style:map style:condition="is-true-formula([.FP$10]=TODAY())" style:apply-style-name="Today" style:base-cell-address="'Gantt Chart'.FP32"/>
      <style:map style:condition="is-true-formula(OR(WEEKDAY([.FP$10])=1;WEEKDAY([.FP$10])=7))" style:apply-style-name="Weekend" style:base-cell-address="'Gantt Chart'.FP32"/>
      <style:map style:condition="is-true-formula(ISNUMBER(MATCH([.FP$10];Holidays;0)))" style:apply-style-name="Holiday" style:base-cell-address="'Gantt Chart'.FP32"/>
    </style:style>
    <style:style style:name="ce936" style:family="table-cell" style:parent-style-name="Default">
      <style:table-cell-properties fo:border-bottom="0.06pt solid #dfdfdf" fo:border-left="none" fo:border-right="none" fo:border-top="0.06pt solid #dfdfdf"/>
      <style:map style:condition="is-true-formula([.FQ$10]=TODAY())" style:apply-style-name="Today" style:base-cell-address="'Gantt Chart'.FQ21"/>
      <style:map style:condition="is-true-formula(OR(WEEKDAY([.FQ$10])=1;WEEKDAY([.FQ$10])=7))" style:apply-style-name="Weekend" style:base-cell-address="'Gantt Chart'.FQ21"/>
      <style:map style:condition="is-true-formula(ISNUMBER(MATCH([.FQ$10];Holidays;0)))" style:apply-style-name="Holiday" style:base-cell-address="'Gantt Chart'.FQ21"/>
    </style:style>
    <style:style style:name="ce937" style:family="table-cell" style:parent-style-name="Default">
      <style:table-cell-properties fo:border-bottom="0.06pt solid #dfdfdf" fo:border-left="none" fo:border-right="none" fo:border-top="0.06pt solid #dfdfdf"/>
      <style:map style:condition="is-true-formula([.FQ$10]=TODAY())" style:apply-style-name="Today" style:base-cell-address="'Gantt Chart'.FQ22"/>
      <style:map style:condition="is-true-formula(OR(WEEKDAY([.FQ$10])=1;WEEKDAY([.FQ$10])=7))" style:apply-style-name="Weekend" style:base-cell-address="'Gantt Chart'.FQ22"/>
      <style:map style:condition="is-true-formula(ISNUMBER(MATCH([.FQ$10];Holidays;0)))" style:apply-style-name="Holiday" style:base-cell-address="'Gantt Chart'.FQ22"/>
    </style:style>
    <style:style style:name="ce938" style:family="table-cell" style:parent-style-name="Default">
      <style:table-cell-properties fo:border-bottom="0.06pt solid #dfdfdf" fo:border-left="none" fo:border-right="none" fo:border-top="0.06pt solid #dfdfdf"/>
      <style:map style:condition="is-true-formula([.FQ$10]=TODAY())" style:apply-style-name="Today" style:base-cell-address="'Gantt Chart'.FQ27"/>
      <style:map style:condition="is-true-formula(OR(WEEKDAY([.FQ$10])=1;WEEKDAY([.FQ$10])=7))" style:apply-style-name="Weekend" style:base-cell-address="'Gantt Chart'.FQ27"/>
      <style:map style:condition="is-true-formula(ISNUMBER(MATCH([.FQ$10];Holidays;0)))" style:apply-style-name="Holiday" style:base-cell-address="'Gantt Chart'.FQ27"/>
    </style:style>
    <style:style style:name="ce939" style:family="table-cell" style:parent-style-name="Default">
      <style:table-cell-properties fo:border-bottom="0.06pt solid #dfdfdf" fo:border-left="none" fo:border-right="none" fo:border-top="0.06pt solid #dfdfdf"/>
      <style:map style:condition="is-true-formula([.FQ$10]=TODAY())" style:apply-style-name="Today" style:base-cell-address="'Gantt Chart'.FQ32"/>
      <style:map style:condition="is-true-formula(OR(WEEKDAY([.FQ$10])=1;WEEKDAY([.FQ$10])=7))" style:apply-style-name="Weekend" style:base-cell-address="'Gantt Chart'.FQ32"/>
      <style:map style:condition="is-true-formula(ISNUMBER(MATCH([.FQ$10];Holidays;0)))" style:apply-style-name="Holiday" style:base-cell-address="'Gantt Chart'.FQ32"/>
    </style:style>
    <style:style style:name="ce940" style:family="table-cell" style:parent-style-name="Default">
      <style:table-cell-properties fo:border-bottom="0.06pt solid #dfdfdf" fo:border-left="none" fo:border-right="none" fo:border-top="0.06pt solid #dfdfdf"/>
      <style:map style:condition="is-true-formula([.FR$10]=TODAY())" style:apply-style-name="Today" style:base-cell-address="'Gantt Chart'.FR21"/>
      <style:map style:condition="is-true-formula(OR(WEEKDAY([.FR$10])=1;WEEKDAY([.FR$10])=7))" style:apply-style-name="Weekend" style:base-cell-address="'Gantt Chart'.FR21"/>
      <style:map style:condition="is-true-formula(ISNUMBER(MATCH([.FR$10];Holidays;0)))" style:apply-style-name="Holiday" style:base-cell-address="'Gantt Chart'.FR21"/>
    </style:style>
    <style:style style:name="ce941" style:family="table-cell" style:parent-style-name="Default">
      <style:table-cell-properties fo:border-bottom="0.06pt solid #dfdfdf" fo:border-left="none" fo:border-right="none" fo:border-top="0.06pt solid #dfdfdf"/>
      <style:map style:condition="is-true-formula([.FR$10]=TODAY())" style:apply-style-name="Today" style:base-cell-address="'Gantt Chart'.FR22"/>
      <style:map style:condition="is-true-formula(OR(WEEKDAY([.FR$10])=1;WEEKDAY([.FR$10])=7))" style:apply-style-name="Weekend" style:base-cell-address="'Gantt Chart'.FR22"/>
      <style:map style:condition="is-true-formula(ISNUMBER(MATCH([.FR$10];Holidays;0)))" style:apply-style-name="Holiday" style:base-cell-address="'Gantt Chart'.FR22"/>
    </style:style>
    <style:style style:name="ce942" style:family="table-cell" style:parent-style-name="Default">
      <style:table-cell-properties fo:border-bottom="0.06pt solid #dfdfdf" fo:border-left="none" fo:border-right="none" fo:border-top="0.06pt solid #dfdfdf"/>
      <style:map style:condition="is-true-formula([.FR$10]=TODAY())" style:apply-style-name="Today" style:base-cell-address="'Gantt Chart'.FR27"/>
      <style:map style:condition="is-true-formula(OR(WEEKDAY([.FR$10])=1;WEEKDAY([.FR$10])=7))" style:apply-style-name="Weekend" style:base-cell-address="'Gantt Chart'.FR27"/>
      <style:map style:condition="is-true-formula(ISNUMBER(MATCH([.FR$10];Holidays;0)))" style:apply-style-name="Holiday" style:base-cell-address="'Gantt Chart'.FR27"/>
    </style:style>
    <style:style style:name="ce943" style:family="table-cell" style:parent-style-name="Default">
      <style:table-cell-properties fo:border-bottom="0.06pt solid #dfdfdf" fo:border-left="none" fo:border-right="none" fo:border-top="0.06pt solid #dfdfdf"/>
      <style:map style:condition="is-true-formula([.FR$10]=TODAY())" style:apply-style-name="Today" style:base-cell-address="'Gantt Chart'.FR32"/>
      <style:map style:condition="is-true-formula(OR(WEEKDAY([.FR$10])=1;WEEKDAY([.FR$10])=7))" style:apply-style-name="Weekend" style:base-cell-address="'Gantt Chart'.FR32"/>
      <style:map style:condition="is-true-formula(ISNUMBER(MATCH([.FR$10];Holidays;0)))" style:apply-style-name="Holiday" style:base-cell-address="'Gantt Chart'.FR32"/>
    </style:style>
    <style:style style:name="ce944" style:family="table-cell" style:parent-style-name="Default">
      <style:table-cell-properties fo:border-bottom="0.06pt solid #dfdfdf" fo:border-left="none" fo:border-right="none" fo:border-top="0.06pt solid #dfdfdf"/>
      <style:map style:condition="is-true-formula([.FS$10]=TODAY())" style:apply-style-name="Today" style:base-cell-address="'Gantt Chart'.FS21"/>
      <style:map style:condition="is-true-formula(OR(WEEKDAY([.FS$10])=1;WEEKDAY([.FS$10])=7))" style:apply-style-name="Weekend" style:base-cell-address="'Gantt Chart'.FS21"/>
      <style:map style:condition="is-true-formula(ISNUMBER(MATCH([.FS$10];Holidays;0)))" style:apply-style-name="Holiday" style:base-cell-address="'Gantt Chart'.FS21"/>
    </style:style>
    <style:style style:name="ce945" style:family="table-cell" style:parent-style-name="Default">
      <style:table-cell-properties fo:border-bottom="0.06pt solid #dfdfdf" fo:border-left="none" fo:border-right="none" fo:border-top="0.06pt solid #dfdfdf"/>
      <style:map style:condition="is-true-formula([.FS$10]=TODAY())" style:apply-style-name="Today" style:base-cell-address="'Gantt Chart'.FS22"/>
      <style:map style:condition="is-true-formula(OR(WEEKDAY([.FS$10])=1;WEEKDAY([.FS$10])=7))" style:apply-style-name="Weekend" style:base-cell-address="'Gantt Chart'.FS22"/>
      <style:map style:condition="is-true-formula(ISNUMBER(MATCH([.FS$10];Holidays;0)))" style:apply-style-name="Holiday" style:base-cell-address="'Gantt Chart'.FS22"/>
    </style:style>
    <style:style style:name="ce946" style:family="table-cell" style:parent-style-name="Default">
      <style:table-cell-properties fo:border-bottom="0.06pt solid #dfdfdf" fo:border-left="none" fo:border-right="none" fo:border-top="0.06pt solid #dfdfdf"/>
      <style:map style:condition="is-true-formula([.FS$10]=TODAY())" style:apply-style-name="Today" style:base-cell-address="'Gantt Chart'.FS27"/>
      <style:map style:condition="is-true-formula(OR(WEEKDAY([.FS$10])=1;WEEKDAY([.FS$10])=7))" style:apply-style-name="Weekend" style:base-cell-address="'Gantt Chart'.FS27"/>
      <style:map style:condition="is-true-formula(ISNUMBER(MATCH([.FS$10];Holidays;0)))" style:apply-style-name="Holiday" style:base-cell-address="'Gantt Chart'.FS27"/>
    </style:style>
    <style:style style:name="ce947" style:family="table-cell" style:parent-style-name="Default">
      <style:table-cell-properties fo:border-bottom="0.06pt solid #dfdfdf" fo:border-left="none" fo:border-right="none" fo:border-top="0.06pt solid #dfdfdf"/>
      <style:map style:condition="is-true-formula([.FS$10]=TODAY())" style:apply-style-name="Today" style:base-cell-address="'Gantt Chart'.FS32"/>
      <style:map style:condition="is-true-formula(OR(WEEKDAY([.FS$10])=1;WEEKDAY([.FS$10])=7))" style:apply-style-name="Weekend" style:base-cell-address="'Gantt Chart'.FS32"/>
      <style:map style:condition="is-true-formula(ISNUMBER(MATCH([.FS$10];Holidays;0)))" style:apply-style-name="Holiday" style:base-cell-address="'Gantt Chart'.FS32"/>
    </style:style>
    <style:style style:name="ce948" style:family="table-cell" style:parent-style-name="Default">
      <style:table-cell-properties fo:border-bottom="0.06pt solid #dfdfdf" fo:border-left="none" fo:border-right="none" fo:border-top="0.06pt solid #dfdfdf"/>
      <style:map style:condition="is-true-formula([.FT$10]=TODAY())" style:apply-style-name="Today" style:base-cell-address="'Gantt Chart'.FT21"/>
      <style:map style:condition="is-true-formula(OR(WEEKDAY([.FT$10])=1;WEEKDAY([.FT$10])=7))" style:apply-style-name="Weekend" style:base-cell-address="'Gantt Chart'.FT21"/>
      <style:map style:condition="is-true-formula(ISNUMBER(MATCH([.FT$10];Holidays;0)))" style:apply-style-name="Holiday" style:base-cell-address="'Gantt Chart'.FT21"/>
    </style:style>
    <style:style style:name="ce949" style:family="table-cell" style:parent-style-name="Default">
      <style:table-cell-properties fo:border-bottom="0.06pt solid #dfdfdf" fo:border-left="none" fo:border-right="none" fo:border-top="0.06pt solid #dfdfdf"/>
      <style:map style:condition="is-true-formula([.FT$10]=TODAY())" style:apply-style-name="Today" style:base-cell-address="'Gantt Chart'.FT22"/>
      <style:map style:condition="is-true-formula(OR(WEEKDAY([.FT$10])=1;WEEKDAY([.FT$10])=7))" style:apply-style-name="Weekend" style:base-cell-address="'Gantt Chart'.FT22"/>
      <style:map style:condition="is-true-formula(ISNUMBER(MATCH([.FT$10];Holidays;0)))" style:apply-style-name="Holiday" style:base-cell-address="'Gantt Chart'.FT22"/>
    </style:style>
    <style:style style:name="ce950" style:family="table-cell" style:parent-style-name="Default">
      <style:table-cell-properties fo:border-bottom="0.06pt solid #dfdfdf" fo:border-left="none" fo:border-right="none" fo:border-top="0.06pt solid #dfdfdf"/>
      <style:map style:condition="is-true-formula([.FT$10]=TODAY())" style:apply-style-name="Today" style:base-cell-address="'Gantt Chart'.FT27"/>
      <style:map style:condition="is-true-formula(OR(WEEKDAY([.FT$10])=1;WEEKDAY([.FT$10])=7))" style:apply-style-name="Weekend" style:base-cell-address="'Gantt Chart'.FT27"/>
      <style:map style:condition="is-true-formula(ISNUMBER(MATCH([.FT$10];Holidays;0)))" style:apply-style-name="Holiday" style:base-cell-address="'Gantt Chart'.FT27"/>
    </style:style>
    <style:style style:name="ce951" style:family="table-cell" style:parent-style-name="Default">
      <style:table-cell-properties fo:border-bottom="0.06pt solid #dfdfdf" fo:border-left="none" fo:border-right="none" fo:border-top="0.06pt solid #dfdfdf"/>
      <style:map style:condition="is-true-formula([.FT$10]=TODAY())" style:apply-style-name="Today" style:base-cell-address="'Gantt Chart'.FT32"/>
      <style:map style:condition="is-true-formula(OR(WEEKDAY([.FT$10])=1;WEEKDAY([.FT$10])=7))" style:apply-style-name="Weekend" style:base-cell-address="'Gantt Chart'.FT32"/>
      <style:map style:condition="is-true-formula(ISNUMBER(MATCH([.FT$10];Holidays;0)))" style:apply-style-name="Holiday" style:base-cell-address="'Gantt Chart'.FT32"/>
    </style:style>
    <style:style style:name="ce952" style:family="table-cell" style:parent-style-name="Default">
      <style:table-cell-properties fo:border-bottom="0.06pt solid #dfdfdf" fo:border-left="none" fo:border-right="none" fo:border-top="0.06pt solid #dfdfdf"/>
      <style:map style:condition="is-true-formula([.FU$10]=TODAY())" style:apply-style-name="Today" style:base-cell-address="'Gantt Chart'.FU21"/>
      <style:map style:condition="is-true-formula(OR(WEEKDAY([.FU$10])=1;WEEKDAY([.FU$10])=7))" style:apply-style-name="Weekend" style:base-cell-address="'Gantt Chart'.FU21"/>
      <style:map style:condition="is-true-formula(ISNUMBER(MATCH([.FU$10];Holidays;0)))" style:apply-style-name="Holiday" style:base-cell-address="'Gantt Chart'.FU21"/>
    </style:style>
    <style:style style:name="ce953" style:family="table-cell" style:parent-style-name="Default">
      <style:table-cell-properties fo:border-bottom="0.06pt solid #dfdfdf" fo:border-left="none" fo:border-right="none" fo:border-top="0.06pt solid #dfdfdf"/>
      <style:map style:condition="is-true-formula([.FU$10]=TODAY())" style:apply-style-name="Today" style:base-cell-address="'Gantt Chart'.FU22"/>
      <style:map style:condition="is-true-formula(OR(WEEKDAY([.FU$10])=1;WEEKDAY([.FU$10])=7))" style:apply-style-name="Weekend" style:base-cell-address="'Gantt Chart'.FU22"/>
      <style:map style:condition="is-true-formula(ISNUMBER(MATCH([.FU$10];Holidays;0)))" style:apply-style-name="Holiday" style:base-cell-address="'Gantt Chart'.FU22"/>
    </style:style>
    <style:style style:name="ce954" style:family="table-cell" style:parent-style-name="Default">
      <style:table-cell-properties fo:border-bottom="0.06pt solid #dfdfdf" fo:border-left="none" fo:border-right="none" fo:border-top="0.06pt solid #dfdfdf"/>
      <style:map style:condition="is-true-formula([.FU$10]=TODAY())" style:apply-style-name="Today" style:base-cell-address="'Gantt Chart'.FU27"/>
      <style:map style:condition="is-true-formula(OR(WEEKDAY([.FU$10])=1;WEEKDAY([.FU$10])=7))" style:apply-style-name="Weekend" style:base-cell-address="'Gantt Chart'.FU27"/>
      <style:map style:condition="is-true-formula(ISNUMBER(MATCH([.FU$10];Holidays;0)))" style:apply-style-name="Holiday" style:base-cell-address="'Gantt Chart'.FU27"/>
    </style:style>
    <style:style style:name="ce955" style:family="table-cell" style:parent-style-name="Default">
      <style:table-cell-properties fo:border-bottom="0.06pt solid #dfdfdf" fo:border-left="none" fo:border-right="none" fo:border-top="0.06pt solid #dfdfdf"/>
      <style:map style:condition="is-true-formula([.FU$10]=TODAY())" style:apply-style-name="Today" style:base-cell-address="'Gantt Chart'.FU32"/>
      <style:map style:condition="is-true-formula(OR(WEEKDAY([.FU$10])=1;WEEKDAY([.FU$10])=7))" style:apply-style-name="Weekend" style:base-cell-address="'Gantt Chart'.FU32"/>
      <style:map style:condition="is-true-formula(ISNUMBER(MATCH([.FU$10];Holidays;0)))" style:apply-style-name="Holiday" style:base-cell-address="'Gantt Chart'.FU32"/>
    </style:style>
    <style:style style:name="ce956" style:family="table-cell" style:parent-style-name="Default">
      <style:table-cell-properties fo:border-bottom="0.06pt solid #dfdfdf" fo:border-left="none" fo:border-right="none" fo:border-top="0.06pt solid #dfdfdf"/>
      <style:map style:condition="is-true-formula([.FV$10]=TODAY())" style:apply-style-name="Today" style:base-cell-address="'Gantt Chart'.FV21"/>
      <style:map style:condition="is-true-formula(OR(WEEKDAY([.FV$10])=1;WEEKDAY([.FV$10])=7))" style:apply-style-name="Weekend" style:base-cell-address="'Gantt Chart'.FV21"/>
      <style:map style:condition="is-true-formula(ISNUMBER(MATCH([.FV$10];Holidays;0)))" style:apply-style-name="Holiday" style:base-cell-address="'Gantt Chart'.FV21"/>
    </style:style>
    <style:style style:name="ce957" style:family="table-cell" style:parent-style-name="Default">
      <style:table-cell-properties fo:border-bottom="0.06pt solid #dfdfdf" fo:border-left="none" fo:border-right="none" fo:border-top="0.06pt solid #dfdfdf"/>
      <style:map style:condition="is-true-formula([.FV$10]=TODAY())" style:apply-style-name="Today" style:base-cell-address="'Gantt Chart'.FV22"/>
      <style:map style:condition="is-true-formula(OR(WEEKDAY([.FV$10])=1;WEEKDAY([.FV$10])=7))" style:apply-style-name="Weekend" style:base-cell-address="'Gantt Chart'.FV22"/>
      <style:map style:condition="is-true-formula(ISNUMBER(MATCH([.FV$10];Holidays;0)))" style:apply-style-name="Holiday" style:base-cell-address="'Gantt Chart'.FV22"/>
    </style:style>
    <style:style style:name="ce958" style:family="table-cell" style:parent-style-name="Default">
      <style:table-cell-properties fo:border-bottom="0.06pt solid #dfdfdf" fo:border-left="none" fo:border-right="none" fo:border-top="0.06pt solid #dfdfdf"/>
      <style:map style:condition="is-true-formula([.FV$10]=TODAY())" style:apply-style-name="Today" style:base-cell-address="'Gantt Chart'.FV27"/>
      <style:map style:condition="is-true-formula(OR(WEEKDAY([.FV$10])=1;WEEKDAY([.FV$10])=7))" style:apply-style-name="Weekend" style:base-cell-address="'Gantt Chart'.FV27"/>
      <style:map style:condition="is-true-formula(ISNUMBER(MATCH([.FV$10];Holidays;0)))" style:apply-style-name="Holiday" style:base-cell-address="'Gantt Chart'.FV27"/>
    </style:style>
    <style:style style:name="ce959" style:family="table-cell" style:parent-style-name="Default">
      <style:table-cell-properties fo:border-bottom="0.06pt solid #dfdfdf" fo:border-left="none" fo:border-right="none" fo:border-top="0.06pt solid #dfdfdf"/>
      <style:map style:condition="is-true-formula([.FV$10]=TODAY())" style:apply-style-name="Today" style:base-cell-address="'Gantt Chart'.FV32"/>
      <style:map style:condition="is-true-formula(OR(WEEKDAY([.FV$10])=1;WEEKDAY([.FV$10])=7))" style:apply-style-name="Weekend" style:base-cell-address="'Gantt Chart'.FV32"/>
      <style:map style:condition="is-true-formula(ISNUMBER(MATCH([.FV$10];Holidays;0)))" style:apply-style-name="Holiday" style:base-cell-address="'Gantt Chart'.FV32"/>
    </style:style>
    <style:style style:name="ce960" style:family="table-cell" style:parent-style-name="Default">
      <style:table-cell-properties fo:border-bottom="0.06pt solid #dfdfdf" fo:border-left="none" fo:border-right="none" fo:border-top="0.06pt solid #dfdfdf"/>
      <style:map style:condition="is-true-formula([.FW$10]=TODAY())" style:apply-style-name="Today" style:base-cell-address="'Gantt Chart'.FW21"/>
      <style:map style:condition="is-true-formula(OR(WEEKDAY([.FW$10])=1;WEEKDAY([.FW$10])=7))" style:apply-style-name="Weekend" style:base-cell-address="'Gantt Chart'.FW21"/>
      <style:map style:condition="is-true-formula(ISNUMBER(MATCH([.FW$10];Holidays;0)))" style:apply-style-name="Holiday" style:base-cell-address="'Gantt Chart'.FW21"/>
    </style:style>
    <style:style style:name="ce961" style:family="table-cell" style:parent-style-name="Default">
      <style:table-cell-properties fo:border-bottom="0.06pt solid #dfdfdf" fo:border-left="none" fo:border-right="none" fo:border-top="0.06pt solid #dfdfdf"/>
      <style:map style:condition="is-true-formula([.FW$10]=TODAY())" style:apply-style-name="Today" style:base-cell-address="'Gantt Chart'.FW22"/>
      <style:map style:condition="is-true-formula(OR(WEEKDAY([.FW$10])=1;WEEKDAY([.FW$10])=7))" style:apply-style-name="Weekend" style:base-cell-address="'Gantt Chart'.FW22"/>
      <style:map style:condition="is-true-formula(ISNUMBER(MATCH([.FW$10];Holidays;0)))" style:apply-style-name="Holiday" style:base-cell-address="'Gantt Chart'.FW22"/>
    </style:style>
    <style:style style:name="ce962" style:family="table-cell" style:parent-style-name="Default">
      <style:table-cell-properties fo:border-bottom="0.06pt solid #dfdfdf" fo:border-left="none" fo:border-right="none" fo:border-top="0.06pt solid #dfdfdf"/>
      <style:map style:condition="is-true-formula([.FW$10]=TODAY())" style:apply-style-name="Today" style:base-cell-address="'Gantt Chart'.FW27"/>
      <style:map style:condition="is-true-formula(OR(WEEKDAY([.FW$10])=1;WEEKDAY([.FW$10])=7))" style:apply-style-name="Weekend" style:base-cell-address="'Gantt Chart'.FW27"/>
      <style:map style:condition="is-true-formula(ISNUMBER(MATCH([.FW$10];Holidays;0)))" style:apply-style-name="Holiday" style:base-cell-address="'Gantt Chart'.FW27"/>
    </style:style>
    <style:style style:name="ce963" style:family="table-cell" style:parent-style-name="Default">
      <style:table-cell-properties fo:border-bottom="0.06pt solid #dfdfdf" fo:border-left="none" fo:border-right="none" fo:border-top="0.06pt solid #dfdfdf"/>
      <style:map style:condition="is-true-formula([.FW$10]=TODAY())" style:apply-style-name="Today" style:base-cell-address="'Gantt Chart'.FW32"/>
      <style:map style:condition="is-true-formula(OR(WEEKDAY([.FW$10])=1;WEEKDAY([.FW$10])=7))" style:apply-style-name="Weekend" style:base-cell-address="'Gantt Chart'.FW32"/>
      <style:map style:condition="is-true-formula(ISNUMBER(MATCH([.FW$10];Holidays;0)))" style:apply-style-name="Holiday" style:base-cell-address="'Gantt Chart'.FW32"/>
    </style:style>
    <style:style style:name="ce964" style:family="table-cell" style:parent-style-name="Default">
      <style:table-cell-properties fo:border-bottom="0.06pt solid #dfdfdf" fo:border-left="none" fo:border-right="none" fo:border-top="0.06pt solid #dfdfdf"/>
      <style:map style:condition="is-true-formula([.FX$10]=TODAY())" style:apply-style-name="Today" style:base-cell-address="'Gantt Chart'.FX21"/>
      <style:map style:condition="is-true-formula(OR(WEEKDAY([.FX$10])=1;WEEKDAY([.FX$10])=7))" style:apply-style-name="Weekend" style:base-cell-address="'Gantt Chart'.FX21"/>
      <style:map style:condition="is-true-formula(ISNUMBER(MATCH([.FX$10];Holidays;0)))" style:apply-style-name="Holiday" style:base-cell-address="'Gantt Chart'.FX21"/>
    </style:style>
    <style:style style:name="ce965" style:family="table-cell" style:parent-style-name="Default">
      <style:table-cell-properties fo:border-bottom="0.06pt solid #dfdfdf" fo:border-left="none" fo:border-right="none" fo:border-top="0.06pt solid #dfdfdf"/>
      <style:map style:condition="is-true-formula([.FX$10]=TODAY())" style:apply-style-name="Today" style:base-cell-address="'Gantt Chart'.FX22"/>
      <style:map style:condition="is-true-formula(OR(WEEKDAY([.FX$10])=1;WEEKDAY([.FX$10])=7))" style:apply-style-name="Weekend" style:base-cell-address="'Gantt Chart'.FX22"/>
      <style:map style:condition="is-true-formula(ISNUMBER(MATCH([.FX$10];Holidays;0)))" style:apply-style-name="Holiday" style:base-cell-address="'Gantt Chart'.FX22"/>
    </style:style>
    <style:style style:name="ce966" style:family="table-cell" style:parent-style-name="Default">
      <style:table-cell-properties fo:border-bottom="0.06pt solid #dfdfdf" fo:border-left="none" fo:border-right="none" fo:border-top="0.06pt solid #dfdfdf"/>
      <style:map style:condition="is-true-formula([.FX$10]=TODAY())" style:apply-style-name="Today" style:base-cell-address="'Gantt Chart'.FX27"/>
      <style:map style:condition="is-true-formula(OR(WEEKDAY([.FX$10])=1;WEEKDAY([.FX$10])=7))" style:apply-style-name="Weekend" style:base-cell-address="'Gantt Chart'.FX27"/>
      <style:map style:condition="is-true-formula(ISNUMBER(MATCH([.FX$10];Holidays;0)))" style:apply-style-name="Holiday" style:base-cell-address="'Gantt Chart'.FX27"/>
    </style:style>
    <style:style style:name="ce967" style:family="table-cell" style:parent-style-name="Default">
      <style:table-cell-properties fo:border-bottom="0.06pt solid #dfdfdf" fo:border-left="none" fo:border-right="none" fo:border-top="0.06pt solid #dfdfdf"/>
      <style:map style:condition="is-true-formula([.FX$10]=TODAY())" style:apply-style-name="Today" style:base-cell-address="'Gantt Chart'.FX32"/>
      <style:map style:condition="is-true-formula(OR(WEEKDAY([.FX$10])=1;WEEKDAY([.FX$10])=7))" style:apply-style-name="Weekend" style:base-cell-address="'Gantt Chart'.FX32"/>
      <style:map style:condition="is-true-formula(ISNUMBER(MATCH([.FX$10];Holidays;0)))" style:apply-style-name="Holiday" style:base-cell-address="'Gantt Chart'.FX32"/>
    </style:style>
    <style:style style:name="ce968" style:family="table-cell" style:parent-style-name="Default">
      <style:table-cell-properties fo:border-bottom="0.06pt solid #dfdfdf" fo:border-left="none" fo:border-right="none" fo:border-top="0.06pt solid #dfdfdf"/>
      <style:map style:condition="is-true-formula([.FY$10]=TODAY())" style:apply-style-name="Today" style:base-cell-address="'Gantt Chart'.FY21"/>
      <style:map style:condition="is-true-formula(OR(WEEKDAY([.FY$10])=1;WEEKDAY([.FY$10])=7))" style:apply-style-name="Weekend" style:base-cell-address="'Gantt Chart'.FY21"/>
      <style:map style:condition="is-true-formula(ISNUMBER(MATCH([.FY$10];Holidays;0)))" style:apply-style-name="Holiday" style:base-cell-address="'Gantt Chart'.FY21"/>
    </style:style>
    <style:style style:name="ce969" style:family="table-cell" style:parent-style-name="Default">
      <style:table-cell-properties fo:border-bottom="0.06pt solid #dfdfdf" fo:border-left="none" fo:border-right="none" fo:border-top="0.06pt solid #dfdfdf"/>
      <style:map style:condition="is-true-formula([.FY$10]=TODAY())" style:apply-style-name="Today" style:base-cell-address="'Gantt Chart'.FY22"/>
      <style:map style:condition="is-true-formula(OR(WEEKDAY([.FY$10])=1;WEEKDAY([.FY$10])=7))" style:apply-style-name="Weekend" style:base-cell-address="'Gantt Chart'.FY22"/>
      <style:map style:condition="is-true-formula(ISNUMBER(MATCH([.FY$10];Holidays;0)))" style:apply-style-name="Holiday" style:base-cell-address="'Gantt Chart'.FY22"/>
    </style:style>
    <style:style style:name="ce970" style:family="table-cell" style:parent-style-name="Default">
      <style:table-cell-properties fo:border-bottom="0.06pt solid #dfdfdf" fo:border-left="none" fo:border-right="none" fo:border-top="0.06pt solid #dfdfdf"/>
      <style:map style:condition="is-true-formula([.FY$10]=TODAY())" style:apply-style-name="Today" style:base-cell-address="'Gantt Chart'.FY27"/>
      <style:map style:condition="is-true-formula(OR(WEEKDAY([.FY$10])=1;WEEKDAY([.FY$10])=7))" style:apply-style-name="Weekend" style:base-cell-address="'Gantt Chart'.FY27"/>
      <style:map style:condition="is-true-formula(ISNUMBER(MATCH([.FY$10];Holidays;0)))" style:apply-style-name="Holiday" style:base-cell-address="'Gantt Chart'.FY27"/>
    </style:style>
    <style:style style:name="ce971" style:family="table-cell" style:parent-style-name="Default">
      <style:table-cell-properties fo:border-bottom="0.06pt solid #dfdfdf" fo:border-left="none" fo:border-right="none" fo:border-top="0.06pt solid #dfdfdf"/>
      <style:map style:condition="is-true-formula([.FY$10]=TODAY())" style:apply-style-name="Today" style:base-cell-address="'Gantt Chart'.FY32"/>
      <style:map style:condition="is-true-formula(OR(WEEKDAY([.FY$10])=1;WEEKDAY([.FY$10])=7))" style:apply-style-name="Weekend" style:base-cell-address="'Gantt Chart'.FY32"/>
      <style:map style:condition="is-true-formula(ISNUMBER(MATCH([.FY$10];Holidays;0)))" style:apply-style-name="Holiday" style:base-cell-address="'Gantt Chart'.FY32"/>
    </style:style>
    <style:style style:name="ce972" style:family="table-cell" style:parent-style-name="Default">
      <style:table-cell-properties fo:border-bottom="0.06pt solid #dfdfdf" fo:border-left="none" fo:border-right="none" fo:border-top="0.06pt solid #dfdfdf"/>
      <style:map style:condition="is-true-formula([.FZ$10]=TODAY())" style:apply-style-name="Today" style:base-cell-address="'Gantt Chart'.FZ21"/>
      <style:map style:condition="is-true-formula(OR(WEEKDAY([.FZ$10])=1;WEEKDAY([.FZ$10])=7))" style:apply-style-name="Weekend" style:base-cell-address="'Gantt Chart'.FZ21"/>
      <style:map style:condition="is-true-formula(ISNUMBER(MATCH([.FZ$10];Holidays;0)))" style:apply-style-name="Holiday" style:base-cell-address="'Gantt Chart'.FZ21"/>
    </style:style>
    <style:style style:name="ce973" style:family="table-cell" style:parent-style-name="Default">
      <style:table-cell-properties fo:border-bottom="0.06pt solid #dfdfdf" fo:border-left="none" fo:border-right="none" fo:border-top="0.06pt solid #dfdfdf"/>
      <style:map style:condition="is-true-formula([.FZ$10]=TODAY())" style:apply-style-name="Today" style:base-cell-address="'Gantt Chart'.FZ22"/>
      <style:map style:condition="is-true-formula(OR(WEEKDAY([.FZ$10])=1;WEEKDAY([.FZ$10])=7))" style:apply-style-name="Weekend" style:base-cell-address="'Gantt Chart'.FZ22"/>
      <style:map style:condition="is-true-formula(ISNUMBER(MATCH([.FZ$10];Holidays;0)))" style:apply-style-name="Holiday" style:base-cell-address="'Gantt Chart'.FZ22"/>
    </style:style>
    <style:style style:name="ce974" style:family="table-cell" style:parent-style-name="Default">
      <style:table-cell-properties fo:border-bottom="0.06pt solid #dfdfdf" fo:border-left="none" fo:border-right="none" fo:border-top="0.06pt solid #dfdfdf"/>
      <style:map style:condition="is-true-formula([.FZ$10]=TODAY())" style:apply-style-name="Today" style:base-cell-address="'Gantt Chart'.FZ27"/>
      <style:map style:condition="is-true-formula(OR(WEEKDAY([.FZ$10])=1;WEEKDAY([.FZ$10])=7))" style:apply-style-name="Weekend" style:base-cell-address="'Gantt Chart'.FZ27"/>
      <style:map style:condition="is-true-formula(ISNUMBER(MATCH([.FZ$10];Holidays;0)))" style:apply-style-name="Holiday" style:base-cell-address="'Gantt Chart'.FZ27"/>
    </style:style>
    <style:style style:name="ce975" style:family="table-cell" style:parent-style-name="Default">
      <style:table-cell-properties fo:border-bottom="0.06pt solid #dfdfdf" fo:border-left="none" fo:border-right="none" fo:border-top="0.06pt solid #dfdfdf"/>
      <style:map style:condition="is-true-formula([.FZ$10]=TODAY())" style:apply-style-name="Today" style:base-cell-address="'Gantt Chart'.FZ32"/>
      <style:map style:condition="is-true-formula(OR(WEEKDAY([.FZ$10])=1;WEEKDAY([.FZ$10])=7))" style:apply-style-name="Weekend" style:base-cell-address="'Gantt Chart'.FZ32"/>
      <style:map style:condition="is-true-formula(ISNUMBER(MATCH([.FZ$10];Holidays;0)))" style:apply-style-name="Holiday" style:base-cell-address="'Gantt Chart'.FZ32"/>
    </style:style>
    <style:style style:name="ce976" style:family="table-cell" style:parent-style-name="Default">
      <style:table-cell-properties fo:border-bottom="0.06pt solid #dfdfdf" fo:border-left="none" fo:border-right="none" fo:border-top="0.06pt solid #dfdfdf"/>
      <style:map style:condition="is-true-formula([.GA$10]=TODAY())" style:apply-style-name="Today" style:base-cell-address="'Gantt Chart'.GA21"/>
      <style:map style:condition="is-true-formula(OR(WEEKDAY([.GA$10])=1;WEEKDAY([.GA$10])=7))" style:apply-style-name="Weekend" style:base-cell-address="'Gantt Chart'.GA21"/>
      <style:map style:condition="is-true-formula(ISNUMBER(MATCH([.GA$10];Holidays;0)))" style:apply-style-name="Holiday" style:base-cell-address="'Gantt Chart'.GA21"/>
    </style:style>
    <style:style style:name="ce977" style:family="table-cell" style:parent-style-name="Default">
      <style:table-cell-properties fo:border-bottom="0.06pt solid #dfdfdf" fo:border-left="none" fo:border-right="none" fo:border-top="0.06pt solid #dfdfdf"/>
      <style:map style:condition="is-true-formula([.GA$10]=TODAY())" style:apply-style-name="Today" style:base-cell-address="'Gantt Chart'.GA22"/>
      <style:map style:condition="is-true-formula(OR(WEEKDAY([.GA$10])=1;WEEKDAY([.GA$10])=7))" style:apply-style-name="Weekend" style:base-cell-address="'Gantt Chart'.GA22"/>
      <style:map style:condition="is-true-formula(ISNUMBER(MATCH([.GA$10];Holidays;0)))" style:apply-style-name="Holiday" style:base-cell-address="'Gantt Chart'.GA22"/>
    </style:style>
    <style:style style:name="ce978" style:family="table-cell" style:parent-style-name="Default">
      <style:table-cell-properties fo:border-bottom="0.06pt solid #dfdfdf" fo:border-left="none" fo:border-right="none" fo:border-top="0.06pt solid #dfdfdf"/>
      <style:map style:condition="is-true-formula([.GA$10]=TODAY())" style:apply-style-name="Today" style:base-cell-address="'Gantt Chart'.GA27"/>
      <style:map style:condition="is-true-formula(OR(WEEKDAY([.GA$10])=1;WEEKDAY([.GA$10])=7))" style:apply-style-name="Weekend" style:base-cell-address="'Gantt Chart'.GA27"/>
      <style:map style:condition="is-true-formula(ISNUMBER(MATCH([.GA$10];Holidays;0)))" style:apply-style-name="Holiday" style:base-cell-address="'Gantt Chart'.GA27"/>
    </style:style>
    <style:style style:name="ce979" style:family="table-cell" style:parent-style-name="Default">
      <style:table-cell-properties fo:border-bottom="0.06pt solid #dfdfdf" fo:border-left="none" fo:border-right="none" fo:border-top="0.06pt solid #dfdfdf"/>
      <style:map style:condition="is-true-formula([.GA$10]=TODAY())" style:apply-style-name="Today" style:base-cell-address="'Gantt Chart'.GA32"/>
      <style:map style:condition="is-true-formula(OR(WEEKDAY([.GA$10])=1;WEEKDAY([.GA$10])=7))" style:apply-style-name="Weekend" style:base-cell-address="'Gantt Chart'.GA32"/>
      <style:map style:condition="is-true-formula(ISNUMBER(MATCH([.GA$10];Holidays;0)))" style:apply-style-name="Holiday" style:base-cell-address="'Gantt Chart'.GA32"/>
    </style:style>
    <style:style style:name="ce980" style:family="table-cell" style:parent-style-name="Default">
      <style:table-cell-properties fo:border-bottom="0.06pt solid #dfdfdf" fo:border-left="none" fo:border-right="none" fo:border-top="0.06pt solid #dfdfdf"/>
      <style:map style:condition="is-true-formula([.GB$10]=TODAY())" style:apply-style-name="Today" style:base-cell-address="'Gantt Chart'.GB21"/>
      <style:map style:condition="is-true-formula(OR(WEEKDAY([.GB$10])=1;WEEKDAY([.GB$10])=7))" style:apply-style-name="Weekend" style:base-cell-address="'Gantt Chart'.GB21"/>
      <style:map style:condition="is-true-formula(ISNUMBER(MATCH([.GB$10];Holidays;0)))" style:apply-style-name="Holiday" style:base-cell-address="'Gantt Chart'.GB21"/>
    </style:style>
    <style:style style:name="ce981" style:family="table-cell" style:parent-style-name="Default">
      <style:table-cell-properties fo:border-bottom="0.06pt solid #dfdfdf" fo:border-left="none" fo:border-right="none" fo:border-top="0.06pt solid #dfdfdf"/>
      <style:map style:condition="is-true-formula([.GB$10]=TODAY())" style:apply-style-name="Today" style:base-cell-address="'Gantt Chart'.GB22"/>
      <style:map style:condition="is-true-formula(OR(WEEKDAY([.GB$10])=1;WEEKDAY([.GB$10])=7))" style:apply-style-name="Weekend" style:base-cell-address="'Gantt Chart'.GB22"/>
      <style:map style:condition="is-true-formula(ISNUMBER(MATCH([.GB$10];Holidays;0)))" style:apply-style-name="Holiday" style:base-cell-address="'Gantt Chart'.GB22"/>
    </style:style>
    <style:style style:name="ce982" style:family="table-cell" style:parent-style-name="Default">
      <style:table-cell-properties fo:border-bottom="0.06pt solid #dfdfdf" fo:border-left="none" fo:border-right="none" fo:border-top="0.06pt solid #dfdfdf"/>
      <style:map style:condition="is-true-formula([.GB$10]=TODAY())" style:apply-style-name="Today" style:base-cell-address="'Gantt Chart'.GB27"/>
      <style:map style:condition="is-true-formula(OR(WEEKDAY([.GB$10])=1;WEEKDAY([.GB$10])=7))" style:apply-style-name="Weekend" style:base-cell-address="'Gantt Chart'.GB27"/>
      <style:map style:condition="is-true-formula(ISNUMBER(MATCH([.GB$10];Holidays;0)))" style:apply-style-name="Holiday" style:base-cell-address="'Gantt Chart'.GB27"/>
    </style:style>
    <style:style style:name="ce983" style:family="table-cell" style:parent-style-name="Default">
      <style:table-cell-properties fo:border-bottom="0.06pt solid #dfdfdf" fo:border-left="none" fo:border-right="none" fo:border-top="0.06pt solid #dfdfdf"/>
      <style:map style:condition="is-true-formula([.GB$10]=TODAY())" style:apply-style-name="Today" style:base-cell-address="'Gantt Chart'.GB32"/>
      <style:map style:condition="is-true-formula(OR(WEEKDAY([.GB$10])=1;WEEKDAY([.GB$10])=7))" style:apply-style-name="Weekend" style:base-cell-address="'Gantt Chart'.GB32"/>
      <style:map style:condition="is-true-formula(ISNUMBER(MATCH([.GB$10];Holidays;0)))" style:apply-style-name="Holiday" style:base-cell-address="'Gantt Chart'.GB32"/>
    </style:style>
    <style:style style:name="ce984" style:family="table-cell" style:parent-style-name="Default">
      <style:table-cell-properties fo:border-bottom="0.06pt solid #dfdfdf" fo:border-left="none" fo:border-right="none" fo:border-top="0.06pt solid #dfdfdf"/>
      <style:map style:condition="is-true-formula([.GC$10]=TODAY())" style:apply-style-name="Today" style:base-cell-address="'Gantt Chart'.GC21"/>
      <style:map style:condition="is-true-formula(OR(WEEKDAY([.GC$10])=1;WEEKDAY([.GC$10])=7))" style:apply-style-name="Weekend" style:base-cell-address="'Gantt Chart'.GC21"/>
      <style:map style:condition="is-true-formula(ISNUMBER(MATCH([.GC$10];Holidays;0)))" style:apply-style-name="Holiday" style:base-cell-address="'Gantt Chart'.GC21"/>
    </style:style>
    <style:style style:name="ce985" style:family="table-cell" style:parent-style-name="Default">
      <style:table-cell-properties fo:border-bottom="0.06pt solid #dfdfdf" fo:border-left="none" fo:border-right="none" fo:border-top="0.06pt solid #dfdfdf"/>
      <style:map style:condition="is-true-formula([.GC$10]=TODAY())" style:apply-style-name="Today" style:base-cell-address="'Gantt Chart'.GC22"/>
      <style:map style:condition="is-true-formula(OR(WEEKDAY([.GC$10])=1;WEEKDAY([.GC$10])=7))" style:apply-style-name="Weekend" style:base-cell-address="'Gantt Chart'.GC22"/>
      <style:map style:condition="is-true-formula(ISNUMBER(MATCH([.GC$10];Holidays;0)))" style:apply-style-name="Holiday" style:base-cell-address="'Gantt Chart'.GC22"/>
    </style:style>
    <style:style style:name="ce986" style:family="table-cell" style:parent-style-name="Default">
      <style:table-cell-properties fo:border-bottom="0.06pt solid #dfdfdf" fo:border-left="none" fo:border-right="none" fo:border-top="0.06pt solid #dfdfdf"/>
      <style:map style:condition="is-true-formula([.GC$10]=TODAY())" style:apply-style-name="Today" style:base-cell-address="'Gantt Chart'.GC27"/>
      <style:map style:condition="is-true-formula(OR(WEEKDAY([.GC$10])=1;WEEKDAY([.GC$10])=7))" style:apply-style-name="Weekend" style:base-cell-address="'Gantt Chart'.GC27"/>
      <style:map style:condition="is-true-formula(ISNUMBER(MATCH([.GC$10];Holidays;0)))" style:apply-style-name="Holiday" style:base-cell-address="'Gantt Chart'.GC27"/>
    </style:style>
    <style:style style:name="ce987" style:family="table-cell" style:parent-style-name="Default">
      <style:table-cell-properties fo:border-bottom="0.06pt solid #dfdfdf" fo:border-left="none" fo:border-right="none" fo:border-top="0.06pt solid #dfdfdf"/>
      <style:map style:condition="is-true-formula([.GC$10]=TODAY())" style:apply-style-name="Today" style:base-cell-address="'Gantt Chart'.GC32"/>
      <style:map style:condition="is-true-formula(OR(WEEKDAY([.GC$10])=1;WEEKDAY([.GC$10])=7))" style:apply-style-name="Weekend" style:base-cell-address="'Gantt Chart'.GC32"/>
      <style:map style:condition="is-true-formula(ISNUMBER(MATCH([.GC$10];Holidays;0)))" style:apply-style-name="Holiday" style:base-cell-address="'Gantt Chart'.GC32"/>
    </style:style>
    <style:style style:name="ce988" style:family="table-cell" style:parent-style-name="Default">
      <style:table-cell-properties fo:border-bottom="0.06pt solid #dfdfdf" fo:border-left="none" fo:border-right="none" fo:border-top="0.06pt solid #dfdfdf"/>
      <style:map style:condition="is-true-formula([.GD$10]=TODAY())" style:apply-style-name="Today" style:base-cell-address="'Gantt Chart'.GD21"/>
      <style:map style:condition="is-true-formula(OR(WEEKDAY([.GD$10])=1;WEEKDAY([.GD$10])=7))" style:apply-style-name="Weekend" style:base-cell-address="'Gantt Chart'.GD21"/>
      <style:map style:condition="is-true-formula(ISNUMBER(MATCH([.GD$10];Holidays;0)))" style:apply-style-name="Holiday" style:base-cell-address="'Gantt Chart'.GD21"/>
    </style:style>
    <style:style style:name="ce989" style:family="table-cell" style:parent-style-name="Default">
      <style:table-cell-properties fo:border-bottom="0.06pt solid #dfdfdf" fo:border-left="none" fo:border-right="none" fo:border-top="0.06pt solid #dfdfdf"/>
      <style:map style:condition="is-true-formula([.GD$10]=TODAY())" style:apply-style-name="Today" style:base-cell-address="'Gantt Chart'.GD22"/>
      <style:map style:condition="is-true-formula(OR(WEEKDAY([.GD$10])=1;WEEKDAY([.GD$10])=7))" style:apply-style-name="Weekend" style:base-cell-address="'Gantt Chart'.GD22"/>
      <style:map style:condition="is-true-formula(ISNUMBER(MATCH([.GD$10];Holidays;0)))" style:apply-style-name="Holiday" style:base-cell-address="'Gantt Chart'.GD22"/>
    </style:style>
    <style:style style:name="ce990" style:family="table-cell" style:parent-style-name="Default">
      <style:table-cell-properties fo:border-bottom="0.06pt solid #dfdfdf" fo:border-left="none" fo:border-right="none" fo:border-top="0.06pt solid #dfdfdf"/>
      <style:map style:condition="is-true-formula([.GD$10]=TODAY())" style:apply-style-name="Today" style:base-cell-address="'Gantt Chart'.GD27"/>
      <style:map style:condition="is-true-formula(OR(WEEKDAY([.GD$10])=1;WEEKDAY([.GD$10])=7))" style:apply-style-name="Weekend" style:base-cell-address="'Gantt Chart'.GD27"/>
      <style:map style:condition="is-true-formula(ISNUMBER(MATCH([.GD$10];Holidays;0)))" style:apply-style-name="Holiday" style:base-cell-address="'Gantt Chart'.GD27"/>
    </style:style>
    <style:style style:name="ce991" style:family="table-cell" style:parent-style-name="Default">
      <style:table-cell-properties fo:border-bottom="0.06pt solid #dfdfdf" fo:border-left="none" fo:border-right="none" fo:border-top="0.06pt solid #dfdfdf"/>
      <style:map style:condition="is-true-formula([.GD$10]=TODAY())" style:apply-style-name="Today" style:base-cell-address="'Gantt Chart'.GD32"/>
      <style:map style:condition="is-true-formula(OR(WEEKDAY([.GD$10])=1;WEEKDAY([.GD$10])=7))" style:apply-style-name="Weekend" style:base-cell-address="'Gantt Chart'.GD32"/>
      <style:map style:condition="is-true-formula(ISNUMBER(MATCH([.GD$10];Holidays;0)))" style:apply-style-name="Holiday" style:base-cell-address="'Gantt Chart'.GD32"/>
    </style:style>
    <style:style style:name="ce992" style:family="table-cell" style:parent-style-name="Default">
      <style:table-cell-properties fo:border-bottom="0.06pt solid #dfdfdf" fo:border-left="none" fo:border-right="none" fo:border-top="0.06pt solid #dfdfdf"/>
      <style:map style:condition="is-true-formula([.GE$10]=TODAY())" style:apply-style-name="Today" style:base-cell-address="'Gantt Chart'.GE21"/>
      <style:map style:condition="is-true-formula(OR(WEEKDAY([.GE$10])=1;WEEKDAY([.GE$10])=7))" style:apply-style-name="Weekend" style:base-cell-address="'Gantt Chart'.GE21"/>
      <style:map style:condition="is-true-formula(ISNUMBER(MATCH([.GE$10];Holidays;0)))" style:apply-style-name="Holiday" style:base-cell-address="'Gantt Chart'.GE21"/>
    </style:style>
    <style:style style:name="ce993" style:family="table-cell" style:parent-style-name="Default">
      <style:table-cell-properties fo:border-bottom="0.06pt solid #dfdfdf" fo:border-left="none" fo:border-right="none" fo:border-top="0.06pt solid #dfdfdf"/>
      <style:map style:condition="is-true-formula([.GE$10]=TODAY())" style:apply-style-name="Today" style:base-cell-address="'Gantt Chart'.GE22"/>
      <style:map style:condition="is-true-formula(OR(WEEKDAY([.GE$10])=1;WEEKDAY([.GE$10])=7))" style:apply-style-name="Weekend" style:base-cell-address="'Gantt Chart'.GE22"/>
      <style:map style:condition="is-true-formula(ISNUMBER(MATCH([.GE$10];Holidays;0)))" style:apply-style-name="Holiday" style:base-cell-address="'Gantt Chart'.GE22"/>
    </style:style>
    <style:style style:name="ce994" style:family="table-cell" style:parent-style-name="Default">
      <style:table-cell-properties fo:border-bottom="0.06pt solid #dfdfdf" fo:border-left="none" fo:border-right="none" fo:border-top="0.06pt solid #dfdfdf"/>
      <style:map style:condition="is-true-formula([.GE$10]=TODAY())" style:apply-style-name="Today" style:base-cell-address="'Gantt Chart'.GE27"/>
      <style:map style:condition="is-true-formula(OR(WEEKDAY([.GE$10])=1;WEEKDAY([.GE$10])=7))" style:apply-style-name="Weekend" style:base-cell-address="'Gantt Chart'.GE27"/>
      <style:map style:condition="is-true-formula(ISNUMBER(MATCH([.GE$10];Holidays;0)))" style:apply-style-name="Holiday" style:base-cell-address="'Gantt Chart'.GE27"/>
    </style:style>
    <style:style style:name="ce995" style:family="table-cell" style:parent-style-name="Default">
      <style:table-cell-properties fo:border-bottom="0.06pt solid #dfdfdf" fo:border-left="none" fo:border-right="none" fo:border-top="0.06pt solid #dfdfdf"/>
      <style:map style:condition="is-true-formula([.GE$10]=TODAY())" style:apply-style-name="Today" style:base-cell-address="'Gantt Chart'.GE32"/>
      <style:map style:condition="is-true-formula(OR(WEEKDAY([.GE$10])=1;WEEKDAY([.GE$10])=7))" style:apply-style-name="Weekend" style:base-cell-address="'Gantt Chart'.GE32"/>
      <style:map style:condition="is-true-formula(ISNUMBER(MATCH([.GE$10];Holidays;0)))" style:apply-style-name="Holiday" style:base-cell-address="'Gantt Chart'.GE32"/>
    </style:style>
    <style:style style:name="ce996" style:family="table-cell" style:parent-style-name="Default">
      <style:table-cell-properties fo:border-bottom="0.06pt solid #dfdfdf" fo:border-left="none" fo:border-right="none" fo:border-top="0.06pt solid #dfdfdf"/>
      <style:map style:condition="is-true-formula([.GF$10]=TODAY())" style:apply-style-name="Today" style:base-cell-address="'Gantt Chart'.GF21"/>
      <style:map style:condition="is-true-formula(OR(WEEKDAY([.GF$10])=1;WEEKDAY([.GF$10])=7))" style:apply-style-name="Weekend" style:base-cell-address="'Gantt Chart'.GF21"/>
      <style:map style:condition="is-true-formula(ISNUMBER(MATCH([.GF$10];Holidays;0)))" style:apply-style-name="Holiday" style:base-cell-address="'Gantt Chart'.GF21"/>
    </style:style>
    <style:style style:name="ce997" style:family="table-cell" style:parent-style-name="Default">
      <style:table-cell-properties fo:border-bottom="0.06pt solid #dfdfdf" fo:border-left="none" fo:border-right="none" fo:border-top="0.06pt solid #dfdfdf"/>
      <style:map style:condition="is-true-formula([.GF$10]=TODAY())" style:apply-style-name="Today" style:base-cell-address="'Gantt Chart'.GF22"/>
      <style:map style:condition="is-true-formula(OR(WEEKDAY([.GF$10])=1;WEEKDAY([.GF$10])=7))" style:apply-style-name="Weekend" style:base-cell-address="'Gantt Chart'.GF22"/>
      <style:map style:condition="is-true-formula(ISNUMBER(MATCH([.GF$10];Holidays;0)))" style:apply-style-name="Holiday" style:base-cell-address="'Gantt Chart'.GF22"/>
    </style:style>
    <style:style style:name="ce998" style:family="table-cell" style:parent-style-name="Default">
      <style:table-cell-properties fo:border-bottom="0.06pt solid #dfdfdf" fo:border-left="none" fo:border-right="none" fo:border-top="0.06pt solid #dfdfdf"/>
      <style:map style:condition="is-true-formula([.GF$10]=TODAY())" style:apply-style-name="Today" style:base-cell-address="'Gantt Chart'.GF27"/>
      <style:map style:condition="is-true-formula(OR(WEEKDAY([.GF$10])=1;WEEKDAY([.GF$10])=7))" style:apply-style-name="Weekend" style:base-cell-address="'Gantt Chart'.GF27"/>
      <style:map style:condition="is-true-formula(ISNUMBER(MATCH([.GF$10];Holidays;0)))" style:apply-style-name="Holiday" style:base-cell-address="'Gantt Chart'.GF27"/>
    </style:style>
    <style:style style:name="ce999" style:family="table-cell" style:parent-style-name="Default">
      <style:table-cell-properties fo:border-bottom="0.06pt solid #dfdfdf" fo:border-left="none" fo:border-right="none" fo:border-top="0.06pt solid #dfdfdf"/>
      <style:map style:condition="is-true-formula([.GF$10]=TODAY())" style:apply-style-name="Today" style:base-cell-address="'Gantt Chart'.GF32"/>
      <style:map style:condition="is-true-formula(OR(WEEKDAY([.GF$10])=1;WEEKDAY([.GF$10])=7))" style:apply-style-name="Weekend" style:base-cell-address="'Gantt Chart'.GF32"/>
      <style:map style:condition="is-true-formula(ISNUMBER(MATCH([.GF$10];Holidays;0)))" style:apply-style-name="Holiday" style:base-cell-address="'Gantt Chart'.GF32"/>
    </style:style>
    <style:style style:name="ce1000" style:family="table-cell" style:parent-style-name="Default">
      <style:table-cell-properties fo:border-bottom="0.06pt solid #dfdfdf" fo:border-left="none" fo:border-right="none" fo:border-top="0.06pt solid #dfdfdf"/>
      <style:map style:condition="is-true-formula([.GG$10]=TODAY())" style:apply-style-name="Today" style:base-cell-address="'Gantt Chart'.GG21"/>
      <style:map style:condition="is-true-formula(OR(WEEKDAY([.GG$10])=1;WEEKDAY([.GG$10])=7))" style:apply-style-name="Weekend" style:base-cell-address="'Gantt Chart'.GG21"/>
      <style:map style:condition="is-true-formula(ISNUMBER(MATCH([.GG$10];Holidays;0)))" style:apply-style-name="Holiday" style:base-cell-address="'Gantt Chart'.GG21"/>
    </style:style>
    <style:style style:name="ce1001" style:family="table-cell" style:parent-style-name="Default">
      <style:table-cell-properties fo:border-bottom="0.06pt solid #dfdfdf" fo:border-left="none" fo:border-right="none" fo:border-top="0.06pt solid #dfdfdf"/>
      <style:map style:condition="is-true-formula([.GG$10]=TODAY())" style:apply-style-name="Today" style:base-cell-address="'Gantt Chart'.GG22"/>
      <style:map style:condition="is-true-formula(OR(WEEKDAY([.GG$10])=1;WEEKDAY([.GG$10])=7))" style:apply-style-name="Weekend" style:base-cell-address="'Gantt Chart'.GG22"/>
      <style:map style:condition="is-true-formula(ISNUMBER(MATCH([.GG$10];Holidays;0)))" style:apply-style-name="Holiday" style:base-cell-address="'Gantt Chart'.GG22"/>
    </style:style>
    <style:style style:name="ce1002" style:family="table-cell" style:parent-style-name="Default">
      <style:table-cell-properties fo:border-bottom="0.06pt solid #dfdfdf" fo:border-left="none" fo:border-right="none" fo:border-top="0.06pt solid #dfdfdf"/>
      <style:map style:condition="is-true-formula([.GG$10]=TODAY())" style:apply-style-name="Today" style:base-cell-address="'Gantt Chart'.GG27"/>
      <style:map style:condition="is-true-formula(OR(WEEKDAY([.GG$10])=1;WEEKDAY([.GG$10])=7))" style:apply-style-name="Weekend" style:base-cell-address="'Gantt Chart'.GG27"/>
      <style:map style:condition="is-true-formula(ISNUMBER(MATCH([.GG$10];Holidays;0)))" style:apply-style-name="Holiday" style:base-cell-address="'Gantt Chart'.GG27"/>
    </style:style>
    <style:style style:name="ce1003" style:family="table-cell" style:parent-style-name="Default">
      <style:table-cell-properties fo:border-bottom="0.06pt solid #dfdfdf" fo:border-left="none" fo:border-right="none" fo:border-top="0.06pt solid #dfdfdf"/>
      <style:map style:condition="is-true-formula([.GG$10]=TODAY())" style:apply-style-name="Today" style:base-cell-address="'Gantt Chart'.GG32"/>
      <style:map style:condition="is-true-formula(OR(WEEKDAY([.GG$10])=1;WEEKDAY([.GG$10])=7))" style:apply-style-name="Weekend" style:base-cell-address="'Gantt Chart'.GG32"/>
      <style:map style:condition="is-true-formula(ISNUMBER(MATCH([.GG$10];Holidays;0)))" style:apply-style-name="Holiday" style:base-cell-address="'Gantt Chart'.GG32"/>
    </style:style>
    <style:style style:name="ce1004" style:family="table-cell" style:parent-style-name="Default">
      <style:table-cell-properties fo:border-bottom="0.06pt solid #dfdfdf" fo:border-left="none" fo:border-right="none" fo:border-top="0.06pt solid #dfdfdf"/>
      <style:map style:condition="is-true-formula([.GH$10]=TODAY())" style:apply-style-name="Today" style:base-cell-address="'Gantt Chart'.GH21"/>
      <style:map style:condition="is-true-formula(OR(WEEKDAY([.GH$10])=1;WEEKDAY([.GH$10])=7))" style:apply-style-name="Weekend" style:base-cell-address="'Gantt Chart'.GH21"/>
      <style:map style:condition="is-true-formula(ISNUMBER(MATCH([.GH$10];Holidays;0)))" style:apply-style-name="Holiday" style:base-cell-address="'Gantt Chart'.GH21"/>
    </style:style>
    <style:style style:name="ce1005" style:family="table-cell" style:parent-style-name="Default">
      <style:table-cell-properties fo:border-bottom="0.06pt solid #dfdfdf" fo:border-left="none" fo:border-right="none" fo:border-top="0.06pt solid #dfdfdf"/>
      <style:map style:condition="is-true-formula([.GH$10]=TODAY())" style:apply-style-name="Today" style:base-cell-address="'Gantt Chart'.GH22"/>
      <style:map style:condition="is-true-formula(OR(WEEKDAY([.GH$10])=1;WEEKDAY([.GH$10])=7))" style:apply-style-name="Weekend" style:base-cell-address="'Gantt Chart'.GH22"/>
      <style:map style:condition="is-true-formula(ISNUMBER(MATCH([.GH$10];Holidays;0)))" style:apply-style-name="Holiday" style:base-cell-address="'Gantt Chart'.GH22"/>
    </style:style>
    <style:style style:name="ce1006" style:family="table-cell" style:parent-style-name="Default">
      <style:table-cell-properties fo:border-bottom="0.06pt solid #dfdfdf" fo:border-left="none" fo:border-right="none" fo:border-top="0.06pt solid #dfdfdf"/>
      <style:map style:condition="is-true-formula([.GH$10]=TODAY())" style:apply-style-name="Today" style:base-cell-address="'Gantt Chart'.GH27"/>
      <style:map style:condition="is-true-formula(OR(WEEKDAY([.GH$10])=1;WEEKDAY([.GH$10])=7))" style:apply-style-name="Weekend" style:base-cell-address="'Gantt Chart'.GH27"/>
      <style:map style:condition="is-true-formula(ISNUMBER(MATCH([.GH$10];Holidays;0)))" style:apply-style-name="Holiday" style:base-cell-address="'Gantt Chart'.GH27"/>
    </style:style>
    <style:style style:name="ce1007" style:family="table-cell" style:parent-style-name="Default">
      <style:table-cell-properties fo:border-bottom="0.06pt solid #dfdfdf" fo:border-left="none" fo:border-right="none" fo:border-top="0.06pt solid #dfdfdf"/>
      <style:map style:condition="is-true-formula([.GH$10]=TODAY())" style:apply-style-name="Today" style:base-cell-address="'Gantt Chart'.GH32"/>
      <style:map style:condition="is-true-formula(OR(WEEKDAY([.GH$10])=1;WEEKDAY([.GH$10])=7))" style:apply-style-name="Weekend" style:base-cell-address="'Gantt Chart'.GH32"/>
      <style:map style:condition="is-true-formula(ISNUMBER(MATCH([.GH$10];Holidays;0)))" style:apply-style-name="Holiday" style:base-cell-address="'Gantt Chart'.GH32"/>
    </style:style>
    <style:style style:name="ce1008" style:family="table-cell" style:parent-style-name="Default">
      <style:table-cell-properties fo:border-bottom="0.06pt solid #dfdfdf" fo:border-left="none" fo:border-right="none" fo:border-top="0.06pt solid #dfdfdf"/>
      <style:map style:condition="is-true-formula([.GI$10]=TODAY())" style:apply-style-name="Today" style:base-cell-address="'Gantt Chart'.GI21"/>
      <style:map style:condition="is-true-formula(OR(WEEKDAY([.GI$10])=1;WEEKDAY([.GI$10])=7))" style:apply-style-name="Weekend" style:base-cell-address="'Gantt Chart'.GI21"/>
      <style:map style:condition="is-true-formula(ISNUMBER(MATCH([.GI$10];Holidays;0)))" style:apply-style-name="Holiday" style:base-cell-address="'Gantt Chart'.GI21"/>
    </style:style>
    <style:style style:name="ce1009" style:family="table-cell" style:parent-style-name="Default">
      <style:table-cell-properties fo:border-bottom="0.06pt solid #dfdfdf" fo:border-left="none" fo:border-right="none" fo:border-top="0.06pt solid #dfdfdf"/>
      <style:map style:condition="is-true-formula([.GI$10]=TODAY())" style:apply-style-name="Today" style:base-cell-address="'Gantt Chart'.GI22"/>
      <style:map style:condition="is-true-formula(OR(WEEKDAY([.GI$10])=1;WEEKDAY([.GI$10])=7))" style:apply-style-name="Weekend" style:base-cell-address="'Gantt Chart'.GI22"/>
      <style:map style:condition="is-true-formula(ISNUMBER(MATCH([.GI$10];Holidays;0)))" style:apply-style-name="Holiday" style:base-cell-address="'Gantt Chart'.GI22"/>
    </style:style>
    <style:style style:name="ce1010" style:family="table-cell" style:parent-style-name="Default">
      <style:table-cell-properties fo:border-bottom="0.06pt solid #dfdfdf" fo:border-left="none" fo:border-right="none" fo:border-top="0.06pt solid #dfdfdf"/>
      <style:map style:condition="is-true-formula([.GI$10]=TODAY())" style:apply-style-name="Today" style:base-cell-address="'Gantt Chart'.GI27"/>
      <style:map style:condition="is-true-formula(OR(WEEKDAY([.GI$10])=1;WEEKDAY([.GI$10])=7))" style:apply-style-name="Weekend" style:base-cell-address="'Gantt Chart'.GI27"/>
      <style:map style:condition="is-true-formula(ISNUMBER(MATCH([.GI$10];Holidays;0)))" style:apply-style-name="Holiday" style:base-cell-address="'Gantt Chart'.GI27"/>
    </style:style>
    <style:style style:name="ce1011" style:family="table-cell" style:parent-style-name="Default">
      <style:table-cell-properties fo:border-bottom="0.06pt solid #dfdfdf" fo:border-left="none" fo:border-right="none" fo:border-top="0.06pt solid #dfdfdf"/>
      <style:map style:condition="is-true-formula([.GI$10]=TODAY())" style:apply-style-name="Today" style:base-cell-address="'Gantt Chart'.GI32"/>
      <style:map style:condition="is-true-formula(OR(WEEKDAY([.GI$10])=1;WEEKDAY([.GI$10])=7))" style:apply-style-name="Weekend" style:base-cell-address="'Gantt Chart'.GI32"/>
      <style:map style:condition="is-true-formula(ISNUMBER(MATCH([.GI$10];Holidays;0)))" style:apply-style-name="Holiday" style:base-cell-address="'Gantt Chart'.GI32"/>
    </style:style>
    <style:style style:name="ce141" style:family="table-cell" style:parent-style-name="Default">
      <style:table-cell-properties fo:wrap-option="no-wrap"/>
      <style:text-properties fo:font-weight="bold" style:font-weight-asian="bold" style:font-weight-complex="bold"/>
    </style:style>
    <style:style style:name="ce142" style:family="table-cell" style:parent-style-name="Default">
      <style:table-cell-properties fo:border-bottom="0.06pt solid #000000" fo:border-left="none" fo:border-right="none" style:rotation-angle="0" fo:border-top="none"/>
      <style:text-properties fo:font-size="11pt" style:font-size-asian="11pt" style:font-size-complex="11pt"/>
    </style:style>
    <style:style style:name="ce143" style:family="table-cell" style:parent-style-name="Default">
      <style:table-cell-properties fo:border-bottom="0.06pt solid #dfdfdf" fo:background-color="#dfdfdf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144" style:family="table-cell" style:parent-style-name="Default">
      <style:table-cell-properties fo:border-bottom="0.06pt solid #dfdfdf" fo:border-left="none" fo:border-right="none" fo:border-top="0.06pt solid #dfdfdf"/>
      <style:text-properties fo:font-weight="bold" style:font-weight-asian="bold" style:font-weight-complex="bold"/>
    </style:style>
    <style:style style:name="ce145" style:family="table-cell" style:parent-style-name="Default">
      <style:table-cell-properties fo:border-bottom="0.06pt solid #dfdfdf" fo:border-left="none" fo:border-right="none" fo:border-top="0.06pt solid #dfdfdf"/>
    </style:style>
    <style:style style:name="ce147" style:family="table-cell" style:parent-style-name="Default">
      <style:table-cell-properties fo:border-bottom="0.06pt solid #dfdfdf" fo:background-color="#dfdfdf" fo:border-left="none" fo:border-right="none" fo:border-top="0.06pt solid #dfdfdf"/>
      <style:text-properties fo:font-size="12pt" fo:font-weight="bold" style:font-size-asian="12pt" style:font-weight-asian="bold" style:font-size-complex="12pt" style:font-weight-complex="bold"/>
    </style:style>
    <style:style style:name="ce146" style:family="table-cell" style:parent-style-name="Default">
      <style:table-cell-properties fo:border-bottom="0.06pt solid #dfdfdf" fo:border-left="none" fo:border-right="none" fo:border-top="0.06pt solid #dfdfdf"/>
      <style:text-properties fo:font-weight="normal" style:font-weight-asian="normal" style:font-weight-complex="normal"/>
    </style:style>
    <style:style style:name="ce148" style:family="table-cell" style:parent-style-name="Default">
      <style:table-cell-properties fo:border-bottom="0.06pt solid #000000" fo:border-left="none" fo:border-right="none" style:rotation-angle="0" fo:border-top="none"/>
    </style:style>
    <style:style style:name="ce149" style:family="table-cell" style:parent-style-name="Default">
      <style:table-cell-properties fo:background-color="#dfdfdf"/>
      <style:text-properties fo:font-size="12pt" fo:font-weight="bold" style:font-size-asian="12pt" style:font-weight-asian="bold" style:font-size-complex="12pt" style:font-weight-complex="bold"/>
    </style:style>
    <style:style style:name="ce151" style:family="table-cell" style:parent-style-name="Default">
      <style:table-cell-properties fo:background-color="#dfdfdf"/>
      <style:text-properties fo:font-weight="bold" style:font-weight-asian="bold" style:font-weight-complex="bold"/>
    </style:style>
  </office:automatic-styles>
  <office:body>
    <office:spreadsheet table:structure-protected="true" table:protection-key="EOgiRN+KQM/ZAWcZvNNOFiVOpGg=" table:protection-key-digest-algorithm="http://www.w3.org/2000/09/xmldsig#sha1">
      <table:content-validations>
        <table:content-validation table:name="val1" table:base-cell-address="'Gantt Chart'.D42">
          <table:error-message table:message-type="stop" table:display="true"/>
        </table:content-validation>
      </table:content-validations>
      <table:table table:name="Gantt Chart" table:style-name="ta1" table:print="false">
        <office:forms form:automatic-focus="false" form:apply-design-mode="false"/>
        <table:table-column table:style-name="co1" table:visibility="collapse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4"/>
        <table:table-column table:style-name="co5" table:default-cell-style-name="ce162"/>
        <table:table-column table:style-name="co4" table:default-cell-style-name="ce44"/>
        <table:table-column table:style-name="co6" table:default-cell-style-name="ce224"/>
        <table:table-column table:style-name="co5" table:visibility="collapse" table:number-columns-repeated="2" table:default-cell-style-name="ce99"/>
        <table:table-column table:style-name="co7" table:visibility="collapse" table:default-cell-style-name="ce162"/>
        <table:table-column table:style-name="co8" table:number-columns-repeated="7" table:default-cell-style-name="Default"/>
        <table:table-column table:style-name="co8" table:visibility="collapse" table:number-columns-repeated="174" table:default-cell-style-name="Default"/>
        <table:table-column table:style-name="co9" table:number-columns-repeated="833" table:default-cell-style-name="Default"/>
        <table:table-row table:style-name="ro1" table:number-rows-repeated="2">
          <table:table-cell table:content-validation-name="val1" table:number-columns-repeated="3"/>
          <table:table-cell table:style-name="ce43" table:content-validation-name="val1"/>
          <table:table-cell table:content-validation-name="val1"/>
          <table:table-cell table:style-name="ce162" table:content-validation-name="val1"/>
          <table:table-cell table:content-validation-name="val1" table:number-columns-repeated="1018"/>
        </table:table-row>
        <table:table-row table:style-name="ro2">
          <table:table-cell table:content-validation-name="val1"/>
          <table:table-cell table:style-name="ce18" table:content-validation-name="val1" office:value-type="string" calcext:value-type="string" table:number-columns-spanned="2" table:number-rows-spanned="1">
            <text:p>Asteroids</text:p>
          </table:table-cell>
          <table:covered-table-cell table:style-name="ce162" table:content-validation-name="val1"/>
          <table:table-cell table:content-validation-name="val1" table:number-columns-repeated="2"/>
          <table:table-cell table:style-name="ce74" table:content-validation-name="val1" table:formula="of:=[.G10]" office:value-type="percentage" office:value="0" calcext:value-type="percentage">
            <text:p>0%</text:p>
          </table:table-cell>
          <table:table-cell table:style-name="Default" table:content-validation-name="val1"/>
          <table:table-cell table:content-validation-name="val1" table:number-columns-repeated="1017"/>
        </table:table-row>
        <table:table-row table:style-name="ro3">
          <table:table-cell table:content-validation-name="val1"/>
          <table:table-cell table:style-name="ce19" table:content-validation-name="val1" office:value-type="string" calcext:value-type="string" table:number-columns-spanned="2" table:number-rows-spanned="1">
            <text:p>Third Element Aviation GmbH</text:p>
          </table:table-cell>
          <table:covered-table-cell table:style-name="ce162" table:content-validation-name="val1"/>
          <table:table-cell table:style-name="ce43" table:content-validation-name="val1"/>
          <table:table-cell table:content-validation-name="val1"/>
          <table:table-cell table:style-name="ce162" table:content-validation-name="val1"/>
          <table:table-cell table:content-validation-name="val1" table:number-columns-repeated="1018"/>
        </table:table-row>
        <table:table-row table:style-name="ro4">
          <table:table-cell table:content-validation-name="val1"/>
          <table:table-cell table:style-name="ce20" table:content-validation-name="val1" office:value-type="string" calcext:value-type="string" table:number-columns-spanned="2" table:number-rows-spanned="1">
            <text:p>Birger Möllering</text:p>
          </table:table-cell>
          <table:covered-table-cell table:content-validation-name="val1"/>
          <table:table-cell table:style-name="ce45" table:content-validation-name="val1" table:formula="of:=TODAY()" office:value-type="date" office:date-value="2020-04-26" calcext:value-type="date" table:number-columns-spanned="4" table:number-rows-spanned="1">
            <text:p>Sonntag, 26. April 2020</text:p>
          </table:table-cell>
          <table:covered-table-cell table:content-validation-name="val1"/>
          <table:covered-table-cell table:style-name="Default" table:content-validation-name="val1"/>
          <table:covered-table-cell table:content-validation-name="val1"/>
          <table:table-cell table:content-validation-name="val1" table:number-columns-repeated="1017"/>
        </table:table-row>
        <table:table-row table:style-name="ro1">
          <table:table-cell table:content-validation-name="val1" table:number-columns-repeated="3"/>
          <table:table-cell table:style-name="ce43" table:content-validation-name="val1"/>
          <table:table-cell table:content-validation-name="val1"/>
          <table:table-cell table:style-name="ce162" table:content-validation-name="val1"/>
          <table:table-cell table:content-validation-name="val1" table:number-columns-repeated="1018"/>
        </table:table-row>
        <table:table-row table:style-name="ro1">
          <table:table-cell table:style-name="ce1" table:content-validation-name="val1" table:number-columns-repeated="7"/>
          <table:table-cell table:style-name="ce100" table:content-validation-name="val1" table:number-columns-repeated="2"/>
          <table:table-cell table:style-name="ce116" table:content-validation-name="val1"/>
          <table:table-cell table:style-name="ce123" table:content-validation-name="val1" table:number-columns-repeated="42"/>
          <table:table-cell table:style-name="ce134" table:content-validation-name="val1" table:number-columns-repeated="972"/>
        </table:table-row>
        <table:table-row table:style-name="ro4">
          <table:table-cell table:style-name="ce2" table:content-validation-name="val1" table:number-columns-repeated="3"/>
          <table:table-cell table:style-name="ce46" table:content-validation-name="val1"/>
          <table:table-cell table:style-name="ce60" table:content-validation-name="val1"/>
          <table:table-cell table:style-name="ce46" table:content-validation-name="val1"/>
          <table:table-cell table:style-name="ce84" table:content-validation-name="val1"/>
          <table:table-cell table:style-name="ce101" table:content-validation-name="val1" table:number-columns-repeated="2"/>
          <table:table-cell table:style-name="ce117" table:content-validation-name="val1"/>
          <table:table-cell table:style-name="ce124" table:content-validation-name="val1" table:formula="of:=IF(WEEKDAY([.K10])=2;ORG.LIBREOFFICE.WEEKNUM_OOO([.K10];1);&quot;&quot;)" office:value-type="float" office:value="18" calcext:value-type="float">
            <text:p>18</text:p>
          </table:table-cell>
          <table:table-cell table:style-name="ce124" table:content-validation-name="val1" table:formula="of:=IF(WEEKDAY([.L10])=2;ORG.LIBREOFFICE.WEEKNUM_OOO([.L10];1);&quot;&quot;)">
            <text:p/>
          </table:table-cell>
          <table:table-cell table:style-name="ce124" table:content-validation-name="val1" table:formula="of:=IF(WEEKDAY([.M10])=2;ORG.LIBREOFFICE.WEEKNUM_OOO([.M10];1);&quot;&quot;)">
            <text:p/>
          </table:table-cell>
          <table:table-cell table:style-name="ce124" table:content-validation-name="val1" table:formula="of:=IF(WEEKDAY([.N10])=2;ORG.LIBREOFFICE.WEEKNUM_OOO([.N10];1);&quot;&quot;)">
            <text:p/>
          </table:table-cell>
          <table:table-cell table:style-name="ce124" table:content-validation-name="val1" table:formula="of:=IF(WEEKDAY([.O10])=2;ORG.LIBREOFFICE.WEEKNUM_OOO([.O10];1);&quot;&quot;)">
            <text:p/>
          </table:table-cell>
          <table:table-cell table:style-name="ce124" table:content-validation-name="val1" table:formula="of:=IF(WEEKDAY([.P10])=2;ORG.LIBREOFFICE.WEEKNUM_OOO([.P10];1);&quot;&quot;)">
            <text:p/>
          </table:table-cell>
          <table:table-cell table:style-name="ce124" table:content-validation-name="val1" table:formula="of:=IF(WEEKDAY([.Q10])=2;ORG.LIBREOFFICE.WEEKNUM_OOO([.Q10];1);&quot;&quot;)">
            <text:p/>
          </table:table-cell>
          <table:table-cell table:style-name="ce124" table:content-validation-name="val1" table:formula="of:=IF(WEEKDAY([.R10])=2;ORG.LIBREOFFICE.WEEKNUM_OOO([.R10];1);&quot;&quot;)" office:value-type="float" office:value="19" calcext:value-type="float">
            <text:p>19</text:p>
          </table:table-cell>
          <table:table-cell table:style-name="ce124" table:content-validation-name="val1" table:formula="of:=IF(WEEKDAY([.S10])=2;ORG.LIBREOFFICE.WEEKNUM_OOO([.S10];1);&quot;&quot;)">
            <text:p/>
          </table:table-cell>
          <table:table-cell table:style-name="ce124" table:content-validation-name="val1" table:formula="of:=IF(WEEKDAY([.T10])=2;ORG.LIBREOFFICE.WEEKNUM_OOO([.T10];1);&quot;&quot;)">
            <text:p/>
          </table:table-cell>
          <table:table-cell table:style-name="ce124" table:content-validation-name="val1" table:formula="of:=IF(WEEKDAY([.U10])=2;ORG.LIBREOFFICE.WEEKNUM_OOO([.U10];1);&quot;&quot;)">
            <text:p/>
          </table:table-cell>
          <table:table-cell table:style-name="ce124" table:content-validation-name="val1" table:formula="of:=IF(WEEKDAY([.V10])=2;ORG.LIBREOFFICE.WEEKNUM_OOO([.V10];1);&quot;&quot;)">
            <text:p/>
          </table:table-cell>
          <table:table-cell table:style-name="ce124" table:content-validation-name="val1" table:formula="of:=IF(WEEKDAY([.W10])=2;ORG.LIBREOFFICE.WEEKNUM_OOO([.W10];1);&quot;&quot;)">
            <text:p/>
          </table:table-cell>
          <table:table-cell table:style-name="ce124" table:content-validation-name="val1" table:formula="of:=IF(WEEKDAY([.X10])=2;ORG.LIBREOFFICE.WEEKNUM_OOO([.X10];1);&quot;&quot;)">
            <text:p/>
          </table:table-cell>
          <table:table-cell table:style-name="ce124" table:content-validation-name="val1" table:formula="of:=IF(WEEKDAY([.Y10])=2;ORG.LIBREOFFICE.WEEKNUM_OOO([.Y10];1);&quot;&quot;)" office:value-type="float" office:value="20" calcext:value-type="float">
            <text:p>20</text:p>
          </table:table-cell>
          <table:table-cell table:style-name="ce124" table:content-validation-name="val1" table:formula="of:=IF(WEEKDAY([.Z10])=2;ORG.LIBREOFFICE.WEEKNUM_OOO([.Z10];1);&quot;&quot;)">
            <text:p/>
          </table:table-cell>
          <table:table-cell table:style-name="ce124" table:content-validation-name="val1" table:formula="of:=IF(WEEKDAY([.AA10])=2;ORG.LIBREOFFICE.WEEKNUM_OOO([.AA10];1);&quot;&quot;)">
            <text:p/>
          </table:table-cell>
          <table:table-cell table:style-name="ce124" table:content-validation-name="val1" table:formula="of:=IF(WEEKDAY([.AB10])=2;ORG.LIBREOFFICE.WEEKNUM_OOO([.AB10];1);&quot;&quot;)">
            <text:p/>
          </table:table-cell>
          <table:table-cell table:style-name="ce124" table:content-validation-name="val1" table:formula="of:=IF(WEEKDAY([.AC10])=2;ORG.LIBREOFFICE.WEEKNUM_OOO([.AC10];1);&quot;&quot;)">
            <text:p/>
          </table:table-cell>
          <table:table-cell table:style-name="ce124" table:content-validation-name="val1" table:formula="of:=IF(WEEKDAY([.AD10])=2;ORG.LIBREOFFICE.WEEKNUM_OOO([.AD10];1);&quot;&quot;)">
            <text:p/>
          </table:table-cell>
          <table:table-cell table:style-name="ce124" table:content-validation-name="val1" table:formula="of:=IF(WEEKDAY([.AE10])=2;ORG.LIBREOFFICE.WEEKNUM_OOO([.AE10];1);&quot;&quot;)">
            <text:p/>
          </table:table-cell>
          <table:table-cell table:style-name="ce124" table:content-validation-name="val1" table:formula="of:=IF(WEEKDAY([.AF10])=2;ORG.LIBREOFFICE.WEEKNUM_OOO([.AF10];1);&quot;&quot;)" office:value-type="float" office:value="21" calcext:value-type="float">
            <text:p>21</text:p>
          </table:table-cell>
          <table:table-cell table:style-name="ce124" table:content-validation-name="val1" table:formula="of:=IF(WEEKDAY([.AG10])=2;ORG.LIBREOFFICE.WEEKNUM_OOO([.AG10];1);&quot;&quot;)">
            <text:p/>
          </table:table-cell>
          <table:table-cell table:style-name="ce124" table:content-validation-name="val1" table:formula="of:=IF(WEEKDAY([.AH10])=2;ORG.LIBREOFFICE.WEEKNUM_OOO([.AH10];1);&quot;&quot;)">
            <text:p/>
          </table:table-cell>
          <table:table-cell table:style-name="ce124" table:content-validation-name="val1" table:formula="of:=IF(WEEKDAY([.AI10])=2;ORG.LIBREOFFICE.WEEKNUM_OOO([.AI10];1);&quot;&quot;)">
            <text:p/>
          </table:table-cell>
          <table:table-cell table:style-name="ce124" table:content-validation-name="val1" table:formula="of:=IF(WEEKDAY([.AJ10])=2;ORG.LIBREOFFICE.WEEKNUM_OOO([.AJ10];1);&quot;&quot;)">
            <text:p/>
          </table:table-cell>
          <table:table-cell table:style-name="ce124" table:content-validation-name="val1" table:formula="of:=IF(WEEKDAY([.AK10])=2;ORG.LIBREOFFICE.WEEKNUM_OOO([.AK10];1);&quot;&quot;)">
            <text:p/>
          </table:table-cell>
          <table:table-cell table:style-name="ce124" table:content-validation-name="val1" table:formula="of:=IF(WEEKDAY([.AL10])=2;ORG.LIBREOFFICE.WEEKNUM_OOO([.AL10];1);&quot;&quot;)">
            <text:p/>
          </table:table-cell>
          <table:table-cell table:style-name="ce124" table:content-validation-name="val1" table:formula="of:=IF(WEEKDAY([.AM10])=2;ORG.LIBREOFFICE.WEEKNUM_OOO([.AM10];1);&quot;&quot;)" office:value-type="float" office:value="22" calcext:value-type="float">
            <text:p>22</text:p>
          </table:table-cell>
          <table:table-cell table:style-name="ce124" table:content-validation-name="val1" table:formula="of:=IF(WEEKDAY([.AN10])=2;ORG.LIBREOFFICE.WEEKNUM_OOO([.AN10];1);&quot;&quot;)">
            <text:p/>
          </table:table-cell>
          <table:table-cell table:style-name="ce124" table:content-validation-name="val1" table:formula="of:=IF(WEEKDAY([.AO10])=2;ORG.LIBREOFFICE.WEEKNUM_OOO([.AO10];1);&quot;&quot;)">
            <text:p/>
          </table:table-cell>
          <table:table-cell table:style-name="ce124" table:content-validation-name="val1" table:formula="of:=IF(WEEKDAY([.AP10])=2;ORG.LIBREOFFICE.WEEKNUM_OOO([.AP10];1);&quot;&quot;)">
            <text:p/>
          </table:table-cell>
          <table:table-cell table:style-name="ce124" table:content-validation-name="val1" table:formula="of:=IF(WEEKDAY([.AQ10])=2;ORG.LIBREOFFICE.WEEKNUM_OOO([.AQ10];1);&quot;&quot;)">
            <text:p/>
          </table:table-cell>
          <table:table-cell table:style-name="ce124" table:content-validation-name="val1" table:formula="of:=IF(WEEKDAY([.AR10])=2;ORG.LIBREOFFICE.WEEKNUM_OOO([.AR10];1);&quot;&quot;)">
            <text:p/>
          </table:table-cell>
          <table:table-cell table:style-name="ce124" table:content-validation-name="val1" table:formula="of:=IF(WEEKDAY([.AS10])=2;ORG.LIBREOFFICE.WEEKNUM_OOO([.AS10];1);&quot;&quot;)">
            <text:p/>
          </table:table-cell>
          <table:table-cell table:style-name="ce124" table:content-validation-name="val1" table:formula="of:=IF(WEEKDAY([.AT10])=2;ORG.LIBREOFFICE.WEEKNUM_OOO([.AT10];1);&quot;&quot;)" office:value-type="float" office:value="23" calcext:value-type="float">
            <text:p>23</text:p>
          </table:table-cell>
          <table:table-cell table:style-name="ce124" table:content-validation-name="val1" table:formula="of:=IF(WEEKDAY([.AU10])=2;ORG.LIBREOFFICE.WEEKNUM_OOO([.AU10];1);&quot;&quot;)">
            <text:p/>
          </table:table-cell>
          <table:table-cell table:style-name="ce124" table:content-validation-name="val1" table:formula="of:=IF(WEEKDAY([.AV10])=2;ORG.LIBREOFFICE.WEEKNUM_OOO([.AV10];1);&quot;&quot;)">
            <text:p/>
          </table:table-cell>
          <table:table-cell table:style-name="ce124" table:content-validation-name="val1" table:formula="of:=IF(WEEKDAY([.AW10])=2;ORG.LIBREOFFICE.WEEKNUM_OOO([.AW10];1);&quot;&quot;)">
            <text:p/>
          </table:table-cell>
          <table:table-cell table:style-name="ce124" table:content-validation-name="val1" table:formula="of:=IF(WEEKDAY([.AX10])=2;ORG.LIBREOFFICE.WEEKNUM_OOO([.AX10];1);&quot;&quot;)">
            <text:p/>
          </table:table-cell>
          <table:table-cell table:style-name="ce124" table:content-validation-name="val1" table:formula="of:=IF(WEEKDAY([.AY10])=2;ORG.LIBREOFFICE.WEEKNUM_OOO([.AY10];1);&quot;&quot;)">
            <text:p/>
          </table:table-cell>
          <table:table-cell table:style-name="ce124" table:content-validation-name="val1" table:formula="of:=IF(WEEKDAY([.AZ10])=2;ORG.LIBREOFFICE.WEEKNUM_OOO([.AZ10];1);&quot;&quot;)">
            <text:p/>
          </table:table-cell>
          <table:table-cell table:style-name="ce124" table:content-validation-name="val1" table:formula="of:=IF(WEEKDAY([.BA10])=2;ORG.LIBREOFFICE.WEEKNUM_OOO([.BA10];1);&quot;&quot;)" office:value-type="float" office:value="24" calcext:value-type="float">
            <text:p>24</text:p>
          </table:table-cell>
          <table:table-cell table:style-name="ce124" table:content-validation-name="val1" table:formula="of:=IF(WEEKDAY([.BB10])=2;ORG.LIBREOFFICE.WEEKNUM_OOO([.BB10];1);&quot;&quot;)">
            <text:p/>
          </table:table-cell>
          <table:table-cell table:style-name="ce124" table:content-validation-name="val1" table:formula="of:=IF(WEEKDAY([.BC10])=2;ORG.LIBREOFFICE.WEEKNUM_OOO([.BC10];1);&quot;&quot;)">
            <text:p/>
          </table:table-cell>
          <table:table-cell table:style-name="ce124" table:content-validation-name="val1" table:formula="of:=IF(WEEKDAY([.BD10])=2;ORG.LIBREOFFICE.WEEKNUM_OOO([.BD10];1);&quot;&quot;)">
            <text:p/>
          </table:table-cell>
          <table:table-cell table:style-name="ce124" table:content-validation-name="val1" table:formula="of:=IF(WEEKDAY([.BE10])=2;ORG.LIBREOFFICE.WEEKNUM_OOO([.BE10];1);&quot;&quot;)">
            <text:p/>
          </table:table-cell>
          <table:table-cell table:style-name="ce124" table:content-validation-name="val1" table:formula="of:=IF(WEEKDAY([.BF10])=2;ORG.LIBREOFFICE.WEEKNUM_OOO([.BF10];1);&quot;&quot;)">
            <text:p/>
          </table:table-cell>
          <table:table-cell table:style-name="ce124" table:content-validation-name="val1" table:formula="of:=IF(WEEKDAY([.BG10])=2;ORG.LIBREOFFICE.WEEKNUM_OOO([.BG10];1);&quot;&quot;)">
            <text:p/>
          </table:table-cell>
          <table:table-cell table:style-name="ce124" table:content-validation-name="val1" table:formula="of:=IF(WEEKDAY([.BH10])=2;ORG.LIBREOFFICE.WEEKNUM_OOO([.BH10];1);&quot;&quot;)" office:value-type="float" office:value="25" calcext:value-type="float">
            <text:p>25</text:p>
          </table:table-cell>
          <table:table-cell table:style-name="ce124" table:content-validation-name="val1" table:formula="of:=IF(WEEKDAY([.BI10])=2;ORG.LIBREOFFICE.WEEKNUM_OOO([.BI10];1);&quot;&quot;)">
            <text:p/>
          </table:table-cell>
          <table:table-cell table:style-name="ce124" table:content-validation-name="val1" table:formula="of:=IF(WEEKDAY([.BJ10])=2;ORG.LIBREOFFICE.WEEKNUM_OOO([.BJ10];1);&quot;&quot;)">
            <text:p/>
          </table:table-cell>
          <table:table-cell table:style-name="ce124" table:content-validation-name="val1" table:formula="of:=IF(WEEKDAY([.BK10])=2;ORG.LIBREOFFICE.WEEKNUM_OOO([.BK10];1);&quot;&quot;)">
            <text:p/>
          </table:table-cell>
          <table:table-cell table:style-name="ce124" table:content-validation-name="val1" table:formula="of:=IF(WEEKDAY([.BL10])=2;ORG.LIBREOFFICE.WEEKNUM_OOO([.BL10];1);&quot;&quot;)">
            <text:p/>
          </table:table-cell>
          <table:table-cell table:style-name="ce124" table:content-validation-name="val1" table:formula="of:=IF(WEEKDAY([.BM10])=2;ORG.LIBREOFFICE.WEEKNUM_OOO([.BM10];1);&quot;&quot;)">
            <text:p/>
          </table:table-cell>
          <table:table-cell table:style-name="ce124" table:content-validation-name="val1" table:formula="of:=IF(WEEKDAY([.BN10])=2;ORG.LIBREOFFICE.WEEKNUM_OOO([.BN10];1);&quot;&quot;)">
            <text:p/>
          </table:table-cell>
          <table:table-cell table:style-name="ce124" table:content-validation-name="val1" table:formula="of:=IF(WEEKDAY([.BO10])=2;ORG.LIBREOFFICE.WEEKNUM_OOO([.BO10];1);&quot;&quot;)" office:value-type="float" office:value="26" calcext:value-type="float">
            <text:p>26</text:p>
          </table:table-cell>
          <table:table-cell table:style-name="ce124" table:content-validation-name="val1" table:formula="of:=IF(WEEKDAY([.BP10])=2;ORG.LIBREOFFICE.WEEKNUM_OOO([.BP10];1);&quot;&quot;)">
            <text:p/>
          </table:table-cell>
          <table:table-cell table:style-name="ce124" table:content-validation-name="val1" table:formula="of:=IF(WEEKDAY([.BQ10])=2;ORG.LIBREOFFICE.WEEKNUM_OOO([.BQ10];1);&quot;&quot;)">
            <text:p/>
          </table:table-cell>
          <table:table-cell table:style-name="ce124" table:content-validation-name="val1" table:formula="of:=IF(WEEKDAY([.BR10])=2;ORG.LIBREOFFICE.WEEKNUM_OOO([.BR10];1);&quot;&quot;)">
            <text:p/>
          </table:table-cell>
          <table:table-cell table:style-name="ce124" table:content-validation-name="val1" table:formula="of:=IF(WEEKDAY([.BS10])=2;ORG.LIBREOFFICE.WEEKNUM_OOO([.BS10];1);&quot;&quot;)">
            <text:p/>
          </table:table-cell>
          <table:table-cell table:style-name="ce124" table:content-validation-name="val1" table:formula="of:=IF(WEEKDAY([.BT10])=2;ORG.LIBREOFFICE.WEEKNUM_OOO([.BT10];1);&quot;&quot;)">
            <text:p/>
          </table:table-cell>
          <table:table-cell table:style-name="ce124" table:content-validation-name="val1" table:formula="of:=IF(WEEKDAY([.BU10])=2;ORG.LIBREOFFICE.WEEKNUM_OOO([.BU10];1);&quot;&quot;)">
            <text:p/>
          </table:table-cell>
          <table:table-cell table:style-name="ce124" table:content-validation-name="val1" table:formula="of:=IF(WEEKDAY([.BV10])=2;ORG.LIBREOFFICE.WEEKNUM_OOO([.BV10];1);&quot;&quot;)" office:value-type="float" office:value="27" calcext:value-type="float">
            <text:p>27</text:p>
          </table:table-cell>
          <table:table-cell table:style-name="ce124" table:content-validation-name="val1" table:formula="of:=IF(WEEKDAY([.BW10])=2;ORG.LIBREOFFICE.WEEKNUM_OOO([.BW10];1);&quot;&quot;)">
            <text:p/>
          </table:table-cell>
          <table:table-cell table:style-name="ce124" table:content-validation-name="val1" table:formula="of:=IF(WEEKDAY([.BX10])=2;ORG.LIBREOFFICE.WEEKNUM_OOO([.BX10];1);&quot;&quot;)">
            <text:p/>
          </table:table-cell>
          <table:table-cell table:style-name="ce124" table:content-validation-name="val1" table:formula="of:=IF(WEEKDAY([.BY10])=2;ORG.LIBREOFFICE.WEEKNUM_OOO([.BY10];1);&quot;&quot;)">
            <text:p/>
          </table:table-cell>
          <table:table-cell table:style-name="ce124" table:content-validation-name="val1" table:formula="of:=IF(WEEKDAY([.BZ10])=2;ORG.LIBREOFFICE.WEEKNUM_OOO([.BZ10];1);&quot;&quot;)">
            <text:p/>
          </table:table-cell>
          <table:table-cell table:style-name="ce124" table:content-validation-name="val1" table:formula="of:=IF(WEEKDAY([.CA10])=2;ORG.LIBREOFFICE.WEEKNUM_OOO([.CA10];1);&quot;&quot;)">
            <text:p/>
          </table:table-cell>
          <table:table-cell table:style-name="ce124" table:content-validation-name="val1" table:formula="of:=IF(WEEKDAY([.CB10])=2;ORG.LIBREOFFICE.WEEKNUM_OOO([.CB10];1);&quot;&quot;)">
            <text:p/>
          </table:table-cell>
          <table:table-cell table:style-name="ce124" table:content-validation-name="val1" table:formula="of:=IF(WEEKDAY([.CC10])=2;ORG.LIBREOFFICE.WEEKNUM_OOO([.CC10];1);&quot;&quot;)" office:value-type="float" office:value="28" calcext:value-type="float">
            <text:p>28</text:p>
          </table:table-cell>
          <table:table-cell table:style-name="ce124" table:content-validation-name="val1" table:formula="of:=IF(WEEKDAY([.CD10])=2;ORG.LIBREOFFICE.WEEKNUM_OOO([.CD10];1);&quot;&quot;)">
            <text:p/>
          </table:table-cell>
          <table:table-cell table:style-name="ce124" table:content-validation-name="val1" table:formula="of:=IF(WEEKDAY([.CE10])=2;ORG.LIBREOFFICE.WEEKNUM_OOO([.CE10];1);&quot;&quot;)">
            <text:p/>
          </table:table-cell>
          <table:table-cell table:style-name="ce124" table:content-validation-name="val1" table:formula="of:=IF(WEEKDAY([.CF10])=2;ORG.LIBREOFFICE.WEEKNUM_OOO([.CF10];1);&quot;&quot;)">
            <text:p/>
          </table:table-cell>
          <table:table-cell table:style-name="ce124" table:content-validation-name="val1" table:formula="of:=IF(WEEKDAY([.CG10])=2;ORG.LIBREOFFICE.WEEKNUM_OOO([.CG10];1);&quot;&quot;)">
            <text:p/>
          </table:table-cell>
          <table:table-cell table:style-name="ce124" table:content-validation-name="val1" table:formula="of:=IF(WEEKDAY([.CH10])=2;ORG.LIBREOFFICE.WEEKNUM_OOO([.CH10];1);&quot;&quot;)">
            <text:p/>
          </table:table-cell>
          <table:table-cell table:style-name="ce124" table:content-validation-name="val1" table:formula="of:=IF(WEEKDAY([.CI10])=2;ORG.LIBREOFFICE.WEEKNUM_OOO([.CI10];1);&quot;&quot;)">
            <text:p/>
          </table:table-cell>
          <table:table-cell table:style-name="ce124" table:content-validation-name="val1" table:formula="of:=IF(WEEKDAY([.CJ10])=2;ORG.LIBREOFFICE.WEEKNUM_OOO([.CJ10];1);&quot;&quot;)" office:value-type="float" office:value="29" calcext:value-type="float">
            <text:p>29</text:p>
          </table:table-cell>
          <table:table-cell table:style-name="ce124" table:content-validation-name="val1" table:formula="of:=IF(WEEKDAY([.CK10])=2;ORG.LIBREOFFICE.WEEKNUM_OOO([.CK10];1);&quot;&quot;)">
            <text:p/>
          </table:table-cell>
          <table:table-cell table:style-name="ce124" table:content-validation-name="val1" table:formula="of:=IF(WEEKDAY([.CL10])=2;ORG.LIBREOFFICE.WEEKNUM_OOO([.CL10];1);&quot;&quot;)">
            <text:p/>
          </table:table-cell>
          <table:table-cell table:style-name="ce124" table:content-validation-name="val1" table:formula="of:=IF(WEEKDAY([.CM10])=2;ORG.LIBREOFFICE.WEEKNUM_OOO([.CM10];1);&quot;&quot;)">
            <text:p/>
          </table:table-cell>
          <table:table-cell table:style-name="ce124" table:content-validation-name="val1" table:formula="of:=IF(WEEKDAY([.CN10])=2;ORG.LIBREOFFICE.WEEKNUM_OOO([.CN10];1);&quot;&quot;)">
            <text:p/>
          </table:table-cell>
          <table:table-cell table:style-name="ce124" table:content-validation-name="val1" table:formula="of:=IF(WEEKDAY([.CO10])=2;ORG.LIBREOFFICE.WEEKNUM_OOO([.CO10];1);&quot;&quot;)">
            <text:p/>
          </table:table-cell>
          <table:table-cell table:style-name="ce124" table:content-validation-name="val1" table:formula="of:=IF(WEEKDAY([.CP10])=2;ORG.LIBREOFFICE.WEEKNUM_OOO([.CP10];1);&quot;&quot;)">
            <text:p/>
          </table:table-cell>
          <table:table-cell table:style-name="ce124" table:content-validation-name="val1" table:formula="of:=IF(WEEKDAY([.CQ10])=2;ORG.LIBREOFFICE.WEEKNUM_OOO([.CQ10];1);&quot;&quot;)" office:value-type="float" office:value="30" calcext:value-type="float">
            <text:p>30</text:p>
          </table:table-cell>
          <table:table-cell table:style-name="ce124" table:content-validation-name="val1" table:formula="of:=IF(WEEKDAY([.CR10])=2;ORG.LIBREOFFICE.WEEKNUM_OOO([.CR10];1);&quot;&quot;)">
            <text:p/>
          </table:table-cell>
          <table:table-cell table:style-name="ce124" table:content-validation-name="val1" table:formula="of:=IF(WEEKDAY([.CS10])=2;ORG.LIBREOFFICE.WEEKNUM_OOO([.CS10];1);&quot;&quot;)">
            <text:p/>
          </table:table-cell>
          <table:table-cell table:style-name="ce124" table:content-validation-name="val1" table:formula="of:=IF(WEEKDAY([.CT10])=2;ORG.LIBREOFFICE.WEEKNUM_OOO([.CT10];1);&quot;&quot;)">
            <text:p/>
          </table:table-cell>
          <table:table-cell table:style-name="ce124" table:content-validation-name="val1" table:formula="of:=IF(WEEKDAY([.CU10])=2;ORG.LIBREOFFICE.WEEKNUM_OOO([.CU10];1);&quot;&quot;)">
            <text:p/>
          </table:table-cell>
          <table:table-cell table:style-name="ce124" table:content-validation-name="val1" table:formula="of:=IF(WEEKDAY([.CV10])=2;ORG.LIBREOFFICE.WEEKNUM_OOO([.CV10];1);&quot;&quot;)">
            <text:p/>
          </table:table-cell>
          <table:table-cell table:style-name="ce124" table:content-validation-name="val1" table:formula="of:=IF(WEEKDAY([.CW10])=2;ORG.LIBREOFFICE.WEEKNUM_OOO([.CW10];1);&quot;&quot;)">
            <text:p/>
          </table:table-cell>
          <table:table-cell table:style-name="ce124" table:content-validation-name="val1" table:formula="of:=IF(WEEKDAY([.CX10])=2;ORG.LIBREOFFICE.WEEKNUM_OOO([.CX10];1);&quot;&quot;)" office:value-type="float" office:value="31" calcext:value-type="float">
            <text:p>31</text:p>
          </table:table-cell>
          <table:table-cell table:style-name="ce124" table:content-validation-name="val1" table:formula="of:=IF(WEEKDAY([.CY10])=2;ORG.LIBREOFFICE.WEEKNUM_OOO([.CY10];1);&quot;&quot;)">
            <text:p/>
          </table:table-cell>
          <table:table-cell table:style-name="ce124" table:content-validation-name="val1" table:formula="of:=IF(WEEKDAY([.CZ10])=2;ORG.LIBREOFFICE.WEEKNUM_OOO([.CZ10];1);&quot;&quot;)">
            <text:p/>
          </table:table-cell>
          <table:table-cell table:style-name="ce124" table:content-validation-name="val1" table:formula="of:=IF(WEEKDAY([.DA10])=2;ORG.LIBREOFFICE.WEEKNUM_OOO([.DA10];1);&quot;&quot;)">
            <text:p/>
          </table:table-cell>
          <table:table-cell table:style-name="ce124" table:content-validation-name="val1" table:formula="of:=IF(WEEKDAY([.DB10])=2;ORG.LIBREOFFICE.WEEKNUM_OOO([.DB10];1);&quot;&quot;)">
            <text:p/>
          </table:table-cell>
          <table:table-cell table:style-name="ce124" table:content-validation-name="val1" table:formula="of:=IF(WEEKDAY([.DC10])=2;ORG.LIBREOFFICE.WEEKNUM_OOO([.DC10];1);&quot;&quot;)">
            <text:p/>
          </table:table-cell>
          <table:table-cell table:style-name="ce124" table:content-validation-name="val1" table:formula="of:=IF(WEEKDAY([.DD10])=2;ORG.LIBREOFFICE.WEEKNUM_OOO([.DD10];1);&quot;&quot;)">
            <text:p/>
          </table:table-cell>
          <table:table-cell table:style-name="ce124" table:content-validation-name="val1" table:formula="of:=IF(WEEKDAY([.DE10])=2;ORG.LIBREOFFICE.WEEKNUM_OOO([.DE10];1);&quot;&quot;)" office:value-type="float" office:value="32" calcext:value-type="float">
            <text:p>32</text:p>
          </table:table-cell>
          <table:table-cell table:style-name="ce124" table:content-validation-name="val1" table:formula="of:=IF(WEEKDAY([.DF10])=2;ORG.LIBREOFFICE.WEEKNUM_OOO([.DF10];1);&quot;&quot;)">
            <text:p/>
          </table:table-cell>
          <table:table-cell table:style-name="ce124" table:content-validation-name="val1" table:formula="of:=IF(WEEKDAY([.DG10])=2;ORG.LIBREOFFICE.WEEKNUM_OOO([.DG10];1);&quot;&quot;)">
            <text:p/>
          </table:table-cell>
          <table:table-cell table:style-name="ce124" table:content-validation-name="val1" table:formula="of:=IF(WEEKDAY([.DH10])=2;ORG.LIBREOFFICE.WEEKNUM_OOO([.DH10];1);&quot;&quot;)">
            <text:p/>
          </table:table-cell>
          <table:table-cell table:style-name="ce124" table:content-validation-name="val1" table:formula="of:=IF(WEEKDAY([.DI10])=2;ORG.LIBREOFFICE.WEEKNUM_OOO([.DI10];1);&quot;&quot;)">
            <text:p/>
          </table:table-cell>
          <table:table-cell table:style-name="ce124" table:content-validation-name="val1" table:formula="of:=IF(WEEKDAY([.DJ10])=2;ORG.LIBREOFFICE.WEEKNUM_OOO([.DJ10];1);&quot;&quot;)">
            <text:p/>
          </table:table-cell>
          <table:table-cell table:style-name="ce124" table:content-validation-name="val1" table:formula="of:=IF(WEEKDAY([.DK10])=2;ORG.LIBREOFFICE.WEEKNUM_OOO([.DK10];1);&quot;&quot;)">
            <text:p/>
          </table:table-cell>
          <table:table-cell table:style-name="ce124" table:content-validation-name="val1" table:formula="of:=IF(WEEKDAY([.DL10])=2;ORG.LIBREOFFICE.WEEKNUM_OOO([.DL10];1);&quot;&quot;)" office:value-type="float" office:value="33" calcext:value-type="float">
            <text:p>33</text:p>
          </table:table-cell>
          <table:table-cell table:style-name="ce124" table:content-validation-name="val1" table:formula="of:=IF(WEEKDAY([.DM10])=2;ORG.LIBREOFFICE.WEEKNUM_OOO([.DM10];1);&quot;&quot;)">
            <text:p/>
          </table:table-cell>
          <table:table-cell table:style-name="ce124" table:content-validation-name="val1" table:formula="of:=IF(WEEKDAY([.DN10])=2;ORG.LIBREOFFICE.WEEKNUM_OOO([.DN10];1);&quot;&quot;)">
            <text:p/>
          </table:table-cell>
          <table:table-cell table:style-name="ce124" table:content-validation-name="val1" table:formula="of:=IF(WEEKDAY([.DO10])=2;ORG.LIBREOFFICE.WEEKNUM_OOO([.DO10];1);&quot;&quot;)">
            <text:p/>
          </table:table-cell>
          <table:table-cell table:style-name="ce124" table:content-validation-name="val1" table:formula="of:=IF(WEEKDAY([.DP10])=2;ORG.LIBREOFFICE.WEEKNUM_OOO([.DP10];1);&quot;&quot;)">
            <text:p/>
          </table:table-cell>
          <table:table-cell table:style-name="ce124" table:content-validation-name="val1" table:formula="of:=IF(WEEKDAY([.DQ10])=2;ORG.LIBREOFFICE.WEEKNUM_OOO([.DQ10];1);&quot;&quot;)">
            <text:p/>
          </table:table-cell>
          <table:table-cell table:style-name="ce124" table:content-validation-name="val1" table:formula="of:=IF(WEEKDAY([.DR10])=2;ORG.LIBREOFFICE.WEEKNUM_OOO([.DR10];1);&quot;&quot;)">
            <text:p/>
          </table:table-cell>
          <table:table-cell table:style-name="ce124" table:content-validation-name="val1" table:formula="of:=IF(WEEKDAY([.DS10])=2;ORG.LIBREOFFICE.WEEKNUM_OOO([.DS10];1);&quot;&quot;)" office:value-type="float" office:value="34" calcext:value-type="float">
            <text:p>34</text:p>
          </table:table-cell>
          <table:table-cell table:style-name="ce124" table:content-validation-name="val1" table:formula="of:=IF(WEEKDAY([.DT10])=2;ORG.LIBREOFFICE.WEEKNUM_OOO([.DT10];1);&quot;&quot;)">
            <text:p/>
          </table:table-cell>
          <table:table-cell table:style-name="ce124" table:content-validation-name="val1" table:formula="of:=IF(WEEKDAY([.DU10])=2;ORG.LIBREOFFICE.WEEKNUM_OOO([.DU10];1);&quot;&quot;)">
            <text:p/>
          </table:table-cell>
          <table:table-cell table:style-name="ce124" table:content-validation-name="val1" table:formula="of:=IF(WEEKDAY([.DV10])=2;ORG.LIBREOFFICE.WEEKNUM_OOO([.DV10];1);&quot;&quot;)">
            <text:p/>
          </table:table-cell>
          <table:table-cell table:style-name="ce124" table:content-validation-name="val1" table:formula="of:=IF(WEEKDAY([.DW10])=2;ORG.LIBREOFFICE.WEEKNUM_OOO([.DW10];1);&quot;&quot;)">
            <text:p/>
          </table:table-cell>
          <table:table-cell table:style-name="ce124" table:content-validation-name="val1" table:formula="of:=IF(WEEKDAY([.DX10])=2;ORG.LIBREOFFICE.WEEKNUM_OOO([.DX10];1);&quot;&quot;)">
            <text:p/>
          </table:table-cell>
          <table:table-cell table:style-name="ce124" table:content-validation-name="val1" table:formula="of:=IF(WEEKDAY([.DY10])=2;ORG.LIBREOFFICE.WEEKNUM_OOO([.DY10];1);&quot;&quot;)">
            <text:p/>
          </table:table-cell>
          <table:table-cell table:style-name="ce124" table:content-validation-name="val1" table:formula="of:=IF(WEEKDAY([.DZ10])=2;ORG.LIBREOFFICE.WEEKNUM_OOO([.DZ10];1);&quot;&quot;)" office:value-type="float" office:value="35" calcext:value-type="float">
            <text:p>35</text:p>
          </table:table-cell>
          <table:table-cell table:style-name="ce124" table:content-validation-name="val1" table:formula="of:=IF(WEEKDAY([.EA10])=2;ORG.LIBREOFFICE.WEEKNUM_OOO([.EA10];1);&quot;&quot;)">
            <text:p/>
          </table:table-cell>
          <table:table-cell table:style-name="ce124" table:content-validation-name="val1" table:formula="of:=IF(WEEKDAY([.EB10])=2;ORG.LIBREOFFICE.WEEKNUM_OOO([.EB10];1);&quot;&quot;)">
            <text:p/>
          </table:table-cell>
          <table:table-cell table:style-name="ce124" table:content-validation-name="val1" table:formula="of:=IF(WEEKDAY([.EC10])=2;ORG.LIBREOFFICE.WEEKNUM_OOO([.EC10];1);&quot;&quot;)">
            <text:p/>
          </table:table-cell>
          <table:table-cell table:style-name="ce124" table:content-validation-name="val1" table:formula="of:=IF(WEEKDAY([.ED10])=2;ORG.LIBREOFFICE.WEEKNUM_OOO([.ED10];1);&quot;&quot;)">
            <text:p/>
          </table:table-cell>
          <table:table-cell table:style-name="ce124" table:content-validation-name="val1" table:formula="of:=IF(WEEKDAY([.EE10])=2;ORG.LIBREOFFICE.WEEKNUM_OOO([.EE10];1);&quot;&quot;)">
            <text:p/>
          </table:table-cell>
          <table:table-cell table:style-name="ce124" table:content-validation-name="val1" table:formula="of:=IF(WEEKDAY([.EF10])=2;ORG.LIBREOFFICE.WEEKNUM_OOO([.EF10];1);&quot;&quot;)">
            <text:p/>
          </table:table-cell>
          <table:table-cell table:style-name="ce124" table:content-validation-name="val1" table:formula="of:=IF(WEEKDAY([.EG10])=2;ORG.LIBREOFFICE.WEEKNUM_OOO([.EG10];1);&quot;&quot;)" office:value-type="float" office:value="36" calcext:value-type="float">
            <text:p>36</text:p>
          </table:table-cell>
          <table:table-cell table:style-name="ce124" table:content-validation-name="val1" table:formula="of:=IF(WEEKDAY([.EH10])=2;ORG.LIBREOFFICE.WEEKNUM_OOO([.EH10];1);&quot;&quot;)">
            <text:p/>
          </table:table-cell>
          <table:table-cell table:style-name="ce124" table:content-validation-name="val1" table:formula="of:=IF(WEEKDAY([.EI10])=2;ORG.LIBREOFFICE.WEEKNUM_OOO([.EI10];1);&quot;&quot;)">
            <text:p/>
          </table:table-cell>
          <table:table-cell table:style-name="ce124" table:content-validation-name="val1" table:formula="of:=IF(WEEKDAY([.EJ10])=2;ORG.LIBREOFFICE.WEEKNUM_OOO([.EJ10];1);&quot;&quot;)">
            <text:p/>
          </table:table-cell>
          <table:table-cell table:style-name="ce124" table:content-validation-name="val1" table:formula="of:=IF(WEEKDAY([.EK10])=2;ORG.LIBREOFFICE.WEEKNUM_OOO([.EK10];1);&quot;&quot;)">
            <text:p/>
          </table:table-cell>
          <table:table-cell table:style-name="ce124" table:content-validation-name="val1" table:formula="of:=IF(WEEKDAY([.EL10])=2;ORG.LIBREOFFICE.WEEKNUM_OOO([.EL10];1);&quot;&quot;)">
            <text:p/>
          </table:table-cell>
          <table:table-cell table:style-name="ce124" table:content-validation-name="val1" table:formula="of:=IF(WEEKDAY([.EM10])=2;ORG.LIBREOFFICE.WEEKNUM_OOO([.EM10];1);&quot;&quot;)">
            <text:p/>
          </table:table-cell>
          <table:table-cell table:style-name="ce124" table:content-validation-name="val1" table:formula="of:=IF(WEEKDAY([.EN10])=2;ORG.LIBREOFFICE.WEEKNUM_OOO([.EN10];1);&quot;&quot;)" office:value-type="float" office:value="37" calcext:value-type="float">
            <text:p>37</text:p>
          </table:table-cell>
          <table:table-cell table:style-name="ce124" table:content-validation-name="val1" table:formula="of:=IF(WEEKDAY([.EO10])=2;ORG.LIBREOFFICE.WEEKNUM_OOO([.EO10];1);&quot;&quot;)">
            <text:p/>
          </table:table-cell>
          <table:table-cell table:style-name="ce124" table:content-validation-name="val1" table:formula="of:=IF(WEEKDAY([.EP10])=2;ORG.LIBREOFFICE.WEEKNUM_OOO([.EP10];1);&quot;&quot;)">
            <text:p/>
          </table:table-cell>
          <table:table-cell table:style-name="ce124" table:content-validation-name="val1" table:formula="of:=IF(WEEKDAY([.EQ10])=2;ORG.LIBREOFFICE.WEEKNUM_OOO([.EQ10];1);&quot;&quot;)">
            <text:p/>
          </table:table-cell>
          <table:table-cell table:style-name="ce124" table:content-validation-name="val1" table:formula="of:=IF(WEEKDAY([.ER10])=2;ORG.LIBREOFFICE.WEEKNUM_OOO([.ER10];1);&quot;&quot;)">
            <text:p/>
          </table:table-cell>
          <table:table-cell table:style-name="ce124" table:content-validation-name="val1" table:formula="of:=IF(WEEKDAY([.ES10])=2;ORG.LIBREOFFICE.WEEKNUM_OOO([.ES10];1);&quot;&quot;)">
            <text:p/>
          </table:table-cell>
          <table:table-cell table:style-name="ce124" table:content-validation-name="val1" table:formula="of:=IF(WEEKDAY([.ET10])=2;ORG.LIBREOFFICE.WEEKNUM_OOO([.ET10];1);&quot;&quot;)">
            <text:p/>
          </table:table-cell>
          <table:table-cell table:style-name="ce124" table:content-validation-name="val1" table:formula="of:=IF(WEEKDAY([.EU10])=2;ORG.LIBREOFFICE.WEEKNUM_OOO([.EU10];1);&quot;&quot;)" office:value-type="float" office:value="38" calcext:value-type="float">
            <text:p>38</text:p>
          </table:table-cell>
          <table:table-cell table:style-name="ce124" table:content-validation-name="val1" table:formula="of:=IF(WEEKDAY([.EV10])=2;ORG.LIBREOFFICE.WEEKNUM_OOO([.EV10];1);&quot;&quot;)">
            <text:p/>
          </table:table-cell>
          <table:table-cell table:style-name="ce124" table:content-validation-name="val1" table:formula="of:=IF(WEEKDAY([.EW10])=2;ORG.LIBREOFFICE.WEEKNUM_OOO([.EW10];1);&quot;&quot;)">
            <text:p/>
          </table:table-cell>
          <table:table-cell table:style-name="ce124" table:content-validation-name="val1" table:formula="of:=IF(WEEKDAY([.EX10])=2;ORG.LIBREOFFICE.WEEKNUM_OOO([.EX10];1);&quot;&quot;)">
            <text:p/>
          </table:table-cell>
          <table:table-cell table:style-name="ce124" table:content-validation-name="val1" table:formula="of:=IF(WEEKDAY([.EY10])=2;ORG.LIBREOFFICE.WEEKNUM_OOO([.EY10];1);&quot;&quot;)">
            <text:p/>
          </table:table-cell>
          <table:table-cell table:style-name="ce124" table:content-validation-name="val1" table:formula="of:=IF(WEEKDAY([.EZ10])=2;ORG.LIBREOFFICE.WEEKNUM_OOO([.EZ10];1);&quot;&quot;)">
            <text:p/>
          </table:table-cell>
          <table:table-cell table:style-name="ce124" table:content-validation-name="val1" table:formula="of:=IF(WEEKDAY([.FA10])=2;ORG.LIBREOFFICE.WEEKNUM_OOO([.FA10];1);&quot;&quot;)">
            <text:p/>
          </table:table-cell>
          <table:table-cell table:style-name="ce124" table:content-validation-name="val1" table:formula="of:=IF(WEEKDAY([.FB10])=2;ORG.LIBREOFFICE.WEEKNUM_OOO([.FB10];1);&quot;&quot;)" office:value-type="float" office:value="39" calcext:value-type="float">
            <text:p>39</text:p>
          </table:table-cell>
          <table:table-cell table:style-name="ce124" table:content-validation-name="val1" table:formula="of:=IF(WEEKDAY([.FC10])=2;ORG.LIBREOFFICE.WEEKNUM_OOO([.FC10];1);&quot;&quot;)">
            <text:p/>
          </table:table-cell>
          <table:table-cell table:style-name="ce124" table:content-validation-name="val1" table:formula="of:=IF(WEEKDAY([.FD10])=2;ORG.LIBREOFFICE.WEEKNUM_OOO([.FD10];1);&quot;&quot;)">
            <text:p/>
          </table:table-cell>
          <table:table-cell table:style-name="ce124" table:content-validation-name="val1" table:formula="of:=IF(WEEKDAY([.FE10])=2;ORG.LIBREOFFICE.WEEKNUM_OOO([.FE10];1);&quot;&quot;)">
            <text:p/>
          </table:table-cell>
          <table:table-cell table:style-name="ce124" table:content-validation-name="val1" table:formula="of:=IF(WEEKDAY([.FF10])=2;ORG.LIBREOFFICE.WEEKNUM_OOO([.FF10];1);&quot;&quot;)">
            <text:p/>
          </table:table-cell>
          <table:table-cell table:style-name="ce124" table:content-validation-name="val1" table:formula="of:=IF(WEEKDAY([.FG10])=2;ORG.LIBREOFFICE.WEEKNUM_OOO([.FG10];1);&quot;&quot;)">
            <text:p/>
          </table:table-cell>
          <table:table-cell table:style-name="ce124" table:content-validation-name="val1" table:formula="of:=IF(WEEKDAY([.FH10])=2;ORG.LIBREOFFICE.WEEKNUM_OOO([.FH10];1);&quot;&quot;)">
            <text:p/>
          </table:table-cell>
          <table:table-cell table:style-name="ce124" table:content-validation-name="val1" table:formula="of:=IF(WEEKDAY([.FI10])=2;ORG.LIBREOFFICE.WEEKNUM_OOO([.FI10];1);&quot;&quot;)" office:value-type="float" office:value="40" calcext:value-type="float">
            <text:p>40</text:p>
          </table:table-cell>
          <table:table-cell table:style-name="ce124" table:content-validation-name="val1" table:formula="of:=IF(WEEKDAY([.FJ10])=2;ORG.LIBREOFFICE.WEEKNUM_OOO([.FJ10];1);&quot;&quot;)">
            <text:p/>
          </table:table-cell>
          <table:table-cell table:style-name="ce124" table:content-validation-name="val1" table:formula="of:=IF(WEEKDAY([.FK10])=2;ORG.LIBREOFFICE.WEEKNUM_OOO([.FK10];1);&quot;&quot;)">
            <text:p/>
          </table:table-cell>
          <table:table-cell table:style-name="ce124" table:content-validation-name="val1" table:formula="of:=IF(WEEKDAY([.FL10])=2;ORG.LIBREOFFICE.WEEKNUM_OOO([.FL10];1);&quot;&quot;)">
            <text:p/>
          </table:table-cell>
          <table:table-cell table:style-name="ce124" table:content-validation-name="val1" table:formula="of:=IF(WEEKDAY([.FM10])=2;ORG.LIBREOFFICE.WEEKNUM_OOO([.FM10];1);&quot;&quot;)">
            <text:p/>
          </table:table-cell>
          <table:table-cell table:style-name="ce124" table:content-validation-name="val1" table:formula="of:=IF(WEEKDAY([.FN10])=2;ORG.LIBREOFFICE.WEEKNUM_OOO([.FN10];1);&quot;&quot;)">
            <text:p/>
          </table:table-cell>
          <table:table-cell table:style-name="ce124" table:content-validation-name="val1" table:formula="of:=IF(WEEKDAY([.FO10])=2;ORG.LIBREOFFICE.WEEKNUM_OOO([.FO10];1);&quot;&quot;)">
            <text:p/>
          </table:table-cell>
          <table:table-cell table:style-name="ce124" table:content-validation-name="val1" table:formula="of:=IF(WEEKDAY([.FP10])=2;ORG.LIBREOFFICE.WEEKNUM_OOO([.FP10];1);&quot;&quot;)" office:value-type="float" office:value="41" calcext:value-type="float">
            <text:p>41</text:p>
          </table:table-cell>
          <table:table-cell table:style-name="ce124" table:content-validation-name="val1" table:formula="of:=IF(WEEKDAY([.FQ10])=2;ORG.LIBREOFFICE.WEEKNUM_OOO([.FQ10];1);&quot;&quot;)">
            <text:p/>
          </table:table-cell>
          <table:table-cell table:style-name="ce124" table:content-validation-name="val1" table:formula="of:=IF(WEEKDAY([.FR10])=2;ORG.LIBREOFFICE.WEEKNUM_OOO([.FR10];1);&quot;&quot;)">
            <text:p/>
          </table:table-cell>
          <table:table-cell table:style-name="ce124" table:content-validation-name="val1" table:formula="of:=IF(WEEKDAY([.FS10])=2;ORG.LIBREOFFICE.WEEKNUM_OOO([.FS10];1);&quot;&quot;)">
            <text:p/>
          </table:table-cell>
          <table:table-cell table:style-name="ce124" table:content-validation-name="val1" table:formula="of:=IF(WEEKDAY([.FT10])=2;ORG.LIBREOFFICE.WEEKNUM_OOO([.FT10];1);&quot;&quot;)">
            <text:p/>
          </table:table-cell>
          <table:table-cell table:style-name="ce124" table:content-validation-name="val1" table:formula="of:=IF(WEEKDAY([.FU10])=2;ORG.LIBREOFFICE.WEEKNUM_OOO([.FU10];1);&quot;&quot;)">
            <text:p/>
          </table:table-cell>
          <table:table-cell table:style-name="ce124" table:content-validation-name="val1" table:formula="of:=IF(WEEKDAY([.FV10])=2;ORG.LIBREOFFICE.WEEKNUM_OOO([.FV10];1);&quot;&quot;)">
            <text:p/>
          </table:table-cell>
          <table:table-cell table:style-name="ce124" table:content-validation-name="val1" table:formula="of:=IF(WEEKDAY([.FW10])=2;ORG.LIBREOFFICE.WEEKNUM_OOO([.FW10];1);&quot;&quot;)" office:value-type="float" office:value="42" calcext:value-type="float">
            <text:p>42</text:p>
          </table:table-cell>
          <table:table-cell table:style-name="ce124" table:content-validation-name="val1" table:formula="of:=IF(WEEKDAY([.FX10])=2;ORG.LIBREOFFICE.WEEKNUM_OOO([.FX10];1);&quot;&quot;)">
            <text:p/>
          </table:table-cell>
          <table:table-cell table:style-name="ce124" table:content-validation-name="val1" table:formula="of:=IF(WEEKDAY([.FY10])=2;ORG.LIBREOFFICE.WEEKNUM_OOO([.FY10];1);&quot;&quot;)">
            <text:p/>
          </table:table-cell>
          <table:table-cell table:style-name="ce124" table:content-validation-name="val1" table:formula="of:=IF(WEEKDAY([.FZ10])=2;ORG.LIBREOFFICE.WEEKNUM_OOO([.FZ10];1);&quot;&quot;)">
            <text:p/>
          </table:table-cell>
          <table:table-cell table:style-name="ce124" table:content-validation-name="val1" table:formula="of:=IF(WEEKDAY([.GA10])=2;ORG.LIBREOFFICE.WEEKNUM_OOO([.GA10];1);&quot;&quot;)">
            <text:p/>
          </table:table-cell>
          <table:table-cell table:style-name="ce124" table:content-validation-name="val1" table:formula="of:=IF(WEEKDAY([.GB10])=2;ORG.LIBREOFFICE.WEEKNUM_OOO([.GB10];1);&quot;&quot;)">
            <text:p/>
          </table:table-cell>
          <table:table-cell table:style-name="ce124" table:content-validation-name="val1" table:formula="of:=IF(WEEKDAY([.GC10])=2;ORG.LIBREOFFICE.WEEKNUM_OOO([.GC10];1);&quot;&quot;)">
            <text:p/>
          </table:table-cell>
          <table:table-cell table:style-name="ce124" table:content-validation-name="val1" table:formula="of:=IF(WEEKDAY([.GD10])=2;ORG.LIBREOFFICE.WEEKNUM_OOO([.GD10];1);&quot;&quot;)" office:value-type="float" office:value="43" calcext:value-type="float">
            <text:p>43</text:p>
          </table:table-cell>
          <table:table-cell table:style-name="ce124" table:content-validation-name="val1" table:formula="of:=IF(WEEKDAY([.GE10])=2;ORG.LIBREOFFICE.WEEKNUM_OOO([.GE10];1);&quot;&quot;)">
            <text:p/>
          </table:table-cell>
          <table:table-cell table:style-name="ce124" table:content-validation-name="val1" table:formula="of:=IF(WEEKDAY([.GF10])=2;ORG.LIBREOFFICE.WEEKNUM_OOO([.GF10];1);&quot;&quot;)">
            <text:p/>
          </table:table-cell>
          <table:table-cell table:style-name="ce124" table:content-validation-name="val1" table:formula="of:=IF(WEEKDAY([.GG10])=2;ORG.LIBREOFFICE.WEEKNUM_OOO([.GG10];1);&quot;&quot;)">
            <text:p/>
          </table:table-cell>
          <table:table-cell table:style-name="ce124" table:content-validation-name="val1" table:formula="of:=IF(WEEKDAY([.GH10])=2;ORG.LIBREOFFICE.WEEKNUM_OOO([.GH10];1);&quot;&quot;)">
            <text:p/>
          </table:table-cell>
          <table:table-cell table:style-name="ce124" table:content-validation-name="val1" table:formula="of:=IF(WEEKDAY([.GI10])=2;ORG.LIBREOFFICE.WEEKNUM_OOO([.GI10];1);&quot;&quot;)">
            <text:p/>
          </table:table-cell>
          <table:table-cell table:style-name="ce2" table:content-validation-name="val1" table:number-columns-repeated="833"/>
        </table:table-row>
        <table:table-row table:style-name="ro5">
          <table:table-cell table:style-name="ce3" table:content-validation-name="val1" office:value-type="string" calcext:value-type="string">
            <text:p>WBS</text:p>
          </table:table-cell>
          <table:table-cell table:style-name="ce3" table:content-validation-name="val1" office:value-type="string" calcext:value-type="string">
            <text:p>Task Names</text:p>
          </table:table-cell>
          <table:table-cell table:style-name="ce3" table:content-validation-name="val1" office:value-type="string" calcext:value-type="string">
            <text:p>Resource Names</text:p>
          </table:table-cell>
          <table:table-cell table:style-name="ce47" table:content-validation-name="val1" office:value-type="string" calcext:value-type="string">
            <text:p>Start</text:p>
          </table:table-cell>
          <table:table-cell table:style-name="ce61" table:content-validation-name="val1" office:value-type="string" calcext:value-type="string">
            <text:p>Duration</text:p>
          </table:table-cell>
          <table:table-cell table:style-name="ce47" table:content-validation-name="val1" office:value-type="string" calcext:value-type="string">
            <text:p>Finish</text:p>
          </table:table-cell>
          <table:table-cell table:style-name="ce85" table:content-validation-name="val1" office:value-type="string" calcext:value-type="string">
            <text:p>% Complete</text:p>
          </table:table-cell>
          <table:table-cell table:style-name="ce102" table:content-validation-name="val1" office:value-type="string" calcext:value-type="string">
            <text:p>Calendar days</text:p>
          </table:table-cell>
          <table:table-cell table:style-name="ce111" table:content-validation-name="val1" office:value-type="string" calcext:value-type="string">
            <text:p>Days Completed</text:p>
          </table:table-cell>
          <table:table-cell table:style-name="ce118" table:content-validation-name="val1" office:value-type="string" calcext:value-type="string">
            <text:p>Days Remaining</text:p>
          </table:table-cell>
          <table:table-cell table:style-name="ce125" table:content-validation-name="val1" table:formula="of:=[.K10]" office:value-type="date" office:date-value="2020-04-27" calcext:value-type="date">
            <text:p>Apr-20</text:p>
          </table:table-cell>
          <table:table-cell table:style-name="ce125" table:content-validation-name="val1" table:formula="of:=IF(DAY([.L10])=1;[.L10];&quot;&quot;)">
            <text:p/>
          </table:table-cell>
          <table:table-cell table:style-name="ce125" table:content-validation-name="val1" table:formula="of:=IF(DAY([.M10])=1;[.M10];&quot;&quot;)">
            <text:p/>
          </table:table-cell>
          <table:table-cell table:style-name="ce125" table:content-validation-name="val1" table:formula="of:=IF(DAY([.N10])=1;[.N10];&quot;&quot;)">
            <text:p/>
          </table:table-cell>
          <table:table-cell table:style-name="ce125" table:content-validation-name="val1" table:formula="of:=IF(DAY([.O10])=1;[.O10];&quot;&quot;)" office:value-type="date" office:date-value="2020-05-01" calcext:value-type="date">
            <text:p>Mai-20</text:p>
          </table:table-cell>
          <table:table-cell table:style-name="ce125" table:content-validation-name="val1" table:formula="of:=IF(DAY([.P10])=1;[.P10];&quot;&quot;)">
            <text:p/>
          </table:table-cell>
          <table:table-cell table:style-name="ce125" table:content-validation-name="val1" table:formula="of:=IF(DAY([.Q10])=1;[.Q10];&quot;&quot;)">
            <text:p/>
          </table:table-cell>
          <table:table-cell table:style-name="ce125" table:content-validation-name="val1" table:formula="of:=IF(DAY([.R10])=1;[.R10];&quot;&quot;)">
            <text:p/>
          </table:table-cell>
          <table:table-cell table:style-name="ce125" table:content-validation-name="val1" table:formula="of:=IF(DAY([.S10])=1;[.S10];&quot;&quot;)">
            <text:p/>
          </table:table-cell>
          <table:table-cell table:style-name="ce125" table:content-validation-name="val1" table:formula="of:=IF(DAY([.T10])=1;[.T10];&quot;&quot;)">
            <text:p/>
          </table:table-cell>
          <table:table-cell table:style-name="ce125" table:content-validation-name="val1" table:formula="of:=IF(DAY([.U10])=1;[.U10];&quot;&quot;)">
            <text:p/>
          </table:table-cell>
          <table:table-cell table:style-name="ce125" table:content-validation-name="val1" table:formula="of:=IF(DAY([.V10])=1;[.V10];&quot;&quot;)">
            <text:p/>
          </table:table-cell>
          <table:table-cell table:style-name="ce125" table:content-validation-name="val1" table:formula="of:=IF(DAY([.W10])=1;[.W10];&quot;&quot;)">
            <text:p/>
          </table:table-cell>
          <table:table-cell table:style-name="ce125" table:content-validation-name="val1" table:formula="of:=IF(DAY([.X10])=1;[.X10];&quot;&quot;)">
            <text:p/>
          </table:table-cell>
          <table:table-cell table:style-name="ce125" table:content-validation-name="val1" table:formula="of:=IF(DAY([.Y10])=1;[.Y10];&quot;&quot;)">
            <text:p/>
          </table:table-cell>
          <table:table-cell table:style-name="ce125" table:content-validation-name="val1" table:formula="of:=IF(DAY([.Z10])=1;[.Z10];&quot;&quot;)">
            <text:p/>
          </table:table-cell>
          <table:table-cell table:style-name="ce125" table:content-validation-name="val1" table:formula="of:=IF(DAY([.AA10])=1;[.AA10];&quot;&quot;)">
            <text:p/>
          </table:table-cell>
          <table:table-cell table:style-name="ce125" table:content-validation-name="val1" table:formula="of:=IF(DAY([.AB10])=1;[.AB10];&quot;&quot;)">
            <text:p/>
          </table:table-cell>
          <table:table-cell table:style-name="ce125" table:content-validation-name="val1" table:formula="of:=IF(DAY([.AC10])=1;[.AC10];&quot;&quot;)">
            <text:p/>
          </table:table-cell>
          <table:table-cell table:style-name="ce125" table:content-validation-name="val1" table:formula="of:=IF(DAY([.AD10])=1;[.AD10];&quot;&quot;)">
            <text:p/>
          </table:table-cell>
          <table:table-cell table:style-name="ce125" table:content-validation-name="val1" table:formula="of:=IF(DAY([.AE10])=1;[.AE10];&quot;&quot;)">
            <text:p/>
          </table:table-cell>
          <table:table-cell table:style-name="ce125" table:content-validation-name="val1" table:formula="of:=IF(DAY([.AF10])=1;[.AF10];&quot;&quot;)">
            <text:p/>
          </table:table-cell>
          <table:table-cell table:style-name="ce125" table:content-validation-name="val1" table:formula="of:=IF(DAY([.AG10])=1;[.AG10];&quot;&quot;)">
            <text:p/>
          </table:table-cell>
          <table:table-cell table:style-name="ce125" table:content-validation-name="val1" table:formula="of:=IF(DAY([.AH10])=1;[.AH10];&quot;&quot;)">
            <text:p/>
          </table:table-cell>
          <table:table-cell table:style-name="ce125" table:content-validation-name="val1" table:formula="of:=IF(DAY([.AI10])=1;[.AI10];&quot;&quot;)">
            <text:p/>
          </table:table-cell>
          <table:table-cell table:style-name="ce125" table:content-validation-name="val1" table:formula="of:=IF(DAY([.AJ10])=1;[.AJ10];&quot;&quot;)">
            <text:p/>
          </table:table-cell>
          <table:table-cell table:style-name="ce125" table:content-validation-name="val1" table:formula="of:=IF(DAY([.AK10])=1;[.AK10];&quot;&quot;)">
            <text:p/>
          </table:table-cell>
          <table:table-cell table:style-name="ce125" table:content-validation-name="val1" table:formula="of:=IF(DAY([.AL10])=1;[.AL10];&quot;&quot;)">
            <text:p/>
          </table:table-cell>
          <table:table-cell table:style-name="ce125" table:content-validation-name="val1" table:formula="of:=IF(DAY([.AM10])=1;[.AM10];&quot;&quot;)">
            <text:p/>
          </table:table-cell>
          <table:table-cell table:style-name="ce125" table:content-validation-name="val1" table:formula="of:=IF(DAY([.AN10])=1;[.AN10];&quot;&quot;)">
            <text:p/>
          </table:table-cell>
          <table:table-cell table:style-name="ce125" table:content-validation-name="val1" table:formula="of:=IF(DAY([.AO10])=1;[.AO10];&quot;&quot;)">
            <text:p/>
          </table:table-cell>
          <table:table-cell table:style-name="ce125" table:content-validation-name="val1" table:formula="of:=IF(DAY([.AP10])=1;[.AP10];&quot;&quot;)">
            <text:p/>
          </table:table-cell>
          <table:table-cell table:style-name="ce125" table:content-validation-name="val1" table:formula="of:=IF(DAY([.AQ10])=1;[.AQ10];&quot;&quot;)">
            <text:p/>
          </table:table-cell>
          <table:table-cell table:style-name="ce125" table:content-validation-name="val1" table:formula="of:=IF(DAY([.AR10])=1;[.AR10];&quot;&quot;)">
            <text:p/>
          </table:table-cell>
          <table:table-cell table:style-name="ce125" table:content-validation-name="val1" table:formula="of:=IF(DAY([.AS10])=1;[.AS10];&quot;&quot;)">
            <text:p/>
          </table:table-cell>
          <table:table-cell table:style-name="ce125" table:content-validation-name="val1" table:formula="of:=IF(DAY([.AT10])=1;[.AT10];&quot;&quot;)" office:value-type="date" office:date-value="2020-06-01" calcext:value-type="date">
            <text:p>Jun-20</text:p>
          </table:table-cell>
          <table:table-cell table:style-name="ce125" table:content-validation-name="val1" table:formula="of:=IF(DAY([.AU10])=1;[.AU10];&quot;&quot;)">
            <text:p/>
          </table:table-cell>
          <table:table-cell table:style-name="ce125" table:content-validation-name="val1" table:formula="of:=IF(DAY([.AV10])=1;[.AV10];&quot;&quot;)">
            <text:p/>
          </table:table-cell>
          <table:table-cell table:style-name="ce125" table:content-validation-name="val1" table:formula="of:=IF(DAY([.AW10])=1;[.AW10];&quot;&quot;)">
            <text:p/>
          </table:table-cell>
          <table:table-cell table:style-name="ce125" table:content-validation-name="val1" table:formula="of:=IF(DAY([.AX10])=1;[.AX10];&quot;&quot;)">
            <text:p/>
          </table:table-cell>
          <table:table-cell table:style-name="ce125" table:content-validation-name="val1" table:formula="of:=IF(DAY([.AY10])=1;[.AY10];&quot;&quot;)">
            <text:p/>
          </table:table-cell>
          <table:table-cell table:style-name="ce125" table:content-validation-name="val1" table:formula="of:=IF(DAY([.AZ10])=1;[.AZ10];&quot;&quot;)">
            <text:p/>
          </table:table-cell>
          <table:table-cell table:style-name="ce125" table:content-validation-name="val1" table:formula="of:=IF(DAY([.BA10])=1;[.BA10];&quot;&quot;)">
            <text:p/>
          </table:table-cell>
          <table:table-cell table:style-name="ce125" table:content-validation-name="val1" table:formula="of:=IF(DAY([.BB10])=1;[.BB10];&quot;&quot;)">
            <text:p/>
          </table:table-cell>
          <table:table-cell table:style-name="ce125" table:content-validation-name="val1" table:formula="of:=IF(DAY([.BC10])=1;[.BC10];&quot;&quot;)">
            <text:p/>
          </table:table-cell>
          <table:table-cell table:style-name="ce125" table:content-validation-name="val1" table:formula="of:=IF(DAY([.BD10])=1;[.BD10];&quot;&quot;)">
            <text:p/>
          </table:table-cell>
          <table:table-cell table:style-name="ce125" table:content-validation-name="val1" table:formula="of:=IF(DAY([.BE10])=1;[.BE10];&quot;&quot;)">
            <text:p/>
          </table:table-cell>
          <table:table-cell table:style-name="ce125" table:content-validation-name="val1" table:formula="of:=IF(DAY([.BF10])=1;[.BF10];&quot;&quot;)">
            <text:p/>
          </table:table-cell>
          <table:table-cell table:style-name="ce125" table:content-validation-name="val1" table:formula="of:=IF(DAY([.BG10])=1;[.BG10];&quot;&quot;)">
            <text:p/>
          </table:table-cell>
          <table:table-cell table:style-name="ce125" table:content-validation-name="val1" table:formula="of:=IF(DAY([.BH10])=1;[.BH10];&quot;&quot;)">
            <text:p/>
          </table:table-cell>
          <table:table-cell table:style-name="ce125" table:content-validation-name="val1" table:formula="of:=IF(DAY([.BI10])=1;[.BI10];&quot;&quot;)">
            <text:p/>
          </table:table-cell>
          <table:table-cell table:style-name="ce125" table:content-validation-name="val1" table:formula="of:=IF(DAY([.BJ10])=1;[.BJ10];&quot;&quot;)">
            <text:p/>
          </table:table-cell>
          <table:table-cell table:style-name="ce125" table:content-validation-name="val1" table:formula="of:=IF(DAY([.BK10])=1;[.BK10];&quot;&quot;)">
            <text:p/>
          </table:table-cell>
          <table:table-cell table:style-name="ce125" table:content-validation-name="val1" table:formula="of:=IF(DAY([.BL10])=1;[.BL10];&quot;&quot;)">
            <text:p/>
          </table:table-cell>
          <table:table-cell table:style-name="ce125" table:content-validation-name="val1" table:formula="of:=IF(DAY([.BM10])=1;[.BM10];&quot;&quot;)">
            <text:p/>
          </table:table-cell>
          <table:table-cell table:style-name="ce125" table:content-validation-name="val1" table:formula="of:=IF(DAY([.BN10])=1;[.BN10];&quot;&quot;)">
            <text:p/>
          </table:table-cell>
          <table:table-cell table:style-name="ce125" table:content-validation-name="val1" table:formula="of:=IF(DAY([.BO10])=1;[.BO10];&quot;&quot;)">
            <text:p/>
          </table:table-cell>
          <table:table-cell table:style-name="ce125" table:content-validation-name="val1" table:formula="of:=IF(DAY([.BP10])=1;[.BP10];&quot;&quot;)">
            <text:p/>
          </table:table-cell>
          <table:table-cell table:style-name="ce125" table:content-validation-name="val1" table:formula="of:=IF(DAY([.BQ10])=1;[.BQ10];&quot;&quot;)">
            <text:p/>
          </table:table-cell>
          <table:table-cell table:style-name="ce125" table:content-validation-name="val1" table:formula="of:=IF(DAY([.BR10])=1;[.BR10];&quot;&quot;)">
            <text:p/>
          </table:table-cell>
          <table:table-cell table:style-name="ce125" table:content-validation-name="val1" table:formula="of:=IF(DAY([.BS10])=1;[.BS10];&quot;&quot;)">
            <text:p/>
          </table:table-cell>
          <table:table-cell table:style-name="ce125" table:content-validation-name="val1" table:formula="of:=IF(DAY([.BT10])=1;[.BT10];&quot;&quot;)">
            <text:p/>
          </table:table-cell>
          <table:table-cell table:style-name="ce125" table:content-validation-name="val1" table:formula="of:=IF(DAY([.BU10])=1;[.BU10];&quot;&quot;)">
            <text:p/>
          </table:table-cell>
          <table:table-cell table:style-name="ce125" table:content-validation-name="val1" table:formula="of:=IF(DAY([.BV10])=1;[.BV10];&quot;&quot;)">
            <text:p/>
          </table:table-cell>
          <table:table-cell table:style-name="ce125" table:content-validation-name="val1" table:formula="of:=IF(DAY([.BW10])=1;[.BW10];&quot;&quot;)">
            <text:p/>
          </table:table-cell>
          <table:table-cell table:style-name="ce125" table:content-validation-name="val1" table:formula="of:=IF(DAY([.BX10])=1;[.BX10];&quot;&quot;)" office:value-type="date" office:date-value="2020-07-01" calcext:value-type="date">
            <text:p>Jul-20</text:p>
          </table:table-cell>
          <table:table-cell table:style-name="ce125" table:content-validation-name="val1" table:formula="of:=IF(DAY([.BY10])=1;[.BY10];&quot;&quot;)">
            <text:p/>
          </table:table-cell>
          <table:table-cell table:style-name="ce125" table:content-validation-name="val1" table:formula="of:=IF(DAY([.BZ10])=1;[.BZ10];&quot;&quot;)">
            <text:p/>
          </table:table-cell>
          <table:table-cell table:style-name="ce125" table:content-validation-name="val1" table:formula="of:=IF(DAY([.CA10])=1;[.CA10];&quot;&quot;)">
            <text:p/>
          </table:table-cell>
          <table:table-cell table:style-name="ce125" table:content-validation-name="val1" table:formula="of:=IF(DAY([.CB10])=1;[.CB10];&quot;&quot;)">
            <text:p/>
          </table:table-cell>
          <table:table-cell table:style-name="ce125" table:content-validation-name="val1" table:formula="of:=IF(DAY([.CC10])=1;[.CC10];&quot;&quot;)">
            <text:p/>
          </table:table-cell>
          <table:table-cell table:style-name="ce125" table:content-validation-name="val1" table:formula="of:=IF(DAY([.CD10])=1;[.CD10];&quot;&quot;)">
            <text:p/>
          </table:table-cell>
          <table:table-cell table:style-name="ce125" table:content-validation-name="val1" table:formula="of:=IF(DAY([.CE10])=1;[.CE10];&quot;&quot;)">
            <text:p/>
          </table:table-cell>
          <table:table-cell table:style-name="ce125" table:content-validation-name="val1" table:formula="of:=IF(DAY([.CF10])=1;[.CF10];&quot;&quot;)">
            <text:p/>
          </table:table-cell>
          <table:table-cell table:style-name="ce125" table:content-validation-name="val1" table:formula="of:=IF(DAY([.CG10])=1;[.CG10];&quot;&quot;)">
            <text:p/>
          </table:table-cell>
          <table:table-cell table:style-name="ce125" table:content-validation-name="val1" table:formula="of:=IF(DAY([.CH10])=1;[.CH10];&quot;&quot;)">
            <text:p/>
          </table:table-cell>
          <table:table-cell table:style-name="ce125" table:content-validation-name="val1" table:formula="of:=IF(DAY([.CI10])=1;[.CI10];&quot;&quot;)">
            <text:p/>
          </table:table-cell>
          <table:table-cell table:style-name="ce125" table:content-validation-name="val1" table:formula="of:=IF(DAY([.CJ10])=1;[.CJ10];&quot;&quot;)">
            <text:p/>
          </table:table-cell>
          <table:table-cell table:style-name="ce125" table:content-validation-name="val1" table:formula="of:=IF(DAY([.CK10])=1;[.CK10];&quot;&quot;)">
            <text:p/>
          </table:table-cell>
          <table:table-cell table:style-name="ce125" table:content-validation-name="val1" table:formula="of:=IF(DAY([.CL10])=1;[.CL10];&quot;&quot;)">
            <text:p/>
          </table:table-cell>
          <table:table-cell table:style-name="ce125" table:content-validation-name="val1" table:formula="of:=IF(DAY([.CM10])=1;[.CM10];&quot;&quot;)">
            <text:p/>
          </table:table-cell>
          <table:table-cell table:style-name="ce125" table:content-validation-name="val1" table:formula="of:=IF(DAY([.CN10])=1;[.CN10];&quot;&quot;)">
            <text:p/>
          </table:table-cell>
          <table:table-cell table:style-name="ce125" table:content-validation-name="val1" table:formula="of:=IF(DAY([.CO10])=1;[.CO10];&quot;&quot;)">
            <text:p/>
          </table:table-cell>
          <table:table-cell table:style-name="ce125" table:content-validation-name="val1" table:formula="of:=IF(DAY([.CP10])=1;[.CP10];&quot;&quot;)">
            <text:p/>
          </table:table-cell>
          <table:table-cell table:style-name="ce125" table:content-validation-name="val1" table:formula="of:=IF(DAY([.CQ10])=1;[.CQ10];&quot;&quot;)">
            <text:p/>
          </table:table-cell>
          <table:table-cell table:style-name="ce125" table:content-validation-name="val1" table:formula="of:=IF(DAY([.CR10])=1;[.CR10];&quot;&quot;)">
            <text:p/>
          </table:table-cell>
          <table:table-cell table:style-name="ce125" table:content-validation-name="val1" table:formula="of:=IF(DAY([.CS10])=1;[.CS10];&quot;&quot;)">
            <text:p/>
          </table:table-cell>
          <table:table-cell table:style-name="ce125" table:content-validation-name="val1" table:formula="of:=IF(DAY([.CT10])=1;[.CT10];&quot;&quot;)">
            <text:p/>
          </table:table-cell>
          <table:table-cell table:style-name="ce125" table:content-validation-name="val1" table:formula="of:=IF(DAY([.CU10])=1;[.CU10];&quot;&quot;)">
            <text:p/>
          </table:table-cell>
          <table:table-cell table:style-name="ce125" table:content-validation-name="val1" table:formula="of:=IF(DAY([.CV10])=1;[.CV10];&quot;&quot;)">
            <text:p/>
          </table:table-cell>
          <table:table-cell table:style-name="ce125" table:content-validation-name="val1" table:formula="of:=IF(DAY([.CW10])=1;[.CW10];&quot;&quot;)">
            <text:p/>
          </table:table-cell>
          <table:table-cell table:style-name="ce125" table:content-validation-name="val1" table:formula="of:=IF(DAY([.CX10])=1;[.CX10];&quot;&quot;)">
            <text:p/>
          </table:table-cell>
          <table:table-cell table:style-name="ce125" table:content-validation-name="val1" table:formula="of:=IF(DAY([.CY10])=1;[.CY10];&quot;&quot;)">
            <text:p/>
          </table:table-cell>
          <table:table-cell table:style-name="ce125" table:content-validation-name="val1" table:formula="of:=IF(DAY([.CZ10])=1;[.CZ10];&quot;&quot;)">
            <text:p/>
          </table:table-cell>
          <table:table-cell table:style-name="ce125" table:content-validation-name="val1" table:formula="of:=IF(DAY([.DA10])=1;[.DA10];&quot;&quot;)">
            <text:p/>
          </table:table-cell>
          <table:table-cell table:style-name="ce125" table:content-validation-name="val1" table:formula="of:=IF(DAY([.DB10])=1;[.DB10];&quot;&quot;)">
            <text:p/>
          </table:table-cell>
          <table:table-cell table:style-name="ce125" table:content-validation-name="val1" table:formula="of:=IF(DAY([.DC10])=1;[.DC10];&quot;&quot;)" office:value-type="date" office:date-value="2020-08-01" calcext:value-type="date">
            <text:p>Aug-20</text:p>
          </table:table-cell>
          <table:table-cell table:style-name="ce125" table:content-validation-name="val1" table:formula="of:=IF(DAY([.DD10])=1;[.DD10];&quot;&quot;)">
            <text:p/>
          </table:table-cell>
          <table:table-cell table:style-name="ce125" table:content-validation-name="val1" table:formula="of:=IF(DAY([.DE10])=1;[.DE10];&quot;&quot;)">
            <text:p/>
          </table:table-cell>
          <table:table-cell table:style-name="ce125" table:content-validation-name="val1" table:formula="of:=IF(DAY([.DF10])=1;[.DF10];&quot;&quot;)">
            <text:p/>
          </table:table-cell>
          <table:table-cell table:style-name="ce125" table:content-validation-name="val1" table:formula="of:=IF(DAY([.DG10])=1;[.DG10];&quot;&quot;)">
            <text:p/>
          </table:table-cell>
          <table:table-cell table:style-name="ce125" table:content-validation-name="val1" table:formula="of:=IF(DAY([.DH10])=1;[.DH10];&quot;&quot;)">
            <text:p/>
          </table:table-cell>
          <table:table-cell table:style-name="ce125" table:content-validation-name="val1" table:formula="of:=IF(DAY([.DI10])=1;[.DI10];&quot;&quot;)">
            <text:p/>
          </table:table-cell>
          <table:table-cell table:style-name="ce125" table:content-validation-name="val1" table:formula="of:=IF(DAY([.DJ10])=1;[.DJ10];&quot;&quot;)">
            <text:p/>
          </table:table-cell>
          <table:table-cell table:style-name="ce125" table:content-validation-name="val1" table:formula="of:=IF(DAY([.DK10])=1;[.DK10];&quot;&quot;)">
            <text:p/>
          </table:table-cell>
          <table:table-cell table:style-name="ce125" table:content-validation-name="val1" table:formula="of:=IF(DAY([.DL10])=1;[.DL10];&quot;&quot;)">
            <text:p/>
          </table:table-cell>
          <table:table-cell table:style-name="ce125" table:content-validation-name="val1" table:formula="of:=IF(DAY([.DM10])=1;[.DM10];&quot;&quot;)">
            <text:p/>
          </table:table-cell>
          <table:table-cell table:style-name="ce125" table:content-validation-name="val1" table:formula="of:=IF(DAY([.DN10])=1;[.DN10];&quot;&quot;)">
            <text:p/>
          </table:table-cell>
          <table:table-cell table:style-name="ce125" table:content-validation-name="val1" table:formula="of:=IF(DAY([.DO10])=1;[.DO10];&quot;&quot;)">
            <text:p/>
          </table:table-cell>
          <table:table-cell table:style-name="ce125" table:content-validation-name="val1" table:formula="of:=IF(DAY([.DP10])=1;[.DP10];&quot;&quot;)">
            <text:p/>
          </table:table-cell>
          <table:table-cell table:style-name="ce125" table:content-validation-name="val1" table:formula="of:=IF(DAY([.DQ10])=1;[.DQ10];&quot;&quot;)">
            <text:p/>
          </table:table-cell>
          <table:table-cell table:style-name="ce125" table:content-validation-name="val1" table:formula="of:=IF(DAY([.DR10])=1;[.DR10];&quot;&quot;)">
            <text:p/>
          </table:table-cell>
          <table:table-cell table:style-name="ce125" table:content-validation-name="val1" table:formula="of:=IF(DAY([.DS10])=1;[.DS10];&quot;&quot;)">
            <text:p/>
          </table:table-cell>
          <table:table-cell table:style-name="ce125" table:content-validation-name="val1" table:formula="of:=IF(DAY([.DT10])=1;[.DT10];&quot;&quot;)">
            <text:p/>
          </table:table-cell>
          <table:table-cell table:style-name="ce125" table:content-validation-name="val1" table:formula="of:=IF(DAY([.DU10])=1;[.DU10];&quot;&quot;)">
            <text:p/>
          </table:table-cell>
          <table:table-cell table:style-name="ce125" table:content-validation-name="val1" table:formula="of:=IF(DAY([.DV10])=1;[.DV10];&quot;&quot;)">
            <text:p/>
          </table:table-cell>
          <table:table-cell table:style-name="ce125" table:content-validation-name="val1" table:formula="of:=IF(DAY([.DW10])=1;[.DW10];&quot;&quot;)">
            <text:p/>
          </table:table-cell>
          <table:table-cell table:style-name="ce125" table:content-validation-name="val1" table:formula="of:=IF(DAY([.DX10])=1;[.DX10];&quot;&quot;)">
            <text:p/>
          </table:table-cell>
          <table:table-cell table:style-name="ce125" table:content-validation-name="val1" table:formula="of:=IF(DAY([.DY10])=1;[.DY10];&quot;&quot;)">
            <text:p/>
          </table:table-cell>
          <table:table-cell table:style-name="ce125" table:content-validation-name="val1" table:formula="of:=IF(DAY([.DZ10])=1;[.DZ10];&quot;&quot;)">
            <text:p/>
          </table:table-cell>
          <table:table-cell table:style-name="ce125" table:content-validation-name="val1" table:formula="of:=IF(DAY([.EA10])=1;[.EA10];&quot;&quot;)">
            <text:p/>
          </table:table-cell>
          <table:table-cell table:style-name="ce125" table:content-validation-name="val1" table:formula="of:=IF(DAY([.EB10])=1;[.EB10];&quot;&quot;)">
            <text:p/>
          </table:table-cell>
          <table:table-cell table:style-name="ce125" table:content-validation-name="val1" table:formula="of:=IF(DAY([.EC10])=1;[.EC10];&quot;&quot;)">
            <text:p/>
          </table:table-cell>
          <table:table-cell table:style-name="ce125" table:content-validation-name="val1" table:formula="of:=IF(DAY([.ED10])=1;[.ED10];&quot;&quot;)">
            <text:p/>
          </table:table-cell>
          <table:table-cell table:style-name="ce125" table:content-validation-name="val1" table:formula="of:=IF(DAY([.EE10])=1;[.EE10];&quot;&quot;)">
            <text:p/>
          </table:table-cell>
          <table:table-cell table:style-name="ce125" table:content-validation-name="val1" table:formula="of:=IF(DAY([.EF10])=1;[.EF10];&quot;&quot;)">
            <text:p/>
          </table:table-cell>
          <table:table-cell table:style-name="ce125" table:content-validation-name="val1" table:formula="of:=IF(DAY([.EG10])=1;[.EG10];&quot;&quot;)">
            <text:p/>
          </table:table-cell>
          <table:table-cell table:style-name="ce125" table:content-validation-name="val1" table:formula="of:=IF(DAY([.EH10])=1;[.EH10];&quot;&quot;)" office:value-type="date" office:date-value="2020-09-01" calcext:value-type="date">
            <text:p>Sep-20</text:p>
          </table:table-cell>
          <table:table-cell table:style-name="ce125" table:content-validation-name="val1" table:formula="of:=IF(DAY([.EI10])=1;[.EI10];&quot;&quot;)">
            <text:p/>
          </table:table-cell>
          <table:table-cell table:style-name="ce125" table:content-validation-name="val1" table:formula="of:=IF(DAY([.EJ10])=1;[.EJ10];&quot;&quot;)">
            <text:p/>
          </table:table-cell>
          <table:table-cell table:style-name="ce125" table:content-validation-name="val1" table:formula="of:=IF(DAY([.EK10])=1;[.EK10];&quot;&quot;)">
            <text:p/>
          </table:table-cell>
          <table:table-cell table:style-name="ce125" table:content-validation-name="val1" table:formula="of:=IF(DAY([.EL10])=1;[.EL10];&quot;&quot;)">
            <text:p/>
          </table:table-cell>
          <table:table-cell table:style-name="ce125" table:content-validation-name="val1" table:formula="of:=IF(DAY([.EM10])=1;[.EM10];&quot;&quot;)">
            <text:p/>
          </table:table-cell>
          <table:table-cell table:style-name="ce125" table:content-validation-name="val1" table:formula="of:=IF(DAY([.EN10])=1;[.EN10];&quot;&quot;)">
            <text:p/>
          </table:table-cell>
          <table:table-cell table:style-name="ce125" table:content-validation-name="val1" table:formula="of:=IF(DAY([.EO10])=1;[.EO10];&quot;&quot;)">
            <text:p/>
          </table:table-cell>
          <table:table-cell table:style-name="ce125" table:content-validation-name="val1" table:formula="of:=IF(DAY([.EP10])=1;[.EP10];&quot;&quot;)">
            <text:p/>
          </table:table-cell>
          <table:table-cell table:style-name="ce125" table:content-validation-name="val1" table:formula="of:=IF(DAY([.EQ10])=1;[.EQ10];&quot;&quot;)">
            <text:p/>
          </table:table-cell>
          <table:table-cell table:style-name="ce125" table:content-validation-name="val1" table:formula="of:=IF(DAY([.ER10])=1;[.ER10];&quot;&quot;)">
            <text:p/>
          </table:table-cell>
          <table:table-cell table:style-name="ce125" table:content-validation-name="val1" table:formula="of:=IF(DAY([.ES10])=1;[.ES10];&quot;&quot;)">
            <text:p/>
          </table:table-cell>
          <table:table-cell table:style-name="ce125" table:content-validation-name="val1" table:formula="of:=IF(DAY([.ET10])=1;[.ET10];&quot;&quot;)">
            <text:p/>
          </table:table-cell>
          <table:table-cell table:style-name="ce125" table:content-validation-name="val1" table:formula="of:=IF(DAY([.EU10])=1;[.EU10];&quot;&quot;)">
            <text:p/>
          </table:table-cell>
          <table:table-cell table:style-name="ce125" table:content-validation-name="val1" table:formula="of:=IF(DAY([.EV10])=1;[.EV10];&quot;&quot;)">
            <text:p/>
          </table:table-cell>
          <table:table-cell table:style-name="ce125" table:content-validation-name="val1" table:formula="of:=IF(DAY([.EW10])=1;[.EW10];&quot;&quot;)">
            <text:p/>
          </table:table-cell>
          <table:table-cell table:style-name="ce125" table:content-validation-name="val1" table:formula="of:=IF(DAY([.EX10])=1;[.EX10];&quot;&quot;)">
            <text:p/>
          </table:table-cell>
          <table:table-cell table:style-name="ce125" table:content-validation-name="val1" table:formula="of:=IF(DAY([.EY10])=1;[.EY10];&quot;&quot;)">
            <text:p/>
          </table:table-cell>
          <table:table-cell table:style-name="ce125" table:content-validation-name="val1" table:formula="of:=IF(DAY([.EZ10])=1;[.EZ10];&quot;&quot;)">
            <text:p/>
          </table:table-cell>
          <table:table-cell table:style-name="ce125" table:content-validation-name="val1" table:formula="of:=IF(DAY([.FA10])=1;[.FA10];&quot;&quot;)">
            <text:p/>
          </table:table-cell>
          <table:table-cell table:style-name="ce125" table:content-validation-name="val1" table:formula="of:=IF(DAY([.FB10])=1;[.FB10];&quot;&quot;)">
            <text:p/>
          </table:table-cell>
          <table:table-cell table:style-name="ce125" table:content-validation-name="val1" table:formula="of:=IF(DAY([.FC10])=1;[.FC10];&quot;&quot;)">
            <text:p/>
          </table:table-cell>
          <table:table-cell table:style-name="ce125" table:content-validation-name="val1" table:formula="of:=IF(DAY([.FD10])=1;[.FD10];&quot;&quot;)">
            <text:p/>
          </table:table-cell>
          <table:table-cell table:style-name="ce125" table:content-validation-name="val1" table:formula="of:=IF(DAY([.FE10])=1;[.FE10];&quot;&quot;)">
            <text:p/>
          </table:table-cell>
          <table:table-cell table:style-name="ce125" table:content-validation-name="val1" table:formula="of:=IF(DAY([.FF10])=1;[.FF10];&quot;&quot;)">
            <text:p/>
          </table:table-cell>
          <table:table-cell table:style-name="ce125" table:content-validation-name="val1" table:formula="of:=IF(DAY([.FG10])=1;[.FG10];&quot;&quot;)">
            <text:p/>
          </table:table-cell>
          <table:table-cell table:style-name="ce125" table:content-validation-name="val1" table:formula="of:=IF(DAY([.FH10])=1;[.FH10];&quot;&quot;)">
            <text:p/>
          </table:table-cell>
          <table:table-cell table:style-name="ce125" table:content-validation-name="val1" table:formula="of:=IF(DAY([.FI10])=1;[.FI10];&quot;&quot;)">
            <text:p/>
          </table:table-cell>
          <table:table-cell table:style-name="ce125" table:content-validation-name="val1" table:formula="of:=IF(DAY([.FJ10])=1;[.FJ10];&quot;&quot;)">
            <text:p/>
          </table:table-cell>
          <table:table-cell table:style-name="ce125" table:content-validation-name="val1" table:formula="of:=IF(DAY([.FK10])=1;[.FK10];&quot;&quot;)">
            <text:p/>
          </table:table-cell>
          <table:table-cell table:style-name="ce125" table:content-validation-name="val1" table:formula="of:=IF(DAY([.FL10])=1;[.FL10];&quot;&quot;)" office:value-type="date" office:date-value="2020-10-01" calcext:value-type="date">
            <text:p>Okt-20</text:p>
          </table:table-cell>
          <table:table-cell table:style-name="ce125" table:content-validation-name="val1" table:formula="of:=IF(DAY([.FM10])=1;[.FM10];&quot;&quot;)">
            <text:p/>
          </table:table-cell>
          <table:table-cell table:style-name="ce125" table:content-validation-name="val1" table:formula="of:=IF(DAY([.FN10])=1;[.FN10];&quot;&quot;)">
            <text:p/>
          </table:table-cell>
          <table:table-cell table:style-name="ce125" table:content-validation-name="val1" table:formula="of:=IF(DAY([.FO10])=1;[.FO10];&quot;&quot;)">
            <text:p/>
          </table:table-cell>
          <table:table-cell table:style-name="ce125" table:content-validation-name="val1" table:formula="of:=IF(DAY([.FP10])=1;[.FP10];&quot;&quot;)">
            <text:p/>
          </table:table-cell>
          <table:table-cell table:style-name="ce125" table:content-validation-name="val1" table:formula="of:=IF(DAY([.FQ10])=1;[.FQ10];&quot;&quot;)">
            <text:p/>
          </table:table-cell>
          <table:table-cell table:style-name="ce125" table:content-validation-name="val1" table:formula="of:=IF(DAY([.FR10])=1;[.FR10];&quot;&quot;)">
            <text:p/>
          </table:table-cell>
          <table:table-cell table:style-name="ce125" table:content-validation-name="val1" table:formula="of:=IF(DAY([.FS10])=1;[.FS10];&quot;&quot;)">
            <text:p/>
          </table:table-cell>
          <table:table-cell table:style-name="ce125" table:content-validation-name="val1" table:formula="of:=IF(DAY([.FT10])=1;[.FT10];&quot;&quot;)">
            <text:p/>
          </table:table-cell>
          <table:table-cell table:style-name="ce125" table:content-validation-name="val1" table:formula="of:=IF(DAY([.FU10])=1;[.FU10];&quot;&quot;)">
            <text:p/>
          </table:table-cell>
          <table:table-cell table:style-name="ce125" table:content-validation-name="val1" table:formula="of:=IF(DAY([.FV10])=1;[.FV10];&quot;&quot;)">
            <text:p/>
          </table:table-cell>
          <table:table-cell table:style-name="ce125" table:content-validation-name="val1" table:formula="of:=IF(DAY([.FW10])=1;[.FW10];&quot;&quot;)">
            <text:p/>
          </table:table-cell>
          <table:table-cell table:style-name="ce125" table:content-validation-name="val1" table:formula="of:=IF(DAY([.FX10])=1;[.FX10];&quot;&quot;)">
            <text:p/>
          </table:table-cell>
          <table:table-cell table:style-name="ce125" table:content-validation-name="val1" table:formula="of:=IF(DAY([.FY10])=1;[.FY10];&quot;&quot;)">
            <text:p/>
          </table:table-cell>
          <table:table-cell table:style-name="ce125" table:content-validation-name="val1" table:formula="of:=IF(DAY([.FZ10])=1;[.FZ10];&quot;&quot;)">
            <text:p/>
          </table:table-cell>
          <table:table-cell table:style-name="ce125" table:content-validation-name="val1" table:formula="of:=IF(DAY([.GA10])=1;[.GA10];&quot;&quot;)">
            <text:p/>
          </table:table-cell>
          <table:table-cell table:style-name="ce125" table:content-validation-name="val1" table:formula="of:=IF(DAY([.GB10])=1;[.GB10];&quot;&quot;)">
            <text:p/>
          </table:table-cell>
          <table:table-cell table:style-name="ce125" table:content-validation-name="val1" table:formula="of:=IF(DAY([.GC10])=1;[.GC10];&quot;&quot;)">
            <text:p/>
          </table:table-cell>
          <table:table-cell table:style-name="ce125" table:content-validation-name="val1" table:formula="of:=IF(DAY([.GD10])=1;[.GD10];&quot;&quot;)">
            <text:p/>
          </table:table-cell>
          <table:table-cell table:style-name="ce125" table:content-validation-name="val1" table:formula="of:=IF(DAY([.GE10])=1;[.GE10];&quot;&quot;)">
            <text:p/>
          </table:table-cell>
          <table:table-cell table:style-name="ce125" table:content-validation-name="val1" table:formula="of:=IF(DAY([.GF10])=1;[.GF10];&quot;&quot;)">
            <text:p/>
          </table:table-cell>
          <table:table-cell table:style-name="ce125" table:content-validation-name="val1" table:formula="of:=IF(DAY([.GG10])=1;[.GG10];&quot;&quot;)">
            <text:p/>
          </table:table-cell>
          <table:table-cell table:style-name="ce125" table:content-validation-name="val1" table:formula="of:=IF(DAY([.GH10])=1;[.GH10];&quot;&quot;)">
            <text:p/>
          </table:table-cell>
          <table:table-cell table:style-name="ce125" table:content-validation-name="val1" table:formula="of:=IF(DAY([.GI10])=1;[.GI10];&quot;&quot;)">
            <text:p/>
          </table:table-cell>
          <table:table-cell table:style-name="ce141" table:content-validation-name="val1" table:number-columns-repeated="690"/>
          <table:table-cell table:content-validation-name="val1" table:number-columns-repeated="143"/>
        </table:table-row>
        <table:table-row table:style-name="ro6">
          <table:table-cell table:style-name="ce4" table:content-validation-name="val1" table:number-columns-repeated="3"/>
          <table:table-cell table:style-name="ce192" table:content-validation-name="val1" table:formula="of:=MIN([.D11:.D34])" office:value-type="date" office:date-value="2020-04-27" calcext:value-type="date">
            <text:p>27.04.20</text:p>
          </table:table-cell>
          <table:table-cell table:style-name="ce62" table:content-validation-name="val1" office:value-type="float" office:value="7" calcext:value-type="float">
            <text:p>7</text:p>
          </table:table-cell>
          <table:table-cell table:style-name="ce216" table:content-validation-name="val1" table:formula="of:=MIN([.D11:.D34])" office:value-type="date" office:date-value="2020-04-27" calcext:value-type="date">
            <text:p>27.04.20</text:p>
          </table:table-cell>
          <table:table-cell table:style-name="ce86" table:content-validation-name="val1" table:formula="of:=SUMPRODUCT([.G11:.G34];[.E11:.E34])/SUM([.E11:.E34])" office:value-type="percentage" office:value="0" calcext:value-type="percentage">
            <text:p>0%</text:p>
          </table:table-cell>
          <table:table-cell table:style-name="ce103" table:content-validation-name="val1" office:value-type="float" office:value="7" calcext:value-type="float">
            <text:p>7</text:p>
          </table:table-cell>
          <table:table-cell table:style-name="ce112" table:content-validation-name="val1"/>
          <table:table-cell table:style-name="ce119" table:content-validation-name="val1"/>
          <table:table-cell table:style-name="ce126" table:content-validation-name="val1" table:formula="of:=[.D10]" office:value-type="date" office:date-value="2020-04-27" calcext:value-type="date">
            <text:p>27</text:p>
          </table:table-cell>
          <table:table-cell table:style-name="ce126" table:content-validation-name="val1" table:formula="of:=[.K10]+1" office:value-type="date" office:date-value="2020-04-28" calcext:value-type="date">
            <text:p>28</text:p>
          </table:table-cell>
          <table:table-cell table:style-name="ce126" table:content-validation-name="val1" table:formula="of:=[.L10]+1" office:value-type="date" office:date-value="2020-04-29" calcext:value-type="date">
            <text:p>29</text:p>
          </table:table-cell>
          <table:table-cell table:style-name="ce126" table:content-validation-name="val1" table:formula="of:=[.M10]+1" office:value-type="date" office:date-value="2020-04-30" calcext:value-type="date">
            <text:p>30</text:p>
          </table:table-cell>
          <table:table-cell table:style-name="ce126" table:content-validation-name="val1" table:formula="of:=[.N10]+1" office:value-type="date" office:date-value="2020-05-01" calcext:value-type="date">
            <text:p>01</text:p>
          </table:table-cell>
          <table:table-cell table:style-name="ce126" table:content-validation-name="val1" table:formula="of:=[.O10]+1" office:value-type="date" office:date-value="2020-05-02" calcext:value-type="date">
            <text:p>02</text:p>
          </table:table-cell>
          <table:table-cell table:style-name="ce126" table:content-validation-name="val1" table:formula="of:=[.P10]+1" office:value-type="date" office:date-value="2020-05-03" calcext:value-type="date">
            <text:p>03</text:p>
          </table:table-cell>
          <table:table-cell table:style-name="ce126" table:content-validation-name="val1" table:formula="of:=[.Q10]+1" office:value-type="date" office:date-value="2020-05-04" calcext:value-type="date">
            <text:p>04</text:p>
          </table:table-cell>
          <table:table-cell table:style-name="ce126" table:content-validation-name="val1" table:formula="of:=[.R10]+1" office:value-type="date" office:date-value="2020-05-05" calcext:value-type="date">
            <text:p>05</text:p>
          </table:table-cell>
          <table:table-cell table:style-name="ce126" table:content-validation-name="val1" table:formula="of:=[.S10]+1" office:value-type="date" office:date-value="2020-05-06" calcext:value-type="date">
            <text:p>06</text:p>
          </table:table-cell>
          <table:table-cell table:style-name="ce126" table:content-validation-name="val1" table:formula="of:=[.T10]+1" office:value-type="date" office:date-value="2020-05-07" calcext:value-type="date">
            <text:p>07</text:p>
          </table:table-cell>
          <table:table-cell table:style-name="ce126" table:content-validation-name="val1" table:formula="of:=[.U10]+1" office:value-type="date" office:date-value="2020-05-08" calcext:value-type="date">
            <text:p>08</text:p>
          </table:table-cell>
          <table:table-cell table:style-name="ce126" table:content-validation-name="val1" table:formula="of:=[.V10]+1" office:value-type="date" office:date-value="2020-05-09" calcext:value-type="date">
            <text:p>09</text:p>
          </table:table-cell>
          <table:table-cell table:style-name="ce126" table:content-validation-name="val1" table:formula="of:=[.W10]+1" office:value-type="date" office:date-value="2020-05-10" calcext:value-type="date">
            <text:p>10</text:p>
          </table:table-cell>
          <table:table-cell table:style-name="ce126" table:content-validation-name="val1" table:formula="of:=[.X10]+1" office:value-type="date" office:date-value="2020-05-11" calcext:value-type="date">
            <text:p>11</text:p>
          </table:table-cell>
          <table:table-cell table:style-name="ce126" table:content-validation-name="val1" table:formula="of:=[.Y10]+1" office:value-type="date" office:date-value="2020-05-12" calcext:value-type="date">
            <text:p>12</text:p>
          </table:table-cell>
          <table:table-cell table:style-name="ce126" table:content-validation-name="val1" table:formula="of:=[.Z10]+1" office:value-type="date" office:date-value="2020-05-13" calcext:value-type="date">
            <text:p>13</text:p>
          </table:table-cell>
          <table:table-cell table:style-name="ce126" table:content-validation-name="val1" table:formula="of:=[.AA10]+1" office:value-type="date" office:date-value="2020-05-14" calcext:value-type="date">
            <text:p>14</text:p>
          </table:table-cell>
          <table:table-cell table:style-name="ce126" table:content-validation-name="val1" table:formula="of:=[.AB10]+1" office:value-type="date" office:date-value="2020-05-15" calcext:value-type="date">
            <text:p>15</text:p>
          </table:table-cell>
          <table:table-cell table:style-name="ce126" table:content-validation-name="val1" table:formula="of:=[.AC10]+1" office:value-type="date" office:date-value="2020-05-16" calcext:value-type="date">
            <text:p>16</text:p>
          </table:table-cell>
          <table:table-cell table:style-name="ce126" table:content-validation-name="val1" table:formula="of:=[.AD10]+1" office:value-type="date" office:date-value="2020-05-17" calcext:value-type="date">
            <text:p>17</text:p>
          </table:table-cell>
          <table:table-cell table:style-name="ce126" table:content-validation-name="val1" table:formula="of:=[.AE10]+1" office:value-type="date" office:date-value="2020-05-18" calcext:value-type="date">
            <text:p>18</text:p>
          </table:table-cell>
          <table:table-cell table:style-name="ce126" table:content-validation-name="val1" table:formula="of:=[.AF10]+1" office:value-type="date" office:date-value="2020-05-19" calcext:value-type="date">
            <text:p>19</text:p>
          </table:table-cell>
          <table:table-cell table:style-name="ce126" table:content-validation-name="val1" table:formula="of:=[.AG10]+1" office:value-type="date" office:date-value="2020-05-20" calcext:value-type="date">
            <text:p>20</text:p>
          </table:table-cell>
          <table:table-cell table:style-name="ce126" table:content-validation-name="val1" table:formula="of:=[.AH10]+1" office:value-type="date" office:date-value="2020-05-21" calcext:value-type="date">
            <text:p>21</text:p>
          </table:table-cell>
          <table:table-cell table:style-name="ce126" table:content-validation-name="val1" table:formula="of:=[.AI10]+1" office:value-type="date" office:date-value="2020-05-22" calcext:value-type="date">
            <text:p>22</text:p>
          </table:table-cell>
          <table:table-cell table:style-name="ce126" table:content-validation-name="val1" table:formula="of:=[.AJ10]+1" office:value-type="date" office:date-value="2020-05-23" calcext:value-type="date">
            <text:p>23</text:p>
          </table:table-cell>
          <table:table-cell table:style-name="ce126" table:content-validation-name="val1" table:formula="of:=[.AK10]+1" office:value-type="date" office:date-value="2020-05-24" calcext:value-type="date">
            <text:p>24</text:p>
          </table:table-cell>
          <table:table-cell table:style-name="ce126" table:content-validation-name="val1" table:formula="of:=[.AL10]+1" office:value-type="date" office:date-value="2020-05-25" calcext:value-type="date">
            <text:p>25</text:p>
          </table:table-cell>
          <table:table-cell table:style-name="ce126" table:content-validation-name="val1" table:formula="of:=[.AM10]+1" office:value-type="date" office:date-value="2020-05-26" calcext:value-type="date">
            <text:p>26</text:p>
          </table:table-cell>
          <table:table-cell table:style-name="ce126" table:content-validation-name="val1" table:formula="of:=[.AN10]+1" office:value-type="date" office:date-value="2020-05-27" calcext:value-type="date">
            <text:p>27</text:p>
          </table:table-cell>
          <table:table-cell table:style-name="ce126" table:content-validation-name="val1" table:formula="of:=[.AO10]+1" office:value-type="date" office:date-value="2020-05-28" calcext:value-type="date">
            <text:p>28</text:p>
          </table:table-cell>
          <table:table-cell table:style-name="ce126" table:content-validation-name="val1" table:formula="of:=[.AP10]+1" office:value-type="date" office:date-value="2020-05-29" calcext:value-type="date">
            <text:p>29</text:p>
          </table:table-cell>
          <table:table-cell table:style-name="ce126" table:content-validation-name="val1" table:formula="of:=[.AQ10]+1" office:value-type="date" office:date-value="2020-05-30" calcext:value-type="date">
            <text:p>30</text:p>
          </table:table-cell>
          <table:table-cell table:style-name="ce126" table:content-validation-name="val1" table:formula="of:=[.AR10]+1" office:value-type="date" office:date-value="2020-05-31" calcext:value-type="date">
            <text:p>31</text:p>
          </table:table-cell>
          <table:table-cell table:style-name="ce126" table:content-validation-name="val1" table:formula="of:=[.AS10]+1" office:value-type="date" office:date-value="2020-06-01" calcext:value-type="date">
            <text:p>01</text:p>
          </table:table-cell>
          <table:table-cell table:style-name="ce126" table:content-validation-name="val1" table:formula="of:=[.AT10]+1" office:value-type="date" office:date-value="2020-06-02" calcext:value-type="date">
            <text:p>02</text:p>
          </table:table-cell>
          <table:table-cell table:style-name="ce126" table:content-validation-name="val1" table:formula="of:=[.AU10]+1" office:value-type="date" office:date-value="2020-06-03" calcext:value-type="date">
            <text:p>03</text:p>
          </table:table-cell>
          <table:table-cell table:style-name="ce126" table:content-validation-name="val1" table:formula="of:=[.AV10]+1" office:value-type="date" office:date-value="2020-06-04" calcext:value-type="date">
            <text:p>04</text:p>
          </table:table-cell>
          <table:table-cell table:style-name="ce126" table:content-validation-name="val1" table:formula="of:=[.AW10]+1" office:value-type="date" office:date-value="2020-06-05" calcext:value-type="date">
            <text:p>05</text:p>
          </table:table-cell>
          <table:table-cell table:style-name="ce126" table:content-validation-name="val1" table:formula="of:=[.AX10]+1" office:value-type="date" office:date-value="2020-06-06" calcext:value-type="date">
            <text:p>06</text:p>
          </table:table-cell>
          <table:table-cell table:style-name="ce126" table:content-validation-name="val1" table:formula="of:=[.AY10]+1" office:value-type="date" office:date-value="2020-06-07" calcext:value-type="date">
            <text:p>07</text:p>
          </table:table-cell>
          <table:table-cell table:style-name="ce126" table:content-validation-name="val1" table:formula="of:=[.AZ10]+1" office:value-type="date" office:date-value="2020-06-08" calcext:value-type="date">
            <text:p>08</text:p>
          </table:table-cell>
          <table:table-cell table:style-name="ce126" table:content-validation-name="val1" table:formula="of:=[.BA10]+1" office:value-type="date" office:date-value="2020-06-09" calcext:value-type="date">
            <text:p>09</text:p>
          </table:table-cell>
          <table:table-cell table:style-name="ce126" table:content-validation-name="val1" table:formula="of:=[.BB10]+1" office:value-type="date" office:date-value="2020-06-10" calcext:value-type="date">
            <text:p>10</text:p>
          </table:table-cell>
          <table:table-cell table:style-name="ce126" table:content-validation-name="val1" table:formula="of:=[.BC10]+1" office:value-type="date" office:date-value="2020-06-11" calcext:value-type="date">
            <text:p>11</text:p>
          </table:table-cell>
          <table:table-cell table:style-name="ce126" table:content-validation-name="val1" table:formula="of:=[.BD10]+1" office:value-type="date" office:date-value="2020-06-12" calcext:value-type="date">
            <text:p>12</text:p>
          </table:table-cell>
          <table:table-cell table:style-name="ce126" table:content-validation-name="val1" table:formula="of:=[.BE10]+1" office:value-type="date" office:date-value="2020-06-13" calcext:value-type="date">
            <text:p>13</text:p>
          </table:table-cell>
          <table:table-cell table:style-name="ce126" table:content-validation-name="val1" table:formula="of:=[.BF10]+1" office:value-type="date" office:date-value="2020-06-14" calcext:value-type="date">
            <text:p>14</text:p>
          </table:table-cell>
          <table:table-cell table:style-name="ce126" table:content-validation-name="val1" table:formula="of:=[.BG10]+1" office:value-type="date" office:date-value="2020-06-15" calcext:value-type="date">
            <text:p>15</text:p>
          </table:table-cell>
          <table:table-cell table:style-name="ce126" table:content-validation-name="val1" table:formula="of:=[.BH10]+1" office:value-type="date" office:date-value="2020-06-16" calcext:value-type="date">
            <text:p>16</text:p>
          </table:table-cell>
          <table:table-cell table:style-name="ce126" table:content-validation-name="val1" table:formula="of:=[.BI10]+1" office:value-type="date" office:date-value="2020-06-17" calcext:value-type="date">
            <text:p>17</text:p>
          </table:table-cell>
          <table:table-cell table:style-name="ce126" table:content-validation-name="val1" table:formula="of:=[.BJ10]+1" office:value-type="date" office:date-value="2020-06-18" calcext:value-type="date">
            <text:p>18</text:p>
          </table:table-cell>
          <table:table-cell table:style-name="ce126" table:content-validation-name="val1" table:formula="of:=[.BK10]+1" office:value-type="date" office:date-value="2020-06-19" calcext:value-type="date">
            <text:p>19</text:p>
          </table:table-cell>
          <table:table-cell table:style-name="ce126" table:content-validation-name="val1" table:formula="of:=[.BL10]+1" office:value-type="date" office:date-value="2020-06-20" calcext:value-type="date">
            <text:p>20</text:p>
          </table:table-cell>
          <table:table-cell table:style-name="ce126" table:content-validation-name="val1" table:formula="of:=[.BM10]+1" office:value-type="date" office:date-value="2020-06-21" calcext:value-type="date">
            <text:p>21</text:p>
          </table:table-cell>
          <table:table-cell table:style-name="ce126" table:content-validation-name="val1" table:formula="of:=[.BN10]+1" office:value-type="date" office:date-value="2020-06-22" calcext:value-type="date">
            <text:p>22</text:p>
          </table:table-cell>
          <table:table-cell table:style-name="ce126" table:content-validation-name="val1" table:formula="of:=[.BO10]+1" office:value-type="date" office:date-value="2020-06-23" calcext:value-type="date">
            <text:p>23</text:p>
          </table:table-cell>
          <table:table-cell table:style-name="ce126" table:content-validation-name="val1" table:formula="of:=[.BP10]+1" office:value-type="date" office:date-value="2020-06-24" calcext:value-type="date">
            <text:p>24</text:p>
          </table:table-cell>
          <table:table-cell table:style-name="ce126" table:content-validation-name="val1" table:formula="of:=[.BQ10]+1" office:value-type="date" office:date-value="2020-06-25" calcext:value-type="date">
            <text:p>25</text:p>
          </table:table-cell>
          <table:table-cell table:style-name="ce126" table:content-validation-name="val1" table:formula="of:=[.BR10]+1" office:value-type="date" office:date-value="2020-06-26" calcext:value-type="date">
            <text:p>26</text:p>
          </table:table-cell>
          <table:table-cell table:style-name="ce126" table:content-validation-name="val1" table:formula="of:=[.BS10]+1" office:value-type="date" office:date-value="2020-06-27" calcext:value-type="date">
            <text:p>27</text:p>
          </table:table-cell>
          <table:table-cell table:style-name="ce126" table:content-validation-name="val1" table:formula="of:=[.BT10]+1" office:value-type="date" office:date-value="2020-06-28" calcext:value-type="date">
            <text:p>28</text:p>
          </table:table-cell>
          <table:table-cell table:style-name="ce126" table:content-validation-name="val1" table:formula="of:=[.BU10]+1" office:value-type="date" office:date-value="2020-06-29" calcext:value-type="date">
            <text:p>29</text:p>
          </table:table-cell>
          <table:table-cell table:style-name="ce126" table:content-validation-name="val1" table:formula="of:=[.BV10]+1" office:value-type="date" office:date-value="2020-06-30" calcext:value-type="date">
            <text:p>30</text:p>
          </table:table-cell>
          <table:table-cell table:style-name="ce126" table:content-validation-name="val1" table:formula="of:=[.BW10]+1" office:value-type="date" office:date-value="2020-07-01" calcext:value-type="date">
            <text:p>01</text:p>
          </table:table-cell>
          <table:table-cell table:style-name="ce126" table:content-validation-name="val1" table:formula="of:=[.BX10]+1" office:value-type="date" office:date-value="2020-07-02" calcext:value-type="date">
            <text:p>02</text:p>
          </table:table-cell>
          <table:table-cell table:style-name="ce126" table:content-validation-name="val1" table:formula="of:=[.BY10]+1" office:value-type="date" office:date-value="2020-07-03" calcext:value-type="date">
            <text:p>03</text:p>
          </table:table-cell>
          <table:table-cell table:style-name="ce126" table:content-validation-name="val1" table:formula="of:=[.BZ10]+1" office:value-type="date" office:date-value="2020-07-04" calcext:value-type="date">
            <text:p>04</text:p>
          </table:table-cell>
          <table:table-cell table:style-name="ce126" table:content-validation-name="val1" table:formula="of:=[.CA10]+1" office:value-type="date" office:date-value="2020-07-05" calcext:value-type="date">
            <text:p>05</text:p>
          </table:table-cell>
          <table:table-cell table:style-name="ce126" table:content-validation-name="val1" table:formula="of:=[.CB10]+1" office:value-type="date" office:date-value="2020-07-06" calcext:value-type="date">
            <text:p>06</text:p>
          </table:table-cell>
          <table:table-cell table:style-name="ce126" table:content-validation-name="val1" table:formula="of:=[.CC10]+1" office:value-type="date" office:date-value="2020-07-07" calcext:value-type="date">
            <text:p>07</text:p>
          </table:table-cell>
          <table:table-cell table:style-name="ce126" table:content-validation-name="val1" table:formula="of:=[.CD10]+1" office:value-type="date" office:date-value="2020-07-08" calcext:value-type="date">
            <text:p>08</text:p>
          </table:table-cell>
          <table:table-cell table:style-name="ce126" table:content-validation-name="val1" table:formula="of:=[.CE10]+1" office:value-type="date" office:date-value="2020-07-09" calcext:value-type="date">
            <text:p>09</text:p>
          </table:table-cell>
          <table:table-cell table:style-name="ce126" table:content-validation-name="val1" table:formula="of:=[.CF10]+1" office:value-type="date" office:date-value="2020-07-10" calcext:value-type="date">
            <text:p>10</text:p>
          </table:table-cell>
          <table:table-cell table:style-name="ce126" table:content-validation-name="val1" table:formula="of:=[.CG10]+1" office:value-type="date" office:date-value="2020-07-11" calcext:value-type="date">
            <text:p>11</text:p>
          </table:table-cell>
          <table:table-cell table:style-name="ce126" table:content-validation-name="val1" table:formula="of:=[.CH10]+1" office:value-type="date" office:date-value="2020-07-12" calcext:value-type="date">
            <text:p>12</text:p>
          </table:table-cell>
          <table:table-cell table:style-name="ce126" table:content-validation-name="val1" table:formula="of:=[.CI10]+1" office:value-type="date" office:date-value="2020-07-13" calcext:value-type="date">
            <text:p>13</text:p>
          </table:table-cell>
          <table:table-cell table:style-name="ce126" table:content-validation-name="val1" table:formula="of:=[.CJ10]+1" office:value-type="date" office:date-value="2020-07-14" calcext:value-type="date">
            <text:p>14</text:p>
          </table:table-cell>
          <table:table-cell table:style-name="ce126" table:content-validation-name="val1" table:formula="of:=[.CK10]+1" office:value-type="date" office:date-value="2020-07-15" calcext:value-type="date">
            <text:p>15</text:p>
          </table:table-cell>
          <table:table-cell table:style-name="ce126" table:content-validation-name="val1" table:formula="of:=[.CL10]+1" office:value-type="date" office:date-value="2020-07-16" calcext:value-type="date">
            <text:p>16</text:p>
          </table:table-cell>
          <table:table-cell table:style-name="ce126" table:content-validation-name="val1" table:formula="of:=[.CM10]+1" office:value-type="date" office:date-value="2020-07-17" calcext:value-type="date">
            <text:p>17</text:p>
          </table:table-cell>
          <table:table-cell table:style-name="ce126" table:content-validation-name="val1" table:formula="of:=[.CN10]+1" office:value-type="date" office:date-value="2020-07-18" calcext:value-type="date">
            <text:p>18</text:p>
          </table:table-cell>
          <table:table-cell table:style-name="ce126" table:content-validation-name="val1" table:formula="of:=[.CO10]+1" office:value-type="date" office:date-value="2020-07-19" calcext:value-type="date">
            <text:p>19</text:p>
          </table:table-cell>
          <table:table-cell table:style-name="ce126" table:content-validation-name="val1" table:formula="of:=[.CP10]+1" office:value-type="date" office:date-value="2020-07-20" calcext:value-type="date">
            <text:p>20</text:p>
          </table:table-cell>
          <table:table-cell table:style-name="ce126" table:content-validation-name="val1" table:formula="of:=[.CQ10]+1" office:value-type="date" office:date-value="2020-07-21" calcext:value-type="date">
            <text:p>21</text:p>
          </table:table-cell>
          <table:table-cell table:style-name="ce126" table:content-validation-name="val1" table:formula="of:=[.CR10]+1" office:value-type="date" office:date-value="2020-07-22" calcext:value-type="date">
            <text:p>22</text:p>
          </table:table-cell>
          <table:table-cell table:style-name="ce126" table:content-validation-name="val1" table:formula="of:=[.CS10]+1" office:value-type="date" office:date-value="2020-07-23" calcext:value-type="date">
            <text:p>23</text:p>
          </table:table-cell>
          <table:table-cell table:style-name="ce126" table:content-validation-name="val1" table:formula="of:=[.CT10]+1" office:value-type="date" office:date-value="2020-07-24" calcext:value-type="date">
            <text:p>24</text:p>
          </table:table-cell>
          <table:table-cell table:style-name="ce126" table:content-validation-name="val1" table:formula="of:=[.CU10]+1" office:value-type="date" office:date-value="2020-07-25" calcext:value-type="date">
            <text:p>25</text:p>
          </table:table-cell>
          <table:table-cell table:style-name="ce126" table:content-validation-name="val1" table:formula="of:=[.CV10]+1" office:value-type="date" office:date-value="2020-07-26" calcext:value-type="date">
            <text:p>26</text:p>
          </table:table-cell>
          <table:table-cell table:style-name="ce126" table:content-validation-name="val1" table:formula="of:=[.CW10]+1" office:value-type="date" office:date-value="2020-07-27" calcext:value-type="date">
            <text:p>27</text:p>
          </table:table-cell>
          <table:table-cell table:style-name="ce126" table:content-validation-name="val1" table:formula="of:=[.CX10]+1" office:value-type="date" office:date-value="2020-07-28" calcext:value-type="date">
            <text:p>28</text:p>
          </table:table-cell>
          <table:table-cell table:style-name="ce126" table:content-validation-name="val1" table:formula="of:=[.CY10]+1" office:value-type="date" office:date-value="2020-07-29" calcext:value-type="date">
            <text:p>29</text:p>
          </table:table-cell>
          <table:table-cell table:style-name="ce126" table:content-validation-name="val1" table:formula="of:=[.CZ10]+1" office:value-type="date" office:date-value="2020-07-30" calcext:value-type="date">
            <text:p>30</text:p>
          </table:table-cell>
          <table:table-cell table:style-name="ce126" table:content-validation-name="val1" table:formula="of:=[.DA10]+1" office:value-type="date" office:date-value="2020-07-31" calcext:value-type="date">
            <text:p>31</text:p>
          </table:table-cell>
          <table:table-cell table:style-name="ce126" table:content-validation-name="val1" table:formula="of:=[.DB10]+1" office:value-type="date" office:date-value="2020-08-01" calcext:value-type="date">
            <text:p>01</text:p>
          </table:table-cell>
          <table:table-cell table:style-name="ce126" table:content-validation-name="val1" table:formula="of:=[.DC10]+1" office:value-type="date" office:date-value="2020-08-02" calcext:value-type="date">
            <text:p>02</text:p>
          </table:table-cell>
          <table:table-cell table:style-name="ce126" table:content-validation-name="val1" table:formula="of:=[.DD10]+1" office:value-type="date" office:date-value="2020-08-03" calcext:value-type="date">
            <text:p>03</text:p>
          </table:table-cell>
          <table:table-cell table:style-name="ce126" table:content-validation-name="val1" table:formula="of:=[.DE10]+1" office:value-type="date" office:date-value="2020-08-04" calcext:value-type="date">
            <text:p>04</text:p>
          </table:table-cell>
          <table:table-cell table:style-name="ce126" table:content-validation-name="val1" table:formula="of:=[.DF10]+1" office:value-type="date" office:date-value="2020-08-05" calcext:value-type="date">
            <text:p>05</text:p>
          </table:table-cell>
          <table:table-cell table:style-name="ce126" table:content-validation-name="val1" table:formula="of:=[.DG10]+1" office:value-type="date" office:date-value="2020-08-06" calcext:value-type="date">
            <text:p>06</text:p>
          </table:table-cell>
          <table:table-cell table:style-name="ce126" table:content-validation-name="val1" table:formula="of:=[.DH10]+1" office:value-type="date" office:date-value="2020-08-07" calcext:value-type="date">
            <text:p>07</text:p>
          </table:table-cell>
          <table:table-cell table:style-name="ce126" table:content-validation-name="val1" table:formula="of:=[.DI10]+1" office:value-type="date" office:date-value="2020-08-08" calcext:value-type="date">
            <text:p>08</text:p>
          </table:table-cell>
          <table:table-cell table:style-name="ce126" table:content-validation-name="val1" table:formula="of:=[.DJ10]+1" office:value-type="date" office:date-value="2020-08-09" calcext:value-type="date">
            <text:p>09</text:p>
          </table:table-cell>
          <table:table-cell table:style-name="ce126" table:content-validation-name="val1" table:formula="of:=[.DK10]+1" office:value-type="date" office:date-value="2020-08-10" calcext:value-type="date">
            <text:p>10</text:p>
          </table:table-cell>
          <table:table-cell table:style-name="ce126" table:content-validation-name="val1" table:formula="of:=[.DL10]+1" office:value-type="date" office:date-value="2020-08-11" calcext:value-type="date">
            <text:p>11</text:p>
          </table:table-cell>
          <table:table-cell table:style-name="ce126" table:content-validation-name="val1" table:formula="of:=[.DM10]+1" office:value-type="date" office:date-value="2020-08-12" calcext:value-type="date">
            <text:p>12</text:p>
          </table:table-cell>
          <table:table-cell table:style-name="ce126" table:content-validation-name="val1" table:formula="of:=[.DN10]+1" office:value-type="date" office:date-value="2020-08-13" calcext:value-type="date">
            <text:p>13</text:p>
          </table:table-cell>
          <table:table-cell table:style-name="ce126" table:content-validation-name="val1" table:formula="of:=[.DO10]+1" office:value-type="date" office:date-value="2020-08-14" calcext:value-type="date">
            <text:p>14</text:p>
          </table:table-cell>
          <table:table-cell table:style-name="ce126" table:content-validation-name="val1" table:formula="of:=[.DP10]+1" office:value-type="date" office:date-value="2020-08-15" calcext:value-type="date">
            <text:p>15</text:p>
          </table:table-cell>
          <table:table-cell table:style-name="ce126" table:content-validation-name="val1" table:formula="of:=[.DQ10]+1" office:value-type="date" office:date-value="2020-08-16" calcext:value-type="date">
            <text:p>16</text:p>
          </table:table-cell>
          <table:table-cell table:style-name="ce126" table:content-validation-name="val1" table:formula="of:=[.DR10]+1" office:value-type="date" office:date-value="2020-08-17" calcext:value-type="date">
            <text:p>17</text:p>
          </table:table-cell>
          <table:table-cell table:style-name="ce126" table:content-validation-name="val1" table:formula="of:=[.DS10]+1" office:value-type="date" office:date-value="2020-08-18" calcext:value-type="date">
            <text:p>18</text:p>
          </table:table-cell>
          <table:table-cell table:style-name="ce126" table:content-validation-name="val1" table:formula="of:=[.DT10]+1" office:value-type="date" office:date-value="2020-08-19" calcext:value-type="date">
            <text:p>19</text:p>
          </table:table-cell>
          <table:table-cell table:style-name="ce126" table:content-validation-name="val1" table:formula="of:=[.DU10]+1" office:value-type="date" office:date-value="2020-08-20" calcext:value-type="date">
            <text:p>20</text:p>
          </table:table-cell>
          <table:table-cell table:style-name="ce126" table:content-validation-name="val1" table:formula="of:=[.DV10]+1" office:value-type="date" office:date-value="2020-08-21" calcext:value-type="date">
            <text:p>21</text:p>
          </table:table-cell>
          <table:table-cell table:style-name="ce126" table:content-validation-name="val1" table:formula="of:=[.DW10]+1" office:value-type="date" office:date-value="2020-08-22" calcext:value-type="date">
            <text:p>22</text:p>
          </table:table-cell>
          <table:table-cell table:style-name="ce126" table:content-validation-name="val1" table:formula="of:=[.DX10]+1" office:value-type="date" office:date-value="2020-08-23" calcext:value-type="date">
            <text:p>23</text:p>
          </table:table-cell>
          <table:table-cell table:style-name="ce126" table:content-validation-name="val1" table:formula="of:=[.DY10]+1" office:value-type="date" office:date-value="2020-08-24" calcext:value-type="date">
            <text:p>24</text:p>
          </table:table-cell>
          <table:table-cell table:style-name="ce126" table:content-validation-name="val1" table:formula="of:=[.DZ10]+1" office:value-type="date" office:date-value="2020-08-25" calcext:value-type="date">
            <text:p>25</text:p>
          </table:table-cell>
          <table:table-cell table:style-name="ce126" table:content-validation-name="val1" table:formula="of:=[.EA10]+1" office:value-type="date" office:date-value="2020-08-26" calcext:value-type="date">
            <text:p>26</text:p>
          </table:table-cell>
          <table:table-cell table:style-name="ce126" table:content-validation-name="val1" table:formula="of:=[.EB10]+1" office:value-type="date" office:date-value="2020-08-27" calcext:value-type="date">
            <text:p>27</text:p>
          </table:table-cell>
          <table:table-cell table:style-name="ce126" table:content-validation-name="val1" table:formula="of:=[.EC10]+1" office:value-type="date" office:date-value="2020-08-28" calcext:value-type="date">
            <text:p>28</text:p>
          </table:table-cell>
          <table:table-cell table:style-name="ce126" table:content-validation-name="val1" table:formula="of:=[.ED10]+1" office:value-type="date" office:date-value="2020-08-29" calcext:value-type="date">
            <text:p>29</text:p>
          </table:table-cell>
          <table:table-cell table:style-name="ce126" table:content-validation-name="val1" table:formula="of:=[.EE10]+1" office:value-type="date" office:date-value="2020-08-30" calcext:value-type="date">
            <text:p>30</text:p>
          </table:table-cell>
          <table:table-cell table:style-name="ce126" table:content-validation-name="val1" table:formula="of:=[.EF10]+1" office:value-type="date" office:date-value="2020-08-31" calcext:value-type="date">
            <text:p>31</text:p>
          </table:table-cell>
          <table:table-cell table:style-name="ce126" table:content-validation-name="val1" table:formula="of:=[.EG10]+1" office:value-type="date" office:date-value="2020-09-01" calcext:value-type="date">
            <text:p>01</text:p>
          </table:table-cell>
          <table:table-cell table:style-name="ce126" table:content-validation-name="val1" table:formula="of:=[.EH10]+1" office:value-type="date" office:date-value="2020-09-02" calcext:value-type="date">
            <text:p>02</text:p>
          </table:table-cell>
          <table:table-cell table:style-name="ce126" table:content-validation-name="val1" table:formula="of:=[.EI10]+1" office:value-type="date" office:date-value="2020-09-03" calcext:value-type="date">
            <text:p>03</text:p>
          </table:table-cell>
          <table:table-cell table:style-name="ce126" table:content-validation-name="val1" table:formula="of:=[.EJ10]+1" office:value-type="date" office:date-value="2020-09-04" calcext:value-type="date">
            <text:p>04</text:p>
          </table:table-cell>
          <table:table-cell table:style-name="ce126" table:content-validation-name="val1" table:formula="of:=[.EK10]+1" office:value-type="date" office:date-value="2020-09-05" calcext:value-type="date">
            <text:p>05</text:p>
          </table:table-cell>
          <table:table-cell table:style-name="ce126" table:content-validation-name="val1" table:formula="of:=[.EL10]+1" office:value-type="date" office:date-value="2020-09-06" calcext:value-type="date">
            <text:p>06</text:p>
          </table:table-cell>
          <table:table-cell table:style-name="ce126" table:content-validation-name="val1" table:formula="of:=[.EM10]+1" office:value-type="date" office:date-value="2020-09-07" calcext:value-type="date">
            <text:p>07</text:p>
          </table:table-cell>
          <table:table-cell table:style-name="ce126" table:content-validation-name="val1" table:formula="of:=[.EN10]+1" office:value-type="date" office:date-value="2020-09-08" calcext:value-type="date">
            <text:p>08</text:p>
          </table:table-cell>
          <table:table-cell table:style-name="ce126" table:content-validation-name="val1" table:formula="of:=[.EO10]+1" office:value-type="date" office:date-value="2020-09-09" calcext:value-type="date">
            <text:p>09</text:p>
          </table:table-cell>
          <table:table-cell table:style-name="ce126" table:content-validation-name="val1" table:formula="of:=[.EP10]+1" office:value-type="date" office:date-value="2020-09-10" calcext:value-type="date">
            <text:p>10</text:p>
          </table:table-cell>
          <table:table-cell table:style-name="ce126" table:content-validation-name="val1" table:formula="of:=[.EQ10]+1" office:value-type="date" office:date-value="2020-09-11" calcext:value-type="date">
            <text:p>11</text:p>
          </table:table-cell>
          <table:table-cell table:style-name="ce126" table:content-validation-name="val1" table:formula="of:=[.ER10]+1" office:value-type="date" office:date-value="2020-09-12" calcext:value-type="date">
            <text:p>12</text:p>
          </table:table-cell>
          <table:table-cell table:style-name="ce126" table:content-validation-name="val1" table:formula="of:=[.ES10]+1" office:value-type="date" office:date-value="2020-09-13" calcext:value-type="date">
            <text:p>13</text:p>
          </table:table-cell>
          <table:table-cell table:style-name="ce126" table:content-validation-name="val1" table:formula="of:=[.ET10]+1" office:value-type="date" office:date-value="2020-09-14" calcext:value-type="date">
            <text:p>14</text:p>
          </table:table-cell>
          <table:table-cell table:style-name="ce126" table:content-validation-name="val1" table:formula="of:=[.EU10]+1" office:value-type="date" office:date-value="2020-09-15" calcext:value-type="date">
            <text:p>15</text:p>
          </table:table-cell>
          <table:table-cell table:style-name="ce126" table:content-validation-name="val1" table:formula="of:=[.EV10]+1" office:value-type="date" office:date-value="2020-09-16" calcext:value-type="date">
            <text:p>16</text:p>
          </table:table-cell>
          <table:table-cell table:style-name="ce126" table:content-validation-name="val1" table:formula="of:=[.EW10]+1" office:value-type="date" office:date-value="2020-09-17" calcext:value-type="date">
            <text:p>17</text:p>
          </table:table-cell>
          <table:table-cell table:style-name="ce126" table:content-validation-name="val1" table:formula="of:=[.EX10]+1" office:value-type="date" office:date-value="2020-09-18" calcext:value-type="date">
            <text:p>18</text:p>
          </table:table-cell>
          <table:table-cell table:style-name="ce126" table:content-validation-name="val1" table:formula="of:=[.EY10]+1" office:value-type="date" office:date-value="2020-09-19" calcext:value-type="date">
            <text:p>19</text:p>
          </table:table-cell>
          <table:table-cell table:style-name="ce126" table:content-validation-name="val1" table:formula="of:=[.EZ10]+1" office:value-type="date" office:date-value="2020-09-20" calcext:value-type="date">
            <text:p>20</text:p>
          </table:table-cell>
          <table:table-cell table:style-name="ce126" table:content-validation-name="val1" table:formula="of:=[.FA10]+1" office:value-type="date" office:date-value="2020-09-21" calcext:value-type="date">
            <text:p>21</text:p>
          </table:table-cell>
          <table:table-cell table:style-name="ce126" table:content-validation-name="val1" table:formula="of:=[.FB10]+1" office:value-type="date" office:date-value="2020-09-22" calcext:value-type="date">
            <text:p>22</text:p>
          </table:table-cell>
          <table:table-cell table:style-name="ce126" table:content-validation-name="val1" table:formula="of:=[.FC10]+1" office:value-type="date" office:date-value="2020-09-23" calcext:value-type="date">
            <text:p>23</text:p>
          </table:table-cell>
          <table:table-cell table:style-name="ce126" table:content-validation-name="val1" table:formula="of:=[.FD10]+1" office:value-type="date" office:date-value="2020-09-24" calcext:value-type="date">
            <text:p>24</text:p>
          </table:table-cell>
          <table:table-cell table:style-name="ce126" table:content-validation-name="val1" table:formula="of:=[.FE10]+1" office:value-type="date" office:date-value="2020-09-25" calcext:value-type="date">
            <text:p>25</text:p>
          </table:table-cell>
          <table:table-cell table:style-name="ce126" table:content-validation-name="val1" table:formula="of:=[.FF10]+1" office:value-type="date" office:date-value="2020-09-26" calcext:value-type="date">
            <text:p>26</text:p>
          </table:table-cell>
          <table:table-cell table:style-name="ce126" table:content-validation-name="val1" table:formula="of:=[.FG10]+1" office:value-type="date" office:date-value="2020-09-27" calcext:value-type="date">
            <text:p>27</text:p>
          </table:table-cell>
          <table:table-cell table:style-name="ce126" table:content-validation-name="val1" table:formula="of:=[.FH10]+1" office:value-type="date" office:date-value="2020-09-28" calcext:value-type="date">
            <text:p>28</text:p>
          </table:table-cell>
          <table:table-cell table:style-name="ce126" table:content-validation-name="val1" table:formula="of:=[.FI10]+1" office:value-type="date" office:date-value="2020-09-29" calcext:value-type="date">
            <text:p>29</text:p>
          </table:table-cell>
          <table:table-cell table:style-name="ce126" table:content-validation-name="val1" table:formula="of:=[.FJ10]+1" office:value-type="date" office:date-value="2020-09-30" calcext:value-type="date">
            <text:p>30</text:p>
          </table:table-cell>
          <table:table-cell table:style-name="ce126" table:content-validation-name="val1" table:formula="of:=[.FK10]+1" office:value-type="date" office:date-value="2020-10-01" calcext:value-type="date">
            <text:p>01</text:p>
          </table:table-cell>
          <table:table-cell table:style-name="ce126" table:content-validation-name="val1" table:formula="of:=[.FL10]+1" office:value-type="date" office:date-value="2020-10-02" calcext:value-type="date">
            <text:p>02</text:p>
          </table:table-cell>
          <table:table-cell table:style-name="ce126" table:content-validation-name="val1" table:formula="of:=[.FM10]+1" office:value-type="date" office:date-value="2020-10-03" calcext:value-type="date">
            <text:p>03</text:p>
          </table:table-cell>
          <table:table-cell table:style-name="ce126" table:content-validation-name="val1" table:formula="of:=[.FN10]+1" office:value-type="date" office:date-value="2020-10-04" calcext:value-type="date">
            <text:p>04</text:p>
          </table:table-cell>
          <table:table-cell table:style-name="ce126" table:content-validation-name="val1" table:formula="of:=[.FO10]+1" office:value-type="date" office:date-value="2020-10-05" calcext:value-type="date">
            <text:p>05</text:p>
          </table:table-cell>
          <table:table-cell table:style-name="ce126" table:content-validation-name="val1" table:formula="of:=[.FP10]+1" office:value-type="date" office:date-value="2020-10-06" calcext:value-type="date">
            <text:p>06</text:p>
          </table:table-cell>
          <table:table-cell table:style-name="ce126" table:content-validation-name="val1" table:formula="of:=[.FQ10]+1" office:value-type="date" office:date-value="2020-10-07" calcext:value-type="date">
            <text:p>07</text:p>
          </table:table-cell>
          <table:table-cell table:style-name="ce126" table:content-validation-name="val1" table:formula="of:=[.FR10]+1" office:value-type="date" office:date-value="2020-10-08" calcext:value-type="date">
            <text:p>08</text:p>
          </table:table-cell>
          <table:table-cell table:style-name="ce126" table:content-validation-name="val1" table:formula="of:=[.FS10]+1" office:value-type="date" office:date-value="2020-10-09" calcext:value-type="date">
            <text:p>09</text:p>
          </table:table-cell>
          <table:table-cell table:style-name="ce126" table:content-validation-name="val1" table:formula="of:=[.FT10]+1" office:value-type="date" office:date-value="2020-10-10" calcext:value-type="date">
            <text:p>10</text:p>
          </table:table-cell>
          <table:table-cell table:style-name="ce126" table:content-validation-name="val1" table:formula="of:=[.FU10]+1" office:value-type="date" office:date-value="2020-10-11" calcext:value-type="date">
            <text:p>11</text:p>
          </table:table-cell>
          <table:table-cell table:style-name="ce126" table:content-validation-name="val1" table:formula="of:=[.FV10]+1" office:value-type="date" office:date-value="2020-10-12" calcext:value-type="date">
            <text:p>12</text:p>
          </table:table-cell>
          <table:table-cell table:style-name="ce126" table:content-validation-name="val1" table:formula="of:=[.FW10]+1" office:value-type="date" office:date-value="2020-10-13" calcext:value-type="date">
            <text:p>13</text:p>
          </table:table-cell>
          <table:table-cell table:style-name="ce126" table:content-validation-name="val1" table:formula="of:=[.FX10]+1" office:value-type="date" office:date-value="2020-10-14" calcext:value-type="date">
            <text:p>14</text:p>
          </table:table-cell>
          <table:table-cell table:style-name="ce126" table:content-validation-name="val1" table:formula="of:=[.FY10]+1" office:value-type="date" office:date-value="2020-10-15" calcext:value-type="date">
            <text:p>15</text:p>
          </table:table-cell>
          <table:table-cell table:style-name="ce126" table:content-validation-name="val1" table:formula="of:=[.FZ10]+1" office:value-type="date" office:date-value="2020-10-16" calcext:value-type="date">
            <text:p>16</text:p>
          </table:table-cell>
          <table:table-cell table:style-name="ce126" table:content-validation-name="val1" table:formula="of:=[.GA10]+1" office:value-type="date" office:date-value="2020-10-17" calcext:value-type="date">
            <text:p>17</text:p>
          </table:table-cell>
          <table:table-cell table:style-name="ce126" table:content-validation-name="val1" table:formula="of:=[.GB10]+1" office:value-type="date" office:date-value="2020-10-18" calcext:value-type="date">
            <text:p>18</text:p>
          </table:table-cell>
          <table:table-cell table:style-name="ce126" table:content-validation-name="val1" table:formula="of:=[.GC10]+1" office:value-type="date" office:date-value="2020-10-19" calcext:value-type="date">
            <text:p>19</text:p>
          </table:table-cell>
          <table:table-cell table:style-name="ce126" table:content-validation-name="val1" table:formula="of:=[.GD10]+1" office:value-type="date" office:date-value="2020-10-20" calcext:value-type="date">
            <text:p>20</text:p>
          </table:table-cell>
          <table:table-cell table:style-name="ce126" table:content-validation-name="val1" table:formula="of:=[.GE10]+1" office:value-type="date" office:date-value="2020-10-21" calcext:value-type="date">
            <text:p>21</text:p>
          </table:table-cell>
          <table:table-cell table:style-name="ce126" table:content-validation-name="val1" table:formula="of:=[.GF10]+1" office:value-type="date" office:date-value="2020-10-22" calcext:value-type="date">
            <text:p>22</text:p>
          </table:table-cell>
          <table:table-cell table:style-name="ce126" table:content-validation-name="val1" table:formula="of:=[.GG10]+1" office:value-type="date" office:date-value="2020-10-23" calcext:value-type="date">
            <text:p>23</text:p>
          </table:table-cell>
          <table:table-cell table:style-name="ce126" table:content-validation-name="val1" table:formula="of:=[.GH10]+1" office:value-type="date" office:date-value="2020-10-24" calcext:value-type="date">
            <text:p>24</text:p>
          </table:table-cell>
          <table:table-cell table:style-name="ce142" table:content-validation-name="val1" table:number-columns-repeated="690"/>
          <table:table-cell table:style-name="ce148" table:content-validation-name="val1" table:number-columns-repeated="143"/>
        </table:table-row>
        <table:table-row table:style-name="ro6">
          <table:table-cell table:style-name="ce5" table:content-validation-name="val1"/>
          <table:table-cell table:style-name="ce21" table:content-validation-name="val1" office:value-type="string" calcext:value-type="string">
            <text:p>Ressourcen Evaluation</text:p>
          </table:table-cell>
          <table:table-cell table:style-name="ce21" table:content-validation-name="val1"/>
          <table:table-cell table:style-name="ce193" table:content-validation-name="val1" office:value-type="date" office:date-value="2020-04-27" calcext:value-type="date">
            <text:p>27.04.20</text:p>
          </table:table-cell>
          <table:table-cell table:style-name="ce63" table:content-validation-name="val1" office:value-type="float" office:value="1" calcext:value-type="float">
            <text:p>1</text:p>
          </table:table-cell>
          <table:table-cell table:style-name="ce217" table:content-validation-name="val1" office:value-type="date" office:date-value="2020-04-27" calcext:value-type="date">
            <text:p>27.04.20</text:p>
          </table:table-cell>
          <table:table-cell table:style-name="ce87" table:content-validation-name="val1" table:formula="of:=SUMPRODUCT([.G12:.G14];[.E12:.E14])/SUM([.E12:.E14])" office:value-type="percentage" office:value="0" calcext:value-type="percentage">
            <text:p>0%</text:p>
          </table:table-cell>
          <table:table-cell table:style-name="ce104" table:content-validation-name="val1" office:value-type="float" office:value="0" calcext:value-type="float">
            <text:p>0</text:p>
          </table:table-cell>
          <table:table-cell table:style-name="ce113" table:content-validation-name="val1" office:value-type="float" office:value="0" calcext:value-type="float">
            <text:p>0</text:p>
          </table:table-cell>
          <table:table-cell table:style-name="ce120" table:content-validation-name="val1" office:value-type="float" office:value="0" calcext:value-type="float">
            <text:p>0</text:p>
          </table:table-cell>
          <table:table-cell table:style-name="ce127" table:content-validation-name="val1"/>
          <table:table-cell table:style-name="ce132" table:content-validation-name="val1" table:number-columns-repeated="41"/>
          <table:table-cell table:style-name="ce135" table:content-validation-name="val1" table:number-columns-repeated="139"/>
          <table:table-cell table:style-name="ce143" table:content-validation-name="val1" table:number-columns-repeated="690"/>
          <table:table-cell table:style-name="ce149" table:content-validation-name="val1"/>
          <table:table-cell table:style-name="ce151" table:content-validation-name="val1" table:number-columns-repeated="142"/>
        </table:table-row>
        <table:table-row table:style-name="ro4">
          <table:table-cell table:style-name="ce6" table:content-validation-name="val1"/>
          <table:table-cell table:style-name="ce22" table:content-validation-name="val1" office:value-type="string" calcext:value-type="string">
            <text:p>Ressourcen auflisten</text:p>
          </table:table-cell>
          <table:table-cell table:style-name="ce34" table:content-validation-name="val1"/>
          <table:table-cell table:style-name="ce194" table:content-validation-name="val1" office:value-type="date" office:date-value="2020-04-27" calcext:value-type="date">
            <text:p>27.04.20</text:p>
          </table:table-cell>
          <table:table-cell table:style-name="ce64" table:content-validation-name="val1" table:formula="of:=1/2" office:value-type="float" office:value="0.5" calcext:value-type="float">
            <text:p>0,5</text:p>
          </table:table-cell>
          <table:table-cell table:style-name="ce218" table:content-validation-name="val1" office:value-type="date" office:date-value="2020-04-27" calcext:value-type="date">
            <text:p>27.04.20</text:p>
          </table:table-cell>
          <table:table-cell table:style-name="ce88" table:content-validation-name="val1"/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128" table:content-validation-name="val1"/>
          <table:table-cell table:style-name="ce131" table:content-validation-name="val1" table:number-columns-repeated="41"/>
          <table:table-cell table:style-name="ce136" table:content-validation-name="val1" table:number-columns-repeated="139"/>
          <table:table-cell table:style-name="ce144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Grafiken</text:p>
          </table:table-cell>
          <table:table-cell table:style-name="ce35" table:content-validation-name="val1"/>
          <table:table-cell table:style-name="ce195" table:content-validation-name="val1" office:value-type="date" office:date-value="2020-04-27" calcext:value-type="date">
            <text:p>27.04.20</text:p>
          </table:table-cell>
          <table:table-cell table:style-name="ce65" table:content-validation-name="val1" table:formula="of:=1/4" office:value-type="float" office:value="0.25" calcext:value-type="float">
            <text:p>0,25</text:p>
          </table:table-cell>
          <table:table-cell table:style-name="ce195" table:content-validation-name="val1" office:value-type="date" office:date-value="2020-04-27" calcext:value-type="date">
            <text:p>27.04.20</text:p>
          </table:table-cell>
          <table:table-cell table:style-name="ce89" table:content-validation-name="val1"/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128" table:content-validation-name="val1"/>
          <table:table-cell table:style-name="ce131" table:content-validation-name="val1" table:number-columns-repeated="41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Bibliotheken</text:p>
          </table:table-cell>
          <table:table-cell table:style-name="ce35" table:content-validation-name="val1"/>
          <table:table-cell table:style-name="ce195" table:content-validation-name="val1" office:value-type="date" office:date-value="2020-04-27" calcext:value-type="date">
            <text:p>27.04.20</text:p>
          </table:table-cell>
          <table:table-cell table:style-name="ce65" table:content-validation-name="val1" table:formula="of:=1/4" office:value-type="float" office:value="0.25" calcext:value-type="float">
            <text:p>0,25</text:p>
          </table:table-cell>
          <table:table-cell table:style-name="ce195" table:content-validation-name="val1" office:value-type="date" office:date-value="2020-04-27" calcext:value-type="date">
            <text:p>27.04.20</text:p>
          </table:table-cell>
          <table:table-cell table:style-name="ce89" table:content-validation-name="val1"/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128" table:content-validation-name="val1"/>
          <table:table-cell table:style-name="ce131" table:content-validation-name="val1" table:number-columns-repeated="41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 office:value-type="string" calcext:value-type="string">
            <text:p>Werkzeuge auflisten</text:p>
          </table:table-cell>
          <table:table-cell table:style-name="ce34" table:content-validation-name="val1"/>
          <table:table-cell table:style-name="ce194" table:content-validation-name="val1" office:value-type="date" office:date-value="2020-04-27" calcext:value-type="date">
            <text:p>27.04.20</text:p>
          </table:table-cell>
          <table:table-cell table:style-name="ce64" table:content-validation-name="val1" table:formula="of:=1/2" office:value-type="float" office:value="0.5" calcext:value-type="float">
            <text:p>0,5</text:p>
          </table:table-cell>
          <table:table-cell table:style-name="ce194" table:content-validation-name="val1" office:value-type="date" office:date-value="2020-04-27" calcext:value-type="date">
            <text:p>27.04.20</text:p>
          </table:table-cell>
          <table:table-cell table:style-name="ce88" table:content-validation-name="val1"/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129" table:content-validation-name="val1"/>
          <table:table-cell table:style-name="ce133" table:content-validation-name="val1" table:number-columns-repeated="41"/>
          <table:table-cell table:style-name="ce136" table:content-validation-name="val1" table:number-columns-repeated="139"/>
          <table:table-cell table:style-name="ce144" table:content-validation-name="val1" table:number-columns-repeated="690"/>
          <table:table-cell table:style-name="ce38"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Planungswerkzeuge</text:p>
          </table:table-cell>
          <table:table-cell table:style-name="ce35" table:content-validation-name="val1"/>
          <table:table-cell table:style-name="ce195" table:content-validation-name="val1" office:value-type="date" office:date-value="2020-04-27" calcext:value-type="date">
            <text:p>27.04.20</text:p>
          </table:table-cell>
          <table:table-cell table:style-name="ce65" table:content-validation-name="val1" table:formula="of:=1/4" office:value-type="float" office:value="0.25" calcext:value-type="float">
            <text:p>0,25</text:p>
          </table:table-cell>
          <table:table-cell table:style-name="ce195" table:content-validation-name="val1" office:value-type="date" office:date-value="2020-04-27" calcext:value-type="date">
            <text:p>27.04.20</text:p>
          </table:table-cell>
          <table:table-cell table:style-name="ce89" table:content-validation-name="val1"/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130" table:content-validation-name="val1"/>
          <table:table-cell table:style-name="ce131" table:content-validation-name="val1" table:number-columns-repeated="41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Implementationswerkzeuge</text:p>
          </table:table-cell>
          <table:table-cell table:style-name="ce35" table:content-validation-name="val1"/>
          <table:table-cell table:style-name="ce195" table:content-validation-name="val1" office:value-type="date" office:date-value="2020-04-27" calcext:value-type="date">
            <text:p>27.04.20</text:p>
          </table:table-cell>
          <table:table-cell table:style-name="ce65" table:content-validation-name="val1" table:formula="of:=1/4" office:value-type="float" office:value="0.25" calcext:value-type="float">
            <text:p>0,25</text:p>
          </table:table-cell>
          <table:table-cell table:style-name="ce195" table:content-validation-name="val1" office:value-type="date" office:date-value="2020-04-27" calcext:value-type="date">
            <text:p>27.04.20</text:p>
          </table:table-cell>
          <table:table-cell table:style-name="ce89" table:content-validation-name="val1"/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130" table:content-validation-name="val1"/>
          <table:table-cell table:style-name="ce131" table:content-validation-name="val1" table:number-columns-repeated="41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 office:value-type="string" calcext:value-type="string">
            <text:p>Milestone 1</text:p>
          </table:table-cell>
          <table:table-cell table:style-name="ce34" table:content-validation-name="val1" office:value-type="string" calcext:value-type="string">
            <text:p>Ressourcenplan</text:p>
          </table:table-cell>
          <table:table-cell table:style-name="ce194" table:content-validation-name="val1" office:value-type="date" office:date-value="2020-04-27" calcext:value-type="date">
            <text:p>27.04.20</text:p>
          </table:table-cell>
          <table:table-cell table:style-name="ce64" table:content-validation-name="val1" office:value-type="float" office:value="1" calcext:value-type="float">
            <text:p>1</text:p>
          </table:table-cell>
          <table:table-cell table:style-name="ce218" table:content-validation-name="val1" office:value-type="date" office:date-value="2020-04-27" calcext:value-type="date">
            <text:p>27.04.20</text:p>
          </table:table-cell>
          <table:table-cell table:style-name="ce88" table:content-validation-name="val1"/>
          <table:table-cell table:style-name="ce106" table:content-validation-name="val1"/>
          <table:table-cell table:style-name="ce114" table:content-validation-name="val1"/>
          <table:table-cell table:style-name="ce121" table:content-validation-name="val1"/>
          <table:table-cell table:style-name="ce130" table:content-validation-name="val1"/>
          <table:table-cell table:style-name="ce131" table:content-validation-name="val1" table:number-columns-repeated="41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9" table:content-validation-name="val1"/>
          <table:table-cell table:style-name="ce26" table:content-validation-name="val1"/>
          <table:table-cell table:style-name="ce28" table:content-validation-name="val1"/>
          <table:table-cell table:style-name="ce196" table:content-validation-name="val1"/>
          <table:table-cell table:style-name="ce67" table:content-validation-name="val1"/>
          <table:table-cell table:style-name="ce219" table:content-validation-name="val1"/>
          <table:table-cell table:style-name="ce91" table:content-validation-name="val1"/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131" table:content-validation-name="val1" table:number-columns-repeated="42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7">
          <table:table-cell table:style-name="ce10" table:content-validation-name="val1"/>
          <table:table-cell table:style-name="ce27" table:content-validation-name="val1" office:value-type="string" calcext:value-type="string">
            <text:p>Programmplanung</text:p>
          </table:table-cell>
          <table:table-cell table:style-name="ce27" table:content-validation-name="val1"/>
          <table:table-cell table:style-name="ce193" table:content-validation-name="val1" office:value-type="date" office:date-value="2020-04-28" calcext:value-type="date">
            <text:p>28.04.20</text:p>
          </table:table-cell>
          <table:table-cell table:style-name="ce63" table:content-validation-name="val1" office:value-type="float" office:value="1" calcext:value-type="float">
            <text:p>1</text:p>
          </table:table-cell>
          <table:table-cell table:style-name="ce217" table:content-validation-name="val1" office:value-type="date" office:date-value="2020-04-28" calcext:value-type="date">
            <text:p>28.04.20</text:p>
          </table:table-cell>
          <table:table-cell table:style-name="ce93" table:content-validation-name="val1"/>
          <table:table-cell table:style-name="ce104" table:content-validation-name="val1" office:value-type="float" office:value="0" calcext:value-type="float">
            <text:p>0</text:p>
          </table:table-cell>
          <table:table-cell table:style-name="ce113" table:content-validation-name="val1" office:value-type="float" office:value="0" calcext:value-type="float">
            <text:p>0</text:p>
          </table:table-cell>
          <table:table-cell table:style-name="ce120" table:content-validation-name="val1" office:value-type="float" office:value="0" calcext:value-type="float">
            <text:p>0</text:p>
          </table:table-cell>
          <table:table-cell table:style-name="ce132" table:content-validation-name="val1" table:number-columns-repeated="42"/>
          <table:table-cell table:style-name="ce139" table:content-validation-name="val1" table:number-columns-repeated="139"/>
          <table:table-cell table:style-name="ce147" table:content-validation-name="val1" table:number-columns-repeated="690"/>
          <table:table-cell table:style-name="ce149" table:content-validation-name="val1"/>
          <table:table-cell table:style-name="ce151" table:content-validation-name="val1" table:number-columns-repeated="142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Komponentenrelationen visualisieren</text:p>
          </table:table-cell>
          <table:table-cell table:style-name="ce35" table:content-validation-name="val1"/>
          <table:table-cell table:style-name="ce195" table:content-validation-name="val1" office:value-type="date" office:date-value="2020-04-28" calcext:value-type="date">
            <text:p>28.04.20</text:p>
          </table:table-cell>
          <table:table-cell table:style-name="ce65" table:content-validation-name="val1" office:value-type="float" office:value="1" calcext:value-type="float">
            <text:p>1</text:p>
          </table:table-cell>
          <table:table-cell table:style-name="ce220" table:content-validation-name="val1" office:value-type="date" office:date-value="2020-04-28" calcext:value-type="date">
            <text:p>28.04.20</text:p>
          </table:table-cell>
          <table:table-cell table:style-name="ce233" table:content-validation-name="val1"/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278" table:content-validation-name="val1"/>
          <table:table-cell table:style-name="ce284" table:content-validation-name="val1"/>
          <table:table-cell table:style-name="ce288" table:content-validation-name="val1"/>
          <table:table-cell table:style-name="ce292" table:content-validation-name="val1"/>
          <table:table-cell table:style-name="ce296" table:content-validation-name="val1"/>
          <table:table-cell table:style-name="ce300" table:content-validation-name="val1"/>
          <table:table-cell table:style-name="ce304" table:content-validation-name="val1"/>
          <table:table-cell table:style-name="ce308" table:content-validation-name="val1"/>
          <table:table-cell table:style-name="ce312" table:content-validation-name="val1"/>
          <table:table-cell table:style-name="ce316" table:content-validation-name="val1"/>
          <table:table-cell table:style-name="ce320" table:content-validation-name="val1"/>
          <table:table-cell table:style-name="ce324" table:content-validation-name="val1"/>
          <table:table-cell table:style-name="ce328" table:content-validation-name="val1"/>
          <table:table-cell table:style-name="ce332" table:content-validation-name="val1"/>
          <table:table-cell table:style-name="ce336" table:content-validation-name="val1"/>
          <table:table-cell table:style-name="ce340" table:content-validation-name="val1"/>
          <table:table-cell table:style-name="ce344" table:content-validation-name="val1"/>
          <table:table-cell table:style-name="ce348" table:content-validation-name="val1"/>
          <table:table-cell table:style-name="ce352" table:content-validation-name="val1"/>
          <table:table-cell table:style-name="ce356" table:content-validation-name="val1"/>
          <table:table-cell table:style-name="ce360" table:content-validation-name="val1"/>
          <table:table-cell table:style-name="ce364" table:content-validation-name="val1"/>
          <table:table-cell table:style-name="ce368" table:content-validation-name="val1"/>
          <table:table-cell table:style-name="ce372" table:content-validation-name="val1"/>
          <table:table-cell table:style-name="ce376" table:content-validation-name="val1"/>
          <table:table-cell table:style-name="ce380" table:content-validation-name="val1"/>
          <table:table-cell table:style-name="ce384" table:content-validation-name="val1"/>
          <table:table-cell table:style-name="ce388" table:content-validation-name="val1"/>
          <table:table-cell table:style-name="ce392" table:content-validation-name="val1"/>
          <table:table-cell table:style-name="ce396" table:content-validation-name="val1"/>
          <table:table-cell table:style-name="ce400" table:content-validation-name="val1"/>
          <table:table-cell table:style-name="ce404" table:content-validation-name="val1"/>
          <table:table-cell table:style-name="ce408" table:content-validation-name="val1"/>
          <table:table-cell table:style-name="ce412" table:content-validation-name="val1"/>
          <table:table-cell table:style-name="ce416" table:content-validation-name="val1"/>
          <table:table-cell table:style-name="ce420" table:content-validation-name="val1"/>
          <table:table-cell table:style-name="ce424" table:content-validation-name="val1"/>
          <table:table-cell table:style-name="ce428" table:content-validation-name="val1"/>
          <table:table-cell table:style-name="ce432" table:content-validation-name="val1"/>
          <table:table-cell table:style-name="ce436" table:content-validation-name="val1"/>
          <table:table-cell table:style-name="ce440" table:content-validation-name="val1"/>
          <table:table-cell table:style-name="ce444" table:content-validation-name="val1"/>
          <table:table-cell table:style-name="ce453" table:content-validation-name="val1"/>
          <table:table-cell table:style-name="ce460" table:content-validation-name="val1"/>
          <table:table-cell table:style-name="ce464" table:content-validation-name="val1"/>
          <table:table-cell table:style-name="ce468" table:content-validation-name="val1"/>
          <table:table-cell table:style-name="ce472" table:content-validation-name="val1"/>
          <table:table-cell table:style-name="ce476" table:content-validation-name="val1"/>
          <table:table-cell table:style-name="ce480" table:content-validation-name="val1"/>
          <table:table-cell table:style-name="ce484" table:content-validation-name="val1"/>
          <table:table-cell table:style-name="ce488" table:content-validation-name="val1"/>
          <table:table-cell table:style-name="ce492" table:content-validation-name="val1"/>
          <table:table-cell table:style-name="ce496" table:content-validation-name="val1"/>
          <table:table-cell table:style-name="ce500" table:content-validation-name="val1"/>
          <table:table-cell table:style-name="ce504" table:content-validation-name="val1"/>
          <table:table-cell table:style-name="ce508" table:content-validation-name="val1"/>
          <table:table-cell table:style-name="ce512" table:content-validation-name="val1"/>
          <table:table-cell table:style-name="ce516" table:content-validation-name="val1"/>
          <table:table-cell table:style-name="ce520" table:content-validation-name="val1"/>
          <table:table-cell table:style-name="ce524" table:content-validation-name="val1"/>
          <table:table-cell table:style-name="ce528" table:content-validation-name="val1"/>
          <table:table-cell table:style-name="ce532" table:content-validation-name="val1"/>
          <table:table-cell table:style-name="ce536" table:content-validation-name="val1"/>
          <table:table-cell table:style-name="ce540" table:content-validation-name="val1"/>
          <table:table-cell table:style-name="ce544" table:content-validation-name="val1"/>
          <table:table-cell table:style-name="ce548" table:content-validation-name="val1"/>
          <table:table-cell table:style-name="ce552" table:content-validation-name="val1"/>
          <table:table-cell table:style-name="ce556" table:content-validation-name="val1"/>
          <table:table-cell table:style-name="ce560" table:content-validation-name="val1"/>
          <table:table-cell table:style-name="ce564" table:content-validation-name="val1"/>
          <table:table-cell table:style-name="ce568" table:content-validation-name="val1"/>
          <table:table-cell table:style-name="ce572" table:content-validation-name="val1"/>
          <table:table-cell table:style-name="ce576" table:content-validation-name="val1"/>
          <table:table-cell table:style-name="ce580" table:content-validation-name="val1"/>
          <table:table-cell table:style-name="ce584" table:content-validation-name="val1"/>
          <table:table-cell table:style-name="ce588" table:content-validation-name="val1"/>
          <table:table-cell table:style-name="ce592" table:content-validation-name="val1"/>
          <table:table-cell table:style-name="ce596" table:content-validation-name="val1"/>
          <table:table-cell table:style-name="ce600" table:content-validation-name="val1"/>
          <table:table-cell table:style-name="ce604" table:content-validation-name="val1"/>
          <table:table-cell table:style-name="ce608" table:content-validation-name="val1"/>
          <table:table-cell table:style-name="ce612" table:content-validation-name="val1"/>
          <table:table-cell table:style-name="ce616" table:content-validation-name="val1"/>
          <table:table-cell table:style-name="ce620" table:content-validation-name="val1"/>
          <table:table-cell table:style-name="ce624" table:content-validation-name="val1"/>
          <table:table-cell table:style-name="ce628" table:content-validation-name="val1"/>
          <table:table-cell table:style-name="ce632" table:content-validation-name="val1"/>
          <table:table-cell table:style-name="ce636" table:content-validation-name="val1"/>
          <table:table-cell table:style-name="ce640" table:content-validation-name="val1"/>
          <table:table-cell table:style-name="ce644" table:content-validation-name="val1"/>
          <table:table-cell table:style-name="ce648" table:content-validation-name="val1"/>
          <table:table-cell table:style-name="ce652" table:content-validation-name="val1"/>
          <table:table-cell table:style-name="ce656" table:content-validation-name="val1"/>
          <table:table-cell table:style-name="ce660" table:content-validation-name="val1"/>
          <table:table-cell table:style-name="ce664" table:content-validation-name="val1"/>
          <table:table-cell table:style-name="ce668" table:content-validation-name="val1"/>
          <table:table-cell table:style-name="ce672" table:content-validation-name="val1"/>
          <table:table-cell table:style-name="ce676" table:content-validation-name="val1"/>
          <table:table-cell table:style-name="ce680" table:content-validation-name="val1"/>
          <table:table-cell table:style-name="ce684" table:content-validation-name="val1"/>
          <table:table-cell table:style-name="ce688" table:content-validation-name="val1"/>
          <table:table-cell table:style-name="ce692" table:content-validation-name="val1"/>
          <table:table-cell table:style-name="ce696" table:content-validation-name="val1"/>
          <table:table-cell table:style-name="ce700" table:content-validation-name="val1"/>
          <table:table-cell table:style-name="ce704" table:content-validation-name="val1"/>
          <table:table-cell table:style-name="ce708" table:content-validation-name="val1"/>
          <table:table-cell table:style-name="ce712" table:content-validation-name="val1"/>
          <table:table-cell table:style-name="ce716" table:content-validation-name="val1"/>
          <table:table-cell table:style-name="ce720" table:content-validation-name="val1"/>
          <table:table-cell table:style-name="ce724" table:content-validation-name="val1"/>
          <table:table-cell table:style-name="ce728" table:content-validation-name="val1"/>
          <table:table-cell table:style-name="ce732" table:content-validation-name="val1"/>
          <table:table-cell table:style-name="ce736" table:content-validation-name="val1"/>
          <table:table-cell table:style-name="ce740" table:content-validation-name="val1"/>
          <table:table-cell table:style-name="ce744" table:content-validation-name="val1"/>
          <table:table-cell table:style-name="ce748" table:content-validation-name="val1"/>
          <table:table-cell table:style-name="ce752" table:content-validation-name="val1"/>
          <table:table-cell table:style-name="ce756" table:content-validation-name="val1"/>
          <table:table-cell table:style-name="ce760" table:content-validation-name="val1"/>
          <table:table-cell table:style-name="ce764" table:content-validation-name="val1"/>
          <table:table-cell table:style-name="ce768" table:content-validation-name="val1"/>
          <table:table-cell table:style-name="ce772" table:content-validation-name="val1"/>
          <table:table-cell table:style-name="ce776" table:content-validation-name="val1"/>
          <table:table-cell table:style-name="ce780" table:content-validation-name="val1"/>
          <table:table-cell table:style-name="ce784" table:content-validation-name="val1"/>
          <table:table-cell table:style-name="ce788" table:content-validation-name="val1"/>
          <table:table-cell table:style-name="ce792" table:content-validation-name="val1"/>
          <table:table-cell table:style-name="ce796" table:content-validation-name="val1"/>
          <table:table-cell table:style-name="ce800" table:content-validation-name="val1"/>
          <table:table-cell table:style-name="ce804" table:content-validation-name="val1"/>
          <table:table-cell table:style-name="ce808" table:content-validation-name="val1"/>
          <table:table-cell table:style-name="ce812" table:content-validation-name="val1"/>
          <table:table-cell table:style-name="ce816" table:content-validation-name="val1"/>
          <table:table-cell table:style-name="ce820" table:content-validation-name="val1"/>
          <table:table-cell table:style-name="ce824" table:content-validation-name="val1"/>
          <table:table-cell table:style-name="ce828" table:content-validation-name="val1"/>
          <table:table-cell table:style-name="ce832" table:content-validation-name="val1"/>
          <table:table-cell table:style-name="ce836" table:content-validation-name="val1"/>
          <table:table-cell table:style-name="ce840" table:content-validation-name="val1"/>
          <table:table-cell table:style-name="ce844" table:content-validation-name="val1"/>
          <table:table-cell table:style-name="ce848" table:content-validation-name="val1"/>
          <table:table-cell table:style-name="ce852" table:content-validation-name="val1"/>
          <table:table-cell table:style-name="ce856" table:content-validation-name="val1"/>
          <table:table-cell table:style-name="ce860" table:content-validation-name="val1"/>
          <table:table-cell table:style-name="ce864" table:content-validation-name="val1"/>
          <table:table-cell table:style-name="ce868" table:content-validation-name="val1"/>
          <table:table-cell table:style-name="ce872" table:content-validation-name="val1"/>
          <table:table-cell table:style-name="ce876" table:content-validation-name="val1"/>
          <table:table-cell table:style-name="ce880" table:content-validation-name="val1"/>
          <table:table-cell table:style-name="ce884" table:content-validation-name="val1"/>
          <table:table-cell table:style-name="ce888" table:content-validation-name="val1"/>
          <table:table-cell table:style-name="ce892" table:content-validation-name="val1"/>
          <table:table-cell table:style-name="ce896" table:content-validation-name="val1"/>
          <table:table-cell table:style-name="ce900" table:content-validation-name="val1"/>
          <table:table-cell table:style-name="ce904" table:content-validation-name="val1"/>
          <table:table-cell table:style-name="ce908" table:content-validation-name="val1"/>
          <table:table-cell table:style-name="ce912" table:content-validation-name="val1"/>
          <table:table-cell table:style-name="ce916" table:content-validation-name="val1"/>
          <table:table-cell table:style-name="ce920" table:content-validation-name="val1"/>
          <table:table-cell table:style-name="ce924" table:content-validation-name="val1"/>
          <table:table-cell table:style-name="ce928" table:content-validation-name="val1"/>
          <table:table-cell table:style-name="ce932" table:content-validation-name="val1"/>
          <table:table-cell table:style-name="ce936" table:content-validation-name="val1"/>
          <table:table-cell table:style-name="ce940" table:content-validation-name="val1"/>
          <table:table-cell table:style-name="ce944" table:content-validation-name="val1"/>
          <table:table-cell table:style-name="ce948" table:content-validation-name="val1"/>
          <table:table-cell table:style-name="ce952" table:content-validation-name="val1"/>
          <table:table-cell table:style-name="ce956" table:content-validation-name="val1"/>
          <table:table-cell table:style-name="ce960" table:content-validation-name="val1"/>
          <table:table-cell table:style-name="ce964" table:content-validation-name="val1"/>
          <table:table-cell table:style-name="ce968" table:content-validation-name="val1"/>
          <table:table-cell table:style-name="ce972" table:content-validation-name="val1"/>
          <table:table-cell table:style-name="ce976" table:content-validation-name="val1"/>
          <table:table-cell table:style-name="ce980" table:content-validation-name="val1"/>
          <table:table-cell table:style-name="ce984" table:content-validation-name="val1"/>
          <table:table-cell table:style-name="ce988" table:content-validation-name="val1"/>
          <table:table-cell table:style-name="ce992" table:content-validation-name="val1"/>
          <table:table-cell table:style-name="ce996" table:content-validation-name="val1"/>
          <table:table-cell table:style-name="ce1000" table:content-validation-name="val1"/>
          <table:table-cell table:style-name="ce1004" table:content-validation-name="val1"/>
          <table:table-cell table:style-name="ce1008" table:content-validation-name="val1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 office:value-type="string" calcext:value-type="string">
            <text:p>Milestone 2</text:p>
          </table:table-cell>
          <table:table-cell table:style-name="ce34" table:content-validation-name="val1" office:value-type="string" calcext:value-type="string">
            <text:p>Diagramm</text:p>
          </table:table-cell>
          <table:table-cell table:style-name="ce194" table:content-validation-name="val1" office:value-type="date" office:date-value="2020-04-28" calcext:value-type="date">
            <text:p>28.04.20</text:p>
          </table:table-cell>
          <table:table-cell table:style-name="ce64" table:content-validation-name="val1" office:value-type="float" office:value="1" calcext:value-type="float">
            <text:p>1</text:p>
          </table:table-cell>
          <table:table-cell table:style-name="ce218" table:content-validation-name="val1" table:formula="of:=IF([.E22]&gt;0;WORKDAY([.D22];[.E22]-1;Holidays); &quot;&quot;)" office:value-type="date" office:date-value="2020-04-28" calcext:value-type="date">
            <text:p>28.04.20</text:p>
          </table:table-cell>
          <table:table-cell table:style-name="ce234" table:content-validation-name="val1"/>
          <table:table-cell table:style-name="ce106" table:content-validation-name="val1"/>
          <table:table-cell table:style-name="ce114" table:content-validation-name="val1"/>
          <table:table-cell table:style-name="ce121" table:content-validation-name="val1"/>
          <table:table-cell table:style-name="ce279" table:content-validation-name="val1"/>
          <table:table-cell table:style-name="ce285" table:content-validation-name="val1"/>
          <table:table-cell table:style-name="ce289" table:content-validation-name="val1"/>
          <table:table-cell table:style-name="ce293" table:content-validation-name="val1"/>
          <table:table-cell table:style-name="ce297" table:content-validation-name="val1"/>
          <table:table-cell table:style-name="ce301" table:content-validation-name="val1"/>
          <table:table-cell table:style-name="ce305" table:content-validation-name="val1"/>
          <table:table-cell table:style-name="ce309" table:content-validation-name="val1"/>
          <table:table-cell table:style-name="ce313" table:content-validation-name="val1"/>
          <table:table-cell table:style-name="ce317" table:content-validation-name="val1"/>
          <table:table-cell table:style-name="ce321" table:content-validation-name="val1"/>
          <table:table-cell table:style-name="ce325" table:content-validation-name="val1"/>
          <table:table-cell table:style-name="ce329" table:content-validation-name="val1"/>
          <table:table-cell table:style-name="ce333" table:content-validation-name="val1"/>
          <table:table-cell table:style-name="ce337" table:content-validation-name="val1"/>
          <table:table-cell table:style-name="ce341" table:content-validation-name="val1"/>
          <table:table-cell table:style-name="ce345" table:content-validation-name="val1"/>
          <table:table-cell table:style-name="ce349" table:content-validation-name="val1"/>
          <table:table-cell table:style-name="ce353" table:content-validation-name="val1"/>
          <table:table-cell table:style-name="ce357" table:content-validation-name="val1"/>
          <table:table-cell table:style-name="ce361" table:content-validation-name="val1"/>
          <table:table-cell table:style-name="ce365" table:content-validation-name="val1"/>
          <table:table-cell table:style-name="ce369" table:content-validation-name="val1"/>
          <table:table-cell table:style-name="ce373" table:content-validation-name="val1"/>
          <table:table-cell table:style-name="ce377" table:content-validation-name="val1"/>
          <table:table-cell table:style-name="ce381" table:content-validation-name="val1"/>
          <table:table-cell table:style-name="ce385" table:content-validation-name="val1"/>
          <table:table-cell table:style-name="ce389" table:content-validation-name="val1"/>
          <table:table-cell table:style-name="ce393" table:content-validation-name="val1"/>
          <table:table-cell table:style-name="ce397" table:content-validation-name="val1"/>
          <table:table-cell table:style-name="ce401" table:content-validation-name="val1"/>
          <table:table-cell table:style-name="ce405" table:content-validation-name="val1"/>
          <table:table-cell table:style-name="ce409" table:content-validation-name="val1"/>
          <table:table-cell table:style-name="ce413" table:content-validation-name="val1"/>
          <table:table-cell table:style-name="ce417" table:content-validation-name="val1"/>
          <table:table-cell table:style-name="ce421" table:content-validation-name="val1"/>
          <table:table-cell table:style-name="ce425" table:content-validation-name="val1"/>
          <table:table-cell table:style-name="ce429" table:content-validation-name="val1"/>
          <table:table-cell table:style-name="ce433" table:content-validation-name="val1"/>
          <table:table-cell table:style-name="ce437" table:content-validation-name="val1"/>
          <table:table-cell table:style-name="ce441" table:content-validation-name="val1"/>
          <table:table-cell table:style-name="ce445" table:content-validation-name="val1"/>
          <table:table-cell table:style-name="ce454" table:content-validation-name="val1"/>
          <table:table-cell table:style-name="ce461" table:content-validation-name="val1"/>
          <table:table-cell table:style-name="ce465" table:content-validation-name="val1"/>
          <table:table-cell table:style-name="ce469" table:content-validation-name="val1"/>
          <table:table-cell table:style-name="ce473" table:content-validation-name="val1"/>
          <table:table-cell table:style-name="ce477" table:content-validation-name="val1"/>
          <table:table-cell table:style-name="ce481" table:content-validation-name="val1"/>
          <table:table-cell table:style-name="ce485" table:content-validation-name="val1"/>
          <table:table-cell table:style-name="ce489" table:content-validation-name="val1"/>
          <table:table-cell table:style-name="ce493" table:content-validation-name="val1"/>
          <table:table-cell table:style-name="ce497" table:content-validation-name="val1"/>
          <table:table-cell table:style-name="ce501" table:content-validation-name="val1"/>
          <table:table-cell table:style-name="ce505" table:content-validation-name="val1"/>
          <table:table-cell table:style-name="ce509" table:content-validation-name="val1"/>
          <table:table-cell table:style-name="ce513" table:content-validation-name="val1"/>
          <table:table-cell table:style-name="ce517" table:content-validation-name="val1"/>
          <table:table-cell table:style-name="ce521" table:content-validation-name="val1"/>
          <table:table-cell table:style-name="ce525" table:content-validation-name="val1"/>
          <table:table-cell table:style-name="ce529" table:content-validation-name="val1"/>
          <table:table-cell table:style-name="ce533" table:content-validation-name="val1"/>
          <table:table-cell table:style-name="ce537" table:content-validation-name="val1"/>
          <table:table-cell table:style-name="ce541" table:content-validation-name="val1"/>
          <table:table-cell table:style-name="ce545" table:content-validation-name="val1"/>
          <table:table-cell table:style-name="ce549" table:content-validation-name="val1"/>
          <table:table-cell table:style-name="ce553" table:content-validation-name="val1"/>
          <table:table-cell table:style-name="ce557" table:content-validation-name="val1"/>
          <table:table-cell table:style-name="ce561" table:content-validation-name="val1"/>
          <table:table-cell table:style-name="ce565" table:content-validation-name="val1"/>
          <table:table-cell table:style-name="ce569" table:content-validation-name="val1"/>
          <table:table-cell table:style-name="ce573" table:content-validation-name="val1"/>
          <table:table-cell table:style-name="ce577" table:content-validation-name="val1"/>
          <table:table-cell table:style-name="ce581" table:content-validation-name="val1"/>
          <table:table-cell table:style-name="ce585" table:content-validation-name="val1"/>
          <table:table-cell table:style-name="ce589" table:content-validation-name="val1"/>
          <table:table-cell table:style-name="ce593" table:content-validation-name="val1"/>
          <table:table-cell table:style-name="ce597" table:content-validation-name="val1"/>
          <table:table-cell table:style-name="ce601" table:content-validation-name="val1"/>
          <table:table-cell table:style-name="ce605" table:content-validation-name="val1"/>
          <table:table-cell table:style-name="ce609" table:content-validation-name="val1"/>
          <table:table-cell table:style-name="ce613" table:content-validation-name="val1"/>
          <table:table-cell table:style-name="ce617" table:content-validation-name="val1"/>
          <table:table-cell table:style-name="ce621" table:content-validation-name="val1"/>
          <table:table-cell table:style-name="ce625" table:content-validation-name="val1"/>
          <table:table-cell table:style-name="ce629" table:content-validation-name="val1"/>
          <table:table-cell table:style-name="ce633" table:content-validation-name="val1"/>
          <table:table-cell table:style-name="ce637" table:content-validation-name="val1"/>
          <table:table-cell table:style-name="ce641" table:content-validation-name="val1"/>
          <table:table-cell table:style-name="ce645" table:content-validation-name="val1"/>
          <table:table-cell table:style-name="ce649" table:content-validation-name="val1"/>
          <table:table-cell table:style-name="ce653" table:content-validation-name="val1"/>
          <table:table-cell table:style-name="ce657" table:content-validation-name="val1"/>
          <table:table-cell table:style-name="ce661" table:content-validation-name="val1"/>
          <table:table-cell table:style-name="ce665" table:content-validation-name="val1"/>
          <table:table-cell table:style-name="ce669" table:content-validation-name="val1"/>
          <table:table-cell table:style-name="ce673" table:content-validation-name="val1"/>
          <table:table-cell table:style-name="ce677" table:content-validation-name="val1"/>
          <table:table-cell table:style-name="ce681" table:content-validation-name="val1"/>
          <table:table-cell table:style-name="ce685" table:content-validation-name="val1"/>
          <table:table-cell table:style-name="ce689" table:content-validation-name="val1"/>
          <table:table-cell table:style-name="ce693" table:content-validation-name="val1"/>
          <table:table-cell table:style-name="ce697" table:content-validation-name="val1"/>
          <table:table-cell table:style-name="ce701" table:content-validation-name="val1"/>
          <table:table-cell table:style-name="ce705" table:content-validation-name="val1"/>
          <table:table-cell table:style-name="ce709" table:content-validation-name="val1"/>
          <table:table-cell table:style-name="ce713" table:content-validation-name="val1"/>
          <table:table-cell table:style-name="ce717" table:content-validation-name="val1"/>
          <table:table-cell table:style-name="ce721" table:content-validation-name="val1"/>
          <table:table-cell table:style-name="ce725" table:content-validation-name="val1"/>
          <table:table-cell table:style-name="ce729" table:content-validation-name="val1"/>
          <table:table-cell table:style-name="ce733" table:content-validation-name="val1"/>
          <table:table-cell table:style-name="ce737" table:content-validation-name="val1"/>
          <table:table-cell table:style-name="ce741" table:content-validation-name="val1"/>
          <table:table-cell table:style-name="ce745" table:content-validation-name="val1"/>
          <table:table-cell table:style-name="ce749" table:content-validation-name="val1"/>
          <table:table-cell table:style-name="ce753" table:content-validation-name="val1"/>
          <table:table-cell table:style-name="ce757" table:content-validation-name="val1"/>
          <table:table-cell table:style-name="ce761" table:content-validation-name="val1"/>
          <table:table-cell table:style-name="ce765" table:content-validation-name="val1"/>
          <table:table-cell table:style-name="ce769" table:content-validation-name="val1"/>
          <table:table-cell table:style-name="ce773" table:content-validation-name="val1"/>
          <table:table-cell table:style-name="ce777" table:content-validation-name="val1"/>
          <table:table-cell table:style-name="ce781" table:content-validation-name="val1"/>
          <table:table-cell table:style-name="ce785" table:content-validation-name="val1"/>
          <table:table-cell table:style-name="ce789" table:content-validation-name="val1"/>
          <table:table-cell table:style-name="ce793" table:content-validation-name="val1"/>
          <table:table-cell table:style-name="ce797" table:content-validation-name="val1"/>
          <table:table-cell table:style-name="ce801" table:content-validation-name="val1"/>
          <table:table-cell table:style-name="ce805" table:content-validation-name="val1"/>
          <table:table-cell table:style-name="ce809" table:content-validation-name="val1"/>
          <table:table-cell table:style-name="ce813" table:content-validation-name="val1"/>
          <table:table-cell table:style-name="ce817" table:content-validation-name="val1"/>
          <table:table-cell table:style-name="ce821" table:content-validation-name="val1"/>
          <table:table-cell table:style-name="ce825" table:content-validation-name="val1"/>
          <table:table-cell table:style-name="ce829" table:content-validation-name="val1"/>
          <table:table-cell table:style-name="ce833" table:content-validation-name="val1"/>
          <table:table-cell table:style-name="ce837" table:content-validation-name="val1"/>
          <table:table-cell table:style-name="ce841" table:content-validation-name="val1"/>
          <table:table-cell table:style-name="ce845" table:content-validation-name="val1"/>
          <table:table-cell table:style-name="ce849" table:content-validation-name="val1"/>
          <table:table-cell table:style-name="ce853" table:content-validation-name="val1"/>
          <table:table-cell table:style-name="ce857" table:content-validation-name="val1"/>
          <table:table-cell table:style-name="ce861" table:content-validation-name="val1"/>
          <table:table-cell table:style-name="ce865" table:content-validation-name="val1"/>
          <table:table-cell table:style-name="ce869" table:content-validation-name="val1"/>
          <table:table-cell table:style-name="ce873" table:content-validation-name="val1"/>
          <table:table-cell table:style-name="ce877" table:content-validation-name="val1"/>
          <table:table-cell table:style-name="ce881" table:content-validation-name="val1"/>
          <table:table-cell table:style-name="ce885" table:content-validation-name="val1"/>
          <table:table-cell table:style-name="ce889" table:content-validation-name="val1"/>
          <table:table-cell table:style-name="ce893" table:content-validation-name="val1"/>
          <table:table-cell table:style-name="ce897" table:content-validation-name="val1"/>
          <table:table-cell table:style-name="ce901" table:content-validation-name="val1"/>
          <table:table-cell table:style-name="ce905" table:content-validation-name="val1"/>
          <table:table-cell table:style-name="ce909" table:content-validation-name="val1"/>
          <table:table-cell table:style-name="ce913" table:content-validation-name="val1"/>
          <table:table-cell table:style-name="ce917" table:content-validation-name="val1"/>
          <table:table-cell table:style-name="ce921" table:content-validation-name="val1"/>
          <table:table-cell table:style-name="ce925" table:content-validation-name="val1"/>
          <table:table-cell table:style-name="ce929" table:content-validation-name="val1"/>
          <table:table-cell table:style-name="ce933" table:content-validation-name="val1"/>
          <table:table-cell table:style-name="ce937" table:content-validation-name="val1"/>
          <table:table-cell table:style-name="ce941" table:content-validation-name="val1"/>
          <table:table-cell table:style-name="ce945" table:content-validation-name="val1"/>
          <table:table-cell table:style-name="ce949" table:content-validation-name="val1"/>
          <table:table-cell table:style-name="ce953" table:content-validation-name="val1"/>
          <table:table-cell table:style-name="ce957" table:content-validation-name="val1"/>
          <table:table-cell table:style-name="ce961" table:content-validation-name="val1"/>
          <table:table-cell table:style-name="ce965" table:content-validation-name="val1"/>
          <table:table-cell table:style-name="ce969" table:content-validation-name="val1"/>
          <table:table-cell table:style-name="ce973" table:content-validation-name="val1"/>
          <table:table-cell table:style-name="ce977" table:content-validation-name="val1"/>
          <table:table-cell table:style-name="ce981" table:content-validation-name="val1"/>
          <table:table-cell table:style-name="ce985" table:content-validation-name="val1"/>
          <table:table-cell table:style-name="ce989" table:content-validation-name="val1"/>
          <table:table-cell table:style-name="ce993" table:content-validation-name="val1"/>
          <table:table-cell table:style-name="ce997" table:content-validation-name="val1"/>
          <table:table-cell table:style-name="ce1001" table:content-validation-name="val1"/>
          <table:table-cell table:style-name="ce1005" table:content-validation-name="val1"/>
          <table:table-cell table:style-name="ce1009" table:content-validation-name="val1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9" table:content-validation-name="val1"/>
          <table:table-cell table:style-name="ce26" table:content-validation-name="val1"/>
          <table:table-cell table:style-name="ce28" table:content-validation-name="val1"/>
          <table:table-cell table:style-name="ce196" table:content-validation-name="val1"/>
          <table:table-cell table:style-name="ce67" table:content-validation-name="val1"/>
          <table:table-cell table:style-name="ce219" table:content-validation-name="val1"/>
          <table:table-cell table:style-name="ce91" table:content-validation-name="val1"/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7">
          <table:table-cell table:style-name="ce10" table:content-validation-name="val1"/>
          <table:table-cell table:style-name="ce27" table:content-validation-name="val1" office:value-type="string" calcext:value-type="string">
            <text:p>Implementation</text:p>
          </table:table-cell>
          <table:table-cell table:style-name="ce27" table:content-validation-name="val1"/>
          <table:table-cell table:style-name="ce193" table:content-validation-name="val1" office:value-type="date" office:date-value="2020-04-29" calcext:value-type="date">
            <text:p>29.04.20</text:p>
          </table:table-cell>
          <table:table-cell table:style-name="ce63" table:content-validation-name="val1" office:value-type="float" office:value="2" calcext:value-type="float">
            <text:p>2</text:p>
          </table:table-cell>
          <table:table-cell table:style-name="ce217" table:content-validation-name="val1" office:value-type="date" office:date-value="2020-04-30" calcext:value-type="date">
            <text:p>30.04.20</text:p>
          </table:table-cell>
          <table:table-cell table:style-name="ce93" table:content-validation-name="val1"/>
          <table:table-cell table:style-name="ce104" table:content-validation-name="val1" office:value-type="float" office:value="0" calcext:value-type="float">
            <text:p>0</text:p>
          </table:table-cell>
          <table:table-cell table:style-name="ce113" table:content-validation-name="val1" table:formula="of:=SUM([.I25:.I25])" office:value-type="float" office:value="0" calcext:value-type="float">
            <text:p>0</text:p>
          </table:table-cell>
          <table:table-cell table:style-name="ce120" table:content-validation-name="val1" table:formula="of:=SUM([.J25:.J25])" office:value-type="float" office:value="0" calcext:value-type="float">
            <text:p>0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Komponenten implementieren</text:p>
          </table:table-cell>
          <table:table-cell table:style-name="ce35" table:content-validation-name="val1"/>
          <table:table-cell table:style-name="ce197" table:content-validation-name="val1" office:value-type="date" office:date-value="2020-04-29" calcext:value-type="date">
            <text:p>29.04.20</text:p>
          </table:table-cell>
          <table:table-cell table:style-name="ce66" table:content-validation-name="val1" office:value-type="float" office:value="1" calcext:value-type="float">
            <text:p>1</text:p>
          </table:table-cell>
          <table:table-cell table:style-name="ce221" table:content-validation-name="val1" office:value-type="date" office:date-value="2020-04-29" calcext:value-type="date">
            <text:p>29.04.20</text:p>
          </table:table-cell>
          <table:table-cell table:style-name="ce90" table:content-validation-name="val1"/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Komponenten verknüpfen</text:p>
          </table:table-cell>
          <table:table-cell table:style-name="ce35" table:content-validation-name="val1"/>
          <table:table-cell table:style-name="ce197" table:content-validation-name="val1" office:value-type="date" office:date-value="2020-04-30" calcext:value-type="date">
            <text:p>30.04.20</text:p>
          </table:table-cell>
          <table:table-cell table:style-name="ce66" table:content-validation-name="val1" office:value-type="float" office:value="1" calcext:value-type="float">
            <text:p>1</text:p>
          </table:table-cell>
          <table:table-cell table:style-name="ce221" table:content-validation-name="val1" office:value-type="date" office:date-value="2020-04-30" calcext:value-type="date">
            <text:p>30.04.20</text:p>
          </table:table-cell>
          <table:table-cell table:style-name="ce90" table:content-validation-name="val1"/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 office:value-type="string" calcext:value-type="string">
            <text:p>Milestone 3</text:p>
          </table:table-cell>
          <table:table-cell table:style-name="ce34" table:content-validation-name="val1" office:value-type="string" calcext:value-type="string">
            <text:p>Asteroids</text:p>
          </table:table-cell>
          <table:table-cell table:style-name="ce194" table:content-validation-name="val1" office:value-type="date" office:date-value="2020-04-30" calcext:value-type="date">
            <text:p>30.04.20</text:p>
          </table:table-cell>
          <table:table-cell table:style-name="ce64" table:content-validation-name="val1" office:value-type="float" office:value="2" calcext:value-type="float">
            <text:p>2</text:p>
          </table:table-cell>
          <table:table-cell table:style-name="ce218" table:content-validation-name="val1" office:value-type="date" office:date-value="2020-04-30" calcext:value-type="date">
            <text:p>30.04.20</text:p>
          </table:table-cell>
          <table:table-cell table:style-name="ce236" table:content-validation-name="val1"/>
          <table:table-cell table:style-name="ce106" table:content-validation-name="val1"/>
          <table:table-cell table:style-name="ce114" table:content-validation-name="val1"/>
          <table:table-cell table:style-name="ce121" table:content-validation-name="val1"/>
          <table:table-cell table:style-name="ce280" table:content-validation-name="val1"/>
          <table:table-cell table:style-name="ce286" table:content-validation-name="val1"/>
          <table:table-cell table:style-name="ce290" table:content-validation-name="val1"/>
          <table:table-cell table:style-name="ce294" table:content-validation-name="val1"/>
          <table:table-cell table:style-name="ce298" table:content-validation-name="val1"/>
          <table:table-cell table:style-name="ce302" table:content-validation-name="val1"/>
          <table:table-cell table:style-name="ce306" table:content-validation-name="val1"/>
          <table:table-cell table:style-name="ce310" table:content-validation-name="val1"/>
          <table:table-cell table:style-name="ce314" table:content-validation-name="val1"/>
          <table:table-cell table:style-name="ce318" table:content-validation-name="val1"/>
          <table:table-cell table:style-name="ce322" table:content-validation-name="val1"/>
          <table:table-cell table:style-name="ce326" table:content-validation-name="val1"/>
          <table:table-cell table:style-name="ce330" table:content-validation-name="val1"/>
          <table:table-cell table:style-name="ce334" table:content-validation-name="val1"/>
          <table:table-cell table:style-name="ce338" table:content-validation-name="val1"/>
          <table:table-cell table:style-name="ce342" table:content-validation-name="val1"/>
          <table:table-cell table:style-name="ce346" table:content-validation-name="val1"/>
          <table:table-cell table:style-name="ce350" table:content-validation-name="val1"/>
          <table:table-cell table:style-name="ce354" table:content-validation-name="val1"/>
          <table:table-cell table:style-name="ce358" table:content-validation-name="val1"/>
          <table:table-cell table:style-name="ce362" table:content-validation-name="val1"/>
          <table:table-cell table:style-name="ce366" table:content-validation-name="val1"/>
          <table:table-cell table:style-name="ce370" table:content-validation-name="val1"/>
          <table:table-cell table:style-name="ce374" table:content-validation-name="val1"/>
          <table:table-cell table:style-name="ce378" table:content-validation-name="val1"/>
          <table:table-cell table:style-name="ce382" table:content-validation-name="val1"/>
          <table:table-cell table:style-name="ce386" table:content-validation-name="val1"/>
          <table:table-cell table:style-name="ce390" table:content-validation-name="val1"/>
          <table:table-cell table:style-name="ce394" table:content-validation-name="val1"/>
          <table:table-cell table:style-name="ce398" table:content-validation-name="val1"/>
          <table:table-cell table:style-name="ce402" table:content-validation-name="val1"/>
          <table:table-cell table:style-name="ce406" table:content-validation-name="val1"/>
          <table:table-cell table:style-name="ce410" table:content-validation-name="val1"/>
          <table:table-cell table:style-name="ce414" table:content-validation-name="val1"/>
          <table:table-cell table:style-name="ce418" table:content-validation-name="val1"/>
          <table:table-cell table:style-name="ce422" table:content-validation-name="val1"/>
          <table:table-cell table:style-name="ce426" table:content-validation-name="val1"/>
          <table:table-cell table:style-name="ce430" table:content-validation-name="val1"/>
          <table:table-cell table:style-name="ce434" table:content-validation-name="val1"/>
          <table:table-cell table:style-name="ce438" table:content-validation-name="val1"/>
          <table:table-cell table:style-name="ce442" table:content-validation-name="val1"/>
          <table:table-cell table:style-name="ce446" table:content-validation-name="val1"/>
          <table:table-cell table:style-name="ce456" table:content-validation-name="val1"/>
          <table:table-cell table:style-name="ce462" table:content-validation-name="val1"/>
          <table:table-cell table:style-name="ce466" table:content-validation-name="val1"/>
          <table:table-cell table:style-name="ce470" table:content-validation-name="val1"/>
          <table:table-cell table:style-name="ce474" table:content-validation-name="val1"/>
          <table:table-cell table:style-name="ce478" table:content-validation-name="val1"/>
          <table:table-cell table:style-name="ce482" table:content-validation-name="val1"/>
          <table:table-cell table:style-name="ce486" table:content-validation-name="val1"/>
          <table:table-cell table:style-name="ce490" table:content-validation-name="val1"/>
          <table:table-cell table:style-name="ce494" table:content-validation-name="val1"/>
          <table:table-cell table:style-name="ce498" table:content-validation-name="val1"/>
          <table:table-cell table:style-name="ce502" table:content-validation-name="val1"/>
          <table:table-cell table:style-name="ce506" table:content-validation-name="val1"/>
          <table:table-cell table:style-name="ce510" table:content-validation-name="val1"/>
          <table:table-cell table:style-name="ce514" table:content-validation-name="val1"/>
          <table:table-cell table:style-name="ce518" table:content-validation-name="val1"/>
          <table:table-cell table:style-name="ce522" table:content-validation-name="val1"/>
          <table:table-cell table:style-name="ce526" table:content-validation-name="val1"/>
          <table:table-cell table:style-name="ce530" table:content-validation-name="val1"/>
          <table:table-cell table:style-name="ce534" table:content-validation-name="val1"/>
          <table:table-cell table:style-name="ce538" table:content-validation-name="val1"/>
          <table:table-cell table:style-name="ce542" table:content-validation-name="val1"/>
          <table:table-cell table:style-name="ce546" table:content-validation-name="val1"/>
          <table:table-cell table:style-name="ce550" table:content-validation-name="val1"/>
          <table:table-cell table:style-name="ce554" table:content-validation-name="val1"/>
          <table:table-cell table:style-name="ce558" table:content-validation-name="val1"/>
          <table:table-cell table:style-name="ce562" table:content-validation-name="val1"/>
          <table:table-cell table:style-name="ce566" table:content-validation-name="val1"/>
          <table:table-cell table:style-name="ce570" table:content-validation-name="val1"/>
          <table:table-cell table:style-name="ce574" table:content-validation-name="val1"/>
          <table:table-cell table:style-name="ce578" table:content-validation-name="val1"/>
          <table:table-cell table:style-name="ce582" table:content-validation-name="val1"/>
          <table:table-cell table:style-name="ce586" table:content-validation-name="val1"/>
          <table:table-cell table:style-name="ce590" table:content-validation-name="val1"/>
          <table:table-cell table:style-name="ce594" table:content-validation-name="val1"/>
          <table:table-cell table:style-name="ce598" table:content-validation-name="val1"/>
          <table:table-cell table:style-name="ce602" table:content-validation-name="val1"/>
          <table:table-cell table:style-name="ce606" table:content-validation-name="val1"/>
          <table:table-cell table:style-name="ce610" table:content-validation-name="val1"/>
          <table:table-cell table:style-name="ce614" table:content-validation-name="val1"/>
          <table:table-cell table:style-name="ce618" table:content-validation-name="val1"/>
          <table:table-cell table:style-name="ce622" table:content-validation-name="val1"/>
          <table:table-cell table:style-name="ce626" table:content-validation-name="val1"/>
          <table:table-cell table:style-name="ce630" table:content-validation-name="val1"/>
          <table:table-cell table:style-name="ce634" table:content-validation-name="val1"/>
          <table:table-cell table:style-name="ce638" table:content-validation-name="val1"/>
          <table:table-cell table:style-name="ce642" table:content-validation-name="val1"/>
          <table:table-cell table:style-name="ce646" table:content-validation-name="val1"/>
          <table:table-cell table:style-name="ce650" table:content-validation-name="val1"/>
          <table:table-cell table:style-name="ce654" table:content-validation-name="val1"/>
          <table:table-cell table:style-name="ce658" table:content-validation-name="val1"/>
          <table:table-cell table:style-name="ce662" table:content-validation-name="val1"/>
          <table:table-cell table:style-name="ce666" table:content-validation-name="val1"/>
          <table:table-cell table:style-name="ce670" table:content-validation-name="val1"/>
          <table:table-cell table:style-name="ce674" table:content-validation-name="val1"/>
          <table:table-cell table:style-name="ce678" table:content-validation-name="val1"/>
          <table:table-cell table:style-name="ce682" table:content-validation-name="val1"/>
          <table:table-cell table:style-name="ce686" table:content-validation-name="val1"/>
          <table:table-cell table:style-name="ce690" table:content-validation-name="val1"/>
          <table:table-cell table:style-name="ce694" table:content-validation-name="val1"/>
          <table:table-cell table:style-name="ce698" table:content-validation-name="val1"/>
          <table:table-cell table:style-name="ce702" table:content-validation-name="val1"/>
          <table:table-cell table:style-name="ce706" table:content-validation-name="val1"/>
          <table:table-cell table:style-name="ce710" table:content-validation-name="val1"/>
          <table:table-cell table:style-name="ce714" table:content-validation-name="val1"/>
          <table:table-cell table:style-name="ce718" table:content-validation-name="val1"/>
          <table:table-cell table:style-name="ce722" table:content-validation-name="val1"/>
          <table:table-cell table:style-name="ce726" table:content-validation-name="val1"/>
          <table:table-cell table:style-name="ce730" table:content-validation-name="val1"/>
          <table:table-cell table:style-name="ce734" table:content-validation-name="val1"/>
          <table:table-cell table:style-name="ce738" table:content-validation-name="val1"/>
          <table:table-cell table:style-name="ce742" table:content-validation-name="val1"/>
          <table:table-cell table:style-name="ce746" table:content-validation-name="val1"/>
          <table:table-cell table:style-name="ce750" table:content-validation-name="val1"/>
          <table:table-cell table:style-name="ce754" table:content-validation-name="val1"/>
          <table:table-cell table:style-name="ce758" table:content-validation-name="val1"/>
          <table:table-cell table:style-name="ce762" table:content-validation-name="val1"/>
          <table:table-cell table:style-name="ce766" table:content-validation-name="val1"/>
          <table:table-cell table:style-name="ce770" table:content-validation-name="val1"/>
          <table:table-cell table:style-name="ce774" table:content-validation-name="val1"/>
          <table:table-cell table:style-name="ce778" table:content-validation-name="val1"/>
          <table:table-cell table:style-name="ce782" table:content-validation-name="val1"/>
          <table:table-cell table:style-name="ce786" table:content-validation-name="val1"/>
          <table:table-cell table:style-name="ce790" table:content-validation-name="val1"/>
          <table:table-cell table:style-name="ce794" table:content-validation-name="val1"/>
          <table:table-cell table:style-name="ce798" table:content-validation-name="val1"/>
          <table:table-cell table:style-name="ce802" table:content-validation-name="val1"/>
          <table:table-cell table:style-name="ce806" table:content-validation-name="val1"/>
          <table:table-cell table:style-name="ce810" table:content-validation-name="val1"/>
          <table:table-cell table:style-name="ce814" table:content-validation-name="val1"/>
          <table:table-cell table:style-name="ce818" table:content-validation-name="val1"/>
          <table:table-cell table:style-name="ce822" table:content-validation-name="val1"/>
          <table:table-cell table:style-name="ce826" table:content-validation-name="val1"/>
          <table:table-cell table:style-name="ce830" table:content-validation-name="val1"/>
          <table:table-cell table:style-name="ce834" table:content-validation-name="val1"/>
          <table:table-cell table:style-name="ce838" table:content-validation-name="val1"/>
          <table:table-cell table:style-name="ce842" table:content-validation-name="val1"/>
          <table:table-cell table:style-name="ce846" table:content-validation-name="val1"/>
          <table:table-cell table:style-name="ce850" table:content-validation-name="val1"/>
          <table:table-cell table:style-name="ce854" table:content-validation-name="val1"/>
          <table:table-cell table:style-name="ce858" table:content-validation-name="val1"/>
          <table:table-cell table:style-name="ce862" table:content-validation-name="val1"/>
          <table:table-cell table:style-name="ce866" table:content-validation-name="val1"/>
          <table:table-cell table:style-name="ce870" table:content-validation-name="val1"/>
          <table:table-cell table:style-name="ce874" table:content-validation-name="val1"/>
          <table:table-cell table:style-name="ce878" table:content-validation-name="val1"/>
          <table:table-cell table:style-name="ce882" table:content-validation-name="val1"/>
          <table:table-cell table:style-name="ce886" table:content-validation-name="val1"/>
          <table:table-cell table:style-name="ce890" table:content-validation-name="val1"/>
          <table:table-cell table:style-name="ce894" table:content-validation-name="val1"/>
          <table:table-cell table:style-name="ce898" table:content-validation-name="val1"/>
          <table:table-cell table:style-name="ce902" table:content-validation-name="val1"/>
          <table:table-cell table:style-name="ce906" table:content-validation-name="val1"/>
          <table:table-cell table:style-name="ce910" table:content-validation-name="val1"/>
          <table:table-cell table:style-name="ce914" table:content-validation-name="val1"/>
          <table:table-cell table:style-name="ce918" table:content-validation-name="val1"/>
          <table:table-cell table:style-name="ce922" table:content-validation-name="val1"/>
          <table:table-cell table:style-name="ce926" table:content-validation-name="val1"/>
          <table:table-cell table:style-name="ce930" table:content-validation-name="val1"/>
          <table:table-cell table:style-name="ce934" table:content-validation-name="val1"/>
          <table:table-cell table:style-name="ce938" table:content-validation-name="val1"/>
          <table:table-cell table:style-name="ce942" table:content-validation-name="val1"/>
          <table:table-cell table:style-name="ce946" table:content-validation-name="val1"/>
          <table:table-cell table:style-name="ce950" table:content-validation-name="val1"/>
          <table:table-cell table:style-name="ce954" table:content-validation-name="val1"/>
          <table:table-cell table:style-name="ce958" table:content-validation-name="val1"/>
          <table:table-cell table:style-name="ce962" table:content-validation-name="val1"/>
          <table:table-cell table:style-name="ce966" table:content-validation-name="val1"/>
          <table:table-cell table:style-name="ce970" table:content-validation-name="val1"/>
          <table:table-cell table:style-name="ce974" table:content-validation-name="val1"/>
          <table:table-cell table:style-name="ce978" table:content-validation-name="val1"/>
          <table:table-cell table:style-name="ce982" table:content-validation-name="val1"/>
          <table:table-cell table:style-name="ce986" table:content-validation-name="val1"/>
          <table:table-cell table:style-name="ce990" table:content-validation-name="val1"/>
          <table:table-cell table:style-name="ce994" table:content-validation-name="val1"/>
          <table:table-cell table:style-name="ce998" table:content-validation-name="val1"/>
          <table:table-cell table:style-name="ce1002" table:content-validation-name="val1"/>
          <table:table-cell table:style-name="ce1006" table:content-validation-name="val1"/>
          <table:table-cell table:style-name="ce1010" table:content-validation-name="val1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11" table:content-validation-name="val1"/>
          <table:table-cell table:style-name="ce28" table:content-validation-name="val1"/>
          <table:table-cell table:style-name="ce36" table:content-validation-name="val1"/>
          <table:table-cell table:style-name="ce53" table:content-validation-name="val1"/>
          <table:table-cell table:style-name="ce67" table:content-validation-name="val1"/>
          <table:table-cell table:style-name="ce78" table:content-validation-name="val1"/>
          <table:table-cell table:style-name="ce91" table:content-validation-name="val1"/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131" table:content-validation-name="val1" table:number-columns-repeated="42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7">
          <table:table-cell table:style-name="ce10" table:content-validation-name="val1"/>
          <table:table-cell table:style-name="ce27" table:content-validation-name="val1" office:value-type="string" calcext:value-type="string">
            <text:p>Präsentation</text:p>
          </table:table-cell>
          <table:table-cell table:style-name="ce27" table:content-validation-name="val1"/>
          <table:table-cell table:style-name="ce193" table:content-validation-name="val1" office:value-type="date" office:date-value="2020-05-01" calcext:value-type="date">
            <text:p>01.05.20</text:p>
          </table:table-cell>
          <table:table-cell table:style-name="ce63" table:content-validation-name="val1" office:value-type="float" office:value="1" calcext:value-type="float">
            <text:p>1</text:p>
          </table:table-cell>
          <table:table-cell table:style-name="ce217" table:content-validation-name="val1" office:value-type="date" office:date-value="2020-05-01" calcext:value-type="date">
            <text:p>01.05.20</text:p>
          </table:table-cell>
          <table:table-cell table:style-name="ce237" table:content-validation-name="val1"/>
          <table:table-cell table:style-name="ce104" table:content-validation-name="val1" office:value-type="float" office:value="0" calcext:value-type="float">
            <text:p>0</text:p>
          </table:table-cell>
          <table:table-cell table:style-name="ce113" table:content-validation-name="val1" table:formula="of:=SUM([.I30:.I30])" office:value-type="float" office:value="0" calcext:value-type="float">
            <text:p>0</text:p>
          </table:table-cell>
          <table:table-cell table:style-name="ce120" table:content-validation-name="val1" table:formula="of:=SUM([.J30:.J30])" office:value-type="float" office:value="0" calcext:value-type="float">
            <text:p>0</text:p>
          </table:table-cell>
          <table:table-cell table:style-name="ce281" table:content-validation-name="val1" table:number-columns-repeated="42"/>
          <table:table-cell table:style-name="ce457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Datum vereinbaren</text:p>
          </table:table-cell>
          <table:table-cell table:style-name="ce35" table:content-validation-name="val1"/>
          <table:table-cell table:style-name="ce197" table:content-validation-name="val1" office:value-type="date" office:date-value="2020-05-01" calcext:value-type="date">
            <text:p>01.05.20</text:p>
          </table:table-cell>
          <table:table-cell table:style-name="ce66" table:content-validation-name="val1" table:formula="of:=1/2" office:value-type="float" office:value="0.5" calcext:value-type="float">
            <text:p>0,5</text:p>
          </table:table-cell>
          <table:table-cell table:style-name="ce221" table:content-validation-name="val1" office:value-type="date" office:date-value="2020-05-01" calcext:value-type="date">
            <text:p>01.05.20</text:p>
          </table:table-cell>
          <table:table-cell table:style-name="ce238" table:content-validation-name="val1"/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281" table:content-validation-name="val1" table:number-columns-repeated="42"/>
          <table:table-cell table:style-name="ce457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Powerpoint slides erstellen o.ä.</text:p>
          </table:table-cell>
          <table:table-cell table:style-name="ce35" table:content-validation-name="val1"/>
          <table:table-cell table:style-name="ce197" table:content-validation-name="val1" office:value-type="date" office:date-value="2020-05-01" calcext:value-type="date">
            <text:p>01.05.20</text:p>
          </table:table-cell>
          <table:table-cell table:style-name="ce66" table:content-validation-name="val1" table:formula="of:=1/2" office:value-type="float" office:value="0.5" calcext:value-type="float">
            <text:p>0,5</text:p>
          </table:table-cell>
          <table:table-cell table:style-name="ce221" table:content-validation-name="val1" office:value-type="date" office:date-value="2020-05-01" calcext:value-type="date">
            <text:p>01.05.20</text:p>
          </table:table-cell>
          <table:table-cell table:style-name="ce238" table:content-validation-name="val1"/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281" table:content-validation-name="val1" table:number-columns-repeated="42"/>
          <table:table-cell table:style-name="ce457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 office:value-type="string" calcext:value-type="string">
            <text:p>Milestone 3</text:p>
          </table:table-cell>
          <table:table-cell table:style-name="ce34" table:content-validation-name="val1" office:value-type="string" calcext:value-type="string">
            <text:p>Präsentation</text:p>
          </table:table-cell>
          <table:table-cell table:style-name="ce194" table:content-validation-name="val1"/>
          <table:table-cell table:style-name="ce64" table:content-validation-name="val1"/>
          <table:table-cell table:style-name="ce218" table:content-validation-name="val1"/>
          <table:table-cell table:style-name="ce239" table:content-validation-name="val1"/>
          <table:table-cell table:style-name="ce106" table:content-validation-name="val1"/>
          <table:table-cell table:style-name="ce114" table:content-validation-name="val1"/>
          <table:table-cell table:style-name="ce121" table:content-validation-name="val1"/>
          <table:table-cell table:style-name="ce282" table:content-validation-name="val1"/>
          <table:table-cell table:style-name="ce287" table:content-validation-name="val1"/>
          <table:table-cell table:style-name="ce291" table:content-validation-name="val1"/>
          <table:table-cell table:style-name="ce295" table:content-validation-name="val1"/>
          <table:table-cell table:style-name="ce299" table:content-validation-name="val1"/>
          <table:table-cell table:style-name="ce303" table:content-validation-name="val1"/>
          <table:table-cell table:style-name="ce307" table:content-validation-name="val1"/>
          <table:table-cell table:style-name="ce311" table:content-validation-name="val1"/>
          <table:table-cell table:style-name="ce315" table:content-validation-name="val1"/>
          <table:table-cell table:style-name="ce319" table:content-validation-name="val1"/>
          <table:table-cell table:style-name="ce323" table:content-validation-name="val1"/>
          <table:table-cell table:style-name="ce327" table:content-validation-name="val1"/>
          <table:table-cell table:style-name="ce331" table:content-validation-name="val1"/>
          <table:table-cell table:style-name="ce335" table:content-validation-name="val1"/>
          <table:table-cell table:style-name="ce339" table:content-validation-name="val1"/>
          <table:table-cell table:style-name="ce343" table:content-validation-name="val1"/>
          <table:table-cell table:style-name="ce347" table:content-validation-name="val1"/>
          <table:table-cell table:style-name="ce351" table:content-validation-name="val1"/>
          <table:table-cell table:style-name="ce355" table:content-validation-name="val1"/>
          <table:table-cell table:style-name="ce359" table:content-validation-name="val1"/>
          <table:table-cell table:style-name="ce363" table:content-validation-name="val1"/>
          <table:table-cell table:style-name="ce367" table:content-validation-name="val1"/>
          <table:table-cell table:style-name="ce371" table:content-validation-name="val1"/>
          <table:table-cell table:style-name="ce375" table:content-validation-name="val1"/>
          <table:table-cell table:style-name="ce379" table:content-validation-name="val1"/>
          <table:table-cell table:style-name="ce383" table:content-validation-name="val1"/>
          <table:table-cell table:style-name="ce387" table:content-validation-name="val1"/>
          <table:table-cell table:style-name="ce391" table:content-validation-name="val1"/>
          <table:table-cell table:style-name="ce395" table:content-validation-name="val1"/>
          <table:table-cell table:style-name="ce399" table:content-validation-name="val1"/>
          <table:table-cell table:style-name="ce403" table:content-validation-name="val1"/>
          <table:table-cell table:style-name="ce407" table:content-validation-name="val1"/>
          <table:table-cell table:style-name="ce411" table:content-validation-name="val1"/>
          <table:table-cell table:style-name="ce415" table:content-validation-name="val1"/>
          <table:table-cell table:style-name="ce419" table:content-validation-name="val1"/>
          <table:table-cell table:style-name="ce423" table:content-validation-name="val1"/>
          <table:table-cell table:style-name="ce427" table:content-validation-name="val1"/>
          <table:table-cell table:style-name="ce431" table:content-validation-name="val1"/>
          <table:table-cell table:style-name="ce435" table:content-validation-name="val1"/>
          <table:table-cell table:style-name="ce439" table:content-validation-name="val1"/>
          <table:table-cell table:style-name="ce443" table:content-validation-name="val1"/>
          <table:table-cell table:style-name="ce447" table:content-validation-name="val1"/>
          <table:table-cell table:style-name="ce458" table:content-validation-name="val1"/>
          <table:table-cell table:style-name="ce463" table:content-validation-name="val1"/>
          <table:table-cell table:style-name="ce467" table:content-validation-name="val1"/>
          <table:table-cell table:style-name="ce471" table:content-validation-name="val1"/>
          <table:table-cell table:style-name="ce475" table:content-validation-name="val1"/>
          <table:table-cell table:style-name="ce479" table:content-validation-name="val1"/>
          <table:table-cell table:style-name="ce483" table:content-validation-name="val1"/>
          <table:table-cell table:style-name="ce487" table:content-validation-name="val1"/>
          <table:table-cell table:style-name="ce491" table:content-validation-name="val1"/>
          <table:table-cell table:style-name="ce495" table:content-validation-name="val1"/>
          <table:table-cell table:style-name="ce499" table:content-validation-name="val1"/>
          <table:table-cell table:style-name="ce503" table:content-validation-name="val1"/>
          <table:table-cell table:style-name="ce507" table:content-validation-name="val1"/>
          <table:table-cell table:style-name="ce511" table:content-validation-name="val1"/>
          <table:table-cell table:style-name="ce515" table:content-validation-name="val1"/>
          <table:table-cell table:style-name="ce519" table:content-validation-name="val1"/>
          <table:table-cell table:style-name="ce523" table:content-validation-name="val1"/>
          <table:table-cell table:style-name="ce527" table:content-validation-name="val1"/>
          <table:table-cell table:style-name="ce531" table:content-validation-name="val1"/>
          <table:table-cell table:style-name="ce535" table:content-validation-name="val1"/>
          <table:table-cell table:style-name="ce539" table:content-validation-name="val1"/>
          <table:table-cell table:style-name="ce543" table:content-validation-name="val1"/>
          <table:table-cell table:style-name="ce547" table:content-validation-name="val1"/>
          <table:table-cell table:style-name="ce551" table:content-validation-name="val1"/>
          <table:table-cell table:style-name="ce555" table:content-validation-name="val1"/>
          <table:table-cell table:style-name="ce559" table:content-validation-name="val1"/>
          <table:table-cell table:style-name="ce563" table:content-validation-name="val1"/>
          <table:table-cell table:style-name="ce567" table:content-validation-name="val1"/>
          <table:table-cell table:style-name="ce571" table:content-validation-name="val1"/>
          <table:table-cell table:style-name="ce575" table:content-validation-name="val1"/>
          <table:table-cell table:style-name="ce579" table:content-validation-name="val1"/>
          <table:table-cell table:style-name="ce583" table:content-validation-name="val1"/>
          <table:table-cell table:style-name="ce587" table:content-validation-name="val1"/>
          <table:table-cell table:style-name="ce591" table:content-validation-name="val1"/>
          <table:table-cell table:style-name="ce595" table:content-validation-name="val1"/>
          <table:table-cell table:style-name="ce599" table:content-validation-name="val1"/>
          <table:table-cell table:style-name="ce603" table:content-validation-name="val1"/>
          <table:table-cell table:style-name="ce607" table:content-validation-name="val1"/>
          <table:table-cell table:style-name="ce611" table:content-validation-name="val1"/>
          <table:table-cell table:style-name="ce615" table:content-validation-name="val1"/>
          <table:table-cell table:style-name="ce619" table:content-validation-name="val1"/>
          <table:table-cell table:style-name="ce623" table:content-validation-name="val1"/>
          <table:table-cell table:style-name="ce627" table:content-validation-name="val1"/>
          <table:table-cell table:style-name="ce631" table:content-validation-name="val1"/>
          <table:table-cell table:style-name="ce635" table:content-validation-name="val1"/>
          <table:table-cell table:style-name="ce639" table:content-validation-name="val1"/>
          <table:table-cell table:style-name="ce643" table:content-validation-name="val1"/>
          <table:table-cell table:style-name="ce647" table:content-validation-name="val1"/>
          <table:table-cell table:style-name="ce651" table:content-validation-name="val1"/>
          <table:table-cell table:style-name="ce655" table:content-validation-name="val1"/>
          <table:table-cell table:style-name="ce659" table:content-validation-name="val1"/>
          <table:table-cell table:style-name="ce663" table:content-validation-name="val1"/>
          <table:table-cell table:style-name="ce667" table:content-validation-name="val1"/>
          <table:table-cell table:style-name="ce671" table:content-validation-name="val1"/>
          <table:table-cell table:style-name="ce675" table:content-validation-name="val1"/>
          <table:table-cell table:style-name="ce679" table:content-validation-name="val1"/>
          <table:table-cell table:style-name="ce683" table:content-validation-name="val1"/>
          <table:table-cell table:style-name="ce687" table:content-validation-name="val1"/>
          <table:table-cell table:style-name="ce691" table:content-validation-name="val1"/>
          <table:table-cell table:style-name="ce695" table:content-validation-name="val1"/>
          <table:table-cell table:style-name="ce699" table:content-validation-name="val1"/>
          <table:table-cell table:style-name="ce703" table:content-validation-name="val1"/>
          <table:table-cell table:style-name="ce707" table:content-validation-name="val1"/>
          <table:table-cell table:style-name="ce711" table:content-validation-name="val1"/>
          <table:table-cell table:style-name="ce715" table:content-validation-name="val1"/>
          <table:table-cell table:style-name="ce719" table:content-validation-name="val1"/>
          <table:table-cell table:style-name="ce723" table:content-validation-name="val1"/>
          <table:table-cell table:style-name="ce727" table:content-validation-name="val1"/>
          <table:table-cell table:style-name="ce731" table:content-validation-name="val1"/>
          <table:table-cell table:style-name="ce735" table:content-validation-name="val1"/>
          <table:table-cell table:style-name="ce739" table:content-validation-name="val1"/>
          <table:table-cell table:style-name="ce743" table:content-validation-name="val1"/>
          <table:table-cell table:style-name="ce747" table:content-validation-name="val1"/>
          <table:table-cell table:style-name="ce751" table:content-validation-name="val1"/>
          <table:table-cell table:style-name="ce755" table:content-validation-name="val1"/>
          <table:table-cell table:style-name="ce759" table:content-validation-name="val1"/>
          <table:table-cell table:style-name="ce763" table:content-validation-name="val1"/>
          <table:table-cell table:style-name="ce767" table:content-validation-name="val1"/>
          <table:table-cell table:style-name="ce771" table:content-validation-name="val1"/>
          <table:table-cell table:style-name="ce775" table:content-validation-name="val1"/>
          <table:table-cell table:style-name="ce779" table:content-validation-name="val1"/>
          <table:table-cell table:style-name="ce783" table:content-validation-name="val1"/>
          <table:table-cell table:style-name="ce787" table:content-validation-name="val1"/>
          <table:table-cell table:style-name="ce791" table:content-validation-name="val1"/>
          <table:table-cell table:style-name="ce795" table:content-validation-name="val1"/>
          <table:table-cell table:style-name="ce799" table:content-validation-name="val1"/>
          <table:table-cell table:style-name="ce803" table:content-validation-name="val1"/>
          <table:table-cell table:style-name="ce807" table:content-validation-name="val1"/>
          <table:table-cell table:style-name="ce811" table:content-validation-name="val1"/>
          <table:table-cell table:style-name="ce815" table:content-validation-name="val1"/>
          <table:table-cell table:style-name="ce819" table:content-validation-name="val1"/>
          <table:table-cell table:style-name="ce823" table:content-validation-name="val1"/>
          <table:table-cell table:style-name="ce827" table:content-validation-name="val1"/>
          <table:table-cell table:style-name="ce831" table:content-validation-name="val1"/>
          <table:table-cell table:style-name="ce835" table:content-validation-name="val1"/>
          <table:table-cell table:style-name="ce839" table:content-validation-name="val1"/>
          <table:table-cell table:style-name="ce843" table:content-validation-name="val1"/>
          <table:table-cell table:style-name="ce847" table:content-validation-name="val1"/>
          <table:table-cell table:style-name="ce851" table:content-validation-name="val1"/>
          <table:table-cell table:style-name="ce855" table:content-validation-name="val1"/>
          <table:table-cell table:style-name="ce859" table:content-validation-name="val1"/>
          <table:table-cell table:style-name="ce863" table:content-validation-name="val1"/>
          <table:table-cell table:style-name="ce867" table:content-validation-name="val1"/>
          <table:table-cell table:style-name="ce871" table:content-validation-name="val1"/>
          <table:table-cell table:style-name="ce875" table:content-validation-name="val1"/>
          <table:table-cell table:style-name="ce879" table:content-validation-name="val1"/>
          <table:table-cell table:style-name="ce883" table:content-validation-name="val1"/>
          <table:table-cell table:style-name="ce887" table:content-validation-name="val1"/>
          <table:table-cell table:style-name="ce891" table:content-validation-name="val1"/>
          <table:table-cell table:style-name="ce895" table:content-validation-name="val1"/>
          <table:table-cell table:style-name="ce899" table:content-validation-name="val1"/>
          <table:table-cell table:style-name="ce903" table:content-validation-name="val1"/>
          <table:table-cell table:style-name="ce907" table:content-validation-name="val1"/>
          <table:table-cell table:style-name="ce911" table:content-validation-name="val1"/>
          <table:table-cell table:style-name="ce915" table:content-validation-name="val1"/>
          <table:table-cell table:style-name="ce919" table:content-validation-name="val1"/>
          <table:table-cell table:style-name="ce923" table:content-validation-name="val1"/>
          <table:table-cell table:style-name="ce927" table:content-validation-name="val1"/>
          <table:table-cell table:style-name="ce931" table:content-validation-name="val1"/>
          <table:table-cell table:style-name="ce935" table:content-validation-name="val1"/>
          <table:table-cell table:style-name="ce939" table:content-validation-name="val1"/>
          <table:table-cell table:style-name="ce943" table:content-validation-name="val1"/>
          <table:table-cell table:style-name="ce947" table:content-validation-name="val1"/>
          <table:table-cell table:style-name="ce951" table:content-validation-name="val1"/>
          <table:table-cell table:style-name="ce955" table:content-validation-name="val1"/>
          <table:table-cell table:style-name="ce959" table:content-validation-name="val1"/>
          <table:table-cell table:style-name="ce963" table:content-validation-name="val1"/>
          <table:table-cell table:style-name="ce967" table:content-validation-name="val1"/>
          <table:table-cell table:style-name="ce971" table:content-validation-name="val1"/>
          <table:table-cell table:style-name="ce975" table:content-validation-name="val1"/>
          <table:table-cell table:style-name="ce979" table:content-validation-name="val1"/>
          <table:table-cell table:style-name="ce983" table:content-validation-name="val1"/>
          <table:table-cell table:style-name="ce987" table:content-validation-name="val1"/>
          <table:table-cell table:style-name="ce991" table:content-validation-name="val1"/>
          <table:table-cell table:style-name="ce995" table:content-validation-name="val1"/>
          <table:table-cell table:style-name="ce999" table:content-validation-name="val1"/>
          <table:table-cell table:style-name="ce1003" table:content-validation-name="val1"/>
          <table:table-cell table:style-name="ce1007" table:content-validation-name="val1"/>
          <table:table-cell table:style-name="ce1011" table:content-validation-name="val1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11" table:content-validation-name="val1"/>
          <table:table-cell table:style-name="ce28" table:content-validation-name="val1"/>
          <table:table-cell table:style-name="ce36" table:content-validation-name="val1"/>
          <table:table-cell table:style-name="ce53" table:content-validation-name="val1"/>
          <table:table-cell table:style-name="ce67" table:content-validation-name="val1"/>
          <table:table-cell table:style-name="ce78" table:content-validation-name="val1"/>
          <table:table-cell table:style-name="ce91" table:content-validation-name="val1"/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131" table:content-validation-name="val1" table:number-columns-repeated="42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1">
          <table:table-cell table:style-name="ce12" table:content-validation-name="val1"/>
          <table:table-cell table:style-name="ce29" table:content-validation-name="val1" table:number-columns-repeated="2"/>
          <table:table-cell table:style-name="ce56" table:content-validation-name="val1"/>
          <table:table-cell table:style-name="ce70" table:content-validation-name="val1"/>
          <table:table-cell table:style-name="ce82" table:content-validation-name="val1"/>
          <table:table-cell table:style-name="ce95" table:content-validation-name="val1"/>
          <table:table-cell table:style-name="ce107" table:content-validation-name="val1"/>
          <table:table-cell table:style-name="ce115" table:content-validation-name="val1"/>
          <table:table-cell table:style-name="ce122" table:content-validation-name="val1"/>
          <table:table-cell table:style-name="ce131" table:content-validation-name="val1" table:number-columns-repeated="42"/>
          <table:table-cell table:style-name="ce140" table:content-validation-name="val1" table:number-columns-repeated="139"/>
          <table:table-cell table:content-validation-name="val1" table:number-columns-repeated="833"/>
        </table:table-row>
        <table:table-row table:style-name="ro4">
          <table:table-cell table:style-name="ce13" table:content-validation-name="val1"/>
          <table:table-cell table:style-name="ce30" table:content-validation-name="val1"/>
          <table:table-cell table:style-name="ce13" table:content-validation-name="val1"/>
          <table:table-cell table:style-name="ce57" table:content-validation-name="val1"/>
          <table:table-cell table:style-name="ce71" table:content-validation-name="val1"/>
          <table:table-cell table:style-name="ce57" table:content-validation-name="val1"/>
          <table:table-cell table:style-name="ce96" table:content-validation-name="val1"/>
          <table:table-cell table:style-name="ce108" table:content-validation-name="val1" table:number-columns-repeated="2"/>
          <table:table-cell table:style-name="ce71" table:content-validation-name="val1"/>
          <table:table-cell table:style-name="ce13" table:content-validation-name="val1" table:number-columns-repeated="871"/>
          <table:table-cell table:content-validation-name="val1" table:number-columns-repeated="143"/>
        </table:table-row>
        <table:table-row table:style-name="ro4" table:number-rows-repeated="2">
          <table:table-cell table:style-name="ce162" table:content-validation-name="val1"/>
          <table:table-cell table:style-name="ce17" table:content-validation-name="val1"/>
          <table:table-cell table:content-validation-name="val1" table:number-columns-repeated="1022"/>
        </table:table-row>
        <table:table-row table:style-name="ro4" table:number-rows-repeated="3">
          <table:table-cell table:content-validation-name="val1"/>
          <table:table-cell table:style-name="ce17" table:content-validation-name="val1"/>
          <table:table-cell table:content-validation-name="val1" table:number-columns-repeated="1022"/>
        </table:table-row>
        <table:table-row table:style-name="ro7">
          <table:table-cell table:style-name="ce15" table:content-validation-name="val1" table:number-columns-repeated="2"/>
          <table:table-cell table:style-name="ce37" table:content-validation-name="val1"/>
          <table:table-cell table:style-name="ce58" table:content-validation-name="val1"/>
          <table:table-cell table:style-name="ce72" table:content-validation-name="val1"/>
          <table:table-cell table:style-name="ce58" table:content-validation-name="val1"/>
          <table:table-cell table:style-name="ce97" table:content-validation-name="val1"/>
          <table:table-cell table:style-name="ce109" table:content-validation-name="val1" table:number-columns-repeated="2"/>
          <table:table-cell table:style-name="ce72" table:content-validation-name="val1"/>
          <table:table-cell table:style-name="ce37" table:content-validation-name="val1" table:number-columns-repeated="871"/>
          <table:table-cell table:content-validation-name="val1" table:number-columns-repeated="143"/>
        </table:table-row>
        <table:table-row table:style-name="ro4">
          <table:table-cell table:style-name="ce16" table:content-validation-name="val1" table:number-columns-repeated="2"/>
          <table:table-cell table:style-name="ce38" table:content-validation-name="val1"/>
          <table:table-cell table:style-name="ce59" table:content-validation-name="val1"/>
          <table:table-cell table:style-name="ce73" table:content-validation-name="val1"/>
          <table:table-cell table:style-name="ce59" table:content-validation-name="val1"/>
          <table:table-cell table:style-name="ce98" table:content-validation-name="val1"/>
          <table:table-cell table:style-name="ce110" table:content-validation-name="val1" table:number-columns-repeated="2"/>
          <table:table-cell table:style-name="ce73" table:content-validation-name="val1"/>
          <table:table-cell table:style-name="ce38" table:content-validation-name="val1" table:number-columns-repeated="871"/>
          <table:table-cell table:content-validation-name="val1" table:number-columns-repeated="143"/>
        </table:table-row>
        <table:table-row table:style-name="ro4" table:number-rows-repeated="2">
          <table:table-cell table:style-name="ce17" table:content-validation-name="val1" table:number-columns-repeated="2"/>
          <table:table-cell table:content-validation-name="val1" table:number-columns-repeated="1022"/>
        </table:table-row>
        <table:table-row table:style-name="ro7">
          <table:table-cell table:style-name="ce17" table:content-validation-name="val1"/>
          <table:table-cell table:style-name="ce15" table:content-validation-name="val1"/>
          <table:table-cell table:content-validation-name="val1" table:number-columns-repeated="1022"/>
        </table:table-row>
        <table:table-row table:style-name="ro4">
          <table:table-cell table:style-name="ce17" table:content-validation-name="val1"/>
          <table:table-cell table:style-name="ce31" table:content-validation-name="val1"/>
          <table:table-cell table:content-validation-name="val1" table:number-columns-repeated="1022"/>
        </table:table-row>
        <table:table-row table:style-name="ro4" table:number-rows-repeated="2">
          <table:table-cell table:style-name="ce17" table:content-validation-name="val1"/>
          <table:table-cell table:style-name="ce32" table:content-validation-name="val1"/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1" table:content-validation-name="val1"/>
          <table:table-cell table:content-validation-name="val1" table:number-columns-repeated="1022"/>
        </table:table-row>
        <table:table-row table:style-name="ro4" table:number-rows-repeated="6">
          <table:table-cell table:content-validation-name="val1"/>
          <table:table-cell table:style-name="ce32" table:content-validation-name="val1"/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3"/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17" table:content-validation-name="val1"/>
          <table:table-cell table:content-validation-name="val1" table:number-columns-repeated="1022"/>
        </table:table-row>
        <table:table-row table:style-name="ro4">
          <table:table-cell/>
          <table:table-cell table:content-validation-name="val1"/>
          <table:table-cell table:style-name="ce39" table:content-validation-name="val1"/>
          <table:table-cell table:style-name="Default" table:content-validation-name="val1"/>
          <table:table-cell table:style-name="ce44" table:content-validation-name="val1"/>
          <table:table-cell table:style-name="ce162" table:content-validation-name="val1"/>
          <table:table-cell table:style-name="ce44" table:content-validation-name="val1"/>
          <table:table-cell table:style-name="ce224" table:content-validation-name="val1"/>
          <table:table-cell table:content-validation-name="val1"/>
          <table:table-cell table:style-name="ce99" table:content-validation-name="val1"/>
          <table:table-cell table:style-name="ce162" table:content-validation-name="val1"/>
          <table:table-cell table:content-validation-name="val1" table:number-columns-repeated="1013"/>
        </table:table-row>
        <table:table-row table:style-name="ro4" table:number-rows-repeated="21">
          <table:table-cell/>
          <table:table-cell table:content-validation-name="val1"/>
          <table:table-cell table:style-name="ce186" table:content-validation-name="val1"/>
          <table:table-cell table:style-name="Default" table:content-validation-name="val1"/>
          <table:table-cell table:style-name="ce44" table:content-validation-name="val1"/>
          <table:table-cell table:style-name="ce162" table:content-validation-name="val1"/>
          <table:table-cell table:style-name="ce44" table:content-validation-name="val1"/>
          <table:table-cell table:style-name="ce224" table:content-validation-name="val1"/>
          <table:table-cell table:content-validation-name="val1"/>
          <table:table-cell table:style-name="ce99" table:content-validation-name="val1"/>
          <table:table-cell table:style-name="ce162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 table:number-columns-repeated="2"/>
          <table:table-cell table:style-name="Default" table:content-validation-name="val1"/>
          <table:table-cell table:style-name="ce44" table:content-validation-name="val1"/>
          <table:table-cell table:style-name="ce162" table:content-validation-name="val1"/>
          <table:table-cell table:style-name="ce44" table:content-validation-name="val1"/>
          <table:table-cell table:style-name="ce224" table:content-validation-name="val1"/>
          <table:table-cell table:content-validation-name="val1"/>
          <table:table-cell table:style-name="ce99" table:content-validation-name="val1"/>
          <table:table-cell table:style-name="ce162" table:content-validation-name="val1"/>
          <table:table-cell table:content-validation-name="val1" table:number-columns-repeated="1013"/>
        </table:table-row>
        <table:table-row table:style-name="ro4" table:number-rows-repeated="1048495">
          <table:table-cell table:content-validation-name="val1" table:number-columns-repeated="1024"/>
        </table:table-row>
        <table:table-row table:style-name="ro4">
          <table:table-cell table:content-validation-name="val1" table:number-columns-repeated="1024"/>
        </table:table-row>
        <calcext:conditional-formats>
          <calcext:conditional-format calcext:target-range-address="'Gantt Chart'.K33:'Gantt Chart'.GI34 'Gantt Chart'.K8:'Gantt Chart'.GI20 'Gantt Chart'.K23:'Gantt Chart'.GI26 'Gantt Chart'.K28:'Gantt Chart'.GI28">
            <calcext:condition calcext:apply-style-name="Today" calcext:value="formula-is([.K$10]=TODAY())" calcext:base-cell-address="'Gantt Chart'.K8"/>
            <calcext:condition calcext:apply-style-name="Weekend" calcext:value="formula-is(OR(WEEKDAY([.K$10])=1;WEEKDAY([.K$10])=7))" calcext:base-cell-address="'Gantt Chart'.K8"/>
            <calcext:condition calcext:apply-style-name="Holiday" calcext:value="formula-is(ISNUMBER(MATCH([.K$10];Holidays;0)))" calcext:base-cell-address="'Gantt Chart'.K8"/>
          </calcext:conditional-format>
          <calcext:conditional-format calcext:target-range-address="'Gantt Chart'.K33:'Gantt Chart'.GI34 'Gantt Chart'.K11:'Gantt Chart'.GI20 'Gantt Chart'.K23:'Gantt Chart'.GI26 'Gantt Chart'.K28:'Gantt Chart'.GI28">
            <calcext:condition calcext:apply-style-name="Task_Completed" calcext:value="formula-is(AND([.$E11]&gt;0;[.K$10]&gt;=[.$D11];[.K$10]&lt;=[.$F11];WORKDAY([.$D11];[.$E11]*[.$G11];Holidays)&gt;[.K$10]))" calcext:base-cell-address="'Gantt Chart'.K11"/>
            <calcext:condition calcext:apply-style-name="Task_Scheduled" calcext:value="formula-is(AND([.$E11]&gt;0;[.K$10]&gt;=[.$D11];[.K$10]&lt;=[.$F11];WORKDAY([.$D11];[.$E11]*[.$G11];Holidays)&lt;=[.K$10]))" calcext:base-cell-address="'Gantt Chart'.K11"/>
            <calcext:condition calcext:apply-style-name="Milestone" calcext:value="formula-is(AND([.$D11]&gt;0;[.$F11]=&quot;&quot;;[.$D11]=[.K$10]))" calcext:base-cell-address="'Gantt Chart'.K11"/>
          </calcext:conditional-format>
          <calcext:conditional-format calcext:target-range-address="'Gantt Chart'.G33:'Gantt Chart'.G34 'Gantt Chart'.F3:'Gantt Chart'.F3 'Gantt Chart'.G10:'Gantt Chart'.G20 'Gantt Chart'.G23:'Gantt Chart'.G26 'Gantt Chart'.G28:'Gantt Chart'.G28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2:'Gantt Chart'.G22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K22:'Gantt Chart'.K22">
            <calcext:condition calcext:apply-style-name="Today" calcext:value="formula-is([.K$10]=TODAY())" calcext:base-cell-address="'Gantt Chart'.K22"/>
            <calcext:condition calcext:apply-style-name="Weekend" calcext:value="formula-is(OR(WEEKDAY([.K$10])=1;WEEKDAY([.K$10])=7))" calcext:base-cell-address="'Gantt Chart'.K22"/>
            <calcext:condition calcext:apply-style-name="Holiday" calcext:value="formula-is(ISNUMBER(MATCH([.K$10];Holidays;0)))" calcext:base-cell-address="'Gantt Chart'.K22"/>
          </calcext:conditional-format>
          <calcext:conditional-format calcext:target-range-address="'Gantt Chart'.K22:'Gantt Chart'.K22">
            <calcext:condition calcext:apply-style-name="Task_Completed" calcext:value="formula-is(AND([.$E22]&gt;0;[.K$10]&gt;=[.$D22];[.K$10]&lt;=[.$F22];WORKDAY([.$D22];[.$E22]*[.$G22];Holidays)&gt;[.K$10]))" calcext:base-cell-address="'Gantt Chart'.K22"/>
            <calcext:condition calcext:apply-style-name="Task_Scheduled" calcext:value="formula-is(AND([.$E22]&gt;0;[.K$10]&gt;=[.$D22];[.K$10]&lt;=[.$F22];WORKDAY([.$D22];[.$E22]*[.$G22];Holidays)&lt;=[.K$10]))" calcext:base-cell-address="'Gantt Chart'.K22"/>
            <calcext:condition calcext:apply-style-name="Milestone" calcext:value="formula-is(AND([.$D22]&gt;0;[.$F22]=&quot;&quot;;[.$D22]=[.K$10]))" calcext:base-cell-address="'Gantt Chart'.K22"/>
          </calcext:conditional-format>
          <calcext:conditional-format calcext:target-range-address="'Gantt Chart'.L22:'Gantt Chart'.L22">
            <calcext:condition calcext:apply-style-name="Today" calcext:value="formula-is([.L$10]=TODAY())" calcext:base-cell-address="'Gantt Chart'.L22"/>
            <calcext:condition calcext:apply-style-name="Weekend" calcext:value="formula-is(OR(WEEKDAY([.L$10])=1;WEEKDAY([.L$10])=7))" calcext:base-cell-address="'Gantt Chart'.L22"/>
            <calcext:condition calcext:apply-style-name="Holiday" calcext:value="formula-is(ISNUMBER(MATCH([.L$10];Holidays;0)))" calcext:base-cell-address="'Gantt Chart'.L22"/>
          </calcext:conditional-format>
          <calcext:conditional-format calcext:target-range-address="'Gantt Chart'.L22:'Gantt Chart'.L22">
            <calcext:condition calcext:apply-style-name="Task_Completed" calcext:value="formula-is(AND([.$E22]&gt;0;[.L$10]&gt;=[.$D22];[.L$10]&lt;=[.$F22];WORKDAY([.$D22];[.$E22]*[.$G22];Holidays)&gt;[.L$10]))" calcext:base-cell-address="'Gantt Chart'.L22"/>
            <calcext:condition calcext:apply-style-name="Task_Scheduled" calcext:value="formula-is(AND([.$E22]&gt;0;[.L$10]&gt;=[.$D22];[.L$10]&lt;=[.$F22];WORKDAY([.$D22];[.$E22]*[.$G22];Holidays)&lt;=[.L$10]))" calcext:base-cell-address="'Gantt Chart'.L22"/>
            <calcext:condition calcext:apply-style-name="Milestone" calcext:value="formula-is(AND([.$D22]&gt;0;[.$F22]=&quot;&quot;;[.$D22]=[.L$10]))" calcext:base-cell-address="'Gantt Chart'.L22"/>
          </calcext:conditional-format>
          <calcext:conditional-format calcext:target-range-address="'Gantt Chart'.M22:'Gantt Chart'.M22">
            <calcext:condition calcext:apply-style-name="Today" calcext:value="formula-is([.M$10]=TODAY())" calcext:base-cell-address="'Gantt Chart'.M22"/>
            <calcext:condition calcext:apply-style-name="Weekend" calcext:value="formula-is(OR(WEEKDAY([.M$10])=1;WEEKDAY([.M$10])=7))" calcext:base-cell-address="'Gantt Chart'.M22"/>
            <calcext:condition calcext:apply-style-name="Holiday" calcext:value="formula-is(ISNUMBER(MATCH([.M$10];Holidays;0)))" calcext:base-cell-address="'Gantt Chart'.M22"/>
          </calcext:conditional-format>
          <calcext:conditional-format calcext:target-range-address="'Gantt Chart'.M22:'Gantt Chart'.M22">
            <calcext:condition calcext:apply-style-name="Task_Completed" calcext:value="formula-is(AND([.$E22]&gt;0;[.M$10]&gt;=[.$D22];[.M$10]&lt;=[.$F22];WORKDAY([.$D22];[.$E22]*[.$G22];Holidays)&gt;[.M$10]))" calcext:base-cell-address="'Gantt Chart'.M22"/>
            <calcext:condition calcext:apply-style-name="Task_Scheduled" calcext:value="formula-is(AND([.$E22]&gt;0;[.M$10]&gt;=[.$D22];[.M$10]&lt;=[.$F22];WORKDAY([.$D22];[.$E22]*[.$G22];Holidays)&lt;=[.M$10]))" calcext:base-cell-address="'Gantt Chart'.M22"/>
            <calcext:condition calcext:apply-style-name="Milestone" calcext:value="formula-is(AND([.$D22]&gt;0;[.$F22]=&quot;&quot;;[.$D22]=[.M$10]))" calcext:base-cell-address="'Gantt Chart'.M22"/>
          </calcext:conditional-format>
          <calcext:conditional-format calcext:target-range-address="'Gantt Chart'.N22:'Gantt Chart'.N22">
            <calcext:condition calcext:apply-style-name="Today" calcext:value="formula-is([.N$10]=TODAY())" calcext:base-cell-address="'Gantt Chart'.N22"/>
            <calcext:condition calcext:apply-style-name="Weekend" calcext:value="formula-is(OR(WEEKDAY([.N$10])=1;WEEKDAY([.N$10])=7))" calcext:base-cell-address="'Gantt Chart'.N22"/>
            <calcext:condition calcext:apply-style-name="Holiday" calcext:value="formula-is(ISNUMBER(MATCH([.N$10];Holidays;0)))" calcext:base-cell-address="'Gantt Chart'.N22"/>
          </calcext:conditional-format>
          <calcext:conditional-format calcext:target-range-address="'Gantt Chart'.N22:'Gantt Chart'.N22">
            <calcext:condition calcext:apply-style-name="Task_Completed" calcext:value="formula-is(AND([.$E22]&gt;0;[.N$10]&gt;=[.$D22];[.N$10]&lt;=[.$F22];WORKDAY([.$D22];[.$E22]*[.$G22];Holidays)&gt;[.N$10]))" calcext:base-cell-address="'Gantt Chart'.N22"/>
            <calcext:condition calcext:apply-style-name="Task_Scheduled" calcext:value="formula-is(AND([.$E22]&gt;0;[.N$10]&gt;=[.$D22];[.N$10]&lt;=[.$F22];WORKDAY([.$D22];[.$E22]*[.$G22];Holidays)&lt;=[.N$10]))" calcext:base-cell-address="'Gantt Chart'.N22"/>
            <calcext:condition calcext:apply-style-name="Milestone" calcext:value="formula-is(AND([.$D22]&gt;0;[.$F22]=&quot;&quot;;[.$D22]=[.N$10]))" calcext:base-cell-address="'Gantt Chart'.N22"/>
          </calcext:conditional-format>
          <calcext:conditional-format calcext:target-range-address="'Gantt Chart'.O22:'Gantt Chart'.O22">
            <calcext:condition calcext:apply-style-name="Today" calcext:value="formula-is([.O$10]=TODAY())" calcext:base-cell-address="'Gantt Chart'.O22"/>
            <calcext:condition calcext:apply-style-name="Weekend" calcext:value="formula-is(OR(WEEKDAY([.O$10])=1;WEEKDAY([.O$10])=7))" calcext:base-cell-address="'Gantt Chart'.O22"/>
            <calcext:condition calcext:apply-style-name="Holiday" calcext:value="formula-is(ISNUMBER(MATCH([.O$10];Holidays;0)))" calcext:base-cell-address="'Gantt Chart'.O22"/>
          </calcext:conditional-format>
          <calcext:conditional-format calcext:target-range-address="'Gantt Chart'.O22:'Gantt Chart'.O22">
            <calcext:condition calcext:apply-style-name="Task_Completed" calcext:value="formula-is(AND([.$E22]&gt;0;[.O$10]&gt;=[.$D22];[.O$10]&lt;=[.$F22];WORKDAY([.$D22];[.$E22]*[.$G22];Holidays)&gt;[.O$10]))" calcext:base-cell-address="'Gantt Chart'.O22"/>
            <calcext:condition calcext:apply-style-name="Task_Scheduled" calcext:value="formula-is(AND([.$E22]&gt;0;[.O$10]&gt;=[.$D22];[.O$10]&lt;=[.$F22];WORKDAY([.$D22];[.$E22]*[.$G22];Holidays)&lt;=[.O$10]))" calcext:base-cell-address="'Gantt Chart'.O22"/>
            <calcext:condition calcext:apply-style-name="Milestone" calcext:value="formula-is(AND([.$D22]&gt;0;[.$F22]=&quot;&quot;;[.$D22]=[.O$10]))" calcext:base-cell-address="'Gantt Chart'.O22"/>
          </calcext:conditional-format>
          <calcext:conditional-format calcext:target-range-address="'Gantt Chart'.P22:'Gantt Chart'.P22">
            <calcext:condition calcext:apply-style-name="Today" calcext:value="formula-is([.P$10]=TODAY())" calcext:base-cell-address="'Gantt Chart'.P22"/>
            <calcext:condition calcext:apply-style-name="Weekend" calcext:value="formula-is(OR(WEEKDAY([.P$10])=1;WEEKDAY([.P$10])=7))" calcext:base-cell-address="'Gantt Chart'.P22"/>
            <calcext:condition calcext:apply-style-name="Holiday" calcext:value="formula-is(ISNUMBER(MATCH([.P$10];Holidays;0)))" calcext:base-cell-address="'Gantt Chart'.P22"/>
          </calcext:conditional-format>
          <calcext:conditional-format calcext:target-range-address="'Gantt Chart'.P22:'Gantt Chart'.P22">
            <calcext:condition calcext:apply-style-name="Task_Completed" calcext:value="formula-is(AND([.$E22]&gt;0;[.P$10]&gt;=[.$D22];[.P$10]&lt;=[.$F22];WORKDAY([.$D22];[.$E22]*[.$G22];Holidays)&gt;[.P$10]))" calcext:base-cell-address="'Gantt Chart'.P22"/>
            <calcext:condition calcext:apply-style-name="Task_Scheduled" calcext:value="formula-is(AND([.$E22]&gt;0;[.P$10]&gt;=[.$D22];[.P$10]&lt;=[.$F22];WORKDAY([.$D22];[.$E22]*[.$G22];Holidays)&lt;=[.P$10]))" calcext:base-cell-address="'Gantt Chart'.P22"/>
            <calcext:condition calcext:apply-style-name="Milestone" calcext:value="formula-is(AND([.$D22]&gt;0;[.$F22]=&quot;&quot;;[.$D22]=[.P$10]))" calcext:base-cell-address="'Gantt Chart'.P22"/>
          </calcext:conditional-format>
          <calcext:conditional-format calcext:target-range-address="'Gantt Chart'.Q22:'Gantt Chart'.Q22">
            <calcext:condition calcext:apply-style-name="Today" calcext:value="formula-is([.Q$10]=TODAY())" calcext:base-cell-address="'Gantt Chart'.Q22"/>
            <calcext:condition calcext:apply-style-name="Weekend" calcext:value="formula-is(OR(WEEKDAY([.Q$10])=1;WEEKDAY([.Q$10])=7))" calcext:base-cell-address="'Gantt Chart'.Q22"/>
            <calcext:condition calcext:apply-style-name="Holiday" calcext:value="formula-is(ISNUMBER(MATCH([.Q$10];Holidays;0)))" calcext:base-cell-address="'Gantt Chart'.Q22"/>
          </calcext:conditional-format>
          <calcext:conditional-format calcext:target-range-address="'Gantt Chart'.Q22:'Gantt Chart'.Q22">
            <calcext:condition calcext:apply-style-name="Task_Completed" calcext:value="formula-is(AND([.$E22]&gt;0;[.Q$10]&gt;=[.$D22];[.Q$10]&lt;=[.$F22];WORKDAY([.$D22];[.$E22]*[.$G22];Holidays)&gt;[.Q$10]))" calcext:base-cell-address="'Gantt Chart'.Q22"/>
            <calcext:condition calcext:apply-style-name="Task_Scheduled" calcext:value="formula-is(AND([.$E22]&gt;0;[.Q$10]&gt;=[.$D22];[.Q$10]&lt;=[.$F22];WORKDAY([.$D22];[.$E22]*[.$G22];Holidays)&lt;=[.Q$10]))" calcext:base-cell-address="'Gantt Chart'.Q22"/>
            <calcext:condition calcext:apply-style-name="Milestone" calcext:value="formula-is(AND([.$D22]&gt;0;[.$F22]=&quot;&quot;;[.$D22]=[.Q$10]))" calcext:base-cell-address="'Gantt Chart'.Q22"/>
          </calcext:conditional-format>
          <calcext:conditional-format calcext:target-range-address="'Gantt Chart'.R22:'Gantt Chart'.R22">
            <calcext:condition calcext:apply-style-name="Today" calcext:value="formula-is([.R$10]=TODAY())" calcext:base-cell-address="'Gantt Chart'.R22"/>
            <calcext:condition calcext:apply-style-name="Weekend" calcext:value="formula-is(OR(WEEKDAY([.R$10])=1;WEEKDAY([.R$10])=7))" calcext:base-cell-address="'Gantt Chart'.R22"/>
            <calcext:condition calcext:apply-style-name="Holiday" calcext:value="formula-is(ISNUMBER(MATCH([.R$10];Holidays;0)))" calcext:base-cell-address="'Gantt Chart'.R22"/>
          </calcext:conditional-format>
          <calcext:conditional-format calcext:target-range-address="'Gantt Chart'.R22:'Gantt Chart'.R22">
            <calcext:condition calcext:apply-style-name="Task_Completed" calcext:value="formula-is(AND([.$E22]&gt;0;[.R$10]&gt;=[.$D22];[.R$10]&lt;=[.$F22];WORKDAY([.$D22];[.$E22]*[.$G22];Holidays)&gt;[.R$10]))" calcext:base-cell-address="'Gantt Chart'.R22"/>
            <calcext:condition calcext:apply-style-name="Task_Scheduled" calcext:value="formula-is(AND([.$E22]&gt;0;[.R$10]&gt;=[.$D22];[.R$10]&lt;=[.$F22];WORKDAY([.$D22];[.$E22]*[.$G22];Holidays)&lt;=[.R$10]))" calcext:base-cell-address="'Gantt Chart'.R22"/>
            <calcext:condition calcext:apply-style-name="Milestone" calcext:value="formula-is(AND([.$D22]&gt;0;[.$F22]=&quot;&quot;;[.$D22]=[.R$10]))" calcext:base-cell-address="'Gantt Chart'.R22"/>
          </calcext:conditional-format>
          <calcext:conditional-format calcext:target-range-address="'Gantt Chart'.S22:'Gantt Chart'.S22">
            <calcext:condition calcext:apply-style-name="Today" calcext:value="formula-is([.S$10]=TODAY())" calcext:base-cell-address="'Gantt Chart'.S22"/>
            <calcext:condition calcext:apply-style-name="Weekend" calcext:value="formula-is(OR(WEEKDAY([.S$10])=1;WEEKDAY([.S$10])=7))" calcext:base-cell-address="'Gantt Chart'.S22"/>
            <calcext:condition calcext:apply-style-name="Holiday" calcext:value="formula-is(ISNUMBER(MATCH([.S$10];Holidays;0)))" calcext:base-cell-address="'Gantt Chart'.S22"/>
          </calcext:conditional-format>
          <calcext:conditional-format calcext:target-range-address="'Gantt Chart'.S22:'Gantt Chart'.S22">
            <calcext:condition calcext:apply-style-name="Task_Completed" calcext:value="formula-is(AND([.$E22]&gt;0;[.S$10]&gt;=[.$D22];[.S$10]&lt;=[.$F22];WORKDAY([.$D22];[.$E22]*[.$G22];Holidays)&gt;[.S$10]))" calcext:base-cell-address="'Gantt Chart'.S22"/>
            <calcext:condition calcext:apply-style-name="Task_Scheduled" calcext:value="formula-is(AND([.$E22]&gt;0;[.S$10]&gt;=[.$D22];[.S$10]&lt;=[.$F22];WORKDAY([.$D22];[.$E22]*[.$G22];Holidays)&lt;=[.S$10]))" calcext:base-cell-address="'Gantt Chart'.S22"/>
            <calcext:condition calcext:apply-style-name="Milestone" calcext:value="formula-is(AND([.$D22]&gt;0;[.$F22]=&quot;&quot;;[.$D22]=[.S$10]))" calcext:base-cell-address="'Gantt Chart'.S22"/>
          </calcext:conditional-format>
          <calcext:conditional-format calcext:target-range-address="'Gantt Chart'.T22:'Gantt Chart'.T22">
            <calcext:condition calcext:apply-style-name="Today" calcext:value="formula-is([.T$10]=TODAY())" calcext:base-cell-address="'Gantt Chart'.T22"/>
            <calcext:condition calcext:apply-style-name="Weekend" calcext:value="formula-is(OR(WEEKDAY([.T$10])=1;WEEKDAY([.T$10])=7))" calcext:base-cell-address="'Gantt Chart'.T22"/>
            <calcext:condition calcext:apply-style-name="Holiday" calcext:value="formula-is(ISNUMBER(MATCH([.T$10];Holidays;0)))" calcext:base-cell-address="'Gantt Chart'.T22"/>
          </calcext:conditional-format>
          <calcext:conditional-format calcext:target-range-address="'Gantt Chart'.T22:'Gantt Chart'.T22">
            <calcext:condition calcext:apply-style-name="Task_Completed" calcext:value="formula-is(AND([.$E22]&gt;0;[.T$10]&gt;=[.$D22];[.T$10]&lt;=[.$F22];WORKDAY([.$D22];[.$E22]*[.$G22];Holidays)&gt;[.T$10]))" calcext:base-cell-address="'Gantt Chart'.T22"/>
            <calcext:condition calcext:apply-style-name="Task_Scheduled" calcext:value="formula-is(AND([.$E22]&gt;0;[.T$10]&gt;=[.$D22];[.T$10]&lt;=[.$F22];WORKDAY([.$D22];[.$E22]*[.$G22];Holidays)&lt;=[.T$10]))" calcext:base-cell-address="'Gantt Chart'.T22"/>
            <calcext:condition calcext:apply-style-name="Milestone" calcext:value="formula-is(AND([.$D22]&gt;0;[.$F22]=&quot;&quot;;[.$D22]=[.T$10]))" calcext:base-cell-address="'Gantt Chart'.T22"/>
          </calcext:conditional-format>
          <calcext:conditional-format calcext:target-range-address="'Gantt Chart'.U22:'Gantt Chart'.U22">
            <calcext:condition calcext:apply-style-name="Today" calcext:value="formula-is([.U$10]=TODAY())" calcext:base-cell-address="'Gantt Chart'.U22"/>
            <calcext:condition calcext:apply-style-name="Weekend" calcext:value="formula-is(OR(WEEKDAY([.U$10])=1;WEEKDAY([.U$10])=7))" calcext:base-cell-address="'Gantt Chart'.U22"/>
            <calcext:condition calcext:apply-style-name="Holiday" calcext:value="formula-is(ISNUMBER(MATCH([.U$10];Holidays;0)))" calcext:base-cell-address="'Gantt Chart'.U22"/>
          </calcext:conditional-format>
          <calcext:conditional-format calcext:target-range-address="'Gantt Chart'.U22:'Gantt Chart'.U22">
            <calcext:condition calcext:apply-style-name="Task_Completed" calcext:value="formula-is(AND([.$E22]&gt;0;[.U$10]&gt;=[.$D22];[.U$10]&lt;=[.$F22];WORKDAY([.$D22];[.$E22]*[.$G22];Holidays)&gt;[.U$10]))" calcext:base-cell-address="'Gantt Chart'.U22"/>
            <calcext:condition calcext:apply-style-name="Task_Scheduled" calcext:value="formula-is(AND([.$E22]&gt;0;[.U$10]&gt;=[.$D22];[.U$10]&lt;=[.$F22];WORKDAY([.$D22];[.$E22]*[.$G22];Holidays)&lt;=[.U$10]))" calcext:base-cell-address="'Gantt Chart'.U22"/>
            <calcext:condition calcext:apply-style-name="Milestone" calcext:value="formula-is(AND([.$D22]&gt;0;[.$F22]=&quot;&quot;;[.$D22]=[.U$10]))" calcext:base-cell-address="'Gantt Chart'.U22"/>
          </calcext:conditional-format>
          <calcext:conditional-format calcext:target-range-address="'Gantt Chart'.V22:'Gantt Chart'.V22">
            <calcext:condition calcext:apply-style-name="Today" calcext:value="formula-is([.V$10]=TODAY())" calcext:base-cell-address="'Gantt Chart'.V22"/>
            <calcext:condition calcext:apply-style-name="Weekend" calcext:value="formula-is(OR(WEEKDAY([.V$10])=1;WEEKDAY([.V$10])=7))" calcext:base-cell-address="'Gantt Chart'.V22"/>
            <calcext:condition calcext:apply-style-name="Holiday" calcext:value="formula-is(ISNUMBER(MATCH([.V$10];Holidays;0)))" calcext:base-cell-address="'Gantt Chart'.V22"/>
          </calcext:conditional-format>
          <calcext:conditional-format calcext:target-range-address="'Gantt Chart'.V22:'Gantt Chart'.V22">
            <calcext:condition calcext:apply-style-name="Task_Completed" calcext:value="formula-is(AND([.$E22]&gt;0;[.V$10]&gt;=[.$D22];[.V$10]&lt;=[.$F22];WORKDAY([.$D22];[.$E22]*[.$G22];Holidays)&gt;[.V$10]))" calcext:base-cell-address="'Gantt Chart'.V22"/>
            <calcext:condition calcext:apply-style-name="Task_Scheduled" calcext:value="formula-is(AND([.$E22]&gt;0;[.V$10]&gt;=[.$D22];[.V$10]&lt;=[.$F22];WORKDAY([.$D22];[.$E22]*[.$G22];Holidays)&lt;=[.V$10]))" calcext:base-cell-address="'Gantt Chart'.V22"/>
            <calcext:condition calcext:apply-style-name="Milestone" calcext:value="formula-is(AND([.$D22]&gt;0;[.$F22]=&quot;&quot;;[.$D22]=[.V$10]))" calcext:base-cell-address="'Gantt Chart'.V22"/>
          </calcext:conditional-format>
          <calcext:conditional-format calcext:target-range-address="'Gantt Chart'.W22:'Gantt Chart'.W22">
            <calcext:condition calcext:apply-style-name="Today" calcext:value="formula-is([.W$10]=TODAY())" calcext:base-cell-address="'Gantt Chart'.W22"/>
            <calcext:condition calcext:apply-style-name="Weekend" calcext:value="formula-is(OR(WEEKDAY([.W$10])=1;WEEKDAY([.W$10])=7))" calcext:base-cell-address="'Gantt Chart'.W22"/>
            <calcext:condition calcext:apply-style-name="Holiday" calcext:value="formula-is(ISNUMBER(MATCH([.W$10];Holidays;0)))" calcext:base-cell-address="'Gantt Chart'.W22"/>
          </calcext:conditional-format>
          <calcext:conditional-format calcext:target-range-address="'Gantt Chart'.W22:'Gantt Chart'.W22">
            <calcext:condition calcext:apply-style-name="Task_Completed" calcext:value="formula-is(AND([.$E22]&gt;0;[.W$10]&gt;=[.$D22];[.W$10]&lt;=[.$F22];WORKDAY([.$D22];[.$E22]*[.$G22];Holidays)&gt;[.W$10]))" calcext:base-cell-address="'Gantt Chart'.W22"/>
            <calcext:condition calcext:apply-style-name="Task_Scheduled" calcext:value="formula-is(AND([.$E22]&gt;0;[.W$10]&gt;=[.$D22];[.W$10]&lt;=[.$F22];WORKDAY([.$D22];[.$E22]*[.$G22];Holidays)&lt;=[.W$10]))" calcext:base-cell-address="'Gantt Chart'.W22"/>
            <calcext:condition calcext:apply-style-name="Milestone" calcext:value="formula-is(AND([.$D22]&gt;0;[.$F22]=&quot;&quot;;[.$D22]=[.W$10]))" calcext:base-cell-address="'Gantt Chart'.W22"/>
          </calcext:conditional-format>
          <calcext:conditional-format calcext:target-range-address="'Gantt Chart'.X22:'Gantt Chart'.X22">
            <calcext:condition calcext:apply-style-name="Today" calcext:value="formula-is([.X$10]=TODAY())" calcext:base-cell-address="'Gantt Chart'.X22"/>
            <calcext:condition calcext:apply-style-name="Weekend" calcext:value="formula-is(OR(WEEKDAY([.X$10])=1;WEEKDAY([.X$10])=7))" calcext:base-cell-address="'Gantt Chart'.X22"/>
            <calcext:condition calcext:apply-style-name="Holiday" calcext:value="formula-is(ISNUMBER(MATCH([.X$10];Holidays;0)))" calcext:base-cell-address="'Gantt Chart'.X22"/>
          </calcext:conditional-format>
          <calcext:conditional-format calcext:target-range-address="'Gantt Chart'.X22:'Gantt Chart'.X22">
            <calcext:condition calcext:apply-style-name="Task_Completed" calcext:value="formula-is(AND([.$E22]&gt;0;[.X$10]&gt;=[.$D22];[.X$10]&lt;=[.$F22];WORKDAY([.$D22];[.$E22]*[.$G22];Holidays)&gt;[.X$10]))" calcext:base-cell-address="'Gantt Chart'.X22"/>
            <calcext:condition calcext:apply-style-name="Task_Scheduled" calcext:value="formula-is(AND([.$E22]&gt;0;[.X$10]&gt;=[.$D22];[.X$10]&lt;=[.$F22];WORKDAY([.$D22];[.$E22]*[.$G22];Holidays)&lt;=[.X$10]))" calcext:base-cell-address="'Gantt Chart'.X22"/>
            <calcext:condition calcext:apply-style-name="Milestone" calcext:value="formula-is(AND([.$D22]&gt;0;[.$F22]=&quot;&quot;;[.$D22]=[.X$10]))" calcext:base-cell-address="'Gantt Chart'.X22"/>
          </calcext:conditional-format>
          <calcext:conditional-format calcext:target-range-address="'Gantt Chart'.Y22:'Gantt Chart'.Y22">
            <calcext:condition calcext:apply-style-name="Today" calcext:value="formula-is([.Y$10]=TODAY())" calcext:base-cell-address="'Gantt Chart'.Y22"/>
            <calcext:condition calcext:apply-style-name="Weekend" calcext:value="formula-is(OR(WEEKDAY([.Y$10])=1;WEEKDAY([.Y$10])=7))" calcext:base-cell-address="'Gantt Chart'.Y22"/>
            <calcext:condition calcext:apply-style-name="Holiday" calcext:value="formula-is(ISNUMBER(MATCH([.Y$10];Holidays;0)))" calcext:base-cell-address="'Gantt Chart'.Y22"/>
          </calcext:conditional-format>
          <calcext:conditional-format calcext:target-range-address="'Gantt Chart'.Y22:'Gantt Chart'.Y22">
            <calcext:condition calcext:apply-style-name="Task_Completed" calcext:value="formula-is(AND([.$E22]&gt;0;[.Y$10]&gt;=[.$D22];[.Y$10]&lt;=[.$F22];WORKDAY([.$D22];[.$E22]*[.$G22];Holidays)&gt;[.Y$10]))" calcext:base-cell-address="'Gantt Chart'.Y22"/>
            <calcext:condition calcext:apply-style-name="Task_Scheduled" calcext:value="formula-is(AND([.$E22]&gt;0;[.Y$10]&gt;=[.$D22];[.Y$10]&lt;=[.$F22];WORKDAY([.$D22];[.$E22]*[.$G22];Holidays)&lt;=[.Y$10]))" calcext:base-cell-address="'Gantt Chart'.Y22"/>
            <calcext:condition calcext:apply-style-name="Milestone" calcext:value="formula-is(AND([.$D22]&gt;0;[.$F22]=&quot;&quot;;[.$D22]=[.Y$10]))" calcext:base-cell-address="'Gantt Chart'.Y22"/>
          </calcext:conditional-format>
          <calcext:conditional-format calcext:target-range-address="'Gantt Chart'.Z22:'Gantt Chart'.Z22">
            <calcext:condition calcext:apply-style-name="Today" calcext:value="formula-is([.Z$10]=TODAY())" calcext:base-cell-address="'Gantt Chart'.Z22"/>
            <calcext:condition calcext:apply-style-name="Weekend" calcext:value="formula-is(OR(WEEKDAY([.Z$10])=1;WEEKDAY([.Z$10])=7))" calcext:base-cell-address="'Gantt Chart'.Z22"/>
            <calcext:condition calcext:apply-style-name="Holiday" calcext:value="formula-is(ISNUMBER(MATCH([.Z$10];Holidays;0)))" calcext:base-cell-address="'Gantt Chart'.Z22"/>
          </calcext:conditional-format>
          <calcext:conditional-format calcext:target-range-address="'Gantt Chart'.Z22:'Gantt Chart'.Z22">
            <calcext:condition calcext:apply-style-name="Task_Completed" calcext:value="formula-is(AND([.$E22]&gt;0;[.Z$10]&gt;=[.$D22];[.Z$10]&lt;=[.$F22];WORKDAY([.$D22];[.$E22]*[.$G22];Holidays)&gt;[.Z$10]))" calcext:base-cell-address="'Gantt Chart'.Z22"/>
            <calcext:condition calcext:apply-style-name="Task_Scheduled" calcext:value="formula-is(AND([.$E22]&gt;0;[.Z$10]&gt;=[.$D22];[.Z$10]&lt;=[.$F22];WORKDAY([.$D22];[.$E22]*[.$G22];Holidays)&lt;=[.Z$10]))" calcext:base-cell-address="'Gantt Chart'.Z22"/>
            <calcext:condition calcext:apply-style-name="Milestone" calcext:value="formula-is(AND([.$D22]&gt;0;[.$F22]=&quot;&quot;;[.$D22]=[.Z$10]))" calcext:base-cell-address="'Gantt Chart'.Z22"/>
          </calcext:conditional-format>
          <calcext:conditional-format calcext:target-range-address="'Gantt Chart'.AA22:'Gantt Chart'.AA22">
            <calcext:condition calcext:apply-style-name="Today" calcext:value="formula-is([.AA$10]=TODAY())" calcext:base-cell-address="'Gantt Chart'.AA22"/>
            <calcext:condition calcext:apply-style-name="Weekend" calcext:value="formula-is(OR(WEEKDAY([.AA$10])=1;WEEKDAY([.AA$10])=7))" calcext:base-cell-address="'Gantt Chart'.AA22"/>
            <calcext:condition calcext:apply-style-name="Holiday" calcext:value="formula-is(ISNUMBER(MATCH([.AA$10];Holidays;0)))" calcext:base-cell-address="'Gantt Chart'.AA22"/>
          </calcext:conditional-format>
          <calcext:conditional-format calcext:target-range-address="'Gantt Chart'.AA22:'Gantt Chart'.AA22">
            <calcext:condition calcext:apply-style-name="Task_Completed" calcext:value="formula-is(AND([.$E22]&gt;0;[.AA$10]&gt;=[.$D22];[.AA$10]&lt;=[.$F22];WORKDAY([.$D22];[.$E22]*[.$G22];Holidays)&gt;[.AA$10]))" calcext:base-cell-address="'Gantt Chart'.AA22"/>
            <calcext:condition calcext:apply-style-name="Task_Scheduled" calcext:value="formula-is(AND([.$E22]&gt;0;[.AA$10]&gt;=[.$D22];[.AA$10]&lt;=[.$F22];WORKDAY([.$D22];[.$E22]*[.$G22];Holidays)&lt;=[.AA$10]))" calcext:base-cell-address="'Gantt Chart'.AA22"/>
            <calcext:condition calcext:apply-style-name="Milestone" calcext:value="formula-is(AND([.$D22]&gt;0;[.$F22]=&quot;&quot;;[.$D22]=[.AA$10]))" calcext:base-cell-address="'Gantt Chart'.AA22"/>
          </calcext:conditional-format>
          <calcext:conditional-format calcext:target-range-address="'Gantt Chart'.AB22:'Gantt Chart'.AB22">
            <calcext:condition calcext:apply-style-name="Today" calcext:value="formula-is([.AB$10]=TODAY())" calcext:base-cell-address="'Gantt Chart'.AB22"/>
            <calcext:condition calcext:apply-style-name="Weekend" calcext:value="formula-is(OR(WEEKDAY([.AB$10])=1;WEEKDAY([.AB$10])=7))" calcext:base-cell-address="'Gantt Chart'.AB22"/>
            <calcext:condition calcext:apply-style-name="Holiday" calcext:value="formula-is(ISNUMBER(MATCH([.AB$10];Holidays;0)))" calcext:base-cell-address="'Gantt Chart'.AB22"/>
          </calcext:conditional-format>
          <calcext:conditional-format calcext:target-range-address="'Gantt Chart'.AB22:'Gantt Chart'.AB22">
            <calcext:condition calcext:apply-style-name="Task_Completed" calcext:value="formula-is(AND([.$E22]&gt;0;[.AB$10]&gt;=[.$D22];[.AB$10]&lt;=[.$F22];WORKDAY([.$D22];[.$E22]*[.$G22];Holidays)&gt;[.AB$10]))" calcext:base-cell-address="'Gantt Chart'.AB22"/>
            <calcext:condition calcext:apply-style-name="Task_Scheduled" calcext:value="formula-is(AND([.$E22]&gt;0;[.AB$10]&gt;=[.$D22];[.AB$10]&lt;=[.$F22];WORKDAY([.$D22];[.$E22]*[.$G22];Holidays)&lt;=[.AB$10]))" calcext:base-cell-address="'Gantt Chart'.AB22"/>
            <calcext:condition calcext:apply-style-name="Milestone" calcext:value="formula-is(AND([.$D22]&gt;0;[.$F22]=&quot;&quot;;[.$D22]=[.AB$10]))" calcext:base-cell-address="'Gantt Chart'.AB22"/>
          </calcext:conditional-format>
          <calcext:conditional-format calcext:target-range-address="'Gantt Chart'.AC22:'Gantt Chart'.AC22">
            <calcext:condition calcext:apply-style-name="Today" calcext:value="formula-is([.AC$10]=TODAY())" calcext:base-cell-address="'Gantt Chart'.AC22"/>
            <calcext:condition calcext:apply-style-name="Weekend" calcext:value="formula-is(OR(WEEKDAY([.AC$10])=1;WEEKDAY([.AC$10])=7))" calcext:base-cell-address="'Gantt Chart'.AC22"/>
            <calcext:condition calcext:apply-style-name="Holiday" calcext:value="formula-is(ISNUMBER(MATCH([.AC$10];Holidays;0)))" calcext:base-cell-address="'Gantt Chart'.AC22"/>
          </calcext:conditional-format>
          <calcext:conditional-format calcext:target-range-address="'Gantt Chart'.AC22:'Gantt Chart'.AC22">
            <calcext:condition calcext:apply-style-name="Task_Completed" calcext:value="formula-is(AND([.$E22]&gt;0;[.AC$10]&gt;=[.$D22];[.AC$10]&lt;=[.$F22];WORKDAY([.$D22];[.$E22]*[.$G22];Holidays)&gt;[.AC$10]))" calcext:base-cell-address="'Gantt Chart'.AC22"/>
            <calcext:condition calcext:apply-style-name="Task_Scheduled" calcext:value="formula-is(AND([.$E22]&gt;0;[.AC$10]&gt;=[.$D22];[.AC$10]&lt;=[.$F22];WORKDAY([.$D22];[.$E22]*[.$G22];Holidays)&lt;=[.AC$10]))" calcext:base-cell-address="'Gantt Chart'.AC22"/>
            <calcext:condition calcext:apply-style-name="Milestone" calcext:value="formula-is(AND([.$D22]&gt;0;[.$F22]=&quot;&quot;;[.$D22]=[.AC$10]))" calcext:base-cell-address="'Gantt Chart'.AC22"/>
          </calcext:conditional-format>
          <calcext:conditional-format calcext:target-range-address="'Gantt Chart'.AD22:'Gantt Chart'.AD22">
            <calcext:condition calcext:apply-style-name="Today" calcext:value="formula-is([.AD$10]=TODAY())" calcext:base-cell-address="'Gantt Chart'.AD22"/>
            <calcext:condition calcext:apply-style-name="Weekend" calcext:value="formula-is(OR(WEEKDAY([.AD$10])=1;WEEKDAY([.AD$10])=7))" calcext:base-cell-address="'Gantt Chart'.AD22"/>
            <calcext:condition calcext:apply-style-name="Holiday" calcext:value="formula-is(ISNUMBER(MATCH([.AD$10];Holidays;0)))" calcext:base-cell-address="'Gantt Chart'.AD22"/>
          </calcext:conditional-format>
          <calcext:conditional-format calcext:target-range-address="'Gantt Chart'.AD22:'Gantt Chart'.AD22">
            <calcext:condition calcext:apply-style-name="Task_Completed" calcext:value="formula-is(AND([.$E22]&gt;0;[.AD$10]&gt;=[.$D22];[.AD$10]&lt;=[.$F22];WORKDAY([.$D22];[.$E22]*[.$G22];Holidays)&gt;[.AD$10]))" calcext:base-cell-address="'Gantt Chart'.AD22"/>
            <calcext:condition calcext:apply-style-name="Task_Scheduled" calcext:value="formula-is(AND([.$E22]&gt;0;[.AD$10]&gt;=[.$D22];[.AD$10]&lt;=[.$F22];WORKDAY([.$D22];[.$E22]*[.$G22];Holidays)&lt;=[.AD$10]))" calcext:base-cell-address="'Gantt Chart'.AD22"/>
            <calcext:condition calcext:apply-style-name="Milestone" calcext:value="formula-is(AND([.$D22]&gt;0;[.$F22]=&quot;&quot;;[.$D22]=[.AD$10]))" calcext:base-cell-address="'Gantt Chart'.AD22"/>
          </calcext:conditional-format>
          <calcext:conditional-format calcext:target-range-address="'Gantt Chart'.AE22:'Gantt Chart'.AE22">
            <calcext:condition calcext:apply-style-name="Today" calcext:value="formula-is([.AE$10]=TODAY())" calcext:base-cell-address="'Gantt Chart'.AE22"/>
            <calcext:condition calcext:apply-style-name="Weekend" calcext:value="formula-is(OR(WEEKDAY([.AE$10])=1;WEEKDAY([.AE$10])=7))" calcext:base-cell-address="'Gantt Chart'.AE22"/>
            <calcext:condition calcext:apply-style-name="Holiday" calcext:value="formula-is(ISNUMBER(MATCH([.AE$10];Holidays;0)))" calcext:base-cell-address="'Gantt Chart'.AE22"/>
          </calcext:conditional-format>
          <calcext:conditional-format calcext:target-range-address="'Gantt Chart'.AE22:'Gantt Chart'.AE22">
            <calcext:condition calcext:apply-style-name="Task_Completed" calcext:value="formula-is(AND([.$E22]&gt;0;[.AE$10]&gt;=[.$D22];[.AE$10]&lt;=[.$F22];WORKDAY([.$D22];[.$E22]*[.$G22];Holidays)&gt;[.AE$10]))" calcext:base-cell-address="'Gantt Chart'.AE22"/>
            <calcext:condition calcext:apply-style-name="Task_Scheduled" calcext:value="formula-is(AND([.$E22]&gt;0;[.AE$10]&gt;=[.$D22];[.AE$10]&lt;=[.$F22];WORKDAY([.$D22];[.$E22]*[.$G22];Holidays)&lt;=[.AE$10]))" calcext:base-cell-address="'Gantt Chart'.AE22"/>
            <calcext:condition calcext:apply-style-name="Milestone" calcext:value="formula-is(AND([.$D22]&gt;0;[.$F22]=&quot;&quot;;[.$D22]=[.AE$10]))" calcext:base-cell-address="'Gantt Chart'.AE22"/>
          </calcext:conditional-format>
          <calcext:conditional-format calcext:target-range-address="'Gantt Chart'.AF22:'Gantt Chart'.AF22">
            <calcext:condition calcext:apply-style-name="Today" calcext:value="formula-is([.AF$10]=TODAY())" calcext:base-cell-address="'Gantt Chart'.AF22"/>
            <calcext:condition calcext:apply-style-name="Weekend" calcext:value="formula-is(OR(WEEKDAY([.AF$10])=1;WEEKDAY([.AF$10])=7))" calcext:base-cell-address="'Gantt Chart'.AF22"/>
            <calcext:condition calcext:apply-style-name="Holiday" calcext:value="formula-is(ISNUMBER(MATCH([.AF$10];Holidays;0)))" calcext:base-cell-address="'Gantt Chart'.AF22"/>
          </calcext:conditional-format>
          <calcext:conditional-format calcext:target-range-address="'Gantt Chart'.AF22:'Gantt Chart'.AF22">
            <calcext:condition calcext:apply-style-name="Task_Completed" calcext:value="formula-is(AND([.$E22]&gt;0;[.AF$10]&gt;=[.$D22];[.AF$10]&lt;=[.$F22];WORKDAY([.$D22];[.$E22]*[.$G22];Holidays)&gt;[.AF$10]))" calcext:base-cell-address="'Gantt Chart'.AF22"/>
            <calcext:condition calcext:apply-style-name="Task_Scheduled" calcext:value="formula-is(AND([.$E22]&gt;0;[.AF$10]&gt;=[.$D22];[.AF$10]&lt;=[.$F22];WORKDAY([.$D22];[.$E22]*[.$G22];Holidays)&lt;=[.AF$10]))" calcext:base-cell-address="'Gantt Chart'.AF22"/>
            <calcext:condition calcext:apply-style-name="Milestone" calcext:value="formula-is(AND([.$D22]&gt;0;[.$F22]=&quot;&quot;;[.$D22]=[.AF$10]))" calcext:base-cell-address="'Gantt Chart'.AF22"/>
          </calcext:conditional-format>
          <calcext:conditional-format calcext:target-range-address="'Gantt Chart'.AG22:'Gantt Chart'.AG22">
            <calcext:condition calcext:apply-style-name="Today" calcext:value="formula-is([.AG$10]=TODAY())" calcext:base-cell-address="'Gantt Chart'.AG22"/>
            <calcext:condition calcext:apply-style-name="Weekend" calcext:value="formula-is(OR(WEEKDAY([.AG$10])=1;WEEKDAY([.AG$10])=7))" calcext:base-cell-address="'Gantt Chart'.AG22"/>
            <calcext:condition calcext:apply-style-name="Holiday" calcext:value="formula-is(ISNUMBER(MATCH([.AG$10];Holidays;0)))" calcext:base-cell-address="'Gantt Chart'.AG22"/>
          </calcext:conditional-format>
          <calcext:conditional-format calcext:target-range-address="'Gantt Chart'.AG22:'Gantt Chart'.AG22">
            <calcext:condition calcext:apply-style-name="Task_Completed" calcext:value="formula-is(AND([.$E22]&gt;0;[.AG$10]&gt;=[.$D22];[.AG$10]&lt;=[.$F22];WORKDAY([.$D22];[.$E22]*[.$G22];Holidays)&gt;[.AG$10]))" calcext:base-cell-address="'Gantt Chart'.AG22"/>
            <calcext:condition calcext:apply-style-name="Task_Scheduled" calcext:value="formula-is(AND([.$E22]&gt;0;[.AG$10]&gt;=[.$D22];[.AG$10]&lt;=[.$F22];WORKDAY([.$D22];[.$E22]*[.$G22];Holidays)&lt;=[.AG$10]))" calcext:base-cell-address="'Gantt Chart'.AG22"/>
            <calcext:condition calcext:apply-style-name="Milestone" calcext:value="formula-is(AND([.$D22]&gt;0;[.$F22]=&quot;&quot;;[.$D22]=[.AG$10]))" calcext:base-cell-address="'Gantt Chart'.AG22"/>
          </calcext:conditional-format>
          <calcext:conditional-format calcext:target-range-address="'Gantt Chart'.AH22:'Gantt Chart'.AH22">
            <calcext:condition calcext:apply-style-name="Today" calcext:value="formula-is([.AH$10]=TODAY())" calcext:base-cell-address="'Gantt Chart'.AH22"/>
            <calcext:condition calcext:apply-style-name="Weekend" calcext:value="formula-is(OR(WEEKDAY([.AH$10])=1;WEEKDAY([.AH$10])=7))" calcext:base-cell-address="'Gantt Chart'.AH22"/>
            <calcext:condition calcext:apply-style-name="Holiday" calcext:value="formula-is(ISNUMBER(MATCH([.AH$10];Holidays;0)))" calcext:base-cell-address="'Gantt Chart'.AH22"/>
          </calcext:conditional-format>
          <calcext:conditional-format calcext:target-range-address="'Gantt Chart'.AH22:'Gantt Chart'.AH22">
            <calcext:condition calcext:apply-style-name="Task_Completed" calcext:value="formula-is(AND([.$E22]&gt;0;[.AH$10]&gt;=[.$D22];[.AH$10]&lt;=[.$F22];WORKDAY([.$D22];[.$E22]*[.$G22];Holidays)&gt;[.AH$10]))" calcext:base-cell-address="'Gantt Chart'.AH22"/>
            <calcext:condition calcext:apply-style-name="Task_Scheduled" calcext:value="formula-is(AND([.$E22]&gt;0;[.AH$10]&gt;=[.$D22];[.AH$10]&lt;=[.$F22];WORKDAY([.$D22];[.$E22]*[.$G22];Holidays)&lt;=[.AH$10]))" calcext:base-cell-address="'Gantt Chart'.AH22"/>
            <calcext:condition calcext:apply-style-name="Milestone" calcext:value="formula-is(AND([.$D22]&gt;0;[.$F22]=&quot;&quot;;[.$D22]=[.AH$10]))" calcext:base-cell-address="'Gantt Chart'.AH22"/>
          </calcext:conditional-format>
          <calcext:conditional-format calcext:target-range-address="'Gantt Chart'.AI22:'Gantt Chart'.AI22">
            <calcext:condition calcext:apply-style-name="Today" calcext:value="formula-is([.AI$10]=TODAY())" calcext:base-cell-address="'Gantt Chart'.AI22"/>
            <calcext:condition calcext:apply-style-name="Weekend" calcext:value="formula-is(OR(WEEKDAY([.AI$10])=1;WEEKDAY([.AI$10])=7))" calcext:base-cell-address="'Gantt Chart'.AI22"/>
            <calcext:condition calcext:apply-style-name="Holiday" calcext:value="formula-is(ISNUMBER(MATCH([.AI$10];Holidays;0)))" calcext:base-cell-address="'Gantt Chart'.AI22"/>
          </calcext:conditional-format>
          <calcext:conditional-format calcext:target-range-address="'Gantt Chart'.AI22:'Gantt Chart'.AI22">
            <calcext:condition calcext:apply-style-name="Task_Completed" calcext:value="formula-is(AND([.$E22]&gt;0;[.AI$10]&gt;=[.$D22];[.AI$10]&lt;=[.$F22];WORKDAY([.$D22];[.$E22]*[.$G22];Holidays)&gt;[.AI$10]))" calcext:base-cell-address="'Gantt Chart'.AI22"/>
            <calcext:condition calcext:apply-style-name="Task_Scheduled" calcext:value="formula-is(AND([.$E22]&gt;0;[.AI$10]&gt;=[.$D22];[.AI$10]&lt;=[.$F22];WORKDAY([.$D22];[.$E22]*[.$G22];Holidays)&lt;=[.AI$10]))" calcext:base-cell-address="'Gantt Chart'.AI22"/>
            <calcext:condition calcext:apply-style-name="Milestone" calcext:value="formula-is(AND([.$D22]&gt;0;[.$F22]=&quot;&quot;;[.$D22]=[.AI$10]))" calcext:base-cell-address="'Gantt Chart'.AI22"/>
          </calcext:conditional-format>
          <calcext:conditional-format calcext:target-range-address="'Gantt Chart'.AJ22:'Gantt Chart'.AJ22">
            <calcext:condition calcext:apply-style-name="Today" calcext:value="formula-is([.AJ$10]=TODAY())" calcext:base-cell-address="'Gantt Chart'.AJ22"/>
            <calcext:condition calcext:apply-style-name="Weekend" calcext:value="formula-is(OR(WEEKDAY([.AJ$10])=1;WEEKDAY([.AJ$10])=7))" calcext:base-cell-address="'Gantt Chart'.AJ22"/>
            <calcext:condition calcext:apply-style-name="Holiday" calcext:value="formula-is(ISNUMBER(MATCH([.AJ$10];Holidays;0)))" calcext:base-cell-address="'Gantt Chart'.AJ22"/>
          </calcext:conditional-format>
          <calcext:conditional-format calcext:target-range-address="'Gantt Chart'.AJ22:'Gantt Chart'.AJ22">
            <calcext:condition calcext:apply-style-name="Task_Completed" calcext:value="formula-is(AND([.$E22]&gt;0;[.AJ$10]&gt;=[.$D22];[.AJ$10]&lt;=[.$F22];WORKDAY([.$D22];[.$E22]*[.$G22];Holidays)&gt;[.AJ$10]))" calcext:base-cell-address="'Gantt Chart'.AJ22"/>
            <calcext:condition calcext:apply-style-name="Task_Scheduled" calcext:value="formula-is(AND([.$E22]&gt;0;[.AJ$10]&gt;=[.$D22];[.AJ$10]&lt;=[.$F22];WORKDAY([.$D22];[.$E22]*[.$G22];Holidays)&lt;=[.AJ$10]))" calcext:base-cell-address="'Gantt Chart'.AJ22"/>
            <calcext:condition calcext:apply-style-name="Milestone" calcext:value="formula-is(AND([.$D22]&gt;0;[.$F22]=&quot;&quot;;[.$D22]=[.AJ$10]))" calcext:base-cell-address="'Gantt Chart'.AJ22"/>
          </calcext:conditional-format>
          <calcext:conditional-format calcext:target-range-address="'Gantt Chart'.AK22:'Gantt Chart'.AK22">
            <calcext:condition calcext:apply-style-name="Today" calcext:value="formula-is([.AK$10]=TODAY())" calcext:base-cell-address="'Gantt Chart'.AK22"/>
            <calcext:condition calcext:apply-style-name="Weekend" calcext:value="formula-is(OR(WEEKDAY([.AK$10])=1;WEEKDAY([.AK$10])=7))" calcext:base-cell-address="'Gantt Chart'.AK22"/>
            <calcext:condition calcext:apply-style-name="Holiday" calcext:value="formula-is(ISNUMBER(MATCH([.AK$10];Holidays;0)))" calcext:base-cell-address="'Gantt Chart'.AK22"/>
          </calcext:conditional-format>
          <calcext:conditional-format calcext:target-range-address="'Gantt Chart'.AK22:'Gantt Chart'.AK22">
            <calcext:condition calcext:apply-style-name="Task_Completed" calcext:value="formula-is(AND([.$E22]&gt;0;[.AK$10]&gt;=[.$D22];[.AK$10]&lt;=[.$F22];WORKDAY([.$D22];[.$E22]*[.$G22];Holidays)&gt;[.AK$10]))" calcext:base-cell-address="'Gantt Chart'.AK22"/>
            <calcext:condition calcext:apply-style-name="Task_Scheduled" calcext:value="formula-is(AND([.$E22]&gt;0;[.AK$10]&gt;=[.$D22];[.AK$10]&lt;=[.$F22];WORKDAY([.$D22];[.$E22]*[.$G22];Holidays)&lt;=[.AK$10]))" calcext:base-cell-address="'Gantt Chart'.AK22"/>
            <calcext:condition calcext:apply-style-name="Milestone" calcext:value="formula-is(AND([.$D22]&gt;0;[.$F22]=&quot;&quot;;[.$D22]=[.AK$10]))" calcext:base-cell-address="'Gantt Chart'.AK22"/>
          </calcext:conditional-format>
          <calcext:conditional-format calcext:target-range-address="'Gantt Chart'.AL22:'Gantt Chart'.AL22">
            <calcext:condition calcext:apply-style-name="Today" calcext:value="formula-is([.AL$10]=TODAY())" calcext:base-cell-address="'Gantt Chart'.AL22"/>
            <calcext:condition calcext:apply-style-name="Weekend" calcext:value="formula-is(OR(WEEKDAY([.AL$10])=1;WEEKDAY([.AL$10])=7))" calcext:base-cell-address="'Gantt Chart'.AL22"/>
            <calcext:condition calcext:apply-style-name="Holiday" calcext:value="formula-is(ISNUMBER(MATCH([.AL$10];Holidays;0)))" calcext:base-cell-address="'Gantt Chart'.AL22"/>
          </calcext:conditional-format>
          <calcext:conditional-format calcext:target-range-address="'Gantt Chart'.AL22:'Gantt Chart'.AL22">
            <calcext:condition calcext:apply-style-name="Task_Completed" calcext:value="formula-is(AND([.$E22]&gt;0;[.AL$10]&gt;=[.$D22];[.AL$10]&lt;=[.$F22];WORKDAY([.$D22];[.$E22]*[.$G22];Holidays)&gt;[.AL$10]))" calcext:base-cell-address="'Gantt Chart'.AL22"/>
            <calcext:condition calcext:apply-style-name="Task_Scheduled" calcext:value="formula-is(AND([.$E22]&gt;0;[.AL$10]&gt;=[.$D22];[.AL$10]&lt;=[.$F22];WORKDAY([.$D22];[.$E22]*[.$G22];Holidays)&lt;=[.AL$10]))" calcext:base-cell-address="'Gantt Chart'.AL22"/>
            <calcext:condition calcext:apply-style-name="Milestone" calcext:value="formula-is(AND([.$D22]&gt;0;[.$F22]=&quot;&quot;;[.$D22]=[.AL$10]))" calcext:base-cell-address="'Gantt Chart'.AL22"/>
          </calcext:conditional-format>
          <calcext:conditional-format calcext:target-range-address="'Gantt Chart'.AM22:'Gantt Chart'.AM22">
            <calcext:condition calcext:apply-style-name="Today" calcext:value="formula-is([.AM$10]=TODAY())" calcext:base-cell-address="'Gantt Chart'.AM22"/>
            <calcext:condition calcext:apply-style-name="Weekend" calcext:value="formula-is(OR(WEEKDAY([.AM$10])=1;WEEKDAY([.AM$10])=7))" calcext:base-cell-address="'Gantt Chart'.AM22"/>
            <calcext:condition calcext:apply-style-name="Holiday" calcext:value="formula-is(ISNUMBER(MATCH([.AM$10];Holidays;0)))" calcext:base-cell-address="'Gantt Chart'.AM22"/>
          </calcext:conditional-format>
          <calcext:conditional-format calcext:target-range-address="'Gantt Chart'.AM22:'Gantt Chart'.AM22">
            <calcext:condition calcext:apply-style-name="Task_Completed" calcext:value="formula-is(AND([.$E22]&gt;0;[.AM$10]&gt;=[.$D22];[.AM$10]&lt;=[.$F22];WORKDAY([.$D22];[.$E22]*[.$G22];Holidays)&gt;[.AM$10]))" calcext:base-cell-address="'Gantt Chart'.AM22"/>
            <calcext:condition calcext:apply-style-name="Task_Scheduled" calcext:value="formula-is(AND([.$E22]&gt;0;[.AM$10]&gt;=[.$D22];[.AM$10]&lt;=[.$F22];WORKDAY([.$D22];[.$E22]*[.$G22];Holidays)&lt;=[.AM$10]))" calcext:base-cell-address="'Gantt Chart'.AM22"/>
            <calcext:condition calcext:apply-style-name="Milestone" calcext:value="formula-is(AND([.$D22]&gt;0;[.$F22]=&quot;&quot;;[.$D22]=[.AM$10]))" calcext:base-cell-address="'Gantt Chart'.AM22"/>
          </calcext:conditional-format>
          <calcext:conditional-format calcext:target-range-address="'Gantt Chart'.AN22:'Gantt Chart'.AN22">
            <calcext:condition calcext:apply-style-name="Today" calcext:value="formula-is([.AN$10]=TODAY())" calcext:base-cell-address="'Gantt Chart'.AN22"/>
            <calcext:condition calcext:apply-style-name="Weekend" calcext:value="formula-is(OR(WEEKDAY([.AN$10])=1;WEEKDAY([.AN$10])=7))" calcext:base-cell-address="'Gantt Chart'.AN22"/>
            <calcext:condition calcext:apply-style-name="Holiday" calcext:value="formula-is(ISNUMBER(MATCH([.AN$10];Holidays;0)))" calcext:base-cell-address="'Gantt Chart'.AN22"/>
          </calcext:conditional-format>
          <calcext:conditional-format calcext:target-range-address="'Gantt Chart'.AN22:'Gantt Chart'.AN22">
            <calcext:condition calcext:apply-style-name="Task_Completed" calcext:value="formula-is(AND([.$E22]&gt;0;[.AN$10]&gt;=[.$D22];[.AN$10]&lt;=[.$F22];WORKDAY([.$D22];[.$E22]*[.$G22];Holidays)&gt;[.AN$10]))" calcext:base-cell-address="'Gantt Chart'.AN22"/>
            <calcext:condition calcext:apply-style-name="Task_Scheduled" calcext:value="formula-is(AND([.$E22]&gt;0;[.AN$10]&gt;=[.$D22];[.AN$10]&lt;=[.$F22];WORKDAY([.$D22];[.$E22]*[.$G22];Holidays)&lt;=[.AN$10]))" calcext:base-cell-address="'Gantt Chart'.AN22"/>
            <calcext:condition calcext:apply-style-name="Milestone" calcext:value="formula-is(AND([.$D22]&gt;0;[.$F22]=&quot;&quot;;[.$D22]=[.AN$10]))" calcext:base-cell-address="'Gantt Chart'.AN22"/>
          </calcext:conditional-format>
          <calcext:conditional-format calcext:target-range-address="'Gantt Chart'.AO22:'Gantt Chart'.AO22">
            <calcext:condition calcext:apply-style-name="Today" calcext:value="formula-is([.AO$10]=TODAY())" calcext:base-cell-address="'Gantt Chart'.AO22"/>
            <calcext:condition calcext:apply-style-name="Weekend" calcext:value="formula-is(OR(WEEKDAY([.AO$10])=1;WEEKDAY([.AO$10])=7))" calcext:base-cell-address="'Gantt Chart'.AO22"/>
            <calcext:condition calcext:apply-style-name="Holiday" calcext:value="formula-is(ISNUMBER(MATCH([.AO$10];Holidays;0)))" calcext:base-cell-address="'Gantt Chart'.AO22"/>
          </calcext:conditional-format>
          <calcext:conditional-format calcext:target-range-address="'Gantt Chart'.AO22:'Gantt Chart'.AO22">
            <calcext:condition calcext:apply-style-name="Task_Completed" calcext:value="formula-is(AND([.$E22]&gt;0;[.AO$10]&gt;=[.$D22];[.AO$10]&lt;=[.$F22];WORKDAY([.$D22];[.$E22]*[.$G22];Holidays)&gt;[.AO$10]))" calcext:base-cell-address="'Gantt Chart'.AO22"/>
            <calcext:condition calcext:apply-style-name="Task_Scheduled" calcext:value="formula-is(AND([.$E22]&gt;0;[.AO$10]&gt;=[.$D22];[.AO$10]&lt;=[.$F22];WORKDAY([.$D22];[.$E22]*[.$G22];Holidays)&lt;=[.AO$10]))" calcext:base-cell-address="'Gantt Chart'.AO22"/>
            <calcext:condition calcext:apply-style-name="Milestone" calcext:value="formula-is(AND([.$D22]&gt;0;[.$F22]=&quot;&quot;;[.$D22]=[.AO$10]))" calcext:base-cell-address="'Gantt Chart'.AO22"/>
          </calcext:conditional-format>
          <calcext:conditional-format calcext:target-range-address="'Gantt Chart'.AP22:'Gantt Chart'.AP22">
            <calcext:condition calcext:apply-style-name="Today" calcext:value="formula-is([.AP$10]=TODAY())" calcext:base-cell-address="'Gantt Chart'.AP22"/>
            <calcext:condition calcext:apply-style-name="Weekend" calcext:value="formula-is(OR(WEEKDAY([.AP$10])=1;WEEKDAY([.AP$10])=7))" calcext:base-cell-address="'Gantt Chart'.AP22"/>
            <calcext:condition calcext:apply-style-name="Holiday" calcext:value="formula-is(ISNUMBER(MATCH([.AP$10];Holidays;0)))" calcext:base-cell-address="'Gantt Chart'.AP22"/>
          </calcext:conditional-format>
          <calcext:conditional-format calcext:target-range-address="'Gantt Chart'.AP22:'Gantt Chart'.AP22">
            <calcext:condition calcext:apply-style-name="Task_Completed" calcext:value="formula-is(AND([.$E22]&gt;0;[.AP$10]&gt;=[.$D22];[.AP$10]&lt;=[.$F22];WORKDAY([.$D22];[.$E22]*[.$G22];Holidays)&gt;[.AP$10]))" calcext:base-cell-address="'Gantt Chart'.AP22"/>
            <calcext:condition calcext:apply-style-name="Task_Scheduled" calcext:value="formula-is(AND([.$E22]&gt;0;[.AP$10]&gt;=[.$D22];[.AP$10]&lt;=[.$F22];WORKDAY([.$D22];[.$E22]*[.$G22];Holidays)&lt;=[.AP$10]))" calcext:base-cell-address="'Gantt Chart'.AP22"/>
            <calcext:condition calcext:apply-style-name="Milestone" calcext:value="formula-is(AND([.$D22]&gt;0;[.$F22]=&quot;&quot;;[.$D22]=[.AP$10]))" calcext:base-cell-address="'Gantt Chart'.AP22"/>
          </calcext:conditional-format>
          <calcext:conditional-format calcext:target-range-address="'Gantt Chart'.AQ22:'Gantt Chart'.AQ22">
            <calcext:condition calcext:apply-style-name="Today" calcext:value="formula-is([.AQ$10]=TODAY())" calcext:base-cell-address="'Gantt Chart'.AQ22"/>
            <calcext:condition calcext:apply-style-name="Weekend" calcext:value="formula-is(OR(WEEKDAY([.AQ$10])=1;WEEKDAY([.AQ$10])=7))" calcext:base-cell-address="'Gantt Chart'.AQ22"/>
            <calcext:condition calcext:apply-style-name="Holiday" calcext:value="formula-is(ISNUMBER(MATCH([.AQ$10];Holidays;0)))" calcext:base-cell-address="'Gantt Chart'.AQ22"/>
          </calcext:conditional-format>
          <calcext:conditional-format calcext:target-range-address="'Gantt Chart'.AQ22:'Gantt Chart'.AQ22">
            <calcext:condition calcext:apply-style-name="Task_Completed" calcext:value="formula-is(AND([.$E22]&gt;0;[.AQ$10]&gt;=[.$D22];[.AQ$10]&lt;=[.$F22];WORKDAY([.$D22];[.$E22]*[.$G22];Holidays)&gt;[.AQ$10]))" calcext:base-cell-address="'Gantt Chart'.AQ22"/>
            <calcext:condition calcext:apply-style-name="Task_Scheduled" calcext:value="formula-is(AND([.$E22]&gt;0;[.AQ$10]&gt;=[.$D22];[.AQ$10]&lt;=[.$F22];WORKDAY([.$D22];[.$E22]*[.$G22];Holidays)&lt;=[.AQ$10]))" calcext:base-cell-address="'Gantt Chart'.AQ22"/>
            <calcext:condition calcext:apply-style-name="Milestone" calcext:value="formula-is(AND([.$D22]&gt;0;[.$F22]=&quot;&quot;;[.$D22]=[.AQ$10]))" calcext:base-cell-address="'Gantt Chart'.AQ22"/>
          </calcext:conditional-format>
          <calcext:conditional-format calcext:target-range-address="'Gantt Chart'.AR22:'Gantt Chart'.AR22">
            <calcext:condition calcext:apply-style-name="Today" calcext:value="formula-is([.AR$10]=TODAY())" calcext:base-cell-address="'Gantt Chart'.AR22"/>
            <calcext:condition calcext:apply-style-name="Weekend" calcext:value="formula-is(OR(WEEKDAY([.AR$10])=1;WEEKDAY([.AR$10])=7))" calcext:base-cell-address="'Gantt Chart'.AR22"/>
            <calcext:condition calcext:apply-style-name="Holiday" calcext:value="formula-is(ISNUMBER(MATCH([.AR$10];Holidays;0)))" calcext:base-cell-address="'Gantt Chart'.AR22"/>
          </calcext:conditional-format>
          <calcext:conditional-format calcext:target-range-address="'Gantt Chart'.AR22:'Gantt Chart'.AR22">
            <calcext:condition calcext:apply-style-name="Task_Completed" calcext:value="formula-is(AND([.$E22]&gt;0;[.AR$10]&gt;=[.$D22];[.AR$10]&lt;=[.$F22];WORKDAY([.$D22];[.$E22]*[.$G22];Holidays)&gt;[.AR$10]))" calcext:base-cell-address="'Gantt Chart'.AR22"/>
            <calcext:condition calcext:apply-style-name="Task_Scheduled" calcext:value="formula-is(AND([.$E22]&gt;0;[.AR$10]&gt;=[.$D22];[.AR$10]&lt;=[.$F22];WORKDAY([.$D22];[.$E22]*[.$G22];Holidays)&lt;=[.AR$10]))" calcext:base-cell-address="'Gantt Chart'.AR22"/>
            <calcext:condition calcext:apply-style-name="Milestone" calcext:value="formula-is(AND([.$D22]&gt;0;[.$F22]=&quot;&quot;;[.$D22]=[.AR$10]))" calcext:base-cell-address="'Gantt Chart'.AR22"/>
          </calcext:conditional-format>
          <calcext:conditional-format calcext:target-range-address="'Gantt Chart'.AS22:'Gantt Chart'.AS22">
            <calcext:condition calcext:apply-style-name="Today" calcext:value="formula-is([.AS$10]=TODAY())" calcext:base-cell-address="'Gantt Chart'.AS22"/>
            <calcext:condition calcext:apply-style-name="Weekend" calcext:value="formula-is(OR(WEEKDAY([.AS$10])=1;WEEKDAY([.AS$10])=7))" calcext:base-cell-address="'Gantt Chart'.AS22"/>
            <calcext:condition calcext:apply-style-name="Holiday" calcext:value="formula-is(ISNUMBER(MATCH([.AS$10];Holidays;0)))" calcext:base-cell-address="'Gantt Chart'.AS22"/>
          </calcext:conditional-format>
          <calcext:conditional-format calcext:target-range-address="'Gantt Chart'.AS22:'Gantt Chart'.AS22">
            <calcext:condition calcext:apply-style-name="Task_Completed" calcext:value="formula-is(AND([.$E22]&gt;0;[.AS$10]&gt;=[.$D22];[.AS$10]&lt;=[.$F22];WORKDAY([.$D22];[.$E22]*[.$G22];Holidays)&gt;[.AS$10]))" calcext:base-cell-address="'Gantt Chart'.AS22"/>
            <calcext:condition calcext:apply-style-name="Task_Scheduled" calcext:value="formula-is(AND([.$E22]&gt;0;[.AS$10]&gt;=[.$D22];[.AS$10]&lt;=[.$F22];WORKDAY([.$D22];[.$E22]*[.$G22];Holidays)&lt;=[.AS$10]))" calcext:base-cell-address="'Gantt Chart'.AS22"/>
            <calcext:condition calcext:apply-style-name="Milestone" calcext:value="formula-is(AND([.$D22]&gt;0;[.$F22]=&quot;&quot;;[.$D22]=[.AS$10]))" calcext:base-cell-address="'Gantt Chart'.AS22"/>
          </calcext:conditional-format>
          <calcext:conditional-format calcext:target-range-address="'Gantt Chart'.AT22:'Gantt Chart'.AT22">
            <calcext:condition calcext:apply-style-name="Today" calcext:value="formula-is([.AT$10]=TODAY())" calcext:base-cell-address="'Gantt Chart'.AT22"/>
            <calcext:condition calcext:apply-style-name="Weekend" calcext:value="formula-is(OR(WEEKDAY([.AT$10])=1;WEEKDAY([.AT$10])=7))" calcext:base-cell-address="'Gantt Chart'.AT22"/>
            <calcext:condition calcext:apply-style-name="Holiday" calcext:value="formula-is(ISNUMBER(MATCH([.AT$10];Holidays;0)))" calcext:base-cell-address="'Gantt Chart'.AT22"/>
          </calcext:conditional-format>
          <calcext:conditional-format calcext:target-range-address="'Gantt Chart'.AT22:'Gantt Chart'.AT22">
            <calcext:condition calcext:apply-style-name="Task_Completed" calcext:value="formula-is(AND([.$E22]&gt;0;[.AT$10]&gt;=[.$D22];[.AT$10]&lt;=[.$F22];WORKDAY([.$D22];[.$E22]*[.$G22];Holidays)&gt;[.AT$10]))" calcext:base-cell-address="'Gantt Chart'.AT22"/>
            <calcext:condition calcext:apply-style-name="Task_Scheduled" calcext:value="formula-is(AND([.$E22]&gt;0;[.AT$10]&gt;=[.$D22];[.AT$10]&lt;=[.$F22];WORKDAY([.$D22];[.$E22]*[.$G22];Holidays)&lt;=[.AT$10]))" calcext:base-cell-address="'Gantt Chart'.AT22"/>
            <calcext:condition calcext:apply-style-name="Milestone" calcext:value="formula-is(AND([.$D22]&gt;0;[.$F22]=&quot;&quot;;[.$D22]=[.AT$10]))" calcext:base-cell-address="'Gantt Chart'.AT22"/>
          </calcext:conditional-format>
          <calcext:conditional-format calcext:target-range-address="'Gantt Chart'.AU22:'Gantt Chart'.AU22">
            <calcext:condition calcext:apply-style-name="Today" calcext:value="formula-is([.AU$10]=TODAY())" calcext:base-cell-address="'Gantt Chart'.AU22"/>
            <calcext:condition calcext:apply-style-name="Weekend" calcext:value="formula-is(OR(WEEKDAY([.AU$10])=1;WEEKDAY([.AU$10])=7))" calcext:base-cell-address="'Gantt Chart'.AU22"/>
            <calcext:condition calcext:apply-style-name="Holiday" calcext:value="formula-is(ISNUMBER(MATCH([.AU$10];Holidays;0)))" calcext:base-cell-address="'Gantt Chart'.AU22"/>
          </calcext:conditional-format>
          <calcext:conditional-format calcext:target-range-address="'Gantt Chart'.AU22:'Gantt Chart'.AU22">
            <calcext:condition calcext:apply-style-name="Task_Completed" calcext:value="formula-is(AND([.$E22]&gt;0;[.AU$10]&gt;=[.$D22];[.AU$10]&lt;=[.$F22];WORKDAY([.$D22];[.$E22]*[.$G22];Holidays)&gt;[.AU$10]))" calcext:base-cell-address="'Gantt Chart'.AU22"/>
            <calcext:condition calcext:apply-style-name="Task_Scheduled" calcext:value="formula-is(AND([.$E22]&gt;0;[.AU$10]&gt;=[.$D22];[.AU$10]&lt;=[.$F22];WORKDAY([.$D22];[.$E22]*[.$G22];Holidays)&lt;=[.AU$10]))" calcext:base-cell-address="'Gantt Chart'.AU22"/>
            <calcext:condition calcext:apply-style-name="Milestone" calcext:value="formula-is(AND([.$D22]&gt;0;[.$F22]=&quot;&quot;;[.$D22]=[.AU$10]))" calcext:base-cell-address="'Gantt Chart'.AU22"/>
          </calcext:conditional-format>
          <calcext:conditional-format calcext:target-range-address="'Gantt Chart'.AV22:'Gantt Chart'.AV22">
            <calcext:condition calcext:apply-style-name="Today" calcext:value="formula-is([.AV$10]=TODAY())" calcext:base-cell-address="'Gantt Chart'.AV22"/>
            <calcext:condition calcext:apply-style-name="Weekend" calcext:value="formula-is(OR(WEEKDAY([.AV$10])=1;WEEKDAY([.AV$10])=7))" calcext:base-cell-address="'Gantt Chart'.AV22"/>
            <calcext:condition calcext:apply-style-name="Holiday" calcext:value="formula-is(ISNUMBER(MATCH([.AV$10];Holidays;0)))" calcext:base-cell-address="'Gantt Chart'.AV22"/>
          </calcext:conditional-format>
          <calcext:conditional-format calcext:target-range-address="'Gantt Chart'.AV22:'Gantt Chart'.AV22">
            <calcext:condition calcext:apply-style-name="Task_Completed" calcext:value="formula-is(AND([.$E22]&gt;0;[.AV$10]&gt;=[.$D22];[.AV$10]&lt;=[.$F22];WORKDAY([.$D22];[.$E22]*[.$G22];Holidays)&gt;[.AV$10]))" calcext:base-cell-address="'Gantt Chart'.AV22"/>
            <calcext:condition calcext:apply-style-name="Task_Scheduled" calcext:value="formula-is(AND([.$E22]&gt;0;[.AV$10]&gt;=[.$D22];[.AV$10]&lt;=[.$F22];WORKDAY([.$D22];[.$E22]*[.$G22];Holidays)&lt;=[.AV$10]))" calcext:base-cell-address="'Gantt Chart'.AV22"/>
            <calcext:condition calcext:apply-style-name="Milestone" calcext:value="formula-is(AND([.$D22]&gt;0;[.$F22]=&quot;&quot;;[.$D22]=[.AV$10]))" calcext:base-cell-address="'Gantt Chart'.AV22"/>
          </calcext:conditional-format>
          <calcext:conditional-format calcext:target-range-address="'Gantt Chart'.AW22:'Gantt Chart'.AW22">
            <calcext:condition calcext:apply-style-name="Today" calcext:value="formula-is([.AW$10]=TODAY())" calcext:base-cell-address="'Gantt Chart'.AW22"/>
            <calcext:condition calcext:apply-style-name="Weekend" calcext:value="formula-is(OR(WEEKDAY([.AW$10])=1;WEEKDAY([.AW$10])=7))" calcext:base-cell-address="'Gantt Chart'.AW22"/>
            <calcext:condition calcext:apply-style-name="Holiday" calcext:value="formula-is(ISNUMBER(MATCH([.AW$10];Holidays;0)))" calcext:base-cell-address="'Gantt Chart'.AW22"/>
          </calcext:conditional-format>
          <calcext:conditional-format calcext:target-range-address="'Gantt Chart'.AW22:'Gantt Chart'.AW22">
            <calcext:condition calcext:apply-style-name="Task_Completed" calcext:value="formula-is(AND([.$E22]&gt;0;[.AW$10]&gt;=[.$D22];[.AW$10]&lt;=[.$F22];WORKDAY([.$D22];[.$E22]*[.$G22];Holidays)&gt;[.AW$10]))" calcext:base-cell-address="'Gantt Chart'.AW22"/>
            <calcext:condition calcext:apply-style-name="Task_Scheduled" calcext:value="formula-is(AND([.$E22]&gt;0;[.AW$10]&gt;=[.$D22];[.AW$10]&lt;=[.$F22];WORKDAY([.$D22];[.$E22]*[.$G22];Holidays)&lt;=[.AW$10]))" calcext:base-cell-address="'Gantt Chart'.AW22"/>
            <calcext:condition calcext:apply-style-name="Milestone" calcext:value="formula-is(AND([.$D22]&gt;0;[.$F22]=&quot;&quot;;[.$D22]=[.AW$10]))" calcext:base-cell-address="'Gantt Chart'.AW22"/>
          </calcext:conditional-format>
          <calcext:conditional-format calcext:target-range-address="'Gantt Chart'.AX22:'Gantt Chart'.AX22">
            <calcext:condition calcext:apply-style-name="Today" calcext:value="formula-is([.AX$10]=TODAY())" calcext:base-cell-address="'Gantt Chart'.AX22"/>
            <calcext:condition calcext:apply-style-name="Weekend" calcext:value="formula-is(OR(WEEKDAY([.AX$10])=1;WEEKDAY([.AX$10])=7))" calcext:base-cell-address="'Gantt Chart'.AX22"/>
            <calcext:condition calcext:apply-style-name="Holiday" calcext:value="formula-is(ISNUMBER(MATCH([.AX$10];Holidays;0)))" calcext:base-cell-address="'Gantt Chart'.AX22"/>
          </calcext:conditional-format>
          <calcext:conditional-format calcext:target-range-address="'Gantt Chart'.AX22:'Gantt Chart'.AX22">
            <calcext:condition calcext:apply-style-name="Task_Completed" calcext:value="formula-is(AND([.$E22]&gt;0;[.AX$10]&gt;=[.$D22];[.AX$10]&lt;=[.$F22];WORKDAY([.$D22];[.$E22]*[.$G22];Holidays)&gt;[.AX$10]))" calcext:base-cell-address="'Gantt Chart'.AX22"/>
            <calcext:condition calcext:apply-style-name="Task_Scheduled" calcext:value="formula-is(AND([.$E22]&gt;0;[.AX$10]&gt;=[.$D22];[.AX$10]&lt;=[.$F22];WORKDAY([.$D22];[.$E22]*[.$G22];Holidays)&lt;=[.AX$10]))" calcext:base-cell-address="'Gantt Chart'.AX22"/>
            <calcext:condition calcext:apply-style-name="Milestone" calcext:value="formula-is(AND([.$D22]&gt;0;[.$F22]=&quot;&quot;;[.$D22]=[.AX$10]))" calcext:base-cell-address="'Gantt Chart'.AX22"/>
          </calcext:conditional-format>
          <calcext:conditional-format calcext:target-range-address="'Gantt Chart'.AY22:'Gantt Chart'.AY22">
            <calcext:condition calcext:apply-style-name="Today" calcext:value="formula-is([.AY$10]=TODAY())" calcext:base-cell-address="'Gantt Chart'.AY22"/>
            <calcext:condition calcext:apply-style-name="Weekend" calcext:value="formula-is(OR(WEEKDAY([.AY$10])=1;WEEKDAY([.AY$10])=7))" calcext:base-cell-address="'Gantt Chart'.AY22"/>
            <calcext:condition calcext:apply-style-name="Holiday" calcext:value="formula-is(ISNUMBER(MATCH([.AY$10];Holidays;0)))" calcext:base-cell-address="'Gantt Chart'.AY22"/>
          </calcext:conditional-format>
          <calcext:conditional-format calcext:target-range-address="'Gantt Chart'.AY22:'Gantt Chart'.AY22">
            <calcext:condition calcext:apply-style-name="Task_Completed" calcext:value="formula-is(AND([.$E22]&gt;0;[.AY$10]&gt;=[.$D22];[.AY$10]&lt;=[.$F22];WORKDAY([.$D22];[.$E22]*[.$G22];Holidays)&gt;[.AY$10]))" calcext:base-cell-address="'Gantt Chart'.AY22"/>
            <calcext:condition calcext:apply-style-name="Task_Scheduled" calcext:value="formula-is(AND([.$E22]&gt;0;[.AY$10]&gt;=[.$D22];[.AY$10]&lt;=[.$F22];WORKDAY([.$D22];[.$E22]*[.$G22];Holidays)&lt;=[.AY$10]))" calcext:base-cell-address="'Gantt Chart'.AY22"/>
            <calcext:condition calcext:apply-style-name="Milestone" calcext:value="formula-is(AND([.$D22]&gt;0;[.$F22]=&quot;&quot;;[.$D22]=[.AY$10]))" calcext:base-cell-address="'Gantt Chart'.AY22"/>
          </calcext:conditional-format>
          <calcext:conditional-format calcext:target-range-address="'Gantt Chart'.AZ22:'Gantt Chart'.AZ22">
            <calcext:condition calcext:apply-style-name="Today" calcext:value="formula-is([.AZ$10]=TODAY())" calcext:base-cell-address="'Gantt Chart'.AZ22"/>
            <calcext:condition calcext:apply-style-name="Weekend" calcext:value="formula-is(OR(WEEKDAY([.AZ$10])=1;WEEKDAY([.AZ$10])=7))" calcext:base-cell-address="'Gantt Chart'.AZ22"/>
            <calcext:condition calcext:apply-style-name="Holiday" calcext:value="formula-is(ISNUMBER(MATCH([.AZ$10];Holidays;0)))" calcext:base-cell-address="'Gantt Chart'.AZ22"/>
          </calcext:conditional-format>
          <calcext:conditional-format calcext:target-range-address="'Gantt Chart'.AZ22:'Gantt Chart'.AZ22">
            <calcext:condition calcext:apply-style-name="Task_Completed" calcext:value="formula-is(AND([.$E22]&gt;0;[.AZ$10]&gt;=[.$D22];[.AZ$10]&lt;=[.$F22];WORKDAY([.$D22];[.$E22]*[.$G22];Holidays)&gt;[.AZ$10]))" calcext:base-cell-address="'Gantt Chart'.AZ22"/>
            <calcext:condition calcext:apply-style-name="Task_Scheduled" calcext:value="formula-is(AND([.$E22]&gt;0;[.AZ$10]&gt;=[.$D22];[.AZ$10]&lt;=[.$F22];WORKDAY([.$D22];[.$E22]*[.$G22];Holidays)&lt;=[.AZ$10]))" calcext:base-cell-address="'Gantt Chart'.AZ22"/>
            <calcext:condition calcext:apply-style-name="Milestone" calcext:value="formula-is(AND([.$D22]&gt;0;[.$F22]=&quot;&quot;;[.$D22]=[.AZ$10]))" calcext:base-cell-address="'Gantt Chart'.AZ22"/>
          </calcext:conditional-format>
          <calcext:conditional-format calcext:target-range-address="'Gantt Chart'.BA22:'Gantt Chart'.BA22">
            <calcext:condition calcext:apply-style-name="Today" calcext:value="formula-is([.BA$10]=TODAY())" calcext:base-cell-address="'Gantt Chart'.BA22"/>
            <calcext:condition calcext:apply-style-name="Weekend" calcext:value="formula-is(OR(WEEKDAY([.BA$10])=1;WEEKDAY([.BA$10])=7))" calcext:base-cell-address="'Gantt Chart'.BA22"/>
            <calcext:condition calcext:apply-style-name="Holiday" calcext:value="formula-is(ISNUMBER(MATCH([.BA$10];Holidays;0)))" calcext:base-cell-address="'Gantt Chart'.BA22"/>
          </calcext:conditional-format>
          <calcext:conditional-format calcext:target-range-address="'Gantt Chart'.BA22:'Gantt Chart'.BA22">
            <calcext:condition calcext:apply-style-name="Task_Completed" calcext:value="formula-is(AND([.$E22]&gt;0;[.BA$10]&gt;=[.$D22];[.BA$10]&lt;=[.$F22];WORKDAY([.$D22];[.$E22]*[.$G22];Holidays)&gt;[.BA$10]))" calcext:base-cell-address="'Gantt Chart'.BA22"/>
            <calcext:condition calcext:apply-style-name="Task_Scheduled" calcext:value="formula-is(AND([.$E22]&gt;0;[.BA$10]&gt;=[.$D22];[.BA$10]&lt;=[.$F22];WORKDAY([.$D22];[.$E22]*[.$G22];Holidays)&lt;=[.BA$10]))" calcext:base-cell-address="'Gantt Chart'.BA22"/>
            <calcext:condition calcext:apply-style-name="Milestone" calcext:value="formula-is(AND([.$D22]&gt;0;[.$F22]=&quot;&quot;;[.$D22]=[.BA$10]))" calcext:base-cell-address="'Gantt Chart'.BA22"/>
          </calcext:conditional-format>
          <calcext:conditional-format calcext:target-range-address="'Gantt Chart'.BB22:'Gantt Chart'.BB22">
            <calcext:condition calcext:apply-style-name="Today" calcext:value="formula-is([.BB$10]=TODAY())" calcext:base-cell-address="'Gantt Chart'.BB22"/>
            <calcext:condition calcext:apply-style-name="Weekend" calcext:value="formula-is(OR(WEEKDAY([.BB$10])=1;WEEKDAY([.BB$10])=7))" calcext:base-cell-address="'Gantt Chart'.BB22"/>
            <calcext:condition calcext:apply-style-name="Holiday" calcext:value="formula-is(ISNUMBER(MATCH([.BB$10];Holidays;0)))" calcext:base-cell-address="'Gantt Chart'.BB22"/>
          </calcext:conditional-format>
          <calcext:conditional-format calcext:target-range-address="'Gantt Chart'.BB22:'Gantt Chart'.BB22">
            <calcext:condition calcext:apply-style-name="Task_Completed" calcext:value="formula-is(AND([.$E22]&gt;0;[.BB$10]&gt;=[.$D22];[.BB$10]&lt;=[.$F22];WORKDAY([.$D22];[.$E22]*[.$G22];Holidays)&gt;[.BB$10]))" calcext:base-cell-address="'Gantt Chart'.BB22"/>
            <calcext:condition calcext:apply-style-name="Task_Scheduled" calcext:value="formula-is(AND([.$E22]&gt;0;[.BB$10]&gt;=[.$D22];[.BB$10]&lt;=[.$F22];WORKDAY([.$D22];[.$E22]*[.$G22];Holidays)&lt;=[.BB$10]))" calcext:base-cell-address="'Gantt Chart'.BB22"/>
            <calcext:condition calcext:apply-style-name="Milestone" calcext:value="formula-is(AND([.$D22]&gt;0;[.$F22]=&quot;&quot;;[.$D22]=[.BB$10]))" calcext:base-cell-address="'Gantt Chart'.BB22"/>
          </calcext:conditional-format>
          <calcext:conditional-format calcext:target-range-address="'Gantt Chart'.BC22:'Gantt Chart'.BC22">
            <calcext:condition calcext:apply-style-name="Today" calcext:value="formula-is([.BC$10]=TODAY())" calcext:base-cell-address="'Gantt Chart'.BC22"/>
            <calcext:condition calcext:apply-style-name="Weekend" calcext:value="formula-is(OR(WEEKDAY([.BC$10])=1;WEEKDAY([.BC$10])=7))" calcext:base-cell-address="'Gantt Chart'.BC22"/>
            <calcext:condition calcext:apply-style-name="Holiday" calcext:value="formula-is(ISNUMBER(MATCH([.BC$10];Holidays;0)))" calcext:base-cell-address="'Gantt Chart'.BC22"/>
          </calcext:conditional-format>
          <calcext:conditional-format calcext:target-range-address="'Gantt Chart'.BC22:'Gantt Chart'.BC22">
            <calcext:condition calcext:apply-style-name="Task_Completed" calcext:value="formula-is(AND([.$E22]&gt;0;[.BC$10]&gt;=[.$D22];[.BC$10]&lt;=[.$F22];WORKDAY([.$D22];[.$E22]*[.$G22];Holidays)&gt;[.BC$10]))" calcext:base-cell-address="'Gantt Chart'.BC22"/>
            <calcext:condition calcext:apply-style-name="Task_Scheduled" calcext:value="formula-is(AND([.$E22]&gt;0;[.BC$10]&gt;=[.$D22];[.BC$10]&lt;=[.$F22];WORKDAY([.$D22];[.$E22]*[.$G22];Holidays)&lt;=[.BC$10]))" calcext:base-cell-address="'Gantt Chart'.BC22"/>
            <calcext:condition calcext:apply-style-name="Milestone" calcext:value="formula-is(AND([.$D22]&gt;0;[.$F22]=&quot;&quot;;[.$D22]=[.BC$10]))" calcext:base-cell-address="'Gantt Chart'.BC22"/>
          </calcext:conditional-format>
          <calcext:conditional-format calcext:target-range-address="'Gantt Chart'.BD22:'Gantt Chart'.BD22">
            <calcext:condition calcext:apply-style-name="Today" calcext:value="formula-is([.BD$10]=TODAY())" calcext:base-cell-address="'Gantt Chart'.BD22"/>
            <calcext:condition calcext:apply-style-name="Weekend" calcext:value="formula-is(OR(WEEKDAY([.BD$10])=1;WEEKDAY([.BD$10])=7))" calcext:base-cell-address="'Gantt Chart'.BD22"/>
            <calcext:condition calcext:apply-style-name="Holiday" calcext:value="formula-is(ISNUMBER(MATCH([.BD$10];Holidays;0)))" calcext:base-cell-address="'Gantt Chart'.BD22"/>
          </calcext:conditional-format>
          <calcext:conditional-format calcext:target-range-address="'Gantt Chart'.BD22:'Gantt Chart'.BD22">
            <calcext:condition calcext:apply-style-name="Task_Completed" calcext:value="formula-is(AND([.$E22]&gt;0;[.BD$10]&gt;=[.$D22];[.BD$10]&lt;=[.$F22];WORKDAY([.$D22];[.$E22]*[.$G22];Holidays)&gt;[.BD$10]))" calcext:base-cell-address="'Gantt Chart'.BD22"/>
            <calcext:condition calcext:apply-style-name="Task_Scheduled" calcext:value="formula-is(AND([.$E22]&gt;0;[.BD$10]&gt;=[.$D22];[.BD$10]&lt;=[.$F22];WORKDAY([.$D22];[.$E22]*[.$G22];Holidays)&lt;=[.BD$10]))" calcext:base-cell-address="'Gantt Chart'.BD22"/>
            <calcext:condition calcext:apply-style-name="Milestone" calcext:value="formula-is(AND([.$D22]&gt;0;[.$F22]=&quot;&quot;;[.$D22]=[.BD$10]))" calcext:base-cell-address="'Gantt Chart'.BD22"/>
          </calcext:conditional-format>
          <calcext:conditional-format calcext:target-range-address="'Gantt Chart'.BE22:'Gantt Chart'.BE22">
            <calcext:condition calcext:apply-style-name="Today" calcext:value="formula-is([.BE$10]=TODAY())" calcext:base-cell-address="'Gantt Chart'.BE22"/>
            <calcext:condition calcext:apply-style-name="Weekend" calcext:value="formula-is(OR(WEEKDAY([.BE$10])=1;WEEKDAY([.BE$10])=7))" calcext:base-cell-address="'Gantt Chart'.BE22"/>
            <calcext:condition calcext:apply-style-name="Holiday" calcext:value="formula-is(ISNUMBER(MATCH([.BE$10];Holidays;0)))" calcext:base-cell-address="'Gantt Chart'.BE22"/>
          </calcext:conditional-format>
          <calcext:conditional-format calcext:target-range-address="'Gantt Chart'.BE22:'Gantt Chart'.BE22">
            <calcext:condition calcext:apply-style-name="Task_Completed" calcext:value="formula-is(AND([.$E22]&gt;0;[.BE$10]&gt;=[.$D22];[.BE$10]&lt;=[.$F22];WORKDAY([.$D22];[.$E22]*[.$G22];Holidays)&gt;[.BE$10]))" calcext:base-cell-address="'Gantt Chart'.BE22"/>
            <calcext:condition calcext:apply-style-name="Task_Scheduled" calcext:value="formula-is(AND([.$E22]&gt;0;[.BE$10]&gt;=[.$D22];[.BE$10]&lt;=[.$F22];WORKDAY([.$D22];[.$E22]*[.$G22];Holidays)&lt;=[.BE$10]))" calcext:base-cell-address="'Gantt Chart'.BE22"/>
            <calcext:condition calcext:apply-style-name="Milestone" calcext:value="formula-is(AND([.$D22]&gt;0;[.$F22]=&quot;&quot;;[.$D22]=[.BE$10]))" calcext:base-cell-address="'Gantt Chart'.BE22"/>
          </calcext:conditional-format>
          <calcext:conditional-format calcext:target-range-address="'Gantt Chart'.BF22:'Gantt Chart'.BF22">
            <calcext:condition calcext:apply-style-name="Today" calcext:value="formula-is([.BF$10]=TODAY())" calcext:base-cell-address="'Gantt Chart'.BF22"/>
            <calcext:condition calcext:apply-style-name="Weekend" calcext:value="formula-is(OR(WEEKDAY([.BF$10])=1;WEEKDAY([.BF$10])=7))" calcext:base-cell-address="'Gantt Chart'.BF22"/>
            <calcext:condition calcext:apply-style-name="Holiday" calcext:value="formula-is(ISNUMBER(MATCH([.BF$10];Holidays;0)))" calcext:base-cell-address="'Gantt Chart'.BF22"/>
          </calcext:conditional-format>
          <calcext:conditional-format calcext:target-range-address="'Gantt Chart'.BF22:'Gantt Chart'.BF22">
            <calcext:condition calcext:apply-style-name="Task_Completed" calcext:value="formula-is(AND([.$E22]&gt;0;[.BF$10]&gt;=[.$D22];[.BF$10]&lt;=[.$F22];WORKDAY([.$D22];[.$E22]*[.$G22];Holidays)&gt;[.BF$10]))" calcext:base-cell-address="'Gantt Chart'.BF22"/>
            <calcext:condition calcext:apply-style-name="Task_Scheduled" calcext:value="formula-is(AND([.$E22]&gt;0;[.BF$10]&gt;=[.$D22];[.BF$10]&lt;=[.$F22];WORKDAY([.$D22];[.$E22]*[.$G22];Holidays)&lt;=[.BF$10]))" calcext:base-cell-address="'Gantt Chart'.BF22"/>
            <calcext:condition calcext:apply-style-name="Milestone" calcext:value="formula-is(AND([.$D22]&gt;0;[.$F22]=&quot;&quot;;[.$D22]=[.BF$10]))" calcext:base-cell-address="'Gantt Chart'.BF22"/>
          </calcext:conditional-format>
          <calcext:conditional-format calcext:target-range-address="'Gantt Chart'.BG22:'Gantt Chart'.BG22">
            <calcext:condition calcext:apply-style-name="Today" calcext:value="formula-is([.BG$10]=TODAY())" calcext:base-cell-address="'Gantt Chart'.BG22"/>
            <calcext:condition calcext:apply-style-name="Weekend" calcext:value="formula-is(OR(WEEKDAY([.BG$10])=1;WEEKDAY([.BG$10])=7))" calcext:base-cell-address="'Gantt Chart'.BG22"/>
            <calcext:condition calcext:apply-style-name="Holiday" calcext:value="formula-is(ISNUMBER(MATCH([.BG$10];Holidays;0)))" calcext:base-cell-address="'Gantt Chart'.BG22"/>
          </calcext:conditional-format>
          <calcext:conditional-format calcext:target-range-address="'Gantt Chart'.BG22:'Gantt Chart'.BG22">
            <calcext:condition calcext:apply-style-name="Task_Completed" calcext:value="formula-is(AND([.$E22]&gt;0;[.BG$10]&gt;=[.$D22];[.BG$10]&lt;=[.$F22];WORKDAY([.$D22];[.$E22]*[.$G22];Holidays)&gt;[.BG$10]))" calcext:base-cell-address="'Gantt Chart'.BG22"/>
            <calcext:condition calcext:apply-style-name="Task_Scheduled" calcext:value="formula-is(AND([.$E22]&gt;0;[.BG$10]&gt;=[.$D22];[.BG$10]&lt;=[.$F22];WORKDAY([.$D22];[.$E22]*[.$G22];Holidays)&lt;=[.BG$10]))" calcext:base-cell-address="'Gantt Chart'.BG22"/>
            <calcext:condition calcext:apply-style-name="Milestone" calcext:value="formula-is(AND([.$D22]&gt;0;[.$F22]=&quot;&quot;;[.$D22]=[.BG$10]))" calcext:base-cell-address="'Gantt Chart'.BG22"/>
          </calcext:conditional-format>
          <calcext:conditional-format calcext:target-range-address="'Gantt Chart'.BH22:'Gantt Chart'.BH22">
            <calcext:condition calcext:apply-style-name="Today" calcext:value="formula-is([.BH$10]=TODAY())" calcext:base-cell-address="'Gantt Chart'.BH22"/>
            <calcext:condition calcext:apply-style-name="Weekend" calcext:value="formula-is(OR(WEEKDAY([.BH$10])=1;WEEKDAY([.BH$10])=7))" calcext:base-cell-address="'Gantt Chart'.BH22"/>
            <calcext:condition calcext:apply-style-name="Holiday" calcext:value="formula-is(ISNUMBER(MATCH([.BH$10];Holidays;0)))" calcext:base-cell-address="'Gantt Chart'.BH22"/>
          </calcext:conditional-format>
          <calcext:conditional-format calcext:target-range-address="'Gantt Chart'.BH22:'Gantt Chart'.BH22">
            <calcext:condition calcext:apply-style-name="Task_Completed" calcext:value="formula-is(AND([.$E22]&gt;0;[.BH$10]&gt;=[.$D22];[.BH$10]&lt;=[.$F22];WORKDAY([.$D22];[.$E22]*[.$G22];Holidays)&gt;[.BH$10]))" calcext:base-cell-address="'Gantt Chart'.BH22"/>
            <calcext:condition calcext:apply-style-name="Task_Scheduled" calcext:value="formula-is(AND([.$E22]&gt;0;[.BH$10]&gt;=[.$D22];[.BH$10]&lt;=[.$F22];WORKDAY([.$D22];[.$E22]*[.$G22];Holidays)&lt;=[.BH$10]))" calcext:base-cell-address="'Gantt Chart'.BH22"/>
            <calcext:condition calcext:apply-style-name="Milestone" calcext:value="formula-is(AND([.$D22]&gt;0;[.$F22]=&quot;&quot;;[.$D22]=[.BH$10]))" calcext:base-cell-address="'Gantt Chart'.BH22"/>
          </calcext:conditional-format>
          <calcext:conditional-format calcext:target-range-address="'Gantt Chart'.BI22:'Gantt Chart'.BI22">
            <calcext:condition calcext:apply-style-name="Today" calcext:value="formula-is([.BI$10]=TODAY())" calcext:base-cell-address="'Gantt Chart'.BI22"/>
            <calcext:condition calcext:apply-style-name="Weekend" calcext:value="formula-is(OR(WEEKDAY([.BI$10])=1;WEEKDAY([.BI$10])=7))" calcext:base-cell-address="'Gantt Chart'.BI22"/>
            <calcext:condition calcext:apply-style-name="Holiday" calcext:value="formula-is(ISNUMBER(MATCH([.BI$10];Holidays;0)))" calcext:base-cell-address="'Gantt Chart'.BI22"/>
          </calcext:conditional-format>
          <calcext:conditional-format calcext:target-range-address="'Gantt Chart'.BI22:'Gantt Chart'.BI22">
            <calcext:condition calcext:apply-style-name="Task_Completed" calcext:value="formula-is(AND([.$E22]&gt;0;[.BI$10]&gt;=[.$D22];[.BI$10]&lt;=[.$F22];WORKDAY([.$D22];[.$E22]*[.$G22];Holidays)&gt;[.BI$10]))" calcext:base-cell-address="'Gantt Chart'.BI22"/>
            <calcext:condition calcext:apply-style-name="Task_Scheduled" calcext:value="formula-is(AND([.$E22]&gt;0;[.BI$10]&gt;=[.$D22];[.BI$10]&lt;=[.$F22];WORKDAY([.$D22];[.$E22]*[.$G22];Holidays)&lt;=[.BI$10]))" calcext:base-cell-address="'Gantt Chart'.BI22"/>
            <calcext:condition calcext:apply-style-name="Milestone" calcext:value="formula-is(AND([.$D22]&gt;0;[.$F22]=&quot;&quot;;[.$D22]=[.BI$10]))" calcext:base-cell-address="'Gantt Chart'.BI22"/>
          </calcext:conditional-format>
          <calcext:conditional-format calcext:target-range-address="'Gantt Chart'.BJ22:'Gantt Chart'.BJ22">
            <calcext:condition calcext:apply-style-name="Today" calcext:value="formula-is([.BJ$10]=TODAY())" calcext:base-cell-address="'Gantt Chart'.BJ22"/>
            <calcext:condition calcext:apply-style-name="Weekend" calcext:value="formula-is(OR(WEEKDAY([.BJ$10])=1;WEEKDAY([.BJ$10])=7))" calcext:base-cell-address="'Gantt Chart'.BJ22"/>
            <calcext:condition calcext:apply-style-name="Holiday" calcext:value="formula-is(ISNUMBER(MATCH([.BJ$10];Holidays;0)))" calcext:base-cell-address="'Gantt Chart'.BJ22"/>
          </calcext:conditional-format>
          <calcext:conditional-format calcext:target-range-address="'Gantt Chart'.BJ22:'Gantt Chart'.BJ22">
            <calcext:condition calcext:apply-style-name="Task_Completed" calcext:value="formula-is(AND([.$E22]&gt;0;[.BJ$10]&gt;=[.$D22];[.BJ$10]&lt;=[.$F22];WORKDAY([.$D22];[.$E22]*[.$G22];Holidays)&gt;[.BJ$10]))" calcext:base-cell-address="'Gantt Chart'.BJ22"/>
            <calcext:condition calcext:apply-style-name="Task_Scheduled" calcext:value="formula-is(AND([.$E22]&gt;0;[.BJ$10]&gt;=[.$D22];[.BJ$10]&lt;=[.$F22];WORKDAY([.$D22];[.$E22]*[.$G22];Holidays)&lt;=[.BJ$10]))" calcext:base-cell-address="'Gantt Chart'.BJ22"/>
            <calcext:condition calcext:apply-style-name="Milestone" calcext:value="formula-is(AND([.$D22]&gt;0;[.$F22]=&quot;&quot;;[.$D22]=[.BJ$10]))" calcext:base-cell-address="'Gantt Chart'.BJ22"/>
          </calcext:conditional-format>
          <calcext:conditional-format calcext:target-range-address="'Gantt Chart'.BK22:'Gantt Chart'.BK22">
            <calcext:condition calcext:apply-style-name="Today" calcext:value="formula-is([.BK$10]=TODAY())" calcext:base-cell-address="'Gantt Chart'.BK22"/>
            <calcext:condition calcext:apply-style-name="Weekend" calcext:value="formula-is(OR(WEEKDAY([.BK$10])=1;WEEKDAY([.BK$10])=7))" calcext:base-cell-address="'Gantt Chart'.BK22"/>
            <calcext:condition calcext:apply-style-name="Holiday" calcext:value="formula-is(ISNUMBER(MATCH([.BK$10];Holidays;0)))" calcext:base-cell-address="'Gantt Chart'.BK22"/>
          </calcext:conditional-format>
          <calcext:conditional-format calcext:target-range-address="'Gantt Chart'.BK22:'Gantt Chart'.BK22">
            <calcext:condition calcext:apply-style-name="Task_Completed" calcext:value="formula-is(AND([.$E22]&gt;0;[.BK$10]&gt;=[.$D22];[.BK$10]&lt;=[.$F22];WORKDAY([.$D22];[.$E22]*[.$G22];Holidays)&gt;[.BK$10]))" calcext:base-cell-address="'Gantt Chart'.BK22"/>
            <calcext:condition calcext:apply-style-name="Task_Scheduled" calcext:value="formula-is(AND([.$E22]&gt;0;[.BK$10]&gt;=[.$D22];[.BK$10]&lt;=[.$F22];WORKDAY([.$D22];[.$E22]*[.$G22];Holidays)&lt;=[.BK$10]))" calcext:base-cell-address="'Gantt Chart'.BK22"/>
            <calcext:condition calcext:apply-style-name="Milestone" calcext:value="formula-is(AND([.$D22]&gt;0;[.$F22]=&quot;&quot;;[.$D22]=[.BK$10]))" calcext:base-cell-address="'Gantt Chart'.BK22"/>
          </calcext:conditional-format>
          <calcext:conditional-format calcext:target-range-address="'Gantt Chart'.BL22:'Gantt Chart'.BL22">
            <calcext:condition calcext:apply-style-name="Today" calcext:value="formula-is([.BL$10]=TODAY())" calcext:base-cell-address="'Gantt Chart'.BL22"/>
            <calcext:condition calcext:apply-style-name="Weekend" calcext:value="formula-is(OR(WEEKDAY([.BL$10])=1;WEEKDAY([.BL$10])=7))" calcext:base-cell-address="'Gantt Chart'.BL22"/>
            <calcext:condition calcext:apply-style-name="Holiday" calcext:value="formula-is(ISNUMBER(MATCH([.BL$10];Holidays;0)))" calcext:base-cell-address="'Gantt Chart'.BL22"/>
          </calcext:conditional-format>
          <calcext:conditional-format calcext:target-range-address="'Gantt Chart'.BL22:'Gantt Chart'.BL22">
            <calcext:condition calcext:apply-style-name="Task_Completed" calcext:value="formula-is(AND([.$E22]&gt;0;[.BL$10]&gt;=[.$D22];[.BL$10]&lt;=[.$F22];WORKDAY([.$D22];[.$E22]*[.$G22];Holidays)&gt;[.BL$10]))" calcext:base-cell-address="'Gantt Chart'.BL22"/>
            <calcext:condition calcext:apply-style-name="Task_Scheduled" calcext:value="formula-is(AND([.$E22]&gt;0;[.BL$10]&gt;=[.$D22];[.BL$10]&lt;=[.$F22];WORKDAY([.$D22];[.$E22]*[.$G22];Holidays)&lt;=[.BL$10]))" calcext:base-cell-address="'Gantt Chart'.BL22"/>
            <calcext:condition calcext:apply-style-name="Milestone" calcext:value="formula-is(AND([.$D22]&gt;0;[.$F22]=&quot;&quot;;[.$D22]=[.BL$10]))" calcext:base-cell-address="'Gantt Chart'.BL22"/>
          </calcext:conditional-format>
          <calcext:conditional-format calcext:target-range-address="'Gantt Chart'.BM22:'Gantt Chart'.BM22">
            <calcext:condition calcext:apply-style-name="Today" calcext:value="formula-is([.BM$10]=TODAY())" calcext:base-cell-address="'Gantt Chart'.BM22"/>
            <calcext:condition calcext:apply-style-name="Weekend" calcext:value="formula-is(OR(WEEKDAY([.BM$10])=1;WEEKDAY([.BM$10])=7))" calcext:base-cell-address="'Gantt Chart'.BM22"/>
            <calcext:condition calcext:apply-style-name="Holiday" calcext:value="formula-is(ISNUMBER(MATCH([.BM$10];Holidays;0)))" calcext:base-cell-address="'Gantt Chart'.BM22"/>
          </calcext:conditional-format>
          <calcext:conditional-format calcext:target-range-address="'Gantt Chart'.BM22:'Gantt Chart'.BM22">
            <calcext:condition calcext:apply-style-name="Task_Completed" calcext:value="formula-is(AND([.$E22]&gt;0;[.BM$10]&gt;=[.$D22];[.BM$10]&lt;=[.$F22];WORKDAY([.$D22];[.$E22]*[.$G22];Holidays)&gt;[.BM$10]))" calcext:base-cell-address="'Gantt Chart'.BM22"/>
            <calcext:condition calcext:apply-style-name="Task_Scheduled" calcext:value="formula-is(AND([.$E22]&gt;0;[.BM$10]&gt;=[.$D22];[.BM$10]&lt;=[.$F22];WORKDAY([.$D22];[.$E22]*[.$G22];Holidays)&lt;=[.BM$10]))" calcext:base-cell-address="'Gantt Chart'.BM22"/>
            <calcext:condition calcext:apply-style-name="Milestone" calcext:value="formula-is(AND([.$D22]&gt;0;[.$F22]=&quot;&quot;;[.$D22]=[.BM$10]))" calcext:base-cell-address="'Gantt Chart'.BM22"/>
          </calcext:conditional-format>
          <calcext:conditional-format calcext:target-range-address="'Gantt Chart'.BN22:'Gantt Chart'.BN22">
            <calcext:condition calcext:apply-style-name="Today" calcext:value="formula-is([.BN$10]=TODAY())" calcext:base-cell-address="'Gantt Chart'.BN22"/>
            <calcext:condition calcext:apply-style-name="Weekend" calcext:value="formula-is(OR(WEEKDAY([.BN$10])=1;WEEKDAY([.BN$10])=7))" calcext:base-cell-address="'Gantt Chart'.BN22"/>
            <calcext:condition calcext:apply-style-name="Holiday" calcext:value="formula-is(ISNUMBER(MATCH([.BN$10];Holidays;0)))" calcext:base-cell-address="'Gantt Chart'.BN22"/>
          </calcext:conditional-format>
          <calcext:conditional-format calcext:target-range-address="'Gantt Chart'.BN22:'Gantt Chart'.BN22">
            <calcext:condition calcext:apply-style-name="Task_Completed" calcext:value="formula-is(AND([.$E22]&gt;0;[.BN$10]&gt;=[.$D22];[.BN$10]&lt;=[.$F22];WORKDAY([.$D22];[.$E22]*[.$G22];Holidays)&gt;[.BN$10]))" calcext:base-cell-address="'Gantt Chart'.BN22"/>
            <calcext:condition calcext:apply-style-name="Task_Scheduled" calcext:value="formula-is(AND([.$E22]&gt;0;[.BN$10]&gt;=[.$D22];[.BN$10]&lt;=[.$F22];WORKDAY([.$D22];[.$E22]*[.$G22];Holidays)&lt;=[.BN$10]))" calcext:base-cell-address="'Gantt Chart'.BN22"/>
            <calcext:condition calcext:apply-style-name="Milestone" calcext:value="formula-is(AND([.$D22]&gt;0;[.$F22]=&quot;&quot;;[.$D22]=[.BN$10]))" calcext:base-cell-address="'Gantt Chart'.BN22"/>
          </calcext:conditional-format>
          <calcext:conditional-format calcext:target-range-address="'Gantt Chart'.BO22:'Gantt Chart'.BO22">
            <calcext:condition calcext:apply-style-name="Today" calcext:value="formula-is([.BO$10]=TODAY())" calcext:base-cell-address="'Gantt Chart'.BO22"/>
            <calcext:condition calcext:apply-style-name="Weekend" calcext:value="formula-is(OR(WEEKDAY([.BO$10])=1;WEEKDAY([.BO$10])=7))" calcext:base-cell-address="'Gantt Chart'.BO22"/>
            <calcext:condition calcext:apply-style-name="Holiday" calcext:value="formula-is(ISNUMBER(MATCH([.BO$10];Holidays;0)))" calcext:base-cell-address="'Gantt Chart'.BO22"/>
          </calcext:conditional-format>
          <calcext:conditional-format calcext:target-range-address="'Gantt Chart'.BO22:'Gantt Chart'.BO22">
            <calcext:condition calcext:apply-style-name="Task_Completed" calcext:value="formula-is(AND([.$E22]&gt;0;[.BO$10]&gt;=[.$D22];[.BO$10]&lt;=[.$F22];WORKDAY([.$D22];[.$E22]*[.$G22];Holidays)&gt;[.BO$10]))" calcext:base-cell-address="'Gantt Chart'.BO22"/>
            <calcext:condition calcext:apply-style-name="Task_Scheduled" calcext:value="formula-is(AND([.$E22]&gt;0;[.BO$10]&gt;=[.$D22];[.BO$10]&lt;=[.$F22];WORKDAY([.$D22];[.$E22]*[.$G22];Holidays)&lt;=[.BO$10]))" calcext:base-cell-address="'Gantt Chart'.BO22"/>
            <calcext:condition calcext:apply-style-name="Milestone" calcext:value="formula-is(AND([.$D22]&gt;0;[.$F22]=&quot;&quot;;[.$D22]=[.BO$10]))" calcext:base-cell-address="'Gantt Chart'.BO22"/>
          </calcext:conditional-format>
          <calcext:conditional-format calcext:target-range-address="'Gantt Chart'.BP22:'Gantt Chart'.BP22">
            <calcext:condition calcext:apply-style-name="Today" calcext:value="formula-is([.BP$10]=TODAY())" calcext:base-cell-address="'Gantt Chart'.BP22"/>
            <calcext:condition calcext:apply-style-name="Weekend" calcext:value="formula-is(OR(WEEKDAY([.BP$10])=1;WEEKDAY([.BP$10])=7))" calcext:base-cell-address="'Gantt Chart'.BP22"/>
            <calcext:condition calcext:apply-style-name="Holiday" calcext:value="formula-is(ISNUMBER(MATCH([.BP$10];Holidays;0)))" calcext:base-cell-address="'Gantt Chart'.BP22"/>
          </calcext:conditional-format>
          <calcext:conditional-format calcext:target-range-address="'Gantt Chart'.BP22:'Gantt Chart'.BP22">
            <calcext:condition calcext:apply-style-name="Task_Completed" calcext:value="formula-is(AND([.$E22]&gt;0;[.BP$10]&gt;=[.$D22];[.BP$10]&lt;=[.$F22];WORKDAY([.$D22];[.$E22]*[.$G22];Holidays)&gt;[.BP$10]))" calcext:base-cell-address="'Gantt Chart'.BP22"/>
            <calcext:condition calcext:apply-style-name="Task_Scheduled" calcext:value="formula-is(AND([.$E22]&gt;0;[.BP$10]&gt;=[.$D22];[.BP$10]&lt;=[.$F22];WORKDAY([.$D22];[.$E22]*[.$G22];Holidays)&lt;=[.BP$10]))" calcext:base-cell-address="'Gantt Chart'.BP22"/>
            <calcext:condition calcext:apply-style-name="Milestone" calcext:value="formula-is(AND([.$D22]&gt;0;[.$F22]=&quot;&quot;;[.$D22]=[.BP$10]))" calcext:base-cell-address="'Gantt Chart'.BP22"/>
          </calcext:conditional-format>
          <calcext:conditional-format calcext:target-range-address="'Gantt Chart'.BQ22:'Gantt Chart'.BQ22">
            <calcext:condition calcext:apply-style-name="Today" calcext:value="formula-is([.BQ$10]=TODAY())" calcext:base-cell-address="'Gantt Chart'.BQ22"/>
            <calcext:condition calcext:apply-style-name="Weekend" calcext:value="formula-is(OR(WEEKDAY([.BQ$10])=1;WEEKDAY([.BQ$10])=7))" calcext:base-cell-address="'Gantt Chart'.BQ22"/>
            <calcext:condition calcext:apply-style-name="Holiday" calcext:value="formula-is(ISNUMBER(MATCH([.BQ$10];Holidays;0)))" calcext:base-cell-address="'Gantt Chart'.BQ22"/>
          </calcext:conditional-format>
          <calcext:conditional-format calcext:target-range-address="'Gantt Chart'.BQ22:'Gantt Chart'.BQ22">
            <calcext:condition calcext:apply-style-name="Task_Completed" calcext:value="formula-is(AND([.$E22]&gt;0;[.BQ$10]&gt;=[.$D22];[.BQ$10]&lt;=[.$F22];WORKDAY([.$D22];[.$E22]*[.$G22];Holidays)&gt;[.BQ$10]))" calcext:base-cell-address="'Gantt Chart'.BQ22"/>
            <calcext:condition calcext:apply-style-name="Task_Scheduled" calcext:value="formula-is(AND([.$E22]&gt;0;[.BQ$10]&gt;=[.$D22];[.BQ$10]&lt;=[.$F22];WORKDAY([.$D22];[.$E22]*[.$G22];Holidays)&lt;=[.BQ$10]))" calcext:base-cell-address="'Gantt Chart'.BQ22"/>
            <calcext:condition calcext:apply-style-name="Milestone" calcext:value="formula-is(AND([.$D22]&gt;0;[.$F22]=&quot;&quot;;[.$D22]=[.BQ$10]))" calcext:base-cell-address="'Gantt Chart'.BQ22"/>
          </calcext:conditional-format>
          <calcext:conditional-format calcext:target-range-address="'Gantt Chart'.BR22:'Gantt Chart'.BR22">
            <calcext:condition calcext:apply-style-name="Today" calcext:value="formula-is([.BR$10]=TODAY())" calcext:base-cell-address="'Gantt Chart'.BR22"/>
            <calcext:condition calcext:apply-style-name="Weekend" calcext:value="formula-is(OR(WEEKDAY([.BR$10])=1;WEEKDAY([.BR$10])=7))" calcext:base-cell-address="'Gantt Chart'.BR22"/>
            <calcext:condition calcext:apply-style-name="Holiday" calcext:value="formula-is(ISNUMBER(MATCH([.BR$10];Holidays;0)))" calcext:base-cell-address="'Gantt Chart'.BR22"/>
          </calcext:conditional-format>
          <calcext:conditional-format calcext:target-range-address="'Gantt Chart'.BR22:'Gantt Chart'.BR22">
            <calcext:condition calcext:apply-style-name="Task_Completed" calcext:value="formula-is(AND([.$E22]&gt;0;[.BR$10]&gt;=[.$D22];[.BR$10]&lt;=[.$F22];WORKDAY([.$D22];[.$E22]*[.$G22];Holidays)&gt;[.BR$10]))" calcext:base-cell-address="'Gantt Chart'.BR22"/>
            <calcext:condition calcext:apply-style-name="Task_Scheduled" calcext:value="formula-is(AND([.$E22]&gt;0;[.BR$10]&gt;=[.$D22];[.BR$10]&lt;=[.$F22];WORKDAY([.$D22];[.$E22]*[.$G22];Holidays)&lt;=[.BR$10]))" calcext:base-cell-address="'Gantt Chart'.BR22"/>
            <calcext:condition calcext:apply-style-name="Milestone" calcext:value="formula-is(AND([.$D22]&gt;0;[.$F22]=&quot;&quot;;[.$D22]=[.BR$10]))" calcext:base-cell-address="'Gantt Chart'.BR22"/>
          </calcext:conditional-format>
          <calcext:conditional-format calcext:target-range-address="'Gantt Chart'.BS22:'Gantt Chart'.BS22">
            <calcext:condition calcext:apply-style-name="Today" calcext:value="formula-is([.BS$10]=TODAY())" calcext:base-cell-address="'Gantt Chart'.BS22"/>
            <calcext:condition calcext:apply-style-name="Weekend" calcext:value="formula-is(OR(WEEKDAY([.BS$10])=1;WEEKDAY([.BS$10])=7))" calcext:base-cell-address="'Gantt Chart'.BS22"/>
            <calcext:condition calcext:apply-style-name="Holiday" calcext:value="formula-is(ISNUMBER(MATCH([.BS$10];Holidays;0)))" calcext:base-cell-address="'Gantt Chart'.BS22"/>
          </calcext:conditional-format>
          <calcext:conditional-format calcext:target-range-address="'Gantt Chart'.BS22:'Gantt Chart'.BS22">
            <calcext:condition calcext:apply-style-name="Task_Completed" calcext:value="formula-is(AND([.$E22]&gt;0;[.BS$10]&gt;=[.$D22];[.BS$10]&lt;=[.$F22];WORKDAY([.$D22];[.$E22]*[.$G22];Holidays)&gt;[.BS$10]))" calcext:base-cell-address="'Gantt Chart'.BS22"/>
            <calcext:condition calcext:apply-style-name="Task_Scheduled" calcext:value="formula-is(AND([.$E22]&gt;0;[.BS$10]&gt;=[.$D22];[.BS$10]&lt;=[.$F22];WORKDAY([.$D22];[.$E22]*[.$G22];Holidays)&lt;=[.BS$10]))" calcext:base-cell-address="'Gantt Chart'.BS22"/>
            <calcext:condition calcext:apply-style-name="Milestone" calcext:value="formula-is(AND([.$D22]&gt;0;[.$F22]=&quot;&quot;;[.$D22]=[.BS$10]))" calcext:base-cell-address="'Gantt Chart'.BS22"/>
          </calcext:conditional-format>
          <calcext:conditional-format calcext:target-range-address="'Gantt Chart'.BT22:'Gantt Chart'.BT22">
            <calcext:condition calcext:apply-style-name="Today" calcext:value="formula-is([.BT$10]=TODAY())" calcext:base-cell-address="'Gantt Chart'.BT22"/>
            <calcext:condition calcext:apply-style-name="Weekend" calcext:value="formula-is(OR(WEEKDAY([.BT$10])=1;WEEKDAY([.BT$10])=7))" calcext:base-cell-address="'Gantt Chart'.BT22"/>
            <calcext:condition calcext:apply-style-name="Holiday" calcext:value="formula-is(ISNUMBER(MATCH([.BT$10];Holidays;0)))" calcext:base-cell-address="'Gantt Chart'.BT22"/>
          </calcext:conditional-format>
          <calcext:conditional-format calcext:target-range-address="'Gantt Chart'.BT22:'Gantt Chart'.BT22">
            <calcext:condition calcext:apply-style-name="Task_Completed" calcext:value="formula-is(AND([.$E22]&gt;0;[.BT$10]&gt;=[.$D22];[.BT$10]&lt;=[.$F22];WORKDAY([.$D22];[.$E22]*[.$G22];Holidays)&gt;[.BT$10]))" calcext:base-cell-address="'Gantt Chart'.BT22"/>
            <calcext:condition calcext:apply-style-name="Task_Scheduled" calcext:value="formula-is(AND([.$E22]&gt;0;[.BT$10]&gt;=[.$D22];[.BT$10]&lt;=[.$F22];WORKDAY([.$D22];[.$E22]*[.$G22];Holidays)&lt;=[.BT$10]))" calcext:base-cell-address="'Gantt Chart'.BT22"/>
            <calcext:condition calcext:apply-style-name="Milestone" calcext:value="formula-is(AND([.$D22]&gt;0;[.$F22]=&quot;&quot;;[.$D22]=[.BT$10]))" calcext:base-cell-address="'Gantt Chart'.BT22"/>
          </calcext:conditional-format>
          <calcext:conditional-format calcext:target-range-address="'Gantt Chart'.BU22:'Gantt Chart'.BU22">
            <calcext:condition calcext:apply-style-name="Today" calcext:value="formula-is([.BU$10]=TODAY())" calcext:base-cell-address="'Gantt Chart'.BU22"/>
            <calcext:condition calcext:apply-style-name="Weekend" calcext:value="formula-is(OR(WEEKDAY([.BU$10])=1;WEEKDAY([.BU$10])=7))" calcext:base-cell-address="'Gantt Chart'.BU22"/>
            <calcext:condition calcext:apply-style-name="Holiday" calcext:value="formula-is(ISNUMBER(MATCH([.BU$10];Holidays;0)))" calcext:base-cell-address="'Gantt Chart'.BU22"/>
          </calcext:conditional-format>
          <calcext:conditional-format calcext:target-range-address="'Gantt Chart'.BU22:'Gantt Chart'.BU22">
            <calcext:condition calcext:apply-style-name="Task_Completed" calcext:value="formula-is(AND([.$E22]&gt;0;[.BU$10]&gt;=[.$D22];[.BU$10]&lt;=[.$F22];WORKDAY([.$D22];[.$E22]*[.$G22];Holidays)&gt;[.BU$10]))" calcext:base-cell-address="'Gantt Chart'.BU22"/>
            <calcext:condition calcext:apply-style-name="Task_Scheduled" calcext:value="formula-is(AND([.$E22]&gt;0;[.BU$10]&gt;=[.$D22];[.BU$10]&lt;=[.$F22];WORKDAY([.$D22];[.$E22]*[.$G22];Holidays)&lt;=[.BU$10]))" calcext:base-cell-address="'Gantt Chart'.BU22"/>
            <calcext:condition calcext:apply-style-name="Milestone" calcext:value="formula-is(AND([.$D22]&gt;0;[.$F22]=&quot;&quot;;[.$D22]=[.BU$10]))" calcext:base-cell-address="'Gantt Chart'.BU22"/>
          </calcext:conditional-format>
          <calcext:conditional-format calcext:target-range-address="'Gantt Chart'.BV22:'Gantt Chart'.BV22">
            <calcext:condition calcext:apply-style-name="Today" calcext:value="formula-is([.BV$10]=TODAY())" calcext:base-cell-address="'Gantt Chart'.BV22"/>
            <calcext:condition calcext:apply-style-name="Weekend" calcext:value="formula-is(OR(WEEKDAY([.BV$10])=1;WEEKDAY([.BV$10])=7))" calcext:base-cell-address="'Gantt Chart'.BV22"/>
            <calcext:condition calcext:apply-style-name="Holiday" calcext:value="formula-is(ISNUMBER(MATCH([.BV$10];Holidays;0)))" calcext:base-cell-address="'Gantt Chart'.BV22"/>
          </calcext:conditional-format>
          <calcext:conditional-format calcext:target-range-address="'Gantt Chart'.BV22:'Gantt Chart'.BV22">
            <calcext:condition calcext:apply-style-name="Task_Completed" calcext:value="formula-is(AND([.$E22]&gt;0;[.BV$10]&gt;=[.$D22];[.BV$10]&lt;=[.$F22];WORKDAY([.$D22];[.$E22]*[.$G22];Holidays)&gt;[.BV$10]))" calcext:base-cell-address="'Gantt Chart'.BV22"/>
            <calcext:condition calcext:apply-style-name="Task_Scheduled" calcext:value="formula-is(AND([.$E22]&gt;0;[.BV$10]&gt;=[.$D22];[.BV$10]&lt;=[.$F22];WORKDAY([.$D22];[.$E22]*[.$G22];Holidays)&lt;=[.BV$10]))" calcext:base-cell-address="'Gantt Chart'.BV22"/>
            <calcext:condition calcext:apply-style-name="Milestone" calcext:value="formula-is(AND([.$D22]&gt;0;[.$F22]=&quot;&quot;;[.$D22]=[.BV$10]))" calcext:base-cell-address="'Gantt Chart'.BV22"/>
          </calcext:conditional-format>
          <calcext:conditional-format calcext:target-range-address="'Gantt Chart'.BW22:'Gantt Chart'.BW22">
            <calcext:condition calcext:apply-style-name="Today" calcext:value="formula-is([.BW$10]=TODAY())" calcext:base-cell-address="'Gantt Chart'.BW22"/>
            <calcext:condition calcext:apply-style-name="Weekend" calcext:value="formula-is(OR(WEEKDAY([.BW$10])=1;WEEKDAY([.BW$10])=7))" calcext:base-cell-address="'Gantt Chart'.BW22"/>
            <calcext:condition calcext:apply-style-name="Holiday" calcext:value="formula-is(ISNUMBER(MATCH([.BW$10];Holidays;0)))" calcext:base-cell-address="'Gantt Chart'.BW22"/>
          </calcext:conditional-format>
          <calcext:conditional-format calcext:target-range-address="'Gantt Chart'.BW22:'Gantt Chart'.BW22">
            <calcext:condition calcext:apply-style-name="Task_Completed" calcext:value="formula-is(AND([.$E22]&gt;0;[.BW$10]&gt;=[.$D22];[.BW$10]&lt;=[.$F22];WORKDAY([.$D22];[.$E22]*[.$G22];Holidays)&gt;[.BW$10]))" calcext:base-cell-address="'Gantt Chart'.BW22"/>
            <calcext:condition calcext:apply-style-name="Task_Scheduled" calcext:value="formula-is(AND([.$E22]&gt;0;[.BW$10]&gt;=[.$D22];[.BW$10]&lt;=[.$F22];WORKDAY([.$D22];[.$E22]*[.$G22];Holidays)&lt;=[.BW$10]))" calcext:base-cell-address="'Gantt Chart'.BW22"/>
            <calcext:condition calcext:apply-style-name="Milestone" calcext:value="formula-is(AND([.$D22]&gt;0;[.$F22]=&quot;&quot;;[.$D22]=[.BW$10]))" calcext:base-cell-address="'Gantt Chart'.BW22"/>
          </calcext:conditional-format>
          <calcext:conditional-format calcext:target-range-address="'Gantt Chart'.BX22:'Gantt Chart'.BX22">
            <calcext:condition calcext:apply-style-name="Today" calcext:value="formula-is([.BX$10]=TODAY())" calcext:base-cell-address="'Gantt Chart'.BX22"/>
            <calcext:condition calcext:apply-style-name="Weekend" calcext:value="formula-is(OR(WEEKDAY([.BX$10])=1;WEEKDAY([.BX$10])=7))" calcext:base-cell-address="'Gantt Chart'.BX22"/>
            <calcext:condition calcext:apply-style-name="Holiday" calcext:value="formula-is(ISNUMBER(MATCH([.BX$10];Holidays;0)))" calcext:base-cell-address="'Gantt Chart'.BX22"/>
          </calcext:conditional-format>
          <calcext:conditional-format calcext:target-range-address="'Gantt Chart'.BX22:'Gantt Chart'.BX22">
            <calcext:condition calcext:apply-style-name="Task_Completed" calcext:value="formula-is(AND([.$E22]&gt;0;[.BX$10]&gt;=[.$D22];[.BX$10]&lt;=[.$F22];WORKDAY([.$D22];[.$E22]*[.$G22];Holidays)&gt;[.BX$10]))" calcext:base-cell-address="'Gantt Chart'.BX22"/>
            <calcext:condition calcext:apply-style-name="Task_Scheduled" calcext:value="formula-is(AND([.$E22]&gt;0;[.BX$10]&gt;=[.$D22];[.BX$10]&lt;=[.$F22];WORKDAY([.$D22];[.$E22]*[.$G22];Holidays)&lt;=[.BX$10]))" calcext:base-cell-address="'Gantt Chart'.BX22"/>
            <calcext:condition calcext:apply-style-name="Milestone" calcext:value="formula-is(AND([.$D22]&gt;0;[.$F22]=&quot;&quot;;[.$D22]=[.BX$10]))" calcext:base-cell-address="'Gantt Chart'.BX22"/>
          </calcext:conditional-format>
          <calcext:conditional-format calcext:target-range-address="'Gantt Chart'.BY22:'Gantt Chart'.BY22">
            <calcext:condition calcext:apply-style-name="Today" calcext:value="formula-is([.BY$10]=TODAY())" calcext:base-cell-address="'Gantt Chart'.BY22"/>
            <calcext:condition calcext:apply-style-name="Weekend" calcext:value="formula-is(OR(WEEKDAY([.BY$10])=1;WEEKDAY([.BY$10])=7))" calcext:base-cell-address="'Gantt Chart'.BY22"/>
            <calcext:condition calcext:apply-style-name="Holiday" calcext:value="formula-is(ISNUMBER(MATCH([.BY$10];Holidays;0)))" calcext:base-cell-address="'Gantt Chart'.BY22"/>
          </calcext:conditional-format>
          <calcext:conditional-format calcext:target-range-address="'Gantt Chart'.BY22:'Gantt Chart'.BY22">
            <calcext:condition calcext:apply-style-name="Task_Completed" calcext:value="formula-is(AND([.$E22]&gt;0;[.BY$10]&gt;=[.$D22];[.BY$10]&lt;=[.$F22];WORKDAY([.$D22];[.$E22]*[.$G22];Holidays)&gt;[.BY$10]))" calcext:base-cell-address="'Gantt Chart'.BY22"/>
            <calcext:condition calcext:apply-style-name="Task_Scheduled" calcext:value="formula-is(AND([.$E22]&gt;0;[.BY$10]&gt;=[.$D22];[.BY$10]&lt;=[.$F22];WORKDAY([.$D22];[.$E22]*[.$G22];Holidays)&lt;=[.BY$10]))" calcext:base-cell-address="'Gantt Chart'.BY22"/>
            <calcext:condition calcext:apply-style-name="Milestone" calcext:value="formula-is(AND([.$D22]&gt;0;[.$F22]=&quot;&quot;;[.$D22]=[.BY$10]))" calcext:base-cell-address="'Gantt Chart'.BY22"/>
          </calcext:conditional-format>
          <calcext:conditional-format calcext:target-range-address="'Gantt Chart'.BZ22:'Gantt Chart'.BZ22">
            <calcext:condition calcext:apply-style-name="Today" calcext:value="formula-is([.BZ$10]=TODAY())" calcext:base-cell-address="'Gantt Chart'.BZ22"/>
            <calcext:condition calcext:apply-style-name="Weekend" calcext:value="formula-is(OR(WEEKDAY([.BZ$10])=1;WEEKDAY([.BZ$10])=7))" calcext:base-cell-address="'Gantt Chart'.BZ22"/>
            <calcext:condition calcext:apply-style-name="Holiday" calcext:value="formula-is(ISNUMBER(MATCH([.BZ$10];Holidays;0)))" calcext:base-cell-address="'Gantt Chart'.BZ22"/>
          </calcext:conditional-format>
          <calcext:conditional-format calcext:target-range-address="'Gantt Chart'.BZ22:'Gantt Chart'.BZ22">
            <calcext:condition calcext:apply-style-name="Task_Completed" calcext:value="formula-is(AND([.$E22]&gt;0;[.BZ$10]&gt;=[.$D22];[.BZ$10]&lt;=[.$F22];WORKDAY([.$D22];[.$E22]*[.$G22];Holidays)&gt;[.BZ$10]))" calcext:base-cell-address="'Gantt Chart'.BZ22"/>
            <calcext:condition calcext:apply-style-name="Task_Scheduled" calcext:value="formula-is(AND([.$E22]&gt;0;[.BZ$10]&gt;=[.$D22];[.BZ$10]&lt;=[.$F22];WORKDAY([.$D22];[.$E22]*[.$G22];Holidays)&lt;=[.BZ$10]))" calcext:base-cell-address="'Gantt Chart'.BZ22"/>
            <calcext:condition calcext:apply-style-name="Milestone" calcext:value="formula-is(AND([.$D22]&gt;0;[.$F22]=&quot;&quot;;[.$D22]=[.BZ$10]))" calcext:base-cell-address="'Gantt Chart'.BZ22"/>
          </calcext:conditional-format>
          <calcext:conditional-format calcext:target-range-address="'Gantt Chart'.CA22:'Gantt Chart'.CA22">
            <calcext:condition calcext:apply-style-name="Today" calcext:value="formula-is([.CA$10]=TODAY())" calcext:base-cell-address="'Gantt Chart'.CA22"/>
            <calcext:condition calcext:apply-style-name="Weekend" calcext:value="formula-is(OR(WEEKDAY([.CA$10])=1;WEEKDAY([.CA$10])=7))" calcext:base-cell-address="'Gantt Chart'.CA22"/>
            <calcext:condition calcext:apply-style-name="Holiday" calcext:value="formula-is(ISNUMBER(MATCH([.CA$10];Holidays;0)))" calcext:base-cell-address="'Gantt Chart'.CA22"/>
          </calcext:conditional-format>
          <calcext:conditional-format calcext:target-range-address="'Gantt Chart'.CA22:'Gantt Chart'.CA22">
            <calcext:condition calcext:apply-style-name="Task_Completed" calcext:value="formula-is(AND([.$E22]&gt;0;[.CA$10]&gt;=[.$D22];[.CA$10]&lt;=[.$F22];WORKDAY([.$D22];[.$E22]*[.$G22];Holidays)&gt;[.CA$10]))" calcext:base-cell-address="'Gantt Chart'.CA22"/>
            <calcext:condition calcext:apply-style-name="Task_Scheduled" calcext:value="formula-is(AND([.$E22]&gt;0;[.CA$10]&gt;=[.$D22];[.CA$10]&lt;=[.$F22];WORKDAY([.$D22];[.$E22]*[.$G22];Holidays)&lt;=[.CA$10]))" calcext:base-cell-address="'Gantt Chart'.CA22"/>
            <calcext:condition calcext:apply-style-name="Milestone" calcext:value="formula-is(AND([.$D22]&gt;0;[.$F22]=&quot;&quot;;[.$D22]=[.CA$10]))" calcext:base-cell-address="'Gantt Chart'.CA22"/>
          </calcext:conditional-format>
          <calcext:conditional-format calcext:target-range-address="'Gantt Chart'.CB22:'Gantt Chart'.CB22">
            <calcext:condition calcext:apply-style-name="Today" calcext:value="formula-is([.CB$10]=TODAY())" calcext:base-cell-address="'Gantt Chart'.CB22"/>
            <calcext:condition calcext:apply-style-name="Weekend" calcext:value="formula-is(OR(WEEKDAY([.CB$10])=1;WEEKDAY([.CB$10])=7))" calcext:base-cell-address="'Gantt Chart'.CB22"/>
            <calcext:condition calcext:apply-style-name="Holiday" calcext:value="formula-is(ISNUMBER(MATCH([.CB$10];Holidays;0)))" calcext:base-cell-address="'Gantt Chart'.CB22"/>
          </calcext:conditional-format>
          <calcext:conditional-format calcext:target-range-address="'Gantt Chart'.CB22:'Gantt Chart'.CB22">
            <calcext:condition calcext:apply-style-name="Task_Completed" calcext:value="formula-is(AND([.$E22]&gt;0;[.CB$10]&gt;=[.$D22];[.CB$10]&lt;=[.$F22];WORKDAY([.$D22];[.$E22]*[.$G22];Holidays)&gt;[.CB$10]))" calcext:base-cell-address="'Gantt Chart'.CB22"/>
            <calcext:condition calcext:apply-style-name="Task_Scheduled" calcext:value="formula-is(AND([.$E22]&gt;0;[.CB$10]&gt;=[.$D22];[.CB$10]&lt;=[.$F22];WORKDAY([.$D22];[.$E22]*[.$G22];Holidays)&lt;=[.CB$10]))" calcext:base-cell-address="'Gantt Chart'.CB22"/>
            <calcext:condition calcext:apply-style-name="Milestone" calcext:value="formula-is(AND([.$D22]&gt;0;[.$F22]=&quot;&quot;;[.$D22]=[.CB$10]))" calcext:base-cell-address="'Gantt Chart'.CB22"/>
          </calcext:conditional-format>
          <calcext:conditional-format calcext:target-range-address="'Gantt Chart'.CC22:'Gantt Chart'.CC22">
            <calcext:condition calcext:apply-style-name="Today" calcext:value="formula-is([.CC$10]=TODAY())" calcext:base-cell-address="'Gantt Chart'.CC22"/>
            <calcext:condition calcext:apply-style-name="Weekend" calcext:value="formula-is(OR(WEEKDAY([.CC$10])=1;WEEKDAY([.CC$10])=7))" calcext:base-cell-address="'Gantt Chart'.CC22"/>
            <calcext:condition calcext:apply-style-name="Holiday" calcext:value="formula-is(ISNUMBER(MATCH([.CC$10];Holidays;0)))" calcext:base-cell-address="'Gantt Chart'.CC22"/>
          </calcext:conditional-format>
          <calcext:conditional-format calcext:target-range-address="'Gantt Chart'.CC22:'Gantt Chart'.CC22">
            <calcext:condition calcext:apply-style-name="Task_Completed" calcext:value="formula-is(AND([.$E22]&gt;0;[.CC$10]&gt;=[.$D22];[.CC$10]&lt;=[.$F22];WORKDAY([.$D22];[.$E22]*[.$G22];Holidays)&gt;[.CC$10]))" calcext:base-cell-address="'Gantt Chart'.CC22"/>
            <calcext:condition calcext:apply-style-name="Task_Scheduled" calcext:value="formula-is(AND([.$E22]&gt;0;[.CC$10]&gt;=[.$D22];[.CC$10]&lt;=[.$F22];WORKDAY([.$D22];[.$E22]*[.$G22];Holidays)&lt;=[.CC$10]))" calcext:base-cell-address="'Gantt Chart'.CC22"/>
            <calcext:condition calcext:apply-style-name="Milestone" calcext:value="formula-is(AND([.$D22]&gt;0;[.$F22]=&quot;&quot;;[.$D22]=[.CC$10]))" calcext:base-cell-address="'Gantt Chart'.CC22"/>
          </calcext:conditional-format>
          <calcext:conditional-format calcext:target-range-address="'Gantt Chart'.CD22:'Gantt Chart'.CD22">
            <calcext:condition calcext:apply-style-name="Today" calcext:value="formula-is([.CD$10]=TODAY())" calcext:base-cell-address="'Gantt Chart'.CD22"/>
            <calcext:condition calcext:apply-style-name="Weekend" calcext:value="formula-is(OR(WEEKDAY([.CD$10])=1;WEEKDAY([.CD$10])=7))" calcext:base-cell-address="'Gantt Chart'.CD22"/>
            <calcext:condition calcext:apply-style-name="Holiday" calcext:value="formula-is(ISNUMBER(MATCH([.CD$10];Holidays;0)))" calcext:base-cell-address="'Gantt Chart'.CD22"/>
          </calcext:conditional-format>
          <calcext:conditional-format calcext:target-range-address="'Gantt Chart'.CD22:'Gantt Chart'.CD22">
            <calcext:condition calcext:apply-style-name="Task_Completed" calcext:value="formula-is(AND([.$E22]&gt;0;[.CD$10]&gt;=[.$D22];[.CD$10]&lt;=[.$F22];WORKDAY([.$D22];[.$E22]*[.$G22];Holidays)&gt;[.CD$10]))" calcext:base-cell-address="'Gantt Chart'.CD22"/>
            <calcext:condition calcext:apply-style-name="Task_Scheduled" calcext:value="formula-is(AND([.$E22]&gt;0;[.CD$10]&gt;=[.$D22];[.CD$10]&lt;=[.$F22];WORKDAY([.$D22];[.$E22]*[.$G22];Holidays)&lt;=[.CD$10]))" calcext:base-cell-address="'Gantt Chart'.CD22"/>
            <calcext:condition calcext:apply-style-name="Milestone" calcext:value="formula-is(AND([.$D22]&gt;0;[.$F22]=&quot;&quot;;[.$D22]=[.CD$10]))" calcext:base-cell-address="'Gantt Chart'.CD22"/>
          </calcext:conditional-format>
          <calcext:conditional-format calcext:target-range-address="'Gantt Chart'.CE22:'Gantt Chart'.CE22">
            <calcext:condition calcext:apply-style-name="Today" calcext:value="formula-is([.CE$10]=TODAY())" calcext:base-cell-address="'Gantt Chart'.CE22"/>
            <calcext:condition calcext:apply-style-name="Weekend" calcext:value="formula-is(OR(WEEKDAY([.CE$10])=1;WEEKDAY([.CE$10])=7))" calcext:base-cell-address="'Gantt Chart'.CE22"/>
            <calcext:condition calcext:apply-style-name="Holiday" calcext:value="formula-is(ISNUMBER(MATCH([.CE$10];Holidays;0)))" calcext:base-cell-address="'Gantt Chart'.CE22"/>
          </calcext:conditional-format>
          <calcext:conditional-format calcext:target-range-address="'Gantt Chart'.CE22:'Gantt Chart'.CE22">
            <calcext:condition calcext:apply-style-name="Task_Completed" calcext:value="formula-is(AND([.$E22]&gt;0;[.CE$10]&gt;=[.$D22];[.CE$10]&lt;=[.$F22];WORKDAY([.$D22];[.$E22]*[.$G22];Holidays)&gt;[.CE$10]))" calcext:base-cell-address="'Gantt Chart'.CE22"/>
            <calcext:condition calcext:apply-style-name="Task_Scheduled" calcext:value="formula-is(AND([.$E22]&gt;0;[.CE$10]&gt;=[.$D22];[.CE$10]&lt;=[.$F22];WORKDAY([.$D22];[.$E22]*[.$G22];Holidays)&lt;=[.CE$10]))" calcext:base-cell-address="'Gantt Chart'.CE22"/>
            <calcext:condition calcext:apply-style-name="Milestone" calcext:value="formula-is(AND([.$D22]&gt;0;[.$F22]=&quot;&quot;;[.$D22]=[.CE$10]))" calcext:base-cell-address="'Gantt Chart'.CE22"/>
          </calcext:conditional-format>
          <calcext:conditional-format calcext:target-range-address="'Gantt Chart'.CF22:'Gantt Chart'.CF22">
            <calcext:condition calcext:apply-style-name="Today" calcext:value="formula-is([.CF$10]=TODAY())" calcext:base-cell-address="'Gantt Chart'.CF22"/>
            <calcext:condition calcext:apply-style-name="Weekend" calcext:value="formula-is(OR(WEEKDAY([.CF$10])=1;WEEKDAY([.CF$10])=7))" calcext:base-cell-address="'Gantt Chart'.CF22"/>
            <calcext:condition calcext:apply-style-name="Holiday" calcext:value="formula-is(ISNUMBER(MATCH([.CF$10];Holidays;0)))" calcext:base-cell-address="'Gantt Chart'.CF22"/>
          </calcext:conditional-format>
          <calcext:conditional-format calcext:target-range-address="'Gantt Chart'.CF22:'Gantt Chart'.CF22">
            <calcext:condition calcext:apply-style-name="Task_Completed" calcext:value="formula-is(AND([.$E22]&gt;0;[.CF$10]&gt;=[.$D22];[.CF$10]&lt;=[.$F22];WORKDAY([.$D22];[.$E22]*[.$G22];Holidays)&gt;[.CF$10]))" calcext:base-cell-address="'Gantt Chart'.CF22"/>
            <calcext:condition calcext:apply-style-name="Task_Scheduled" calcext:value="formula-is(AND([.$E22]&gt;0;[.CF$10]&gt;=[.$D22];[.CF$10]&lt;=[.$F22];WORKDAY([.$D22];[.$E22]*[.$G22];Holidays)&lt;=[.CF$10]))" calcext:base-cell-address="'Gantt Chart'.CF22"/>
            <calcext:condition calcext:apply-style-name="Milestone" calcext:value="formula-is(AND([.$D22]&gt;0;[.$F22]=&quot;&quot;;[.$D22]=[.CF$10]))" calcext:base-cell-address="'Gantt Chart'.CF22"/>
          </calcext:conditional-format>
          <calcext:conditional-format calcext:target-range-address="'Gantt Chart'.CG22:'Gantt Chart'.CG22">
            <calcext:condition calcext:apply-style-name="Today" calcext:value="formula-is([.CG$10]=TODAY())" calcext:base-cell-address="'Gantt Chart'.CG22"/>
            <calcext:condition calcext:apply-style-name="Weekend" calcext:value="formula-is(OR(WEEKDAY([.CG$10])=1;WEEKDAY([.CG$10])=7))" calcext:base-cell-address="'Gantt Chart'.CG22"/>
            <calcext:condition calcext:apply-style-name="Holiday" calcext:value="formula-is(ISNUMBER(MATCH([.CG$10];Holidays;0)))" calcext:base-cell-address="'Gantt Chart'.CG22"/>
          </calcext:conditional-format>
          <calcext:conditional-format calcext:target-range-address="'Gantt Chart'.CG22:'Gantt Chart'.CG22">
            <calcext:condition calcext:apply-style-name="Task_Completed" calcext:value="formula-is(AND([.$E22]&gt;0;[.CG$10]&gt;=[.$D22];[.CG$10]&lt;=[.$F22];WORKDAY([.$D22];[.$E22]*[.$G22];Holidays)&gt;[.CG$10]))" calcext:base-cell-address="'Gantt Chart'.CG22"/>
            <calcext:condition calcext:apply-style-name="Task_Scheduled" calcext:value="formula-is(AND([.$E22]&gt;0;[.CG$10]&gt;=[.$D22];[.CG$10]&lt;=[.$F22];WORKDAY([.$D22];[.$E22]*[.$G22];Holidays)&lt;=[.CG$10]))" calcext:base-cell-address="'Gantt Chart'.CG22"/>
            <calcext:condition calcext:apply-style-name="Milestone" calcext:value="formula-is(AND([.$D22]&gt;0;[.$F22]=&quot;&quot;;[.$D22]=[.CG$10]))" calcext:base-cell-address="'Gantt Chart'.CG22"/>
          </calcext:conditional-format>
          <calcext:conditional-format calcext:target-range-address="'Gantt Chart'.CH22:'Gantt Chart'.CH22">
            <calcext:condition calcext:apply-style-name="Today" calcext:value="formula-is([.CH$10]=TODAY())" calcext:base-cell-address="'Gantt Chart'.CH22"/>
            <calcext:condition calcext:apply-style-name="Weekend" calcext:value="formula-is(OR(WEEKDAY([.CH$10])=1;WEEKDAY([.CH$10])=7))" calcext:base-cell-address="'Gantt Chart'.CH22"/>
            <calcext:condition calcext:apply-style-name="Holiday" calcext:value="formula-is(ISNUMBER(MATCH([.CH$10];Holidays;0)))" calcext:base-cell-address="'Gantt Chart'.CH22"/>
          </calcext:conditional-format>
          <calcext:conditional-format calcext:target-range-address="'Gantt Chart'.CH22:'Gantt Chart'.CH22">
            <calcext:condition calcext:apply-style-name="Task_Completed" calcext:value="formula-is(AND([.$E22]&gt;0;[.CH$10]&gt;=[.$D22];[.CH$10]&lt;=[.$F22];WORKDAY([.$D22];[.$E22]*[.$G22];Holidays)&gt;[.CH$10]))" calcext:base-cell-address="'Gantt Chart'.CH22"/>
            <calcext:condition calcext:apply-style-name="Task_Scheduled" calcext:value="formula-is(AND([.$E22]&gt;0;[.CH$10]&gt;=[.$D22];[.CH$10]&lt;=[.$F22];WORKDAY([.$D22];[.$E22]*[.$G22];Holidays)&lt;=[.CH$10]))" calcext:base-cell-address="'Gantt Chart'.CH22"/>
            <calcext:condition calcext:apply-style-name="Milestone" calcext:value="formula-is(AND([.$D22]&gt;0;[.$F22]=&quot;&quot;;[.$D22]=[.CH$10]))" calcext:base-cell-address="'Gantt Chart'.CH22"/>
          </calcext:conditional-format>
          <calcext:conditional-format calcext:target-range-address="'Gantt Chart'.CI22:'Gantt Chart'.CI22">
            <calcext:condition calcext:apply-style-name="Today" calcext:value="formula-is([.CI$10]=TODAY())" calcext:base-cell-address="'Gantt Chart'.CI22"/>
            <calcext:condition calcext:apply-style-name="Weekend" calcext:value="formula-is(OR(WEEKDAY([.CI$10])=1;WEEKDAY([.CI$10])=7))" calcext:base-cell-address="'Gantt Chart'.CI22"/>
            <calcext:condition calcext:apply-style-name="Holiday" calcext:value="formula-is(ISNUMBER(MATCH([.CI$10];Holidays;0)))" calcext:base-cell-address="'Gantt Chart'.CI22"/>
          </calcext:conditional-format>
          <calcext:conditional-format calcext:target-range-address="'Gantt Chart'.CI22:'Gantt Chart'.CI22">
            <calcext:condition calcext:apply-style-name="Task_Completed" calcext:value="formula-is(AND([.$E22]&gt;0;[.CI$10]&gt;=[.$D22];[.CI$10]&lt;=[.$F22];WORKDAY([.$D22];[.$E22]*[.$G22];Holidays)&gt;[.CI$10]))" calcext:base-cell-address="'Gantt Chart'.CI22"/>
            <calcext:condition calcext:apply-style-name="Task_Scheduled" calcext:value="formula-is(AND([.$E22]&gt;0;[.CI$10]&gt;=[.$D22];[.CI$10]&lt;=[.$F22];WORKDAY([.$D22];[.$E22]*[.$G22];Holidays)&lt;=[.CI$10]))" calcext:base-cell-address="'Gantt Chart'.CI22"/>
            <calcext:condition calcext:apply-style-name="Milestone" calcext:value="formula-is(AND([.$D22]&gt;0;[.$F22]=&quot;&quot;;[.$D22]=[.CI$10]))" calcext:base-cell-address="'Gantt Chart'.CI22"/>
          </calcext:conditional-format>
          <calcext:conditional-format calcext:target-range-address="'Gantt Chart'.CJ22:'Gantt Chart'.CJ22">
            <calcext:condition calcext:apply-style-name="Today" calcext:value="formula-is([.CJ$10]=TODAY())" calcext:base-cell-address="'Gantt Chart'.CJ22"/>
            <calcext:condition calcext:apply-style-name="Weekend" calcext:value="formula-is(OR(WEEKDAY([.CJ$10])=1;WEEKDAY([.CJ$10])=7))" calcext:base-cell-address="'Gantt Chart'.CJ22"/>
            <calcext:condition calcext:apply-style-name="Holiday" calcext:value="formula-is(ISNUMBER(MATCH([.CJ$10];Holidays;0)))" calcext:base-cell-address="'Gantt Chart'.CJ22"/>
          </calcext:conditional-format>
          <calcext:conditional-format calcext:target-range-address="'Gantt Chart'.CJ22:'Gantt Chart'.CJ22">
            <calcext:condition calcext:apply-style-name="Task_Completed" calcext:value="formula-is(AND([.$E22]&gt;0;[.CJ$10]&gt;=[.$D22];[.CJ$10]&lt;=[.$F22];WORKDAY([.$D22];[.$E22]*[.$G22];Holidays)&gt;[.CJ$10]))" calcext:base-cell-address="'Gantt Chart'.CJ22"/>
            <calcext:condition calcext:apply-style-name="Task_Scheduled" calcext:value="formula-is(AND([.$E22]&gt;0;[.CJ$10]&gt;=[.$D22];[.CJ$10]&lt;=[.$F22];WORKDAY([.$D22];[.$E22]*[.$G22];Holidays)&lt;=[.CJ$10]))" calcext:base-cell-address="'Gantt Chart'.CJ22"/>
            <calcext:condition calcext:apply-style-name="Milestone" calcext:value="formula-is(AND([.$D22]&gt;0;[.$F22]=&quot;&quot;;[.$D22]=[.CJ$10]))" calcext:base-cell-address="'Gantt Chart'.CJ22"/>
          </calcext:conditional-format>
          <calcext:conditional-format calcext:target-range-address="'Gantt Chart'.CK22:'Gantt Chart'.CK22">
            <calcext:condition calcext:apply-style-name="Today" calcext:value="formula-is([.CK$10]=TODAY())" calcext:base-cell-address="'Gantt Chart'.CK22"/>
            <calcext:condition calcext:apply-style-name="Weekend" calcext:value="formula-is(OR(WEEKDAY([.CK$10])=1;WEEKDAY([.CK$10])=7))" calcext:base-cell-address="'Gantt Chart'.CK22"/>
            <calcext:condition calcext:apply-style-name="Holiday" calcext:value="formula-is(ISNUMBER(MATCH([.CK$10];Holidays;0)))" calcext:base-cell-address="'Gantt Chart'.CK22"/>
          </calcext:conditional-format>
          <calcext:conditional-format calcext:target-range-address="'Gantt Chart'.CK22:'Gantt Chart'.CK22">
            <calcext:condition calcext:apply-style-name="Task_Completed" calcext:value="formula-is(AND([.$E22]&gt;0;[.CK$10]&gt;=[.$D22];[.CK$10]&lt;=[.$F22];WORKDAY([.$D22];[.$E22]*[.$G22];Holidays)&gt;[.CK$10]))" calcext:base-cell-address="'Gantt Chart'.CK22"/>
            <calcext:condition calcext:apply-style-name="Task_Scheduled" calcext:value="formula-is(AND([.$E22]&gt;0;[.CK$10]&gt;=[.$D22];[.CK$10]&lt;=[.$F22];WORKDAY([.$D22];[.$E22]*[.$G22];Holidays)&lt;=[.CK$10]))" calcext:base-cell-address="'Gantt Chart'.CK22"/>
            <calcext:condition calcext:apply-style-name="Milestone" calcext:value="formula-is(AND([.$D22]&gt;0;[.$F22]=&quot;&quot;;[.$D22]=[.CK$10]))" calcext:base-cell-address="'Gantt Chart'.CK22"/>
          </calcext:conditional-format>
          <calcext:conditional-format calcext:target-range-address="'Gantt Chart'.CL22:'Gantt Chart'.CL22">
            <calcext:condition calcext:apply-style-name="Today" calcext:value="formula-is([.CL$10]=TODAY())" calcext:base-cell-address="'Gantt Chart'.CL22"/>
            <calcext:condition calcext:apply-style-name="Weekend" calcext:value="formula-is(OR(WEEKDAY([.CL$10])=1;WEEKDAY([.CL$10])=7))" calcext:base-cell-address="'Gantt Chart'.CL22"/>
            <calcext:condition calcext:apply-style-name="Holiday" calcext:value="formula-is(ISNUMBER(MATCH([.CL$10];Holidays;0)))" calcext:base-cell-address="'Gantt Chart'.CL22"/>
          </calcext:conditional-format>
          <calcext:conditional-format calcext:target-range-address="'Gantt Chart'.CL22:'Gantt Chart'.CL22">
            <calcext:condition calcext:apply-style-name="Task_Completed" calcext:value="formula-is(AND([.$E22]&gt;0;[.CL$10]&gt;=[.$D22];[.CL$10]&lt;=[.$F22];WORKDAY([.$D22];[.$E22]*[.$G22];Holidays)&gt;[.CL$10]))" calcext:base-cell-address="'Gantt Chart'.CL22"/>
            <calcext:condition calcext:apply-style-name="Task_Scheduled" calcext:value="formula-is(AND([.$E22]&gt;0;[.CL$10]&gt;=[.$D22];[.CL$10]&lt;=[.$F22];WORKDAY([.$D22];[.$E22]*[.$G22];Holidays)&lt;=[.CL$10]))" calcext:base-cell-address="'Gantt Chart'.CL22"/>
            <calcext:condition calcext:apply-style-name="Milestone" calcext:value="formula-is(AND([.$D22]&gt;0;[.$F22]=&quot;&quot;;[.$D22]=[.CL$10]))" calcext:base-cell-address="'Gantt Chart'.CL22"/>
          </calcext:conditional-format>
          <calcext:conditional-format calcext:target-range-address="'Gantt Chart'.CM22:'Gantt Chart'.CM22">
            <calcext:condition calcext:apply-style-name="Today" calcext:value="formula-is([.CM$10]=TODAY())" calcext:base-cell-address="'Gantt Chart'.CM22"/>
            <calcext:condition calcext:apply-style-name="Weekend" calcext:value="formula-is(OR(WEEKDAY([.CM$10])=1;WEEKDAY([.CM$10])=7))" calcext:base-cell-address="'Gantt Chart'.CM22"/>
            <calcext:condition calcext:apply-style-name="Holiday" calcext:value="formula-is(ISNUMBER(MATCH([.CM$10];Holidays;0)))" calcext:base-cell-address="'Gantt Chart'.CM22"/>
          </calcext:conditional-format>
          <calcext:conditional-format calcext:target-range-address="'Gantt Chart'.CM22:'Gantt Chart'.CM22">
            <calcext:condition calcext:apply-style-name="Task_Completed" calcext:value="formula-is(AND([.$E22]&gt;0;[.CM$10]&gt;=[.$D22];[.CM$10]&lt;=[.$F22];WORKDAY([.$D22];[.$E22]*[.$G22];Holidays)&gt;[.CM$10]))" calcext:base-cell-address="'Gantt Chart'.CM22"/>
            <calcext:condition calcext:apply-style-name="Task_Scheduled" calcext:value="formula-is(AND([.$E22]&gt;0;[.CM$10]&gt;=[.$D22];[.CM$10]&lt;=[.$F22];WORKDAY([.$D22];[.$E22]*[.$G22];Holidays)&lt;=[.CM$10]))" calcext:base-cell-address="'Gantt Chart'.CM22"/>
            <calcext:condition calcext:apply-style-name="Milestone" calcext:value="formula-is(AND([.$D22]&gt;0;[.$F22]=&quot;&quot;;[.$D22]=[.CM$10]))" calcext:base-cell-address="'Gantt Chart'.CM22"/>
          </calcext:conditional-format>
          <calcext:conditional-format calcext:target-range-address="'Gantt Chart'.CN22:'Gantt Chart'.CN22">
            <calcext:condition calcext:apply-style-name="Today" calcext:value="formula-is([.CN$10]=TODAY())" calcext:base-cell-address="'Gantt Chart'.CN22"/>
            <calcext:condition calcext:apply-style-name="Weekend" calcext:value="formula-is(OR(WEEKDAY([.CN$10])=1;WEEKDAY([.CN$10])=7))" calcext:base-cell-address="'Gantt Chart'.CN22"/>
            <calcext:condition calcext:apply-style-name="Holiday" calcext:value="formula-is(ISNUMBER(MATCH([.CN$10];Holidays;0)))" calcext:base-cell-address="'Gantt Chart'.CN22"/>
          </calcext:conditional-format>
          <calcext:conditional-format calcext:target-range-address="'Gantt Chart'.CN22:'Gantt Chart'.CN22">
            <calcext:condition calcext:apply-style-name="Task_Completed" calcext:value="formula-is(AND([.$E22]&gt;0;[.CN$10]&gt;=[.$D22];[.CN$10]&lt;=[.$F22];WORKDAY([.$D22];[.$E22]*[.$G22];Holidays)&gt;[.CN$10]))" calcext:base-cell-address="'Gantt Chart'.CN22"/>
            <calcext:condition calcext:apply-style-name="Task_Scheduled" calcext:value="formula-is(AND([.$E22]&gt;0;[.CN$10]&gt;=[.$D22];[.CN$10]&lt;=[.$F22];WORKDAY([.$D22];[.$E22]*[.$G22];Holidays)&lt;=[.CN$10]))" calcext:base-cell-address="'Gantt Chart'.CN22"/>
            <calcext:condition calcext:apply-style-name="Milestone" calcext:value="formula-is(AND([.$D22]&gt;0;[.$F22]=&quot;&quot;;[.$D22]=[.CN$10]))" calcext:base-cell-address="'Gantt Chart'.CN22"/>
          </calcext:conditional-format>
          <calcext:conditional-format calcext:target-range-address="'Gantt Chart'.CO22:'Gantt Chart'.CO22">
            <calcext:condition calcext:apply-style-name="Today" calcext:value="formula-is([.CO$10]=TODAY())" calcext:base-cell-address="'Gantt Chart'.CO22"/>
            <calcext:condition calcext:apply-style-name="Weekend" calcext:value="formula-is(OR(WEEKDAY([.CO$10])=1;WEEKDAY([.CO$10])=7))" calcext:base-cell-address="'Gantt Chart'.CO22"/>
            <calcext:condition calcext:apply-style-name="Holiday" calcext:value="formula-is(ISNUMBER(MATCH([.CO$10];Holidays;0)))" calcext:base-cell-address="'Gantt Chart'.CO22"/>
          </calcext:conditional-format>
          <calcext:conditional-format calcext:target-range-address="'Gantt Chart'.CO22:'Gantt Chart'.CO22">
            <calcext:condition calcext:apply-style-name="Task_Completed" calcext:value="formula-is(AND([.$E22]&gt;0;[.CO$10]&gt;=[.$D22];[.CO$10]&lt;=[.$F22];WORKDAY([.$D22];[.$E22]*[.$G22];Holidays)&gt;[.CO$10]))" calcext:base-cell-address="'Gantt Chart'.CO22"/>
            <calcext:condition calcext:apply-style-name="Task_Scheduled" calcext:value="formula-is(AND([.$E22]&gt;0;[.CO$10]&gt;=[.$D22];[.CO$10]&lt;=[.$F22];WORKDAY([.$D22];[.$E22]*[.$G22];Holidays)&lt;=[.CO$10]))" calcext:base-cell-address="'Gantt Chart'.CO22"/>
            <calcext:condition calcext:apply-style-name="Milestone" calcext:value="formula-is(AND([.$D22]&gt;0;[.$F22]=&quot;&quot;;[.$D22]=[.CO$10]))" calcext:base-cell-address="'Gantt Chart'.CO22"/>
          </calcext:conditional-format>
          <calcext:conditional-format calcext:target-range-address="'Gantt Chart'.CP22:'Gantt Chart'.CP22">
            <calcext:condition calcext:apply-style-name="Today" calcext:value="formula-is([.CP$10]=TODAY())" calcext:base-cell-address="'Gantt Chart'.CP22"/>
            <calcext:condition calcext:apply-style-name="Weekend" calcext:value="formula-is(OR(WEEKDAY([.CP$10])=1;WEEKDAY([.CP$10])=7))" calcext:base-cell-address="'Gantt Chart'.CP22"/>
            <calcext:condition calcext:apply-style-name="Holiday" calcext:value="formula-is(ISNUMBER(MATCH([.CP$10];Holidays;0)))" calcext:base-cell-address="'Gantt Chart'.CP22"/>
          </calcext:conditional-format>
          <calcext:conditional-format calcext:target-range-address="'Gantt Chart'.CP22:'Gantt Chart'.CP22">
            <calcext:condition calcext:apply-style-name="Task_Completed" calcext:value="formula-is(AND([.$E22]&gt;0;[.CP$10]&gt;=[.$D22];[.CP$10]&lt;=[.$F22];WORKDAY([.$D22];[.$E22]*[.$G22];Holidays)&gt;[.CP$10]))" calcext:base-cell-address="'Gantt Chart'.CP22"/>
            <calcext:condition calcext:apply-style-name="Task_Scheduled" calcext:value="formula-is(AND([.$E22]&gt;0;[.CP$10]&gt;=[.$D22];[.CP$10]&lt;=[.$F22];WORKDAY([.$D22];[.$E22]*[.$G22];Holidays)&lt;=[.CP$10]))" calcext:base-cell-address="'Gantt Chart'.CP22"/>
            <calcext:condition calcext:apply-style-name="Milestone" calcext:value="formula-is(AND([.$D22]&gt;0;[.$F22]=&quot;&quot;;[.$D22]=[.CP$10]))" calcext:base-cell-address="'Gantt Chart'.CP22"/>
          </calcext:conditional-format>
          <calcext:conditional-format calcext:target-range-address="'Gantt Chart'.CQ22:'Gantt Chart'.CQ22">
            <calcext:condition calcext:apply-style-name="Today" calcext:value="formula-is([.CQ$10]=TODAY())" calcext:base-cell-address="'Gantt Chart'.CQ22"/>
            <calcext:condition calcext:apply-style-name="Weekend" calcext:value="formula-is(OR(WEEKDAY([.CQ$10])=1;WEEKDAY([.CQ$10])=7))" calcext:base-cell-address="'Gantt Chart'.CQ22"/>
            <calcext:condition calcext:apply-style-name="Holiday" calcext:value="formula-is(ISNUMBER(MATCH([.CQ$10];Holidays;0)))" calcext:base-cell-address="'Gantt Chart'.CQ22"/>
          </calcext:conditional-format>
          <calcext:conditional-format calcext:target-range-address="'Gantt Chart'.CQ22:'Gantt Chart'.CQ22">
            <calcext:condition calcext:apply-style-name="Task_Completed" calcext:value="formula-is(AND([.$E22]&gt;0;[.CQ$10]&gt;=[.$D22];[.CQ$10]&lt;=[.$F22];WORKDAY([.$D22];[.$E22]*[.$G22];Holidays)&gt;[.CQ$10]))" calcext:base-cell-address="'Gantt Chart'.CQ22"/>
            <calcext:condition calcext:apply-style-name="Task_Scheduled" calcext:value="formula-is(AND([.$E22]&gt;0;[.CQ$10]&gt;=[.$D22];[.CQ$10]&lt;=[.$F22];WORKDAY([.$D22];[.$E22]*[.$G22];Holidays)&lt;=[.CQ$10]))" calcext:base-cell-address="'Gantt Chart'.CQ22"/>
            <calcext:condition calcext:apply-style-name="Milestone" calcext:value="formula-is(AND([.$D22]&gt;0;[.$F22]=&quot;&quot;;[.$D22]=[.CQ$10]))" calcext:base-cell-address="'Gantt Chart'.CQ22"/>
          </calcext:conditional-format>
          <calcext:conditional-format calcext:target-range-address="'Gantt Chart'.CR22:'Gantt Chart'.CR22">
            <calcext:condition calcext:apply-style-name="Today" calcext:value="formula-is([.CR$10]=TODAY())" calcext:base-cell-address="'Gantt Chart'.CR22"/>
            <calcext:condition calcext:apply-style-name="Weekend" calcext:value="formula-is(OR(WEEKDAY([.CR$10])=1;WEEKDAY([.CR$10])=7))" calcext:base-cell-address="'Gantt Chart'.CR22"/>
            <calcext:condition calcext:apply-style-name="Holiday" calcext:value="formula-is(ISNUMBER(MATCH([.CR$10];Holidays;0)))" calcext:base-cell-address="'Gantt Chart'.CR22"/>
          </calcext:conditional-format>
          <calcext:conditional-format calcext:target-range-address="'Gantt Chart'.CR22:'Gantt Chart'.CR22">
            <calcext:condition calcext:apply-style-name="Task_Completed" calcext:value="formula-is(AND([.$E22]&gt;0;[.CR$10]&gt;=[.$D22];[.CR$10]&lt;=[.$F22];WORKDAY([.$D22];[.$E22]*[.$G22];Holidays)&gt;[.CR$10]))" calcext:base-cell-address="'Gantt Chart'.CR22"/>
            <calcext:condition calcext:apply-style-name="Task_Scheduled" calcext:value="formula-is(AND([.$E22]&gt;0;[.CR$10]&gt;=[.$D22];[.CR$10]&lt;=[.$F22];WORKDAY([.$D22];[.$E22]*[.$G22];Holidays)&lt;=[.CR$10]))" calcext:base-cell-address="'Gantt Chart'.CR22"/>
            <calcext:condition calcext:apply-style-name="Milestone" calcext:value="formula-is(AND([.$D22]&gt;0;[.$F22]=&quot;&quot;;[.$D22]=[.CR$10]))" calcext:base-cell-address="'Gantt Chart'.CR22"/>
          </calcext:conditional-format>
          <calcext:conditional-format calcext:target-range-address="'Gantt Chart'.CS22:'Gantt Chart'.CS22">
            <calcext:condition calcext:apply-style-name="Today" calcext:value="formula-is([.CS$10]=TODAY())" calcext:base-cell-address="'Gantt Chart'.CS22"/>
            <calcext:condition calcext:apply-style-name="Weekend" calcext:value="formula-is(OR(WEEKDAY([.CS$10])=1;WEEKDAY([.CS$10])=7))" calcext:base-cell-address="'Gantt Chart'.CS22"/>
            <calcext:condition calcext:apply-style-name="Holiday" calcext:value="formula-is(ISNUMBER(MATCH([.CS$10];Holidays;0)))" calcext:base-cell-address="'Gantt Chart'.CS22"/>
          </calcext:conditional-format>
          <calcext:conditional-format calcext:target-range-address="'Gantt Chart'.CS22:'Gantt Chart'.CS22">
            <calcext:condition calcext:apply-style-name="Task_Completed" calcext:value="formula-is(AND([.$E22]&gt;0;[.CS$10]&gt;=[.$D22];[.CS$10]&lt;=[.$F22];WORKDAY([.$D22];[.$E22]*[.$G22];Holidays)&gt;[.CS$10]))" calcext:base-cell-address="'Gantt Chart'.CS22"/>
            <calcext:condition calcext:apply-style-name="Task_Scheduled" calcext:value="formula-is(AND([.$E22]&gt;0;[.CS$10]&gt;=[.$D22];[.CS$10]&lt;=[.$F22];WORKDAY([.$D22];[.$E22]*[.$G22];Holidays)&lt;=[.CS$10]))" calcext:base-cell-address="'Gantt Chart'.CS22"/>
            <calcext:condition calcext:apply-style-name="Milestone" calcext:value="formula-is(AND([.$D22]&gt;0;[.$F22]=&quot;&quot;;[.$D22]=[.CS$10]))" calcext:base-cell-address="'Gantt Chart'.CS22"/>
          </calcext:conditional-format>
          <calcext:conditional-format calcext:target-range-address="'Gantt Chart'.CT22:'Gantt Chart'.CT22">
            <calcext:condition calcext:apply-style-name="Today" calcext:value="formula-is([.CT$10]=TODAY())" calcext:base-cell-address="'Gantt Chart'.CT22"/>
            <calcext:condition calcext:apply-style-name="Weekend" calcext:value="formula-is(OR(WEEKDAY([.CT$10])=1;WEEKDAY([.CT$10])=7))" calcext:base-cell-address="'Gantt Chart'.CT22"/>
            <calcext:condition calcext:apply-style-name="Holiday" calcext:value="formula-is(ISNUMBER(MATCH([.CT$10];Holidays;0)))" calcext:base-cell-address="'Gantt Chart'.CT22"/>
          </calcext:conditional-format>
          <calcext:conditional-format calcext:target-range-address="'Gantt Chart'.CT22:'Gantt Chart'.CT22">
            <calcext:condition calcext:apply-style-name="Task_Completed" calcext:value="formula-is(AND([.$E22]&gt;0;[.CT$10]&gt;=[.$D22];[.CT$10]&lt;=[.$F22];WORKDAY([.$D22];[.$E22]*[.$G22];Holidays)&gt;[.CT$10]))" calcext:base-cell-address="'Gantt Chart'.CT22"/>
            <calcext:condition calcext:apply-style-name="Task_Scheduled" calcext:value="formula-is(AND([.$E22]&gt;0;[.CT$10]&gt;=[.$D22];[.CT$10]&lt;=[.$F22];WORKDAY([.$D22];[.$E22]*[.$G22];Holidays)&lt;=[.CT$10]))" calcext:base-cell-address="'Gantt Chart'.CT22"/>
            <calcext:condition calcext:apply-style-name="Milestone" calcext:value="formula-is(AND([.$D22]&gt;0;[.$F22]=&quot;&quot;;[.$D22]=[.CT$10]))" calcext:base-cell-address="'Gantt Chart'.CT22"/>
          </calcext:conditional-format>
          <calcext:conditional-format calcext:target-range-address="'Gantt Chart'.CU22:'Gantt Chart'.CU22">
            <calcext:condition calcext:apply-style-name="Today" calcext:value="formula-is([.CU$10]=TODAY())" calcext:base-cell-address="'Gantt Chart'.CU22"/>
            <calcext:condition calcext:apply-style-name="Weekend" calcext:value="formula-is(OR(WEEKDAY([.CU$10])=1;WEEKDAY([.CU$10])=7))" calcext:base-cell-address="'Gantt Chart'.CU22"/>
            <calcext:condition calcext:apply-style-name="Holiday" calcext:value="formula-is(ISNUMBER(MATCH([.CU$10];Holidays;0)))" calcext:base-cell-address="'Gantt Chart'.CU22"/>
          </calcext:conditional-format>
          <calcext:conditional-format calcext:target-range-address="'Gantt Chart'.CU22:'Gantt Chart'.CU22">
            <calcext:condition calcext:apply-style-name="Task_Completed" calcext:value="formula-is(AND([.$E22]&gt;0;[.CU$10]&gt;=[.$D22];[.CU$10]&lt;=[.$F22];WORKDAY([.$D22];[.$E22]*[.$G22];Holidays)&gt;[.CU$10]))" calcext:base-cell-address="'Gantt Chart'.CU22"/>
            <calcext:condition calcext:apply-style-name="Task_Scheduled" calcext:value="formula-is(AND([.$E22]&gt;0;[.CU$10]&gt;=[.$D22];[.CU$10]&lt;=[.$F22];WORKDAY([.$D22];[.$E22]*[.$G22];Holidays)&lt;=[.CU$10]))" calcext:base-cell-address="'Gantt Chart'.CU22"/>
            <calcext:condition calcext:apply-style-name="Milestone" calcext:value="formula-is(AND([.$D22]&gt;0;[.$F22]=&quot;&quot;;[.$D22]=[.CU$10]))" calcext:base-cell-address="'Gantt Chart'.CU22"/>
          </calcext:conditional-format>
          <calcext:conditional-format calcext:target-range-address="'Gantt Chart'.CV22:'Gantt Chart'.CV22">
            <calcext:condition calcext:apply-style-name="Today" calcext:value="formula-is([.CV$10]=TODAY())" calcext:base-cell-address="'Gantt Chart'.CV22"/>
            <calcext:condition calcext:apply-style-name="Weekend" calcext:value="formula-is(OR(WEEKDAY([.CV$10])=1;WEEKDAY([.CV$10])=7))" calcext:base-cell-address="'Gantt Chart'.CV22"/>
            <calcext:condition calcext:apply-style-name="Holiday" calcext:value="formula-is(ISNUMBER(MATCH([.CV$10];Holidays;0)))" calcext:base-cell-address="'Gantt Chart'.CV22"/>
          </calcext:conditional-format>
          <calcext:conditional-format calcext:target-range-address="'Gantt Chart'.CV22:'Gantt Chart'.CV22">
            <calcext:condition calcext:apply-style-name="Task_Completed" calcext:value="formula-is(AND([.$E22]&gt;0;[.CV$10]&gt;=[.$D22];[.CV$10]&lt;=[.$F22];WORKDAY([.$D22];[.$E22]*[.$G22];Holidays)&gt;[.CV$10]))" calcext:base-cell-address="'Gantt Chart'.CV22"/>
            <calcext:condition calcext:apply-style-name="Task_Scheduled" calcext:value="formula-is(AND([.$E22]&gt;0;[.CV$10]&gt;=[.$D22];[.CV$10]&lt;=[.$F22];WORKDAY([.$D22];[.$E22]*[.$G22];Holidays)&lt;=[.CV$10]))" calcext:base-cell-address="'Gantt Chart'.CV22"/>
            <calcext:condition calcext:apply-style-name="Milestone" calcext:value="formula-is(AND([.$D22]&gt;0;[.$F22]=&quot;&quot;;[.$D22]=[.CV$10]))" calcext:base-cell-address="'Gantt Chart'.CV22"/>
          </calcext:conditional-format>
          <calcext:conditional-format calcext:target-range-address="'Gantt Chart'.CW22:'Gantt Chart'.CW22">
            <calcext:condition calcext:apply-style-name="Today" calcext:value="formula-is([.CW$10]=TODAY())" calcext:base-cell-address="'Gantt Chart'.CW22"/>
            <calcext:condition calcext:apply-style-name="Weekend" calcext:value="formula-is(OR(WEEKDAY([.CW$10])=1;WEEKDAY([.CW$10])=7))" calcext:base-cell-address="'Gantt Chart'.CW22"/>
            <calcext:condition calcext:apply-style-name="Holiday" calcext:value="formula-is(ISNUMBER(MATCH([.CW$10];Holidays;0)))" calcext:base-cell-address="'Gantt Chart'.CW22"/>
          </calcext:conditional-format>
          <calcext:conditional-format calcext:target-range-address="'Gantt Chart'.CW22:'Gantt Chart'.CW22">
            <calcext:condition calcext:apply-style-name="Task_Completed" calcext:value="formula-is(AND([.$E22]&gt;0;[.CW$10]&gt;=[.$D22];[.CW$10]&lt;=[.$F22];WORKDAY([.$D22];[.$E22]*[.$G22];Holidays)&gt;[.CW$10]))" calcext:base-cell-address="'Gantt Chart'.CW22"/>
            <calcext:condition calcext:apply-style-name="Task_Scheduled" calcext:value="formula-is(AND([.$E22]&gt;0;[.CW$10]&gt;=[.$D22];[.CW$10]&lt;=[.$F22];WORKDAY([.$D22];[.$E22]*[.$G22];Holidays)&lt;=[.CW$10]))" calcext:base-cell-address="'Gantt Chart'.CW22"/>
            <calcext:condition calcext:apply-style-name="Milestone" calcext:value="formula-is(AND([.$D22]&gt;0;[.$F22]=&quot;&quot;;[.$D22]=[.CW$10]))" calcext:base-cell-address="'Gantt Chart'.CW22"/>
          </calcext:conditional-format>
          <calcext:conditional-format calcext:target-range-address="'Gantt Chart'.CX22:'Gantt Chart'.CX22">
            <calcext:condition calcext:apply-style-name="Today" calcext:value="formula-is([.CX$10]=TODAY())" calcext:base-cell-address="'Gantt Chart'.CX22"/>
            <calcext:condition calcext:apply-style-name="Weekend" calcext:value="formula-is(OR(WEEKDAY([.CX$10])=1;WEEKDAY([.CX$10])=7))" calcext:base-cell-address="'Gantt Chart'.CX22"/>
            <calcext:condition calcext:apply-style-name="Holiday" calcext:value="formula-is(ISNUMBER(MATCH([.CX$10];Holidays;0)))" calcext:base-cell-address="'Gantt Chart'.CX22"/>
          </calcext:conditional-format>
          <calcext:conditional-format calcext:target-range-address="'Gantt Chart'.CX22:'Gantt Chart'.CX22">
            <calcext:condition calcext:apply-style-name="Task_Completed" calcext:value="formula-is(AND([.$E22]&gt;0;[.CX$10]&gt;=[.$D22];[.CX$10]&lt;=[.$F22];WORKDAY([.$D22];[.$E22]*[.$G22];Holidays)&gt;[.CX$10]))" calcext:base-cell-address="'Gantt Chart'.CX22"/>
            <calcext:condition calcext:apply-style-name="Task_Scheduled" calcext:value="formula-is(AND([.$E22]&gt;0;[.CX$10]&gt;=[.$D22];[.CX$10]&lt;=[.$F22];WORKDAY([.$D22];[.$E22]*[.$G22];Holidays)&lt;=[.CX$10]))" calcext:base-cell-address="'Gantt Chart'.CX22"/>
            <calcext:condition calcext:apply-style-name="Milestone" calcext:value="formula-is(AND([.$D22]&gt;0;[.$F22]=&quot;&quot;;[.$D22]=[.CX$10]))" calcext:base-cell-address="'Gantt Chart'.CX22"/>
          </calcext:conditional-format>
          <calcext:conditional-format calcext:target-range-address="'Gantt Chart'.CY22:'Gantt Chart'.CY22">
            <calcext:condition calcext:apply-style-name="Today" calcext:value="formula-is([.CY$10]=TODAY())" calcext:base-cell-address="'Gantt Chart'.CY22"/>
            <calcext:condition calcext:apply-style-name="Weekend" calcext:value="formula-is(OR(WEEKDAY([.CY$10])=1;WEEKDAY([.CY$10])=7))" calcext:base-cell-address="'Gantt Chart'.CY22"/>
            <calcext:condition calcext:apply-style-name="Holiday" calcext:value="formula-is(ISNUMBER(MATCH([.CY$10];Holidays;0)))" calcext:base-cell-address="'Gantt Chart'.CY22"/>
          </calcext:conditional-format>
          <calcext:conditional-format calcext:target-range-address="'Gantt Chart'.CY22:'Gantt Chart'.CY22">
            <calcext:condition calcext:apply-style-name="Task_Completed" calcext:value="formula-is(AND([.$E22]&gt;0;[.CY$10]&gt;=[.$D22];[.CY$10]&lt;=[.$F22];WORKDAY([.$D22];[.$E22]*[.$G22];Holidays)&gt;[.CY$10]))" calcext:base-cell-address="'Gantt Chart'.CY22"/>
            <calcext:condition calcext:apply-style-name="Task_Scheduled" calcext:value="formula-is(AND([.$E22]&gt;0;[.CY$10]&gt;=[.$D22];[.CY$10]&lt;=[.$F22];WORKDAY([.$D22];[.$E22]*[.$G22];Holidays)&lt;=[.CY$10]))" calcext:base-cell-address="'Gantt Chart'.CY22"/>
            <calcext:condition calcext:apply-style-name="Milestone" calcext:value="formula-is(AND([.$D22]&gt;0;[.$F22]=&quot;&quot;;[.$D22]=[.CY$10]))" calcext:base-cell-address="'Gantt Chart'.CY22"/>
          </calcext:conditional-format>
          <calcext:conditional-format calcext:target-range-address="'Gantt Chart'.CZ22:'Gantt Chart'.CZ22">
            <calcext:condition calcext:apply-style-name="Today" calcext:value="formula-is([.CZ$10]=TODAY())" calcext:base-cell-address="'Gantt Chart'.CZ22"/>
            <calcext:condition calcext:apply-style-name="Weekend" calcext:value="formula-is(OR(WEEKDAY([.CZ$10])=1;WEEKDAY([.CZ$10])=7))" calcext:base-cell-address="'Gantt Chart'.CZ22"/>
            <calcext:condition calcext:apply-style-name="Holiday" calcext:value="formula-is(ISNUMBER(MATCH([.CZ$10];Holidays;0)))" calcext:base-cell-address="'Gantt Chart'.CZ22"/>
          </calcext:conditional-format>
          <calcext:conditional-format calcext:target-range-address="'Gantt Chart'.CZ22:'Gantt Chart'.CZ22">
            <calcext:condition calcext:apply-style-name="Task_Completed" calcext:value="formula-is(AND([.$E22]&gt;0;[.CZ$10]&gt;=[.$D22];[.CZ$10]&lt;=[.$F22];WORKDAY([.$D22];[.$E22]*[.$G22];Holidays)&gt;[.CZ$10]))" calcext:base-cell-address="'Gantt Chart'.CZ22"/>
            <calcext:condition calcext:apply-style-name="Task_Scheduled" calcext:value="formula-is(AND([.$E22]&gt;0;[.CZ$10]&gt;=[.$D22];[.CZ$10]&lt;=[.$F22];WORKDAY([.$D22];[.$E22]*[.$G22];Holidays)&lt;=[.CZ$10]))" calcext:base-cell-address="'Gantt Chart'.CZ22"/>
            <calcext:condition calcext:apply-style-name="Milestone" calcext:value="formula-is(AND([.$D22]&gt;0;[.$F22]=&quot;&quot;;[.$D22]=[.CZ$10]))" calcext:base-cell-address="'Gantt Chart'.CZ22"/>
          </calcext:conditional-format>
          <calcext:conditional-format calcext:target-range-address="'Gantt Chart'.DA22:'Gantt Chart'.DA22">
            <calcext:condition calcext:apply-style-name="Today" calcext:value="formula-is([.DA$10]=TODAY())" calcext:base-cell-address="'Gantt Chart'.DA22"/>
            <calcext:condition calcext:apply-style-name="Weekend" calcext:value="formula-is(OR(WEEKDAY([.DA$10])=1;WEEKDAY([.DA$10])=7))" calcext:base-cell-address="'Gantt Chart'.DA22"/>
            <calcext:condition calcext:apply-style-name="Holiday" calcext:value="formula-is(ISNUMBER(MATCH([.DA$10];Holidays;0)))" calcext:base-cell-address="'Gantt Chart'.DA22"/>
          </calcext:conditional-format>
          <calcext:conditional-format calcext:target-range-address="'Gantt Chart'.DA22:'Gantt Chart'.DA22">
            <calcext:condition calcext:apply-style-name="Task_Completed" calcext:value="formula-is(AND([.$E22]&gt;0;[.DA$10]&gt;=[.$D22];[.DA$10]&lt;=[.$F22];WORKDAY([.$D22];[.$E22]*[.$G22];Holidays)&gt;[.DA$10]))" calcext:base-cell-address="'Gantt Chart'.DA22"/>
            <calcext:condition calcext:apply-style-name="Task_Scheduled" calcext:value="formula-is(AND([.$E22]&gt;0;[.DA$10]&gt;=[.$D22];[.DA$10]&lt;=[.$F22];WORKDAY([.$D22];[.$E22]*[.$G22];Holidays)&lt;=[.DA$10]))" calcext:base-cell-address="'Gantt Chart'.DA22"/>
            <calcext:condition calcext:apply-style-name="Milestone" calcext:value="formula-is(AND([.$D22]&gt;0;[.$F22]=&quot;&quot;;[.$D22]=[.DA$10]))" calcext:base-cell-address="'Gantt Chart'.DA22"/>
          </calcext:conditional-format>
          <calcext:conditional-format calcext:target-range-address="'Gantt Chart'.DB22:'Gantt Chart'.DB22">
            <calcext:condition calcext:apply-style-name="Today" calcext:value="formula-is([.DB$10]=TODAY())" calcext:base-cell-address="'Gantt Chart'.DB22"/>
            <calcext:condition calcext:apply-style-name="Weekend" calcext:value="formula-is(OR(WEEKDAY([.DB$10])=1;WEEKDAY([.DB$10])=7))" calcext:base-cell-address="'Gantt Chart'.DB22"/>
            <calcext:condition calcext:apply-style-name="Holiday" calcext:value="formula-is(ISNUMBER(MATCH([.DB$10];Holidays;0)))" calcext:base-cell-address="'Gantt Chart'.DB22"/>
          </calcext:conditional-format>
          <calcext:conditional-format calcext:target-range-address="'Gantt Chart'.DB22:'Gantt Chart'.DB22">
            <calcext:condition calcext:apply-style-name="Task_Completed" calcext:value="formula-is(AND([.$E22]&gt;0;[.DB$10]&gt;=[.$D22];[.DB$10]&lt;=[.$F22];WORKDAY([.$D22];[.$E22]*[.$G22];Holidays)&gt;[.DB$10]))" calcext:base-cell-address="'Gantt Chart'.DB22"/>
            <calcext:condition calcext:apply-style-name="Task_Scheduled" calcext:value="formula-is(AND([.$E22]&gt;0;[.DB$10]&gt;=[.$D22];[.DB$10]&lt;=[.$F22];WORKDAY([.$D22];[.$E22]*[.$G22];Holidays)&lt;=[.DB$10]))" calcext:base-cell-address="'Gantt Chart'.DB22"/>
            <calcext:condition calcext:apply-style-name="Milestone" calcext:value="formula-is(AND([.$D22]&gt;0;[.$F22]=&quot;&quot;;[.$D22]=[.DB$10]))" calcext:base-cell-address="'Gantt Chart'.DB22"/>
          </calcext:conditional-format>
          <calcext:conditional-format calcext:target-range-address="'Gantt Chart'.DC22:'Gantt Chart'.DC22">
            <calcext:condition calcext:apply-style-name="Today" calcext:value="formula-is([.DC$10]=TODAY())" calcext:base-cell-address="'Gantt Chart'.DC22"/>
            <calcext:condition calcext:apply-style-name="Weekend" calcext:value="formula-is(OR(WEEKDAY([.DC$10])=1;WEEKDAY([.DC$10])=7))" calcext:base-cell-address="'Gantt Chart'.DC22"/>
            <calcext:condition calcext:apply-style-name="Holiday" calcext:value="formula-is(ISNUMBER(MATCH([.DC$10];Holidays;0)))" calcext:base-cell-address="'Gantt Chart'.DC22"/>
          </calcext:conditional-format>
          <calcext:conditional-format calcext:target-range-address="'Gantt Chart'.DC22:'Gantt Chart'.DC22">
            <calcext:condition calcext:apply-style-name="Task_Completed" calcext:value="formula-is(AND([.$E22]&gt;0;[.DC$10]&gt;=[.$D22];[.DC$10]&lt;=[.$F22];WORKDAY([.$D22];[.$E22]*[.$G22];Holidays)&gt;[.DC$10]))" calcext:base-cell-address="'Gantt Chart'.DC22"/>
            <calcext:condition calcext:apply-style-name="Task_Scheduled" calcext:value="formula-is(AND([.$E22]&gt;0;[.DC$10]&gt;=[.$D22];[.DC$10]&lt;=[.$F22];WORKDAY([.$D22];[.$E22]*[.$G22];Holidays)&lt;=[.DC$10]))" calcext:base-cell-address="'Gantt Chart'.DC22"/>
            <calcext:condition calcext:apply-style-name="Milestone" calcext:value="formula-is(AND([.$D22]&gt;0;[.$F22]=&quot;&quot;;[.$D22]=[.DC$10]))" calcext:base-cell-address="'Gantt Chart'.DC22"/>
          </calcext:conditional-format>
          <calcext:conditional-format calcext:target-range-address="'Gantt Chart'.DD22:'Gantt Chart'.DD22">
            <calcext:condition calcext:apply-style-name="Today" calcext:value="formula-is([.DD$10]=TODAY())" calcext:base-cell-address="'Gantt Chart'.DD22"/>
            <calcext:condition calcext:apply-style-name="Weekend" calcext:value="formula-is(OR(WEEKDAY([.DD$10])=1;WEEKDAY([.DD$10])=7))" calcext:base-cell-address="'Gantt Chart'.DD22"/>
            <calcext:condition calcext:apply-style-name="Holiday" calcext:value="formula-is(ISNUMBER(MATCH([.DD$10];Holidays;0)))" calcext:base-cell-address="'Gantt Chart'.DD22"/>
          </calcext:conditional-format>
          <calcext:conditional-format calcext:target-range-address="'Gantt Chart'.DD22:'Gantt Chart'.DD22">
            <calcext:condition calcext:apply-style-name="Task_Completed" calcext:value="formula-is(AND([.$E22]&gt;0;[.DD$10]&gt;=[.$D22];[.DD$10]&lt;=[.$F22];WORKDAY([.$D22];[.$E22]*[.$G22];Holidays)&gt;[.DD$10]))" calcext:base-cell-address="'Gantt Chart'.DD22"/>
            <calcext:condition calcext:apply-style-name="Task_Scheduled" calcext:value="formula-is(AND([.$E22]&gt;0;[.DD$10]&gt;=[.$D22];[.DD$10]&lt;=[.$F22];WORKDAY([.$D22];[.$E22]*[.$G22];Holidays)&lt;=[.DD$10]))" calcext:base-cell-address="'Gantt Chart'.DD22"/>
            <calcext:condition calcext:apply-style-name="Milestone" calcext:value="formula-is(AND([.$D22]&gt;0;[.$F22]=&quot;&quot;;[.$D22]=[.DD$10]))" calcext:base-cell-address="'Gantt Chart'.DD22"/>
          </calcext:conditional-format>
          <calcext:conditional-format calcext:target-range-address="'Gantt Chart'.DE22:'Gantt Chart'.DE22">
            <calcext:condition calcext:apply-style-name="Today" calcext:value="formula-is([.DE$10]=TODAY())" calcext:base-cell-address="'Gantt Chart'.DE22"/>
            <calcext:condition calcext:apply-style-name="Weekend" calcext:value="formula-is(OR(WEEKDAY([.DE$10])=1;WEEKDAY([.DE$10])=7))" calcext:base-cell-address="'Gantt Chart'.DE22"/>
            <calcext:condition calcext:apply-style-name="Holiday" calcext:value="formula-is(ISNUMBER(MATCH([.DE$10];Holidays;0)))" calcext:base-cell-address="'Gantt Chart'.DE22"/>
          </calcext:conditional-format>
          <calcext:conditional-format calcext:target-range-address="'Gantt Chart'.DE22:'Gantt Chart'.DE22">
            <calcext:condition calcext:apply-style-name="Task_Completed" calcext:value="formula-is(AND([.$E22]&gt;0;[.DE$10]&gt;=[.$D22];[.DE$10]&lt;=[.$F22];WORKDAY([.$D22];[.$E22]*[.$G22];Holidays)&gt;[.DE$10]))" calcext:base-cell-address="'Gantt Chart'.DE22"/>
            <calcext:condition calcext:apply-style-name="Task_Scheduled" calcext:value="formula-is(AND([.$E22]&gt;0;[.DE$10]&gt;=[.$D22];[.DE$10]&lt;=[.$F22];WORKDAY([.$D22];[.$E22]*[.$G22];Holidays)&lt;=[.DE$10]))" calcext:base-cell-address="'Gantt Chart'.DE22"/>
            <calcext:condition calcext:apply-style-name="Milestone" calcext:value="formula-is(AND([.$D22]&gt;0;[.$F22]=&quot;&quot;;[.$D22]=[.DE$10]))" calcext:base-cell-address="'Gantt Chart'.DE22"/>
          </calcext:conditional-format>
          <calcext:conditional-format calcext:target-range-address="'Gantt Chart'.DF22:'Gantt Chart'.DF22">
            <calcext:condition calcext:apply-style-name="Today" calcext:value="formula-is([.DF$10]=TODAY())" calcext:base-cell-address="'Gantt Chart'.DF22"/>
            <calcext:condition calcext:apply-style-name="Weekend" calcext:value="formula-is(OR(WEEKDAY([.DF$10])=1;WEEKDAY([.DF$10])=7))" calcext:base-cell-address="'Gantt Chart'.DF22"/>
            <calcext:condition calcext:apply-style-name="Holiday" calcext:value="formula-is(ISNUMBER(MATCH([.DF$10];Holidays;0)))" calcext:base-cell-address="'Gantt Chart'.DF22"/>
          </calcext:conditional-format>
          <calcext:conditional-format calcext:target-range-address="'Gantt Chart'.DF22:'Gantt Chart'.DF22">
            <calcext:condition calcext:apply-style-name="Task_Completed" calcext:value="formula-is(AND([.$E22]&gt;0;[.DF$10]&gt;=[.$D22];[.DF$10]&lt;=[.$F22];WORKDAY([.$D22];[.$E22]*[.$G22];Holidays)&gt;[.DF$10]))" calcext:base-cell-address="'Gantt Chart'.DF22"/>
            <calcext:condition calcext:apply-style-name="Task_Scheduled" calcext:value="formula-is(AND([.$E22]&gt;0;[.DF$10]&gt;=[.$D22];[.DF$10]&lt;=[.$F22];WORKDAY([.$D22];[.$E22]*[.$G22];Holidays)&lt;=[.DF$10]))" calcext:base-cell-address="'Gantt Chart'.DF22"/>
            <calcext:condition calcext:apply-style-name="Milestone" calcext:value="formula-is(AND([.$D22]&gt;0;[.$F22]=&quot;&quot;;[.$D22]=[.DF$10]))" calcext:base-cell-address="'Gantt Chart'.DF22"/>
          </calcext:conditional-format>
          <calcext:conditional-format calcext:target-range-address="'Gantt Chart'.DG22:'Gantt Chart'.DG22">
            <calcext:condition calcext:apply-style-name="Today" calcext:value="formula-is([.DG$10]=TODAY())" calcext:base-cell-address="'Gantt Chart'.DG22"/>
            <calcext:condition calcext:apply-style-name="Weekend" calcext:value="formula-is(OR(WEEKDAY([.DG$10])=1;WEEKDAY([.DG$10])=7))" calcext:base-cell-address="'Gantt Chart'.DG22"/>
            <calcext:condition calcext:apply-style-name="Holiday" calcext:value="formula-is(ISNUMBER(MATCH([.DG$10];Holidays;0)))" calcext:base-cell-address="'Gantt Chart'.DG22"/>
          </calcext:conditional-format>
          <calcext:conditional-format calcext:target-range-address="'Gantt Chart'.DG22:'Gantt Chart'.DG22">
            <calcext:condition calcext:apply-style-name="Task_Completed" calcext:value="formula-is(AND([.$E22]&gt;0;[.DG$10]&gt;=[.$D22];[.DG$10]&lt;=[.$F22];WORKDAY([.$D22];[.$E22]*[.$G22];Holidays)&gt;[.DG$10]))" calcext:base-cell-address="'Gantt Chart'.DG22"/>
            <calcext:condition calcext:apply-style-name="Task_Scheduled" calcext:value="formula-is(AND([.$E22]&gt;0;[.DG$10]&gt;=[.$D22];[.DG$10]&lt;=[.$F22];WORKDAY([.$D22];[.$E22]*[.$G22];Holidays)&lt;=[.DG$10]))" calcext:base-cell-address="'Gantt Chart'.DG22"/>
            <calcext:condition calcext:apply-style-name="Milestone" calcext:value="formula-is(AND([.$D22]&gt;0;[.$F22]=&quot;&quot;;[.$D22]=[.DG$10]))" calcext:base-cell-address="'Gantt Chart'.DG22"/>
          </calcext:conditional-format>
          <calcext:conditional-format calcext:target-range-address="'Gantt Chart'.DH22:'Gantt Chart'.DH22">
            <calcext:condition calcext:apply-style-name="Today" calcext:value="formula-is([.DH$10]=TODAY())" calcext:base-cell-address="'Gantt Chart'.DH22"/>
            <calcext:condition calcext:apply-style-name="Weekend" calcext:value="formula-is(OR(WEEKDAY([.DH$10])=1;WEEKDAY([.DH$10])=7))" calcext:base-cell-address="'Gantt Chart'.DH22"/>
            <calcext:condition calcext:apply-style-name="Holiday" calcext:value="formula-is(ISNUMBER(MATCH([.DH$10];Holidays;0)))" calcext:base-cell-address="'Gantt Chart'.DH22"/>
          </calcext:conditional-format>
          <calcext:conditional-format calcext:target-range-address="'Gantt Chart'.DH22:'Gantt Chart'.DH22">
            <calcext:condition calcext:apply-style-name="Task_Completed" calcext:value="formula-is(AND([.$E22]&gt;0;[.DH$10]&gt;=[.$D22];[.DH$10]&lt;=[.$F22];WORKDAY([.$D22];[.$E22]*[.$G22];Holidays)&gt;[.DH$10]))" calcext:base-cell-address="'Gantt Chart'.DH22"/>
            <calcext:condition calcext:apply-style-name="Task_Scheduled" calcext:value="formula-is(AND([.$E22]&gt;0;[.DH$10]&gt;=[.$D22];[.DH$10]&lt;=[.$F22];WORKDAY([.$D22];[.$E22]*[.$G22];Holidays)&lt;=[.DH$10]))" calcext:base-cell-address="'Gantt Chart'.DH22"/>
            <calcext:condition calcext:apply-style-name="Milestone" calcext:value="formula-is(AND([.$D22]&gt;0;[.$F22]=&quot;&quot;;[.$D22]=[.DH$10]))" calcext:base-cell-address="'Gantt Chart'.DH22"/>
          </calcext:conditional-format>
          <calcext:conditional-format calcext:target-range-address="'Gantt Chart'.DI22:'Gantt Chart'.DI22">
            <calcext:condition calcext:apply-style-name="Today" calcext:value="formula-is([.DI$10]=TODAY())" calcext:base-cell-address="'Gantt Chart'.DI22"/>
            <calcext:condition calcext:apply-style-name="Weekend" calcext:value="formula-is(OR(WEEKDAY([.DI$10])=1;WEEKDAY([.DI$10])=7))" calcext:base-cell-address="'Gantt Chart'.DI22"/>
            <calcext:condition calcext:apply-style-name="Holiday" calcext:value="formula-is(ISNUMBER(MATCH([.DI$10];Holidays;0)))" calcext:base-cell-address="'Gantt Chart'.DI22"/>
          </calcext:conditional-format>
          <calcext:conditional-format calcext:target-range-address="'Gantt Chart'.DI22:'Gantt Chart'.DI22">
            <calcext:condition calcext:apply-style-name="Task_Completed" calcext:value="formula-is(AND([.$E22]&gt;0;[.DI$10]&gt;=[.$D22];[.DI$10]&lt;=[.$F22];WORKDAY([.$D22];[.$E22]*[.$G22];Holidays)&gt;[.DI$10]))" calcext:base-cell-address="'Gantt Chart'.DI22"/>
            <calcext:condition calcext:apply-style-name="Task_Scheduled" calcext:value="formula-is(AND([.$E22]&gt;0;[.DI$10]&gt;=[.$D22];[.DI$10]&lt;=[.$F22];WORKDAY([.$D22];[.$E22]*[.$G22];Holidays)&lt;=[.DI$10]))" calcext:base-cell-address="'Gantt Chart'.DI22"/>
            <calcext:condition calcext:apply-style-name="Milestone" calcext:value="formula-is(AND([.$D22]&gt;0;[.$F22]=&quot;&quot;;[.$D22]=[.DI$10]))" calcext:base-cell-address="'Gantt Chart'.DI22"/>
          </calcext:conditional-format>
          <calcext:conditional-format calcext:target-range-address="'Gantt Chart'.DJ22:'Gantt Chart'.DJ22">
            <calcext:condition calcext:apply-style-name="Today" calcext:value="formula-is([.DJ$10]=TODAY())" calcext:base-cell-address="'Gantt Chart'.DJ22"/>
            <calcext:condition calcext:apply-style-name="Weekend" calcext:value="formula-is(OR(WEEKDAY([.DJ$10])=1;WEEKDAY([.DJ$10])=7))" calcext:base-cell-address="'Gantt Chart'.DJ22"/>
            <calcext:condition calcext:apply-style-name="Holiday" calcext:value="formula-is(ISNUMBER(MATCH([.DJ$10];Holidays;0)))" calcext:base-cell-address="'Gantt Chart'.DJ22"/>
          </calcext:conditional-format>
          <calcext:conditional-format calcext:target-range-address="'Gantt Chart'.DJ22:'Gantt Chart'.DJ22">
            <calcext:condition calcext:apply-style-name="Task_Completed" calcext:value="formula-is(AND([.$E22]&gt;0;[.DJ$10]&gt;=[.$D22];[.DJ$10]&lt;=[.$F22];WORKDAY([.$D22];[.$E22]*[.$G22];Holidays)&gt;[.DJ$10]))" calcext:base-cell-address="'Gantt Chart'.DJ22"/>
            <calcext:condition calcext:apply-style-name="Task_Scheduled" calcext:value="formula-is(AND([.$E22]&gt;0;[.DJ$10]&gt;=[.$D22];[.DJ$10]&lt;=[.$F22];WORKDAY([.$D22];[.$E22]*[.$G22];Holidays)&lt;=[.DJ$10]))" calcext:base-cell-address="'Gantt Chart'.DJ22"/>
            <calcext:condition calcext:apply-style-name="Milestone" calcext:value="formula-is(AND([.$D22]&gt;0;[.$F22]=&quot;&quot;;[.$D22]=[.DJ$10]))" calcext:base-cell-address="'Gantt Chart'.DJ22"/>
          </calcext:conditional-format>
          <calcext:conditional-format calcext:target-range-address="'Gantt Chart'.DK22:'Gantt Chart'.DK22">
            <calcext:condition calcext:apply-style-name="Today" calcext:value="formula-is([.DK$10]=TODAY())" calcext:base-cell-address="'Gantt Chart'.DK22"/>
            <calcext:condition calcext:apply-style-name="Weekend" calcext:value="formula-is(OR(WEEKDAY([.DK$10])=1;WEEKDAY([.DK$10])=7))" calcext:base-cell-address="'Gantt Chart'.DK22"/>
            <calcext:condition calcext:apply-style-name="Holiday" calcext:value="formula-is(ISNUMBER(MATCH([.DK$10];Holidays;0)))" calcext:base-cell-address="'Gantt Chart'.DK22"/>
          </calcext:conditional-format>
          <calcext:conditional-format calcext:target-range-address="'Gantt Chart'.DK22:'Gantt Chart'.DK22">
            <calcext:condition calcext:apply-style-name="Task_Completed" calcext:value="formula-is(AND([.$E22]&gt;0;[.DK$10]&gt;=[.$D22];[.DK$10]&lt;=[.$F22];WORKDAY([.$D22];[.$E22]*[.$G22];Holidays)&gt;[.DK$10]))" calcext:base-cell-address="'Gantt Chart'.DK22"/>
            <calcext:condition calcext:apply-style-name="Task_Scheduled" calcext:value="formula-is(AND([.$E22]&gt;0;[.DK$10]&gt;=[.$D22];[.DK$10]&lt;=[.$F22];WORKDAY([.$D22];[.$E22]*[.$G22];Holidays)&lt;=[.DK$10]))" calcext:base-cell-address="'Gantt Chart'.DK22"/>
            <calcext:condition calcext:apply-style-name="Milestone" calcext:value="formula-is(AND([.$D22]&gt;0;[.$F22]=&quot;&quot;;[.$D22]=[.DK$10]))" calcext:base-cell-address="'Gantt Chart'.DK22"/>
          </calcext:conditional-format>
          <calcext:conditional-format calcext:target-range-address="'Gantt Chart'.DL22:'Gantt Chart'.DL22">
            <calcext:condition calcext:apply-style-name="Today" calcext:value="formula-is([.DL$10]=TODAY())" calcext:base-cell-address="'Gantt Chart'.DL22"/>
            <calcext:condition calcext:apply-style-name="Weekend" calcext:value="formula-is(OR(WEEKDAY([.DL$10])=1;WEEKDAY([.DL$10])=7))" calcext:base-cell-address="'Gantt Chart'.DL22"/>
            <calcext:condition calcext:apply-style-name="Holiday" calcext:value="formula-is(ISNUMBER(MATCH([.DL$10];Holidays;0)))" calcext:base-cell-address="'Gantt Chart'.DL22"/>
          </calcext:conditional-format>
          <calcext:conditional-format calcext:target-range-address="'Gantt Chart'.DL22:'Gantt Chart'.DL22">
            <calcext:condition calcext:apply-style-name="Task_Completed" calcext:value="formula-is(AND([.$E22]&gt;0;[.DL$10]&gt;=[.$D22];[.DL$10]&lt;=[.$F22];WORKDAY([.$D22];[.$E22]*[.$G22];Holidays)&gt;[.DL$10]))" calcext:base-cell-address="'Gantt Chart'.DL22"/>
            <calcext:condition calcext:apply-style-name="Task_Scheduled" calcext:value="formula-is(AND([.$E22]&gt;0;[.DL$10]&gt;=[.$D22];[.DL$10]&lt;=[.$F22];WORKDAY([.$D22];[.$E22]*[.$G22];Holidays)&lt;=[.DL$10]))" calcext:base-cell-address="'Gantt Chart'.DL22"/>
            <calcext:condition calcext:apply-style-name="Milestone" calcext:value="formula-is(AND([.$D22]&gt;0;[.$F22]=&quot;&quot;;[.$D22]=[.DL$10]))" calcext:base-cell-address="'Gantt Chart'.DL22"/>
          </calcext:conditional-format>
          <calcext:conditional-format calcext:target-range-address="'Gantt Chart'.DM22:'Gantt Chart'.DM22">
            <calcext:condition calcext:apply-style-name="Today" calcext:value="formula-is([.DM$10]=TODAY())" calcext:base-cell-address="'Gantt Chart'.DM22"/>
            <calcext:condition calcext:apply-style-name="Weekend" calcext:value="formula-is(OR(WEEKDAY([.DM$10])=1;WEEKDAY([.DM$10])=7))" calcext:base-cell-address="'Gantt Chart'.DM22"/>
            <calcext:condition calcext:apply-style-name="Holiday" calcext:value="formula-is(ISNUMBER(MATCH([.DM$10];Holidays;0)))" calcext:base-cell-address="'Gantt Chart'.DM22"/>
          </calcext:conditional-format>
          <calcext:conditional-format calcext:target-range-address="'Gantt Chart'.DM22:'Gantt Chart'.DM22">
            <calcext:condition calcext:apply-style-name="Task_Completed" calcext:value="formula-is(AND([.$E22]&gt;0;[.DM$10]&gt;=[.$D22];[.DM$10]&lt;=[.$F22];WORKDAY([.$D22];[.$E22]*[.$G22];Holidays)&gt;[.DM$10]))" calcext:base-cell-address="'Gantt Chart'.DM22"/>
            <calcext:condition calcext:apply-style-name="Task_Scheduled" calcext:value="formula-is(AND([.$E22]&gt;0;[.DM$10]&gt;=[.$D22];[.DM$10]&lt;=[.$F22];WORKDAY([.$D22];[.$E22]*[.$G22];Holidays)&lt;=[.DM$10]))" calcext:base-cell-address="'Gantt Chart'.DM22"/>
            <calcext:condition calcext:apply-style-name="Milestone" calcext:value="formula-is(AND([.$D22]&gt;0;[.$F22]=&quot;&quot;;[.$D22]=[.DM$10]))" calcext:base-cell-address="'Gantt Chart'.DM22"/>
          </calcext:conditional-format>
          <calcext:conditional-format calcext:target-range-address="'Gantt Chart'.DN22:'Gantt Chart'.DN22">
            <calcext:condition calcext:apply-style-name="Today" calcext:value="formula-is([.DN$10]=TODAY())" calcext:base-cell-address="'Gantt Chart'.DN22"/>
            <calcext:condition calcext:apply-style-name="Weekend" calcext:value="formula-is(OR(WEEKDAY([.DN$10])=1;WEEKDAY([.DN$10])=7))" calcext:base-cell-address="'Gantt Chart'.DN22"/>
            <calcext:condition calcext:apply-style-name="Holiday" calcext:value="formula-is(ISNUMBER(MATCH([.DN$10];Holidays;0)))" calcext:base-cell-address="'Gantt Chart'.DN22"/>
          </calcext:conditional-format>
          <calcext:conditional-format calcext:target-range-address="'Gantt Chart'.DN22:'Gantt Chart'.DN22">
            <calcext:condition calcext:apply-style-name="Task_Completed" calcext:value="formula-is(AND([.$E22]&gt;0;[.DN$10]&gt;=[.$D22];[.DN$10]&lt;=[.$F22];WORKDAY([.$D22];[.$E22]*[.$G22];Holidays)&gt;[.DN$10]))" calcext:base-cell-address="'Gantt Chart'.DN22"/>
            <calcext:condition calcext:apply-style-name="Task_Scheduled" calcext:value="formula-is(AND([.$E22]&gt;0;[.DN$10]&gt;=[.$D22];[.DN$10]&lt;=[.$F22];WORKDAY([.$D22];[.$E22]*[.$G22];Holidays)&lt;=[.DN$10]))" calcext:base-cell-address="'Gantt Chart'.DN22"/>
            <calcext:condition calcext:apply-style-name="Milestone" calcext:value="formula-is(AND([.$D22]&gt;0;[.$F22]=&quot;&quot;;[.$D22]=[.DN$10]))" calcext:base-cell-address="'Gantt Chart'.DN22"/>
          </calcext:conditional-format>
          <calcext:conditional-format calcext:target-range-address="'Gantt Chart'.DO22:'Gantt Chart'.DO22">
            <calcext:condition calcext:apply-style-name="Today" calcext:value="formula-is([.DO$10]=TODAY())" calcext:base-cell-address="'Gantt Chart'.DO22"/>
            <calcext:condition calcext:apply-style-name="Weekend" calcext:value="formula-is(OR(WEEKDAY([.DO$10])=1;WEEKDAY([.DO$10])=7))" calcext:base-cell-address="'Gantt Chart'.DO22"/>
            <calcext:condition calcext:apply-style-name="Holiday" calcext:value="formula-is(ISNUMBER(MATCH([.DO$10];Holidays;0)))" calcext:base-cell-address="'Gantt Chart'.DO22"/>
          </calcext:conditional-format>
          <calcext:conditional-format calcext:target-range-address="'Gantt Chart'.DO22:'Gantt Chart'.DO22">
            <calcext:condition calcext:apply-style-name="Task_Completed" calcext:value="formula-is(AND([.$E22]&gt;0;[.DO$10]&gt;=[.$D22];[.DO$10]&lt;=[.$F22];WORKDAY([.$D22];[.$E22]*[.$G22];Holidays)&gt;[.DO$10]))" calcext:base-cell-address="'Gantt Chart'.DO22"/>
            <calcext:condition calcext:apply-style-name="Task_Scheduled" calcext:value="formula-is(AND([.$E22]&gt;0;[.DO$10]&gt;=[.$D22];[.DO$10]&lt;=[.$F22];WORKDAY([.$D22];[.$E22]*[.$G22];Holidays)&lt;=[.DO$10]))" calcext:base-cell-address="'Gantt Chart'.DO22"/>
            <calcext:condition calcext:apply-style-name="Milestone" calcext:value="formula-is(AND([.$D22]&gt;0;[.$F22]=&quot;&quot;;[.$D22]=[.DO$10]))" calcext:base-cell-address="'Gantt Chart'.DO22"/>
          </calcext:conditional-format>
          <calcext:conditional-format calcext:target-range-address="'Gantt Chart'.DP22:'Gantt Chart'.DP22">
            <calcext:condition calcext:apply-style-name="Today" calcext:value="formula-is([.DP$10]=TODAY())" calcext:base-cell-address="'Gantt Chart'.DP22"/>
            <calcext:condition calcext:apply-style-name="Weekend" calcext:value="formula-is(OR(WEEKDAY([.DP$10])=1;WEEKDAY([.DP$10])=7))" calcext:base-cell-address="'Gantt Chart'.DP22"/>
            <calcext:condition calcext:apply-style-name="Holiday" calcext:value="formula-is(ISNUMBER(MATCH([.DP$10];Holidays;0)))" calcext:base-cell-address="'Gantt Chart'.DP22"/>
          </calcext:conditional-format>
          <calcext:conditional-format calcext:target-range-address="'Gantt Chart'.DP22:'Gantt Chart'.DP22">
            <calcext:condition calcext:apply-style-name="Task_Completed" calcext:value="formula-is(AND([.$E22]&gt;0;[.DP$10]&gt;=[.$D22];[.DP$10]&lt;=[.$F22];WORKDAY([.$D22];[.$E22]*[.$G22];Holidays)&gt;[.DP$10]))" calcext:base-cell-address="'Gantt Chart'.DP22"/>
            <calcext:condition calcext:apply-style-name="Task_Scheduled" calcext:value="formula-is(AND([.$E22]&gt;0;[.DP$10]&gt;=[.$D22];[.DP$10]&lt;=[.$F22];WORKDAY([.$D22];[.$E22]*[.$G22];Holidays)&lt;=[.DP$10]))" calcext:base-cell-address="'Gantt Chart'.DP22"/>
            <calcext:condition calcext:apply-style-name="Milestone" calcext:value="formula-is(AND([.$D22]&gt;0;[.$F22]=&quot;&quot;;[.$D22]=[.DP$10]))" calcext:base-cell-address="'Gantt Chart'.DP22"/>
          </calcext:conditional-format>
          <calcext:conditional-format calcext:target-range-address="'Gantt Chart'.DQ22:'Gantt Chart'.DQ22">
            <calcext:condition calcext:apply-style-name="Today" calcext:value="formula-is([.DQ$10]=TODAY())" calcext:base-cell-address="'Gantt Chart'.DQ22"/>
            <calcext:condition calcext:apply-style-name="Weekend" calcext:value="formula-is(OR(WEEKDAY([.DQ$10])=1;WEEKDAY([.DQ$10])=7))" calcext:base-cell-address="'Gantt Chart'.DQ22"/>
            <calcext:condition calcext:apply-style-name="Holiday" calcext:value="formula-is(ISNUMBER(MATCH([.DQ$10];Holidays;0)))" calcext:base-cell-address="'Gantt Chart'.DQ22"/>
          </calcext:conditional-format>
          <calcext:conditional-format calcext:target-range-address="'Gantt Chart'.DQ22:'Gantt Chart'.DQ22">
            <calcext:condition calcext:apply-style-name="Task_Completed" calcext:value="formula-is(AND([.$E22]&gt;0;[.DQ$10]&gt;=[.$D22];[.DQ$10]&lt;=[.$F22];WORKDAY([.$D22];[.$E22]*[.$G22];Holidays)&gt;[.DQ$10]))" calcext:base-cell-address="'Gantt Chart'.DQ22"/>
            <calcext:condition calcext:apply-style-name="Task_Scheduled" calcext:value="formula-is(AND([.$E22]&gt;0;[.DQ$10]&gt;=[.$D22];[.DQ$10]&lt;=[.$F22];WORKDAY([.$D22];[.$E22]*[.$G22];Holidays)&lt;=[.DQ$10]))" calcext:base-cell-address="'Gantt Chart'.DQ22"/>
            <calcext:condition calcext:apply-style-name="Milestone" calcext:value="formula-is(AND([.$D22]&gt;0;[.$F22]=&quot;&quot;;[.$D22]=[.DQ$10]))" calcext:base-cell-address="'Gantt Chart'.DQ22"/>
          </calcext:conditional-format>
          <calcext:conditional-format calcext:target-range-address="'Gantt Chart'.DR22:'Gantt Chart'.DR22">
            <calcext:condition calcext:apply-style-name="Today" calcext:value="formula-is([.DR$10]=TODAY())" calcext:base-cell-address="'Gantt Chart'.DR22"/>
            <calcext:condition calcext:apply-style-name="Weekend" calcext:value="formula-is(OR(WEEKDAY([.DR$10])=1;WEEKDAY([.DR$10])=7))" calcext:base-cell-address="'Gantt Chart'.DR22"/>
            <calcext:condition calcext:apply-style-name="Holiday" calcext:value="formula-is(ISNUMBER(MATCH([.DR$10];Holidays;0)))" calcext:base-cell-address="'Gantt Chart'.DR22"/>
          </calcext:conditional-format>
          <calcext:conditional-format calcext:target-range-address="'Gantt Chart'.DR22:'Gantt Chart'.DR22">
            <calcext:condition calcext:apply-style-name="Task_Completed" calcext:value="formula-is(AND([.$E22]&gt;0;[.DR$10]&gt;=[.$D22];[.DR$10]&lt;=[.$F22];WORKDAY([.$D22];[.$E22]*[.$G22];Holidays)&gt;[.DR$10]))" calcext:base-cell-address="'Gantt Chart'.DR22"/>
            <calcext:condition calcext:apply-style-name="Task_Scheduled" calcext:value="formula-is(AND([.$E22]&gt;0;[.DR$10]&gt;=[.$D22];[.DR$10]&lt;=[.$F22];WORKDAY([.$D22];[.$E22]*[.$G22];Holidays)&lt;=[.DR$10]))" calcext:base-cell-address="'Gantt Chart'.DR22"/>
            <calcext:condition calcext:apply-style-name="Milestone" calcext:value="formula-is(AND([.$D22]&gt;0;[.$F22]=&quot;&quot;;[.$D22]=[.DR$10]))" calcext:base-cell-address="'Gantt Chart'.DR22"/>
          </calcext:conditional-format>
          <calcext:conditional-format calcext:target-range-address="'Gantt Chart'.DS22:'Gantt Chart'.DS22">
            <calcext:condition calcext:apply-style-name="Today" calcext:value="formula-is([.DS$10]=TODAY())" calcext:base-cell-address="'Gantt Chart'.DS22"/>
            <calcext:condition calcext:apply-style-name="Weekend" calcext:value="formula-is(OR(WEEKDAY([.DS$10])=1;WEEKDAY([.DS$10])=7))" calcext:base-cell-address="'Gantt Chart'.DS22"/>
            <calcext:condition calcext:apply-style-name="Holiday" calcext:value="formula-is(ISNUMBER(MATCH([.DS$10];Holidays;0)))" calcext:base-cell-address="'Gantt Chart'.DS22"/>
          </calcext:conditional-format>
          <calcext:conditional-format calcext:target-range-address="'Gantt Chart'.DS22:'Gantt Chart'.DS22">
            <calcext:condition calcext:apply-style-name="Task_Completed" calcext:value="formula-is(AND([.$E22]&gt;0;[.DS$10]&gt;=[.$D22];[.DS$10]&lt;=[.$F22];WORKDAY([.$D22];[.$E22]*[.$G22];Holidays)&gt;[.DS$10]))" calcext:base-cell-address="'Gantt Chart'.DS22"/>
            <calcext:condition calcext:apply-style-name="Task_Scheduled" calcext:value="formula-is(AND([.$E22]&gt;0;[.DS$10]&gt;=[.$D22];[.DS$10]&lt;=[.$F22];WORKDAY([.$D22];[.$E22]*[.$G22];Holidays)&lt;=[.DS$10]))" calcext:base-cell-address="'Gantt Chart'.DS22"/>
            <calcext:condition calcext:apply-style-name="Milestone" calcext:value="formula-is(AND([.$D22]&gt;0;[.$F22]=&quot;&quot;;[.$D22]=[.DS$10]))" calcext:base-cell-address="'Gantt Chart'.DS22"/>
          </calcext:conditional-format>
          <calcext:conditional-format calcext:target-range-address="'Gantt Chart'.DT22:'Gantt Chart'.DT22">
            <calcext:condition calcext:apply-style-name="Today" calcext:value="formula-is([.DT$10]=TODAY())" calcext:base-cell-address="'Gantt Chart'.DT22"/>
            <calcext:condition calcext:apply-style-name="Weekend" calcext:value="formula-is(OR(WEEKDAY([.DT$10])=1;WEEKDAY([.DT$10])=7))" calcext:base-cell-address="'Gantt Chart'.DT22"/>
            <calcext:condition calcext:apply-style-name="Holiday" calcext:value="formula-is(ISNUMBER(MATCH([.DT$10];Holidays;0)))" calcext:base-cell-address="'Gantt Chart'.DT22"/>
          </calcext:conditional-format>
          <calcext:conditional-format calcext:target-range-address="'Gantt Chart'.DT22:'Gantt Chart'.DT22">
            <calcext:condition calcext:apply-style-name="Task_Completed" calcext:value="formula-is(AND([.$E22]&gt;0;[.DT$10]&gt;=[.$D22];[.DT$10]&lt;=[.$F22];WORKDAY([.$D22];[.$E22]*[.$G22];Holidays)&gt;[.DT$10]))" calcext:base-cell-address="'Gantt Chart'.DT22"/>
            <calcext:condition calcext:apply-style-name="Task_Scheduled" calcext:value="formula-is(AND([.$E22]&gt;0;[.DT$10]&gt;=[.$D22];[.DT$10]&lt;=[.$F22];WORKDAY([.$D22];[.$E22]*[.$G22];Holidays)&lt;=[.DT$10]))" calcext:base-cell-address="'Gantt Chart'.DT22"/>
            <calcext:condition calcext:apply-style-name="Milestone" calcext:value="formula-is(AND([.$D22]&gt;0;[.$F22]=&quot;&quot;;[.$D22]=[.DT$10]))" calcext:base-cell-address="'Gantt Chart'.DT22"/>
          </calcext:conditional-format>
          <calcext:conditional-format calcext:target-range-address="'Gantt Chart'.DU22:'Gantt Chart'.DU22">
            <calcext:condition calcext:apply-style-name="Today" calcext:value="formula-is([.DU$10]=TODAY())" calcext:base-cell-address="'Gantt Chart'.DU22"/>
            <calcext:condition calcext:apply-style-name="Weekend" calcext:value="formula-is(OR(WEEKDAY([.DU$10])=1;WEEKDAY([.DU$10])=7))" calcext:base-cell-address="'Gantt Chart'.DU22"/>
            <calcext:condition calcext:apply-style-name="Holiday" calcext:value="formula-is(ISNUMBER(MATCH([.DU$10];Holidays;0)))" calcext:base-cell-address="'Gantt Chart'.DU22"/>
          </calcext:conditional-format>
          <calcext:conditional-format calcext:target-range-address="'Gantt Chart'.DU22:'Gantt Chart'.DU22">
            <calcext:condition calcext:apply-style-name="Task_Completed" calcext:value="formula-is(AND([.$E22]&gt;0;[.DU$10]&gt;=[.$D22];[.DU$10]&lt;=[.$F22];WORKDAY([.$D22];[.$E22]*[.$G22];Holidays)&gt;[.DU$10]))" calcext:base-cell-address="'Gantt Chart'.DU22"/>
            <calcext:condition calcext:apply-style-name="Task_Scheduled" calcext:value="formula-is(AND([.$E22]&gt;0;[.DU$10]&gt;=[.$D22];[.DU$10]&lt;=[.$F22];WORKDAY([.$D22];[.$E22]*[.$G22];Holidays)&lt;=[.DU$10]))" calcext:base-cell-address="'Gantt Chart'.DU22"/>
            <calcext:condition calcext:apply-style-name="Milestone" calcext:value="formula-is(AND([.$D22]&gt;0;[.$F22]=&quot;&quot;;[.$D22]=[.DU$10]))" calcext:base-cell-address="'Gantt Chart'.DU22"/>
          </calcext:conditional-format>
          <calcext:conditional-format calcext:target-range-address="'Gantt Chart'.DV22:'Gantt Chart'.DV22">
            <calcext:condition calcext:apply-style-name="Today" calcext:value="formula-is([.DV$10]=TODAY())" calcext:base-cell-address="'Gantt Chart'.DV22"/>
            <calcext:condition calcext:apply-style-name="Weekend" calcext:value="formula-is(OR(WEEKDAY([.DV$10])=1;WEEKDAY([.DV$10])=7))" calcext:base-cell-address="'Gantt Chart'.DV22"/>
            <calcext:condition calcext:apply-style-name="Holiday" calcext:value="formula-is(ISNUMBER(MATCH([.DV$10];Holidays;0)))" calcext:base-cell-address="'Gantt Chart'.DV22"/>
          </calcext:conditional-format>
          <calcext:conditional-format calcext:target-range-address="'Gantt Chart'.DV22:'Gantt Chart'.DV22">
            <calcext:condition calcext:apply-style-name="Task_Completed" calcext:value="formula-is(AND([.$E22]&gt;0;[.DV$10]&gt;=[.$D22];[.DV$10]&lt;=[.$F22];WORKDAY([.$D22];[.$E22]*[.$G22];Holidays)&gt;[.DV$10]))" calcext:base-cell-address="'Gantt Chart'.DV22"/>
            <calcext:condition calcext:apply-style-name="Task_Scheduled" calcext:value="formula-is(AND([.$E22]&gt;0;[.DV$10]&gt;=[.$D22];[.DV$10]&lt;=[.$F22];WORKDAY([.$D22];[.$E22]*[.$G22];Holidays)&lt;=[.DV$10]))" calcext:base-cell-address="'Gantt Chart'.DV22"/>
            <calcext:condition calcext:apply-style-name="Milestone" calcext:value="formula-is(AND([.$D22]&gt;0;[.$F22]=&quot;&quot;;[.$D22]=[.DV$10]))" calcext:base-cell-address="'Gantt Chart'.DV22"/>
          </calcext:conditional-format>
          <calcext:conditional-format calcext:target-range-address="'Gantt Chart'.DW22:'Gantt Chart'.DW22">
            <calcext:condition calcext:apply-style-name="Today" calcext:value="formula-is([.DW$10]=TODAY())" calcext:base-cell-address="'Gantt Chart'.DW22"/>
            <calcext:condition calcext:apply-style-name="Weekend" calcext:value="formula-is(OR(WEEKDAY([.DW$10])=1;WEEKDAY([.DW$10])=7))" calcext:base-cell-address="'Gantt Chart'.DW22"/>
            <calcext:condition calcext:apply-style-name="Holiday" calcext:value="formula-is(ISNUMBER(MATCH([.DW$10];Holidays;0)))" calcext:base-cell-address="'Gantt Chart'.DW22"/>
          </calcext:conditional-format>
          <calcext:conditional-format calcext:target-range-address="'Gantt Chart'.DW22:'Gantt Chart'.DW22">
            <calcext:condition calcext:apply-style-name="Task_Completed" calcext:value="formula-is(AND([.$E22]&gt;0;[.DW$10]&gt;=[.$D22];[.DW$10]&lt;=[.$F22];WORKDAY([.$D22];[.$E22]*[.$G22];Holidays)&gt;[.DW$10]))" calcext:base-cell-address="'Gantt Chart'.DW22"/>
            <calcext:condition calcext:apply-style-name="Task_Scheduled" calcext:value="formula-is(AND([.$E22]&gt;0;[.DW$10]&gt;=[.$D22];[.DW$10]&lt;=[.$F22];WORKDAY([.$D22];[.$E22]*[.$G22];Holidays)&lt;=[.DW$10]))" calcext:base-cell-address="'Gantt Chart'.DW22"/>
            <calcext:condition calcext:apply-style-name="Milestone" calcext:value="formula-is(AND([.$D22]&gt;0;[.$F22]=&quot;&quot;;[.$D22]=[.DW$10]))" calcext:base-cell-address="'Gantt Chart'.DW22"/>
          </calcext:conditional-format>
          <calcext:conditional-format calcext:target-range-address="'Gantt Chart'.DX22:'Gantt Chart'.DX22">
            <calcext:condition calcext:apply-style-name="Today" calcext:value="formula-is([.DX$10]=TODAY())" calcext:base-cell-address="'Gantt Chart'.DX22"/>
            <calcext:condition calcext:apply-style-name="Weekend" calcext:value="formula-is(OR(WEEKDAY([.DX$10])=1;WEEKDAY([.DX$10])=7))" calcext:base-cell-address="'Gantt Chart'.DX22"/>
            <calcext:condition calcext:apply-style-name="Holiday" calcext:value="formula-is(ISNUMBER(MATCH([.DX$10];Holidays;0)))" calcext:base-cell-address="'Gantt Chart'.DX22"/>
          </calcext:conditional-format>
          <calcext:conditional-format calcext:target-range-address="'Gantt Chart'.DX22:'Gantt Chart'.DX22">
            <calcext:condition calcext:apply-style-name="Task_Completed" calcext:value="formula-is(AND([.$E22]&gt;0;[.DX$10]&gt;=[.$D22];[.DX$10]&lt;=[.$F22];WORKDAY([.$D22];[.$E22]*[.$G22];Holidays)&gt;[.DX$10]))" calcext:base-cell-address="'Gantt Chart'.DX22"/>
            <calcext:condition calcext:apply-style-name="Task_Scheduled" calcext:value="formula-is(AND([.$E22]&gt;0;[.DX$10]&gt;=[.$D22];[.DX$10]&lt;=[.$F22];WORKDAY([.$D22];[.$E22]*[.$G22];Holidays)&lt;=[.DX$10]))" calcext:base-cell-address="'Gantt Chart'.DX22"/>
            <calcext:condition calcext:apply-style-name="Milestone" calcext:value="formula-is(AND([.$D22]&gt;0;[.$F22]=&quot;&quot;;[.$D22]=[.DX$10]))" calcext:base-cell-address="'Gantt Chart'.DX22"/>
          </calcext:conditional-format>
          <calcext:conditional-format calcext:target-range-address="'Gantt Chart'.DY22:'Gantt Chart'.DY22">
            <calcext:condition calcext:apply-style-name="Today" calcext:value="formula-is([.DY$10]=TODAY())" calcext:base-cell-address="'Gantt Chart'.DY22"/>
            <calcext:condition calcext:apply-style-name="Weekend" calcext:value="formula-is(OR(WEEKDAY([.DY$10])=1;WEEKDAY([.DY$10])=7))" calcext:base-cell-address="'Gantt Chart'.DY22"/>
            <calcext:condition calcext:apply-style-name="Holiday" calcext:value="formula-is(ISNUMBER(MATCH([.DY$10];Holidays;0)))" calcext:base-cell-address="'Gantt Chart'.DY22"/>
          </calcext:conditional-format>
          <calcext:conditional-format calcext:target-range-address="'Gantt Chart'.DY22:'Gantt Chart'.DY22">
            <calcext:condition calcext:apply-style-name="Task_Completed" calcext:value="formula-is(AND([.$E22]&gt;0;[.DY$10]&gt;=[.$D22];[.DY$10]&lt;=[.$F22];WORKDAY([.$D22];[.$E22]*[.$G22];Holidays)&gt;[.DY$10]))" calcext:base-cell-address="'Gantt Chart'.DY22"/>
            <calcext:condition calcext:apply-style-name="Task_Scheduled" calcext:value="formula-is(AND([.$E22]&gt;0;[.DY$10]&gt;=[.$D22];[.DY$10]&lt;=[.$F22];WORKDAY([.$D22];[.$E22]*[.$G22];Holidays)&lt;=[.DY$10]))" calcext:base-cell-address="'Gantt Chart'.DY22"/>
            <calcext:condition calcext:apply-style-name="Milestone" calcext:value="formula-is(AND([.$D22]&gt;0;[.$F22]=&quot;&quot;;[.$D22]=[.DY$10]))" calcext:base-cell-address="'Gantt Chart'.DY22"/>
          </calcext:conditional-format>
          <calcext:conditional-format calcext:target-range-address="'Gantt Chart'.DZ22:'Gantt Chart'.DZ22">
            <calcext:condition calcext:apply-style-name="Today" calcext:value="formula-is([.DZ$10]=TODAY())" calcext:base-cell-address="'Gantt Chart'.DZ22"/>
            <calcext:condition calcext:apply-style-name="Weekend" calcext:value="formula-is(OR(WEEKDAY([.DZ$10])=1;WEEKDAY([.DZ$10])=7))" calcext:base-cell-address="'Gantt Chart'.DZ22"/>
            <calcext:condition calcext:apply-style-name="Holiday" calcext:value="formula-is(ISNUMBER(MATCH([.DZ$10];Holidays;0)))" calcext:base-cell-address="'Gantt Chart'.DZ22"/>
          </calcext:conditional-format>
          <calcext:conditional-format calcext:target-range-address="'Gantt Chart'.DZ22:'Gantt Chart'.DZ22">
            <calcext:condition calcext:apply-style-name="Task_Completed" calcext:value="formula-is(AND([.$E22]&gt;0;[.DZ$10]&gt;=[.$D22];[.DZ$10]&lt;=[.$F22];WORKDAY([.$D22];[.$E22]*[.$G22];Holidays)&gt;[.DZ$10]))" calcext:base-cell-address="'Gantt Chart'.DZ22"/>
            <calcext:condition calcext:apply-style-name="Task_Scheduled" calcext:value="formula-is(AND([.$E22]&gt;0;[.DZ$10]&gt;=[.$D22];[.DZ$10]&lt;=[.$F22];WORKDAY([.$D22];[.$E22]*[.$G22];Holidays)&lt;=[.DZ$10]))" calcext:base-cell-address="'Gantt Chart'.DZ22"/>
            <calcext:condition calcext:apply-style-name="Milestone" calcext:value="formula-is(AND([.$D22]&gt;0;[.$F22]=&quot;&quot;;[.$D22]=[.DZ$10]))" calcext:base-cell-address="'Gantt Chart'.DZ22"/>
          </calcext:conditional-format>
          <calcext:conditional-format calcext:target-range-address="'Gantt Chart'.EA22:'Gantt Chart'.EA22">
            <calcext:condition calcext:apply-style-name="Today" calcext:value="formula-is([.EA$10]=TODAY())" calcext:base-cell-address="'Gantt Chart'.EA22"/>
            <calcext:condition calcext:apply-style-name="Weekend" calcext:value="formula-is(OR(WEEKDAY([.EA$10])=1;WEEKDAY([.EA$10])=7))" calcext:base-cell-address="'Gantt Chart'.EA22"/>
            <calcext:condition calcext:apply-style-name="Holiday" calcext:value="formula-is(ISNUMBER(MATCH([.EA$10];Holidays;0)))" calcext:base-cell-address="'Gantt Chart'.EA22"/>
          </calcext:conditional-format>
          <calcext:conditional-format calcext:target-range-address="'Gantt Chart'.EA22:'Gantt Chart'.EA22">
            <calcext:condition calcext:apply-style-name="Task_Completed" calcext:value="formula-is(AND([.$E22]&gt;0;[.EA$10]&gt;=[.$D22];[.EA$10]&lt;=[.$F22];WORKDAY([.$D22];[.$E22]*[.$G22];Holidays)&gt;[.EA$10]))" calcext:base-cell-address="'Gantt Chart'.EA22"/>
            <calcext:condition calcext:apply-style-name="Task_Scheduled" calcext:value="formula-is(AND([.$E22]&gt;0;[.EA$10]&gt;=[.$D22];[.EA$10]&lt;=[.$F22];WORKDAY([.$D22];[.$E22]*[.$G22];Holidays)&lt;=[.EA$10]))" calcext:base-cell-address="'Gantt Chart'.EA22"/>
            <calcext:condition calcext:apply-style-name="Milestone" calcext:value="formula-is(AND([.$D22]&gt;0;[.$F22]=&quot;&quot;;[.$D22]=[.EA$10]))" calcext:base-cell-address="'Gantt Chart'.EA22"/>
          </calcext:conditional-format>
          <calcext:conditional-format calcext:target-range-address="'Gantt Chart'.EB22:'Gantt Chart'.EB22">
            <calcext:condition calcext:apply-style-name="Today" calcext:value="formula-is([.EB$10]=TODAY())" calcext:base-cell-address="'Gantt Chart'.EB22"/>
            <calcext:condition calcext:apply-style-name="Weekend" calcext:value="formula-is(OR(WEEKDAY([.EB$10])=1;WEEKDAY([.EB$10])=7))" calcext:base-cell-address="'Gantt Chart'.EB22"/>
            <calcext:condition calcext:apply-style-name="Holiday" calcext:value="formula-is(ISNUMBER(MATCH([.EB$10];Holidays;0)))" calcext:base-cell-address="'Gantt Chart'.EB22"/>
          </calcext:conditional-format>
          <calcext:conditional-format calcext:target-range-address="'Gantt Chart'.EB22:'Gantt Chart'.EB22">
            <calcext:condition calcext:apply-style-name="Task_Completed" calcext:value="formula-is(AND([.$E22]&gt;0;[.EB$10]&gt;=[.$D22];[.EB$10]&lt;=[.$F22];WORKDAY([.$D22];[.$E22]*[.$G22];Holidays)&gt;[.EB$10]))" calcext:base-cell-address="'Gantt Chart'.EB22"/>
            <calcext:condition calcext:apply-style-name="Task_Scheduled" calcext:value="formula-is(AND([.$E22]&gt;0;[.EB$10]&gt;=[.$D22];[.EB$10]&lt;=[.$F22];WORKDAY([.$D22];[.$E22]*[.$G22];Holidays)&lt;=[.EB$10]))" calcext:base-cell-address="'Gantt Chart'.EB22"/>
            <calcext:condition calcext:apply-style-name="Milestone" calcext:value="formula-is(AND([.$D22]&gt;0;[.$F22]=&quot;&quot;;[.$D22]=[.EB$10]))" calcext:base-cell-address="'Gantt Chart'.EB22"/>
          </calcext:conditional-format>
          <calcext:conditional-format calcext:target-range-address="'Gantt Chart'.EC22:'Gantt Chart'.EC22">
            <calcext:condition calcext:apply-style-name="Today" calcext:value="formula-is([.EC$10]=TODAY())" calcext:base-cell-address="'Gantt Chart'.EC22"/>
            <calcext:condition calcext:apply-style-name="Weekend" calcext:value="formula-is(OR(WEEKDAY([.EC$10])=1;WEEKDAY([.EC$10])=7))" calcext:base-cell-address="'Gantt Chart'.EC22"/>
            <calcext:condition calcext:apply-style-name="Holiday" calcext:value="formula-is(ISNUMBER(MATCH([.EC$10];Holidays;0)))" calcext:base-cell-address="'Gantt Chart'.EC22"/>
          </calcext:conditional-format>
          <calcext:conditional-format calcext:target-range-address="'Gantt Chart'.EC22:'Gantt Chart'.EC22">
            <calcext:condition calcext:apply-style-name="Task_Completed" calcext:value="formula-is(AND([.$E22]&gt;0;[.EC$10]&gt;=[.$D22];[.EC$10]&lt;=[.$F22];WORKDAY([.$D22];[.$E22]*[.$G22];Holidays)&gt;[.EC$10]))" calcext:base-cell-address="'Gantt Chart'.EC22"/>
            <calcext:condition calcext:apply-style-name="Task_Scheduled" calcext:value="formula-is(AND([.$E22]&gt;0;[.EC$10]&gt;=[.$D22];[.EC$10]&lt;=[.$F22];WORKDAY([.$D22];[.$E22]*[.$G22];Holidays)&lt;=[.EC$10]))" calcext:base-cell-address="'Gantt Chart'.EC22"/>
            <calcext:condition calcext:apply-style-name="Milestone" calcext:value="formula-is(AND([.$D22]&gt;0;[.$F22]=&quot;&quot;;[.$D22]=[.EC$10]))" calcext:base-cell-address="'Gantt Chart'.EC22"/>
          </calcext:conditional-format>
          <calcext:conditional-format calcext:target-range-address="'Gantt Chart'.ED22:'Gantt Chart'.ED22">
            <calcext:condition calcext:apply-style-name="Today" calcext:value="formula-is([.ED$10]=TODAY())" calcext:base-cell-address="'Gantt Chart'.ED22"/>
            <calcext:condition calcext:apply-style-name="Weekend" calcext:value="formula-is(OR(WEEKDAY([.ED$10])=1;WEEKDAY([.ED$10])=7))" calcext:base-cell-address="'Gantt Chart'.ED22"/>
            <calcext:condition calcext:apply-style-name="Holiday" calcext:value="formula-is(ISNUMBER(MATCH([.ED$10];Holidays;0)))" calcext:base-cell-address="'Gantt Chart'.ED22"/>
          </calcext:conditional-format>
          <calcext:conditional-format calcext:target-range-address="'Gantt Chart'.ED22:'Gantt Chart'.ED22">
            <calcext:condition calcext:apply-style-name="Task_Completed" calcext:value="formula-is(AND([.$E22]&gt;0;[.ED$10]&gt;=[.$D22];[.ED$10]&lt;=[.$F22];WORKDAY([.$D22];[.$E22]*[.$G22];Holidays)&gt;[.ED$10]))" calcext:base-cell-address="'Gantt Chart'.ED22"/>
            <calcext:condition calcext:apply-style-name="Task_Scheduled" calcext:value="formula-is(AND([.$E22]&gt;0;[.ED$10]&gt;=[.$D22];[.ED$10]&lt;=[.$F22];WORKDAY([.$D22];[.$E22]*[.$G22];Holidays)&lt;=[.ED$10]))" calcext:base-cell-address="'Gantt Chart'.ED22"/>
            <calcext:condition calcext:apply-style-name="Milestone" calcext:value="formula-is(AND([.$D22]&gt;0;[.$F22]=&quot;&quot;;[.$D22]=[.ED$10]))" calcext:base-cell-address="'Gantt Chart'.ED22"/>
          </calcext:conditional-format>
          <calcext:conditional-format calcext:target-range-address="'Gantt Chart'.EE22:'Gantt Chart'.EE22">
            <calcext:condition calcext:apply-style-name="Today" calcext:value="formula-is([.EE$10]=TODAY())" calcext:base-cell-address="'Gantt Chart'.EE22"/>
            <calcext:condition calcext:apply-style-name="Weekend" calcext:value="formula-is(OR(WEEKDAY([.EE$10])=1;WEEKDAY([.EE$10])=7))" calcext:base-cell-address="'Gantt Chart'.EE22"/>
            <calcext:condition calcext:apply-style-name="Holiday" calcext:value="formula-is(ISNUMBER(MATCH([.EE$10];Holidays;0)))" calcext:base-cell-address="'Gantt Chart'.EE22"/>
          </calcext:conditional-format>
          <calcext:conditional-format calcext:target-range-address="'Gantt Chart'.EE22:'Gantt Chart'.EE22">
            <calcext:condition calcext:apply-style-name="Task_Completed" calcext:value="formula-is(AND([.$E22]&gt;0;[.EE$10]&gt;=[.$D22];[.EE$10]&lt;=[.$F22];WORKDAY([.$D22];[.$E22]*[.$G22];Holidays)&gt;[.EE$10]))" calcext:base-cell-address="'Gantt Chart'.EE22"/>
            <calcext:condition calcext:apply-style-name="Task_Scheduled" calcext:value="formula-is(AND([.$E22]&gt;0;[.EE$10]&gt;=[.$D22];[.EE$10]&lt;=[.$F22];WORKDAY([.$D22];[.$E22]*[.$G22];Holidays)&lt;=[.EE$10]))" calcext:base-cell-address="'Gantt Chart'.EE22"/>
            <calcext:condition calcext:apply-style-name="Milestone" calcext:value="formula-is(AND([.$D22]&gt;0;[.$F22]=&quot;&quot;;[.$D22]=[.EE$10]))" calcext:base-cell-address="'Gantt Chart'.EE22"/>
          </calcext:conditional-format>
          <calcext:conditional-format calcext:target-range-address="'Gantt Chart'.EF22:'Gantt Chart'.EF22">
            <calcext:condition calcext:apply-style-name="Today" calcext:value="formula-is([.EF$10]=TODAY())" calcext:base-cell-address="'Gantt Chart'.EF22"/>
            <calcext:condition calcext:apply-style-name="Weekend" calcext:value="formula-is(OR(WEEKDAY([.EF$10])=1;WEEKDAY([.EF$10])=7))" calcext:base-cell-address="'Gantt Chart'.EF22"/>
            <calcext:condition calcext:apply-style-name="Holiday" calcext:value="formula-is(ISNUMBER(MATCH([.EF$10];Holidays;0)))" calcext:base-cell-address="'Gantt Chart'.EF22"/>
          </calcext:conditional-format>
          <calcext:conditional-format calcext:target-range-address="'Gantt Chart'.EF22:'Gantt Chart'.EF22">
            <calcext:condition calcext:apply-style-name="Task_Completed" calcext:value="formula-is(AND([.$E22]&gt;0;[.EF$10]&gt;=[.$D22];[.EF$10]&lt;=[.$F22];WORKDAY([.$D22];[.$E22]*[.$G22];Holidays)&gt;[.EF$10]))" calcext:base-cell-address="'Gantt Chart'.EF22"/>
            <calcext:condition calcext:apply-style-name="Task_Scheduled" calcext:value="formula-is(AND([.$E22]&gt;0;[.EF$10]&gt;=[.$D22];[.EF$10]&lt;=[.$F22];WORKDAY([.$D22];[.$E22]*[.$G22];Holidays)&lt;=[.EF$10]))" calcext:base-cell-address="'Gantt Chart'.EF22"/>
            <calcext:condition calcext:apply-style-name="Milestone" calcext:value="formula-is(AND([.$D22]&gt;0;[.$F22]=&quot;&quot;;[.$D22]=[.EF$10]))" calcext:base-cell-address="'Gantt Chart'.EF22"/>
          </calcext:conditional-format>
          <calcext:conditional-format calcext:target-range-address="'Gantt Chart'.EG22:'Gantt Chart'.EG22">
            <calcext:condition calcext:apply-style-name="Today" calcext:value="formula-is([.EG$10]=TODAY())" calcext:base-cell-address="'Gantt Chart'.EG22"/>
            <calcext:condition calcext:apply-style-name="Weekend" calcext:value="formula-is(OR(WEEKDAY([.EG$10])=1;WEEKDAY([.EG$10])=7))" calcext:base-cell-address="'Gantt Chart'.EG22"/>
            <calcext:condition calcext:apply-style-name="Holiday" calcext:value="formula-is(ISNUMBER(MATCH([.EG$10];Holidays;0)))" calcext:base-cell-address="'Gantt Chart'.EG22"/>
          </calcext:conditional-format>
          <calcext:conditional-format calcext:target-range-address="'Gantt Chart'.EG22:'Gantt Chart'.EG22">
            <calcext:condition calcext:apply-style-name="Task_Completed" calcext:value="formula-is(AND([.$E22]&gt;0;[.EG$10]&gt;=[.$D22];[.EG$10]&lt;=[.$F22];WORKDAY([.$D22];[.$E22]*[.$G22];Holidays)&gt;[.EG$10]))" calcext:base-cell-address="'Gantt Chart'.EG22"/>
            <calcext:condition calcext:apply-style-name="Task_Scheduled" calcext:value="formula-is(AND([.$E22]&gt;0;[.EG$10]&gt;=[.$D22];[.EG$10]&lt;=[.$F22];WORKDAY([.$D22];[.$E22]*[.$G22];Holidays)&lt;=[.EG$10]))" calcext:base-cell-address="'Gantt Chart'.EG22"/>
            <calcext:condition calcext:apply-style-name="Milestone" calcext:value="formula-is(AND([.$D22]&gt;0;[.$F22]=&quot;&quot;;[.$D22]=[.EG$10]))" calcext:base-cell-address="'Gantt Chart'.EG22"/>
          </calcext:conditional-format>
          <calcext:conditional-format calcext:target-range-address="'Gantt Chart'.EH22:'Gantt Chart'.EH22">
            <calcext:condition calcext:apply-style-name="Today" calcext:value="formula-is([.EH$10]=TODAY())" calcext:base-cell-address="'Gantt Chart'.EH22"/>
            <calcext:condition calcext:apply-style-name="Weekend" calcext:value="formula-is(OR(WEEKDAY([.EH$10])=1;WEEKDAY([.EH$10])=7))" calcext:base-cell-address="'Gantt Chart'.EH22"/>
            <calcext:condition calcext:apply-style-name="Holiday" calcext:value="formula-is(ISNUMBER(MATCH([.EH$10];Holidays;0)))" calcext:base-cell-address="'Gantt Chart'.EH22"/>
          </calcext:conditional-format>
          <calcext:conditional-format calcext:target-range-address="'Gantt Chart'.EH22:'Gantt Chart'.EH22">
            <calcext:condition calcext:apply-style-name="Task_Completed" calcext:value="formula-is(AND([.$E22]&gt;0;[.EH$10]&gt;=[.$D22];[.EH$10]&lt;=[.$F22];WORKDAY([.$D22];[.$E22]*[.$G22];Holidays)&gt;[.EH$10]))" calcext:base-cell-address="'Gantt Chart'.EH22"/>
            <calcext:condition calcext:apply-style-name="Task_Scheduled" calcext:value="formula-is(AND([.$E22]&gt;0;[.EH$10]&gt;=[.$D22];[.EH$10]&lt;=[.$F22];WORKDAY([.$D22];[.$E22]*[.$G22];Holidays)&lt;=[.EH$10]))" calcext:base-cell-address="'Gantt Chart'.EH22"/>
            <calcext:condition calcext:apply-style-name="Milestone" calcext:value="formula-is(AND([.$D22]&gt;0;[.$F22]=&quot;&quot;;[.$D22]=[.EH$10]))" calcext:base-cell-address="'Gantt Chart'.EH22"/>
          </calcext:conditional-format>
          <calcext:conditional-format calcext:target-range-address="'Gantt Chart'.EI22:'Gantt Chart'.EI22">
            <calcext:condition calcext:apply-style-name="Today" calcext:value="formula-is([.EI$10]=TODAY())" calcext:base-cell-address="'Gantt Chart'.EI22"/>
            <calcext:condition calcext:apply-style-name="Weekend" calcext:value="formula-is(OR(WEEKDAY([.EI$10])=1;WEEKDAY([.EI$10])=7))" calcext:base-cell-address="'Gantt Chart'.EI22"/>
            <calcext:condition calcext:apply-style-name="Holiday" calcext:value="formula-is(ISNUMBER(MATCH([.EI$10];Holidays;0)))" calcext:base-cell-address="'Gantt Chart'.EI22"/>
          </calcext:conditional-format>
          <calcext:conditional-format calcext:target-range-address="'Gantt Chart'.EI22:'Gantt Chart'.EI22">
            <calcext:condition calcext:apply-style-name="Task_Completed" calcext:value="formula-is(AND([.$E22]&gt;0;[.EI$10]&gt;=[.$D22];[.EI$10]&lt;=[.$F22];WORKDAY([.$D22];[.$E22]*[.$G22];Holidays)&gt;[.EI$10]))" calcext:base-cell-address="'Gantt Chart'.EI22"/>
            <calcext:condition calcext:apply-style-name="Task_Scheduled" calcext:value="formula-is(AND([.$E22]&gt;0;[.EI$10]&gt;=[.$D22];[.EI$10]&lt;=[.$F22];WORKDAY([.$D22];[.$E22]*[.$G22];Holidays)&lt;=[.EI$10]))" calcext:base-cell-address="'Gantt Chart'.EI22"/>
            <calcext:condition calcext:apply-style-name="Milestone" calcext:value="formula-is(AND([.$D22]&gt;0;[.$F22]=&quot;&quot;;[.$D22]=[.EI$10]))" calcext:base-cell-address="'Gantt Chart'.EI22"/>
          </calcext:conditional-format>
          <calcext:conditional-format calcext:target-range-address="'Gantt Chart'.EJ22:'Gantt Chart'.EJ22">
            <calcext:condition calcext:apply-style-name="Today" calcext:value="formula-is([.EJ$10]=TODAY())" calcext:base-cell-address="'Gantt Chart'.EJ22"/>
            <calcext:condition calcext:apply-style-name="Weekend" calcext:value="formula-is(OR(WEEKDAY([.EJ$10])=1;WEEKDAY([.EJ$10])=7))" calcext:base-cell-address="'Gantt Chart'.EJ22"/>
            <calcext:condition calcext:apply-style-name="Holiday" calcext:value="formula-is(ISNUMBER(MATCH([.EJ$10];Holidays;0)))" calcext:base-cell-address="'Gantt Chart'.EJ22"/>
          </calcext:conditional-format>
          <calcext:conditional-format calcext:target-range-address="'Gantt Chart'.EJ22:'Gantt Chart'.EJ22">
            <calcext:condition calcext:apply-style-name="Task_Completed" calcext:value="formula-is(AND([.$E22]&gt;0;[.EJ$10]&gt;=[.$D22];[.EJ$10]&lt;=[.$F22];WORKDAY([.$D22];[.$E22]*[.$G22];Holidays)&gt;[.EJ$10]))" calcext:base-cell-address="'Gantt Chart'.EJ22"/>
            <calcext:condition calcext:apply-style-name="Task_Scheduled" calcext:value="formula-is(AND([.$E22]&gt;0;[.EJ$10]&gt;=[.$D22];[.EJ$10]&lt;=[.$F22];WORKDAY([.$D22];[.$E22]*[.$G22];Holidays)&lt;=[.EJ$10]))" calcext:base-cell-address="'Gantt Chart'.EJ22"/>
            <calcext:condition calcext:apply-style-name="Milestone" calcext:value="formula-is(AND([.$D22]&gt;0;[.$F22]=&quot;&quot;;[.$D22]=[.EJ$10]))" calcext:base-cell-address="'Gantt Chart'.EJ22"/>
          </calcext:conditional-format>
          <calcext:conditional-format calcext:target-range-address="'Gantt Chart'.EK22:'Gantt Chart'.EK22">
            <calcext:condition calcext:apply-style-name="Today" calcext:value="formula-is([.EK$10]=TODAY())" calcext:base-cell-address="'Gantt Chart'.EK22"/>
            <calcext:condition calcext:apply-style-name="Weekend" calcext:value="formula-is(OR(WEEKDAY([.EK$10])=1;WEEKDAY([.EK$10])=7))" calcext:base-cell-address="'Gantt Chart'.EK22"/>
            <calcext:condition calcext:apply-style-name="Holiday" calcext:value="formula-is(ISNUMBER(MATCH([.EK$10];Holidays;0)))" calcext:base-cell-address="'Gantt Chart'.EK22"/>
          </calcext:conditional-format>
          <calcext:conditional-format calcext:target-range-address="'Gantt Chart'.EK22:'Gantt Chart'.EK22">
            <calcext:condition calcext:apply-style-name="Task_Completed" calcext:value="formula-is(AND([.$E22]&gt;0;[.EK$10]&gt;=[.$D22];[.EK$10]&lt;=[.$F22];WORKDAY([.$D22];[.$E22]*[.$G22];Holidays)&gt;[.EK$10]))" calcext:base-cell-address="'Gantt Chart'.EK22"/>
            <calcext:condition calcext:apply-style-name="Task_Scheduled" calcext:value="formula-is(AND([.$E22]&gt;0;[.EK$10]&gt;=[.$D22];[.EK$10]&lt;=[.$F22];WORKDAY([.$D22];[.$E22]*[.$G22];Holidays)&lt;=[.EK$10]))" calcext:base-cell-address="'Gantt Chart'.EK22"/>
            <calcext:condition calcext:apply-style-name="Milestone" calcext:value="formula-is(AND([.$D22]&gt;0;[.$F22]=&quot;&quot;;[.$D22]=[.EK$10]))" calcext:base-cell-address="'Gantt Chart'.EK22"/>
          </calcext:conditional-format>
          <calcext:conditional-format calcext:target-range-address="'Gantt Chart'.EL22:'Gantt Chart'.EL22">
            <calcext:condition calcext:apply-style-name="Today" calcext:value="formula-is([.EL$10]=TODAY())" calcext:base-cell-address="'Gantt Chart'.EL22"/>
            <calcext:condition calcext:apply-style-name="Weekend" calcext:value="formula-is(OR(WEEKDAY([.EL$10])=1;WEEKDAY([.EL$10])=7))" calcext:base-cell-address="'Gantt Chart'.EL22"/>
            <calcext:condition calcext:apply-style-name="Holiday" calcext:value="formula-is(ISNUMBER(MATCH([.EL$10];Holidays;0)))" calcext:base-cell-address="'Gantt Chart'.EL22"/>
          </calcext:conditional-format>
          <calcext:conditional-format calcext:target-range-address="'Gantt Chart'.EL22:'Gantt Chart'.EL22">
            <calcext:condition calcext:apply-style-name="Task_Completed" calcext:value="formula-is(AND([.$E22]&gt;0;[.EL$10]&gt;=[.$D22];[.EL$10]&lt;=[.$F22];WORKDAY([.$D22];[.$E22]*[.$G22];Holidays)&gt;[.EL$10]))" calcext:base-cell-address="'Gantt Chart'.EL22"/>
            <calcext:condition calcext:apply-style-name="Task_Scheduled" calcext:value="formula-is(AND([.$E22]&gt;0;[.EL$10]&gt;=[.$D22];[.EL$10]&lt;=[.$F22];WORKDAY([.$D22];[.$E22]*[.$G22];Holidays)&lt;=[.EL$10]))" calcext:base-cell-address="'Gantt Chart'.EL22"/>
            <calcext:condition calcext:apply-style-name="Milestone" calcext:value="formula-is(AND([.$D22]&gt;0;[.$F22]=&quot;&quot;;[.$D22]=[.EL$10]))" calcext:base-cell-address="'Gantt Chart'.EL22"/>
          </calcext:conditional-format>
          <calcext:conditional-format calcext:target-range-address="'Gantt Chart'.EM22:'Gantt Chart'.EM22">
            <calcext:condition calcext:apply-style-name="Today" calcext:value="formula-is([.EM$10]=TODAY())" calcext:base-cell-address="'Gantt Chart'.EM22"/>
            <calcext:condition calcext:apply-style-name="Weekend" calcext:value="formula-is(OR(WEEKDAY([.EM$10])=1;WEEKDAY([.EM$10])=7))" calcext:base-cell-address="'Gantt Chart'.EM22"/>
            <calcext:condition calcext:apply-style-name="Holiday" calcext:value="formula-is(ISNUMBER(MATCH([.EM$10];Holidays;0)))" calcext:base-cell-address="'Gantt Chart'.EM22"/>
          </calcext:conditional-format>
          <calcext:conditional-format calcext:target-range-address="'Gantt Chart'.EM22:'Gantt Chart'.EM22">
            <calcext:condition calcext:apply-style-name="Task_Completed" calcext:value="formula-is(AND([.$E22]&gt;0;[.EM$10]&gt;=[.$D22];[.EM$10]&lt;=[.$F22];WORKDAY([.$D22];[.$E22]*[.$G22];Holidays)&gt;[.EM$10]))" calcext:base-cell-address="'Gantt Chart'.EM22"/>
            <calcext:condition calcext:apply-style-name="Task_Scheduled" calcext:value="formula-is(AND([.$E22]&gt;0;[.EM$10]&gt;=[.$D22];[.EM$10]&lt;=[.$F22];WORKDAY([.$D22];[.$E22]*[.$G22];Holidays)&lt;=[.EM$10]))" calcext:base-cell-address="'Gantt Chart'.EM22"/>
            <calcext:condition calcext:apply-style-name="Milestone" calcext:value="formula-is(AND([.$D22]&gt;0;[.$F22]=&quot;&quot;;[.$D22]=[.EM$10]))" calcext:base-cell-address="'Gantt Chart'.EM22"/>
          </calcext:conditional-format>
          <calcext:conditional-format calcext:target-range-address="'Gantt Chart'.EN22:'Gantt Chart'.EN22">
            <calcext:condition calcext:apply-style-name="Today" calcext:value="formula-is([.EN$10]=TODAY())" calcext:base-cell-address="'Gantt Chart'.EN22"/>
            <calcext:condition calcext:apply-style-name="Weekend" calcext:value="formula-is(OR(WEEKDAY([.EN$10])=1;WEEKDAY([.EN$10])=7))" calcext:base-cell-address="'Gantt Chart'.EN22"/>
            <calcext:condition calcext:apply-style-name="Holiday" calcext:value="formula-is(ISNUMBER(MATCH([.EN$10];Holidays;0)))" calcext:base-cell-address="'Gantt Chart'.EN22"/>
          </calcext:conditional-format>
          <calcext:conditional-format calcext:target-range-address="'Gantt Chart'.EN22:'Gantt Chart'.EN22">
            <calcext:condition calcext:apply-style-name="Task_Completed" calcext:value="formula-is(AND([.$E22]&gt;0;[.EN$10]&gt;=[.$D22];[.EN$10]&lt;=[.$F22];WORKDAY([.$D22];[.$E22]*[.$G22];Holidays)&gt;[.EN$10]))" calcext:base-cell-address="'Gantt Chart'.EN22"/>
            <calcext:condition calcext:apply-style-name="Task_Scheduled" calcext:value="formula-is(AND([.$E22]&gt;0;[.EN$10]&gt;=[.$D22];[.EN$10]&lt;=[.$F22];WORKDAY([.$D22];[.$E22]*[.$G22];Holidays)&lt;=[.EN$10]))" calcext:base-cell-address="'Gantt Chart'.EN22"/>
            <calcext:condition calcext:apply-style-name="Milestone" calcext:value="formula-is(AND([.$D22]&gt;0;[.$F22]=&quot;&quot;;[.$D22]=[.EN$10]))" calcext:base-cell-address="'Gantt Chart'.EN22"/>
          </calcext:conditional-format>
          <calcext:conditional-format calcext:target-range-address="'Gantt Chart'.EO22:'Gantt Chart'.EO22">
            <calcext:condition calcext:apply-style-name="Today" calcext:value="formula-is([.EO$10]=TODAY())" calcext:base-cell-address="'Gantt Chart'.EO22"/>
            <calcext:condition calcext:apply-style-name="Weekend" calcext:value="formula-is(OR(WEEKDAY([.EO$10])=1;WEEKDAY([.EO$10])=7))" calcext:base-cell-address="'Gantt Chart'.EO22"/>
            <calcext:condition calcext:apply-style-name="Holiday" calcext:value="formula-is(ISNUMBER(MATCH([.EO$10];Holidays;0)))" calcext:base-cell-address="'Gantt Chart'.EO22"/>
          </calcext:conditional-format>
          <calcext:conditional-format calcext:target-range-address="'Gantt Chart'.EO22:'Gantt Chart'.EO22">
            <calcext:condition calcext:apply-style-name="Task_Completed" calcext:value="formula-is(AND([.$E22]&gt;0;[.EO$10]&gt;=[.$D22];[.EO$10]&lt;=[.$F22];WORKDAY([.$D22];[.$E22]*[.$G22];Holidays)&gt;[.EO$10]))" calcext:base-cell-address="'Gantt Chart'.EO22"/>
            <calcext:condition calcext:apply-style-name="Task_Scheduled" calcext:value="formula-is(AND([.$E22]&gt;0;[.EO$10]&gt;=[.$D22];[.EO$10]&lt;=[.$F22];WORKDAY([.$D22];[.$E22]*[.$G22];Holidays)&lt;=[.EO$10]))" calcext:base-cell-address="'Gantt Chart'.EO22"/>
            <calcext:condition calcext:apply-style-name="Milestone" calcext:value="formula-is(AND([.$D22]&gt;0;[.$F22]=&quot;&quot;;[.$D22]=[.EO$10]))" calcext:base-cell-address="'Gantt Chart'.EO22"/>
          </calcext:conditional-format>
          <calcext:conditional-format calcext:target-range-address="'Gantt Chart'.EP22:'Gantt Chart'.EP22">
            <calcext:condition calcext:apply-style-name="Today" calcext:value="formula-is([.EP$10]=TODAY())" calcext:base-cell-address="'Gantt Chart'.EP22"/>
            <calcext:condition calcext:apply-style-name="Weekend" calcext:value="formula-is(OR(WEEKDAY([.EP$10])=1;WEEKDAY([.EP$10])=7))" calcext:base-cell-address="'Gantt Chart'.EP22"/>
            <calcext:condition calcext:apply-style-name="Holiday" calcext:value="formula-is(ISNUMBER(MATCH([.EP$10];Holidays;0)))" calcext:base-cell-address="'Gantt Chart'.EP22"/>
          </calcext:conditional-format>
          <calcext:conditional-format calcext:target-range-address="'Gantt Chart'.EP22:'Gantt Chart'.EP22">
            <calcext:condition calcext:apply-style-name="Task_Completed" calcext:value="formula-is(AND([.$E22]&gt;0;[.EP$10]&gt;=[.$D22];[.EP$10]&lt;=[.$F22];WORKDAY([.$D22];[.$E22]*[.$G22];Holidays)&gt;[.EP$10]))" calcext:base-cell-address="'Gantt Chart'.EP22"/>
            <calcext:condition calcext:apply-style-name="Task_Scheduled" calcext:value="formula-is(AND([.$E22]&gt;0;[.EP$10]&gt;=[.$D22];[.EP$10]&lt;=[.$F22];WORKDAY([.$D22];[.$E22]*[.$G22];Holidays)&lt;=[.EP$10]))" calcext:base-cell-address="'Gantt Chart'.EP22"/>
            <calcext:condition calcext:apply-style-name="Milestone" calcext:value="formula-is(AND([.$D22]&gt;0;[.$F22]=&quot;&quot;;[.$D22]=[.EP$10]))" calcext:base-cell-address="'Gantt Chart'.EP22"/>
          </calcext:conditional-format>
          <calcext:conditional-format calcext:target-range-address="'Gantt Chart'.EQ22:'Gantt Chart'.EQ22">
            <calcext:condition calcext:apply-style-name="Today" calcext:value="formula-is([.EQ$10]=TODAY())" calcext:base-cell-address="'Gantt Chart'.EQ22"/>
            <calcext:condition calcext:apply-style-name="Weekend" calcext:value="formula-is(OR(WEEKDAY([.EQ$10])=1;WEEKDAY([.EQ$10])=7))" calcext:base-cell-address="'Gantt Chart'.EQ22"/>
            <calcext:condition calcext:apply-style-name="Holiday" calcext:value="formula-is(ISNUMBER(MATCH([.EQ$10];Holidays;0)))" calcext:base-cell-address="'Gantt Chart'.EQ22"/>
          </calcext:conditional-format>
          <calcext:conditional-format calcext:target-range-address="'Gantt Chart'.EQ22:'Gantt Chart'.EQ22">
            <calcext:condition calcext:apply-style-name="Task_Completed" calcext:value="formula-is(AND([.$E22]&gt;0;[.EQ$10]&gt;=[.$D22];[.EQ$10]&lt;=[.$F22];WORKDAY([.$D22];[.$E22]*[.$G22];Holidays)&gt;[.EQ$10]))" calcext:base-cell-address="'Gantt Chart'.EQ22"/>
            <calcext:condition calcext:apply-style-name="Task_Scheduled" calcext:value="formula-is(AND([.$E22]&gt;0;[.EQ$10]&gt;=[.$D22];[.EQ$10]&lt;=[.$F22];WORKDAY([.$D22];[.$E22]*[.$G22];Holidays)&lt;=[.EQ$10]))" calcext:base-cell-address="'Gantt Chart'.EQ22"/>
            <calcext:condition calcext:apply-style-name="Milestone" calcext:value="formula-is(AND([.$D22]&gt;0;[.$F22]=&quot;&quot;;[.$D22]=[.EQ$10]))" calcext:base-cell-address="'Gantt Chart'.EQ22"/>
          </calcext:conditional-format>
          <calcext:conditional-format calcext:target-range-address="'Gantt Chart'.ER22:'Gantt Chart'.ER22">
            <calcext:condition calcext:apply-style-name="Today" calcext:value="formula-is([.ER$10]=TODAY())" calcext:base-cell-address="'Gantt Chart'.ER22"/>
            <calcext:condition calcext:apply-style-name="Weekend" calcext:value="formula-is(OR(WEEKDAY([.ER$10])=1;WEEKDAY([.ER$10])=7))" calcext:base-cell-address="'Gantt Chart'.ER22"/>
            <calcext:condition calcext:apply-style-name="Holiday" calcext:value="formula-is(ISNUMBER(MATCH([.ER$10];Holidays;0)))" calcext:base-cell-address="'Gantt Chart'.ER22"/>
          </calcext:conditional-format>
          <calcext:conditional-format calcext:target-range-address="'Gantt Chart'.ER22:'Gantt Chart'.ER22">
            <calcext:condition calcext:apply-style-name="Task_Completed" calcext:value="formula-is(AND([.$E22]&gt;0;[.ER$10]&gt;=[.$D22];[.ER$10]&lt;=[.$F22];WORKDAY([.$D22];[.$E22]*[.$G22];Holidays)&gt;[.ER$10]))" calcext:base-cell-address="'Gantt Chart'.ER22"/>
            <calcext:condition calcext:apply-style-name="Task_Scheduled" calcext:value="formula-is(AND([.$E22]&gt;0;[.ER$10]&gt;=[.$D22];[.ER$10]&lt;=[.$F22];WORKDAY([.$D22];[.$E22]*[.$G22];Holidays)&lt;=[.ER$10]))" calcext:base-cell-address="'Gantt Chart'.ER22"/>
            <calcext:condition calcext:apply-style-name="Milestone" calcext:value="formula-is(AND([.$D22]&gt;0;[.$F22]=&quot;&quot;;[.$D22]=[.ER$10]))" calcext:base-cell-address="'Gantt Chart'.ER22"/>
          </calcext:conditional-format>
          <calcext:conditional-format calcext:target-range-address="'Gantt Chart'.ES22:'Gantt Chart'.ES22">
            <calcext:condition calcext:apply-style-name="Today" calcext:value="formula-is([.ES$10]=TODAY())" calcext:base-cell-address="'Gantt Chart'.ES22"/>
            <calcext:condition calcext:apply-style-name="Weekend" calcext:value="formula-is(OR(WEEKDAY([.ES$10])=1;WEEKDAY([.ES$10])=7))" calcext:base-cell-address="'Gantt Chart'.ES22"/>
            <calcext:condition calcext:apply-style-name="Holiday" calcext:value="formula-is(ISNUMBER(MATCH([.ES$10];Holidays;0)))" calcext:base-cell-address="'Gantt Chart'.ES22"/>
          </calcext:conditional-format>
          <calcext:conditional-format calcext:target-range-address="'Gantt Chart'.ES22:'Gantt Chart'.ES22">
            <calcext:condition calcext:apply-style-name="Task_Completed" calcext:value="formula-is(AND([.$E22]&gt;0;[.ES$10]&gt;=[.$D22];[.ES$10]&lt;=[.$F22];WORKDAY([.$D22];[.$E22]*[.$G22];Holidays)&gt;[.ES$10]))" calcext:base-cell-address="'Gantt Chart'.ES22"/>
            <calcext:condition calcext:apply-style-name="Task_Scheduled" calcext:value="formula-is(AND([.$E22]&gt;0;[.ES$10]&gt;=[.$D22];[.ES$10]&lt;=[.$F22];WORKDAY([.$D22];[.$E22]*[.$G22];Holidays)&lt;=[.ES$10]))" calcext:base-cell-address="'Gantt Chart'.ES22"/>
            <calcext:condition calcext:apply-style-name="Milestone" calcext:value="formula-is(AND([.$D22]&gt;0;[.$F22]=&quot;&quot;;[.$D22]=[.ES$10]))" calcext:base-cell-address="'Gantt Chart'.ES22"/>
          </calcext:conditional-format>
          <calcext:conditional-format calcext:target-range-address="'Gantt Chart'.ET22:'Gantt Chart'.ET22">
            <calcext:condition calcext:apply-style-name="Today" calcext:value="formula-is([.ET$10]=TODAY())" calcext:base-cell-address="'Gantt Chart'.ET22"/>
            <calcext:condition calcext:apply-style-name="Weekend" calcext:value="formula-is(OR(WEEKDAY([.ET$10])=1;WEEKDAY([.ET$10])=7))" calcext:base-cell-address="'Gantt Chart'.ET22"/>
            <calcext:condition calcext:apply-style-name="Holiday" calcext:value="formula-is(ISNUMBER(MATCH([.ET$10];Holidays;0)))" calcext:base-cell-address="'Gantt Chart'.ET22"/>
          </calcext:conditional-format>
          <calcext:conditional-format calcext:target-range-address="'Gantt Chart'.ET22:'Gantt Chart'.ET22">
            <calcext:condition calcext:apply-style-name="Task_Completed" calcext:value="formula-is(AND([.$E22]&gt;0;[.ET$10]&gt;=[.$D22];[.ET$10]&lt;=[.$F22];WORKDAY([.$D22];[.$E22]*[.$G22];Holidays)&gt;[.ET$10]))" calcext:base-cell-address="'Gantt Chart'.ET22"/>
            <calcext:condition calcext:apply-style-name="Task_Scheduled" calcext:value="formula-is(AND([.$E22]&gt;0;[.ET$10]&gt;=[.$D22];[.ET$10]&lt;=[.$F22];WORKDAY([.$D22];[.$E22]*[.$G22];Holidays)&lt;=[.ET$10]))" calcext:base-cell-address="'Gantt Chart'.ET22"/>
            <calcext:condition calcext:apply-style-name="Milestone" calcext:value="formula-is(AND([.$D22]&gt;0;[.$F22]=&quot;&quot;;[.$D22]=[.ET$10]))" calcext:base-cell-address="'Gantt Chart'.ET22"/>
          </calcext:conditional-format>
          <calcext:conditional-format calcext:target-range-address="'Gantt Chart'.EU22:'Gantt Chart'.EU22">
            <calcext:condition calcext:apply-style-name="Today" calcext:value="formula-is([.EU$10]=TODAY())" calcext:base-cell-address="'Gantt Chart'.EU22"/>
            <calcext:condition calcext:apply-style-name="Weekend" calcext:value="formula-is(OR(WEEKDAY([.EU$10])=1;WEEKDAY([.EU$10])=7))" calcext:base-cell-address="'Gantt Chart'.EU22"/>
            <calcext:condition calcext:apply-style-name="Holiday" calcext:value="formula-is(ISNUMBER(MATCH([.EU$10];Holidays;0)))" calcext:base-cell-address="'Gantt Chart'.EU22"/>
          </calcext:conditional-format>
          <calcext:conditional-format calcext:target-range-address="'Gantt Chart'.EU22:'Gantt Chart'.EU22">
            <calcext:condition calcext:apply-style-name="Task_Completed" calcext:value="formula-is(AND([.$E22]&gt;0;[.EU$10]&gt;=[.$D22];[.EU$10]&lt;=[.$F22];WORKDAY([.$D22];[.$E22]*[.$G22];Holidays)&gt;[.EU$10]))" calcext:base-cell-address="'Gantt Chart'.EU22"/>
            <calcext:condition calcext:apply-style-name="Task_Scheduled" calcext:value="formula-is(AND([.$E22]&gt;0;[.EU$10]&gt;=[.$D22];[.EU$10]&lt;=[.$F22];WORKDAY([.$D22];[.$E22]*[.$G22];Holidays)&lt;=[.EU$10]))" calcext:base-cell-address="'Gantt Chart'.EU22"/>
            <calcext:condition calcext:apply-style-name="Milestone" calcext:value="formula-is(AND([.$D22]&gt;0;[.$F22]=&quot;&quot;;[.$D22]=[.EU$10]))" calcext:base-cell-address="'Gantt Chart'.EU22"/>
          </calcext:conditional-format>
          <calcext:conditional-format calcext:target-range-address="'Gantt Chart'.EV22:'Gantt Chart'.EV22">
            <calcext:condition calcext:apply-style-name="Today" calcext:value="formula-is([.EV$10]=TODAY())" calcext:base-cell-address="'Gantt Chart'.EV22"/>
            <calcext:condition calcext:apply-style-name="Weekend" calcext:value="formula-is(OR(WEEKDAY([.EV$10])=1;WEEKDAY([.EV$10])=7))" calcext:base-cell-address="'Gantt Chart'.EV22"/>
            <calcext:condition calcext:apply-style-name="Holiday" calcext:value="formula-is(ISNUMBER(MATCH([.EV$10];Holidays;0)))" calcext:base-cell-address="'Gantt Chart'.EV22"/>
          </calcext:conditional-format>
          <calcext:conditional-format calcext:target-range-address="'Gantt Chart'.EV22:'Gantt Chart'.EV22">
            <calcext:condition calcext:apply-style-name="Task_Completed" calcext:value="formula-is(AND([.$E22]&gt;0;[.EV$10]&gt;=[.$D22];[.EV$10]&lt;=[.$F22];WORKDAY([.$D22];[.$E22]*[.$G22];Holidays)&gt;[.EV$10]))" calcext:base-cell-address="'Gantt Chart'.EV22"/>
            <calcext:condition calcext:apply-style-name="Task_Scheduled" calcext:value="formula-is(AND([.$E22]&gt;0;[.EV$10]&gt;=[.$D22];[.EV$10]&lt;=[.$F22];WORKDAY([.$D22];[.$E22]*[.$G22];Holidays)&lt;=[.EV$10]))" calcext:base-cell-address="'Gantt Chart'.EV22"/>
            <calcext:condition calcext:apply-style-name="Milestone" calcext:value="formula-is(AND([.$D22]&gt;0;[.$F22]=&quot;&quot;;[.$D22]=[.EV$10]))" calcext:base-cell-address="'Gantt Chart'.EV22"/>
          </calcext:conditional-format>
          <calcext:conditional-format calcext:target-range-address="'Gantt Chart'.EW22:'Gantt Chart'.EW22">
            <calcext:condition calcext:apply-style-name="Today" calcext:value="formula-is([.EW$10]=TODAY())" calcext:base-cell-address="'Gantt Chart'.EW22"/>
            <calcext:condition calcext:apply-style-name="Weekend" calcext:value="formula-is(OR(WEEKDAY([.EW$10])=1;WEEKDAY([.EW$10])=7))" calcext:base-cell-address="'Gantt Chart'.EW22"/>
            <calcext:condition calcext:apply-style-name="Holiday" calcext:value="formula-is(ISNUMBER(MATCH([.EW$10];Holidays;0)))" calcext:base-cell-address="'Gantt Chart'.EW22"/>
          </calcext:conditional-format>
          <calcext:conditional-format calcext:target-range-address="'Gantt Chart'.EW22:'Gantt Chart'.EW22">
            <calcext:condition calcext:apply-style-name="Task_Completed" calcext:value="formula-is(AND([.$E22]&gt;0;[.EW$10]&gt;=[.$D22];[.EW$10]&lt;=[.$F22];WORKDAY([.$D22];[.$E22]*[.$G22];Holidays)&gt;[.EW$10]))" calcext:base-cell-address="'Gantt Chart'.EW22"/>
            <calcext:condition calcext:apply-style-name="Task_Scheduled" calcext:value="formula-is(AND([.$E22]&gt;0;[.EW$10]&gt;=[.$D22];[.EW$10]&lt;=[.$F22];WORKDAY([.$D22];[.$E22]*[.$G22];Holidays)&lt;=[.EW$10]))" calcext:base-cell-address="'Gantt Chart'.EW22"/>
            <calcext:condition calcext:apply-style-name="Milestone" calcext:value="formula-is(AND([.$D22]&gt;0;[.$F22]=&quot;&quot;;[.$D22]=[.EW$10]))" calcext:base-cell-address="'Gantt Chart'.EW22"/>
          </calcext:conditional-format>
          <calcext:conditional-format calcext:target-range-address="'Gantt Chart'.EX22:'Gantt Chart'.EX22">
            <calcext:condition calcext:apply-style-name="Today" calcext:value="formula-is([.EX$10]=TODAY())" calcext:base-cell-address="'Gantt Chart'.EX22"/>
            <calcext:condition calcext:apply-style-name="Weekend" calcext:value="formula-is(OR(WEEKDAY([.EX$10])=1;WEEKDAY([.EX$10])=7))" calcext:base-cell-address="'Gantt Chart'.EX22"/>
            <calcext:condition calcext:apply-style-name="Holiday" calcext:value="formula-is(ISNUMBER(MATCH([.EX$10];Holidays;0)))" calcext:base-cell-address="'Gantt Chart'.EX22"/>
          </calcext:conditional-format>
          <calcext:conditional-format calcext:target-range-address="'Gantt Chart'.EX22:'Gantt Chart'.EX22">
            <calcext:condition calcext:apply-style-name="Task_Completed" calcext:value="formula-is(AND([.$E22]&gt;0;[.EX$10]&gt;=[.$D22];[.EX$10]&lt;=[.$F22];WORKDAY([.$D22];[.$E22]*[.$G22];Holidays)&gt;[.EX$10]))" calcext:base-cell-address="'Gantt Chart'.EX22"/>
            <calcext:condition calcext:apply-style-name="Task_Scheduled" calcext:value="formula-is(AND([.$E22]&gt;0;[.EX$10]&gt;=[.$D22];[.EX$10]&lt;=[.$F22];WORKDAY([.$D22];[.$E22]*[.$G22];Holidays)&lt;=[.EX$10]))" calcext:base-cell-address="'Gantt Chart'.EX22"/>
            <calcext:condition calcext:apply-style-name="Milestone" calcext:value="formula-is(AND([.$D22]&gt;0;[.$F22]=&quot;&quot;;[.$D22]=[.EX$10]))" calcext:base-cell-address="'Gantt Chart'.EX22"/>
          </calcext:conditional-format>
          <calcext:conditional-format calcext:target-range-address="'Gantt Chart'.EY22:'Gantt Chart'.EY22">
            <calcext:condition calcext:apply-style-name="Today" calcext:value="formula-is([.EY$10]=TODAY())" calcext:base-cell-address="'Gantt Chart'.EY22"/>
            <calcext:condition calcext:apply-style-name="Weekend" calcext:value="formula-is(OR(WEEKDAY([.EY$10])=1;WEEKDAY([.EY$10])=7))" calcext:base-cell-address="'Gantt Chart'.EY22"/>
            <calcext:condition calcext:apply-style-name="Holiday" calcext:value="formula-is(ISNUMBER(MATCH([.EY$10];Holidays;0)))" calcext:base-cell-address="'Gantt Chart'.EY22"/>
          </calcext:conditional-format>
          <calcext:conditional-format calcext:target-range-address="'Gantt Chart'.EY22:'Gantt Chart'.EY22">
            <calcext:condition calcext:apply-style-name="Task_Completed" calcext:value="formula-is(AND([.$E22]&gt;0;[.EY$10]&gt;=[.$D22];[.EY$10]&lt;=[.$F22];WORKDAY([.$D22];[.$E22]*[.$G22];Holidays)&gt;[.EY$10]))" calcext:base-cell-address="'Gantt Chart'.EY22"/>
            <calcext:condition calcext:apply-style-name="Task_Scheduled" calcext:value="formula-is(AND([.$E22]&gt;0;[.EY$10]&gt;=[.$D22];[.EY$10]&lt;=[.$F22];WORKDAY([.$D22];[.$E22]*[.$G22];Holidays)&lt;=[.EY$10]))" calcext:base-cell-address="'Gantt Chart'.EY22"/>
            <calcext:condition calcext:apply-style-name="Milestone" calcext:value="formula-is(AND([.$D22]&gt;0;[.$F22]=&quot;&quot;;[.$D22]=[.EY$10]))" calcext:base-cell-address="'Gantt Chart'.EY22"/>
          </calcext:conditional-format>
          <calcext:conditional-format calcext:target-range-address="'Gantt Chart'.EZ22:'Gantt Chart'.EZ22">
            <calcext:condition calcext:apply-style-name="Today" calcext:value="formula-is([.EZ$10]=TODAY())" calcext:base-cell-address="'Gantt Chart'.EZ22"/>
            <calcext:condition calcext:apply-style-name="Weekend" calcext:value="formula-is(OR(WEEKDAY([.EZ$10])=1;WEEKDAY([.EZ$10])=7))" calcext:base-cell-address="'Gantt Chart'.EZ22"/>
            <calcext:condition calcext:apply-style-name="Holiday" calcext:value="formula-is(ISNUMBER(MATCH([.EZ$10];Holidays;0)))" calcext:base-cell-address="'Gantt Chart'.EZ22"/>
          </calcext:conditional-format>
          <calcext:conditional-format calcext:target-range-address="'Gantt Chart'.EZ22:'Gantt Chart'.EZ22">
            <calcext:condition calcext:apply-style-name="Task_Completed" calcext:value="formula-is(AND([.$E22]&gt;0;[.EZ$10]&gt;=[.$D22];[.EZ$10]&lt;=[.$F22];WORKDAY([.$D22];[.$E22]*[.$G22];Holidays)&gt;[.EZ$10]))" calcext:base-cell-address="'Gantt Chart'.EZ22"/>
            <calcext:condition calcext:apply-style-name="Task_Scheduled" calcext:value="formula-is(AND([.$E22]&gt;0;[.EZ$10]&gt;=[.$D22];[.EZ$10]&lt;=[.$F22];WORKDAY([.$D22];[.$E22]*[.$G22];Holidays)&lt;=[.EZ$10]))" calcext:base-cell-address="'Gantt Chart'.EZ22"/>
            <calcext:condition calcext:apply-style-name="Milestone" calcext:value="formula-is(AND([.$D22]&gt;0;[.$F22]=&quot;&quot;;[.$D22]=[.EZ$10]))" calcext:base-cell-address="'Gantt Chart'.EZ22"/>
          </calcext:conditional-format>
          <calcext:conditional-format calcext:target-range-address="'Gantt Chart'.FA22:'Gantt Chart'.FA22">
            <calcext:condition calcext:apply-style-name="Today" calcext:value="formula-is([.FA$10]=TODAY())" calcext:base-cell-address="'Gantt Chart'.FA22"/>
            <calcext:condition calcext:apply-style-name="Weekend" calcext:value="formula-is(OR(WEEKDAY([.FA$10])=1;WEEKDAY([.FA$10])=7))" calcext:base-cell-address="'Gantt Chart'.FA22"/>
            <calcext:condition calcext:apply-style-name="Holiday" calcext:value="formula-is(ISNUMBER(MATCH([.FA$10];Holidays;0)))" calcext:base-cell-address="'Gantt Chart'.FA22"/>
          </calcext:conditional-format>
          <calcext:conditional-format calcext:target-range-address="'Gantt Chart'.FA22:'Gantt Chart'.FA22">
            <calcext:condition calcext:apply-style-name="Task_Completed" calcext:value="formula-is(AND([.$E22]&gt;0;[.FA$10]&gt;=[.$D22];[.FA$10]&lt;=[.$F22];WORKDAY([.$D22];[.$E22]*[.$G22];Holidays)&gt;[.FA$10]))" calcext:base-cell-address="'Gantt Chart'.FA22"/>
            <calcext:condition calcext:apply-style-name="Task_Scheduled" calcext:value="formula-is(AND([.$E22]&gt;0;[.FA$10]&gt;=[.$D22];[.FA$10]&lt;=[.$F22];WORKDAY([.$D22];[.$E22]*[.$G22];Holidays)&lt;=[.FA$10]))" calcext:base-cell-address="'Gantt Chart'.FA22"/>
            <calcext:condition calcext:apply-style-name="Milestone" calcext:value="formula-is(AND([.$D22]&gt;0;[.$F22]=&quot;&quot;;[.$D22]=[.FA$10]))" calcext:base-cell-address="'Gantt Chart'.FA22"/>
          </calcext:conditional-format>
          <calcext:conditional-format calcext:target-range-address="'Gantt Chart'.FB22:'Gantt Chart'.FB22">
            <calcext:condition calcext:apply-style-name="Today" calcext:value="formula-is([.FB$10]=TODAY())" calcext:base-cell-address="'Gantt Chart'.FB22"/>
            <calcext:condition calcext:apply-style-name="Weekend" calcext:value="formula-is(OR(WEEKDAY([.FB$10])=1;WEEKDAY([.FB$10])=7))" calcext:base-cell-address="'Gantt Chart'.FB22"/>
            <calcext:condition calcext:apply-style-name="Holiday" calcext:value="formula-is(ISNUMBER(MATCH([.FB$10];Holidays;0)))" calcext:base-cell-address="'Gantt Chart'.FB22"/>
          </calcext:conditional-format>
          <calcext:conditional-format calcext:target-range-address="'Gantt Chart'.FB22:'Gantt Chart'.FB22">
            <calcext:condition calcext:apply-style-name="Task_Completed" calcext:value="formula-is(AND([.$E22]&gt;0;[.FB$10]&gt;=[.$D22];[.FB$10]&lt;=[.$F22];WORKDAY([.$D22];[.$E22]*[.$G22];Holidays)&gt;[.FB$10]))" calcext:base-cell-address="'Gantt Chart'.FB22"/>
            <calcext:condition calcext:apply-style-name="Task_Scheduled" calcext:value="formula-is(AND([.$E22]&gt;0;[.FB$10]&gt;=[.$D22];[.FB$10]&lt;=[.$F22];WORKDAY([.$D22];[.$E22]*[.$G22];Holidays)&lt;=[.FB$10]))" calcext:base-cell-address="'Gantt Chart'.FB22"/>
            <calcext:condition calcext:apply-style-name="Milestone" calcext:value="formula-is(AND([.$D22]&gt;0;[.$F22]=&quot;&quot;;[.$D22]=[.FB$10]))" calcext:base-cell-address="'Gantt Chart'.FB22"/>
          </calcext:conditional-format>
          <calcext:conditional-format calcext:target-range-address="'Gantt Chart'.FC22:'Gantt Chart'.FC22">
            <calcext:condition calcext:apply-style-name="Today" calcext:value="formula-is([.FC$10]=TODAY())" calcext:base-cell-address="'Gantt Chart'.FC22"/>
            <calcext:condition calcext:apply-style-name="Weekend" calcext:value="formula-is(OR(WEEKDAY([.FC$10])=1;WEEKDAY([.FC$10])=7))" calcext:base-cell-address="'Gantt Chart'.FC22"/>
            <calcext:condition calcext:apply-style-name="Holiday" calcext:value="formula-is(ISNUMBER(MATCH([.FC$10];Holidays;0)))" calcext:base-cell-address="'Gantt Chart'.FC22"/>
          </calcext:conditional-format>
          <calcext:conditional-format calcext:target-range-address="'Gantt Chart'.FC22:'Gantt Chart'.FC22">
            <calcext:condition calcext:apply-style-name="Task_Completed" calcext:value="formula-is(AND([.$E22]&gt;0;[.FC$10]&gt;=[.$D22];[.FC$10]&lt;=[.$F22];WORKDAY([.$D22];[.$E22]*[.$G22];Holidays)&gt;[.FC$10]))" calcext:base-cell-address="'Gantt Chart'.FC22"/>
            <calcext:condition calcext:apply-style-name="Task_Scheduled" calcext:value="formula-is(AND([.$E22]&gt;0;[.FC$10]&gt;=[.$D22];[.FC$10]&lt;=[.$F22];WORKDAY([.$D22];[.$E22]*[.$G22];Holidays)&lt;=[.FC$10]))" calcext:base-cell-address="'Gantt Chart'.FC22"/>
            <calcext:condition calcext:apply-style-name="Milestone" calcext:value="formula-is(AND([.$D22]&gt;0;[.$F22]=&quot;&quot;;[.$D22]=[.FC$10]))" calcext:base-cell-address="'Gantt Chart'.FC22"/>
          </calcext:conditional-format>
          <calcext:conditional-format calcext:target-range-address="'Gantt Chart'.FD22:'Gantt Chart'.FD22">
            <calcext:condition calcext:apply-style-name="Today" calcext:value="formula-is([.FD$10]=TODAY())" calcext:base-cell-address="'Gantt Chart'.FD22"/>
            <calcext:condition calcext:apply-style-name="Weekend" calcext:value="formula-is(OR(WEEKDAY([.FD$10])=1;WEEKDAY([.FD$10])=7))" calcext:base-cell-address="'Gantt Chart'.FD22"/>
            <calcext:condition calcext:apply-style-name="Holiday" calcext:value="formula-is(ISNUMBER(MATCH([.FD$10];Holidays;0)))" calcext:base-cell-address="'Gantt Chart'.FD22"/>
          </calcext:conditional-format>
          <calcext:conditional-format calcext:target-range-address="'Gantt Chart'.FD22:'Gantt Chart'.FD22">
            <calcext:condition calcext:apply-style-name="Task_Completed" calcext:value="formula-is(AND([.$E22]&gt;0;[.FD$10]&gt;=[.$D22];[.FD$10]&lt;=[.$F22];WORKDAY([.$D22];[.$E22]*[.$G22];Holidays)&gt;[.FD$10]))" calcext:base-cell-address="'Gantt Chart'.FD22"/>
            <calcext:condition calcext:apply-style-name="Task_Scheduled" calcext:value="formula-is(AND([.$E22]&gt;0;[.FD$10]&gt;=[.$D22];[.FD$10]&lt;=[.$F22];WORKDAY([.$D22];[.$E22]*[.$G22];Holidays)&lt;=[.FD$10]))" calcext:base-cell-address="'Gantt Chart'.FD22"/>
            <calcext:condition calcext:apply-style-name="Milestone" calcext:value="formula-is(AND([.$D22]&gt;0;[.$F22]=&quot;&quot;;[.$D22]=[.FD$10]))" calcext:base-cell-address="'Gantt Chart'.FD22"/>
          </calcext:conditional-format>
          <calcext:conditional-format calcext:target-range-address="'Gantt Chart'.FE22:'Gantt Chart'.FE22">
            <calcext:condition calcext:apply-style-name="Today" calcext:value="formula-is([.FE$10]=TODAY())" calcext:base-cell-address="'Gantt Chart'.FE22"/>
            <calcext:condition calcext:apply-style-name="Weekend" calcext:value="formula-is(OR(WEEKDAY([.FE$10])=1;WEEKDAY([.FE$10])=7))" calcext:base-cell-address="'Gantt Chart'.FE22"/>
            <calcext:condition calcext:apply-style-name="Holiday" calcext:value="formula-is(ISNUMBER(MATCH([.FE$10];Holidays;0)))" calcext:base-cell-address="'Gantt Chart'.FE22"/>
          </calcext:conditional-format>
          <calcext:conditional-format calcext:target-range-address="'Gantt Chart'.FE22:'Gantt Chart'.FE22">
            <calcext:condition calcext:apply-style-name="Task_Completed" calcext:value="formula-is(AND([.$E22]&gt;0;[.FE$10]&gt;=[.$D22];[.FE$10]&lt;=[.$F22];WORKDAY([.$D22];[.$E22]*[.$G22];Holidays)&gt;[.FE$10]))" calcext:base-cell-address="'Gantt Chart'.FE22"/>
            <calcext:condition calcext:apply-style-name="Task_Scheduled" calcext:value="formula-is(AND([.$E22]&gt;0;[.FE$10]&gt;=[.$D22];[.FE$10]&lt;=[.$F22];WORKDAY([.$D22];[.$E22]*[.$G22];Holidays)&lt;=[.FE$10]))" calcext:base-cell-address="'Gantt Chart'.FE22"/>
            <calcext:condition calcext:apply-style-name="Milestone" calcext:value="formula-is(AND([.$D22]&gt;0;[.$F22]=&quot;&quot;;[.$D22]=[.FE$10]))" calcext:base-cell-address="'Gantt Chart'.FE22"/>
          </calcext:conditional-format>
          <calcext:conditional-format calcext:target-range-address="'Gantt Chart'.FF22:'Gantt Chart'.FF22">
            <calcext:condition calcext:apply-style-name="Today" calcext:value="formula-is([.FF$10]=TODAY())" calcext:base-cell-address="'Gantt Chart'.FF22"/>
            <calcext:condition calcext:apply-style-name="Weekend" calcext:value="formula-is(OR(WEEKDAY([.FF$10])=1;WEEKDAY([.FF$10])=7))" calcext:base-cell-address="'Gantt Chart'.FF22"/>
            <calcext:condition calcext:apply-style-name="Holiday" calcext:value="formula-is(ISNUMBER(MATCH([.FF$10];Holidays;0)))" calcext:base-cell-address="'Gantt Chart'.FF22"/>
          </calcext:conditional-format>
          <calcext:conditional-format calcext:target-range-address="'Gantt Chart'.FF22:'Gantt Chart'.FF22">
            <calcext:condition calcext:apply-style-name="Task_Completed" calcext:value="formula-is(AND([.$E22]&gt;0;[.FF$10]&gt;=[.$D22];[.FF$10]&lt;=[.$F22];WORKDAY([.$D22];[.$E22]*[.$G22];Holidays)&gt;[.FF$10]))" calcext:base-cell-address="'Gantt Chart'.FF22"/>
            <calcext:condition calcext:apply-style-name="Task_Scheduled" calcext:value="formula-is(AND([.$E22]&gt;0;[.FF$10]&gt;=[.$D22];[.FF$10]&lt;=[.$F22];WORKDAY([.$D22];[.$E22]*[.$G22];Holidays)&lt;=[.FF$10]))" calcext:base-cell-address="'Gantt Chart'.FF22"/>
            <calcext:condition calcext:apply-style-name="Milestone" calcext:value="formula-is(AND([.$D22]&gt;0;[.$F22]=&quot;&quot;;[.$D22]=[.FF$10]))" calcext:base-cell-address="'Gantt Chart'.FF22"/>
          </calcext:conditional-format>
          <calcext:conditional-format calcext:target-range-address="'Gantt Chart'.FG22:'Gantt Chart'.FG22">
            <calcext:condition calcext:apply-style-name="Today" calcext:value="formula-is([.FG$10]=TODAY())" calcext:base-cell-address="'Gantt Chart'.FG22"/>
            <calcext:condition calcext:apply-style-name="Weekend" calcext:value="formula-is(OR(WEEKDAY([.FG$10])=1;WEEKDAY([.FG$10])=7))" calcext:base-cell-address="'Gantt Chart'.FG22"/>
            <calcext:condition calcext:apply-style-name="Holiday" calcext:value="formula-is(ISNUMBER(MATCH([.FG$10];Holidays;0)))" calcext:base-cell-address="'Gantt Chart'.FG22"/>
          </calcext:conditional-format>
          <calcext:conditional-format calcext:target-range-address="'Gantt Chart'.FG22:'Gantt Chart'.FG22">
            <calcext:condition calcext:apply-style-name="Task_Completed" calcext:value="formula-is(AND([.$E22]&gt;0;[.FG$10]&gt;=[.$D22];[.FG$10]&lt;=[.$F22];WORKDAY([.$D22];[.$E22]*[.$G22];Holidays)&gt;[.FG$10]))" calcext:base-cell-address="'Gantt Chart'.FG22"/>
            <calcext:condition calcext:apply-style-name="Task_Scheduled" calcext:value="formula-is(AND([.$E22]&gt;0;[.FG$10]&gt;=[.$D22];[.FG$10]&lt;=[.$F22];WORKDAY([.$D22];[.$E22]*[.$G22];Holidays)&lt;=[.FG$10]))" calcext:base-cell-address="'Gantt Chart'.FG22"/>
            <calcext:condition calcext:apply-style-name="Milestone" calcext:value="formula-is(AND([.$D22]&gt;0;[.$F22]=&quot;&quot;;[.$D22]=[.FG$10]))" calcext:base-cell-address="'Gantt Chart'.FG22"/>
          </calcext:conditional-format>
          <calcext:conditional-format calcext:target-range-address="'Gantt Chart'.FH22:'Gantt Chart'.FH22">
            <calcext:condition calcext:apply-style-name="Today" calcext:value="formula-is([.FH$10]=TODAY())" calcext:base-cell-address="'Gantt Chart'.FH22"/>
            <calcext:condition calcext:apply-style-name="Weekend" calcext:value="formula-is(OR(WEEKDAY([.FH$10])=1;WEEKDAY([.FH$10])=7))" calcext:base-cell-address="'Gantt Chart'.FH22"/>
            <calcext:condition calcext:apply-style-name="Holiday" calcext:value="formula-is(ISNUMBER(MATCH([.FH$10];Holidays;0)))" calcext:base-cell-address="'Gantt Chart'.FH22"/>
          </calcext:conditional-format>
          <calcext:conditional-format calcext:target-range-address="'Gantt Chart'.FH22:'Gantt Chart'.FH22">
            <calcext:condition calcext:apply-style-name="Task_Completed" calcext:value="formula-is(AND([.$E22]&gt;0;[.FH$10]&gt;=[.$D22];[.FH$10]&lt;=[.$F22];WORKDAY([.$D22];[.$E22]*[.$G22];Holidays)&gt;[.FH$10]))" calcext:base-cell-address="'Gantt Chart'.FH22"/>
            <calcext:condition calcext:apply-style-name="Task_Scheduled" calcext:value="formula-is(AND([.$E22]&gt;0;[.FH$10]&gt;=[.$D22];[.FH$10]&lt;=[.$F22];WORKDAY([.$D22];[.$E22]*[.$G22];Holidays)&lt;=[.FH$10]))" calcext:base-cell-address="'Gantt Chart'.FH22"/>
            <calcext:condition calcext:apply-style-name="Milestone" calcext:value="formula-is(AND([.$D22]&gt;0;[.$F22]=&quot;&quot;;[.$D22]=[.FH$10]))" calcext:base-cell-address="'Gantt Chart'.FH22"/>
          </calcext:conditional-format>
          <calcext:conditional-format calcext:target-range-address="'Gantt Chart'.FI22:'Gantt Chart'.FI22">
            <calcext:condition calcext:apply-style-name="Today" calcext:value="formula-is([.FI$10]=TODAY())" calcext:base-cell-address="'Gantt Chart'.FI22"/>
            <calcext:condition calcext:apply-style-name="Weekend" calcext:value="formula-is(OR(WEEKDAY([.FI$10])=1;WEEKDAY([.FI$10])=7))" calcext:base-cell-address="'Gantt Chart'.FI22"/>
            <calcext:condition calcext:apply-style-name="Holiday" calcext:value="formula-is(ISNUMBER(MATCH([.FI$10];Holidays;0)))" calcext:base-cell-address="'Gantt Chart'.FI22"/>
          </calcext:conditional-format>
          <calcext:conditional-format calcext:target-range-address="'Gantt Chart'.FI22:'Gantt Chart'.FI22">
            <calcext:condition calcext:apply-style-name="Task_Completed" calcext:value="formula-is(AND([.$E22]&gt;0;[.FI$10]&gt;=[.$D22];[.FI$10]&lt;=[.$F22];WORKDAY([.$D22];[.$E22]*[.$G22];Holidays)&gt;[.FI$10]))" calcext:base-cell-address="'Gantt Chart'.FI22"/>
            <calcext:condition calcext:apply-style-name="Task_Scheduled" calcext:value="formula-is(AND([.$E22]&gt;0;[.FI$10]&gt;=[.$D22];[.FI$10]&lt;=[.$F22];WORKDAY([.$D22];[.$E22]*[.$G22];Holidays)&lt;=[.FI$10]))" calcext:base-cell-address="'Gantt Chart'.FI22"/>
            <calcext:condition calcext:apply-style-name="Milestone" calcext:value="formula-is(AND([.$D22]&gt;0;[.$F22]=&quot;&quot;;[.$D22]=[.FI$10]))" calcext:base-cell-address="'Gantt Chart'.FI22"/>
          </calcext:conditional-format>
          <calcext:conditional-format calcext:target-range-address="'Gantt Chart'.FJ22:'Gantt Chart'.FJ22">
            <calcext:condition calcext:apply-style-name="Today" calcext:value="formula-is([.FJ$10]=TODAY())" calcext:base-cell-address="'Gantt Chart'.FJ22"/>
            <calcext:condition calcext:apply-style-name="Weekend" calcext:value="formula-is(OR(WEEKDAY([.FJ$10])=1;WEEKDAY([.FJ$10])=7))" calcext:base-cell-address="'Gantt Chart'.FJ22"/>
            <calcext:condition calcext:apply-style-name="Holiday" calcext:value="formula-is(ISNUMBER(MATCH([.FJ$10];Holidays;0)))" calcext:base-cell-address="'Gantt Chart'.FJ22"/>
          </calcext:conditional-format>
          <calcext:conditional-format calcext:target-range-address="'Gantt Chart'.FJ22:'Gantt Chart'.FJ22">
            <calcext:condition calcext:apply-style-name="Task_Completed" calcext:value="formula-is(AND([.$E22]&gt;0;[.FJ$10]&gt;=[.$D22];[.FJ$10]&lt;=[.$F22];WORKDAY([.$D22];[.$E22]*[.$G22];Holidays)&gt;[.FJ$10]))" calcext:base-cell-address="'Gantt Chart'.FJ22"/>
            <calcext:condition calcext:apply-style-name="Task_Scheduled" calcext:value="formula-is(AND([.$E22]&gt;0;[.FJ$10]&gt;=[.$D22];[.FJ$10]&lt;=[.$F22];WORKDAY([.$D22];[.$E22]*[.$G22];Holidays)&lt;=[.FJ$10]))" calcext:base-cell-address="'Gantt Chart'.FJ22"/>
            <calcext:condition calcext:apply-style-name="Milestone" calcext:value="formula-is(AND([.$D22]&gt;0;[.$F22]=&quot;&quot;;[.$D22]=[.FJ$10]))" calcext:base-cell-address="'Gantt Chart'.FJ22"/>
          </calcext:conditional-format>
          <calcext:conditional-format calcext:target-range-address="'Gantt Chart'.FK22:'Gantt Chart'.FK22">
            <calcext:condition calcext:apply-style-name="Today" calcext:value="formula-is([.FK$10]=TODAY())" calcext:base-cell-address="'Gantt Chart'.FK22"/>
            <calcext:condition calcext:apply-style-name="Weekend" calcext:value="formula-is(OR(WEEKDAY([.FK$10])=1;WEEKDAY([.FK$10])=7))" calcext:base-cell-address="'Gantt Chart'.FK22"/>
            <calcext:condition calcext:apply-style-name="Holiday" calcext:value="formula-is(ISNUMBER(MATCH([.FK$10];Holidays;0)))" calcext:base-cell-address="'Gantt Chart'.FK22"/>
          </calcext:conditional-format>
          <calcext:conditional-format calcext:target-range-address="'Gantt Chart'.FK22:'Gantt Chart'.FK22">
            <calcext:condition calcext:apply-style-name="Task_Completed" calcext:value="formula-is(AND([.$E22]&gt;0;[.FK$10]&gt;=[.$D22];[.FK$10]&lt;=[.$F22];WORKDAY([.$D22];[.$E22]*[.$G22];Holidays)&gt;[.FK$10]))" calcext:base-cell-address="'Gantt Chart'.FK22"/>
            <calcext:condition calcext:apply-style-name="Task_Scheduled" calcext:value="formula-is(AND([.$E22]&gt;0;[.FK$10]&gt;=[.$D22];[.FK$10]&lt;=[.$F22];WORKDAY([.$D22];[.$E22]*[.$G22];Holidays)&lt;=[.FK$10]))" calcext:base-cell-address="'Gantt Chart'.FK22"/>
            <calcext:condition calcext:apply-style-name="Milestone" calcext:value="formula-is(AND([.$D22]&gt;0;[.$F22]=&quot;&quot;;[.$D22]=[.FK$10]))" calcext:base-cell-address="'Gantt Chart'.FK22"/>
          </calcext:conditional-format>
          <calcext:conditional-format calcext:target-range-address="'Gantt Chart'.FL22:'Gantt Chart'.FL22">
            <calcext:condition calcext:apply-style-name="Today" calcext:value="formula-is([.FL$10]=TODAY())" calcext:base-cell-address="'Gantt Chart'.FL22"/>
            <calcext:condition calcext:apply-style-name="Weekend" calcext:value="formula-is(OR(WEEKDAY([.FL$10])=1;WEEKDAY([.FL$10])=7))" calcext:base-cell-address="'Gantt Chart'.FL22"/>
            <calcext:condition calcext:apply-style-name="Holiday" calcext:value="formula-is(ISNUMBER(MATCH([.FL$10];Holidays;0)))" calcext:base-cell-address="'Gantt Chart'.FL22"/>
          </calcext:conditional-format>
          <calcext:conditional-format calcext:target-range-address="'Gantt Chart'.FL22:'Gantt Chart'.FL22">
            <calcext:condition calcext:apply-style-name="Task_Completed" calcext:value="formula-is(AND([.$E22]&gt;0;[.FL$10]&gt;=[.$D22];[.FL$10]&lt;=[.$F22];WORKDAY([.$D22];[.$E22]*[.$G22];Holidays)&gt;[.FL$10]))" calcext:base-cell-address="'Gantt Chart'.FL22"/>
            <calcext:condition calcext:apply-style-name="Task_Scheduled" calcext:value="formula-is(AND([.$E22]&gt;0;[.FL$10]&gt;=[.$D22];[.FL$10]&lt;=[.$F22];WORKDAY([.$D22];[.$E22]*[.$G22];Holidays)&lt;=[.FL$10]))" calcext:base-cell-address="'Gantt Chart'.FL22"/>
            <calcext:condition calcext:apply-style-name="Milestone" calcext:value="formula-is(AND([.$D22]&gt;0;[.$F22]=&quot;&quot;;[.$D22]=[.FL$10]))" calcext:base-cell-address="'Gantt Chart'.FL22"/>
          </calcext:conditional-format>
          <calcext:conditional-format calcext:target-range-address="'Gantt Chart'.FM22:'Gantt Chart'.FM22">
            <calcext:condition calcext:apply-style-name="Today" calcext:value="formula-is([.FM$10]=TODAY())" calcext:base-cell-address="'Gantt Chart'.FM22"/>
            <calcext:condition calcext:apply-style-name="Weekend" calcext:value="formula-is(OR(WEEKDAY([.FM$10])=1;WEEKDAY([.FM$10])=7))" calcext:base-cell-address="'Gantt Chart'.FM22"/>
            <calcext:condition calcext:apply-style-name="Holiday" calcext:value="formula-is(ISNUMBER(MATCH([.FM$10];Holidays;0)))" calcext:base-cell-address="'Gantt Chart'.FM22"/>
          </calcext:conditional-format>
          <calcext:conditional-format calcext:target-range-address="'Gantt Chart'.FM22:'Gantt Chart'.FM22">
            <calcext:condition calcext:apply-style-name="Task_Completed" calcext:value="formula-is(AND([.$E22]&gt;0;[.FM$10]&gt;=[.$D22];[.FM$10]&lt;=[.$F22];WORKDAY([.$D22];[.$E22]*[.$G22];Holidays)&gt;[.FM$10]))" calcext:base-cell-address="'Gantt Chart'.FM22"/>
            <calcext:condition calcext:apply-style-name="Task_Scheduled" calcext:value="formula-is(AND([.$E22]&gt;0;[.FM$10]&gt;=[.$D22];[.FM$10]&lt;=[.$F22];WORKDAY([.$D22];[.$E22]*[.$G22];Holidays)&lt;=[.FM$10]))" calcext:base-cell-address="'Gantt Chart'.FM22"/>
            <calcext:condition calcext:apply-style-name="Milestone" calcext:value="formula-is(AND([.$D22]&gt;0;[.$F22]=&quot;&quot;;[.$D22]=[.FM$10]))" calcext:base-cell-address="'Gantt Chart'.FM22"/>
          </calcext:conditional-format>
          <calcext:conditional-format calcext:target-range-address="'Gantt Chart'.FN22:'Gantt Chart'.FN22">
            <calcext:condition calcext:apply-style-name="Today" calcext:value="formula-is([.FN$10]=TODAY())" calcext:base-cell-address="'Gantt Chart'.FN22"/>
            <calcext:condition calcext:apply-style-name="Weekend" calcext:value="formula-is(OR(WEEKDAY([.FN$10])=1;WEEKDAY([.FN$10])=7))" calcext:base-cell-address="'Gantt Chart'.FN22"/>
            <calcext:condition calcext:apply-style-name="Holiday" calcext:value="formula-is(ISNUMBER(MATCH([.FN$10];Holidays;0)))" calcext:base-cell-address="'Gantt Chart'.FN22"/>
          </calcext:conditional-format>
          <calcext:conditional-format calcext:target-range-address="'Gantt Chart'.FN22:'Gantt Chart'.FN22">
            <calcext:condition calcext:apply-style-name="Task_Completed" calcext:value="formula-is(AND([.$E22]&gt;0;[.FN$10]&gt;=[.$D22];[.FN$10]&lt;=[.$F22];WORKDAY([.$D22];[.$E22]*[.$G22];Holidays)&gt;[.FN$10]))" calcext:base-cell-address="'Gantt Chart'.FN22"/>
            <calcext:condition calcext:apply-style-name="Task_Scheduled" calcext:value="formula-is(AND([.$E22]&gt;0;[.FN$10]&gt;=[.$D22];[.FN$10]&lt;=[.$F22];WORKDAY([.$D22];[.$E22]*[.$G22];Holidays)&lt;=[.FN$10]))" calcext:base-cell-address="'Gantt Chart'.FN22"/>
            <calcext:condition calcext:apply-style-name="Milestone" calcext:value="formula-is(AND([.$D22]&gt;0;[.$F22]=&quot;&quot;;[.$D22]=[.FN$10]))" calcext:base-cell-address="'Gantt Chart'.FN22"/>
          </calcext:conditional-format>
          <calcext:conditional-format calcext:target-range-address="'Gantt Chart'.FO22:'Gantt Chart'.FO22">
            <calcext:condition calcext:apply-style-name="Today" calcext:value="formula-is([.FO$10]=TODAY())" calcext:base-cell-address="'Gantt Chart'.FO22"/>
            <calcext:condition calcext:apply-style-name="Weekend" calcext:value="formula-is(OR(WEEKDAY([.FO$10])=1;WEEKDAY([.FO$10])=7))" calcext:base-cell-address="'Gantt Chart'.FO22"/>
            <calcext:condition calcext:apply-style-name="Holiday" calcext:value="formula-is(ISNUMBER(MATCH([.FO$10];Holidays;0)))" calcext:base-cell-address="'Gantt Chart'.FO22"/>
          </calcext:conditional-format>
          <calcext:conditional-format calcext:target-range-address="'Gantt Chart'.FO22:'Gantt Chart'.FO22">
            <calcext:condition calcext:apply-style-name="Task_Completed" calcext:value="formula-is(AND([.$E22]&gt;0;[.FO$10]&gt;=[.$D22];[.FO$10]&lt;=[.$F22];WORKDAY([.$D22];[.$E22]*[.$G22];Holidays)&gt;[.FO$10]))" calcext:base-cell-address="'Gantt Chart'.FO22"/>
            <calcext:condition calcext:apply-style-name="Task_Scheduled" calcext:value="formula-is(AND([.$E22]&gt;0;[.FO$10]&gt;=[.$D22];[.FO$10]&lt;=[.$F22];WORKDAY([.$D22];[.$E22]*[.$G22];Holidays)&lt;=[.FO$10]))" calcext:base-cell-address="'Gantt Chart'.FO22"/>
            <calcext:condition calcext:apply-style-name="Milestone" calcext:value="formula-is(AND([.$D22]&gt;0;[.$F22]=&quot;&quot;;[.$D22]=[.FO$10]))" calcext:base-cell-address="'Gantt Chart'.FO22"/>
          </calcext:conditional-format>
          <calcext:conditional-format calcext:target-range-address="'Gantt Chart'.FP22:'Gantt Chart'.FP22">
            <calcext:condition calcext:apply-style-name="Today" calcext:value="formula-is([.FP$10]=TODAY())" calcext:base-cell-address="'Gantt Chart'.FP22"/>
            <calcext:condition calcext:apply-style-name="Weekend" calcext:value="formula-is(OR(WEEKDAY([.FP$10])=1;WEEKDAY([.FP$10])=7))" calcext:base-cell-address="'Gantt Chart'.FP22"/>
            <calcext:condition calcext:apply-style-name="Holiday" calcext:value="formula-is(ISNUMBER(MATCH([.FP$10];Holidays;0)))" calcext:base-cell-address="'Gantt Chart'.FP22"/>
          </calcext:conditional-format>
          <calcext:conditional-format calcext:target-range-address="'Gantt Chart'.FP22:'Gantt Chart'.FP22">
            <calcext:condition calcext:apply-style-name="Task_Completed" calcext:value="formula-is(AND([.$E22]&gt;0;[.FP$10]&gt;=[.$D22];[.FP$10]&lt;=[.$F22];WORKDAY([.$D22];[.$E22]*[.$G22];Holidays)&gt;[.FP$10]))" calcext:base-cell-address="'Gantt Chart'.FP22"/>
            <calcext:condition calcext:apply-style-name="Task_Scheduled" calcext:value="formula-is(AND([.$E22]&gt;0;[.FP$10]&gt;=[.$D22];[.FP$10]&lt;=[.$F22];WORKDAY([.$D22];[.$E22]*[.$G22];Holidays)&lt;=[.FP$10]))" calcext:base-cell-address="'Gantt Chart'.FP22"/>
            <calcext:condition calcext:apply-style-name="Milestone" calcext:value="formula-is(AND([.$D22]&gt;0;[.$F22]=&quot;&quot;;[.$D22]=[.FP$10]))" calcext:base-cell-address="'Gantt Chart'.FP22"/>
          </calcext:conditional-format>
          <calcext:conditional-format calcext:target-range-address="'Gantt Chart'.FQ22:'Gantt Chart'.FQ22">
            <calcext:condition calcext:apply-style-name="Today" calcext:value="formula-is([.FQ$10]=TODAY())" calcext:base-cell-address="'Gantt Chart'.FQ22"/>
            <calcext:condition calcext:apply-style-name="Weekend" calcext:value="formula-is(OR(WEEKDAY([.FQ$10])=1;WEEKDAY([.FQ$10])=7))" calcext:base-cell-address="'Gantt Chart'.FQ22"/>
            <calcext:condition calcext:apply-style-name="Holiday" calcext:value="formula-is(ISNUMBER(MATCH([.FQ$10];Holidays;0)))" calcext:base-cell-address="'Gantt Chart'.FQ22"/>
          </calcext:conditional-format>
          <calcext:conditional-format calcext:target-range-address="'Gantt Chart'.FQ22:'Gantt Chart'.FQ22">
            <calcext:condition calcext:apply-style-name="Task_Completed" calcext:value="formula-is(AND([.$E22]&gt;0;[.FQ$10]&gt;=[.$D22];[.FQ$10]&lt;=[.$F22];WORKDAY([.$D22];[.$E22]*[.$G22];Holidays)&gt;[.FQ$10]))" calcext:base-cell-address="'Gantt Chart'.FQ22"/>
            <calcext:condition calcext:apply-style-name="Task_Scheduled" calcext:value="formula-is(AND([.$E22]&gt;0;[.FQ$10]&gt;=[.$D22];[.FQ$10]&lt;=[.$F22];WORKDAY([.$D22];[.$E22]*[.$G22];Holidays)&lt;=[.FQ$10]))" calcext:base-cell-address="'Gantt Chart'.FQ22"/>
            <calcext:condition calcext:apply-style-name="Milestone" calcext:value="formula-is(AND([.$D22]&gt;0;[.$F22]=&quot;&quot;;[.$D22]=[.FQ$10]))" calcext:base-cell-address="'Gantt Chart'.FQ22"/>
          </calcext:conditional-format>
          <calcext:conditional-format calcext:target-range-address="'Gantt Chart'.FR22:'Gantt Chart'.FR22">
            <calcext:condition calcext:apply-style-name="Today" calcext:value="formula-is([.FR$10]=TODAY())" calcext:base-cell-address="'Gantt Chart'.FR22"/>
            <calcext:condition calcext:apply-style-name="Weekend" calcext:value="formula-is(OR(WEEKDAY([.FR$10])=1;WEEKDAY([.FR$10])=7))" calcext:base-cell-address="'Gantt Chart'.FR22"/>
            <calcext:condition calcext:apply-style-name="Holiday" calcext:value="formula-is(ISNUMBER(MATCH([.FR$10];Holidays;0)))" calcext:base-cell-address="'Gantt Chart'.FR22"/>
          </calcext:conditional-format>
          <calcext:conditional-format calcext:target-range-address="'Gantt Chart'.FR22:'Gantt Chart'.FR22">
            <calcext:condition calcext:apply-style-name="Task_Completed" calcext:value="formula-is(AND([.$E22]&gt;0;[.FR$10]&gt;=[.$D22];[.FR$10]&lt;=[.$F22];WORKDAY([.$D22];[.$E22]*[.$G22];Holidays)&gt;[.FR$10]))" calcext:base-cell-address="'Gantt Chart'.FR22"/>
            <calcext:condition calcext:apply-style-name="Task_Scheduled" calcext:value="formula-is(AND([.$E22]&gt;0;[.FR$10]&gt;=[.$D22];[.FR$10]&lt;=[.$F22];WORKDAY([.$D22];[.$E22]*[.$G22];Holidays)&lt;=[.FR$10]))" calcext:base-cell-address="'Gantt Chart'.FR22"/>
            <calcext:condition calcext:apply-style-name="Milestone" calcext:value="formula-is(AND([.$D22]&gt;0;[.$F22]=&quot;&quot;;[.$D22]=[.FR$10]))" calcext:base-cell-address="'Gantt Chart'.FR22"/>
          </calcext:conditional-format>
          <calcext:conditional-format calcext:target-range-address="'Gantt Chart'.FS22:'Gantt Chart'.FS22">
            <calcext:condition calcext:apply-style-name="Today" calcext:value="formula-is([.FS$10]=TODAY())" calcext:base-cell-address="'Gantt Chart'.FS22"/>
            <calcext:condition calcext:apply-style-name="Weekend" calcext:value="formula-is(OR(WEEKDAY([.FS$10])=1;WEEKDAY([.FS$10])=7))" calcext:base-cell-address="'Gantt Chart'.FS22"/>
            <calcext:condition calcext:apply-style-name="Holiday" calcext:value="formula-is(ISNUMBER(MATCH([.FS$10];Holidays;0)))" calcext:base-cell-address="'Gantt Chart'.FS22"/>
          </calcext:conditional-format>
          <calcext:conditional-format calcext:target-range-address="'Gantt Chart'.FS22:'Gantt Chart'.FS22">
            <calcext:condition calcext:apply-style-name="Task_Completed" calcext:value="formula-is(AND([.$E22]&gt;0;[.FS$10]&gt;=[.$D22];[.FS$10]&lt;=[.$F22];WORKDAY([.$D22];[.$E22]*[.$G22];Holidays)&gt;[.FS$10]))" calcext:base-cell-address="'Gantt Chart'.FS22"/>
            <calcext:condition calcext:apply-style-name="Task_Scheduled" calcext:value="formula-is(AND([.$E22]&gt;0;[.FS$10]&gt;=[.$D22];[.FS$10]&lt;=[.$F22];WORKDAY([.$D22];[.$E22]*[.$G22];Holidays)&lt;=[.FS$10]))" calcext:base-cell-address="'Gantt Chart'.FS22"/>
            <calcext:condition calcext:apply-style-name="Milestone" calcext:value="formula-is(AND([.$D22]&gt;0;[.$F22]=&quot;&quot;;[.$D22]=[.FS$10]))" calcext:base-cell-address="'Gantt Chart'.FS22"/>
          </calcext:conditional-format>
          <calcext:conditional-format calcext:target-range-address="'Gantt Chart'.FT22:'Gantt Chart'.FT22">
            <calcext:condition calcext:apply-style-name="Today" calcext:value="formula-is([.FT$10]=TODAY())" calcext:base-cell-address="'Gantt Chart'.FT22"/>
            <calcext:condition calcext:apply-style-name="Weekend" calcext:value="formula-is(OR(WEEKDAY([.FT$10])=1;WEEKDAY([.FT$10])=7))" calcext:base-cell-address="'Gantt Chart'.FT22"/>
            <calcext:condition calcext:apply-style-name="Holiday" calcext:value="formula-is(ISNUMBER(MATCH([.FT$10];Holidays;0)))" calcext:base-cell-address="'Gantt Chart'.FT22"/>
          </calcext:conditional-format>
          <calcext:conditional-format calcext:target-range-address="'Gantt Chart'.FT22:'Gantt Chart'.FT22">
            <calcext:condition calcext:apply-style-name="Task_Completed" calcext:value="formula-is(AND([.$E22]&gt;0;[.FT$10]&gt;=[.$D22];[.FT$10]&lt;=[.$F22];WORKDAY([.$D22];[.$E22]*[.$G22];Holidays)&gt;[.FT$10]))" calcext:base-cell-address="'Gantt Chart'.FT22"/>
            <calcext:condition calcext:apply-style-name="Task_Scheduled" calcext:value="formula-is(AND([.$E22]&gt;0;[.FT$10]&gt;=[.$D22];[.FT$10]&lt;=[.$F22];WORKDAY([.$D22];[.$E22]*[.$G22];Holidays)&lt;=[.FT$10]))" calcext:base-cell-address="'Gantt Chart'.FT22"/>
            <calcext:condition calcext:apply-style-name="Milestone" calcext:value="formula-is(AND([.$D22]&gt;0;[.$F22]=&quot;&quot;;[.$D22]=[.FT$10]))" calcext:base-cell-address="'Gantt Chart'.FT22"/>
          </calcext:conditional-format>
          <calcext:conditional-format calcext:target-range-address="'Gantt Chart'.FU22:'Gantt Chart'.FU22">
            <calcext:condition calcext:apply-style-name="Today" calcext:value="formula-is([.FU$10]=TODAY())" calcext:base-cell-address="'Gantt Chart'.FU22"/>
            <calcext:condition calcext:apply-style-name="Weekend" calcext:value="formula-is(OR(WEEKDAY([.FU$10])=1;WEEKDAY([.FU$10])=7))" calcext:base-cell-address="'Gantt Chart'.FU22"/>
            <calcext:condition calcext:apply-style-name="Holiday" calcext:value="formula-is(ISNUMBER(MATCH([.FU$10];Holidays;0)))" calcext:base-cell-address="'Gantt Chart'.FU22"/>
          </calcext:conditional-format>
          <calcext:conditional-format calcext:target-range-address="'Gantt Chart'.FU22:'Gantt Chart'.FU22">
            <calcext:condition calcext:apply-style-name="Task_Completed" calcext:value="formula-is(AND([.$E22]&gt;0;[.FU$10]&gt;=[.$D22];[.FU$10]&lt;=[.$F22];WORKDAY([.$D22];[.$E22]*[.$G22];Holidays)&gt;[.FU$10]))" calcext:base-cell-address="'Gantt Chart'.FU22"/>
            <calcext:condition calcext:apply-style-name="Task_Scheduled" calcext:value="formula-is(AND([.$E22]&gt;0;[.FU$10]&gt;=[.$D22];[.FU$10]&lt;=[.$F22];WORKDAY([.$D22];[.$E22]*[.$G22];Holidays)&lt;=[.FU$10]))" calcext:base-cell-address="'Gantt Chart'.FU22"/>
            <calcext:condition calcext:apply-style-name="Milestone" calcext:value="formula-is(AND([.$D22]&gt;0;[.$F22]=&quot;&quot;;[.$D22]=[.FU$10]))" calcext:base-cell-address="'Gantt Chart'.FU22"/>
          </calcext:conditional-format>
          <calcext:conditional-format calcext:target-range-address="'Gantt Chart'.FV22:'Gantt Chart'.FV22">
            <calcext:condition calcext:apply-style-name="Today" calcext:value="formula-is([.FV$10]=TODAY())" calcext:base-cell-address="'Gantt Chart'.FV22"/>
            <calcext:condition calcext:apply-style-name="Weekend" calcext:value="formula-is(OR(WEEKDAY([.FV$10])=1;WEEKDAY([.FV$10])=7))" calcext:base-cell-address="'Gantt Chart'.FV22"/>
            <calcext:condition calcext:apply-style-name="Holiday" calcext:value="formula-is(ISNUMBER(MATCH([.FV$10];Holidays;0)))" calcext:base-cell-address="'Gantt Chart'.FV22"/>
          </calcext:conditional-format>
          <calcext:conditional-format calcext:target-range-address="'Gantt Chart'.FV22:'Gantt Chart'.FV22">
            <calcext:condition calcext:apply-style-name="Task_Completed" calcext:value="formula-is(AND([.$E22]&gt;0;[.FV$10]&gt;=[.$D22];[.FV$10]&lt;=[.$F22];WORKDAY([.$D22];[.$E22]*[.$G22];Holidays)&gt;[.FV$10]))" calcext:base-cell-address="'Gantt Chart'.FV22"/>
            <calcext:condition calcext:apply-style-name="Task_Scheduled" calcext:value="formula-is(AND([.$E22]&gt;0;[.FV$10]&gt;=[.$D22];[.FV$10]&lt;=[.$F22];WORKDAY([.$D22];[.$E22]*[.$G22];Holidays)&lt;=[.FV$10]))" calcext:base-cell-address="'Gantt Chart'.FV22"/>
            <calcext:condition calcext:apply-style-name="Milestone" calcext:value="formula-is(AND([.$D22]&gt;0;[.$F22]=&quot;&quot;;[.$D22]=[.FV$10]))" calcext:base-cell-address="'Gantt Chart'.FV22"/>
          </calcext:conditional-format>
          <calcext:conditional-format calcext:target-range-address="'Gantt Chart'.FW22:'Gantt Chart'.FW22">
            <calcext:condition calcext:apply-style-name="Today" calcext:value="formula-is([.FW$10]=TODAY())" calcext:base-cell-address="'Gantt Chart'.FW22"/>
            <calcext:condition calcext:apply-style-name="Weekend" calcext:value="formula-is(OR(WEEKDAY([.FW$10])=1;WEEKDAY([.FW$10])=7))" calcext:base-cell-address="'Gantt Chart'.FW22"/>
            <calcext:condition calcext:apply-style-name="Holiday" calcext:value="formula-is(ISNUMBER(MATCH([.FW$10];Holidays;0)))" calcext:base-cell-address="'Gantt Chart'.FW22"/>
          </calcext:conditional-format>
          <calcext:conditional-format calcext:target-range-address="'Gantt Chart'.FW22:'Gantt Chart'.FW22">
            <calcext:condition calcext:apply-style-name="Task_Completed" calcext:value="formula-is(AND([.$E22]&gt;0;[.FW$10]&gt;=[.$D22];[.FW$10]&lt;=[.$F22];WORKDAY([.$D22];[.$E22]*[.$G22];Holidays)&gt;[.FW$10]))" calcext:base-cell-address="'Gantt Chart'.FW22"/>
            <calcext:condition calcext:apply-style-name="Task_Scheduled" calcext:value="formula-is(AND([.$E22]&gt;0;[.FW$10]&gt;=[.$D22];[.FW$10]&lt;=[.$F22];WORKDAY([.$D22];[.$E22]*[.$G22];Holidays)&lt;=[.FW$10]))" calcext:base-cell-address="'Gantt Chart'.FW22"/>
            <calcext:condition calcext:apply-style-name="Milestone" calcext:value="formula-is(AND([.$D22]&gt;0;[.$F22]=&quot;&quot;;[.$D22]=[.FW$10]))" calcext:base-cell-address="'Gantt Chart'.FW22"/>
          </calcext:conditional-format>
          <calcext:conditional-format calcext:target-range-address="'Gantt Chart'.FX22:'Gantt Chart'.FX22">
            <calcext:condition calcext:apply-style-name="Today" calcext:value="formula-is([.FX$10]=TODAY())" calcext:base-cell-address="'Gantt Chart'.FX22"/>
            <calcext:condition calcext:apply-style-name="Weekend" calcext:value="formula-is(OR(WEEKDAY([.FX$10])=1;WEEKDAY([.FX$10])=7))" calcext:base-cell-address="'Gantt Chart'.FX22"/>
            <calcext:condition calcext:apply-style-name="Holiday" calcext:value="formula-is(ISNUMBER(MATCH([.FX$10];Holidays;0)))" calcext:base-cell-address="'Gantt Chart'.FX22"/>
          </calcext:conditional-format>
          <calcext:conditional-format calcext:target-range-address="'Gantt Chart'.FX22:'Gantt Chart'.FX22">
            <calcext:condition calcext:apply-style-name="Task_Completed" calcext:value="formula-is(AND([.$E22]&gt;0;[.FX$10]&gt;=[.$D22];[.FX$10]&lt;=[.$F22];WORKDAY([.$D22];[.$E22]*[.$G22];Holidays)&gt;[.FX$10]))" calcext:base-cell-address="'Gantt Chart'.FX22"/>
            <calcext:condition calcext:apply-style-name="Task_Scheduled" calcext:value="formula-is(AND([.$E22]&gt;0;[.FX$10]&gt;=[.$D22];[.FX$10]&lt;=[.$F22];WORKDAY([.$D22];[.$E22]*[.$G22];Holidays)&lt;=[.FX$10]))" calcext:base-cell-address="'Gantt Chart'.FX22"/>
            <calcext:condition calcext:apply-style-name="Milestone" calcext:value="formula-is(AND([.$D22]&gt;0;[.$F22]=&quot;&quot;;[.$D22]=[.FX$10]))" calcext:base-cell-address="'Gantt Chart'.FX22"/>
          </calcext:conditional-format>
          <calcext:conditional-format calcext:target-range-address="'Gantt Chart'.FY22:'Gantt Chart'.FY22">
            <calcext:condition calcext:apply-style-name="Today" calcext:value="formula-is([.FY$10]=TODAY())" calcext:base-cell-address="'Gantt Chart'.FY22"/>
            <calcext:condition calcext:apply-style-name="Weekend" calcext:value="formula-is(OR(WEEKDAY([.FY$10])=1;WEEKDAY([.FY$10])=7))" calcext:base-cell-address="'Gantt Chart'.FY22"/>
            <calcext:condition calcext:apply-style-name="Holiday" calcext:value="formula-is(ISNUMBER(MATCH([.FY$10];Holidays;0)))" calcext:base-cell-address="'Gantt Chart'.FY22"/>
          </calcext:conditional-format>
          <calcext:conditional-format calcext:target-range-address="'Gantt Chart'.FY22:'Gantt Chart'.FY22">
            <calcext:condition calcext:apply-style-name="Task_Completed" calcext:value="formula-is(AND([.$E22]&gt;0;[.FY$10]&gt;=[.$D22];[.FY$10]&lt;=[.$F22];WORKDAY([.$D22];[.$E22]*[.$G22];Holidays)&gt;[.FY$10]))" calcext:base-cell-address="'Gantt Chart'.FY22"/>
            <calcext:condition calcext:apply-style-name="Task_Scheduled" calcext:value="formula-is(AND([.$E22]&gt;0;[.FY$10]&gt;=[.$D22];[.FY$10]&lt;=[.$F22];WORKDAY([.$D22];[.$E22]*[.$G22];Holidays)&lt;=[.FY$10]))" calcext:base-cell-address="'Gantt Chart'.FY22"/>
            <calcext:condition calcext:apply-style-name="Milestone" calcext:value="formula-is(AND([.$D22]&gt;0;[.$F22]=&quot;&quot;;[.$D22]=[.FY$10]))" calcext:base-cell-address="'Gantt Chart'.FY22"/>
          </calcext:conditional-format>
          <calcext:conditional-format calcext:target-range-address="'Gantt Chart'.FZ22:'Gantt Chart'.FZ22">
            <calcext:condition calcext:apply-style-name="Today" calcext:value="formula-is([.FZ$10]=TODAY())" calcext:base-cell-address="'Gantt Chart'.FZ22"/>
            <calcext:condition calcext:apply-style-name="Weekend" calcext:value="formula-is(OR(WEEKDAY([.FZ$10])=1;WEEKDAY([.FZ$10])=7))" calcext:base-cell-address="'Gantt Chart'.FZ22"/>
            <calcext:condition calcext:apply-style-name="Holiday" calcext:value="formula-is(ISNUMBER(MATCH([.FZ$10];Holidays;0)))" calcext:base-cell-address="'Gantt Chart'.FZ22"/>
          </calcext:conditional-format>
          <calcext:conditional-format calcext:target-range-address="'Gantt Chart'.FZ22:'Gantt Chart'.FZ22">
            <calcext:condition calcext:apply-style-name="Task_Completed" calcext:value="formula-is(AND([.$E22]&gt;0;[.FZ$10]&gt;=[.$D22];[.FZ$10]&lt;=[.$F22];WORKDAY([.$D22];[.$E22]*[.$G22];Holidays)&gt;[.FZ$10]))" calcext:base-cell-address="'Gantt Chart'.FZ22"/>
            <calcext:condition calcext:apply-style-name="Task_Scheduled" calcext:value="formula-is(AND([.$E22]&gt;0;[.FZ$10]&gt;=[.$D22];[.FZ$10]&lt;=[.$F22];WORKDAY([.$D22];[.$E22]*[.$G22];Holidays)&lt;=[.FZ$10]))" calcext:base-cell-address="'Gantt Chart'.FZ22"/>
            <calcext:condition calcext:apply-style-name="Milestone" calcext:value="formula-is(AND([.$D22]&gt;0;[.$F22]=&quot;&quot;;[.$D22]=[.FZ$10]))" calcext:base-cell-address="'Gantt Chart'.FZ22"/>
          </calcext:conditional-format>
          <calcext:conditional-format calcext:target-range-address="'Gantt Chart'.GA22:'Gantt Chart'.GA22">
            <calcext:condition calcext:apply-style-name="Today" calcext:value="formula-is([.GA$10]=TODAY())" calcext:base-cell-address="'Gantt Chart'.GA22"/>
            <calcext:condition calcext:apply-style-name="Weekend" calcext:value="formula-is(OR(WEEKDAY([.GA$10])=1;WEEKDAY([.GA$10])=7))" calcext:base-cell-address="'Gantt Chart'.GA22"/>
            <calcext:condition calcext:apply-style-name="Holiday" calcext:value="formula-is(ISNUMBER(MATCH([.GA$10];Holidays;0)))" calcext:base-cell-address="'Gantt Chart'.GA22"/>
          </calcext:conditional-format>
          <calcext:conditional-format calcext:target-range-address="'Gantt Chart'.GA22:'Gantt Chart'.GA22">
            <calcext:condition calcext:apply-style-name="Task_Completed" calcext:value="formula-is(AND([.$E22]&gt;0;[.GA$10]&gt;=[.$D22];[.GA$10]&lt;=[.$F22];WORKDAY([.$D22];[.$E22]*[.$G22];Holidays)&gt;[.GA$10]))" calcext:base-cell-address="'Gantt Chart'.GA22"/>
            <calcext:condition calcext:apply-style-name="Task_Scheduled" calcext:value="formula-is(AND([.$E22]&gt;0;[.GA$10]&gt;=[.$D22];[.GA$10]&lt;=[.$F22];WORKDAY([.$D22];[.$E22]*[.$G22];Holidays)&lt;=[.GA$10]))" calcext:base-cell-address="'Gantt Chart'.GA22"/>
            <calcext:condition calcext:apply-style-name="Milestone" calcext:value="formula-is(AND([.$D22]&gt;0;[.$F22]=&quot;&quot;;[.$D22]=[.GA$10]))" calcext:base-cell-address="'Gantt Chart'.GA22"/>
          </calcext:conditional-format>
          <calcext:conditional-format calcext:target-range-address="'Gantt Chart'.GB22:'Gantt Chart'.GB22">
            <calcext:condition calcext:apply-style-name="Today" calcext:value="formula-is([.GB$10]=TODAY())" calcext:base-cell-address="'Gantt Chart'.GB22"/>
            <calcext:condition calcext:apply-style-name="Weekend" calcext:value="formula-is(OR(WEEKDAY([.GB$10])=1;WEEKDAY([.GB$10])=7))" calcext:base-cell-address="'Gantt Chart'.GB22"/>
            <calcext:condition calcext:apply-style-name="Holiday" calcext:value="formula-is(ISNUMBER(MATCH([.GB$10];Holidays;0)))" calcext:base-cell-address="'Gantt Chart'.GB22"/>
          </calcext:conditional-format>
          <calcext:conditional-format calcext:target-range-address="'Gantt Chart'.GB22:'Gantt Chart'.GB22">
            <calcext:condition calcext:apply-style-name="Task_Completed" calcext:value="formula-is(AND([.$E22]&gt;0;[.GB$10]&gt;=[.$D22];[.GB$10]&lt;=[.$F22];WORKDAY([.$D22];[.$E22]*[.$G22];Holidays)&gt;[.GB$10]))" calcext:base-cell-address="'Gantt Chart'.GB22"/>
            <calcext:condition calcext:apply-style-name="Task_Scheduled" calcext:value="formula-is(AND([.$E22]&gt;0;[.GB$10]&gt;=[.$D22];[.GB$10]&lt;=[.$F22];WORKDAY([.$D22];[.$E22]*[.$G22];Holidays)&lt;=[.GB$10]))" calcext:base-cell-address="'Gantt Chart'.GB22"/>
            <calcext:condition calcext:apply-style-name="Milestone" calcext:value="formula-is(AND([.$D22]&gt;0;[.$F22]=&quot;&quot;;[.$D22]=[.GB$10]))" calcext:base-cell-address="'Gantt Chart'.GB22"/>
          </calcext:conditional-format>
          <calcext:conditional-format calcext:target-range-address="'Gantt Chart'.GC22:'Gantt Chart'.GC22">
            <calcext:condition calcext:apply-style-name="Today" calcext:value="formula-is([.GC$10]=TODAY())" calcext:base-cell-address="'Gantt Chart'.GC22"/>
            <calcext:condition calcext:apply-style-name="Weekend" calcext:value="formula-is(OR(WEEKDAY([.GC$10])=1;WEEKDAY([.GC$10])=7))" calcext:base-cell-address="'Gantt Chart'.GC22"/>
            <calcext:condition calcext:apply-style-name="Holiday" calcext:value="formula-is(ISNUMBER(MATCH([.GC$10];Holidays;0)))" calcext:base-cell-address="'Gantt Chart'.GC22"/>
          </calcext:conditional-format>
          <calcext:conditional-format calcext:target-range-address="'Gantt Chart'.GC22:'Gantt Chart'.GC22">
            <calcext:condition calcext:apply-style-name="Task_Completed" calcext:value="formula-is(AND([.$E22]&gt;0;[.GC$10]&gt;=[.$D22];[.GC$10]&lt;=[.$F22];WORKDAY([.$D22];[.$E22]*[.$G22];Holidays)&gt;[.GC$10]))" calcext:base-cell-address="'Gantt Chart'.GC22"/>
            <calcext:condition calcext:apply-style-name="Task_Scheduled" calcext:value="formula-is(AND([.$E22]&gt;0;[.GC$10]&gt;=[.$D22];[.GC$10]&lt;=[.$F22];WORKDAY([.$D22];[.$E22]*[.$G22];Holidays)&lt;=[.GC$10]))" calcext:base-cell-address="'Gantt Chart'.GC22"/>
            <calcext:condition calcext:apply-style-name="Milestone" calcext:value="formula-is(AND([.$D22]&gt;0;[.$F22]=&quot;&quot;;[.$D22]=[.GC$10]))" calcext:base-cell-address="'Gantt Chart'.GC22"/>
          </calcext:conditional-format>
          <calcext:conditional-format calcext:target-range-address="'Gantt Chart'.GD22:'Gantt Chart'.GD22">
            <calcext:condition calcext:apply-style-name="Today" calcext:value="formula-is([.GD$10]=TODAY())" calcext:base-cell-address="'Gantt Chart'.GD22"/>
            <calcext:condition calcext:apply-style-name="Weekend" calcext:value="formula-is(OR(WEEKDAY([.GD$10])=1;WEEKDAY([.GD$10])=7))" calcext:base-cell-address="'Gantt Chart'.GD22"/>
            <calcext:condition calcext:apply-style-name="Holiday" calcext:value="formula-is(ISNUMBER(MATCH([.GD$10];Holidays;0)))" calcext:base-cell-address="'Gantt Chart'.GD22"/>
          </calcext:conditional-format>
          <calcext:conditional-format calcext:target-range-address="'Gantt Chart'.GD22:'Gantt Chart'.GD22">
            <calcext:condition calcext:apply-style-name="Task_Completed" calcext:value="formula-is(AND([.$E22]&gt;0;[.GD$10]&gt;=[.$D22];[.GD$10]&lt;=[.$F22];WORKDAY([.$D22];[.$E22]*[.$G22];Holidays)&gt;[.GD$10]))" calcext:base-cell-address="'Gantt Chart'.GD22"/>
            <calcext:condition calcext:apply-style-name="Task_Scheduled" calcext:value="formula-is(AND([.$E22]&gt;0;[.GD$10]&gt;=[.$D22];[.GD$10]&lt;=[.$F22];WORKDAY([.$D22];[.$E22]*[.$G22];Holidays)&lt;=[.GD$10]))" calcext:base-cell-address="'Gantt Chart'.GD22"/>
            <calcext:condition calcext:apply-style-name="Milestone" calcext:value="formula-is(AND([.$D22]&gt;0;[.$F22]=&quot;&quot;;[.$D22]=[.GD$10]))" calcext:base-cell-address="'Gantt Chart'.GD22"/>
          </calcext:conditional-format>
          <calcext:conditional-format calcext:target-range-address="'Gantt Chart'.GE22:'Gantt Chart'.GE22">
            <calcext:condition calcext:apply-style-name="Today" calcext:value="formula-is([.GE$10]=TODAY())" calcext:base-cell-address="'Gantt Chart'.GE22"/>
            <calcext:condition calcext:apply-style-name="Weekend" calcext:value="formula-is(OR(WEEKDAY([.GE$10])=1;WEEKDAY([.GE$10])=7))" calcext:base-cell-address="'Gantt Chart'.GE22"/>
            <calcext:condition calcext:apply-style-name="Holiday" calcext:value="formula-is(ISNUMBER(MATCH([.GE$10];Holidays;0)))" calcext:base-cell-address="'Gantt Chart'.GE22"/>
          </calcext:conditional-format>
          <calcext:conditional-format calcext:target-range-address="'Gantt Chart'.GE22:'Gantt Chart'.GE22">
            <calcext:condition calcext:apply-style-name="Task_Completed" calcext:value="formula-is(AND([.$E22]&gt;0;[.GE$10]&gt;=[.$D22];[.GE$10]&lt;=[.$F22];WORKDAY([.$D22];[.$E22]*[.$G22];Holidays)&gt;[.GE$10]))" calcext:base-cell-address="'Gantt Chart'.GE22"/>
            <calcext:condition calcext:apply-style-name="Task_Scheduled" calcext:value="formula-is(AND([.$E22]&gt;0;[.GE$10]&gt;=[.$D22];[.GE$10]&lt;=[.$F22];WORKDAY([.$D22];[.$E22]*[.$G22];Holidays)&lt;=[.GE$10]))" calcext:base-cell-address="'Gantt Chart'.GE22"/>
            <calcext:condition calcext:apply-style-name="Milestone" calcext:value="formula-is(AND([.$D22]&gt;0;[.$F22]=&quot;&quot;;[.$D22]=[.GE$10]))" calcext:base-cell-address="'Gantt Chart'.GE22"/>
          </calcext:conditional-format>
          <calcext:conditional-format calcext:target-range-address="'Gantt Chart'.GF22:'Gantt Chart'.GF22">
            <calcext:condition calcext:apply-style-name="Today" calcext:value="formula-is([.GF$10]=TODAY())" calcext:base-cell-address="'Gantt Chart'.GF22"/>
            <calcext:condition calcext:apply-style-name="Weekend" calcext:value="formula-is(OR(WEEKDAY([.GF$10])=1;WEEKDAY([.GF$10])=7))" calcext:base-cell-address="'Gantt Chart'.GF22"/>
            <calcext:condition calcext:apply-style-name="Holiday" calcext:value="formula-is(ISNUMBER(MATCH([.GF$10];Holidays;0)))" calcext:base-cell-address="'Gantt Chart'.GF22"/>
          </calcext:conditional-format>
          <calcext:conditional-format calcext:target-range-address="'Gantt Chart'.GF22:'Gantt Chart'.GF22">
            <calcext:condition calcext:apply-style-name="Task_Completed" calcext:value="formula-is(AND([.$E22]&gt;0;[.GF$10]&gt;=[.$D22];[.GF$10]&lt;=[.$F22];WORKDAY([.$D22];[.$E22]*[.$G22];Holidays)&gt;[.GF$10]))" calcext:base-cell-address="'Gantt Chart'.GF22"/>
            <calcext:condition calcext:apply-style-name="Task_Scheduled" calcext:value="formula-is(AND([.$E22]&gt;0;[.GF$10]&gt;=[.$D22];[.GF$10]&lt;=[.$F22];WORKDAY([.$D22];[.$E22]*[.$G22];Holidays)&lt;=[.GF$10]))" calcext:base-cell-address="'Gantt Chart'.GF22"/>
            <calcext:condition calcext:apply-style-name="Milestone" calcext:value="formula-is(AND([.$D22]&gt;0;[.$F22]=&quot;&quot;;[.$D22]=[.GF$10]))" calcext:base-cell-address="'Gantt Chart'.GF22"/>
          </calcext:conditional-format>
          <calcext:conditional-format calcext:target-range-address="'Gantt Chart'.GG22:'Gantt Chart'.GG22">
            <calcext:condition calcext:apply-style-name="Today" calcext:value="formula-is([.GG$10]=TODAY())" calcext:base-cell-address="'Gantt Chart'.GG22"/>
            <calcext:condition calcext:apply-style-name="Weekend" calcext:value="formula-is(OR(WEEKDAY([.GG$10])=1;WEEKDAY([.GG$10])=7))" calcext:base-cell-address="'Gantt Chart'.GG22"/>
            <calcext:condition calcext:apply-style-name="Holiday" calcext:value="formula-is(ISNUMBER(MATCH([.GG$10];Holidays;0)))" calcext:base-cell-address="'Gantt Chart'.GG22"/>
          </calcext:conditional-format>
          <calcext:conditional-format calcext:target-range-address="'Gantt Chart'.GG22:'Gantt Chart'.GG22">
            <calcext:condition calcext:apply-style-name="Task_Completed" calcext:value="formula-is(AND([.$E22]&gt;0;[.GG$10]&gt;=[.$D22];[.GG$10]&lt;=[.$F22];WORKDAY([.$D22];[.$E22]*[.$G22];Holidays)&gt;[.GG$10]))" calcext:base-cell-address="'Gantt Chart'.GG22"/>
            <calcext:condition calcext:apply-style-name="Task_Scheduled" calcext:value="formula-is(AND([.$E22]&gt;0;[.GG$10]&gt;=[.$D22];[.GG$10]&lt;=[.$F22];WORKDAY([.$D22];[.$E22]*[.$G22];Holidays)&lt;=[.GG$10]))" calcext:base-cell-address="'Gantt Chart'.GG22"/>
            <calcext:condition calcext:apply-style-name="Milestone" calcext:value="formula-is(AND([.$D22]&gt;0;[.$F22]=&quot;&quot;;[.$D22]=[.GG$10]))" calcext:base-cell-address="'Gantt Chart'.GG22"/>
          </calcext:conditional-format>
          <calcext:conditional-format calcext:target-range-address="'Gantt Chart'.GH22:'Gantt Chart'.GH22">
            <calcext:condition calcext:apply-style-name="Today" calcext:value="formula-is([.GH$10]=TODAY())" calcext:base-cell-address="'Gantt Chart'.GH22"/>
            <calcext:condition calcext:apply-style-name="Weekend" calcext:value="formula-is(OR(WEEKDAY([.GH$10])=1;WEEKDAY([.GH$10])=7))" calcext:base-cell-address="'Gantt Chart'.GH22"/>
            <calcext:condition calcext:apply-style-name="Holiday" calcext:value="formula-is(ISNUMBER(MATCH([.GH$10];Holidays;0)))" calcext:base-cell-address="'Gantt Chart'.GH22"/>
          </calcext:conditional-format>
          <calcext:conditional-format calcext:target-range-address="'Gantt Chart'.GH22:'Gantt Chart'.GH22">
            <calcext:condition calcext:apply-style-name="Task_Completed" calcext:value="formula-is(AND([.$E22]&gt;0;[.GH$10]&gt;=[.$D22];[.GH$10]&lt;=[.$F22];WORKDAY([.$D22];[.$E22]*[.$G22];Holidays)&gt;[.GH$10]))" calcext:base-cell-address="'Gantt Chart'.GH22"/>
            <calcext:condition calcext:apply-style-name="Task_Scheduled" calcext:value="formula-is(AND([.$E22]&gt;0;[.GH$10]&gt;=[.$D22];[.GH$10]&lt;=[.$F22];WORKDAY([.$D22];[.$E22]*[.$G22];Holidays)&lt;=[.GH$10]))" calcext:base-cell-address="'Gantt Chart'.GH22"/>
            <calcext:condition calcext:apply-style-name="Milestone" calcext:value="formula-is(AND([.$D22]&gt;0;[.$F22]=&quot;&quot;;[.$D22]=[.GH$10]))" calcext:base-cell-address="'Gantt Chart'.GH22"/>
          </calcext:conditional-format>
          <calcext:conditional-format calcext:target-range-address="'Gantt Chart'.GI22:'Gantt Chart'.GI22">
            <calcext:condition calcext:apply-style-name="Today" calcext:value="formula-is([.GI$10]=TODAY())" calcext:base-cell-address="'Gantt Chart'.GI22"/>
            <calcext:condition calcext:apply-style-name="Weekend" calcext:value="formula-is(OR(WEEKDAY([.GI$10])=1;WEEKDAY([.GI$10])=7))" calcext:base-cell-address="'Gantt Chart'.GI22"/>
            <calcext:condition calcext:apply-style-name="Holiday" calcext:value="formula-is(ISNUMBER(MATCH([.GI$10];Holidays;0)))" calcext:base-cell-address="'Gantt Chart'.GI22"/>
          </calcext:conditional-format>
          <calcext:conditional-format calcext:target-range-address="'Gantt Chart'.GI22:'Gantt Chart'.GI22">
            <calcext:condition calcext:apply-style-name="Task_Completed" calcext:value="formula-is(AND([.$E22]&gt;0;[.GI$10]&gt;=[.$D22];[.GI$10]&lt;=[.$F22];WORKDAY([.$D22];[.$E22]*[.$G22];Holidays)&gt;[.GI$10]))" calcext:base-cell-address="'Gantt Chart'.GI22"/>
            <calcext:condition calcext:apply-style-name="Task_Scheduled" calcext:value="formula-is(AND([.$E22]&gt;0;[.GI$10]&gt;=[.$D22];[.GI$10]&lt;=[.$F22];WORKDAY([.$D22];[.$E22]*[.$G22];Holidays)&lt;=[.GI$10]))" calcext:base-cell-address="'Gantt Chart'.GI22"/>
            <calcext:condition calcext:apply-style-name="Milestone" calcext:value="formula-is(AND([.$D22]&gt;0;[.$F22]=&quot;&quot;;[.$D22]=[.GI$10]))" calcext:base-cell-address="'Gantt Chart'.GI22"/>
          </calcext:conditional-format>
          <calcext:conditional-format calcext:target-range-address="'Gantt Chart'.G21:'Gantt Chart'.G21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K21:'Gantt Chart'.K21">
            <calcext:condition calcext:apply-style-name="Today" calcext:value="formula-is([.K$10]=TODAY())" calcext:base-cell-address="'Gantt Chart'.K21"/>
            <calcext:condition calcext:apply-style-name="Weekend" calcext:value="formula-is(OR(WEEKDAY([.K$10])=1;WEEKDAY([.K$10])=7))" calcext:base-cell-address="'Gantt Chart'.K21"/>
            <calcext:condition calcext:apply-style-name="Holiday" calcext:value="formula-is(ISNUMBER(MATCH([.K$10];Holidays;0)))" calcext:base-cell-address="'Gantt Chart'.K21"/>
          </calcext:conditional-format>
          <calcext:conditional-format calcext:target-range-address="'Gantt Chart'.K21:'Gantt Chart'.K21">
            <calcext:condition calcext:apply-style-name="Task_Completed" calcext:value="formula-is(AND([#REF!]&gt;0;[.K$10]&gt;=[#REF!];[.K$10]&lt;=[#REF!];WORKDAY([#REF!];[#REF!]*[#REF!];Holidays)&gt;[.K$10]))" calcext:base-cell-address="'Gantt Chart'.K21"/>
            <calcext:condition calcext:apply-style-name="Task_Scheduled" calcext:value="formula-is(AND([#REF!]&gt;0;[.K$10]&gt;=[#REF!];[.K$10]&lt;=[#REF!];WORKDAY([#REF!];[#REF!]*[#REF!];Holidays)&lt;=[.K$10]))" calcext:base-cell-address="'Gantt Chart'.K21"/>
            <calcext:condition calcext:apply-style-name="Milestone" calcext:value="formula-is(AND([#REF!]&gt;0;[#REF!]=&quot;&quot;;[#REF!]=[.K$10]))" calcext:base-cell-address="'Gantt Chart'.K21"/>
          </calcext:conditional-format>
          <calcext:conditional-format calcext:target-range-address="'Gantt Chart'.L21:'Gantt Chart'.L21">
            <calcext:condition calcext:apply-style-name="Today" calcext:value="formula-is([.L$10]=TODAY())" calcext:base-cell-address="'Gantt Chart'.L21"/>
            <calcext:condition calcext:apply-style-name="Weekend" calcext:value="formula-is(OR(WEEKDAY([.L$10])=1;WEEKDAY([.L$10])=7))" calcext:base-cell-address="'Gantt Chart'.L21"/>
            <calcext:condition calcext:apply-style-name="Holiday" calcext:value="formula-is(ISNUMBER(MATCH([.L$10];Holidays;0)))" calcext:base-cell-address="'Gantt Chart'.L21"/>
          </calcext:conditional-format>
          <calcext:conditional-format calcext:target-range-address="'Gantt Chart'.L21:'Gantt Chart'.L21">
            <calcext:condition calcext:apply-style-name="Task_Completed" calcext:value="formula-is(AND([#REF!]&gt;0;[.L$10]&gt;=[#REF!];[.L$10]&lt;=[#REF!];WORKDAY([#REF!];[#REF!]*[#REF!];Holidays)&gt;[.L$10]))" calcext:base-cell-address="'Gantt Chart'.L21"/>
            <calcext:condition calcext:apply-style-name="Task_Scheduled" calcext:value="formula-is(AND([#REF!]&gt;0;[.L$10]&gt;=[#REF!];[.L$10]&lt;=[#REF!];WORKDAY([#REF!];[#REF!]*[#REF!];Holidays)&lt;=[.L$10]))" calcext:base-cell-address="'Gantt Chart'.L21"/>
            <calcext:condition calcext:apply-style-name="Milestone" calcext:value="formula-is(AND([#REF!]&gt;0;[#REF!]=&quot;&quot;;[#REF!]=[.L$10]))" calcext:base-cell-address="'Gantt Chart'.L21"/>
          </calcext:conditional-format>
          <calcext:conditional-format calcext:target-range-address="'Gantt Chart'.M21:'Gantt Chart'.M21">
            <calcext:condition calcext:apply-style-name="Today" calcext:value="formula-is([.M$10]=TODAY())" calcext:base-cell-address="'Gantt Chart'.M21"/>
            <calcext:condition calcext:apply-style-name="Weekend" calcext:value="formula-is(OR(WEEKDAY([.M$10])=1;WEEKDAY([.M$10])=7))" calcext:base-cell-address="'Gantt Chart'.M21"/>
            <calcext:condition calcext:apply-style-name="Holiday" calcext:value="formula-is(ISNUMBER(MATCH([.M$10];Holidays;0)))" calcext:base-cell-address="'Gantt Chart'.M21"/>
          </calcext:conditional-format>
          <calcext:conditional-format calcext:target-range-address="'Gantt Chart'.M21:'Gantt Chart'.M21">
            <calcext:condition calcext:apply-style-name="Task_Completed" calcext:value="formula-is(AND([#REF!]&gt;0;[.M$10]&gt;=[#REF!];[.M$10]&lt;=[#REF!];WORKDAY([#REF!];[#REF!]*[#REF!];Holidays)&gt;[.M$10]))" calcext:base-cell-address="'Gantt Chart'.M21"/>
            <calcext:condition calcext:apply-style-name="Task_Scheduled" calcext:value="formula-is(AND([#REF!]&gt;0;[.M$10]&gt;=[#REF!];[.M$10]&lt;=[#REF!];WORKDAY([#REF!];[#REF!]*[#REF!];Holidays)&lt;=[.M$10]))" calcext:base-cell-address="'Gantt Chart'.M21"/>
            <calcext:condition calcext:apply-style-name="Milestone" calcext:value="formula-is(AND([#REF!]&gt;0;[#REF!]=&quot;&quot;;[#REF!]=[.M$10]))" calcext:base-cell-address="'Gantt Chart'.M21"/>
          </calcext:conditional-format>
          <calcext:conditional-format calcext:target-range-address="'Gantt Chart'.N21:'Gantt Chart'.N21">
            <calcext:condition calcext:apply-style-name="Today" calcext:value="formula-is([.N$10]=TODAY())" calcext:base-cell-address="'Gantt Chart'.N21"/>
            <calcext:condition calcext:apply-style-name="Weekend" calcext:value="formula-is(OR(WEEKDAY([.N$10])=1;WEEKDAY([.N$10])=7))" calcext:base-cell-address="'Gantt Chart'.N21"/>
            <calcext:condition calcext:apply-style-name="Holiday" calcext:value="formula-is(ISNUMBER(MATCH([.N$10];Holidays;0)))" calcext:base-cell-address="'Gantt Chart'.N21"/>
          </calcext:conditional-format>
          <calcext:conditional-format calcext:target-range-address="'Gantt Chart'.N21:'Gantt Chart'.N21">
            <calcext:condition calcext:apply-style-name="Task_Completed" calcext:value="formula-is(AND([#REF!]&gt;0;[.N$10]&gt;=[#REF!];[.N$10]&lt;=[#REF!];WORKDAY([#REF!];[#REF!]*[#REF!];Holidays)&gt;[.N$10]))" calcext:base-cell-address="'Gantt Chart'.N21"/>
            <calcext:condition calcext:apply-style-name="Task_Scheduled" calcext:value="formula-is(AND([#REF!]&gt;0;[.N$10]&gt;=[#REF!];[.N$10]&lt;=[#REF!];WORKDAY([#REF!];[#REF!]*[#REF!];Holidays)&lt;=[.N$10]))" calcext:base-cell-address="'Gantt Chart'.N21"/>
            <calcext:condition calcext:apply-style-name="Milestone" calcext:value="formula-is(AND([#REF!]&gt;0;[#REF!]=&quot;&quot;;[#REF!]=[.N$10]))" calcext:base-cell-address="'Gantt Chart'.N21"/>
          </calcext:conditional-format>
          <calcext:conditional-format calcext:target-range-address="'Gantt Chart'.O21:'Gantt Chart'.O21">
            <calcext:condition calcext:apply-style-name="Today" calcext:value="formula-is([.O$10]=TODAY())" calcext:base-cell-address="'Gantt Chart'.O21"/>
            <calcext:condition calcext:apply-style-name="Weekend" calcext:value="formula-is(OR(WEEKDAY([.O$10])=1;WEEKDAY([.O$10])=7))" calcext:base-cell-address="'Gantt Chart'.O21"/>
            <calcext:condition calcext:apply-style-name="Holiday" calcext:value="formula-is(ISNUMBER(MATCH([.O$10];Holidays;0)))" calcext:base-cell-address="'Gantt Chart'.O21"/>
          </calcext:conditional-format>
          <calcext:conditional-format calcext:target-range-address="'Gantt Chart'.O21:'Gantt Chart'.O21">
            <calcext:condition calcext:apply-style-name="Task_Completed" calcext:value="formula-is(AND([#REF!]&gt;0;[.O$10]&gt;=[#REF!];[.O$10]&lt;=[#REF!];WORKDAY([#REF!];[#REF!]*[#REF!];Holidays)&gt;[.O$10]))" calcext:base-cell-address="'Gantt Chart'.O21"/>
            <calcext:condition calcext:apply-style-name="Task_Scheduled" calcext:value="formula-is(AND([#REF!]&gt;0;[.O$10]&gt;=[#REF!];[.O$10]&lt;=[#REF!];WORKDAY([#REF!];[#REF!]*[#REF!];Holidays)&lt;=[.O$10]))" calcext:base-cell-address="'Gantt Chart'.O21"/>
            <calcext:condition calcext:apply-style-name="Milestone" calcext:value="formula-is(AND([#REF!]&gt;0;[#REF!]=&quot;&quot;;[#REF!]=[.O$10]))" calcext:base-cell-address="'Gantt Chart'.O21"/>
          </calcext:conditional-format>
          <calcext:conditional-format calcext:target-range-address="'Gantt Chart'.P21:'Gantt Chart'.P21">
            <calcext:condition calcext:apply-style-name="Today" calcext:value="formula-is([.P$10]=TODAY())" calcext:base-cell-address="'Gantt Chart'.P21"/>
            <calcext:condition calcext:apply-style-name="Weekend" calcext:value="formula-is(OR(WEEKDAY([.P$10])=1;WEEKDAY([.P$10])=7))" calcext:base-cell-address="'Gantt Chart'.P21"/>
            <calcext:condition calcext:apply-style-name="Holiday" calcext:value="formula-is(ISNUMBER(MATCH([.P$10];Holidays;0)))" calcext:base-cell-address="'Gantt Chart'.P21"/>
          </calcext:conditional-format>
          <calcext:conditional-format calcext:target-range-address="'Gantt Chart'.P21:'Gantt Chart'.P21">
            <calcext:condition calcext:apply-style-name="Task_Completed" calcext:value="formula-is(AND([#REF!]&gt;0;[.P$10]&gt;=[#REF!];[.P$10]&lt;=[#REF!];WORKDAY([#REF!];[#REF!]*[#REF!];Holidays)&gt;[.P$10]))" calcext:base-cell-address="'Gantt Chart'.P21"/>
            <calcext:condition calcext:apply-style-name="Task_Scheduled" calcext:value="formula-is(AND([#REF!]&gt;0;[.P$10]&gt;=[#REF!];[.P$10]&lt;=[#REF!];WORKDAY([#REF!];[#REF!]*[#REF!];Holidays)&lt;=[.P$10]))" calcext:base-cell-address="'Gantt Chart'.P21"/>
            <calcext:condition calcext:apply-style-name="Milestone" calcext:value="formula-is(AND([#REF!]&gt;0;[#REF!]=&quot;&quot;;[#REF!]=[.P$10]))" calcext:base-cell-address="'Gantt Chart'.P21"/>
          </calcext:conditional-format>
          <calcext:conditional-format calcext:target-range-address="'Gantt Chart'.Q21:'Gantt Chart'.Q21">
            <calcext:condition calcext:apply-style-name="Today" calcext:value="formula-is([.Q$10]=TODAY())" calcext:base-cell-address="'Gantt Chart'.Q21"/>
            <calcext:condition calcext:apply-style-name="Weekend" calcext:value="formula-is(OR(WEEKDAY([.Q$10])=1;WEEKDAY([.Q$10])=7))" calcext:base-cell-address="'Gantt Chart'.Q21"/>
            <calcext:condition calcext:apply-style-name="Holiday" calcext:value="formula-is(ISNUMBER(MATCH([.Q$10];Holidays;0)))" calcext:base-cell-address="'Gantt Chart'.Q21"/>
          </calcext:conditional-format>
          <calcext:conditional-format calcext:target-range-address="'Gantt Chart'.Q21:'Gantt Chart'.Q21">
            <calcext:condition calcext:apply-style-name="Task_Completed" calcext:value="formula-is(AND([#REF!]&gt;0;[.Q$10]&gt;=[#REF!];[.Q$10]&lt;=[#REF!];WORKDAY([#REF!];[#REF!]*[#REF!];Holidays)&gt;[.Q$10]))" calcext:base-cell-address="'Gantt Chart'.Q21"/>
            <calcext:condition calcext:apply-style-name="Task_Scheduled" calcext:value="formula-is(AND([#REF!]&gt;0;[.Q$10]&gt;=[#REF!];[.Q$10]&lt;=[#REF!];WORKDAY([#REF!];[#REF!]*[#REF!];Holidays)&lt;=[.Q$10]))" calcext:base-cell-address="'Gantt Chart'.Q21"/>
            <calcext:condition calcext:apply-style-name="Milestone" calcext:value="formula-is(AND([#REF!]&gt;0;[#REF!]=&quot;&quot;;[#REF!]=[.Q$10]))" calcext:base-cell-address="'Gantt Chart'.Q21"/>
          </calcext:conditional-format>
          <calcext:conditional-format calcext:target-range-address="'Gantt Chart'.R21:'Gantt Chart'.R21">
            <calcext:condition calcext:apply-style-name="Today" calcext:value="formula-is([.R$10]=TODAY())" calcext:base-cell-address="'Gantt Chart'.R21"/>
            <calcext:condition calcext:apply-style-name="Weekend" calcext:value="formula-is(OR(WEEKDAY([.R$10])=1;WEEKDAY([.R$10])=7))" calcext:base-cell-address="'Gantt Chart'.R21"/>
            <calcext:condition calcext:apply-style-name="Holiday" calcext:value="formula-is(ISNUMBER(MATCH([.R$10];Holidays;0)))" calcext:base-cell-address="'Gantt Chart'.R21"/>
          </calcext:conditional-format>
          <calcext:conditional-format calcext:target-range-address="'Gantt Chart'.R21:'Gantt Chart'.R21">
            <calcext:condition calcext:apply-style-name="Task_Completed" calcext:value="formula-is(AND([#REF!]&gt;0;[.R$10]&gt;=[#REF!];[.R$10]&lt;=[#REF!];WORKDAY([#REF!];[#REF!]*[#REF!];Holidays)&gt;[.R$10]))" calcext:base-cell-address="'Gantt Chart'.R21"/>
            <calcext:condition calcext:apply-style-name="Task_Scheduled" calcext:value="formula-is(AND([#REF!]&gt;0;[.R$10]&gt;=[#REF!];[.R$10]&lt;=[#REF!];WORKDAY([#REF!];[#REF!]*[#REF!];Holidays)&lt;=[.R$10]))" calcext:base-cell-address="'Gantt Chart'.R21"/>
            <calcext:condition calcext:apply-style-name="Milestone" calcext:value="formula-is(AND([#REF!]&gt;0;[#REF!]=&quot;&quot;;[#REF!]=[.R$10]))" calcext:base-cell-address="'Gantt Chart'.R21"/>
          </calcext:conditional-format>
          <calcext:conditional-format calcext:target-range-address="'Gantt Chart'.S21:'Gantt Chart'.S21">
            <calcext:condition calcext:apply-style-name="Today" calcext:value="formula-is([.S$10]=TODAY())" calcext:base-cell-address="'Gantt Chart'.S21"/>
            <calcext:condition calcext:apply-style-name="Weekend" calcext:value="formula-is(OR(WEEKDAY([.S$10])=1;WEEKDAY([.S$10])=7))" calcext:base-cell-address="'Gantt Chart'.S21"/>
            <calcext:condition calcext:apply-style-name="Holiday" calcext:value="formula-is(ISNUMBER(MATCH([.S$10];Holidays;0)))" calcext:base-cell-address="'Gantt Chart'.S21"/>
          </calcext:conditional-format>
          <calcext:conditional-format calcext:target-range-address="'Gantt Chart'.S21:'Gantt Chart'.S21">
            <calcext:condition calcext:apply-style-name="Task_Completed" calcext:value="formula-is(AND([#REF!]&gt;0;[.S$10]&gt;=[#REF!];[.S$10]&lt;=[#REF!];WORKDAY([#REF!];[#REF!]*[#REF!];Holidays)&gt;[.S$10]))" calcext:base-cell-address="'Gantt Chart'.S21"/>
            <calcext:condition calcext:apply-style-name="Task_Scheduled" calcext:value="formula-is(AND([#REF!]&gt;0;[.S$10]&gt;=[#REF!];[.S$10]&lt;=[#REF!];WORKDAY([#REF!];[#REF!]*[#REF!];Holidays)&lt;=[.S$10]))" calcext:base-cell-address="'Gantt Chart'.S21"/>
            <calcext:condition calcext:apply-style-name="Milestone" calcext:value="formula-is(AND([#REF!]&gt;0;[#REF!]=&quot;&quot;;[#REF!]=[.S$10]))" calcext:base-cell-address="'Gantt Chart'.S21"/>
          </calcext:conditional-format>
          <calcext:conditional-format calcext:target-range-address="'Gantt Chart'.T21:'Gantt Chart'.T21">
            <calcext:condition calcext:apply-style-name="Today" calcext:value="formula-is([.T$10]=TODAY())" calcext:base-cell-address="'Gantt Chart'.T21"/>
            <calcext:condition calcext:apply-style-name="Weekend" calcext:value="formula-is(OR(WEEKDAY([.T$10])=1;WEEKDAY([.T$10])=7))" calcext:base-cell-address="'Gantt Chart'.T21"/>
            <calcext:condition calcext:apply-style-name="Holiday" calcext:value="formula-is(ISNUMBER(MATCH([.T$10];Holidays;0)))" calcext:base-cell-address="'Gantt Chart'.T21"/>
          </calcext:conditional-format>
          <calcext:conditional-format calcext:target-range-address="'Gantt Chart'.T21:'Gantt Chart'.T21">
            <calcext:condition calcext:apply-style-name="Task_Completed" calcext:value="formula-is(AND([#REF!]&gt;0;[.T$10]&gt;=[#REF!];[.T$10]&lt;=[#REF!];WORKDAY([#REF!];[#REF!]*[#REF!];Holidays)&gt;[.T$10]))" calcext:base-cell-address="'Gantt Chart'.T21"/>
            <calcext:condition calcext:apply-style-name="Task_Scheduled" calcext:value="formula-is(AND([#REF!]&gt;0;[.T$10]&gt;=[#REF!];[.T$10]&lt;=[#REF!];WORKDAY([#REF!];[#REF!]*[#REF!];Holidays)&lt;=[.T$10]))" calcext:base-cell-address="'Gantt Chart'.T21"/>
            <calcext:condition calcext:apply-style-name="Milestone" calcext:value="formula-is(AND([#REF!]&gt;0;[#REF!]=&quot;&quot;;[#REF!]=[.T$10]))" calcext:base-cell-address="'Gantt Chart'.T21"/>
          </calcext:conditional-format>
          <calcext:conditional-format calcext:target-range-address="'Gantt Chart'.U21:'Gantt Chart'.U21">
            <calcext:condition calcext:apply-style-name="Today" calcext:value="formula-is([.U$10]=TODAY())" calcext:base-cell-address="'Gantt Chart'.U21"/>
            <calcext:condition calcext:apply-style-name="Weekend" calcext:value="formula-is(OR(WEEKDAY([.U$10])=1;WEEKDAY([.U$10])=7))" calcext:base-cell-address="'Gantt Chart'.U21"/>
            <calcext:condition calcext:apply-style-name="Holiday" calcext:value="formula-is(ISNUMBER(MATCH([.U$10];Holidays;0)))" calcext:base-cell-address="'Gantt Chart'.U21"/>
          </calcext:conditional-format>
          <calcext:conditional-format calcext:target-range-address="'Gantt Chart'.U21:'Gantt Chart'.U21">
            <calcext:condition calcext:apply-style-name="Task_Completed" calcext:value="formula-is(AND([#REF!]&gt;0;[.U$10]&gt;=[#REF!];[.U$10]&lt;=[#REF!];WORKDAY([#REF!];[#REF!]*[#REF!];Holidays)&gt;[.U$10]))" calcext:base-cell-address="'Gantt Chart'.U21"/>
            <calcext:condition calcext:apply-style-name="Task_Scheduled" calcext:value="formula-is(AND([#REF!]&gt;0;[.U$10]&gt;=[#REF!];[.U$10]&lt;=[#REF!];WORKDAY([#REF!];[#REF!]*[#REF!];Holidays)&lt;=[.U$10]))" calcext:base-cell-address="'Gantt Chart'.U21"/>
            <calcext:condition calcext:apply-style-name="Milestone" calcext:value="formula-is(AND([#REF!]&gt;0;[#REF!]=&quot;&quot;;[#REF!]=[.U$10]))" calcext:base-cell-address="'Gantt Chart'.U21"/>
          </calcext:conditional-format>
          <calcext:conditional-format calcext:target-range-address="'Gantt Chart'.V21:'Gantt Chart'.V21">
            <calcext:condition calcext:apply-style-name="Today" calcext:value="formula-is([.V$10]=TODAY())" calcext:base-cell-address="'Gantt Chart'.V21"/>
            <calcext:condition calcext:apply-style-name="Weekend" calcext:value="formula-is(OR(WEEKDAY([.V$10])=1;WEEKDAY([.V$10])=7))" calcext:base-cell-address="'Gantt Chart'.V21"/>
            <calcext:condition calcext:apply-style-name="Holiday" calcext:value="formula-is(ISNUMBER(MATCH([.V$10];Holidays;0)))" calcext:base-cell-address="'Gantt Chart'.V21"/>
          </calcext:conditional-format>
          <calcext:conditional-format calcext:target-range-address="'Gantt Chart'.V21:'Gantt Chart'.V21">
            <calcext:condition calcext:apply-style-name="Task_Completed" calcext:value="formula-is(AND([#REF!]&gt;0;[.V$10]&gt;=[#REF!];[.V$10]&lt;=[#REF!];WORKDAY([#REF!];[#REF!]*[#REF!];Holidays)&gt;[.V$10]))" calcext:base-cell-address="'Gantt Chart'.V21"/>
            <calcext:condition calcext:apply-style-name="Task_Scheduled" calcext:value="formula-is(AND([#REF!]&gt;0;[.V$10]&gt;=[#REF!];[.V$10]&lt;=[#REF!];WORKDAY([#REF!];[#REF!]*[#REF!];Holidays)&lt;=[.V$10]))" calcext:base-cell-address="'Gantt Chart'.V21"/>
            <calcext:condition calcext:apply-style-name="Milestone" calcext:value="formula-is(AND([#REF!]&gt;0;[#REF!]=&quot;&quot;;[#REF!]=[.V$10]))" calcext:base-cell-address="'Gantt Chart'.V21"/>
          </calcext:conditional-format>
          <calcext:conditional-format calcext:target-range-address="'Gantt Chart'.W21:'Gantt Chart'.W21">
            <calcext:condition calcext:apply-style-name="Today" calcext:value="formula-is([.W$10]=TODAY())" calcext:base-cell-address="'Gantt Chart'.W21"/>
            <calcext:condition calcext:apply-style-name="Weekend" calcext:value="formula-is(OR(WEEKDAY([.W$10])=1;WEEKDAY([.W$10])=7))" calcext:base-cell-address="'Gantt Chart'.W21"/>
            <calcext:condition calcext:apply-style-name="Holiday" calcext:value="formula-is(ISNUMBER(MATCH([.W$10];Holidays;0)))" calcext:base-cell-address="'Gantt Chart'.W21"/>
          </calcext:conditional-format>
          <calcext:conditional-format calcext:target-range-address="'Gantt Chart'.W21:'Gantt Chart'.W21">
            <calcext:condition calcext:apply-style-name="Task_Completed" calcext:value="formula-is(AND([#REF!]&gt;0;[.W$10]&gt;=[#REF!];[.W$10]&lt;=[#REF!];WORKDAY([#REF!];[#REF!]*[#REF!];Holidays)&gt;[.W$10]))" calcext:base-cell-address="'Gantt Chart'.W21"/>
            <calcext:condition calcext:apply-style-name="Task_Scheduled" calcext:value="formula-is(AND([#REF!]&gt;0;[.W$10]&gt;=[#REF!];[.W$10]&lt;=[#REF!];WORKDAY([#REF!];[#REF!]*[#REF!];Holidays)&lt;=[.W$10]))" calcext:base-cell-address="'Gantt Chart'.W21"/>
            <calcext:condition calcext:apply-style-name="Milestone" calcext:value="formula-is(AND([#REF!]&gt;0;[#REF!]=&quot;&quot;;[#REF!]=[.W$10]))" calcext:base-cell-address="'Gantt Chart'.W21"/>
          </calcext:conditional-format>
          <calcext:conditional-format calcext:target-range-address="'Gantt Chart'.X21:'Gantt Chart'.X21">
            <calcext:condition calcext:apply-style-name="Today" calcext:value="formula-is([.X$10]=TODAY())" calcext:base-cell-address="'Gantt Chart'.X21"/>
            <calcext:condition calcext:apply-style-name="Weekend" calcext:value="formula-is(OR(WEEKDAY([.X$10])=1;WEEKDAY([.X$10])=7))" calcext:base-cell-address="'Gantt Chart'.X21"/>
            <calcext:condition calcext:apply-style-name="Holiday" calcext:value="formula-is(ISNUMBER(MATCH([.X$10];Holidays;0)))" calcext:base-cell-address="'Gantt Chart'.X21"/>
          </calcext:conditional-format>
          <calcext:conditional-format calcext:target-range-address="'Gantt Chart'.X21:'Gantt Chart'.X21">
            <calcext:condition calcext:apply-style-name="Task_Completed" calcext:value="formula-is(AND([#REF!]&gt;0;[.X$10]&gt;=[#REF!];[.X$10]&lt;=[#REF!];WORKDAY([#REF!];[#REF!]*[#REF!];Holidays)&gt;[.X$10]))" calcext:base-cell-address="'Gantt Chart'.X21"/>
            <calcext:condition calcext:apply-style-name="Task_Scheduled" calcext:value="formula-is(AND([#REF!]&gt;0;[.X$10]&gt;=[#REF!];[.X$10]&lt;=[#REF!];WORKDAY([#REF!];[#REF!]*[#REF!];Holidays)&lt;=[.X$10]))" calcext:base-cell-address="'Gantt Chart'.X21"/>
            <calcext:condition calcext:apply-style-name="Milestone" calcext:value="formula-is(AND([#REF!]&gt;0;[#REF!]=&quot;&quot;;[#REF!]=[.X$10]))" calcext:base-cell-address="'Gantt Chart'.X21"/>
          </calcext:conditional-format>
          <calcext:conditional-format calcext:target-range-address="'Gantt Chart'.Y21:'Gantt Chart'.Y21">
            <calcext:condition calcext:apply-style-name="Today" calcext:value="formula-is([.Y$10]=TODAY())" calcext:base-cell-address="'Gantt Chart'.Y21"/>
            <calcext:condition calcext:apply-style-name="Weekend" calcext:value="formula-is(OR(WEEKDAY([.Y$10])=1;WEEKDAY([.Y$10])=7))" calcext:base-cell-address="'Gantt Chart'.Y21"/>
            <calcext:condition calcext:apply-style-name="Holiday" calcext:value="formula-is(ISNUMBER(MATCH([.Y$10];Holidays;0)))" calcext:base-cell-address="'Gantt Chart'.Y21"/>
          </calcext:conditional-format>
          <calcext:conditional-format calcext:target-range-address="'Gantt Chart'.Y21:'Gantt Chart'.Y21">
            <calcext:condition calcext:apply-style-name="Task_Completed" calcext:value="formula-is(AND([#REF!]&gt;0;[.Y$10]&gt;=[#REF!];[.Y$10]&lt;=[#REF!];WORKDAY([#REF!];[#REF!]*[#REF!];Holidays)&gt;[.Y$10]))" calcext:base-cell-address="'Gantt Chart'.Y21"/>
            <calcext:condition calcext:apply-style-name="Task_Scheduled" calcext:value="formula-is(AND([#REF!]&gt;0;[.Y$10]&gt;=[#REF!];[.Y$10]&lt;=[#REF!];WORKDAY([#REF!];[#REF!]*[#REF!];Holidays)&lt;=[.Y$10]))" calcext:base-cell-address="'Gantt Chart'.Y21"/>
            <calcext:condition calcext:apply-style-name="Milestone" calcext:value="formula-is(AND([#REF!]&gt;0;[#REF!]=&quot;&quot;;[#REF!]=[.Y$10]))" calcext:base-cell-address="'Gantt Chart'.Y21"/>
          </calcext:conditional-format>
          <calcext:conditional-format calcext:target-range-address="'Gantt Chart'.Z21:'Gantt Chart'.Z21">
            <calcext:condition calcext:apply-style-name="Today" calcext:value="formula-is([.Z$10]=TODAY())" calcext:base-cell-address="'Gantt Chart'.Z21"/>
            <calcext:condition calcext:apply-style-name="Weekend" calcext:value="formula-is(OR(WEEKDAY([.Z$10])=1;WEEKDAY([.Z$10])=7))" calcext:base-cell-address="'Gantt Chart'.Z21"/>
            <calcext:condition calcext:apply-style-name="Holiday" calcext:value="formula-is(ISNUMBER(MATCH([.Z$10];Holidays;0)))" calcext:base-cell-address="'Gantt Chart'.Z21"/>
          </calcext:conditional-format>
          <calcext:conditional-format calcext:target-range-address="'Gantt Chart'.Z21:'Gantt Chart'.Z21">
            <calcext:condition calcext:apply-style-name="Task_Completed" calcext:value="formula-is(AND([#REF!]&gt;0;[.Z$10]&gt;=[#REF!];[.Z$10]&lt;=[#REF!];WORKDAY([#REF!];[#REF!]*[#REF!];Holidays)&gt;[.Z$10]))" calcext:base-cell-address="'Gantt Chart'.Z21"/>
            <calcext:condition calcext:apply-style-name="Task_Scheduled" calcext:value="formula-is(AND([#REF!]&gt;0;[.Z$10]&gt;=[#REF!];[.Z$10]&lt;=[#REF!];WORKDAY([#REF!];[#REF!]*[#REF!];Holidays)&lt;=[.Z$10]))" calcext:base-cell-address="'Gantt Chart'.Z21"/>
            <calcext:condition calcext:apply-style-name="Milestone" calcext:value="formula-is(AND([#REF!]&gt;0;[#REF!]=&quot;&quot;;[#REF!]=[.Z$10]))" calcext:base-cell-address="'Gantt Chart'.Z21"/>
          </calcext:conditional-format>
          <calcext:conditional-format calcext:target-range-address="'Gantt Chart'.AA21:'Gantt Chart'.AA21">
            <calcext:condition calcext:apply-style-name="Today" calcext:value="formula-is([.AA$10]=TODAY())" calcext:base-cell-address="'Gantt Chart'.AA21"/>
            <calcext:condition calcext:apply-style-name="Weekend" calcext:value="formula-is(OR(WEEKDAY([.AA$10])=1;WEEKDAY([.AA$10])=7))" calcext:base-cell-address="'Gantt Chart'.AA21"/>
            <calcext:condition calcext:apply-style-name="Holiday" calcext:value="formula-is(ISNUMBER(MATCH([.AA$10];Holidays;0)))" calcext:base-cell-address="'Gantt Chart'.AA21"/>
          </calcext:conditional-format>
          <calcext:conditional-format calcext:target-range-address="'Gantt Chart'.AA21:'Gantt Chart'.AA21">
            <calcext:condition calcext:apply-style-name="Task_Completed" calcext:value="formula-is(AND([#REF!]&gt;0;[.AA$10]&gt;=[#REF!];[.AA$10]&lt;=[#REF!];WORKDAY([#REF!];[#REF!]*[#REF!];Holidays)&gt;[.AA$10]))" calcext:base-cell-address="'Gantt Chart'.AA21"/>
            <calcext:condition calcext:apply-style-name="Task_Scheduled" calcext:value="formula-is(AND([#REF!]&gt;0;[.AA$10]&gt;=[#REF!];[.AA$10]&lt;=[#REF!];WORKDAY([#REF!];[#REF!]*[#REF!];Holidays)&lt;=[.AA$10]))" calcext:base-cell-address="'Gantt Chart'.AA21"/>
            <calcext:condition calcext:apply-style-name="Milestone" calcext:value="formula-is(AND([#REF!]&gt;0;[#REF!]=&quot;&quot;;[#REF!]=[.AA$10]))" calcext:base-cell-address="'Gantt Chart'.AA21"/>
          </calcext:conditional-format>
          <calcext:conditional-format calcext:target-range-address="'Gantt Chart'.AB21:'Gantt Chart'.AB21">
            <calcext:condition calcext:apply-style-name="Today" calcext:value="formula-is([.AB$10]=TODAY())" calcext:base-cell-address="'Gantt Chart'.AB21"/>
            <calcext:condition calcext:apply-style-name="Weekend" calcext:value="formula-is(OR(WEEKDAY([.AB$10])=1;WEEKDAY([.AB$10])=7))" calcext:base-cell-address="'Gantt Chart'.AB21"/>
            <calcext:condition calcext:apply-style-name="Holiday" calcext:value="formula-is(ISNUMBER(MATCH([.AB$10];Holidays;0)))" calcext:base-cell-address="'Gantt Chart'.AB21"/>
          </calcext:conditional-format>
          <calcext:conditional-format calcext:target-range-address="'Gantt Chart'.AB21:'Gantt Chart'.AB21">
            <calcext:condition calcext:apply-style-name="Task_Completed" calcext:value="formula-is(AND([#REF!]&gt;0;[.AB$10]&gt;=[#REF!];[.AB$10]&lt;=[#REF!];WORKDAY([#REF!];[#REF!]*[#REF!];Holidays)&gt;[.AB$10]))" calcext:base-cell-address="'Gantt Chart'.AB21"/>
            <calcext:condition calcext:apply-style-name="Task_Scheduled" calcext:value="formula-is(AND([#REF!]&gt;0;[.AB$10]&gt;=[#REF!];[.AB$10]&lt;=[#REF!];WORKDAY([#REF!];[#REF!]*[#REF!];Holidays)&lt;=[.AB$10]))" calcext:base-cell-address="'Gantt Chart'.AB21"/>
            <calcext:condition calcext:apply-style-name="Milestone" calcext:value="formula-is(AND([#REF!]&gt;0;[#REF!]=&quot;&quot;;[#REF!]=[.AB$10]))" calcext:base-cell-address="'Gantt Chart'.AB21"/>
          </calcext:conditional-format>
          <calcext:conditional-format calcext:target-range-address="'Gantt Chart'.AC21:'Gantt Chart'.AC21">
            <calcext:condition calcext:apply-style-name="Today" calcext:value="formula-is([.AC$10]=TODAY())" calcext:base-cell-address="'Gantt Chart'.AC21"/>
            <calcext:condition calcext:apply-style-name="Weekend" calcext:value="formula-is(OR(WEEKDAY([.AC$10])=1;WEEKDAY([.AC$10])=7))" calcext:base-cell-address="'Gantt Chart'.AC21"/>
            <calcext:condition calcext:apply-style-name="Holiday" calcext:value="formula-is(ISNUMBER(MATCH([.AC$10];Holidays;0)))" calcext:base-cell-address="'Gantt Chart'.AC21"/>
          </calcext:conditional-format>
          <calcext:conditional-format calcext:target-range-address="'Gantt Chart'.AC21:'Gantt Chart'.AC21">
            <calcext:condition calcext:apply-style-name="Task_Completed" calcext:value="formula-is(AND([#REF!]&gt;0;[.AC$10]&gt;=[#REF!];[.AC$10]&lt;=[#REF!];WORKDAY([#REF!];[#REF!]*[#REF!];Holidays)&gt;[.AC$10]))" calcext:base-cell-address="'Gantt Chart'.AC21"/>
            <calcext:condition calcext:apply-style-name="Task_Scheduled" calcext:value="formula-is(AND([#REF!]&gt;0;[.AC$10]&gt;=[#REF!];[.AC$10]&lt;=[#REF!];WORKDAY([#REF!];[#REF!]*[#REF!];Holidays)&lt;=[.AC$10]))" calcext:base-cell-address="'Gantt Chart'.AC21"/>
            <calcext:condition calcext:apply-style-name="Milestone" calcext:value="formula-is(AND([#REF!]&gt;0;[#REF!]=&quot;&quot;;[#REF!]=[.AC$10]))" calcext:base-cell-address="'Gantt Chart'.AC21"/>
          </calcext:conditional-format>
          <calcext:conditional-format calcext:target-range-address="'Gantt Chart'.AD21:'Gantt Chart'.AD21">
            <calcext:condition calcext:apply-style-name="Today" calcext:value="formula-is([.AD$10]=TODAY())" calcext:base-cell-address="'Gantt Chart'.AD21"/>
            <calcext:condition calcext:apply-style-name="Weekend" calcext:value="formula-is(OR(WEEKDAY([.AD$10])=1;WEEKDAY([.AD$10])=7))" calcext:base-cell-address="'Gantt Chart'.AD21"/>
            <calcext:condition calcext:apply-style-name="Holiday" calcext:value="formula-is(ISNUMBER(MATCH([.AD$10];Holidays;0)))" calcext:base-cell-address="'Gantt Chart'.AD21"/>
          </calcext:conditional-format>
          <calcext:conditional-format calcext:target-range-address="'Gantt Chart'.AD21:'Gantt Chart'.AD21">
            <calcext:condition calcext:apply-style-name="Task_Completed" calcext:value="formula-is(AND([#REF!]&gt;0;[.AD$10]&gt;=[#REF!];[.AD$10]&lt;=[#REF!];WORKDAY([#REF!];[#REF!]*[#REF!];Holidays)&gt;[.AD$10]))" calcext:base-cell-address="'Gantt Chart'.AD21"/>
            <calcext:condition calcext:apply-style-name="Task_Scheduled" calcext:value="formula-is(AND([#REF!]&gt;0;[.AD$10]&gt;=[#REF!];[.AD$10]&lt;=[#REF!];WORKDAY([#REF!];[#REF!]*[#REF!];Holidays)&lt;=[.AD$10]))" calcext:base-cell-address="'Gantt Chart'.AD21"/>
            <calcext:condition calcext:apply-style-name="Milestone" calcext:value="formula-is(AND([#REF!]&gt;0;[#REF!]=&quot;&quot;;[#REF!]=[.AD$10]))" calcext:base-cell-address="'Gantt Chart'.AD21"/>
          </calcext:conditional-format>
          <calcext:conditional-format calcext:target-range-address="'Gantt Chart'.AE21:'Gantt Chart'.AE21">
            <calcext:condition calcext:apply-style-name="Today" calcext:value="formula-is([.AE$10]=TODAY())" calcext:base-cell-address="'Gantt Chart'.AE21"/>
            <calcext:condition calcext:apply-style-name="Weekend" calcext:value="formula-is(OR(WEEKDAY([.AE$10])=1;WEEKDAY([.AE$10])=7))" calcext:base-cell-address="'Gantt Chart'.AE21"/>
            <calcext:condition calcext:apply-style-name="Holiday" calcext:value="formula-is(ISNUMBER(MATCH([.AE$10];Holidays;0)))" calcext:base-cell-address="'Gantt Chart'.AE21"/>
          </calcext:conditional-format>
          <calcext:conditional-format calcext:target-range-address="'Gantt Chart'.AE21:'Gantt Chart'.AE21">
            <calcext:condition calcext:apply-style-name="Task_Completed" calcext:value="formula-is(AND([#REF!]&gt;0;[.AE$10]&gt;=[#REF!];[.AE$10]&lt;=[#REF!];WORKDAY([#REF!];[#REF!]*[#REF!];Holidays)&gt;[.AE$10]))" calcext:base-cell-address="'Gantt Chart'.AE21"/>
            <calcext:condition calcext:apply-style-name="Task_Scheduled" calcext:value="formula-is(AND([#REF!]&gt;0;[.AE$10]&gt;=[#REF!];[.AE$10]&lt;=[#REF!];WORKDAY([#REF!];[#REF!]*[#REF!];Holidays)&lt;=[.AE$10]))" calcext:base-cell-address="'Gantt Chart'.AE21"/>
            <calcext:condition calcext:apply-style-name="Milestone" calcext:value="formula-is(AND([#REF!]&gt;0;[#REF!]=&quot;&quot;;[#REF!]=[.AE$10]))" calcext:base-cell-address="'Gantt Chart'.AE21"/>
          </calcext:conditional-format>
          <calcext:conditional-format calcext:target-range-address="'Gantt Chart'.AF21:'Gantt Chart'.AF21">
            <calcext:condition calcext:apply-style-name="Today" calcext:value="formula-is([.AF$10]=TODAY())" calcext:base-cell-address="'Gantt Chart'.AF21"/>
            <calcext:condition calcext:apply-style-name="Weekend" calcext:value="formula-is(OR(WEEKDAY([.AF$10])=1;WEEKDAY([.AF$10])=7))" calcext:base-cell-address="'Gantt Chart'.AF21"/>
            <calcext:condition calcext:apply-style-name="Holiday" calcext:value="formula-is(ISNUMBER(MATCH([.AF$10];Holidays;0)))" calcext:base-cell-address="'Gantt Chart'.AF21"/>
          </calcext:conditional-format>
          <calcext:conditional-format calcext:target-range-address="'Gantt Chart'.AF21:'Gantt Chart'.AF21">
            <calcext:condition calcext:apply-style-name="Task_Completed" calcext:value="formula-is(AND([#REF!]&gt;0;[.AF$10]&gt;=[#REF!];[.AF$10]&lt;=[#REF!];WORKDAY([#REF!];[#REF!]*[#REF!];Holidays)&gt;[.AF$10]))" calcext:base-cell-address="'Gantt Chart'.AF21"/>
            <calcext:condition calcext:apply-style-name="Task_Scheduled" calcext:value="formula-is(AND([#REF!]&gt;0;[.AF$10]&gt;=[#REF!];[.AF$10]&lt;=[#REF!];WORKDAY([#REF!];[#REF!]*[#REF!];Holidays)&lt;=[.AF$10]))" calcext:base-cell-address="'Gantt Chart'.AF21"/>
            <calcext:condition calcext:apply-style-name="Milestone" calcext:value="formula-is(AND([#REF!]&gt;0;[#REF!]=&quot;&quot;;[#REF!]=[.AF$10]))" calcext:base-cell-address="'Gantt Chart'.AF21"/>
          </calcext:conditional-format>
          <calcext:conditional-format calcext:target-range-address="'Gantt Chart'.AG21:'Gantt Chart'.AG21">
            <calcext:condition calcext:apply-style-name="Today" calcext:value="formula-is([.AG$10]=TODAY())" calcext:base-cell-address="'Gantt Chart'.AG21"/>
            <calcext:condition calcext:apply-style-name="Weekend" calcext:value="formula-is(OR(WEEKDAY([.AG$10])=1;WEEKDAY([.AG$10])=7))" calcext:base-cell-address="'Gantt Chart'.AG21"/>
            <calcext:condition calcext:apply-style-name="Holiday" calcext:value="formula-is(ISNUMBER(MATCH([.AG$10];Holidays;0)))" calcext:base-cell-address="'Gantt Chart'.AG21"/>
          </calcext:conditional-format>
          <calcext:conditional-format calcext:target-range-address="'Gantt Chart'.AG21:'Gantt Chart'.AG21">
            <calcext:condition calcext:apply-style-name="Task_Completed" calcext:value="formula-is(AND([#REF!]&gt;0;[.AG$10]&gt;=[#REF!];[.AG$10]&lt;=[#REF!];WORKDAY([#REF!];[#REF!]*[#REF!];Holidays)&gt;[.AG$10]))" calcext:base-cell-address="'Gantt Chart'.AG21"/>
            <calcext:condition calcext:apply-style-name="Task_Scheduled" calcext:value="formula-is(AND([#REF!]&gt;0;[.AG$10]&gt;=[#REF!];[.AG$10]&lt;=[#REF!];WORKDAY([#REF!];[#REF!]*[#REF!];Holidays)&lt;=[.AG$10]))" calcext:base-cell-address="'Gantt Chart'.AG21"/>
            <calcext:condition calcext:apply-style-name="Milestone" calcext:value="formula-is(AND([#REF!]&gt;0;[#REF!]=&quot;&quot;;[#REF!]=[.AG$10]))" calcext:base-cell-address="'Gantt Chart'.AG21"/>
          </calcext:conditional-format>
          <calcext:conditional-format calcext:target-range-address="'Gantt Chart'.AH21:'Gantt Chart'.AH21">
            <calcext:condition calcext:apply-style-name="Today" calcext:value="formula-is([.AH$10]=TODAY())" calcext:base-cell-address="'Gantt Chart'.AH21"/>
            <calcext:condition calcext:apply-style-name="Weekend" calcext:value="formula-is(OR(WEEKDAY([.AH$10])=1;WEEKDAY([.AH$10])=7))" calcext:base-cell-address="'Gantt Chart'.AH21"/>
            <calcext:condition calcext:apply-style-name="Holiday" calcext:value="formula-is(ISNUMBER(MATCH([.AH$10];Holidays;0)))" calcext:base-cell-address="'Gantt Chart'.AH21"/>
          </calcext:conditional-format>
          <calcext:conditional-format calcext:target-range-address="'Gantt Chart'.AH21:'Gantt Chart'.AH21">
            <calcext:condition calcext:apply-style-name="Task_Completed" calcext:value="formula-is(AND([#REF!]&gt;0;[.AH$10]&gt;=[#REF!];[.AH$10]&lt;=[#REF!];WORKDAY([#REF!];[#REF!]*[#REF!];Holidays)&gt;[.AH$10]))" calcext:base-cell-address="'Gantt Chart'.AH21"/>
            <calcext:condition calcext:apply-style-name="Task_Scheduled" calcext:value="formula-is(AND([#REF!]&gt;0;[.AH$10]&gt;=[#REF!];[.AH$10]&lt;=[#REF!];WORKDAY([#REF!];[#REF!]*[#REF!];Holidays)&lt;=[.AH$10]))" calcext:base-cell-address="'Gantt Chart'.AH21"/>
            <calcext:condition calcext:apply-style-name="Milestone" calcext:value="formula-is(AND([#REF!]&gt;0;[#REF!]=&quot;&quot;;[#REF!]=[.AH$10]))" calcext:base-cell-address="'Gantt Chart'.AH21"/>
          </calcext:conditional-format>
          <calcext:conditional-format calcext:target-range-address="'Gantt Chart'.AI21:'Gantt Chart'.AI21">
            <calcext:condition calcext:apply-style-name="Today" calcext:value="formula-is([.AI$10]=TODAY())" calcext:base-cell-address="'Gantt Chart'.AI21"/>
            <calcext:condition calcext:apply-style-name="Weekend" calcext:value="formula-is(OR(WEEKDAY([.AI$10])=1;WEEKDAY([.AI$10])=7))" calcext:base-cell-address="'Gantt Chart'.AI21"/>
            <calcext:condition calcext:apply-style-name="Holiday" calcext:value="formula-is(ISNUMBER(MATCH([.AI$10];Holidays;0)))" calcext:base-cell-address="'Gantt Chart'.AI21"/>
          </calcext:conditional-format>
          <calcext:conditional-format calcext:target-range-address="'Gantt Chart'.AI21:'Gantt Chart'.AI21">
            <calcext:condition calcext:apply-style-name="Task_Completed" calcext:value="formula-is(AND([#REF!]&gt;0;[.AI$10]&gt;=[#REF!];[.AI$10]&lt;=[#REF!];WORKDAY([#REF!];[#REF!]*[#REF!];Holidays)&gt;[.AI$10]))" calcext:base-cell-address="'Gantt Chart'.AI21"/>
            <calcext:condition calcext:apply-style-name="Task_Scheduled" calcext:value="formula-is(AND([#REF!]&gt;0;[.AI$10]&gt;=[#REF!];[.AI$10]&lt;=[#REF!];WORKDAY([#REF!];[#REF!]*[#REF!];Holidays)&lt;=[.AI$10]))" calcext:base-cell-address="'Gantt Chart'.AI21"/>
            <calcext:condition calcext:apply-style-name="Milestone" calcext:value="formula-is(AND([#REF!]&gt;0;[#REF!]=&quot;&quot;;[#REF!]=[.AI$10]))" calcext:base-cell-address="'Gantt Chart'.AI21"/>
          </calcext:conditional-format>
          <calcext:conditional-format calcext:target-range-address="'Gantt Chart'.AJ21:'Gantt Chart'.AJ21">
            <calcext:condition calcext:apply-style-name="Today" calcext:value="formula-is([.AJ$10]=TODAY())" calcext:base-cell-address="'Gantt Chart'.AJ21"/>
            <calcext:condition calcext:apply-style-name="Weekend" calcext:value="formula-is(OR(WEEKDAY([.AJ$10])=1;WEEKDAY([.AJ$10])=7))" calcext:base-cell-address="'Gantt Chart'.AJ21"/>
            <calcext:condition calcext:apply-style-name="Holiday" calcext:value="formula-is(ISNUMBER(MATCH([.AJ$10];Holidays;0)))" calcext:base-cell-address="'Gantt Chart'.AJ21"/>
          </calcext:conditional-format>
          <calcext:conditional-format calcext:target-range-address="'Gantt Chart'.AJ21:'Gantt Chart'.AJ21">
            <calcext:condition calcext:apply-style-name="Task_Completed" calcext:value="formula-is(AND([#REF!]&gt;0;[.AJ$10]&gt;=[#REF!];[.AJ$10]&lt;=[#REF!];WORKDAY([#REF!];[#REF!]*[#REF!];Holidays)&gt;[.AJ$10]))" calcext:base-cell-address="'Gantt Chart'.AJ21"/>
            <calcext:condition calcext:apply-style-name="Task_Scheduled" calcext:value="formula-is(AND([#REF!]&gt;0;[.AJ$10]&gt;=[#REF!];[.AJ$10]&lt;=[#REF!];WORKDAY([#REF!];[#REF!]*[#REF!];Holidays)&lt;=[.AJ$10]))" calcext:base-cell-address="'Gantt Chart'.AJ21"/>
            <calcext:condition calcext:apply-style-name="Milestone" calcext:value="formula-is(AND([#REF!]&gt;0;[#REF!]=&quot;&quot;;[#REF!]=[.AJ$10]))" calcext:base-cell-address="'Gantt Chart'.AJ21"/>
          </calcext:conditional-format>
          <calcext:conditional-format calcext:target-range-address="'Gantt Chart'.AK21:'Gantt Chart'.AK21">
            <calcext:condition calcext:apply-style-name="Today" calcext:value="formula-is([.AK$10]=TODAY())" calcext:base-cell-address="'Gantt Chart'.AK21"/>
            <calcext:condition calcext:apply-style-name="Weekend" calcext:value="formula-is(OR(WEEKDAY([.AK$10])=1;WEEKDAY([.AK$10])=7))" calcext:base-cell-address="'Gantt Chart'.AK21"/>
            <calcext:condition calcext:apply-style-name="Holiday" calcext:value="formula-is(ISNUMBER(MATCH([.AK$10];Holidays;0)))" calcext:base-cell-address="'Gantt Chart'.AK21"/>
          </calcext:conditional-format>
          <calcext:conditional-format calcext:target-range-address="'Gantt Chart'.AK21:'Gantt Chart'.AK21">
            <calcext:condition calcext:apply-style-name="Task_Completed" calcext:value="formula-is(AND([#REF!]&gt;0;[.AK$10]&gt;=[#REF!];[.AK$10]&lt;=[#REF!];WORKDAY([#REF!];[#REF!]*[#REF!];Holidays)&gt;[.AK$10]))" calcext:base-cell-address="'Gantt Chart'.AK21"/>
            <calcext:condition calcext:apply-style-name="Task_Scheduled" calcext:value="formula-is(AND([#REF!]&gt;0;[.AK$10]&gt;=[#REF!];[.AK$10]&lt;=[#REF!];WORKDAY([#REF!];[#REF!]*[#REF!];Holidays)&lt;=[.AK$10]))" calcext:base-cell-address="'Gantt Chart'.AK21"/>
            <calcext:condition calcext:apply-style-name="Milestone" calcext:value="formula-is(AND([#REF!]&gt;0;[#REF!]=&quot;&quot;;[#REF!]=[.AK$10]))" calcext:base-cell-address="'Gantt Chart'.AK21"/>
          </calcext:conditional-format>
          <calcext:conditional-format calcext:target-range-address="'Gantt Chart'.AL21:'Gantt Chart'.AL21">
            <calcext:condition calcext:apply-style-name="Today" calcext:value="formula-is([.AL$10]=TODAY())" calcext:base-cell-address="'Gantt Chart'.AL21"/>
            <calcext:condition calcext:apply-style-name="Weekend" calcext:value="formula-is(OR(WEEKDAY([.AL$10])=1;WEEKDAY([.AL$10])=7))" calcext:base-cell-address="'Gantt Chart'.AL21"/>
            <calcext:condition calcext:apply-style-name="Holiday" calcext:value="formula-is(ISNUMBER(MATCH([.AL$10];Holidays;0)))" calcext:base-cell-address="'Gantt Chart'.AL21"/>
          </calcext:conditional-format>
          <calcext:conditional-format calcext:target-range-address="'Gantt Chart'.AL21:'Gantt Chart'.AL21">
            <calcext:condition calcext:apply-style-name="Task_Completed" calcext:value="formula-is(AND([#REF!]&gt;0;[.AL$10]&gt;=[#REF!];[.AL$10]&lt;=[#REF!];WORKDAY([#REF!];[#REF!]*[#REF!];Holidays)&gt;[.AL$10]))" calcext:base-cell-address="'Gantt Chart'.AL21"/>
            <calcext:condition calcext:apply-style-name="Task_Scheduled" calcext:value="formula-is(AND([#REF!]&gt;0;[.AL$10]&gt;=[#REF!];[.AL$10]&lt;=[#REF!];WORKDAY([#REF!];[#REF!]*[#REF!];Holidays)&lt;=[.AL$10]))" calcext:base-cell-address="'Gantt Chart'.AL21"/>
            <calcext:condition calcext:apply-style-name="Milestone" calcext:value="formula-is(AND([#REF!]&gt;0;[#REF!]=&quot;&quot;;[#REF!]=[.AL$10]))" calcext:base-cell-address="'Gantt Chart'.AL21"/>
          </calcext:conditional-format>
          <calcext:conditional-format calcext:target-range-address="'Gantt Chart'.AM21:'Gantt Chart'.AM21">
            <calcext:condition calcext:apply-style-name="Today" calcext:value="formula-is([.AM$10]=TODAY())" calcext:base-cell-address="'Gantt Chart'.AM21"/>
            <calcext:condition calcext:apply-style-name="Weekend" calcext:value="formula-is(OR(WEEKDAY([.AM$10])=1;WEEKDAY([.AM$10])=7))" calcext:base-cell-address="'Gantt Chart'.AM21"/>
            <calcext:condition calcext:apply-style-name="Holiday" calcext:value="formula-is(ISNUMBER(MATCH([.AM$10];Holidays;0)))" calcext:base-cell-address="'Gantt Chart'.AM21"/>
          </calcext:conditional-format>
          <calcext:conditional-format calcext:target-range-address="'Gantt Chart'.AM21:'Gantt Chart'.AM21">
            <calcext:condition calcext:apply-style-name="Task_Completed" calcext:value="formula-is(AND([#REF!]&gt;0;[.AM$10]&gt;=[#REF!];[.AM$10]&lt;=[#REF!];WORKDAY([#REF!];[#REF!]*[#REF!];Holidays)&gt;[.AM$10]))" calcext:base-cell-address="'Gantt Chart'.AM21"/>
            <calcext:condition calcext:apply-style-name="Task_Scheduled" calcext:value="formula-is(AND([#REF!]&gt;0;[.AM$10]&gt;=[#REF!];[.AM$10]&lt;=[#REF!];WORKDAY([#REF!];[#REF!]*[#REF!];Holidays)&lt;=[.AM$10]))" calcext:base-cell-address="'Gantt Chart'.AM21"/>
            <calcext:condition calcext:apply-style-name="Milestone" calcext:value="formula-is(AND([#REF!]&gt;0;[#REF!]=&quot;&quot;;[#REF!]=[.AM$10]))" calcext:base-cell-address="'Gantt Chart'.AM21"/>
          </calcext:conditional-format>
          <calcext:conditional-format calcext:target-range-address="'Gantt Chart'.AN21:'Gantt Chart'.AN21">
            <calcext:condition calcext:apply-style-name="Today" calcext:value="formula-is([.AN$10]=TODAY())" calcext:base-cell-address="'Gantt Chart'.AN21"/>
            <calcext:condition calcext:apply-style-name="Weekend" calcext:value="formula-is(OR(WEEKDAY([.AN$10])=1;WEEKDAY([.AN$10])=7))" calcext:base-cell-address="'Gantt Chart'.AN21"/>
            <calcext:condition calcext:apply-style-name="Holiday" calcext:value="formula-is(ISNUMBER(MATCH([.AN$10];Holidays;0)))" calcext:base-cell-address="'Gantt Chart'.AN21"/>
          </calcext:conditional-format>
          <calcext:conditional-format calcext:target-range-address="'Gantt Chart'.AN21:'Gantt Chart'.AN21">
            <calcext:condition calcext:apply-style-name="Task_Completed" calcext:value="formula-is(AND([#REF!]&gt;0;[.AN$10]&gt;=[#REF!];[.AN$10]&lt;=[#REF!];WORKDAY([#REF!];[#REF!]*[#REF!];Holidays)&gt;[.AN$10]))" calcext:base-cell-address="'Gantt Chart'.AN21"/>
            <calcext:condition calcext:apply-style-name="Task_Scheduled" calcext:value="formula-is(AND([#REF!]&gt;0;[.AN$10]&gt;=[#REF!];[.AN$10]&lt;=[#REF!];WORKDAY([#REF!];[#REF!]*[#REF!];Holidays)&lt;=[.AN$10]))" calcext:base-cell-address="'Gantt Chart'.AN21"/>
            <calcext:condition calcext:apply-style-name="Milestone" calcext:value="formula-is(AND([#REF!]&gt;0;[#REF!]=&quot;&quot;;[#REF!]=[.AN$10]))" calcext:base-cell-address="'Gantt Chart'.AN21"/>
          </calcext:conditional-format>
          <calcext:conditional-format calcext:target-range-address="'Gantt Chart'.AO21:'Gantt Chart'.AO21">
            <calcext:condition calcext:apply-style-name="Today" calcext:value="formula-is([.AO$10]=TODAY())" calcext:base-cell-address="'Gantt Chart'.AO21"/>
            <calcext:condition calcext:apply-style-name="Weekend" calcext:value="formula-is(OR(WEEKDAY([.AO$10])=1;WEEKDAY([.AO$10])=7))" calcext:base-cell-address="'Gantt Chart'.AO21"/>
            <calcext:condition calcext:apply-style-name="Holiday" calcext:value="formula-is(ISNUMBER(MATCH([.AO$10];Holidays;0)))" calcext:base-cell-address="'Gantt Chart'.AO21"/>
          </calcext:conditional-format>
          <calcext:conditional-format calcext:target-range-address="'Gantt Chart'.AO21:'Gantt Chart'.AO21">
            <calcext:condition calcext:apply-style-name="Task_Completed" calcext:value="formula-is(AND([#REF!]&gt;0;[.AO$10]&gt;=[#REF!];[.AO$10]&lt;=[#REF!];WORKDAY([#REF!];[#REF!]*[#REF!];Holidays)&gt;[.AO$10]))" calcext:base-cell-address="'Gantt Chart'.AO21"/>
            <calcext:condition calcext:apply-style-name="Task_Scheduled" calcext:value="formula-is(AND([#REF!]&gt;0;[.AO$10]&gt;=[#REF!];[.AO$10]&lt;=[#REF!];WORKDAY([#REF!];[#REF!]*[#REF!];Holidays)&lt;=[.AO$10]))" calcext:base-cell-address="'Gantt Chart'.AO21"/>
            <calcext:condition calcext:apply-style-name="Milestone" calcext:value="formula-is(AND([#REF!]&gt;0;[#REF!]=&quot;&quot;;[#REF!]=[.AO$10]))" calcext:base-cell-address="'Gantt Chart'.AO21"/>
          </calcext:conditional-format>
          <calcext:conditional-format calcext:target-range-address="'Gantt Chart'.AP21:'Gantt Chart'.AP21">
            <calcext:condition calcext:apply-style-name="Today" calcext:value="formula-is([.AP$10]=TODAY())" calcext:base-cell-address="'Gantt Chart'.AP21"/>
            <calcext:condition calcext:apply-style-name="Weekend" calcext:value="formula-is(OR(WEEKDAY([.AP$10])=1;WEEKDAY([.AP$10])=7))" calcext:base-cell-address="'Gantt Chart'.AP21"/>
            <calcext:condition calcext:apply-style-name="Holiday" calcext:value="formula-is(ISNUMBER(MATCH([.AP$10];Holidays;0)))" calcext:base-cell-address="'Gantt Chart'.AP21"/>
          </calcext:conditional-format>
          <calcext:conditional-format calcext:target-range-address="'Gantt Chart'.AP21:'Gantt Chart'.AP21">
            <calcext:condition calcext:apply-style-name="Task_Completed" calcext:value="formula-is(AND([#REF!]&gt;0;[.AP$10]&gt;=[#REF!];[.AP$10]&lt;=[#REF!];WORKDAY([#REF!];[#REF!]*[#REF!];Holidays)&gt;[.AP$10]))" calcext:base-cell-address="'Gantt Chart'.AP21"/>
            <calcext:condition calcext:apply-style-name="Task_Scheduled" calcext:value="formula-is(AND([#REF!]&gt;0;[.AP$10]&gt;=[#REF!];[.AP$10]&lt;=[#REF!];WORKDAY([#REF!];[#REF!]*[#REF!];Holidays)&lt;=[.AP$10]))" calcext:base-cell-address="'Gantt Chart'.AP21"/>
            <calcext:condition calcext:apply-style-name="Milestone" calcext:value="formula-is(AND([#REF!]&gt;0;[#REF!]=&quot;&quot;;[#REF!]=[.AP$10]))" calcext:base-cell-address="'Gantt Chart'.AP21"/>
          </calcext:conditional-format>
          <calcext:conditional-format calcext:target-range-address="'Gantt Chart'.AQ21:'Gantt Chart'.AQ21">
            <calcext:condition calcext:apply-style-name="Today" calcext:value="formula-is([.AQ$10]=TODAY())" calcext:base-cell-address="'Gantt Chart'.AQ21"/>
            <calcext:condition calcext:apply-style-name="Weekend" calcext:value="formula-is(OR(WEEKDAY([.AQ$10])=1;WEEKDAY([.AQ$10])=7))" calcext:base-cell-address="'Gantt Chart'.AQ21"/>
            <calcext:condition calcext:apply-style-name="Holiday" calcext:value="formula-is(ISNUMBER(MATCH([.AQ$10];Holidays;0)))" calcext:base-cell-address="'Gantt Chart'.AQ21"/>
          </calcext:conditional-format>
          <calcext:conditional-format calcext:target-range-address="'Gantt Chart'.AQ21:'Gantt Chart'.AQ21">
            <calcext:condition calcext:apply-style-name="Task_Completed" calcext:value="formula-is(AND([#REF!]&gt;0;[.AQ$10]&gt;=[#REF!];[.AQ$10]&lt;=[#REF!];WORKDAY([#REF!];[#REF!]*[#REF!];Holidays)&gt;[.AQ$10]))" calcext:base-cell-address="'Gantt Chart'.AQ21"/>
            <calcext:condition calcext:apply-style-name="Task_Scheduled" calcext:value="formula-is(AND([#REF!]&gt;0;[.AQ$10]&gt;=[#REF!];[.AQ$10]&lt;=[#REF!];WORKDAY([#REF!];[#REF!]*[#REF!];Holidays)&lt;=[.AQ$10]))" calcext:base-cell-address="'Gantt Chart'.AQ21"/>
            <calcext:condition calcext:apply-style-name="Milestone" calcext:value="formula-is(AND([#REF!]&gt;0;[#REF!]=&quot;&quot;;[#REF!]=[.AQ$10]))" calcext:base-cell-address="'Gantt Chart'.AQ21"/>
          </calcext:conditional-format>
          <calcext:conditional-format calcext:target-range-address="'Gantt Chart'.AR21:'Gantt Chart'.AR21">
            <calcext:condition calcext:apply-style-name="Today" calcext:value="formula-is([.AR$10]=TODAY())" calcext:base-cell-address="'Gantt Chart'.AR21"/>
            <calcext:condition calcext:apply-style-name="Weekend" calcext:value="formula-is(OR(WEEKDAY([.AR$10])=1;WEEKDAY([.AR$10])=7))" calcext:base-cell-address="'Gantt Chart'.AR21"/>
            <calcext:condition calcext:apply-style-name="Holiday" calcext:value="formula-is(ISNUMBER(MATCH([.AR$10];Holidays;0)))" calcext:base-cell-address="'Gantt Chart'.AR21"/>
          </calcext:conditional-format>
          <calcext:conditional-format calcext:target-range-address="'Gantt Chart'.AR21:'Gantt Chart'.AR21">
            <calcext:condition calcext:apply-style-name="Task_Completed" calcext:value="formula-is(AND([#REF!]&gt;0;[.AR$10]&gt;=[#REF!];[.AR$10]&lt;=[#REF!];WORKDAY([#REF!];[#REF!]*[#REF!];Holidays)&gt;[.AR$10]))" calcext:base-cell-address="'Gantt Chart'.AR21"/>
            <calcext:condition calcext:apply-style-name="Task_Scheduled" calcext:value="formula-is(AND([#REF!]&gt;0;[.AR$10]&gt;=[#REF!];[.AR$10]&lt;=[#REF!];WORKDAY([#REF!];[#REF!]*[#REF!];Holidays)&lt;=[.AR$10]))" calcext:base-cell-address="'Gantt Chart'.AR21"/>
            <calcext:condition calcext:apply-style-name="Milestone" calcext:value="formula-is(AND([#REF!]&gt;0;[#REF!]=&quot;&quot;;[#REF!]=[.AR$10]))" calcext:base-cell-address="'Gantt Chart'.AR21"/>
          </calcext:conditional-format>
          <calcext:conditional-format calcext:target-range-address="'Gantt Chart'.AS21:'Gantt Chart'.AS21">
            <calcext:condition calcext:apply-style-name="Today" calcext:value="formula-is([.AS$10]=TODAY())" calcext:base-cell-address="'Gantt Chart'.AS21"/>
            <calcext:condition calcext:apply-style-name="Weekend" calcext:value="formula-is(OR(WEEKDAY([.AS$10])=1;WEEKDAY([.AS$10])=7))" calcext:base-cell-address="'Gantt Chart'.AS21"/>
            <calcext:condition calcext:apply-style-name="Holiday" calcext:value="formula-is(ISNUMBER(MATCH([.AS$10];Holidays;0)))" calcext:base-cell-address="'Gantt Chart'.AS21"/>
          </calcext:conditional-format>
          <calcext:conditional-format calcext:target-range-address="'Gantt Chart'.AS21:'Gantt Chart'.AS21">
            <calcext:condition calcext:apply-style-name="Task_Completed" calcext:value="formula-is(AND([#REF!]&gt;0;[.AS$10]&gt;=[#REF!];[.AS$10]&lt;=[#REF!];WORKDAY([#REF!];[#REF!]*[#REF!];Holidays)&gt;[.AS$10]))" calcext:base-cell-address="'Gantt Chart'.AS21"/>
            <calcext:condition calcext:apply-style-name="Task_Scheduled" calcext:value="formula-is(AND([#REF!]&gt;0;[.AS$10]&gt;=[#REF!];[.AS$10]&lt;=[#REF!];WORKDAY([#REF!];[#REF!]*[#REF!];Holidays)&lt;=[.AS$10]))" calcext:base-cell-address="'Gantt Chart'.AS21"/>
            <calcext:condition calcext:apply-style-name="Milestone" calcext:value="formula-is(AND([#REF!]&gt;0;[#REF!]=&quot;&quot;;[#REF!]=[.AS$10]))" calcext:base-cell-address="'Gantt Chart'.AS21"/>
          </calcext:conditional-format>
          <calcext:conditional-format calcext:target-range-address="'Gantt Chart'.AT21:'Gantt Chart'.AT21">
            <calcext:condition calcext:apply-style-name="Today" calcext:value="formula-is([.AT$10]=TODAY())" calcext:base-cell-address="'Gantt Chart'.AT21"/>
            <calcext:condition calcext:apply-style-name="Weekend" calcext:value="formula-is(OR(WEEKDAY([.AT$10])=1;WEEKDAY([.AT$10])=7))" calcext:base-cell-address="'Gantt Chart'.AT21"/>
            <calcext:condition calcext:apply-style-name="Holiday" calcext:value="formula-is(ISNUMBER(MATCH([.AT$10];Holidays;0)))" calcext:base-cell-address="'Gantt Chart'.AT21"/>
          </calcext:conditional-format>
          <calcext:conditional-format calcext:target-range-address="'Gantt Chart'.AT21:'Gantt Chart'.AT21">
            <calcext:condition calcext:apply-style-name="Task_Completed" calcext:value="formula-is(AND([#REF!]&gt;0;[.AT$10]&gt;=[#REF!];[.AT$10]&lt;=[#REF!];WORKDAY([#REF!];[#REF!]*[#REF!];Holidays)&gt;[.AT$10]))" calcext:base-cell-address="'Gantt Chart'.AT21"/>
            <calcext:condition calcext:apply-style-name="Task_Scheduled" calcext:value="formula-is(AND([#REF!]&gt;0;[.AT$10]&gt;=[#REF!];[.AT$10]&lt;=[#REF!];WORKDAY([#REF!];[#REF!]*[#REF!];Holidays)&lt;=[.AT$10]))" calcext:base-cell-address="'Gantt Chart'.AT21"/>
            <calcext:condition calcext:apply-style-name="Milestone" calcext:value="formula-is(AND([#REF!]&gt;0;[#REF!]=&quot;&quot;;[#REF!]=[.AT$10]))" calcext:base-cell-address="'Gantt Chart'.AT21"/>
          </calcext:conditional-format>
          <calcext:conditional-format calcext:target-range-address="'Gantt Chart'.AU21:'Gantt Chart'.AU21">
            <calcext:condition calcext:apply-style-name="Today" calcext:value="formula-is([.AU$10]=TODAY())" calcext:base-cell-address="'Gantt Chart'.AU21"/>
            <calcext:condition calcext:apply-style-name="Weekend" calcext:value="formula-is(OR(WEEKDAY([.AU$10])=1;WEEKDAY([.AU$10])=7))" calcext:base-cell-address="'Gantt Chart'.AU21"/>
            <calcext:condition calcext:apply-style-name="Holiday" calcext:value="formula-is(ISNUMBER(MATCH([.AU$10];Holidays;0)))" calcext:base-cell-address="'Gantt Chart'.AU21"/>
          </calcext:conditional-format>
          <calcext:conditional-format calcext:target-range-address="'Gantt Chart'.AU21:'Gantt Chart'.AU21">
            <calcext:condition calcext:apply-style-name="Task_Completed" calcext:value="formula-is(AND([#REF!]&gt;0;[.AU$10]&gt;=[#REF!];[.AU$10]&lt;=[#REF!];WORKDAY([#REF!];[#REF!]*[#REF!];Holidays)&gt;[.AU$10]))" calcext:base-cell-address="'Gantt Chart'.AU21"/>
            <calcext:condition calcext:apply-style-name="Task_Scheduled" calcext:value="formula-is(AND([#REF!]&gt;0;[.AU$10]&gt;=[#REF!];[.AU$10]&lt;=[#REF!];WORKDAY([#REF!];[#REF!]*[#REF!];Holidays)&lt;=[.AU$10]))" calcext:base-cell-address="'Gantt Chart'.AU21"/>
            <calcext:condition calcext:apply-style-name="Milestone" calcext:value="formula-is(AND([#REF!]&gt;0;[#REF!]=&quot;&quot;;[#REF!]=[.AU$10]))" calcext:base-cell-address="'Gantt Chart'.AU21"/>
          </calcext:conditional-format>
          <calcext:conditional-format calcext:target-range-address="'Gantt Chart'.AV21:'Gantt Chart'.AV21">
            <calcext:condition calcext:apply-style-name="Today" calcext:value="formula-is([.AV$10]=TODAY())" calcext:base-cell-address="'Gantt Chart'.AV21"/>
            <calcext:condition calcext:apply-style-name="Weekend" calcext:value="formula-is(OR(WEEKDAY([.AV$10])=1;WEEKDAY([.AV$10])=7))" calcext:base-cell-address="'Gantt Chart'.AV21"/>
            <calcext:condition calcext:apply-style-name="Holiday" calcext:value="formula-is(ISNUMBER(MATCH([.AV$10];Holidays;0)))" calcext:base-cell-address="'Gantt Chart'.AV21"/>
          </calcext:conditional-format>
          <calcext:conditional-format calcext:target-range-address="'Gantt Chart'.AV21:'Gantt Chart'.AV21">
            <calcext:condition calcext:apply-style-name="Task_Completed" calcext:value="formula-is(AND([#REF!]&gt;0;[.AV$10]&gt;=[#REF!];[.AV$10]&lt;=[#REF!];WORKDAY([#REF!];[#REF!]*[#REF!];Holidays)&gt;[.AV$10]))" calcext:base-cell-address="'Gantt Chart'.AV21"/>
            <calcext:condition calcext:apply-style-name="Task_Scheduled" calcext:value="formula-is(AND([#REF!]&gt;0;[.AV$10]&gt;=[#REF!];[.AV$10]&lt;=[#REF!];WORKDAY([#REF!];[#REF!]*[#REF!];Holidays)&lt;=[.AV$10]))" calcext:base-cell-address="'Gantt Chart'.AV21"/>
            <calcext:condition calcext:apply-style-name="Milestone" calcext:value="formula-is(AND([#REF!]&gt;0;[#REF!]=&quot;&quot;;[#REF!]=[.AV$10]))" calcext:base-cell-address="'Gantt Chart'.AV21"/>
          </calcext:conditional-format>
          <calcext:conditional-format calcext:target-range-address="'Gantt Chart'.AW21:'Gantt Chart'.AW21">
            <calcext:condition calcext:apply-style-name="Today" calcext:value="formula-is([.AW$10]=TODAY())" calcext:base-cell-address="'Gantt Chart'.AW21"/>
            <calcext:condition calcext:apply-style-name="Weekend" calcext:value="formula-is(OR(WEEKDAY([.AW$10])=1;WEEKDAY([.AW$10])=7))" calcext:base-cell-address="'Gantt Chart'.AW21"/>
            <calcext:condition calcext:apply-style-name="Holiday" calcext:value="formula-is(ISNUMBER(MATCH([.AW$10];Holidays;0)))" calcext:base-cell-address="'Gantt Chart'.AW21"/>
          </calcext:conditional-format>
          <calcext:conditional-format calcext:target-range-address="'Gantt Chart'.AW21:'Gantt Chart'.AW21">
            <calcext:condition calcext:apply-style-name="Task_Completed" calcext:value="formula-is(AND([#REF!]&gt;0;[.AW$10]&gt;=[#REF!];[.AW$10]&lt;=[#REF!];WORKDAY([#REF!];[#REF!]*[#REF!];Holidays)&gt;[.AW$10]))" calcext:base-cell-address="'Gantt Chart'.AW21"/>
            <calcext:condition calcext:apply-style-name="Task_Scheduled" calcext:value="formula-is(AND([#REF!]&gt;0;[.AW$10]&gt;=[#REF!];[.AW$10]&lt;=[#REF!];WORKDAY([#REF!];[#REF!]*[#REF!];Holidays)&lt;=[.AW$10]))" calcext:base-cell-address="'Gantt Chart'.AW21"/>
            <calcext:condition calcext:apply-style-name="Milestone" calcext:value="formula-is(AND([#REF!]&gt;0;[#REF!]=&quot;&quot;;[#REF!]=[.AW$10]))" calcext:base-cell-address="'Gantt Chart'.AW21"/>
          </calcext:conditional-format>
          <calcext:conditional-format calcext:target-range-address="'Gantt Chart'.AX21:'Gantt Chart'.AX21">
            <calcext:condition calcext:apply-style-name="Today" calcext:value="formula-is([.AX$10]=TODAY())" calcext:base-cell-address="'Gantt Chart'.AX21"/>
            <calcext:condition calcext:apply-style-name="Weekend" calcext:value="formula-is(OR(WEEKDAY([.AX$10])=1;WEEKDAY([.AX$10])=7))" calcext:base-cell-address="'Gantt Chart'.AX21"/>
            <calcext:condition calcext:apply-style-name="Holiday" calcext:value="formula-is(ISNUMBER(MATCH([.AX$10];Holidays;0)))" calcext:base-cell-address="'Gantt Chart'.AX21"/>
          </calcext:conditional-format>
          <calcext:conditional-format calcext:target-range-address="'Gantt Chart'.AX21:'Gantt Chart'.AX21">
            <calcext:condition calcext:apply-style-name="Task_Completed" calcext:value="formula-is(AND([#REF!]&gt;0;[.AX$10]&gt;=[#REF!];[.AX$10]&lt;=[#REF!];WORKDAY([#REF!];[#REF!]*[#REF!];Holidays)&gt;[.AX$10]))" calcext:base-cell-address="'Gantt Chart'.AX21"/>
            <calcext:condition calcext:apply-style-name="Task_Scheduled" calcext:value="formula-is(AND([#REF!]&gt;0;[.AX$10]&gt;=[#REF!];[.AX$10]&lt;=[#REF!];WORKDAY([#REF!];[#REF!]*[#REF!];Holidays)&lt;=[.AX$10]))" calcext:base-cell-address="'Gantt Chart'.AX21"/>
            <calcext:condition calcext:apply-style-name="Milestone" calcext:value="formula-is(AND([#REF!]&gt;0;[#REF!]=&quot;&quot;;[#REF!]=[.AX$10]))" calcext:base-cell-address="'Gantt Chart'.AX21"/>
          </calcext:conditional-format>
          <calcext:conditional-format calcext:target-range-address="'Gantt Chart'.AY21:'Gantt Chart'.AY21">
            <calcext:condition calcext:apply-style-name="Today" calcext:value="formula-is([.AY$10]=TODAY())" calcext:base-cell-address="'Gantt Chart'.AY21"/>
            <calcext:condition calcext:apply-style-name="Weekend" calcext:value="formula-is(OR(WEEKDAY([.AY$10])=1;WEEKDAY([.AY$10])=7))" calcext:base-cell-address="'Gantt Chart'.AY21"/>
            <calcext:condition calcext:apply-style-name="Holiday" calcext:value="formula-is(ISNUMBER(MATCH([.AY$10];Holidays;0)))" calcext:base-cell-address="'Gantt Chart'.AY21"/>
          </calcext:conditional-format>
          <calcext:conditional-format calcext:target-range-address="'Gantt Chart'.AY21:'Gantt Chart'.AY21">
            <calcext:condition calcext:apply-style-name="Task_Completed" calcext:value="formula-is(AND([#REF!]&gt;0;[.AY$10]&gt;=[#REF!];[.AY$10]&lt;=[#REF!];WORKDAY([#REF!];[#REF!]*[#REF!];Holidays)&gt;[.AY$10]))" calcext:base-cell-address="'Gantt Chart'.AY21"/>
            <calcext:condition calcext:apply-style-name="Task_Scheduled" calcext:value="formula-is(AND([#REF!]&gt;0;[.AY$10]&gt;=[#REF!];[.AY$10]&lt;=[#REF!];WORKDAY([#REF!];[#REF!]*[#REF!];Holidays)&lt;=[.AY$10]))" calcext:base-cell-address="'Gantt Chart'.AY21"/>
            <calcext:condition calcext:apply-style-name="Milestone" calcext:value="formula-is(AND([#REF!]&gt;0;[#REF!]=&quot;&quot;;[#REF!]=[.AY$10]))" calcext:base-cell-address="'Gantt Chart'.AY21"/>
          </calcext:conditional-format>
          <calcext:conditional-format calcext:target-range-address="'Gantt Chart'.AZ21:'Gantt Chart'.AZ21">
            <calcext:condition calcext:apply-style-name="Today" calcext:value="formula-is([.AZ$10]=TODAY())" calcext:base-cell-address="'Gantt Chart'.AZ21"/>
            <calcext:condition calcext:apply-style-name="Weekend" calcext:value="formula-is(OR(WEEKDAY([.AZ$10])=1;WEEKDAY([.AZ$10])=7))" calcext:base-cell-address="'Gantt Chart'.AZ21"/>
            <calcext:condition calcext:apply-style-name="Holiday" calcext:value="formula-is(ISNUMBER(MATCH([.AZ$10];Holidays;0)))" calcext:base-cell-address="'Gantt Chart'.AZ21"/>
          </calcext:conditional-format>
          <calcext:conditional-format calcext:target-range-address="'Gantt Chart'.AZ21:'Gantt Chart'.AZ21">
            <calcext:condition calcext:apply-style-name="Task_Completed" calcext:value="formula-is(AND([#REF!]&gt;0;[.AZ$10]&gt;=[#REF!];[.AZ$10]&lt;=[#REF!];WORKDAY([#REF!];[#REF!]*[#REF!];Holidays)&gt;[.AZ$10]))" calcext:base-cell-address="'Gantt Chart'.AZ21"/>
            <calcext:condition calcext:apply-style-name="Task_Scheduled" calcext:value="formula-is(AND([#REF!]&gt;0;[.AZ$10]&gt;=[#REF!];[.AZ$10]&lt;=[#REF!];WORKDAY([#REF!];[#REF!]*[#REF!];Holidays)&lt;=[.AZ$10]))" calcext:base-cell-address="'Gantt Chart'.AZ21"/>
            <calcext:condition calcext:apply-style-name="Milestone" calcext:value="formula-is(AND([#REF!]&gt;0;[#REF!]=&quot;&quot;;[#REF!]=[.AZ$10]))" calcext:base-cell-address="'Gantt Chart'.AZ21"/>
          </calcext:conditional-format>
          <calcext:conditional-format calcext:target-range-address="'Gantt Chart'.BA21:'Gantt Chart'.BA21">
            <calcext:condition calcext:apply-style-name="Today" calcext:value="formula-is([.BA$10]=TODAY())" calcext:base-cell-address="'Gantt Chart'.BA21"/>
            <calcext:condition calcext:apply-style-name="Weekend" calcext:value="formula-is(OR(WEEKDAY([.BA$10])=1;WEEKDAY([.BA$10])=7))" calcext:base-cell-address="'Gantt Chart'.BA21"/>
            <calcext:condition calcext:apply-style-name="Holiday" calcext:value="formula-is(ISNUMBER(MATCH([.BA$10];Holidays;0)))" calcext:base-cell-address="'Gantt Chart'.BA21"/>
          </calcext:conditional-format>
          <calcext:conditional-format calcext:target-range-address="'Gantt Chart'.BA21:'Gantt Chart'.BA21">
            <calcext:condition calcext:apply-style-name="Task_Completed" calcext:value="formula-is(AND([#REF!]&gt;0;[.BA$10]&gt;=[#REF!];[.BA$10]&lt;=[#REF!];WORKDAY([#REF!];[#REF!]*[#REF!];Holidays)&gt;[.BA$10]))" calcext:base-cell-address="'Gantt Chart'.BA21"/>
            <calcext:condition calcext:apply-style-name="Task_Scheduled" calcext:value="formula-is(AND([#REF!]&gt;0;[.BA$10]&gt;=[#REF!];[.BA$10]&lt;=[#REF!];WORKDAY([#REF!];[#REF!]*[#REF!];Holidays)&lt;=[.BA$10]))" calcext:base-cell-address="'Gantt Chart'.BA21"/>
            <calcext:condition calcext:apply-style-name="Milestone" calcext:value="formula-is(AND([#REF!]&gt;0;[#REF!]=&quot;&quot;;[#REF!]=[.BA$10]))" calcext:base-cell-address="'Gantt Chart'.BA21"/>
          </calcext:conditional-format>
          <calcext:conditional-format calcext:target-range-address="'Gantt Chart'.BB21:'Gantt Chart'.BB21">
            <calcext:condition calcext:apply-style-name="Today" calcext:value="formula-is([.BB$10]=TODAY())" calcext:base-cell-address="'Gantt Chart'.BB21"/>
            <calcext:condition calcext:apply-style-name="Weekend" calcext:value="formula-is(OR(WEEKDAY([.BB$10])=1;WEEKDAY([.BB$10])=7))" calcext:base-cell-address="'Gantt Chart'.BB21"/>
            <calcext:condition calcext:apply-style-name="Holiday" calcext:value="formula-is(ISNUMBER(MATCH([.BB$10];Holidays;0)))" calcext:base-cell-address="'Gantt Chart'.BB21"/>
          </calcext:conditional-format>
          <calcext:conditional-format calcext:target-range-address="'Gantt Chart'.BB21:'Gantt Chart'.BB21">
            <calcext:condition calcext:apply-style-name="Task_Completed" calcext:value="formula-is(AND([#REF!]&gt;0;[.BB$10]&gt;=[#REF!];[.BB$10]&lt;=[#REF!];WORKDAY([#REF!];[#REF!]*[#REF!];Holidays)&gt;[.BB$10]))" calcext:base-cell-address="'Gantt Chart'.BB21"/>
            <calcext:condition calcext:apply-style-name="Task_Scheduled" calcext:value="formula-is(AND([#REF!]&gt;0;[.BB$10]&gt;=[#REF!];[.BB$10]&lt;=[#REF!];WORKDAY([#REF!];[#REF!]*[#REF!];Holidays)&lt;=[.BB$10]))" calcext:base-cell-address="'Gantt Chart'.BB21"/>
            <calcext:condition calcext:apply-style-name="Milestone" calcext:value="formula-is(AND([#REF!]&gt;0;[#REF!]=&quot;&quot;;[#REF!]=[.BB$10]))" calcext:base-cell-address="'Gantt Chart'.BB21"/>
          </calcext:conditional-format>
          <calcext:conditional-format calcext:target-range-address="'Gantt Chart'.BC21:'Gantt Chart'.BC21">
            <calcext:condition calcext:apply-style-name="Today" calcext:value="formula-is([.BC$10]=TODAY())" calcext:base-cell-address="'Gantt Chart'.BC21"/>
            <calcext:condition calcext:apply-style-name="Weekend" calcext:value="formula-is(OR(WEEKDAY([.BC$10])=1;WEEKDAY([.BC$10])=7))" calcext:base-cell-address="'Gantt Chart'.BC21"/>
            <calcext:condition calcext:apply-style-name="Holiday" calcext:value="formula-is(ISNUMBER(MATCH([.BC$10];Holidays;0)))" calcext:base-cell-address="'Gantt Chart'.BC21"/>
          </calcext:conditional-format>
          <calcext:conditional-format calcext:target-range-address="'Gantt Chart'.BC21:'Gantt Chart'.BC21">
            <calcext:condition calcext:apply-style-name="Task_Completed" calcext:value="formula-is(AND([#REF!]&gt;0;[.BC$10]&gt;=[#REF!];[.BC$10]&lt;=[#REF!];WORKDAY([#REF!];[#REF!]*[#REF!];Holidays)&gt;[.BC$10]))" calcext:base-cell-address="'Gantt Chart'.BC21"/>
            <calcext:condition calcext:apply-style-name="Task_Scheduled" calcext:value="formula-is(AND([#REF!]&gt;0;[.BC$10]&gt;=[#REF!];[.BC$10]&lt;=[#REF!];WORKDAY([#REF!];[#REF!]*[#REF!];Holidays)&lt;=[.BC$10]))" calcext:base-cell-address="'Gantt Chart'.BC21"/>
            <calcext:condition calcext:apply-style-name="Milestone" calcext:value="formula-is(AND([#REF!]&gt;0;[#REF!]=&quot;&quot;;[#REF!]=[.BC$10]))" calcext:base-cell-address="'Gantt Chart'.BC21"/>
          </calcext:conditional-format>
          <calcext:conditional-format calcext:target-range-address="'Gantt Chart'.BD21:'Gantt Chart'.BD21">
            <calcext:condition calcext:apply-style-name="Today" calcext:value="formula-is([.BD$10]=TODAY())" calcext:base-cell-address="'Gantt Chart'.BD21"/>
            <calcext:condition calcext:apply-style-name="Weekend" calcext:value="formula-is(OR(WEEKDAY([.BD$10])=1;WEEKDAY([.BD$10])=7))" calcext:base-cell-address="'Gantt Chart'.BD21"/>
            <calcext:condition calcext:apply-style-name="Holiday" calcext:value="formula-is(ISNUMBER(MATCH([.BD$10];Holidays;0)))" calcext:base-cell-address="'Gantt Chart'.BD21"/>
          </calcext:conditional-format>
          <calcext:conditional-format calcext:target-range-address="'Gantt Chart'.BD21:'Gantt Chart'.BD21">
            <calcext:condition calcext:apply-style-name="Task_Completed" calcext:value="formula-is(AND([#REF!]&gt;0;[.BD$10]&gt;=[#REF!];[.BD$10]&lt;=[#REF!];WORKDAY([#REF!];[#REF!]*[#REF!];Holidays)&gt;[.BD$10]))" calcext:base-cell-address="'Gantt Chart'.BD21"/>
            <calcext:condition calcext:apply-style-name="Task_Scheduled" calcext:value="formula-is(AND([#REF!]&gt;0;[.BD$10]&gt;=[#REF!];[.BD$10]&lt;=[#REF!];WORKDAY([#REF!];[#REF!]*[#REF!];Holidays)&lt;=[.BD$10]))" calcext:base-cell-address="'Gantt Chart'.BD21"/>
            <calcext:condition calcext:apply-style-name="Milestone" calcext:value="formula-is(AND([#REF!]&gt;0;[#REF!]=&quot;&quot;;[#REF!]=[.BD$10]))" calcext:base-cell-address="'Gantt Chart'.BD21"/>
          </calcext:conditional-format>
          <calcext:conditional-format calcext:target-range-address="'Gantt Chart'.BE21:'Gantt Chart'.BE21">
            <calcext:condition calcext:apply-style-name="Today" calcext:value="formula-is([.BE$10]=TODAY())" calcext:base-cell-address="'Gantt Chart'.BE21"/>
            <calcext:condition calcext:apply-style-name="Weekend" calcext:value="formula-is(OR(WEEKDAY([.BE$10])=1;WEEKDAY([.BE$10])=7))" calcext:base-cell-address="'Gantt Chart'.BE21"/>
            <calcext:condition calcext:apply-style-name="Holiday" calcext:value="formula-is(ISNUMBER(MATCH([.BE$10];Holidays;0)))" calcext:base-cell-address="'Gantt Chart'.BE21"/>
          </calcext:conditional-format>
          <calcext:conditional-format calcext:target-range-address="'Gantt Chart'.BE21:'Gantt Chart'.BE21">
            <calcext:condition calcext:apply-style-name="Task_Completed" calcext:value="formula-is(AND([#REF!]&gt;0;[.BE$10]&gt;=[#REF!];[.BE$10]&lt;=[#REF!];WORKDAY([#REF!];[#REF!]*[#REF!];Holidays)&gt;[.BE$10]))" calcext:base-cell-address="'Gantt Chart'.BE21"/>
            <calcext:condition calcext:apply-style-name="Task_Scheduled" calcext:value="formula-is(AND([#REF!]&gt;0;[.BE$10]&gt;=[#REF!];[.BE$10]&lt;=[#REF!];WORKDAY([#REF!];[#REF!]*[#REF!];Holidays)&lt;=[.BE$10]))" calcext:base-cell-address="'Gantt Chart'.BE21"/>
            <calcext:condition calcext:apply-style-name="Milestone" calcext:value="formula-is(AND([#REF!]&gt;0;[#REF!]=&quot;&quot;;[#REF!]=[.BE$10]))" calcext:base-cell-address="'Gantt Chart'.BE21"/>
          </calcext:conditional-format>
          <calcext:conditional-format calcext:target-range-address="'Gantt Chart'.BF21:'Gantt Chart'.BF21">
            <calcext:condition calcext:apply-style-name="Today" calcext:value="formula-is([.BF$10]=TODAY())" calcext:base-cell-address="'Gantt Chart'.BF21"/>
            <calcext:condition calcext:apply-style-name="Weekend" calcext:value="formula-is(OR(WEEKDAY([.BF$10])=1;WEEKDAY([.BF$10])=7))" calcext:base-cell-address="'Gantt Chart'.BF21"/>
            <calcext:condition calcext:apply-style-name="Holiday" calcext:value="formula-is(ISNUMBER(MATCH([.BF$10];Holidays;0)))" calcext:base-cell-address="'Gantt Chart'.BF21"/>
          </calcext:conditional-format>
          <calcext:conditional-format calcext:target-range-address="'Gantt Chart'.BF21:'Gantt Chart'.BF21">
            <calcext:condition calcext:apply-style-name="Task_Completed" calcext:value="formula-is(AND([#REF!]&gt;0;[.BF$10]&gt;=[#REF!];[.BF$10]&lt;=[#REF!];WORKDAY([#REF!];[#REF!]*[#REF!];Holidays)&gt;[.BF$10]))" calcext:base-cell-address="'Gantt Chart'.BF21"/>
            <calcext:condition calcext:apply-style-name="Task_Scheduled" calcext:value="formula-is(AND([#REF!]&gt;0;[.BF$10]&gt;=[#REF!];[.BF$10]&lt;=[#REF!];WORKDAY([#REF!];[#REF!]*[#REF!];Holidays)&lt;=[.BF$10]))" calcext:base-cell-address="'Gantt Chart'.BF21"/>
            <calcext:condition calcext:apply-style-name="Milestone" calcext:value="formula-is(AND([#REF!]&gt;0;[#REF!]=&quot;&quot;;[#REF!]=[.BF$10]))" calcext:base-cell-address="'Gantt Chart'.BF21"/>
          </calcext:conditional-format>
          <calcext:conditional-format calcext:target-range-address="'Gantt Chart'.BG21:'Gantt Chart'.BG21">
            <calcext:condition calcext:apply-style-name="Today" calcext:value="formula-is([.BG$10]=TODAY())" calcext:base-cell-address="'Gantt Chart'.BG21"/>
            <calcext:condition calcext:apply-style-name="Weekend" calcext:value="formula-is(OR(WEEKDAY([.BG$10])=1;WEEKDAY([.BG$10])=7))" calcext:base-cell-address="'Gantt Chart'.BG21"/>
            <calcext:condition calcext:apply-style-name="Holiday" calcext:value="formula-is(ISNUMBER(MATCH([.BG$10];Holidays;0)))" calcext:base-cell-address="'Gantt Chart'.BG21"/>
          </calcext:conditional-format>
          <calcext:conditional-format calcext:target-range-address="'Gantt Chart'.BG21:'Gantt Chart'.BG21">
            <calcext:condition calcext:apply-style-name="Task_Completed" calcext:value="formula-is(AND([#REF!]&gt;0;[.BG$10]&gt;=[#REF!];[.BG$10]&lt;=[#REF!];WORKDAY([#REF!];[#REF!]*[#REF!];Holidays)&gt;[.BG$10]))" calcext:base-cell-address="'Gantt Chart'.BG21"/>
            <calcext:condition calcext:apply-style-name="Task_Scheduled" calcext:value="formula-is(AND([#REF!]&gt;0;[.BG$10]&gt;=[#REF!];[.BG$10]&lt;=[#REF!];WORKDAY([#REF!];[#REF!]*[#REF!];Holidays)&lt;=[.BG$10]))" calcext:base-cell-address="'Gantt Chart'.BG21"/>
            <calcext:condition calcext:apply-style-name="Milestone" calcext:value="formula-is(AND([#REF!]&gt;0;[#REF!]=&quot;&quot;;[#REF!]=[.BG$10]))" calcext:base-cell-address="'Gantt Chart'.BG21"/>
          </calcext:conditional-format>
          <calcext:conditional-format calcext:target-range-address="'Gantt Chart'.BH21:'Gantt Chart'.BH21">
            <calcext:condition calcext:apply-style-name="Today" calcext:value="formula-is([.BH$10]=TODAY())" calcext:base-cell-address="'Gantt Chart'.BH21"/>
            <calcext:condition calcext:apply-style-name="Weekend" calcext:value="formula-is(OR(WEEKDAY([.BH$10])=1;WEEKDAY([.BH$10])=7))" calcext:base-cell-address="'Gantt Chart'.BH21"/>
            <calcext:condition calcext:apply-style-name="Holiday" calcext:value="formula-is(ISNUMBER(MATCH([.BH$10];Holidays;0)))" calcext:base-cell-address="'Gantt Chart'.BH21"/>
          </calcext:conditional-format>
          <calcext:conditional-format calcext:target-range-address="'Gantt Chart'.BH21:'Gantt Chart'.BH21">
            <calcext:condition calcext:apply-style-name="Task_Completed" calcext:value="formula-is(AND([#REF!]&gt;0;[.BH$10]&gt;=[#REF!];[.BH$10]&lt;=[#REF!];WORKDAY([#REF!];[#REF!]*[#REF!];Holidays)&gt;[.BH$10]))" calcext:base-cell-address="'Gantt Chart'.BH21"/>
            <calcext:condition calcext:apply-style-name="Task_Scheduled" calcext:value="formula-is(AND([#REF!]&gt;0;[.BH$10]&gt;=[#REF!];[.BH$10]&lt;=[#REF!];WORKDAY([#REF!];[#REF!]*[#REF!];Holidays)&lt;=[.BH$10]))" calcext:base-cell-address="'Gantt Chart'.BH21"/>
            <calcext:condition calcext:apply-style-name="Milestone" calcext:value="formula-is(AND([#REF!]&gt;0;[#REF!]=&quot;&quot;;[#REF!]=[.BH$10]))" calcext:base-cell-address="'Gantt Chart'.BH21"/>
          </calcext:conditional-format>
          <calcext:conditional-format calcext:target-range-address="'Gantt Chart'.BI21:'Gantt Chart'.BI21">
            <calcext:condition calcext:apply-style-name="Today" calcext:value="formula-is([.BI$10]=TODAY())" calcext:base-cell-address="'Gantt Chart'.BI21"/>
            <calcext:condition calcext:apply-style-name="Weekend" calcext:value="formula-is(OR(WEEKDAY([.BI$10])=1;WEEKDAY([.BI$10])=7))" calcext:base-cell-address="'Gantt Chart'.BI21"/>
            <calcext:condition calcext:apply-style-name="Holiday" calcext:value="formula-is(ISNUMBER(MATCH([.BI$10];Holidays;0)))" calcext:base-cell-address="'Gantt Chart'.BI21"/>
          </calcext:conditional-format>
          <calcext:conditional-format calcext:target-range-address="'Gantt Chart'.BI21:'Gantt Chart'.BI21">
            <calcext:condition calcext:apply-style-name="Task_Completed" calcext:value="formula-is(AND([#REF!]&gt;0;[.BI$10]&gt;=[#REF!];[.BI$10]&lt;=[#REF!];WORKDAY([#REF!];[#REF!]*[#REF!];Holidays)&gt;[.BI$10]))" calcext:base-cell-address="'Gantt Chart'.BI21"/>
            <calcext:condition calcext:apply-style-name="Task_Scheduled" calcext:value="formula-is(AND([#REF!]&gt;0;[.BI$10]&gt;=[#REF!];[.BI$10]&lt;=[#REF!];WORKDAY([#REF!];[#REF!]*[#REF!];Holidays)&lt;=[.BI$10]))" calcext:base-cell-address="'Gantt Chart'.BI21"/>
            <calcext:condition calcext:apply-style-name="Milestone" calcext:value="formula-is(AND([#REF!]&gt;0;[#REF!]=&quot;&quot;;[#REF!]=[.BI$10]))" calcext:base-cell-address="'Gantt Chart'.BI21"/>
          </calcext:conditional-format>
          <calcext:conditional-format calcext:target-range-address="'Gantt Chart'.BJ21:'Gantt Chart'.BJ21">
            <calcext:condition calcext:apply-style-name="Today" calcext:value="formula-is([.BJ$10]=TODAY())" calcext:base-cell-address="'Gantt Chart'.BJ21"/>
            <calcext:condition calcext:apply-style-name="Weekend" calcext:value="formula-is(OR(WEEKDAY([.BJ$10])=1;WEEKDAY([.BJ$10])=7))" calcext:base-cell-address="'Gantt Chart'.BJ21"/>
            <calcext:condition calcext:apply-style-name="Holiday" calcext:value="formula-is(ISNUMBER(MATCH([.BJ$10];Holidays;0)))" calcext:base-cell-address="'Gantt Chart'.BJ21"/>
          </calcext:conditional-format>
          <calcext:conditional-format calcext:target-range-address="'Gantt Chart'.BJ21:'Gantt Chart'.BJ21">
            <calcext:condition calcext:apply-style-name="Task_Completed" calcext:value="formula-is(AND([#REF!]&gt;0;[.BJ$10]&gt;=[#REF!];[.BJ$10]&lt;=[#REF!];WORKDAY([#REF!];[#REF!]*[#REF!];Holidays)&gt;[.BJ$10]))" calcext:base-cell-address="'Gantt Chart'.BJ21"/>
            <calcext:condition calcext:apply-style-name="Task_Scheduled" calcext:value="formula-is(AND([#REF!]&gt;0;[.BJ$10]&gt;=[#REF!];[.BJ$10]&lt;=[#REF!];WORKDAY([#REF!];[#REF!]*[#REF!];Holidays)&lt;=[.BJ$10]))" calcext:base-cell-address="'Gantt Chart'.BJ21"/>
            <calcext:condition calcext:apply-style-name="Milestone" calcext:value="formula-is(AND([#REF!]&gt;0;[#REF!]=&quot;&quot;;[#REF!]=[.BJ$10]))" calcext:base-cell-address="'Gantt Chart'.BJ21"/>
          </calcext:conditional-format>
          <calcext:conditional-format calcext:target-range-address="'Gantt Chart'.BK21:'Gantt Chart'.BK21">
            <calcext:condition calcext:apply-style-name="Today" calcext:value="formula-is([.BK$10]=TODAY())" calcext:base-cell-address="'Gantt Chart'.BK21"/>
            <calcext:condition calcext:apply-style-name="Weekend" calcext:value="formula-is(OR(WEEKDAY([.BK$10])=1;WEEKDAY([.BK$10])=7))" calcext:base-cell-address="'Gantt Chart'.BK21"/>
            <calcext:condition calcext:apply-style-name="Holiday" calcext:value="formula-is(ISNUMBER(MATCH([.BK$10];Holidays;0)))" calcext:base-cell-address="'Gantt Chart'.BK21"/>
          </calcext:conditional-format>
          <calcext:conditional-format calcext:target-range-address="'Gantt Chart'.BK21:'Gantt Chart'.BK21">
            <calcext:condition calcext:apply-style-name="Task_Completed" calcext:value="formula-is(AND([#REF!]&gt;0;[.BK$10]&gt;=[#REF!];[.BK$10]&lt;=[#REF!];WORKDAY([#REF!];[#REF!]*[#REF!];Holidays)&gt;[.BK$10]))" calcext:base-cell-address="'Gantt Chart'.BK21"/>
            <calcext:condition calcext:apply-style-name="Task_Scheduled" calcext:value="formula-is(AND([#REF!]&gt;0;[.BK$10]&gt;=[#REF!];[.BK$10]&lt;=[#REF!];WORKDAY([#REF!];[#REF!]*[#REF!];Holidays)&lt;=[.BK$10]))" calcext:base-cell-address="'Gantt Chart'.BK21"/>
            <calcext:condition calcext:apply-style-name="Milestone" calcext:value="formula-is(AND([#REF!]&gt;0;[#REF!]=&quot;&quot;;[#REF!]=[.BK$10]))" calcext:base-cell-address="'Gantt Chart'.BK21"/>
          </calcext:conditional-format>
          <calcext:conditional-format calcext:target-range-address="'Gantt Chart'.BL21:'Gantt Chart'.BL21">
            <calcext:condition calcext:apply-style-name="Today" calcext:value="formula-is([.BL$10]=TODAY())" calcext:base-cell-address="'Gantt Chart'.BL21"/>
            <calcext:condition calcext:apply-style-name="Weekend" calcext:value="formula-is(OR(WEEKDAY([.BL$10])=1;WEEKDAY([.BL$10])=7))" calcext:base-cell-address="'Gantt Chart'.BL21"/>
            <calcext:condition calcext:apply-style-name="Holiday" calcext:value="formula-is(ISNUMBER(MATCH([.BL$10];Holidays;0)))" calcext:base-cell-address="'Gantt Chart'.BL21"/>
          </calcext:conditional-format>
          <calcext:conditional-format calcext:target-range-address="'Gantt Chart'.BL21:'Gantt Chart'.BL21">
            <calcext:condition calcext:apply-style-name="Task_Completed" calcext:value="formula-is(AND([#REF!]&gt;0;[.BL$10]&gt;=[#REF!];[.BL$10]&lt;=[#REF!];WORKDAY([#REF!];[#REF!]*[#REF!];Holidays)&gt;[.BL$10]))" calcext:base-cell-address="'Gantt Chart'.BL21"/>
            <calcext:condition calcext:apply-style-name="Task_Scheduled" calcext:value="formula-is(AND([#REF!]&gt;0;[.BL$10]&gt;=[#REF!];[.BL$10]&lt;=[#REF!];WORKDAY([#REF!];[#REF!]*[#REF!];Holidays)&lt;=[.BL$10]))" calcext:base-cell-address="'Gantt Chart'.BL21"/>
            <calcext:condition calcext:apply-style-name="Milestone" calcext:value="formula-is(AND([#REF!]&gt;0;[#REF!]=&quot;&quot;;[#REF!]=[.BL$10]))" calcext:base-cell-address="'Gantt Chart'.BL21"/>
          </calcext:conditional-format>
          <calcext:conditional-format calcext:target-range-address="'Gantt Chart'.BM21:'Gantt Chart'.BM21">
            <calcext:condition calcext:apply-style-name="Today" calcext:value="formula-is([.BM$10]=TODAY())" calcext:base-cell-address="'Gantt Chart'.BM21"/>
            <calcext:condition calcext:apply-style-name="Weekend" calcext:value="formula-is(OR(WEEKDAY([.BM$10])=1;WEEKDAY([.BM$10])=7))" calcext:base-cell-address="'Gantt Chart'.BM21"/>
            <calcext:condition calcext:apply-style-name="Holiday" calcext:value="formula-is(ISNUMBER(MATCH([.BM$10];Holidays;0)))" calcext:base-cell-address="'Gantt Chart'.BM21"/>
          </calcext:conditional-format>
          <calcext:conditional-format calcext:target-range-address="'Gantt Chart'.BM21:'Gantt Chart'.BM21">
            <calcext:condition calcext:apply-style-name="Task_Completed" calcext:value="formula-is(AND([#REF!]&gt;0;[.BM$10]&gt;=[#REF!];[.BM$10]&lt;=[#REF!];WORKDAY([#REF!];[#REF!]*[#REF!];Holidays)&gt;[.BM$10]))" calcext:base-cell-address="'Gantt Chart'.BM21"/>
            <calcext:condition calcext:apply-style-name="Task_Scheduled" calcext:value="formula-is(AND([#REF!]&gt;0;[.BM$10]&gt;=[#REF!];[.BM$10]&lt;=[#REF!];WORKDAY([#REF!];[#REF!]*[#REF!];Holidays)&lt;=[.BM$10]))" calcext:base-cell-address="'Gantt Chart'.BM21"/>
            <calcext:condition calcext:apply-style-name="Milestone" calcext:value="formula-is(AND([#REF!]&gt;0;[#REF!]=&quot;&quot;;[#REF!]=[.BM$10]))" calcext:base-cell-address="'Gantt Chart'.BM21"/>
          </calcext:conditional-format>
          <calcext:conditional-format calcext:target-range-address="'Gantt Chart'.BN21:'Gantt Chart'.BN21">
            <calcext:condition calcext:apply-style-name="Today" calcext:value="formula-is([.BN$10]=TODAY())" calcext:base-cell-address="'Gantt Chart'.BN21"/>
            <calcext:condition calcext:apply-style-name="Weekend" calcext:value="formula-is(OR(WEEKDAY([.BN$10])=1;WEEKDAY([.BN$10])=7))" calcext:base-cell-address="'Gantt Chart'.BN21"/>
            <calcext:condition calcext:apply-style-name="Holiday" calcext:value="formula-is(ISNUMBER(MATCH([.BN$10];Holidays;0)))" calcext:base-cell-address="'Gantt Chart'.BN21"/>
          </calcext:conditional-format>
          <calcext:conditional-format calcext:target-range-address="'Gantt Chart'.BN21:'Gantt Chart'.BN21">
            <calcext:condition calcext:apply-style-name="Task_Completed" calcext:value="formula-is(AND([#REF!]&gt;0;[.BN$10]&gt;=[#REF!];[.BN$10]&lt;=[#REF!];WORKDAY([#REF!];[#REF!]*[#REF!];Holidays)&gt;[.BN$10]))" calcext:base-cell-address="'Gantt Chart'.BN21"/>
            <calcext:condition calcext:apply-style-name="Task_Scheduled" calcext:value="formula-is(AND([#REF!]&gt;0;[.BN$10]&gt;=[#REF!];[.BN$10]&lt;=[#REF!];WORKDAY([#REF!];[#REF!]*[#REF!];Holidays)&lt;=[.BN$10]))" calcext:base-cell-address="'Gantt Chart'.BN21"/>
            <calcext:condition calcext:apply-style-name="Milestone" calcext:value="formula-is(AND([#REF!]&gt;0;[#REF!]=&quot;&quot;;[#REF!]=[.BN$10]))" calcext:base-cell-address="'Gantt Chart'.BN21"/>
          </calcext:conditional-format>
          <calcext:conditional-format calcext:target-range-address="'Gantt Chart'.BO21:'Gantt Chart'.BO21">
            <calcext:condition calcext:apply-style-name="Today" calcext:value="formula-is([.BO$10]=TODAY())" calcext:base-cell-address="'Gantt Chart'.BO21"/>
            <calcext:condition calcext:apply-style-name="Weekend" calcext:value="formula-is(OR(WEEKDAY([.BO$10])=1;WEEKDAY([.BO$10])=7))" calcext:base-cell-address="'Gantt Chart'.BO21"/>
            <calcext:condition calcext:apply-style-name="Holiday" calcext:value="formula-is(ISNUMBER(MATCH([.BO$10];Holidays;0)))" calcext:base-cell-address="'Gantt Chart'.BO21"/>
          </calcext:conditional-format>
          <calcext:conditional-format calcext:target-range-address="'Gantt Chart'.BO21:'Gantt Chart'.BO21">
            <calcext:condition calcext:apply-style-name="Task_Completed" calcext:value="formula-is(AND([#REF!]&gt;0;[.BO$10]&gt;=[#REF!];[.BO$10]&lt;=[#REF!];WORKDAY([#REF!];[#REF!]*[#REF!];Holidays)&gt;[.BO$10]))" calcext:base-cell-address="'Gantt Chart'.BO21"/>
            <calcext:condition calcext:apply-style-name="Task_Scheduled" calcext:value="formula-is(AND([#REF!]&gt;0;[.BO$10]&gt;=[#REF!];[.BO$10]&lt;=[#REF!];WORKDAY([#REF!];[#REF!]*[#REF!];Holidays)&lt;=[.BO$10]))" calcext:base-cell-address="'Gantt Chart'.BO21"/>
            <calcext:condition calcext:apply-style-name="Milestone" calcext:value="formula-is(AND([#REF!]&gt;0;[#REF!]=&quot;&quot;;[#REF!]=[.BO$10]))" calcext:base-cell-address="'Gantt Chart'.BO21"/>
          </calcext:conditional-format>
          <calcext:conditional-format calcext:target-range-address="'Gantt Chart'.BP21:'Gantt Chart'.BP21">
            <calcext:condition calcext:apply-style-name="Today" calcext:value="formula-is([.BP$10]=TODAY())" calcext:base-cell-address="'Gantt Chart'.BP21"/>
            <calcext:condition calcext:apply-style-name="Weekend" calcext:value="formula-is(OR(WEEKDAY([.BP$10])=1;WEEKDAY([.BP$10])=7))" calcext:base-cell-address="'Gantt Chart'.BP21"/>
            <calcext:condition calcext:apply-style-name="Holiday" calcext:value="formula-is(ISNUMBER(MATCH([.BP$10];Holidays;0)))" calcext:base-cell-address="'Gantt Chart'.BP21"/>
          </calcext:conditional-format>
          <calcext:conditional-format calcext:target-range-address="'Gantt Chart'.BP21:'Gantt Chart'.BP21">
            <calcext:condition calcext:apply-style-name="Task_Completed" calcext:value="formula-is(AND([#REF!]&gt;0;[.BP$10]&gt;=[#REF!];[.BP$10]&lt;=[#REF!];WORKDAY([#REF!];[#REF!]*[#REF!];Holidays)&gt;[.BP$10]))" calcext:base-cell-address="'Gantt Chart'.BP21"/>
            <calcext:condition calcext:apply-style-name="Task_Scheduled" calcext:value="formula-is(AND([#REF!]&gt;0;[.BP$10]&gt;=[#REF!];[.BP$10]&lt;=[#REF!];WORKDAY([#REF!];[#REF!]*[#REF!];Holidays)&lt;=[.BP$10]))" calcext:base-cell-address="'Gantt Chart'.BP21"/>
            <calcext:condition calcext:apply-style-name="Milestone" calcext:value="formula-is(AND([#REF!]&gt;0;[#REF!]=&quot;&quot;;[#REF!]=[.BP$10]))" calcext:base-cell-address="'Gantt Chart'.BP21"/>
          </calcext:conditional-format>
          <calcext:conditional-format calcext:target-range-address="'Gantt Chart'.BQ21:'Gantt Chart'.BQ21">
            <calcext:condition calcext:apply-style-name="Today" calcext:value="formula-is([.BQ$10]=TODAY())" calcext:base-cell-address="'Gantt Chart'.BQ21"/>
            <calcext:condition calcext:apply-style-name="Weekend" calcext:value="formula-is(OR(WEEKDAY([.BQ$10])=1;WEEKDAY([.BQ$10])=7))" calcext:base-cell-address="'Gantt Chart'.BQ21"/>
            <calcext:condition calcext:apply-style-name="Holiday" calcext:value="formula-is(ISNUMBER(MATCH([.BQ$10];Holidays;0)))" calcext:base-cell-address="'Gantt Chart'.BQ21"/>
          </calcext:conditional-format>
          <calcext:conditional-format calcext:target-range-address="'Gantt Chart'.BQ21:'Gantt Chart'.BQ21">
            <calcext:condition calcext:apply-style-name="Task_Completed" calcext:value="formula-is(AND([#REF!]&gt;0;[.BQ$10]&gt;=[#REF!];[.BQ$10]&lt;=[#REF!];WORKDAY([#REF!];[#REF!]*[#REF!];Holidays)&gt;[.BQ$10]))" calcext:base-cell-address="'Gantt Chart'.BQ21"/>
            <calcext:condition calcext:apply-style-name="Task_Scheduled" calcext:value="formula-is(AND([#REF!]&gt;0;[.BQ$10]&gt;=[#REF!];[.BQ$10]&lt;=[#REF!];WORKDAY([#REF!];[#REF!]*[#REF!];Holidays)&lt;=[.BQ$10]))" calcext:base-cell-address="'Gantt Chart'.BQ21"/>
            <calcext:condition calcext:apply-style-name="Milestone" calcext:value="formula-is(AND([#REF!]&gt;0;[#REF!]=&quot;&quot;;[#REF!]=[.BQ$10]))" calcext:base-cell-address="'Gantt Chart'.BQ21"/>
          </calcext:conditional-format>
          <calcext:conditional-format calcext:target-range-address="'Gantt Chart'.BR21:'Gantt Chart'.BR21">
            <calcext:condition calcext:apply-style-name="Today" calcext:value="formula-is([.BR$10]=TODAY())" calcext:base-cell-address="'Gantt Chart'.BR21"/>
            <calcext:condition calcext:apply-style-name="Weekend" calcext:value="formula-is(OR(WEEKDAY([.BR$10])=1;WEEKDAY([.BR$10])=7))" calcext:base-cell-address="'Gantt Chart'.BR21"/>
            <calcext:condition calcext:apply-style-name="Holiday" calcext:value="formula-is(ISNUMBER(MATCH([.BR$10];Holidays;0)))" calcext:base-cell-address="'Gantt Chart'.BR21"/>
          </calcext:conditional-format>
          <calcext:conditional-format calcext:target-range-address="'Gantt Chart'.BR21:'Gantt Chart'.BR21">
            <calcext:condition calcext:apply-style-name="Task_Completed" calcext:value="formula-is(AND([#REF!]&gt;0;[.BR$10]&gt;=[#REF!];[.BR$10]&lt;=[#REF!];WORKDAY([#REF!];[#REF!]*[#REF!];Holidays)&gt;[.BR$10]))" calcext:base-cell-address="'Gantt Chart'.BR21"/>
            <calcext:condition calcext:apply-style-name="Task_Scheduled" calcext:value="formula-is(AND([#REF!]&gt;0;[.BR$10]&gt;=[#REF!];[.BR$10]&lt;=[#REF!];WORKDAY([#REF!];[#REF!]*[#REF!];Holidays)&lt;=[.BR$10]))" calcext:base-cell-address="'Gantt Chart'.BR21"/>
            <calcext:condition calcext:apply-style-name="Milestone" calcext:value="formula-is(AND([#REF!]&gt;0;[#REF!]=&quot;&quot;;[#REF!]=[.BR$10]))" calcext:base-cell-address="'Gantt Chart'.BR21"/>
          </calcext:conditional-format>
          <calcext:conditional-format calcext:target-range-address="'Gantt Chart'.BS21:'Gantt Chart'.BS21">
            <calcext:condition calcext:apply-style-name="Today" calcext:value="formula-is([.BS$10]=TODAY())" calcext:base-cell-address="'Gantt Chart'.BS21"/>
            <calcext:condition calcext:apply-style-name="Weekend" calcext:value="formula-is(OR(WEEKDAY([.BS$10])=1;WEEKDAY([.BS$10])=7))" calcext:base-cell-address="'Gantt Chart'.BS21"/>
            <calcext:condition calcext:apply-style-name="Holiday" calcext:value="formula-is(ISNUMBER(MATCH([.BS$10];Holidays;0)))" calcext:base-cell-address="'Gantt Chart'.BS21"/>
          </calcext:conditional-format>
          <calcext:conditional-format calcext:target-range-address="'Gantt Chart'.BS21:'Gantt Chart'.BS21">
            <calcext:condition calcext:apply-style-name="Task_Completed" calcext:value="formula-is(AND([#REF!]&gt;0;[.BS$10]&gt;=[#REF!];[.BS$10]&lt;=[#REF!];WORKDAY([#REF!];[#REF!]*[#REF!];Holidays)&gt;[.BS$10]))" calcext:base-cell-address="'Gantt Chart'.BS21"/>
            <calcext:condition calcext:apply-style-name="Task_Scheduled" calcext:value="formula-is(AND([#REF!]&gt;0;[.BS$10]&gt;=[#REF!];[.BS$10]&lt;=[#REF!];WORKDAY([#REF!];[#REF!]*[#REF!];Holidays)&lt;=[.BS$10]))" calcext:base-cell-address="'Gantt Chart'.BS21"/>
            <calcext:condition calcext:apply-style-name="Milestone" calcext:value="formula-is(AND([#REF!]&gt;0;[#REF!]=&quot;&quot;;[#REF!]=[.BS$10]))" calcext:base-cell-address="'Gantt Chart'.BS21"/>
          </calcext:conditional-format>
          <calcext:conditional-format calcext:target-range-address="'Gantt Chart'.BT21:'Gantt Chart'.BT21">
            <calcext:condition calcext:apply-style-name="Today" calcext:value="formula-is([.BT$10]=TODAY())" calcext:base-cell-address="'Gantt Chart'.BT21"/>
            <calcext:condition calcext:apply-style-name="Weekend" calcext:value="formula-is(OR(WEEKDAY([.BT$10])=1;WEEKDAY([.BT$10])=7))" calcext:base-cell-address="'Gantt Chart'.BT21"/>
            <calcext:condition calcext:apply-style-name="Holiday" calcext:value="formula-is(ISNUMBER(MATCH([.BT$10];Holidays;0)))" calcext:base-cell-address="'Gantt Chart'.BT21"/>
          </calcext:conditional-format>
          <calcext:conditional-format calcext:target-range-address="'Gantt Chart'.BT21:'Gantt Chart'.BT21">
            <calcext:condition calcext:apply-style-name="Task_Completed" calcext:value="formula-is(AND([#REF!]&gt;0;[.BT$10]&gt;=[#REF!];[.BT$10]&lt;=[#REF!];WORKDAY([#REF!];[#REF!]*[#REF!];Holidays)&gt;[.BT$10]))" calcext:base-cell-address="'Gantt Chart'.BT21"/>
            <calcext:condition calcext:apply-style-name="Task_Scheduled" calcext:value="formula-is(AND([#REF!]&gt;0;[.BT$10]&gt;=[#REF!];[.BT$10]&lt;=[#REF!];WORKDAY([#REF!];[#REF!]*[#REF!];Holidays)&lt;=[.BT$10]))" calcext:base-cell-address="'Gantt Chart'.BT21"/>
            <calcext:condition calcext:apply-style-name="Milestone" calcext:value="formula-is(AND([#REF!]&gt;0;[#REF!]=&quot;&quot;;[#REF!]=[.BT$10]))" calcext:base-cell-address="'Gantt Chart'.BT21"/>
          </calcext:conditional-format>
          <calcext:conditional-format calcext:target-range-address="'Gantt Chart'.BU21:'Gantt Chart'.BU21">
            <calcext:condition calcext:apply-style-name="Today" calcext:value="formula-is([.BU$10]=TODAY())" calcext:base-cell-address="'Gantt Chart'.BU21"/>
            <calcext:condition calcext:apply-style-name="Weekend" calcext:value="formula-is(OR(WEEKDAY([.BU$10])=1;WEEKDAY([.BU$10])=7))" calcext:base-cell-address="'Gantt Chart'.BU21"/>
            <calcext:condition calcext:apply-style-name="Holiday" calcext:value="formula-is(ISNUMBER(MATCH([.BU$10];Holidays;0)))" calcext:base-cell-address="'Gantt Chart'.BU21"/>
          </calcext:conditional-format>
          <calcext:conditional-format calcext:target-range-address="'Gantt Chart'.BU21:'Gantt Chart'.BU21">
            <calcext:condition calcext:apply-style-name="Task_Completed" calcext:value="formula-is(AND([#REF!]&gt;0;[.BU$10]&gt;=[#REF!];[.BU$10]&lt;=[#REF!];WORKDAY([#REF!];[#REF!]*[#REF!];Holidays)&gt;[.BU$10]))" calcext:base-cell-address="'Gantt Chart'.BU21"/>
            <calcext:condition calcext:apply-style-name="Task_Scheduled" calcext:value="formula-is(AND([#REF!]&gt;0;[.BU$10]&gt;=[#REF!];[.BU$10]&lt;=[#REF!];WORKDAY([#REF!];[#REF!]*[#REF!];Holidays)&lt;=[.BU$10]))" calcext:base-cell-address="'Gantt Chart'.BU21"/>
            <calcext:condition calcext:apply-style-name="Milestone" calcext:value="formula-is(AND([#REF!]&gt;0;[#REF!]=&quot;&quot;;[#REF!]=[.BU$10]))" calcext:base-cell-address="'Gantt Chart'.BU21"/>
          </calcext:conditional-format>
          <calcext:conditional-format calcext:target-range-address="'Gantt Chart'.BV21:'Gantt Chart'.BV21">
            <calcext:condition calcext:apply-style-name="Today" calcext:value="formula-is([.BV$10]=TODAY())" calcext:base-cell-address="'Gantt Chart'.BV21"/>
            <calcext:condition calcext:apply-style-name="Weekend" calcext:value="formula-is(OR(WEEKDAY([.BV$10])=1;WEEKDAY([.BV$10])=7))" calcext:base-cell-address="'Gantt Chart'.BV21"/>
            <calcext:condition calcext:apply-style-name="Holiday" calcext:value="formula-is(ISNUMBER(MATCH([.BV$10];Holidays;0)))" calcext:base-cell-address="'Gantt Chart'.BV21"/>
          </calcext:conditional-format>
          <calcext:conditional-format calcext:target-range-address="'Gantt Chart'.BV21:'Gantt Chart'.BV21">
            <calcext:condition calcext:apply-style-name="Task_Completed" calcext:value="formula-is(AND([#REF!]&gt;0;[.BV$10]&gt;=[#REF!];[.BV$10]&lt;=[#REF!];WORKDAY([#REF!];[#REF!]*[#REF!];Holidays)&gt;[.BV$10]))" calcext:base-cell-address="'Gantt Chart'.BV21"/>
            <calcext:condition calcext:apply-style-name="Task_Scheduled" calcext:value="formula-is(AND([#REF!]&gt;0;[.BV$10]&gt;=[#REF!];[.BV$10]&lt;=[#REF!];WORKDAY([#REF!];[#REF!]*[#REF!];Holidays)&lt;=[.BV$10]))" calcext:base-cell-address="'Gantt Chart'.BV21"/>
            <calcext:condition calcext:apply-style-name="Milestone" calcext:value="formula-is(AND([#REF!]&gt;0;[#REF!]=&quot;&quot;;[#REF!]=[.BV$10]))" calcext:base-cell-address="'Gantt Chart'.BV21"/>
          </calcext:conditional-format>
          <calcext:conditional-format calcext:target-range-address="'Gantt Chart'.BW21:'Gantt Chart'.BW21">
            <calcext:condition calcext:apply-style-name="Today" calcext:value="formula-is([.BW$10]=TODAY())" calcext:base-cell-address="'Gantt Chart'.BW21"/>
            <calcext:condition calcext:apply-style-name="Weekend" calcext:value="formula-is(OR(WEEKDAY([.BW$10])=1;WEEKDAY([.BW$10])=7))" calcext:base-cell-address="'Gantt Chart'.BW21"/>
            <calcext:condition calcext:apply-style-name="Holiday" calcext:value="formula-is(ISNUMBER(MATCH([.BW$10];Holidays;0)))" calcext:base-cell-address="'Gantt Chart'.BW21"/>
          </calcext:conditional-format>
          <calcext:conditional-format calcext:target-range-address="'Gantt Chart'.BW21:'Gantt Chart'.BW21">
            <calcext:condition calcext:apply-style-name="Task_Completed" calcext:value="formula-is(AND([#REF!]&gt;0;[.BW$10]&gt;=[#REF!];[.BW$10]&lt;=[#REF!];WORKDAY([#REF!];[#REF!]*[#REF!];Holidays)&gt;[.BW$10]))" calcext:base-cell-address="'Gantt Chart'.BW21"/>
            <calcext:condition calcext:apply-style-name="Task_Scheduled" calcext:value="formula-is(AND([#REF!]&gt;0;[.BW$10]&gt;=[#REF!];[.BW$10]&lt;=[#REF!];WORKDAY([#REF!];[#REF!]*[#REF!];Holidays)&lt;=[.BW$10]))" calcext:base-cell-address="'Gantt Chart'.BW21"/>
            <calcext:condition calcext:apply-style-name="Milestone" calcext:value="formula-is(AND([#REF!]&gt;0;[#REF!]=&quot;&quot;;[#REF!]=[.BW$10]))" calcext:base-cell-address="'Gantt Chart'.BW21"/>
          </calcext:conditional-format>
          <calcext:conditional-format calcext:target-range-address="'Gantt Chart'.BX21:'Gantt Chart'.BX21">
            <calcext:condition calcext:apply-style-name="Today" calcext:value="formula-is([.BX$10]=TODAY())" calcext:base-cell-address="'Gantt Chart'.BX21"/>
            <calcext:condition calcext:apply-style-name="Weekend" calcext:value="formula-is(OR(WEEKDAY([.BX$10])=1;WEEKDAY([.BX$10])=7))" calcext:base-cell-address="'Gantt Chart'.BX21"/>
            <calcext:condition calcext:apply-style-name="Holiday" calcext:value="formula-is(ISNUMBER(MATCH([.BX$10];Holidays;0)))" calcext:base-cell-address="'Gantt Chart'.BX21"/>
          </calcext:conditional-format>
          <calcext:conditional-format calcext:target-range-address="'Gantt Chart'.BX21:'Gantt Chart'.BX21">
            <calcext:condition calcext:apply-style-name="Task_Completed" calcext:value="formula-is(AND([#REF!]&gt;0;[.BX$10]&gt;=[#REF!];[.BX$10]&lt;=[#REF!];WORKDAY([#REF!];[#REF!]*[#REF!];Holidays)&gt;[.BX$10]))" calcext:base-cell-address="'Gantt Chart'.BX21"/>
            <calcext:condition calcext:apply-style-name="Task_Scheduled" calcext:value="formula-is(AND([#REF!]&gt;0;[.BX$10]&gt;=[#REF!];[.BX$10]&lt;=[#REF!];WORKDAY([#REF!];[#REF!]*[#REF!];Holidays)&lt;=[.BX$10]))" calcext:base-cell-address="'Gantt Chart'.BX21"/>
            <calcext:condition calcext:apply-style-name="Milestone" calcext:value="formula-is(AND([#REF!]&gt;0;[#REF!]=&quot;&quot;;[#REF!]=[.BX$10]))" calcext:base-cell-address="'Gantt Chart'.BX21"/>
          </calcext:conditional-format>
          <calcext:conditional-format calcext:target-range-address="'Gantt Chart'.BY21:'Gantt Chart'.BY21">
            <calcext:condition calcext:apply-style-name="Today" calcext:value="formula-is([.BY$10]=TODAY())" calcext:base-cell-address="'Gantt Chart'.BY21"/>
            <calcext:condition calcext:apply-style-name="Weekend" calcext:value="formula-is(OR(WEEKDAY([.BY$10])=1;WEEKDAY([.BY$10])=7))" calcext:base-cell-address="'Gantt Chart'.BY21"/>
            <calcext:condition calcext:apply-style-name="Holiday" calcext:value="formula-is(ISNUMBER(MATCH([.BY$10];Holidays;0)))" calcext:base-cell-address="'Gantt Chart'.BY21"/>
          </calcext:conditional-format>
          <calcext:conditional-format calcext:target-range-address="'Gantt Chart'.BY21:'Gantt Chart'.BY21">
            <calcext:condition calcext:apply-style-name="Task_Completed" calcext:value="formula-is(AND([#REF!]&gt;0;[.BY$10]&gt;=[#REF!];[.BY$10]&lt;=[#REF!];WORKDAY([#REF!];[#REF!]*[#REF!];Holidays)&gt;[.BY$10]))" calcext:base-cell-address="'Gantt Chart'.BY21"/>
            <calcext:condition calcext:apply-style-name="Task_Scheduled" calcext:value="formula-is(AND([#REF!]&gt;0;[.BY$10]&gt;=[#REF!];[.BY$10]&lt;=[#REF!];WORKDAY([#REF!];[#REF!]*[#REF!];Holidays)&lt;=[.BY$10]))" calcext:base-cell-address="'Gantt Chart'.BY21"/>
            <calcext:condition calcext:apply-style-name="Milestone" calcext:value="formula-is(AND([#REF!]&gt;0;[#REF!]=&quot;&quot;;[#REF!]=[.BY$10]))" calcext:base-cell-address="'Gantt Chart'.BY21"/>
          </calcext:conditional-format>
          <calcext:conditional-format calcext:target-range-address="'Gantt Chart'.BZ21:'Gantt Chart'.BZ21">
            <calcext:condition calcext:apply-style-name="Today" calcext:value="formula-is([.BZ$10]=TODAY())" calcext:base-cell-address="'Gantt Chart'.BZ21"/>
            <calcext:condition calcext:apply-style-name="Weekend" calcext:value="formula-is(OR(WEEKDAY([.BZ$10])=1;WEEKDAY([.BZ$10])=7))" calcext:base-cell-address="'Gantt Chart'.BZ21"/>
            <calcext:condition calcext:apply-style-name="Holiday" calcext:value="formula-is(ISNUMBER(MATCH([.BZ$10];Holidays;0)))" calcext:base-cell-address="'Gantt Chart'.BZ21"/>
          </calcext:conditional-format>
          <calcext:conditional-format calcext:target-range-address="'Gantt Chart'.BZ21:'Gantt Chart'.BZ21">
            <calcext:condition calcext:apply-style-name="Task_Completed" calcext:value="formula-is(AND([#REF!]&gt;0;[.BZ$10]&gt;=[#REF!];[.BZ$10]&lt;=[#REF!];WORKDAY([#REF!];[#REF!]*[#REF!];Holidays)&gt;[.BZ$10]))" calcext:base-cell-address="'Gantt Chart'.BZ21"/>
            <calcext:condition calcext:apply-style-name="Task_Scheduled" calcext:value="formula-is(AND([#REF!]&gt;0;[.BZ$10]&gt;=[#REF!];[.BZ$10]&lt;=[#REF!];WORKDAY([#REF!];[#REF!]*[#REF!];Holidays)&lt;=[.BZ$10]))" calcext:base-cell-address="'Gantt Chart'.BZ21"/>
            <calcext:condition calcext:apply-style-name="Milestone" calcext:value="formula-is(AND([#REF!]&gt;0;[#REF!]=&quot;&quot;;[#REF!]=[.BZ$10]))" calcext:base-cell-address="'Gantt Chart'.BZ21"/>
          </calcext:conditional-format>
          <calcext:conditional-format calcext:target-range-address="'Gantt Chart'.CA21:'Gantt Chart'.CA21">
            <calcext:condition calcext:apply-style-name="Today" calcext:value="formula-is([.CA$10]=TODAY())" calcext:base-cell-address="'Gantt Chart'.CA21"/>
            <calcext:condition calcext:apply-style-name="Weekend" calcext:value="formula-is(OR(WEEKDAY([.CA$10])=1;WEEKDAY([.CA$10])=7))" calcext:base-cell-address="'Gantt Chart'.CA21"/>
            <calcext:condition calcext:apply-style-name="Holiday" calcext:value="formula-is(ISNUMBER(MATCH([.CA$10];Holidays;0)))" calcext:base-cell-address="'Gantt Chart'.CA21"/>
          </calcext:conditional-format>
          <calcext:conditional-format calcext:target-range-address="'Gantt Chart'.CA21:'Gantt Chart'.CA21">
            <calcext:condition calcext:apply-style-name="Task_Completed" calcext:value="formula-is(AND([#REF!]&gt;0;[.CA$10]&gt;=[#REF!];[.CA$10]&lt;=[#REF!];WORKDAY([#REF!];[#REF!]*[#REF!];Holidays)&gt;[.CA$10]))" calcext:base-cell-address="'Gantt Chart'.CA21"/>
            <calcext:condition calcext:apply-style-name="Task_Scheduled" calcext:value="formula-is(AND([#REF!]&gt;0;[.CA$10]&gt;=[#REF!];[.CA$10]&lt;=[#REF!];WORKDAY([#REF!];[#REF!]*[#REF!];Holidays)&lt;=[.CA$10]))" calcext:base-cell-address="'Gantt Chart'.CA21"/>
            <calcext:condition calcext:apply-style-name="Milestone" calcext:value="formula-is(AND([#REF!]&gt;0;[#REF!]=&quot;&quot;;[#REF!]=[.CA$10]))" calcext:base-cell-address="'Gantt Chart'.CA21"/>
          </calcext:conditional-format>
          <calcext:conditional-format calcext:target-range-address="'Gantt Chart'.CB21:'Gantt Chart'.CB21">
            <calcext:condition calcext:apply-style-name="Today" calcext:value="formula-is([.CB$10]=TODAY())" calcext:base-cell-address="'Gantt Chart'.CB21"/>
            <calcext:condition calcext:apply-style-name="Weekend" calcext:value="formula-is(OR(WEEKDAY([.CB$10])=1;WEEKDAY([.CB$10])=7))" calcext:base-cell-address="'Gantt Chart'.CB21"/>
            <calcext:condition calcext:apply-style-name="Holiday" calcext:value="formula-is(ISNUMBER(MATCH([.CB$10];Holidays;0)))" calcext:base-cell-address="'Gantt Chart'.CB21"/>
          </calcext:conditional-format>
          <calcext:conditional-format calcext:target-range-address="'Gantt Chart'.CB21:'Gantt Chart'.CB21">
            <calcext:condition calcext:apply-style-name="Task_Completed" calcext:value="formula-is(AND([#REF!]&gt;0;[.CB$10]&gt;=[#REF!];[.CB$10]&lt;=[#REF!];WORKDAY([#REF!];[#REF!]*[#REF!];Holidays)&gt;[.CB$10]))" calcext:base-cell-address="'Gantt Chart'.CB21"/>
            <calcext:condition calcext:apply-style-name="Task_Scheduled" calcext:value="formula-is(AND([#REF!]&gt;0;[.CB$10]&gt;=[#REF!];[.CB$10]&lt;=[#REF!];WORKDAY([#REF!];[#REF!]*[#REF!];Holidays)&lt;=[.CB$10]))" calcext:base-cell-address="'Gantt Chart'.CB21"/>
            <calcext:condition calcext:apply-style-name="Milestone" calcext:value="formula-is(AND([#REF!]&gt;0;[#REF!]=&quot;&quot;;[#REF!]=[.CB$10]))" calcext:base-cell-address="'Gantt Chart'.CB21"/>
          </calcext:conditional-format>
          <calcext:conditional-format calcext:target-range-address="'Gantt Chart'.CC21:'Gantt Chart'.CC21">
            <calcext:condition calcext:apply-style-name="Today" calcext:value="formula-is([.CC$10]=TODAY())" calcext:base-cell-address="'Gantt Chart'.CC21"/>
            <calcext:condition calcext:apply-style-name="Weekend" calcext:value="formula-is(OR(WEEKDAY([.CC$10])=1;WEEKDAY([.CC$10])=7))" calcext:base-cell-address="'Gantt Chart'.CC21"/>
            <calcext:condition calcext:apply-style-name="Holiday" calcext:value="formula-is(ISNUMBER(MATCH([.CC$10];Holidays;0)))" calcext:base-cell-address="'Gantt Chart'.CC21"/>
          </calcext:conditional-format>
          <calcext:conditional-format calcext:target-range-address="'Gantt Chart'.CC21:'Gantt Chart'.CC21">
            <calcext:condition calcext:apply-style-name="Task_Completed" calcext:value="formula-is(AND([#REF!]&gt;0;[.CC$10]&gt;=[#REF!];[.CC$10]&lt;=[#REF!];WORKDAY([#REF!];[#REF!]*[#REF!];Holidays)&gt;[.CC$10]))" calcext:base-cell-address="'Gantt Chart'.CC21"/>
            <calcext:condition calcext:apply-style-name="Task_Scheduled" calcext:value="formula-is(AND([#REF!]&gt;0;[.CC$10]&gt;=[#REF!];[.CC$10]&lt;=[#REF!];WORKDAY([#REF!];[#REF!]*[#REF!];Holidays)&lt;=[.CC$10]))" calcext:base-cell-address="'Gantt Chart'.CC21"/>
            <calcext:condition calcext:apply-style-name="Milestone" calcext:value="formula-is(AND([#REF!]&gt;0;[#REF!]=&quot;&quot;;[#REF!]=[.CC$10]))" calcext:base-cell-address="'Gantt Chart'.CC21"/>
          </calcext:conditional-format>
          <calcext:conditional-format calcext:target-range-address="'Gantt Chart'.CD21:'Gantt Chart'.CD21">
            <calcext:condition calcext:apply-style-name="Today" calcext:value="formula-is([.CD$10]=TODAY())" calcext:base-cell-address="'Gantt Chart'.CD21"/>
            <calcext:condition calcext:apply-style-name="Weekend" calcext:value="formula-is(OR(WEEKDAY([.CD$10])=1;WEEKDAY([.CD$10])=7))" calcext:base-cell-address="'Gantt Chart'.CD21"/>
            <calcext:condition calcext:apply-style-name="Holiday" calcext:value="formula-is(ISNUMBER(MATCH([.CD$10];Holidays;0)))" calcext:base-cell-address="'Gantt Chart'.CD21"/>
          </calcext:conditional-format>
          <calcext:conditional-format calcext:target-range-address="'Gantt Chart'.CD21:'Gantt Chart'.CD21">
            <calcext:condition calcext:apply-style-name="Task_Completed" calcext:value="formula-is(AND([#REF!]&gt;0;[.CD$10]&gt;=[#REF!];[.CD$10]&lt;=[#REF!];WORKDAY([#REF!];[#REF!]*[#REF!];Holidays)&gt;[.CD$10]))" calcext:base-cell-address="'Gantt Chart'.CD21"/>
            <calcext:condition calcext:apply-style-name="Task_Scheduled" calcext:value="formula-is(AND([#REF!]&gt;0;[.CD$10]&gt;=[#REF!];[.CD$10]&lt;=[#REF!];WORKDAY([#REF!];[#REF!]*[#REF!];Holidays)&lt;=[.CD$10]))" calcext:base-cell-address="'Gantt Chart'.CD21"/>
            <calcext:condition calcext:apply-style-name="Milestone" calcext:value="formula-is(AND([#REF!]&gt;0;[#REF!]=&quot;&quot;;[#REF!]=[.CD$10]))" calcext:base-cell-address="'Gantt Chart'.CD21"/>
          </calcext:conditional-format>
          <calcext:conditional-format calcext:target-range-address="'Gantt Chart'.CE21:'Gantt Chart'.CE21">
            <calcext:condition calcext:apply-style-name="Today" calcext:value="formula-is([.CE$10]=TODAY())" calcext:base-cell-address="'Gantt Chart'.CE21"/>
            <calcext:condition calcext:apply-style-name="Weekend" calcext:value="formula-is(OR(WEEKDAY([.CE$10])=1;WEEKDAY([.CE$10])=7))" calcext:base-cell-address="'Gantt Chart'.CE21"/>
            <calcext:condition calcext:apply-style-name="Holiday" calcext:value="formula-is(ISNUMBER(MATCH([.CE$10];Holidays;0)))" calcext:base-cell-address="'Gantt Chart'.CE21"/>
          </calcext:conditional-format>
          <calcext:conditional-format calcext:target-range-address="'Gantt Chart'.CE21:'Gantt Chart'.CE21">
            <calcext:condition calcext:apply-style-name="Task_Completed" calcext:value="formula-is(AND([#REF!]&gt;0;[.CE$10]&gt;=[#REF!];[.CE$10]&lt;=[#REF!];WORKDAY([#REF!];[#REF!]*[#REF!];Holidays)&gt;[.CE$10]))" calcext:base-cell-address="'Gantt Chart'.CE21"/>
            <calcext:condition calcext:apply-style-name="Task_Scheduled" calcext:value="formula-is(AND([#REF!]&gt;0;[.CE$10]&gt;=[#REF!];[.CE$10]&lt;=[#REF!];WORKDAY([#REF!];[#REF!]*[#REF!];Holidays)&lt;=[.CE$10]))" calcext:base-cell-address="'Gantt Chart'.CE21"/>
            <calcext:condition calcext:apply-style-name="Milestone" calcext:value="formula-is(AND([#REF!]&gt;0;[#REF!]=&quot;&quot;;[#REF!]=[.CE$10]))" calcext:base-cell-address="'Gantt Chart'.CE21"/>
          </calcext:conditional-format>
          <calcext:conditional-format calcext:target-range-address="'Gantt Chart'.CF21:'Gantt Chart'.CF21">
            <calcext:condition calcext:apply-style-name="Today" calcext:value="formula-is([.CF$10]=TODAY())" calcext:base-cell-address="'Gantt Chart'.CF21"/>
            <calcext:condition calcext:apply-style-name="Weekend" calcext:value="formula-is(OR(WEEKDAY([.CF$10])=1;WEEKDAY([.CF$10])=7))" calcext:base-cell-address="'Gantt Chart'.CF21"/>
            <calcext:condition calcext:apply-style-name="Holiday" calcext:value="formula-is(ISNUMBER(MATCH([.CF$10];Holidays;0)))" calcext:base-cell-address="'Gantt Chart'.CF21"/>
          </calcext:conditional-format>
          <calcext:conditional-format calcext:target-range-address="'Gantt Chart'.CF21:'Gantt Chart'.CF21">
            <calcext:condition calcext:apply-style-name="Task_Completed" calcext:value="formula-is(AND([#REF!]&gt;0;[.CF$10]&gt;=[#REF!];[.CF$10]&lt;=[#REF!];WORKDAY([#REF!];[#REF!]*[#REF!];Holidays)&gt;[.CF$10]))" calcext:base-cell-address="'Gantt Chart'.CF21"/>
            <calcext:condition calcext:apply-style-name="Task_Scheduled" calcext:value="formula-is(AND([#REF!]&gt;0;[.CF$10]&gt;=[#REF!];[.CF$10]&lt;=[#REF!];WORKDAY([#REF!];[#REF!]*[#REF!];Holidays)&lt;=[.CF$10]))" calcext:base-cell-address="'Gantt Chart'.CF21"/>
            <calcext:condition calcext:apply-style-name="Milestone" calcext:value="formula-is(AND([#REF!]&gt;0;[#REF!]=&quot;&quot;;[#REF!]=[.CF$10]))" calcext:base-cell-address="'Gantt Chart'.CF21"/>
          </calcext:conditional-format>
          <calcext:conditional-format calcext:target-range-address="'Gantt Chart'.CG21:'Gantt Chart'.CG21">
            <calcext:condition calcext:apply-style-name="Today" calcext:value="formula-is([.CG$10]=TODAY())" calcext:base-cell-address="'Gantt Chart'.CG21"/>
            <calcext:condition calcext:apply-style-name="Weekend" calcext:value="formula-is(OR(WEEKDAY([.CG$10])=1;WEEKDAY([.CG$10])=7))" calcext:base-cell-address="'Gantt Chart'.CG21"/>
            <calcext:condition calcext:apply-style-name="Holiday" calcext:value="formula-is(ISNUMBER(MATCH([.CG$10];Holidays;0)))" calcext:base-cell-address="'Gantt Chart'.CG21"/>
          </calcext:conditional-format>
          <calcext:conditional-format calcext:target-range-address="'Gantt Chart'.CG21:'Gantt Chart'.CG21">
            <calcext:condition calcext:apply-style-name="Task_Completed" calcext:value="formula-is(AND([#REF!]&gt;0;[.CG$10]&gt;=[#REF!];[.CG$10]&lt;=[#REF!];WORKDAY([#REF!];[#REF!]*[#REF!];Holidays)&gt;[.CG$10]))" calcext:base-cell-address="'Gantt Chart'.CG21"/>
            <calcext:condition calcext:apply-style-name="Task_Scheduled" calcext:value="formula-is(AND([#REF!]&gt;0;[.CG$10]&gt;=[#REF!];[.CG$10]&lt;=[#REF!];WORKDAY([#REF!];[#REF!]*[#REF!];Holidays)&lt;=[.CG$10]))" calcext:base-cell-address="'Gantt Chart'.CG21"/>
            <calcext:condition calcext:apply-style-name="Milestone" calcext:value="formula-is(AND([#REF!]&gt;0;[#REF!]=&quot;&quot;;[#REF!]=[.CG$10]))" calcext:base-cell-address="'Gantt Chart'.CG21"/>
          </calcext:conditional-format>
          <calcext:conditional-format calcext:target-range-address="'Gantt Chart'.CH21:'Gantt Chart'.CH21">
            <calcext:condition calcext:apply-style-name="Today" calcext:value="formula-is([.CH$10]=TODAY())" calcext:base-cell-address="'Gantt Chart'.CH21"/>
            <calcext:condition calcext:apply-style-name="Weekend" calcext:value="formula-is(OR(WEEKDAY([.CH$10])=1;WEEKDAY([.CH$10])=7))" calcext:base-cell-address="'Gantt Chart'.CH21"/>
            <calcext:condition calcext:apply-style-name="Holiday" calcext:value="formula-is(ISNUMBER(MATCH([.CH$10];Holidays;0)))" calcext:base-cell-address="'Gantt Chart'.CH21"/>
          </calcext:conditional-format>
          <calcext:conditional-format calcext:target-range-address="'Gantt Chart'.CH21:'Gantt Chart'.CH21">
            <calcext:condition calcext:apply-style-name="Task_Completed" calcext:value="formula-is(AND([#REF!]&gt;0;[.CH$10]&gt;=[#REF!];[.CH$10]&lt;=[#REF!];WORKDAY([#REF!];[#REF!]*[#REF!];Holidays)&gt;[.CH$10]))" calcext:base-cell-address="'Gantt Chart'.CH21"/>
            <calcext:condition calcext:apply-style-name="Task_Scheduled" calcext:value="formula-is(AND([#REF!]&gt;0;[.CH$10]&gt;=[#REF!];[.CH$10]&lt;=[#REF!];WORKDAY([#REF!];[#REF!]*[#REF!];Holidays)&lt;=[.CH$10]))" calcext:base-cell-address="'Gantt Chart'.CH21"/>
            <calcext:condition calcext:apply-style-name="Milestone" calcext:value="formula-is(AND([#REF!]&gt;0;[#REF!]=&quot;&quot;;[#REF!]=[.CH$10]))" calcext:base-cell-address="'Gantt Chart'.CH21"/>
          </calcext:conditional-format>
          <calcext:conditional-format calcext:target-range-address="'Gantt Chart'.CI21:'Gantt Chart'.CI21">
            <calcext:condition calcext:apply-style-name="Today" calcext:value="formula-is([.CI$10]=TODAY())" calcext:base-cell-address="'Gantt Chart'.CI21"/>
            <calcext:condition calcext:apply-style-name="Weekend" calcext:value="formula-is(OR(WEEKDAY([.CI$10])=1;WEEKDAY([.CI$10])=7))" calcext:base-cell-address="'Gantt Chart'.CI21"/>
            <calcext:condition calcext:apply-style-name="Holiday" calcext:value="formula-is(ISNUMBER(MATCH([.CI$10];Holidays;0)))" calcext:base-cell-address="'Gantt Chart'.CI21"/>
          </calcext:conditional-format>
          <calcext:conditional-format calcext:target-range-address="'Gantt Chart'.CI21:'Gantt Chart'.CI21">
            <calcext:condition calcext:apply-style-name="Task_Completed" calcext:value="formula-is(AND([#REF!]&gt;0;[.CI$10]&gt;=[#REF!];[.CI$10]&lt;=[#REF!];WORKDAY([#REF!];[#REF!]*[#REF!];Holidays)&gt;[.CI$10]))" calcext:base-cell-address="'Gantt Chart'.CI21"/>
            <calcext:condition calcext:apply-style-name="Task_Scheduled" calcext:value="formula-is(AND([#REF!]&gt;0;[.CI$10]&gt;=[#REF!];[.CI$10]&lt;=[#REF!];WORKDAY([#REF!];[#REF!]*[#REF!];Holidays)&lt;=[.CI$10]))" calcext:base-cell-address="'Gantt Chart'.CI21"/>
            <calcext:condition calcext:apply-style-name="Milestone" calcext:value="formula-is(AND([#REF!]&gt;0;[#REF!]=&quot;&quot;;[#REF!]=[.CI$10]))" calcext:base-cell-address="'Gantt Chart'.CI21"/>
          </calcext:conditional-format>
          <calcext:conditional-format calcext:target-range-address="'Gantt Chart'.CJ21:'Gantt Chart'.CJ21">
            <calcext:condition calcext:apply-style-name="Today" calcext:value="formula-is([.CJ$10]=TODAY())" calcext:base-cell-address="'Gantt Chart'.CJ21"/>
            <calcext:condition calcext:apply-style-name="Weekend" calcext:value="formula-is(OR(WEEKDAY([.CJ$10])=1;WEEKDAY([.CJ$10])=7))" calcext:base-cell-address="'Gantt Chart'.CJ21"/>
            <calcext:condition calcext:apply-style-name="Holiday" calcext:value="formula-is(ISNUMBER(MATCH([.CJ$10];Holidays;0)))" calcext:base-cell-address="'Gantt Chart'.CJ21"/>
          </calcext:conditional-format>
          <calcext:conditional-format calcext:target-range-address="'Gantt Chart'.CJ21:'Gantt Chart'.CJ21">
            <calcext:condition calcext:apply-style-name="Task_Completed" calcext:value="formula-is(AND([#REF!]&gt;0;[.CJ$10]&gt;=[#REF!];[.CJ$10]&lt;=[#REF!];WORKDAY([#REF!];[#REF!]*[#REF!];Holidays)&gt;[.CJ$10]))" calcext:base-cell-address="'Gantt Chart'.CJ21"/>
            <calcext:condition calcext:apply-style-name="Task_Scheduled" calcext:value="formula-is(AND([#REF!]&gt;0;[.CJ$10]&gt;=[#REF!];[.CJ$10]&lt;=[#REF!];WORKDAY([#REF!];[#REF!]*[#REF!];Holidays)&lt;=[.CJ$10]))" calcext:base-cell-address="'Gantt Chart'.CJ21"/>
            <calcext:condition calcext:apply-style-name="Milestone" calcext:value="formula-is(AND([#REF!]&gt;0;[#REF!]=&quot;&quot;;[#REF!]=[.CJ$10]))" calcext:base-cell-address="'Gantt Chart'.CJ21"/>
          </calcext:conditional-format>
          <calcext:conditional-format calcext:target-range-address="'Gantt Chart'.CK21:'Gantt Chart'.CK21">
            <calcext:condition calcext:apply-style-name="Today" calcext:value="formula-is([.CK$10]=TODAY())" calcext:base-cell-address="'Gantt Chart'.CK21"/>
            <calcext:condition calcext:apply-style-name="Weekend" calcext:value="formula-is(OR(WEEKDAY([.CK$10])=1;WEEKDAY([.CK$10])=7))" calcext:base-cell-address="'Gantt Chart'.CK21"/>
            <calcext:condition calcext:apply-style-name="Holiday" calcext:value="formula-is(ISNUMBER(MATCH([.CK$10];Holidays;0)))" calcext:base-cell-address="'Gantt Chart'.CK21"/>
          </calcext:conditional-format>
          <calcext:conditional-format calcext:target-range-address="'Gantt Chart'.CK21:'Gantt Chart'.CK21">
            <calcext:condition calcext:apply-style-name="Task_Completed" calcext:value="formula-is(AND([#REF!]&gt;0;[.CK$10]&gt;=[#REF!];[.CK$10]&lt;=[#REF!];WORKDAY([#REF!];[#REF!]*[#REF!];Holidays)&gt;[.CK$10]))" calcext:base-cell-address="'Gantt Chart'.CK21"/>
            <calcext:condition calcext:apply-style-name="Task_Scheduled" calcext:value="formula-is(AND([#REF!]&gt;0;[.CK$10]&gt;=[#REF!];[.CK$10]&lt;=[#REF!];WORKDAY([#REF!];[#REF!]*[#REF!];Holidays)&lt;=[.CK$10]))" calcext:base-cell-address="'Gantt Chart'.CK21"/>
            <calcext:condition calcext:apply-style-name="Milestone" calcext:value="formula-is(AND([#REF!]&gt;0;[#REF!]=&quot;&quot;;[#REF!]=[.CK$10]))" calcext:base-cell-address="'Gantt Chart'.CK21"/>
          </calcext:conditional-format>
          <calcext:conditional-format calcext:target-range-address="'Gantt Chart'.CL21:'Gantt Chart'.CL21">
            <calcext:condition calcext:apply-style-name="Today" calcext:value="formula-is([.CL$10]=TODAY())" calcext:base-cell-address="'Gantt Chart'.CL21"/>
            <calcext:condition calcext:apply-style-name="Weekend" calcext:value="formula-is(OR(WEEKDAY([.CL$10])=1;WEEKDAY([.CL$10])=7))" calcext:base-cell-address="'Gantt Chart'.CL21"/>
            <calcext:condition calcext:apply-style-name="Holiday" calcext:value="formula-is(ISNUMBER(MATCH([.CL$10];Holidays;0)))" calcext:base-cell-address="'Gantt Chart'.CL21"/>
          </calcext:conditional-format>
          <calcext:conditional-format calcext:target-range-address="'Gantt Chart'.CL21:'Gantt Chart'.CL21">
            <calcext:condition calcext:apply-style-name="Task_Completed" calcext:value="formula-is(AND([#REF!]&gt;0;[.CL$10]&gt;=[#REF!];[.CL$10]&lt;=[#REF!];WORKDAY([#REF!];[#REF!]*[#REF!];Holidays)&gt;[.CL$10]))" calcext:base-cell-address="'Gantt Chart'.CL21"/>
            <calcext:condition calcext:apply-style-name="Task_Scheduled" calcext:value="formula-is(AND([#REF!]&gt;0;[.CL$10]&gt;=[#REF!];[.CL$10]&lt;=[#REF!];WORKDAY([#REF!];[#REF!]*[#REF!];Holidays)&lt;=[.CL$10]))" calcext:base-cell-address="'Gantt Chart'.CL21"/>
            <calcext:condition calcext:apply-style-name="Milestone" calcext:value="formula-is(AND([#REF!]&gt;0;[#REF!]=&quot;&quot;;[#REF!]=[.CL$10]))" calcext:base-cell-address="'Gantt Chart'.CL21"/>
          </calcext:conditional-format>
          <calcext:conditional-format calcext:target-range-address="'Gantt Chart'.CM21:'Gantt Chart'.CM21">
            <calcext:condition calcext:apply-style-name="Today" calcext:value="formula-is([.CM$10]=TODAY())" calcext:base-cell-address="'Gantt Chart'.CM21"/>
            <calcext:condition calcext:apply-style-name="Weekend" calcext:value="formula-is(OR(WEEKDAY([.CM$10])=1;WEEKDAY([.CM$10])=7))" calcext:base-cell-address="'Gantt Chart'.CM21"/>
            <calcext:condition calcext:apply-style-name="Holiday" calcext:value="formula-is(ISNUMBER(MATCH([.CM$10];Holidays;0)))" calcext:base-cell-address="'Gantt Chart'.CM21"/>
          </calcext:conditional-format>
          <calcext:conditional-format calcext:target-range-address="'Gantt Chart'.CM21:'Gantt Chart'.CM21">
            <calcext:condition calcext:apply-style-name="Task_Completed" calcext:value="formula-is(AND([#REF!]&gt;0;[.CM$10]&gt;=[#REF!];[.CM$10]&lt;=[#REF!];WORKDAY([#REF!];[#REF!]*[#REF!];Holidays)&gt;[.CM$10]))" calcext:base-cell-address="'Gantt Chart'.CM21"/>
            <calcext:condition calcext:apply-style-name="Task_Scheduled" calcext:value="formula-is(AND([#REF!]&gt;0;[.CM$10]&gt;=[#REF!];[.CM$10]&lt;=[#REF!];WORKDAY([#REF!];[#REF!]*[#REF!];Holidays)&lt;=[.CM$10]))" calcext:base-cell-address="'Gantt Chart'.CM21"/>
            <calcext:condition calcext:apply-style-name="Milestone" calcext:value="formula-is(AND([#REF!]&gt;0;[#REF!]=&quot;&quot;;[#REF!]=[.CM$10]))" calcext:base-cell-address="'Gantt Chart'.CM21"/>
          </calcext:conditional-format>
          <calcext:conditional-format calcext:target-range-address="'Gantt Chart'.CN21:'Gantt Chart'.CN21">
            <calcext:condition calcext:apply-style-name="Today" calcext:value="formula-is([.CN$10]=TODAY())" calcext:base-cell-address="'Gantt Chart'.CN21"/>
            <calcext:condition calcext:apply-style-name="Weekend" calcext:value="formula-is(OR(WEEKDAY([.CN$10])=1;WEEKDAY([.CN$10])=7))" calcext:base-cell-address="'Gantt Chart'.CN21"/>
            <calcext:condition calcext:apply-style-name="Holiday" calcext:value="formula-is(ISNUMBER(MATCH([.CN$10];Holidays;0)))" calcext:base-cell-address="'Gantt Chart'.CN21"/>
          </calcext:conditional-format>
          <calcext:conditional-format calcext:target-range-address="'Gantt Chart'.CN21:'Gantt Chart'.CN21">
            <calcext:condition calcext:apply-style-name="Task_Completed" calcext:value="formula-is(AND([#REF!]&gt;0;[.CN$10]&gt;=[#REF!];[.CN$10]&lt;=[#REF!];WORKDAY([#REF!];[#REF!]*[#REF!];Holidays)&gt;[.CN$10]))" calcext:base-cell-address="'Gantt Chart'.CN21"/>
            <calcext:condition calcext:apply-style-name="Task_Scheduled" calcext:value="formula-is(AND([#REF!]&gt;0;[.CN$10]&gt;=[#REF!];[.CN$10]&lt;=[#REF!];WORKDAY([#REF!];[#REF!]*[#REF!];Holidays)&lt;=[.CN$10]))" calcext:base-cell-address="'Gantt Chart'.CN21"/>
            <calcext:condition calcext:apply-style-name="Milestone" calcext:value="formula-is(AND([#REF!]&gt;0;[#REF!]=&quot;&quot;;[#REF!]=[.CN$10]))" calcext:base-cell-address="'Gantt Chart'.CN21"/>
          </calcext:conditional-format>
          <calcext:conditional-format calcext:target-range-address="'Gantt Chart'.CO21:'Gantt Chart'.CO21">
            <calcext:condition calcext:apply-style-name="Today" calcext:value="formula-is([.CO$10]=TODAY())" calcext:base-cell-address="'Gantt Chart'.CO21"/>
            <calcext:condition calcext:apply-style-name="Weekend" calcext:value="formula-is(OR(WEEKDAY([.CO$10])=1;WEEKDAY([.CO$10])=7))" calcext:base-cell-address="'Gantt Chart'.CO21"/>
            <calcext:condition calcext:apply-style-name="Holiday" calcext:value="formula-is(ISNUMBER(MATCH([.CO$10];Holidays;0)))" calcext:base-cell-address="'Gantt Chart'.CO21"/>
          </calcext:conditional-format>
          <calcext:conditional-format calcext:target-range-address="'Gantt Chart'.CO21:'Gantt Chart'.CO21">
            <calcext:condition calcext:apply-style-name="Task_Completed" calcext:value="formula-is(AND([#REF!]&gt;0;[.CO$10]&gt;=[#REF!];[.CO$10]&lt;=[#REF!];WORKDAY([#REF!];[#REF!]*[#REF!];Holidays)&gt;[.CO$10]))" calcext:base-cell-address="'Gantt Chart'.CO21"/>
            <calcext:condition calcext:apply-style-name="Task_Scheduled" calcext:value="formula-is(AND([#REF!]&gt;0;[.CO$10]&gt;=[#REF!];[.CO$10]&lt;=[#REF!];WORKDAY([#REF!];[#REF!]*[#REF!];Holidays)&lt;=[.CO$10]))" calcext:base-cell-address="'Gantt Chart'.CO21"/>
            <calcext:condition calcext:apply-style-name="Milestone" calcext:value="formula-is(AND([#REF!]&gt;0;[#REF!]=&quot;&quot;;[#REF!]=[.CO$10]))" calcext:base-cell-address="'Gantt Chart'.CO21"/>
          </calcext:conditional-format>
          <calcext:conditional-format calcext:target-range-address="'Gantt Chart'.CP21:'Gantt Chart'.CP21">
            <calcext:condition calcext:apply-style-name="Today" calcext:value="formula-is([.CP$10]=TODAY())" calcext:base-cell-address="'Gantt Chart'.CP21"/>
            <calcext:condition calcext:apply-style-name="Weekend" calcext:value="formula-is(OR(WEEKDAY([.CP$10])=1;WEEKDAY([.CP$10])=7))" calcext:base-cell-address="'Gantt Chart'.CP21"/>
            <calcext:condition calcext:apply-style-name="Holiday" calcext:value="formula-is(ISNUMBER(MATCH([.CP$10];Holidays;0)))" calcext:base-cell-address="'Gantt Chart'.CP21"/>
          </calcext:conditional-format>
          <calcext:conditional-format calcext:target-range-address="'Gantt Chart'.CP21:'Gantt Chart'.CP21">
            <calcext:condition calcext:apply-style-name="Task_Completed" calcext:value="formula-is(AND([#REF!]&gt;0;[.CP$10]&gt;=[#REF!];[.CP$10]&lt;=[#REF!];WORKDAY([#REF!];[#REF!]*[#REF!];Holidays)&gt;[.CP$10]))" calcext:base-cell-address="'Gantt Chart'.CP21"/>
            <calcext:condition calcext:apply-style-name="Task_Scheduled" calcext:value="formula-is(AND([#REF!]&gt;0;[.CP$10]&gt;=[#REF!];[.CP$10]&lt;=[#REF!];WORKDAY([#REF!];[#REF!]*[#REF!];Holidays)&lt;=[.CP$10]))" calcext:base-cell-address="'Gantt Chart'.CP21"/>
            <calcext:condition calcext:apply-style-name="Milestone" calcext:value="formula-is(AND([#REF!]&gt;0;[#REF!]=&quot;&quot;;[#REF!]=[.CP$10]))" calcext:base-cell-address="'Gantt Chart'.CP21"/>
          </calcext:conditional-format>
          <calcext:conditional-format calcext:target-range-address="'Gantt Chart'.CQ21:'Gantt Chart'.CQ21">
            <calcext:condition calcext:apply-style-name="Today" calcext:value="formula-is([.CQ$10]=TODAY())" calcext:base-cell-address="'Gantt Chart'.CQ21"/>
            <calcext:condition calcext:apply-style-name="Weekend" calcext:value="formula-is(OR(WEEKDAY([.CQ$10])=1;WEEKDAY([.CQ$10])=7))" calcext:base-cell-address="'Gantt Chart'.CQ21"/>
            <calcext:condition calcext:apply-style-name="Holiday" calcext:value="formula-is(ISNUMBER(MATCH([.CQ$10];Holidays;0)))" calcext:base-cell-address="'Gantt Chart'.CQ21"/>
          </calcext:conditional-format>
          <calcext:conditional-format calcext:target-range-address="'Gantt Chart'.CQ21:'Gantt Chart'.CQ21">
            <calcext:condition calcext:apply-style-name="Task_Completed" calcext:value="formula-is(AND([#REF!]&gt;0;[.CQ$10]&gt;=[#REF!];[.CQ$10]&lt;=[#REF!];WORKDAY([#REF!];[#REF!]*[#REF!];Holidays)&gt;[.CQ$10]))" calcext:base-cell-address="'Gantt Chart'.CQ21"/>
            <calcext:condition calcext:apply-style-name="Task_Scheduled" calcext:value="formula-is(AND([#REF!]&gt;0;[.CQ$10]&gt;=[#REF!];[.CQ$10]&lt;=[#REF!];WORKDAY([#REF!];[#REF!]*[#REF!];Holidays)&lt;=[.CQ$10]))" calcext:base-cell-address="'Gantt Chart'.CQ21"/>
            <calcext:condition calcext:apply-style-name="Milestone" calcext:value="formula-is(AND([#REF!]&gt;0;[#REF!]=&quot;&quot;;[#REF!]=[.CQ$10]))" calcext:base-cell-address="'Gantt Chart'.CQ21"/>
          </calcext:conditional-format>
          <calcext:conditional-format calcext:target-range-address="'Gantt Chart'.CR21:'Gantt Chart'.CR21">
            <calcext:condition calcext:apply-style-name="Today" calcext:value="formula-is([.CR$10]=TODAY())" calcext:base-cell-address="'Gantt Chart'.CR21"/>
            <calcext:condition calcext:apply-style-name="Weekend" calcext:value="formula-is(OR(WEEKDAY([.CR$10])=1;WEEKDAY([.CR$10])=7))" calcext:base-cell-address="'Gantt Chart'.CR21"/>
            <calcext:condition calcext:apply-style-name="Holiday" calcext:value="formula-is(ISNUMBER(MATCH([.CR$10];Holidays;0)))" calcext:base-cell-address="'Gantt Chart'.CR21"/>
          </calcext:conditional-format>
          <calcext:conditional-format calcext:target-range-address="'Gantt Chart'.CR21:'Gantt Chart'.CR21">
            <calcext:condition calcext:apply-style-name="Task_Completed" calcext:value="formula-is(AND([#REF!]&gt;0;[.CR$10]&gt;=[#REF!];[.CR$10]&lt;=[#REF!];WORKDAY([#REF!];[#REF!]*[#REF!];Holidays)&gt;[.CR$10]))" calcext:base-cell-address="'Gantt Chart'.CR21"/>
            <calcext:condition calcext:apply-style-name="Task_Scheduled" calcext:value="formula-is(AND([#REF!]&gt;0;[.CR$10]&gt;=[#REF!];[.CR$10]&lt;=[#REF!];WORKDAY([#REF!];[#REF!]*[#REF!];Holidays)&lt;=[.CR$10]))" calcext:base-cell-address="'Gantt Chart'.CR21"/>
            <calcext:condition calcext:apply-style-name="Milestone" calcext:value="formula-is(AND([#REF!]&gt;0;[#REF!]=&quot;&quot;;[#REF!]=[.CR$10]))" calcext:base-cell-address="'Gantt Chart'.CR21"/>
          </calcext:conditional-format>
          <calcext:conditional-format calcext:target-range-address="'Gantt Chart'.CS21:'Gantt Chart'.CS21">
            <calcext:condition calcext:apply-style-name="Today" calcext:value="formula-is([.CS$10]=TODAY())" calcext:base-cell-address="'Gantt Chart'.CS21"/>
            <calcext:condition calcext:apply-style-name="Weekend" calcext:value="formula-is(OR(WEEKDAY([.CS$10])=1;WEEKDAY([.CS$10])=7))" calcext:base-cell-address="'Gantt Chart'.CS21"/>
            <calcext:condition calcext:apply-style-name="Holiday" calcext:value="formula-is(ISNUMBER(MATCH([.CS$10];Holidays;0)))" calcext:base-cell-address="'Gantt Chart'.CS21"/>
          </calcext:conditional-format>
          <calcext:conditional-format calcext:target-range-address="'Gantt Chart'.CS21:'Gantt Chart'.CS21">
            <calcext:condition calcext:apply-style-name="Task_Completed" calcext:value="formula-is(AND([#REF!]&gt;0;[.CS$10]&gt;=[#REF!];[.CS$10]&lt;=[#REF!];WORKDAY([#REF!];[#REF!]*[#REF!];Holidays)&gt;[.CS$10]))" calcext:base-cell-address="'Gantt Chart'.CS21"/>
            <calcext:condition calcext:apply-style-name="Task_Scheduled" calcext:value="formula-is(AND([#REF!]&gt;0;[.CS$10]&gt;=[#REF!];[.CS$10]&lt;=[#REF!];WORKDAY([#REF!];[#REF!]*[#REF!];Holidays)&lt;=[.CS$10]))" calcext:base-cell-address="'Gantt Chart'.CS21"/>
            <calcext:condition calcext:apply-style-name="Milestone" calcext:value="formula-is(AND([#REF!]&gt;0;[#REF!]=&quot;&quot;;[#REF!]=[.CS$10]))" calcext:base-cell-address="'Gantt Chart'.CS21"/>
          </calcext:conditional-format>
          <calcext:conditional-format calcext:target-range-address="'Gantt Chart'.CT21:'Gantt Chart'.CT21">
            <calcext:condition calcext:apply-style-name="Today" calcext:value="formula-is([.CT$10]=TODAY())" calcext:base-cell-address="'Gantt Chart'.CT21"/>
            <calcext:condition calcext:apply-style-name="Weekend" calcext:value="formula-is(OR(WEEKDAY([.CT$10])=1;WEEKDAY([.CT$10])=7))" calcext:base-cell-address="'Gantt Chart'.CT21"/>
            <calcext:condition calcext:apply-style-name="Holiday" calcext:value="formula-is(ISNUMBER(MATCH([.CT$10];Holidays;0)))" calcext:base-cell-address="'Gantt Chart'.CT21"/>
          </calcext:conditional-format>
          <calcext:conditional-format calcext:target-range-address="'Gantt Chart'.CT21:'Gantt Chart'.CT21">
            <calcext:condition calcext:apply-style-name="Task_Completed" calcext:value="formula-is(AND([#REF!]&gt;0;[.CT$10]&gt;=[#REF!];[.CT$10]&lt;=[#REF!];WORKDAY([#REF!];[#REF!]*[#REF!];Holidays)&gt;[.CT$10]))" calcext:base-cell-address="'Gantt Chart'.CT21"/>
            <calcext:condition calcext:apply-style-name="Task_Scheduled" calcext:value="formula-is(AND([#REF!]&gt;0;[.CT$10]&gt;=[#REF!];[.CT$10]&lt;=[#REF!];WORKDAY([#REF!];[#REF!]*[#REF!];Holidays)&lt;=[.CT$10]))" calcext:base-cell-address="'Gantt Chart'.CT21"/>
            <calcext:condition calcext:apply-style-name="Milestone" calcext:value="formula-is(AND([#REF!]&gt;0;[#REF!]=&quot;&quot;;[#REF!]=[.CT$10]))" calcext:base-cell-address="'Gantt Chart'.CT21"/>
          </calcext:conditional-format>
          <calcext:conditional-format calcext:target-range-address="'Gantt Chart'.CU21:'Gantt Chart'.CU21">
            <calcext:condition calcext:apply-style-name="Today" calcext:value="formula-is([.CU$10]=TODAY())" calcext:base-cell-address="'Gantt Chart'.CU21"/>
            <calcext:condition calcext:apply-style-name="Weekend" calcext:value="formula-is(OR(WEEKDAY([.CU$10])=1;WEEKDAY([.CU$10])=7))" calcext:base-cell-address="'Gantt Chart'.CU21"/>
            <calcext:condition calcext:apply-style-name="Holiday" calcext:value="formula-is(ISNUMBER(MATCH([.CU$10];Holidays;0)))" calcext:base-cell-address="'Gantt Chart'.CU21"/>
          </calcext:conditional-format>
          <calcext:conditional-format calcext:target-range-address="'Gantt Chart'.CU21:'Gantt Chart'.CU21">
            <calcext:condition calcext:apply-style-name="Task_Completed" calcext:value="formula-is(AND([#REF!]&gt;0;[.CU$10]&gt;=[#REF!];[.CU$10]&lt;=[#REF!];WORKDAY([#REF!];[#REF!]*[#REF!];Holidays)&gt;[.CU$10]))" calcext:base-cell-address="'Gantt Chart'.CU21"/>
            <calcext:condition calcext:apply-style-name="Task_Scheduled" calcext:value="formula-is(AND([#REF!]&gt;0;[.CU$10]&gt;=[#REF!];[.CU$10]&lt;=[#REF!];WORKDAY([#REF!];[#REF!]*[#REF!];Holidays)&lt;=[.CU$10]))" calcext:base-cell-address="'Gantt Chart'.CU21"/>
            <calcext:condition calcext:apply-style-name="Milestone" calcext:value="formula-is(AND([#REF!]&gt;0;[#REF!]=&quot;&quot;;[#REF!]=[.CU$10]))" calcext:base-cell-address="'Gantt Chart'.CU21"/>
          </calcext:conditional-format>
          <calcext:conditional-format calcext:target-range-address="'Gantt Chart'.CV21:'Gantt Chart'.CV21">
            <calcext:condition calcext:apply-style-name="Today" calcext:value="formula-is([.CV$10]=TODAY())" calcext:base-cell-address="'Gantt Chart'.CV21"/>
            <calcext:condition calcext:apply-style-name="Weekend" calcext:value="formula-is(OR(WEEKDAY([.CV$10])=1;WEEKDAY([.CV$10])=7))" calcext:base-cell-address="'Gantt Chart'.CV21"/>
            <calcext:condition calcext:apply-style-name="Holiday" calcext:value="formula-is(ISNUMBER(MATCH([.CV$10];Holidays;0)))" calcext:base-cell-address="'Gantt Chart'.CV21"/>
          </calcext:conditional-format>
          <calcext:conditional-format calcext:target-range-address="'Gantt Chart'.CV21:'Gantt Chart'.CV21">
            <calcext:condition calcext:apply-style-name="Task_Completed" calcext:value="formula-is(AND([#REF!]&gt;0;[.CV$10]&gt;=[#REF!];[.CV$10]&lt;=[#REF!];WORKDAY([#REF!];[#REF!]*[#REF!];Holidays)&gt;[.CV$10]))" calcext:base-cell-address="'Gantt Chart'.CV21"/>
            <calcext:condition calcext:apply-style-name="Task_Scheduled" calcext:value="formula-is(AND([#REF!]&gt;0;[.CV$10]&gt;=[#REF!];[.CV$10]&lt;=[#REF!];WORKDAY([#REF!];[#REF!]*[#REF!];Holidays)&lt;=[.CV$10]))" calcext:base-cell-address="'Gantt Chart'.CV21"/>
            <calcext:condition calcext:apply-style-name="Milestone" calcext:value="formula-is(AND([#REF!]&gt;0;[#REF!]=&quot;&quot;;[#REF!]=[.CV$10]))" calcext:base-cell-address="'Gantt Chart'.CV21"/>
          </calcext:conditional-format>
          <calcext:conditional-format calcext:target-range-address="'Gantt Chart'.CW21:'Gantt Chart'.CW21">
            <calcext:condition calcext:apply-style-name="Today" calcext:value="formula-is([.CW$10]=TODAY())" calcext:base-cell-address="'Gantt Chart'.CW21"/>
            <calcext:condition calcext:apply-style-name="Weekend" calcext:value="formula-is(OR(WEEKDAY([.CW$10])=1;WEEKDAY([.CW$10])=7))" calcext:base-cell-address="'Gantt Chart'.CW21"/>
            <calcext:condition calcext:apply-style-name="Holiday" calcext:value="formula-is(ISNUMBER(MATCH([.CW$10];Holidays;0)))" calcext:base-cell-address="'Gantt Chart'.CW21"/>
          </calcext:conditional-format>
          <calcext:conditional-format calcext:target-range-address="'Gantt Chart'.CW21:'Gantt Chart'.CW21">
            <calcext:condition calcext:apply-style-name="Task_Completed" calcext:value="formula-is(AND([#REF!]&gt;0;[.CW$10]&gt;=[#REF!];[.CW$10]&lt;=[#REF!];WORKDAY([#REF!];[#REF!]*[#REF!];Holidays)&gt;[.CW$10]))" calcext:base-cell-address="'Gantt Chart'.CW21"/>
            <calcext:condition calcext:apply-style-name="Task_Scheduled" calcext:value="formula-is(AND([#REF!]&gt;0;[.CW$10]&gt;=[#REF!];[.CW$10]&lt;=[#REF!];WORKDAY([#REF!];[#REF!]*[#REF!];Holidays)&lt;=[.CW$10]))" calcext:base-cell-address="'Gantt Chart'.CW21"/>
            <calcext:condition calcext:apply-style-name="Milestone" calcext:value="formula-is(AND([#REF!]&gt;0;[#REF!]=&quot;&quot;;[#REF!]=[.CW$10]))" calcext:base-cell-address="'Gantt Chart'.CW21"/>
          </calcext:conditional-format>
          <calcext:conditional-format calcext:target-range-address="'Gantt Chart'.CX21:'Gantt Chart'.CX21">
            <calcext:condition calcext:apply-style-name="Today" calcext:value="formula-is([.CX$10]=TODAY())" calcext:base-cell-address="'Gantt Chart'.CX21"/>
            <calcext:condition calcext:apply-style-name="Weekend" calcext:value="formula-is(OR(WEEKDAY([.CX$10])=1;WEEKDAY([.CX$10])=7))" calcext:base-cell-address="'Gantt Chart'.CX21"/>
            <calcext:condition calcext:apply-style-name="Holiday" calcext:value="formula-is(ISNUMBER(MATCH([.CX$10];Holidays;0)))" calcext:base-cell-address="'Gantt Chart'.CX21"/>
          </calcext:conditional-format>
          <calcext:conditional-format calcext:target-range-address="'Gantt Chart'.CX21:'Gantt Chart'.CX21">
            <calcext:condition calcext:apply-style-name="Task_Completed" calcext:value="formula-is(AND([#REF!]&gt;0;[.CX$10]&gt;=[#REF!];[.CX$10]&lt;=[#REF!];WORKDAY([#REF!];[#REF!]*[#REF!];Holidays)&gt;[.CX$10]))" calcext:base-cell-address="'Gantt Chart'.CX21"/>
            <calcext:condition calcext:apply-style-name="Task_Scheduled" calcext:value="formula-is(AND([#REF!]&gt;0;[.CX$10]&gt;=[#REF!];[.CX$10]&lt;=[#REF!];WORKDAY([#REF!];[#REF!]*[#REF!];Holidays)&lt;=[.CX$10]))" calcext:base-cell-address="'Gantt Chart'.CX21"/>
            <calcext:condition calcext:apply-style-name="Milestone" calcext:value="formula-is(AND([#REF!]&gt;0;[#REF!]=&quot;&quot;;[#REF!]=[.CX$10]))" calcext:base-cell-address="'Gantt Chart'.CX21"/>
          </calcext:conditional-format>
          <calcext:conditional-format calcext:target-range-address="'Gantt Chart'.CY21:'Gantt Chart'.CY21">
            <calcext:condition calcext:apply-style-name="Today" calcext:value="formula-is([.CY$10]=TODAY())" calcext:base-cell-address="'Gantt Chart'.CY21"/>
            <calcext:condition calcext:apply-style-name="Weekend" calcext:value="formula-is(OR(WEEKDAY([.CY$10])=1;WEEKDAY([.CY$10])=7))" calcext:base-cell-address="'Gantt Chart'.CY21"/>
            <calcext:condition calcext:apply-style-name="Holiday" calcext:value="formula-is(ISNUMBER(MATCH([.CY$10];Holidays;0)))" calcext:base-cell-address="'Gantt Chart'.CY21"/>
          </calcext:conditional-format>
          <calcext:conditional-format calcext:target-range-address="'Gantt Chart'.CY21:'Gantt Chart'.CY21">
            <calcext:condition calcext:apply-style-name="Task_Completed" calcext:value="formula-is(AND([#REF!]&gt;0;[.CY$10]&gt;=[#REF!];[.CY$10]&lt;=[#REF!];WORKDAY([#REF!];[#REF!]*[#REF!];Holidays)&gt;[.CY$10]))" calcext:base-cell-address="'Gantt Chart'.CY21"/>
            <calcext:condition calcext:apply-style-name="Task_Scheduled" calcext:value="formula-is(AND([#REF!]&gt;0;[.CY$10]&gt;=[#REF!];[.CY$10]&lt;=[#REF!];WORKDAY([#REF!];[#REF!]*[#REF!];Holidays)&lt;=[.CY$10]))" calcext:base-cell-address="'Gantt Chart'.CY21"/>
            <calcext:condition calcext:apply-style-name="Milestone" calcext:value="formula-is(AND([#REF!]&gt;0;[#REF!]=&quot;&quot;;[#REF!]=[.CY$10]))" calcext:base-cell-address="'Gantt Chart'.CY21"/>
          </calcext:conditional-format>
          <calcext:conditional-format calcext:target-range-address="'Gantt Chart'.CZ21:'Gantt Chart'.CZ21">
            <calcext:condition calcext:apply-style-name="Today" calcext:value="formula-is([.CZ$10]=TODAY())" calcext:base-cell-address="'Gantt Chart'.CZ21"/>
            <calcext:condition calcext:apply-style-name="Weekend" calcext:value="formula-is(OR(WEEKDAY([.CZ$10])=1;WEEKDAY([.CZ$10])=7))" calcext:base-cell-address="'Gantt Chart'.CZ21"/>
            <calcext:condition calcext:apply-style-name="Holiday" calcext:value="formula-is(ISNUMBER(MATCH([.CZ$10];Holidays;0)))" calcext:base-cell-address="'Gantt Chart'.CZ21"/>
          </calcext:conditional-format>
          <calcext:conditional-format calcext:target-range-address="'Gantt Chart'.CZ21:'Gantt Chart'.CZ21">
            <calcext:condition calcext:apply-style-name="Task_Completed" calcext:value="formula-is(AND([#REF!]&gt;0;[.CZ$10]&gt;=[#REF!];[.CZ$10]&lt;=[#REF!];WORKDAY([#REF!];[#REF!]*[#REF!];Holidays)&gt;[.CZ$10]))" calcext:base-cell-address="'Gantt Chart'.CZ21"/>
            <calcext:condition calcext:apply-style-name="Task_Scheduled" calcext:value="formula-is(AND([#REF!]&gt;0;[.CZ$10]&gt;=[#REF!];[.CZ$10]&lt;=[#REF!];WORKDAY([#REF!];[#REF!]*[#REF!];Holidays)&lt;=[.CZ$10]))" calcext:base-cell-address="'Gantt Chart'.CZ21"/>
            <calcext:condition calcext:apply-style-name="Milestone" calcext:value="formula-is(AND([#REF!]&gt;0;[#REF!]=&quot;&quot;;[#REF!]=[.CZ$10]))" calcext:base-cell-address="'Gantt Chart'.CZ21"/>
          </calcext:conditional-format>
          <calcext:conditional-format calcext:target-range-address="'Gantt Chart'.DA21:'Gantt Chart'.DA21">
            <calcext:condition calcext:apply-style-name="Today" calcext:value="formula-is([.DA$10]=TODAY())" calcext:base-cell-address="'Gantt Chart'.DA21"/>
            <calcext:condition calcext:apply-style-name="Weekend" calcext:value="formula-is(OR(WEEKDAY([.DA$10])=1;WEEKDAY([.DA$10])=7))" calcext:base-cell-address="'Gantt Chart'.DA21"/>
            <calcext:condition calcext:apply-style-name="Holiday" calcext:value="formula-is(ISNUMBER(MATCH([.DA$10];Holidays;0)))" calcext:base-cell-address="'Gantt Chart'.DA21"/>
          </calcext:conditional-format>
          <calcext:conditional-format calcext:target-range-address="'Gantt Chart'.DA21:'Gantt Chart'.DA21">
            <calcext:condition calcext:apply-style-name="Task_Completed" calcext:value="formula-is(AND([#REF!]&gt;0;[.DA$10]&gt;=[#REF!];[.DA$10]&lt;=[#REF!];WORKDAY([#REF!];[#REF!]*[#REF!];Holidays)&gt;[.DA$10]))" calcext:base-cell-address="'Gantt Chart'.DA21"/>
            <calcext:condition calcext:apply-style-name="Task_Scheduled" calcext:value="formula-is(AND([#REF!]&gt;0;[.DA$10]&gt;=[#REF!];[.DA$10]&lt;=[#REF!];WORKDAY([#REF!];[#REF!]*[#REF!];Holidays)&lt;=[.DA$10]))" calcext:base-cell-address="'Gantt Chart'.DA21"/>
            <calcext:condition calcext:apply-style-name="Milestone" calcext:value="formula-is(AND([#REF!]&gt;0;[#REF!]=&quot;&quot;;[#REF!]=[.DA$10]))" calcext:base-cell-address="'Gantt Chart'.DA21"/>
          </calcext:conditional-format>
          <calcext:conditional-format calcext:target-range-address="'Gantt Chart'.DB21:'Gantt Chart'.DB21">
            <calcext:condition calcext:apply-style-name="Today" calcext:value="formula-is([.DB$10]=TODAY())" calcext:base-cell-address="'Gantt Chart'.DB21"/>
            <calcext:condition calcext:apply-style-name="Weekend" calcext:value="formula-is(OR(WEEKDAY([.DB$10])=1;WEEKDAY([.DB$10])=7))" calcext:base-cell-address="'Gantt Chart'.DB21"/>
            <calcext:condition calcext:apply-style-name="Holiday" calcext:value="formula-is(ISNUMBER(MATCH([.DB$10];Holidays;0)))" calcext:base-cell-address="'Gantt Chart'.DB21"/>
          </calcext:conditional-format>
          <calcext:conditional-format calcext:target-range-address="'Gantt Chart'.DB21:'Gantt Chart'.DB21">
            <calcext:condition calcext:apply-style-name="Task_Completed" calcext:value="formula-is(AND([#REF!]&gt;0;[.DB$10]&gt;=[#REF!];[.DB$10]&lt;=[#REF!];WORKDAY([#REF!];[#REF!]*[#REF!];Holidays)&gt;[.DB$10]))" calcext:base-cell-address="'Gantt Chart'.DB21"/>
            <calcext:condition calcext:apply-style-name="Task_Scheduled" calcext:value="formula-is(AND([#REF!]&gt;0;[.DB$10]&gt;=[#REF!];[.DB$10]&lt;=[#REF!];WORKDAY([#REF!];[#REF!]*[#REF!];Holidays)&lt;=[.DB$10]))" calcext:base-cell-address="'Gantt Chart'.DB21"/>
            <calcext:condition calcext:apply-style-name="Milestone" calcext:value="formula-is(AND([#REF!]&gt;0;[#REF!]=&quot;&quot;;[#REF!]=[.DB$10]))" calcext:base-cell-address="'Gantt Chart'.DB21"/>
          </calcext:conditional-format>
          <calcext:conditional-format calcext:target-range-address="'Gantt Chart'.DC21:'Gantt Chart'.DC21">
            <calcext:condition calcext:apply-style-name="Today" calcext:value="formula-is([.DC$10]=TODAY())" calcext:base-cell-address="'Gantt Chart'.DC21"/>
            <calcext:condition calcext:apply-style-name="Weekend" calcext:value="formula-is(OR(WEEKDAY([.DC$10])=1;WEEKDAY([.DC$10])=7))" calcext:base-cell-address="'Gantt Chart'.DC21"/>
            <calcext:condition calcext:apply-style-name="Holiday" calcext:value="formula-is(ISNUMBER(MATCH([.DC$10];Holidays;0)))" calcext:base-cell-address="'Gantt Chart'.DC21"/>
          </calcext:conditional-format>
          <calcext:conditional-format calcext:target-range-address="'Gantt Chart'.DC21:'Gantt Chart'.DC21">
            <calcext:condition calcext:apply-style-name="Task_Completed" calcext:value="formula-is(AND([#REF!]&gt;0;[.DC$10]&gt;=[#REF!];[.DC$10]&lt;=[#REF!];WORKDAY([#REF!];[#REF!]*[#REF!];Holidays)&gt;[.DC$10]))" calcext:base-cell-address="'Gantt Chart'.DC21"/>
            <calcext:condition calcext:apply-style-name="Task_Scheduled" calcext:value="formula-is(AND([#REF!]&gt;0;[.DC$10]&gt;=[#REF!];[.DC$10]&lt;=[#REF!];WORKDAY([#REF!];[#REF!]*[#REF!];Holidays)&lt;=[.DC$10]))" calcext:base-cell-address="'Gantt Chart'.DC21"/>
            <calcext:condition calcext:apply-style-name="Milestone" calcext:value="formula-is(AND([#REF!]&gt;0;[#REF!]=&quot;&quot;;[#REF!]=[.DC$10]))" calcext:base-cell-address="'Gantt Chart'.DC21"/>
          </calcext:conditional-format>
          <calcext:conditional-format calcext:target-range-address="'Gantt Chart'.DD21:'Gantt Chart'.DD21">
            <calcext:condition calcext:apply-style-name="Today" calcext:value="formula-is([.DD$10]=TODAY())" calcext:base-cell-address="'Gantt Chart'.DD21"/>
            <calcext:condition calcext:apply-style-name="Weekend" calcext:value="formula-is(OR(WEEKDAY([.DD$10])=1;WEEKDAY([.DD$10])=7))" calcext:base-cell-address="'Gantt Chart'.DD21"/>
            <calcext:condition calcext:apply-style-name="Holiday" calcext:value="formula-is(ISNUMBER(MATCH([.DD$10];Holidays;0)))" calcext:base-cell-address="'Gantt Chart'.DD21"/>
          </calcext:conditional-format>
          <calcext:conditional-format calcext:target-range-address="'Gantt Chart'.DD21:'Gantt Chart'.DD21">
            <calcext:condition calcext:apply-style-name="Task_Completed" calcext:value="formula-is(AND([#REF!]&gt;0;[.DD$10]&gt;=[#REF!];[.DD$10]&lt;=[#REF!];WORKDAY([#REF!];[#REF!]*[#REF!];Holidays)&gt;[.DD$10]))" calcext:base-cell-address="'Gantt Chart'.DD21"/>
            <calcext:condition calcext:apply-style-name="Task_Scheduled" calcext:value="formula-is(AND([#REF!]&gt;0;[.DD$10]&gt;=[#REF!];[.DD$10]&lt;=[#REF!];WORKDAY([#REF!];[#REF!]*[#REF!];Holidays)&lt;=[.DD$10]))" calcext:base-cell-address="'Gantt Chart'.DD21"/>
            <calcext:condition calcext:apply-style-name="Milestone" calcext:value="formula-is(AND([#REF!]&gt;0;[#REF!]=&quot;&quot;;[#REF!]=[.DD$10]))" calcext:base-cell-address="'Gantt Chart'.DD21"/>
          </calcext:conditional-format>
          <calcext:conditional-format calcext:target-range-address="'Gantt Chart'.DE21:'Gantt Chart'.DE21">
            <calcext:condition calcext:apply-style-name="Today" calcext:value="formula-is([.DE$10]=TODAY())" calcext:base-cell-address="'Gantt Chart'.DE21"/>
            <calcext:condition calcext:apply-style-name="Weekend" calcext:value="formula-is(OR(WEEKDAY([.DE$10])=1;WEEKDAY([.DE$10])=7))" calcext:base-cell-address="'Gantt Chart'.DE21"/>
            <calcext:condition calcext:apply-style-name="Holiday" calcext:value="formula-is(ISNUMBER(MATCH([.DE$10];Holidays;0)))" calcext:base-cell-address="'Gantt Chart'.DE21"/>
          </calcext:conditional-format>
          <calcext:conditional-format calcext:target-range-address="'Gantt Chart'.DE21:'Gantt Chart'.DE21">
            <calcext:condition calcext:apply-style-name="Task_Completed" calcext:value="formula-is(AND([#REF!]&gt;0;[.DE$10]&gt;=[#REF!];[.DE$10]&lt;=[#REF!];WORKDAY([#REF!];[#REF!]*[#REF!];Holidays)&gt;[.DE$10]))" calcext:base-cell-address="'Gantt Chart'.DE21"/>
            <calcext:condition calcext:apply-style-name="Task_Scheduled" calcext:value="formula-is(AND([#REF!]&gt;0;[.DE$10]&gt;=[#REF!];[.DE$10]&lt;=[#REF!];WORKDAY([#REF!];[#REF!]*[#REF!];Holidays)&lt;=[.DE$10]))" calcext:base-cell-address="'Gantt Chart'.DE21"/>
            <calcext:condition calcext:apply-style-name="Milestone" calcext:value="formula-is(AND([#REF!]&gt;0;[#REF!]=&quot;&quot;;[#REF!]=[.DE$10]))" calcext:base-cell-address="'Gantt Chart'.DE21"/>
          </calcext:conditional-format>
          <calcext:conditional-format calcext:target-range-address="'Gantt Chart'.DF21:'Gantt Chart'.DF21">
            <calcext:condition calcext:apply-style-name="Today" calcext:value="formula-is([.DF$10]=TODAY())" calcext:base-cell-address="'Gantt Chart'.DF21"/>
            <calcext:condition calcext:apply-style-name="Weekend" calcext:value="formula-is(OR(WEEKDAY([.DF$10])=1;WEEKDAY([.DF$10])=7))" calcext:base-cell-address="'Gantt Chart'.DF21"/>
            <calcext:condition calcext:apply-style-name="Holiday" calcext:value="formula-is(ISNUMBER(MATCH([.DF$10];Holidays;0)))" calcext:base-cell-address="'Gantt Chart'.DF21"/>
          </calcext:conditional-format>
          <calcext:conditional-format calcext:target-range-address="'Gantt Chart'.DF21:'Gantt Chart'.DF21">
            <calcext:condition calcext:apply-style-name="Task_Completed" calcext:value="formula-is(AND([#REF!]&gt;0;[.DF$10]&gt;=[#REF!];[.DF$10]&lt;=[#REF!];WORKDAY([#REF!];[#REF!]*[#REF!];Holidays)&gt;[.DF$10]))" calcext:base-cell-address="'Gantt Chart'.DF21"/>
            <calcext:condition calcext:apply-style-name="Task_Scheduled" calcext:value="formula-is(AND([#REF!]&gt;0;[.DF$10]&gt;=[#REF!];[.DF$10]&lt;=[#REF!];WORKDAY([#REF!];[#REF!]*[#REF!];Holidays)&lt;=[.DF$10]))" calcext:base-cell-address="'Gantt Chart'.DF21"/>
            <calcext:condition calcext:apply-style-name="Milestone" calcext:value="formula-is(AND([#REF!]&gt;0;[#REF!]=&quot;&quot;;[#REF!]=[.DF$10]))" calcext:base-cell-address="'Gantt Chart'.DF21"/>
          </calcext:conditional-format>
          <calcext:conditional-format calcext:target-range-address="'Gantt Chart'.DG21:'Gantt Chart'.DG21">
            <calcext:condition calcext:apply-style-name="Today" calcext:value="formula-is([.DG$10]=TODAY())" calcext:base-cell-address="'Gantt Chart'.DG21"/>
            <calcext:condition calcext:apply-style-name="Weekend" calcext:value="formula-is(OR(WEEKDAY([.DG$10])=1;WEEKDAY([.DG$10])=7))" calcext:base-cell-address="'Gantt Chart'.DG21"/>
            <calcext:condition calcext:apply-style-name="Holiday" calcext:value="formula-is(ISNUMBER(MATCH([.DG$10];Holidays;0)))" calcext:base-cell-address="'Gantt Chart'.DG21"/>
          </calcext:conditional-format>
          <calcext:conditional-format calcext:target-range-address="'Gantt Chart'.DG21:'Gantt Chart'.DG21">
            <calcext:condition calcext:apply-style-name="Task_Completed" calcext:value="formula-is(AND([#REF!]&gt;0;[.DG$10]&gt;=[#REF!];[.DG$10]&lt;=[#REF!];WORKDAY([#REF!];[#REF!]*[#REF!];Holidays)&gt;[.DG$10]))" calcext:base-cell-address="'Gantt Chart'.DG21"/>
            <calcext:condition calcext:apply-style-name="Task_Scheduled" calcext:value="formula-is(AND([#REF!]&gt;0;[.DG$10]&gt;=[#REF!];[.DG$10]&lt;=[#REF!];WORKDAY([#REF!];[#REF!]*[#REF!];Holidays)&lt;=[.DG$10]))" calcext:base-cell-address="'Gantt Chart'.DG21"/>
            <calcext:condition calcext:apply-style-name="Milestone" calcext:value="formula-is(AND([#REF!]&gt;0;[#REF!]=&quot;&quot;;[#REF!]=[.DG$10]))" calcext:base-cell-address="'Gantt Chart'.DG21"/>
          </calcext:conditional-format>
          <calcext:conditional-format calcext:target-range-address="'Gantt Chart'.DH21:'Gantt Chart'.DH21">
            <calcext:condition calcext:apply-style-name="Today" calcext:value="formula-is([.DH$10]=TODAY())" calcext:base-cell-address="'Gantt Chart'.DH21"/>
            <calcext:condition calcext:apply-style-name="Weekend" calcext:value="formula-is(OR(WEEKDAY([.DH$10])=1;WEEKDAY([.DH$10])=7))" calcext:base-cell-address="'Gantt Chart'.DH21"/>
            <calcext:condition calcext:apply-style-name="Holiday" calcext:value="formula-is(ISNUMBER(MATCH([.DH$10];Holidays;0)))" calcext:base-cell-address="'Gantt Chart'.DH21"/>
          </calcext:conditional-format>
          <calcext:conditional-format calcext:target-range-address="'Gantt Chart'.DH21:'Gantt Chart'.DH21">
            <calcext:condition calcext:apply-style-name="Task_Completed" calcext:value="formula-is(AND([#REF!]&gt;0;[.DH$10]&gt;=[#REF!];[.DH$10]&lt;=[#REF!];WORKDAY([#REF!];[#REF!]*[#REF!];Holidays)&gt;[.DH$10]))" calcext:base-cell-address="'Gantt Chart'.DH21"/>
            <calcext:condition calcext:apply-style-name="Task_Scheduled" calcext:value="formula-is(AND([#REF!]&gt;0;[.DH$10]&gt;=[#REF!];[.DH$10]&lt;=[#REF!];WORKDAY([#REF!];[#REF!]*[#REF!];Holidays)&lt;=[.DH$10]))" calcext:base-cell-address="'Gantt Chart'.DH21"/>
            <calcext:condition calcext:apply-style-name="Milestone" calcext:value="formula-is(AND([#REF!]&gt;0;[#REF!]=&quot;&quot;;[#REF!]=[.DH$10]))" calcext:base-cell-address="'Gantt Chart'.DH21"/>
          </calcext:conditional-format>
          <calcext:conditional-format calcext:target-range-address="'Gantt Chart'.DI21:'Gantt Chart'.DI21">
            <calcext:condition calcext:apply-style-name="Today" calcext:value="formula-is([.DI$10]=TODAY())" calcext:base-cell-address="'Gantt Chart'.DI21"/>
            <calcext:condition calcext:apply-style-name="Weekend" calcext:value="formula-is(OR(WEEKDAY([.DI$10])=1;WEEKDAY([.DI$10])=7))" calcext:base-cell-address="'Gantt Chart'.DI21"/>
            <calcext:condition calcext:apply-style-name="Holiday" calcext:value="formula-is(ISNUMBER(MATCH([.DI$10];Holidays;0)))" calcext:base-cell-address="'Gantt Chart'.DI21"/>
          </calcext:conditional-format>
          <calcext:conditional-format calcext:target-range-address="'Gantt Chart'.DI21:'Gantt Chart'.DI21">
            <calcext:condition calcext:apply-style-name="Task_Completed" calcext:value="formula-is(AND([#REF!]&gt;0;[.DI$10]&gt;=[#REF!];[.DI$10]&lt;=[#REF!];WORKDAY([#REF!];[#REF!]*[#REF!];Holidays)&gt;[.DI$10]))" calcext:base-cell-address="'Gantt Chart'.DI21"/>
            <calcext:condition calcext:apply-style-name="Task_Scheduled" calcext:value="formula-is(AND([#REF!]&gt;0;[.DI$10]&gt;=[#REF!];[.DI$10]&lt;=[#REF!];WORKDAY([#REF!];[#REF!]*[#REF!];Holidays)&lt;=[.DI$10]))" calcext:base-cell-address="'Gantt Chart'.DI21"/>
            <calcext:condition calcext:apply-style-name="Milestone" calcext:value="formula-is(AND([#REF!]&gt;0;[#REF!]=&quot;&quot;;[#REF!]=[.DI$10]))" calcext:base-cell-address="'Gantt Chart'.DI21"/>
          </calcext:conditional-format>
          <calcext:conditional-format calcext:target-range-address="'Gantt Chart'.DJ21:'Gantt Chart'.DJ21">
            <calcext:condition calcext:apply-style-name="Today" calcext:value="formula-is([.DJ$10]=TODAY())" calcext:base-cell-address="'Gantt Chart'.DJ21"/>
            <calcext:condition calcext:apply-style-name="Weekend" calcext:value="formula-is(OR(WEEKDAY([.DJ$10])=1;WEEKDAY([.DJ$10])=7))" calcext:base-cell-address="'Gantt Chart'.DJ21"/>
            <calcext:condition calcext:apply-style-name="Holiday" calcext:value="formula-is(ISNUMBER(MATCH([.DJ$10];Holidays;0)))" calcext:base-cell-address="'Gantt Chart'.DJ21"/>
          </calcext:conditional-format>
          <calcext:conditional-format calcext:target-range-address="'Gantt Chart'.DJ21:'Gantt Chart'.DJ21">
            <calcext:condition calcext:apply-style-name="Task_Completed" calcext:value="formula-is(AND([#REF!]&gt;0;[.DJ$10]&gt;=[#REF!];[.DJ$10]&lt;=[#REF!];WORKDAY([#REF!];[#REF!]*[#REF!];Holidays)&gt;[.DJ$10]))" calcext:base-cell-address="'Gantt Chart'.DJ21"/>
            <calcext:condition calcext:apply-style-name="Task_Scheduled" calcext:value="formula-is(AND([#REF!]&gt;0;[.DJ$10]&gt;=[#REF!];[.DJ$10]&lt;=[#REF!];WORKDAY([#REF!];[#REF!]*[#REF!];Holidays)&lt;=[.DJ$10]))" calcext:base-cell-address="'Gantt Chart'.DJ21"/>
            <calcext:condition calcext:apply-style-name="Milestone" calcext:value="formula-is(AND([#REF!]&gt;0;[#REF!]=&quot;&quot;;[#REF!]=[.DJ$10]))" calcext:base-cell-address="'Gantt Chart'.DJ21"/>
          </calcext:conditional-format>
          <calcext:conditional-format calcext:target-range-address="'Gantt Chart'.DK21:'Gantt Chart'.DK21">
            <calcext:condition calcext:apply-style-name="Today" calcext:value="formula-is([.DK$10]=TODAY())" calcext:base-cell-address="'Gantt Chart'.DK21"/>
            <calcext:condition calcext:apply-style-name="Weekend" calcext:value="formula-is(OR(WEEKDAY([.DK$10])=1;WEEKDAY([.DK$10])=7))" calcext:base-cell-address="'Gantt Chart'.DK21"/>
            <calcext:condition calcext:apply-style-name="Holiday" calcext:value="formula-is(ISNUMBER(MATCH([.DK$10];Holidays;0)))" calcext:base-cell-address="'Gantt Chart'.DK21"/>
          </calcext:conditional-format>
          <calcext:conditional-format calcext:target-range-address="'Gantt Chart'.DK21:'Gantt Chart'.DK21">
            <calcext:condition calcext:apply-style-name="Task_Completed" calcext:value="formula-is(AND([#REF!]&gt;0;[.DK$10]&gt;=[#REF!];[.DK$10]&lt;=[#REF!];WORKDAY([#REF!];[#REF!]*[#REF!];Holidays)&gt;[.DK$10]))" calcext:base-cell-address="'Gantt Chart'.DK21"/>
            <calcext:condition calcext:apply-style-name="Task_Scheduled" calcext:value="formula-is(AND([#REF!]&gt;0;[.DK$10]&gt;=[#REF!];[.DK$10]&lt;=[#REF!];WORKDAY([#REF!];[#REF!]*[#REF!];Holidays)&lt;=[.DK$10]))" calcext:base-cell-address="'Gantt Chart'.DK21"/>
            <calcext:condition calcext:apply-style-name="Milestone" calcext:value="formula-is(AND([#REF!]&gt;0;[#REF!]=&quot;&quot;;[#REF!]=[.DK$10]))" calcext:base-cell-address="'Gantt Chart'.DK21"/>
          </calcext:conditional-format>
          <calcext:conditional-format calcext:target-range-address="'Gantt Chart'.DL21:'Gantt Chart'.DL21">
            <calcext:condition calcext:apply-style-name="Today" calcext:value="formula-is([.DL$10]=TODAY())" calcext:base-cell-address="'Gantt Chart'.DL21"/>
            <calcext:condition calcext:apply-style-name="Weekend" calcext:value="formula-is(OR(WEEKDAY([.DL$10])=1;WEEKDAY([.DL$10])=7))" calcext:base-cell-address="'Gantt Chart'.DL21"/>
            <calcext:condition calcext:apply-style-name="Holiday" calcext:value="formula-is(ISNUMBER(MATCH([.DL$10];Holidays;0)))" calcext:base-cell-address="'Gantt Chart'.DL21"/>
          </calcext:conditional-format>
          <calcext:conditional-format calcext:target-range-address="'Gantt Chart'.DL21:'Gantt Chart'.DL21">
            <calcext:condition calcext:apply-style-name="Task_Completed" calcext:value="formula-is(AND([#REF!]&gt;0;[.DL$10]&gt;=[#REF!];[.DL$10]&lt;=[#REF!];WORKDAY([#REF!];[#REF!]*[#REF!];Holidays)&gt;[.DL$10]))" calcext:base-cell-address="'Gantt Chart'.DL21"/>
            <calcext:condition calcext:apply-style-name="Task_Scheduled" calcext:value="formula-is(AND([#REF!]&gt;0;[.DL$10]&gt;=[#REF!];[.DL$10]&lt;=[#REF!];WORKDAY([#REF!];[#REF!]*[#REF!];Holidays)&lt;=[.DL$10]))" calcext:base-cell-address="'Gantt Chart'.DL21"/>
            <calcext:condition calcext:apply-style-name="Milestone" calcext:value="formula-is(AND([#REF!]&gt;0;[#REF!]=&quot;&quot;;[#REF!]=[.DL$10]))" calcext:base-cell-address="'Gantt Chart'.DL21"/>
          </calcext:conditional-format>
          <calcext:conditional-format calcext:target-range-address="'Gantt Chart'.DM21:'Gantt Chart'.DM21">
            <calcext:condition calcext:apply-style-name="Today" calcext:value="formula-is([.DM$10]=TODAY())" calcext:base-cell-address="'Gantt Chart'.DM21"/>
            <calcext:condition calcext:apply-style-name="Weekend" calcext:value="formula-is(OR(WEEKDAY([.DM$10])=1;WEEKDAY([.DM$10])=7))" calcext:base-cell-address="'Gantt Chart'.DM21"/>
            <calcext:condition calcext:apply-style-name="Holiday" calcext:value="formula-is(ISNUMBER(MATCH([.DM$10];Holidays;0)))" calcext:base-cell-address="'Gantt Chart'.DM21"/>
          </calcext:conditional-format>
          <calcext:conditional-format calcext:target-range-address="'Gantt Chart'.DM21:'Gantt Chart'.DM21">
            <calcext:condition calcext:apply-style-name="Task_Completed" calcext:value="formula-is(AND([#REF!]&gt;0;[.DM$10]&gt;=[#REF!];[.DM$10]&lt;=[#REF!];WORKDAY([#REF!];[#REF!]*[#REF!];Holidays)&gt;[.DM$10]))" calcext:base-cell-address="'Gantt Chart'.DM21"/>
            <calcext:condition calcext:apply-style-name="Task_Scheduled" calcext:value="formula-is(AND([#REF!]&gt;0;[.DM$10]&gt;=[#REF!];[.DM$10]&lt;=[#REF!];WORKDAY([#REF!];[#REF!]*[#REF!];Holidays)&lt;=[.DM$10]))" calcext:base-cell-address="'Gantt Chart'.DM21"/>
            <calcext:condition calcext:apply-style-name="Milestone" calcext:value="formula-is(AND([#REF!]&gt;0;[#REF!]=&quot;&quot;;[#REF!]=[.DM$10]))" calcext:base-cell-address="'Gantt Chart'.DM21"/>
          </calcext:conditional-format>
          <calcext:conditional-format calcext:target-range-address="'Gantt Chart'.DN21:'Gantt Chart'.DN21">
            <calcext:condition calcext:apply-style-name="Today" calcext:value="formula-is([.DN$10]=TODAY())" calcext:base-cell-address="'Gantt Chart'.DN21"/>
            <calcext:condition calcext:apply-style-name="Weekend" calcext:value="formula-is(OR(WEEKDAY([.DN$10])=1;WEEKDAY([.DN$10])=7))" calcext:base-cell-address="'Gantt Chart'.DN21"/>
            <calcext:condition calcext:apply-style-name="Holiday" calcext:value="formula-is(ISNUMBER(MATCH([.DN$10];Holidays;0)))" calcext:base-cell-address="'Gantt Chart'.DN21"/>
          </calcext:conditional-format>
          <calcext:conditional-format calcext:target-range-address="'Gantt Chart'.DN21:'Gantt Chart'.DN21">
            <calcext:condition calcext:apply-style-name="Task_Completed" calcext:value="formula-is(AND([#REF!]&gt;0;[.DN$10]&gt;=[#REF!];[.DN$10]&lt;=[#REF!];WORKDAY([#REF!];[#REF!]*[#REF!];Holidays)&gt;[.DN$10]))" calcext:base-cell-address="'Gantt Chart'.DN21"/>
            <calcext:condition calcext:apply-style-name="Task_Scheduled" calcext:value="formula-is(AND([#REF!]&gt;0;[.DN$10]&gt;=[#REF!];[.DN$10]&lt;=[#REF!];WORKDAY([#REF!];[#REF!]*[#REF!];Holidays)&lt;=[.DN$10]))" calcext:base-cell-address="'Gantt Chart'.DN21"/>
            <calcext:condition calcext:apply-style-name="Milestone" calcext:value="formula-is(AND([#REF!]&gt;0;[#REF!]=&quot;&quot;;[#REF!]=[.DN$10]))" calcext:base-cell-address="'Gantt Chart'.DN21"/>
          </calcext:conditional-format>
          <calcext:conditional-format calcext:target-range-address="'Gantt Chart'.DO21:'Gantt Chart'.DO21">
            <calcext:condition calcext:apply-style-name="Today" calcext:value="formula-is([.DO$10]=TODAY())" calcext:base-cell-address="'Gantt Chart'.DO21"/>
            <calcext:condition calcext:apply-style-name="Weekend" calcext:value="formula-is(OR(WEEKDAY([.DO$10])=1;WEEKDAY([.DO$10])=7))" calcext:base-cell-address="'Gantt Chart'.DO21"/>
            <calcext:condition calcext:apply-style-name="Holiday" calcext:value="formula-is(ISNUMBER(MATCH([.DO$10];Holidays;0)))" calcext:base-cell-address="'Gantt Chart'.DO21"/>
          </calcext:conditional-format>
          <calcext:conditional-format calcext:target-range-address="'Gantt Chart'.DO21:'Gantt Chart'.DO21">
            <calcext:condition calcext:apply-style-name="Task_Completed" calcext:value="formula-is(AND([#REF!]&gt;0;[.DO$10]&gt;=[#REF!];[.DO$10]&lt;=[#REF!];WORKDAY([#REF!];[#REF!]*[#REF!];Holidays)&gt;[.DO$10]))" calcext:base-cell-address="'Gantt Chart'.DO21"/>
            <calcext:condition calcext:apply-style-name="Task_Scheduled" calcext:value="formula-is(AND([#REF!]&gt;0;[.DO$10]&gt;=[#REF!];[.DO$10]&lt;=[#REF!];WORKDAY([#REF!];[#REF!]*[#REF!];Holidays)&lt;=[.DO$10]))" calcext:base-cell-address="'Gantt Chart'.DO21"/>
            <calcext:condition calcext:apply-style-name="Milestone" calcext:value="formula-is(AND([#REF!]&gt;0;[#REF!]=&quot;&quot;;[#REF!]=[.DO$10]))" calcext:base-cell-address="'Gantt Chart'.DO21"/>
          </calcext:conditional-format>
          <calcext:conditional-format calcext:target-range-address="'Gantt Chart'.DP21:'Gantt Chart'.DP21">
            <calcext:condition calcext:apply-style-name="Today" calcext:value="formula-is([.DP$10]=TODAY())" calcext:base-cell-address="'Gantt Chart'.DP21"/>
            <calcext:condition calcext:apply-style-name="Weekend" calcext:value="formula-is(OR(WEEKDAY([.DP$10])=1;WEEKDAY([.DP$10])=7))" calcext:base-cell-address="'Gantt Chart'.DP21"/>
            <calcext:condition calcext:apply-style-name="Holiday" calcext:value="formula-is(ISNUMBER(MATCH([.DP$10];Holidays;0)))" calcext:base-cell-address="'Gantt Chart'.DP21"/>
          </calcext:conditional-format>
          <calcext:conditional-format calcext:target-range-address="'Gantt Chart'.DP21:'Gantt Chart'.DP21">
            <calcext:condition calcext:apply-style-name="Task_Completed" calcext:value="formula-is(AND([#REF!]&gt;0;[.DP$10]&gt;=[#REF!];[.DP$10]&lt;=[#REF!];WORKDAY([#REF!];[#REF!]*[#REF!];Holidays)&gt;[.DP$10]))" calcext:base-cell-address="'Gantt Chart'.DP21"/>
            <calcext:condition calcext:apply-style-name="Task_Scheduled" calcext:value="formula-is(AND([#REF!]&gt;0;[.DP$10]&gt;=[#REF!];[.DP$10]&lt;=[#REF!];WORKDAY([#REF!];[#REF!]*[#REF!];Holidays)&lt;=[.DP$10]))" calcext:base-cell-address="'Gantt Chart'.DP21"/>
            <calcext:condition calcext:apply-style-name="Milestone" calcext:value="formula-is(AND([#REF!]&gt;0;[#REF!]=&quot;&quot;;[#REF!]=[.DP$10]))" calcext:base-cell-address="'Gantt Chart'.DP21"/>
          </calcext:conditional-format>
          <calcext:conditional-format calcext:target-range-address="'Gantt Chart'.DQ21:'Gantt Chart'.DQ21">
            <calcext:condition calcext:apply-style-name="Today" calcext:value="formula-is([.DQ$10]=TODAY())" calcext:base-cell-address="'Gantt Chart'.DQ21"/>
            <calcext:condition calcext:apply-style-name="Weekend" calcext:value="formula-is(OR(WEEKDAY([.DQ$10])=1;WEEKDAY([.DQ$10])=7))" calcext:base-cell-address="'Gantt Chart'.DQ21"/>
            <calcext:condition calcext:apply-style-name="Holiday" calcext:value="formula-is(ISNUMBER(MATCH([.DQ$10];Holidays;0)))" calcext:base-cell-address="'Gantt Chart'.DQ21"/>
          </calcext:conditional-format>
          <calcext:conditional-format calcext:target-range-address="'Gantt Chart'.DQ21:'Gantt Chart'.DQ21">
            <calcext:condition calcext:apply-style-name="Task_Completed" calcext:value="formula-is(AND([#REF!]&gt;0;[.DQ$10]&gt;=[#REF!];[.DQ$10]&lt;=[#REF!];WORKDAY([#REF!];[#REF!]*[#REF!];Holidays)&gt;[.DQ$10]))" calcext:base-cell-address="'Gantt Chart'.DQ21"/>
            <calcext:condition calcext:apply-style-name="Task_Scheduled" calcext:value="formula-is(AND([#REF!]&gt;0;[.DQ$10]&gt;=[#REF!];[.DQ$10]&lt;=[#REF!];WORKDAY([#REF!];[#REF!]*[#REF!];Holidays)&lt;=[.DQ$10]))" calcext:base-cell-address="'Gantt Chart'.DQ21"/>
            <calcext:condition calcext:apply-style-name="Milestone" calcext:value="formula-is(AND([#REF!]&gt;0;[#REF!]=&quot;&quot;;[#REF!]=[.DQ$10]))" calcext:base-cell-address="'Gantt Chart'.DQ21"/>
          </calcext:conditional-format>
          <calcext:conditional-format calcext:target-range-address="'Gantt Chart'.DR21:'Gantt Chart'.DR21">
            <calcext:condition calcext:apply-style-name="Today" calcext:value="formula-is([.DR$10]=TODAY())" calcext:base-cell-address="'Gantt Chart'.DR21"/>
            <calcext:condition calcext:apply-style-name="Weekend" calcext:value="formula-is(OR(WEEKDAY([.DR$10])=1;WEEKDAY([.DR$10])=7))" calcext:base-cell-address="'Gantt Chart'.DR21"/>
            <calcext:condition calcext:apply-style-name="Holiday" calcext:value="formula-is(ISNUMBER(MATCH([.DR$10];Holidays;0)))" calcext:base-cell-address="'Gantt Chart'.DR21"/>
          </calcext:conditional-format>
          <calcext:conditional-format calcext:target-range-address="'Gantt Chart'.DR21:'Gantt Chart'.DR21">
            <calcext:condition calcext:apply-style-name="Task_Completed" calcext:value="formula-is(AND([#REF!]&gt;0;[.DR$10]&gt;=[#REF!];[.DR$10]&lt;=[#REF!];WORKDAY([#REF!];[#REF!]*[#REF!];Holidays)&gt;[.DR$10]))" calcext:base-cell-address="'Gantt Chart'.DR21"/>
            <calcext:condition calcext:apply-style-name="Task_Scheduled" calcext:value="formula-is(AND([#REF!]&gt;0;[.DR$10]&gt;=[#REF!];[.DR$10]&lt;=[#REF!];WORKDAY([#REF!];[#REF!]*[#REF!];Holidays)&lt;=[.DR$10]))" calcext:base-cell-address="'Gantt Chart'.DR21"/>
            <calcext:condition calcext:apply-style-name="Milestone" calcext:value="formula-is(AND([#REF!]&gt;0;[#REF!]=&quot;&quot;;[#REF!]=[.DR$10]))" calcext:base-cell-address="'Gantt Chart'.DR21"/>
          </calcext:conditional-format>
          <calcext:conditional-format calcext:target-range-address="'Gantt Chart'.DS21:'Gantt Chart'.DS21">
            <calcext:condition calcext:apply-style-name="Today" calcext:value="formula-is([.DS$10]=TODAY())" calcext:base-cell-address="'Gantt Chart'.DS21"/>
            <calcext:condition calcext:apply-style-name="Weekend" calcext:value="formula-is(OR(WEEKDAY([.DS$10])=1;WEEKDAY([.DS$10])=7))" calcext:base-cell-address="'Gantt Chart'.DS21"/>
            <calcext:condition calcext:apply-style-name="Holiday" calcext:value="formula-is(ISNUMBER(MATCH([.DS$10];Holidays;0)))" calcext:base-cell-address="'Gantt Chart'.DS21"/>
          </calcext:conditional-format>
          <calcext:conditional-format calcext:target-range-address="'Gantt Chart'.DS21:'Gantt Chart'.DS21">
            <calcext:condition calcext:apply-style-name="Task_Completed" calcext:value="formula-is(AND([#REF!]&gt;0;[.DS$10]&gt;=[#REF!];[.DS$10]&lt;=[#REF!];WORKDAY([#REF!];[#REF!]*[#REF!];Holidays)&gt;[.DS$10]))" calcext:base-cell-address="'Gantt Chart'.DS21"/>
            <calcext:condition calcext:apply-style-name="Task_Scheduled" calcext:value="formula-is(AND([#REF!]&gt;0;[.DS$10]&gt;=[#REF!];[.DS$10]&lt;=[#REF!];WORKDAY([#REF!];[#REF!]*[#REF!];Holidays)&lt;=[.DS$10]))" calcext:base-cell-address="'Gantt Chart'.DS21"/>
            <calcext:condition calcext:apply-style-name="Milestone" calcext:value="formula-is(AND([#REF!]&gt;0;[#REF!]=&quot;&quot;;[#REF!]=[.DS$10]))" calcext:base-cell-address="'Gantt Chart'.DS21"/>
          </calcext:conditional-format>
          <calcext:conditional-format calcext:target-range-address="'Gantt Chart'.DT21:'Gantt Chart'.DT21">
            <calcext:condition calcext:apply-style-name="Today" calcext:value="formula-is([.DT$10]=TODAY())" calcext:base-cell-address="'Gantt Chart'.DT21"/>
            <calcext:condition calcext:apply-style-name="Weekend" calcext:value="formula-is(OR(WEEKDAY([.DT$10])=1;WEEKDAY([.DT$10])=7))" calcext:base-cell-address="'Gantt Chart'.DT21"/>
            <calcext:condition calcext:apply-style-name="Holiday" calcext:value="formula-is(ISNUMBER(MATCH([.DT$10];Holidays;0)))" calcext:base-cell-address="'Gantt Chart'.DT21"/>
          </calcext:conditional-format>
          <calcext:conditional-format calcext:target-range-address="'Gantt Chart'.DT21:'Gantt Chart'.DT21">
            <calcext:condition calcext:apply-style-name="Task_Completed" calcext:value="formula-is(AND([#REF!]&gt;0;[.DT$10]&gt;=[#REF!];[.DT$10]&lt;=[#REF!];WORKDAY([#REF!];[#REF!]*[#REF!];Holidays)&gt;[.DT$10]))" calcext:base-cell-address="'Gantt Chart'.DT21"/>
            <calcext:condition calcext:apply-style-name="Task_Scheduled" calcext:value="formula-is(AND([#REF!]&gt;0;[.DT$10]&gt;=[#REF!];[.DT$10]&lt;=[#REF!];WORKDAY([#REF!];[#REF!]*[#REF!];Holidays)&lt;=[.DT$10]))" calcext:base-cell-address="'Gantt Chart'.DT21"/>
            <calcext:condition calcext:apply-style-name="Milestone" calcext:value="formula-is(AND([#REF!]&gt;0;[#REF!]=&quot;&quot;;[#REF!]=[.DT$10]))" calcext:base-cell-address="'Gantt Chart'.DT21"/>
          </calcext:conditional-format>
          <calcext:conditional-format calcext:target-range-address="'Gantt Chart'.DU21:'Gantt Chart'.DU21">
            <calcext:condition calcext:apply-style-name="Today" calcext:value="formula-is([.DU$10]=TODAY())" calcext:base-cell-address="'Gantt Chart'.DU21"/>
            <calcext:condition calcext:apply-style-name="Weekend" calcext:value="formula-is(OR(WEEKDAY([.DU$10])=1;WEEKDAY([.DU$10])=7))" calcext:base-cell-address="'Gantt Chart'.DU21"/>
            <calcext:condition calcext:apply-style-name="Holiday" calcext:value="formula-is(ISNUMBER(MATCH([.DU$10];Holidays;0)))" calcext:base-cell-address="'Gantt Chart'.DU21"/>
          </calcext:conditional-format>
          <calcext:conditional-format calcext:target-range-address="'Gantt Chart'.DU21:'Gantt Chart'.DU21">
            <calcext:condition calcext:apply-style-name="Task_Completed" calcext:value="formula-is(AND([#REF!]&gt;0;[.DU$10]&gt;=[#REF!];[.DU$10]&lt;=[#REF!];WORKDAY([#REF!];[#REF!]*[#REF!];Holidays)&gt;[.DU$10]))" calcext:base-cell-address="'Gantt Chart'.DU21"/>
            <calcext:condition calcext:apply-style-name="Task_Scheduled" calcext:value="formula-is(AND([#REF!]&gt;0;[.DU$10]&gt;=[#REF!];[.DU$10]&lt;=[#REF!];WORKDAY([#REF!];[#REF!]*[#REF!];Holidays)&lt;=[.DU$10]))" calcext:base-cell-address="'Gantt Chart'.DU21"/>
            <calcext:condition calcext:apply-style-name="Milestone" calcext:value="formula-is(AND([#REF!]&gt;0;[#REF!]=&quot;&quot;;[#REF!]=[.DU$10]))" calcext:base-cell-address="'Gantt Chart'.DU21"/>
          </calcext:conditional-format>
          <calcext:conditional-format calcext:target-range-address="'Gantt Chart'.DV21:'Gantt Chart'.DV21">
            <calcext:condition calcext:apply-style-name="Today" calcext:value="formula-is([.DV$10]=TODAY())" calcext:base-cell-address="'Gantt Chart'.DV21"/>
            <calcext:condition calcext:apply-style-name="Weekend" calcext:value="formula-is(OR(WEEKDAY([.DV$10])=1;WEEKDAY([.DV$10])=7))" calcext:base-cell-address="'Gantt Chart'.DV21"/>
            <calcext:condition calcext:apply-style-name="Holiday" calcext:value="formula-is(ISNUMBER(MATCH([.DV$10];Holidays;0)))" calcext:base-cell-address="'Gantt Chart'.DV21"/>
          </calcext:conditional-format>
          <calcext:conditional-format calcext:target-range-address="'Gantt Chart'.DV21:'Gantt Chart'.DV21">
            <calcext:condition calcext:apply-style-name="Task_Completed" calcext:value="formula-is(AND([#REF!]&gt;0;[.DV$10]&gt;=[#REF!];[.DV$10]&lt;=[#REF!];WORKDAY([#REF!];[#REF!]*[#REF!];Holidays)&gt;[.DV$10]))" calcext:base-cell-address="'Gantt Chart'.DV21"/>
            <calcext:condition calcext:apply-style-name="Task_Scheduled" calcext:value="formula-is(AND([#REF!]&gt;0;[.DV$10]&gt;=[#REF!];[.DV$10]&lt;=[#REF!];WORKDAY([#REF!];[#REF!]*[#REF!];Holidays)&lt;=[.DV$10]))" calcext:base-cell-address="'Gantt Chart'.DV21"/>
            <calcext:condition calcext:apply-style-name="Milestone" calcext:value="formula-is(AND([#REF!]&gt;0;[#REF!]=&quot;&quot;;[#REF!]=[.DV$10]))" calcext:base-cell-address="'Gantt Chart'.DV21"/>
          </calcext:conditional-format>
          <calcext:conditional-format calcext:target-range-address="'Gantt Chart'.DW21:'Gantt Chart'.DW21">
            <calcext:condition calcext:apply-style-name="Today" calcext:value="formula-is([.DW$10]=TODAY())" calcext:base-cell-address="'Gantt Chart'.DW21"/>
            <calcext:condition calcext:apply-style-name="Weekend" calcext:value="formula-is(OR(WEEKDAY([.DW$10])=1;WEEKDAY([.DW$10])=7))" calcext:base-cell-address="'Gantt Chart'.DW21"/>
            <calcext:condition calcext:apply-style-name="Holiday" calcext:value="formula-is(ISNUMBER(MATCH([.DW$10];Holidays;0)))" calcext:base-cell-address="'Gantt Chart'.DW21"/>
          </calcext:conditional-format>
          <calcext:conditional-format calcext:target-range-address="'Gantt Chart'.DW21:'Gantt Chart'.DW21">
            <calcext:condition calcext:apply-style-name="Task_Completed" calcext:value="formula-is(AND([#REF!]&gt;0;[.DW$10]&gt;=[#REF!];[.DW$10]&lt;=[#REF!];WORKDAY([#REF!];[#REF!]*[#REF!];Holidays)&gt;[.DW$10]))" calcext:base-cell-address="'Gantt Chart'.DW21"/>
            <calcext:condition calcext:apply-style-name="Task_Scheduled" calcext:value="formula-is(AND([#REF!]&gt;0;[.DW$10]&gt;=[#REF!];[.DW$10]&lt;=[#REF!];WORKDAY([#REF!];[#REF!]*[#REF!];Holidays)&lt;=[.DW$10]))" calcext:base-cell-address="'Gantt Chart'.DW21"/>
            <calcext:condition calcext:apply-style-name="Milestone" calcext:value="formula-is(AND([#REF!]&gt;0;[#REF!]=&quot;&quot;;[#REF!]=[.DW$10]))" calcext:base-cell-address="'Gantt Chart'.DW21"/>
          </calcext:conditional-format>
          <calcext:conditional-format calcext:target-range-address="'Gantt Chart'.DX21:'Gantt Chart'.DX21">
            <calcext:condition calcext:apply-style-name="Today" calcext:value="formula-is([.DX$10]=TODAY())" calcext:base-cell-address="'Gantt Chart'.DX21"/>
            <calcext:condition calcext:apply-style-name="Weekend" calcext:value="formula-is(OR(WEEKDAY([.DX$10])=1;WEEKDAY([.DX$10])=7))" calcext:base-cell-address="'Gantt Chart'.DX21"/>
            <calcext:condition calcext:apply-style-name="Holiday" calcext:value="formula-is(ISNUMBER(MATCH([.DX$10];Holidays;0)))" calcext:base-cell-address="'Gantt Chart'.DX21"/>
          </calcext:conditional-format>
          <calcext:conditional-format calcext:target-range-address="'Gantt Chart'.DX21:'Gantt Chart'.DX21">
            <calcext:condition calcext:apply-style-name="Task_Completed" calcext:value="formula-is(AND([#REF!]&gt;0;[.DX$10]&gt;=[#REF!];[.DX$10]&lt;=[#REF!];WORKDAY([#REF!];[#REF!]*[#REF!];Holidays)&gt;[.DX$10]))" calcext:base-cell-address="'Gantt Chart'.DX21"/>
            <calcext:condition calcext:apply-style-name="Task_Scheduled" calcext:value="formula-is(AND([#REF!]&gt;0;[.DX$10]&gt;=[#REF!];[.DX$10]&lt;=[#REF!];WORKDAY([#REF!];[#REF!]*[#REF!];Holidays)&lt;=[.DX$10]))" calcext:base-cell-address="'Gantt Chart'.DX21"/>
            <calcext:condition calcext:apply-style-name="Milestone" calcext:value="formula-is(AND([#REF!]&gt;0;[#REF!]=&quot;&quot;;[#REF!]=[.DX$10]))" calcext:base-cell-address="'Gantt Chart'.DX21"/>
          </calcext:conditional-format>
          <calcext:conditional-format calcext:target-range-address="'Gantt Chart'.DY21:'Gantt Chart'.DY21">
            <calcext:condition calcext:apply-style-name="Today" calcext:value="formula-is([.DY$10]=TODAY())" calcext:base-cell-address="'Gantt Chart'.DY21"/>
            <calcext:condition calcext:apply-style-name="Weekend" calcext:value="formula-is(OR(WEEKDAY([.DY$10])=1;WEEKDAY([.DY$10])=7))" calcext:base-cell-address="'Gantt Chart'.DY21"/>
            <calcext:condition calcext:apply-style-name="Holiday" calcext:value="formula-is(ISNUMBER(MATCH([.DY$10];Holidays;0)))" calcext:base-cell-address="'Gantt Chart'.DY21"/>
          </calcext:conditional-format>
          <calcext:conditional-format calcext:target-range-address="'Gantt Chart'.DY21:'Gantt Chart'.DY21">
            <calcext:condition calcext:apply-style-name="Task_Completed" calcext:value="formula-is(AND([#REF!]&gt;0;[.DY$10]&gt;=[#REF!];[.DY$10]&lt;=[#REF!];WORKDAY([#REF!];[#REF!]*[#REF!];Holidays)&gt;[.DY$10]))" calcext:base-cell-address="'Gantt Chart'.DY21"/>
            <calcext:condition calcext:apply-style-name="Task_Scheduled" calcext:value="formula-is(AND([#REF!]&gt;0;[.DY$10]&gt;=[#REF!];[.DY$10]&lt;=[#REF!];WORKDAY([#REF!];[#REF!]*[#REF!];Holidays)&lt;=[.DY$10]))" calcext:base-cell-address="'Gantt Chart'.DY21"/>
            <calcext:condition calcext:apply-style-name="Milestone" calcext:value="formula-is(AND([#REF!]&gt;0;[#REF!]=&quot;&quot;;[#REF!]=[.DY$10]))" calcext:base-cell-address="'Gantt Chart'.DY21"/>
          </calcext:conditional-format>
          <calcext:conditional-format calcext:target-range-address="'Gantt Chart'.DZ21:'Gantt Chart'.DZ21">
            <calcext:condition calcext:apply-style-name="Today" calcext:value="formula-is([.DZ$10]=TODAY())" calcext:base-cell-address="'Gantt Chart'.DZ21"/>
            <calcext:condition calcext:apply-style-name="Weekend" calcext:value="formula-is(OR(WEEKDAY([.DZ$10])=1;WEEKDAY([.DZ$10])=7))" calcext:base-cell-address="'Gantt Chart'.DZ21"/>
            <calcext:condition calcext:apply-style-name="Holiday" calcext:value="formula-is(ISNUMBER(MATCH([.DZ$10];Holidays;0)))" calcext:base-cell-address="'Gantt Chart'.DZ21"/>
          </calcext:conditional-format>
          <calcext:conditional-format calcext:target-range-address="'Gantt Chart'.DZ21:'Gantt Chart'.DZ21">
            <calcext:condition calcext:apply-style-name="Task_Completed" calcext:value="formula-is(AND([#REF!]&gt;0;[.DZ$10]&gt;=[#REF!];[.DZ$10]&lt;=[#REF!];WORKDAY([#REF!];[#REF!]*[#REF!];Holidays)&gt;[.DZ$10]))" calcext:base-cell-address="'Gantt Chart'.DZ21"/>
            <calcext:condition calcext:apply-style-name="Task_Scheduled" calcext:value="formula-is(AND([#REF!]&gt;0;[.DZ$10]&gt;=[#REF!];[.DZ$10]&lt;=[#REF!];WORKDAY([#REF!];[#REF!]*[#REF!];Holidays)&lt;=[.DZ$10]))" calcext:base-cell-address="'Gantt Chart'.DZ21"/>
            <calcext:condition calcext:apply-style-name="Milestone" calcext:value="formula-is(AND([#REF!]&gt;0;[#REF!]=&quot;&quot;;[#REF!]=[.DZ$10]))" calcext:base-cell-address="'Gantt Chart'.DZ21"/>
          </calcext:conditional-format>
          <calcext:conditional-format calcext:target-range-address="'Gantt Chart'.EA21:'Gantt Chart'.EA21">
            <calcext:condition calcext:apply-style-name="Today" calcext:value="formula-is([.EA$10]=TODAY())" calcext:base-cell-address="'Gantt Chart'.EA21"/>
            <calcext:condition calcext:apply-style-name="Weekend" calcext:value="formula-is(OR(WEEKDAY([.EA$10])=1;WEEKDAY([.EA$10])=7))" calcext:base-cell-address="'Gantt Chart'.EA21"/>
            <calcext:condition calcext:apply-style-name="Holiday" calcext:value="formula-is(ISNUMBER(MATCH([.EA$10];Holidays;0)))" calcext:base-cell-address="'Gantt Chart'.EA21"/>
          </calcext:conditional-format>
          <calcext:conditional-format calcext:target-range-address="'Gantt Chart'.EA21:'Gantt Chart'.EA21">
            <calcext:condition calcext:apply-style-name="Task_Completed" calcext:value="formula-is(AND([#REF!]&gt;0;[.EA$10]&gt;=[#REF!];[.EA$10]&lt;=[#REF!];WORKDAY([#REF!];[#REF!]*[#REF!];Holidays)&gt;[.EA$10]))" calcext:base-cell-address="'Gantt Chart'.EA21"/>
            <calcext:condition calcext:apply-style-name="Task_Scheduled" calcext:value="formula-is(AND([#REF!]&gt;0;[.EA$10]&gt;=[#REF!];[.EA$10]&lt;=[#REF!];WORKDAY([#REF!];[#REF!]*[#REF!];Holidays)&lt;=[.EA$10]))" calcext:base-cell-address="'Gantt Chart'.EA21"/>
            <calcext:condition calcext:apply-style-name="Milestone" calcext:value="formula-is(AND([#REF!]&gt;0;[#REF!]=&quot;&quot;;[#REF!]=[.EA$10]))" calcext:base-cell-address="'Gantt Chart'.EA21"/>
          </calcext:conditional-format>
          <calcext:conditional-format calcext:target-range-address="'Gantt Chart'.EB21:'Gantt Chart'.EB21">
            <calcext:condition calcext:apply-style-name="Today" calcext:value="formula-is([.EB$10]=TODAY())" calcext:base-cell-address="'Gantt Chart'.EB21"/>
            <calcext:condition calcext:apply-style-name="Weekend" calcext:value="formula-is(OR(WEEKDAY([.EB$10])=1;WEEKDAY([.EB$10])=7))" calcext:base-cell-address="'Gantt Chart'.EB21"/>
            <calcext:condition calcext:apply-style-name="Holiday" calcext:value="formula-is(ISNUMBER(MATCH([.EB$10];Holidays;0)))" calcext:base-cell-address="'Gantt Chart'.EB21"/>
          </calcext:conditional-format>
          <calcext:conditional-format calcext:target-range-address="'Gantt Chart'.EB21:'Gantt Chart'.EB21">
            <calcext:condition calcext:apply-style-name="Task_Completed" calcext:value="formula-is(AND([#REF!]&gt;0;[.EB$10]&gt;=[#REF!];[.EB$10]&lt;=[#REF!];WORKDAY([#REF!];[#REF!]*[#REF!];Holidays)&gt;[.EB$10]))" calcext:base-cell-address="'Gantt Chart'.EB21"/>
            <calcext:condition calcext:apply-style-name="Task_Scheduled" calcext:value="formula-is(AND([#REF!]&gt;0;[.EB$10]&gt;=[#REF!];[.EB$10]&lt;=[#REF!];WORKDAY([#REF!];[#REF!]*[#REF!];Holidays)&lt;=[.EB$10]))" calcext:base-cell-address="'Gantt Chart'.EB21"/>
            <calcext:condition calcext:apply-style-name="Milestone" calcext:value="formula-is(AND([#REF!]&gt;0;[#REF!]=&quot;&quot;;[#REF!]=[.EB$10]))" calcext:base-cell-address="'Gantt Chart'.EB21"/>
          </calcext:conditional-format>
          <calcext:conditional-format calcext:target-range-address="'Gantt Chart'.EC21:'Gantt Chart'.EC21">
            <calcext:condition calcext:apply-style-name="Today" calcext:value="formula-is([.EC$10]=TODAY())" calcext:base-cell-address="'Gantt Chart'.EC21"/>
            <calcext:condition calcext:apply-style-name="Weekend" calcext:value="formula-is(OR(WEEKDAY([.EC$10])=1;WEEKDAY([.EC$10])=7))" calcext:base-cell-address="'Gantt Chart'.EC21"/>
            <calcext:condition calcext:apply-style-name="Holiday" calcext:value="formula-is(ISNUMBER(MATCH([.EC$10];Holidays;0)))" calcext:base-cell-address="'Gantt Chart'.EC21"/>
          </calcext:conditional-format>
          <calcext:conditional-format calcext:target-range-address="'Gantt Chart'.EC21:'Gantt Chart'.EC21">
            <calcext:condition calcext:apply-style-name="Task_Completed" calcext:value="formula-is(AND([#REF!]&gt;0;[.EC$10]&gt;=[#REF!];[.EC$10]&lt;=[#REF!];WORKDAY([#REF!];[#REF!]*[#REF!];Holidays)&gt;[.EC$10]))" calcext:base-cell-address="'Gantt Chart'.EC21"/>
            <calcext:condition calcext:apply-style-name="Task_Scheduled" calcext:value="formula-is(AND([#REF!]&gt;0;[.EC$10]&gt;=[#REF!];[.EC$10]&lt;=[#REF!];WORKDAY([#REF!];[#REF!]*[#REF!];Holidays)&lt;=[.EC$10]))" calcext:base-cell-address="'Gantt Chart'.EC21"/>
            <calcext:condition calcext:apply-style-name="Milestone" calcext:value="formula-is(AND([#REF!]&gt;0;[#REF!]=&quot;&quot;;[#REF!]=[.EC$10]))" calcext:base-cell-address="'Gantt Chart'.EC21"/>
          </calcext:conditional-format>
          <calcext:conditional-format calcext:target-range-address="'Gantt Chart'.ED21:'Gantt Chart'.ED21">
            <calcext:condition calcext:apply-style-name="Today" calcext:value="formula-is([.ED$10]=TODAY())" calcext:base-cell-address="'Gantt Chart'.ED21"/>
            <calcext:condition calcext:apply-style-name="Weekend" calcext:value="formula-is(OR(WEEKDAY([.ED$10])=1;WEEKDAY([.ED$10])=7))" calcext:base-cell-address="'Gantt Chart'.ED21"/>
            <calcext:condition calcext:apply-style-name="Holiday" calcext:value="formula-is(ISNUMBER(MATCH([.ED$10];Holidays;0)))" calcext:base-cell-address="'Gantt Chart'.ED21"/>
          </calcext:conditional-format>
          <calcext:conditional-format calcext:target-range-address="'Gantt Chart'.ED21:'Gantt Chart'.ED21">
            <calcext:condition calcext:apply-style-name="Task_Completed" calcext:value="formula-is(AND([#REF!]&gt;0;[.ED$10]&gt;=[#REF!];[.ED$10]&lt;=[#REF!];WORKDAY([#REF!];[#REF!]*[#REF!];Holidays)&gt;[.ED$10]))" calcext:base-cell-address="'Gantt Chart'.ED21"/>
            <calcext:condition calcext:apply-style-name="Task_Scheduled" calcext:value="formula-is(AND([#REF!]&gt;0;[.ED$10]&gt;=[#REF!];[.ED$10]&lt;=[#REF!];WORKDAY([#REF!];[#REF!]*[#REF!];Holidays)&lt;=[.ED$10]))" calcext:base-cell-address="'Gantt Chart'.ED21"/>
            <calcext:condition calcext:apply-style-name="Milestone" calcext:value="formula-is(AND([#REF!]&gt;0;[#REF!]=&quot;&quot;;[#REF!]=[.ED$10]))" calcext:base-cell-address="'Gantt Chart'.ED21"/>
          </calcext:conditional-format>
          <calcext:conditional-format calcext:target-range-address="'Gantt Chart'.EE21:'Gantt Chart'.EE21">
            <calcext:condition calcext:apply-style-name="Today" calcext:value="formula-is([.EE$10]=TODAY())" calcext:base-cell-address="'Gantt Chart'.EE21"/>
            <calcext:condition calcext:apply-style-name="Weekend" calcext:value="formula-is(OR(WEEKDAY([.EE$10])=1;WEEKDAY([.EE$10])=7))" calcext:base-cell-address="'Gantt Chart'.EE21"/>
            <calcext:condition calcext:apply-style-name="Holiday" calcext:value="formula-is(ISNUMBER(MATCH([.EE$10];Holidays;0)))" calcext:base-cell-address="'Gantt Chart'.EE21"/>
          </calcext:conditional-format>
          <calcext:conditional-format calcext:target-range-address="'Gantt Chart'.EE21:'Gantt Chart'.EE21">
            <calcext:condition calcext:apply-style-name="Task_Completed" calcext:value="formula-is(AND([#REF!]&gt;0;[.EE$10]&gt;=[#REF!];[.EE$10]&lt;=[#REF!];WORKDAY([#REF!];[#REF!]*[#REF!];Holidays)&gt;[.EE$10]))" calcext:base-cell-address="'Gantt Chart'.EE21"/>
            <calcext:condition calcext:apply-style-name="Task_Scheduled" calcext:value="formula-is(AND([#REF!]&gt;0;[.EE$10]&gt;=[#REF!];[.EE$10]&lt;=[#REF!];WORKDAY([#REF!];[#REF!]*[#REF!];Holidays)&lt;=[.EE$10]))" calcext:base-cell-address="'Gantt Chart'.EE21"/>
            <calcext:condition calcext:apply-style-name="Milestone" calcext:value="formula-is(AND([#REF!]&gt;0;[#REF!]=&quot;&quot;;[#REF!]=[.EE$10]))" calcext:base-cell-address="'Gantt Chart'.EE21"/>
          </calcext:conditional-format>
          <calcext:conditional-format calcext:target-range-address="'Gantt Chart'.EF21:'Gantt Chart'.EF21">
            <calcext:condition calcext:apply-style-name="Today" calcext:value="formula-is([.EF$10]=TODAY())" calcext:base-cell-address="'Gantt Chart'.EF21"/>
            <calcext:condition calcext:apply-style-name="Weekend" calcext:value="formula-is(OR(WEEKDAY([.EF$10])=1;WEEKDAY([.EF$10])=7))" calcext:base-cell-address="'Gantt Chart'.EF21"/>
            <calcext:condition calcext:apply-style-name="Holiday" calcext:value="formula-is(ISNUMBER(MATCH([.EF$10];Holidays;0)))" calcext:base-cell-address="'Gantt Chart'.EF21"/>
          </calcext:conditional-format>
          <calcext:conditional-format calcext:target-range-address="'Gantt Chart'.EF21:'Gantt Chart'.EF21">
            <calcext:condition calcext:apply-style-name="Task_Completed" calcext:value="formula-is(AND([#REF!]&gt;0;[.EF$10]&gt;=[#REF!];[.EF$10]&lt;=[#REF!];WORKDAY([#REF!];[#REF!]*[#REF!];Holidays)&gt;[.EF$10]))" calcext:base-cell-address="'Gantt Chart'.EF21"/>
            <calcext:condition calcext:apply-style-name="Task_Scheduled" calcext:value="formula-is(AND([#REF!]&gt;0;[.EF$10]&gt;=[#REF!];[.EF$10]&lt;=[#REF!];WORKDAY([#REF!];[#REF!]*[#REF!];Holidays)&lt;=[.EF$10]))" calcext:base-cell-address="'Gantt Chart'.EF21"/>
            <calcext:condition calcext:apply-style-name="Milestone" calcext:value="formula-is(AND([#REF!]&gt;0;[#REF!]=&quot;&quot;;[#REF!]=[.EF$10]))" calcext:base-cell-address="'Gantt Chart'.EF21"/>
          </calcext:conditional-format>
          <calcext:conditional-format calcext:target-range-address="'Gantt Chart'.EG21:'Gantt Chart'.EG21">
            <calcext:condition calcext:apply-style-name="Today" calcext:value="formula-is([.EG$10]=TODAY())" calcext:base-cell-address="'Gantt Chart'.EG21"/>
            <calcext:condition calcext:apply-style-name="Weekend" calcext:value="formula-is(OR(WEEKDAY([.EG$10])=1;WEEKDAY([.EG$10])=7))" calcext:base-cell-address="'Gantt Chart'.EG21"/>
            <calcext:condition calcext:apply-style-name="Holiday" calcext:value="formula-is(ISNUMBER(MATCH([.EG$10];Holidays;0)))" calcext:base-cell-address="'Gantt Chart'.EG21"/>
          </calcext:conditional-format>
          <calcext:conditional-format calcext:target-range-address="'Gantt Chart'.EG21:'Gantt Chart'.EG21">
            <calcext:condition calcext:apply-style-name="Task_Completed" calcext:value="formula-is(AND([#REF!]&gt;0;[.EG$10]&gt;=[#REF!];[.EG$10]&lt;=[#REF!];WORKDAY([#REF!];[#REF!]*[#REF!];Holidays)&gt;[.EG$10]))" calcext:base-cell-address="'Gantt Chart'.EG21"/>
            <calcext:condition calcext:apply-style-name="Task_Scheduled" calcext:value="formula-is(AND([#REF!]&gt;0;[.EG$10]&gt;=[#REF!];[.EG$10]&lt;=[#REF!];WORKDAY([#REF!];[#REF!]*[#REF!];Holidays)&lt;=[.EG$10]))" calcext:base-cell-address="'Gantt Chart'.EG21"/>
            <calcext:condition calcext:apply-style-name="Milestone" calcext:value="formula-is(AND([#REF!]&gt;0;[#REF!]=&quot;&quot;;[#REF!]=[.EG$10]))" calcext:base-cell-address="'Gantt Chart'.EG21"/>
          </calcext:conditional-format>
          <calcext:conditional-format calcext:target-range-address="'Gantt Chart'.EH21:'Gantt Chart'.EH21">
            <calcext:condition calcext:apply-style-name="Today" calcext:value="formula-is([.EH$10]=TODAY())" calcext:base-cell-address="'Gantt Chart'.EH21"/>
            <calcext:condition calcext:apply-style-name="Weekend" calcext:value="formula-is(OR(WEEKDAY([.EH$10])=1;WEEKDAY([.EH$10])=7))" calcext:base-cell-address="'Gantt Chart'.EH21"/>
            <calcext:condition calcext:apply-style-name="Holiday" calcext:value="formula-is(ISNUMBER(MATCH([.EH$10];Holidays;0)))" calcext:base-cell-address="'Gantt Chart'.EH21"/>
          </calcext:conditional-format>
          <calcext:conditional-format calcext:target-range-address="'Gantt Chart'.EH21:'Gantt Chart'.EH21">
            <calcext:condition calcext:apply-style-name="Task_Completed" calcext:value="formula-is(AND([#REF!]&gt;0;[.EH$10]&gt;=[#REF!];[.EH$10]&lt;=[#REF!];WORKDAY([#REF!];[#REF!]*[#REF!];Holidays)&gt;[.EH$10]))" calcext:base-cell-address="'Gantt Chart'.EH21"/>
            <calcext:condition calcext:apply-style-name="Task_Scheduled" calcext:value="formula-is(AND([#REF!]&gt;0;[.EH$10]&gt;=[#REF!];[.EH$10]&lt;=[#REF!];WORKDAY([#REF!];[#REF!]*[#REF!];Holidays)&lt;=[.EH$10]))" calcext:base-cell-address="'Gantt Chart'.EH21"/>
            <calcext:condition calcext:apply-style-name="Milestone" calcext:value="formula-is(AND([#REF!]&gt;0;[#REF!]=&quot;&quot;;[#REF!]=[.EH$10]))" calcext:base-cell-address="'Gantt Chart'.EH21"/>
          </calcext:conditional-format>
          <calcext:conditional-format calcext:target-range-address="'Gantt Chart'.EI21:'Gantt Chart'.EI21">
            <calcext:condition calcext:apply-style-name="Today" calcext:value="formula-is([.EI$10]=TODAY())" calcext:base-cell-address="'Gantt Chart'.EI21"/>
            <calcext:condition calcext:apply-style-name="Weekend" calcext:value="formula-is(OR(WEEKDAY([.EI$10])=1;WEEKDAY([.EI$10])=7))" calcext:base-cell-address="'Gantt Chart'.EI21"/>
            <calcext:condition calcext:apply-style-name="Holiday" calcext:value="formula-is(ISNUMBER(MATCH([.EI$10];Holidays;0)))" calcext:base-cell-address="'Gantt Chart'.EI21"/>
          </calcext:conditional-format>
          <calcext:conditional-format calcext:target-range-address="'Gantt Chart'.EI21:'Gantt Chart'.EI21">
            <calcext:condition calcext:apply-style-name="Task_Completed" calcext:value="formula-is(AND([#REF!]&gt;0;[.EI$10]&gt;=[#REF!];[.EI$10]&lt;=[#REF!];WORKDAY([#REF!];[#REF!]*[#REF!];Holidays)&gt;[.EI$10]))" calcext:base-cell-address="'Gantt Chart'.EI21"/>
            <calcext:condition calcext:apply-style-name="Task_Scheduled" calcext:value="formula-is(AND([#REF!]&gt;0;[.EI$10]&gt;=[#REF!];[.EI$10]&lt;=[#REF!];WORKDAY([#REF!];[#REF!]*[#REF!];Holidays)&lt;=[.EI$10]))" calcext:base-cell-address="'Gantt Chart'.EI21"/>
            <calcext:condition calcext:apply-style-name="Milestone" calcext:value="formula-is(AND([#REF!]&gt;0;[#REF!]=&quot;&quot;;[#REF!]=[.EI$10]))" calcext:base-cell-address="'Gantt Chart'.EI21"/>
          </calcext:conditional-format>
          <calcext:conditional-format calcext:target-range-address="'Gantt Chart'.EJ21:'Gantt Chart'.EJ21">
            <calcext:condition calcext:apply-style-name="Today" calcext:value="formula-is([.EJ$10]=TODAY())" calcext:base-cell-address="'Gantt Chart'.EJ21"/>
            <calcext:condition calcext:apply-style-name="Weekend" calcext:value="formula-is(OR(WEEKDAY([.EJ$10])=1;WEEKDAY([.EJ$10])=7))" calcext:base-cell-address="'Gantt Chart'.EJ21"/>
            <calcext:condition calcext:apply-style-name="Holiday" calcext:value="formula-is(ISNUMBER(MATCH([.EJ$10];Holidays;0)))" calcext:base-cell-address="'Gantt Chart'.EJ21"/>
          </calcext:conditional-format>
          <calcext:conditional-format calcext:target-range-address="'Gantt Chart'.EJ21:'Gantt Chart'.EJ21">
            <calcext:condition calcext:apply-style-name="Task_Completed" calcext:value="formula-is(AND([#REF!]&gt;0;[.EJ$10]&gt;=[#REF!];[.EJ$10]&lt;=[#REF!];WORKDAY([#REF!];[#REF!]*[#REF!];Holidays)&gt;[.EJ$10]))" calcext:base-cell-address="'Gantt Chart'.EJ21"/>
            <calcext:condition calcext:apply-style-name="Task_Scheduled" calcext:value="formula-is(AND([#REF!]&gt;0;[.EJ$10]&gt;=[#REF!];[.EJ$10]&lt;=[#REF!];WORKDAY([#REF!];[#REF!]*[#REF!];Holidays)&lt;=[.EJ$10]))" calcext:base-cell-address="'Gantt Chart'.EJ21"/>
            <calcext:condition calcext:apply-style-name="Milestone" calcext:value="formula-is(AND([#REF!]&gt;0;[#REF!]=&quot;&quot;;[#REF!]=[.EJ$10]))" calcext:base-cell-address="'Gantt Chart'.EJ21"/>
          </calcext:conditional-format>
          <calcext:conditional-format calcext:target-range-address="'Gantt Chart'.EK21:'Gantt Chart'.EK21">
            <calcext:condition calcext:apply-style-name="Today" calcext:value="formula-is([.EK$10]=TODAY())" calcext:base-cell-address="'Gantt Chart'.EK21"/>
            <calcext:condition calcext:apply-style-name="Weekend" calcext:value="formula-is(OR(WEEKDAY([.EK$10])=1;WEEKDAY([.EK$10])=7))" calcext:base-cell-address="'Gantt Chart'.EK21"/>
            <calcext:condition calcext:apply-style-name="Holiday" calcext:value="formula-is(ISNUMBER(MATCH([.EK$10];Holidays;0)))" calcext:base-cell-address="'Gantt Chart'.EK21"/>
          </calcext:conditional-format>
          <calcext:conditional-format calcext:target-range-address="'Gantt Chart'.EK21:'Gantt Chart'.EK21">
            <calcext:condition calcext:apply-style-name="Task_Completed" calcext:value="formula-is(AND([#REF!]&gt;0;[.EK$10]&gt;=[#REF!];[.EK$10]&lt;=[#REF!];WORKDAY([#REF!];[#REF!]*[#REF!];Holidays)&gt;[.EK$10]))" calcext:base-cell-address="'Gantt Chart'.EK21"/>
            <calcext:condition calcext:apply-style-name="Task_Scheduled" calcext:value="formula-is(AND([#REF!]&gt;0;[.EK$10]&gt;=[#REF!];[.EK$10]&lt;=[#REF!];WORKDAY([#REF!];[#REF!]*[#REF!];Holidays)&lt;=[.EK$10]))" calcext:base-cell-address="'Gantt Chart'.EK21"/>
            <calcext:condition calcext:apply-style-name="Milestone" calcext:value="formula-is(AND([#REF!]&gt;0;[#REF!]=&quot;&quot;;[#REF!]=[.EK$10]))" calcext:base-cell-address="'Gantt Chart'.EK21"/>
          </calcext:conditional-format>
          <calcext:conditional-format calcext:target-range-address="'Gantt Chart'.EL21:'Gantt Chart'.EL21">
            <calcext:condition calcext:apply-style-name="Today" calcext:value="formula-is([.EL$10]=TODAY())" calcext:base-cell-address="'Gantt Chart'.EL21"/>
            <calcext:condition calcext:apply-style-name="Weekend" calcext:value="formula-is(OR(WEEKDAY([.EL$10])=1;WEEKDAY([.EL$10])=7))" calcext:base-cell-address="'Gantt Chart'.EL21"/>
            <calcext:condition calcext:apply-style-name="Holiday" calcext:value="formula-is(ISNUMBER(MATCH([.EL$10];Holidays;0)))" calcext:base-cell-address="'Gantt Chart'.EL21"/>
          </calcext:conditional-format>
          <calcext:conditional-format calcext:target-range-address="'Gantt Chart'.EL21:'Gantt Chart'.EL21">
            <calcext:condition calcext:apply-style-name="Task_Completed" calcext:value="formula-is(AND([#REF!]&gt;0;[.EL$10]&gt;=[#REF!];[.EL$10]&lt;=[#REF!];WORKDAY([#REF!];[#REF!]*[#REF!];Holidays)&gt;[.EL$10]))" calcext:base-cell-address="'Gantt Chart'.EL21"/>
            <calcext:condition calcext:apply-style-name="Task_Scheduled" calcext:value="formula-is(AND([#REF!]&gt;0;[.EL$10]&gt;=[#REF!];[.EL$10]&lt;=[#REF!];WORKDAY([#REF!];[#REF!]*[#REF!];Holidays)&lt;=[.EL$10]))" calcext:base-cell-address="'Gantt Chart'.EL21"/>
            <calcext:condition calcext:apply-style-name="Milestone" calcext:value="formula-is(AND([#REF!]&gt;0;[#REF!]=&quot;&quot;;[#REF!]=[.EL$10]))" calcext:base-cell-address="'Gantt Chart'.EL21"/>
          </calcext:conditional-format>
          <calcext:conditional-format calcext:target-range-address="'Gantt Chart'.EM21:'Gantt Chart'.EM21">
            <calcext:condition calcext:apply-style-name="Today" calcext:value="formula-is([.EM$10]=TODAY())" calcext:base-cell-address="'Gantt Chart'.EM21"/>
            <calcext:condition calcext:apply-style-name="Weekend" calcext:value="formula-is(OR(WEEKDAY([.EM$10])=1;WEEKDAY([.EM$10])=7))" calcext:base-cell-address="'Gantt Chart'.EM21"/>
            <calcext:condition calcext:apply-style-name="Holiday" calcext:value="formula-is(ISNUMBER(MATCH([.EM$10];Holidays;0)))" calcext:base-cell-address="'Gantt Chart'.EM21"/>
          </calcext:conditional-format>
          <calcext:conditional-format calcext:target-range-address="'Gantt Chart'.EM21:'Gantt Chart'.EM21">
            <calcext:condition calcext:apply-style-name="Task_Completed" calcext:value="formula-is(AND([#REF!]&gt;0;[.EM$10]&gt;=[#REF!];[.EM$10]&lt;=[#REF!];WORKDAY([#REF!];[#REF!]*[#REF!];Holidays)&gt;[.EM$10]))" calcext:base-cell-address="'Gantt Chart'.EM21"/>
            <calcext:condition calcext:apply-style-name="Task_Scheduled" calcext:value="formula-is(AND([#REF!]&gt;0;[.EM$10]&gt;=[#REF!];[.EM$10]&lt;=[#REF!];WORKDAY([#REF!];[#REF!]*[#REF!];Holidays)&lt;=[.EM$10]))" calcext:base-cell-address="'Gantt Chart'.EM21"/>
            <calcext:condition calcext:apply-style-name="Milestone" calcext:value="formula-is(AND([#REF!]&gt;0;[#REF!]=&quot;&quot;;[#REF!]=[.EM$10]))" calcext:base-cell-address="'Gantt Chart'.EM21"/>
          </calcext:conditional-format>
          <calcext:conditional-format calcext:target-range-address="'Gantt Chart'.EN21:'Gantt Chart'.EN21">
            <calcext:condition calcext:apply-style-name="Today" calcext:value="formula-is([.EN$10]=TODAY())" calcext:base-cell-address="'Gantt Chart'.EN21"/>
            <calcext:condition calcext:apply-style-name="Weekend" calcext:value="formula-is(OR(WEEKDAY([.EN$10])=1;WEEKDAY([.EN$10])=7))" calcext:base-cell-address="'Gantt Chart'.EN21"/>
            <calcext:condition calcext:apply-style-name="Holiday" calcext:value="formula-is(ISNUMBER(MATCH([.EN$10];Holidays;0)))" calcext:base-cell-address="'Gantt Chart'.EN21"/>
          </calcext:conditional-format>
          <calcext:conditional-format calcext:target-range-address="'Gantt Chart'.EN21:'Gantt Chart'.EN21">
            <calcext:condition calcext:apply-style-name="Task_Completed" calcext:value="formula-is(AND([#REF!]&gt;0;[.EN$10]&gt;=[#REF!];[.EN$10]&lt;=[#REF!];WORKDAY([#REF!];[#REF!]*[#REF!];Holidays)&gt;[.EN$10]))" calcext:base-cell-address="'Gantt Chart'.EN21"/>
            <calcext:condition calcext:apply-style-name="Task_Scheduled" calcext:value="formula-is(AND([#REF!]&gt;0;[.EN$10]&gt;=[#REF!];[.EN$10]&lt;=[#REF!];WORKDAY([#REF!];[#REF!]*[#REF!];Holidays)&lt;=[.EN$10]))" calcext:base-cell-address="'Gantt Chart'.EN21"/>
            <calcext:condition calcext:apply-style-name="Milestone" calcext:value="formula-is(AND([#REF!]&gt;0;[#REF!]=&quot;&quot;;[#REF!]=[.EN$10]))" calcext:base-cell-address="'Gantt Chart'.EN21"/>
          </calcext:conditional-format>
          <calcext:conditional-format calcext:target-range-address="'Gantt Chart'.EO21:'Gantt Chart'.EO21">
            <calcext:condition calcext:apply-style-name="Today" calcext:value="formula-is([.EO$10]=TODAY())" calcext:base-cell-address="'Gantt Chart'.EO21"/>
            <calcext:condition calcext:apply-style-name="Weekend" calcext:value="formula-is(OR(WEEKDAY([.EO$10])=1;WEEKDAY([.EO$10])=7))" calcext:base-cell-address="'Gantt Chart'.EO21"/>
            <calcext:condition calcext:apply-style-name="Holiday" calcext:value="formula-is(ISNUMBER(MATCH([.EO$10];Holidays;0)))" calcext:base-cell-address="'Gantt Chart'.EO21"/>
          </calcext:conditional-format>
          <calcext:conditional-format calcext:target-range-address="'Gantt Chart'.EO21:'Gantt Chart'.EO21">
            <calcext:condition calcext:apply-style-name="Task_Completed" calcext:value="formula-is(AND([#REF!]&gt;0;[.EO$10]&gt;=[#REF!];[.EO$10]&lt;=[#REF!];WORKDAY([#REF!];[#REF!]*[#REF!];Holidays)&gt;[.EO$10]))" calcext:base-cell-address="'Gantt Chart'.EO21"/>
            <calcext:condition calcext:apply-style-name="Task_Scheduled" calcext:value="formula-is(AND([#REF!]&gt;0;[.EO$10]&gt;=[#REF!];[.EO$10]&lt;=[#REF!];WORKDAY([#REF!];[#REF!]*[#REF!];Holidays)&lt;=[.EO$10]))" calcext:base-cell-address="'Gantt Chart'.EO21"/>
            <calcext:condition calcext:apply-style-name="Milestone" calcext:value="formula-is(AND([#REF!]&gt;0;[#REF!]=&quot;&quot;;[#REF!]=[.EO$10]))" calcext:base-cell-address="'Gantt Chart'.EO21"/>
          </calcext:conditional-format>
          <calcext:conditional-format calcext:target-range-address="'Gantt Chart'.EP21:'Gantt Chart'.EP21">
            <calcext:condition calcext:apply-style-name="Today" calcext:value="formula-is([.EP$10]=TODAY())" calcext:base-cell-address="'Gantt Chart'.EP21"/>
            <calcext:condition calcext:apply-style-name="Weekend" calcext:value="formula-is(OR(WEEKDAY([.EP$10])=1;WEEKDAY([.EP$10])=7))" calcext:base-cell-address="'Gantt Chart'.EP21"/>
            <calcext:condition calcext:apply-style-name="Holiday" calcext:value="formula-is(ISNUMBER(MATCH([.EP$10];Holidays;0)))" calcext:base-cell-address="'Gantt Chart'.EP21"/>
          </calcext:conditional-format>
          <calcext:conditional-format calcext:target-range-address="'Gantt Chart'.EP21:'Gantt Chart'.EP21">
            <calcext:condition calcext:apply-style-name="Task_Completed" calcext:value="formula-is(AND([#REF!]&gt;0;[.EP$10]&gt;=[#REF!];[.EP$10]&lt;=[#REF!];WORKDAY([#REF!];[#REF!]*[#REF!];Holidays)&gt;[.EP$10]))" calcext:base-cell-address="'Gantt Chart'.EP21"/>
            <calcext:condition calcext:apply-style-name="Task_Scheduled" calcext:value="formula-is(AND([#REF!]&gt;0;[.EP$10]&gt;=[#REF!];[.EP$10]&lt;=[#REF!];WORKDAY([#REF!];[#REF!]*[#REF!];Holidays)&lt;=[.EP$10]))" calcext:base-cell-address="'Gantt Chart'.EP21"/>
            <calcext:condition calcext:apply-style-name="Milestone" calcext:value="formula-is(AND([#REF!]&gt;0;[#REF!]=&quot;&quot;;[#REF!]=[.EP$10]))" calcext:base-cell-address="'Gantt Chart'.EP21"/>
          </calcext:conditional-format>
          <calcext:conditional-format calcext:target-range-address="'Gantt Chart'.EQ21:'Gantt Chart'.EQ21">
            <calcext:condition calcext:apply-style-name="Today" calcext:value="formula-is([.EQ$10]=TODAY())" calcext:base-cell-address="'Gantt Chart'.EQ21"/>
            <calcext:condition calcext:apply-style-name="Weekend" calcext:value="formula-is(OR(WEEKDAY([.EQ$10])=1;WEEKDAY([.EQ$10])=7))" calcext:base-cell-address="'Gantt Chart'.EQ21"/>
            <calcext:condition calcext:apply-style-name="Holiday" calcext:value="formula-is(ISNUMBER(MATCH([.EQ$10];Holidays;0)))" calcext:base-cell-address="'Gantt Chart'.EQ21"/>
          </calcext:conditional-format>
          <calcext:conditional-format calcext:target-range-address="'Gantt Chart'.EQ21:'Gantt Chart'.EQ21">
            <calcext:condition calcext:apply-style-name="Task_Completed" calcext:value="formula-is(AND([#REF!]&gt;0;[.EQ$10]&gt;=[#REF!];[.EQ$10]&lt;=[#REF!];WORKDAY([#REF!];[#REF!]*[#REF!];Holidays)&gt;[.EQ$10]))" calcext:base-cell-address="'Gantt Chart'.EQ21"/>
            <calcext:condition calcext:apply-style-name="Task_Scheduled" calcext:value="formula-is(AND([#REF!]&gt;0;[.EQ$10]&gt;=[#REF!];[.EQ$10]&lt;=[#REF!];WORKDAY([#REF!];[#REF!]*[#REF!];Holidays)&lt;=[.EQ$10]))" calcext:base-cell-address="'Gantt Chart'.EQ21"/>
            <calcext:condition calcext:apply-style-name="Milestone" calcext:value="formula-is(AND([#REF!]&gt;0;[#REF!]=&quot;&quot;;[#REF!]=[.EQ$10]))" calcext:base-cell-address="'Gantt Chart'.EQ21"/>
          </calcext:conditional-format>
          <calcext:conditional-format calcext:target-range-address="'Gantt Chart'.ER21:'Gantt Chart'.ER21">
            <calcext:condition calcext:apply-style-name="Today" calcext:value="formula-is([.ER$10]=TODAY())" calcext:base-cell-address="'Gantt Chart'.ER21"/>
            <calcext:condition calcext:apply-style-name="Weekend" calcext:value="formula-is(OR(WEEKDAY([.ER$10])=1;WEEKDAY([.ER$10])=7))" calcext:base-cell-address="'Gantt Chart'.ER21"/>
            <calcext:condition calcext:apply-style-name="Holiday" calcext:value="formula-is(ISNUMBER(MATCH([.ER$10];Holidays;0)))" calcext:base-cell-address="'Gantt Chart'.ER21"/>
          </calcext:conditional-format>
          <calcext:conditional-format calcext:target-range-address="'Gantt Chart'.ER21:'Gantt Chart'.ER21">
            <calcext:condition calcext:apply-style-name="Task_Completed" calcext:value="formula-is(AND([#REF!]&gt;0;[.ER$10]&gt;=[#REF!];[.ER$10]&lt;=[#REF!];WORKDAY([#REF!];[#REF!]*[#REF!];Holidays)&gt;[.ER$10]))" calcext:base-cell-address="'Gantt Chart'.ER21"/>
            <calcext:condition calcext:apply-style-name="Task_Scheduled" calcext:value="formula-is(AND([#REF!]&gt;0;[.ER$10]&gt;=[#REF!];[.ER$10]&lt;=[#REF!];WORKDAY([#REF!];[#REF!]*[#REF!];Holidays)&lt;=[.ER$10]))" calcext:base-cell-address="'Gantt Chart'.ER21"/>
            <calcext:condition calcext:apply-style-name="Milestone" calcext:value="formula-is(AND([#REF!]&gt;0;[#REF!]=&quot;&quot;;[#REF!]=[.ER$10]))" calcext:base-cell-address="'Gantt Chart'.ER21"/>
          </calcext:conditional-format>
          <calcext:conditional-format calcext:target-range-address="'Gantt Chart'.ES21:'Gantt Chart'.ES21">
            <calcext:condition calcext:apply-style-name="Today" calcext:value="formula-is([.ES$10]=TODAY())" calcext:base-cell-address="'Gantt Chart'.ES21"/>
            <calcext:condition calcext:apply-style-name="Weekend" calcext:value="formula-is(OR(WEEKDAY([.ES$10])=1;WEEKDAY([.ES$10])=7))" calcext:base-cell-address="'Gantt Chart'.ES21"/>
            <calcext:condition calcext:apply-style-name="Holiday" calcext:value="formula-is(ISNUMBER(MATCH([.ES$10];Holidays;0)))" calcext:base-cell-address="'Gantt Chart'.ES21"/>
          </calcext:conditional-format>
          <calcext:conditional-format calcext:target-range-address="'Gantt Chart'.ES21:'Gantt Chart'.ES21">
            <calcext:condition calcext:apply-style-name="Task_Completed" calcext:value="formula-is(AND([#REF!]&gt;0;[.ES$10]&gt;=[#REF!];[.ES$10]&lt;=[#REF!];WORKDAY([#REF!];[#REF!]*[#REF!];Holidays)&gt;[.ES$10]))" calcext:base-cell-address="'Gantt Chart'.ES21"/>
            <calcext:condition calcext:apply-style-name="Task_Scheduled" calcext:value="formula-is(AND([#REF!]&gt;0;[.ES$10]&gt;=[#REF!];[.ES$10]&lt;=[#REF!];WORKDAY([#REF!];[#REF!]*[#REF!];Holidays)&lt;=[.ES$10]))" calcext:base-cell-address="'Gantt Chart'.ES21"/>
            <calcext:condition calcext:apply-style-name="Milestone" calcext:value="formula-is(AND([#REF!]&gt;0;[#REF!]=&quot;&quot;;[#REF!]=[.ES$10]))" calcext:base-cell-address="'Gantt Chart'.ES21"/>
          </calcext:conditional-format>
          <calcext:conditional-format calcext:target-range-address="'Gantt Chart'.ET21:'Gantt Chart'.ET21">
            <calcext:condition calcext:apply-style-name="Today" calcext:value="formula-is([.ET$10]=TODAY())" calcext:base-cell-address="'Gantt Chart'.ET21"/>
            <calcext:condition calcext:apply-style-name="Weekend" calcext:value="formula-is(OR(WEEKDAY([.ET$10])=1;WEEKDAY([.ET$10])=7))" calcext:base-cell-address="'Gantt Chart'.ET21"/>
            <calcext:condition calcext:apply-style-name="Holiday" calcext:value="formula-is(ISNUMBER(MATCH([.ET$10];Holidays;0)))" calcext:base-cell-address="'Gantt Chart'.ET21"/>
          </calcext:conditional-format>
          <calcext:conditional-format calcext:target-range-address="'Gantt Chart'.ET21:'Gantt Chart'.ET21">
            <calcext:condition calcext:apply-style-name="Task_Completed" calcext:value="formula-is(AND([#REF!]&gt;0;[.ET$10]&gt;=[#REF!];[.ET$10]&lt;=[#REF!];WORKDAY([#REF!];[#REF!]*[#REF!];Holidays)&gt;[.ET$10]))" calcext:base-cell-address="'Gantt Chart'.ET21"/>
            <calcext:condition calcext:apply-style-name="Task_Scheduled" calcext:value="formula-is(AND([#REF!]&gt;0;[.ET$10]&gt;=[#REF!];[.ET$10]&lt;=[#REF!];WORKDAY([#REF!];[#REF!]*[#REF!];Holidays)&lt;=[.ET$10]))" calcext:base-cell-address="'Gantt Chart'.ET21"/>
            <calcext:condition calcext:apply-style-name="Milestone" calcext:value="formula-is(AND([#REF!]&gt;0;[#REF!]=&quot;&quot;;[#REF!]=[.ET$10]))" calcext:base-cell-address="'Gantt Chart'.ET21"/>
          </calcext:conditional-format>
          <calcext:conditional-format calcext:target-range-address="'Gantt Chart'.EU21:'Gantt Chart'.EU21">
            <calcext:condition calcext:apply-style-name="Today" calcext:value="formula-is([.EU$10]=TODAY())" calcext:base-cell-address="'Gantt Chart'.EU21"/>
            <calcext:condition calcext:apply-style-name="Weekend" calcext:value="formula-is(OR(WEEKDAY([.EU$10])=1;WEEKDAY([.EU$10])=7))" calcext:base-cell-address="'Gantt Chart'.EU21"/>
            <calcext:condition calcext:apply-style-name="Holiday" calcext:value="formula-is(ISNUMBER(MATCH([.EU$10];Holidays;0)))" calcext:base-cell-address="'Gantt Chart'.EU21"/>
          </calcext:conditional-format>
          <calcext:conditional-format calcext:target-range-address="'Gantt Chart'.EU21:'Gantt Chart'.EU21">
            <calcext:condition calcext:apply-style-name="Task_Completed" calcext:value="formula-is(AND([#REF!]&gt;0;[.EU$10]&gt;=[#REF!];[.EU$10]&lt;=[#REF!];WORKDAY([#REF!];[#REF!]*[#REF!];Holidays)&gt;[.EU$10]))" calcext:base-cell-address="'Gantt Chart'.EU21"/>
            <calcext:condition calcext:apply-style-name="Task_Scheduled" calcext:value="formula-is(AND([#REF!]&gt;0;[.EU$10]&gt;=[#REF!];[.EU$10]&lt;=[#REF!];WORKDAY([#REF!];[#REF!]*[#REF!];Holidays)&lt;=[.EU$10]))" calcext:base-cell-address="'Gantt Chart'.EU21"/>
            <calcext:condition calcext:apply-style-name="Milestone" calcext:value="formula-is(AND([#REF!]&gt;0;[#REF!]=&quot;&quot;;[#REF!]=[.EU$10]))" calcext:base-cell-address="'Gantt Chart'.EU21"/>
          </calcext:conditional-format>
          <calcext:conditional-format calcext:target-range-address="'Gantt Chart'.EV21:'Gantt Chart'.EV21">
            <calcext:condition calcext:apply-style-name="Today" calcext:value="formula-is([.EV$10]=TODAY())" calcext:base-cell-address="'Gantt Chart'.EV21"/>
            <calcext:condition calcext:apply-style-name="Weekend" calcext:value="formula-is(OR(WEEKDAY([.EV$10])=1;WEEKDAY([.EV$10])=7))" calcext:base-cell-address="'Gantt Chart'.EV21"/>
            <calcext:condition calcext:apply-style-name="Holiday" calcext:value="formula-is(ISNUMBER(MATCH([.EV$10];Holidays;0)))" calcext:base-cell-address="'Gantt Chart'.EV21"/>
          </calcext:conditional-format>
          <calcext:conditional-format calcext:target-range-address="'Gantt Chart'.EV21:'Gantt Chart'.EV21">
            <calcext:condition calcext:apply-style-name="Task_Completed" calcext:value="formula-is(AND([#REF!]&gt;0;[.EV$10]&gt;=[#REF!];[.EV$10]&lt;=[#REF!];WORKDAY([#REF!];[#REF!]*[#REF!];Holidays)&gt;[.EV$10]))" calcext:base-cell-address="'Gantt Chart'.EV21"/>
            <calcext:condition calcext:apply-style-name="Task_Scheduled" calcext:value="formula-is(AND([#REF!]&gt;0;[.EV$10]&gt;=[#REF!];[.EV$10]&lt;=[#REF!];WORKDAY([#REF!];[#REF!]*[#REF!];Holidays)&lt;=[.EV$10]))" calcext:base-cell-address="'Gantt Chart'.EV21"/>
            <calcext:condition calcext:apply-style-name="Milestone" calcext:value="formula-is(AND([#REF!]&gt;0;[#REF!]=&quot;&quot;;[#REF!]=[.EV$10]))" calcext:base-cell-address="'Gantt Chart'.EV21"/>
          </calcext:conditional-format>
          <calcext:conditional-format calcext:target-range-address="'Gantt Chart'.EW21:'Gantt Chart'.EW21">
            <calcext:condition calcext:apply-style-name="Today" calcext:value="formula-is([.EW$10]=TODAY())" calcext:base-cell-address="'Gantt Chart'.EW21"/>
            <calcext:condition calcext:apply-style-name="Weekend" calcext:value="formula-is(OR(WEEKDAY([.EW$10])=1;WEEKDAY([.EW$10])=7))" calcext:base-cell-address="'Gantt Chart'.EW21"/>
            <calcext:condition calcext:apply-style-name="Holiday" calcext:value="formula-is(ISNUMBER(MATCH([.EW$10];Holidays;0)))" calcext:base-cell-address="'Gantt Chart'.EW21"/>
          </calcext:conditional-format>
          <calcext:conditional-format calcext:target-range-address="'Gantt Chart'.EW21:'Gantt Chart'.EW21">
            <calcext:condition calcext:apply-style-name="Task_Completed" calcext:value="formula-is(AND([#REF!]&gt;0;[.EW$10]&gt;=[#REF!];[.EW$10]&lt;=[#REF!];WORKDAY([#REF!];[#REF!]*[#REF!];Holidays)&gt;[.EW$10]))" calcext:base-cell-address="'Gantt Chart'.EW21"/>
            <calcext:condition calcext:apply-style-name="Task_Scheduled" calcext:value="formula-is(AND([#REF!]&gt;0;[.EW$10]&gt;=[#REF!];[.EW$10]&lt;=[#REF!];WORKDAY([#REF!];[#REF!]*[#REF!];Holidays)&lt;=[.EW$10]))" calcext:base-cell-address="'Gantt Chart'.EW21"/>
            <calcext:condition calcext:apply-style-name="Milestone" calcext:value="formula-is(AND([#REF!]&gt;0;[#REF!]=&quot;&quot;;[#REF!]=[.EW$10]))" calcext:base-cell-address="'Gantt Chart'.EW21"/>
          </calcext:conditional-format>
          <calcext:conditional-format calcext:target-range-address="'Gantt Chart'.EX21:'Gantt Chart'.EX21">
            <calcext:condition calcext:apply-style-name="Today" calcext:value="formula-is([.EX$10]=TODAY())" calcext:base-cell-address="'Gantt Chart'.EX21"/>
            <calcext:condition calcext:apply-style-name="Weekend" calcext:value="formula-is(OR(WEEKDAY([.EX$10])=1;WEEKDAY([.EX$10])=7))" calcext:base-cell-address="'Gantt Chart'.EX21"/>
            <calcext:condition calcext:apply-style-name="Holiday" calcext:value="formula-is(ISNUMBER(MATCH([.EX$10];Holidays;0)))" calcext:base-cell-address="'Gantt Chart'.EX21"/>
          </calcext:conditional-format>
          <calcext:conditional-format calcext:target-range-address="'Gantt Chart'.EX21:'Gantt Chart'.EX21">
            <calcext:condition calcext:apply-style-name="Task_Completed" calcext:value="formula-is(AND([#REF!]&gt;0;[.EX$10]&gt;=[#REF!];[.EX$10]&lt;=[#REF!];WORKDAY([#REF!];[#REF!]*[#REF!];Holidays)&gt;[.EX$10]))" calcext:base-cell-address="'Gantt Chart'.EX21"/>
            <calcext:condition calcext:apply-style-name="Task_Scheduled" calcext:value="formula-is(AND([#REF!]&gt;0;[.EX$10]&gt;=[#REF!];[.EX$10]&lt;=[#REF!];WORKDAY([#REF!];[#REF!]*[#REF!];Holidays)&lt;=[.EX$10]))" calcext:base-cell-address="'Gantt Chart'.EX21"/>
            <calcext:condition calcext:apply-style-name="Milestone" calcext:value="formula-is(AND([#REF!]&gt;0;[#REF!]=&quot;&quot;;[#REF!]=[.EX$10]))" calcext:base-cell-address="'Gantt Chart'.EX21"/>
          </calcext:conditional-format>
          <calcext:conditional-format calcext:target-range-address="'Gantt Chart'.EY21:'Gantt Chart'.EY21">
            <calcext:condition calcext:apply-style-name="Today" calcext:value="formula-is([.EY$10]=TODAY())" calcext:base-cell-address="'Gantt Chart'.EY21"/>
            <calcext:condition calcext:apply-style-name="Weekend" calcext:value="formula-is(OR(WEEKDAY([.EY$10])=1;WEEKDAY([.EY$10])=7))" calcext:base-cell-address="'Gantt Chart'.EY21"/>
            <calcext:condition calcext:apply-style-name="Holiday" calcext:value="formula-is(ISNUMBER(MATCH([.EY$10];Holidays;0)))" calcext:base-cell-address="'Gantt Chart'.EY21"/>
          </calcext:conditional-format>
          <calcext:conditional-format calcext:target-range-address="'Gantt Chart'.EY21:'Gantt Chart'.EY21">
            <calcext:condition calcext:apply-style-name="Task_Completed" calcext:value="formula-is(AND([#REF!]&gt;0;[.EY$10]&gt;=[#REF!];[.EY$10]&lt;=[#REF!];WORKDAY([#REF!];[#REF!]*[#REF!];Holidays)&gt;[.EY$10]))" calcext:base-cell-address="'Gantt Chart'.EY21"/>
            <calcext:condition calcext:apply-style-name="Task_Scheduled" calcext:value="formula-is(AND([#REF!]&gt;0;[.EY$10]&gt;=[#REF!];[.EY$10]&lt;=[#REF!];WORKDAY([#REF!];[#REF!]*[#REF!];Holidays)&lt;=[.EY$10]))" calcext:base-cell-address="'Gantt Chart'.EY21"/>
            <calcext:condition calcext:apply-style-name="Milestone" calcext:value="formula-is(AND([#REF!]&gt;0;[#REF!]=&quot;&quot;;[#REF!]=[.EY$10]))" calcext:base-cell-address="'Gantt Chart'.EY21"/>
          </calcext:conditional-format>
          <calcext:conditional-format calcext:target-range-address="'Gantt Chart'.EZ21:'Gantt Chart'.EZ21">
            <calcext:condition calcext:apply-style-name="Today" calcext:value="formula-is([.EZ$10]=TODAY())" calcext:base-cell-address="'Gantt Chart'.EZ21"/>
            <calcext:condition calcext:apply-style-name="Weekend" calcext:value="formula-is(OR(WEEKDAY([.EZ$10])=1;WEEKDAY([.EZ$10])=7))" calcext:base-cell-address="'Gantt Chart'.EZ21"/>
            <calcext:condition calcext:apply-style-name="Holiday" calcext:value="formula-is(ISNUMBER(MATCH([.EZ$10];Holidays;0)))" calcext:base-cell-address="'Gantt Chart'.EZ21"/>
          </calcext:conditional-format>
          <calcext:conditional-format calcext:target-range-address="'Gantt Chart'.EZ21:'Gantt Chart'.EZ21">
            <calcext:condition calcext:apply-style-name="Task_Completed" calcext:value="formula-is(AND([#REF!]&gt;0;[.EZ$10]&gt;=[#REF!];[.EZ$10]&lt;=[#REF!];WORKDAY([#REF!];[#REF!]*[#REF!];Holidays)&gt;[.EZ$10]))" calcext:base-cell-address="'Gantt Chart'.EZ21"/>
            <calcext:condition calcext:apply-style-name="Task_Scheduled" calcext:value="formula-is(AND([#REF!]&gt;0;[.EZ$10]&gt;=[#REF!];[.EZ$10]&lt;=[#REF!];WORKDAY([#REF!];[#REF!]*[#REF!];Holidays)&lt;=[.EZ$10]))" calcext:base-cell-address="'Gantt Chart'.EZ21"/>
            <calcext:condition calcext:apply-style-name="Milestone" calcext:value="formula-is(AND([#REF!]&gt;0;[#REF!]=&quot;&quot;;[#REF!]=[.EZ$10]))" calcext:base-cell-address="'Gantt Chart'.EZ21"/>
          </calcext:conditional-format>
          <calcext:conditional-format calcext:target-range-address="'Gantt Chart'.FA21:'Gantt Chart'.FA21">
            <calcext:condition calcext:apply-style-name="Today" calcext:value="formula-is([.FA$10]=TODAY())" calcext:base-cell-address="'Gantt Chart'.FA21"/>
            <calcext:condition calcext:apply-style-name="Weekend" calcext:value="formula-is(OR(WEEKDAY([.FA$10])=1;WEEKDAY([.FA$10])=7))" calcext:base-cell-address="'Gantt Chart'.FA21"/>
            <calcext:condition calcext:apply-style-name="Holiday" calcext:value="formula-is(ISNUMBER(MATCH([.FA$10];Holidays;0)))" calcext:base-cell-address="'Gantt Chart'.FA21"/>
          </calcext:conditional-format>
          <calcext:conditional-format calcext:target-range-address="'Gantt Chart'.FA21:'Gantt Chart'.FA21">
            <calcext:condition calcext:apply-style-name="Task_Completed" calcext:value="formula-is(AND([#REF!]&gt;0;[.FA$10]&gt;=[#REF!];[.FA$10]&lt;=[#REF!];WORKDAY([#REF!];[#REF!]*[#REF!];Holidays)&gt;[.FA$10]))" calcext:base-cell-address="'Gantt Chart'.FA21"/>
            <calcext:condition calcext:apply-style-name="Task_Scheduled" calcext:value="formula-is(AND([#REF!]&gt;0;[.FA$10]&gt;=[#REF!];[.FA$10]&lt;=[#REF!];WORKDAY([#REF!];[#REF!]*[#REF!];Holidays)&lt;=[.FA$10]))" calcext:base-cell-address="'Gantt Chart'.FA21"/>
            <calcext:condition calcext:apply-style-name="Milestone" calcext:value="formula-is(AND([#REF!]&gt;0;[#REF!]=&quot;&quot;;[#REF!]=[.FA$10]))" calcext:base-cell-address="'Gantt Chart'.FA21"/>
          </calcext:conditional-format>
          <calcext:conditional-format calcext:target-range-address="'Gantt Chart'.FB21:'Gantt Chart'.FB21">
            <calcext:condition calcext:apply-style-name="Today" calcext:value="formula-is([.FB$10]=TODAY())" calcext:base-cell-address="'Gantt Chart'.FB21"/>
            <calcext:condition calcext:apply-style-name="Weekend" calcext:value="formula-is(OR(WEEKDAY([.FB$10])=1;WEEKDAY([.FB$10])=7))" calcext:base-cell-address="'Gantt Chart'.FB21"/>
            <calcext:condition calcext:apply-style-name="Holiday" calcext:value="formula-is(ISNUMBER(MATCH([.FB$10];Holidays;0)))" calcext:base-cell-address="'Gantt Chart'.FB21"/>
          </calcext:conditional-format>
          <calcext:conditional-format calcext:target-range-address="'Gantt Chart'.FB21:'Gantt Chart'.FB21">
            <calcext:condition calcext:apply-style-name="Task_Completed" calcext:value="formula-is(AND([#REF!]&gt;0;[.FB$10]&gt;=[#REF!];[.FB$10]&lt;=[#REF!];WORKDAY([#REF!];[#REF!]*[#REF!];Holidays)&gt;[.FB$10]))" calcext:base-cell-address="'Gantt Chart'.FB21"/>
            <calcext:condition calcext:apply-style-name="Task_Scheduled" calcext:value="formula-is(AND([#REF!]&gt;0;[.FB$10]&gt;=[#REF!];[.FB$10]&lt;=[#REF!];WORKDAY([#REF!];[#REF!]*[#REF!];Holidays)&lt;=[.FB$10]))" calcext:base-cell-address="'Gantt Chart'.FB21"/>
            <calcext:condition calcext:apply-style-name="Milestone" calcext:value="formula-is(AND([#REF!]&gt;0;[#REF!]=&quot;&quot;;[#REF!]=[.FB$10]))" calcext:base-cell-address="'Gantt Chart'.FB21"/>
          </calcext:conditional-format>
          <calcext:conditional-format calcext:target-range-address="'Gantt Chart'.FC21:'Gantt Chart'.FC21">
            <calcext:condition calcext:apply-style-name="Today" calcext:value="formula-is([.FC$10]=TODAY())" calcext:base-cell-address="'Gantt Chart'.FC21"/>
            <calcext:condition calcext:apply-style-name="Weekend" calcext:value="formula-is(OR(WEEKDAY([.FC$10])=1;WEEKDAY([.FC$10])=7))" calcext:base-cell-address="'Gantt Chart'.FC21"/>
            <calcext:condition calcext:apply-style-name="Holiday" calcext:value="formula-is(ISNUMBER(MATCH([.FC$10];Holidays;0)))" calcext:base-cell-address="'Gantt Chart'.FC21"/>
          </calcext:conditional-format>
          <calcext:conditional-format calcext:target-range-address="'Gantt Chart'.FC21:'Gantt Chart'.FC21">
            <calcext:condition calcext:apply-style-name="Task_Completed" calcext:value="formula-is(AND([#REF!]&gt;0;[.FC$10]&gt;=[#REF!];[.FC$10]&lt;=[#REF!];WORKDAY([#REF!];[#REF!]*[#REF!];Holidays)&gt;[.FC$10]))" calcext:base-cell-address="'Gantt Chart'.FC21"/>
            <calcext:condition calcext:apply-style-name="Task_Scheduled" calcext:value="formula-is(AND([#REF!]&gt;0;[.FC$10]&gt;=[#REF!];[.FC$10]&lt;=[#REF!];WORKDAY([#REF!];[#REF!]*[#REF!];Holidays)&lt;=[.FC$10]))" calcext:base-cell-address="'Gantt Chart'.FC21"/>
            <calcext:condition calcext:apply-style-name="Milestone" calcext:value="formula-is(AND([#REF!]&gt;0;[#REF!]=&quot;&quot;;[#REF!]=[.FC$10]))" calcext:base-cell-address="'Gantt Chart'.FC21"/>
          </calcext:conditional-format>
          <calcext:conditional-format calcext:target-range-address="'Gantt Chart'.FD21:'Gantt Chart'.FD21">
            <calcext:condition calcext:apply-style-name="Today" calcext:value="formula-is([.FD$10]=TODAY())" calcext:base-cell-address="'Gantt Chart'.FD21"/>
            <calcext:condition calcext:apply-style-name="Weekend" calcext:value="formula-is(OR(WEEKDAY([.FD$10])=1;WEEKDAY([.FD$10])=7))" calcext:base-cell-address="'Gantt Chart'.FD21"/>
            <calcext:condition calcext:apply-style-name="Holiday" calcext:value="formula-is(ISNUMBER(MATCH([.FD$10];Holidays;0)))" calcext:base-cell-address="'Gantt Chart'.FD21"/>
          </calcext:conditional-format>
          <calcext:conditional-format calcext:target-range-address="'Gantt Chart'.FD21:'Gantt Chart'.FD21">
            <calcext:condition calcext:apply-style-name="Task_Completed" calcext:value="formula-is(AND([#REF!]&gt;0;[.FD$10]&gt;=[#REF!];[.FD$10]&lt;=[#REF!];WORKDAY([#REF!];[#REF!]*[#REF!];Holidays)&gt;[.FD$10]))" calcext:base-cell-address="'Gantt Chart'.FD21"/>
            <calcext:condition calcext:apply-style-name="Task_Scheduled" calcext:value="formula-is(AND([#REF!]&gt;0;[.FD$10]&gt;=[#REF!];[.FD$10]&lt;=[#REF!];WORKDAY([#REF!];[#REF!]*[#REF!];Holidays)&lt;=[.FD$10]))" calcext:base-cell-address="'Gantt Chart'.FD21"/>
            <calcext:condition calcext:apply-style-name="Milestone" calcext:value="formula-is(AND([#REF!]&gt;0;[#REF!]=&quot;&quot;;[#REF!]=[.FD$10]))" calcext:base-cell-address="'Gantt Chart'.FD21"/>
          </calcext:conditional-format>
          <calcext:conditional-format calcext:target-range-address="'Gantt Chart'.FE21:'Gantt Chart'.FE21">
            <calcext:condition calcext:apply-style-name="Today" calcext:value="formula-is([.FE$10]=TODAY())" calcext:base-cell-address="'Gantt Chart'.FE21"/>
            <calcext:condition calcext:apply-style-name="Weekend" calcext:value="formula-is(OR(WEEKDAY([.FE$10])=1;WEEKDAY([.FE$10])=7))" calcext:base-cell-address="'Gantt Chart'.FE21"/>
            <calcext:condition calcext:apply-style-name="Holiday" calcext:value="formula-is(ISNUMBER(MATCH([.FE$10];Holidays;0)))" calcext:base-cell-address="'Gantt Chart'.FE21"/>
          </calcext:conditional-format>
          <calcext:conditional-format calcext:target-range-address="'Gantt Chart'.FE21:'Gantt Chart'.FE21">
            <calcext:condition calcext:apply-style-name="Task_Completed" calcext:value="formula-is(AND([#REF!]&gt;0;[.FE$10]&gt;=[#REF!];[.FE$10]&lt;=[#REF!];WORKDAY([#REF!];[#REF!]*[#REF!];Holidays)&gt;[.FE$10]))" calcext:base-cell-address="'Gantt Chart'.FE21"/>
            <calcext:condition calcext:apply-style-name="Task_Scheduled" calcext:value="formula-is(AND([#REF!]&gt;0;[.FE$10]&gt;=[#REF!];[.FE$10]&lt;=[#REF!];WORKDAY([#REF!];[#REF!]*[#REF!];Holidays)&lt;=[.FE$10]))" calcext:base-cell-address="'Gantt Chart'.FE21"/>
            <calcext:condition calcext:apply-style-name="Milestone" calcext:value="formula-is(AND([#REF!]&gt;0;[#REF!]=&quot;&quot;;[#REF!]=[.FE$10]))" calcext:base-cell-address="'Gantt Chart'.FE21"/>
          </calcext:conditional-format>
          <calcext:conditional-format calcext:target-range-address="'Gantt Chart'.FF21:'Gantt Chart'.FF21">
            <calcext:condition calcext:apply-style-name="Today" calcext:value="formula-is([.FF$10]=TODAY())" calcext:base-cell-address="'Gantt Chart'.FF21"/>
            <calcext:condition calcext:apply-style-name="Weekend" calcext:value="formula-is(OR(WEEKDAY([.FF$10])=1;WEEKDAY([.FF$10])=7))" calcext:base-cell-address="'Gantt Chart'.FF21"/>
            <calcext:condition calcext:apply-style-name="Holiday" calcext:value="formula-is(ISNUMBER(MATCH([.FF$10];Holidays;0)))" calcext:base-cell-address="'Gantt Chart'.FF21"/>
          </calcext:conditional-format>
          <calcext:conditional-format calcext:target-range-address="'Gantt Chart'.FF21:'Gantt Chart'.FF21">
            <calcext:condition calcext:apply-style-name="Task_Completed" calcext:value="formula-is(AND([#REF!]&gt;0;[.FF$10]&gt;=[#REF!];[.FF$10]&lt;=[#REF!];WORKDAY([#REF!];[#REF!]*[#REF!];Holidays)&gt;[.FF$10]))" calcext:base-cell-address="'Gantt Chart'.FF21"/>
            <calcext:condition calcext:apply-style-name="Task_Scheduled" calcext:value="formula-is(AND([#REF!]&gt;0;[.FF$10]&gt;=[#REF!];[.FF$10]&lt;=[#REF!];WORKDAY([#REF!];[#REF!]*[#REF!];Holidays)&lt;=[.FF$10]))" calcext:base-cell-address="'Gantt Chart'.FF21"/>
            <calcext:condition calcext:apply-style-name="Milestone" calcext:value="formula-is(AND([#REF!]&gt;0;[#REF!]=&quot;&quot;;[#REF!]=[.FF$10]))" calcext:base-cell-address="'Gantt Chart'.FF21"/>
          </calcext:conditional-format>
          <calcext:conditional-format calcext:target-range-address="'Gantt Chart'.FG21:'Gantt Chart'.FG21">
            <calcext:condition calcext:apply-style-name="Today" calcext:value="formula-is([.FG$10]=TODAY())" calcext:base-cell-address="'Gantt Chart'.FG21"/>
            <calcext:condition calcext:apply-style-name="Weekend" calcext:value="formula-is(OR(WEEKDAY([.FG$10])=1;WEEKDAY([.FG$10])=7))" calcext:base-cell-address="'Gantt Chart'.FG21"/>
            <calcext:condition calcext:apply-style-name="Holiday" calcext:value="formula-is(ISNUMBER(MATCH([.FG$10];Holidays;0)))" calcext:base-cell-address="'Gantt Chart'.FG21"/>
          </calcext:conditional-format>
          <calcext:conditional-format calcext:target-range-address="'Gantt Chart'.FG21:'Gantt Chart'.FG21">
            <calcext:condition calcext:apply-style-name="Task_Completed" calcext:value="formula-is(AND([#REF!]&gt;0;[.FG$10]&gt;=[#REF!];[.FG$10]&lt;=[#REF!];WORKDAY([#REF!];[#REF!]*[#REF!];Holidays)&gt;[.FG$10]))" calcext:base-cell-address="'Gantt Chart'.FG21"/>
            <calcext:condition calcext:apply-style-name="Task_Scheduled" calcext:value="formula-is(AND([#REF!]&gt;0;[.FG$10]&gt;=[#REF!];[.FG$10]&lt;=[#REF!];WORKDAY([#REF!];[#REF!]*[#REF!];Holidays)&lt;=[.FG$10]))" calcext:base-cell-address="'Gantt Chart'.FG21"/>
            <calcext:condition calcext:apply-style-name="Milestone" calcext:value="formula-is(AND([#REF!]&gt;0;[#REF!]=&quot;&quot;;[#REF!]=[.FG$10]))" calcext:base-cell-address="'Gantt Chart'.FG21"/>
          </calcext:conditional-format>
          <calcext:conditional-format calcext:target-range-address="'Gantt Chart'.FH21:'Gantt Chart'.FH21">
            <calcext:condition calcext:apply-style-name="Today" calcext:value="formula-is([.FH$10]=TODAY())" calcext:base-cell-address="'Gantt Chart'.FH21"/>
            <calcext:condition calcext:apply-style-name="Weekend" calcext:value="formula-is(OR(WEEKDAY([.FH$10])=1;WEEKDAY([.FH$10])=7))" calcext:base-cell-address="'Gantt Chart'.FH21"/>
            <calcext:condition calcext:apply-style-name="Holiday" calcext:value="formula-is(ISNUMBER(MATCH([.FH$10];Holidays;0)))" calcext:base-cell-address="'Gantt Chart'.FH21"/>
          </calcext:conditional-format>
          <calcext:conditional-format calcext:target-range-address="'Gantt Chart'.FH21:'Gantt Chart'.FH21">
            <calcext:condition calcext:apply-style-name="Task_Completed" calcext:value="formula-is(AND([#REF!]&gt;0;[.FH$10]&gt;=[#REF!];[.FH$10]&lt;=[#REF!];WORKDAY([#REF!];[#REF!]*[#REF!];Holidays)&gt;[.FH$10]))" calcext:base-cell-address="'Gantt Chart'.FH21"/>
            <calcext:condition calcext:apply-style-name="Task_Scheduled" calcext:value="formula-is(AND([#REF!]&gt;0;[.FH$10]&gt;=[#REF!];[.FH$10]&lt;=[#REF!];WORKDAY([#REF!];[#REF!]*[#REF!];Holidays)&lt;=[.FH$10]))" calcext:base-cell-address="'Gantt Chart'.FH21"/>
            <calcext:condition calcext:apply-style-name="Milestone" calcext:value="formula-is(AND([#REF!]&gt;0;[#REF!]=&quot;&quot;;[#REF!]=[.FH$10]))" calcext:base-cell-address="'Gantt Chart'.FH21"/>
          </calcext:conditional-format>
          <calcext:conditional-format calcext:target-range-address="'Gantt Chart'.FI21:'Gantt Chart'.FI21">
            <calcext:condition calcext:apply-style-name="Today" calcext:value="formula-is([.FI$10]=TODAY())" calcext:base-cell-address="'Gantt Chart'.FI21"/>
            <calcext:condition calcext:apply-style-name="Weekend" calcext:value="formula-is(OR(WEEKDAY([.FI$10])=1;WEEKDAY([.FI$10])=7))" calcext:base-cell-address="'Gantt Chart'.FI21"/>
            <calcext:condition calcext:apply-style-name="Holiday" calcext:value="formula-is(ISNUMBER(MATCH([.FI$10];Holidays;0)))" calcext:base-cell-address="'Gantt Chart'.FI21"/>
          </calcext:conditional-format>
          <calcext:conditional-format calcext:target-range-address="'Gantt Chart'.FI21:'Gantt Chart'.FI21">
            <calcext:condition calcext:apply-style-name="Task_Completed" calcext:value="formula-is(AND([#REF!]&gt;0;[.FI$10]&gt;=[#REF!];[.FI$10]&lt;=[#REF!];WORKDAY([#REF!];[#REF!]*[#REF!];Holidays)&gt;[.FI$10]))" calcext:base-cell-address="'Gantt Chart'.FI21"/>
            <calcext:condition calcext:apply-style-name="Task_Scheduled" calcext:value="formula-is(AND([#REF!]&gt;0;[.FI$10]&gt;=[#REF!];[.FI$10]&lt;=[#REF!];WORKDAY([#REF!];[#REF!]*[#REF!];Holidays)&lt;=[.FI$10]))" calcext:base-cell-address="'Gantt Chart'.FI21"/>
            <calcext:condition calcext:apply-style-name="Milestone" calcext:value="formula-is(AND([#REF!]&gt;0;[#REF!]=&quot;&quot;;[#REF!]=[.FI$10]))" calcext:base-cell-address="'Gantt Chart'.FI21"/>
          </calcext:conditional-format>
          <calcext:conditional-format calcext:target-range-address="'Gantt Chart'.FJ21:'Gantt Chart'.FJ21">
            <calcext:condition calcext:apply-style-name="Today" calcext:value="formula-is([.FJ$10]=TODAY())" calcext:base-cell-address="'Gantt Chart'.FJ21"/>
            <calcext:condition calcext:apply-style-name="Weekend" calcext:value="formula-is(OR(WEEKDAY([.FJ$10])=1;WEEKDAY([.FJ$10])=7))" calcext:base-cell-address="'Gantt Chart'.FJ21"/>
            <calcext:condition calcext:apply-style-name="Holiday" calcext:value="formula-is(ISNUMBER(MATCH([.FJ$10];Holidays;0)))" calcext:base-cell-address="'Gantt Chart'.FJ21"/>
          </calcext:conditional-format>
          <calcext:conditional-format calcext:target-range-address="'Gantt Chart'.FJ21:'Gantt Chart'.FJ21">
            <calcext:condition calcext:apply-style-name="Task_Completed" calcext:value="formula-is(AND([#REF!]&gt;0;[.FJ$10]&gt;=[#REF!];[.FJ$10]&lt;=[#REF!];WORKDAY([#REF!];[#REF!]*[#REF!];Holidays)&gt;[.FJ$10]))" calcext:base-cell-address="'Gantt Chart'.FJ21"/>
            <calcext:condition calcext:apply-style-name="Task_Scheduled" calcext:value="formula-is(AND([#REF!]&gt;0;[.FJ$10]&gt;=[#REF!];[.FJ$10]&lt;=[#REF!];WORKDAY([#REF!];[#REF!]*[#REF!];Holidays)&lt;=[.FJ$10]))" calcext:base-cell-address="'Gantt Chart'.FJ21"/>
            <calcext:condition calcext:apply-style-name="Milestone" calcext:value="formula-is(AND([#REF!]&gt;0;[#REF!]=&quot;&quot;;[#REF!]=[.FJ$10]))" calcext:base-cell-address="'Gantt Chart'.FJ21"/>
          </calcext:conditional-format>
          <calcext:conditional-format calcext:target-range-address="'Gantt Chart'.FK21:'Gantt Chart'.FK21">
            <calcext:condition calcext:apply-style-name="Today" calcext:value="formula-is([.FK$10]=TODAY())" calcext:base-cell-address="'Gantt Chart'.FK21"/>
            <calcext:condition calcext:apply-style-name="Weekend" calcext:value="formula-is(OR(WEEKDAY([.FK$10])=1;WEEKDAY([.FK$10])=7))" calcext:base-cell-address="'Gantt Chart'.FK21"/>
            <calcext:condition calcext:apply-style-name="Holiday" calcext:value="formula-is(ISNUMBER(MATCH([.FK$10];Holidays;0)))" calcext:base-cell-address="'Gantt Chart'.FK21"/>
          </calcext:conditional-format>
          <calcext:conditional-format calcext:target-range-address="'Gantt Chart'.FK21:'Gantt Chart'.FK21">
            <calcext:condition calcext:apply-style-name="Task_Completed" calcext:value="formula-is(AND([#REF!]&gt;0;[.FK$10]&gt;=[#REF!];[.FK$10]&lt;=[#REF!];WORKDAY([#REF!];[#REF!]*[#REF!];Holidays)&gt;[.FK$10]))" calcext:base-cell-address="'Gantt Chart'.FK21"/>
            <calcext:condition calcext:apply-style-name="Task_Scheduled" calcext:value="formula-is(AND([#REF!]&gt;0;[.FK$10]&gt;=[#REF!];[.FK$10]&lt;=[#REF!];WORKDAY([#REF!];[#REF!]*[#REF!];Holidays)&lt;=[.FK$10]))" calcext:base-cell-address="'Gantt Chart'.FK21"/>
            <calcext:condition calcext:apply-style-name="Milestone" calcext:value="formula-is(AND([#REF!]&gt;0;[#REF!]=&quot;&quot;;[#REF!]=[.FK$10]))" calcext:base-cell-address="'Gantt Chart'.FK21"/>
          </calcext:conditional-format>
          <calcext:conditional-format calcext:target-range-address="'Gantt Chart'.FL21:'Gantt Chart'.FL21">
            <calcext:condition calcext:apply-style-name="Today" calcext:value="formula-is([.FL$10]=TODAY())" calcext:base-cell-address="'Gantt Chart'.FL21"/>
            <calcext:condition calcext:apply-style-name="Weekend" calcext:value="formula-is(OR(WEEKDAY([.FL$10])=1;WEEKDAY([.FL$10])=7))" calcext:base-cell-address="'Gantt Chart'.FL21"/>
            <calcext:condition calcext:apply-style-name="Holiday" calcext:value="formula-is(ISNUMBER(MATCH([.FL$10];Holidays;0)))" calcext:base-cell-address="'Gantt Chart'.FL21"/>
          </calcext:conditional-format>
          <calcext:conditional-format calcext:target-range-address="'Gantt Chart'.FL21:'Gantt Chart'.FL21">
            <calcext:condition calcext:apply-style-name="Task_Completed" calcext:value="formula-is(AND([#REF!]&gt;0;[.FL$10]&gt;=[#REF!];[.FL$10]&lt;=[#REF!];WORKDAY([#REF!];[#REF!]*[#REF!];Holidays)&gt;[.FL$10]))" calcext:base-cell-address="'Gantt Chart'.FL21"/>
            <calcext:condition calcext:apply-style-name="Task_Scheduled" calcext:value="formula-is(AND([#REF!]&gt;0;[.FL$10]&gt;=[#REF!];[.FL$10]&lt;=[#REF!];WORKDAY([#REF!];[#REF!]*[#REF!];Holidays)&lt;=[.FL$10]))" calcext:base-cell-address="'Gantt Chart'.FL21"/>
            <calcext:condition calcext:apply-style-name="Milestone" calcext:value="formula-is(AND([#REF!]&gt;0;[#REF!]=&quot;&quot;;[#REF!]=[.FL$10]))" calcext:base-cell-address="'Gantt Chart'.FL21"/>
          </calcext:conditional-format>
          <calcext:conditional-format calcext:target-range-address="'Gantt Chart'.FM21:'Gantt Chart'.FM21">
            <calcext:condition calcext:apply-style-name="Today" calcext:value="formula-is([.FM$10]=TODAY())" calcext:base-cell-address="'Gantt Chart'.FM21"/>
            <calcext:condition calcext:apply-style-name="Weekend" calcext:value="formula-is(OR(WEEKDAY([.FM$10])=1;WEEKDAY([.FM$10])=7))" calcext:base-cell-address="'Gantt Chart'.FM21"/>
            <calcext:condition calcext:apply-style-name="Holiday" calcext:value="formula-is(ISNUMBER(MATCH([.FM$10];Holidays;0)))" calcext:base-cell-address="'Gantt Chart'.FM21"/>
          </calcext:conditional-format>
          <calcext:conditional-format calcext:target-range-address="'Gantt Chart'.FM21:'Gantt Chart'.FM21">
            <calcext:condition calcext:apply-style-name="Task_Completed" calcext:value="formula-is(AND([#REF!]&gt;0;[.FM$10]&gt;=[#REF!];[.FM$10]&lt;=[#REF!];WORKDAY([#REF!];[#REF!]*[#REF!];Holidays)&gt;[.FM$10]))" calcext:base-cell-address="'Gantt Chart'.FM21"/>
            <calcext:condition calcext:apply-style-name="Task_Scheduled" calcext:value="formula-is(AND([#REF!]&gt;0;[.FM$10]&gt;=[#REF!];[.FM$10]&lt;=[#REF!];WORKDAY([#REF!];[#REF!]*[#REF!];Holidays)&lt;=[.FM$10]))" calcext:base-cell-address="'Gantt Chart'.FM21"/>
            <calcext:condition calcext:apply-style-name="Milestone" calcext:value="formula-is(AND([#REF!]&gt;0;[#REF!]=&quot;&quot;;[#REF!]=[.FM$10]))" calcext:base-cell-address="'Gantt Chart'.FM21"/>
          </calcext:conditional-format>
          <calcext:conditional-format calcext:target-range-address="'Gantt Chart'.FN21:'Gantt Chart'.FN21">
            <calcext:condition calcext:apply-style-name="Today" calcext:value="formula-is([.FN$10]=TODAY())" calcext:base-cell-address="'Gantt Chart'.FN21"/>
            <calcext:condition calcext:apply-style-name="Weekend" calcext:value="formula-is(OR(WEEKDAY([.FN$10])=1;WEEKDAY([.FN$10])=7))" calcext:base-cell-address="'Gantt Chart'.FN21"/>
            <calcext:condition calcext:apply-style-name="Holiday" calcext:value="formula-is(ISNUMBER(MATCH([.FN$10];Holidays;0)))" calcext:base-cell-address="'Gantt Chart'.FN21"/>
          </calcext:conditional-format>
          <calcext:conditional-format calcext:target-range-address="'Gantt Chart'.FN21:'Gantt Chart'.FN21">
            <calcext:condition calcext:apply-style-name="Task_Completed" calcext:value="formula-is(AND([#REF!]&gt;0;[.FN$10]&gt;=[#REF!];[.FN$10]&lt;=[#REF!];WORKDAY([#REF!];[#REF!]*[#REF!];Holidays)&gt;[.FN$10]))" calcext:base-cell-address="'Gantt Chart'.FN21"/>
            <calcext:condition calcext:apply-style-name="Task_Scheduled" calcext:value="formula-is(AND([#REF!]&gt;0;[.FN$10]&gt;=[#REF!];[.FN$10]&lt;=[#REF!];WORKDAY([#REF!];[#REF!]*[#REF!];Holidays)&lt;=[.FN$10]))" calcext:base-cell-address="'Gantt Chart'.FN21"/>
            <calcext:condition calcext:apply-style-name="Milestone" calcext:value="formula-is(AND([#REF!]&gt;0;[#REF!]=&quot;&quot;;[#REF!]=[.FN$10]))" calcext:base-cell-address="'Gantt Chart'.FN21"/>
          </calcext:conditional-format>
          <calcext:conditional-format calcext:target-range-address="'Gantt Chart'.FO21:'Gantt Chart'.FO21">
            <calcext:condition calcext:apply-style-name="Today" calcext:value="formula-is([.FO$10]=TODAY())" calcext:base-cell-address="'Gantt Chart'.FO21"/>
            <calcext:condition calcext:apply-style-name="Weekend" calcext:value="formula-is(OR(WEEKDAY([.FO$10])=1;WEEKDAY([.FO$10])=7))" calcext:base-cell-address="'Gantt Chart'.FO21"/>
            <calcext:condition calcext:apply-style-name="Holiday" calcext:value="formula-is(ISNUMBER(MATCH([.FO$10];Holidays;0)))" calcext:base-cell-address="'Gantt Chart'.FO21"/>
          </calcext:conditional-format>
          <calcext:conditional-format calcext:target-range-address="'Gantt Chart'.FO21:'Gantt Chart'.FO21">
            <calcext:condition calcext:apply-style-name="Task_Completed" calcext:value="formula-is(AND([#REF!]&gt;0;[.FO$10]&gt;=[#REF!];[.FO$10]&lt;=[#REF!];WORKDAY([#REF!];[#REF!]*[#REF!];Holidays)&gt;[.FO$10]))" calcext:base-cell-address="'Gantt Chart'.FO21"/>
            <calcext:condition calcext:apply-style-name="Task_Scheduled" calcext:value="formula-is(AND([#REF!]&gt;0;[.FO$10]&gt;=[#REF!];[.FO$10]&lt;=[#REF!];WORKDAY([#REF!];[#REF!]*[#REF!];Holidays)&lt;=[.FO$10]))" calcext:base-cell-address="'Gantt Chart'.FO21"/>
            <calcext:condition calcext:apply-style-name="Milestone" calcext:value="formula-is(AND([#REF!]&gt;0;[#REF!]=&quot;&quot;;[#REF!]=[.FO$10]))" calcext:base-cell-address="'Gantt Chart'.FO21"/>
          </calcext:conditional-format>
          <calcext:conditional-format calcext:target-range-address="'Gantt Chart'.FP21:'Gantt Chart'.FP21">
            <calcext:condition calcext:apply-style-name="Today" calcext:value="formula-is([.FP$10]=TODAY())" calcext:base-cell-address="'Gantt Chart'.FP21"/>
            <calcext:condition calcext:apply-style-name="Weekend" calcext:value="formula-is(OR(WEEKDAY([.FP$10])=1;WEEKDAY([.FP$10])=7))" calcext:base-cell-address="'Gantt Chart'.FP21"/>
            <calcext:condition calcext:apply-style-name="Holiday" calcext:value="formula-is(ISNUMBER(MATCH([.FP$10];Holidays;0)))" calcext:base-cell-address="'Gantt Chart'.FP21"/>
          </calcext:conditional-format>
          <calcext:conditional-format calcext:target-range-address="'Gantt Chart'.FP21:'Gantt Chart'.FP21">
            <calcext:condition calcext:apply-style-name="Task_Completed" calcext:value="formula-is(AND([#REF!]&gt;0;[.FP$10]&gt;=[#REF!];[.FP$10]&lt;=[#REF!];WORKDAY([#REF!];[#REF!]*[#REF!];Holidays)&gt;[.FP$10]))" calcext:base-cell-address="'Gantt Chart'.FP21"/>
            <calcext:condition calcext:apply-style-name="Task_Scheduled" calcext:value="formula-is(AND([#REF!]&gt;0;[.FP$10]&gt;=[#REF!];[.FP$10]&lt;=[#REF!];WORKDAY([#REF!];[#REF!]*[#REF!];Holidays)&lt;=[.FP$10]))" calcext:base-cell-address="'Gantt Chart'.FP21"/>
            <calcext:condition calcext:apply-style-name="Milestone" calcext:value="formula-is(AND([#REF!]&gt;0;[#REF!]=&quot;&quot;;[#REF!]=[.FP$10]))" calcext:base-cell-address="'Gantt Chart'.FP21"/>
          </calcext:conditional-format>
          <calcext:conditional-format calcext:target-range-address="'Gantt Chart'.FQ21:'Gantt Chart'.FQ21">
            <calcext:condition calcext:apply-style-name="Today" calcext:value="formula-is([.FQ$10]=TODAY())" calcext:base-cell-address="'Gantt Chart'.FQ21"/>
            <calcext:condition calcext:apply-style-name="Weekend" calcext:value="formula-is(OR(WEEKDAY([.FQ$10])=1;WEEKDAY([.FQ$10])=7))" calcext:base-cell-address="'Gantt Chart'.FQ21"/>
            <calcext:condition calcext:apply-style-name="Holiday" calcext:value="formula-is(ISNUMBER(MATCH([.FQ$10];Holidays;0)))" calcext:base-cell-address="'Gantt Chart'.FQ21"/>
          </calcext:conditional-format>
          <calcext:conditional-format calcext:target-range-address="'Gantt Chart'.FQ21:'Gantt Chart'.FQ21">
            <calcext:condition calcext:apply-style-name="Task_Completed" calcext:value="formula-is(AND([#REF!]&gt;0;[.FQ$10]&gt;=[#REF!];[.FQ$10]&lt;=[#REF!];WORKDAY([#REF!];[#REF!]*[#REF!];Holidays)&gt;[.FQ$10]))" calcext:base-cell-address="'Gantt Chart'.FQ21"/>
            <calcext:condition calcext:apply-style-name="Task_Scheduled" calcext:value="formula-is(AND([#REF!]&gt;0;[.FQ$10]&gt;=[#REF!];[.FQ$10]&lt;=[#REF!];WORKDAY([#REF!];[#REF!]*[#REF!];Holidays)&lt;=[.FQ$10]))" calcext:base-cell-address="'Gantt Chart'.FQ21"/>
            <calcext:condition calcext:apply-style-name="Milestone" calcext:value="formula-is(AND([#REF!]&gt;0;[#REF!]=&quot;&quot;;[#REF!]=[.FQ$10]))" calcext:base-cell-address="'Gantt Chart'.FQ21"/>
          </calcext:conditional-format>
          <calcext:conditional-format calcext:target-range-address="'Gantt Chart'.FR21:'Gantt Chart'.FR21">
            <calcext:condition calcext:apply-style-name="Today" calcext:value="formula-is([.FR$10]=TODAY())" calcext:base-cell-address="'Gantt Chart'.FR21"/>
            <calcext:condition calcext:apply-style-name="Weekend" calcext:value="formula-is(OR(WEEKDAY([.FR$10])=1;WEEKDAY([.FR$10])=7))" calcext:base-cell-address="'Gantt Chart'.FR21"/>
            <calcext:condition calcext:apply-style-name="Holiday" calcext:value="formula-is(ISNUMBER(MATCH([.FR$10];Holidays;0)))" calcext:base-cell-address="'Gantt Chart'.FR21"/>
          </calcext:conditional-format>
          <calcext:conditional-format calcext:target-range-address="'Gantt Chart'.FR21:'Gantt Chart'.FR21">
            <calcext:condition calcext:apply-style-name="Task_Completed" calcext:value="formula-is(AND([#REF!]&gt;0;[.FR$10]&gt;=[#REF!];[.FR$10]&lt;=[#REF!];WORKDAY([#REF!];[#REF!]*[#REF!];Holidays)&gt;[.FR$10]))" calcext:base-cell-address="'Gantt Chart'.FR21"/>
            <calcext:condition calcext:apply-style-name="Task_Scheduled" calcext:value="formula-is(AND([#REF!]&gt;0;[.FR$10]&gt;=[#REF!];[.FR$10]&lt;=[#REF!];WORKDAY([#REF!];[#REF!]*[#REF!];Holidays)&lt;=[.FR$10]))" calcext:base-cell-address="'Gantt Chart'.FR21"/>
            <calcext:condition calcext:apply-style-name="Milestone" calcext:value="formula-is(AND([#REF!]&gt;0;[#REF!]=&quot;&quot;;[#REF!]=[.FR$10]))" calcext:base-cell-address="'Gantt Chart'.FR21"/>
          </calcext:conditional-format>
          <calcext:conditional-format calcext:target-range-address="'Gantt Chart'.FS21:'Gantt Chart'.FS21">
            <calcext:condition calcext:apply-style-name="Today" calcext:value="formula-is([.FS$10]=TODAY())" calcext:base-cell-address="'Gantt Chart'.FS21"/>
            <calcext:condition calcext:apply-style-name="Weekend" calcext:value="formula-is(OR(WEEKDAY([.FS$10])=1;WEEKDAY([.FS$10])=7))" calcext:base-cell-address="'Gantt Chart'.FS21"/>
            <calcext:condition calcext:apply-style-name="Holiday" calcext:value="formula-is(ISNUMBER(MATCH([.FS$10];Holidays;0)))" calcext:base-cell-address="'Gantt Chart'.FS21"/>
          </calcext:conditional-format>
          <calcext:conditional-format calcext:target-range-address="'Gantt Chart'.FS21:'Gantt Chart'.FS21">
            <calcext:condition calcext:apply-style-name="Task_Completed" calcext:value="formula-is(AND([#REF!]&gt;0;[.FS$10]&gt;=[#REF!];[.FS$10]&lt;=[#REF!];WORKDAY([#REF!];[#REF!]*[#REF!];Holidays)&gt;[.FS$10]))" calcext:base-cell-address="'Gantt Chart'.FS21"/>
            <calcext:condition calcext:apply-style-name="Task_Scheduled" calcext:value="formula-is(AND([#REF!]&gt;0;[.FS$10]&gt;=[#REF!];[.FS$10]&lt;=[#REF!];WORKDAY([#REF!];[#REF!]*[#REF!];Holidays)&lt;=[.FS$10]))" calcext:base-cell-address="'Gantt Chart'.FS21"/>
            <calcext:condition calcext:apply-style-name="Milestone" calcext:value="formula-is(AND([#REF!]&gt;0;[#REF!]=&quot;&quot;;[#REF!]=[.FS$10]))" calcext:base-cell-address="'Gantt Chart'.FS21"/>
          </calcext:conditional-format>
          <calcext:conditional-format calcext:target-range-address="'Gantt Chart'.FT21:'Gantt Chart'.FT21">
            <calcext:condition calcext:apply-style-name="Today" calcext:value="formula-is([.FT$10]=TODAY())" calcext:base-cell-address="'Gantt Chart'.FT21"/>
            <calcext:condition calcext:apply-style-name="Weekend" calcext:value="formula-is(OR(WEEKDAY([.FT$10])=1;WEEKDAY([.FT$10])=7))" calcext:base-cell-address="'Gantt Chart'.FT21"/>
            <calcext:condition calcext:apply-style-name="Holiday" calcext:value="formula-is(ISNUMBER(MATCH([.FT$10];Holidays;0)))" calcext:base-cell-address="'Gantt Chart'.FT21"/>
          </calcext:conditional-format>
          <calcext:conditional-format calcext:target-range-address="'Gantt Chart'.FT21:'Gantt Chart'.FT21">
            <calcext:condition calcext:apply-style-name="Task_Completed" calcext:value="formula-is(AND([#REF!]&gt;0;[.FT$10]&gt;=[#REF!];[.FT$10]&lt;=[#REF!];WORKDAY([#REF!];[#REF!]*[#REF!];Holidays)&gt;[.FT$10]))" calcext:base-cell-address="'Gantt Chart'.FT21"/>
            <calcext:condition calcext:apply-style-name="Task_Scheduled" calcext:value="formula-is(AND([#REF!]&gt;0;[.FT$10]&gt;=[#REF!];[.FT$10]&lt;=[#REF!];WORKDAY([#REF!];[#REF!]*[#REF!];Holidays)&lt;=[.FT$10]))" calcext:base-cell-address="'Gantt Chart'.FT21"/>
            <calcext:condition calcext:apply-style-name="Milestone" calcext:value="formula-is(AND([#REF!]&gt;0;[#REF!]=&quot;&quot;;[#REF!]=[.FT$10]))" calcext:base-cell-address="'Gantt Chart'.FT21"/>
          </calcext:conditional-format>
          <calcext:conditional-format calcext:target-range-address="'Gantt Chart'.FU21:'Gantt Chart'.FU21">
            <calcext:condition calcext:apply-style-name="Today" calcext:value="formula-is([.FU$10]=TODAY())" calcext:base-cell-address="'Gantt Chart'.FU21"/>
            <calcext:condition calcext:apply-style-name="Weekend" calcext:value="formula-is(OR(WEEKDAY([.FU$10])=1;WEEKDAY([.FU$10])=7))" calcext:base-cell-address="'Gantt Chart'.FU21"/>
            <calcext:condition calcext:apply-style-name="Holiday" calcext:value="formula-is(ISNUMBER(MATCH([.FU$10];Holidays;0)))" calcext:base-cell-address="'Gantt Chart'.FU21"/>
          </calcext:conditional-format>
          <calcext:conditional-format calcext:target-range-address="'Gantt Chart'.FU21:'Gantt Chart'.FU21">
            <calcext:condition calcext:apply-style-name="Task_Completed" calcext:value="formula-is(AND([#REF!]&gt;0;[.FU$10]&gt;=[#REF!];[.FU$10]&lt;=[#REF!];WORKDAY([#REF!];[#REF!]*[#REF!];Holidays)&gt;[.FU$10]))" calcext:base-cell-address="'Gantt Chart'.FU21"/>
            <calcext:condition calcext:apply-style-name="Task_Scheduled" calcext:value="formula-is(AND([#REF!]&gt;0;[.FU$10]&gt;=[#REF!];[.FU$10]&lt;=[#REF!];WORKDAY([#REF!];[#REF!]*[#REF!];Holidays)&lt;=[.FU$10]))" calcext:base-cell-address="'Gantt Chart'.FU21"/>
            <calcext:condition calcext:apply-style-name="Milestone" calcext:value="formula-is(AND([#REF!]&gt;0;[#REF!]=&quot;&quot;;[#REF!]=[.FU$10]))" calcext:base-cell-address="'Gantt Chart'.FU21"/>
          </calcext:conditional-format>
          <calcext:conditional-format calcext:target-range-address="'Gantt Chart'.FV21:'Gantt Chart'.FV21">
            <calcext:condition calcext:apply-style-name="Today" calcext:value="formula-is([.FV$10]=TODAY())" calcext:base-cell-address="'Gantt Chart'.FV21"/>
            <calcext:condition calcext:apply-style-name="Weekend" calcext:value="formula-is(OR(WEEKDAY([.FV$10])=1;WEEKDAY([.FV$10])=7))" calcext:base-cell-address="'Gantt Chart'.FV21"/>
            <calcext:condition calcext:apply-style-name="Holiday" calcext:value="formula-is(ISNUMBER(MATCH([.FV$10];Holidays;0)))" calcext:base-cell-address="'Gantt Chart'.FV21"/>
          </calcext:conditional-format>
          <calcext:conditional-format calcext:target-range-address="'Gantt Chart'.FV21:'Gantt Chart'.FV21">
            <calcext:condition calcext:apply-style-name="Task_Completed" calcext:value="formula-is(AND([#REF!]&gt;0;[.FV$10]&gt;=[#REF!];[.FV$10]&lt;=[#REF!];WORKDAY([#REF!];[#REF!]*[#REF!];Holidays)&gt;[.FV$10]))" calcext:base-cell-address="'Gantt Chart'.FV21"/>
            <calcext:condition calcext:apply-style-name="Task_Scheduled" calcext:value="formula-is(AND([#REF!]&gt;0;[.FV$10]&gt;=[#REF!];[.FV$10]&lt;=[#REF!];WORKDAY([#REF!];[#REF!]*[#REF!];Holidays)&lt;=[.FV$10]))" calcext:base-cell-address="'Gantt Chart'.FV21"/>
            <calcext:condition calcext:apply-style-name="Milestone" calcext:value="formula-is(AND([#REF!]&gt;0;[#REF!]=&quot;&quot;;[#REF!]=[.FV$10]))" calcext:base-cell-address="'Gantt Chart'.FV21"/>
          </calcext:conditional-format>
          <calcext:conditional-format calcext:target-range-address="'Gantt Chart'.FW21:'Gantt Chart'.FW21">
            <calcext:condition calcext:apply-style-name="Today" calcext:value="formula-is([.FW$10]=TODAY())" calcext:base-cell-address="'Gantt Chart'.FW21"/>
            <calcext:condition calcext:apply-style-name="Weekend" calcext:value="formula-is(OR(WEEKDAY([.FW$10])=1;WEEKDAY([.FW$10])=7))" calcext:base-cell-address="'Gantt Chart'.FW21"/>
            <calcext:condition calcext:apply-style-name="Holiday" calcext:value="formula-is(ISNUMBER(MATCH([.FW$10];Holidays;0)))" calcext:base-cell-address="'Gantt Chart'.FW21"/>
          </calcext:conditional-format>
          <calcext:conditional-format calcext:target-range-address="'Gantt Chart'.FW21:'Gantt Chart'.FW21">
            <calcext:condition calcext:apply-style-name="Task_Completed" calcext:value="formula-is(AND([#REF!]&gt;0;[.FW$10]&gt;=[#REF!];[.FW$10]&lt;=[#REF!];WORKDAY([#REF!];[#REF!]*[#REF!];Holidays)&gt;[.FW$10]))" calcext:base-cell-address="'Gantt Chart'.FW21"/>
            <calcext:condition calcext:apply-style-name="Task_Scheduled" calcext:value="formula-is(AND([#REF!]&gt;0;[.FW$10]&gt;=[#REF!];[.FW$10]&lt;=[#REF!];WORKDAY([#REF!];[#REF!]*[#REF!];Holidays)&lt;=[.FW$10]))" calcext:base-cell-address="'Gantt Chart'.FW21"/>
            <calcext:condition calcext:apply-style-name="Milestone" calcext:value="formula-is(AND([#REF!]&gt;0;[#REF!]=&quot;&quot;;[#REF!]=[.FW$10]))" calcext:base-cell-address="'Gantt Chart'.FW21"/>
          </calcext:conditional-format>
          <calcext:conditional-format calcext:target-range-address="'Gantt Chart'.FX21:'Gantt Chart'.FX21">
            <calcext:condition calcext:apply-style-name="Today" calcext:value="formula-is([.FX$10]=TODAY())" calcext:base-cell-address="'Gantt Chart'.FX21"/>
            <calcext:condition calcext:apply-style-name="Weekend" calcext:value="formula-is(OR(WEEKDAY([.FX$10])=1;WEEKDAY([.FX$10])=7))" calcext:base-cell-address="'Gantt Chart'.FX21"/>
            <calcext:condition calcext:apply-style-name="Holiday" calcext:value="formula-is(ISNUMBER(MATCH([.FX$10];Holidays;0)))" calcext:base-cell-address="'Gantt Chart'.FX21"/>
          </calcext:conditional-format>
          <calcext:conditional-format calcext:target-range-address="'Gantt Chart'.FX21:'Gantt Chart'.FX21">
            <calcext:condition calcext:apply-style-name="Task_Completed" calcext:value="formula-is(AND([#REF!]&gt;0;[.FX$10]&gt;=[#REF!];[.FX$10]&lt;=[#REF!];WORKDAY([#REF!];[#REF!]*[#REF!];Holidays)&gt;[.FX$10]))" calcext:base-cell-address="'Gantt Chart'.FX21"/>
            <calcext:condition calcext:apply-style-name="Task_Scheduled" calcext:value="formula-is(AND([#REF!]&gt;0;[.FX$10]&gt;=[#REF!];[.FX$10]&lt;=[#REF!];WORKDAY([#REF!];[#REF!]*[#REF!];Holidays)&lt;=[.FX$10]))" calcext:base-cell-address="'Gantt Chart'.FX21"/>
            <calcext:condition calcext:apply-style-name="Milestone" calcext:value="formula-is(AND([#REF!]&gt;0;[#REF!]=&quot;&quot;;[#REF!]=[.FX$10]))" calcext:base-cell-address="'Gantt Chart'.FX21"/>
          </calcext:conditional-format>
          <calcext:conditional-format calcext:target-range-address="'Gantt Chart'.FY21:'Gantt Chart'.FY21">
            <calcext:condition calcext:apply-style-name="Today" calcext:value="formula-is([.FY$10]=TODAY())" calcext:base-cell-address="'Gantt Chart'.FY21"/>
            <calcext:condition calcext:apply-style-name="Weekend" calcext:value="formula-is(OR(WEEKDAY([.FY$10])=1;WEEKDAY([.FY$10])=7))" calcext:base-cell-address="'Gantt Chart'.FY21"/>
            <calcext:condition calcext:apply-style-name="Holiday" calcext:value="formula-is(ISNUMBER(MATCH([.FY$10];Holidays;0)))" calcext:base-cell-address="'Gantt Chart'.FY21"/>
          </calcext:conditional-format>
          <calcext:conditional-format calcext:target-range-address="'Gantt Chart'.FY21:'Gantt Chart'.FY21">
            <calcext:condition calcext:apply-style-name="Task_Completed" calcext:value="formula-is(AND([#REF!]&gt;0;[.FY$10]&gt;=[#REF!];[.FY$10]&lt;=[#REF!];WORKDAY([#REF!];[#REF!]*[#REF!];Holidays)&gt;[.FY$10]))" calcext:base-cell-address="'Gantt Chart'.FY21"/>
            <calcext:condition calcext:apply-style-name="Task_Scheduled" calcext:value="formula-is(AND([#REF!]&gt;0;[.FY$10]&gt;=[#REF!];[.FY$10]&lt;=[#REF!];WORKDAY([#REF!];[#REF!]*[#REF!];Holidays)&lt;=[.FY$10]))" calcext:base-cell-address="'Gantt Chart'.FY21"/>
            <calcext:condition calcext:apply-style-name="Milestone" calcext:value="formula-is(AND([#REF!]&gt;0;[#REF!]=&quot;&quot;;[#REF!]=[.FY$10]))" calcext:base-cell-address="'Gantt Chart'.FY21"/>
          </calcext:conditional-format>
          <calcext:conditional-format calcext:target-range-address="'Gantt Chart'.FZ21:'Gantt Chart'.FZ21">
            <calcext:condition calcext:apply-style-name="Today" calcext:value="formula-is([.FZ$10]=TODAY())" calcext:base-cell-address="'Gantt Chart'.FZ21"/>
            <calcext:condition calcext:apply-style-name="Weekend" calcext:value="formula-is(OR(WEEKDAY([.FZ$10])=1;WEEKDAY([.FZ$10])=7))" calcext:base-cell-address="'Gantt Chart'.FZ21"/>
            <calcext:condition calcext:apply-style-name="Holiday" calcext:value="formula-is(ISNUMBER(MATCH([.FZ$10];Holidays;0)))" calcext:base-cell-address="'Gantt Chart'.FZ21"/>
          </calcext:conditional-format>
          <calcext:conditional-format calcext:target-range-address="'Gantt Chart'.FZ21:'Gantt Chart'.FZ21">
            <calcext:condition calcext:apply-style-name="Task_Completed" calcext:value="formula-is(AND([#REF!]&gt;0;[.FZ$10]&gt;=[#REF!];[.FZ$10]&lt;=[#REF!];WORKDAY([#REF!];[#REF!]*[#REF!];Holidays)&gt;[.FZ$10]))" calcext:base-cell-address="'Gantt Chart'.FZ21"/>
            <calcext:condition calcext:apply-style-name="Task_Scheduled" calcext:value="formula-is(AND([#REF!]&gt;0;[.FZ$10]&gt;=[#REF!];[.FZ$10]&lt;=[#REF!];WORKDAY([#REF!];[#REF!]*[#REF!];Holidays)&lt;=[.FZ$10]))" calcext:base-cell-address="'Gantt Chart'.FZ21"/>
            <calcext:condition calcext:apply-style-name="Milestone" calcext:value="formula-is(AND([#REF!]&gt;0;[#REF!]=&quot;&quot;;[#REF!]=[.FZ$10]))" calcext:base-cell-address="'Gantt Chart'.FZ21"/>
          </calcext:conditional-format>
          <calcext:conditional-format calcext:target-range-address="'Gantt Chart'.GA21:'Gantt Chart'.GA21">
            <calcext:condition calcext:apply-style-name="Today" calcext:value="formula-is([.GA$10]=TODAY())" calcext:base-cell-address="'Gantt Chart'.GA21"/>
            <calcext:condition calcext:apply-style-name="Weekend" calcext:value="formula-is(OR(WEEKDAY([.GA$10])=1;WEEKDAY([.GA$10])=7))" calcext:base-cell-address="'Gantt Chart'.GA21"/>
            <calcext:condition calcext:apply-style-name="Holiday" calcext:value="formula-is(ISNUMBER(MATCH([.GA$10];Holidays;0)))" calcext:base-cell-address="'Gantt Chart'.GA21"/>
          </calcext:conditional-format>
          <calcext:conditional-format calcext:target-range-address="'Gantt Chart'.GA21:'Gantt Chart'.GA21">
            <calcext:condition calcext:apply-style-name="Task_Completed" calcext:value="formula-is(AND([#REF!]&gt;0;[.GA$10]&gt;=[#REF!];[.GA$10]&lt;=[#REF!];WORKDAY([#REF!];[#REF!]*[#REF!];Holidays)&gt;[.GA$10]))" calcext:base-cell-address="'Gantt Chart'.GA21"/>
            <calcext:condition calcext:apply-style-name="Task_Scheduled" calcext:value="formula-is(AND([#REF!]&gt;0;[.GA$10]&gt;=[#REF!];[.GA$10]&lt;=[#REF!];WORKDAY([#REF!];[#REF!]*[#REF!];Holidays)&lt;=[.GA$10]))" calcext:base-cell-address="'Gantt Chart'.GA21"/>
            <calcext:condition calcext:apply-style-name="Milestone" calcext:value="formula-is(AND([#REF!]&gt;0;[#REF!]=&quot;&quot;;[#REF!]=[.GA$10]))" calcext:base-cell-address="'Gantt Chart'.GA21"/>
          </calcext:conditional-format>
          <calcext:conditional-format calcext:target-range-address="'Gantt Chart'.GB21:'Gantt Chart'.GB21">
            <calcext:condition calcext:apply-style-name="Today" calcext:value="formula-is([.GB$10]=TODAY())" calcext:base-cell-address="'Gantt Chart'.GB21"/>
            <calcext:condition calcext:apply-style-name="Weekend" calcext:value="formula-is(OR(WEEKDAY([.GB$10])=1;WEEKDAY([.GB$10])=7))" calcext:base-cell-address="'Gantt Chart'.GB21"/>
            <calcext:condition calcext:apply-style-name="Holiday" calcext:value="formula-is(ISNUMBER(MATCH([.GB$10];Holidays;0)))" calcext:base-cell-address="'Gantt Chart'.GB21"/>
          </calcext:conditional-format>
          <calcext:conditional-format calcext:target-range-address="'Gantt Chart'.GB21:'Gantt Chart'.GB21">
            <calcext:condition calcext:apply-style-name="Task_Completed" calcext:value="formula-is(AND([#REF!]&gt;0;[.GB$10]&gt;=[#REF!];[.GB$10]&lt;=[#REF!];WORKDAY([#REF!];[#REF!]*[#REF!];Holidays)&gt;[.GB$10]))" calcext:base-cell-address="'Gantt Chart'.GB21"/>
            <calcext:condition calcext:apply-style-name="Task_Scheduled" calcext:value="formula-is(AND([#REF!]&gt;0;[.GB$10]&gt;=[#REF!];[.GB$10]&lt;=[#REF!];WORKDAY([#REF!];[#REF!]*[#REF!];Holidays)&lt;=[.GB$10]))" calcext:base-cell-address="'Gantt Chart'.GB21"/>
            <calcext:condition calcext:apply-style-name="Milestone" calcext:value="formula-is(AND([#REF!]&gt;0;[#REF!]=&quot;&quot;;[#REF!]=[.GB$10]))" calcext:base-cell-address="'Gantt Chart'.GB21"/>
          </calcext:conditional-format>
          <calcext:conditional-format calcext:target-range-address="'Gantt Chart'.GC21:'Gantt Chart'.GC21">
            <calcext:condition calcext:apply-style-name="Today" calcext:value="formula-is([.GC$10]=TODAY())" calcext:base-cell-address="'Gantt Chart'.GC21"/>
            <calcext:condition calcext:apply-style-name="Weekend" calcext:value="formula-is(OR(WEEKDAY([.GC$10])=1;WEEKDAY([.GC$10])=7))" calcext:base-cell-address="'Gantt Chart'.GC21"/>
            <calcext:condition calcext:apply-style-name="Holiday" calcext:value="formula-is(ISNUMBER(MATCH([.GC$10];Holidays;0)))" calcext:base-cell-address="'Gantt Chart'.GC21"/>
          </calcext:conditional-format>
          <calcext:conditional-format calcext:target-range-address="'Gantt Chart'.GC21:'Gantt Chart'.GC21">
            <calcext:condition calcext:apply-style-name="Task_Completed" calcext:value="formula-is(AND([#REF!]&gt;0;[.GC$10]&gt;=[#REF!];[.GC$10]&lt;=[#REF!];WORKDAY([#REF!];[#REF!]*[#REF!];Holidays)&gt;[.GC$10]))" calcext:base-cell-address="'Gantt Chart'.GC21"/>
            <calcext:condition calcext:apply-style-name="Task_Scheduled" calcext:value="formula-is(AND([#REF!]&gt;0;[.GC$10]&gt;=[#REF!];[.GC$10]&lt;=[#REF!];WORKDAY([#REF!];[#REF!]*[#REF!];Holidays)&lt;=[.GC$10]))" calcext:base-cell-address="'Gantt Chart'.GC21"/>
            <calcext:condition calcext:apply-style-name="Milestone" calcext:value="formula-is(AND([#REF!]&gt;0;[#REF!]=&quot;&quot;;[#REF!]=[.GC$10]))" calcext:base-cell-address="'Gantt Chart'.GC21"/>
          </calcext:conditional-format>
          <calcext:conditional-format calcext:target-range-address="'Gantt Chart'.GD21:'Gantt Chart'.GD21">
            <calcext:condition calcext:apply-style-name="Today" calcext:value="formula-is([.GD$10]=TODAY())" calcext:base-cell-address="'Gantt Chart'.GD21"/>
            <calcext:condition calcext:apply-style-name="Weekend" calcext:value="formula-is(OR(WEEKDAY([.GD$10])=1;WEEKDAY([.GD$10])=7))" calcext:base-cell-address="'Gantt Chart'.GD21"/>
            <calcext:condition calcext:apply-style-name="Holiday" calcext:value="formula-is(ISNUMBER(MATCH([.GD$10];Holidays;0)))" calcext:base-cell-address="'Gantt Chart'.GD21"/>
          </calcext:conditional-format>
          <calcext:conditional-format calcext:target-range-address="'Gantt Chart'.GD21:'Gantt Chart'.GD21">
            <calcext:condition calcext:apply-style-name="Task_Completed" calcext:value="formula-is(AND([#REF!]&gt;0;[.GD$10]&gt;=[#REF!];[.GD$10]&lt;=[#REF!];WORKDAY([#REF!];[#REF!]*[#REF!];Holidays)&gt;[.GD$10]))" calcext:base-cell-address="'Gantt Chart'.GD21"/>
            <calcext:condition calcext:apply-style-name="Task_Scheduled" calcext:value="formula-is(AND([#REF!]&gt;0;[.GD$10]&gt;=[#REF!];[.GD$10]&lt;=[#REF!];WORKDAY([#REF!];[#REF!]*[#REF!];Holidays)&lt;=[.GD$10]))" calcext:base-cell-address="'Gantt Chart'.GD21"/>
            <calcext:condition calcext:apply-style-name="Milestone" calcext:value="formula-is(AND([#REF!]&gt;0;[#REF!]=&quot;&quot;;[#REF!]=[.GD$10]))" calcext:base-cell-address="'Gantt Chart'.GD21"/>
          </calcext:conditional-format>
          <calcext:conditional-format calcext:target-range-address="'Gantt Chart'.GE21:'Gantt Chart'.GE21">
            <calcext:condition calcext:apply-style-name="Today" calcext:value="formula-is([.GE$10]=TODAY())" calcext:base-cell-address="'Gantt Chart'.GE21"/>
            <calcext:condition calcext:apply-style-name="Weekend" calcext:value="formula-is(OR(WEEKDAY([.GE$10])=1;WEEKDAY([.GE$10])=7))" calcext:base-cell-address="'Gantt Chart'.GE21"/>
            <calcext:condition calcext:apply-style-name="Holiday" calcext:value="formula-is(ISNUMBER(MATCH([.GE$10];Holidays;0)))" calcext:base-cell-address="'Gantt Chart'.GE21"/>
          </calcext:conditional-format>
          <calcext:conditional-format calcext:target-range-address="'Gantt Chart'.GE21:'Gantt Chart'.GE21">
            <calcext:condition calcext:apply-style-name="Task_Completed" calcext:value="formula-is(AND([#REF!]&gt;0;[.GE$10]&gt;=[#REF!];[.GE$10]&lt;=[#REF!];WORKDAY([#REF!];[#REF!]*[#REF!];Holidays)&gt;[.GE$10]))" calcext:base-cell-address="'Gantt Chart'.GE21"/>
            <calcext:condition calcext:apply-style-name="Task_Scheduled" calcext:value="formula-is(AND([#REF!]&gt;0;[.GE$10]&gt;=[#REF!];[.GE$10]&lt;=[#REF!];WORKDAY([#REF!];[#REF!]*[#REF!];Holidays)&lt;=[.GE$10]))" calcext:base-cell-address="'Gantt Chart'.GE21"/>
            <calcext:condition calcext:apply-style-name="Milestone" calcext:value="formula-is(AND([#REF!]&gt;0;[#REF!]=&quot;&quot;;[#REF!]=[.GE$10]))" calcext:base-cell-address="'Gantt Chart'.GE21"/>
          </calcext:conditional-format>
          <calcext:conditional-format calcext:target-range-address="'Gantt Chart'.GF21:'Gantt Chart'.GF21">
            <calcext:condition calcext:apply-style-name="Today" calcext:value="formula-is([.GF$10]=TODAY())" calcext:base-cell-address="'Gantt Chart'.GF21"/>
            <calcext:condition calcext:apply-style-name="Weekend" calcext:value="formula-is(OR(WEEKDAY([.GF$10])=1;WEEKDAY([.GF$10])=7))" calcext:base-cell-address="'Gantt Chart'.GF21"/>
            <calcext:condition calcext:apply-style-name="Holiday" calcext:value="formula-is(ISNUMBER(MATCH([.GF$10];Holidays;0)))" calcext:base-cell-address="'Gantt Chart'.GF21"/>
          </calcext:conditional-format>
          <calcext:conditional-format calcext:target-range-address="'Gantt Chart'.GF21:'Gantt Chart'.GF21">
            <calcext:condition calcext:apply-style-name="Task_Completed" calcext:value="formula-is(AND([#REF!]&gt;0;[.GF$10]&gt;=[#REF!];[.GF$10]&lt;=[#REF!];WORKDAY([#REF!];[#REF!]*[#REF!];Holidays)&gt;[.GF$10]))" calcext:base-cell-address="'Gantt Chart'.GF21"/>
            <calcext:condition calcext:apply-style-name="Task_Scheduled" calcext:value="formula-is(AND([#REF!]&gt;0;[.GF$10]&gt;=[#REF!];[.GF$10]&lt;=[#REF!];WORKDAY([#REF!];[#REF!]*[#REF!];Holidays)&lt;=[.GF$10]))" calcext:base-cell-address="'Gantt Chart'.GF21"/>
            <calcext:condition calcext:apply-style-name="Milestone" calcext:value="formula-is(AND([#REF!]&gt;0;[#REF!]=&quot;&quot;;[#REF!]=[.GF$10]))" calcext:base-cell-address="'Gantt Chart'.GF21"/>
          </calcext:conditional-format>
          <calcext:conditional-format calcext:target-range-address="'Gantt Chart'.GG21:'Gantt Chart'.GG21">
            <calcext:condition calcext:apply-style-name="Today" calcext:value="formula-is([.GG$10]=TODAY())" calcext:base-cell-address="'Gantt Chart'.GG21"/>
            <calcext:condition calcext:apply-style-name="Weekend" calcext:value="formula-is(OR(WEEKDAY([.GG$10])=1;WEEKDAY([.GG$10])=7))" calcext:base-cell-address="'Gantt Chart'.GG21"/>
            <calcext:condition calcext:apply-style-name="Holiday" calcext:value="formula-is(ISNUMBER(MATCH([.GG$10];Holidays;0)))" calcext:base-cell-address="'Gantt Chart'.GG21"/>
          </calcext:conditional-format>
          <calcext:conditional-format calcext:target-range-address="'Gantt Chart'.GG21:'Gantt Chart'.GG21">
            <calcext:condition calcext:apply-style-name="Task_Completed" calcext:value="formula-is(AND([#REF!]&gt;0;[.GG$10]&gt;=[#REF!];[.GG$10]&lt;=[#REF!];WORKDAY([#REF!];[#REF!]*[#REF!];Holidays)&gt;[.GG$10]))" calcext:base-cell-address="'Gantt Chart'.GG21"/>
            <calcext:condition calcext:apply-style-name="Task_Scheduled" calcext:value="formula-is(AND([#REF!]&gt;0;[.GG$10]&gt;=[#REF!];[.GG$10]&lt;=[#REF!];WORKDAY([#REF!];[#REF!]*[#REF!];Holidays)&lt;=[.GG$10]))" calcext:base-cell-address="'Gantt Chart'.GG21"/>
            <calcext:condition calcext:apply-style-name="Milestone" calcext:value="formula-is(AND([#REF!]&gt;0;[#REF!]=&quot;&quot;;[#REF!]=[.GG$10]))" calcext:base-cell-address="'Gantt Chart'.GG21"/>
          </calcext:conditional-format>
          <calcext:conditional-format calcext:target-range-address="'Gantt Chart'.GH21:'Gantt Chart'.GH21">
            <calcext:condition calcext:apply-style-name="Today" calcext:value="formula-is([.GH$10]=TODAY())" calcext:base-cell-address="'Gantt Chart'.GH21"/>
            <calcext:condition calcext:apply-style-name="Weekend" calcext:value="formula-is(OR(WEEKDAY([.GH$10])=1;WEEKDAY([.GH$10])=7))" calcext:base-cell-address="'Gantt Chart'.GH21"/>
            <calcext:condition calcext:apply-style-name="Holiday" calcext:value="formula-is(ISNUMBER(MATCH([.GH$10];Holidays;0)))" calcext:base-cell-address="'Gantt Chart'.GH21"/>
          </calcext:conditional-format>
          <calcext:conditional-format calcext:target-range-address="'Gantt Chart'.GH21:'Gantt Chart'.GH21">
            <calcext:condition calcext:apply-style-name="Task_Completed" calcext:value="formula-is(AND([#REF!]&gt;0;[.GH$10]&gt;=[#REF!];[.GH$10]&lt;=[#REF!];WORKDAY([#REF!];[#REF!]*[#REF!];Holidays)&gt;[.GH$10]))" calcext:base-cell-address="'Gantt Chart'.GH21"/>
            <calcext:condition calcext:apply-style-name="Task_Scheduled" calcext:value="formula-is(AND([#REF!]&gt;0;[.GH$10]&gt;=[#REF!];[.GH$10]&lt;=[#REF!];WORKDAY([#REF!];[#REF!]*[#REF!];Holidays)&lt;=[.GH$10]))" calcext:base-cell-address="'Gantt Chart'.GH21"/>
            <calcext:condition calcext:apply-style-name="Milestone" calcext:value="formula-is(AND([#REF!]&gt;0;[#REF!]=&quot;&quot;;[#REF!]=[.GH$10]))" calcext:base-cell-address="'Gantt Chart'.GH21"/>
          </calcext:conditional-format>
          <calcext:conditional-format calcext:target-range-address="'Gantt Chart'.GI21:'Gantt Chart'.GI21">
            <calcext:condition calcext:apply-style-name="Today" calcext:value="formula-is([.GI$10]=TODAY())" calcext:base-cell-address="'Gantt Chart'.GI21"/>
            <calcext:condition calcext:apply-style-name="Weekend" calcext:value="formula-is(OR(WEEKDAY([.GI$10])=1;WEEKDAY([.GI$10])=7))" calcext:base-cell-address="'Gantt Chart'.GI21"/>
            <calcext:condition calcext:apply-style-name="Holiday" calcext:value="formula-is(ISNUMBER(MATCH([.GI$10];Holidays;0)))" calcext:base-cell-address="'Gantt Chart'.GI21"/>
          </calcext:conditional-format>
          <calcext:conditional-format calcext:target-range-address="'Gantt Chart'.GI21:'Gantt Chart'.GI21">
            <calcext:condition calcext:apply-style-name="Task_Completed" calcext:value="formula-is(AND([#REF!]&gt;0;[.GI$10]&gt;=[#REF!];[.GI$10]&lt;=[#REF!];WORKDAY([#REF!];[#REF!]*[#REF!];Holidays)&gt;[.GI$10]))" calcext:base-cell-address="'Gantt Chart'.GI21"/>
            <calcext:condition calcext:apply-style-name="Task_Scheduled" calcext:value="formula-is(AND([#REF!]&gt;0;[.GI$10]&gt;=[#REF!];[.GI$10]&lt;=[#REF!];WORKDAY([#REF!];[#REF!]*[#REF!];Holidays)&lt;=[.GI$10]))" calcext:base-cell-address="'Gantt Chart'.GI21"/>
            <calcext:condition calcext:apply-style-name="Milestone" calcext:value="formula-is(AND([#REF!]&gt;0;[#REF!]=&quot;&quot;;[#REF!]=[.GI$10]))" calcext:base-cell-address="'Gantt Chart'.GI21"/>
          </calcext:conditional-format>
          <calcext:conditional-format calcext:target-range-address="'Gantt Chart'.G27:'Gantt Chart'.G2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K27:'Gantt Chart'.K27">
            <calcext:condition calcext:apply-style-name="Today" calcext:value="formula-is([.K$10]=TODAY())" calcext:base-cell-address="'Gantt Chart'.K27"/>
            <calcext:condition calcext:apply-style-name="Weekend" calcext:value="formula-is(OR(WEEKDAY([.K$10])=1;WEEKDAY([.K$10])=7))" calcext:base-cell-address="'Gantt Chart'.K27"/>
            <calcext:condition calcext:apply-style-name="Holiday" calcext:value="formula-is(ISNUMBER(MATCH([.K$10];Holidays;0)))" calcext:base-cell-address="'Gantt Chart'.K27"/>
          </calcext:conditional-format>
          <calcext:conditional-format calcext:target-range-address="'Gantt Chart'.K27:'Gantt Chart'.K27">
            <calcext:condition calcext:apply-style-name="Task_Completed" calcext:value="formula-is(AND([.$E27]&gt;0;[.K$10]&gt;=[.$D27];[.K$10]&lt;=[.$F27];WORKDAY([.$D27];[.$E27]*[.$G27];Holidays)&gt;[.K$10]))" calcext:base-cell-address="'Gantt Chart'.K27"/>
            <calcext:condition calcext:apply-style-name="Task_Scheduled" calcext:value="formula-is(AND([.$E27]&gt;0;[.K$10]&gt;=[.$D27];[.K$10]&lt;=[.$F27];WORKDAY([.$D27];[.$E27]*[.$G27];Holidays)&lt;=[.K$10]))" calcext:base-cell-address="'Gantt Chart'.K27"/>
            <calcext:condition calcext:apply-style-name="Milestone" calcext:value="formula-is(AND([.$D27]&gt;0;[.$F27]=&quot;&quot;;[.$D27]=[.K$10]))" calcext:base-cell-address="'Gantt Chart'.K27"/>
          </calcext:conditional-format>
          <calcext:conditional-format calcext:target-range-address="'Gantt Chart'.L27:'Gantt Chart'.L27">
            <calcext:condition calcext:apply-style-name="Today" calcext:value="formula-is([.L$10]=TODAY())" calcext:base-cell-address="'Gantt Chart'.L27"/>
            <calcext:condition calcext:apply-style-name="Weekend" calcext:value="formula-is(OR(WEEKDAY([.L$10])=1;WEEKDAY([.L$10])=7))" calcext:base-cell-address="'Gantt Chart'.L27"/>
            <calcext:condition calcext:apply-style-name="Holiday" calcext:value="formula-is(ISNUMBER(MATCH([.L$10];Holidays;0)))" calcext:base-cell-address="'Gantt Chart'.L27"/>
          </calcext:conditional-format>
          <calcext:conditional-format calcext:target-range-address="'Gantt Chart'.L27:'Gantt Chart'.L27">
            <calcext:condition calcext:apply-style-name="Task_Completed" calcext:value="formula-is(AND([.$E27]&gt;0;[.L$10]&gt;=[.$D27];[.L$10]&lt;=[.$F27];WORKDAY([.$D27];[.$E27]*[.$G27];Holidays)&gt;[.L$10]))" calcext:base-cell-address="'Gantt Chart'.L27"/>
            <calcext:condition calcext:apply-style-name="Task_Scheduled" calcext:value="formula-is(AND([.$E27]&gt;0;[.L$10]&gt;=[.$D27];[.L$10]&lt;=[.$F27];WORKDAY([.$D27];[.$E27]*[.$G27];Holidays)&lt;=[.L$10]))" calcext:base-cell-address="'Gantt Chart'.L27"/>
            <calcext:condition calcext:apply-style-name="Milestone" calcext:value="formula-is(AND([.$D27]&gt;0;[.$F27]=&quot;&quot;;[.$D27]=[.L$10]))" calcext:base-cell-address="'Gantt Chart'.L27"/>
          </calcext:conditional-format>
          <calcext:conditional-format calcext:target-range-address="'Gantt Chart'.M27:'Gantt Chart'.M27">
            <calcext:condition calcext:apply-style-name="Today" calcext:value="formula-is([.M$10]=TODAY())" calcext:base-cell-address="'Gantt Chart'.M27"/>
            <calcext:condition calcext:apply-style-name="Weekend" calcext:value="formula-is(OR(WEEKDAY([.M$10])=1;WEEKDAY([.M$10])=7))" calcext:base-cell-address="'Gantt Chart'.M27"/>
            <calcext:condition calcext:apply-style-name="Holiday" calcext:value="formula-is(ISNUMBER(MATCH([.M$10];Holidays;0)))" calcext:base-cell-address="'Gantt Chart'.M27"/>
          </calcext:conditional-format>
          <calcext:conditional-format calcext:target-range-address="'Gantt Chart'.M27:'Gantt Chart'.M27">
            <calcext:condition calcext:apply-style-name="Task_Completed" calcext:value="formula-is(AND([.$E27]&gt;0;[.M$10]&gt;=[.$D27];[.M$10]&lt;=[.$F27];WORKDAY([.$D27];[.$E27]*[.$G27];Holidays)&gt;[.M$10]))" calcext:base-cell-address="'Gantt Chart'.M27"/>
            <calcext:condition calcext:apply-style-name="Task_Scheduled" calcext:value="formula-is(AND([.$E27]&gt;0;[.M$10]&gt;=[.$D27];[.M$10]&lt;=[.$F27];WORKDAY([.$D27];[.$E27]*[.$G27];Holidays)&lt;=[.M$10]))" calcext:base-cell-address="'Gantt Chart'.M27"/>
            <calcext:condition calcext:apply-style-name="Milestone" calcext:value="formula-is(AND([.$D27]&gt;0;[.$F27]=&quot;&quot;;[.$D27]=[.M$10]))" calcext:base-cell-address="'Gantt Chart'.M27"/>
          </calcext:conditional-format>
          <calcext:conditional-format calcext:target-range-address="'Gantt Chart'.N27:'Gantt Chart'.N27">
            <calcext:condition calcext:apply-style-name="Today" calcext:value="formula-is([.N$10]=TODAY())" calcext:base-cell-address="'Gantt Chart'.N27"/>
            <calcext:condition calcext:apply-style-name="Weekend" calcext:value="formula-is(OR(WEEKDAY([.N$10])=1;WEEKDAY([.N$10])=7))" calcext:base-cell-address="'Gantt Chart'.N27"/>
            <calcext:condition calcext:apply-style-name="Holiday" calcext:value="formula-is(ISNUMBER(MATCH([.N$10];Holidays;0)))" calcext:base-cell-address="'Gantt Chart'.N27"/>
          </calcext:conditional-format>
          <calcext:conditional-format calcext:target-range-address="'Gantt Chart'.N27:'Gantt Chart'.N27">
            <calcext:condition calcext:apply-style-name="Task_Completed" calcext:value="formula-is(AND([.$E27]&gt;0;[.N$10]&gt;=[.$D27];[.N$10]&lt;=[.$F27];WORKDAY([.$D27];[.$E27]*[.$G27];Holidays)&gt;[.N$10]))" calcext:base-cell-address="'Gantt Chart'.N27"/>
            <calcext:condition calcext:apply-style-name="Task_Scheduled" calcext:value="formula-is(AND([.$E27]&gt;0;[.N$10]&gt;=[.$D27];[.N$10]&lt;=[.$F27];WORKDAY([.$D27];[.$E27]*[.$G27];Holidays)&lt;=[.N$10]))" calcext:base-cell-address="'Gantt Chart'.N27"/>
            <calcext:condition calcext:apply-style-name="Milestone" calcext:value="formula-is(AND([.$D27]&gt;0;[.$F27]=&quot;&quot;;[.$D27]=[.N$10]))" calcext:base-cell-address="'Gantt Chart'.N27"/>
          </calcext:conditional-format>
          <calcext:conditional-format calcext:target-range-address="'Gantt Chart'.O27:'Gantt Chart'.O27">
            <calcext:condition calcext:apply-style-name="Today" calcext:value="formula-is([.O$10]=TODAY())" calcext:base-cell-address="'Gantt Chart'.O27"/>
            <calcext:condition calcext:apply-style-name="Weekend" calcext:value="formula-is(OR(WEEKDAY([.O$10])=1;WEEKDAY([.O$10])=7))" calcext:base-cell-address="'Gantt Chart'.O27"/>
            <calcext:condition calcext:apply-style-name="Holiday" calcext:value="formula-is(ISNUMBER(MATCH([.O$10];Holidays;0)))" calcext:base-cell-address="'Gantt Chart'.O27"/>
          </calcext:conditional-format>
          <calcext:conditional-format calcext:target-range-address="'Gantt Chart'.O27:'Gantt Chart'.O27">
            <calcext:condition calcext:apply-style-name="Task_Completed" calcext:value="formula-is(AND([.$E27]&gt;0;[.O$10]&gt;=[.$D27];[.O$10]&lt;=[.$F27];WORKDAY([.$D27];[.$E27]*[.$G27];Holidays)&gt;[.O$10]))" calcext:base-cell-address="'Gantt Chart'.O27"/>
            <calcext:condition calcext:apply-style-name="Task_Scheduled" calcext:value="formula-is(AND([.$E27]&gt;0;[.O$10]&gt;=[.$D27];[.O$10]&lt;=[.$F27];WORKDAY([.$D27];[.$E27]*[.$G27];Holidays)&lt;=[.O$10]))" calcext:base-cell-address="'Gantt Chart'.O27"/>
            <calcext:condition calcext:apply-style-name="Milestone" calcext:value="formula-is(AND([.$D27]&gt;0;[.$F27]=&quot;&quot;;[.$D27]=[.O$10]))" calcext:base-cell-address="'Gantt Chart'.O27"/>
          </calcext:conditional-format>
          <calcext:conditional-format calcext:target-range-address="'Gantt Chart'.P27:'Gantt Chart'.P27">
            <calcext:condition calcext:apply-style-name="Today" calcext:value="formula-is([.P$10]=TODAY())" calcext:base-cell-address="'Gantt Chart'.P27"/>
            <calcext:condition calcext:apply-style-name="Weekend" calcext:value="formula-is(OR(WEEKDAY([.P$10])=1;WEEKDAY([.P$10])=7))" calcext:base-cell-address="'Gantt Chart'.P27"/>
            <calcext:condition calcext:apply-style-name="Holiday" calcext:value="formula-is(ISNUMBER(MATCH([.P$10];Holidays;0)))" calcext:base-cell-address="'Gantt Chart'.P27"/>
          </calcext:conditional-format>
          <calcext:conditional-format calcext:target-range-address="'Gantt Chart'.P27:'Gantt Chart'.P27">
            <calcext:condition calcext:apply-style-name="Task_Completed" calcext:value="formula-is(AND([.$E27]&gt;0;[.P$10]&gt;=[.$D27];[.P$10]&lt;=[.$F27];WORKDAY([.$D27];[.$E27]*[.$G27];Holidays)&gt;[.P$10]))" calcext:base-cell-address="'Gantt Chart'.P27"/>
            <calcext:condition calcext:apply-style-name="Task_Scheduled" calcext:value="formula-is(AND([.$E27]&gt;0;[.P$10]&gt;=[.$D27];[.P$10]&lt;=[.$F27];WORKDAY([.$D27];[.$E27]*[.$G27];Holidays)&lt;=[.P$10]))" calcext:base-cell-address="'Gantt Chart'.P27"/>
            <calcext:condition calcext:apply-style-name="Milestone" calcext:value="formula-is(AND([.$D27]&gt;0;[.$F27]=&quot;&quot;;[.$D27]=[.P$10]))" calcext:base-cell-address="'Gantt Chart'.P27"/>
          </calcext:conditional-format>
          <calcext:conditional-format calcext:target-range-address="'Gantt Chart'.Q27:'Gantt Chart'.Q27">
            <calcext:condition calcext:apply-style-name="Today" calcext:value="formula-is([.Q$10]=TODAY())" calcext:base-cell-address="'Gantt Chart'.Q27"/>
            <calcext:condition calcext:apply-style-name="Weekend" calcext:value="formula-is(OR(WEEKDAY([.Q$10])=1;WEEKDAY([.Q$10])=7))" calcext:base-cell-address="'Gantt Chart'.Q27"/>
            <calcext:condition calcext:apply-style-name="Holiday" calcext:value="formula-is(ISNUMBER(MATCH([.Q$10];Holidays;0)))" calcext:base-cell-address="'Gantt Chart'.Q27"/>
          </calcext:conditional-format>
          <calcext:conditional-format calcext:target-range-address="'Gantt Chart'.Q27:'Gantt Chart'.Q27">
            <calcext:condition calcext:apply-style-name="Task_Completed" calcext:value="formula-is(AND([.$E27]&gt;0;[.Q$10]&gt;=[.$D27];[.Q$10]&lt;=[.$F27];WORKDAY([.$D27];[.$E27]*[.$G27];Holidays)&gt;[.Q$10]))" calcext:base-cell-address="'Gantt Chart'.Q27"/>
            <calcext:condition calcext:apply-style-name="Task_Scheduled" calcext:value="formula-is(AND([.$E27]&gt;0;[.Q$10]&gt;=[.$D27];[.Q$10]&lt;=[.$F27];WORKDAY([.$D27];[.$E27]*[.$G27];Holidays)&lt;=[.Q$10]))" calcext:base-cell-address="'Gantt Chart'.Q27"/>
            <calcext:condition calcext:apply-style-name="Milestone" calcext:value="formula-is(AND([.$D27]&gt;0;[.$F27]=&quot;&quot;;[.$D27]=[.Q$10]))" calcext:base-cell-address="'Gantt Chart'.Q27"/>
          </calcext:conditional-format>
          <calcext:conditional-format calcext:target-range-address="'Gantt Chart'.R27:'Gantt Chart'.R27">
            <calcext:condition calcext:apply-style-name="Today" calcext:value="formula-is([.R$10]=TODAY())" calcext:base-cell-address="'Gantt Chart'.R27"/>
            <calcext:condition calcext:apply-style-name="Weekend" calcext:value="formula-is(OR(WEEKDAY([.R$10])=1;WEEKDAY([.R$10])=7))" calcext:base-cell-address="'Gantt Chart'.R27"/>
            <calcext:condition calcext:apply-style-name="Holiday" calcext:value="formula-is(ISNUMBER(MATCH([.R$10];Holidays;0)))" calcext:base-cell-address="'Gantt Chart'.R27"/>
          </calcext:conditional-format>
          <calcext:conditional-format calcext:target-range-address="'Gantt Chart'.R27:'Gantt Chart'.R27">
            <calcext:condition calcext:apply-style-name="Task_Completed" calcext:value="formula-is(AND([.$E27]&gt;0;[.R$10]&gt;=[.$D27];[.R$10]&lt;=[.$F27];WORKDAY([.$D27];[.$E27]*[.$G27];Holidays)&gt;[.R$10]))" calcext:base-cell-address="'Gantt Chart'.R27"/>
            <calcext:condition calcext:apply-style-name="Task_Scheduled" calcext:value="formula-is(AND([.$E27]&gt;0;[.R$10]&gt;=[.$D27];[.R$10]&lt;=[.$F27];WORKDAY([.$D27];[.$E27]*[.$G27];Holidays)&lt;=[.R$10]))" calcext:base-cell-address="'Gantt Chart'.R27"/>
            <calcext:condition calcext:apply-style-name="Milestone" calcext:value="formula-is(AND([.$D27]&gt;0;[.$F27]=&quot;&quot;;[.$D27]=[.R$10]))" calcext:base-cell-address="'Gantt Chart'.R27"/>
          </calcext:conditional-format>
          <calcext:conditional-format calcext:target-range-address="'Gantt Chart'.S27:'Gantt Chart'.S27">
            <calcext:condition calcext:apply-style-name="Today" calcext:value="formula-is([.S$10]=TODAY())" calcext:base-cell-address="'Gantt Chart'.S27"/>
            <calcext:condition calcext:apply-style-name="Weekend" calcext:value="formula-is(OR(WEEKDAY([.S$10])=1;WEEKDAY([.S$10])=7))" calcext:base-cell-address="'Gantt Chart'.S27"/>
            <calcext:condition calcext:apply-style-name="Holiday" calcext:value="formula-is(ISNUMBER(MATCH([.S$10];Holidays;0)))" calcext:base-cell-address="'Gantt Chart'.S27"/>
          </calcext:conditional-format>
          <calcext:conditional-format calcext:target-range-address="'Gantt Chart'.S27:'Gantt Chart'.S27">
            <calcext:condition calcext:apply-style-name="Task_Completed" calcext:value="formula-is(AND([.$E27]&gt;0;[.S$10]&gt;=[.$D27];[.S$10]&lt;=[.$F27];WORKDAY([.$D27];[.$E27]*[.$G27];Holidays)&gt;[.S$10]))" calcext:base-cell-address="'Gantt Chart'.S27"/>
            <calcext:condition calcext:apply-style-name="Task_Scheduled" calcext:value="formula-is(AND([.$E27]&gt;0;[.S$10]&gt;=[.$D27];[.S$10]&lt;=[.$F27];WORKDAY([.$D27];[.$E27]*[.$G27];Holidays)&lt;=[.S$10]))" calcext:base-cell-address="'Gantt Chart'.S27"/>
            <calcext:condition calcext:apply-style-name="Milestone" calcext:value="formula-is(AND([.$D27]&gt;0;[.$F27]=&quot;&quot;;[.$D27]=[.S$10]))" calcext:base-cell-address="'Gantt Chart'.S27"/>
          </calcext:conditional-format>
          <calcext:conditional-format calcext:target-range-address="'Gantt Chart'.T27:'Gantt Chart'.T27">
            <calcext:condition calcext:apply-style-name="Today" calcext:value="formula-is([.T$10]=TODAY())" calcext:base-cell-address="'Gantt Chart'.T27"/>
            <calcext:condition calcext:apply-style-name="Weekend" calcext:value="formula-is(OR(WEEKDAY([.T$10])=1;WEEKDAY([.T$10])=7))" calcext:base-cell-address="'Gantt Chart'.T27"/>
            <calcext:condition calcext:apply-style-name="Holiday" calcext:value="formula-is(ISNUMBER(MATCH([.T$10];Holidays;0)))" calcext:base-cell-address="'Gantt Chart'.T27"/>
          </calcext:conditional-format>
          <calcext:conditional-format calcext:target-range-address="'Gantt Chart'.T27:'Gantt Chart'.T27">
            <calcext:condition calcext:apply-style-name="Task_Completed" calcext:value="formula-is(AND([.$E27]&gt;0;[.T$10]&gt;=[.$D27];[.T$10]&lt;=[.$F27];WORKDAY([.$D27];[.$E27]*[.$G27];Holidays)&gt;[.T$10]))" calcext:base-cell-address="'Gantt Chart'.T27"/>
            <calcext:condition calcext:apply-style-name="Task_Scheduled" calcext:value="formula-is(AND([.$E27]&gt;0;[.T$10]&gt;=[.$D27];[.T$10]&lt;=[.$F27];WORKDAY([.$D27];[.$E27]*[.$G27];Holidays)&lt;=[.T$10]))" calcext:base-cell-address="'Gantt Chart'.T27"/>
            <calcext:condition calcext:apply-style-name="Milestone" calcext:value="formula-is(AND([.$D27]&gt;0;[.$F27]=&quot;&quot;;[.$D27]=[.T$10]))" calcext:base-cell-address="'Gantt Chart'.T27"/>
          </calcext:conditional-format>
          <calcext:conditional-format calcext:target-range-address="'Gantt Chart'.U27:'Gantt Chart'.U27">
            <calcext:condition calcext:apply-style-name="Today" calcext:value="formula-is([.U$10]=TODAY())" calcext:base-cell-address="'Gantt Chart'.U27"/>
            <calcext:condition calcext:apply-style-name="Weekend" calcext:value="formula-is(OR(WEEKDAY([.U$10])=1;WEEKDAY([.U$10])=7))" calcext:base-cell-address="'Gantt Chart'.U27"/>
            <calcext:condition calcext:apply-style-name="Holiday" calcext:value="formula-is(ISNUMBER(MATCH([.U$10];Holidays;0)))" calcext:base-cell-address="'Gantt Chart'.U27"/>
          </calcext:conditional-format>
          <calcext:conditional-format calcext:target-range-address="'Gantt Chart'.U27:'Gantt Chart'.U27">
            <calcext:condition calcext:apply-style-name="Task_Completed" calcext:value="formula-is(AND([.$E27]&gt;0;[.U$10]&gt;=[.$D27];[.U$10]&lt;=[.$F27];WORKDAY([.$D27];[.$E27]*[.$G27];Holidays)&gt;[.U$10]))" calcext:base-cell-address="'Gantt Chart'.U27"/>
            <calcext:condition calcext:apply-style-name="Task_Scheduled" calcext:value="formula-is(AND([.$E27]&gt;0;[.U$10]&gt;=[.$D27];[.U$10]&lt;=[.$F27];WORKDAY([.$D27];[.$E27]*[.$G27];Holidays)&lt;=[.U$10]))" calcext:base-cell-address="'Gantt Chart'.U27"/>
            <calcext:condition calcext:apply-style-name="Milestone" calcext:value="formula-is(AND([.$D27]&gt;0;[.$F27]=&quot;&quot;;[.$D27]=[.U$10]))" calcext:base-cell-address="'Gantt Chart'.U27"/>
          </calcext:conditional-format>
          <calcext:conditional-format calcext:target-range-address="'Gantt Chart'.V27:'Gantt Chart'.V27">
            <calcext:condition calcext:apply-style-name="Today" calcext:value="formula-is([.V$10]=TODAY())" calcext:base-cell-address="'Gantt Chart'.V27"/>
            <calcext:condition calcext:apply-style-name="Weekend" calcext:value="formula-is(OR(WEEKDAY([.V$10])=1;WEEKDAY([.V$10])=7))" calcext:base-cell-address="'Gantt Chart'.V27"/>
            <calcext:condition calcext:apply-style-name="Holiday" calcext:value="formula-is(ISNUMBER(MATCH([.V$10];Holidays;0)))" calcext:base-cell-address="'Gantt Chart'.V27"/>
          </calcext:conditional-format>
          <calcext:conditional-format calcext:target-range-address="'Gantt Chart'.V27:'Gantt Chart'.V27">
            <calcext:condition calcext:apply-style-name="Task_Completed" calcext:value="formula-is(AND([.$E27]&gt;0;[.V$10]&gt;=[.$D27];[.V$10]&lt;=[.$F27];WORKDAY([.$D27];[.$E27]*[.$G27];Holidays)&gt;[.V$10]))" calcext:base-cell-address="'Gantt Chart'.V27"/>
            <calcext:condition calcext:apply-style-name="Task_Scheduled" calcext:value="formula-is(AND([.$E27]&gt;0;[.V$10]&gt;=[.$D27];[.V$10]&lt;=[.$F27];WORKDAY([.$D27];[.$E27]*[.$G27];Holidays)&lt;=[.V$10]))" calcext:base-cell-address="'Gantt Chart'.V27"/>
            <calcext:condition calcext:apply-style-name="Milestone" calcext:value="formula-is(AND([.$D27]&gt;0;[.$F27]=&quot;&quot;;[.$D27]=[.V$10]))" calcext:base-cell-address="'Gantt Chart'.V27"/>
          </calcext:conditional-format>
          <calcext:conditional-format calcext:target-range-address="'Gantt Chart'.W27:'Gantt Chart'.W27">
            <calcext:condition calcext:apply-style-name="Today" calcext:value="formula-is([.W$10]=TODAY())" calcext:base-cell-address="'Gantt Chart'.W27"/>
            <calcext:condition calcext:apply-style-name="Weekend" calcext:value="formula-is(OR(WEEKDAY([.W$10])=1;WEEKDAY([.W$10])=7))" calcext:base-cell-address="'Gantt Chart'.W27"/>
            <calcext:condition calcext:apply-style-name="Holiday" calcext:value="formula-is(ISNUMBER(MATCH([.W$10];Holidays;0)))" calcext:base-cell-address="'Gantt Chart'.W27"/>
          </calcext:conditional-format>
          <calcext:conditional-format calcext:target-range-address="'Gantt Chart'.W27:'Gantt Chart'.W27">
            <calcext:condition calcext:apply-style-name="Task_Completed" calcext:value="formula-is(AND([.$E27]&gt;0;[.W$10]&gt;=[.$D27];[.W$10]&lt;=[.$F27];WORKDAY([.$D27];[.$E27]*[.$G27];Holidays)&gt;[.W$10]))" calcext:base-cell-address="'Gantt Chart'.W27"/>
            <calcext:condition calcext:apply-style-name="Task_Scheduled" calcext:value="formula-is(AND([.$E27]&gt;0;[.W$10]&gt;=[.$D27];[.W$10]&lt;=[.$F27];WORKDAY([.$D27];[.$E27]*[.$G27];Holidays)&lt;=[.W$10]))" calcext:base-cell-address="'Gantt Chart'.W27"/>
            <calcext:condition calcext:apply-style-name="Milestone" calcext:value="formula-is(AND([.$D27]&gt;0;[.$F27]=&quot;&quot;;[.$D27]=[.W$10]))" calcext:base-cell-address="'Gantt Chart'.W27"/>
          </calcext:conditional-format>
          <calcext:conditional-format calcext:target-range-address="'Gantt Chart'.X27:'Gantt Chart'.X27">
            <calcext:condition calcext:apply-style-name="Today" calcext:value="formula-is([.X$10]=TODAY())" calcext:base-cell-address="'Gantt Chart'.X27"/>
            <calcext:condition calcext:apply-style-name="Weekend" calcext:value="formula-is(OR(WEEKDAY([.X$10])=1;WEEKDAY([.X$10])=7))" calcext:base-cell-address="'Gantt Chart'.X27"/>
            <calcext:condition calcext:apply-style-name="Holiday" calcext:value="formula-is(ISNUMBER(MATCH([.X$10];Holidays;0)))" calcext:base-cell-address="'Gantt Chart'.X27"/>
          </calcext:conditional-format>
          <calcext:conditional-format calcext:target-range-address="'Gantt Chart'.X27:'Gantt Chart'.X27">
            <calcext:condition calcext:apply-style-name="Task_Completed" calcext:value="formula-is(AND([.$E27]&gt;0;[.X$10]&gt;=[.$D27];[.X$10]&lt;=[.$F27];WORKDAY([.$D27];[.$E27]*[.$G27];Holidays)&gt;[.X$10]))" calcext:base-cell-address="'Gantt Chart'.X27"/>
            <calcext:condition calcext:apply-style-name="Task_Scheduled" calcext:value="formula-is(AND([.$E27]&gt;0;[.X$10]&gt;=[.$D27];[.X$10]&lt;=[.$F27];WORKDAY([.$D27];[.$E27]*[.$G27];Holidays)&lt;=[.X$10]))" calcext:base-cell-address="'Gantt Chart'.X27"/>
            <calcext:condition calcext:apply-style-name="Milestone" calcext:value="formula-is(AND([.$D27]&gt;0;[.$F27]=&quot;&quot;;[.$D27]=[.X$10]))" calcext:base-cell-address="'Gantt Chart'.X27"/>
          </calcext:conditional-format>
          <calcext:conditional-format calcext:target-range-address="'Gantt Chart'.Y27:'Gantt Chart'.Y27">
            <calcext:condition calcext:apply-style-name="Today" calcext:value="formula-is([.Y$10]=TODAY())" calcext:base-cell-address="'Gantt Chart'.Y27"/>
            <calcext:condition calcext:apply-style-name="Weekend" calcext:value="formula-is(OR(WEEKDAY([.Y$10])=1;WEEKDAY([.Y$10])=7))" calcext:base-cell-address="'Gantt Chart'.Y27"/>
            <calcext:condition calcext:apply-style-name="Holiday" calcext:value="formula-is(ISNUMBER(MATCH([.Y$10];Holidays;0)))" calcext:base-cell-address="'Gantt Chart'.Y27"/>
          </calcext:conditional-format>
          <calcext:conditional-format calcext:target-range-address="'Gantt Chart'.Y27:'Gantt Chart'.Y27">
            <calcext:condition calcext:apply-style-name="Task_Completed" calcext:value="formula-is(AND([.$E27]&gt;0;[.Y$10]&gt;=[.$D27];[.Y$10]&lt;=[.$F27];WORKDAY([.$D27];[.$E27]*[.$G27];Holidays)&gt;[.Y$10]))" calcext:base-cell-address="'Gantt Chart'.Y27"/>
            <calcext:condition calcext:apply-style-name="Task_Scheduled" calcext:value="formula-is(AND([.$E27]&gt;0;[.Y$10]&gt;=[.$D27];[.Y$10]&lt;=[.$F27];WORKDAY([.$D27];[.$E27]*[.$G27];Holidays)&lt;=[.Y$10]))" calcext:base-cell-address="'Gantt Chart'.Y27"/>
            <calcext:condition calcext:apply-style-name="Milestone" calcext:value="formula-is(AND([.$D27]&gt;0;[.$F27]=&quot;&quot;;[.$D27]=[.Y$10]))" calcext:base-cell-address="'Gantt Chart'.Y27"/>
          </calcext:conditional-format>
          <calcext:conditional-format calcext:target-range-address="'Gantt Chart'.Z27:'Gantt Chart'.Z27">
            <calcext:condition calcext:apply-style-name="Today" calcext:value="formula-is([.Z$10]=TODAY())" calcext:base-cell-address="'Gantt Chart'.Z27"/>
            <calcext:condition calcext:apply-style-name="Weekend" calcext:value="formula-is(OR(WEEKDAY([.Z$10])=1;WEEKDAY([.Z$10])=7))" calcext:base-cell-address="'Gantt Chart'.Z27"/>
            <calcext:condition calcext:apply-style-name="Holiday" calcext:value="formula-is(ISNUMBER(MATCH([.Z$10];Holidays;0)))" calcext:base-cell-address="'Gantt Chart'.Z27"/>
          </calcext:conditional-format>
          <calcext:conditional-format calcext:target-range-address="'Gantt Chart'.Z27:'Gantt Chart'.Z27">
            <calcext:condition calcext:apply-style-name="Task_Completed" calcext:value="formula-is(AND([.$E27]&gt;0;[.Z$10]&gt;=[.$D27];[.Z$10]&lt;=[.$F27];WORKDAY([.$D27];[.$E27]*[.$G27];Holidays)&gt;[.Z$10]))" calcext:base-cell-address="'Gantt Chart'.Z27"/>
            <calcext:condition calcext:apply-style-name="Task_Scheduled" calcext:value="formula-is(AND([.$E27]&gt;0;[.Z$10]&gt;=[.$D27];[.Z$10]&lt;=[.$F27];WORKDAY([.$D27];[.$E27]*[.$G27];Holidays)&lt;=[.Z$10]))" calcext:base-cell-address="'Gantt Chart'.Z27"/>
            <calcext:condition calcext:apply-style-name="Milestone" calcext:value="formula-is(AND([.$D27]&gt;0;[.$F27]=&quot;&quot;;[.$D27]=[.Z$10]))" calcext:base-cell-address="'Gantt Chart'.Z27"/>
          </calcext:conditional-format>
          <calcext:conditional-format calcext:target-range-address="'Gantt Chart'.AA27:'Gantt Chart'.AA27">
            <calcext:condition calcext:apply-style-name="Today" calcext:value="formula-is([.AA$10]=TODAY())" calcext:base-cell-address="'Gantt Chart'.AA27"/>
            <calcext:condition calcext:apply-style-name="Weekend" calcext:value="formula-is(OR(WEEKDAY([.AA$10])=1;WEEKDAY([.AA$10])=7))" calcext:base-cell-address="'Gantt Chart'.AA27"/>
            <calcext:condition calcext:apply-style-name="Holiday" calcext:value="formula-is(ISNUMBER(MATCH([.AA$10];Holidays;0)))" calcext:base-cell-address="'Gantt Chart'.AA27"/>
          </calcext:conditional-format>
          <calcext:conditional-format calcext:target-range-address="'Gantt Chart'.AA27:'Gantt Chart'.AA27">
            <calcext:condition calcext:apply-style-name="Task_Completed" calcext:value="formula-is(AND([.$E27]&gt;0;[.AA$10]&gt;=[.$D27];[.AA$10]&lt;=[.$F27];WORKDAY([.$D27];[.$E27]*[.$G27];Holidays)&gt;[.AA$10]))" calcext:base-cell-address="'Gantt Chart'.AA27"/>
            <calcext:condition calcext:apply-style-name="Task_Scheduled" calcext:value="formula-is(AND([.$E27]&gt;0;[.AA$10]&gt;=[.$D27];[.AA$10]&lt;=[.$F27];WORKDAY([.$D27];[.$E27]*[.$G27];Holidays)&lt;=[.AA$10]))" calcext:base-cell-address="'Gantt Chart'.AA27"/>
            <calcext:condition calcext:apply-style-name="Milestone" calcext:value="formula-is(AND([.$D27]&gt;0;[.$F27]=&quot;&quot;;[.$D27]=[.AA$10]))" calcext:base-cell-address="'Gantt Chart'.AA27"/>
          </calcext:conditional-format>
          <calcext:conditional-format calcext:target-range-address="'Gantt Chart'.AB27:'Gantt Chart'.AB27">
            <calcext:condition calcext:apply-style-name="Today" calcext:value="formula-is([.AB$10]=TODAY())" calcext:base-cell-address="'Gantt Chart'.AB27"/>
            <calcext:condition calcext:apply-style-name="Weekend" calcext:value="formula-is(OR(WEEKDAY([.AB$10])=1;WEEKDAY([.AB$10])=7))" calcext:base-cell-address="'Gantt Chart'.AB27"/>
            <calcext:condition calcext:apply-style-name="Holiday" calcext:value="formula-is(ISNUMBER(MATCH([.AB$10];Holidays;0)))" calcext:base-cell-address="'Gantt Chart'.AB27"/>
          </calcext:conditional-format>
          <calcext:conditional-format calcext:target-range-address="'Gantt Chart'.AB27:'Gantt Chart'.AB27">
            <calcext:condition calcext:apply-style-name="Task_Completed" calcext:value="formula-is(AND([.$E27]&gt;0;[.AB$10]&gt;=[.$D27];[.AB$10]&lt;=[.$F27];WORKDAY([.$D27];[.$E27]*[.$G27];Holidays)&gt;[.AB$10]))" calcext:base-cell-address="'Gantt Chart'.AB27"/>
            <calcext:condition calcext:apply-style-name="Task_Scheduled" calcext:value="formula-is(AND([.$E27]&gt;0;[.AB$10]&gt;=[.$D27];[.AB$10]&lt;=[.$F27];WORKDAY([.$D27];[.$E27]*[.$G27];Holidays)&lt;=[.AB$10]))" calcext:base-cell-address="'Gantt Chart'.AB27"/>
            <calcext:condition calcext:apply-style-name="Milestone" calcext:value="formula-is(AND([.$D27]&gt;0;[.$F27]=&quot;&quot;;[.$D27]=[.AB$10]))" calcext:base-cell-address="'Gantt Chart'.AB27"/>
          </calcext:conditional-format>
          <calcext:conditional-format calcext:target-range-address="'Gantt Chart'.AC27:'Gantt Chart'.AC27">
            <calcext:condition calcext:apply-style-name="Today" calcext:value="formula-is([.AC$10]=TODAY())" calcext:base-cell-address="'Gantt Chart'.AC27"/>
            <calcext:condition calcext:apply-style-name="Weekend" calcext:value="formula-is(OR(WEEKDAY([.AC$10])=1;WEEKDAY([.AC$10])=7))" calcext:base-cell-address="'Gantt Chart'.AC27"/>
            <calcext:condition calcext:apply-style-name="Holiday" calcext:value="formula-is(ISNUMBER(MATCH([.AC$10];Holidays;0)))" calcext:base-cell-address="'Gantt Chart'.AC27"/>
          </calcext:conditional-format>
          <calcext:conditional-format calcext:target-range-address="'Gantt Chart'.AC27:'Gantt Chart'.AC27">
            <calcext:condition calcext:apply-style-name="Task_Completed" calcext:value="formula-is(AND([.$E27]&gt;0;[.AC$10]&gt;=[.$D27];[.AC$10]&lt;=[.$F27];WORKDAY([.$D27];[.$E27]*[.$G27];Holidays)&gt;[.AC$10]))" calcext:base-cell-address="'Gantt Chart'.AC27"/>
            <calcext:condition calcext:apply-style-name="Task_Scheduled" calcext:value="formula-is(AND([.$E27]&gt;0;[.AC$10]&gt;=[.$D27];[.AC$10]&lt;=[.$F27];WORKDAY([.$D27];[.$E27]*[.$G27];Holidays)&lt;=[.AC$10]))" calcext:base-cell-address="'Gantt Chart'.AC27"/>
            <calcext:condition calcext:apply-style-name="Milestone" calcext:value="formula-is(AND([.$D27]&gt;0;[.$F27]=&quot;&quot;;[.$D27]=[.AC$10]))" calcext:base-cell-address="'Gantt Chart'.AC27"/>
          </calcext:conditional-format>
          <calcext:conditional-format calcext:target-range-address="'Gantt Chart'.AD27:'Gantt Chart'.AD27">
            <calcext:condition calcext:apply-style-name="Today" calcext:value="formula-is([.AD$10]=TODAY())" calcext:base-cell-address="'Gantt Chart'.AD27"/>
            <calcext:condition calcext:apply-style-name="Weekend" calcext:value="formula-is(OR(WEEKDAY([.AD$10])=1;WEEKDAY([.AD$10])=7))" calcext:base-cell-address="'Gantt Chart'.AD27"/>
            <calcext:condition calcext:apply-style-name="Holiday" calcext:value="formula-is(ISNUMBER(MATCH([.AD$10];Holidays;0)))" calcext:base-cell-address="'Gantt Chart'.AD27"/>
          </calcext:conditional-format>
          <calcext:conditional-format calcext:target-range-address="'Gantt Chart'.AD27:'Gantt Chart'.AD27">
            <calcext:condition calcext:apply-style-name="Task_Completed" calcext:value="formula-is(AND([.$E27]&gt;0;[.AD$10]&gt;=[.$D27];[.AD$10]&lt;=[.$F27];WORKDAY([.$D27];[.$E27]*[.$G27];Holidays)&gt;[.AD$10]))" calcext:base-cell-address="'Gantt Chart'.AD27"/>
            <calcext:condition calcext:apply-style-name="Task_Scheduled" calcext:value="formula-is(AND([.$E27]&gt;0;[.AD$10]&gt;=[.$D27];[.AD$10]&lt;=[.$F27];WORKDAY([.$D27];[.$E27]*[.$G27];Holidays)&lt;=[.AD$10]))" calcext:base-cell-address="'Gantt Chart'.AD27"/>
            <calcext:condition calcext:apply-style-name="Milestone" calcext:value="formula-is(AND([.$D27]&gt;0;[.$F27]=&quot;&quot;;[.$D27]=[.AD$10]))" calcext:base-cell-address="'Gantt Chart'.AD27"/>
          </calcext:conditional-format>
          <calcext:conditional-format calcext:target-range-address="'Gantt Chart'.AE27:'Gantt Chart'.AE27">
            <calcext:condition calcext:apply-style-name="Today" calcext:value="formula-is([.AE$10]=TODAY())" calcext:base-cell-address="'Gantt Chart'.AE27"/>
            <calcext:condition calcext:apply-style-name="Weekend" calcext:value="formula-is(OR(WEEKDAY([.AE$10])=1;WEEKDAY([.AE$10])=7))" calcext:base-cell-address="'Gantt Chart'.AE27"/>
            <calcext:condition calcext:apply-style-name="Holiday" calcext:value="formula-is(ISNUMBER(MATCH([.AE$10];Holidays;0)))" calcext:base-cell-address="'Gantt Chart'.AE27"/>
          </calcext:conditional-format>
          <calcext:conditional-format calcext:target-range-address="'Gantt Chart'.AE27:'Gantt Chart'.AE27">
            <calcext:condition calcext:apply-style-name="Task_Completed" calcext:value="formula-is(AND([.$E27]&gt;0;[.AE$10]&gt;=[.$D27];[.AE$10]&lt;=[.$F27];WORKDAY([.$D27];[.$E27]*[.$G27];Holidays)&gt;[.AE$10]))" calcext:base-cell-address="'Gantt Chart'.AE27"/>
            <calcext:condition calcext:apply-style-name="Task_Scheduled" calcext:value="formula-is(AND([.$E27]&gt;0;[.AE$10]&gt;=[.$D27];[.AE$10]&lt;=[.$F27];WORKDAY([.$D27];[.$E27]*[.$G27];Holidays)&lt;=[.AE$10]))" calcext:base-cell-address="'Gantt Chart'.AE27"/>
            <calcext:condition calcext:apply-style-name="Milestone" calcext:value="formula-is(AND([.$D27]&gt;0;[.$F27]=&quot;&quot;;[.$D27]=[.AE$10]))" calcext:base-cell-address="'Gantt Chart'.AE27"/>
          </calcext:conditional-format>
          <calcext:conditional-format calcext:target-range-address="'Gantt Chart'.AF27:'Gantt Chart'.AF27">
            <calcext:condition calcext:apply-style-name="Today" calcext:value="formula-is([.AF$10]=TODAY())" calcext:base-cell-address="'Gantt Chart'.AF27"/>
            <calcext:condition calcext:apply-style-name="Weekend" calcext:value="formula-is(OR(WEEKDAY([.AF$10])=1;WEEKDAY([.AF$10])=7))" calcext:base-cell-address="'Gantt Chart'.AF27"/>
            <calcext:condition calcext:apply-style-name="Holiday" calcext:value="formula-is(ISNUMBER(MATCH([.AF$10];Holidays;0)))" calcext:base-cell-address="'Gantt Chart'.AF27"/>
          </calcext:conditional-format>
          <calcext:conditional-format calcext:target-range-address="'Gantt Chart'.AF27:'Gantt Chart'.AF27">
            <calcext:condition calcext:apply-style-name="Task_Completed" calcext:value="formula-is(AND([.$E27]&gt;0;[.AF$10]&gt;=[.$D27];[.AF$10]&lt;=[.$F27];WORKDAY([.$D27];[.$E27]*[.$G27];Holidays)&gt;[.AF$10]))" calcext:base-cell-address="'Gantt Chart'.AF27"/>
            <calcext:condition calcext:apply-style-name="Task_Scheduled" calcext:value="formula-is(AND([.$E27]&gt;0;[.AF$10]&gt;=[.$D27];[.AF$10]&lt;=[.$F27];WORKDAY([.$D27];[.$E27]*[.$G27];Holidays)&lt;=[.AF$10]))" calcext:base-cell-address="'Gantt Chart'.AF27"/>
            <calcext:condition calcext:apply-style-name="Milestone" calcext:value="formula-is(AND([.$D27]&gt;0;[.$F27]=&quot;&quot;;[.$D27]=[.AF$10]))" calcext:base-cell-address="'Gantt Chart'.AF27"/>
          </calcext:conditional-format>
          <calcext:conditional-format calcext:target-range-address="'Gantt Chart'.AG27:'Gantt Chart'.AG27">
            <calcext:condition calcext:apply-style-name="Today" calcext:value="formula-is([.AG$10]=TODAY())" calcext:base-cell-address="'Gantt Chart'.AG27"/>
            <calcext:condition calcext:apply-style-name="Weekend" calcext:value="formula-is(OR(WEEKDAY([.AG$10])=1;WEEKDAY([.AG$10])=7))" calcext:base-cell-address="'Gantt Chart'.AG27"/>
            <calcext:condition calcext:apply-style-name="Holiday" calcext:value="formula-is(ISNUMBER(MATCH([.AG$10];Holidays;0)))" calcext:base-cell-address="'Gantt Chart'.AG27"/>
          </calcext:conditional-format>
          <calcext:conditional-format calcext:target-range-address="'Gantt Chart'.AG27:'Gantt Chart'.AG27">
            <calcext:condition calcext:apply-style-name="Task_Completed" calcext:value="formula-is(AND([.$E27]&gt;0;[.AG$10]&gt;=[.$D27];[.AG$10]&lt;=[.$F27];WORKDAY([.$D27];[.$E27]*[.$G27];Holidays)&gt;[.AG$10]))" calcext:base-cell-address="'Gantt Chart'.AG27"/>
            <calcext:condition calcext:apply-style-name="Task_Scheduled" calcext:value="formula-is(AND([.$E27]&gt;0;[.AG$10]&gt;=[.$D27];[.AG$10]&lt;=[.$F27];WORKDAY([.$D27];[.$E27]*[.$G27];Holidays)&lt;=[.AG$10]))" calcext:base-cell-address="'Gantt Chart'.AG27"/>
            <calcext:condition calcext:apply-style-name="Milestone" calcext:value="formula-is(AND([.$D27]&gt;0;[.$F27]=&quot;&quot;;[.$D27]=[.AG$10]))" calcext:base-cell-address="'Gantt Chart'.AG27"/>
          </calcext:conditional-format>
          <calcext:conditional-format calcext:target-range-address="'Gantt Chart'.AH27:'Gantt Chart'.AH27">
            <calcext:condition calcext:apply-style-name="Today" calcext:value="formula-is([.AH$10]=TODAY())" calcext:base-cell-address="'Gantt Chart'.AH27"/>
            <calcext:condition calcext:apply-style-name="Weekend" calcext:value="formula-is(OR(WEEKDAY([.AH$10])=1;WEEKDAY([.AH$10])=7))" calcext:base-cell-address="'Gantt Chart'.AH27"/>
            <calcext:condition calcext:apply-style-name="Holiday" calcext:value="formula-is(ISNUMBER(MATCH([.AH$10];Holidays;0)))" calcext:base-cell-address="'Gantt Chart'.AH27"/>
          </calcext:conditional-format>
          <calcext:conditional-format calcext:target-range-address="'Gantt Chart'.AH27:'Gantt Chart'.AH27">
            <calcext:condition calcext:apply-style-name="Task_Completed" calcext:value="formula-is(AND([.$E27]&gt;0;[.AH$10]&gt;=[.$D27];[.AH$10]&lt;=[.$F27];WORKDAY([.$D27];[.$E27]*[.$G27];Holidays)&gt;[.AH$10]))" calcext:base-cell-address="'Gantt Chart'.AH27"/>
            <calcext:condition calcext:apply-style-name="Task_Scheduled" calcext:value="formula-is(AND([.$E27]&gt;0;[.AH$10]&gt;=[.$D27];[.AH$10]&lt;=[.$F27];WORKDAY([.$D27];[.$E27]*[.$G27];Holidays)&lt;=[.AH$10]))" calcext:base-cell-address="'Gantt Chart'.AH27"/>
            <calcext:condition calcext:apply-style-name="Milestone" calcext:value="formula-is(AND([.$D27]&gt;0;[.$F27]=&quot;&quot;;[.$D27]=[.AH$10]))" calcext:base-cell-address="'Gantt Chart'.AH27"/>
          </calcext:conditional-format>
          <calcext:conditional-format calcext:target-range-address="'Gantt Chart'.AI27:'Gantt Chart'.AI27">
            <calcext:condition calcext:apply-style-name="Today" calcext:value="formula-is([.AI$10]=TODAY())" calcext:base-cell-address="'Gantt Chart'.AI27"/>
            <calcext:condition calcext:apply-style-name="Weekend" calcext:value="formula-is(OR(WEEKDAY([.AI$10])=1;WEEKDAY([.AI$10])=7))" calcext:base-cell-address="'Gantt Chart'.AI27"/>
            <calcext:condition calcext:apply-style-name="Holiday" calcext:value="formula-is(ISNUMBER(MATCH([.AI$10];Holidays;0)))" calcext:base-cell-address="'Gantt Chart'.AI27"/>
          </calcext:conditional-format>
          <calcext:conditional-format calcext:target-range-address="'Gantt Chart'.AI27:'Gantt Chart'.AI27">
            <calcext:condition calcext:apply-style-name="Task_Completed" calcext:value="formula-is(AND([.$E27]&gt;0;[.AI$10]&gt;=[.$D27];[.AI$10]&lt;=[.$F27];WORKDAY([.$D27];[.$E27]*[.$G27];Holidays)&gt;[.AI$10]))" calcext:base-cell-address="'Gantt Chart'.AI27"/>
            <calcext:condition calcext:apply-style-name="Task_Scheduled" calcext:value="formula-is(AND([.$E27]&gt;0;[.AI$10]&gt;=[.$D27];[.AI$10]&lt;=[.$F27];WORKDAY([.$D27];[.$E27]*[.$G27];Holidays)&lt;=[.AI$10]))" calcext:base-cell-address="'Gantt Chart'.AI27"/>
            <calcext:condition calcext:apply-style-name="Milestone" calcext:value="formula-is(AND([.$D27]&gt;0;[.$F27]=&quot;&quot;;[.$D27]=[.AI$10]))" calcext:base-cell-address="'Gantt Chart'.AI27"/>
          </calcext:conditional-format>
          <calcext:conditional-format calcext:target-range-address="'Gantt Chart'.AJ27:'Gantt Chart'.AJ27">
            <calcext:condition calcext:apply-style-name="Today" calcext:value="formula-is([.AJ$10]=TODAY())" calcext:base-cell-address="'Gantt Chart'.AJ27"/>
            <calcext:condition calcext:apply-style-name="Weekend" calcext:value="formula-is(OR(WEEKDAY([.AJ$10])=1;WEEKDAY([.AJ$10])=7))" calcext:base-cell-address="'Gantt Chart'.AJ27"/>
            <calcext:condition calcext:apply-style-name="Holiday" calcext:value="formula-is(ISNUMBER(MATCH([.AJ$10];Holidays;0)))" calcext:base-cell-address="'Gantt Chart'.AJ27"/>
          </calcext:conditional-format>
          <calcext:conditional-format calcext:target-range-address="'Gantt Chart'.AJ27:'Gantt Chart'.AJ27">
            <calcext:condition calcext:apply-style-name="Task_Completed" calcext:value="formula-is(AND([.$E27]&gt;0;[.AJ$10]&gt;=[.$D27];[.AJ$10]&lt;=[.$F27];WORKDAY([.$D27];[.$E27]*[.$G27];Holidays)&gt;[.AJ$10]))" calcext:base-cell-address="'Gantt Chart'.AJ27"/>
            <calcext:condition calcext:apply-style-name="Task_Scheduled" calcext:value="formula-is(AND([.$E27]&gt;0;[.AJ$10]&gt;=[.$D27];[.AJ$10]&lt;=[.$F27];WORKDAY([.$D27];[.$E27]*[.$G27];Holidays)&lt;=[.AJ$10]))" calcext:base-cell-address="'Gantt Chart'.AJ27"/>
            <calcext:condition calcext:apply-style-name="Milestone" calcext:value="formula-is(AND([.$D27]&gt;0;[.$F27]=&quot;&quot;;[.$D27]=[.AJ$10]))" calcext:base-cell-address="'Gantt Chart'.AJ27"/>
          </calcext:conditional-format>
          <calcext:conditional-format calcext:target-range-address="'Gantt Chart'.AK27:'Gantt Chart'.AK27">
            <calcext:condition calcext:apply-style-name="Today" calcext:value="formula-is([.AK$10]=TODAY())" calcext:base-cell-address="'Gantt Chart'.AK27"/>
            <calcext:condition calcext:apply-style-name="Weekend" calcext:value="formula-is(OR(WEEKDAY([.AK$10])=1;WEEKDAY([.AK$10])=7))" calcext:base-cell-address="'Gantt Chart'.AK27"/>
            <calcext:condition calcext:apply-style-name="Holiday" calcext:value="formula-is(ISNUMBER(MATCH([.AK$10];Holidays;0)))" calcext:base-cell-address="'Gantt Chart'.AK27"/>
          </calcext:conditional-format>
          <calcext:conditional-format calcext:target-range-address="'Gantt Chart'.AK27:'Gantt Chart'.AK27">
            <calcext:condition calcext:apply-style-name="Task_Completed" calcext:value="formula-is(AND([.$E27]&gt;0;[.AK$10]&gt;=[.$D27];[.AK$10]&lt;=[.$F27];WORKDAY([.$D27];[.$E27]*[.$G27];Holidays)&gt;[.AK$10]))" calcext:base-cell-address="'Gantt Chart'.AK27"/>
            <calcext:condition calcext:apply-style-name="Task_Scheduled" calcext:value="formula-is(AND([.$E27]&gt;0;[.AK$10]&gt;=[.$D27];[.AK$10]&lt;=[.$F27];WORKDAY([.$D27];[.$E27]*[.$G27];Holidays)&lt;=[.AK$10]))" calcext:base-cell-address="'Gantt Chart'.AK27"/>
            <calcext:condition calcext:apply-style-name="Milestone" calcext:value="formula-is(AND([.$D27]&gt;0;[.$F27]=&quot;&quot;;[.$D27]=[.AK$10]))" calcext:base-cell-address="'Gantt Chart'.AK27"/>
          </calcext:conditional-format>
          <calcext:conditional-format calcext:target-range-address="'Gantt Chart'.AL27:'Gantt Chart'.AL27">
            <calcext:condition calcext:apply-style-name="Today" calcext:value="formula-is([.AL$10]=TODAY())" calcext:base-cell-address="'Gantt Chart'.AL27"/>
            <calcext:condition calcext:apply-style-name="Weekend" calcext:value="formula-is(OR(WEEKDAY([.AL$10])=1;WEEKDAY([.AL$10])=7))" calcext:base-cell-address="'Gantt Chart'.AL27"/>
            <calcext:condition calcext:apply-style-name="Holiday" calcext:value="formula-is(ISNUMBER(MATCH([.AL$10];Holidays;0)))" calcext:base-cell-address="'Gantt Chart'.AL27"/>
          </calcext:conditional-format>
          <calcext:conditional-format calcext:target-range-address="'Gantt Chart'.AL27:'Gantt Chart'.AL27">
            <calcext:condition calcext:apply-style-name="Task_Completed" calcext:value="formula-is(AND([.$E27]&gt;0;[.AL$10]&gt;=[.$D27];[.AL$10]&lt;=[.$F27];WORKDAY([.$D27];[.$E27]*[.$G27];Holidays)&gt;[.AL$10]))" calcext:base-cell-address="'Gantt Chart'.AL27"/>
            <calcext:condition calcext:apply-style-name="Task_Scheduled" calcext:value="formula-is(AND([.$E27]&gt;0;[.AL$10]&gt;=[.$D27];[.AL$10]&lt;=[.$F27];WORKDAY([.$D27];[.$E27]*[.$G27];Holidays)&lt;=[.AL$10]))" calcext:base-cell-address="'Gantt Chart'.AL27"/>
            <calcext:condition calcext:apply-style-name="Milestone" calcext:value="formula-is(AND([.$D27]&gt;0;[.$F27]=&quot;&quot;;[.$D27]=[.AL$10]))" calcext:base-cell-address="'Gantt Chart'.AL27"/>
          </calcext:conditional-format>
          <calcext:conditional-format calcext:target-range-address="'Gantt Chart'.AM27:'Gantt Chart'.AM27">
            <calcext:condition calcext:apply-style-name="Today" calcext:value="formula-is([.AM$10]=TODAY())" calcext:base-cell-address="'Gantt Chart'.AM27"/>
            <calcext:condition calcext:apply-style-name="Weekend" calcext:value="formula-is(OR(WEEKDAY([.AM$10])=1;WEEKDAY([.AM$10])=7))" calcext:base-cell-address="'Gantt Chart'.AM27"/>
            <calcext:condition calcext:apply-style-name="Holiday" calcext:value="formula-is(ISNUMBER(MATCH([.AM$10];Holidays;0)))" calcext:base-cell-address="'Gantt Chart'.AM27"/>
          </calcext:conditional-format>
          <calcext:conditional-format calcext:target-range-address="'Gantt Chart'.AM27:'Gantt Chart'.AM27">
            <calcext:condition calcext:apply-style-name="Task_Completed" calcext:value="formula-is(AND([.$E27]&gt;0;[.AM$10]&gt;=[.$D27];[.AM$10]&lt;=[.$F27];WORKDAY([.$D27];[.$E27]*[.$G27];Holidays)&gt;[.AM$10]))" calcext:base-cell-address="'Gantt Chart'.AM27"/>
            <calcext:condition calcext:apply-style-name="Task_Scheduled" calcext:value="formula-is(AND([.$E27]&gt;0;[.AM$10]&gt;=[.$D27];[.AM$10]&lt;=[.$F27];WORKDAY([.$D27];[.$E27]*[.$G27];Holidays)&lt;=[.AM$10]))" calcext:base-cell-address="'Gantt Chart'.AM27"/>
            <calcext:condition calcext:apply-style-name="Milestone" calcext:value="formula-is(AND([.$D27]&gt;0;[.$F27]=&quot;&quot;;[.$D27]=[.AM$10]))" calcext:base-cell-address="'Gantt Chart'.AM27"/>
          </calcext:conditional-format>
          <calcext:conditional-format calcext:target-range-address="'Gantt Chart'.AN27:'Gantt Chart'.AN27">
            <calcext:condition calcext:apply-style-name="Today" calcext:value="formula-is([.AN$10]=TODAY())" calcext:base-cell-address="'Gantt Chart'.AN27"/>
            <calcext:condition calcext:apply-style-name="Weekend" calcext:value="formula-is(OR(WEEKDAY([.AN$10])=1;WEEKDAY([.AN$10])=7))" calcext:base-cell-address="'Gantt Chart'.AN27"/>
            <calcext:condition calcext:apply-style-name="Holiday" calcext:value="formula-is(ISNUMBER(MATCH([.AN$10];Holidays;0)))" calcext:base-cell-address="'Gantt Chart'.AN27"/>
          </calcext:conditional-format>
          <calcext:conditional-format calcext:target-range-address="'Gantt Chart'.AN27:'Gantt Chart'.AN27">
            <calcext:condition calcext:apply-style-name="Task_Completed" calcext:value="formula-is(AND([.$E27]&gt;0;[.AN$10]&gt;=[.$D27];[.AN$10]&lt;=[.$F27];WORKDAY([.$D27];[.$E27]*[.$G27];Holidays)&gt;[.AN$10]))" calcext:base-cell-address="'Gantt Chart'.AN27"/>
            <calcext:condition calcext:apply-style-name="Task_Scheduled" calcext:value="formula-is(AND([.$E27]&gt;0;[.AN$10]&gt;=[.$D27];[.AN$10]&lt;=[.$F27];WORKDAY([.$D27];[.$E27]*[.$G27];Holidays)&lt;=[.AN$10]))" calcext:base-cell-address="'Gantt Chart'.AN27"/>
            <calcext:condition calcext:apply-style-name="Milestone" calcext:value="formula-is(AND([.$D27]&gt;0;[.$F27]=&quot;&quot;;[.$D27]=[.AN$10]))" calcext:base-cell-address="'Gantt Chart'.AN27"/>
          </calcext:conditional-format>
          <calcext:conditional-format calcext:target-range-address="'Gantt Chart'.AO27:'Gantt Chart'.AO27">
            <calcext:condition calcext:apply-style-name="Today" calcext:value="formula-is([.AO$10]=TODAY())" calcext:base-cell-address="'Gantt Chart'.AO27"/>
            <calcext:condition calcext:apply-style-name="Weekend" calcext:value="formula-is(OR(WEEKDAY([.AO$10])=1;WEEKDAY([.AO$10])=7))" calcext:base-cell-address="'Gantt Chart'.AO27"/>
            <calcext:condition calcext:apply-style-name="Holiday" calcext:value="formula-is(ISNUMBER(MATCH([.AO$10];Holidays;0)))" calcext:base-cell-address="'Gantt Chart'.AO27"/>
          </calcext:conditional-format>
          <calcext:conditional-format calcext:target-range-address="'Gantt Chart'.AO27:'Gantt Chart'.AO27">
            <calcext:condition calcext:apply-style-name="Task_Completed" calcext:value="formula-is(AND([.$E27]&gt;0;[.AO$10]&gt;=[.$D27];[.AO$10]&lt;=[.$F27];WORKDAY([.$D27];[.$E27]*[.$G27];Holidays)&gt;[.AO$10]))" calcext:base-cell-address="'Gantt Chart'.AO27"/>
            <calcext:condition calcext:apply-style-name="Task_Scheduled" calcext:value="formula-is(AND([.$E27]&gt;0;[.AO$10]&gt;=[.$D27];[.AO$10]&lt;=[.$F27];WORKDAY([.$D27];[.$E27]*[.$G27];Holidays)&lt;=[.AO$10]))" calcext:base-cell-address="'Gantt Chart'.AO27"/>
            <calcext:condition calcext:apply-style-name="Milestone" calcext:value="formula-is(AND([.$D27]&gt;0;[.$F27]=&quot;&quot;;[.$D27]=[.AO$10]))" calcext:base-cell-address="'Gantt Chart'.AO27"/>
          </calcext:conditional-format>
          <calcext:conditional-format calcext:target-range-address="'Gantt Chart'.AP27:'Gantt Chart'.AP27">
            <calcext:condition calcext:apply-style-name="Today" calcext:value="formula-is([.AP$10]=TODAY())" calcext:base-cell-address="'Gantt Chart'.AP27"/>
            <calcext:condition calcext:apply-style-name="Weekend" calcext:value="formula-is(OR(WEEKDAY([.AP$10])=1;WEEKDAY([.AP$10])=7))" calcext:base-cell-address="'Gantt Chart'.AP27"/>
            <calcext:condition calcext:apply-style-name="Holiday" calcext:value="formula-is(ISNUMBER(MATCH([.AP$10];Holidays;0)))" calcext:base-cell-address="'Gantt Chart'.AP27"/>
          </calcext:conditional-format>
          <calcext:conditional-format calcext:target-range-address="'Gantt Chart'.AP27:'Gantt Chart'.AP27">
            <calcext:condition calcext:apply-style-name="Task_Completed" calcext:value="formula-is(AND([.$E27]&gt;0;[.AP$10]&gt;=[.$D27];[.AP$10]&lt;=[.$F27];WORKDAY([.$D27];[.$E27]*[.$G27];Holidays)&gt;[.AP$10]))" calcext:base-cell-address="'Gantt Chart'.AP27"/>
            <calcext:condition calcext:apply-style-name="Task_Scheduled" calcext:value="formula-is(AND([.$E27]&gt;0;[.AP$10]&gt;=[.$D27];[.AP$10]&lt;=[.$F27];WORKDAY([.$D27];[.$E27]*[.$G27];Holidays)&lt;=[.AP$10]))" calcext:base-cell-address="'Gantt Chart'.AP27"/>
            <calcext:condition calcext:apply-style-name="Milestone" calcext:value="formula-is(AND([.$D27]&gt;0;[.$F27]=&quot;&quot;;[.$D27]=[.AP$10]))" calcext:base-cell-address="'Gantt Chart'.AP27"/>
          </calcext:conditional-format>
          <calcext:conditional-format calcext:target-range-address="'Gantt Chart'.AQ27:'Gantt Chart'.AQ27">
            <calcext:condition calcext:apply-style-name="Today" calcext:value="formula-is([.AQ$10]=TODAY())" calcext:base-cell-address="'Gantt Chart'.AQ27"/>
            <calcext:condition calcext:apply-style-name="Weekend" calcext:value="formula-is(OR(WEEKDAY([.AQ$10])=1;WEEKDAY([.AQ$10])=7))" calcext:base-cell-address="'Gantt Chart'.AQ27"/>
            <calcext:condition calcext:apply-style-name="Holiday" calcext:value="formula-is(ISNUMBER(MATCH([.AQ$10];Holidays;0)))" calcext:base-cell-address="'Gantt Chart'.AQ27"/>
          </calcext:conditional-format>
          <calcext:conditional-format calcext:target-range-address="'Gantt Chart'.AQ27:'Gantt Chart'.AQ27">
            <calcext:condition calcext:apply-style-name="Task_Completed" calcext:value="formula-is(AND([.$E27]&gt;0;[.AQ$10]&gt;=[.$D27];[.AQ$10]&lt;=[.$F27];WORKDAY([.$D27];[.$E27]*[.$G27];Holidays)&gt;[.AQ$10]))" calcext:base-cell-address="'Gantt Chart'.AQ27"/>
            <calcext:condition calcext:apply-style-name="Task_Scheduled" calcext:value="formula-is(AND([.$E27]&gt;0;[.AQ$10]&gt;=[.$D27];[.AQ$10]&lt;=[.$F27];WORKDAY([.$D27];[.$E27]*[.$G27];Holidays)&lt;=[.AQ$10]))" calcext:base-cell-address="'Gantt Chart'.AQ27"/>
            <calcext:condition calcext:apply-style-name="Milestone" calcext:value="formula-is(AND([.$D27]&gt;0;[.$F27]=&quot;&quot;;[.$D27]=[.AQ$10]))" calcext:base-cell-address="'Gantt Chart'.AQ27"/>
          </calcext:conditional-format>
          <calcext:conditional-format calcext:target-range-address="'Gantt Chart'.AR27:'Gantt Chart'.AR27">
            <calcext:condition calcext:apply-style-name="Today" calcext:value="formula-is([.AR$10]=TODAY())" calcext:base-cell-address="'Gantt Chart'.AR27"/>
            <calcext:condition calcext:apply-style-name="Weekend" calcext:value="formula-is(OR(WEEKDAY([.AR$10])=1;WEEKDAY([.AR$10])=7))" calcext:base-cell-address="'Gantt Chart'.AR27"/>
            <calcext:condition calcext:apply-style-name="Holiday" calcext:value="formula-is(ISNUMBER(MATCH([.AR$10];Holidays;0)))" calcext:base-cell-address="'Gantt Chart'.AR27"/>
          </calcext:conditional-format>
          <calcext:conditional-format calcext:target-range-address="'Gantt Chart'.AR27:'Gantt Chart'.AR27">
            <calcext:condition calcext:apply-style-name="Task_Completed" calcext:value="formula-is(AND([.$E27]&gt;0;[.AR$10]&gt;=[.$D27];[.AR$10]&lt;=[.$F27];WORKDAY([.$D27];[.$E27]*[.$G27];Holidays)&gt;[.AR$10]))" calcext:base-cell-address="'Gantt Chart'.AR27"/>
            <calcext:condition calcext:apply-style-name="Task_Scheduled" calcext:value="formula-is(AND([.$E27]&gt;0;[.AR$10]&gt;=[.$D27];[.AR$10]&lt;=[.$F27];WORKDAY([.$D27];[.$E27]*[.$G27];Holidays)&lt;=[.AR$10]))" calcext:base-cell-address="'Gantt Chart'.AR27"/>
            <calcext:condition calcext:apply-style-name="Milestone" calcext:value="formula-is(AND([.$D27]&gt;0;[.$F27]=&quot;&quot;;[.$D27]=[.AR$10]))" calcext:base-cell-address="'Gantt Chart'.AR27"/>
          </calcext:conditional-format>
          <calcext:conditional-format calcext:target-range-address="'Gantt Chart'.AS27:'Gantt Chart'.AS27">
            <calcext:condition calcext:apply-style-name="Today" calcext:value="formula-is([.AS$10]=TODAY())" calcext:base-cell-address="'Gantt Chart'.AS27"/>
            <calcext:condition calcext:apply-style-name="Weekend" calcext:value="formula-is(OR(WEEKDAY([.AS$10])=1;WEEKDAY([.AS$10])=7))" calcext:base-cell-address="'Gantt Chart'.AS27"/>
            <calcext:condition calcext:apply-style-name="Holiday" calcext:value="formula-is(ISNUMBER(MATCH([.AS$10];Holidays;0)))" calcext:base-cell-address="'Gantt Chart'.AS27"/>
          </calcext:conditional-format>
          <calcext:conditional-format calcext:target-range-address="'Gantt Chart'.AS27:'Gantt Chart'.AS27">
            <calcext:condition calcext:apply-style-name="Task_Completed" calcext:value="formula-is(AND([.$E27]&gt;0;[.AS$10]&gt;=[.$D27];[.AS$10]&lt;=[.$F27];WORKDAY([.$D27];[.$E27]*[.$G27];Holidays)&gt;[.AS$10]))" calcext:base-cell-address="'Gantt Chart'.AS27"/>
            <calcext:condition calcext:apply-style-name="Task_Scheduled" calcext:value="formula-is(AND([.$E27]&gt;0;[.AS$10]&gt;=[.$D27];[.AS$10]&lt;=[.$F27];WORKDAY([.$D27];[.$E27]*[.$G27];Holidays)&lt;=[.AS$10]))" calcext:base-cell-address="'Gantt Chart'.AS27"/>
            <calcext:condition calcext:apply-style-name="Milestone" calcext:value="formula-is(AND([.$D27]&gt;0;[.$F27]=&quot;&quot;;[.$D27]=[.AS$10]))" calcext:base-cell-address="'Gantt Chart'.AS27"/>
          </calcext:conditional-format>
          <calcext:conditional-format calcext:target-range-address="'Gantt Chart'.AT27:'Gantt Chart'.AT27">
            <calcext:condition calcext:apply-style-name="Today" calcext:value="formula-is([.AT$10]=TODAY())" calcext:base-cell-address="'Gantt Chart'.AT27"/>
            <calcext:condition calcext:apply-style-name="Weekend" calcext:value="formula-is(OR(WEEKDAY([.AT$10])=1;WEEKDAY([.AT$10])=7))" calcext:base-cell-address="'Gantt Chart'.AT27"/>
            <calcext:condition calcext:apply-style-name="Holiday" calcext:value="formula-is(ISNUMBER(MATCH([.AT$10];Holidays;0)))" calcext:base-cell-address="'Gantt Chart'.AT27"/>
          </calcext:conditional-format>
          <calcext:conditional-format calcext:target-range-address="'Gantt Chart'.AT27:'Gantt Chart'.AT27">
            <calcext:condition calcext:apply-style-name="Task_Completed" calcext:value="formula-is(AND([.$E27]&gt;0;[.AT$10]&gt;=[.$D27];[.AT$10]&lt;=[.$F27];WORKDAY([.$D27];[.$E27]*[.$G27];Holidays)&gt;[.AT$10]))" calcext:base-cell-address="'Gantt Chart'.AT27"/>
            <calcext:condition calcext:apply-style-name="Task_Scheduled" calcext:value="formula-is(AND([.$E27]&gt;0;[.AT$10]&gt;=[.$D27];[.AT$10]&lt;=[.$F27];WORKDAY([.$D27];[.$E27]*[.$G27];Holidays)&lt;=[.AT$10]))" calcext:base-cell-address="'Gantt Chart'.AT27"/>
            <calcext:condition calcext:apply-style-name="Milestone" calcext:value="formula-is(AND([.$D27]&gt;0;[.$F27]=&quot;&quot;;[.$D27]=[.AT$10]))" calcext:base-cell-address="'Gantt Chart'.AT27"/>
          </calcext:conditional-format>
          <calcext:conditional-format calcext:target-range-address="'Gantt Chart'.AU27:'Gantt Chart'.AU27">
            <calcext:condition calcext:apply-style-name="Today" calcext:value="formula-is([.AU$10]=TODAY())" calcext:base-cell-address="'Gantt Chart'.AU27"/>
            <calcext:condition calcext:apply-style-name="Weekend" calcext:value="formula-is(OR(WEEKDAY([.AU$10])=1;WEEKDAY([.AU$10])=7))" calcext:base-cell-address="'Gantt Chart'.AU27"/>
            <calcext:condition calcext:apply-style-name="Holiday" calcext:value="formula-is(ISNUMBER(MATCH([.AU$10];Holidays;0)))" calcext:base-cell-address="'Gantt Chart'.AU27"/>
          </calcext:conditional-format>
          <calcext:conditional-format calcext:target-range-address="'Gantt Chart'.AU27:'Gantt Chart'.AU27">
            <calcext:condition calcext:apply-style-name="Task_Completed" calcext:value="formula-is(AND([.$E27]&gt;0;[.AU$10]&gt;=[.$D27];[.AU$10]&lt;=[.$F27];WORKDAY([.$D27];[.$E27]*[.$G27];Holidays)&gt;[.AU$10]))" calcext:base-cell-address="'Gantt Chart'.AU27"/>
            <calcext:condition calcext:apply-style-name="Task_Scheduled" calcext:value="formula-is(AND([.$E27]&gt;0;[.AU$10]&gt;=[.$D27];[.AU$10]&lt;=[.$F27];WORKDAY([.$D27];[.$E27]*[.$G27];Holidays)&lt;=[.AU$10]))" calcext:base-cell-address="'Gantt Chart'.AU27"/>
            <calcext:condition calcext:apply-style-name="Milestone" calcext:value="formula-is(AND([.$D27]&gt;0;[.$F27]=&quot;&quot;;[.$D27]=[.AU$10]))" calcext:base-cell-address="'Gantt Chart'.AU27"/>
          </calcext:conditional-format>
          <calcext:conditional-format calcext:target-range-address="'Gantt Chart'.AV27:'Gantt Chart'.AV27">
            <calcext:condition calcext:apply-style-name="Today" calcext:value="formula-is([.AV$10]=TODAY())" calcext:base-cell-address="'Gantt Chart'.AV27"/>
            <calcext:condition calcext:apply-style-name="Weekend" calcext:value="formula-is(OR(WEEKDAY([.AV$10])=1;WEEKDAY([.AV$10])=7))" calcext:base-cell-address="'Gantt Chart'.AV27"/>
            <calcext:condition calcext:apply-style-name="Holiday" calcext:value="formula-is(ISNUMBER(MATCH([.AV$10];Holidays;0)))" calcext:base-cell-address="'Gantt Chart'.AV27"/>
          </calcext:conditional-format>
          <calcext:conditional-format calcext:target-range-address="'Gantt Chart'.AV27:'Gantt Chart'.AV27">
            <calcext:condition calcext:apply-style-name="Task_Completed" calcext:value="formula-is(AND([.$E27]&gt;0;[.AV$10]&gt;=[.$D27];[.AV$10]&lt;=[.$F27];WORKDAY([.$D27];[.$E27]*[.$G27];Holidays)&gt;[.AV$10]))" calcext:base-cell-address="'Gantt Chart'.AV27"/>
            <calcext:condition calcext:apply-style-name="Task_Scheduled" calcext:value="formula-is(AND([.$E27]&gt;0;[.AV$10]&gt;=[.$D27];[.AV$10]&lt;=[.$F27];WORKDAY([.$D27];[.$E27]*[.$G27];Holidays)&lt;=[.AV$10]))" calcext:base-cell-address="'Gantt Chart'.AV27"/>
            <calcext:condition calcext:apply-style-name="Milestone" calcext:value="formula-is(AND([.$D27]&gt;0;[.$F27]=&quot;&quot;;[.$D27]=[.AV$10]))" calcext:base-cell-address="'Gantt Chart'.AV27"/>
          </calcext:conditional-format>
          <calcext:conditional-format calcext:target-range-address="'Gantt Chart'.AW27:'Gantt Chart'.AW27">
            <calcext:condition calcext:apply-style-name="Today" calcext:value="formula-is([.AW$10]=TODAY())" calcext:base-cell-address="'Gantt Chart'.AW27"/>
            <calcext:condition calcext:apply-style-name="Weekend" calcext:value="formula-is(OR(WEEKDAY([.AW$10])=1;WEEKDAY([.AW$10])=7))" calcext:base-cell-address="'Gantt Chart'.AW27"/>
            <calcext:condition calcext:apply-style-name="Holiday" calcext:value="formula-is(ISNUMBER(MATCH([.AW$10];Holidays;0)))" calcext:base-cell-address="'Gantt Chart'.AW27"/>
          </calcext:conditional-format>
          <calcext:conditional-format calcext:target-range-address="'Gantt Chart'.AW27:'Gantt Chart'.AW27">
            <calcext:condition calcext:apply-style-name="Task_Completed" calcext:value="formula-is(AND([.$E27]&gt;0;[.AW$10]&gt;=[.$D27];[.AW$10]&lt;=[.$F27];WORKDAY([.$D27];[.$E27]*[.$G27];Holidays)&gt;[.AW$10]))" calcext:base-cell-address="'Gantt Chart'.AW27"/>
            <calcext:condition calcext:apply-style-name="Task_Scheduled" calcext:value="formula-is(AND([.$E27]&gt;0;[.AW$10]&gt;=[.$D27];[.AW$10]&lt;=[.$F27];WORKDAY([.$D27];[.$E27]*[.$G27];Holidays)&lt;=[.AW$10]))" calcext:base-cell-address="'Gantt Chart'.AW27"/>
            <calcext:condition calcext:apply-style-name="Milestone" calcext:value="formula-is(AND([.$D27]&gt;0;[.$F27]=&quot;&quot;;[.$D27]=[.AW$10]))" calcext:base-cell-address="'Gantt Chart'.AW27"/>
          </calcext:conditional-format>
          <calcext:conditional-format calcext:target-range-address="'Gantt Chart'.AX27:'Gantt Chart'.AX27">
            <calcext:condition calcext:apply-style-name="Today" calcext:value="formula-is([.AX$10]=TODAY())" calcext:base-cell-address="'Gantt Chart'.AX27"/>
            <calcext:condition calcext:apply-style-name="Weekend" calcext:value="formula-is(OR(WEEKDAY([.AX$10])=1;WEEKDAY([.AX$10])=7))" calcext:base-cell-address="'Gantt Chart'.AX27"/>
            <calcext:condition calcext:apply-style-name="Holiday" calcext:value="formula-is(ISNUMBER(MATCH([.AX$10];Holidays;0)))" calcext:base-cell-address="'Gantt Chart'.AX27"/>
          </calcext:conditional-format>
          <calcext:conditional-format calcext:target-range-address="'Gantt Chart'.AX27:'Gantt Chart'.AX27">
            <calcext:condition calcext:apply-style-name="Task_Completed" calcext:value="formula-is(AND([.$E27]&gt;0;[.AX$10]&gt;=[.$D27];[.AX$10]&lt;=[.$F27];WORKDAY([.$D27];[.$E27]*[.$G27];Holidays)&gt;[.AX$10]))" calcext:base-cell-address="'Gantt Chart'.AX27"/>
            <calcext:condition calcext:apply-style-name="Task_Scheduled" calcext:value="formula-is(AND([.$E27]&gt;0;[.AX$10]&gt;=[.$D27];[.AX$10]&lt;=[.$F27];WORKDAY([.$D27];[.$E27]*[.$G27];Holidays)&lt;=[.AX$10]))" calcext:base-cell-address="'Gantt Chart'.AX27"/>
            <calcext:condition calcext:apply-style-name="Milestone" calcext:value="formula-is(AND([.$D27]&gt;0;[.$F27]=&quot;&quot;;[.$D27]=[.AX$10]))" calcext:base-cell-address="'Gantt Chart'.AX27"/>
          </calcext:conditional-format>
          <calcext:conditional-format calcext:target-range-address="'Gantt Chart'.AY27:'Gantt Chart'.AY27">
            <calcext:condition calcext:apply-style-name="Today" calcext:value="formula-is([.AY$10]=TODAY())" calcext:base-cell-address="'Gantt Chart'.AY27"/>
            <calcext:condition calcext:apply-style-name="Weekend" calcext:value="formula-is(OR(WEEKDAY([.AY$10])=1;WEEKDAY([.AY$10])=7))" calcext:base-cell-address="'Gantt Chart'.AY27"/>
            <calcext:condition calcext:apply-style-name="Holiday" calcext:value="formula-is(ISNUMBER(MATCH([.AY$10];Holidays;0)))" calcext:base-cell-address="'Gantt Chart'.AY27"/>
          </calcext:conditional-format>
          <calcext:conditional-format calcext:target-range-address="'Gantt Chart'.AY27:'Gantt Chart'.AY27">
            <calcext:condition calcext:apply-style-name="Task_Completed" calcext:value="formula-is(AND([.$E27]&gt;0;[.AY$10]&gt;=[.$D27];[.AY$10]&lt;=[.$F27];WORKDAY([.$D27];[.$E27]*[.$G27];Holidays)&gt;[.AY$10]))" calcext:base-cell-address="'Gantt Chart'.AY27"/>
            <calcext:condition calcext:apply-style-name="Task_Scheduled" calcext:value="formula-is(AND([.$E27]&gt;0;[.AY$10]&gt;=[.$D27];[.AY$10]&lt;=[.$F27];WORKDAY([.$D27];[.$E27]*[.$G27];Holidays)&lt;=[.AY$10]))" calcext:base-cell-address="'Gantt Chart'.AY27"/>
            <calcext:condition calcext:apply-style-name="Milestone" calcext:value="formula-is(AND([.$D27]&gt;0;[.$F27]=&quot;&quot;;[.$D27]=[.AY$10]))" calcext:base-cell-address="'Gantt Chart'.AY27"/>
          </calcext:conditional-format>
          <calcext:conditional-format calcext:target-range-address="'Gantt Chart'.AZ27:'Gantt Chart'.AZ27">
            <calcext:condition calcext:apply-style-name="Today" calcext:value="formula-is([.AZ$10]=TODAY())" calcext:base-cell-address="'Gantt Chart'.AZ27"/>
            <calcext:condition calcext:apply-style-name="Weekend" calcext:value="formula-is(OR(WEEKDAY([.AZ$10])=1;WEEKDAY([.AZ$10])=7))" calcext:base-cell-address="'Gantt Chart'.AZ27"/>
            <calcext:condition calcext:apply-style-name="Holiday" calcext:value="formula-is(ISNUMBER(MATCH([.AZ$10];Holidays;0)))" calcext:base-cell-address="'Gantt Chart'.AZ27"/>
          </calcext:conditional-format>
          <calcext:conditional-format calcext:target-range-address="'Gantt Chart'.AZ27:'Gantt Chart'.AZ27">
            <calcext:condition calcext:apply-style-name="Task_Completed" calcext:value="formula-is(AND([.$E27]&gt;0;[.AZ$10]&gt;=[.$D27];[.AZ$10]&lt;=[.$F27];WORKDAY([.$D27];[.$E27]*[.$G27];Holidays)&gt;[.AZ$10]))" calcext:base-cell-address="'Gantt Chart'.AZ27"/>
            <calcext:condition calcext:apply-style-name="Task_Scheduled" calcext:value="formula-is(AND([.$E27]&gt;0;[.AZ$10]&gt;=[.$D27];[.AZ$10]&lt;=[.$F27];WORKDAY([.$D27];[.$E27]*[.$G27];Holidays)&lt;=[.AZ$10]))" calcext:base-cell-address="'Gantt Chart'.AZ27"/>
            <calcext:condition calcext:apply-style-name="Milestone" calcext:value="formula-is(AND([.$D27]&gt;0;[.$F27]=&quot;&quot;;[.$D27]=[.AZ$10]))" calcext:base-cell-address="'Gantt Chart'.AZ27"/>
          </calcext:conditional-format>
          <calcext:conditional-format calcext:target-range-address="'Gantt Chart'.BA27:'Gantt Chart'.BA27">
            <calcext:condition calcext:apply-style-name="Today" calcext:value="formula-is([.BA$10]=TODAY())" calcext:base-cell-address="'Gantt Chart'.BA27"/>
            <calcext:condition calcext:apply-style-name="Weekend" calcext:value="formula-is(OR(WEEKDAY([.BA$10])=1;WEEKDAY([.BA$10])=7))" calcext:base-cell-address="'Gantt Chart'.BA27"/>
            <calcext:condition calcext:apply-style-name="Holiday" calcext:value="formula-is(ISNUMBER(MATCH([.BA$10];Holidays;0)))" calcext:base-cell-address="'Gantt Chart'.BA27"/>
          </calcext:conditional-format>
          <calcext:conditional-format calcext:target-range-address="'Gantt Chart'.BA27:'Gantt Chart'.BA27">
            <calcext:condition calcext:apply-style-name="Task_Completed" calcext:value="formula-is(AND([.$E27]&gt;0;[.BA$10]&gt;=[.$D27];[.BA$10]&lt;=[.$F27];WORKDAY([.$D27];[.$E27]*[.$G27];Holidays)&gt;[.BA$10]))" calcext:base-cell-address="'Gantt Chart'.BA27"/>
            <calcext:condition calcext:apply-style-name="Task_Scheduled" calcext:value="formula-is(AND([.$E27]&gt;0;[.BA$10]&gt;=[.$D27];[.BA$10]&lt;=[.$F27];WORKDAY([.$D27];[.$E27]*[.$G27];Holidays)&lt;=[.BA$10]))" calcext:base-cell-address="'Gantt Chart'.BA27"/>
            <calcext:condition calcext:apply-style-name="Milestone" calcext:value="formula-is(AND([.$D27]&gt;0;[.$F27]=&quot;&quot;;[.$D27]=[.BA$10]))" calcext:base-cell-address="'Gantt Chart'.BA27"/>
          </calcext:conditional-format>
          <calcext:conditional-format calcext:target-range-address="'Gantt Chart'.BB27:'Gantt Chart'.BB27">
            <calcext:condition calcext:apply-style-name="Today" calcext:value="formula-is([.BB$10]=TODAY())" calcext:base-cell-address="'Gantt Chart'.BB27"/>
            <calcext:condition calcext:apply-style-name="Weekend" calcext:value="formula-is(OR(WEEKDAY([.BB$10])=1;WEEKDAY([.BB$10])=7))" calcext:base-cell-address="'Gantt Chart'.BB27"/>
            <calcext:condition calcext:apply-style-name="Holiday" calcext:value="formula-is(ISNUMBER(MATCH([.BB$10];Holidays;0)))" calcext:base-cell-address="'Gantt Chart'.BB27"/>
          </calcext:conditional-format>
          <calcext:conditional-format calcext:target-range-address="'Gantt Chart'.BB27:'Gantt Chart'.BB27">
            <calcext:condition calcext:apply-style-name="Task_Completed" calcext:value="formula-is(AND([.$E27]&gt;0;[.BB$10]&gt;=[.$D27];[.BB$10]&lt;=[.$F27];WORKDAY([.$D27];[.$E27]*[.$G27];Holidays)&gt;[.BB$10]))" calcext:base-cell-address="'Gantt Chart'.BB27"/>
            <calcext:condition calcext:apply-style-name="Task_Scheduled" calcext:value="formula-is(AND([.$E27]&gt;0;[.BB$10]&gt;=[.$D27];[.BB$10]&lt;=[.$F27];WORKDAY([.$D27];[.$E27]*[.$G27];Holidays)&lt;=[.BB$10]))" calcext:base-cell-address="'Gantt Chart'.BB27"/>
            <calcext:condition calcext:apply-style-name="Milestone" calcext:value="formula-is(AND([.$D27]&gt;0;[.$F27]=&quot;&quot;;[.$D27]=[.BB$10]))" calcext:base-cell-address="'Gantt Chart'.BB27"/>
          </calcext:conditional-format>
          <calcext:conditional-format calcext:target-range-address="'Gantt Chart'.BC27:'Gantt Chart'.BC27">
            <calcext:condition calcext:apply-style-name="Today" calcext:value="formula-is([.BC$10]=TODAY())" calcext:base-cell-address="'Gantt Chart'.BC27"/>
            <calcext:condition calcext:apply-style-name="Weekend" calcext:value="formula-is(OR(WEEKDAY([.BC$10])=1;WEEKDAY([.BC$10])=7))" calcext:base-cell-address="'Gantt Chart'.BC27"/>
            <calcext:condition calcext:apply-style-name="Holiday" calcext:value="formula-is(ISNUMBER(MATCH([.BC$10];Holidays;0)))" calcext:base-cell-address="'Gantt Chart'.BC27"/>
          </calcext:conditional-format>
          <calcext:conditional-format calcext:target-range-address="'Gantt Chart'.BC27:'Gantt Chart'.BC27">
            <calcext:condition calcext:apply-style-name="Task_Completed" calcext:value="formula-is(AND([.$E27]&gt;0;[.BC$10]&gt;=[.$D27];[.BC$10]&lt;=[.$F27];WORKDAY([.$D27];[.$E27]*[.$G27];Holidays)&gt;[.BC$10]))" calcext:base-cell-address="'Gantt Chart'.BC27"/>
            <calcext:condition calcext:apply-style-name="Task_Scheduled" calcext:value="formula-is(AND([.$E27]&gt;0;[.BC$10]&gt;=[.$D27];[.BC$10]&lt;=[.$F27];WORKDAY([.$D27];[.$E27]*[.$G27];Holidays)&lt;=[.BC$10]))" calcext:base-cell-address="'Gantt Chart'.BC27"/>
            <calcext:condition calcext:apply-style-name="Milestone" calcext:value="formula-is(AND([.$D27]&gt;0;[.$F27]=&quot;&quot;;[.$D27]=[.BC$10]))" calcext:base-cell-address="'Gantt Chart'.BC27"/>
          </calcext:conditional-format>
          <calcext:conditional-format calcext:target-range-address="'Gantt Chart'.BD27:'Gantt Chart'.BD27">
            <calcext:condition calcext:apply-style-name="Today" calcext:value="formula-is([.BD$10]=TODAY())" calcext:base-cell-address="'Gantt Chart'.BD27"/>
            <calcext:condition calcext:apply-style-name="Weekend" calcext:value="formula-is(OR(WEEKDAY([.BD$10])=1;WEEKDAY([.BD$10])=7))" calcext:base-cell-address="'Gantt Chart'.BD27"/>
            <calcext:condition calcext:apply-style-name="Holiday" calcext:value="formula-is(ISNUMBER(MATCH([.BD$10];Holidays;0)))" calcext:base-cell-address="'Gantt Chart'.BD27"/>
          </calcext:conditional-format>
          <calcext:conditional-format calcext:target-range-address="'Gantt Chart'.BD27:'Gantt Chart'.BD27">
            <calcext:condition calcext:apply-style-name="Task_Completed" calcext:value="formula-is(AND([.$E27]&gt;0;[.BD$10]&gt;=[.$D27];[.BD$10]&lt;=[.$F27];WORKDAY([.$D27];[.$E27]*[.$G27];Holidays)&gt;[.BD$10]))" calcext:base-cell-address="'Gantt Chart'.BD27"/>
            <calcext:condition calcext:apply-style-name="Task_Scheduled" calcext:value="formula-is(AND([.$E27]&gt;0;[.BD$10]&gt;=[.$D27];[.BD$10]&lt;=[.$F27];WORKDAY([.$D27];[.$E27]*[.$G27];Holidays)&lt;=[.BD$10]))" calcext:base-cell-address="'Gantt Chart'.BD27"/>
            <calcext:condition calcext:apply-style-name="Milestone" calcext:value="formula-is(AND([.$D27]&gt;0;[.$F27]=&quot;&quot;;[.$D27]=[.BD$10]))" calcext:base-cell-address="'Gantt Chart'.BD27"/>
          </calcext:conditional-format>
          <calcext:conditional-format calcext:target-range-address="'Gantt Chart'.BE27:'Gantt Chart'.BE27">
            <calcext:condition calcext:apply-style-name="Today" calcext:value="formula-is([.BE$10]=TODAY())" calcext:base-cell-address="'Gantt Chart'.BE27"/>
            <calcext:condition calcext:apply-style-name="Weekend" calcext:value="formula-is(OR(WEEKDAY([.BE$10])=1;WEEKDAY([.BE$10])=7))" calcext:base-cell-address="'Gantt Chart'.BE27"/>
            <calcext:condition calcext:apply-style-name="Holiday" calcext:value="formula-is(ISNUMBER(MATCH([.BE$10];Holidays;0)))" calcext:base-cell-address="'Gantt Chart'.BE27"/>
          </calcext:conditional-format>
          <calcext:conditional-format calcext:target-range-address="'Gantt Chart'.BE27:'Gantt Chart'.BE27">
            <calcext:condition calcext:apply-style-name="Task_Completed" calcext:value="formula-is(AND([.$E27]&gt;0;[.BE$10]&gt;=[.$D27];[.BE$10]&lt;=[.$F27];WORKDAY([.$D27];[.$E27]*[.$G27];Holidays)&gt;[.BE$10]))" calcext:base-cell-address="'Gantt Chart'.BE27"/>
            <calcext:condition calcext:apply-style-name="Task_Scheduled" calcext:value="formula-is(AND([.$E27]&gt;0;[.BE$10]&gt;=[.$D27];[.BE$10]&lt;=[.$F27];WORKDAY([.$D27];[.$E27]*[.$G27];Holidays)&lt;=[.BE$10]))" calcext:base-cell-address="'Gantt Chart'.BE27"/>
            <calcext:condition calcext:apply-style-name="Milestone" calcext:value="formula-is(AND([.$D27]&gt;0;[.$F27]=&quot;&quot;;[.$D27]=[.BE$10]))" calcext:base-cell-address="'Gantt Chart'.BE27"/>
          </calcext:conditional-format>
          <calcext:conditional-format calcext:target-range-address="'Gantt Chart'.BF27:'Gantt Chart'.BF27">
            <calcext:condition calcext:apply-style-name="Today" calcext:value="formula-is([.BF$10]=TODAY())" calcext:base-cell-address="'Gantt Chart'.BF27"/>
            <calcext:condition calcext:apply-style-name="Weekend" calcext:value="formula-is(OR(WEEKDAY([.BF$10])=1;WEEKDAY([.BF$10])=7))" calcext:base-cell-address="'Gantt Chart'.BF27"/>
            <calcext:condition calcext:apply-style-name="Holiday" calcext:value="formula-is(ISNUMBER(MATCH([.BF$10];Holidays;0)))" calcext:base-cell-address="'Gantt Chart'.BF27"/>
          </calcext:conditional-format>
          <calcext:conditional-format calcext:target-range-address="'Gantt Chart'.BF27:'Gantt Chart'.BF27">
            <calcext:condition calcext:apply-style-name="Task_Completed" calcext:value="formula-is(AND([.$E27]&gt;0;[.BF$10]&gt;=[.$D27];[.BF$10]&lt;=[.$F27];WORKDAY([.$D27];[.$E27]*[.$G27];Holidays)&gt;[.BF$10]))" calcext:base-cell-address="'Gantt Chart'.BF27"/>
            <calcext:condition calcext:apply-style-name="Task_Scheduled" calcext:value="formula-is(AND([.$E27]&gt;0;[.BF$10]&gt;=[.$D27];[.BF$10]&lt;=[.$F27];WORKDAY([.$D27];[.$E27]*[.$G27];Holidays)&lt;=[.BF$10]))" calcext:base-cell-address="'Gantt Chart'.BF27"/>
            <calcext:condition calcext:apply-style-name="Milestone" calcext:value="formula-is(AND([.$D27]&gt;0;[.$F27]=&quot;&quot;;[.$D27]=[.BF$10]))" calcext:base-cell-address="'Gantt Chart'.BF27"/>
          </calcext:conditional-format>
          <calcext:conditional-format calcext:target-range-address="'Gantt Chart'.BG27:'Gantt Chart'.BG27">
            <calcext:condition calcext:apply-style-name="Today" calcext:value="formula-is([.BG$10]=TODAY())" calcext:base-cell-address="'Gantt Chart'.BG27"/>
            <calcext:condition calcext:apply-style-name="Weekend" calcext:value="formula-is(OR(WEEKDAY([.BG$10])=1;WEEKDAY([.BG$10])=7))" calcext:base-cell-address="'Gantt Chart'.BG27"/>
            <calcext:condition calcext:apply-style-name="Holiday" calcext:value="formula-is(ISNUMBER(MATCH([.BG$10];Holidays;0)))" calcext:base-cell-address="'Gantt Chart'.BG27"/>
          </calcext:conditional-format>
          <calcext:conditional-format calcext:target-range-address="'Gantt Chart'.BG27:'Gantt Chart'.BG27">
            <calcext:condition calcext:apply-style-name="Task_Completed" calcext:value="formula-is(AND([.$E27]&gt;0;[.BG$10]&gt;=[.$D27];[.BG$10]&lt;=[.$F27];WORKDAY([.$D27];[.$E27]*[.$G27];Holidays)&gt;[.BG$10]))" calcext:base-cell-address="'Gantt Chart'.BG27"/>
            <calcext:condition calcext:apply-style-name="Task_Scheduled" calcext:value="formula-is(AND([.$E27]&gt;0;[.BG$10]&gt;=[.$D27];[.BG$10]&lt;=[.$F27];WORKDAY([.$D27];[.$E27]*[.$G27];Holidays)&lt;=[.BG$10]))" calcext:base-cell-address="'Gantt Chart'.BG27"/>
            <calcext:condition calcext:apply-style-name="Milestone" calcext:value="formula-is(AND([.$D27]&gt;0;[.$F27]=&quot;&quot;;[.$D27]=[.BG$10]))" calcext:base-cell-address="'Gantt Chart'.BG27"/>
          </calcext:conditional-format>
          <calcext:conditional-format calcext:target-range-address="'Gantt Chart'.BH27:'Gantt Chart'.BH27">
            <calcext:condition calcext:apply-style-name="Today" calcext:value="formula-is([.BH$10]=TODAY())" calcext:base-cell-address="'Gantt Chart'.BH27"/>
            <calcext:condition calcext:apply-style-name="Weekend" calcext:value="formula-is(OR(WEEKDAY([.BH$10])=1;WEEKDAY([.BH$10])=7))" calcext:base-cell-address="'Gantt Chart'.BH27"/>
            <calcext:condition calcext:apply-style-name="Holiday" calcext:value="formula-is(ISNUMBER(MATCH([.BH$10];Holidays;0)))" calcext:base-cell-address="'Gantt Chart'.BH27"/>
          </calcext:conditional-format>
          <calcext:conditional-format calcext:target-range-address="'Gantt Chart'.BH27:'Gantt Chart'.BH27">
            <calcext:condition calcext:apply-style-name="Task_Completed" calcext:value="formula-is(AND([.$E27]&gt;0;[.BH$10]&gt;=[.$D27];[.BH$10]&lt;=[.$F27];WORKDAY([.$D27];[.$E27]*[.$G27];Holidays)&gt;[.BH$10]))" calcext:base-cell-address="'Gantt Chart'.BH27"/>
            <calcext:condition calcext:apply-style-name="Task_Scheduled" calcext:value="formula-is(AND([.$E27]&gt;0;[.BH$10]&gt;=[.$D27];[.BH$10]&lt;=[.$F27];WORKDAY([.$D27];[.$E27]*[.$G27];Holidays)&lt;=[.BH$10]))" calcext:base-cell-address="'Gantt Chart'.BH27"/>
            <calcext:condition calcext:apply-style-name="Milestone" calcext:value="formula-is(AND([.$D27]&gt;0;[.$F27]=&quot;&quot;;[.$D27]=[.BH$10]))" calcext:base-cell-address="'Gantt Chart'.BH27"/>
          </calcext:conditional-format>
          <calcext:conditional-format calcext:target-range-address="'Gantt Chart'.BI27:'Gantt Chart'.BI27">
            <calcext:condition calcext:apply-style-name="Today" calcext:value="formula-is([.BI$10]=TODAY())" calcext:base-cell-address="'Gantt Chart'.BI27"/>
            <calcext:condition calcext:apply-style-name="Weekend" calcext:value="formula-is(OR(WEEKDAY([.BI$10])=1;WEEKDAY([.BI$10])=7))" calcext:base-cell-address="'Gantt Chart'.BI27"/>
            <calcext:condition calcext:apply-style-name="Holiday" calcext:value="formula-is(ISNUMBER(MATCH([.BI$10];Holidays;0)))" calcext:base-cell-address="'Gantt Chart'.BI27"/>
          </calcext:conditional-format>
          <calcext:conditional-format calcext:target-range-address="'Gantt Chart'.BI27:'Gantt Chart'.BI27">
            <calcext:condition calcext:apply-style-name="Task_Completed" calcext:value="formula-is(AND([.$E27]&gt;0;[.BI$10]&gt;=[.$D27];[.BI$10]&lt;=[.$F27];WORKDAY([.$D27];[.$E27]*[.$G27];Holidays)&gt;[.BI$10]))" calcext:base-cell-address="'Gantt Chart'.BI27"/>
            <calcext:condition calcext:apply-style-name="Task_Scheduled" calcext:value="formula-is(AND([.$E27]&gt;0;[.BI$10]&gt;=[.$D27];[.BI$10]&lt;=[.$F27];WORKDAY([.$D27];[.$E27]*[.$G27];Holidays)&lt;=[.BI$10]))" calcext:base-cell-address="'Gantt Chart'.BI27"/>
            <calcext:condition calcext:apply-style-name="Milestone" calcext:value="formula-is(AND([.$D27]&gt;0;[.$F27]=&quot;&quot;;[.$D27]=[.BI$10]))" calcext:base-cell-address="'Gantt Chart'.BI27"/>
          </calcext:conditional-format>
          <calcext:conditional-format calcext:target-range-address="'Gantt Chart'.BJ27:'Gantt Chart'.BJ27">
            <calcext:condition calcext:apply-style-name="Today" calcext:value="formula-is([.BJ$10]=TODAY())" calcext:base-cell-address="'Gantt Chart'.BJ27"/>
            <calcext:condition calcext:apply-style-name="Weekend" calcext:value="formula-is(OR(WEEKDAY([.BJ$10])=1;WEEKDAY([.BJ$10])=7))" calcext:base-cell-address="'Gantt Chart'.BJ27"/>
            <calcext:condition calcext:apply-style-name="Holiday" calcext:value="formula-is(ISNUMBER(MATCH([.BJ$10];Holidays;0)))" calcext:base-cell-address="'Gantt Chart'.BJ27"/>
          </calcext:conditional-format>
          <calcext:conditional-format calcext:target-range-address="'Gantt Chart'.BJ27:'Gantt Chart'.BJ27">
            <calcext:condition calcext:apply-style-name="Task_Completed" calcext:value="formula-is(AND([.$E27]&gt;0;[.BJ$10]&gt;=[.$D27];[.BJ$10]&lt;=[.$F27];WORKDAY([.$D27];[.$E27]*[.$G27];Holidays)&gt;[.BJ$10]))" calcext:base-cell-address="'Gantt Chart'.BJ27"/>
            <calcext:condition calcext:apply-style-name="Task_Scheduled" calcext:value="formula-is(AND([.$E27]&gt;0;[.BJ$10]&gt;=[.$D27];[.BJ$10]&lt;=[.$F27];WORKDAY([.$D27];[.$E27]*[.$G27];Holidays)&lt;=[.BJ$10]))" calcext:base-cell-address="'Gantt Chart'.BJ27"/>
            <calcext:condition calcext:apply-style-name="Milestone" calcext:value="formula-is(AND([.$D27]&gt;0;[.$F27]=&quot;&quot;;[.$D27]=[.BJ$10]))" calcext:base-cell-address="'Gantt Chart'.BJ27"/>
          </calcext:conditional-format>
          <calcext:conditional-format calcext:target-range-address="'Gantt Chart'.BK27:'Gantt Chart'.BK27">
            <calcext:condition calcext:apply-style-name="Today" calcext:value="formula-is([.BK$10]=TODAY())" calcext:base-cell-address="'Gantt Chart'.BK27"/>
            <calcext:condition calcext:apply-style-name="Weekend" calcext:value="formula-is(OR(WEEKDAY([.BK$10])=1;WEEKDAY([.BK$10])=7))" calcext:base-cell-address="'Gantt Chart'.BK27"/>
            <calcext:condition calcext:apply-style-name="Holiday" calcext:value="formula-is(ISNUMBER(MATCH([.BK$10];Holidays;0)))" calcext:base-cell-address="'Gantt Chart'.BK27"/>
          </calcext:conditional-format>
          <calcext:conditional-format calcext:target-range-address="'Gantt Chart'.BK27:'Gantt Chart'.BK27">
            <calcext:condition calcext:apply-style-name="Task_Completed" calcext:value="formula-is(AND([.$E27]&gt;0;[.BK$10]&gt;=[.$D27];[.BK$10]&lt;=[.$F27];WORKDAY([.$D27];[.$E27]*[.$G27];Holidays)&gt;[.BK$10]))" calcext:base-cell-address="'Gantt Chart'.BK27"/>
            <calcext:condition calcext:apply-style-name="Task_Scheduled" calcext:value="formula-is(AND([.$E27]&gt;0;[.BK$10]&gt;=[.$D27];[.BK$10]&lt;=[.$F27];WORKDAY([.$D27];[.$E27]*[.$G27];Holidays)&lt;=[.BK$10]))" calcext:base-cell-address="'Gantt Chart'.BK27"/>
            <calcext:condition calcext:apply-style-name="Milestone" calcext:value="formula-is(AND([.$D27]&gt;0;[.$F27]=&quot;&quot;;[.$D27]=[.BK$10]))" calcext:base-cell-address="'Gantt Chart'.BK27"/>
          </calcext:conditional-format>
          <calcext:conditional-format calcext:target-range-address="'Gantt Chart'.BL27:'Gantt Chart'.BL27">
            <calcext:condition calcext:apply-style-name="Today" calcext:value="formula-is([.BL$10]=TODAY())" calcext:base-cell-address="'Gantt Chart'.BL27"/>
            <calcext:condition calcext:apply-style-name="Weekend" calcext:value="formula-is(OR(WEEKDAY([.BL$10])=1;WEEKDAY([.BL$10])=7))" calcext:base-cell-address="'Gantt Chart'.BL27"/>
            <calcext:condition calcext:apply-style-name="Holiday" calcext:value="formula-is(ISNUMBER(MATCH([.BL$10];Holidays;0)))" calcext:base-cell-address="'Gantt Chart'.BL27"/>
          </calcext:conditional-format>
          <calcext:conditional-format calcext:target-range-address="'Gantt Chart'.BL27:'Gantt Chart'.BL27">
            <calcext:condition calcext:apply-style-name="Task_Completed" calcext:value="formula-is(AND([.$E27]&gt;0;[.BL$10]&gt;=[.$D27];[.BL$10]&lt;=[.$F27];WORKDAY([.$D27];[.$E27]*[.$G27];Holidays)&gt;[.BL$10]))" calcext:base-cell-address="'Gantt Chart'.BL27"/>
            <calcext:condition calcext:apply-style-name="Task_Scheduled" calcext:value="formula-is(AND([.$E27]&gt;0;[.BL$10]&gt;=[.$D27];[.BL$10]&lt;=[.$F27];WORKDAY([.$D27];[.$E27]*[.$G27];Holidays)&lt;=[.BL$10]))" calcext:base-cell-address="'Gantt Chart'.BL27"/>
            <calcext:condition calcext:apply-style-name="Milestone" calcext:value="formula-is(AND([.$D27]&gt;0;[.$F27]=&quot;&quot;;[.$D27]=[.BL$10]))" calcext:base-cell-address="'Gantt Chart'.BL27"/>
          </calcext:conditional-format>
          <calcext:conditional-format calcext:target-range-address="'Gantt Chart'.BM27:'Gantt Chart'.BM27">
            <calcext:condition calcext:apply-style-name="Today" calcext:value="formula-is([.BM$10]=TODAY())" calcext:base-cell-address="'Gantt Chart'.BM27"/>
            <calcext:condition calcext:apply-style-name="Weekend" calcext:value="formula-is(OR(WEEKDAY([.BM$10])=1;WEEKDAY([.BM$10])=7))" calcext:base-cell-address="'Gantt Chart'.BM27"/>
            <calcext:condition calcext:apply-style-name="Holiday" calcext:value="formula-is(ISNUMBER(MATCH([.BM$10];Holidays;0)))" calcext:base-cell-address="'Gantt Chart'.BM27"/>
          </calcext:conditional-format>
          <calcext:conditional-format calcext:target-range-address="'Gantt Chart'.BM27:'Gantt Chart'.BM27">
            <calcext:condition calcext:apply-style-name="Task_Completed" calcext:value="formula-is(AND([.$E27]&gt;0;[.BM$10]&gt;=[.$D27];[.BM$10]&lt;=[.$F27];WORKDAY([.$D27];[.$E27]*[.$G27];Holidays)&gt;[.BM$10]))" calcext:base-cell-address="'Gantt Chart'.BM27"/>
            <calcext:condition calcext:apply-style-name="Task_Scheduled" calcext:value="formula-is(AND([.$E27]&gt;0;[.BM$10]&gt;=[.$D27];[.BM$10]&lt;=[.$F27];WORKDAY([.$D27];[.$E27]*[.$G27];Holidays)&lt;=[.BM$10]))" calcext:base-cell-address="'Gantt Chart'.BM27"/>
            <calcext:condition calcext:apply-style-name="Milestone" calcext:value="formula-is(AND([.$D27]&gt;0;[.$F27]=&quot;&quot;;[.$D27]=[.BM$10]))" calcext:base-cell-address="'Gantt Chart'.BM27"/>
          </calcext:conditional-format>
          <calcext:conditional-format calcext:target-range-address="'Gantt Chart'.BN27:'Gantt Chart'.BN27">
            <calcext:condition calcext:apply-style-name="Today" calcext:value="formula-is([.BN$10]=TODAY())" calcext:base-cell-address="'Gantt Chart'.BN27"/>
            <calcext:condition calcext:apply-style-name="Weekend" calcext:value="formula-is(OR(WEEKDAY([.BN$10])=1;WEEKDAY([.BN$10])=7))" calcext:base-cell-address="'Gantt Chart'.BN27"/>
            <calcext:condition calcext:apply-style-name="Holiday" calcext:value="formula-is(ISNUMBER(MATCH([.BN$10];Holidays;0)))" calcext:base-cell-address="'Gantt Chart'.BN27"/>
          </calcext:conditional-format>
          <calcext:conditional-format calcext:target-range-address="'Gantt Chart'.BN27:'Gantt Chart'.BN27">
            <calcext:condition calcext:apply-style-name="Task_Completed" calcext:value="formula-is(AND([.$E27]&gt;0;[.BN$10]&gt;=[.$D27];[.BN$10]&lt;=[.$F27];WORKDAY([.$D27];[.$E27]*[.$G27];Holidays)&gt;[.BN$10]))" calcext:base-cell-address="'Gantt Chart'.BN27"/>
            <calcext:condition calcext:apply-style-name="Task_Scheduled" calcext:value="formula-is(AND([.$E27]&gt;0;[.BN$10]&gt;=[.$D27];[.BN$10]&lt;=[.$F27];WORKDAY([.$D27];[.$E27]*[.$G27];Holidays)&lt;=[.BN$10]))" calcext:base-cell-address="'Gantt Chart'.BN27"/>
            <calcext:condition calcext:apply-style-name="Milestone" calcext:value="formula-is(AND([.$D27]&gt;0;[.$F27]=&quot;&quot;;[.$D27]=[.BN$10]))" calcext:base-cell-address="'Gantt Chart'.BN27"/>
          </calcext:conditional-format>
          <calcext:conditional-format calcext:target-range-address="'Gantt Chart'.BO27:'Gantt Chart'.BO27">
            <calcext:condition calcext:apply-style-name="Today" calcext:value="formula-is([.BO$10]=TODAY())" calcext:base-cell-address="'Gantt Chart'.BO27"/>
            <calcext:condition calcext:apply-style-name="Weekend" calcext:value="formula-is(OR(WEEKDAY([.BO$10])=1;WEEKDAY([.BO$10])=7))" calcext:base-cell-address="'Gantt Chart'.BO27"/>
            <calcext:condition calcext:apply-style-name="Holiday" calcext:value="formula-is(ISNUMBER(MATCH([.BO$10];Holidays;0)))" calcext:base-cell-address="'Gantt Chart'.BO27"/>
          </calcext:conditional-format>
          <calcext:conditional-format calcext:target-range-address="'Gantt Chart'.BO27:'Gantt Chart'.BO27">
            <calcext:condition calcext:apply-style-name="Task_Completed" calcext:value="formula-is(AND([.$E27]&gt;0;[.BO$10]&gt;=[.$D27];[.BO$10]&lt;=[.$F27];WORKDAY([.$D27];[.$E27]*[.$G27];Holidays)&gt;[.BO$10]))" calcext:base-cell-address="'Gantt Chart'.BO27"/>
            <calcext:condition calcext:apply-style-name="Task_Scheduled" calcext:value="formula-is(AND([.$E27]&gt;0;[.BO$10]&gt;=[.$D27];[.BO$10]&lt;=[.$F27];WORKDAY([.$D27];[.$E27]*[.$G27];Holidays)&lt;=[.BO$10]))" calcext:base-cell-address="'Gantt Chart'.BO27"/>
            <calcext:condition calcext:apply-style-name="Milestone" calcext:value="formula-is(AND([.$D27]&gt;0;[.$F27]=&quot;&quot;;[.$D27]=[.BO$10]))" calcext:base-cell-address="'Gantt Chart'.BO27"/>
          </calcext:conditional-format>
          <calcext:conditional-format calcext:target-range-address="'Gantt Chart'.BP27:'Gantt Chart'.BP27">
            <calcext:condition calcext:apply-style-name="Today" calcext:value="formula-is([.BP$10]=TODAY())" calcext:base-cell-address="'Gantt Chart'.BP27"/>
            <calcext:condition calcext:apply-style-name="Weekend" calcext:value="formula-is(OR(WEEKDAY([.BP$10])=1;WEEKDAY([.BP$10])=7))" calcext:base-cell-address="'Gantt Chart'.BP27"/>
            <calcext:condition calcext:apply-style-name="Holiday" calcext:value="formula-is(ISNUMBER(MATCH([.BP$10];Holidays;0)))" calcext:base-cell-address="'Gantt Chart'.BP27"/>
          </calcext:conditional-format>
          <calcext:conditional-format calcext:target-range-address="'Gantt Chart'.BP27:'Gantt Chart'.BP27">
            <calcext:condition calcext:apply-style-name="Task_Completed" calcext:value="formula-is(AND([.$E27]&gt;0;[.BP$10]&gt;=[.$D27];[.BP$10]&lt;=[.$F27];WORKDAY([.$D27];[.$E27]*[.$G27];Holidays)&gt;[.BP$10]))" calcext:base-cell-address="'Gantt Chart'.BP27"/>
            <calcext:condition calcext:apply-style-name="Task_Scheduled" calcext:value="formula-is(AND([.$E27]&gt;0;[.BP$10]&gt;=[.$D27];[.BP$10]&lt;=[.$F27];WORKDAY([.$D27];[.$E27]*[.$G27];Holidays)&lt;=[.BP$10]))" calcext:base-cell-address="'Gantt Chart'.BP27"/>
            <calcext:condition calcext:apply-style-name="Milestone" calcext:value="formula-is(AND([.$D27]&gt;0;[.$F27]=&quot;&quot;;[.$D27]=[.BP$10]))" calcext:base-cell-address="'Gantt Chart'.BP27"/>
          </calcext:conditional-format>
          <calcext:conditional-format calcext:target-range-address="'Gantt Chart'.BQ27:'Gantt Chart'.BQ27">
            <calcext:condition calcext:apply-style-name="Today" calcext:value="formula-is([.BQ$10]=TODAY())" calcext:base-cell-address="'Gantt Chart'.BQ27"/>
            <calcext:condition calcext:apply-style-name="Weekend" calcext:value="formula-is(OR(WEEKDAY([.BQ$10])=1;WEEKDAY([.BQ$10])=7))" calcext:base-cell-address="'Gantt Chart'.BQ27"/>
            <calcext:condition calcext:apply-style-name="Holiday" calcext:value="formula-is(ISNUMBER(MATCH([.BQ$10];Holidays;0)))" calcext:base-cell-address="'Gantt Chart'.BQ27"/>
          </calcext:conditional-format>
          <calcext:conditional-format calcext:target-range-address="'Gantt Chart'.BQ27:'Gantt Chart'.BQ27">
            <calcext:condition calcext:apply-style-name="Task_Completed" calcext:value="formula-is(AND([.$E27]&gt;0;[.BQ$10]&gt;=[.$D27];[.BQ$10]&lt;=[.$F27];WORKDAY([.$D27];[.$E27]*[.$G27];Holidays)&gt;[.BQ$10]))" calcext:base-cell-address="'Gantt Chart'.BQ27"/>
            <calcext:condition calcext:apply-style-name="Task_Scheduled" calcext:value="formula-is(AND([.$E27]&gt;0;[.BQ$10]&gt;=[.$D27];[.BQ$10]&lt;=[.$F27];WORKDAY([.$D27];[.$E27]*[.$G27];Holidays)&lt;=[.BQ$10]))" calcext:base-cell-address="'Gantt Chart'.BQ27"/>
            <calcext:condition calcext:apply-style-name="Milestone" calcext:value="formula-is(AND([.$D27]&gt;0;[.$F27]=&quot;&quot;;[.$D27]=[.BQ$10]))" calcext:base-cell-address="'Gantt Chart'.BQ27"/>
          </calcext:conditional-format>
          <calcext:conditional-format calcext:target-range-address="'Gantt Chart'.BR27:'Gantt Chart'.BR27">
            <calcext:condition calcext:apply-style-name="Today" calcext:value="formula-is([.BR$10]=TODAY())" calcext:base-cell-address="'Gantt Chart'.BR27"/>
            <calcext:condition calcext:apply-style-name="Weekend" calcext:value="formula-is(OR(WEEKDAY([.BR$10])=1;WEEKDAY([.BR$10])=7))" calcext:base-cell-address="'Gantt Chart'.BR27"/>
            <calcext:condition calcext:apply-style-name="Holiday" calcext:value="formula-is(ISNUMBER(MATCH([.BR$10];Holidays;0)))" calcext:base-cell-address="'Gantt Chart'.BR27"/>
          </calcext:conditional-format>
          <calcext:conditional-format calcext:target-range-address="'Gantt Chart'.BR27:'Gantt Chart'.BR27">
            <calcext:condition calcext:apply-style-name="Task_Completed" calcext:value="formula-is(AND([.$E27]&gt;0;[.BR$10]&gt;=[.$D27];[.BR$10]&lt;=[.$F27];WORKDAY([.$D27];[.$E27]*[.$G27];Holidays)&gt;[.BR$10]))" calcext:base-cell-address="'Gantt Chart'.BR27"/>
            <calcext:condition calcext:apply-style-name="Task_Scheduled" calcext:value="formula-is(AND([.$E27]&gt;0;[.BR$10]&gt;=[.$D27];[.BR$10]&lt;=[.$F27];WORKDAY([.$D27];[.$E27]*[.$G27];Holidays)&lt;=[.BR$10]))" calcext:base-cell-address="'Gantt Chart'.BR27"/>
            <calcext:condition calcext:apply-style-name="Milestone" calcext:value="formula-is(AND([.$D27]&gt;0;[.$F27]=&quot;&quot;;[.$D27]=[.BR$10]))" calcext:base-cell-address="'Gantt Chart'.BR27"/>
          </calcext:conditional-format>
          <calcext:conditional-format calcext:target-range-address="'Gantt Chart'.BS27:'Gantt Chart'.BS27">
            <calcext:condition calcext:apply-style-name="Today" calcext:value="formula-is([.BS$10]=TODAY())" calcext:base-cell-address="'Gantt Chart'.BS27"/>
            <calcext:condition calcext:apply-style-name="Weekend" calcext:value="formula-is(OR(WEEKDAY([.BS$10])=1;WEEKDAY([.BS$10])=7))" calcext:base-cell-address="'Gantt Chart'.BS27"/>
            <calcext:condition calcext:apply-style-name="Holiday" calcext:value="formula-is(ISNUMBER(MATCH([.BS$10];Holidays;0)))" calcext:base-cell-address="'Gantt Chart'.BS27"/>
          </calcext:conditional-format>
          <calcext:conditional-format calcext:target-range-address="'Gantt Chart'.BS27:'Gantt Chart'.BS27">
            <calcext:condition calcext:apply-style-name="Task_Completed" calcext:value="formula-is(AND([.$E27]&gt;0;[.BS$10]&gt;=[.$D27];[.BS$10]&lt;=[.$F27];WORKDAY([.$D27];[.$E27]*[.$G27];Holidays)&gt;[.BS$10]))" calcext:base-cell-address="'Gantt Chart'.BS27"/>
            <calcext:condition calcext:apply-style-name="Task_Scheduled" calcext:value="formula-is(AND([.$E27]&gt;0;[.BS$10]&gt;=[.$D27];[.BS$10]&lt;=[.$F27];WORKDAY([.$D27];[.$E27]*[.$G27];Holidays)&lt;=[.BS$10]))" calcext:base-cell-address="'Gantt Chart'.BS27"/>
            <calcext:condition calcext:apply-style-name="Milestone" calcext:value="formula-is(AND([.$D27]&gt;0;[.$F27]=&quot;&quot;;[.$D27]=[.BS$10]))" calcext:base-cell-address="'Gantt Chart'.BS27"/>
          </calcext:conditional-format>
          <calcext:conditional-format calcext:target-range-address="'Gantt Chart'.BT27:'Gantt Chart'.BT27">
            <calcext:condition calcext:apply-style-name="Today" calcext:value="formula-is([.BT$10]=TODAY())" calcext:base-cell-address="'Gantt Chart'.BT27"/>
            <calcext:condition calcext:apply-style-name="Weekend" calcext:value="formula-is(OR(WEEKDAY([.BT$10])=1;WEEKDAY([.BT$10])=7))" calcext:base-cell-address="'Gantt Chart'.BT27"/>
            <calcext:condition calcext:apply-style-name="Holiday" calcext:value="formula-is(ISNUMBER(MATCH([.BT$10];Holidays;0)))" calcext:base-cell-address="'Gantt Chart'.BT27"/>
          </calcext:conditional-format>
          <calcext:conditional-format calcext:target-range-address="'Gantt Chart'.BT27:'Gantt Chart'.BT27">
            <calcext:condition calcext:apply-style-name="Task_Completed" calcext:value="formula-is(AND([.$E27]&gt;0;[.BT$10]&gt;=[.$D27];[.BT$10]&lt;=[.$F27];WORKDAY([.$D27];[.$E27]*[.$G27];Holidays)&gt;[.BT$10]))" calcext:base-cell-address="'Gantt Chart'.BT27"/>
            <calcext:condition calcext:apply-style-name="Task_Scheduled" calcext:value="formula-is(AND([.$E27]&gt;0;[.BT$10]&gt;=[.$D27];[.BT$10]&lt;=[.$F27];WORKDAY([.$D27];[.$E27]*[.$G27];Holidays)&lt;=[.BT$10]))" calcext:base-cell-address="'Gantt Chart'.BT27"/>
            <calcext:condition calcext:apply-style-name="Milestone" calcext:value="formula-is(AND([.$D27]&gt;0;[.$F27]=&quot;&quot;;[.$D27]=[.BT$10]))" calcext:base-cell-address="'Gantt Chart'.BT27"/>
          </calcext:conditional-format>
          <calcext:conditional-format calcext:target-range-address="'Gantt Chart'.BU27:'Gantt Chart'.BU27">
            <calcext:condition calcext:apply-style-name="Today" calcext:value="formula-is([.BU$10]=TODAY())" calcext:base-cell-address="'Gantt Chart'.BU27"/>
            <calcext:condition calcext:apply-style-name="Weekend" calcext:value="formula-is(OR(WEEKDAY([.BU$10])=1;WEEKDAY([.BU$10])=7))" calcext:base-cell-address="'Gantt Chart'.BU27"/>
            <calcext:condition calcext:apply-style-name="Holiday" calcext:value="formula-is(ISNUMBER(MATCH([.BU$10];Holidays;0)))" calcext:base-cell-address="'Gantt Chart'.BU27"/>
          </calcext:conditional-format>
          <calcext:conditional-format calcext:target-range-address="'Gantt Chart'.BU27:'Gantt Chart'.BU27">
            <calcext:condition calcext:apply-style-name="Task_Completed" calcext:value="formula-is(AND([.$E27]&gt;0;[.BU$10]&gt;=[.$D27];[.BU$10]&lt;=[.$F27];WORKDAY([.$D27];[.$E27]*[.$G27];Holidays)&gt;[.BU$10]))" calcext:base-cell-address="'Gantt Chart'.BU27"/>
            <calcext:condition calcext:apply-style-name="Task_Scheduled" calcext:value="formula-is(AND([.$E27]&gt;0;[.BU$10]&gt;=[.$D27];[.BU$10]&lt;=[.$F27];WORKDAY([.$D27];[.$E27]*[.$G27];Holidays)&lt;=[.BU$10]))" calcext:base-cell-address="'Gantt Chart'.BU27"/>
            <calcext:condition calcext:apply-style-name="Milestone" calcext:value="formula-is(AND([.$D27]&gt;0;[.$F27]=&quot;&quot;;[.$D27]=[.BU$10]))" calcext:base-cell-address="'Gantt Chart'.BU27"/>
          </calcext:conditional-format>
          <calcext:conditional-format calcext:target-range-address="'Gantt Chart'.BV27:'Gantt Chart'.BV27">
            <calcext:condition calcext:apply-style-name="Today" calcext:value="formula-is([.BV$10]=TODAY())" calcext:base-cell-address="'Gantt Chart'.BV27"/>
            <calcext:condition calcext:apply-style-name="Weekend" calcext:value="formula-is(OR(WEEKDAY([.BV$10])=1;WEEKDAY([.BV$10])=7))" calcext:base-cell-address="'Gantt Chart'.BV27"/>
            <calcext:condition calcext:apply-style-name="Holiday" calcext:value="formula-is(ISNUMBER(MATCH([.BV$10];Holidays;0)))" calcext:base-cell-address="'Gantt Chart'.BV27"/>
          </calcext:conditional-format>
          <calcext:conditional-format calcext:target-range-address="'Gantt Chart'.BV27:'Gantt Chart'.BV27">
            <calcext:condition calcext:apply-style-name="Task_Completed" calcext:value="formula-is(AND([.$E27]&gt;0;[.BV$10]&gt;=[.$D27];[.BV$10]&lt;=[.$F27];WORKDAY([.$D27];[.$E27]*[.$G27];Holidays)&gt;[.BV$10]))" calcext:base-cell-address="'Gantt Chart'.BV27"/>
            <calcext:condition calcext:apply-style-name="Task_Scheduled" calcext:value="formula-is(AND([.$E27]&gt;0;[.BV$10]&gt;=[.$D27];[.BV$10]&lt;=[.$F27];WORKDAY([.$D27];[.$E27]*[.$G27];Holidays)&lt;=[.BV$10]))" calcext:base-cell-address="'Gantt Chart'.BV27"/>
            <calcext:condition calcext:apply-style-name="Milestone" calcext:value="formula-is(AND([.$D27]&gt;0;[.$F27]=&quot;&quot;;[.$D27]=[.BV$10]))" calcext:base-cell-address="'Gantt Chart'.BV27"/>
          </calcext:conditional-format>
          <calcext:conditional-format calcext:target-range-address="'Gantt Chart'.BW27:'Gantt Chart'.BW27">
            <calcext:condition calcext:apply-style-name="Today" calcext:value="formula-is([.BW$10]=TODAY())" calcext:base-cell-address="'Gantt Chart'.BW27"/>
            <calcext:condition calcext:apply-style-name="Weekend" calcext:value="formula-is(OR(WEEKDAY([.BW$10])=1;WEEKDAY([.BW$10])=7))" calcext:base-cell-address="'Gantt Chart'.BW27"/>
            <calcext:condition calcext:apply-style-name="Holiday" calcext:value="formula-is(ISNUMBER(MATCH([.BW$10];Holidays;0)))" calcext:base-cell-address="'Gantt Chart'.BW27"/>
          </calcext:conditional-format>
          <calcext:conditional-format calcext:target-range-address="'Gantt Chart'.BW27:'Gantt Chart'.BW27">
            <calcext:condition calcext:apply-style-name="Task_Completed" calcext:value="formula-is(AND([.$E27]&gt;0;[.BW$10]&gt;=[.$D27];[.BW$10]&lt;=[.$F27];WORKDAY([.$D27];[.$E27]*[.$G27];Holidays)&gt;[.BW$10]))" calcext:base-cell-address="'Gantt Chart'.BW27"/>
            <calcext:condition calcext:apply-style-name="Task_Scheduled" calcext:value="formula-is(AND([.$E27]&gt;0;[.BW$10]&gt;=[.$D27];[.BW$10]&lt;=[.$F27];WORKDAY([.$D27];[.$E27]*[.$G27];Holidays)&lt;=[.BW$10]))" calcext:base-cell-address="'Gantt Chart'.BW27"/>
            <calcext:condition calcext:apply-style-name="Milestone" calcext:value="formula-is(AND([.$D27]&gt;0;[.$F27]=&quot;&quot;;[.$D27]=[.BW$10]))" calcext:base-cell-address="'Gantt Chart'.BW27"/>
          </calcext:conditional-format>
          <calcext:conditional-format calcext:target-range-address="'Gantt Chart'.BX27:'Gantt Chart'.BX27">
            <calcext:condition calcext:apply-style-name="Today" calcext:value="formula-is([.BX$10]=TODAY())" calcext:base-cell-address="'Gantt Chart'.BX27"/>
            <calcext:condition calcext:apply-style-name="Weekend" calcext:value="formula-is(OR(WEEKDAY([.BX$10])=1;WEEKDAY([.BX$10])=7))" calcext:base-cell-address="'Gantt Chart'.BX27"/>
            <calcext:condition calcext:apply-style-name="Holiday" calcext:value="formula-is(ISNUMBER(MATCH([.BX$10];Holidays;0)))" calcext:base-cell-address="'Gantt Chart'.BX27"/>
          </calcext:conditional-format>
          <calcext:conditional-format calcext:target-range-address="'Gantt Chart'.BX27:'Gantt Chart'.BX27">
            <calcext:condition calcext:apply-style-name="Task_Completed" calcext:value="formula-is(AND([.$E27]&gt;0;[.BX$10]&gt;=[.$D27];[.BX$10]&lt;=[.$F27];WORKDAY([.$D27];[.$E27]*[.$G27];Holidays)&gt;[.BX$10]))" calcext:base-cell-address="'Gantt Chart'.BX27"/>
            <calcext:condition calcext:apply-style-name="Task_Scheduled" calcext:value="formula-is(AND([.$E27]&gt;0;[.BX$10]&gt;=[.$D27];[.BX$10]&lt;=[.$F27];WORKDAY([.$D27];[.$E27]*[.$G27];Holidays)&lt;=[.BX$10]))" calcext:base-cell-address="'Gantt Chart'.BX27"/>
            <calcext:condition calcext:apply-style-name="Milestone" calcext:value="formula-is(AND([.$D27]&gt;0;[.$F27]=&quot;&quot;;[.$D27]=[.BX$10]))" calcext:base-cell-address="'Gantt Chart'.BX27"/>
          </calcext:conditional-format>
          <calcext:conditional-format calcext:target-range-address="'Gantt Chart'.BY27:'Gantt Chart'.BY27">
            <calcext:condition calcext:apply-style-name="Today" calcext:value="formula-is([.BY$10]=TODAY())" calcext:base-cell-address="'Gantt Chart'.BY27"/>
            <calcext:condition calcext:apply-style-name="Weekend" calcext:value="formula-is(OR(WEEKDAY([.BY$10])=1;WEEKDAY([.BY$10])=7))" calcext:base-cell-address="'Gantt Chart'.BY27"/>
            <calcext:condition calcext:apply-style-name="Holiday" calcext:value="formula-is(ISNUMBER(MATCH([.BY$10];Holidays;0)))" calcext:base-cell-address="'Gantt Chart'.BY27"/>
          </calcext:conditional-format>
          <calcext:conditional-format calcext:target-range-address="'Gantt Chart'.BY27:'Gantt Chart'.BY27">
            <calcext:condition calcext:apply-style-name="Task_Completed" calcext:value="formula-is(AND([.$E27]&gt;0;[.BY$10]&gt;=[.$D27];[.BY$10]&lt;=[.$F27];WORKDAY([.$D27];[.$E27]*[.$G27];Holidays)&gt;[.BY$10]))" calcext:base-cell-address="'Gantt Chart'.BY27"/>
            <calcext:condition calcext:apply-style-name="Task_Scheduled" calcext:value="formula-is(AND([.$E27]&gt;0;[.BY$10]&gt;=[.$D27];[.BY$10]&lt;=[.$F27];WORKDAY([.$D27];[.$E27]*[.$G27];Holidays)&lt;=[.BY$10]))" calcext:base-cell-address="'Gantt Chart'.BY27"/>
            <calcext:condition calcext:apply-style-name="Milestone" calcext:value="formula-is(AND([.$D27]&gt;0;[.$F27]=&quot;&quot;;[.$D27]=[.BY$10]))" calcext:base-cell-address="'Gantt Chart'.BY27"/>
          </calcext:conditional-format>
          <calcext:conditional-format calcext:target-range-address="'Gantt Chart'.BZ27:'Gantt Chart'.BZ27">
            <calcext:condition calcext:apply-style-name="Today" calcext:value="formula-is([.BZ$10]=TODAY())" calcext:base-cell-address="'Gantt Chart'.BZ27"/>
            <calcext:condition calcext:apply-style-name="Weekend" calcext:value="formula-is(OR(WEEKDAY([.BZ$10])=1;WEEKDAY([.BZ$10])=7))" calcext:base-cell-address="'Gantt Chart'.BZ27"/>
            <calcext:condition calcext:apply-style-name="Holiday" calcext:value="formula-is(ISNUMBER(MATCH([.BZ$10];Holidays;0)))" calcext:base-cell-address="'Gantt Chart'.BZ27"/>
          </calcext:conditional-format>
          <calcext:conditional-format calcext:target-range-address="'Gantt Chart'.BZ27:'Gantt Chart'.BZ27">
            <calcext:condition calcext:apply-style-name="Task_Completed" calcext:value="formula-is(AND([.$E27]&gt;0;[.BZ$10]&gt;=[.$D27];[.BZ$10]&lt;=[.$F27];WORKDAY([.$D27];[.$E27]*[.$G27];Holidays)&gt;[.BZ$10]))" calcext:base-cell-address="'Gantt Chart'.BZ27"/>
            <calcext:condition calcext:apply-style-name="Task_Scheduled" calcext:value="formula-is(AND([.$E27]&gt;0;[.BZ$10]&gt;=[.$D27];[.BZ$10]&lt;=[.$F27];WORKDAY([.$D27];[.$E27]*[.$G27];Holidays)&lt;=[.BZ$10]))" calcext:base-cell-address="'Gantt Chart'.BZ27"/>
            <calcext:condition calcext:apply-style-name="Milestone" calcext:value="formula-is(AND([.$D27]&gt;0;[.$F27]=&quot;&quot;;[.$D27]=[.BZ$10]))" calcext:base-cell-address="'Gantt Chart'.BZ27"/>
          </calcext:conditional-format>
          <calcext:conditional-format calcext:target-range-address="'Gantt Chart'.CA27:'Gantt Chart'.CA27">
            <calcext:condition calcext:apply-style-name="Today" calcext:value="formula-is([.CA$10]=TODAY())" calcext:base-cell-address="'Gantt Chart'.CA27"/>
            <calcext:condition calcext:apply-style-name="Weekend" calcext:value="formula-is(OR(WEEKDAY([.CA$10])=1;WEEKDAY([.CA$10])=7))" calcext:base-cell-address="'Gantt Chart'.CA27"/>
            <calcext:condition calcext:apply-style-name="Holiday" calcext:value="formula-is(ISNUMBER(MATCH([.CA$10];Holidays;0)))" calcext:base-cell-address="'Gantt Chart'.CA27"/>
          </calcext:conditional-format>
          <calcext:conditional-format calcext:target-range-address="'Gantt Chart'.CA27:'Gantt Chart'.CA27">
            <calcext:condition calcext:apply-style-name="Task_Completed" calcext:value="formula-is(AND([.$E27]&gt;0;[.CA$10]&gt;=[.$D27];[.CA$10]&lt;=[.$F27];WORKDAY([.$D27];[.$E27]*[.$G27];Holidays)&gt;[.CA$10]))" calcext:base-cell-address="'Gantt Chart'.CA27"/>
            <calcext:condition calcext:apply-style-name="Task_Scheduled" calcext:value="formula-is(AND([.$E27]&gt;0;[.CA$10]&gt;=[.$D27];[.CA$10]&lt;=[.$F27];WORKDAY([.$D27];[.$E27]*[.$G27];Holidays)&lt;=[.CA$10]))" calcext:base-cell-address="'Gantt Chart'.CA27"/>
            <calcext:condition calcext:apply-style-name="Milestone" calcext:value="formula-is(AND([.$D27]&gt;0;[.$F27]=&quot;&quot;;[.$D27]=[.CA$10]))" calcext:base-cell-address="'Gantt Chart'.CA27"/>
          </calcext:conditional-format>
          <calcext:conditional-format calcext:target-range-address="'Gantt Chart'.CB27:'Gantt Chart'.CB27">
            <calcext:condition calcext:apply-style-name="Today" calcext:value="formula-is([.CB$10]=TODAY())" calcext:base-cell-address="'Gantt Chart'.CB27"/>
            <calcext:condition calcext:apply-style-name="Weekend" calcext:value="formula-is(OR(WEEKDAY([.CB$10])=1;WEEKDAY([.CB$10])=7))" calcext:base-cell-address="'Gantt Chart'.CB27"/>
            <calcext:condition calcext:apply-style-name="Holiday" calcext:value="formula-is(ISNUMBER(MATCH([.CB$10];Holidays;0)))" calcext:base-cell-address="'Gantt Chart'.CB27"/>
          </calcext:conditional-format>
          <calcext:conditional-format calcext:target-range-address="'Gantt Chart'.CB27:'Gantt Chart'.CB27">
            <calcext:condition calcext:apply-style-name="Task_Completed" calcext:value="formula-is(AND([.$E27]&gt;0;[.CB$10]&gt;=[.$D27];[.CB$10]&lt;=[.$F27];WORKDAY([.$D27];[.$E27]*[.$G27];Holidays)&gt;[.CB$10]))" calcext:base-cell-address="'Gantt Chart'.CB27"/>
            <calcext:condition calcext:apply-style-name="Task_Scheduled" calcext:value="formula-is(AND([.$E27]&gt;0;[.CB$10]&gt;=[.$D27];[.CB$10]&lt;=[.$F27];WORKDAY([.$D27];[.$E27]*[.$G27];Holidays)&lt;=[.CB$10]))" calcext:base-cell-address="'Gantt Chart'.CB27"/>
            <calcext:condition calcext:apply-style-name="Milestone" calcext:value="formula-is(AND([.$D27]&gt;0;[.$F27]=&quot;&quot;;[.$D27]=[.CB$10]))" calcext:base-cell-address="'Gantt Chart'.CB27"/>
          </calcext:conditional-format>
          <calcext:conditional-format calcext:target-range-address="'Gantt Chart'.CC27:'Gantt Chart'.CC27">
            <calcext:condition calcext:apply-style-name="Today" calcext:value="formula-is([.CC$10]=TODAY())" calcext:base-cell-address="'Gantt Chart'.CC27"/>
            <calcext:condition calcext:apply-style-name="Weekend" calcext:value="formula-is(OR(WEEKDAY([.CC$10])=1;WEEKDAY([.CC$10])=7))" calcext:base-cell-address="'Gantt Chart'.CC27"/>
            <calcext:condition calcext:apply-style-name="Holiday" calcext:value="formula-is(ISNUMBER(MATCH([.CC$10];Holidays;0)))" calcext:base-cell-address="'Gantt Chart'.CC27"/>
          </calcext:conditional-format>
          <calcext:conditional-format calcext:target-range-address="'Gantt Chart'.CC27:'Gantt Chart'.CC27">
            <calcext:condition calcext:apply-style-name="Task_Completed" calcext:value="formula-is(AND([.$E27]&gt;0;[.CC$10]&gt;=[.$D27];[.CC$10]&lt;=[.$F27];WORKDAY([.$D27];[.$E27]*[.$G27];Holidays)&gt;[.CC$10]))" calcext:base-cell-address="'Gantt Chart'.CC27"/>
            <calcext:condition calcext:apply-style-name="Task_Scheduled" calcext:value="formula-is(AND([.$E27]&gt;0;[.CC$10]&gt;=[.$D27];[.CC$10]&lt;=[.$F27];WORKDAY([.$D27];[.$E27]*[.$G27];Holidays)&lt;=[.CC$10]))" calcext:base-cell-address="'Gantt Chart'.CC27"/>
            <calcext:condition calcext:apply-style-name="Milestone" calcext:value="formula-is(AND([.$D27]&gt;0;[.$F27]=&quot;&quot;;[.$D27]=[.CC$10]))" calcext:base-cell-address="'Gantt Chart'.CC27"/>
          </calcext:conditional-format>
          <calcext:conditional-format calcext:target-range-address="'Gantt Chart'.CD27:'Gantt Chart'.CD27">
            <calcext:condition calcext:apply-style-name="Today" calcext:value="formula-is([.CD$10]=TODAY())" calcext:base-cell-address="'Gantt Chart'.CD27"/>
            <calcext:condition calcext:apply-style-name="Weekend" calcext:value="formula-is(OR(WEEKDAY([.CD$10])=1;WEEKDAY([.CD$10])=7))" calcext:base-cell-address="'Gantt Chart'.CD27"/>
            <calcext:condition calcext:apply-style-name="Holiday" calcext:value="formula-is(ISNUMBER(MATCH([.CD$10];Holidays;0)))" calcext:base-cell-address="'Gantt Chart'.CD27"/>
          </calcext:conditional-format>
          <calcext:conditional-format calcext:target-range-address="'Gantt Chart'.CD27:'Gantt Chart'.CD27">
            <calcext:condition calcext:apply-style-name="Task_Completed" calcext:value="formula-is(AND([.$E27]&gt;0;[.CD$10]&gt;=[.$D27];[.CD$10]&lt;=[.$F27];WORKDAY([.$D27];[.$E27]*[.$G27];Holidays)&gt;[.CD$10]))" calcext:base-cell-address="'Gantt Chart'.CD27"/>
            <calcext:condition calcext:apply-style-name="Task_Scheduled" calcext:value="formula-is(AND([.$E27]&gt;0;[.CD$10]&gt;=[.$D27];[.CD$10]&lt;=[.$F27];WORKDAY([.$D27];[.$E27]*[.$G27];Holidays)&lt;=[.CD$10]))" calcext:base-cell-address="'Gantt Chart'.CD27"/>
            <calcext:condition calcext:apply-style-name="Milestone" calcext:value="formula-is(AND([.$D27]&gt;0;[.$F27]=&quot;&quot;;[.$D27]=[.CD$10]))" calcext:base-cell-address="'Gantt Chart'.CD27"/>
          </calcext:conditional-format>
          <calcext:conditional-format calcext:target-range-address="'Gantt Chart'.CE27:'Gantt Chart'.CE27">
            <calcext:condition calcext:apply-style-name="Today" calcext:value="formula-is([.CE$10]=TODAY())" calcext:base-cell-address="'Gantt Chart'.CE27"/>
            <calcext:condition calcext:apply-style-name="Weekend" calcext:value="formula-is(OR(WEEKDAY([.CE$10])=1;WEEKDAY([.CE$10])=7))" calcext:base-cell-address="'Gantt Chart'.CE27"/>
            <calcext:condition calcext:apply-style-name="Holiday" calcext:value="formula-is(ISNUMBER(MATCH([.CE$10];Holidays;0)))" calcext:base-cell-address="'Gantt Chart'.CE27"/>
          </calcext:conditional-format>
          <calcext:conditional-format calcext:target-range-address="'Gantt Chart'.CE27:'Gantt Chart'.CE27">
            <calcext:condition calcext:apply-style-name="Task_Completed" calcext:value="formula-is(AND([.$E27]&gt;0;[.CE$10]&gt;=[.$D27];[.CE$10]&lt;=[.$F27];WORKDAY([.$D27];[.$E27]*[.$G27];Holidays)&gt;[.CE$10]))" calcext:base-cell-address="'Gantt Chart'.CE27"/>
            <calcext:condition calcext:apply-style-name="Task_Scheduled" calcext:value="formula-is(AND([.$E27]&gt;0;[.CE$10]&gt;=[.$D27];[.CE$10]&lt;=[.$F27];WORKDAY([.$D27];[.$E27]*[.$G27];Holidays)&lt;=[.CE$10]))" calcext:base-cell-address="'Gantt Chart'.CE27"/>
            <calcext:condition calcext:apply-style-name="Milestone" calcext:value="formula-is(AND([.$D27]&gt;0;[.$F27]=&quot;&quot;;[.$D27]=[.CE$10]))" calcext:base-cell-address="'Gantt Chart'.CE27"/>
          </calcext:conditional-format>
          <calcext:conditional-format calcext:target-range-address="'Gantt Chart'.CF27:'Gantt Chart'.CF27">
            <calcext:condition calcext:apply-style-name="Today" calcext:value="formula-is([.CF$10]=TODAY())" calcext:base-cell-address="'Gantt Chart'.CF27"/>
            <calcext:condition calcext:apply-style-name="Weekend" calcext:value="formula-is(OR(WEEKDAY([.CF$10])=1;WEEKDAY([.CF$10])=7))" calcext:base-cell-address="'Gantt Chart'.CF27"/>
            <calcext:condition calcext:apply-style-name="Holiday" calcext:value="formula-is(ISNUMBER(MATCH([.CF$10];Holidays;0)))" calcext:base-cell-address="'Gantt Chart'.CF27"/>
          </calcext:conditional-format>
          <calcext:conditional-format calcext:target-range-address="'Gantt Chart'.CF27:'Gantt Chart'.CF27">
            <calcext:condition calcext:apply-style-name="Task_Completed" calcext:value="formula-is(AND([.$E27]&gt;0;[.CF$10]&gt;=[.$D27];[.CF$10]&lt;=[.$F27];WORKDAY([.$D27];[.$E27]*[.$G27];Holidays)&gt;[.CF$10]))" calcext:base-cell-address="'Gantt Chart'.CF27"/>
            <calcext:condition calcext:apply-style-name="Task_Scheduled" calcext:value="formula-is(AND([.$E27]&gt;0;[.CF$10]&gt;=[.$D27];[.CF$10]&lt;=[.$F27];WORKDAY([.$D27];[.$E27]*[.$G27];Holidays)&lt;=[.CF$10]))" calcext:base-cell-address="'Gantt Chart'.CF27"/>
            <calcext:condition calcext:apply-style-name="Milestone" calcext:value="formula-is(AND([.$D27]&gt;0;[.$F27]=&quot;&quot;;[.$D27]=[.CF$10]))" calcext:base-cell-address="'Gantt Chart'.CF27"/>
          </calcext:conditional-format>
          <calcext:conditional-format calcext:target-range-address="'Gantt Chart'.CG27:'Gantt Chart'.CG27">
            <calcext:condition calcext:apply-style-name="Today" calcext:value="formula-is([.CG$10]=TODAY())" calcext:base-cell-address="'Gantt Chart'.CG27"/>
            <calcext:condition calcext:apply-style-name="Weekend" calcext:value="formula-is(OR(WEEKDAY([.CG$10])=1;WEEKDAY([.CG$10])=7))" calcext:base-cell-address="'Gantt Chart'.CG27"/>
            <calcext:condition calcext:apply-style-name="Holiday" calcext:value="formula-is(ISNUMBER(MATCH([.CG$10];Holidays;0)))" calcext:base-cell-address="'Gantt Chart'.CG27"/>
          </calcext:conditional-format>
          <calcext:conditional-format calcext:target-range-address="'Gantt Chart'.CG27:'Gantt Chart'.CG27">
            <calcext:condition calcext:apply-style-name="Task_Completed" calcext:value="formula-is(AND([.$E27]&gt;0;[.CG$10]&gt;=[.$D27];[.CG$10]&lt;=[.$F27];WORKDAY([.$D27];[.$E27]*[.$G27];Holidays)&gt;[.CG$10]))" calcext:base-cell-address="'Gantt Chart'.CG27"/>
            <calcext:condition calcext:apply-style-name="Task_Scheduled" calcext:value="formula-is(AND([.$E27]&gt;0;[.CG$10]&gt;=[.$D27];[.CG$10]&lt;=[.$F27];WORKDAY([.$D27];[.$E27]*[.$G27];Holidays)&lt;=[.CG$10]))" calcext:base-cell-address="'Gantt Chart'.CG27"/>
            <calcext:condition calcext:apply-style-name="Milestone" calcext:value="formula-is(AND([.$D27]&gt;0;[.$F27]=&quot;&quot;;[.$D27]=[.CG$10]))" calcext:base-cell-address="'Gantt Chart'.CG27"/>
          </calcext:conditional-format>
          <calcext:conditional-format calcext:target-range-address="'Gantt Chart'.CH27:'Gantt Chart'.CH27">
            <calcext:condition calcext:apply-style-name="Today" calcext:value="formula-is([.CH$10]=TODAY())" calcext:base-cell-address="'Gantt Chart'.CH27"/>
            <calcext:condition calcext:apply-style-name="Weekend" calcext:value="formula-is(OR(WEEKDAY([.CH$10])=1;WEEKDAY([.CH$10])=7))" calcext:base-cell-address="'Gantt Chart'.CH27"/>
            <calcext:condition calcext:apply-style-name="Holiday" calcext:value="formula-is(ISNUMBER(MATCH([.CH$10];Holidays;0)))" calcext:base-cell-address="'Gantt Chart'.CH27"/>
          </calcext:conditional-format>
          <calcext:conditional-format calcext:target-range-address="'Gantt Chart'.CH27:'Gantt Chart'.CH27">
            <calcext:condition calcext:apply-style-name="Task_Completed" calcext:value="formula-is(AND([.$E27]&gt;0;[.CH$10]&gt;=[.$D27];[.CH$10]&lt;=[.$F27];WORKDAY([.$D27];[.$E27]*[.$G27];Holidays)&gt;[.CH$10]))" calcext:base-cell-address="'Gantt Chart'.CH27"/>
            <calcext:condition calcext:apply-style-name="Task_Scheduled" calcext:value="formula-is(AND([.$E27]&gt;0;[.CH$10]&gt;=[.$D27];[.CH$10]&lt;=[.$F27];WORKDAY([.$D27];[.$E27]*[.$G27];Holidays)&lt;=[.CH$10]))" calcext:base-cell-address="'Gantt Chart'.CH27"/>
            <calcext:condition calcext:apply-style-name="Milestone" calcext:value="formula-is(AND([.$D27]&gt;0;[.$F27]=&quot;&quot;;[.$D27]=[.CH$10]))" calcext:base-cell-address="'Gantt Chart'.CH27"/>
          </calcext:conditional-format>
          <calcext:conditional-format calcext:target-range-address="'Gantt Chart'.CI27:'Gantt Chart'.CI27">
            <calcext:condition calcext:apply-style-name="Today" calcext:value="formula-is([.CI$10]=TODAY())" calcext:base-cell-address="'Gantt Chart'.CI27"/>
            <calcext:condition calcext:apply-style-name="Weekend" calcext:value="formula-is(OR(WEEKDAY([.CI$10])=1;WEEKDAY([.CI$10])=7))" calcext:base-cell-address="'Gantt Chart'.CI27"/>
            <calcext:condition calcext:apply-style-name="Holiday" calcext:value="formula-is(ISNUMBER(MATCH([.CI$10];Holidays;0)))" calcext:base-cell-address="'Gantt Chart'.CI27"/>
          </calcext:conditional-format>
          <calcext:conditional-format calcext:target-range-address="'Gantt Chart'.CI27:'Gantt Chart'.CI27">
            <calcext:condition calcext:apply-style-name="Task_Completed" calcext:value="formula-is(AND([.$E27]&gt;0;[.CI$10]&gt;=[.$D27];[.CI$10]&lt;=[.$F27];WORKDAY([.$D27];[.$E27]*[.$G27];Holidays)&gt;[.CI$10]))" calcext:base-cell-address="'Gantt Chart'.CI27"/>
            <calcext:condition calcext:apply-style-name="Task_Scheduled" calcext:value="formula-is(AND([.$E27]&gt;0;[.CI$10]&gt;=[.$D27];[.CI$10]&lt;=[.$F27];WORKDAY([.$D27];[.$E27]*[.$G27];Holidays)&lt;=[.CI$10]))" calcext:base-cell-address="'Gantt Chart'.CI27"/>
            <calcext:condition calcext:apply-style-name="Milestone" calcext:value="formula-is(AND([.$D27]&gt;0;[.$F27]=&quot;&quot;;[.$D27]=[.CI$10]))" calcext:base-cell-address="'Gantt Chart'.CI27"/>
          </calcext:conditional-format>
          <calcext:conditional-format calcext:target-range-address="'Gantt Chart'.CJ27:'Gantt Chart'.CJ27">
            <calcext:condition calcext:apply-style-name="Today" calcext:value="formula-is([.CJ$10]=TODAY())" calcext:base-cell-address="'Gantt Chart'.CJ27"/>
            <calcext:condition calcext:apply-style-name="Weekend" calcext:value="formula-is(OR(WEEKDAY([.CJ$10])=1;WEEKDAY([.CJ$10])=7))" calcext:base-cell-address="'Gantt Chart'.CJ27"/>
            <calcext:condition calcext:apply-style-name="Holiday" calcext:value="formula-is(ISNUMBER(MATCH([.CJ$10];Holidays;0)))" calcext:base-cell-address="'Gantt Chart'.CJ27"/>
          </calcext:conditional-format>
          <calcext:conditional-format calcext:target-range-address="'Gantt Chart'.CJ27:'Gantt Chart'.CJ27">
            <calcext:condition calcext:apply-style-name="Task_Completed" calcext:value="formula-is(AND([.$E27]&gt;0;[.CJ$10]&gt;=[.$D27];[.CJ$10]&lt;=[.$F27];WORKDAY([.$D27];[.$E27]*[.$G27];Holidays)&gt;[.CJ$10]))" calcext:base-cell-address="'Gantt Chart'.CJ27"/>
            <calcext:condition calcext:apply-style-name="Task_Scheduled" calcext:value="formula-is(AND([.$E27]&gt;0;[.CJ$10]&gt;=[.$D27];[.CJ$10]&lt;=[.$F27];WORKDAY([.$D27];[.$E27]*[.$G27];Holidays)&lt;=[.CJ$10]))" calcext:base-cell-address="'Gantt Chart'.CJ27"/>
            <calcext:condition calcext:apply-style-name="Milestone" calcext:value="formula-is(AND([.$D27]&gt;0;[.$F27]=&quot;&quot;;[.$D27]=[.CJ$10]))" calcext:base-cell-address="'Gantt Chart'.CJ27"/>
          </calcext:conditional-format>
          <calcext:conditional-format calcext:target-range-address="'Gantt Chart'.CK27:'Gantt Chart'.CK27">
            <calcext:condition calcext:apply-style-name="Today" calcext:value="formula-is([.CK$10]=TODAY())" calcext:base-cell-address="'Gantt Chart'.CK27"/>
            <calcext:condition calcext:apply-style-name="Weekend" calcext:value="formula-is(OR(WEEKDAY([.CK$10])=1;WEEKDAY([.CK$10])=7))" calcext:base-cell-address="'Gantt Chart'.CK27"/>
            <calcext:condition calcext:apply-style-name="Holiday" calcext:value="formula-is(ISNUMBER(MATCH([.CK$10];Holidays;0)))" calcext:base-cell-address="'Gantt Chart'.CK27"/>
          </calcext:conditional-format>
          <calcext:conditional-format calcext:target-range-address="'Gantt Chart'.CK27:'Gantt Chart'.CK27">
            <calcext:condition calcext:apply-style-name="Task_Completed" calcext:value="formula-is(AND([.$E27]&gt;0;[.CK$10]&gt;=[.$D27];[.CK$10]&lt;=[.$F27];WORKDAY([.$D27];[.$E27]*[.$G27];Holidays)&gt;[.CK$10]))" calcext:base-cell-address="'Gantt Chart'.CK27"/>
            <calcext:condition calcext:apply-style-name="Task_Scheduled" calcext:value="formula-is(AND([.$E27]&gt;0;[.CK$10]&gt;=[.$D27];[.CK$10]&lt;=[.$F27];WORKDAY([.$D27];[.$E27]*[.$G27];Holidays)&lt;=[.CK$10]))" calcext:base-cell-address="'Gantt Chart'.CK27"/>
            <calcext:condition calcext:apply-style-name="Milestone" calcext:value="formula-is(AND([.$D27]&gt;0;[.$F27]=&quot;&quot;;[.$D27]=[.CK$10]))" calcext:base-cell-address="'Gantt Chart'.CK27"/>
          </calcext:conditional-format>
          <calcext:conditional-format calcext:target-range-address="'Gantt Chart'.CL27:'Gantt Chart'.CL27">
            <calcext:condition calcext:apply-style-name="Today" calcext:value="formula-is([.CL$10]=TODAY())" calcext:base-cell-address="'Gantt Chart'.CL27"/>
            <calcext:condition calcext:apply-style-name="Weekend" calcext:value="formula-is(OR(WEEKDAY([.CL$10])=1;WEEKDAY([.CL$10])=7))" calcext:base-cell-address="'Gantt Chart'.CL27"/>
            <calcext:condition calcext:apply-style-name="Holiday" calcext:value="formula-is(ISNUMBER(MATCH([.CL$10];Holidays;0)))" calcext:base-cell-address="'Gantt Chart'.CL27"/>
          </calcext:conditional-format>
          <calcext:conditional-format calcext:target-range-address="'Gantt Chart'.CL27:'Gantt Chart'.CL27">
            <calcext:condition calcext:apply-style-name="Task_Completed" calcext:value="formula-is(AND([.$E27]&gt;0;[.CL$10]&gt;=[.$D27];[.CL$10]&lt;=[.$F27];WORKDAY([.$D27];[.$E27]*[.$G27];Holidays)&gt;[.CL$10]))" calcext:base-cell-address="'Gantt Chart'.CL27"/>
            <calcext:condition calcext:apply-style-name="Task_Scheduled" calcext:value="formula-is(AND([.$E27]&gt;0;[.CL$10]&gt;=[.$D27];[.CL$10]&lt;=[.$F27];WORKDAY([.$D27];[.$E27]*[.$G27];Holidays)&lt;=[.CL$10]))" calcext:base-cell-address="'Gantt Chart'.CL27"/>
            <calcext:condition calcext:apply-style-name="Milestone" calcext:value="formula-is(AND([.$D27]&gt;0;[.$F27]=&quot;&quot;;[.$D27]=[.CL$10]))" calcext:base-cell-address="'Gantt Chart'.CL27"/>
          </calcext:conditional-format>
          <calcext:conditional-format calcext:target-range-address="'Gantt Chart'.CM27:'Gantt Chart'.CM27">
            <calcext:condition calcext:apply-style-name="Today" calcext:value="formula-is([.CM$10]=TODAY())" calcext:base-cell-address="'Gantt Chart'.CM27"/>
            <calcext:condition calcext:apply-style-name="Weekend" calcext:value="formula-is(OR(WEEKDAY([.CM$10])=1;WEEKDAY([.CM$10])=7))" calcext:base-cell-address="'Gantt Chart'.CM27"/>
            <calcext:condition calcext:apply-style-name="Holiday" calcext:value="formula-is(ISNUMBER(MATCH([.CM$10];Holidays;0)))" calcext:base-cell-address="'Gantt Chart'.CM27"/>
          </calcext:conditional-format>
          <calcext:conditional-format calcext:target-range-address="'Gantt Chart'.CM27:'Gantt Chart'.CM27">
            <calcext:condition calcext:apply-style-name="Task_Completed" calcext:value="formula-is(AND([.$E27]&gt;0;[.CM$10]&gt;=[.$D27];[.CM$10]&lt;=[.$F27];WORKDAY([.$D27];[.$E27]*[.$G27];Holidays)&gt;[.CM$10]))" calcext:base-cell-address="'Gantt Chart'.CM27"/>
            <calcext:condition calcext:apply-style-name="Task_Scheduled" calcext:value="formula-is(AND([.$E27]&gt;0;[.CM$10]&gt;=[.$D27];[.CM$10]&lt;=[.$F27];WORKDAY([.$D27];[.$E27]*[.$G27];Holidays)&lt;=[.CM$10]))" calcext:base-cell-address="'Gantt Chart'.CM27"/>
            <calcext:condition calcext:apply-style-name="Milestone" calcext:value="formula-is(AND([.$D27]&gt;0;[.$F27]=&quot;&quot;;[.$D27]=[.CM$10]))" calcext:base-cell-address="'Gantt Chart'.CM27"/>
          </calcext:conditional-format>
          <calcext:conditional-format calcext:target-range-address="'Gantt Chart'.CN27:'Gantt Chart'.CN27">
            <calcext:condition calcext:apply-style-name="Today" calcext:value="formula-is([.CN$10]=TODAY())" calcext:base-cell-address="'Gantt Chart'.CN27"/>
            <calcext:condition calcext:apply-style-name="Weekend" calcext:value="formula-is(OR(WEEKDAY([.CN$10])=1;WEEKDAY([.CN$10])=7))" calcext:base-cell-address="'Gantt Chart'.CN27"/>
            <calcext:condition calcext:apply-style-name="Holiday" calcext:value="formula-is(ISNUMBER(MATCH([.CN$10];Holidays;0)))" calcext:base-cell-address="'Gantt Chart'.CN27"/>
          </calcext:conditional-format>
          <calcext:conditional-format calcext:target-range-address="'Gantt Chart'.CN27:'Gantt Chart'.CN27">
            <calcext:condition calcext:apply-style-name="Task_Completed" calcext:value="formula-is(AND([.$E27]&gt;0;[.CN$10]&gt;=[.$D27];[.CN$10]&lt;=[.$F27];WORKDAY([.$D27];[.$E27]*[.$G27];Holidays)&gt;[.CN$10]))" calcext:base-cell-address="'Gantt Chart'.CN27"/>
            <calcext:condition calcext:apply-style-name="Task_Scheduled" calcext:value="formula-is(AND([.$E27]&gt;0;[.CN$10]&gt;=[.$D27];[.CN$10]&lt;=[.$F27];WORKDAY([.$D27];[.$E27]*[.$G27];Holidays)&lt;=[.CN$10]))" calcext:base-cell-address="'Gantt Chart'.CN27"/>
            <calcext:condition calcext:apply-style-name="Milestone" calcext:value="formula-is(AND([.$D27]&gt;0;[.$F27]=&quot;&quot;;[.$D27]=[.CN$10]))" calcext:base-cell-address="'Gantt Chart'.CN27"/>
          </calcext:conditional-format>
          <calcext:conditional-format calcext:target-range-address="'Gantt Chart'.CO27:'Gantt Chart'.CO27">
            <calcext:condition calcext:apply-style-name="Today" calcext:value="formula-is([.CO$10]=TODAY())" calcext:base-cell-address="'Gantt Chart'.CO27"/>
            <calcext:condition calcext:apply-style-name="Weekend" calcext:value="formula-is(OR(WEEKDAY([.CO$10])=1;WEEKDAY([.CO$10])=7))" calcext:base-cell-address="'Gantt Chart'.CO27"/>
            <calcext:condition calcext:apply-style-name="Holiday" calcext:value="formula-is(ISNUMBER(MATCH([.CO$10];Holidays;0)))" calcext:base-cell-address="'Gantt Chart'.CO27"/>
          </calcext:conditional-format>
          <calcext:conditional-format calcext:target-range-address="'Gantt Chart'.CO27:'Gantt Chart'.CO27">
            <calcext:condition calcext:apply-style-name="Task_Completed" calcext:value="formula-is(AND([.$E27]&gt;0;[.CO$10]&gt;=[.$D27];[.CO$10]&lt;=[.$F27];WORKDAY([.$D27];[.$E27]*[.$G27];Holidays)&gt;[.CO$10]))" calcext:base-cell-address="'Gantt Chart'.CO27"/>
            <calcext:condition calcext:apply-style-name="Task_Scheduled" calcext:value="formula-is(AND([.$E27]&gt;0;[.CO$10]&gt;=[.$D27];[.CO$10]&lt;=[.$F27];WORKDAY([.$D27];[.$E27]*[.$G27];Holidays)&lt;=[.CO$10]))" calcext:base-cell-address="'Gantt Chart'.CO27"/>
            <calcext:condition calcext:apply-style-name="Milestone" calcext:value="formula-is(AND([.$D27]&gt;0;[.$F27]=&quot;&quot;;[.$D27]=[.CO$10]))" calcext:base-cell-address="'Gantt Chart'.CO27"/>
          </calcext:conditional-format>
          <calcext:conditional-format calcext:target-range-address="'Gantt Chart'.CP27:'Gantt Chart'.CP27">
            <calcext:condition calcext:apply-style-name="Today" calcext:value="formula-is([.CP$10]=TODAY())" calcext:base-cell-address="'Gantt Chart'.CP27"/>
            <calcext:condition calcext:apply-style-name="Weekend" calcext:value="formula-is(OR(WEEKDAY([.CP$10])=1;WEEKDAY([.CP$10])=7))" calcext:base-cell-address="'Gantt Chart'.CP27"/>
            <calcext:condition calcext:apply-style-name="Holiday" calcext:value="formula-is(ISNUMBER(MATCH([.CP$10];Holidays;0)))" calcext:base-cell-address="'Gantt Chart'.CP27"/>
          </calcext:conditional-format>
          <calcext:conditional-format calcext:target-range-address="'Gantt Chart'.CP27:'Gantt Chart'.CP27">
            <calcext:condition calcext:apply-style-name="Task_Completed" calcext:value="formula-is(AND([.$E27]&gt;0;[.CP$10]&gt;=[.$D27];[.CP$10]&lt;=[.$F27];WORKDAY([.$D27];[.$E27]*[.$G27];Holidays)&gt;[.CP$10]))" calcext:base-cell-address="'Gantt Chart'.CP27"/>
            <calcext:condition calcext:apply-style-name="Task_Scheduled" calcext:value="formula-is(AND([.$E27]&gt;0;[.CP$10]&gt;=[.$D27];[.CP$10]&lt;=[.$F27];WORKDAY([.$D27];[.$E27]*[.$G27];Holidays)&lt;=[.CP$10]))" calcext:base-cell-address="'Gantt Chart'.CP27"/>
            <calcext:condition calcext:apply-style-name="Milestone" calcext:value="formula-is(AND([.$D27]&gt;0;[.$F27]=&quot;&quot;;[.$D27]=[.CP$10]))" calcext:base-cell-address="'Gantt Chart'.CP27"/>
          </calcext:conditional-format>
          <calcext:conditional-format calcext:target-range-address="'Gantt Chart'.CQ27:'Gantt Chart'.CQ27">
            <calcext:condition calcext:apply-style-name="Today" calcext:value="formula-is([.CQ$10]=TODAY())" calcext:base-cell-address="'Gantt Chart'.CQ27"/>
            <calcext:condition calcext:apply-style-name="Weekend" calcext:value="formula-is(OR(WEEKDAY([.CQ$10])=1;WEEKDAY([.CQ$10])=7))" calcext:base-cell-address="'Gantt Chart'.CQ27"/>
            <calcext:condition calcext:apply-style-name="Holiday" calcext:value="formula-is(ISNUMBER(MATCH([.CQ$10];Holidays;0)))" calcext:base-cell-address="'Gantt Chart'.CQ27"/>
          </calcext:conditional-format>
          <calcext:conditional-format calcext:target-range-address="'Gantt Chart'.CQ27:'Gantt Chart'.CQ27">
            <calcext:condition calcext:apply-style-name="Task_Completed" calcext:value="formula-is(AND([.$E27]&gt;0;[.CQ$10]&gt;=[.$D27];[.CQ$10]&lt;=[.$F27];WORKDAY([.$D27];[.$E27]*[.$G27];Holidays)&gt;[.CQ$10]))" calcext:base-cell-address="'Gantt Chart'.CQ27"/>
            <calcext:condition calcext:apply-style-name="Task_Scheduled" calcext:value="formula-is(AND([.$E27]&gt;0;[.CQ$10]&gt;=[.$D27];[.CQ$10]&lt;=[.$F27];WORKDAY([.$D27];[.$E27]*[.$G27];Holidays)&lt;=[.CQ$10]))" calcext:base-cell-address="'Gantt Chart'.CQ27"/>
            <calcext:condition calcext:apply-style-name="Milestone" calcext:value="formula-is(AND([.$D27]&gt;0;[.$F27]=&quot;&quot;;[.$D27]=[.CQ$10]))" calcext:base-cell-address="'Gantt Chart'.CQ27"/>
          </calcext:conditional-format>
          <calcext:conditional-format calcext:target-range-address="'Gantt Chart'.CR27:'Gantt Chart'.CR27">
            <calcext:condition calcext:apply-style-name="Today" calcext:value="formula-is([.CR$10]=TODAY())" calcext:base-cell-address="'Gantt Chart'.CR27"/>
            <calcext:condition calcext:apply-style-name="Weekend" calcext:value="formula-is(OR(WEEKDAY([.CR$10])=1;WEEKDAY([.CR$10])=7))" calcext:base-cell-address="'Gantt Chart'.CR27"/>
            <calcext:condition calcext:apply-style-name="Holiday" calcext:value="formula-is(ISNUMBER(MATCH([.CR$10];Holidays;0)))" calcext:base-cell-address="'Gantt Chart'.CR27"/>
          </calcext:conditional-format>
          <calcext:conditional-format calcext:target-range-address="'Gantt Chart'.CR27:'Gantt Chart'.CR27">
            <calcext:condition calcext:apply-style-name="Task_Completed" calcext:value="formula-is(AND([.$E27]&gt;0;[.CR$10]&gt;=[.$D27];[.CR$10]&lt;=[.$F27];WORKDAY([.$D27];[.$E27]*[.$G27];Holidays)&gt;[.CR$10]))" calcext:base-cell-address="'Gantt Chart'.CR27"/>
            <calcext:condition calcext:apply-style-name="Task_Scheduled" calcext:value="formula-is(AND([.$E27]&gt;0;[.CR$10]&gt;=[.$D27];[.CR$10]&lt;=[.$F27];WORKDAY([.$D27];[.$E27]*[.$G27];Holidays)&lt;=[.CR$10]))" calcext:base-cell-address="'Gantt Chart'.CR27"/>
            <calcext:condition calcext:apply-style-name="Milestone" calcext:value="formula-is(AND([.$D27]&gt;0;[.$F27]=&quot;&quot;;[.$D27]=[.CR$10]))" calcext:base-cell-address="'Gantt Chart'.CR27"/>
          </calcext:conditional-format>
          <calcext:conditional-format calcext:target-range-address="'Gantt Chart'.CS27:'Gantt Chart'.CS27">
            <calcext:condition calcext:apply-style-name="Today" calcext:value="formula-is([.CS$10]=TODAY())" calcext:base-cell-address="'Gantt Chart'.CS27"/>
            <calcext:condition calcext:apply-style-name="Weekend" calcext:value="formula-is(OR(WEEKDAY([.CS$10])=1;WEEKDAY([.CS$10])=7))" calcext:base-cell-address="'Gantt Chart'.CS27"/>
            <calcext:condition calcext:apply-style-name="Holiday" calcext:value="formula-is(ISNUMBER(MATCH([.CS$10];Holidays;0)))" calcext:base-cell-address="'Gantt Chart'.CS27"/>
          </calcext:conditional-format>
          <calcext:conditional-format calcext:target-range-address="'Gantt Chart'.CS27:'Gantt Chart'.CS27">
            <calcext:condition calcext:apply-style-name="Task_Completed" calcext:value="formula-is(AND([.$E27]&gt;0;[.CS$10]&gt;=[.$D27];[.CS$10]&lt;=[.$F27];WORKDAY([.$D27];[.$E27]*[.$G27];Holidays)&gt;[.CS$10]))" calcext:base-cell-address="'Gantt Chart'.CS27"/>
            <calcext:condition calcext:apply-style-name="Task_Scheduled" calcext:value="formula-is(AND([.$E27]&gt;0;[.CS$10]&gt;=[.$D27];[.CS$10]&lt;=[.$F27];WORKDAY([.$D27];[.$E27]*[.$G27];Holidays)&lt;=[.CS$10]))" calcext:base-cell-address="'Gantt Chart'.CS27"/>
            <calcext:condition calcext:apply-style-name="Milestone" calcext:value="formula-is(AND([.$D27]&gt;0;[.$F27]=&quot;&quot;;[.$D27]=[.CS$10]))" calcext:base-cell-address="'Gantt Chart'.CS27"/>
          </calcext:conditional-format>
          <calcext:conditional-format calcext:target-range-address="'Gantt Chart'.CT27:'Gantt Chart'.CT27">
            <calcext:condition calcext:apply-style-name="Today" calcext:value="formula-is([.CT$10]=TODAY())" calcext:base-cell-address="'Gantt Chart'.CT27"/>
            <calcext:condition calcext:apply-style-name="Weekend" calcext:value="formula-is(OR(WEEKDAY([.CT$10])=1;WEEKDAY([.CT$10])=7))" calcext:base-cell-address="'Gantt Chart'.CT27"/>
            <calcext:condition calcext:apply-style-name="Holiday" calcext:value="formula-is(ISNUMBER(MATCH([.CT$10];Holidays;0)))" calcext:base-cell-address="'Gantt Chart'.CT27"/>
          </calcext:conditional-format>
          <calcext:conditional-format calcext:target-range-address="'Gantt Chart'.CT27:'Gantt Chart'.CT27">
            <calcext:condition calcext:apply-style-name="Task_Completed" calcext:value="formula-is(AND([.$E27]&gt;0;[.CT$10]&gt;=[.$D27];[.CT$10]&lt;=[.$F27];WORKDAY([.$D27];[.$E27]*[.$G27];Holidays)&gt;[.CT$10]))" calcext:base-cell-address="'Gantt Chart'.CT27"/>
            <calcext:condition calcext:apply-style-name="Task_Scheduled" calcext:value="formula-is(AND([.$E27]&gt;0;[.CT$10]&gt;=[.$D27];[.CT$10]&lt;=[.$F27];WORKDAY([.$D27];[.$E27]*[.$G27];Holidays)&lt;=[.CT$10]))" calcext:base-cell-address="'Gantt Chart'.CT27"/>
            <calcext:condition calcext:apply-style-name="Milestone" calcext:value="formula-is(AND([.$D27]&gt;0;[.$F27]=&quot;&quot;;[.$D27]=[.CT$10]))" calcext:base-cell-address="'Gantt Chart'.CT27"/>
          </calcext:conditional-format>
          <calcext:conditional-format calcext:target-range-address="'Gantt Chart'.CU27:'Gantt Chart'.CU27">
            <calcext:condition calcext:apply-style-name="Today" calcext:value="formula-is([.CU$10]=TODAY())" calcext:base-cell-address="'Gantt Chart'.CU27"/>
            <calcext:condition calcext:apply-style-name="Weekend" calcext:value="formula-is(OR(WEEKDAY([.CU$10])=1;WEEKDAY([.CU$10])=7))" calcext:base-cell-address="'Gantt Chart'.CU27"/>
            <calcext:condition calcext:apply-style-name="Holiday" calcext:value="formula-is(ISNUMBER(MATCH([.CU$10];Holidays;0)))" calcext:base-cell-address="'Gantt Chart'.CU27"/>
          </calcext:conditional-format>
          <calcext:conditional-format calcext:target-range-address="'Gantt Chart'.CU27:'Gantt Chart'.CU27">
            <calcext:condition calcext:apply-style-name="Task_Completed" calcext:value="formula-is(AND([.$E27]&gt;0;[.CU$10]&gt;=[.$D27];[.CU$10]&lt;=[.$F27];WORKDAY([.$D27];[.$E27]*[.$G27];Holidays)&gt;[.CU$10]))" calcext:base-cell-address="'Gantt Chart'.CU27"/>
            <calcext:condition calcext:apply-style-name="Task_Scheduled" calcext:value="formula-is(AND([.$E27]&gt;0;[.CU$10]&gt;=[.$D27];[.CU$10]&lt;=[.$F27];WORKDAY([.$D27];[.$E27]*[.$G27];Holidays)&lt;=[.CU$10]))" calcext:base-cell-address="'Gantt Chart'.CU27"/>
            <calcext:condition calcext:apply-style-name="Milestone" calcext:value="formula-is(AND([.$D27]&gt;0;[.$F27]=&quot;&quot;;[.$D27]=[.CU$10]))" calcext:base-cell-address="'Gantt Chart'.CU27"/>
          </calcext:conditional-format>
          <calcext:conditional-format calcext:target-range-address="'Gantt Chart'.CV27:'Gantt Chart'.CV27">
            <calcext:condition calcext:apply-style-name="Today" calcext:value="formula-is([.CV$10]=TODAY())" calcext:base-cell-address="'Gantt Chart'.CV27"/>
            <calcext:condition calcext:apply-style-name="Weekend" calcext:value="formula-is(OR(WEEKDAY([.CV$10])=1;WEEKDAY([.CV$10])=7))" calcext:base-cell-address="'Gantt Chart'.CV27"/>
            <calcext:condition calcext:apply-style-name="Holiday" calcext:value="formula-is(ISNUMBER(MATCH([.CV$10];Holidays;0)))" calcext:base-cell-address="'Gantt Chart'.CV27"/>
          </calcext:conditional-format>
          <calcext:conditional-format calcext:target-range-address="'Gantt Chart'.CV27:'Gantt Chart'.CV27">
            <calcext:condition calcext:apply-style-name="Task_Completed" calcext:value="formula-is(AND([.$E27]&gt;0;[.CV$10]&gt;=[.$D27];[.CV$10]&lt;=[.$F27];WORKDAY([.$D27];[.$E27]*[.$G27];Holidays)&gt;[.CV$10]))" calcext:base-cell-address="'Gantt Chart'.CV27"/>
            <calcext:condition calcext:apply-style-name="Task_Scheduled" calcext:value="formula-is(AND([.$E27]&gt;0;[.CV$10]&gt;=[.$D27];[.CV$10]&lt;=[.$F27];WORKDAY([.$D27];[.$E27]*[.$G27];Holidays)&lt;=[.CV$10]))" calcext:base-cell-address="'Gantt Chart'.CV27"/>
            <calcext:condition calcext:apply-style-name="Milestone" calcext:value="formula-is(AND([.$D27]&gt;0;[.$F27]=&quot;&quot;;[.$D27]=[.CV$10]))" calcext:base-cell-address="'Gantt Chart'.CV27"/>
          </calcext:conditional-format>
          <calcext:conditional-format calcext:target-range-address="'Gantt Chart'.CW27:'Gantt Chart'.CW27">
            <calcext:condition calcext:apply-style-name="Today" calcext:value="formula-is([.CW$10]=TODAY())" calcext:base-cell-address="'Gantt Chart'.CW27"/>
            <calcext:condition calcext:apply-style-name="Weekend" calcext:value="formula-is(OR(WEEKDAY([.CW$10])=1;WEEKDAY([.CW$10])=7))" calcext:base-cell-address="'Gantt Chart'.CW27"/>
            <calcext:condition calcext:apply-style-name="Holiday" calcext:value="formula-is(ISNUMBER(MATCH([.CW$10];Holidays;0)))" calcext:base-cell-address="'Gantt Chart'.CW27"/>
          </calcext:conditional-format>
          <calcext:conditional-format calcext:target-range-address="'Gantt Chart'.CW27:'Gantt Chart'.CW27">
            <calcext:condition calcext:apply-style-name="Task_Completed" calcext:value="formula-is(AND([.$E27]&gt;0;[.CW$10]&gt;=[.$D27];[.CW$10]&lt;=[.$F27];WORKDAY([.$D27];[.$E27]*[.$G27];Holidays)&gt;[.CW$10]))" calcext:base-cell-address="'Gantt Chart'.CW27"/>
            <calcext:condition calcext:apply-style-name="Task_Scheduled" calcext:value="formula-is(AND([.$E27]&gt;0;[.CW$10]&gt;=[.$D27];[.CW$10]&lt;=[.$F27];WORKDAY([.$D27];[.$E27]*[.$G27];Holidays)&lt;=[.CW$10]))" calcext:base-cell-address="'Gantt Chart'.CW27"/>
            <calcext:condition calcext:apply-style-name="Milestone" calcext:value="formula-is(AND([.$D27]&gt;0;[.$F27]=&quot;&quot;;[.$D27]=[.CW$10]))" calcext:base-cell-address="'Gantt Chart'.CW27"/>
          </calcext:conditional-format>
          <calcext:conditional-format calcext:target-range-address="'Gantt Chart'.CX27:'Gantt Chart'.CX27">
            <calcext:condition calcext:apply-style-name="Today" calcext:value="formula-is([.CX$10]=TODAY())" calcext:base-cell-address="'Gantt Chart'.CX27"/>
            <calcext:condition calcext:apply-style-name="Weekend" calcext:value="formula-is(OR(WEEKDAY([.CX$10])=1;WEEKDAY([.CX$10])=7))" calcext:base-cell-address="'Gantt Chart'.CX27"/>
            <calcext:condition calcext:apply-style-name="Holiday" calcext:value="formula-is(ISNUMBER(MATCH([.CX$10];Holidays;0)))" calcext:base-cell-address="'Gantt Chart'.CX27"/>
          </calcext:conditional-format>
          <calcext:conditional-format calcext:target-range-address="'Gantt Chart'.CX27:'Gantt Chart'.CX27">
            <calcext:condition calcext:apply-style-name="Task_Completed" calcext:value="formula-is(AND([.$E27]&gt;0;[.CX$10]&gt;=[.$D27];[.CX$10]&lt;=[.$F27];WORKDAY([.$D27];[.$E27]*[.$G27];Holidays)&gt;[.CX$10]))" calcext:base-cell-address="'Gantt Chart'.CX27"/>
            <calcext:condition calcext:apply-style-name="Task_Scheduled" calcext:value="formula-is(AND([.$E27]&gt;0;[.CX$10]&gt;=[.$D27];[.CX$10]&lt;=[.$F27];WORKDAY([.$D27];[.$E27]*[.$G27];Holidays)&lt;=[.CX$10]))" calcext:base-cell-address="'Gantt Chart'.CX27"/>
            <calcext:condition calcext:apply-style-name="Milestone" calcext:value="formula-is(AND([.$D27]&gt;0;[.$F27]=&quot;&quot;;[.$D27]=[.CX$10]))" calcext:base-cell-address="'Gantt Chart'.CX27"/>
          </calcext:conditional-format>
          <calcext:conditional-format calcext:target-range-address="'Gantt Chart'.CY27:'Gantt Chart'.CY27">
            <calcext:condition calcext:apply-style-name="Today" calcext:value="formula-is([.CY$10]=TODAY())" calcext:base-cell-address="'Gantt Chart'.CY27"/>
            <calcext:condition calcext:apply-style-name="Weekend" calcext:value="formula-is(OR(WEEKDAY([.CY$10])=1;WEEKDAY([.CY$10])=7))" calcext:base-cell-address="'Gantt Chart'.CY27"/>
            <calcext:condition calcext:apply-style-name="Holiday" calcext:value="formula-is(ISNUMBER(MATCH([.CY$10];Holidays;0)))" calcext:base-cell-address="'Gantt Chart'.CY27"/>
          </calcext:conditional-format>
          <calcext:conditional-format calcext:target-range-address="'Gantt Chart'.CY27:'Gantt Chart'.CY27">
            <calcext:condition calcext:apply-style-name="Task_Completed" calcext:value="formula-is(AND([.$E27]&gt;0;[.CY$10]&gt;=[.$D27];[.CY$10]&lt;=[.$F27];WORKDAY([.$D27];[.$E27]*[.$G27];Holidays)&gt;[.CY$10]))" calcext:base-cell-address="'Gantt Chart'.CY27"/>
            <calcext:condition calcext:apply-style-name="Task_Scheduled" calcext:value="formula-is(AND([.$E27]&gt;0;[.CY$10]&gt;=[.$D27];[.CY$10]&lt;=[.$F27];WORKDAY([.$D27];[.$E27]*[.$G27];Holidays)&lt;=[.CY$10]))" calcext:base-cell-address="'Gantt Chart'.CY27"/>
            <calcext:condition calcext:apply-style-name="Milestone" calcext:value="formula-is(AND([.$D27]&gt;0;[.$F27]=&quot;&quot;;[.$D27]=[.CY$10]))" calcext:base-cell-address="'Gantt Chart'.CY27"/>
          </calcext:conditional-format>
          <calcext:conditional-format calcext:target-range-address="'Gantt Chart'.CZ27:'Gantt Chart'.CZ27">
            <calcext:condition calcext:apply-style-name="Today" calcext:value="formula-is([.CZ$10]=TODAY())" calcext:base-cell-address="'Gantt Chart'.CZ27"/>
            <calcext:condition calcext:apply-style-name="Weekend" calcext:value="formula-is(OR(WEEKDAY([.CZ$10])=1;WEEKDAY([.CZ$10])=7))" calcext:base-cell-address="'Gantt Chart'.CZ27"/>
            <calcext:condition calcext:apply-style-name="Holiday" calcext:value="formula-is(ISNUMBER(MATCH([.CZ$10];Holidays;0)))" calcext:base-cell-address="'Gantt Chart'.CZ27"/>
          </calcext:conditional-format>
          <calcext:conditional-format calcext:target-range-address="'Gantt Chart'.CZ27:'Gantt Chart'.CZ27">
            <calcext:condition calcext:apply-style-name="Task_Completed" calcext:value="formula-is(AND([.$E27]&gt;0;[.CZ$10]&gt;=[.$D27];[.CZ$10]&lt;=[.$F27];WORKDAY([.$D27];[.$E27]*[.$G27];Holidays)&gt;[.CZ$10]))" calcext:base-cell-address="'Gantt Chart'.CZ27"/>
            <calcext:condition calcext:apply-style-name="Task_Scheduled" calcext:value="formula-is(AND([.$E27]&gt;0;[.CZ$10]&gt;=[.$D27];[.CZ$10]&lt;=[.$F27];WORKDAY([.$D27];[.$E27]*[.$G27];Holidays)&lt;=[.CZ$10]))" calcext:base-cell-address="'Gantt Chart'.CZ27"/>
            <calcext:condition calcext:apply-style-name="Milestone" calcext:value="formula-is(AND([.$D27]&gt;0;[.$F27]=&quot;&quot;;[.$D27]=[.CZ$10]))" calcext:base-cell-address="'Gantt Chart'.CZ27"/>
          </calcext:conditional-format>
          <calcext:conditional-format calcext:target-range-address="'Gantt Chart'.DA27:'Gantt Chart'.DA27">
            <calcext:condition calcext:apply-style-name="Today" calcext:value="formula-is([.DA$10]=TODAY())" calcext:base-cell-address="'Gantt Chart'.DA27"/>
            <calcext:condition calcext:apply-style-name="Weekend" calcext:value="formula-is(OR(WEEKDAY([.DA$10])=1;WEEKDAY([.DA$10])=7))" calcext:base-cell-address="'Gantt Chart'.DA27"/>
            <calcext:condition calcext:apply-style-name="Holiday" calcext:value="formula-is(ISNUMBER(MATCH([.DA$10];Holidays;0)))" calcext:base-cell-address="'Gantt Chart'.DA27"/>
          </calcext:conditional-format>
          <calcext:conditional-format calcext:target-range-address="'Gantt Chart'.DA27:'Gantt Chart'.DA27">
            <calcext:condition calcext:apply-style-name="Task_Completed" calcext:value="formula-is(AND([.$E27]&gt;0;[.DA$10]&gt;=[.$D27];[.DA$10]&lt;=[.$F27];WORKDAY([.$D27];[.$E27]*[.$G27];Holidays)&gt;[.DA$10]))" calcext:base-cell-address="'Gantt Chart'.DA27"/>
            <calcext:condition calcext:apply-style-name="Task_Scheduled" calcext:value="formula-is(AND([.$E27]&gt;0;[.DA$10]&gt;=[.$D27];[.DA$10]&lt;=[.$F27];WORKDAY([.$D27];[.$E27]*[.$G27];Holidays)&lt;=[.DA$10]))" calcext:base-cell-address="'Gantt Chart'.DA27"/>
            <calcext:condition calcext:apply-style-name="Milestone" calcext:value="formula-is(AND([.$D27]&gt;0;[.$F27]=&quot;&quot;;[.$D27]=[.DA$10]))" calcext:base-cell-address="'Gantt Chart'.DA27"/>
          </calcext:conditional-format>
          <calcext:conditional-format calcext:target-range-address="'Gantt Chart'.DB27:'Gantt Chart'.DB27">
            <calcext:condition calcext:apply-style-name="Today" calcext:value="formula-is([.DB$10]=TODAY())" calcext:base-cell-address="'Gantt Chart'.DB27"/>
            <calcext:condition calcext:apply-style-name="Weekend" calcext:value="formula-is(OR(WEEKDAY([.DB$10])=1;WEEKDAY([.DB$10])=7))" calcext:base-cell-address="'Gantt Chart'.DB27"/>
            <calcext:condition calcext:apply-style-name="Holiday" calcext:value="formula-is(ISNUMBER(MATCH([.DB$10];Holidays;0)))" calcext:base-cell-address="'Gantt Chart'.DB27"/>
          </calcext:conditional-format>
          <calcext:conditional-format calcext:target-range-address="'Gantt Chart'.DB27:'Gantt Chart'.DB27">
            <calcext:condition calcext:apply-style-name="Task_Completed" calcext:value="formula-is(AND([.$E27]&gt;0;[.DB$10]&gt;=[.$D27];[.DB$10]&lt;=[.$F27];WORKDAY([.$D27];[.$E27]*[.$G27];Holidays)&gt;[.DB$10]))" calcext:base-cell-address="'Gantt Chart'.DB27"/>
            <calcext:condition calcext:apply-style-name="Task_Scheduled" calcext:value="formula-is(AND([.$E27]&gt;0;[.DB$10]&gt;=[.$D27];[.DB$10]&lt;=[.$F27];WORKDAY([.$D27];[.$E27]*[.$G27];Holidays)&lt;=[.DB$10]))" calcext:base-cell-address="'Gantt Chart'.DB27"/>
            <calcext:condition calcext:apply-style-name="Milestone" calcext:value="formula-is(AND([.$D27]&gt;0;[.$F27]=&quot;&quot;;[.$D27]=[.DB$10]))" calcext:base-cell-address="'Gantt Chart'.DB27"/>
          </calcext:conditional-format>
          <calcext:conditional-format calcext:target-range-address="'Gantt Chart'.DC27:'Gantt Chart'.DC27">
            <calcext:condition calcext:apply-style-name="Today" calcext:value="formula-is([.DC$10]=TODAY())" calcext:base-cell-address="'Gantt Chart'.DC27"/>
            <calcext:condition calcext:apply-style-name="Weekend" calcext:value="formula-is(OR(WEEKDAY([.DC$10])=1;WEEKDAY([.DC$10])=7))" calcext:base-cell-address="'Gantt Chart'.DC27"/>
            <calcext:condition calcext:apply-style-name="Holiday" calcext:value="formula-is(ISNUMBER(MATCH([.DC$10];Holidays;0)))" calcext:base-cell-address="'Gantt Chart'.DC27"/>
          </calcext:conditional-format>
          <calcext:conditional-format calcext:target-range-address="'Gantt Chart'.DC27:'Gantt Chart'.DC27">
            <calcext:condition calcext:apply-style-name="Task_Completed" calcext:value="formula-is(AND([.$E27]&gt;0;[.DC$10]&gt;=[.$D27];[.DC$10]&lt;=[.$F27];WORKDAY([.$D27];[.$E27]*[.$G27];Holidays)&gt;[.DC$10]))" calcext:base-cell-address="'Gantt Chart'.DC27"/>
            <calcext:condition calcext:apply-style-name="Task_Scheduled" calcext:value="formula-is(AND([.$E27]&gt;0;[.DC$10]&gt;=[.$D27];[.DC$10]&lt;=[.$F27];WORKDAY([.$D27];[.$E27]*[.$G27];Holidays)&lt;=[.DC$10]))" calcext:base-cell-address="'Gantt Chart'.DC27"/>
            <calcext:condition calcext:apply-style-name="Milestone" calcext:value="formula-is(AND([.$D27]&gt;0;[.$F27]=&quot;&quot;;[.$D27]=[.DC$10]))" calcext:base-cell-address="'Gantt Chart'.DC27"/>
          </calcext:conditional-format>
          <calcext:conditional-format calcext:target-range-address="'Gantt Chart'.DD27:'Gantt Chart'.DD27">
            <calcext:condition calcext:apply-style-name="Today" calcext:value="formula-is([.DD$10]=TODAY())" calcext:base-cell-address="'Gantt Chart'.DD27"/>
            <calcext:condition calcext:apply-style-name="Weekend" calcext:value="formula-is(OR(WEEKDAY([.DD$10])=1;WEEKDAY([.DD$10])=7))" calcext:base-cell-address="'Gantt Chart'.DD27"/>
            <calcext:condition calcext:apply-style-name="Holiday" calcext:value="formula-is(ISNUMBER(MATCH([.DD$10];Holidays;0)))" calcext:base-cell-address="'Gantt Chart'.DD27"/>
          </calcext:conditional-format>
          <calcext:conditional-format calcext:target-range-address="'Gantt Chart'.DD27:'Gantt Chart'.DD27">
            <calcext:condition calcext:apply-style-name="Task_Completed" calcext:value="formula-is(AND([.$E27]&gt;0;[.DD$10]&gt;=[.$D27];[.DD$10]&lt;=[.$F27];WORKDAY([.$D27];[.$E27]*[.$G27];Holidays)&gt;[.DD$10]))" calcext:base-cell-address="'Gantt Chart'.DD27"/>
            <calcext:condition calcext:apply-style-name="Task_Scheduled" calcext:value="formula-is(AND([.$E27]&gt;0;[.DD$10]&gt;=[.$D27];[.DD$10]&lt;=[.$F27];WORKDAY([.$D27];[.$E27]*[.$G27];Holidays)&lt;=[.DD$10]))" calcext:base-cell-address="'Gantt Chart'.DD27"/>
            <calcext:condition calcext:apply-style-name="Milestone" calcext:value="formula-is(AND([.$D27]&gt;0;[.$F27]=&quot;&quot;;[.$D27]=[.DD$10]))" calcext:base-cell-address="'Gantt Chart'.DD27"/>
          </calcext:conditional-format>
          <calcext:conditional-format calcext:target-range-address="'Gantt Chart'.DE27:'Gantt Chart'.DE27">
            <calcext:condition calcext:apply-style-name="Today" calcext:value="formula-is([.DE$10]=TODAY())" calcext:base-cell-address="'Gantt Chart'.DE27"/>
            <calcext:condition calcext:apply-style-name="Weekend" calcext:value="formula-is(OR(WEEKDAY([.DE$10])=1;WEEKDAY([.DE$10])=7))" calcext:base-cell-address="'Gantt Chart'.DE27"/>
            <calcext:condition calcext:apply-style-name="Holiday" calcext:value="formula-is(ISNUMBER(MATCH([.DE$10];Holidays;0)))" calcext:base-cell-address="'Gantt Chart'.DE27"/>
          </calcext:conditional-format>
          <calcext:conditional-format calcext:target-range-address="'Gantt Chart'.DE27:'Gantt Chart'.DE27">
            <calcext:condition calcext:apply-style-name="Task_Completed" calcext:value="formula-is(AND([.$E27]&gt;0;[.DE$10]&gt;=[.$D27];[.DE$10]&lt;=[.$F27];WORKDAY([.$D27];[.$E27]*[.$G27];Holidays)&gt;[.DE$10]))" calcext:base-cell-address="'Gantt Chart'.DE27"/>
            <calcext:condition calcext:apply-style-name="Task_Scheduled" calcext:value="formula-is(AND([.$E27]&gt;0;[.DE$10]&gt;=[.$D27];[.DE$10]&lt;=[.$F27];WORKDAY([.$D27];[.$E27]*[.$G27];Holidays)&lt;=[.DE$10]))" calcext:base-cell-address="'Gantt Chart'.DE27"/>
            <calcext:condition calcext:apply-style-name="Milestone" calcext:value="formula-is(AND([.$D27]&gt;0;[.$F27]=&quot;&quot;;[.$D27]=[.DE$10]))" calcext:base-cell-address="'Gantt Chart'.DE27"/>
          </calcext:conditional-format>
          <calcext:conditional-format calcext:target-range-address="'Gantt Chart'.DF27:'Gantt Chart'.DF27">
            <calcext:condition calcext:apply-style-name="Today" calcext:value="formula-is([.DF$10]=TODAY())" calcext:base-cell-address="'Gantt Chart'.DF27"/>
            <calcext:condition calcext:apply-style-name="Weekend" calcext:value="formula-is(OR(WEEKDAY([.DF$10])=1;WEEKDAY([.DF$10])=7))" calcext:base-cell-address="'Gantt Chart'.DF27"/>
            <calcext:condition calcext:apply-style-name="Holiday" calcext:value="formula-is(ISNUMBER(MATCH([.DF$10];Holidays;0)))" calcext:base-cell-address="'Gantt Chart'.DF27"/>
          </calcext:conditional-format>
          <calcext:conditional-format calcext:target-range-address="'Gantt Chart'.DF27:'Gantt Chart'.DF27">
            <calcext:condition calcext:apply-style-name="Task_Completed" calcext:value="formula-is(AND([.$E27]&gt;0;[.DF$10]&gt;=[.$D27];[.DF$10]&lt;=[.$F27];WORKDAY([.$D27];[.$E27]*[.$G27];Holidays)&gt;[.DF$10]))" calcext:base-cell-address="'Gantt Chart'.DF27"/>
            <calcext:condition calcext:apply-style-name="Task_Scheduled" calcext:value="formula-is(AND([.$E27]&gt;0;[.DF$10]&gt;=[.$D27];[.DF$10]&lt;=[.$F27];WORKDAY([.$D27];[.$E27]*[.$G27];Holidays)&lt;=[.DF$10]))" calcext:base-cell-address="'Gantt Chart'.DF27"/>
            <calcext:condition calcext:apply-style-name="Milestone" calcext:value="formula-is(AND([.$D27]&gt;0;[.$F27]=&quot;&quot;;[.$D27]=[.DF$10]))" calcext:base-cell-address="'Gantt Chart'.DF27"/>
          </calcext:conditional-format>
          <calcext:conditional-format calcext:target-range-address="'Gantt Chart'.DG27:'Gantt Chart'.DG27">
            <calcext:condition calcext:apply-style-name="Today" calcext:value="formula-is([.DG$10]=TODAY())" calcext:base-cell-address="'Gantt Chart'.DG27"/>
            <calcext:condition calcext:apply-style-name="Weekend" calcext:value="formula-is(OR(WEEKDAY([.DG$10])=1;WEEKDAY([.DG$10])=7))" calcext:base-cell-address="'Gantt Chart'.DG27"/>
            <calcext:condition calcext:apply-style-name="Holiday" calcext:value="formula-is(ISNUMBER(MATCH([.DG$10];Holidays;0)))" calcext:base-cell-address="'Gantt Chart'.DG27"/>
          </calcext:conditional-format>
          <calcext:conditional-format calcext:target-range-address="'Gantt Chart'.DG27:'Gantt Chart'.DG27">
            <calcext:condition calcext:apply-style-name="Task_Completed" calcext:value="formula-is(AND([.$E27]&gt;0;[.DG$10]&gt;=[.$D27];[.DG$10]&lt;=[.$F27];WORKDAY([.$D27];[.$E27]*[.$G27];Holidays)&gt;[.DG$10]))" calcext:base-cell-address="'Gantt Chart'.DG27"/>
            <calcext:condition calcext:apply-style-name="Task_Scheduled" calcext:value="formula-is(AND([.$E27]&gt;0;[.DG$10]&gt;=[.$D27];[.DG$10]&lt;=[.$F27];WORKDAY([.$D27];[.$E27]*[.$G27];Holidays)&lt;=[.DG$10]))" calcext:base-cell-address="'Gantt Chart'.DG27"/>
            <calcext:condition calcext:apply-style-name="Milestone" calcext:value="formula-is(AND([.$D27]&gt;0;[.$F27]=&quot;&quot;;[.$D27]=[.DG$10]))" calcext:base-cell-address="'Gantt Chart'.DG27"/>
          </calcext:conditional-format>
          <calcext:conditional-format calcext:target-range-address="'Gantt Chart'.DH27:'Gantt Chart'.DH27">
            <calcext:condition calcext:apply-style-name="Today" calcext:value="formula-is([.DH$10]=TODAY())" calcext:base-cell-address="'Gantt Chart'.DH27"/>
            <calcext:condition calcext:apply-style-name="Weekend" calcext:value="formula-is(OR(WEEKDAY([.DH$10])=1;WEEKDAY([.DH$10])=7))" calcext:base-cell-address="'Gantt Chart'.DH27"/>
            <calcext:condition calcext:apply-style-name="Holiday" calcext:value="formula-is(ISNUMBER(MATCH([.DH$10];Holidays;0)))" calcext:base-cell-address="'Gantt Chart'.DH27"/>
          </calcext:conditional-format>
          <calcext:conditional-format calcext:target-range-address="'Gantt Chart'.DH27:'Gantt Chart'.DH27">
            <calcext:condition calcext:apply-style-name="Task_Completed" calcext:value="formula-is(AND([.$E27]&gt;0;[.DH$10]&gt;=[.$D27];[.DH$10]&lt;=[.$F27];WORKDAY([.$D27];[.$E27]*[.$G27];Holidays)&gt;[.DH$10]))" calcext:base-cell-address="'Gantt Chart'.DH27"/>
            <calcext:condition calcext:apply-style-name="Task_Scheduled" calcext:value="formula-is(AND([.$E27]&gt;0;[.DH$10]&gt;=[.$D27];[.DH$10]&lt;=[.$F27];WORKDAY([.$D27];[.$E27]*[.$G27];Holidays)&lt;=[.DH$10]))" calcext:base-cell-address="'Gantt Chart'.DH27"/>
            <calcext:condition calcext:apply-style-name="Milestone" calcext:value="formula-is(AND([.$D27]&gt;0;[.$F27]=&quot;&quot;;[.$D27]=[.DH$10]))" calcext:base-cell-address="'Gantt Chart'.DH27"/>
          </calcext:conditional-format>
          <calcext:conditional-format calcext:target-range-address="'Gantt Chart'.DI27:'Gantt Chart'.DI27">
            <calcext:condition calcext:apply-style-name="Today" calcext:value="formula-is([.DI$10]=TODAY())" calcext:base-cell-address="'Gantt Chart'.DI27"/>
            <calcext:condition calcext:apply-style-name="Weekend" calcext:value="formula-is(OR(WEEKDAY([.DI$10])=1;WEEKDAY([.DI$10])=7))" calcext:base-cell-address="'Gantt Chart'.DI27"/>
            <calcext:condition calcext:apply-style-name="Holiday" calcext:value="formula-is(ISNUMBER(MATCH([.DI$10];Holidays;0)))" calcext:base-cell-address="'Gantt Chart'.DI27"/>
          </calcext:conditional-format>
          <calcext:conditional-format calcext:target-range-address="'Gantt Chart'.DI27:'Gantt Chart'.DI27">
            <calcext:condition calcext:apply-style-name="Task_Completed" calcext:value="formula-is(AND([.$E27]&gt;0;[.DI$10]&gt;=[.$D27];[.DI$10]&lt;=[.$F27];WORKDAY([.$D27];[.$E27]*[.$G27];Holidays)&gt;[.DI$10]))" calcext:base-cell-address="'Gantt Chart'.DI27"/>
            <calcext:condition calcext:apply-style-name="Task_Scheduled" calcext:value="formula-is(AND([.$E27]&gt;0;[.DI$10]&gt;=[.$D27];[.DI$10]&lt;=[.$F27];WORKDAY([.$D27];[.$E27]*[.$G27];Holidays)&lt;=[.DI$10]))" calcext:base-cell-address="'Gantt Chart'.DI27"/>
            <calcext:condition calcext:apply-style-name="Milestone" calcext:value="formula-is(AND([.$D27]&gt;0;[.$F27]=&quot;&quot;;[.$D27]=[.DI$10]))" calcext:base-cell-address="'Gantt Chart'.DI27"/>
          </calcext:conditional-format>
          <calcext:conditional-format calcext:target-range-address="'Gantt Chart'.DJ27:'Gantt Chart'.DJ27">
            <calcext:condition calcext:apply-style-name="Today" calcext:value="formula-is([.DJ$10]=TODAY())" calcext:base-cell-address="'Gantt Chart'.DJ27"/>
            <calcext:condition calcext:apply-style-name="Weekend" calcext:value="formula-is(OR(WEEKDAY([.DJ$10])=1;WEEKDAY([.DJ$10])=7))" calcext:base-cell-address="'Gantt Chart'.DJ27"/>
            <calcext:condition calcext:apply-style-name="Holiday" calcext:value="formula-is(ISNUMBER(MATCH([.DJ$10];Holidays;0)))" calcext:base-cell-address="'Gantt Chart'.DJ27"/>
          </calcext:conditional-format>
          <calcext:conditional-format calcext:target-range-address="'Gantt Chart'.DJ27:'Gantt Chart'.DJ27">
            <calcext:condition calcext:apply-style-name="Task_Completed" calcext:value="formula-is(AND([.$E27]&gt;0;[.DJ$10]&gt;=[.$D27];[.DJ$10]&lt;=[.$F27];WORKDAY([.$D27];[.$E27]*[.$G27];Holidays)&gt;[.DJ$10]))" calcext:base-cell-address="'Gantt Chart'.DJ27"/>
            <calcext:condition calcext:apply-style-name="Task_Scheduled" calcext:value="formula-is(AND([.$E27]&gt;0;[.DJ$10]&gt;=[.$D27];[.DJ$10]&lt;=[.$F27];WORKDAY([.$D27];[.$E27]*[.$G27];Holidays)&lt;=[.DJ$10]))" calcext:base-cell-address="'Gantt Chart'.DJ27"/>
            <calcext:condition calcext:apply-style-name="Milestone" calcext:value="formula-is(AND([.$D27]&gt;0;[.$F27]=&quot;&quot;;[.$D27]=[.DJ$10]))" calcext:base-cell-address="'Gantt Chart'.DJ27"/>
          </calcext:conditional-format>
          <calcext:conditional-format calcext:target-range-address="'Gantt Chart'.DK27:'Gantt Chart'.DK27">
            <calcext:condition calcext:apply-style-name="Today" calcext:value="formula-is([.DK$10]=TODAY())" calcext:base-cell-address="'Gantt Chart'.DK27"/>
            <calcext:condition calcext:apply-style-name="Weekend" calcext:value="formula-is(OR(WEEKDAY([.DK$10])=1;WEEKDAY([.DK$10])=7))" calcext:base-cell-address="'Gantt Chart'.DK27"/>
            <calcext:condition calcext:apply-style-name="Holiday" calcext:value="formula-is(ISNUMBER(MATCH([.DK$10];Holidays;0)))" calcext:base-cell-address="'Gantt Chart'.DK27"/>
          </calcext:conditional-format>
          <calcext:conditional-format calcext:target-range-address="'Gantt Chart'.DK27:'Gantt Chart'.DK27">
            <calcext:condition calcext:apply-style-name="Task_Completed" calcext:value="formula-is(AND([.$E27]&gt;0;[.DK$10]&gt;=[.$D27];[.DK$10]&lt;=[.$F27];WORKDAY([.$D27];[.$E27]*[.$G27];Holidays)&gt;[.DK$10]))" calcext:base-cell-address="'Gantt Chart'.DK27"/>
            <calcext:condition calcext:apply-style-name="Task_Scheduled" calcext:value="formula-is(AND([.$E27]&gt;0;[.DK$10]&gt;=[.$D27];[.DK$10]&lt;=[.$F27];WORKDAY([.$D27];[.$E27]*[.$G27];Holidays)&lt;=[.DK$10]))" calcext:base-cell-address="'Gantt Chart'.DK27"/>
            <calcext:condition calcext:apply-style-name="Milestone" calcext:value="formula-is(AND([.$D27]&gt;0;[.$F27]=&quot;&quot;;[.$D27]=[.DK$10]))" calcext:base-cell-address="'Gantt Chart'.DK27"/>
          </calcext:conditional-format>
          <calcext:conditional-format calcext:target-range-address="'Gantt Chart'.DL27:'Gantt Chart'.DL27">
            <calcext:condition calcext:apply-style-name="Today" calcext:value="formula-is([.DL$10]=TODAY())" calcext:base-cell-address="'Gantt Chart'.DL27"/>
            <calcext:condition calcext:apply-style-name="Weekend" calcext:value="formula-is(OR(WEEKDAY([.DL$10])=1;WEEKDAY([.DL$10])=7))" calcext:base-cell-address="'Gantt Chart'.DL27"/>
            <calcext:condition calcext:apply-style-name="Holiday" calcext:value="formula-is(ISNUMBER(MATCH([.DL$10];Holidays;0)))" calcext:base-cell-address="'Gantt Chart'.DL27"/>
          </calcext:conditional-format>
          <calcext:conditional-format calcext:target-range-address="'Gantt Chart'.DL27:'Gantt Chart'.DL27">
            <calcext:condition calcext:apply-style-name="Task_Completed" calcext:value="formula-is(AND([.$E27]&gt;0;[.DL$10]&gt;=[.$D27];[.DL$10]&lt;=[.$F27];WORKDAY([.$D27];[.$E27]*[.$G27];Holidays)&gt;[.DL$10]))" calcext:base-cell-address="'Gantt Chart'.DL27"/>
            <calcext:condition calcext:apply-style-name="Task_Scheduled" calcext:value="formula-is(AND([.$E27]&gt;0;[.DL$10]&gt;=[.$D27];[.DL$10]&lt;=[.$F27];WORKDAY([.$D27];[.$E27]*[.$G27];Holidays)&lt;=[.DL$10]))" calcext:base-cell-address="'Gantt Chart'.DL27"/>
            <calcext:condition calcext:apply-style-name="Milestone" calcext:value="formula-is(AND([.$D27]&gt;0;[.$F27]=&quot;&quot;;[.$D27]=[.DL$10]))" calcext:base-cell-address="'Gantt Chart'.DL27"/>
          </calcext:conditional-format>
          <calcext:conditional-format calcext:target-range-address="'Gantt Chart'.DM27:'Gantt Chart'.DM27">
            <calcext:condition calcext:apply-style-name="Today" calcext:value="formula-is([.DM$10]=TODAY())" calcext:base-cell-address="'Gantt Chart'.DM27"/>
            <calcext:condition calcext:apply-style-name="Weekend" calcext:value="formula-is(OR(WEEKDAY([.DM$10])=1;WEEKDAY([.DM$10])=7))" calcext:base-cell-address="'Gantt Chart'.DM27"/>
            <calcext:condition calcext:apply-style-name="Holiday" calcext:value="formula-is(ISNUMBER(MATCH([.DM$10];Holidays;0)))" calcext:base-cell-address="'Gantt Chart'.DM27"/>
          </calcext:conditional-format>
          <calcext:conditional-format calcext:target-range-address="'Gantt Chart'.DM27:'Gantt Chart'.DM27">
            <calcext:condition calcext:apply-style-name="Task_Completed" calcext:value="formula-is(AND([.$E27]&gt;0;[.DM$10]&gt;=[.$D27];[.DM$10]&lt;=[.$F27];WORKDAY([.$D27];[.$E27]*[.$G27];Holidays)&gt;[.DM$10]))" calcext:base-cell-address="'Gantt Chart'.DM27"/>
            <calcext:condition calcext:apply-style-name="Task_Scheduled" calcext:value="formula-is(AND([.$E27]&gt;0;[.DM$10]&gt;=[.$D27];[.DM$10]&lt;=[.$F27];WORKDAY([.$D27];[.$E27]*[.$G27];Holidays)&lt;=[.DM$10]))" calcext:base-cell-address="'Gantt Chart'.DM27"/>
            <calcext:condition calcext:apply-style-name="Milestone" calcext:value="formula-is(AND([.$D27]&gt;0;[.$F27]=&quot;&quot;;[.$D27]=[.DM$10]))" calcext:base-cell-address="'Gantt Chart'.DM27"/>
          </calcext:conditional-format>
          <calcext:conditional-format calcext:target-range-address="'Gantt Chart'.DN27:'Gantt Chart'.DN27">
            <calcext:condition calcext:apply-style-name="Today" calcext:value="formula-is([.DN$10]=TODAY())" calcext:base-cell-address="'Gantt Chart'.DN27"/>
            <calcext:condition calcext:apply-style-name="Weekend" calcext:value="formula-is(OR(WEEKDAY([.DN$10])=1;WEEKDAY([.DN$10])=7))" calcext:base-cell-address="'Gantt Chart'.DN27"/>
            <calcext:condition calcext:apply-style-name="Holiday" calcext:value="formula-is(ISNUMBER(MATCH([.DN$10];Holidays;0)))" calcext:base-cell-address="'Gantt Chart'.DN27"/>
          </calcext:conditional-format>
          <calcext:conditional-format calcext:target-range-address="'Gantt Chart'.DN27:'Gantt Chart'.DN27">
            <calcext:condition calcext:apply-style-name="Task_Completed" calcext:value="formula-is(AND([.$E27]&gt;0;[.DN$10]&gt;=[.$D27];[.DN$10]&lt;=[.$F27];WORKDAY([.$D27];[.$E27]*[.$G27];Holidays)&gt;[.DN$10]))" calcext:base-cell-address="'Gantt Chart'.DN27"/>
            <calcext:condition calcext:apply-style-name="Task_Scheduled" calcext:value="formula-is(AND([.$E27]&gt;0;[.DN$10]&gt;=[.$D27];[.DN$10]&lt;=[.$F27];WORKDAY([.$D27];[.$E27]*[.$G27];Holidays)&lt;=[.DN$10]))" calcext:base-cell-address="'Gantt Chart'.DN27"/>
            <calcext:condition calcext:apply-style-name="Milestone" calcext:value="formula-is(AND([.$D27]&gt;0;[.$F27]=&quot;&quot;;[.$D27]=[.DN$10]))" calcext:base-cell-address="'Gantt Chart'.DN27"/>
          </calcext:conditional-format>
          <calcext:conditional-format calcext:target-range-address="'Gantt Chart'.DO27:'Gantt Chart'.DO27">
            <calcext:condition calcext:apply-style-name="Today" calcext:value="formula-is([.DO$10]=TODAY())" calcext:base-cell-address="'Gantt Chart'.DO27"/>
            <calcext:condition calcext:apply-style-name="Weekend" calcext:value="formula-is(OR(WEEKDAY([.DO$10])=1;WEEKDAY([.DO$10])=7))" calcext:base-cell-address="'Gantt Chart'.DO27"/>
            <calcext:condition calcext:apply-style-name="Holiday" calcext:value="formula-is(ISNUMBER(MATCH([.DO$10];Holidays;0)))" calcext:base-cell-address="'Gantt Chart'.DO27"/>
          </calcext:conditional-format>
          <calcext:conditional-format calcext:target-range-address="'Gantt Chart'.DO27:'Gantt Chart'.DO27">
            <calcext:condition calcext:apply-style-name="Task_Completed" calcext:value="formula-is(AND([.$E27]&gt;0;[.DO$10]&gt;=[.$D27];[.DO$10]&lt;=[.$F27];WORKDAY([.$D27];[.$E27]*[.$G27];Holidays)&gt;[.DO$10]))" calcext:base-cell-address="'Gantt Chart'.DO27"/>
            <calcext:condition calcext:apply-style-name="Task_Scheduled" calcext:value="formula-is(AND([.$E27]&gt;0;[.DO$10]&gt;=[.$D27];[.DO$10]&lt;=[.$F27];WORKDAY([.$D27];[.$E27]*[.$G27];Holidays)&lt;=[.DO$10]))" calcext:base-cell-address="'Gantt Chart'.DO27"/>
            <calcext:condition calcext:apply-style-name="Milestone" calcext:value="formula-is(AND([.$D27]&gt;0;[.$F27]=&quot;&quot;;[.$D27]=[.DO$10]))" calcext:base-cell-address="'Gantt Chart'.DO27"/>
          </calcext:conditional-format>
          <calcext:conditional-format calcext:target-range-address="'Gantt Chart'.DP27:'Gantt Chart'.DP27">
            <calcext:condition calcext:apply-style-name="Today" calcext:value="formula-is([.DP$10]=TODAY())" calcext:base-cell-address="'Gantt Chart'.DP27"/>
            <calcext:condition calcext:apply-style-name="Weekend" calcext:value="formula-is(OR(WEEKDAY([.DP$10])=1;WEEKDAY([.DP$10])=7))" calcext:base-cell-address="'Gantt Chart'.DP27"/>
            <calcext:condition calcext:apply-style-name="Holiday" calcext:value="formula-is(ISNUMBER(MATCH([.DP$10];Holidays;0)))" calcext:base-cell-address="'Gantt Chart'.DP27"/>
          </calcext:conditional-format>
          <calcext:conditional-format calcext:target-range-address="'Gantt Chart'.DP27:'Gantt Chart'.DP27">
            <calcext:condition calcext:apply-style-name="Task_Completed" calcext:value="formula-is(AND([.$E27]&gt;0;[.DP$10]&gt;=[.$D27];[.DP$10]&lt;=[.$F27];WORKDAY([.$D27];[.$E27]*[.$G27];Holidays)&gt;[.DP$10]))" calcext:base-cell-address="'Gantt Chart'.DP27"/>
            <calcext:condition calcext:apply-style-name="Task_Scheduled" calcext:value="formula-is(AND([.$E27]&gt;0;[.DP$10]&gt;=[.$D27];[.DP$10]&lt;=[.$F27];WORKDAY([.$D27];[.$E27]*[.$G27];Holidays)&lt;=[.DP$10]))" calcext:base-cell-address="'Gantt Chart'.DP27"/>
            <calcext:condition calcext:apply-style-name="Milestone" calcext:value="formula-is(AND([.$D27]&gt;0;[.$F27]=&quot;&quot;;[.$D27]=[.DP$10]))" calcext:base-cell-address="'Gantt Chart'.DP27"/>
          </calcext:conditional-format>
          <calcext:conditional-format calcext:target-range-address="'Gantt Chart'.DQ27:'Gantt Chart'.DQ27">
            <calcext:condition calcext:apply-style-name="Today" calcext:value="formula-is([.DQ$10]=TODAY())" calcext:base-cell-address="'Gantt Chart'.DQ27"/>
            <calcext:condition calcext:apply-style-name="Weekend" calcext:value="formula-is(OR(WEEKDAY([.DQ$10])=1;WEEKDAY([.DQ$10])=7))" calcext:base-cell-address="'Gantt Chart'.DQ27"/>
            <calcext:condition calcext:apply-style-name="Holiday" calcext:value="formula-is(ISNUMBER(MATCH([.DQ$10];Holidays;0)))" calcext:base-cell-address="'Gantt Chart'.DQ27"/>
          </calcext:conditional-format>
          <calcext:conditional-format calcext:target-range-address="'Gantt Chart'.DQ27:'Gantt Chart'.DQ27">
            <calcext:condition calcext:apply-style-name="Task_Completed" calcext:value="formula-is(AND([.$E27]&gt;0;[.DQ$10]&gt;=[.$D27];[.DQ$10]&lt;=[.$F27];WORKDAY([.$D27];[.$E27]*[.$G27];Holidays)&gt;[.DQ$10]))" calcext:base-cell-address="'Gantt Chart'.DQ27"/>
            <calcext:condition calcext:apply-style-name="Task_Scheduled" calcext:value="formula-is(AND([.$E27]&gt;0;[.DQ$10]&gt;=[.$D27];[.DQ$10]&lt;=[.$F27];WORKDAY([.$D27];[.$E27]*[.$G27];Holidays)&lt;=[.DQ$10]))" calcext:base-cell-address="'Gantt Chart'.DQ27"/>
            <calcext:condition calcext:apply-style-name="Milestone" calcext:value="formula-is(AND([.$D27]&gt;0;[.$F27]=&quot;&quot;;[.$D27]=[.DQ$10]))" calcext:base-cell-address="'Gantt Chart'.DQ27"/>
          </calcext:conditional-format>
          <calcext:conditional-format calcext:target-range-address="'Gantt Chart'.DR27:'Gantt Chart'.DR27">
            <calcext:condition calcext:apply-style-name="Today" calcext:value="formula-is([.DR$10]=TODAY())" calcext:base-cell-address="'Gantt Chart'.DR27"/>
            <calcext:condition calcext:apply-style-name="Weekend" calcext:value="formula-is(OR(WEEKDAY([.DR$10])=1;WEEKDAY([.DR$10])=7))" calcext:base-cell-address="'Gantt Chart'.DR27"/>
            <calcext:condition calcext:apply-style-name="Holiday" calcext:value="formula-is(ISNUMBER(MATCH([.DR$10];Holidays;0)))" calcext:base-cell-address="'Gantt Chart'.DR27"/>
          </calcext:conditional-format>
          <calcext:conditional-format calcext:target-range-address="'Gantt Chart'.DR27:'Gantt Chart'.DR27">
            <calcext:condition calcext:apply-style-name="Task_Completed" calcext:value="formula-is(AND([.$E27]&gt;0;[.DR$10]&gt;=[.$D27];[.DR$10]&lt;=[.$F27];WORKDAY([.$D27];[.$E27]*[.$G27];Holidays)&gt;[.DR$10]))" calcext:base-cell-address="'Gantt Chart'.DR27"/>
            <calcext:condition calcext:apply-style-name="Task_Scheduled" calcext:value="formula-is(AND([.$E27]&gt;0;[.DR$10]&gt;=[.$D27];[.DR$10]&lt;=[.$F27];WORKDAY([.$D27];[.$E27]*[.$G27];Holidays)&lt;=[.DR$10]))" calcext:base-cell-address="'Gantt Chart'.DR27"/>
            <calcext:condition calcext:apply-style-name="Milestone" calcext:value="formula-is(AND([.$D27]&gt;0;[.$F27]=&quot;&quot;;[.$D27]=[.DR$10]))" calcext:base-cell-address="'Gantt Chart'.DR27"/>
          </calcext:conditional-format>
          <calcext:conditional-format calcext:target-range-address="'Gantt Chart'.DS27:'Gantt Chart'.DS27">
            <calcext:condition calcext:apply-style-name="Today" calcext:value="formula-is([.DS$10]=TODAY())" calcext:base-cell-address="'Gantt Chart'.DS27"/>
            <calcext:condition calcext:apply-style-name="Weekend" calcext:value="formula-is(OR(WEEKDAY([.DS$10])=1;WEEKDAY([.DS$10])=7))" calcext:base-cell-address="'Gantt Chart'.DS27"/>
            <calcext:condition calcext:apply-style-name="Holiday" calcext:value="formula-is(ISNUMBER(MATCH([.DS$10];Holidays;0)))" calcext:base-cell-address="'Gantt Chart'.DS27"/>
          </calcext:conditional-format>
          <calcext:conditional-format calcext:target-range-address="'Gantt Chart'.DS27:'Gantt Chart'.DS27">
            <calcext:condition calcext:apply-style-name="Task_Completed" calcext:value="formula-is(AND([.$E27]&gt;0;[.DS$10]&gt;=[.$D27];[.DS$10]&lt;=[.$F27];WORKDAY([.$D27];[.$E27]*[.$G27];Holidays)&gt;[.DS$10]))" calcext:base-cell-address="'Gantt Chart'.DS27"/>
            <calcext:condition calcext:apply-style-name="Task_Scheduled" calcext:value="formula-is(AND([.$E27]&gt;0;[.DS$10]&gt;=[.$D27];[.DS$10]&lt;=[.$F27];WORKDAY([.$D27];[.$E27]*[.$G27];Holidays)&lt;=[.DS$10]))" calcext:base-cell-address="'Gantt Chart'.DS27"/>
            <calcext:condition calcext:apply-style-name="Milestone" calcext:value="formula-is(AND([.$D27]&gt;0;[.$F27]=&quot;&quot;;[.$D27]=[.DS$10]))" calcext:base-cell-address="'Gantt Chart'.DS27"/>
          </calcext:conditional-format>
          <calcext:conditional-format calcext:target-range-address="'Gantt Chart'.DT27:'Gantt Chart'.DT27">
            <calcext:condition calcext:apply-style-name="Today" calcext:value="formula-is([.DT$10]=TODAY())" calcext:base-cell-address="'Gantt Chart'.DT27"/>
            <calcext:condition calcext:apply-style-name="Weekend" calcext:value="formula-is(OR(WEEKDAY([.DT$10])=1;WEEKDAY([.DT$10])=7))" calcext:base-cell-address="'Gantt Chart'.DT27"/>
            <calcext:condition calcext:apply-style-name="Holiday" calcext:value="formula-is(ISNUMBER(MATCH([.DT$10];Holidays;0)))" calcext:base-cell-address="'Gantt Chart'.DT27"/>
          </calcext:conditional-format>
          <calcext:conditional-format calcext:target-range-address="'Gantt Chart'.DT27:'Gantt Chart'.DT27">
            <calcext:condition calcext:apply-style-name="Task_Completed" calcext:value="formula-is(AND([.$E27]&gt;0;[.DT$10]&gt;=[.$D27];[.DT$10]&lt;=[.$F27];WORKDAY([.$D27];[.$E27]*[.$G27];Holidays)&gt;[.DT$10]))" calcext:base-cell-address="'Gantt Chart'.DT27"/>
            <calcext:condition calcext:apply-style-name="Task_Scheduled" calcext:value="formula-is(AND([.$E27]&gt;0;[.DT$10]&gt;=[.$D27];[.DT$10]&lt;=[.$F27];WORKDAY([.$D27];[.$E27]*[.$G27];Holidays)&lt;=[.DT$10]))" calcext:base-cell-address="'Gantt Chart'.DT27"/>
            <calcext:condition calcext:apply-style-name="Milestone" calcext:value="formula-is(AND([.$D27]&gt;0;[.$F27]=&quot;&quot;;[.$D27]=[.DT$10]))" calcext:base-cell-address="'Gantt Chart'.DT27"/>
          </calcext:conditional-format>
          <calcext:conditional-format calcext:target-range-address="'Gantt Chart'.DU27:'Gantt Chart'.DU27">
            <calcext:condition calcext:apply-style-name="Today" calcext:value="formula-is([.DU$10]=TODAY())" calcext:base-cell-address="'Gantt Chart'.DU27"/>
            <calcext:condition calcext:apply-style-name="Weekend" calcext:value="formula-is(OR(WEEKDAY([.DU$10])=1;WEEKDAY([.DU$10])=7))" calcext:base-cell-address="'Gantt Chart'.DU27"/>
            <calcext:condition calcext:apply-style-name="Holiday" calcext:value="formula-is(ISNUMBER(MATCH([.DU$10];Holidays;0)))" calcext:base-cell-address="'Gantt Chart'.DU27"/>
          </calcext:conditional-format>
          <calcext:conditional-format calcext:target-range-address="'Gantt Chart'.DU27:'Gantt Chart'.DU27">
            <calcext:condition calcext:apply-style-name="Task_Completed" calcext:value="formula-is(AND([.$E27]&gt;0;[.DU$10]&gt;=[.$D27];[.DU$10]&lt;=[.$F27];WORKDAY([.$D27];[.$E27]*[.$G27];Holidays)&gt;[.DU$10]))" calcext:base-cell-address="'Gantt Chart'.DU27"/>
            <calcext:condition calcext:apply-style-name="Task_Scheduled" calcext:value="formula-is(AND([.$E27]&gt;0;[.DU$10]&gt;=[.$D27];[.DU$10]&lt;=[.$F27];WORKDAY([.$D27];[.$E27]*[.$G27];Holidays)&lt;=[.DU$10]))" calcext:base-cell-address="'Gantt Chart'.DU27"/>
            <calcext:condition calcext:apply-style-name="Milestone" calcext:value="formula-is(AND([.$D27]&gt;0;[.$F27]=&quot;&quot;;[.$D27]=[.DU$10]))" calcext:base-cell-address="'Gantt Chart'.DU27"/>
          </calcext:conditional-format>
          <calcext:conditional-format calcext:target-range-address="'Gantt Chart'.DV27:'Gantt Chart'.DV27">
            <calcext:condition calcext:apply-style-name="Today" calcext:value="formula-is([.DV$10]=TODAY())" calcext:base-cell-address="'Gantt Chart'.DV27"/>
            <calcext:condition calcext:apply-style-name="Weekend" calcext:value="formula-is(OR(WEEKDAY([.DV$10])=1;WEEKDAY([.DV$10])=7))" calcext:base-cell-address="'Gantt Chart'.DV27"/>
            <calcext:condition calcext:apply-style-name="Holiday" calcext:value="formula-is(ISNUMBER(MATCH([.DV$10];Holidays;0)))" calcext:base-cell-address="'Gantt Chart'.DV27"/>
          </calcext:conditional-format>
          <calcext:conditional-format calcext:target-range-address="'Gantt Chart'.DV27:'Gantt Chart'.DV27">
            <calcext:condition calcext:apply-style-name="Task_Completed" calcext:value="formula-is(AND([.$E27]&gt;0;[.DV$10]&gt;=[.$D27];[.DV$10]&lt;=[.$F27];WORKDAY([.$D27];[.$E27]*[.$G27];Holidays)&gt;[.DV$10]))" calcext:base-cell-address="'Gantt Chart'.DV27"/>
            <calcext:condition calcext:apply-style-name="Task_Scheduled" calcext:value="formula-is(AND([.$E27]&gt;0;[.DV$10]&gt;=[.$D27];[.DV$10]&lt;=[.$F27];WORKDAY([.$D27];[.$E27]*[.$G27];Holidays)&lt;=[.DV$10]))" calcext:base-cell-address="'Gantt Chart'.DV27"/>
            <calcext:condition calcext:apply-style-name="Milestone" calcext:value="formula-is(AND([.$D27]&gt;0;[.$F27]=&quot;&quot;;[.$D27]=[.DV$10]))" calcext:base-cell-address="'Gantt Chart'.DV27"/>
          </calcext:conditional-format>
          <calcext:conditional-format calcext:target-range-address="'Gantt Chart'.DW27:'Gantt Chart'.DW27">
            <calcext:condition calcext:apply-style-name="Today" calcext:value="formula-is([.DW$10]=TODAY())" calcext:base-cell-address="'Gantt Chart'.DW27"/>
            <calcext:condition calcext:apply-style-name="Weekend" calcext:value="formula-is(OR(WEEKDAY([.DW$10])=1;WEEKDAY([.DW$10])=7))" calcext:base-cell-address="'Gantt Chart'.DW27"/>
            <calcext:condition calcext:apply-style-name="Holiday" calcext:value="formula-is(ISNUMBER(MATCH([.DW$10];Holidays;0)))" calcext:base-cell-address="'Gantt Chart'.DW27"/>
          </calcext:conditional-format>
          <calcext:conditional-format calcext:target-range-address="'Gantt Chart'.DW27:'Gantt Chart'.DW27">
            <calcext:condition calcext:apply-style-name="Task_Completed" calcext:value="formula-is(AND([.$E27]&gt;0;[.DW$10]&gt;=[.$D27];[.DW$10]&lt;=[.$F27];WORKDAY([.$D27];[.$E27]*[.$G27];Holidays)&gt;[.DW$10]))" calcext:base-cell-address="'Gantt Chart'.DW27"/>
            <calcext:condition calcext:apply-style-name="Task_Scheduled" calcext:value="formula-is(AND([.$E27]&gt;0;[.DW$10]&gt;=[.$D27];[.DW$10]&lt;=[.$F27];WORKDAY([.$D27];[.$E27]*[.$G27];Holidays)&lt;=[.DW$10]))" calcext:base-cell-address="'Gantt Chart'.DW27"/>
            <calcext:condition calcext:apply-style-name="Milestone" calcext:value="formula-is(AND([.$D27]&gt;0;[.$F27]=&quot;&quot;;[.$D27]=[.DW$10]))" calcext:base-cell-address="'Gantt Chart'.DW27"/>
          </calcext:conditional-format>
          <calcext:conditional-format calcext:target-range-address="'Gantt Chart'.DX27:'Gantt Chart'.DX27">
            <calcext:condition calcext:apply-style-name="Today" calcext:value="formula-is([.DX$10]=TODAY())" calcext:base-cell-address="'Gantt Chart'.DX27"/>
            <calcext:condition calcext:apply-style-name="Weekend" calcext:value="formula-is(OR(WEEKDAY([.DX$10])=1;WEEKDAY([.DX$10])=7))" calcext:base-cell-address="'Gantt Chart'.DX27"/>
            <calcext:condition calcext:apply-style-name="Holiday" calcext:value="formula-is(ISNUMBER(MATCH([.DX$10];Holidays;0)))" calcext:base-cell-address="'Gantt Chart'.DX27"/>
          </calcext:conditional-format>
          <calcext:conditional-format calcext:target-range-address="'Gantt Chart'.DX27:'Gantt Chart'.DX27">
            <calcext:condition calcext:apply-style-name="Task_Completed" calcext:value="formula-is(AND([.$E27]&gt;0;[.DX$10]&gt;=[.$D27];[.DX$10]&lt;=[.$F27];WORKDAY([.$D27];[.$E27]*[.$G27];Holidays)&gt;[.DX$10]))" calcext:base-cell-address="'Gantt Chart'.DX27"/>
            <calcext:condition calcext:apply-style-name="Task_Scheduled" calcext:value="formula-is(AND([.$E27]&gt;0;[.DX$10]&gt;=[.$D27];[.DX$10]&lt;=[.$F27];WORKDAY([.$D27];[.$E27]*[.$G27];Holidays)&lt;=[.DX$10]))" calcext:base-cell-address="'Gantt Chart'.DX27"/>
            <calcext:condition calcext:apply-style-name="Milestone" calcext:value="formula-is(AND([.$D27]&gt;0;[.$F27]=&quot;&quot;;[.$D27]=[.DX$10]))" calcext:base-cell-address="'Gantt Chart'.DX27"/>
          </calcext:conditional-format>
          <calcext:conditional-format calcext:target-range-address="'Gantt Chart'.DY27:'Gantt Chart'.DY27">
            <calcext:condition calcext:apply-style-name="Today" calcext:value="formula-is([.DY$10]=TODAY())" calcext:base-cell-address="'Gantt Chart'.DY27"/>
            <calcext:condition calcext:apply-style-name="Weekend" calcext:value="formula-is(OR(WEEKDAY([.DY$10])=1;WEEKDAY([.DY$10])=7))" calcext:base-cell-address="'Gantt Chart'.DY27"/>
            <calcext:condition calcext:apply-style-name="Holiday" calcext:value="formula-is(ISNUMBER(MATCH([.DY$10];Holidays;0)))" calcext:base-cell-address="'Gantt Chart'.DY27"/>
          </calcext:conditional-format>
          <calcext:conditional-format calcext:target-range-address="'Gantt Chart'.DY27:'Gantt Chart'.DY27">
            <calcext:condition calcext:apply-style-name="Task_Completed" calcext:value="formula-is(AND([.$E27]&gt;0;[.DY$10]&gt;=[.$D27];[.DY$10]&lt;=[.$F27];WORKDAY([.$D27];[.$E27]*[.$G27];Holidays)&gt;[.DY$10]))" calcext:base-cell-address="'Gantt Chart'.DY27"/>
            <calcext:condition calcext:apply-style-name="Task_Scheduled" calcext:value="formula-is(AND([.$E27]&gt;0;[.DY$10]&gt;=[.$D27];[.DY$10]&lt;=[.$F27];WORKDAY([.$D27];[.$E27]*[.$G27];Holidays)&lt;=[.DY$10]))" calcext:base-cell-address="'Gantt Chart'.DY27"/>
            <calcext:condition calcext:apply-style-name="Milestone" calcext:value="formula-is(AND([.$D27]&gt;0;[.$F27]=&quot;&quot;;[.$D27]=[.DY$10]))" calcext:base-cell-address="'Gantt Chart'.DY27"/>
          </calcext:conditional-format>
          <calcext:conditional-format calcext:target-range-address="'Gantt Chart'.DZ27:'Gantt Chart'.DZ27">
            <calcext:condition calcext:apply-style-name="Today" calcext:value="formula-is([.DZ$10]=TODAY())" calcext:base-cell-address="'Gantt Chart'.DZ27"/>
            <calcext:condition calcext:apply-style-name="Weekend" calcext:value="formula-is(OR(WEEKDAY([.DZ$10])=1;WEEKDAY([.DZ$10])=7))" calcext:base-cell-address="'Gantt Chart'.DZ27"/>
            <calcext:condition calcext:apply-style-name="Holiday" calcext:value="formula-is(ISNUMBER(MATCH([.DZ$10];Holidays;0)))" calcext:base-cell-address="'Gantt Chart'.DZ27"/>
          </calcext:conditional-format>
          <calcext:conditional-format calcext:target-range-address="'Gantt Chart'.DZ27:'Gantt Chart'.DZ27">
            <calcext:condition calcext:apply-style-name="Task_Completed" calcext:value="formula-is(AND([.$E27]&gt;0;[.DZ$10]&gt;=[.$D27];[.DZ$10]&lt;=[.$F27];WORKDAY([.$D27];[.$E27]*[.$G27];Holidays)&gt;[.DZ$10]))" calcext:base-cell-address="'Gantt Chart'.DZ27"/>
            <calcext:condition calcext:apply-style-name="Task_Scheduled" calcext:value="formula-is(AND([.$E27]&gt;0;[.DZ$10]&gt;=[.$D27];[.DZ$10]&lt;=[.$F27];WORKDAY([.$D27];[.$E27]*[.$G27];Holidays)&lt;=[.DZ$10]))" calcext:base-cell-address="'Gantt Chart'.DZ27"/>
            <calcext:condition calcext:apply-style-name="Milestone" calcext:value="formula-is(AND([.$D27]&gt;0;[.$F27]=&quot;&quot;;[.$D27]=[.DZ$10]))" calcext:base-cell-address="'Gantt Chart'.DZ27"/>
          </calcext:conditional-format>
          <calcext:conditional-format calcext:target-range-address="'Gantt Chart'.EA27:'Gantt Chart'.EA27">
            <calcext:condition calcext:apply-style-name="Today" calcext:value="formula-is([.EA$10]=TODAY())" calcext:base-cell-address="'Gantt Chart'.EA27"/>
            <calcext:condition calcext:apply-style-name="Weekend" calcext:value="formula-is(OR(WEEKDAY([.EA$10])=1;WEEKDAY([.EA$10])=7))" calcext:base-cell-address="'Gantt Chart'.EA27"/>
            <calcext:condition calcext:apply-style-name="Holiday" calcext:value="formula-is(ISNUMBER(MATCH([.EA$10];Holidays;0)))" calcext:base-cell-address="'Gantt Chart'.EA27"/>
          </calcext:conditional-format>
          <calcext:conditional-format calcext:target-range-address="'Gantt Chart'.EA27:'Gantt Chart'.EA27">
            <calcext:condition calcext:apply-style-name="Task_Completed" calcext:value="formula-is(AND([.$E27]&gt;0;[.EA$10]&gt;=[.$D27];[.EA$10]&lt;=[.$F27];WORKDAY([.$D27];[.$E27]*[.$G27];Holidays)&gt;[.EA$10]))" calcext:base-cell-address="'Gantt Chart'.EA27"/>
            <calcext:condition calcext:apply-style-name="Task_Scheduled" calcext:value="formula-is(AND([.$E27]&gt;0;[.EA$10]&gt;=[.$D27];[.EA$10]&lt;=[.$F27];WORKDAY([.$D27];[.$E27]*[.$G27];Holidays)&lt;=[.EA$10]))" calcext:base-cell-address="'Gantt Chart'.EA27"/>
            <calcext:condition calcext:apply-style-name="Milestone" calcext:value="formula-is(AND([.$D27]&gt;0;[.$F27]=&quot;&quot;;[.$D27]=[.EA$10]))" calcext:base-cell-address="'Gantt Chart'.EA27"/>
          </calcext:conditional-format>
          <calcext:conditional-format calcext:target-range-address="'Gantt Chart'.EB27:'Gantt Chart'.EB27">
            <calcext:condition calcext:apply-style-name="Today" calcext:value="formula-is([.EB$10]=TODAY())" calcext:base-cell-address="'Gantt Chart'.EB27"/>
            <calcext:condition calcext:apply-style-name="Weekend" calcext:value="formula-is(OR(WEEKDAY([.EB$10])=1;WEEKDAY([.EB$10])=7))" calcext:base-cell-address="'Gantt Chart'.EB27"/>
            <calcext:condition calcext:apply-style-name="Holiday" calcext:value="formula-is(ISNUMBER(MATCH([.EB$10];Holidays;0)))" calcext:base-cell-address="'Gantt Chart'.EB27"/>
          </calcext:conditional-format>
          <calcext:conditional-format calcext:target-range-address="'Gantt Chart'.EB27:'Gantt Chart'.EB27">
            <calcext:condition calcext:apply-style-name="Task_Completed" calcext:value="formula-is(AND([.$E27]&gt;0;[.EB$10]&gt;=[.$D27];[.EB$10]&lt;=[.$F27];WORKDAY([.$D27];[.$E27]*[.$G27];Holidays)&gt;[.EB$10]))" calcext:base-cell-address="'Gantt Chart'.EB27"/>
            <calcext:condition calcext:apply-style-name="Task_Scheduled" calcext:value="formula-is(AND([.$E27]&gt;0;[.EB$10]&gt;=[.$D27];[.EB$10]&lt;=[.$F27];WORKDAY([.$D27];[.$E27]*[.$G27];Holidays)&lt;=[.EB$10]))" calcext:base-cell-address="'Gantt Chart'.EB27"/>
            <calcext:condition calcext:apply-style-name="Milestone" calcext:value="formula-is(AND([.$D27]&gt;0;[.$F27]=&quot;&quot;;[.$D27]=[.EB$10]))" calcext:base-cell-address="'Gantt Chart'.EB27"/>
          </calcext:conditional-format>
          <calcext:conditional-format calcext:target-range-address="'Gantt Chart'.EC27:'Gantt Chart'.EC27">
            <calcext:condition calcext:apply-style-name="Today" calcext:value="formula-is([.EC$10]=TODAY())" calcext:base-cell-address="'Gantt Chart'.EC27"/>
            <calcext:condition calcext:apply-style-name="Weekend" calcext:value="formula-is(OR(WEEKDAY([.EC$10])=1;WEEKDAY([.EC$10])=7))" calcext:base-cell-address="'Gantt Chart'.EC27"/>
            <calcext:condition calcext:apply-style-name="Holiday" calcext:value="formula-is(ISNUMBER(MATCH([.EC$10];Holidays;0)))" calcext:base-cell-address="'Gantt Chart'.EC27"/>
          </calcext:conditional-format>
          <calcext:conditional-format calcext:target-range-address="'Gantt Chart'.EC27:'Gantt Chart'.EC27">
            <calcext:condition calcext:apply-style-name="Task_Completed" calcext:value="formula-is(AND([.$E27]&gt;0;[.EC$10]&gt;=[.$D27];[.EC$10]&lt;=[.$F27];WORKDAY([.$D27];[.$E27]*[.$G27];Holidays)&gt;[.EC$10]))" calcext:base-cell-address="'Gantt Chart'.EC27"/>
            <calcext:condition calcext:apply-style-name="Task_Scheduled" calcext:value="formula-is(AND([.$E27]&gt;0;[.EC$10]&gt;=[.$D27];[.EC$10]&lt;=[.$F27];WORKDAY([.$D27];[.$E27]*[.$G27];Holidays)&lt;=[.EC$10]))" calcext:base-cell-address="'Gantt Chart'.EC27"/>
            <calcext:condition calcext:apply-style-name="Milestone" calcext:value="formula-is(AND([.$D27]&gt;0;[.$F27]=&quot;&quot;;[.$D27]=[.EC$10]))" calcext:base-cell-address="'Gantt Chart'.EC27"/>
          </calcext:conditional-format>
          <calcext:conditional-format calcext:target-range-address="'Gantt Chart'.ED27:'Gantt Chart'.ED27">
            <calcext:condition calcext:apply-style-name="Today" calcext:value="formula-is([.ED$10]=TODAY())" calcext:base-cell-address="'Gantt Chart'.ED27"/>
            <calcext:condition calcext:apply-style-name="Weekend" calcext:value="formula-is(OR(WEEKDAY([.ED$10])=1;WEEKDAY([.ED$10])=7))" calcext:base-cell-address="'Gantt Chart'.ED27"/>
            <calcext:condition calcext:apply-style-name="Holiday" calcext:value="formula-is(ISNUMBER(MATCH([.ED$10];Holidays;0)))" calcext:base-cell-address="'Gantt Chart'.ED27"/>
          </calcext:conditional-format>
          <calcext:conditional-format calcext:target-range-address="'Gantt Chart'.ED27:'Gantt Chart'.ED27">
            <calcext:condition calcext:apply-style-name="Task_Completed" calcext:value="formula-is(AND([.$E27]&gt;0;[.ED$10]&gt;=[.$D27];[.ED$10]&lt;=[.$F27];WORKDAY([.$D27];[.$E27]*[.$G27];Holidays)&gt;[.ED$10]))" calcext:base-cell-address="'Gantt Chart'.ED27"/>
            <calcext:condition calcext:apply-style-name="Task_Scheduled" calcext:value="formula-is(AND([.$E27]&gt;0;[.ED$10]&gt;=[.$D27];[.ED$10]&lt;=[.$F27];WORKDAY([.$D27];[.$E27]*[.$G27];Holidays)&lt;=[.ED$10]))" calcext:base-cell-address="'Gantt Chart'.ED27"/>
            <calcext:condition calcext:apply-style-name="Milestone" calcext:value="formula-is(AND([.$D27]&gt;0;[.$F27]=&quot;&quot;;[.$D27]=[.ED$10]))" calcext:base-cell-address="'Gantt Chart'.ED27"/>
          </calcext:conditional-format>
          <calcext:conditional-format calcext:target-range-address="'Gantt Chart'.EE27:'Gantt Chart'.EE27">
            <calcext:condition calcext:apply-style-name="Today" calcext:value="formula-is([.EE$10]=TODAY())" calcext:base-cell-address="'Gantt Chart'.EE27"/>
            <calcext:condition calcext:apply-style-name="Weekend" calcext:value="formula-is(OR(WEEKDAY([.EE$10])=1;WEEKDAY([.EE$10])=7))" calcext:base-cell-address="'Gantt Chart'.EE27"/>
            <calcext:condition calcext:apply-style-name="Holiday" calcext:value="formula-is(ISNUMBER(MATCH([.EE$10];Holidays;0)))" calcext:base-cell-address="'Gantt Chart'.EE27"/>
          </calcext:conditional-format>
          <calcext:conditional-format calcext:target-range-address="'Gantt Chart'.EE27:'Gantt Chart'.EE27">
            <calcext:condition calcext:apply-style-name="Task_Completed" calcext:value="formula-is(AND([.$E27]&gt;0;[.EE$10]&gt;=[.$D27];[.EE$10]&lt;=[.$F27];WORKDAY([.$D27];[.$E27]*[.$G27];Holidays)&gt;[.EE$10]))" calcext:base-cell-address="'Gantt Chart'.EE27"/>
            <calcext:condition calcext:apply-style-name="Task_Scheduled" calcext:value="formula-is(AND([.$E27]&gt;0;[.EE$10]&gt;=[.$D27];[.EE$10]&lt;=[.$F27];WORKDAY([.$D27];[.$E27]*[.$G27];Holidays)&lt;=[.EE$10]))" calcext:base-cell-address="'Gantt Chart'.EE27"/>
            <calcext:condition calcext:apply-style-name="Milestone" calcext:value="formula-is(AND([.$D27]&gt;0;[.$F27]=&quot;&quot;;[.$D27]=[.EE$10]))" calcext:base-cell-address="'Gantt Chart'.EE27"/>
          </calcext:conditional-format>
          <calcext:conditional-format calcext:target-range-address="'Gantt Chart'.EF27:'Gantt Chart'.EF27">
            <calcext:condition calcext:apply-style-name="Today" calcext:value="formula-is([.EF$10]=TODAY())" calcext:base-cell-address="'Gantt Chart'.EF27"/>
            <calcext:condition calcext:apply-style-name="Weekend" calcext:value="formula-is(OR(WEEKDAY([.EF$10])=1;WEEKDAY([.EF$10])=7))" calcext:base-cell-address="'Gantt Chart'.EF27"/>
            <calcext:condition calcext:apply-style-name="Holiday" calcext:value="formula-is(ISNUMBER(MATCH([.EF$10];Holidays;0)))" calcext:base-cell-address="'Gantt Chart'.EF27"/>
          </calcext:conditional-format>
          <calcext:conditional-format calcext:target-range-address="'Gantt Chart'.EF27:'Gantt Chart'.EF27">
            <calcext:condition calcext:apply-style-name="Task_Completed" calcext:value="formula-is(AND([.$E27]&gt;0;[.EF$10]&gt;=[.$D27];[.EF$10]&lt;=[.$F27];WORKDAY([.$D27];[.$E27]*[.$G27];Holidays)&gt;[.EF$10]))" calcext:base-cell-address="'Gantt Chart'.EF27"/>
            <calcext:condition calcext:apply-style-name="Task_Scheduled" calcext:value="formula-is(AND([.$E27]&gt;0;[.EF$10]&gt;=[.$D27];[.EF$10]&lt;=[.$F27];WORKDAY([.$D27];[.$E27]*[.$G27];Holidays)&lt;=[.EF$10]))" calcext:base-cell-address="'Gantt Chart'.EF27"/>
            <calcext:condition calcext:apply-style-name="Milestone" calcext:value="formula-is(AND([.$D27]&gt;0;[.$F27]=&quot;&quot;;[.$D27]=[.EF$10]))" calcext:base-cell-address="'Gantt Chart'.EF27"/>
          </calcext:conditional-format>
          <calcext:conditional-format calcext:target-range-address="'Gantt Chart'.EG27:'Gantt Chart'.EG27">
            <calcext:condition calcext:apply-style-name="Today" calcext:value="formula-is([.EG$10]=TODAY())" calcext:base-cell-address="'Gantt Chart'.EG27"/>
            <calcext:condition calcext:apply-style-name="Weekend" calcext:value="formula-is(OR(WEEKDAY([.EG$10])=1;WEEKDAY([.EG$10])=7))" calcext:base-cell-address="'Gantt Chart'.EG27"/>
            <calcext:condition calcext:apply-style-name="Holiday" calcext:value="formula-is(ISNUMBER(MATCH([.EG$10];Holidays;0)))" calcext:base-cell-address="'Gantt Chart'.EG27"/>
          </calcext:conditional-format>
          <calcext:conditional-format calcext:target-range-address="'Gantt Chart'.EG27:'Gantt Chart'.EG27">
            <calcext:condition calcext:apply-style-name="Task_Completed" calcext:value="formula-is(AND([.$E27]&gt;0;[.EG$10]&gt;=[.$D27];[.EG$10]&lt;=[.$F27];WORKDAY([.$D27];[.$E27]*[.$G27];Holidays)&gt;[.EG$10]))" calcext:base-cell-address="'Gantt Chart'.EG27"/>
            <calcext:condition calcext:apply-style-name="Task_Scheduled" calcext:value="formula-is(AND([.$E27]&gt;0;[.EG$10]&gt;=[.$D27];[.EG$10]&lt;=[.$F27];WORKDAY([.$D27];[.$E27]*[.$G27];Holidays)&lt;=[.EG$10]))" calcext:base-cell-address="'Gantt Chart'.EG27"/>
            <calcext:condition calcext:apply-style-name="Milestone" calcext:value="formula-is(AND([.$D27]&gt;0;[.$F27]=&quot;&quot;;[.$D27]=[.EG$10]))" calcext:base-cell-address="'Gantt Chart'.EG27"/>
          </calcext:conditional-format>
          <calcext:conditional-format calcext:target-range-address="'Gantt Chart'.EH27:'Gantt Chart'.EH27">
            <calcext:condition calcext:apply-style-name="Today" calcext:value="formula-is([.EH$10]=TODAY())" calcext:base-cell-address="'Gantt Chart'.EH27"/>
            <calcext:condition calcext:apply-style-name="Weekend" calcext:value="formula-is(OR(WEEKDAY([.EH$10])=1;WEEKDAY([.EH$10])=7))" calcext:base-cell-address="'Gantt Chart'.EH27"/>
            <calcext:condition calcext:apply-style-name="Holiday" calcext:value="formula-is(ISNUMBER(MATCH([.EH$10];Holidays;0)))" calcext:base-cell-address="'Gantt Chart'.EH27"/>
          </calcext:conditional-format>
          <calcext:conditional-format calcext:target-range-address="'Gantt Chart'.EH27:'Gantt Chart'.EH27">
            <calcext:condition calcext:apply-style-name="Task_Completed" calcext:value="formula-is(AND([.$E27]&gt;0;[.EH$10]&gt;=[.$D27];[.EH$10]&lt;=[.$F27];WORKDAY([.$D27];[.$E27]*[.$G27];Holidays)&gt;[.EH$10]))" calcext:base-cell-address="'Gantt Chart'.EH27"/>
            <calcext:condition calcext:apply-style-name="Task_Scheduled" calcext:value="formula-is(AND([.$E27]&gt;0;[.EH$10]&gt;=[.$D27];[.EH$10]&lt;=[.$F27];WORKDAY([.$D27];[.$E27]*[.$G27];Holidays)&lt;=[.EH$10]))" calcext:base-cell-address="'Gantt Chart'.EH27"/>
            <calcext:condition calcext:apply-style-name="Milestone" calcext:value="formula-is(AND([.$D27]&gt;0;[.$F27]=&quot;&quot;;[.$D27]=[.EH$10]))" calcext:base-cell-address="'Gantt Chart'.EH27"/>
          </calcext:conditional-format>
          <calcext:conditional-format calcext:target-range-address="'Gantt Chart'.EI27:'Gantt Chart'.EI27">
            <calcext:condition calcext:apply-style-name="Today" calcext:value="formula-is([.EI$10]=TODAY())" calcext:base-cell-address="'Gantt Chart'.EI27"/>
            <calcext:condition calcext:apply-style-name="Weekend" calcext:value="formula-is(OR(WEEKDAY([.EI$10])=1;WEEKDAY([.EI$10])=7))" calcext:base-cell-address="'Gantt Chart'.EI27"/>
            <calcext:condition calcext:apply-style-name="Holiday" calcext:value="formula-is(ISNUMBER(MATCH([.EI$10];Holidays;0)))" calcext:base-cell-address="'Gantt Chart'.EI27"/>
          </calcext:conditional-format>
          <calcext:conditional-format calcext:target-range-address="'Gantt Chart'.EI27:'Gantt Chart'.EI27">
            <calcext:condition calcext:apply-style-name="Task_Completed" calcext:value="formula-is(AND([.$E27]&gt;0;[.EI$10]&gt;=[.$D27];[.EI$10]&lt;=[.$F27];WORKDAY([.$D27];[.$E27]*[.$G27];Holidays)&gt;[.EI$10]))" calcext:base-cell-address="'Gantt Chart'.EI27"/>
            <calcext:condition calcext:apply-style-name="Task_Scheduled" calcext:value="formula-is(AND([.$E27]&gt;0;[.EI$10]&gt;=[.$D27];[.EI$10]&lt;=[.$F27];WORKDAY([.$D27];[.$E27]*[.$G27];Holidays)&lt;=[.EI$10]))" calcext:base-cell-address="'Gantt Chart'.EI27"/>
            <calcext:condition calcext:apply-style-name="Milestone" calcext:value="formula-is(AND([.$D27]&gt;0;[.$F27]=&quot;&quot;;[.$D27]=[.EI$10]))" calcext:base-cell-address="'Gantt Chart'.EI27"/>
          </calcext:conditional-format>
          <calcext:conditional-format calcext:target-range-address="'Gantt Chart'.EJ27:'Gantt Chart'.EJ27">
            <calcext:condition calcext:apply-style-name="Today" calcext:value="formula-is([.EJ$10]=TODAY())" calcext:base-cell-address="'Gantt Chart'.EJ27"/>
            <calcext:condition calcext:apply-style-name="Weekend" calcext:value="formula-is(OR(WEEKDAY([.EJ$10])=1;WEEKDAY([.EJ$10])=7))" calcext:base-cell-address="'Gantt Chart'.EJ27"/>
            <calcext:condition calcext:apply-style-name="Holiday" calcext:value="formula-is(ISNUMBER(MATCH([.EJ$10];Holidays;0)))" calcext:base-cell-address="'Gantt Chart'.EJ27"/>
          </calcext:conditional-format>
          <calcext:conditional-format calcext:target-range-address="'Gantt Chart'.EJ27:'Gantt Chart'.EJ27">
            <calcext:condition calcext:apply-style-name="Task_Completed" calcext:value="formula-is(AND([.$E27]&gt;0;[.EJ$10]&gt;=[.$D27];[.EJ$10]&lt;=[.$F27];WORKDAY([.$D27];[.$E27]*[.$G27];Holidays)&gt;[.EJ$10]))" calcext:base-cell-address="'Gantt Chart'.EJ27"/>
            <calcext:condition calcext:apply-style-name="Task_Scheduled" calcext:value="formula-is(AND([.$E27]&gt;0;[.EJ$10]&gt;=[.$D27];[.EJ$10]&lt;=[.$F27];WORKDAY([.$D27];[.$E27]*[.$G27];Holidays)&lt;=[.EJ$10]))" calcext:base-cell-address="'Gantt Chart'.EJ27"/>
            <calcext:condition calcext:apply-style-name="Milestone" calcext:value="formula-is(AND([.$D27]&gt;0;[.$F27]=&quot;&quot;;[.$D27]=[.EJ$10]))" calcext:base-cell-address="'Gantt Chart'.EJ27"/>
          </calcext:conditional-format>
          <calcext:conditional-format calcext:target-range-address="'Gantt Chart'.EK27:'Gantt Chart'.EK27">
            <calcext:condition calcext:apply-style-name="Today" calcext:value="formula-is([.EK$10]=TODAY())" calcext:base-cell-address="'Gantt Chart'.EK27"/>
            <calcext:condition calcext:apply-style-name="Weekend" calcext:value="formula-is(OR(WEEKDAY([.EK$10])=1;WEEKDAY([.EK$10])=7))" calcext:base-cell-address="'Gantt Chart'.EK27"/>
            <calcext:condition calcext:apply-style-name="Holiday" calcext:value="formula-is(ISNUMBER(MATCH([.EK$10];Holidays;0)))" calcext:base-cell-address="'Gantt Chart'.EK27"/>
          </calcext:conditional-format>
          <calcext:conditional-format calcext:target-range-address="'Gantt Chart'.EK27:'Gantt Chart'.EK27">
            <calcext:condition calcext:apply-style-name="Task_Completed" calcext:value="formula-is(AND([.$E27]&gt;0;[.EK$10]&gt;=[.$D27];[.EK$10]&lt;=[.$F27];WORKDAY([.$D27];[.$E27]*[.$G27];Holidays)&gt;[.EK$10]))" calcext:base-cell-address="'Gantt Chart'.EK27"/>
            <calcext:condition calcext:apply-style-name="Task_Scheduled" calcext:value="formula-is(AND([.$E27]&gt;0;[.EK$10]&gt;=[.$D27];[.EK$10]&lt;=[.$F27];WORKDAY([.$D27];[.$E27]*[.$G27];Holidays)&lt;=[.EK$10]))" calcext:base-cell-address="'Gantt Chart'.EK27"/>
            <calcext:condition calcext:apply-style-name="Milestone" calcext:value="formula-is(AND([.$D27]&gt;0;[.$F27]=&quot;&quot;;[.$D27]=[.EK$10]))" calcext:base-cell-address="'Gantt Chart'.EK27"/>
          </calcext:conditional-format>
          <calcext:conditional-format calcext:target-range-address="'Gantt Chart'.EL27:'Gantt Chart'.EL27">
            <calcext:condition calcext:apply-style-name="Today" calcext:value="formula-is([.EL$10]=TODAY())" calcext:base-cell-address="'Gantt Chart'.EL27"/>
            <calcext:condition calcext:apply-style-name="Weekend" calcext:value="formula-is(OR(WEEKDAY([.EL$10])=1;WEEKDAY([.EL$10])=7))" calcext:base-cell-address="'Gantt Chart'.EL27"/>
            <calcext:condition calcext:apply-style-name="Holiday" calcext:value="formula-is(ISNUMBER(MATCH([.EL$10];Holidays;0)))" calcext:base-cell-address="'Gantt Chart'.EL27"/>
          </calcext:conditional-format>
          <calcext:conditional-format calcext:target-range-address="'Gantt Chart'.EL27:'Gantt Chart'.EL27">
            <calcext:condition calcext:apply-style-name="Task_Completed" calcext:value="formula-is(AND([.$E27]&gt;0;[.EL$10]&gt;=[.$D27];[.EL$10]&lt;=[.$F27];WORKDAY([.$D27];[.$E27]*[.$G27];Holidays)&gt;[.EL$10]))" calcext:base-cell-address="'Gantt Chart'.EL27"/>
            <calcext:condition calcext:apply-style-name="Task_Scheduled" calcext:value="formula-is(AND([.$E27]&gt;0;[.EL$10]&gt;=[.$D27];[.EL$10]&lt;=[.$F27];WORKDAY([.$D27];[.$E27]*[.$G27];Holidays)&lt;=[.EL$10]))" calcext:base-cell-address="'Gantt Chart'.EL27"/>
            <calcext:condition calcext:apply-style-name="Milestone" calcext:value="formula-is(AND([.$D27]&gt;0;[.$F27]=&quot;&quot;;[.$D27]=[.EL$10]))" calcext:base-cell-address="'Gantt Chart'.EL27"/>
          </calcext:conditional-format>
          <calcext:conditional-format calcext:target-range-address="'Gantt Chart'.EM27:'Gantt Chart'.EM27">
            <calcext:condition calcext:apply-style-name="Today" calcext:value="formula-is([.EM$10]=TODAY())" calcext:base-cell-address="'Gantt Chart'.EM27"/>
            <calcext:condition calcext:apply-style-name="Weekend" calcext:value="formula-is(OR(WEEKDAY([.EM$10])=1;WEEKDAY([.EM$10])=7))" calcext:base-cell-address="'Gantt Chart'.EM27"/>
            <calcext:condition calcext:apply-style-name="Holiday" calcext:value="formula-is(ISNUMBER(MATCH([.EM$10];Holidays;0)))" calcext:base-cell-address="'Gantt Chart'.EM27"/>
          </calcext:conditional-format>
          <calcext:conditional-format calcext:target-range-address="'Gantt Chart'.EM27:'Gantt Chart'.EM27">
            <calcext:condition calcext:apply-style-name="Task_Completed" calcext:value="formula-is(AND([.$E27]&gt;0;[.EM$10]&gt;=[.$D27];[.EM$10]&lt;=[.$F27];WORKDAY([.$D27];[.$E27]*[.$G27];Holidays)&gt;[.EM$10]))" calcext:base-cell-address="'Gantt Chart'.EM27"/>
            <calcext:condition calcext:apply-style-name="Task_Scheduled" calcext:value="formula-is(AND([.$E27]&gt;0;[.EM$10]&gt;=[.$D27];[.EM$10]&lt;=[.$F27];WORKDAY([.$D27];[.$E27]*[.$G27];Holidays)&lt;=[.EM$10]))" calcext:base-cell-address="'Gantt Chart'.EM27"/>
            <calcext:condition calcext:apply-style-name="Milestone" calcext:value="formula-is(AND([.$D27]&gt;0;[.$F27]=&quot;&quot;;[.$D27]=[.EM$10]))" calcext:base-cell-address="'Gantt Chart'.EM27"/>
          </calcext:conditional-format>
          <calcext:conditional-format calcext:target-range-address="'Gantt Chart'.EN27:'Gantt Chart'.EN27">
            <calcext:condition calcext:apply-style-name="Today" calcext:value="formula-is([.EN$10]=TODAY())" calcext:base-cell-address="'Gantt Chart'.EN27"/>
            <calcext:condition calcext:apply-style-name="Weekend" calcext:value="formula-is(OR(WEEKDAY([.EN$10])=1;WEEKDAY([.EN$10])=7))" calcext:base-cell-address="'Gantt Chart'.EN27"/>
            <calcext:condition calcext:apply-style-name="Holiday" calcext:value="formula-is(ISNUMBER(MATCH([.EN$10];Holidays;0)))" calcext:base-cell-address="'Gantt Chart'.EN27"/>
          </calcext:conditional-format>
          <calcext:conditional-format calcext:target-range-address="'Gantt Chart'.EN27:'Gantt Chart'.EN27">
            <calcext:condition calcext:apply-style-name="Task_Completed" calcext:value="formula-is(AND([.$E27]&gt;0;[.EN$10]&gt;=[.$D27];[.EN$10]&lt;=[.$F27];WORKDAY([.$D27];[.$E27]*[.$G27];Holidays)&gt;[.EN$10]))" calcext:base-cell-address="'Gantt Chart'.EN27"/>
            <calcext:condition calcext:apply-style-name="Task_Scheduled" calcext:value="formula-is(AND([.$E27]&gt;0;[.EN$10]&gt;=[.$D27];[.EN$10]&lt;=[.$F27];WORKDAY([.$D27];[.$E27]*[.$G27];Holidays)&lt;=[.EN$10]))" calcext:base-cell-address="'Gantt Chart'.EN27"/>
            <calcext:condition calcext:apply-style-name="Milestone" calcext:value="formula-is(AND([.$D27]&gt;0;[.$F27]=&quot;&quot;;[.$D27]=[.EN$10]))" calcext:base-cell-address="'Gantt Chart'.EN27"/>
          </calcext:conditional-format>
          <calcext:conditional-format calcext:target-range-address="'Gantt Chart'.EO27:'Gantt Chart'.EO27">
            <calcext:condition calcext:apply-style-name="Today" calcext:value="formula-is([.EO$10]=TODAY())" calcext:base-cell-address="'Gantt Chart'.EO27"/>
            <calcext:condition calcext:apply-style-name="Weekend" calcext:value="formula-is(OR(WEEKDAY([.EO$10])=1;WEEKDAY([.EO$10])=7))" calcext:base-cell-address="'Gantt Chart'.EO27"/>
            <calcext:condition calcext:apply-style-name="Holiday" calcext:value="formula-is(ISNUMBER(MATCH([.EO$10];Holidays;0)))" calcext:base-cell-address="'Gantt Chart'.EO27"/>
          </calcext:conditional-format>
          <calcext:conditional-format calcext:target-range-address="'Gantt Chart'.EO27:'Gantt Chart'.EO27">
            <calcext:condition calcext:apply-style-name="Task_Completed" calcext:value="formula-is(AND([.$E27]&gt;0;[.EO$10]&gt;=[.$D27];[.EO$10]&lt;=[.$F27];WORKDAY([.$D27];[.$E27]*[.$G27];Holidays)&gt;[.EO$10]))" calcext:base-cell-address="'Gantt Chart'.EO27"/>
            <calcext:condition calcext:apply-style-name="Task_Scheduled" calcext:value="formula-is(AND([.$E27]&gt;0;[.EO$10]&gt;=[.$D27];[.EO$10]&lt;=[.$F27];WORKDAY([.$D27];[.$E27]*[.$G27];Holidays)&lt;=[.EO$10]))" calcext:base-cell-address="'Gantt Chart'.EO27"/>
            <calcext:condition calcext:apply-style-name="Milestone" calcext:value="formula-is(AND([.$D27]&gt;0;[.$F27]=&quot;&quot;;[.$D27]=[.EO$10]))" calcext:base-cell-address="'Gantt Chart'.EO27"/>
          </calcext:conditional-format>
          <calcext:conditional-format calcext:target-range-address="'Gantt Chart'.EP27:'Gantt Chart'.EP27">
            <calcext:condition calcext:apply-style-name="Today" calcext:value="formula-is([.EP$10]=TODAY())" calcext:base-cell-address="'Gantt Chart'.EP27"/>
            <calcext:condition calcext:apply-style-name="Weekend" calcext:value="formula-is(OR(WEEKDAY([.EP$10])=1;WEEKDAY([.EP$10])=7))" calcext:base-cell-address="'Gantt Chart'.EP27"/>
            <calcext:condition calcext:apply-style-name="Holiday" calcext:value="formula-is(ISNUMBER(MATCH([.EP$10];Holidays;0)))" calcext:base-cell-address="'Gantt Chart'.EP27"/>
          </calcext:conditional-format>
          <calcext:conditional-format calcext:target-range-address="'Gantt Chart'.EP27:'Gantt Chart'.EP27">
            <calcext:condition calcext:apply-style-name="Task_Completed" calcext:value="formula-is(AND([.$E27]&gt;0;[.EP$10]&gt;=[.$D27];[.EP$10]&lt;=[.$F27];WORKDAY([.$D27];[.$E27]*[.$G27];Holidays)&gt;[.EP$10]))" calcext:base-cell-address="'Gantt Chart'.EP27"/>
            <calcext:condition calcext:apply-style-name="Task_Scheduled" calcext:value="formula-is(AND([.$E27]&gt;0;[.EP$10]&gt;=[.$D27];[.EP$10]&lt;=[.$F27];WORKDAY([.$D27];[.$E27]*[.$G27];Holidays)&lt;=[.EP$10]))" calcext:base-cell-address="'Gantt Chart'.EP27"/>
            <calcext:condition calcext:apply-style-name="Milestone" calcext:value="formula-is(AND([.$D27]&gt;0;[.$F27]=&quot;&quot;;[.$D27]=[.EP$10]))" calcext:base-cell-address="'Gantt Chart'.EP27"/>
          </calcext:conditional-format>
          <calcext:conditional-format calcext:target-range-address="'Gantt Chart'.EQ27:'Gantt Chart'.EQ27">
            <calcext:condition calcext:apply-style-name="Today" calcext:value="formula-is([.EQ$10]=TODAY())" calcext:base-cell-address="'Gantt Chart'.EQ27"/>
            <calcext:condition calcext:apply-style-name="Weekend" calcext:value="formula-is(OR(WEEKDAY([.EQ$10])=1;WEEKDAY([.EQ$10])=7))" calcext:base-cell-address="'Gantt Chart'.EQ27"/>
            <calcext:condition calcext:apply-style-name="Holiday" calcext:value="formula-is(ISNUMBER(MATCH([.EQ$10];Holidays;0)))" calcext:base-cell-address="'Gantt Chart'.EQ27"/>
          </calcext:conditional-format>
          <calcext:conditional-format calcext:target-range-address="'Gantt Chart'.EQ27:'Gantt Chart'.EQ27">
            <calcext:condition calcext:apply-style-name="Task_Completed" calcext:value="formula-is(AND([.$E27]&gt;0;[.EQ$10]&gt;=[.$D27];[.EQ$10]&lt;=[.$F27];WORKDAY([.$D27];[.$E27]*[.$G27];Holidays)&gt;[.EQ$10]))" calcext:base-cell-address="'Gantt Chart'.EQ27"/>
            <calcext:condition calcext:apply-style-name="Task_Scheduled" calcext:value="formula-is(AND([.$E27]&gt;0;[.EQ$10]&gt;=[.$D27];[.EQ$10]&lt;=[.$F27];WORKDAY([.$D27];[.$E27]*[.$G27];Holidays)&lt;=[.EQ$10]))" calcext:base-cell-address="'Gantt Chart'.EQ27"/>
            <calcext:condition calcext:apply-style-name="Milestone" calcext:value="formula-is(AND([.$D27]&gt;0;[.$F27]=&quot;&quot;;[.$D27]=[.EQ$10]))" calcext:base-cell-address="'Gantt Chart'.EQ27"/>
          </calcext:conditional-format>
          <calcext:conditional-format calcext:target-range-address="'Gantt Chart'.ER27:'Gantt Chart'.ER27">
            <calcext:condition calcext:apply-style-name="Today" calcext:value="formula-is([.ER$10]=TODAY())" calcext:base-cell-address="'Gantt Chart'.ER27"/>
            <calcext:condition calcext:apply-style-name="Weekend" calcext:value="formula-is(OR(WEEKDAY([.ER$10])=1;WEEKDAY([.ER$10])=7))" calcext:base-cell-address="'Gantt Chart'.ER27"/>
            <calcext:condition calcext:apply-style-name="Holiday" calcext:value="formula-is(ISNUMBER(MATCH([.ER$10];Holidays;0)))" calcext:base-cell-address="'Gantt Chart'.ER27"/>
          </calcext:conditional-format>
          <calcext:conditional-format calcext:target-range-address="'Gantt Chart'.ER27:'Gantt Chart'.ER27">
            <calcext:condition calcext:apply-style-name="Task_Completed" calcext:value="formula-is(AND([.$E27]&gt;0;[.ER$10]&gt;=[.$D27];[.ER$10]&lt;=[.$F27];WORKDAY([.$D27];[.$E27]*[.$G27];Holidays)&gt;[.ER$10]))" calcext:base-cell-address="'Gantt Chart'.ER27"/>
            <calcext:condition calcext:apply-style-name="Task_Scheduled" calcext:value="formula-is(AND([.$E27]&gt;0;[.ER$10]&gt;=[.$D27];[.ER$10]&lt;=[.$F27];WORKDAY([.$D27];[.$E27]*[.$G27];Holidays)&lt;=[.ER$10]))" calcext:base-cell-address="'Gantt Chart'.ER27"/>
            <calcext:condition calcext:apply-style-name="Milestone" calcext:value="formula-is(AND([.$D27]&gt;0;[.$F27]=&quot;&quot;;[.$D27]=[.ER$10]))" calcext:base-cell-address="'Gantt Chart'.ER27"/>
          </calcext:conditional-format>
          <calcext:conditional-format calcext:target-range-address="'Gantt Chart'.ES27:'Gantt Chart'.ES27">
            <calcext:condition calcext:apply-style-name="Today" calcext:value="formula-is([.ES$10]=TODAY())" calcext:base-cell-address="'Gantt Chart'.ES27"/>
            <calcext:condition calcext:apply-style-name="Weekend" calcext:value="formula-is(OR(WEEKDAY([.ES$10])=1;WEEKDAY([.ES$10])=7))" calcext:base-cell-address="'Gantt Chart'.ES27"/>
            <calcext:condition calcext:apply-style-name="Holiday" calcext:value="formula-is(ISNUMBER(MATCH([.ES$10];Holidays;0)))" calcext:base-cell-address="'Gantt Chart'.ES27"/>
          </calcext:conditional-format>
          <calcext:conditional-format calcext:target-range-address="'Gantt Chart'.ES27:'Gantt Chart'.ES27">
            <calcext:condition calcext:apply-style-name="Task_Completed" calcext:value="formula-is(AND([.$E27]&gt;0;[.ES$10]&gt;=[.$D27];[.ES$10]&lt;=[.$F27];WORKDAY([.$D27];[.$E27]*[.$G27];Holidays)&gt;[.ES$10]))" calcext:base-cell-address="'Gantt Chart'.ES27"/>
            <calcext:condition calcext:apply-style-name="Task_Scheduled" calcext:value="formula-is(AND([.$E27]&gt;0;[.ES$10]&gt;=[.$D27];[.ES$10]&lt;=[.$F27];WORKDAY([.$D27];[.$E27]*[.$G27];Holidays)&lt;=[.ES$10]))" calcext:base-cell-address="'Gantt Chart'.ES27"/>
            <calcext:condition calcext:apply-style-name="Milestone" calcext:value="formula-is(AND([.$D27]&gt;0;[.$F27]=&quot;&quot;;[.$D27]=[.ES$10]))" calcext:base-cell-address="'Gantt Chart'.ES27"/>
          </calcext:conditional-format>
          <calcext:conditional-format calcext:target-range-address="'Gantt Chart'.ET27:'Gantt Chart'.ET27">
            <calcext:condition calcext:apply-style-name="Today" calcext:value="formula-is([.ET$10]=TODAY())" calcext:base-cell-address="'Gantt Chart'.ET27"/>
            <calcext:condition calcext:apply-style-name="Weekend" calcext:value="formula-is(OR(WEEKDAY([.ET$10])=1;WEEKDAY([.ET$10])=7))" calcext:base-cell-address="'Gantt Chart'.ET27"/>
            <calcext:condition calcext:apply-style-name="Holiday" calcext:value="formula-is(ISNUMBER(MATCH([.ET$10];Holidays;0)))" calcext:base-cell-address="'Gantt Chart'.ET27"/>
          </calcext:conditional-format>
          <calcext:conditional-format calcext:target-range-address="'Gantt Chart'.ET27:'Gantt Chart'.ET27">
            <calcext:condition calcext:apply-style-name="Task_Completed" calcext:value="formula-is(AND([.$E27]&gt;0;[.ET$10]&gt;=[.$D27];[.ET$10]&lt;=[.$F27];WORKDAY([.$D27];[.$E27]*[.$G27];Holidays)&gt;[.ET$10]))" calcext:base-cell-address="'Gantt Chart'.ET27"/>
            <calcext:condition calcext:apply-style-name="Task_Scheduled" calcext:value="formula-is(AND([.$E27]&gt;0;[.ET$10]&gt;=[.$D27];[.ET$10]&lt;=[.$F27];WORKDAY([.$D27];[.$E27]*[.$G27];Holidays)&lt;=[.ET$10]))" calcext:base-cell-address="'Gantt Chart'.ET27"/>
            <calcext:condition calcext:apply-style-name="Milestone" calcext:value="formula-is(AND([.$D27]&gt;0;[.$F27]=&quot;&quot;;[.$D27]=[.ET$10]))" calcext:base-cell-address="'Gantt Chart'.ET27"/>
          </calcext:conditional-format>
          <calcext:conditional-format calcext:target-range-address="'Gantt Chart'.EU27:'Gantt Chart'.EU27">
            <calcext:condition calcext:apply-style-name="Today" calcext:value="formula-is([.EU$10]=TODAY())" calcext:base-cell-address="'Gantt Chart'.EU27"/>
            <calcext:condition calcext:apply-style-name="Weekend" calcext:value="formula-is(OR(WEEKDAY([.EU$10])=1;WEEKDAY([.EU$10])=7))" calcext:base-cell-address="'Gantt Chart'.EU27"/>
            <calcext:condition calcext:apply-style-name="Holiday" calcext:value="formula-is(ISNUMBER(MATCH([.EU$10];Holidays;0)))" calcext:base-cell-address="'Gantt Chart'.EU27"/>
          </calcext:conditional-format>
          <calcext:conditional-format calcext:target-range-address="'Gantt Chart'.EU27:'Gantt Chart'.EU27">
            <calcext:condition calcext:apply-style-name="Task_Completed" calcext:value="formula-is(AND([.$E27]&gt;0;[.EU$10]&gt;=[.$D27];[.EU$10]&lt;=[.$F27];WORKDAY([.$D27];[.$E27]*[.$G27];Holidays)&gt;[.EU$10]))" calcext:base-cell-address="'Gantt Chart'.EU27"/>
            <calcext:condition calcext:apply-style-name="Task_Scheduled" calcext:value="formula-is(AND([.$E27]&gt;0;[.EU$10]&gt;=[.$D27];[.EU$10]&lt;=[.$F27];WORKDAY([.$D27];[.$E27]*[.$G27];Holidays)&lt;=[.EU$10]))" calcext:base-cell-address="'Gantt Chart'.EU27"/>
            <calcext:condition calcext:apply-style-name="Milestone" calcext:value="formula-is(AND([.$D27]&gt;0;[.$F27]=&quot;&quot;;[.$D27]=[.EU$10]))" calcext:base-cell-address="'Gantt Chart'.EU27"/>
          </calcext:conditional-format>
          <calcext:conditional-format calcext:target-range-address="'Gantt Chart'.EV27:'Gantt Chart'.EV27">
            <calcext:condition calcext:apply-style-name="Today" calcext:value="formula-is([.EV$10]=TODAY())" calcext:base-cell-address="'Gantt Chart'.EV27"/>
            <calcext:condition calcext:apply-style-name="Weekend" calcext:value="formula-is(OR(WEEKDAY([.EV$10])=1;WEEKDAY([.EV$10])=7))" calcext:base-cell-address="'Gantt Chart'.EV27"/>
            <calcext:condition calcext:apply-style-name="Holiday" calcext:value="formula-is(ISNUMBER(MATCH([.EV$10];Holidays;0)))" calcext:base-cell-address="'Gantt Chart'.EV27"/>
          </calcext:conditional-format>
          <calcext:conditional-format calcext:target-range-address="'Gantt Chart'.EV27:'Gantt Chart'.EV27">
            <calcext:condition calcext:apply-style-name="Task_Completed" calcext:value="formula-is(AND([.$E27]&gt;0;[.EV$10]&gt;=[.$D27];[.EV$10]&lt;=[.$F27];WORKDAY([.$D27];[.$E27]*[.$G27];Holidays)&gt;[.EV$10]))" calcext:base-cell-address="'Gantt Chart'.EV27"/>
            <calcext:condition calcext:apply-style-name="Task_Scheduled" calcext:value="formula-is(AND([.$E27]&gt;0;[.EV$10]&gt;=[.$D27];[.EV$10]&lt;=[.$F27];WORKDAY([.$D27];[.$E27]*[.$G27];Holidays)&lt;=[.EV$10]))" calcext:base-cell-address="'Gantt Chart'.EV27"/>
            <calcext:condition calcext:apply-style-name="Milestone" calcext:value="formula-is(AND([.$D27]&gt;0;[.$F27]=&quot;&quot;;[.$D27]=[.EV$10]))" calcext:base-cell-address="'Gantt Chart'.EV27"/>
          </calcext:conditional-format>
          <calcext:conditional-format calcext:target-range-address="'Gantt Chart'.EW27:'Gantt Chart'.EW27">
            <calcext:condition calcext:apply-style-name="Today" calcext:value="formula-is([.EW$10]=TODAY())" calcext:base-cell-address="'Gantt Chart'.EW27"/>
            <calcext:condition calcext:apply-style-name="Weekend" calcext:value="formula-is(OR(WEEKDAY([.EW$10])=1;WEEKDAY([.EW$10])=7))" calcext:base-cell-address="'Gantt Chart'.EW27"/>
            <calcext:condition calcext:apply-style-name="Holiday" calcext:value="formula-is(ISNUMBER(MATCH([.EW$10];Holidays;0)))" calcext:base-cell-address="'Gantt Chart'.EW27"/>
          </calcext:conditional-format>
          <calcext:conditional-format calcext:target-range-address="'Gantt Chart'.EW27:'Gantt Chart'.EW27">
            <calcext:condition calcext:apply-style-name="Task_Completed" calcext:value="formula-is(AND([.$E27]&gt;0;[.EW$10]&gt;=[.$D27];[.EW$10]&lt;=[.$F27];WORKDAY([.$D27];[.$E27]*[.$G27];Holidays)&gt;[.EW$10]))" calcext:base-cell-address="'Gantt Chart'.EW27"/>
            <calcext:condition calcext:apply-style-name="Task_Scheduled" calcext:value="formula-is(AND([.$E27]&gt;0;[.EW$10]&gt;=[.$D27];[.EW$10]&lt;=[.$F27];WORKDAY([.$D27];[.$E27]*[.$G27];Holidays)&lt;=[.EW$10]))" calcext:base-cell-address="'Gantt Chart'.EW27"/>
            <calcext:condition calcext:apply-style-name="Milestone" calcext:value="formula-is(AND([.$D27]&gt;0;[.$F27]=&quot;&quot;;[.$D27]=[.EW$10]))" calcext:base-cell-address="'Gantt Chart'.EW27"/>
          </calcext:conditional-format>
          <calcext:conditional-format calcext:target-range-address="'Gantt Chart'.EX27:'Gantt Chart'.EX27">
            <calcext:condition calcext:apply-style-name="Today" calcext:value="formula-is([.EX$10]=TODAY())" calcext:base-cell-address="'Gantt Chart'.EX27"/>
            <calcext:condition calcext:apply-style-name="Weekend" calcext:value="formula-is(OR(WEEKDAY([.EX$10])=1;WEEKDAY([.EX$10])=7))" calcext:base-cell-address="'Gantt Chart'.EX27"/>
            <calcext:condition calcext:apply-style-name="Holiday" calcext:value="formula-is(ISNUMBER(MATCH([.EX$10];Holidays;0)))" calcext:base-cell-address="'Gantt Chart'.EX27"/>
          </calcext:conditional-format>
          <calcext:conditional-format calcext:target-range-address="'Gantt Chart'.EX27:'Gantt Chart'.EX27">
            <calcext:condition calcext:apply-style-name="Task_Completed" calcext:value="formula-is(AND([.$E27]&gt;0;[.EX$10]&gt;=[.$D27];[.EX$10]&lt;=[.$F27];WORKDAY([.$D27];[.$E27]*[.$G27];Holidays)&gt;[.EX$10]))" calcext:base-cell-address="'Gantt Chart'.EX27"/>
            <calcext:condition calcext:apply-style-name="Task_Scheduled" calcext:value="formula-is(AND([.$E27]&gt;0;[.EX$10]&gt;=[.$D27];[.EX$10]&lt;=[.$F27];WORKDAY([.$D27];[.$E27]*[.$G27];Holidays)&lt;=[.EX$10]))" calcext:base-cell-address="'Gantt Chart'.EX27"/>
            <calcext:condition calcext:apply-style-name="Milestone" calcext:value="formula-is(AND([.$D27]&gt;0;[.$F27]=&quot;&quot;;[.$D27]=[.EX$10]))" calcext:base-cell-address="'Gantt Chart'.EX27"/>
          </calcext:conditional-format>
          <calcext:conditional-format calcext:target-range-address="'Gantt Chart'.EY27:'Gantt Chart'.EY27">
            <calcext:condition calcext:apply-style-name="Today" calcext:value="formula-is([.EY$10]=TODAY())" calcext:base-cell-address="'Gantt Chart'.EY27"/>
            <calcext:condition calcext:apply-style-name="Weekend" calcext:value="formula-is(OR(WEEKDAY([.EY$10])=1;WEEKDAY([.EY$10])=7))" calcext:base-cell-address="'Gantt Chart'.EY27"/>
            <calcext:condition calcext:apply-style-name="Holiday" calcext:value="formula-is(ISNUMBER(MATCH([.EY$10];Holidays;0)))" calcext:base-cell-address="'Gantt Chart'.EY27"/>
          </calcext:conditional-format>
          <calcext:conditional-format calcext:target-range-address="'Gantt Chart'.EY27:'Gantt Chart'.EY27">
            <calcext:condition calcext:apply-style-name="Task_Completed" calcext:value="formula-is(AND([.$E27]&gt;0;[.EY$10]&gt;=[.$D27];[.EY$10]&lt;=[.$F27];WORKDAY([.$D27];[.$E27]*[.$G27];Holidays)&gt;[.EY$10]))" calcext:base-cell-address="'Gantt Chart'.EY27"/>
            <calcext:condition calcext:apply-style-name="Task_Scheduled" calcext:value="formula-is(AND([.$E27]&gt;0;[.EY$10]&gt;=[.$D27];[.EY$10]&lt;=[.$F27];WORKDAY([.$D27];[.$E27]*[.$G27];Holidays)&lt;=[.EY$10]))" calcext:base-cell-address="'Gantt Chart'.EY27"/>
            <calcext:condition calcext:apply-style-name="Milestone" calcext:value="formula-is(AND([.$D27]&gt;0;[.$F27]=&quot;&quot;;[.$D27]=[.EY$10]))" calcext:base-cell-address="'Gantt Chart'.EY27"/>
          </calcext:conditional-format>
          <calcext:conditional-format calcext:target-range-address="'Gantt Chart'.EZ27:'Gantt Chart'.EZ27">
            <calcext:condition calcext:apply-style-name="Today" calcext:value="formula-is([.EZ$10]=TODAY())" calcext:base-cell-address="'Gantt Chart'.EZ27"/>
            <calcext:condition calcext:apply-style-name="Weekend" calcext:value="formula-is(OR(WEEKDAY([.EZ$10])=1;WEEKDAY([.EZ$10])=7))" calcext:base-cell-address="'Gantt Chart'.EZ27"/>
            <calcext:condition calcext:apply-style-name="Holiday" calcext:value="formula-is(ISNUMBER(MATCH([.EZ$10];Holidays;0)))" calcext:base-cell-address="'Gantt Chart'.EZ27"/>
          </calcext:conditional-format>
          <calcext:conditional-format calcext:target-range-address="'Gantt Chart'.EZ27:'Gantt Chart'.EZ27">
            <calcext:condition calcext:apply-style-name="Task_Completed" calcext:value="formula-is(AND([.$E27]&gt;0;[.EZ$10]&gt;=[.$D27];[.EZ$10]&lt;=[.$F27];WORKDAY([.$D27];[.$E27]*[.$G27];Holidays)&gt;[.EZ$10]))" calcext:base-cell-address="'Gantt Chart'.EZ27"/>
            <calcext:condition calcext:apply-style-name="Task_Scheduled" calcext:value="formula-is(AND([.$E27]&gt;0;[.EZ$10]&gt;=[.$D27];[.EZ$10]&lt;=[.$F27];WORKDAY([.$D27];[.$E27]*[.$G27];Holidays)&lt;=[.EZ$10]))" calcext:base-cell-address="'Gantt Chart'.EZ27"/>
            <calcext:condition calcext:apply-style-name="Milestone" calcext:value="formula-is(AND([.$D27]&gt;0;[.$F27]=&quot;&quot;;[.$D27]=[.EZ$10]))" calcext:base-cell-address="'Gantt Chart'.EZ27"/>
          </calcext:conditional-format>
          <calcext:conditional-format calcext:target-range-address="'Gantt Chart'.FA27:'Gantt Chart'.FA27">
            <calcext:condition calcext:apply-style-name="Today" calcext:value="formula-is([.FA$10]=TODAY())" calcext:base-cell-address="'Gantt Chart'.FA27"/>
            <calcext:condition calcext:apply-style-name="Weekend" calcext:value="formula-is(OR(WEEKDAY([.FA$10])=1;WEEKDAY([.FA$10])=7))" calcext:base-cell-address="'Gantt Chart'.FA27"/>
            <calcext:condition calcext:apply-style-name="Holiday" calcext:value="formula-is(ISNUMBER(MATCH([.FA$10];Holidays;0)))" calcext:base-cell-address="'Gantt Chart'.FA27"/>
          </calcext:conditional-format>
          <calcext:conditional-format calcext:target-range-address="'Gantt Chart'.FA27:'Gantt Chart'.FA27">
            <calcext:condition calcext:apply-style-name="Task_Completed" calcext:value="formula-is(AND([.$E27]&gt;0;[.FA$10]&gt;=[.$D27];[.FA$10]&lt;=[.$F27];WORKDAY([.$D27];[.$E27]*[.$G27];Holidays)&gt;[.FA$10]))" calcext:base-cell-address="'Gantt Chart'.FA27"/>
            <calcext:condition calcext:apply-style-name="Task_Scheduled" calcext:value="formula-is(AND([.$E27]&gt;0;[.FA$10]&gt;=[.$D27];[.FA$10]&lt;=[.$F27];WORKDAY([.$D27];[.$E27]*[.$G27];Holidays)&lt;=[.FA$10]))" calcext:base-cell-address="'Gantt Chart'.FA27"/>
            <calcext:condition calcext:apply-style-name="Milestone" calcext:value="formula-is(AND([.$D27]&gt;0;[.$F27]=&quot;&quot;;[.$D27]=[.FA$10]))" calcext:base-cell-address="'Gantt Chart'.FA27"/>
          </calcext:conditional-format>
          <calcext:conditional-format calcext:target-range-address="'Gantt Chart'.FB27:'Gantt Chart'.FB27">
            <calcext:condition calcext:apply-style-name="Today" calcext:value="formula-is([.FB$10]=TODAY())" calcext:base-cell-address="'Gantt Chart'.FB27"/>
            <calcext:condition calcext:apply-style-name="Weekend" calcext:value="formula-is(OR(WEEKDAY([.FB$10])=1;WEEKDAY([.FB$10])=7))" calcext:base-cell-address="'Gantt Chart'.FB27"/>
            <calcext:condition calcext:apply-style-name="Holiday" calcext:value="formula-is(ISNUMBER(MATCH([.FB$10];Holidays;0)))" calcext:base-cell-address="'Gantt Chart'.FB27"/>
          </calcext:conditional-format>
          <calcext:conditional-format calcext:target-range-address="'Gantt Chart'.FB27:'Gantt Chart'.FB27">
            <calcext:condition calcext:apply-style-name="Task_Completed" calcext:value="formula-is(AND([.$E27]&gt;0;[.FB$10]&gt;=[.$D27];[.FB$10]&lt;=[.$F27];WORKDAY([.$D27];[.$E27]*[.$G27];Holidays)&gt;[.FB$10]))" calcext:base-cell-address="'Gantt Chart'.FB27"/>
            <calcext:condition calcext:apply-style-name="Task_Scheduled" calcext:value="formula-is(AND([.$E27]&gt;0;[.FB$10]&gt;=[.$D27];[.FB$10]&lt;=[.$F27];WORKDAY([.$D27];[.$E27]*[.$G27];Holidays)&lt;=[.FB$10]))" calcext:base-cell-address="'Gantt Chart'.FB27"/>
            <calcext:condition calcext:apply-style-name="Milestone" calcext:value="formula-is(AND([.$D27]&gt;0;[.$F27]=&quot;&quot;;[.$D27]=[.FB$10]))" calcext:base-cell-address="'Gantt Chart'.FB27"/>
          </calcext:conditional-format>
          <calcext:conditional-format calcext:target-range-address="'Gantt Chart'.FC27:'Gantt Chart'.FC27">
            <calcext:condition calcext:apply-style-name="Today" calcext:value="formula-is([.FC$10]=TODAY())" calcext:base-cell-address="'Gantt Chart'.FC27"/>
            <calcext:condition calcext:apply-style-name="Weekend" calcext:value="formula-is(OR(WEEKDAY([.FC$10])=1;WEEKDAY([.FC$10])=7))" calcext:base-cell-address="'Gantt Chart'.FC27"/>
            <calcext:condition calcext:apply-style-name="Holiday" calcext:value="formula-is(ISNUMBER(MATCH([.FC$10];Holidays;0)))" calcext:base-cell-address="'Gantt Chart'.FC27"/>
          </calcext:conditional-format>
          <calcext:conditional-format calcext:target-range-address="'Gantt Chart'.FC27:'Gantt Chart'.FC27">
            <calcext:condition calcext:apply-style-name="Task_Completed" calcext:value="formula-is(AND([.$E27]&gt;0;[.FC$10]&gt;=[.$D27];[.FC$10]&lt;=[.$F27];WORKDAY([.$D27];[.$E27]*[.$G27];Holidays)&gt;[.FC$10]))" calcext:base-cell-address="'Gantt Chart'.FC27"/>
            <calcext:condition calcext:apply-style-name="Task_Scheduled" calcext:value="formula-is(AND([.$E27]&gt;0;[.FC$10]&gt;=[.$D27];[.FC$10]&lt;=[.$F27];WORKDAY([.$D27];[.$E27]*[.$G27];Holidays)&lt;=[.FC$10]))" calcext:base-cell-address="'Gantt Chart'.FC27"/>
            <calcext:condition calcext:apply-style-name="Milestone" calcext:value="formula-is(AND([.$D27]&gt;0;[.$F27]=&quot;&quot;;[.$D27]=[.FC$10]))" calcext:base-cell-address="'Gantt Chart'.FC27"/>
          </calcext:conditional-format>
          <calcext:conditional-format calcext:target-range-address="'Gantt Chart'.FD27:'Gantt Chart'.FD27">
            <calcext:condition calcext:apply-style-name="Today" calcext:value="formula-is([.FD$10]=TODAY())" calcext:base-cell-address="'Gantt Chart'.FD27"/>
            <calcext:condition calcext:apply-style-name="Weekend" calcext:value="formula-is(OR(WEEKDAY([.FD$10])=1;WEEKDAY([.FD$10])=7))" calcext:base-cell-address="'Gantt Chart'.FD27"/>
            <calcext:condition calcext:apply-style-name="Holiday" calcext:value="formula-is(ISNUMBER(MATCH([.FD$10];Holidays;0)))" calcext:base-cell-address="'Gantt Chart'.FD27"/>
          </calcext:conditional-format>
          <calcext:conditional-format calcext:target-range-address="'Gantt Chart'.FD27:'Gantt Chart'.FD27">
            <calcext:condition calcext:apply-style-name="Task_Completed" calcext:value="formula-is(AND([.$E27]&gt;0;[.FD$10]&gt;=[.$D27];[.FD$10]&lt;=[.$F27];WORKDAY([.$D27];[.$E27]*[.$G27];Holidays)&gt;[.FD$10]))" calcext:base-cell-address="'Gantt Chart'.FD27"/>
            <calcext:condition calcext:apply-style-name="Task_Scheduled" calcext:value="formula-is(AND([.$E27]&gt;0;[.FD$10]&gt;=[.$D27];[.FD$10]&lt;=[.$F27];WORKDAY([.$D27];[.$E27]*[.$G27];Holidays)&lt;=[.FD$10]))" calcext:base-cell-address="'Gantt Chart'.FD27"/>
            <calcext:condition calcext:apply-style-name="Milestone" calcext:value="formula-is(AND([.$D27]&gt;0;[.$F27]=&quot;&quot;;[.$D27]=[.FD$10]))" calcext:base-cell-address="'Gantt Chart'.FD27"/>
          </calcext:conditional-format>
          <calcext:conditional-format calcext:target-range-address="'Gantt Chart'.FE27:'Gantt Chart'.FE27">
            <calcext:condition calcext:apply-style-name="Today" calcext:value="formula-is([.FE$10]=TODAY())" calcext:base-cell-address="'Gantt Chart'.FE27"/>
            <calcext:condition calcext:apply-style-name="Weekend" calcext:value="formula-is(OR(WEEKDAY([.FE$10])=1;WEEKDAY([.FE$10])=7))" calcext:base-cell-address="'Gantt Chart'.FE27"/>
            <calcext:condition calcext:apply-style-name="Holiday" calcext:value="formula-is(ISNUMBER(MATCH([.FE$10];Holidays;0)))" calcext:base-cell-address="'Gantt Chart'.FE27"/>
          </calcext:conditional-format>
          <calcext:conditional-format calcext:target-range-address="'Gantt Chart'.FE27:'Gantt Chart'.FE27">
            <calcext:condition calcext:apply-style-name="Task_Completed" calcext:value="formula-is(AND([.$E27]&gt;0;[.FE$10]&gt;=[.$D27];[.FE$10]&lt;=[.$F27];WORKDAY([.$D27];[.$E27]*[.$G27];Holidays)&gt;[.FE$10]))" calcext:base-cell-address="'Gantt Chart'.FE27"/>
            <calcext:condition calcext:apply-style-name="Task_Scheduled" calcext:value="formula-is(AND([.$E27]&gt;0;[.FE$10]&gt;=[.$D27];[.FE$10]&lt;=[.$F27];WORKDAY([.$D27];[.$E27]*[.$G27];Holidays)&lt;=[.FE$10]))" calcext:base-cell-address="'Gantt Chart'.FE27"/>
            <calcext:condition calcext:apply-style-name="Milestone" calcext:value="formula-is(AND([.$D27]&gt;0;[.$F27]=&quot;&quot;;[.$D27]=[.FE$10]))" calcext:base-cell-address="'Gantt Chart'.FE27"/>
          </calcext:conditional-format>
          <calcext:conditional-format calcext:target-range-address="'Gantt Chart'.FF27:'Gantt Chart'.FF27">
            <calcext:condition calcext:apply-style-name="Today" calcext:value="formula-is([.FF$10]=TODAY())" calcext:base-cell-address="'Gantt Chart'.FF27"/>
            <calcext:condition calcext:apply-style-name="Weekend" calcext:value="formula-is(OR(WEEKDAY([.FF$10])=1;WEEKDAY([.FF$10])=7))" calcext:base-cell-address="'Gantt Chart'.FF27"/>
            <calcext:condition calcext:apply-style-name="Holiday" calcext:value="formula-is(ISNUMBER(MATCH([.FF$10];Holidays;0)))" calcext:base-cell-address="'Gantt Chart'.FF27"/>
          </calcext:conditional-format>
          <calcext:conditional-format calcext:target-range-address="'Gantt Chart'.FF27:'Gantt Chart'.FF27">
            <calcext:condition calcext:apply-style-name="Task_Completed" calcext:value="formula-is(AND([.$E27]&gt;0;[.FF$10]&gt;=[.$D27];[.FF$10]&lt;=[.$F27];WORKDAY([.$D27];[.$E27]*[.$G27];Holidays)&gt;[.FF$10]))" calcext:base-cell-address="'Gantt Chart'.FF27"/>
            <calcext:condition calcext:apply-style-name="Task_Scheduled" calcext:value="formula-is(AND([.$E27]&gt;0;[.FF$10]&gt;=[.$D27];[.FF$10]&lt;=[.$F27];WORKDAY([.$D27];[.$E27]*[.$G27];Holidays)&lt;=[.FF$10]))" calcext:base-cell-address="'Gantt Chart'.FF27"/>
            <calcext:condition calcext:apply-style-name="Milestone" calcext:value="formula-is(AND([.$D27]&gt;0;[.$F27]=&quot;&quot;;[.$D27]=[.FF$10]))" calcext:base-cell-address="'Gantt Chart'.FF27"/>
          </calcext:conditional-format>
          <calcext:conditional-format calcext:target-range-address="'Gantt Chart'.FG27:'Gantt Chart'.FG27">
            <calcext:condition calcext:apply-style-name="Today" calcext:value="formula-is([.FG$10]=TODAY())" calcext:base-cell-address="'Gantt Chart'.FG27"/>
            <calcext:condition calcext:apply-style-name="Weekend" calcext:value="formula-is(OR(WEEKDAY([.FG$10])=1;WEEKDAY([.FG$10])=7))" calcext:base-cell-address="'Gantt Chart'.FG27"/>
            <calcext:condition calcext:apply-style-name="Holiday" calcext:value="formula-is(ISNUMBER(MATCH([.FG$10];Holidays;0)))" calcext:base-cell-address="'Gantt Chart'.FG27"/>
          </calcext:conditional-format>
          <calcext:conditional-format calcext:target-range-address="'Gantt Chart'.FG27:'Gantt Chart'.FG27">
            <calcext:condition calcext:apply-style-name="Task_Completed" calcext:value="formula-is(AND([.$E27]&gt;0;[.FG$10]&gt;=[.$D27];[.FG$10]&lt;=[.$F27];WORKDAY([.$D27];[.$E27]*[.$G27];Holidays)&gt;[.FG$10]))" calcext:base-cell-address="'Gantt Chart'.FG27"/>
            <calcext:condition calcext:apply-style-name="Task_Scheduled" calcext:value="formula-is(AND([.$E27]&gt;0;[.FG$10]&gt;=[.$D27];[.FG$10]&lt;=[.$F27];WORKDAY([.$D27];[.$E27]*[.$G27];Holidays)&lt;=[.FG$10]))" calcext:base-cell-address="'Gantt Chart'.FG27"/>
            <calcext:condition calcext:apply-style-name="Milestone" calcext:value="formula-is(AND([.$D27]&gt;0;[.$F27]=&quot;&quot;;[.$D27]=[.FG$10]))" calcext:base-cell-address="'Gantt Chart'.FG27"/>
          </calcext:conditional-format>
          <calcext:conditional-format calcext:target-range-address="'Gantt Chart'.FH27:'Gantt Chart'.FH27">
            <calcext:condition calcext:apply-style-name="Today" calcext:value="formula-is([.FH$10]=TODAY())" calcext:base-cell-address="'Gantt Chart'.FH27"/>
            <calcext:condition calcext:apply-style-name="Weekend" calcext:value="formula-is(OR(WEEKDAY([.FH$10])=1;WEEKDAY([.FH$10])=7))" calcext:base-cell-address="'Gantt Chart'.FH27"/>
            <calcext:condition calcext:apply-style-name="Holiday" calcext:value="formula-is(ISNUMBER(MATCH([.FH$10];Holidays;0)))" calcext:base-cell-address="'Gantt Chart'.FH27"/>
          </calcext:conditional-format>
          <calcext:conditional-format calcext:target-range-address="'Gantt Chart'.FH27:'Gantt Chart'.FH27">
            <calcext:condition calcext:apply-style-name="Task_Completed" calcext:value="formula-is(AND([.$E27]&gt;0;[.FH$10]&gt;=[.$D27];[.FH$10]&lt;=[.$F27];WORKDAY([.$D27];[.$E27]*[.$G27];Holidays)&gt;[.FH$10]))" calcext:base-cell-address="'Gantt Chart'.FH27"/>
            <calcext:condition calcext:apply-style-name="Task_Scheduled" calcext:value="formula-is(AND([.$E27]&gt;0;[.FH$10]&gt;=[.$D27];[.FH$10]&lt;=[.$F27];WORKDAY([.$D27];[.$E27]*[.$G27];Holidays)&lt;=[.FH$10]))" calcext:base-cell-address="'Gantt Chart'.FH27"/>
            <calcext:condition calcext:apply-style-name="Milestone" calcext:value="formula-is(AND([.$D27]&gt;0;[.$F27]=&quot;&quot;;[.$D27]=[.FH$10]))" calcext:base-cell-address="'Gantt Chart'.FH27"/>
          </calcext:conditional-format>
          <calcext:conditional-format calcext:target-range-address="'Gantt Chart'.FI27:'Gantt Chart'.FI27">
            <calcext:condition calcext:apply-style-name="Today" calcext:value="formula-is([.FI$10]=TODAY())" calcext:base-cell-address="'Gantt Chart'.FI27"/>
            <calcext:condition calcext:apply-style-name="Weekend" calcext:value="formula-is(OR(WEEKDAY([.FI$10])=1;WEEKDAY([.FI$10])=7))" calcext:base-cell-address="'Gantt Chart'.FI27"/>
            <calcext:condition calcext:apply-style-name="Holiday" calcext:value="formula-is(ISNUMBER(MATCH([.FI$10];Holidays;0)))" calcext:base-cell-address="'Gantt Chart'.FI27"/>
          </calcext:conditional-format>
          <calcext:conditional-format calcext:target-range-address="'Gantt Chart'.FI27:'Gantt Chart'.FI27">
            <calcext:condition calcext:apply-style-name="Task_Completed" calcext:value="formula-is(AND([.$E27]&gt;0;[.FI$10]&gt;=[.$D27];[.FI$10]&lt;=[.$F27];WORKDAY([.$D27];[.$E27]*[.$G27];Holidays)&gt;[.FI$10]))" calcext:base-cell-address="'Gantt Chart'.FI27"/>
            <calcext:condition calcext:apply-style-name="Task_Scheduled" calcext:value="formula-is(AND([.$E27]&gt;0;[.FI$10]&gt;=[.$D27];[.FI$10]&lt;=[.$F27];WORKDAY([.$D27];[.$E27]*[.$G27];Holidays)&lt;=[.FI$10]))" calcext:base-cell-address="'Gantt Chart'.FI27"/>
            <calcext:condition calcext:apply-style-name="Milestone" calcext:value="formula-is(AND([.$D27]&gt;0;[.$F27]=&quot;&quot;;[.$D27]=[.FI$10]))" calcext:base-cell-address="'Gantt Chart'.FI27"/>
          </calcext:conditional-format>
          <calcext:conditional-format calcext:target-range-address="'Gantt Chart'.FJ27:'Gantt Chart'.FJ27">
            <calcext:condition calcext:apply-style-name="Today" calcext:value="formula-is([.FJ$10]=TODAY())" calcext:base-cell-address="'Gantt Chart'.FJ27"/>
            <calcext:condition calcext:apply-style-name="Weekend" calcext:value="formula-is(OR(WEEKDAY([.FJ$10])=1;WEEKDAY([.FJ$10])=7))" calcext:base-cell-address="'Gantt Chart'.FJ27"/>
            <calcext:condition calcext:apply-style-name="Holiday" calcext:value="formula-is(ISNUMBER(MATCH([.FJ$10];Holidays;0)))" calcext:base-cell-address="'Gantt Chart'.FJ27"/>
          </calcext:conditional-format>
          <calcext:conditional-format calcext:target-range-address="'Gantt Chart'.FJ27:'Gantt Chart'.FJ27">
            <calcext:condition calcext:apply-style-name="Task_Completed" calcext:value="formula-is(AND([.$E27]&gt;0;[.FJ$10]&gt;=[.$D27];[.FJ$10]&lt;=[.$F27];WORKDAY([.$D27];[.$E27]*[.$G27];Holidays)&gt;[.FJ$10]))" calcext:base-cell-address="'Gantt Chart'.FJ27"/>
            <calcext:condition calcext:apply-style-name="Task_Scheduled" calcext:value="formula-is(AND([.$E27]&gt;0;[.FJ$10]&gt;=[.$D27];[.FJ$10]&lt;=[.$F27];WORKDAY([.$D27];[.$E27]*[.$G27];Holidays)&lt;=[.FJ$10]))" calcext:base-cell-address="'Gantt Chart'.FJ27"/>
            <calcext:condition calcext:apply-style-name="Milestone" calcext:value="formula-is(AND([.$D27]&gt;0;[.$F27]=&quot;&quot;;[.$D27]=[.FJ$10]))" calcext:base-cell-address="'Gantt Chart'.FJ27"/>
          </calcext:conditional-format>
          <calcext:conditional-format calcext:target-range-address="'Gantt Chart'.FK27:'Gantt Chart'.FK27">
            <calcext:condition calcext:apply-style-name="Today" calcext:value="formula-is([.FK$10]=TODAY())" calcext:base-cell-address="'Gantt Chart'.FK27"/>
            <calcext:condition calcext:apply-style-name="Weekend" calcext:value="formula-is(OR(WEEKDAY([.FK$10])=1;WEEKDAY([.FK$10])=7))" calcext:base-cell-address="'Gantt Chart'.FK27"/>
            <calcext:condition calcext:apply-style-name="Holiday" calcext:value="formula-is(ISNUMBER(MATCH([.FK$10];Holidays;0)))" calcext:base-cell-address="'Gantt Chart'.FK27"/>
          </calcext:conditional-format>
          <calcext:conditional-format calcext:target-range-address="'Gantt Chart'.FK27:'Gantt Chart'.FK27">
            <calcext:condition calcext:apply-style-name="Task_Completed" calcext:value="formula-is(AND([.$E27]&gt;0;[.FK$10]&gt;=[.$D27];[.FK$10]&lt;=[.$F27];WORKDAY([.$D27];[.$E27]*[.$G27];Holidays)&gt;[.FK$10]))" calcext:base-cell-address="'Gantt Chart'.FK27"/>
            <calcext:condition calcext:apply-style-name="Task_Scheduled" calcext:value="formula-is(AND([.$E27]&gt;0;[.FK$10]&gt;=[.$D27];[.FK$10]&lt;=[.$F27];WORKDAY([.$D27];[.$E27]*[.$G27];Holidays)&lt;=[.FK$10]))" calcext:base-cell-address="'Gantt Chart'.FK27"/>
            <calcext:condition calcext:apply-style-name="Milestone" calcext:value="formula-is(AND([.$D27]&gt;0;[.$F27]=&quot;&quot;;[.$D27]=[.FK$10]))" calcext:base-cell-address="'Gantt Chart'.FK27"/>
          </calcext:conditional-format>
          <calcext:conditional-format calcext:target-range-address="'Gantt Chart'.FL27:'Gantt Chart'.FL27">
            <calcext:condition calcext:apply-style-name="Today" calcext:value="formula-is([.FL$10]=TODAY())" calcext:base-cell-address="'Gantt Chart'.FL27"/>
            <calcext:condition calcext:apply-style-name="Weekend" calcext:value="formula-is(OR(WEEKDAY([.FL$10])=1;WEEKDAY([.FL$10])=7))" calcext:base-cell-address="'Gantt Chart'.FL27"/>
            <calcext:condition calcext:apply-style-name="Holiday" calcext:value="formula-is(ISNUMBER(MATCH([.FL$10];Holidays;0)))" calcext:base-cell-address="'Gantt Chart'.FL27"/>
          </calcext:conditional-format>
          <calcext:conditional-format calcext:target-range-address="'Gantt Chart'.FL27:'Gantt Chart'.FL27">
            <calcext:condition calcext:apply-style-name="Task_Completed" calcext:value="formula-is(AND([.$E27]&gt;0;[.FL$10]&gt;=[.$D27];[.FL$10]&lt;=[.$F27];WORKDAY([.$D27];[.$E27]*[.$G27];Holidays)&gt;[.FL$10]))" calcext:base-cell-address="'Gantt Chart'.FL27"/>
            <calcext:condition calcext:apply-style-name="Task_Scheduled" calcext:value="formula-is(AND([.$E27]&gt;0;[.FL$10]&gt;=[.$D27];[.FL$10]&lt;=[.$F27];WORKDAY([.$D27];[.$E27]*[.$G27];Holidays)&lt;=[.FL$10]))" calcext:base-cell-address="'Gantt Chart'.FL27"/>
            <calcext:condition calcext:apply-style-name="Milestone" calcext:value="formula-is(AND([.$D27]&gt;0;[.$F27]=&quot;&quot;;[.$D27]=[.FL$10]))" calcext:base-cell-address="'Gantt Chart'.FL27"/>
          </calcext:conditional-format>
          <calcext:conditional-format calcext:target-range-address="'Gantt Chart'.FM27:'Gantt Chart'.FM27">
            <calcext:condition calcext:apply-style-name="Today" calcext:value="formula-is([.FM$10]=TODAY())" calcext:base-cell-address="'Gantt Chart'.FM27"/>
            <calcext:condition calcext:apply-style-name="Weekend" calcext:value="formula-is(OR(WEEKDAY([.FM$10])=1;WEEKDAY([.FM$10])=7))" calcext:base-cell-address="'Gantt Chart'.FM27"/>
            <calcext:condition calcext:apply-style-name="Holiday" calcext:value="formula-is(ISNUMBER(MATCH([.FM$10];Holidays;0)))" calcext:base-cell-address="'Gantt Chart'.FM27"/>
          </calcext:conditional-format>
          <calcext:conditional-format calcext:target-range-address="'Gantt Chart'.FM27:'Gantt Chart'.FM27">
            <calcext:condition calcext:apply-style-name="Task_Completed" calcext:value="formula-is(AND([.$E27]&gt;0;[.FM$10]&gt;=[.$D27];[.FM$10]&lt;=[.$F27];WORKDAY([.$D27];[.$E27]*[.$G27];Holidays)&gt;[.FM$10]))" calcext:base-cell-address="'Gantt Chart'.FM27"/>
            <calcext:condition calcext:apply-style-name="Task_Scheduled" calcext:value="formula-is(AND([.$E27]&gt;0;[.FM$10]&gt;=[.$D27];[.FM$10]&lt;=[.$F27];WORKDAY([.$D27];[.$E27]*[.$G27];Holidays)&lt;=[.FM$10]))" calcext:base-cell-address="'Gantt Chart'.FM27"/>
            <calcext:condition calcext:apply-style-name="Milestone" calcext:value="formula-is(AND([.$D27]&gt;0;[.$F27]=&quot;&quot;;[.$D27]=[.FM$10]))" calcext:base-cell-address="'Gantt Chart'.FM27"/>
          </calcext:conditional-format>
          <calcext:conditional-format calcext:target-range-address="'Gantt Chart'.FN27:'Gantt Chart'.FN27">
            <calcext:condition calcext:apply-style-name="Today" calcext:value="formula-is([.FN$10]=TODAY())" calcext:base-cell-address="'Gantt Chart'.FN27"/>
            <calcext:condition calcext:apply-style-name="Weekend" calcext:value="formula-is(OR(WEEKDAY([.FN$10])=1;WEEKDAY([.FN$10])=7))" calcext:base-cell-address="'Gantt Chart'.FN27"/>
            <calcext:condition calcext:apply-style-name="Holiday" calcext:value="formula-is(ISNUMBER(MATCH([.FN$10];Holidays;0)))" calcext:base-cell-address="'Gantt Chart'.FN27"/>
          </calcext:conditional-format>
          <calcext:conditional-format calcext:target-range-address="'Gantt Chart'.FN27:'Gantt Chart'.FN27">
            <calcext:condition calcext:apply-style-name="Task_Completed" calcext:value="formula-is(AND([.$E27]&gt;0;[.FN$10]&gt;=[.$D27];[.FN$10]&lt;=[.$F27];WORKDAY([.$D27];[.$E27]*[.$G27];Holidays)&gt;[.FN$10]))" calcext:base-cell-address="'Gantt Chart'.FN27"/>
            <calcext:condition calcext:apply-style-name="Task_Scheduled" calcext:value="formula-is(AND([.$E27]&gt;0;[.FN$10]&gt;=[.$D27];[.FN$10]&lt;=[.$F27];WORKDAY([.$D27];[.$E27]*[.$G27];Holidays)&lt;=[.FN$10]))" calcext:base-cell-address="'Gantt Chart'.FN27"/>
            <calcext:condition calcext:apply-style-name="Milestone" calcext:value="formula-is(AND([.$D27]&gt;0;[.$F27]=&quot;&quot;;[.$D27]=[.FN$10]))" calcext:base-cell-address="'Gantt Chart'.FN27"/>
          </calcext:conditional-format>
          <calcext:conditional-format calcext:target-range-address="'Gantt Chart'.FO27:'Gantt Chart'.FO27">
            <calcext:condition calcext:apply-style-name="Today" calcext:value="formula-is([.FO$10]=TODAY())" calcext:base-cell-address="'Gantt Chart'.FO27"/>
            <calcext:condition calcext:apply-style-name="Weekend" calcext:value="formula-is(OR(WEEKDAY([.FO$10])=1;WEEKDAY([.FO$10])=7))" calcext:base-cell-address="'Gantt Chart'.FO27"/>
            <calcext:condition calcext:apply-style-name="Holiday" calcext:value="formula-is(ISNUMBER(MATCH([.FO$10];Holidays;0)))" calcext:base-cell-address="'Gantt Chart'.FO27"/>
          </calcext:conditional-format>
          <calcext:conditional-format calcext:target-range-address="'Gantt Chart'.FO27:'Gantt Chart'.FO27">
            <calcext:condition calcext:apply-style-name="Task_Completed" calcext:value="formula-is(AND([.$E27]&gt;0;[.FO$10]&gt;=[.$D27];[.FO$10]&lt;=[.$F27];WORKDAY([.$D27];[.$E27]*[.$G27];Holidays)&gt;[.FO$10]))" calcext:base-cell-address="'Gantt Chart'.FO27"/>
            <calcext:condition calcext:apply-style-name="Task_Scheduled" calcext:value="formula-is(AND([.$E27]&gt;0;[.FO$10]&gt;=[.$D27];[.FO$10]&lt;=[.$F27];WORKDAY([.$D27];[.$E27]*[.$G27];Holidays)&lt;=[.FO$10]))" calcext:base-cell-address="'Gantt Chart'.FO27"/>
            <calcext:condition calcext:apply-style-name="Milestone" calcext:value="formula-is(AND([.$D27]&gt;0;[.$F27]=&quot;&quot;;[.$D27]=[.FO$10]))" calcext:base-cell-address="'Gantt Chart'.FO27"/>
          </calcext:conditional-format>
          <calcext:conditional-format calcext:target-range-address="'Gantt Chart'.FP27:'Gantt Chart'.FP27">
            <calcext:condition calcext:apply-style-name="Today" calcext:value="formula-is([.FP$10]=TODAY())" calcext:base-cell-address="'Gantt Chart'.FP27"/>
            <calcext:condition calcext:apply-style-name="Weekend" calcext:value="formula-is(OR(WEEKDAY([.FP$10])=1;WEEKDAY([.FP$10])=7))" calcext:base-cell-address="'Gantt Chart'.FP27"/>
            <calcext:condition calcext:apply-style-name="Holiday" calcext:value="formula-is(ISNUMBER(MATCH([.FP$10];Holidays;0)))" calcext:base-cell-address="'Gantt Chart'.FP27"/>
          </calcext:conditional-format>
          <calcext:conditional-format calcext:target-range-address="'Gantt Chart'.FP27:'Gantt Chart'.FP27">
            <calcext:condition calcext:apply-style-name="Task_Completed" calcext:value="formula-is(AND([.$E27]&gt;0;[.FP$10]&gt;=[.$D27];[.FP$10]&lt;=[.$F27];WORKDAY([.$D27];[.$E27]*[.$G27];Holidays)&gt;[.FP$10]))" calcext:base-cell-address="'Gantt Chart'.FP27"/>
            <calcext:condition calcext:apply-style-name="Task_Scheduled" calcext:value="formula-is(AND([.$E27]&gt;0;[.FP$10]&gt;=[.$D27];[.FP$10]&lt;=[.$F27];WORKDAY([.$D27];[.$E27]*[.$G27];Holidays)&lt;=[.FP$10]))" calcext:base-cell-address="'Gantt Chart'.FP27"/>
            <calcext:condition calcext:apply-style-name="Milestone" calcext:value="formula-is(AND([.$D27]&gt;0;[.$F27]=&quot;&quot;;[.$D27]=[.FP$10]))" calcext:base-cell-address="'Gantt Chart'.FP27"/>
          </calcext:conditional-format>
          <calcext:conditional-format calcext:target-range-address="'Gantt Chart'.FQ27:'Gantt Chart'.FQ27">
            <calcext:condition calcext:apply-style-name="Today" calcext:value="formula-is([.FQ$10]=TODAY())" calcext:base-cell-address="'Gantt Chart'.FQ27"/>
            <calcext:condition calcext:apply-style-name="Weekend" calcext:value="formula-is(OR(WEEKDAY([.FQ$10])=1;WEEKDAY([.FQ$10])=7))" calcext:base-cell-address="'Gantt Chart'.FQ27"/>
            <calcext:condition calcext:apply-style-name="Holiday" calcext:value="formula-is(ISNUMBER(MATCH([.FQ$10];Holidays;0)))" calcext:base-cell-address="'Gantt Chart'.FQ27"/>
          </calcext:conditional-format>
          <calcext:conditional-format calcext:target-range-address="'Gantt Chart'.FQ27:'Gantt Chart'.FQ27">
            <calcext:condition calcext:apply-style-name="Task_Completed" calcext:value="formula-is(AND([.$E27]&gt;0;[.FQ$10]&gt;=[.$D27];[.FQ$10]&lt;=[.$F27];WORKDAY([.$D27];[.$E27]*[.$G27];Holidays)&gt;[.FQ$10]))" calcext:base-cell-address="'Gantt Chart'.FQ27"/>
            <calcext:condition calcext:apply-style-name="Task_Scheduled" calcext:value="formula-is(AND([.$E27]&gt;0;[.FQ$10]&gt;=[.$D27];[.FQ$10]&lt;=[.$F27];WORKDAY([.$D27];[.$E27]*[.$G27];Holidays)&lt;=[.FQ$10]))" calcext:base-cell-address="'Gantt Chart'.FQ27"/>
            <calcext:condition calcext:apply-style-name="Milestone" calcext:value="formula-is(AND([.$D27]&gt;0;[.$F27]=&quot;&quot;;[.$D27]=[.FQ$10]))" calcext:base-cell-address="'Gantt Chart'.FQ27"/>
          </calcext:conditional-format>
          <calcext:conditional-format calcext:target-range-address="'Gantt Chart'.FR27:'Gantt Chart'.FR27">
            <calcext:condition calcext:apply-style-name="Today" calcext:value="formula-is([.FR$10]=TODAY())" calcext:base-cell-address="'Gantt Chart'.FR27"/>
            <calcext:condition calcext:apply-style-name="Weekend" calcext:value="formula-is(OR(WEEKDAY([.FR$10])=1;WEEKDAY([.FR$10])=7))" calcext:base-cell-address="'Gantt Chart'.FR27"/>
            <calcext:condition calcext:apply-style-name="Holiday" calcext:value="formula-is(ISNUMBER(MATCH([.FR$10];Holidays;0)))" calcext:base-cell-address="'Gantt Chart'.FR27"/>
          </calcext:conditional-format>
          <calcext:conditional-format calcext:target-range-address="'Gantt Chart'.FR27:'Gantt Chart'.FR27">
            <calcext:condition calcext:apply-style-name="Task_Completed" calcext:value="formula-is(AND([.$E27]&gt;0;[.FR$10]&gt;=[.$D27];[.FR$10]&lt;=[.$F27];WORKDAY([.$D27];[.$E27]*[.$G27];Holidays)&gt;[.FR$10]))" calcext:base-cell-address="'Gantt Chart'.FR27"/>
            <calcext:condition calcext:apply-style-name="Task_Scheduled" calcext:value="formula-is(AND([.$E27]&gt;0;[.FR$10]&gt;=[.$D27];[.FR$10]&lt;=[.$F27];WORKDAY([.$D27];[.$E27]*[.$G27];Holidays)&lt;=[.FR$10]))" calcext:base-cell-address="'Gantt Chart'.FR27"/>
            <calcext:condition calcext:apply-style-name="Milestone" calcext:value="formula-is(AND([.$D27]&gt;0;[.$F27]=&quot;&quot;;[.$D27]=[.FR$10]))" calcext:base-cell-address="'Gantt Chart'.FR27"/>
          </calcext:conditional-format>
          <calcext:conditional-format calcext:target-range-address="'Gantt Chart'.FS27:'Gantt Chart'.FS27">
            <calcext:condition calcext:apply-style-name="Today" calcext:value="formula-is([.FS$10]=TODAY())" calcext:base-cell-address="'Gantt Chart'.FS27"/>
            <calcext:condition calcext:apply-style-name="Weekend" calcext:value="formula-is(OR(WEEKDAY([.FS$10])=1;WEEKDAY([.FS$10])=7))" calcext:base-cell-address="'Gantt Chart'.FS27"/>
            <calcext:condition calcext:apply-style-name="Holiday" calcext:value="formula-is(ISNUMBER(MATCH([.FS$10];Holidays;0)))" calcext:base-cell-address="'Gantt Chart'.FS27"/>
          </calcext:conditional-format>
          <calcext:conditional-format calcext:target-range-address="'Gantt Chart'.FS27:'Gantt Chart'.FS27">
            <calcext:condition calcext:apply-style-name="Task_Completed" calcext:value="formula-is(AND([.$E27]&gt;0;[.FS$10]&gt;=[.$D27];[.FS$10]&lt;=[.$F27];WORKDAY([.$D27];[.$E27]*[.$G27];Holidays)&gt;[.FS$10]))" calcext:base-cell-address="'Gantt Chart'.FS27"/>
            <calcext:condition calcext:apply-style-name="Task_Scheduled" calcext:value="formula-is(AND([.$E27]&gt;0;[.FS$10]&gt;=[.$D27];[.FS$10]&lt;=[.$F27];WORKDAY([.$D27];[.$E27]*[.$G27];Holidays)&lt;=[.FS$10]))" calcext:base-cell-address="'Gantt Chart'.FS27"/>
            <calcext:condition calcext:apply-style-name="Milestone" calcext:value="formula-is(AND([.$D27]&gt;0;[.$F27]=&quot;&quot;;[.$D27]=[.FS$10]))" calcext:base-cell-address="'Gantt Chart'.FS27"/>
          </calcext:conditional-format>
          <calcext:conditional-format calcext:target-range-address="'Gantt Chart'.FT27:'Gantt Chart'.FT27">
            <calcext:condition calcext:apply-style-name="Today" calcext:value="formula-is([.FT$10]=TODAY())" calcext:base-cell-address="'Gantt Chart'.FT27"/>
            <calcext:condition calcext:apply-style-name="Weekend" calcext:value="formula-is(OR(WEEKDAY([.FT$10])=1;WEEKDAY([.FT$10])=7))" calcext:base-cell-address="'Gantt Chart'.FT27"/>
            <calcext:condition calcext:apply-style-name="Holiday" calcext:value="formula-is(ISNUMBER(MATCH([.FT$10];Holidays;0)))" calcext:base-cell-address="'Gantt Chart'.FT27"/>
          </calcext:conditional-format>
          <calcext:conditional-format calcext:target-range-address="'Gantt Chart'.FT27:'Gantt Chart'.FT27">
            <calcext:condition calcext:apply-style-name="Task_Completed" calcext:value="formula-is(AND([.$E27]&gt;0;[.FT$10]&gt;=[.$D27];[.FT$10]&lt;=[.$F27];WORKDAY([.$D27];[.$E27]*[.$G27];Holidays)&gt;[.FT$10]))" calcext:base-cell-address="'Gantt Chart'.FT27"/>
            <calcext:condition calcext:apply-style-name="Task_Scheduled" calcext:value="formula-is(AND([.$E27]&gt;0;[.FT$10]&gt;=[.$D27];[.FT$10]&lt;=[.$F27];WORKDAY([.$D27];[.$E27]*[.$G27];Holidays)&lt;=[.FT$10]))" calcext:base-cell-address="'Gantt Chart'.FT27"/>
            <calcext:condition calcext:apply-style-name="Milestone" calcext:value="formula-is(AND([.$D27]&gt;0;[.$F27]=&quot;&quot;;[.$D27]=[.FT$10]))" calcext:base-cell-address="'Gantt Chart'.FT27"/>
          </calcext:conditional-format>
          <calcext:conditional-format calcext:target-range-address="'Gantt Chart'.FU27:'Gantt Chart'.FU27">
            <calcext:condition calcext:apply-style-name="Today" calcext:value="formula-is([.FU$10]=TODAY())" calcext:base-cell-address="'Gantt Chart'.FU27"/>
            <calcext:condition calcext:apply-style-name="Weekend" calcext:value="formula-is(OR(WEEKDAY([.FU$10])=1;WEEKDAY([.FU$10])=7))" calcext:base-cell-address="'Gantt Chart'.FU27"/>
            <calcext:condition calcext:apply-style-name="Holiday" calcext:value="formula-is(ISNUMBER(MATCH([.FU$10];Holidays;0)))" calcext:base-cell-address="'Gantt Chart'.FU27"/>
          </calcext:conditional-format>
          <calcext:conditional-format calcext:target-range-address="'Gantt Chart'.FU27:'Gantt Chart'.FU27">
            <calcext:condition calcext:apply-style-name="Task_Completed" calcext:value="formula-is(AND([.$E27]&gt;0;[.FU$10]&gt;=[.$D27];[.FU$10]&lt;=[.$F27];WORKDAY([.$D27];[.$E27]*[.$G27];Holidays)&gt;[.FU$10]))" calcext:base-cell-address="'Gantt Chart'.FU27"/>
            <calcext:condition calcext:apply-style-name="Task_Scheduled" calcext:value="formula-is(AND([.$E27]&gt;0;[.FU$10]&gt;=[.$D27];[.FU$10]&lt;=[.$F27];WORKDAY([.$D27];[.$E27]*[.$G27];Holidays)&lt;=[.FU$10]))" calcext:base-cell-address="'Gantt Chart'.FU27"/>
            <calcext:condition calcext:apply-style-name="Milestone" calcext:value="formula-is(AND([.$D27]&gt;0;[.$F27]=&quot;&quot;;[.$D27]=[.FU$10]))" calcext:base-cell-address="'Gantt Chart'.FU27"/>
          </calcext:conditional-format>
          <calcext:conditional-format calcext:target-range-address="'Gantt Chart'.FV27:'Gantt Chart'.FV27">
            <calcext:condition calcext:apply-style-name="Today" calcext:value="formula-is([.FV$10]=TODAY())" calcext:base-cell-address="'Gantt Chart'.FV27"/>
            <calcext:condition calcext:apply-style-name="Weekend" calcext:value="formula-is(OR(WEEKDAY([.FV$10])=1;WEEKDAY([.FV$10])=7))" calcext:base-cell-address="'Gantt Chart'.FV27"/>
            <calcext:condition calcext:apply-style-name="Holiday" calcext:value="formula-is(ISNUMBER(MATCH([.FV$10];Holidays;0)))" calcext:base-cell-address="'Gantt Chart'.FV27"/>
          </calcext:conditional-format>
          <calcext:conditional-format calcext:target-range-address="'Gantt Chart'.FV27:'Gantt Chart'.FV27">
            <calcext:condition calcext:apply-style-name="Task_Completed" calcext:value="formula-is(AND([.$E27]&gt;0;[.FV$10]&gt;=[.$D27];[.FV$10]&lt;=[.$F27];WORKDAY([.$D27];[.$E27]*[.$G27];Holidays)&gt;[.FV$10]))" calcext:base-cell-address="'Gantt Chart'.FV27"/>
            <calcext:condition calcext:apply-style-name="Task_Scheduled" calcext:value="formula-is(AND([.$E27]&gt;0;[.FV$10]&gt;=[.$D27];[.FV$10]&lt;=[.$F27];WORKDAY([.$D27];[.$E27]*[.$G27];Holidays)&lt;=[.FV$10]))" calcext:base-cell-address="'Gantt Chart'.FV27"/>
            <calcext:condition calcext:apply-style-name="Milestone" calcext:value="formula-is(AND([.$D27]&gt;0;[.$F27]=&quot;&quot;;[.$D27]=[.FV$10]))" calcext:base-cell-address="'Gantt Chart'.FV27"/>
          </calcext:conditional-format>
          <calcext:conditional-format calcext:target-range-address="'Gantt Chart'.FW27:'Gantt Chart'.FW27">
            <calcext:condition calcext:apply-style-name="Today" calcext:value="formula-is([.FW$10]=TODAY())" calcext:base-cell-address="'Gantt Chart'.FW27"/>
            <calcext:condition calcext:apply-style-name="Weekend" calcext:value="formula-is(OR(WEEKDAY([.FW$10])=1;WEEKDAY([.FW$10])=7))" calcext:base-cell-address="'Gantt Chart'.FW27"/>
            <calcext:condition calcext:apply-style-name="Holiday" calcext:value="formula-is(ISNUMBER(MATCH([.FW$10];Holidays;0)))" calcext:base-cell-address="'Gantt Chart'.FW27"/>
          </calcext:conditional-format>
          <calcext:conditional-format calcext:target-range-address="'Gantt Chart'.FW27:'Gantt Chart'.FW27">
            <calcext:condition calcext:apply-style-name="Task_Completed" calcext:value="formula-is(AND([.$E27]&gt;0;[.FW$10]&gt;=[.$D27];[.FW$10]&lt;=[.$F27];WORKDAY([.$D27];[.$E27]*[.$G27];Holidays)&gt;[.FW$10]))" calcext:base-cell-address="'Gantt Chart'.FW27"/>
            <calcext:condition calcext:apply-style-name="Task_Scheduled" calcext:value="formula-is(AND([.$E27]&gt;0;[.FW$10]&gt;=[.$D27];[.FW$10]&lt;=[.$F27];WORKDAY([.$D27];[.$E27]*[.$G27];Holidays)&lt;=[.FW$10]))" calcext:base-cell-address="'Gantt Chart'.FW27"/>
            <calcext:condition calcext:apply-style-name="Milestone" calcext:value="formula-is(AND([.$D27]&gt;0;[.$F27]=&quot;&quot;;[.$D27]=[.FW$10]))" calcext:base-cell-address="'Gantt Chart'.FW27"/>
          </calcext:conditional-format>
          <calcext:conditional-format calcext:target-range-address="'Gantt Chart'.FX27:'Gantt Chart'.FX27">
            <calcext:condition calcext:apply-style-name="Today" calcext:value="formula-is([.FX$10]=TODAY())" calcext:base-cell-address="'Gantt Chart'.FX27"/>
            <calcext:condition calcext:apply-style-name="Weekend" calcext:value="formula-is(OR(WEEKDAY([.FX$10])=1;WEEKDAY([.FX$10])=7))" calcext:base-cell-address="'Gantt Chart'.FX27"/>
            <calcext:condition calcext:apply-style-name="Holiday" calcext:value="formula-is(ISNUMBER(MATCH([.FX$10];Holidays;0)))" calcext:base-cell-address="'Gantt Chart'.FX27"/>
          </calcext:conditional-format>
          <calcext:conditional-format calcext:target-range-address="'Gantt Chart'.FX27:'Gantt Chart'.FX27">
            <calcext:condition calcext:apply-style-name="Task_Completed" calcext:value="formula-is(AND([.$E27]&gt;0;[.FX$10]&gt;=[.$D27];[.FX$10]&lt;=[.$F27];WORKDAY([.$D27];[.$E27]*[.$G27];Holidays)&gt;[.FX$10]))" calcext:base-cell-address="'Gantt Chart'.FX27"/>
            <calcext:condition calcext:apply-style-name="Task_Scheduled" calcext:value="formula-is(AND([.$E27]&gt;0;[.FX$10]&gt;=[.$D27];[.FX$10]&lt;=[.$F27];WORKDAY([.$D27];[.$E27]*[.$G27];Holidays)&lt;=[.FX$10]))" calcext:base-cell-address="'Gantt Chart'.FX27"/>
            <calcext:condition calcext:apply-style-name="Milestone" calcext:value="formula-is(AND([.$D27]&gt;0;[.$F27]=&quot;&quot;;[.$D27]=[.FX$10]))" calcext:base-cell-address="'Gantt Chart'.FX27"/>
          </calcext:conditional-format>
          <calcext:conditional-format calcext:target-range-address="'Gantt Chart'.FY27:'Gantt Chart'.FY27">
            <calcext:condition calcext:apply-style-name="Today" calcext:value="formula-is([.FY$10]=TODAY())" calcext:base-cell-address="'Gantt Chart'.FY27"/>
            <calcext:condition calcext:apply-style-name="Weekend" calcext:value="formula-is(OR(WEEKDAY([.FY$10])=1;WEEKDAY([.FY$10])=7))" calcext:base-cell-address="'Gantt Chart'.FY27"/>
            <calcext:condition calcext:apply-style-name="Holiday" calcext:value="formula-is(ISNUMBER(MATCH([.FY$10];Holidays;0)))" calcext:base-cell-address="'Gantt Chart'.FY27"/>
          </calcext:conditional-format>
          <calcext:conditional-format calcext:target-range-address="'Gantt Chart'.FY27:'Gantt Chart'.FY27">
            <calcext:condition calcext:apply-style-name="Task_Completed" calcext:value="formula-is(AND([.$E27]&gt;0;[.FY$10]&gt;=[.$D27];[.FY$10]&lt;=[.$F27];WORKDAY([.$D27];[.$E27]*[.$G27];Holidays)&gt;[.FY$10]))" calcext:base-cell-address="'Gantt Chart'.FY27"/>
            <calcext:condition calcext:apply-style-name="Task_Scheduled" calcext:value="formula-is(AND([.$E27]&gt;0;[.FY$10]&gt;=[.$D27];[.FY$10]&lt;=[.$F27];WORKDAY([.$D27];[.$E27]*[.$G27];Holidays)&lt;=[.FY$10]))" calcext:base-cell-address="'Gantt Chart'.FY27"/>
            <calcext:condition calcext:apply-style-name="Milestone" calcext:value="formula-is(AND([.$D27]&gt;0;[.$F27]=&quot;&quot;;[.$D27]=[.FY$10]))" calcext:base-cell-address="'Gantt Chart'.FY27"/>
          </calcext:conditional-format>
          <calcext:conditional-format calcext:target-range-address="'Gantt Chart'.FZ27:'Gantt Chart'.FZ27">
            <calcext:condition calcext:apply-style-name="Today" calcext:value="formula-is([.FZ$10]=TODAY())" calcext:base-cell-address="'Gantt Chart'.FZ27"/>
            <calcext:condition calcext:apply-style-name="Weekend" calcext:value="formula-is(OR(WEEKDAY([.FZ$10])=1;WEEKDAY([.FZ$10])=7))" calcext:base-cell-address="'Gantt Chart'.FZ27"/>
            <calcext:condition calcext:apply-style-name="Holiday" calcext:value="formula-is(ISNUMBER(MATCH([.FZ$10];Holidays;0)))" calcext:base-cell-address="'Gantt Chart'.FZ27"/>
          </calcext:conditional-format>
          <calcext:conditional-format calcext:target-range-address="'Gantt Chart'.FZ27:'Gantt Chart'.FZ27">
            <calcext:condition calcext:apply-style-name="Task_Completed" calcext:value="formula-is(AND([.$E27]&gt;0;[.FZ$10]&gt;=[.$D27];[.FZ$10]&lt;=[.$F27];WORKDAY([.$D27];[.$E27]*[.$G27];Holidays)&gt;[.FZ$10]))" calcext:base-cell-address="'Gantt Chart'.FZ27"/>
            <calcext:condition calcext:apply-style-name="Task_Scheduled" calcext:value="formula-is(AND([.$E27]&gt;0;[.FZ$10]&gt;=[.$D27];[.FZ$10]&lt;=[.$F27];WORKDAY([.$D27];[.$E27]*[.$G27];Holidays)&lt;=[.FZ$10]))" calcext:base-cell-address="'Gantt Chart'.FZ27"/>
            <calcext:condition calcext:apply-style-name="Milestone" calcext:value="formula-is(AND([.$D27]&gt;0;[.$F27]=&quot;&quot;;[.$D27]=[.FZ$10]))" calcext:base-cell-address="'Gantt Chart'.FZ27"/>
          </calcext:conditional-format>
          <calcext:conditional-format calcext:target-range-address="'Gantt Chart'.GA27:'Gantt Chart'.GA27">
            <calcext:condition calcext:apply-style-name="Today" calcext:value="formula-is([.GA$10]=TODAY())" calcext:base-cell-address="'Gantt Chart'.GA27"/>
            <calcext:condition calcext:apply-style-name="Weekend" calcext:value="formula-is(OR(WEEKDAY([.GA$10])=1;WEEKDAY([.GA$10])=7))" calcext:base-cell-address="'Gantt Chart'.GA27"/>
            <calcext:condition calcext:apply-style-name="Holiday" calcext:value="formula-is(ISNUMBER(MATCH([.GA$10];Holidays;0)))" calcext:base-cell-address="'Gantt Chart'.GA27"/>
          </calcext:conditional-format>
          <calcext:conditional-format calcext:target-range-address="'Gantt Chart'.GA27:'Gantt Chart'.GA27">
            <calcext:condition calcext:apply-style-name="Task_Completed" calcext:value="formula-is(AND([.$E27]&gt;0;[.GA$10]&gt;=[.$D27];[.GA$10]&lt;=[.$F27];WORKDAY([.$D27];[.$E27]*[.$G27];Holidays)&gt;[.GA$10]))" calcext:base-cell-address="'Gantt Chart'.GA27"/>
            <calcext:condition calcext:apply-style-name="Task_Scheduled" calcext:value="formula-is(AND([.$E27]&gt;0;[.GA$10]&gt;=[.$D27];[.GA$10]&lt;=[.$F27];WORKDAY([.$D27];[.$E27]*[.$G27];Holidays)&lt;=[.GA$10]))" calcext:base-cell-address="'Gantt Chart'.GA27"/>
            <calcext:condition calcext:apply-style-name="Milestone" calcext:value="formula-is(AND([.$D27]&gt;0;[.$F27]=&quot;&quot;;[.$D27]=[.GA$10]))" calcext:base-cell-address="'Gantt Chart'.GA27"/>
          </calcext:conditional-format>
          <calcext:conditional-format calcext:target-range-address="'Gantt Chart'.GB27:'Gantt Chart'.GB27">
            <calcext:condition calcext:apply-style-name="Today" calcext:value="formula-is([.GB$10]=TODAY())" calcext:base-cell-address="'Gantt Chart'.GB27"/>
            <calcext:condition calcext:apply-style-name="Weekend" calcext:value="formula-is(OR(WEEKDAY([.GB$10])=1;WEEKDAY([.GB$10])=7))" calcext:base-cell-address="'Gantt Chart'.GB27"/>
            <calcext:condition calcext:apply-style-name="Holiday" calcext:value="formula-is(ISNUMBER(MATCH([.GB$10];Holidays;0)))" calcext:base-cell-address="'Gantt Chart'.GB27"/>
          </calcext:conditional-format>
          <calcext:conditional-format calcext:target-range-address="'Gantt Chart'.GB27:'Gantt Chart'.GB27">
            <calcext:condition calcext:apply-style-name="Task_Completed" calcext:value="formula-is(AND([.$E27]&gt;0;[.GB$10]&gt;=[.$D27];[.GB$10]&lt;=[.$F27];WORKDAY([.$D27];[.$E27]*[.$G27];Holidays)&gt;[.GB$10]))" calcext:base-cell-address="'Gantt Chart'.GB27"/>
            <calcext:condition calcext:apply-style-name="Task_Scheduled" calcext:value="formula-is(AND([.$E27]&gt;0;[.GB$10]&gt;=[.$D27];[.GB$10]&lt;=[.$F27];WORKDAY([.$D27];[.$E27]*[.$G27];Holidays)&lt;=[.GB$10]))" calcext:base-cell-address="'Gantt Chart'.GB27"/>
            <calcext:condition calcext:apply-style-name="Milestone" calcext:value="formula-is(AND([.$D27]&gt;0;[.$F27]=&quot;&quot;;[.$D27]=[.GB$10]))" calcext:base-cell-address="'Gantt Chart'.GB27"/>
          </calcext:conditional-format>
          <calcext:conditional-format calcext:target-range-address="'Gantt Chart'.GC27:'Gantt Chart'.GC27">
            <calcext:condition calcext:apply-style-name="Today" calcext:value="formula-is([.GC$10]=TODAY())" calcext:base-cell-address="'Gantt Chart'.GC27"/>
            <calcext:condition calcext:apply-style-name="Weekend" calcext:value="formula-is(OR(WEEKDAY([.GC$10])=1;WEEKDAY([.GC$10])=7))" calcext:base-cell-address="'Gantt Chart'.GC27"/>
            <calcext:condition calcext:apply-style-name="Holiday" calcext:value="formula-is(ISNUMBER(MATCH([.GC$10];Holidays;0)))" calcext:base-cell-address="'Gantt Chart'.GC27"/>
          </calcext:conditional-format>
          <calcext:conditional-format calcext:target-range-address="'Gantt Chart'.GC27:'Gantt Chart'.GC27">
            <calcext:condition calcext:apply-style-name="Task_Completed" calcext:value="formula-is(AND([.$E27]&gt;0;[.GC$10]&gt;=[.$D27];[.GC$10]&lt;=[.$F27];WORKDAY([.$D27];[.$E27]*[.$G27];Holidays)&gt;[.GC$10]))" calcext:base-cell-address="'Gantt Chart'.GC27"/>
            <calcext:condition calcext:apply-style-name="Task_Scheduled" calcext:value="formula-is(AND([.$E27]&gt;0;[.GC$10]&gt;=[.$D27];[.GC$10]&lt;=[.$F27];WORKDAY([.$D27];[.$E27]*[.$G27];Holidays)&lt;=[.GC$10]))" calcext:base-cell-address="'Gantt Chart'.GC27"/>
            <calcext:condition calcext:apply-style-name="Milestone" calcext:value="formula-is(AND([.$D27]&gt;0;[.$F27]=&quot;&quot;;[.$D27]=[.GC$10]))" calcext:base-cell-address="'Gantt Chart'.GC27"/>
          </calcext:conditional-format>
          <calcext:conditional-format calcext:target-range-address="'Gantt Chart'.GD27:'Gantt Chart'.GD27">
            <calcext:condition calcext:apply-style-name="Today" calcext:value="formula-is([.GD$10]=TODAY())" calcext:base-cell-address="'Gantt Chart'.GD27"/>
            <calcext:condition calcext:apply-style-name="Weekend" calcext:value="formula-is(OR(WEEKDAY([.GD$10])=1;WEEKDAY([.GD$10])=7))" calcext:base-cell-address="'Gantt Chart'.GD27"/>
            <calcext:condition calcext:apply-style-name="Holiday" calcext:value="formula-is(ISNUMBER(MATCH([.GD$10];Holidays;0)))" calcext:base-cell-address="'Gantt Chart'.GD27"/>
          </calcext:conditional-format>
          <calcext:conditional-format calcext:target-range-address="'Gantt Chart'.GD27:'Gantt Chart'.GD27">
            <calcext:condition calcext:apply-style-name="Task_Completed" calcext:value="formula-is(AND([.$E27]&gt;0;[.GD$10]&gt;=[.$D27];[.GD$10]&lt;=[.$F27];WORKDAY([.$D27];[.$E27]*[.$G27];Holidays)&gt;[.GD$10]))" calcext:base-cell-address="'Gantt Chart'.GD27"/>
            <calcext:condition calcext:apply-style-name="Task_Scheduled" calcext:value="formula-is(AND([.$E27]&gt;0;[.GD$10]&gt;=[.$D27];[.GD$10]&lt;=[.$F27];WORKDAY([.$D27];[.$E27]*[.$G27];Holidays)&lt;=[.GD$10]))" calcext:base-cell-address="'Gantt Chart'.GD27"/>
            <calcext:condition calcext:apply-style-name="Milestone" calcext:value="formula-is(AND([.$D27]&gt;0;[.$F27]=&quot;&quot;;[.$D27]=[.GD$10]))" calcext:base-cell-address="'Gantt Chart'.GD27"/>
          </calcext:conditional-format>
          <calcext:conditional-format calcext:target-range-address="'Gantt Chart'.GE27:'Gantt Chart'.GE27">
            <calcext:condition calcext:apply-style-name="Today" calcext:value="formula-is([.GE$10]=TODAY())" calcext:base-cell-address="'Gantt Chart'.GE27"/>
            <calcext:condition calcext:apply-style-name="Weekend" calcext:value="formula-is(OR(WEEKDAY([.GE$10])=1;WEEKDAY([.GE$10])=7))" calcext:base-cell-address="'Gantt Chart'.GE27"/>
            <calcext:condition calcext:apply-style-name="Holiday" calcext:value="formula-is(ISNUMBER(MATCH([.GE$10];Holidays;0)))" calcext:base-cell-address="'Gantt Chart'.GE27"/>
          </calcext:conditional-format>
          <calcext:conditional-format calcext:target-range-address="'Gantt Chart'.GE27:'Gantt Chart'.GE27">
            <calcext:condition calcext:apply-style-name="Task_Completed" calcext:value="formula-is(AND([.$E27]&gt;0;[.GE$10]&gt;=[.$D27];[.GE$10]&lt;=[.$F27];WORKDAY([.$D27];[.$E27]*[.$G27];Holidays)&gt;[.GE$10]))" calcext:base-cell-address="'Gantt Chart'.GE27"/>
            <calcext:condition calcext:apply-style-name="Task_Scheduled" calcext:value="formula-is(AND([.$E27]&gt;0;[.GE$10]&gt;=[.$D27];[.GE$10]&lt;=[.$F27];WORKDAY([.$D27];[.$E27]*[.$G27];Holidays)&lt;=[.GE$10]))" calcext:base-cell-address="'Gantt Chart'.GE27"/>
            <calcext:condition calcext:apply-style-name="Milestone" calcext:value="formula-is(AND([.$D27]&gt;0;[.$F27]=&quot;&quot;;[.$D27]=[.GE$10]))" calcext:base-cell-address="'Gantt Chart'.GE27"/>
          </calcext:conditional-format>
          <calcext:conditional-format calcext:target-range-address="'Gantt Chart'.GF27:'Gantt Chart'.GF27">
            <calcext:condition calcext:apply-style-name="Today" calcext:value="formula-is([.GF$10]=TODAY())" calcext:base-cell-address="'Gantt Chart'.GF27"/>
            <calcext:condition calcext:apply-style-name="Weekend" calcext:value="formula-is(OR(WEEKDAY([.GF$10])=1;WEEKDAY([.GF$10])=7))" calcext:base-cell-address="'Gantt Chart'.GF27"/>
            <calcext:condition calcext:apply-style-name="Holiday" calcext:value="formula-is(ISNUMBER(MATCH([.GF$10];Holidays;0)))" calcext:base-cell-address="'Gantt Chart'.GF27"/>
          </calcext:conditional-format>
          <calcext:conditional-format calcext:target-range-address="'Gantt Chart'.GF27:'Gantt Chart'.GF27">
            <calcext:condition calcext:apply-style-name="Task_Completed" calcext:value="formula-is(AND([.$E27]&gt;0;[.GF$10]&gt;=[.$D27];[.GF$10]&lt;=[.$F27];WORKDAY([.$D27];[.$E27]*[.$G27];Holidays)&gt;[.GF$10]))" calcext:base-cell-address="'Gantt Chart'.GF27"/>
            <calcext:condition calcext:apply-style-name="Task_Scheduled" calcext:value="formula-is(AND([.$E27]&gt;0;[.GF$10]&gt;=[.$D27];[.GF$10]&lt;=[.$F27];WORKDAY([.$D27];[.$E27]*[.$G27];Holidays)&lt;=[.GF$10]))" calcext:base-cell-address="'Gantt Chart'.GF27"/>
            <calcext:condition calcext:apply-style-name="Milestone" calcext:value="formula-is(AND([.$D27]&gt;0;[.$F27]=&quot;&quot;;[.$D27]=[.GF$10]))" calcext:base-cell-address="'Gantt Chart'.GF27"/>
          </calcext:conditional-format>
          <calcext:conditional-format calcext:target-range-address="'Gantt Chart'.GG27:'Gantt Chart'.GG27">
            <calcext:condition calcext:apply-style-name="Today" calcext:value="formula-is([.GG$10]=TODAY())" calcext:base-cell-address="'Gantt Chart'.GG27"/>
            <calcext:condition calcext:apply-style-name="Weekend" calcext:value="formula-is(OR(WEEKDAY([.GG$10])=1;WEEKDAY([.GG$10])=7))" calcext:base-cell-address="'Gantt Chart'.GG27"/>
            <calcext:condition calcext:apply-style-name="Holiday" calcext:value="formula-is(ISNUMBER(MATCH([.GG$10];Holidays;0)))" calcext:base-cell-address="'Gantt Chart'.GG27"/>
          </calcext:conditional-format>
          <calcext:conditional-format calcext:target-range-address="'Gantt Chart'.GG27:'Gantt Chart'.GG27">
            <calcext:condition calcext:apply-style-name="Task_Completed" calcext:value="formula-is(AND([.$E27]&gt;0;[.GG$10]&gt;=[.$D27];[.GG$10]&lt;=[.$F27];WORKDAY([.$D27];[.$E27]*[.$G27];Holidays)&gt;[.GG$10]))" calcext:base-cell-address="'Gantt Chart'.GG27"/>
            <calcext:condition calcext:apply-style-name="Task_Scheduled" calcext:value="formula-is(AND([.$E27]&gt;0;[.GG$10]&gt;=[.$D27];[.GG$10]&lt;=[.$F27];WORKDAY([.$D27];[.$E27]*[.$G27];Holidays)&lt;=[.GG$10]))" calcext:base-cell-address="'Gantt Chart'.GG27"/>
            <calcext:condition calcext:apply-style-name="Milestone" calcext:value="formula-is(AND([.$D27]&gt;0;[.$F27]=&quot;&quot;;[.$D27]=[.GG$10]))" calcext:base-cell-address="'Gantt Chart'.GG27"/>
          </calcext:conditional-format>
          <calcext:conditional-format calcext:target-range-address="'Gantt Chart'.GH27:'Gantt Chart'.GH27">
            <calcext:condition calcext:apply-style-name="Today" calcext:value="formula-is([.GH$10]=TODAY())" calcext:base-cell-address="'Gantt Chart'.GH27"/>
            <calcext:condition calcext:apply-style-name="Weekend" calcext:value="formula-is(OR(WEEKDAY([.GH$10])=1;WEEKDAY([.GH$10])=7))" calcext:base-cell-address="'Gantt Chart'.GH27"/>
            <calcext:condition calcext:apply-style-name="Holiday" calcext:value="formula-is(ISNUMBER(MATCH([.GH$10];Holidays;0)))" calcext:base-cell-address="'Gantt Chart'.GH27"/>
          </calcext:conditional-format>
          <calcext:conditional-format calcext:target-range-address="'Gantt Chart'.GH27:'Gantt Chart'.GH27">
            <calcext:condition calcext:apply-style-name="Task_Completed" calcext:value="formula-is(AND([.$E27]&gt;0;[.GH$10]&gt;=[.$D27];[.GH$10]&lt;=[.$F27];WORKDAY([.$D27];[.$E27]*[.$G27];Holidays)&gt;[.GH$10]))" calcext:base-cell-address="'Gantt Chart'.GH27"/>
            <calcext:condition calcext:apply-style-name="Task_Scheduled" calcext:value="formula-is(AND([.$E27]&gt;0;[.GH$10]&gt;=[.$D27];[.GH$10]&lt;=[.$F27];WORKDAY([.$D27];[.$E27]*[.$G27];Holidays)&lt;=[.GH$10]))" calcext:base-cell-address="'Gantt Chart'.GH27"/>
            <calcext:condition calcext:apply-style-name="Milestone" calcext:value="formula-is(AND([.$D27]&gt;0;[.$F27]=&quot;&quot;;[.$D27]=[.GH$10]))" calcext:base-cell-address="'Gantt Chart'.GH27"/>
          </calcext:conditional-format>
          <calcext:conditional-format calcext:target-range-address="'Gantt Chart'.GI27:'Gantt Chart'.GI27">
            <calcext:condition calcext:apply-style-name="Today" calcext:value="formula-is([.GI$10]=TODAY())" calcext:base-cell-address="'Gantt Chart'.GI27"/>
            <calcext:condition calcext:apply-style-name="Weekend" calcext:value="formula-is(OR(WEEKDAY([.GI$10])=1;WEEKDAY([.GI$10])=7))" calcext:base-cell-address="'Gantt Chart'.GI27"/>
            <calcext:condition calcext:apply-style-name="Holiday" calcext:value="formula-is(ISNUMBER(MATCH([.GI$10];Holidays;0)))" calcext:base-cell-address="'Gantt Chart'.GI27"/>
          </calcext:conditional-format>
          <calcext:conditional-format calcext:target-range-address="'Gantt Chart'.GI27:'Gantt Chart'.GI27">
            <calcext:condition calcext:apply-style-name="Task_Completed" calcext:value="formula-is(AND([.$E27]&gt;0;[.GI$10]&gt;=[.$D27];[.GI$10]&lt;=[.$F27];WORKDAY([.$D27];[.$E27]*[.$G27];Holidays)&gt;[.GI$10]))" calcext:base-cell-address="'Gantt Chart'.GI27"/>
            <calcext:condition calcext:apply-style-name="Task_Scheduled" calcext:value="formula-is(AND([.$E27]&gt;0;[.GI$10]&gt;=[.$D27];[.GI$10]&lt;=[.$F27];WORKDAY([.$D27];[.$E27]*[.$G27];Holidays)&lt;=[.GI$10]))" calcext:base-cell-address="'Gantt Chart'.GI27"/>
            <calcext:condition calcext:apply-style-name="Milestone" calcext:value="formula-is(AND([.$D27]&gt;0;[.$F27]=&quot;&quot;;[.$D27]=[.GI$10]))" calcext:base-cell-address="'Gantt Chart'.GI27"/>
          </calcext:conditional-format>
          <calcext:conditional-format calcext:target-range-address="'Gantt Chart'.K29:'Gantt Chart'.GI31">
            <calcext:condition calcext:apply-style-name="Today" calcext:value="formula-is([.K$10]=TODAY())" calcext:base-cell-address="'Gantt Chart'.K29"/>
            <calcext:condition calcext:apply-style-name="Weekend" calcext:value="formula-is(OR(WEEKDAY([.K$10])=1;WEEKDAY([.K$10])=7))" calcext:base-cell-address="'Gantt Chart'.K29"/>
            <calcext:condition calcext:apply-style-name="Holiday" calcext:value="formula-is(ISNUMBER(MATCH([.K$10];Holidays;0)))" calcext:base-cell-address="'Gantt Chart'.K29"/>
          </calcext:conditional-format>
          <calcext:conditional-format calcext:target-range-address="'Gantt Chart'.K29:'Gantt Chart'.GI31">
            <calcext:condition calcext:apply-style-name="Task_Completed" calcext:value="formula-is(AND([.$E29]&gt;0;[.K$10]&gt;=[.$D29];[.K$10]&lt;=[.$F29];WORKDAY([.$D29];[.$E29]*[.$G29];Holidays)&gt;[.K$10]))" calcext:base-cell-address="'Gantt Chart'.K29"/>
            <calcext:condition calcext:apply-style-name="Task_Scheduled" calcext:value="formula-is(AND([.$E29]&gt;0;[.K$10]&gt;=[.$D29];[.K$10]&lt;=[.$F29];WORKDAY([.$D29];[.$E29]*[.$G29];Holidays)&lt;=[.K$10]))" calcext:base-cell-address="'Gantt Chart'.K29"/>
            <calcext:condition calcext:apply-style-name="Milestone" calcext:value="formula-is(AND([.$D29]&gt;0;[.$F29]=&quot;&quot;;[.$D29]=[.K$10]))" calcext:base-cell-address="'Gantt Chart'.K29"/>
          </calcext:conditional-format>
          <calcext:conditional-format calcext:target-range-address="'Gantt Chart'.G29:'Gantt Chart'.G31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2:'Gantt Chart'.G32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K32:'Gantt Chart'.K32">
            <calcext:condition calcext:apply-style-name="Today" calcext:value="formula-is([.K$10]=TODAY())" calcext:base-cell-address="'Gantt Chart'.K32"/>
            <calcext:condition calcext:apply-style-name="Weekend" calcext:value="formula-is(OR(WEEKDAY([.K$10])=1;WEEKDAY([.K$10])=7))" calcext:base-cell-address="'Gantt Chart'.K32"/>
            <calcext:condition calcext:apply-style-name="Holiday" calcext:value="formula-is(ISNUMBER(MATCH([.K$10];Holidays;0)))" calcext:base-cell-address="'Gantt Chart'.K32"/>
          </calcext:conditional-format>
          <calcext:conditional-format calcext:target-range-address="'Gantt Chart'.K32:'Gantt Chart'.K32">
            <calcext:condition calcext:apply-style-name="Task_Completed" calcext:value="formula-is(AND([.$E32]&gt;0;[.K$10]&gt;=[.$D32];[.K$10]&lt;=[.$F32];WORKDAY([.$D32];[.$E32]*[.$G32];Holidays)&gt;[.K$10]))" calcext:base-cell-address="'Gantt Chart'.K32"/>
            <calcext:condition calcext:apply-style-name="Task_Scheduled" calcext:value="formula-is(AND([.$E32]&gt;0;[.K$10]&gt;=[.$D32];[.K$10]&lt;=[.$F32];WORKDAY([.$D32];[.$E32]*[.$G32];Holidays)&lt;=[.K$10]))" calcext:base-cell-address="'Gantt Chart'.K32"/>
            <calcext:condition calcext:apply-style-name="Milestone" calcext:value="formula-is(AND([.$D32]&gt;0;[.$F32]=&quot;&quot;;[.$D32]=[.K$10]))" calcext:base-cell-address="'Gantt Chart'.K32"/>
          </calcext:conditional-format>
          <calcext:conditional-format calcext:target-range-address="'Gantt Chart'.L32:'Gantt Chart'.L32">
            <calcext:condition calcext:apply-style-name="Today" calcext:value="formula-is([.L$10]=TODAY())" calcext:base-cell-address="'Gantt Chart'.L32"/>
            <calcext:condition calcext:apply-style-name="Weekend" calcext:value="formula-is(OR(WEEKDAY([.L$10])=1;WEEKDAY([.L$10])=7))" calcext:base-cell-address="'Gantt Chart'.L32"/>
            <calcext:condition calcext:apply-style-name="Holiday" calcext:value="formula-is(ISNUMBER(MATCH([.L$10];Holidays;0)))" calcext:base-cell-address="'Gantt Chart'.L32"/>
          </calcext:conditional-format>
          <calcext:conditional-format calcext:target-range-address="'Gantt Chart'.L32:'Gantt Chart'.L32">
            <calcext:condition calcext:apply-style-name="Task_Completed" calcext:value="formula-is(AND([.$E32]&gt;0;[.L$10]&gt;=[.$D32];[.L$10]&lt;=[.$F32];WORKDAY([.$D32];[.$E32]*[.$G32];Holidays)&gt;[.L$10]))" calcext:base-cell-address="'Gantt Chart'.L32"/>
            <calcext:condition calcext:apply-style-name="Task_Scheduled" calcext:value="formula-is(AND([.$E32]&gt;0;[.L$10]&gt;=[.$D32];[.L$10]&lt;=[.$F32];WORKDAY([.$D32];[.$E32]*[.$G32];Holidays)&lt;=[.L$10]))" calcext:base-cell-address="'Gantt Chart'.L32"/>
            <calcext:condition calcext:apply-style-name="Milestone" calcext:value="formula-is(AND([.$D32]&gt;0;[.$F32]=&quot;&quot;;[.$D32]=[.L$10]))" calcext:base-cell-address="'Gantt Chart'.L32"/>
          </calcext:conditional-format>
          <calcext:conditional-format calcext:target-range-address="'Gantt Chart'.M32:'Gantt Chart'.M32">
            <calcext:condition calcext:apply-style-name="Today" calcext:value="formula-is([.M$10]=TODAY())" calcext:base-cell-address="'Gantt Chart'.M32"/>
            <calcext:condition calcext:apply-style-name="Weekend" calcext:value="formula-is(OR(WEEKDAY([.M$10])=1;WEEKDAY([.M$10])=7))" calcext:base-cell-address="'Gantt Chart'.M32"/>
            <calcext:condition calcext:apply-style-name="Holiday" calcext:value="formula-is(ISNUMBER(MATCH([.M$10];Holidays;0)))" calcext:base-cell-address="'Gantt Chart'.M32"/>
          </calcext:conditional-format>
          <calcext:conditional-format calcext:target-range-address="'Gantt Chart'.M32:'Gantt Chart'.M32">
            <calcext:condition calcext:apply-style-name="Task_Completed" calcext:value="formula-is(AND([.$E32]&gt;0;[.M$10]&gt;=[.$D32];[.M$10]&lt;=[.$F32];WORKDAY([.$D32];[.$E32]*[.$G32];Holidays)&gt;[.M$10]))" calcext:base-cell-address="'Gantt Chart'.M32"/>
            <calcext:condition calcext:apply-style-name="Task_Scheduled" calcext:value="formula-is(AND([.$E32]&gt;0;[.M$10]&gt;=[.$D32];[.M$10]&lt;=[.$F32];WORKDAY([.$D32];[.$E32]*[.$G32];Holidays)&lt;=[.M$10]))" calcext:base-cell-address="'Gantt Chart'.M32"/>
            <calcext:condition calcext:apply-style-name="Milestone" calcext:value="formula-is(AND([.$D32]&gt;0;[.$F32]=&quot;&quot;;[.$D32]=[.M$10]))" calcext:base-cell-address="'Gantt Chart'.M32"/>
          </calcext:conditional-format>
          <calcext:conditional-format calcext:target-range-address="'Gantt Chart'.N32:'Gantt Chart'.N32">
            <calcext:condition calcext:apply-style-name="Today" calcext:value="formula-is([.N$10]=TODAY())" calcext:base-cell-address="'Gantt Chart'.N32"/>
            <calcext:condition calcext:apply-style-name="Weekend" calcext:value="formula-is(OR(WEEKDAY([.N$10])=1;WEEKDAY([.N$10])=7))" calcext:base-cell-address="'Gantt Chart'.N32"/>
            <calcext:condition calcext:apply-style-name="Holiday" calcext:value="formula-is(ISNUMBER(MATCH([.N$10];Holidays;0)))" calcext:base-cell-address="'Gantt Chart'.N32"/>
          </calcext:conditional-format>
          <calcext:conditional-format calcext:target-range-address="'Gantt Chart'.N32:'Gantt Chart'.N32">
            <calcext:condition calcext:apply-style-name="Task_Completed" calcext:value="formula-is(AND([.$E32]&gt;0;[.N$10]&gt;=[.$D32];[.N$10]&lt;=[.$F32];WORKDAY([.$D32];[.$E32]*[.$G32];Holidays)&gt;[.N$10]))" calcext:base-cell-address="'Gantt Chart'.N32"/>
            <calcext:condition calcext:apply-style-name="Task_Scheduled" calcext:value="formula-is(AND([.$E32]&gt;0;[.N$10]&gt;=[.$D32];[.N$10]&lt;=[.$F32];WORKDAY([.$D32];[.$E32]*[.$G32];Holidays)&lt;=[.N$10]))" calcext:base-cell-address="'Gantt Chart'.N32"/>
            <calcext:condition calcext:apply-style-name="Milestone" calcext:value="formula-is(AND([.$D32]&gt;0;[.$F32]=&quot;&quot;;[.$D32]=[.N$10]))" calcext:base-cell-address="'Gantt Chart'.N32"/>
          </calcext:conditional-format>
          <calcext:conditional-format calcext:target-range-address="'Gantt Chart'.O32:'Gantt Chart'.O32">
            <calcext:condition calcext:apply-style-name="Today" calcext:value="formula-is([.O$10]=TODAY())" calcext:base-cell-address="'Gantt Chart'.O32"/>
            <calcext:condition calcext:apply-style-name="Weekend" calcext:value="formula-is(OR(WEEKDAY([.O$10])=1;WEEKDAY([.O$10])=7))" calcext:base-cell-address="'Gantt Chart'.O32"/>
            <calcext:condition calcext:apply-style-name="Holiday" calcext:value="formula-is(ISNUMBER(MATCH([.O$10];Holidays;0)))" calcext:base-cell-address="'Gantt Chart'.O32"/>
          </calcext:conditional-format>
          <calcext:conditional-format calcext:target-range-address="'Gantt Chart'.O32:'Gantt Chart'.O32">
            <calcext:condition calcext:apply-style-name="Task_Completed" calcext:value="formula-is(AND([.$E32]&gt;0;[.O$10]&gt;=[.$D32];[.O$10]&lt;=[.$F32];WORKDAY([.$D32];[.$E32]*[.$G32];Holidays)&gt;[.O$10]))" calcext:base-cell-address="'Gantt Chart'.O32"/>
            <calcext:condition calcext:apply-style-name="Task_Scheduled" calcext:value="formula-is(AND([.$E32]&gt;0;[.O$10]&gt;=[.$D32];[.O$10]&lt;=[.$F32];WORKDAY([.$D32];[.$E32]*[.$G32];Holidays)&lt;=[.O$10]))" calcext:base-cell-address="'Gantt Chart'.O32"/>
            <calcext:condition calcext:apply-style-name="Milestone" calcext:value="formula-is(AND([.$D32]&gt;0;[.$F32]=&quot;&quot;;[.$D32]=[.O$10]))" calcext:base-cell-address="'Gantt Chart'.O32"/>
          </calcext:conditional-format>
          <calcext:conditional-format calcext:target-range-address="'Gantt Chart'.P32:'Gantt Chart'.P32">
            <calcext:condition calcext:apply-style-name="Today" calcext:value="formula-is([.P$10]=TODAY())" calcext:base-cell-address="'Gantt Chart'.P32"/>
            <calcext:condition calcext:apply-style-name="Weekend" calcext:value="formula-is(OR(WEEKDAY([.P$10])=1;WEEKDAY([.P$10])=7))" calcext:base-cell-address="'Gantt Chart'.P32"/>
            <calcext:condition calcext:apply-style-name="Holiday" calcext:value="formula-is(ISNUMBER(MATCH([.P$10];Holidays;0)))" calcext:base-cell-address="'Gantt Chart'.P32"/>
          </calcext:conditional-format>
          <calcext:conditional-format calcext:target-range-address="'Gantt Chart'.P32:'Gantt Chart'.P32">
            <calcext:condition calcext:apply-style-name="Task_Completed" calcext:value="formula-is(AND([.$E32]&gt;0;[.P$10]&gt;=[.$D32];[.P$10]&lt;=[.$F32];WORKDAY([.$D32];[.$E32]*[.$G32];Holidays)&gt;[.P$10]))" calcext:base-cell-address="'Gantt Chart'.P32"/>
            <calcext:condition calcext:apply-style-name="Task_Scheduled" calcext:value="formula-is(AND([.$E32]&gt;0;[.P$10]&gt;=[.$D32];[.P$10]&lt;=[.$F32];WORKDAY([.$D32];[.$E32]*[.$G32];Holidays)&lt;=[.P$10]))" calcext:base-cell-address="'Gantt Chart'.P32"/>
            <calcext:condition calcext:apply-style-name="Milestone" calcext:value="formula-is(AND([.$D32]&gt;0;[.$F32]=&quot;&quot;;[.$D32]=[.P$10]))" calcext:base-cell-address="'Gantt Chart'.P32"/>
          </calcext:conditional-format>
          <calcext:conditional-format calcext:target-range-address="'Gantt Chart'.Q32:'Gantt Chart'.Q32">
            <calcext:condition calcext:apply-style-name="Today" calcext:value="formula-is([.Q$10]=TODAY())" calcext:base-cell-address="'Gantt Chart'.Q32"/>
            <calcext:condition calcext:apply-style-name="Weekend" calcext:value="formula-is(OR(WEEKDAY([.Q$10])=1;WEEKDAY([.Q$10])=7))" calcext:base-cell-address="'Gantt Chart'.Q32"/>
            <calcext:condition calcext:apply-style-name="Holiday" calcext:value="formula-is(ISNUMBER(MATCH([.Q$10];Holidays;0)))" calcext:base-cell-address="'Gantt Chart'.Q32"/>
          </calcext:conditional-format>
          <calcext:conditional-format calcext:target-range-address="'Gantt Chart'.Q32:'Gantt Chart'.Q32">
            <calcext:condition calcext:apply-style-name="Task_Completed" calcext:value="formula-is(AND([.$E32]&gt;0;[.Q$10]&gt;=[.$D32];[.Q$10]&lt;=[.$F32];WORKDAY([.$D32];[.$E32]*[.$G32];Holidays)&gt;[.Q$10]))" calcext:base-cell-address="'Gantt Chart'.Q32"/>
            <calcext:condition calcext:apply-style-name="Task_Scheduled" calcext:value="formula-is(AND([.$E32]&gt;0;[.Q$10]&gt;=[.$D32];[.Q$10]&lt;=[.$F32];WORKDAY([.$D32];[.$E32]*[.$G32];Holidays)&lt;=[.Q$10]))" calcext:base-cell-address="'Gantt Chart'.Q32"/>
            <calcext:condition calcext:apply-style-name="Milestone" calcext:value="formula-is(AND([.$D32]&gt;0;[.$F32]=&quot;&quot;;[.$D32]=[.Q$10]))" calcext:base-cell-address="'Gantt Chart'.Q32"/>
          </calcext:conditional-format>
          <calcext:conditional-format calcext:target-range-address="'Gantt Chart'.R32:'Gantt Chart'.R32">
            <calcext:condition calcext:apply-style-name="Today" calcext:value="formula-is([.R$10]=TODAY())" calcext:base-cell-address="'Gantt Chart'.R32"/>
            <calcext:condition calcext:apply-style-name="Weekend" calcext:value="formula-is(OR(WEEKDAY([.R$10])=1;WEEKDAY([.R$10])=7))" calcext:base-cell-address="'Gantt Chart'.R32"/>
            <calcext:condition calcext:apply-style-name="Holiday" calcext:value="formula-is(ISNUMBER(MATCH([.R$10];Holidays;0)))" calcext:base-cell-address="'Gantt Chart'.R32"/>
          </calcext:conditional-format>
          <calcext:conditional-format calcext:target-range-address="'Gantt Chart'.R32:'Gantt Chart'.R32">
            <calcext:condition calcext:apply-style-name="Task_Completed" calcext:value="formula-is(AND([.$E32]&gt;0;[.R$10]&gt;=[.$D32];[.R$10]&lt;=[.$F32];WORKDAY([.$D32];[.$E32]*[.$G32];Holidays)&gt;[.R$10]))" calcext:base-cell-address="'Gantt Chart'.R32"/>
            <calcext:condition calcext:apply-style-name="Task_Scheduled" calcext:value="formula-is(AND([.$E32]&gt;0;[.R$10]&gt;=[.$D32];[.R$10]&lt;=[.$F32];WORKDAY([.$D32];[.$E32]*[.$G32];Holidays)&lt;=[.R$10]))" calcext:base-cell-address="'Gantt Chart'.R32"/>
            <calcext:condition calcext:apply-style-name="Milestone" calcext:value="formula-is(AND([.$D32]&gt;0;[.$F32]=&quot;&quot;;[.$D32]=[.R$10]))" calcext:base-cell-address="'Gantt Chart'.R32"/>
          </calcext:conditional-format>
          <calcext:conditional-format calcext:target-range-address="'Gantt Chart'.S32:'Gantt Chart'.S32">
            <calcext:condition calcext:apply-style-name="Today" calcext:value="formula-is([.S$10]=TODAY())" calcext:base-cell-address="'Gantt Chart'.S32"/>
            <calcext:condition calcext:apply-style-name="Weekend" calcext:value="formula-is(OR(WEEKDAY([.S$10])=1;WEEKDAY([.S$10])=7))" calcext:base-cell-address="'Gantt Chart'.S32"/>
            <calcext:condition calcext:apply-style-name="Holiday" calcext:value="formula-is(ISNUMBER(MATCH([.S$10];Holidays;0)))" calcext:base-cell-address="'Gantt Chart'.S32"/>
          </calcext:conditional-format>
          <calcext:conditional-format calcext:target-range-address="'Gantt Chart'.S32:'Gantt Chart'.S32">
            <calcext:condition calcext:apply-style-name="Task_Completed" calcext:value="formula-is(AND([.$E32]&gt;0;[.S$10]&gt;=[.$D32];[.S$10]&lt;=[.$F32];WORKDAY([.$D32];[.$E32]*[.$G32];Holidays)&gt;[.S$10]))" calcext:base-cell-address="'Gantt Chart'.S32"/>
            <calcext:condition calcext:apply-style-name="Task_Scheduled" calcext:value="formula-is(AND([.$E32]&gt;0;[.S$10]&gt;=[.$D32];[.S$10]&lt;=[.$F32];WORKDAY([.$D32];[.$E32]*[.$G32];Holidays)&lt;=[.S$10]))" calcext:base-cell-address="'Gantt Chart'.S32"/>
            <calcext:condition calcext:apply-style-name="Milestone" calcext:value="formula-is(AND([.$D32]&gt;0;[.$F32]=&quot;&quot;;[.$D32]=[.S$10]))" calcext:base-cell-address="'Gantt Chart'.S32"/>
          </calcext:conditional-format>
          <calcext:conditional-format calcext:target-range-address="'Gantt Chart'.T32:'Gantt Chart'.T32">
            <calcext:condition calcext:apply-style-name="Today" calcext:value="formula-is([.T$10]=TODAY())" calcext:base-cell-address="'Gantt Chart'.T32"/>
            <calcext:condition calcext:apply-style-name="Weekend" calcext:value="formula-is(OR(WEEKDAY([.T$10])=1;WEEKDAY([.T$10])=7))" calcext:base-cell-address="'Gantt Chart'.T32"/>
            <calcext:condition calcext:apply-style-name="Holiday" calcext:value="formula-is(ISNUMBER(MATCH([.T$10];Holidays;0)))" calcext:base-cell-address="'Gantt Chart'.T32"/>
          </calcext:conditional-format>
          <calcext:conditional-format calcext:target-range-address="'Gantt Chart'.T32:'Gantt Chart'.T32">
            <calcext:condition calcext:apply-style-name="Task_Completed" calcext:value="formula-is(AND([.$E32]&gt;0;[.T$10]&gt;=[.$D32];[.T$10]&lt;=[.$F32];WORKDAY([.$D32];[.$E32]*[.$G32];Holidays)&gt;[.T$10]))" calcext:base-cell-address="'Gantt Chart'.T32"/>
            <calcext:condition calcext:apply-style-name="Task_Scheduled" calcext:value="formula-is(AND([.$E32]&gt;0;[.T$10]&gt;=[.$D32];[.T$10]&lt;=[.$F32];WORKDAY([.$D32];[.$E32]*[.$G32];Holidays)&lt;=[.T$10]))" calcext:base-cell-address="'Gantt Chart'.T32"/>
            <calcext:condition calcext:apply-style-name="Milestone" calcext:value="formula-is(AND([.$D32]&gt;0;[.$F32]=&quot;&quot;;[.$D32]=[.T$10]))" calcext:base-cell-address="'Gantt Chart'.T32"/>
          </calcext:conditional-format>
          <calcext:conditional-format calcext:target-range-address="'Gantt Chart'.U32:'Gantt Chart'.U32">
            <calcext:condition calcext:apply-style-name="Today" calcext:value="formula-is([.U$10]=TODAY())" calcext:base-cell-address="'Gantt Chart'.U32"/>
            <calcext:condition calcext:apply-style-name="Weekend" calcext:value="formula-is(OR(WEEKDAY([.U$10])=1;WEEKDAY([.U$10])=7))" calcext:base-cell-address="'Gantt Chart'.U32"/>
            <calcext:condition calcext:apply-style-name="Holiday" calcext:value="formula-is(ISNUMBER(MATCH([.U$10];Holidays;0)))" calcext:base-cell-address="'Gantt Chart'.U32"/>
          </calcext:conditional-format>
          <calcext:conditional-format calcext:target-range-address="'Gantt Chart'.U32:'Gantt Chart'.U32">
            <calcext:condition calcext:apply-style-name="Task_Completed" calcext:value="formula-is(AND([.$E32]&gt;0;[.U$10]&gt;=[.$D32];[.U$10]&lt;=[.$F32];WORKDAY([.$D32];[.$E32]*[.$G32];Holidays)&gt;[.U$10]))" calcext:base-cell-address="'Gantt Chart'.U32"/>
            <calcext:condition calcext:apply-style-name="Task_Scheduled" calcext:value="formula-is(AND([.$E32]&gt;0;[.U$10]&gt;=[.$D32];[.U$10]&lt;=[.$F32];WORKDAY([.$D32];[.$E32]*[.$G32];Holidays)&lt;=[.U$10]))" calcext:base-cell-address="'Gantt Chart'.U32"/>
            <calcext:condition calcext:apply-style-name="Milestone" calcext:value="formula-is(AND([.$D32]&gt;0;[.$F32]=&quot;&quot;;[.$D32]=[.U$10]))" calcext:base-cell-address="'Gantt Chart'.U32"/>
          </calcext:conditional-format>
          <calcext:conditional-format calcext:target-range-address="'Gantt Chart'.V32:'Gantt Chart'.V32">
            <calcext:condition calcext:apply-style-name="Today" calcext:value="formula-is([.V$10]=TODAY())" calcext:base-cell-address="'Gantt Chart'.V32"/>
            <calcext:condition calcext:apply-style-name="Weekend" calcext:value="formula-is(OR(WEEKDAY([.V$10])=1;WEEKDAY([.V$10])=7))" calcext:base-cell-address="'Gantt Chart'.V32"/>
            <calcext:condition calcext:apply-style-name="Holiday" calcext:value="formula-is(ISNUMBER(MATCH([.V$10];Holidays;0)))" calcext:base-cell-address="'Gantt Chart'.V32"/>
          </calcext:conditional-format>
          <calcext:conditional-format calcext:target-range-address="'Gantt Chart'.V32:'Gantt Chart'.V32">
            <calcext:condition calcext:apply-style-name="Task_Completed" calcext:value="formula-is(AND([.$E32]&gt;0;[.V$10]&gt;=[.$D32];[.V$10]&lt;=[.$F32];WORKDAY([.$D32];[.$E32]*[.$G32];Holidays)&gt;[.V$10]))" calcext:base-cell-address="'Gantt Chart'.V32"/>
            <calcext:condition calcext:apply-style-name="Task_Scheduled" calcext:value="formula-is(AND([.$E32]&gt;0;[.V$10]&gt;=[.$D32];[.V$10]&lt;=[.$F32];WORKDAY([.$D32];[.$E32]*[.$G32];Holidays)&lt;=[.V$10]))" calcext:base-cell-address="'Gantt Chart'.V32"/>
            <calcext:condition calcext:apply-style-name="Milestone" calcext:value="formula-is(AND([.$D32]&gt;0;[.$F32]=&quot;&quot;;[.$D32]=[.V$10]))" calcext:base-cell-address="'Gantt Chart'.V32"/>
          </calcext:conditional-format>
          <calcext:conditional-format calcext:target-range-address="'Gantt Chart'.W32:'Gantt Chart'.W32">
            <calcext:condition calcext:apply-style-name="Today" calcext:value="formula-is([.W$10]=TODAY())" calcext:base-cell-address="'Gantt Chart'.W32"/>
            <calcext:condition calcext:apply-style-name="Weekend" calcext:value="formula-is(OR(WEEKDAY([.W$10])=1;WEEKDAY([.W$10])=7))" calcext:base-cell-address="'Gantt Chart'.W32"/>
            <calcext:condition calcext:apply-style-name="Holiday" calcext:value="formula-is(ISNUMBER(MATCH([.W$10];Holidays;0)))" calcext:base-cell-address="'Gantt Chart'.W32"/>
          </calcext:conditional-format>
          <calcext:conditional-format calcext:target-range-address="'Gantt Chart'.W32:'Gantt Chart'.W32">
            <calcext:condition calcext:apply-style-name="Task_Completed" calcext:value="formula-is(AND([.$E32]&gt;0;[.W$10]&gt;=[.$D32];[.W$10]&lt;=[.$F32];WORKDAY([.$D32];[.$E32]*[.$G32];Holidays)&gt;[.W$10]))" calcext:base-cell-address="'Gantt Chart'.W32"/>
            <calcext:condition calcext:apply-style-name="Task_Scheduled" calcext:value="formula-is(AND([.$E32]&gt;0;[.W$10]&gt;=[.$D32];[.W$10]&lt;=[.$F32];WORKDAY([.$D32];[.$E32]*[.$G32];Holidays)&lt;=[.W$10]))" calcext:base-cell-address="'Gantt Chart'.W32"/>
            <calcext:condition calcext:apply-style-name="Milestone" calcext:value="formula-is(AND([.$D32]&gt;0;[.$F32]=&quot;&quot;;[.$D32]=[.W$10]))" calcext:base-cell-address="'Gantt Chart'.W32"/>
          </calcext:conditional-format>
          <calcext:conditional-format calcext:target-range-address="'Gantt Chart'.X32:'Gantt Chart'.X32">
            <calcext:condition calcext:apply-style-name="Today" calcext:value="formula-is([.X$10]=TODAY())" calcext:base-cell-address="'Gantt Chart'.X32"/>
            <calcext:condition calcext:apply-style-name="Weekend" calcext:value="formula-is(OR(WEEKDAY([.X$10])=1;WEEKDAY([.X$10])=7))" calcext:base-cell-address="'Gantt Chart'.X32"/>
            <calcext:condition calcext:apply-style-name="Holiday" calcext:value="formula-is(ISNUMBER(MATCH([.X$10];Holidays;0)))" calcext:base-cell-address="'Gantt Chart'.X32"/>
          </calcext:conditional-format>
          <calcext:conditional-format calcext:target-range-address="'Gantt Chart'.X32:'Gantt Chart'.X32">
            <calcext:condition calcext:apply-style-name="Task_Completed" calcext:value="formula-is(AND([.$E32]&gt;0;[.X$10]&gt;=[.$D32];[.X$10]&lt;=[.$F32];WORKDAY([.$D32];[.$E32]*[.$G32];Holidays)&gt;[.X$10]))" calcext:base-cell-address="'Gantt Chart'.X32"/>
            <calcext:condition calcext:apply-style-name="Task_Scheduled" calcext:value="formula-is(AND([.$E32]&gt;0;[.X$10]&gt;=[.$D32];[.X$10]&lt;=[.$F32];WORKDAY([.$D32];[.$E32]*[.$G32];Holidays)&lt;=[.X$10]))" calcext:base-cell-address="'Gantt Chart'.X32"/>
            <calcext:condition calcext:apply-style-name="Milestone" calcext:value="formula-is(AND([.$D32]&gt;0;[.$F32]=&quot;&quot;;[.$D32]=[.X$10]))" calcext:base-cell-address="'Gantt Chart'.X32"/>
          </calcext:conditional-format>
          <calcext:conditional-format calcext:target-range-address="'Gantt Chart'.Y32:'Gantt Chart'.Y32">
            <calcext:condition calcext:apply-style-name="Today" calcext:value="formula-is([.Y$10]=TODAY())" calcext:base-cell-address="'Gantt Chart'.Y32"/>
            <calcext:condition calcext:apply-style-name="Weekend" calcext:value="formula-is(OR(WEEKDAY([.Y$10])=1;WEEKDAY([.Y$10])=7))" calcext:base-cell-address="'Gantt Chart'.Y32"/>
            <calcext:condition calcext:apply-style-name="Holiday" calcext:value="formula-is(ISNUMBER(MATCH([.Y$10];Holidays;0)))" calcext:base-cell-address="'Gantt Chart'.Y32"/>
          </calcext:conditional-format>
          <calcext:conditional-format calcext:target-range-address="'Gantt Chart'.Y32:'Gantt Chart'.Y32">
            <calcext:condition calcext:apply-style-name="Task_Completed" calcext:value="formula-is(AND([.$E32]&gt;0;[.Y$10]&gt;=[.$D32];[.Y$10]&lt;=[.$F32];WORKDAY([.$D32];[.$E32]*[.$G32];Holidays)&gt;[.Y$10]))" calcext:base-cell-address="'Gantt Chart'.Y32"/>
            <calcext:condition calcext:apply-style-name="Task_Scheduled" calcext:value="formula-is(AND([.$E32]&gt;0;[.Y$10]&gt;=[.$D32];[.Y$10]&lt;=[.$F32];WORKDAY([.$D32];[.$E32]*[.$G32];Holidays)&lt;=[.Y$10]))" calcext:base-cell-address="'Gantt Chart'.Y32"/>
            <calcext:condition calcext:apply-style-name="Milestone" calcext:value="formula-is(AND([.$D32]&gt;0;[.$F32]=&quot;&quot;;[.$D32]=[.Y$10]))" calcext:base-cell-address="'Gantt Chart'.Y32"/>
          </calcext:conditional-format>
          <calcext:conditional-format calcext:target-range-address="'Gantt Chart'.Z32:'Gantt Chart'.Z32">
            <calcext:condition calcext:apply-style-name="Today" calcext:value="formula-is([.Z$10]=TODAY())" calcext:base-cell-address="'Gantt Chart'.Z32"/>
            <calcext:condition calcext:apply-style-name="Weekend" calcext:value="formula-is(OR(WEEKDAY([.Z$10])=1;WEEKDAY([.Z$10])=7))" calcext:base-cell-address="'Gantt Chart'.Z32"/>
            <calcext:condition calcext:apply-style-name="Holiday" calcext:value="formula-is(ISNUMBER(MATCH([.Z$10];Holidays;0)))" calcext:base-cell-address="'Gantt Chart'.Z32"/>
          </calcext:conditional-format>
          <calcext:conditional-format calcext:target-range-address="'Gantt Chart'.Z32:'Gantt Chart'.Z32">
            <calcext:condition calcext:apply-style-name="Task_Completed" calcext:value="formula-is(AND([.$E32]&gt;0;[.Z$10]&gt;=[.$D32];[.Z$10]&lt;=[.$F32];WORKDAY([.$D32];[.$E32]*[.$G32];Holidays)&gt;[.Z$10]))" calcext:base-cell-address="'Gantt Chart'.Z32"/>
            <calcext:condition calcext:apply-style-name="Task_Scheduled" calcext:value="formula-is(AND([.$E32]&gt;0;[.Z$10]&gt;=[.$D32];[.Z$10]&lt;=[.$F32];WORKDAY([.$D32];[.$E32]*[.$G32];Holidays)&lt;=[.Z$10]))" calcext:base-cell-address="'Gantt Chart'.Z32"/>
            <calcext:condition calcext:apply-style-name="Milestone" calcext:value="formula-is(AND([.$D32]&gt;0;[.$F32]=&quot;&quot;;[.$D32]=[.Z$10]))" calcext:base-cell-address="'Gantt Chart'.Z32"/>
          </calcext:conditional-format>
          <calcext:conditional-format calcext:target-range-address="'Gantt Chart'.AA32:'Gantt Chart'.AA32">
            <calcext:condition calcext:apply-style-name="Today" calcext:value="formula-is([.AA$10]=TODAY())" calcext:base-cell-address="'Gantt Chart'.AA32"/>
            <calcext:condition calcext:apply-style-name="Weekend" calcext:value="formula-is(OR(WEEKDAY([.AA$10])=1;WEEKDAY([.AA$10])=7))" calcext:base-cell-address="'Gantt Chart'.AA32"/>
            <calcext:condition calcext:apply-style-name="Holiday" calcext:value="formula-is(ISNUMBER(MATCH([.AA$10];Holidays;0)))" calcext:base-cell-address="'Gantt Chart'.AA32"/>
          </calcext:conditional-format>
          <calcext:conditional-format calcext:target-range-address="'Gantt Chart'.AA32:'Gantt Chart'.AA32">
            <calcext:condition calcext:apply-style-name="Task_Completed" calcext:value="formula-is(AND([.$E32]&gt;0;[.AA$10]&gt;=[.$D32];[.AA$10]&lt;=[.$F32];WORKDAY([.$D32];[.$E32]*[.$G32];Holidays)&gt;[.AA$10]))" calcext:base-cell-address="'Gantt Chart'.AA32"/>
            <calcext:condition calcext:apply-style-name="Task_Scheduled" calcext:value="formula-is(AND([.$E32]&gt;0;[.AA$10]&gt;=[.$D32];[.AA$10]&lt;=[.$F32];WORKDAY([.$D32];[.$E32]*[.$G32];Holidays)&lt;=[.AA$10]))" calcext:base-cell-address="'Gantt Chart'.AA32"/>
            <calcext:condition calcext:apply-style-name="Milestone" calcext:value="formula-is(AND([.$D32]&gt;0;[.$F32]=&quot;&quot;;[.$D32]=[.AA$10]))" calcext:base-cell-address="'Gantt Chart'.AA32"/>
          </calcext:conditional-format>
          <calcext:conditional-format calcext:target-range-address="'Gantt Chart'.AB32:'Gantt Chart'.AB32">
            <calcext:condition calcext:apply-style-name="Today" calcext:value="formula-is([.AB$10]=TODAY())" calcext:base-cell-address="'Gantt Chart'.AB32"/>
            <calcext:condition calcext:apply-style-name="Weekend" calcext:value="formula-is(OR(WEEKDAY([.AB$10])=1;WEEKDAY([.AB$10])=7))" calcext:base-cell-address="'Gantt Chart'.AB32"/>
            <calcext:condition calcext:apply-style-name="Holiday" calcext:value="formula-is(ISNUMBER(MATCH([.AB$10];Holidays;0)))" calcext:base-cell-address="'Gantt Chart'.AB32"/>
          </calcext:conditional-format>
          <calcext:conditional-format calcext:target-range-address="'Gantt Chart'.AB32:'Gantt Chart'.AB32">
            <calcext:condition calcext:apply-style-name="Task_Completed" calcext:value="formula-is(AND([.$E32]&gt;0;[.AB$10]&gt;=[.$D32];[.AB$10]&lt;=[.$F32];WORKDAY([.$D32];[.$E32]*[.$G32];Holidays)&gt;[.AB$10]))" calcext:base-cell-address="'Gantt Chart'.AB32"/>
            <calcext:condition calcext:apply-style-name="Task_Scheduled" calcext:value="formula-is(AND([.$E32]&gt;0;[.AB$10]&gt;=[.$D32];[.AB$10]&lt;=[.$F32];WORKDAY([.$D32];[.$E32]*[.$G32];Holidays)&lt;=[.AB$10]))" calcext:base-cell-address="'Gantt Chart'.AB32"/>
            <calcext:condition calcext:apply-style-name="Milestone" calcext:value="formula-is(AND([.$D32]&gt;0;[.$F32]=&quot;&quot;;[.$D32]=[.AB$10]))" calcext:base-cell-address="'Gantt Chart'.AB32"/>
          </calcext:conditional-format>
          <calcext:conditional-format calcext:target-range-address="'Gantt Chart'.AC32:'Gantt Chart'.AC32">
            <calcext:condition calcext:apply-style-name="Today" calcext:value="formula-is([.AC$10]=TODAY())" calcext:base-cell-address="'Gantt Chart'.AC32"/>
            <calcext:condition calcext:apply-style-name="Weekend" calcext:value="formula-is(OR(WEEKDAY([.AC$10])=1;WEEKDAY([.AC$10])=7))" calcext:base-cell-address="'Gantt Chart'.AC32"/>
            <calcext:condition calcext:apply-style-name="Holiday" calcext:value="formula-is(ISNUMBER(MATCH([.AC$10];Holidays;0)))" calcext:base-cell-address="'Gantt Chart'.AC32"/>
          </calcext:conditional-format>
          <calcext:conditional-format calcext:target-range-address="'Gantt Chart'.AC32:'Gantt Chart'.AC32">
            <calcext:condition calcext:apply-style-name="Task_Completed" calcext:value="formula-is(AND([.$E32]&gt;0;[.AC$10]&gt;=[.$D32];[.AC$10]&lt;=[.$F32];WORKDAY([.$D32];[.$E32]*[.$G32];Holidays)&gt;[.AC$10]))" calcext:base-cell-address="'Gantt Chart'.AC32"/>
            <calcext:condition calcext:apply-style-name="Task_Scheduled" calcext:value="formula-is(AND([.$E32]&gt;0;[.AC$10]&gt;=[.$D32];[.AC$10]&lt;=[.$F32];WORKDAY([.$D32];[.$E32]*[.$G32];Holidays)&lt;=[.AC$10]))" calcext:base-cell-address="'Gantt Chart'.AC32"/>
            <calcext:condition calcext:apply-style-name="Milestone" calcext:value="formula-is(AND([.$D32]&gt;0;[.$F32]=&quot;&quot;;[.$D32]=[.AC$10]))" calcext:base-cell-address="'Gantt Chart'.AC32"/>
          </calcext:conditional-format>
          <calcext:conditional-format calcext:target-range-address="'Gantt Chart'.AD32:'Gantt Chart'.AD32">
            <calcext:condition calcext:apply-style-name="Today" calcext:value="formula-is([.AD$10]=TODAY())" calcext:base-cell-address="'Gantt Chart'.AD32"/>
            <calcext:condition calcext:apply-style-name="Weekend" calcext:value="formula-is(OR(WEEKDAY([.AD$10])=1;WEEKDAY([.AD$10])=7))" calcext:base-cell-address="'Gantt Chart'.AD32"/>
            <calcext:condition calcext:apply-style-name="Holiday" calcext:value="formula-is(ISNUMBER(MATCH([.AD$10];Holidays;0)))" calcext:base-cell-address="'Gantt Chart'.AD32"/>
          </calcext:conditional-format>
          <calcext:conditional-format calcext:target-range-address="'Gantt Chart'.AD32:'Gantt Chart'.AD32">
            <calcext:condition calcext:apply-style-name="Task_Completed" calcext:value="formula-is(AND([.$E32]&gt;0;[.AD$10]&gt;=[.$D32];[.AD$10]&lt;=[.$F32];WORKDAY([.$D32];[.$E32]*[.$G32];Holidays)&gt;[.AD$10]))" calcext:base-cell-address="'Gantt Chart'.AD32"/>
            <calcext:condition calcext:apply-style-name="Task_Scheduled" calcext:value="formula-is(AND([.$E32]&gt;0;[.AD$10]&gt;=[.$D32];[.AD$10]&lt;=[.$F32];WORKDAY([.$D32];[.$E32]*[.$G32];Holidays)&lt;=[.AD$10]))" calcext:base-cell-address="'Gantt Chart'.AD32"/>
            <calcext:condition calcext:apply-style-name="Milestone" calcext:value="formula-is(AND([.$D32]&gt;0;[.$F32]=&quot;&quot;;[.$D32]=[.AD$10]))" calcext:base-cell-address="'Gantt Chart'.AD32"/>
          </calcext:conditional-format>
          <calcext:conditional-format calcext:target-range-address="'Gantt Chart'.AE32:'Gantt Chart'.AE32">
            <calcext:condition calcext:apply-style-name="Today" calcext:value="formula-is([.AE$10]=TODAY())" calcext:base-cell-address="'Gantt Chart'.AE32"/>
            <calcext:condition calcext:apply-style-name="Weekend" calcext:value="formula-is(OR(WEEKDAY([.AE$10])=1;WEEKDAY([.AE$10])=7))" calcext:base-cell-address="'Gantt Chart'.AE32"/>
            <calcext:condition calcext:apply-style-name="Holiday" calcext:value="formula-is(ISNUMBER(MATCH([.AE$10];Holidays;0)))" calcext:base-cell-address="'Gantt Chart'.AE32"/>
          </calcext:conditional-format>
          <calcext:conditional-format calcext:target-range-address="'Gantt Chart'.AE32:'Gantt Chart'.AE32">
            <calcext:condition calcext:apply-style-name="Task_Completed" calcext:value="formula-is(AND([.$E32]&gt;0;[.AE$10]&gt;=[.$D32];[.AE$10]&lt;=[.$F32];WORKDAY([.$D32];[.$E32]*[.$G32];Holidays)&gt;[.AE$10]))" calcext:base-cell-address="'Gantt Chart'.AE32"/>
            <calcext:condition calcext:apply-style-name="Task_Scheduled" calcext:value="formula-is(AND([.$E32]&gt;0;[.AE$10]&gt;=[.$D32];[.AE$10]&lt;=[.$F32];WORKDAY([.$D32];[.$E32]*[.$G32];Holidays)&lt;=[.AE$10]))" calcext:base-cell-address="'Gantt Chart'.AE32"/>
            <calcext:condition calcext:apply-style-name="Milestone" calcext:value="formula-is(AND([.$D32]&gt;0;[.$F32]=&quot;&quot;;[.$D32]=[.AE$10]))" calcext:base-cell-address="'Gantt Chart'.AE32"/>
          </calcext:conditional-format>
          <calcext:conditional-format calcext:target-range-address="'Gantt Chart'.AF32:'Gantt Chart'.AF32">
            <calcext:condition calcext:apply-style-name="Today" calcext:value="formula-is([.AF$10]=TODAY())" calcext:base-cell-address="'Gantt Chart'.AF32"/>
            <calcext:condition calcext:apply-style-name="Weekend" calcext:value="formula-is(OR(WEEKDAY([.AF$10])=1;WEEKDAY([.AF$10])=7))" calcext:base-cell-address="'Gantt Chart'.AF32"/>
            <calcext:condition calcext:apply-style-name="Holiday" calcext:value="formula-is(ISNUMBER(MATCH([.AF$10];Holidays;0)))" calcext:base-cell-address="'Gantt Chart'.AF32"/>
          </calcext:conditional-format>
          <calcext:conditional-format calcext:target-range-address="'Gantt Chart'.AF32:'Gantt Chart'.AF32">
            <calcext:condition calcext:apply-style-name="Task_Completed" calcext:value="formula-is(AND([.$E32]&gt;0;[.AF$10]&gt;=[.$D32];[.AF$10]&lt;=[.$F32];WORKDAY([.$D32];[.$E32]*[.$G32];Holidays)&gt;[.AF$10]))" calcext:base-cell-address="'Gantt Chart'.AF32"/>
            <calcext:condition calcext:apply-style-name="Task_Scheduled" calcext:value="formula-is(AND([.$E32]&gt;0;[.AF$10]&gt;=[.$D32];[.AF$10]&lt;=[.$F32];WORKDAY([.$D32];[.$E32]*[.$G32];Holidays)&lt;=[.AF$10]))" calcext:base-cell-address="'Gantt Chart'.AF32"/>
            <calcext:condition calcext:apply-style-name="Milestone" calcext:value="formula-is(AND([.$D32]&gt;0;[.$F32]=&quot;&quot;;[.$D32]=[.AF$10]))" calcext:base-cell-address="'Gantt Chart'.AF32"/>
          </calcext:conditional-format>
          <calcext:conditional-format calcext:target-range-address="'Gantt Chart'.AG32:'Gantt Chart'.AG32">
            <calcext:condition calcext:apply-style-name="Today" calcext:value="formula-is([.AG$10]=TODAY())" calcext:base-cell-address="'Gantt Chart'.AG32"/>
            <calcext:condition calcext:apply-style-name="Weekend" calcext:value="formula-is(OR(WEEKDAY([.AG$10])=1;WEEKDAY([.AG$10])=7))" calcext:base-cell-address="'Gantt Chart'.AG32"/>
            <calcext:condition calcext:apply-style-name="Holiday" calcext:value="formula-is(ISNUMBER(MATCH([.AG$10];Holidays;0)))" calcext:base-cell-address="'Gantt Chart'.AG32"/>
          </calcext:conditional-format>
          <calcext:conditional-format calcext:target-range-address="'Gantt Chart'.AG32:'Gantt Chart'.AG32">
            <calcext:condition calcext:apply-style-name="Task_Completed" calcext:value="formula-is(AND([.$E32]&gt;0;[.AG$10]&gt;=[.$D32];[.AG$10]&lt;=[.$F32];WORKDAY([.$D32];[.$E32]*[.$G32];Holidays)&gt;[.AG$10]))" calcext:base-cell-address="'Gantt Chart'.AG32"/>
            <calcext:condition calcext:apply-style-name="Task_Scheduled" calcext:value="formula-is(AND([.$E32]&gt;0;[.AG$10]&gt;=[.$D32];[.AG$10]&lt;=[.$F32];WORKDAY([.$D32];[.$E32]*[.$G32];Holidays)&lt;=[.AG$10]))" calcext:base-cell-address="'Gantt Chart'.AG32"/>
            <calcext:condition calcext:apply-style-name="Milestone" calcext:value="formula-is(AND([.$D32]&gt;0;[.$F32]=&quot;&quot;;[.$D32]=[.AG$10]))" calcext:base-cell-address="'Gantt Chart'.AG32"/>
          </calcext:conditional-format>
          <calcext:conditional-format calcext:target-range-address="'Gantt Chart'.AH32:'Gantt Chart'.AH32">
            <calcext:condition calcext:apply-style-name="Today" calcext:value="formula-is([.AH$10]=TODAY())" calcext:base-cell-address="'Gantt Chart'.AH32"/>
            <calcext:condition calcext:apply-style-name="Weekend" calcext:value="formula-is(OR(WEEKDAY([.AH$10])=1;WEEKDAY([.AH$10])=7))" calcext:base-cell-address="'Gantt Chart'.AH32"/>
            <calcext:condition calcext:apply-style-name="Holiday" calcext:value="formula-is(ISNUMBER(MATCH([.AH$10];Holidays;0)))" calcext:base-cell-address="'Gantt Chart'.AH32"/>
          </calcext:conditional-format>
          <calcext:conditional-format calcext:target-range-address="'Gantt Chart'.AH32:'Gantt Chart'.AH32">
            <calcext:condition calcext:apply-style-name="Task_Completed" calcext:value="formula-is(AND([.$E32]&gt;0;[.AH$10]&gt;=[.$D32];[.AH$10]&lt;=[.$F32];WORKDAY([.$D32];[.$E32]*[.$G32];Holidays)&gt;[.AH$10]))" calcext:base-cell-address="'Gantt Chart'.AH32"/>
            <calcext:condition calcext:apply-style-name="Task_Scheduled" calcext:value="formula-is(AND([.$E32]&gt;0;[.AH$10]&gt;=[.$D32];[.AH$10]&lt;=[.$F32];WORKDAY([.$D32];[.$E32]*[.$G32];Holidays)&lt;=[.AH$10]))" calcext:base-cell-address="'Gantt Chart'.AH32"/>
            <calcext:condition calcext:apply-style-name="Milestone" calcext:value="formula-is(AND([.$D32]&gt;0;[.$F32]=&quot;&quot;;[.$D32]=[.AH$10]))" calcext:base-cell-address="'Gantt Chart'.AH32"/>
          </calcext:conditional-format>
          <calcext:conditional-format calcext:target-range-address="'Gantt Chart'.AI32:'Gantt Chart'.AI32">
            <calcext:condition calcext:apply-style-name="Today" calcext:value="formula-is([.AI$10]=TODAY())" calcext:base-cell-address="'Gantt Chart'.AI32"/>
            <calcext:condition calcext:apply-style-name="Weekend" calcext:value="formula-is(OR(WEEKDAY([.AI$10])=1;WEEKDAY([.AI$10])=7))" calcext:base-cell-address="'Gantt Chart'.AI32"/>
            <calcext:condition calcext:apply-style-name="Holiday" calcext:value="formula-is(ISNUMBER(MATCH([.AI$10];Holidays;0)))" calcext:base-cell-address="'Gantt Chart'.AI32"/>
          </calcext:conditional-format>
          <calcext:conditional-format calcext:target-range-address="'Gantt Chart'.AI32:'Gantt Chart'.AI32">
            <calcext:condition calcext:apply-style-name="Task_Completed" calcext:value="formula-is(AND([.$E32]&gt;0;[.AI$10]&gt;=[.$D32];[.AI$10]&lt;=[.$F32];WORKDAY([.$D32];[.$E32]*[.$G32];Holidays)&gt;[.AI$10]))" calcext:base-cell-address="'Gantt Chart'.AI32"/>
            <calcext:condition calcext:apply-style-name="Task_Scheduled" calcext:value="formula-is(AND([.$E32]&gt;0;[.AI$10]&gt;=[.$D32];[.AI$10]&lt;=[.$F32];WORKDAY([.$D32];[.$E32]*[.$G32];Holidays)&lt;=[.AI$10]))" calcext:base-cell-address="'Gantt Chart'.AI32"/>
            <calcext:condition calcext:apply-style-name="Milestone" calcext:value="formula-is(AND([.$D32]&gt;0;[.$F32]=&quot;&quot;;[.$D32]=[.AI$10]))" calcext:base-cell-address="'Gantt Chart'.AI32"/>
          </calcext:conditional-format>
          <calcext:conditional-format calcext:target-range-address="'Gantt Chart'.AJ32:'Gantt Chart'.AJ32">
            <calcext:condition calcext:apply-style-name="Today" calcext:value="formula-is([.AJ$10]=TODAY())" calcext:base-cell-address="'Gantt Chart'.AJ32"/>
            <calcext:condition calcext:apply-style-name="Weekend" calcext:value="formula-is(OR(WEEKDAY([.AJ$10])=1;WEEKDAY([.AJ$10])=7))" calcext:base-cell-address="'Gantt Chart'.AJ32"/>
            <calcext:condition calcext:apply-style-name="Holiday" calcext:value="formula-is(ISNUMBER(MATCH([.AJ$10];Holidays;0)))" calcext:base-cell-address="'Gantt Chart'.AJ32"/>
          </calcext:conditional-format>
          <calcext:conditional-format calcext:target-range-address="'Gantt Chart'.AJ32:'Gantt Chart'.AJ32">
            <calcext:condition calcext:apply-style-name="Task_Completed" calcext:value="formula-is(AND([.$E32]&gt;0;[.AJ$10]&gt;=[.$D32];[.AJ$10]&lt;=[.$F32];WORKDAY([.$D32];[.$E32]*[.$G32];Holidays)&gt;[.AJ$10]))" calcext:base-cell-address="'Gantt Chart'.AJ32"/>
            <calcext:condition calcext:apply-style-name="Task_Scheduled" calcext:value="formula-is(AND([.$E32]&gt;0;[.AJ$10]&gt;=[.$D32];[.AJ$10]&lt;=[.$F32];WORKDAY([.$D32];[.$E32]*[.$G32];Holidays)&lt;=[.AJ$10]))" calcext:base-cell-address="'Gantt Chart'.AJ32"/>
            <calcext:condition calcext:apply-style-name="Milestone" calcext:value="formula-is(AND([.$D32]&gt;0;[.$F32]=&quot;&quot;;[.$D32]=[.AJ$10]))" calcext:base-cell-address="'Gantt Chart'.AJ32"/>
          </calcext:conditional-format>
          <calcext:conditional-format calcext:target-range-address="'Gantt Chart'.AK32:'Gantt Chart'.AK32">
            <calcext:condition calcext:apply-style-name="Today" calcext:value="formula-is([.AK$10]=TODAY())" calcext:base-cell-address="'Gantt Chart'.AK32"/>
            <calcext:condition calcext:apply-style-name="Weekend" calcext:value="formula-is(OR(WEEKDAY([.AK$10])=1;WEEKDAY([.AK$10])=7))" calcext:base-cell-address="'Gantt Chart'.AK32"/>
            <calcext:condition calcext:apply-style-name="Holiday" calcext:value="formula-is(ISNUMBER(MATCH([.AK$10];Holidays;0)))" calcext:base-cell-address="'Gantt Chart'.AK32"/>
          </calcext:conditional-format>
          <calcext:conditional-format calcext:target-range-address="'Gantt Chart'.AK32:'Gantt Chart'.AK32">
            <calcext:condition calcext:apply-style-name="Task_Completed" calcext:value="formula-is(AND([.$E32]&gt;0;[.AK$10]&gt;=[.$D32];[.AK$10]&lt;=[.$F32];WORKDAY([.$D32];[.$E32]*[.$G32];Holidays)&gt;[.AK$10]))" calcext:base-cell-address="'Gantt Chart'.AK32"/>
            <calcext:condition calcext:apply-style-name="Task_Scheduled" calcext:value="formula-is(AND([.$E32]&gt;0;[.AK$10]&gt;=[.$D32];[.AK$10]&lt;=[.$F32];WORKDAY([.$D32];[.$E32]*[.$G32];Holidays)&lt;=[.AK$10]))" calcext:base-cell-address="'Gantt Chart'.AK32"/>
            <calcext:condition calcext:apply-style-name="Milestone" calcext:value="formula-is(AND([.$D32]&gt;0;[.$F32]=&quot;&quot;;[.$D32]=[.AK$10]))" calcext:base-cell-address="'Gantt Chart'.AK32"/>
          </calcext:conditional-format>
          <calcext:conditional-format calcext:target-range-address="'Gantt Chart'.AL32:'Gantt Chart'.AL32">
            <calcext:condition calcext:apply-style-name="Today" calcext:value="formula-is([.AL$10]=TODAY())" calcext:base-cell-address="'Gantt Chart'.AL32"/>
            <calcext:condition calcext:apply-style-name="Weekend" calcext:value="formula-is(OR(WEEKDAY([.AL$10])=1;WEEKDAY([.AL$10])=7))" calcext:base-cell-address="'Gantt Chart'.AL32"/>
            <calcext:condition calcext:apply-style-name="Holiday" calcext:value="formula-is(ISNUMBER(MATCH([.AL$10];Holidays;0)))" calcext:base-cell-address="'Gantt Chart'.AL32"/>
          </calcext:conditional-format>
          <calcext:conditional-format calcext:target-range-address="'Gantt Chart'.AL32:'Gantt Chart'.AL32">
            <calcext:condition calcext:apply-style-name="Task_Completed" calcext:value="formula-is(AND([.$E32]&gt;0;[.AL$10]&gt;=[.$D32];[.AL$10]&lt;=[.$F32];WORKDAY([.$D32];[.$E32]*[.$G32];Holidays)&gt;[.AL$10]))" calcext:base-cell-address="'Gantt Chart'.AL32"/>
            <calcext:condition calcext:apply-style-name="Task_Scheduled" calcext:value="formula-is(AND([.$E32]&gt;0;[.AL$10]&gt;=[.$D32];[.AL$10]&lt;=[.$F32];WORKDAY([.$D32];[.$E32]*[.$G32];Holidays)&lt;=[.AL$10]))" calcext:base-cell-address="'Gantt Chart'.AL32"/>
            <calcext:condition calcext:apply-style-name="Milestone" calcext:value="formula-is(AND([.$D32]&gt;0;[.$F32]=&quot;&quot;;[.$D32]=[.AL$10]))" calcext:base-cell-address="'Gantt Chart'.AL32"/>
          </calcext:conditional-format>
          <calcext:conditional-format calcext:target-range-address="'Gantt Chart'.AM32:'Gantt Chart'.AM32">
            <calcext:condition calcext:apply-style-name="Today" calcext:value="formula-is([.AM$10]=TODAY())" calcext:base-cell-address="'Gantt Chart'.AM32"/>
            <calcext:condition calcext:apply-style-name="Weekend" calcext:value="formula-is(OR(WEEKDAY([.AM$10])=1;WEEKDAY([.AM$10])=7))" calcext:base-cell-address="'Gantt Chart'.AM32"/>
            <calcext:condition calcext:apply-style-name="Holiday" calcext:value="formula-is(ISNUMBER(MATCH([.AM$10];Holidays;0)))" calcext:base-cell-address="'Gantt Chart'.AM32"/>
          </calcext:conditional-format>
          <calcext:conditional-format calcext:target-range-address="'Gantt Chart'.AM32:'Gantt Chart'.AM32">
            <calcext:condition calcext:apply-style-name="Task_Completed" calcext:value="formula-is(AND([.$E32]&gt;0;[.AM$10]&gt;=[.$D32];[.AM$10]&lt;=[.$F32];WORKDAY([.$D32];[.$E32]*[.$G32];Holidays)&gt;[.AM$10]))" calcext:base-cell-address="'Gantt Chart'.AM32"/>
            <calcext:condition calcext:apply-style-name="Task_Scheduled" calcext:value="formula-is(AND([.$E32]&gt;0;[.AM$10]&gt;=[.$D32];[.AM$10]&lt;=[.$F32];WORKDAY([.$D32];[.$E32]*[.$G32];Holidays)&lt;=[.AM$10]))" calcext:base-cell-address="'Gantt Chart'.AM32"/>
            <calcext:condition calcext:apply-style-name="Milestone" calcext:value="formula-is(AND([.$D32]&gt;0;[.$F32]=&quot;&quot;;[.$D32]=[.AM$10]))" calcext:base-cell-address="'Gantt Chart'.AM32"/>
          </calcext:conditional-format>
          <calcext:conditional-format calcext:target-range-address="'Gantt Chart'.AN32:'Gantt Chart'.AN32">
            <calcext:condition calcext:apply-style-name="Today" calcext:value="formula-is([.AN$10]=TODAY())" calcext:base-cell-address="'Gantt Chart'.AN32"/>
            <calcext:condition calcext:apply-style-name="Weekend" calcext:value="formula-is(OR(WEEKDAY([.AN$10])=1;WEEKDAY([.AN$10])=7))" calcext:base-cell-address="'Gantt Chart'.AN32"/>
            <calcext:condition calcext:apply-style-name="Holiday" calcext:value="formula-is(ISNUMBER(MATCH([.AN$10];Holidays;0)))" calcext:base-cell-address="'Gantt Chart'.AN32"/>
          </calcext:conditional-format>
          <calcext:conditional-format calcext:target-range-address="'Gantt Chart'.AN32:'Gantt Chart'.AN32">
            <calcext:condition calcext:apply-style-name="Task_Completed" calcext:value="formula-is(AND([.$E32]&gt;0;[.AN$10]&gt;=[.$D32];[.AN$10]&lt;=[.$F32];WORKDAY([.$D32];[.$E32]*[.$G32];Holidays)&gt;[.AN$10]))" calcext:base-cell-address="'Gantt Chart'.AN32"/>
            <calcext:condition calcext:apply-style-name="Task_Scheduled" calcext:value="formula-is(AND([.$E32]&gt;0;[.AN$10]&gt;=[.$D32];[.AN$10]&lt;=[.$F32];WORKDAY([.$D32];[.$E32]*[.$G32];Holidays)&lt;=[.AN$10]))" calcext:base-cell-address="'Gantt Chart'.AN32"/>
            <calcext:condition calcext:apply-style-name="Milestone" calcext:value="formula-is(AND([.$D32]&gt;0;[.$F32]=&quot;&quot;;[.$D32]=[.AN$10]))" calcext:base-cell-address="'Gantt Chart'.AN32"/>
          </calcext:conditional-format>
          <calcext:conditional-format calcext:target-range-address="'Gantt Chart'.AO32:'Gantt Chart'.AO32">
            <calcext:condition calcext:apply-style-name="Today" calcext:value="formula-is([.AO$10]=TODAY())" calcext:base-cell-address="'Gantt Chart'.AO32"/>
            <calcext:condition calcext:apply-style-name="Weekend" calcext:value="formula-is(OR(WEEKDAY([.AO$10])=1;WEEKDAY([.AO$10])=7))" calcext:base-cell-address="'Gantt Chart'.AO32"/>
            <calcext:condition calcext:apply-style-name="Holiday" calcext:value="formula-is(ISNUMBER(MATCH([.AO$10];Holidays;0)))" calcext:base-cell-address="'Gantt Chart'.AO32"/>
          </calcext:conditional-format>
          <calcext:conditional-format calcext:target-range-address="'Gantt Chart'.AO32:'Gantt Chart'.AO32">
            <calcext:condition calcext:apply-style-name="Task_Completed" calcext:value="formula-is(AND([.$E32]&gt;0;[.AO$10]&gt;=[.$D32];[.AO$10]&lt;=[.$F32];WORKDAY([.$D32];[.$E32]*[.$G32];Holidays)&gt;[.AO$10]))" calcext:base-cell-address="'Gantt Chart'.AO32"/>
            <calcext:condition calcext:apply-style-name="Task_Scheduled" calcext:value="formula-is(AND([.$E32]&gt;0;[.AO$10]&gt;=[.$D32];[.AO$10]&lt;=[.$F32];WORKDAY([.$D32];[.$E32]*[.$G32];Holidays)&lt;=[.AO$10]))" calcext:base-cell-address="'Gantt Chart'.AO32"/>
            <calcext:condition calcext:apply-style-name="Milestone" calcext:value="formula-is(AND([.$D32]&gt;0;[.$F32]=&quot;&quot;;[.$D32]=[.AO$10]))" calcext:base-cell-address="'Gantt Chart'.AO32"/>
          </calcext:conditional-format>
          <calcext:conditional-format calcext:target-range-address="'Gantt Chart'.AP32:'Gantt Chart'.AP32">
            <calcext:condition calcext:apply-style-name="Today" calcext:value="formula-is([.AP$10]=TODAY())" calcext:base-cell-address="'Gantt Chart'.AP32"/>
            <calcext:condition calcext:apply-style-name="Weekend" calcext:value="formula-is(OR(WEEKDAY([.AP$10])=1;WEEKDAY([.AP$10])=7))" calcext:base-cell-address="'Gantt Chart'.AP32"/>
            <calcext:condition calcext:apply-style-name="Holiday" calcext:value="formula-is(ISNUMBER(MATCH([.AP$10];Holidays;0)))" calcext:base-cell-address="'Gantt Chart'.AP32"/>
          </calcext:conditional-format>
          <calcext:conditional-format calcext:target-range-address="'Gantt Chart'.AP32:'Gantt Chart'.AP32">
            <calcext:condition calcext:apply-style-name="Task_Completed" calcext:value="formula-is(AND([.$E32]&gt;0;[.AP$10]&gt;=[.$D32];[.AP$10]&lt;=[.$F32];WORKDAY([.$D32];[.$E32]*[.$G32];Holidays)&gt;[.AP$10]))" calcext:base-cell-address="'Gantt Chart'.AP32"/>
            <calcext:condition calcext:apply-style-name="Task_Scheduled" calcext:value="formula-is(AND([.$E32]&gt;0;[.AP$10]&gt;=[.$D32];[.AP$10]&lt;=[.$F32];WORKDAY([.$D32];[.$E32]*[.$G32];Holidays)&lt;=[.AP$10]))" calcext:base-cell-address="'Gantt Chart'.AP32"/>
            <calcext:condition calcext:apply-style-name="Milestone" calcext:value="formula-is(AND([.$D32]&gt;0;[.$F32]=&quot;&quot;;[.$D32]=[.AP$10]))" calcext:base-cell-address="'Gantt Chart'.AP32"/>
          </calcext:conditional-format>
          <calcext:conditional-format calcext:target-range-address="'Gantt Chart'.AQ32:'Gantt Chart'.AQ32">
            <calcext:condition calcext:apply-style-name="Today" calcext:value="formula-is([.AQ$10]=TODAY())" calcext:base-cell-address="'Gantt Chart'.AQ32"/>
            <calcext:condition calcext:apply-style-name="Weekend" calcext:value="formula-is(OR(WEEKDAY([.AQ$10])=1;WEEKDAY([.AQ$10])=7))" calcext:base-cell-address="'Gantt Chart'.AQ32"/>
            <calcext:condition calcext:apply-style-name="Holiday" calcext:value="formula-is(ISNUMBER(MATCH([.AQ$10];Holidays;0)))" calcext:base-cell-address="'Gantt Chart'.AQ32"/>
          </calcext:conditional-format>
          <calcext:conditional-format calcext:target-range-address="'Gantt Chart'.AQ32:'Gantt Chart'.AQ32">
            <calcext:condition calcext:apply-style-name="Task_Completed" calcext:value="formula-is(AND([.$E32]&gt;0;[.AQ$10]&gt;=[.$D32];[.AQ$10]&lt;=[.$F32];WORKDAY([.$D32];[.$E32]*[.$G32];Holidays)&gt;[.AQ$10]))" calcext:base-cell-address="'Gantt Chart'.AQ32"/>
            <calcext:condition calcext:apply-style-name="Task_Scheduled" calcext:value="formula-is(AND([.$E32]&gt;0;[.AQ$10]&gt;=[.$D32];[.AQ$10]&lt;=[.$F32];WORKDAY([.$D32];[.$E32]*[.$G32];Holidays)&lt;=[.AQ$10]))" calcext:base-cell-address="'Gantt Chart'.AQ32"/>
            <calcext:condition calcext:apply-style-name="Milestone" calcext:value="formula-is(AND([.$D32]&gt;0;[.$F32]=&quot;&quot;;[.$D32]=[.AQ$10]))" calcext:base-cell-address="'Gantt Chart'.AQ32"/>
          </calcext:conditional-format>
          <calcext:conditional-format calcext:target-range-address="'Gantt Chart'.AR32:'Gantt Chart'.AR32">
            <calcext:condition calcext:apply-style-name="Today" calcext:value="formula-is([.AR$10]=TODAY())" calcext:base-cell-address="'Gantt Chart'.AR32"/>
            <calcext:condition calcext:apply-style-name="Weekend" calcext:value="formula-is(OR(WEEKDAY([.AR$10])=1;WEEKDAY([.AR$10])=7))" calcext:base-cell-address="'Gantt Chart'.AR32"/>
            <calcext:condition calcext:apply-style-name="Holiday" calcext:value="formula-is(ISNUMBER(MATCH([.AR$10];Holidays;0)))" calcext:base-cell-address="'Gantt Chart'.AR32"/>
          </calcext:conditional-format>
          <calcext:conditional-format calcext:target-range-address="'Gantt Chart'.AR32:'Gantt Chart'.AR32">
            <calcext:condition calcext:apply-style-name="Task_Completed" calcext:value="formula-is(AND([.$E32]&gt;0;[.AR$10]&gt;=[.$D32];[.AR$10]&lt;=[.$F32];WORKDAY([.$D32];[.$E32]*[.$G32];Holidays)&gt;[.AR$10]))" calcext:base-cell-address="'Gantt Chart'.AR32"/>
            <calcext:condition calcext:apply-style-name="Task_Scheduled" calcext:value="formula-is(AND([.$E32]&gt;0;[.AR$10]&gt;=[.$D32];[.AR$10]&lt;=[.$F32];WORKDAY([.$D32];[.$E32]*[.$G32];Holidays)&lt;=[.AR$10]))" calcext:base-cell-address="'Gantt Chart'.AR32"/>
            <calcext:condition calcext:apply-style-name="Milestone" calcext:value="formula-is(AND([.$D32]&gt;0;[.$F32]=&quot;&quot;;[.$D32]=[.AR$10]))" calcext:base-cell-address="'Gantt Chart'.AR32"/>
          </calcext:conditional-format>
          <calcext:conditional-format calcext:target-range-address="'Gantt Chart'.AS32:'Gantt Chart'.AS32">
            <calcext:condition calcext:apply-style-name="Today" calcext:value="formula-is([.AS$10]=TODAY())" calcext:base-cell-address="'Gantt Chart'.AS32"/>
            <calcext:condition calcext:apply-style-name="Weekend" calcext:value="formula-is(OR(WEEKDAY([.AS$10])=1;WEEKDAY([.AS$10])=7))" calcext:base-cell-address="'Gantt Chart'.AS32"/>
            <calcext:condition calcext:apply-style-name="Holiday" calcext:value="formula-is(ISNUMBER(MATCH([.AS$10];Holidays;0)))" calcext:base-cell-address="'Gantt Chart'.AS32"/>
          </calcext:conditional-format>
          <calcext:conditional-format calcext:target-range-address="'Gantt Chart'.AS32:'Gantt Chart'.AS32">
            <calcext:condition calcext:apply-style-name="Task_Completed" calcext:value="formula-is(AND([.$E32]&gt;0;[.AS$10]&gt;=[.$D32];[.AS$10]&lt;=[.$F32];WORKDAY([.$D32];[.$E32]*[.$G32];Holidays)&gt;[.AS$10]))" calcext:base-cell-address="'Gantt Chart'.AS32"/>
            <calcext:condition calcext:apply-style-name="Task_Scheduled" calcext:value="formula-is(AND([.$E32]&gt;0;[.AS$10]&gt;=[.$D32];[.AS$10]&lt;=[.$F32];WORKDAY([.$D32];[.$E32]*[.$G32];Holidays)&lt;=[.AS$10]))" calcext:base-cell-address="'Gantt Chart'.AS32"/>
            <calcext:condition calcext:apply-style-name="Milestone" calcext:value="formula-is(AND([.$D32]&gt;0;[.$F32]=&quot;&quot;;[.$D32]=[.AS$10]))" calcext:base-cell-address="'Gantt Chart'.AS32"/>
          </calcext:conditional-format>
          <calcext:conditional-format calcext:target-range-address="'Gantt Chart'.AT32:'Gantt Chart'.AT32">
            <calcext:condition calcext:apply-style-name="Today" calcext:value="formula-is([.AT$10]=TODAY())" calcext:base-cell-address="'Gantt Chart'.AT32"/>
            <calcext:condition calcext:apply-style-name="Weekend" calcext:value="formula-is(OR(WEEKDAY([.AT$10])=1;WEEKDAY([.AT$10])=7))" calcext:base-cell-address="'Gantt Chart'.AT32"/>
            <calcext:condition calcext:apply-style-name="Holiday" calcext:value="formula-is(ISNUMBER(MATCH([.AT$10];Holidays;0)))" calcext:base-cell-address="'Gantt Chart'.AT32"/>
          </calcext:conditional-format>
          <calcext:conditional-format calcext:target-range-address="'Gantt Chart'.AT32:'Gantt Chart'.AT32">
            <calcext:condition calcext:apply-style-name="Task_Completed" calcext:value="formula-is(AND([.$E32]&gt;0;[.AT$10]&gt;=[.$D32];[.AT$10]&lt;=[.$F32];WORKDAY([.$D32];[.$E32]*[.$G32];Holidays)&gt;[.AT$10]))" calcext:base-cell-address="'Gantt Chart'.AT32"/>
            <calcext:condition calcext:apply-style-name="Task_Scheduled" calcext:value="formula-is(AND([.$E32]&gt;0;[.AT$10]&gt;=[.$D32];[.AT$10]&lt;=[.$F32];WORKDAY([.$D32];[.$E32]*[.$G32];Holidays)&lt;=[.AT$10]))" calcext:base-cell-address="'Gantt Chart'.AT32"/>
            <calcext:condition calcext:apply-style-name="Milestone" calcext:value="formula-is(AND([.$D32]&gt;0;[.$F32]=&quot;&quot;;[.$D32]=[.AT$10]))" calcext:base-cell-address="'Gantt Chart'.AT32"/>
          </calcext:conditional-format>
          <calcext:conditional-format calcext:target-range-address="'Gantt Chart'.AU32:'Gantt Chart'.AU32">
            <calcext:condition calcext:apply-style-name="Today" calcext:value="formula-is([.AU$10]=TODAY())" calcext:base-cell-address="'Gantt Chart'.AU32"/>
            <calcext:condition calcext:apply-style-name="Weekend" calcext:value="formula-is(OR(WEEKDAY([.AU$10])=1;WEEKDAY([.AU$10])=7))" calcext:base-cell-address="'Gantt Chart'.AU32"/>
            <calcext:condition calcext:apply-style-name="Holiday" calcext:value="formula-is(ISNUMBER(MATCH([.AU$10];Holidays;0)))" calcext:base-cell-address="'Gantt Chart'.AU32"/>
          </calcext:conditional-format>
          <calcext:conditional-format calcext:target-range-address="'Gantt Chart'.AU32:'Gantt Chart'.AU32">
            <calcext:condition calcext:apply-style-name="Task_Completed" calcext:value="formula-is(AND([.$E32]&gt;0;[.AU$10]&gt;=[.$D32];[.AU$10]&lt;=[.$F32];WORKDAY([.$D32];[.$E32]*[.$G32];Holidays)&gt;[.AU$10]))" calcext:base-cell-address="'Gantt Chart'.AU32"/>
            <calcext:condition calcext:apply-style-name="Task_Scheduled" calcext:value="formula-is(AND([.$E32]&gt;0;[.AU$10]&gt;=[.$D32];[.AU$10]&lt;=[.$F32];WORKDAY([.$D32];[.$E32]*[.$G32];Holidays)&lt;=[.AU$10]))" calcext:base-cell-address="'Gantt Chart'.AU32"/>
            <calcext:condition calcext:apply-style-name="Milestone" calcext:value="formula-is(AND([.$D32]&gt;0;[.$F32]=&quot;&quot;;[.$D32]=[.AU$10]))" calcext:base-cell-address="'Gantt Chart'.AU32"/>
          </calcext:conditional-format>
          <calcext:conditional-format calcext:target-range-address="'Gantt Chart'.AV32:'Gantt Chart'.AV32">
            <calcext:condition calcext:apply-style-name="Today" calcext:value="formula-is([.AV$10]=TODAY())" calcext:base-cell-address="'Gantt Chart'.AV32"/>
            <calcext:condition calcext:apply-style-name="Weekend" calcext:value="formula-is(OR(WEEKDAY([.AV$10])=1;WEEKDAY([.AV$10])=7))" calcext:base-cell-address="'Gantt Chart'.AV32"/>
            <calcext:condition calcext:apply-style-name="Holiday" calcext:value="formula-is(ISNUMBER(MATCH([.AV$10];Holidays;0)))" calcext:base-cell-address="'Gantt Chart'.AV32"/>
          </calcext:conditional-format>
          <calcext:conditional-format calcext:target-range-address="'Gantt Chart'.AV32:'Gantt Chart'.AV32">
            <calcext:condition calcext:apply-style-name="Task_Completed" calcext:value="formula-is(AND([.$E32]&gt;0;[.AV$10]&gt;=[.$D32];[.AV$10]&lt;=[.$F32];WORKDAY([.$D32];[.$E32]*[.$G32];Holidays)&gt;[.AV$10]))" calcext:base-cell-address="'Gantt Chart'.AV32"/>
            <calcext:condition calcext:apply-style-name="Task_Scheduled" calcext:value="formula-is(AND([.$E32]&gt;0;[.AV$10]&gt;=[.$D32];[.AV$10]&lt;=[.$F32];WORKDAY([.$D32];[.$E32]*[.$G32];Holidays)&lt;=[.AV$10]))" calcext:base-cell-address="'Gantt Chart'.AV32"/>
            <calcext:condition calcext:apply-style-name="Milestone" calcext:value="formula-is(AND([.$D32]&gt;0;[.$F32]=&quot;&quot;;[.$D32]=[.AV$10]))" calcext:base-cell-address="'Gantt Chart'.AV32"/>
          </calcext:conditional-format>
          <calcext:conditional-format calcext:target-range-address="'Gantt Chart'.AW32:'Gantt Chart'.AW32">
            <calcext:condition calcext:apply-style-name="Today" calcext:value="formula-is([.AW$10]=TODAY())" calcext:base-cell-address="'Gantt Chart'.AW32"/>
            <calcext:condition calcext:apply-style-name="Weekend" calcext:value="formula-is(OR(WEEKDAY([.AW$10])=1;WEEKDAY([.AW$10])=7))" calcext:base-cell-address="'Gantt Chart'.AW32"/>
            <calcext:condition calcext:apply-style-name="Holiday" calcext:value="formula-is(ISNUMBER(MATCH([.AW$10];Holidays;0)))" calcext:base-cell-address="'Gantt Chart'.AW32"/>
          </calcext:conditional-format>
          <calcext:conditional-format calcext:target-range-address="'Gantt Chart'.AW32:'Gantt Chart'.AW32">
            <calcext:condition calcext:apply-style-name="Task_Completed" calcext:value="formula-is(AND([.$E32]&gt;0;[.AW$10]&gt;=[.$D32];[.AW$10]&lt;=[.$F32];WORKDAY([.$D32];[.$E32]*[.$G32];Holidays)&gt;[.AW$10]))" calcext:base-cell-address="'Gantt Chart'.AW32"/>
            <calcext:condition calcext:apply-style-name="Task_Scheduled" calcext:value="formula-is(AND([.$E32]&gt;0;[.AW$10]&gt;=[.$D32];[.AW$10]&lt;=[.$F32];WORKDAY([.$D32];[.$E32]*[.$G32];Holidays)&lt;=[.AW$10]))" calcext:base-cell-address="'Gantt Chart'.AW32"/>
            <calcext:condition calcext:apply-style-name="Milestone" calcext:value="formula-is(AND([.$D32]&gt;0;[.$F32]=&quot;&quot;;[.$D32]=[.AW$10]))" calcext:base-cell-address="'Gantt Chart'.AW32"/>
          </calcext:conditional-format>
          <calcext:conditional-format calcext:target-range-address="'Gantt Chart'.AX32:'Gantt Chart'.AX32">
            <calcext:condition calcext:apply-style-name="Today" calcext:value="formula-is([.AX$10]=TODAY())" calcext:base-cell-address="'Gantt Chart'.AX32"/>
            <calcext:condition calcext:apply-style-name="Weekend" calcext:value="formula-is(OR(WEEKDAY([.AX$10])=1;WEEKDAY([.AX$10])=7))" calcext:base-cell-address="'Gantt Chart'.AX32"/>
            <calcext:condition calcext:apply-style-name="Holiday" calcext:value="formula-is(ISNUMBER(MATCH([.AX$10];Holidays;0)))" calcext:base-cell-address="'Gantt Chart'.AX32"/>
          </calcext:conditional-format>
          <calcext:conditional-format calcext:target-range-address="'Gantt Chart'.AX32:'Gantt Chart'.AX32">
            <calcext:condition calcext:apply-style-name="Task_Completed" calcext:value="formula-is(AND([.$E32]&gt;0;[.AX$10]&gt;=[.$D32];[.AX$10]&lt;=[.$F32];WORKDAY([.$D32];[.$E32]*[.$G32];Holidays)&gt;[.AX$10]))" calcext:base-cell-address="'Gantt Chart'.AX32"/>
            <calcext:condition calcext:apply-style-name="Task_Scheduled" calcext:value="formula-is(AND([.$E32]&gt;0;[.AX$10]&gt;=[.$D32];[.AX$10]&lt;=[.$F32];WORKDAY([.$D32];[.$E32]*[.$G32];Holidays)&lt;=[.AX$10]))" calcext:base-cell-address="'Gantt Chart'.AX32"/>
            <calcext:condition calcext:apply-style-name="Milestone" calcext:value="formula-is(AND([.$D32]&gt;0;[.$F32]=&quot;&quot;;[.$D32]=[.AX$10]))" calcext:base-cell-address="'Gantt Chart'.AX32"/>
          </calcext:conditional-format>
          <calcext:conditional-format calcext:target-range-address="'Gantt Chart'.AY32:'Gantt Chart'.AY32">
            <calcext:condition calcext:apply-style-name="Today" calcext:value="formula-is([.AY$10]=TODAY())" calcext:base-cell-address="'Gantt Chart'.AY32"/>
            <calcext:condition calcext:apply-style-name="Weekend" calcext:value="formula-is(OR(WEEKDAY([.AY$10])=1;WEEKDAY([.AY$10])=7))" calcext:base-cell-address="'Gantt Chart'.AY32"/>
            <calcext:condition calcext:apply-style-name="Holiday" calcext:value="formula-is(ISNUMBER(MATCH([.AY$10];Holidays;0)))" calcext:base-cell-address="'Gantt Chart'.AY32"/>
          </calcext:conditional-format>
          <calcext:conditional-format calcext:target-range-address="'Gantt Chart'.AY32:'Gantt Chart'.AY32">
            <calcext:condition calcext:apply-style-name="Task_Completed" calcext:value="formula-is(AND([.$E32]&gt;0;[.AY$10]&gt;=[.$D32];[.AY$10]&lt;=[.$F32];WORKDAY([.$D32];[.$E32]*[.$G32];Holidays)&gt;[.AY$10]))" calcext:base-cell-address="'Gantt Chart'.AY32"/>
            <calcext:condition calcext:apply-style-name="Task_Scheduled" calcext:value="formula-is(AND([.$E32]&gt;0;[.AY$10]&gt;=[.$D32];[.AY$10]&lt;=[.$F32];WORKDAY([.$D32];[.$E32]*[.$G32];Holidays)&lt;=[.AY$10]))" calcext:base-cell-address="'Gantt Chart'.AY32"/>
            <calcext:condition calcext:apply-style-name="Milestone" calcext:value="formula-is(AND([.$D32]&gt;0;[.$F32]=&quot;&quot;;[.$D32]=[.AY$10]))" calcext:base-cell-address="'Gantt Chart'.AY32"/>
          </calcext:conditional-format>
          <calcext:conditional-format calcext:target-range-address="'Gantt Chart'.AZ32:'Gantt Chart'.AZ32">
            <calcext:condition calcext:apply-style-name="Today" calcext:value="formula-is([.AZ$10]=TODAY())" calcext:base-cell-address="'Gantt Chart'.AZ32"/>
            <calcext:condition calcext:apply-style-name="Weekend" calcext:value="formula-is(OR(WEEKDAY([.AZ$10])=1;WEEKDAY([.AZ$10])=7))" calcext:base-cell-address="'Gantt Chart'.AZ32"/>
            <calcext:condition calcext:apply-style-name="Holiday" calcext:value="formula-is(ISNUMBER(MATCH([.AZ$10];Holidays;0)))" calcext:base-cell-address="'Gantt Chart'.AZ32"/>
          </calcext:conditional-format>
          <calcext:conditional-format calcext:target-range-address="'Gantt Chart'.AZ32:'Gantt Chart'.AZ32">
            <calcext:condition calcext:apply-style-name="Task_Completed" calcext:value="formula-is(AND([.$E32]&gt;0;[.AZ$10]&gt;=[.$D32];[.AZ$10]&lt;=[.$F32];WORKDAY([.$D32];[.$E32]*[.$G32];Holidays)&gt;[.AZ$10]))" calcext:base-cell-address="'Gantt Chart'.AZ32"/>
            <calcext:condition calcext:apply-style-name="Task_Scheduled" calcext:value="formula-is(AND([.$E32]&gt;0;[.AZ$10]&gt;=[.$D32];[.AZ$10]&lt;=[.$F32];WORKDAY([.$D32];[.$E32]*[.$G32];Holidays)&lt;=[.AZ$10]))" calcext:base-cell-address="'Gantt Chart'.AZ32"/>
            <calcext:condition calcext:apply-style-name="Milestone" calcext:value="formula-is(AND([.$D32]&gt;0;[.$F32]=&quot;&quot;;[.$D32]=[.AZ$10]))" calcext:base-cell-address="'Gantt Chart'.AZ32"/>
          </calcext:conditional-format>
          <calcext:conditional-format calcext:target-range-address="'Gantt Chart'.BA32:'Gantt Chart'.BA32">
            <calcext:condition calcext:apply-style-name="Today" calcext:value="formula-is([.BA$10]=TODAY())" calcext:base-cell-address="'Gantt Chart'.BA32"/>
            <calcext:condition calcext:apply-style-name="Weekend" calcext:value="formula-is(OR(WEEKDAY([.BA$10])=1;WEEKDAY([.BA$10])=7))" calcext:base-cell-address="'Gantt Chart'.BA32"/>
            <calcext:condition calcext:apply-style-name="Holiday" calcext:value="formula-is(ISNUMBER(MATCH([.BA$10];Holidays;0)))" calcext:base-cell-address="'Gantt Chart'.BA32"/>
          </calcext:conditional-format>
          <calcext:conditional-format calcext:target-range-address="'Gantt Chart'.BA32:'Gantt Chart'.BA32">
            <calcext:condition calcext:apply-style-name="Task_Completed" calcext:value="formula-is(AND([.$E32]&gt;0;[.BA$10]&gt;=[.$D32];[.BA$10]&lt;=[.$F32];WORKDAY([.$D32];[.$E32]*[.$G32];Holidays)&gt;[.BA$10]))" calcext:base-cell-address="'Gantt Chart'.BA32"/>
            <calcext:condition calcext:apply-style-name="Task_Scheduled" calcext:value="formula-is(AND([.$E32]&gt;0;[.BA$10]&gt;=[.$D32];[.BA$10]&lt;=[.$F32];WORKDAY([.$D32];[.$E32]*[.$G32];Holidays)&lt;=[.BA$10]))" calcext:base-cell-address="'Gantt Chart'.BA32"/>
            <calcext:condition calcext:apply-style-name="Milestone" calcext:value="formula-is(AND([.$D32]&gt;0;[.$F32]=&quot;&quot;;[.$D32]=[.BA$10]))" calcext:base-cell-address="'Gantt Chart'.BA32"/>
          </calcext:conditional-format>
          <calcext:conditional-format calcext:target-range-address="'Gantt Chart'.BB32:'Gantt Chart'.BB32">
            <calcext:condition calcext:apply-style-name="Today" calcext:value="formula-is([.BB$10]=TODAY())" calcext:base-cell-address="'Gantt Chart'.BB32"/>
            <calcext:condition calcext:apply-style-name="Weekend" calcext:value="formula-is(OR(WEEKDAY([.BB$10])=1;WEEKDAY([.BB$10])=7))" calcext:base-cell-address="'Gantt Chart'.BB32"/>
            <calcext:condition calcext:apply-style-name="Holiday" calcext:value="formula-is(ISNUMBER(MATCH([.BB$10];Holidays;0)))" calcext:base-cell-address="'Gantt Chart'.BB32"/>
          </calcext:conditional-format>
          <calcext:conditional-format calcext:target-range-address="'Gantt Chart'.BB32:'Gantt Chart'.BB32">
            <calcext:condition calcext:apply-style-name="Task_Completed" calcext:value="formula-is(AND([.$E32]&gt;0;[.BB$10]&gt;=[.$D32];[.BB$10]&lt;=[.$F32];WORKDAY([.$D32];[.$E32]*[.$G32];Holidays)&gt;[.BB$10]))" calcext:base-cell-address="'Gantt Chart'.BB32"/>
            <calcext:condition calcext:apply-style-name="Task_Scheduled" calcext:value="formula-is(AND([.$E32]&gt;0;[.BB$10]&gt;=[.$D32];[.BB$10]&lt;=[.$F32];WORKDAY([.$D32];[.$E32]*[.$G32];Holidays)&lt;=[.BB$10]))" calcext:base-cell-address="'Gantt Chart'.BB32"/>
            <calcext:condition calcext:apply-style-name="Milestone" calcext:value="formula-is(AND([.$D32]&gt;0;[.$F32]=&quot;&quot;;[.$D32]=[.BB$10]))" calcext:base-cell-address="'Gantt Chart'.BB32"/>
          </calcext:conditional-format>
          <calcext:conditional-format calcext:target-range-address="'Gantt Chart'.BC32:'Gantt Chart'.BC32">
            <calcext:condition calcext:apply-style-name="Today" calcext:value="formula-is([.BC$10]=TODAY())" calcext:base-cell-address="'Gantt Chart'.BC32"/>
            <calcext:condition calcext:apply-style-name="Weekend" calcext:value="formula-is(OR(WEEKDAY([.BC$10])=1;WEEKDAY([.BC$10])=7))" calcext:base-cell-address="'Gantt Chart'.BC32"/>
            <calcext:condition calcext:apply-style-name="Holiday" calcext:value="formula-is(ISNUMBER(MATCH([.BC$10];Holidays;0)))" calcext:base-cell-address="'Gantt Chart'.BC32"/>
          </calcext:conditional-format>
          <calcext:conditional-format calcext:target-range-address="'Gantt Chart'.BC32:'Gantt Chart'.BC32">
            <calcext:condition calcext:apply-style-name="Task_Completed" calcext:value="formula-is(AND([.$E32]&gt;0;[.BC$10]&gt;=[.$D32];[.BC$10]&lt;=[.$F32];WORKDAY([.$D32];[.$E32]*[.$G32];Holidays)&gt;[.BC$10]))" calcext:base-cell-address="'Gantt Chart'.BC32"/>
            <calcext:condition calcext:apply-style-name="Task_Scheduled" calcext:value="formula-is(AND([.$E32]&gt;0;[.BC$10]&gt;=[.$D32];[.BC$10]&lt;=[.$F32];WORKDAY([.$D32];[.$E32]*[.$G32];Holidays)&lt;=[.BC$10]))" calcext:base-cell-address="'Gantt Chart'.BC32"/>
            <calcext:condition calcext:apply-style-name="Milestone" calcext:value="formula-is(AND([.$D32]&gt;0;[.$F32]=&quot;&quot;;[.$D32]=[.BC$10]))" calcext:base-cell-address="'Gantt Chart'.BC32"/>
          </calcext:conditional-format>
          <calcext:conditional-format calcext:target-range-address="'Gantt Chart'.BD32:'Gantt Chart'.BD32">
            <calcext:condition calcext:apply-style-name="Today" calcext:value="formula-is([.BD$10]=TODAY())" calcext:base-cell-address="'Gantt Chart'.BD32"/>
            <calcext:condition calcext:apply-style-name="Weekend" calcext:value="formula-is(OR(WEEKDAY([.BD$10])=1;WEEKDAY([.BD$10])=7))" calcext:base-cell-address="'Gantt Chart'.BD32"/>
            <calcext:condition calcext:apply-style-name="Holiday" calcext:value="formula-is(ISNUMBER(MATCH([.BD$10];Holidays;0)))" calcext:base-cell-address="'Gantt Chart'.BD32"/>
          </calcext:conditional-format>
          <calcext:conditional-format calcext:target-range-address="'Gantt Chart'.BD32:'Gantt Chart'.BD32">
            <calcext:condition calcext:apply-style-name="Task_Completed" calcext:value="formula-is(AND([.$E32]&gt;0;[.BD$10]&gt;=[.$D32];[.BD$10]&lt;=[.$F32];WORKDAY([.$D32];[.$E32]*[.$G32];Holidays)&gt;[.BD$10]))" calcext:base-cell-address="'Gantt Chart'.BD32"/>
            <calcext:condition calcext:apply-style-name="Task_Scheduled" calcext:value="formula-is(AND([.$E32]&gt;0;[.BD$10]&gt;=[.$D32];[.BD$10]&lt;=[.$F32];WORKDAY([.$D32];[.$E32]*[.$G32];Holidays)&lt;=[.BD$10]))" calcext:base-cell-address="'Gantt Chart'.BD32"/>
            <calcext:condition calcext:apply-style-name="Milestone" calcext:value="formula-is(AND([.$D32]&gt;0;[.$F32]=&quot;&quot;;[.$D32]=[.BD$10]))" calcext:base-cell-address="'Gantt Chart'.BD32"/>
          </calcext:conditional-format>
          <calcext:conditional-format calcext:target-range-address="'Gantt Chart'.BE32:'Gantt Chart'.BE32">
            <calcext:condition calcext:apply-style-name="Today" calcext:value="formula-is([.BE$10]=TODAY())" calcext:base-cell-address="'Gantt Chart'.BE32"/>
            <calcext:condition calcext:apply-style-name="Weekend" calcext:value="formula-is(OR(WEEKDAY([.BE$10])=1;WEEKDAY([.BE$10])=7))" calcext:base-cell-address="'Gantt Chart'.BE32"/>
            <calcext:condition calcext:apply-style-name="Holiday" calcext:value="formula-is(ISNUMBER(MATCH([.BE$10];Holidays;0)))" calcext:base-cell-address="'Gantt Chart'.BE32"/>
          </calcext:conditional-format>
          <calcext:conditional-format calcext:target-range-address="'Gantt Chart'.BE32:'Gantt Chart'.BE32">
            <calcext:condition calcext:apply-style-name="Task_Completed" calcext:value="formula-is(AND([.$E32]&gt;0;[.BE$10]&gt;=[.$D32];[.BE$10]&lt;=[.$F32];WORKDAY([.$D32];[.$E32]*[.$G32];Holidays)&gt;[.BE$10]))" calcext:base-cell-address="'Gantt Chart'.BE32"/>
            <calcext:condition calcext:apply-style-name="Task_Scheduled" calcext:value="formula-is(AND([.$E32]&gt;0;[.BE$10]&gt;=[.$D32];[.BE$10]&lt;=[.$F32];WORKDAY([.$D32];[.$E32]*[.$G32];Holidays)&lt;=[.BE$10]))" calcext:base-cell-address="'Gantt Chart'.BE32"/>
            <calcext:condition calcext:apply-style-name="Milestone" calcext:value="formula-is(AND([.$D32]&gt;0;[.$F32]=&quot;&quot;;[.$D32]=[.BE$10]))" calcext:base-cell-address="'Gantt Chart'.BE32"/>
          </calcext:conditional-format>
          <calcext:conditional-format calcext:target-range-address="'Gantt Chart'.BF32:'Gantt Chart'.BF32">
            <calcext:condition calcext:apply-style-name="Today" calcext:value="formula-is([.BF$10]=TODAY())" calcext:base-cell-address="'Gantt Chart'.BF32"/>
            <calcext:condition calcext:apply-style-name="Weekend" calcext:value="formula-is(OR(WEEKDAY([.BF$10])=1;WEEKDAY([.BF$10])=7))" calcext:base-cell-address="'Gantt Chart'.BF32"/>
            <calcext:condition calcext:apply-style-name="Holiday" calcext:value="formula-is(ISNUMBER(MATCH([.BF$10];Holidays;0)))" calcext:base-cell-address="'Gantt Chart'.BF32"/>
          </calcext:conditional-format>
          <calcext:conditional-format calcext:target-range-address="'Gantt Chart'.BF32:'Gantt Chart'.BF32">
            <calcext:condition calcext:apply-style-name="Task_Completed" calcext:value="formula-is(AND([.$E32]&gt;0;[.BF$10]&gt;=[.$D32];[.BF$10]&lt;=[.$F32];WORKDAY([.$D32];[.$E32]*[.$G32];Holidays)&gt;[.BF$10]))" calcext:base-cell-address="'Gantt Chart'.BF32"/>
            <calcext:condition calcext:apply-style-name="Task_Scheduled" calcext:value="formula-is(AND([.$E32]&gt;0;[.BF$10]&gt;=[.$D32];[.BF$10]&lt;=[.$F32];WORKDAY([.$D32];[.$E32]*[.$G32];Holidays)&lt;=[.BF$10]))" calcext:base-cell-address="'Gantt Chart'.BF32"/>
            <calcext:condition calcext:apply-style-name="Milestone" calcext:value="formula-is(AND([.$D32]&gt;0;[.$F32]=&quot;&quot;;[.$D32]=[.BF$10]))" calcext:base-cell-address="'Gantt Chart'.BF32"/>
          </calcext:conditional-format>
          <calcext:conditional-format calcext:target-range-address="'Gantt Chart'.BG32:'Gantt Chart'.BG32">
            <calcext:condition calcext:apply-style-name="Today" calcext:value="formula-is([.BG$10]=TODAY())" calcext:base-cell-address="'Gantt Chart'.BG32"/>
            <calcext:condition calcext:apply-style-name="Weekend" calcext:value="formula-is(OR(WEEKDAY([.BG$10])=1;WEEKDAY([.BG$10])=7))" calcext:base-cell-address="'Gantt Chart'.BG32"/>
            <calcext:condition calcext:apply-style-name="Holiday" calcext:value="formula-is(ISNUMBER(MATCH([.BG$10];Holidays;0)))" calcext:base-cell-address="'Gantt Chart'.BG32"/>
          </calcext:conditional-format>
          <calcext:conditional-format calcext:target-range-address="'Gantt Chart'.BG32:'Gantt Chart'.BG32">
            <calcext:condition calcext:apply-style-name="Task_Completed" calcext:value="formula-is(AND([.$E32]&gt;0;[.BG$10]&gt;=[.$D32];[.BG$10]&lt;=[.$F32];WORKDAY([.$D32];[.$E32]*[.$G32];Holidays)&gt;[.BG$10]))" calcext:base-cell-address="'Gantt Chart'.BG32"/>
            <calcext:condition calcext:apply-style-name="Task_Scheduled" calcext:value="formula-is(AND([.$E32]&gt;0;[.BG$10]&gt;=[.$D32];[.BG$10]&lt;=[.$F32];WORKDAY([.$D32];[.$E32]*[.$G32];Holidays)&lt;=[.BG$10]))" calcext:base-cell-address="'Gantt Chart'.BG32"/>
            <calcext:condition calcext:apply-style-name="Milestone" calcext:value="formula-is(AND([.$D32]&gt;0;[.$F32]=&quot;&quot;;[.$D32]=[.BG$10]))" calcext:base-cell-address="'Gantt Chart'.BG32"/>
          </calcext:conditional-format>
          <calcext:conditional-format calcext:target-range-address="'Gantt Chart'.BH32:'Gantt Chart'.BH32">
            <calcext:condition calcext:apply-style-name="Today" calcext:value="formula-is([.BH$10]=TODAY())" calcext:base-cell-address="'Gantt Chart'.BH32"/>
            <calcext:condition calcext:apply-style-name="Weekend" calcext:value="formula-is(OR(WEEKDAY([.BH$10])=1;WEEKDAY([.BH$10])=7))" calcext:base-cell-address="'Gantt Chart'.BH32"/>
            <calcext:condition calcext:apply-style-name="Holiday" calcext:value="formula-is(ISNUMBER(MATCH([.BH$10];Holidays;0)))" calcext:base-cell-address="'Gantt Chart'.BH32"/>
          </calcext:conditional-format>
          <calcext:conditional-format calcext:target-range-address="'Gantt Chart'.BH32:'Gantt Chart'.BH32">
            <calcext:condition calcext:apply-style-name="Task_Completed" calcext:value="formula-is(AND([.$E32]&gt;0;[.BH$10]&gt;=[.$D32];[.BH$10]&lt;=[.$F32];WORKDAY([.$D32];[.$E32]*[.$G32];Holidays)&gt;[.BH$10]))" calcext:base-cell-address="'Gantt Chart'.BH32"/>
            <calcext:condition calcext:apply-style-name="Task_Scheduled" calcext:value="formula-is(AND([.$E32]&gt;0;[.BH$10]&gt;=[.$D32];[.BH$10]&lt;=[.$F32];WORKDAY([.$D32];[.$E32]*[.$G32];Holidays)&lt;=[.BH$10]))" calcext:base-cell-address="'Gantt Chart'.BH32"/>
            <calcext:condition calcext:apply-style-name="Milestone" calcext:value="formula-is(AND([.$D32]&gt;0;[.$F32]=&quot;&quot;;[.$D32]=[.BH$10]))" calcext:base-cell-address="'Gantt Chart'.BH32"/>
          </calcext:conditional-format>
          <calcext:conditional-format calcext:target-range-address="'Gantt Chart'.BI32:'Gantt Chart'.BI32">
            <calcext:condition calcext:apply-style-name="Today" calcext:value="formula-is([.BI$10]=TODAY())" calcext:base-cell-address="'Gantt Chart'.BI32"/>
            <calcext:condition calcext:apply-style-name="Weekend" calcext:value="formula-is(OR(WEEKDAY([.BI$10])=1;WEEKDAY([.BI$10])=7))" calcext:base-cell-address="'Gantt Chart'.BI32"/>
            <calcext:condition calcext:apply-style-name="Holiday" calcext:value="formula-is(ISNUMBER(MATCH([.BI$10];Holidays;0)))" calcext:base-cell-address="'Gantt Chart'.BI32"/>
          </calcext:conditional-format>
          <calcext:conditional-format calcext:target-range-address="'Gantt Chart'.BI32:'Gantt Chart'.BI32">
            <calcext:condition calcext:apply-style-name="Task_Completed" calcext:value="formula-is(AND([.$E32]&gt;0;[.BI$10]&gt;=[.$D32];[.BI$10]&lt;=[.$F32];WORKDAY([.$D32];[.$E32]*[.$G32];Holidays)&gt;[.BI$10]))" calcext:base-cell-address="'Gantt Chart'.BI32"/>
            <calcext:condition calcext:apply-style-name="Task_Scheduled" calcext:value="formula-is(AND([.$E32]&gt;0;[.BI$10]&gt;=[.$D32];[.BI$10]&lt;=[.$F32];WORKDAY([.$D32];[.$E32]*[.$G32];Holidays)&lt;=[.BI$10]))" calcext:base-cell-address="'Gantt Chart'.BI32"/>
            <calcext:condition calcext:apply-style-name="Milestone" calcext:value="formula-is(AND([.$D32]&gt;0;[.$F32]=&quot;&quot;;[.$D32]=[.BI$10]))" calcext:base-cell-address="'Gantt Chart'.BI32"/>
          </calcext:conditional-format>
          <calcext:conditional-format calcext:target-range-address="'Gantt Chart'.BJ32:'Gantt Chart'.BJ32">
            <calcext:condition calcext:apply-style-name="Today" calcext:value="formula-is([.BJ$10]=TODAY())" calcext:base-cell-address="'Gantt Chart'.BJ32"/>
            <calcext:condition calcext:apply-style-name="Weekend" calcext:value="formula-is(OR(WEEKDAY([.BJ$10])=1;WEEKDAY([.BJ$10])=7))" calcext:base-cell-address="'Gantt Chart'.BJ32"/>
            <calcext:condition calcext:apply-style-name="Holiday" calcext:value="formula-is(ISNUMBER(MATCH([.BJ$10];Holidays;0)))" calcext:base-cell-address="'Gantt Chart'.BJ32"/>
          </calcext:conditional-format>
          <calcext:conditional-format calcext:target-range-address="'Gantt Chart'.BJ32:'Gantt Chart'.BJ32">
            <calcext:condition calcext:apply-style-name="Task_Completed" calcext:value="formula-is(AND([.$E32]&gt;0;[.BJ$10]&gt;=[.$D32];[.BJ$10]&lt;=[.$F32];WORKDAY([.$D32];[.$E32]*[.$G32];Holidays)&gt;[.BJ$10]))" calcext:base-cell-address="'Gantt Chart'.BJ32"/>
            <calcext:condition calcext:apply-style-name="Task_Scheduled" calcext:value="formula-is(AND([.$E32]&gt;0;[.BJ$10]&gt;=[.$D32];[.BJ$10]&lt;=[.$F32];WORKDAY([.$D32];[.$E32]*[.$G32];Holidays)&lt;=[.BJ$10]))" calcext:base-cell-address="'Gantt Chart'.BJ32"/>
            <calcext:condition calcext:apply-style-name="Milestone" calcext:value="formula-is(AND([.$D32]&gt;0;[.$F32]=&quot;&quot;;[.$D32]=[.BJ$10]))" calcext:base-cell-address="'Gantt Chart'.BJ32"/>
          </calcext:conditional-format>
          <calcext:conditional-format calcext:target-range-address="'Gantt Chart'.BK32:'Gantt Chart'.BK32">
            <calcext:condition calcext:apply-style-name="Today" calcext:value="formula-is([.BK$10]=TODAY())" calcext:base-cell-address="'Gantt Chart'.BK32"/>
            <calcext:condition calcext:apply-style-name="Weekend" calcext:value="formula-is(OR(WEEKDAY([.BK$10])=1;WEEKDAY([.BK$10])=7))" calcext:base-cell-address="'Gantt Chart'.BK32"/>
            <calcext:condition calcext:apply-style-name="Holiday" calcext:value="formula-is(ISNUMBER(MATCH([.BK$10];Holidays;0)))" calcext:base-cell-address="'Gantt Chart'.BK32"/>
          </calcext:conditional-format>
          <calcext:conditional-format calcext:target-range-address="'Gantt Chart'.BK32:'Gantt Chart'.BK32">
            <calcext:condition calcext:apply-style-name="Task_Completed" calcext:value="formula-is(AND([.$E32]&gt;0;[.BK$10]&gt;=[.$D32];[.BK$10]&lt;=[.$F32];WORKDAY([.$D32];[.$E32]*[.$G32];Holidays)&gt;[.BK$10]))" calcext:base-cell-address="'Gantt Chart'.BK32"/>
            <calcext:condition calcext:apply-style-name="Task_Scheduled" calcext:value="formula-is(AND([.$E32]&gt;0;[.BK$10]&gt;=[.$D32];[.BK$10]&lt;=[.$F32];WORKDAY([.$D32];[.$E32]*[.$G32];Holidays)&lt;=[.BK$10]))" calcext:base-cell-address="'Gantt Chart'.BK32"/>
            <calcext:condition calcext:apply-style-name="Milestone" calcext:value="formula-is(AND([.$D32]&gt;0;[.$F32]=&quot;&quot;;[.$D32]=[.BK$10]))" calcext:base-cell-address="'Gantt Chart'.BK32"/>
          </calcext:conditional-format>
          <calcext:conditional-format calcext:target-range-address="'Gantt Chart'.BL32:'Gantt Chart'.BL32">
            <calcext:condition calcext:apply-style-name="Today" calcext:value="formula-is([.BL$10]=TODAY())" calcext:base-cell-address="'Gantt Chart'.BL32"/>
            <calcext:condition calcext:apply-style-name="Weekend" calcext:value="formula-is(OR(WEEKDAY([.BL$10])=1;WEEKDAY([.BL$10])=7))" calcext:base-cell-address="'Gantt Chart'.BL32"/>
            <calcext:condition calcext:apply-style-name="Holiday" calcext:value="formula-is(ISNUMBER(MATCH([.BL$10];Holidays;0)))" calcext:base-cell-address="'Gantt Chart'.BL32"/>
          </calcext:conditional-format>
          <calcext:conditional-format calcext:target-range-address="'Gantt Chart'.BL32:'Gantt Chart'.BL32">
            <calcext:condition calcext:apply-style-name="Task_Completed" calcext:value="formula-is(AND([.$E32]&gt;0;[.BL$10]&gt;=[.$D32];[.BL$10]&lt;=[.$F32];WORKDAY([.$D32];[.$E32]*[.$G32];Holidays)&gt;[.BL$10]))" calcext:base-cell-address="'Gantt Chart'.BL32"/>
            <calcext:condition calcext:apply-style-name="Task_Scheduled" calcext:value="formula-is(AND([.$E32]&gt;0;[.BL$10]&gt;=[.$D32];[.BL$10]&lt;=[.$F32];WORKDAY([.$D32];[.$E32]*[.$G32];Holidays)&lt;=[.BL$10]))" calcext:base-cell-address="'Gantt Chart'.BL32"/>
            <calcext:condition calcext:apply-style-name="Milestone" calcext:value="formula-is(AND([.$D32]&gt;0;[.$F32]=&quot;&quot;;[.$D32]=[.BL$10]))" calcext:base-cell-address="'Gantt Chart'.BL32"/>
          </calcext:conditional-format>
          <calcext:conditional-format calcext:target-range-address="'Gantt Chart'.BM32:'Gantt Chart'.BM32">
            <calcext:condition calcext:apply-style-name="Today" calcext:value="formula-is([.BM$10]=TODAY())" calcext:base-cell-address="'Gantt Chart'.BM32"/>
            <calcext:condition calcext:apply-style-name="Weekend" calcext:value="formula-is(OR(WEEKDAY([.BM$10])=1;WEEKDAY([.BM$10])=7))" calcext:base-cell-address="'Gantt Chart'.BM32"/>
            <calcext:condition calcext:apply-style-name="Holiday" calcext:value="formula-is(ISNUMBER(MATCH([.BM$10];Holidays;0)))" calcext:base-cell-address="'Gantt Chart'.BM32"/>
          </calcext:conditional-format>
          <calcext:conditional-format calcext:target-range-address="'Gantt Chart'.BM32:'Gantt Chart'.BM32">
            <calcext:condition calcext:apply-style-name="Task_Completed" calcext:value="formula-is(AND([.$E32]&gt;0;[.BM$10]&gt;=[.$D32];[.BM$10]&lt;=[.$F32];WORKDAY([.$D32];[.$E32]*[.$G32];Holidays)&gt;[.BM$10]))" calcext:base-cell-address="'Gantt Chart'.BM32"/>
            <calcext:condition calcext:apply-style-name="Task_Scheduled" calcext:value="formula-is(AND([.$E32]&gt;0;[.BM$10]&gt;=[.$D32];[.BM$10]&lt;=[.$F32];WORKDAY([.$D32];[.$E32]*[.$G32];Holidays)&lt;=[.BM$10]))" calcext:base-cell-address="'Gantt Chart'.BM32"/>
            <calcext:condition calcext:apply-style-name="Milestone" calcext:value="formula-is(AND([.$D32]&gt;0;[.$F32]=&quot;&quot;;[.$D32]=[.BM$10]))" calcext:base-cell-address="'Gantt Chart'.BM32"/>
          </calcext:conditional-format>
          <calcext:conditional-format calcext:target-range-address="'Gantt Chart'.BN32:'Gantt Chart'.BN32">
            <calcext:condition calcext:apply-style-name="Today" calcext:value="formula-is([.BN$10]=TODAY())" calcext:base-cell-address="'Gantt Chart'.BN32"/>
            <calcext:condition calcext:apply-style-name="Weekend" calcext:value="formula-is(OR(WEEKDAY([.BN$10])=1;WEEKDAY([.BN$10])=7))" calcext:base-cell-address="'Gantt Chart'.BN32"/>
            <calcext:condition calcext:apply-style-name="Holiday" calcext:value="formula-is(ISNUMBER(MATCH([.BN$10];Holidays;0)))" calcext:base-cell-address="'Gantt Chart'.BN32"/>
          </calcext:conditional-format>
          <calcext:conditional-format calcext:target-range-address="'Gantt Chart'.BN32:'Gantt Chart'.BN32">
            <calcext:condition calcext:apply-style-name="Task_Completed" calcext:value="formula-is(AND([.$E32]&gt;0;[.BN$10]&gt;=[.$D32];[.BN$10]&lt;=[.$F32];WORKDAY([.$D32];[.$E32]*[.$G32];Holidays)&gt;[.BN$10]))" calcext:base-cell-address="'Gantt Chart'.BN32"/>
            <calcext:condition calcext:apply-style-name="Task_Scheduled" calcext:value="formula-is(AND([.$E32]&gt;0;[.BN$10]&gt;=[.$D32];[.BN$10]&lt;=[.$F32];WORKDAY([.$D32];[.$E32]*[.$G32];Holidays)&lt;=[.BN$10]))" calcext:base-cell-address="'Gantt Chart'.BN32"/>
            <calcext:condition calcext:apply-style-name="Milestone" calcext:value="formula-is(AND([.$D32]&gt;0;[.$F32]=&quot;&quot;;[.$D32]=[.BN$10]))" calcext:base-cell-address="'Gantt Chart'.BN32"/>
          </calcext:conditional-format>
          <calcext:conditional-format calcext:target-range-address="'Gantt Chart'.BO32:'Gantt Chart'.BO32">
            <calcext:condition calcext:apply-style-name="Today" calcext:value="formula-is([.BO$10]=TODAY())" calcext:base-cell-address="'Gantt Chart'.BO32"/>
            <calcext:condition calcext:apply-style-name="Weekend" calcext:value="formula-is(OR(WEEKDAY([.BO$10])=1;WEEKDAY([.BO$10])=7))" calcext:base-cell-address="'Gantt Chart'.BO32"/>
            <calcext:condition calcext:apply-style-name="Holiday" calcext:value="formula-is(ISNUMBER(MATCH([.BO$10];Holidays;0)))" calcext:base-cell-address="'Gantt Chart'.BO32"/>
          </calcext:conditional-format>
          <calcext:conditional-format calcext:target-range-address="'Gantt Chart'.BO32:'Gantt Chart'.BO32">
            <calcext:condition calcext:apply-style-name="Task_Completed" calcext:value="formula-is(AND([.$E32]&gt;0;[.BO$10]&gt;=[.$D32];[.BO$10]&lt;=[.$F32];WORKDAY([.$D32];[.$E32]*[.$G32];Holidays)&gt;[.BO$10]))" calcext:base-cell-address="'Gantt Chart'.BO32"/>
            <calcext:condition calcext:apply-style-name="Task_Scheduled" calcext:value="formula-is(AND([.$E32]&gt;0;[.BO$10]&gt;=[.$D32];[.BO$10]&lt;=[.$F32];WORKDAY([.$D32];[.$E32]*[.$G32];Holidays)&lt;=[.BO$10]))" calcext:base-cell-address="'Gantt Chart'.BO32"/>
            <calcext:condition calcext:apply-style-name="Milestone" calcext:value="formula-is(AND([.$D32]&gt;0;[.$F32]=&quot;&quot;;[.$D32]=[.BO$10]))" calcext:base-cell-address="'Gantt Chart'.BO32"/>
          </calcext:conditional-format>
          <calcext:conditional-format calcext:target-range-address="'Gantt Chart'.BP32:'Gantt Chart'.BP32">
            <calcext:condition calcext:apply-style-name="Today" calcext:value="formula-is([.BP$10]=TODAY())" calcext:base-cell-address="'Gantt Chart'.BP32"/>
            <calcext:condition calcext:apply-style-name="Weekend" calcext:value="formula-is(OR(WEEKDAY([.BP$10])=1;WEEKDAY([.BP$10])=7))" calcext:base-cell-address="'Gantt Chart'.BP32"/>
            <calcext:condition calcext:apply-style-name="Holiday" calcext:value="formula-is(ISNUMBER(MATCH([.BP$10];Holidays;0)))" calcext:base-cell-address="'Gantt Chart'.BP32"/>
          </calcext:conditional-format>
          <calcext:conditional-format calcext:target-range-address="'Gantt Chart'.BP32:'Gantt Chart'.BP32">
            <calcext:condition calcext:apply-style-name="Task_Completed" calcext:value="formula-is(AND([.$E32]&gt;0;[.BP$10]&gt;=[.$D32];[.BP$10]&lt;=[.$F32];WORKDAY([.$D32];[.$E32]*[.$G32];Holidays)&gt;[.BP$10]))" calcext:base-cell-address="'Gantt Chart'.BP32"/>
            <calcext:condition calcext:apply-style-name="Task_Scheduled" calcext:value="formula-is(AND([.$E32]&gt;0;[.BP$10]&gt;=[.$D32];[.BP$10]&lt;=[.$F32];WORKDAY([.$D32];[.$E32]*[.$G32];Holidays)&lt;=[.BP$10]))" calcext:base-cell-address="'Gantt Chart'.BP32"/>
            <calcext:condition calcext:apply-style-name="Milestone" calcext:value="formula-is(AND([.$D32]&gt;0;[.$F32]=&quot;&quot;;[.$D32]=[.BP$10]))" calcext:base-cell-address="'Gantt Chart'.BP32"/>
          </calcext:conditional-format>
          <calcext:conditional-format calcext:target-range-address="'Gantt Chart'.BQ32:'Gantt Chart'.BQ32">
            <calcext:condition calcext:apply-style-name="Today" calcext:value="formula-is([.BQ$10]=TODAY())" calcext:base-cell-address="'Gantt Chart'.BQ32"/>
            <calcext:condition calcext:apply-style-name="Weekend" calcext:value="formula-is(OR(WEEKDAY([.BQ$10])=1;WEEKDAY([.BQ$10])=7))" calcext:base-cell-address="'Gantt Chart'.BQ32"/>
            <calcext:condition calcext:apply-style-name="Holiday" calcext:value="formula-is(ISNUMBER(MATCH([.BQ$10];Holidays;0)))" calcext:base-cell-address="'Gantt Chart'.BQ32"/>
          </calcext:conditional-format>
          <calcext:conditional-format calcext:target-range-address="'Gantt Chart'.BQ32:'Gantt Chart'.BQ32">
            <calcext:condition calcext:apply-style-name="Task_Completed" calcext:value="formula-is(AND([.$E32]&gt;0;[.BQ$10]&gt;=[.$D32];[.BQ$10]&lt;=[.$F32];WORKDAY([.$D32];[.$E32]*[.$G32];Holidays)&gt;[.BQ$10]))" calcext:base-cell-address="'Gantt Chart'.BQ32"/>
            <calcext:condition calcext:apply-style-name="Task_Scheduled" calcext:value="formula-is(AND([.$E32]&gt;0;[.BQ$10]&gt;=[.$D32];[.BQ$10]&lt;=[.$F32];WORKDAY([.$D32];[.$E32]*[.$G32];Holidays)&lt;=[.BQ$10]))" calcext:base-cell-address="'Gantt Chart'.BQ32"/>
            <calcext:condition calcext:apply-style-name="Milestone" calcext:value="formula-is(AND([.$D32]&gt;0;[.$F32]=&quot;&quot;;[.$D32]=[.BQ$10]))" calcext:base-cell-address="'Gantt Chart'.BQ32"/>
          </calcext:conditional-format>
          <calcext:conditional-format calcext:target-range-address="'Gantt Chart'.BR32:'Gantt Chart'.BR32">
            <calcext:condition calcext:apply-style-name="Today" calcext:value="formula-is([.BR$10]=TODAY())" calcext:base-cell-address="'Gantt Chart'.BR32"/>
            <calcext:condition calcext:apply-style-name="Weekend" calcext:value="formula-is(OR(WEEKDAY([.BR$10])=1;WEEKDAY([.BR$10])=7))" calcext:base-cell-address="'Gantt Chart'.BR32"/>
            <calcext:condition calcext:apply-style-name="Holiday" calcext:value="formula-is(ISNUMBER(MATCH([.BR$10];Holidays;0)))" calcext:base-cell-address="'Gantt Chart'.BR32"/>
          </calcext:conditional-format>
          <calcext:conditional-format calcext:target-range-address="'Gantt Chart'.BR32:'Gantt Chart'.BR32">
            <calcext:condition calcext:apply-style-name="Task_Completed" calcext:value="formula-is(AND([.$E32]&gt;0;[.BR$10]&gt;=[.$D32];[.BR$10]&lt;=[.$F32];WORKDAY([.$D32];[.$E32]*[.$G32];Holidays)&gt;[.BR$10]))" calcext:base-cell-address="'Gantt Chart'.BR32"/>
            <calcext:condition calcext:apply-style-name="Task_Scheduled" calcext:value="formula-is(AND([.$E32]&gt;0;[.BR$10]&gt;=[.$D32];[.BR$10]&lt;=[.$F32];WORKDAY([.$D32];[.$E32]*[.$G32];Holidays)&lt;=[.BR$10]))" calcext:base-cell-address="'Gantt Chart'.BR32"/>
            <calcext:condition calcext:apply-style-name="Milestone" calcext:value="formula-is(AND([.$D32]&gt;0;[.$F32]=&quot;&quot;;[.$D32]=[.BR$10]))" calcext:base-cell-address="'Gantt Chart'.BR32"/>
          </calcext:conditional-format>
          <calcext:conditional-format calcext:target-range-address="'Gantt Chart'.BS32:'Gantt Chart'.BS32">
            <calcext:condition calcext:apply-style-name="Today" calcext:value="formula-is([.BS$10]=TODAY())" calcext:base-cell-address="'Gantt Chart'.BS32"/>
            <calcext:condition calcext:apply-style-name="Weekend" calcext:value="formula-is(OR(WEEKDAY([.BS$10])=1;WEEKDAY([.BS$10])=7))" calcext:base-cell-address="'Gantt Chart'.BS32"/>
            <calcext:condition calcext:apply-style-name="Holiday" calcext:value="formula-is(ISNUMBER(MATCH([.BS$10];Holidays;0)))" calcext:base-cell-address="'Gantt Chart'.BS32"/>
          </calcext:conditional-format>
          <calcext:conditional-format calcext:target-range-address="'Gantt Chart'.BS32:'Gantt Chart'.BS32">
            <calcext:condition calcext:apply-style-name="Task_Completed" calcext:value="formula-is(AND([.$E32]&gt;0;[.BS$10]&gt;=[.$D32];[.BS$10]&lt;=[.$F32];WORKDAY([.$D32];[.$E32]*[.$G32];Holidays)&gt;[.BS$10]))" calcext:base-cell-address="'Gantt Chart'.BS32"/>
            <calcext:condition calcext:apply-style-name="Task_Scheduled" calcext:value="formula-is(AND([.$E32]&gt;0;[.BS$10]&gt;=[.$D32];[.BS$10]&lt;=[.$F32];WORKDAY([.$D32];[.$E32]*[.$G32];Holidays)&lt;=[.BS$10]))" calcext:base-cell-address="'Gantt Chart'.BS32"/>
            <calcext:condition calcext:apply-style-name="Milestone" calcext:value="formula-is(AND([.$D32]&gt;0;[.$F32]=&quot;&quot;;[.$D32]=[.BS$10]))" calcext:base-cell-address="'Gantt Chart'.BS32"/>
          </calcext:conditional-format>
          <calcext:conditional-format calcext:target-range-address="'Gantt Chart'.BT32:'Gantt Chart'.BT32">
            <calcext:condition calcext:apply-style-name="Today" calcext:value="formula-is([.BT$10]=TODAY())" calcext:base-cell-address="'Gantt Chart'.BT32"/>
            <calcext:condition calcext:apply-style-name="Weekend" calcext:value="formula-is(OR(WEEKDAY([.BT$10])=1;WEEKDAY([.BT$10])=7))" calcext:base-cell-address="'Gantt Chart'.BT32"/>
            <calcext:condition calcext:apply-style-name="Holiday" calcext:value="formula-is(ISNUMBER(MATCH([.BT$10];Holidays;0)))" calcext:base-cell-address="'Gantt Chart'.BT32"/>
          </calcext:conditional-format>
          <calcext:conditional-format calcext:target-range-address="'Gantt Chart'.BT32:'Gantt Chart'.BT32">
            <calcext:condition calcext:apply-style-name="Task_Completed" calcext:value="formula-is(AND([.$E32]&gt;0;[.BT$10]&gt;=[.$D32];[.BT$10]&lt;=[.$F32];WORKDAY([.$D32];[.$E32]*[.$G32];Holidays)&gt;[.BT$10]))" calcext:base-cell-address="'Gantt Chart'.BT32"/>
            <calcext:condition calcext:apply-style-name="Task_Scheduled" calcext:value="formula-is(AND([.$E32]&gt;0;[.BT$10]&gt;=[.$D32];[.BT$10]&lt;=[.$F32];WORKDAY([.$D32];[.$E32]*[.$G32];Holidays)&lt;=[.BT$10]))" calcext:base-cell-address="'Gantt Chart'.BT32"/>
            <calcext:condition calcext:apply-style-name="Milestone" calcext:value="formula-is(AND([.$D32]&gt;0;[.$F32]=&quot;&quot;;[.$D32]=[.BT$10]))" calcext:base-cell-address="'Gantt Chart'.BT32"/>
          </calcext:conditional-format>
          <calcext:conditional-format calcext:target-range-address="'Gantt Chart'.BU32:'Gantt Chart'.BU32">
            <calcext:condition calcext:apply-style-name="Today" calcext:value="formula-is([.BU$10]=TODAY())" calcext:base-cell-address="'Gantt Chart'.BU32"/>
            <calcext:condition calcext:apply-style-name="Weekend" calcext:value="formula-is(OR(WEEKDAY([.BU$10])=1;WEEKDAY([.BU$10])=7))" calcext:base-cell-address="'Gantt Chart'.BU32"/>
            <calcext:condition calcext:apply-style-name="Holiday" calcext:value="formula-is(ISNUMBER(MATCH([.BU$10];Holidays;0)))" calcext:base-cell-address="'Gantt Chart'.BU32"/>
          </calcext:conditional-format>
          <calcext:conditional-format calcext:target-range-address="'Gantt Chart'.BU32:'Gantt Chart'.BU32">
            <calcext:condition calcext:apply-style-name="Task_Completed" calcext:value="formula-is(AND([.$E32]&gt;0;[.BU$10]&gt;=[.$D32];[.BU$10]&lt;=[.$F32];WORKDAY([.$D32];[.$E32]*[.$G32];Holidays)&gt;[.BU$10]))" calcext:base-cell-address="'Gantt Chart'.BU32"/>
            <calcext:condition calcext:apply-style-name="Task_Scheduled" calcext:value="formula-is(AND([.$E32]&gt;0;[.BU$10]&gt;=[.$D32];[.BU$10]&lt;=[.$F32];WORKDAY([.$D32];[.$E32]*[.$G32];Holidays)&lt;=[.BU$10]))" calcext:base-cell-address="'Gantt Chart'.BU32"/>
            <calcext:condition calcext:apply-style-name="Milestone" calcext:value="formula-is(AND([.$D32]&gt;0;[.$F32]=&quot;&quot;;[.$D32]=[.BU$10]))" calcext:base-cell-address="'Gantt Chart'.BU32"/>
          </calcext:conditional-format>
          <calcext:conditional-format calcext:target-range-address="'Gantt Chart'.BV32:'Gantt Chart'.BV32">
            <calcext:condition calcext:apply-style-name="Today" calcext:value="formula-is([.BV$10]=TODAY())" calcext:base-cell-address="'Gantt Chart'.BV32"/>
            <calcext:condition calcext:apply-style-name="Weekend" calcext:value="formula-is(OR(WEEKDAY([.BV$10])=1;WEEKDAY([.BV$10])=7))" calcext:base-cell-address="'Gantt Chart'.BV32"/>
            <calcext:condition calcext:apply-style-name="Holiday" calcext:value="formula-is(ISNUMBER(MATCH([.BV$10];Holidays;0)))" calcext:base-cell-address="'Gantt Chart'.BV32"/>
          </calcext:conditional-format>
          <calcext:conditional-format calcext:target-range-address="'Gantt Chart'.BV32:'Gantt Chart'.BV32">
            <calcext:condition calcext:apply-style-name="Task_Completed" calcext:value="formula-is(AND([.$E32]&gt;0;[.BV$10]&gt;=[.$D32];[.BV$10]&lt;=[.$F32];WORKDAY([.$D32];[.$E32]*[.$G32];Holidays)&gt;[.BV$10]))" calcext:base-cell-address="'Gantt Chart'.BV32"/>
            <calcext:condition calcext:apply-style-name="Task_Scheduled" calcext:value="formula-is(AND([.$E32]&gt;0;[.BV$10]&gt;=[.$D32];[.BV$10]&lt;=[.$F32];WORKDAY([.$D32];[.$E32]*[.$G32];Holidays)&lt;=[.BV$10]))" calcext:base-cell-address="'Gantt Chart'.BV32"/>
            <calcext:condition calcext:apply-style-name="Milestone" calcext:value="formula-is(AND([.$D32]&gt;0;[.$F32]=&quot;&quot;;[.$D32]=[.BV$10]))" calcext:base-cell-address="'Gantt Chart'.BV32"/>
          </calcext:conditional-format>
          <calcext:conditional-format calcext:target-range-address="'Gantt Chart'.BW32:'Gantt Chart'.BW32">
            <calcext:condition calcext:apply-style-name="Today" calcext:value="formula-is([.BW$10]=TODAY())" calcext:base-cell-address="'Gantt Chart'.BW32"/>
            <calcext:condition calcext:apply-style-name="Weekend" calcext:value="formula-is(OR(WEEKDAY([.BW$10])=1;WEEKDAY([.BW$10])=7))" calcext:base-cell-address="'Gantt Chart'.BW32"/>
            <calcext:condition calcext:apply-style-name="Holiday" calcext:value="formula-is(ISNUMBER(MATCH([.BW$10];Holidays;0)))" calcext:base-cell-address="'Gantt Chart'.BW32"/>
          </calcext:conditional-format>
          <calcext:conditional-format calcext:target-range-address="'Gantt Chart'.BW32:'Gantt Chart'.BW32">
            <calcext:condition calcext:apply-style-name="Task_Completed" calcext:value="formula-is(AND([.$E32]&gt;0;[.BW$10]&gt;=[.$D32];[.BW$10]&lt;=[.$F32];WORKDAY([.$D32];[.$E32]*[.$G32];Holidays)&gt;[.BW$10]))" calcext:base-cell-address="'Gantt Chart'.BW32"/>
            <calcext:condition calcext:apply-style-name="Task_Scheduled" calcext:value="formula-is(AND([.$E32]&gt;0;[.BW$10]&gt;=[.$D32];[.BW$10]&lt;=[.$F32];WORKDAY([.$D32];[.$E32]*[.$G32];Holidays)&lt;=[.BW$10]))" calcext:base-cell-address="'Gantt Chart'.BW32"/>
            <calcext:condition calcext:apply-style-name="Milestone" calcext:value="formula-is(AND([.$D32]&gt;0;[.$F32]=&quot;&quot;;[.$D32]=[.BW$10]))" calcext:base-cell-address="'Gantt Chart'.BW32"/>
          </calcext:conditional-format>
          <calcext:conditional-format calcext:target-range-address="'Gantt Chart'.BX32:'Gantt Chart'.BX32">
            <calcext:condition calcext:apply-style-name="Today" calcext:value="formula-is([.BX$10]=TODAY())" calcext:base-cell-address="'Gantt Chart'.BX32"/>
            <calcext:condition calcext:apply-style-name="Weekend" calcext:value="formula-is(OR(WEEKDAY([.BX$10])=1;WEEKDAY([.BX$10])=7))" calcext:base-cell-address="'Gantt Chart'.BX32"/>
            <calcext:condition calcext:apply-style-name="Holiday" calcext:value="formula-is(ISNUMBER(MATCH([.BX$10];Holidays;0)))" calcext:base-cell-address="'Gantt Chart'.BX32"/>
          </calcext:conditional-format>
          <calcext:conditional-format calcext:target-range-address="'Gantt Chart'.BX32:'Gantt Chart'.BX32">
            <calcext:condition calcext:apply-style-name="Task_Completed" calcext:value="formula-is(AND([.$E32]&gt;0;[.BX$10]&gt;=[.$D32];[.BX$10]&lt;=[.$F32];WORKDAY([.$D32];[.$E32]*[.$G32];Holidays)&gt;[.BX$10]))" calcext:base-cell-address="'Gantt Chart'.BX32"/>
            <calcext:condition calcext:apply-style-name="Task_Scheduled" calcext:value="formula-is(AND([.$E32]&gt;0;[.BX$10]&gt;=[.$D32];[.BX$10]&lt;=[.$F32];WORKDAY([.$D32];[.$E32]*[.$G32];Holidays)&lt;=[.BX$10]))" calcext:base-cell-address="'Gantt Chart'.BX32"/>
            <calcext:condition calcext:apply-style-name="Milestone" calcext:value="formula-is(AND([.$D32]&gt;0;[.$F32]=&quot;&quot;;[.$D32]=[.BX$10]))" calcext:base-cell-address="'Gantt Chart'.BX32"/>
          </calcext:conditional-format>
          <calcext:conditional-format calcext:target-range-address="'Gantt Chart'.BY32:'Gantt Chart'.BY32">
            <calcext:condition calcext:apply-style-name="Today" calcext:value="formula-is([.BY$10]=TODAY())" calcext:base-cell-address="'Gantt Chart'.BY32"/>
            <calcext:condition calcext:apply-style-name="Weekend" calcext:value="formula-is(OR(WEEKDAY([.BY$10])=1;WEEKDAY([.BY$10])=7))" calcext:base-cell-address="'Gantt Chart'.BY32"/>
            <calcext:condition calcext:apply-style-name="Holiday" calcext:value="formula-is(ISNUMBER(MATCH([.BY$10];Holidays;0)))" calcext:base-cell-address="'Gantt Chart'.BY32"/>
          </calcext:conditional-format>
          <calcext:conditional-format calcext:target-range-address="'Gantt Chart'.BY32:'Gantt Chart'.BY32">
            <calcext:condition calcext:apply-style-name="Task_Completed" calcext:value="formula-is(AND([.$E32]&gt;0;[.BY$10]&gt;=[.$D32];[.BY$10]&lt;=[.$F32];WORKDAY([.$D32];[.$E32]*[.$G32];Holidays)&gt;[.BY$10]))" calcext:base-cell-address="'Gantt Chart'.BY32"/>
            <calcext:condition calcext:apply-style-name="Task_Scheduled" calcext:value="formula-is(AND([.$E32]&gt;0;[.BY$10]&gt;=[.$D32];[.BY$10]&lt;=[.$F32];WORKDAY([.$D32];[.$E32]*[.$G32];Holidays)&lt;=[.BY$10]))" calcext:base-cell-address="'Gantt Chart'.BY32"/>
            <calcext:condition calcext:apply-style-name="Milestone" calcext:value="formula-is(AND([.$D32]&gt;0;[.$F32]=&quot;&quot;;[.$D32]=[.BY$10]))" calcext:base-cell-address="'Gantt Chart'.BY32"/>
          </calcext:conditional-format>
          <calcext:conditional-format calcext:target-range-address="'Gantt Chart'.BZ32:'Gantt Chart'.BZ32">
            <calcext:condition calcext:apply-style-name="Today" calcext:value="formula-is([.BZ$10]=TODAY())" calcext:base-cell-address="'Gantt Chart'.BZ32"/>
            <calcext:condition calcext:apply-style-name="Weekend" calcext:value="formula-is(OR(WEEKDAY([.BZ$10])=1;WEEKDAY([.BZ$10])=7))" calcext:base-cell-address="'Gantt Chart'.BZ32"/>
            <calcext:condition calcext:apply-style-name="Holiday" calcext:value="formula-is(ISNUMBER(MATCH([.BZ$10];Holidays;0)))" calcext:base-cell-address="'Gantt Chart'.BZ32"/>
          </calcext:conditional-format>
          <calcext:conditional-format calcext:target-range-address="'Gantt Chart'.BZ32:'Gantt Chart'.BZ32">
            <calcext:condition calcext:apply-style-name="Task_Completed" calcext:value="formula-is(AND([.$E32]&gt;0;[.BZ$10]&gt;=[.$D32];[.BZ$10]&lt;=[.$F32];WORKDAY([.$D32];[.$E32]*[.$G32];Holidays)&gt;[.BZ$10]))" calcext:base-cell-address="'Gantt Chart'.BZ32"/>
            <calcext:condition calcext:apply-style-name="Task_Scheduled" calcext:value="formula-is(AND([.$E32]&gt;0;[.BZ$10]&gt;=[.$D32];[.BZ$10]&lt;=[.$F32];WORKDAY([.$D32];[.$E32]*[.$G32];Holidays)&lt;=[.BZ$10]))" calcext:base-cell-address="'Gantt Chart'.BZ32"/>
            <calcext:condition calcext:apply-style-name="Milestone" calcext:value="formula-is(AND([.$D32]&gt;0;[.$F32]=&quot;&quot;;[.$D32]=[.BZ$10]))" calcext:base-cell-address="'Gantt Chart'.BZ32"/>
          </calcext:conditional-format>
          <calcext:conditional-format calcext:target-range-address="'Gantt Chart'.CA32:'Gantt Chart'.CA32">
            <calcext:condition calcext:apply-style-name="Today" calcext:value="formula-is([.CA$10]=TODAY())" calcext:base-cell-address="'Gantt Chart'.CA32"/>
            <calcext:condition calcext:apply-style-name="Weekend" calcext:value="formula-is(OR(WEEKDAY([.CA$10])=1;WEEKDAY([.CA$10])=7))" calcext:base-cell-address="'Gantt Chart'.CA32"/>
            <calcext:condition calcext:apply-style-name="Holiday" calcext:value="formula-is(ISNUMBER(MATCH([.CA$10];Holidays;0)))" calcext:base-cell-address="'Gantt Chart'.CA32"/>
          </calcext:conditional-format>
          <calcext:conditional-format calcext:target-range-address="'Gantt Chart'.CA32:'Gantt Chart'.CA32">
            <calcext:condition calcext:apply-style-name="Task_Completed" calcext:value="formula-is(AND([.$E32]&gt;0;[.CA$10]&gt;=[.$D32];[.CA$10]&lt;=[.$F32];WORKDAY([.$D32];[.$E32]*[.$G32];Holidays)&gt;[.CA$10]))" calcext:base-cell-address="'Gantt Chart'.CA32"/>
            <calcext:condition calcext:apply-style-name="Task_Scheduled" calcext:value="formula-is(AND([.$E32]&gt;0;[.CA$10]&gt;=[.$D32];[.CA$10]&lt;=[.$F32];WORKDAY([.$D32];[.$E32]*[.$G32];Holidays)&lt;=[.CA$10]))" calcext:base-cell-address="'Gantt Chart'.CA32"/>
            <calcext:condition calcext:apply-style-name="Milestone" calcext:value="formula-is(AND([.$D32]&gt;0;[.$F32]=&quot;&quot;;[.$D32]=[.CA$10]))" calcext:base-cell-address="'Gantt Chart'.CA32"/>
          </calcext:conditional-format>
          <calcext:conditional-format calcext:target-range-address="'Gantt Chart'.CB32:'Gantt Chart'.CB32">
            <calcext:condition calcext:apply-style-name="Today" calcext:value="formula-is([.CB$10]=TODAY())" calcext:base-cell-address="'Gantt Chart'.CB32"/>
            <calcext:condition calcext:apply-style-name="Weekend" calcext:value="formula-is(OR(WEEKDAY([.CB$10])=1;WEEKDAY([.CB$10])=7))" calcext:base-cell-address="'Gantt Chart'.CB32"/>
            <calcext:condition calcext:apply-style-name="Holiday" calcext:value="formula-is(ISNUMBER(MATCH([.CB$10];Holidays;0)))" calcext:base-cell-address="'Gantt Chart'.CB32"/>
          </calcext:conditional-format>
          <calcext:conditional-format calcext:target-range-address="'Gantt Chart'.CB32:'Gantt Chart'.CB32">
            <calcext:condition calcext:apply-style-name="Task_Completed" calcext:value="formula-is(AND([.$E32]&gt;0;[.CB$10]&gt;=[.$D32];[.CB$10]&lt;=[.$F32];WORKDAY([.$D32];[.$E32]*[.$G32];Holidays)&gt;[.CB$10]))" calcext:base-cell-address="'Gantt Chart'.CB32"/>
            <calcext:condition calcext:apply-style-name="Task_Scheduled" calcext:value="formula-is(AND([.$E32]&gt;0;[.CB$10]&gt;=[.$D32];[.CB$10]&lt;=[.$F32];WORKDAY([.$D32];[.$E32]*[.$G32];Holidays)&lt;=[.CB$10]))" calcext:base-cell-address="'Gantt Chart'.CB32"/>
            <calcext:condition calcext:apply-style-name="Milestone" calcext:value="formula-is(AND([.$D32]&gt;0;[.$F32]=&quot;&quot;;[.$D32]=[.CB$10]))" calcext:base-cell-address="'Gantt Chart'.CB32"/>
          </calcext:conditional-format>
          <calcext:conditional-format calcext:target-range-address="'Gantt Chart'.CC32:'Gantt Chart'.CC32">
            <calcext:condition calcext:apply-style-name="Today" calcext:value="formula-is([.CC$10]=TODAY())" calcext:base-cell-address="'Gantt Chart'.CC32"/>
            <calcext:condition calcext:apply-style-name="Weekend" calcext:value="formula-is(OR(WEEKDAY([.CC$10])=1;WEEKDAY([.CC$10])=7))" calcext:base-cell-address="'Gantt Chart'.CC32"/>
            <calcext:condition calcext:apply-style-name="Holiday" calcext:value="formula-is(ISNUMBER(MATCH([.CC$10];Holidays;0)))" calcext:base-cell-address="'Gantt Chart'.CC32"/>
          </calcext:conditional-format>
          <calcext:conditional-format calcext:target-range-address="'Gantt Chart'.CC32:'Gantt Chart'.CC32">
            <calcext:condition calcext:apply-style-name="Task_Completed" calcext:value="formula-is(AND([.$E32]&gt;0;[.CC$10]&gt;=[.$D32];[.CC$10]&lt;=[.$F32];WORKDAY([.$D32];[.$E32]*[.$G32];Holidays)&gt;[.CC$10]))" calcext:base-cell-address="'Gantt Chart'.CC32"/>
            <calcext:condition calcext:apply-style-name="Task_Scheduled" calcext:value="formula-is(AND([.$E32]&gt;0;[.CC$10]&gt;=[.$D32];[.CC$10]&lt;=[.$F32];WORKDAY([.$D32];[.$E32]*[.$G32];Holidays)&lt;=[.CC$10]))" calcext:base-cell-address="'Gantt Chart'.CC32"/>
            <calcext:condition calcext:apply-style-name="Milestone" calcext:value="formula-is(AND([.$D32]&gt;0;[.$F32]=&quot;&quot;;[.$D32]=[.CC$10]))" calcext:base-cell-address="'Gantt Chart'.CC32"/>
          </calcext:conditional-format>
          <calcext:conditional-format calcext:target-range-address="'Gantt Chart'.CD32:'Gantt Chart'.CD32">
            <calcext:condition calcext:apply-style-name="Today" calcext:value="formula-is([.CD$10]=TODAY())" calcext:base-cell-address="'Gantt Chart'.CD32"/>
            <calcext:condition calcext:apply-style-name="Weekend" calcext:value="formula-is(OR(WEEKDAY([.CD$10])=1;WEEKDAY([.CD$10])=7))" calcext:base-cell-address="'Gantt Chart'.CD32"/>
            <calcext:condition calcext:apply-style-name="Holiday" calcext:value="formula-is(ISNUMBER(MATCH([.CD$10];Holidays;0)))" calcext:base-cell-address="'Gantt Chart'.CD32"/>
          </calcext:conditional-format>
          <calcext:conditional-format calcext:target-range-address="'Gantt Chart'.CD32:'Gantt Chart'.CD32">
            <calcext:condition calcext:apply-style-name="Task_Completed" calcext:value="formula-is(AND([.$E32]&gt;0;[.CD$10]&gt;=[.$D32];[.CD$10]&lt;=[.$F32];WORKDAY([.$D32];[.$E32]*[.$G32];Holidays)&gt;[.CD$10]))" calcext:base-cell-address="'Gantt Chart'.CD32"/>
            <calcext:condition calcext:apply-style-name="Task_Scheduled" calcext:value="formula-is(AND([.$E32]&gt;0;[.CD$10]&gt;=[.$D32];[.CD$10]&lt;=[.$F32];WORKDAY([.$D32];[.$E32]*[.$G32];Holidays)&lt;=[.CD$10]))" calcext:base-cell-address="'Gantt Chart'.CD32"/>
            <calcext:condition calcext:apply-style-name="Milestone" calcext:value="formula-is(AND([.$D32]&gt;0;[.$F32]=&quot;&quot;;[.$D32]=[.CD$10]))" calcext:base-cell-address="'Gantt Chart'.CD32"/>
          </calcext:conditional-format>
          <calcext:conditional-format calcext:target-range-address="'Gantt Chart'.CE32:'Gantt Chart'.CE32">
            <calcext:condition calcext:apply-style-name="Today" calcext:value="formula-is([.CE$10]=TODAY())" calcext:base-cell-address="'Gantt Chart'.CE32"/>
            <calcext:condition calcext:apply-style-name="Weekend" calcext:value="formula-is(OR(WEEKDAY([.CE$10])=1;WEEKDAY([.CE$10])=7))" calcext:base-cell-address="'Gantt Chart'.CE32"/>
            <calcext:condition calcext:apply-style-name="Holiday" calcext:value="formula-is(ISNUMBER(MATCH([.CE$10];Holidays;0)))" calcext:base-cell-address="'Gantt Chart'.CE32"/>
          </calcext:conditional-format>
          <calcext:conditional-format calcext:target-range-address="'Gantt Chart'.CE32:'Gantt Chart'.CE32">
            <calcext:condition calcext:apply-style-name="Task_Completed" calcext:value="formula-is(AND([.$E32]&gt;0;[.CE$10]&gt;=[.$D32];[.CE$10]&lt;=[.$F32];WORKDAY([.$D32];[.$E32]*[.$G32];Holidays)&gt;[.CE$10]))" calcext:base-cell-address="'Gantt Chart'.CE32"/>
            <calcext:condition calcext:apply-style-name="Task_Scheduled" calcext:value="formula-is(AND([.$E32]&gt;0;[.CE$10]&gt;=[.$D32];[.CE$10]&lt;=[.$F32];WORKDAY([.$D32];[.$E32]*[.$G32];Holidays)&lt;=[.CE$10]))" calcext:base-cell-address="'Gantt Chart'.CE32"/>
            <calcext:condition calcext:apply-style-name="Milestone" calcext:value="formula-is(AND([.$D32]&gt;0;[.$F32]=&quot;&quot;;[.$D32]=[.CE$10]))" calcext:base-cell-address="'Gantt Chart'.CE32"/>
          </calcext:conditional-format>
          <calcext:conditional-format calcext:target-range-address="'Gantt Chart'.CF32:'Gantt Chart'.CF32">
            <calcext:condition calcext:apply-style-name="Today" calcext:value="formula-is([.CF$10]=TODAY())" calcext:base-cell-address="'Gantt Chart'.CF32"/>
            <calcext:condition calcext:apply-style-name="Weekend" calcext:value="formula-is(OR(WEEKDAY([.CF$10])=1;WEEKDAY([.CF$10])=7))" calcext:base-cell-address="'Gantt Chart'.CF32"/>
            <calcext:condition calcext:apply-style-name="Holiday" calcext:value="formula-is(ISNUMBER(MATCH([.CF$10];Holidays;0)))" calcext:base-cell-address="'Gantt Chart'.CF32"/>
          </calcext:conditional-format>
          <calcext:conditional-format calcext:target-range-address="'Gantt Chart'.CF32:'Gantt Chart'.CF32">
            <calcext:condition calcext:apply-style-name="Task_Completed" calcext:value="formula-is(AND([.$E32]&gt;0;[.CF$10]&gt;=[.$D32];[.CF$10]&lt;=[.$F32];WORKDAY([.$D32];[.$E32]*[.$G32];Holidays)&gt;[.CF$10]))" calcext:base-cell-address="'Gantt Chart'.CF32"/>
            <calcext:condition calcext:apply-style-name="Task_Scheduled" calcext:value="formula-is(AND([.$E32]&gt;0;[.CF$10]&gt;=[.$D32];[.CF$10]&lt;=[.$F32];WORKDAY([.$D32];[.$E32]*[.$G32];Holidays)&lt;=[.CF$10]))" calcext:base-cell-address="'Gantt Chart'.CF32"/>
            <calcext:condition calcext:apply-style-name="Milestone" calcext:value="formula-is(AND([.$D32]&gt;0;[.$F32]=&quot;&quot;;[.$D32]=[.CF$10]))" calcext:base-cell-address="'Gantt Chart'.CF32"/>
          </calcext:conditional-format>
          <calcext:conditional-format calcext:target-range-address="'Gantt Chart'.CG32:'Gantt Chart'.CG32">
            <calcext:condition calcext:apply-style-name="Today" calcext:value="formula-is([.CG$10]=TODAY())" calcext:base-cell-address="'Gantt Chart'.CG32"/>
            <calcext:condition calcext:apply-style-name="Weekend" calcext:value="formula-is(OR(WEEKDAY([.CG$10])=1;WEEKDAY([.CG$10])=7))" calcext:base-cell-address="'Gantt Chart'.CG32"/>
            <calcext:condition calcext:apply-style-name="Holiday" calcext:value="formula-is(ISNUMBER(MATCH([.CG$10];Holidays;0)))" calcext:base-cell-address="'Gantt Chart'.CG32"/>
          </calcext:conditional-format>
          <calcext:conditional-format calcext:target-range-address="'Gantt Chart'.CG32:'Gantt Chart'.CG32">
            <calcext:condition calcext:apply-style-name="Task_Completed" calcext:value="formula-is(AND([.$E32]&gt;0;[.CG$10]&gt;=[.$D32];[.CG$10]&lt;=[.$F32];WORKDAY([.$D32];[.$E32]*[.$G32];Holidays)&gt;[.CG$10]))" calcext:base-cell-address="'Gantt Chart'.CG32"/>
            <calcext:condition calcext:apply-style-name="Task_Scheduled" calcext:value="formula-is(AND([.$E32]&gt;0;[.CG$10]&gt;=[.$D32];[.CG$10]&lt;=[.$F32];WORKDAY([.$D32];[.$E32]*[.$G32];Holidays)&lt;=[.CG$10]))" calcext:base-cell-address="'Gantt Chart'.CG32"/>
            <calcext:condition calcext:apply-style-name="Milestone" calcext:value="formula-is(AND([.$D32]&gt;0;[.$F32]=&quot;&quot;;[.$D32]=[.CG$10]))" calcext:base-cell-address="'Gantt Chart'.CG32"/>
          </calcext:conditional-format>
          <calcext:conditional-format calcext:target-range-address="'Gantt Chart'.CH32:'Gantt Chart'.CH32">
            <calcext:condition calcext:apply-style-name="Today" calcext:value="formula-is([.CH$10]=TODAY())" calcext:base-cell-address="'Gantt Chart'.CH32"/>
            <calcext:condition calcext:apply-style-name="Weekend" calcext:value="formula-is(OR(WEEKDAY([.CH$10])=1;WEEKDAY([.CH$10])=7))" calcext:base-cell-address="'Gantt Chart'.CH32"/>
            <calcext:condition calcext:apply-style-name="Holiday" calcext:value="formula-is(ISNUMBER(MATCH([.CH$10];Holidays;0)))" calcext:base-cell-address="'Gantt Chart'.CH32"/>
          </calcext:conditional-format>
          <calcext:conditional-format calcext:target-range-address="'Gantt Chart'.CH32:'Gantt Chart'.CH32">
            <calcext:condition calcext:apply-style-name="Task_Completed" calcext:value="formula-is(AND([.$E32]&gt;0;[.CH$10]&gt;=[.$D32];[.CH$10]&lt;=[.$F32];WORKDAY([.$D32];[.$E32]*[.$G32];Holidays)&gt;[.CH$10]))" calcext:base-cell-address="'Gantt Chart'.CH32"/>
            <calcext:condition calcext:apply-style-name="Task_Scheduled" calcext:value="formula-is(AND([.$E32]&gt;0;[.CH$10]&gt;=[.$D32];[.CH$10]&lt;=[.$F32];WORKDAY([.$D32];[.$E32]*[.$G32];Holidays)&lt;=[.CH$10]))" calcext:base-cell-address="'Gantt Chart'.CH32"/>
            <calcext:condition calcext:apply-style-name="Milestone" calcext:value="formula-is(AND([.$D32]&gt;0;[.$F32]=&quot;&quot;;[.$D32]=[.CH$10]))" calcext:base-cell-address="'Gantt Chart'.CH32"/>
          </calcext:conditional-format>
          <calcext:conditional-format calcext:target-range-address="'Gantt Chart'.CI32:'Gantt Chart'.CI32">
            <calcext:condition calcext:apply-style-name="Today" calcext:value="formula-is([.CI$10]=TODAY())" calcext:base-cell-address="'Gantt Chart'.CI32"/>
            <calcext:condition calcext:apply-style-name="Weekend" calcext:value="formula-is(OR(WEEKDAY([.CI$10])=1;WEEKDAY([.CI$10])=7))" calcext:base-cell-address="'Gantt Chart'.CI32"/>
            <calcext:condition calcext:apply-style-name="Holiday" calcext:value="formula-is(ISNUMBER(MATCH([.CI$10];Holidays;0)))" calcext:base-cell-address="'Gantt Chart'.CI32"/>
          </calcext:conditional-format>
          <calcext:conditional-format calcext:target-range-address="'Gantt Chart'.CI32:'Gantt Chart'.CI32">
            <calcext:condition calcext:apply-style-name="Task_Completed" calcext:value="formula-is(AND([.$E32]&gt;0;[.CI$10]&gt;=[.$D32];[.CI$10]&lt;=[.$F32];WORKDAY([.$D32];[.$E32]*[.$G32];Holidays)&gt;[.CI$10]))" calcext:base-cell-address="'Gantt Chart'.CI32"/>
            <calcext:condition calcext:apply-style-name="Task_Scheduled" calcext:value="formula-is(AND([.$E32]&gt;0;[.CI$10]&gt;=[.$D32];[.CI$10]&lt;=[.$F32];WORKDAY([.$D32];[.$E32]*[.$G32];Holidays)&lt;=[.CI$10]))" calcext:base-cell-address="'Gantt Chart'.CI32"/>
            <calcext:condition calcext:apply-style-name="Milestone" calcext:value="formula-is(AND([.$D32]&gt;0;[.$F32]=&quot;&quot;;[.$D32]=[.CI$10]))" calcext:base-cell-address="'Gantt Chart'.CI32"/>
          </calcext:conditional-format>
          <calcext:conditional-format calcext:target-range-address="'Gantt Chart'.CJ32:'Gantt Chart'.CJ32">
            <calcext:condition calcext:apply-style-name="Today" calcext:value="formula-is([.CJ$10]=TODAY())" calcext:base-cell-address="'Gantt Chart'.CJ32"/>
            <calcext:condition calcext:apply-style-name="Weekend" calcext:value="formula-is(OR(WEEKDAY([.CJ$10])=1;WEEKDAY([.CJ$10])=7))" calcext:base-cell-address="'Gantt Chart'.CJ32"/>
            <calcext:condition calcext:apply-style-name="Holiday" calcext:value="formula-is(ISNUMBER(MATCH([.CJ$10];Holidays;0)))" calcext:base-cell-address="'Gantt Chart'.CJ32"/>
          </calcext:conditional-format>
          <calcext:conditional-format calcext:target-range-address="'Gantt Chart'.CJ32:'Gantt Chart'.CJ32">
            <calcext:condition calcext:apply-style-name="Task_Completed" calcext:value="formula-is(AND([.$E32]&gt;0;[.CJ$10]&gt;=[.$D32];[.CJ$10]&lt;=[.$F32];WORKDAY([.$D32];[.$E32]*[.$G32];Holidays)&gt;[.CJ$10]))" calcext:base-cell-address="'Gantt Chart'.CJ32"/>
            <calcext:condition calcext:apply-style-name="Task_Scheduled" calcext:value="formula-is(AND([.$E32]&gt;0;[.CJ$10]&gt;=[.$D32];[.CJ$10]&lt;=[.$F32];WORKDAY([.$D32];[.$E32]*[.$G32];Holidays)&lt;=[.CJ$10]))" calcext:base-cell-address="'Gantt Chart'.CJ32"/>
            <calcext:condition calcext:apply-style-name="Milestone" calcext:value="formula-is(AND([.$D32]&gt;0;[.$F32]=&quot;&quot;;[.$D32]=[.CJ$10]))" calcext:base-cell-address="'Gantt Chart'.CJ32"/>
          </calcext:conditional-format>
          <calcext:conditional-format calcext:target-range-address="'Gantt Chart'.CK32:'Gantt Chart'.CK32">
            <calcext:condition calcext:apply-style-name="Today" calcext:value="formula-is([.CK$10]=TODAY())" calcext:base-cell-address="'Gantt Chart'.CK32"/>
            <calcext:condition calcext:apply-style-name="Weekend" calcext:value="formula-is(OR(WEEKDAY([.CK$10])=1;WEEKDAY([.CK$10])=7))" calcext:base-cell-address="'Gantt Chart'.CK32"/>
            <calcext:condition calcext:apply-style-name="Holiday" calcext:value="formula-is(ISNUMBER(MATCH([.CK$10];Holidays;0)))" calcext:base-cell-address="'Gantt Chart'.CK32"/>
          </calcext:conditional-format>
          <calcext:conditional-format calcext:target-range-address="'Gantt Chart'.CK32:'Gantt Chart'.CK32">
            <calcext:condition calcext:apply-style-name="Task_Completed" calcext:value="formula-is(AND([.$E32]&gt;0;[.CK$10]&gt;=[.$D32];[.CK$10]&lt;=[.$F32];WORKDAY([.$D32];[.$E32]*[.$G32];Holidays)&gt;[.CK$10]))" calcext:base-cell-address="'Gantt Chart'.CK32"/>
            <calcext:condition calcext:apply-style-name="Task_Scheduled" calcext:value="formula-is(AND([.$E32]&gt;0;[.CK$10]&gt;=[.$D32];[.CK$10]&lt;=[.$F32];WORKDAY([.$D32];[.$E32]*[.$G32];Holidays)&lt;=[.CK$10]))" calcext:base-cell-address="'Gantt Chart'.CK32"/>
            <calcext:condition calcext:apply-style-name="Milestone" calcext:value="formula-is(AND([.$D32]&gt;0;[.$F32]=&quot;&quot;;[.$D32]=[.CK$10]))" calcext:base-cell-address="'Gantt Chart'.CK32"/>
          </calcext:conditional-format>
          <calcext:conditional-format calcext:target-range-address="'Gantt Chart'.CL32:'Gantt Chart'.CL32">
            <calcext:condition calcext:apply-style-name="Today" calcext:value="formula-is([.CL$10]=TODAY())" calcext:base-cell-address="'Gantt Chart'.CL32"/>
            <calcext:condition calcext:apply-style-name="Weekend" calcext:value="formula-is(OR(WEEKDAY([.CL$10])=1;WEEKDAY([.CL$10])=7))" calcext:base-cell-address="'Gantt Chart'.CL32"/>
            <calcext:condition calcext:apply-style-name="Holiday" calcext:value="formula-is(ISNUMBER(MATCH([.CL$10];Holidays;0)))" calcext:base-cell-address="'Gantt Chart'.CL32"/>
          </calcext:conditional-format>
          <calcext:conditional-format calcext:target-range-address="'Gantt Chart'.CL32:'Gantt Chart'.CL32">
            <calcext:condition calcext:apply-style-name="Task_Completed" calcext:value="formula-is(AND([.$E32]&gt;0;[.CL$10]&gt;=[.$D32];[.CL$10]&lt;=[.$F32];WORKDAY([.$D32];[.$E32]*[.$G32];Holidays)&gt;[.CL$10]))" calcext:base-cell-address="'Gantt Chart'.CL32"/>
            <calcext:condition calcext:apply-style-name="Task_Scheduled" calcext:value="formula-is(AND([.$E32]&gt;0;[.CL$10]&gt;=[.$D32];[.CL$10]&lt;=[.$F32];WORKDAY([.$D32];[.$E32]*[.$G32];Holidays)&lt;=[.CL$10]))" calcext:base-cell-address="'Gantt Chart'.CL32"/>
            <calcext:condition calcext:apply-style-name="Milestone" calcext:value="formula-is(AND([.$D32]&gt;0;[.$F32]=&quot;&quot;;[.$D32]=[.CL$10]))" calcext:base-cell-address="'Gantt Chart'.CL32"/>
          </calcext:conditional-format>
          <calcext:conditional-format calcext:target-range-address="'Gantt Chart'.CM32:'Gantt Chart'.CM32">
            <calcext:condition calcext:apply-style-name="Today" calcext:value="formula-is([.CM$10]=TODAY())" calcext:base-cell-address="'Gantt Chart'.CM32"/>
            <calcext:condition calcext:apply-style-name="Weekend" calcext:value="formula-is(OR(WEEKDAY([.CM$10])=1;WEEKDAY([.CM$10])=7))" calcext:base-cell-address="'Gantt Chart'.CM32"/>
            <calcext:condition calcext:apply-style-name="Holiday" calcext:value="formula-is(ISNUMBER(MATCH([.CM$10];Holidays;0)))" calcext:base-cell-address="'Gantt Chart'.CM32"/>
          </calcext:conditional-format>
          <calcext:conditional-format calcext:target-range-address="'Gantt Chart'.CM32:'Gantt Chart'.CM32">
            <calcext:condition calcext:apply-style-name="Task_Completed" calcext:value="formula-is(AND([.$E32]&gt;0;[.CM$10]&gt;=[.$D32];[.CM$10]&lt;=[.$F32];WORKDAY([.$D32];[.$E32]*[.$G32];Holidays)&gt;[.CM$10]))" calcext:base-cell-address="'Gantt Chart'.CM32"/>
            <calcext:condition calcext:apply-style-name="Task_Scheduled" calcext:value="formula-is(AND([.$E32]&gt;0;[.CM$10]&gt;=[.$D32];[.CM$10]&lt;=[.$F32];WORKDAY([.$D32];[.$E32]*[.$G32];Holidays)&lt;=[.CM$10]))" calcext:base-cell-address="'Gantt Chart'.CM32"/>
            <calcext:condition calcext:apply-style-name="Milestone" calcext:value="formula-is(AND([.$D32]&gt;0;[.$F32]=&quot;&quot;;[.$D32]=[.CM$10]))" calcext:base-cell-address="'Gantt Chart'.CM32"/>
          </calcext:conditional-format>
          <calcext:conditional-format calcext:target-range-address="'Gantt Chart'.CN32:'Gantt Chart'.CN32">
            <calcext:condition calcext:apply-style-name="Today" calcext:value="formula-is([.CN$10]=TODAY())" calcext:base-cell-address="'Gantt Chart'.CN32"/>
            <calcext:condition calcext:apply-style-name="Weekend" calcext:value="formula-is(OR(WEEKDAY([.CN$10])=1;WEEKDAY([.CN$10])=7))" calcext:base-cell-address="'Gantt Chart'.CN32"/>
            <calcext:condition calcext:apply-style-name="Holiday" calcext:value="formula-is(ISNUMBER(MATCH([.CN$10];Holidays;0)))" calcext:base-cell-address="'Gantt Chart'.CN32"/>
          </calcext:conditional-format>
          <calcext:conditional-format calcext:target-range-address="'Gantt Chart'.CN32:'Gantt Chart'.CN32">
            <calcext:condition calcext:apply-style-name="Task_Completed" calcext:value="formula-is(AND([.$E32]&gt;0;[.CN$10]&gt;=[.$D32];[.CN$10]&lt;=[.$F32];WORKDAY([.$D32];[.$E32]*[.$G32];Holidays)&gt;[.CN$10]))" calcext:base-cell-address="'Gantt Chart'.CN32"/>
            <calcext:condition calcext:apply-style-name="Task_Scheduled" calcext:value="formula-is(AND([.$E32]&gt;0;[.CN$10]&gt;=[.$D32];[.CN$10]&lt;=[.$F32];WORKDAY([.$D32];[.$E32]*[.$G32];Holidays)&lt;=[.CN$10]))" calcext:base-cell-address="'Gantt Chart'.CN32"/>
            <calcext:condition calcext:apply-style-name="Milestone" calcext:value="formula-is(AND([.$D32]&gt;0;[.$F32]=&quot;&quot;;[.$D32]=[.CN$10]))" calcext:base-cell-address="'Gantt Chart'.CN32"/>
          </calcext:conditional-format>
          <calcext:conditional-format calcext:target-range-address="'Gantt Chart'.CO32:'Gantt Chart'.CO32">
            <calcext:condition calcext:apply-style-name="Today" calcext:value="formula-is([.CO$10]=TODAY())" calcext:base-cell-address="'Gantt Chart'.CO32"/>
            <calcext:condition calcext:apply-style-name="Weekend" calcext:value="formula-is(OR(WEEKDAY([.CO$10])=1;WEEKDAY([.CO$10])=7))" calcext:base-cell-address="'Gantt Chart'.CO32"/>
            <calcext:condition calcext:apply-style-name="Holiday" calcext:value="formula-is(ISNUMBER(MATCH([.CO$10];Holidays;0)))" calcext:base-cell-address="'Gantt Chart'.CO32"/>
          </calcext:conditional-format>
          <calcext:conditional-format calcext:target-range-address="'Gantt Chart'.CO32:'Gantt Chart'.CO32">
            <calcext:condition calcext:apply-style-name="Task_Completed" calcext:value="formula-is(AND([.$E32]&gt;0;[.CO$10]&gt;=[.$D32];[.CO$10]&lt;=[.$F32];WORKDAY([.$D32];[.$E32]*[.$G32];Holidays)&gt;[.CO$10]))" calcext:base-cell-address="'Gantt Chart'.CO32"/>
            <calcext:condition calcext:apply-style-name="Task_Scheduled" calcext:value="formula-is(AND([.$E32]&gt;0;[.CO$10]&gt;=[.$D32];[.CO$10]&lt;=[.$F32];WORKDAY([.$D32];[.$E32]*[.$G32];Holidays)&lt;=[.CO$10]))" calcext:base-cell-address="'Gantt Chart'.CO32"/>
            <calcext:condition calcext:apply-style-name="Milestone" calcext:value="formula-is(AND([.$D32]&gt;0;[.$F32]=&quot;&quot;;[.$D32]=[.CO$10]))" calcext:base-cell-address="'Gantt Chart'.CO32"/>
          </calcext:conditional-format>
          <calcext:conditional-format calcext:target-range-address="'Gantt Chart'.CP32:'Gantt Chart'.CP32">
            <calcext:condition calcext:apply-style-name="Today" calcext:value="formula-is([.CP$10]=TODAY())" calcext:base-cell-address="'Gantt Chart'.CP32"/>
            <calcext:condition calcext:apply-style-name="Weekend" calcext:value="formula-is(OR(WEEKDAY([.CP$10])=1;WEEKDAY([.CP$10])=7))" calcext:base-cell-address="'Gantt Chart'.CP32"/>
            <calcext:condition calcext:apply-style-name="Holiday" calcext:value="formula-is(ISNUMBER(MATCH([.CP$10];Holidays;0)))" calcext:base-cell-address="'Gantt Chart'.CP32"/>
          </calcext:conditional-format>
          <calcext:conditional-format calcext:target-range-address="'Gantt Chart'.CP32:'Gantt Chart'.CP32">
            <calcext:condition calcext:apply-style-name="Task_Completed" calcext:value="formula-is(AND([.$E32]&gt;0;[.CP$10]&gt;=[.$D32];[.CP$10]&lt;=[.$F32];WORKDAY([.$D32];[.$E32]*[.$G32];Holidays)&gt;[.CP$10]))" calcext:base-cell-address="'Gantt Chart'.CP32"/>
            <calcext:condition calcext:apply-style-name="Task_Scheduled" calcext:value="formula-is(AND([.$E32]&gt;0;[.CP$10]&gt;=[.$D32];[.CP$10]&lt;=[.$F32];WORKDAY([.$D32];[.$E32]*[.$G32];Holidays)&lt;=[.CP$10]))" calcext:base-cell-address="'Gantt Chart'.CP32"/>
            <calcext:condition calcext:apply-style-name="Milestone" calcext:value="formula-is(AND([.$D32]&gt;0;[.$F32]=&quot;&quot;;[.$D32]=[.CP$10]))" calcext:base-cell-address="'Gantt Chart'.CP32"/>
          </calcext:conditional-format>
          <calcext:conditional-format calcext:target-range-address="'Gantt Chart'.CQ32:'Gantt Chart'.CQ32">
            <calcext:condition calcext:apply-style-name="Today" calcext:value="formula-is([.CQ$10]=TODAY())" calcext:base-cell-address="'Gantt Chart'.CQ32"/>
            <calcext:condition calcext:apply-style-name="Weekend" calcext:value="formula-is(OR(WEEKDAY([.CQ$10])=1;WEEKDAY([.CQ$10])=7))" calcext:base-cell-address="'Gantt Chart'.CQ32"/>
            <calcext:condition calcext:apply-style-name="Holiday" calcext:value="formula-is(ISNUMBER(MATCH([.CQ$10];Holidays;0)))" calcext:base-cell-address="'Gantt Chart'.CQ32"/>
          </calcext:conditional-format>
          <calcext:conditional-format calcext:target-range-address="'Gantt Chart'.CQ32:'Gantt Chart'.CQ32">
            <calcext:condition calcext:apply-style-name="Task_Completed" calcext:value="formula-is(AND([.$E32]&gt;0;[.CQ$10]&gt;=[.$D32];[.CQ$10]&lt;=[.$F32];WORKDAY([.$D32];[.$E32]*[.$G32];Holidays)&gt;[.CQ$10]))" calcext:base-cell-address="'Gantt Chart'.CQ32"/>
            <calcext:condition calcext:apply-style-name="Task_Scheduled" calcext:value="formula-is(AND([.$E32]&gt;0;[.CQ$10]&gt;=[.$D32];[.CQ$10]&lt;=[.$F32];WORKDAY([.$D32];[.$E32]*[.$G32];Holidays)&lt;=[.CQ$10]))" calcext:base-cell-address="'Gantt Chart'.CQ32"/>
            <calcext:condition calcext:apply-style-name="Milestone" calcext:value="formula-is(AND([.$D32]&gt;0;[.$F32]=&quot;&quot;;[.$D32]=[.CQ$10]))" calcext:base-cell-address="'Gantt Chart'.CQ32"/>
          </calcext:conditional-format>
          <calcext:conditional-format calcext:target-range-address="'Gantt Chart'.CR32:'Gantt Chart'.CR32">
            <calcext:condition calcext:apply-style-name="Today" calcext:value="formula-is([.CR$10]=TODAY())" calcext:base-cell-address="'Gantt Chart'.CR32"/>
            <calcext:condition calcext:apply-style-name="Weekend" calcext:value="formula-is(OR(WEEKDAY([.CR$10])=1;WEEKDAY([.CR$10])=7))" calcext:base-cell-address="'Gantt Chart'.CR32"/>
            <calcext:condition calcext:apply-style-name="Holiday" calcext:value="formula-is(ISNUMBER(MATCH([.CR$10];Holidays;0)))" calcext:base-cell-address="'Gantt Chart'.CR32"/>
          </calcext:conditional-format>
          <calcext:conditional-format calcext:target-range-address="'Gantt Chart'.CR32:'Gantt Chart'.CR32">
            <calcext:condition calcext:apply-style-name="Task_Completed" calcext:value="formula-is(AND([.$E32]&gt;0;[.CR$10]&gt;=[.$D32];[.CR$10]&lt;=[.$F32];WORKDAY([.$D32];[.$E32]*[.$G32];Holidays)&gt;[.CR$10]))" calcext:base-cell-address="'Gantt Chart'.CR32"/>
            <calcext:condition calcext:apply-style-name="Task_Scheduled" calcext:value="formula-is(AND([.$E32]&gt;0;[.CR$10]&gt;=[.$D32];[.CR$10]&lt;=[.$F32];WORKDAY([.$D32];[.$E32]*[.$G32];Holidays)&lt;=[.CR$10]))" calcext:base-cell-address="'Gantt Chart'.CR32"/>
            <calcext:condition calcext:apply-style-name="Milestone" calcext:value="formula-is(AND([.$D32]&gt;0;[.$F32]=&quot;&quot;;[.$D32]=[.CR$10]))" calcext:base-cell-address="'Gantt Chart'.CR32"/>
          </calcext:conditional-format>
          <calcext:conditional-format calcext:target-range-address="'Gantt Chart'.CS32:'Gantt Chart'.CS32">
            <calcext:condition calcext:apply-style-name="Today" calcext:value="formula-is([.CS$10]=TODAY())" calcext:base-cell-address="'Gantt Chart'.CS32"/>
            <calcext:condition calcext:apply-style-name="Weekend" calcext:value="formula-is(OR(WEEKDAY([.CS$10])=1;WEEKDAY([.CS$10])=7))" calcext:base-cell-address="'Gantt Chart'.CS32"/>
            <calcext:condition calcext:apply-style-name="Holiday" calcext:value="formula-is(ISNUMBER(MATCH([.CS$10];Holidays;0)))" calcext:base-cell-address="'Gantt Chart'.CS32"/>
          </calcext:conditional-format>
          <calcext:conditional-format calcext:target-range-address="'Gantt Chart'.CS32:'Gantt Chart'.CS32">
            <calcext:condition calcext:apply-style-name="Task_Completed" calcext:value="formula-is(AND([.$E32]&gt;0;[.CS$10]&gt;=[.$D32];[.CS$10]&lt;=[.$F32];WORKDAY([.$D32];[.$E32]*[.$G32];Holidays)&gt;[.CS$10]))" calcext:base-cell-address="'Gantt Chart'.CS32"/>
            <calcext:condition calcext:apply-style-name="Task_Scheduled" calcext:value="formula-is(AND([.$E32]&gt;0;[.CS$10]&gt;=[.$D32];[.CS$10]&lt;=[.$F32];WORKDAY([.$D32];[.$E32]*[.$G32];Holidays)&lt;=[.CS$10]))" calcext:base-cell-address="'Gantt Chart'.CS32"/>
            <calcext:condition calcext:apply-style-name="Milestone" calcext:value="formula-is(AND([.$D32]&gt;0;[.$F32]=&quot;&quot;;[.$D32]=[.CS$10]))" calcext:base-cell-address="'Gantt Chart'.CS32"/>
          </calcext:conditional-format>
          <calcext:conditional-format calcext:target-range-address="'Gantt Chart'.CT32:'Gantt Chart'.CT32">
            <calcext:condition calcext:apply-style-name="Today" calcext:value="formula-is([.CT$10]=TODAY())" calcext:base-cell-address="'Gantt Chart'.CT32"/>
            <calcext:condition calcext:apply-style-name="Weekend" calcext:value="formula-is(OR(WEEKDAY([.CT$10])=1;WEEKDAY([.CT$10])=7))" calcext:base-cell-address="'Gantt Chart'.CT32"/>
            <calcext:condition calcext:apply-style-name="Holiday" calcext:value="formula-is(ISNUMBER(MATCH([.CT$10];Holidays;0)))" calcext:base-cell-address="'Gantt Chart'.CT32"/>
          </calcext:conditional-format>
          <calcext:conditional-format calcext:target-range-address="'Gantt Chart'.CT32:'Gantt Chart'.CT32">
            <calcext:condition calcext:apply-style-name="Task_Completed" calcext:value="formula-is(AND([.$E32]&gt;0;[.CT$10]&gt;=[.$D32];[.CT$10]&lt;=[.$F32];WORKDAY([.$D32];[.$E32]*[.$G32];Holidays)&gt;[.CT$10]))" calcext:base-cell-address="'Gantt Chart'.CT32"/>
            <calcext:condition calcext:apply-style-name="Task_Scheduled" calcext:value="formula-is(AND([.$E32]&gt;0;[.CT$10]&gt;=[.$D32];[.CT$10]&lt;=[.$F32];WORKDAY([.$D32];[.$E32]*[.$G32];Holidays)&lt;=[.CT$10]))" calcext:base-cell-address="'Gantt Chart'.CT32"/>
            <calcext:condition calcext:apply-style-name="Milestone" calcext:value="formula-is(AND([.$D32]&gt;0;[.$F32]=&quot;&quot;;[.$D32]=[.CT$10]))" calcext:base-cell-address="'Gantt Chart'.CT32"/>
          </calcext:conditional-format>
          <calcext:conditional-format calcext:target-range-address="'Gantt Chart'.CU32:'Gantt Chart'.CU32">
            <calcext:condition calcext:apply-style-name="Today" calcext:value="formula-is([.CU$10]=TODAY())" calcext:base-cell-address="'Gantt Chart'.CU32"/>
            <calcext:condition calcext:apply-style-name="Weekend" calcext:value="formula-is(OR(WEEKDAY([.CU$10])=1;WEEKDAY([.CU$10])=7))" calcext:base-cell-address="'Gantt Chart'.CU32"/>
            <calcext:condition calcext:apply-style-name="Holiday" calcext:value="formula-is(ISNUMBER(MATCH([.CU$10];Holidays;0)))" calcext:base-cell-address="'Gantt Chart'.CU32"/>
          </calcext:conditional-format>
          <calcext:conditional-format calcext:target-range-address="'Gantt Chart'.CU32:'Gantt Chart'.CU32">
            <calcext:condition calcext:apply-style-name="Task_Completed" calcext:value="formula-is(AND([.$E32]&gt;0;[.CU$10]&gt;=[.$D32];[.CU$10]&lt;=[.$F32];WORKDAY([.$D32];[.$E32]*[.$G32];Holidays)&gt;[.CU$10]))" calcext:base-cell-address="'Gantt Chart'.CU32"/>
            <calcext:condition calcext:apply-style-name="Task_Scheduled" calcext:value="formula-is(AND([.$E32]&gt;0;[.CU$10]&gt;=[.$D32];[.CU$10]&lt;=[.$F32];WORKDAY([.$D32];[.$E32]*[.$G32];Holidays)&lt;=[.CU$10]))" calcext:base-cell-address="'Gantt Chart'.CU32"/>
            <calcext:condition calcext:apply-style-name="Milestone" calcext:value="formula-is(AND([.$D32]&gt;0;[.$F32]=&quot;&quot;;[.$D32]=[.CU$10]))" calcext:base-cell-address="'Gantt Chart'.CU32"/>
          </calcext:conditional-format>
          <calcext:conditional-format calcext:target-range-address="'Gantt Chart'.CV32:'Gantt Chart'.CV32">
            <calcext:condition calcext:apply-style-name="Today" calcext:value="formula-is([.CV$10]=TODAY())" calcext:base-cell-address="'Gantt Chart'.CV32"/>
            <calcext:condition calcext:apply-style-name="Weekend" calcext:value="formula-is(OR(WEEKDAY([.CV$10])=1;WEEKDAY([.CV$10])=7))" calcext:base-cell-address="'Gantt Chart'.CV32"/>
            <calcext:condition calcext:apply-style-name="Holiday" calcext:value="formula-is(ISNUMBER(MATCH([.CV$10];Holidays;0)))" calcext:base-cell-address="'Gantt Chart'.CV32"/>
          </calcext:conditional-format>
          <calcext:conditional-format calcext:target-range-address="'Gantt Chart'.CV32:'Gantt Chart'.CV32">
            <calcext:condition calcext:apply-style-name="Task_Completed" calcext:value="formula-is(AND([.$E32]&gt;0;[.CV$10]&gt;=[.$D32];[.CV$10]&lt;=[.$F32];WORKDAY([.$D32];[.$E32]*[.$G32];Holidays)&gt;[.CV$10]))" calcext:base-cell-address="'Gantt Chart'.CV32"/>
            <calcext:condition calcext:apply-style-name="Task_Scheduled" calcext:value="formula-is(AND([.$E32]&gt;0;[.CV$10]&gt;=[.$D32];[.CV$10]&lt;=[.$F32];WORKDAY([.$D32];[.$E32]*[.$G32];Holidays)&lt;=[.CV$10]))" calcext:base-cell-address="'Gantt Chart'.CV32"/>
            <calcext:condition calcext:apply-style-name="Milestone" calcext:value="formula-is(AND([.$D32]&gt;0;[.$F32]=&quot;&quot;;[.$D32]=[.CV$10]))" calcext:base-cell-address="'Gantt Chart'.CV32"/>
          </calcext:conditional-format>
          <calcext:conditional-format calcext:target-range-address="'Gantt Chart'.CW32:'Gantt Chart'.CW32">
            <calcext:condition calcext:apply-style-name="Today" calcext:value="formula-is([.CW$10]=TODAY())" calcext:base-cell-address="'Gantt Chart'.CW32"/>
            <calcext:condition calcext:apply-style-name="Weekend" calcext:value="formula-is(OR(WEEKDAY([.CW$10])=1;WEEKDAY([.CW$10])=7))" calcext:base-cell-address="'Gantt Chart'.CW32"/>
            <calcext:condition calcext:apply-style-name="Holiday" calcext:value="formula-is(ISNUMBER(MATCH([.CW$10];Holidays;0)))" calcext:base-cell-address="'Gantt Chart'.CW32"/>
          </calcext:conditional-format>
          <calcext:conditional-format calcext:target-range-address="'Gantt Chart'.CW32:'Gantt Chart'.CW32">
            <calcext:condition calcext:apply-style-name="Task_Completed" calcext:value="formula-is(AND([.$E32]&gt;0;[.CW$10]&gt;=[.$D32];[.CW$10]&lt;=[.$F32];WORKDAY([.$D32];[.$E32]*[.$G32];Holidays)&gt;[.CW$10]))" calcext:base-cell-address="'Gantt Chart'.CW32"/>
            <calcext:condition calcext:apply-style-name="Task_Scheduled" calcext:value="formula-is(AND([.$E32]&gt;0;[.CW$10]&gt;=[.$D32];[.CW$10]&lt;=[.$F32];WORKDAY([.$D32];[.$E32]*[.$G32];Holidays)&lt;=[.CW$10]))" calcext:base-cell-address="'Gantt Chart'.CW32"/>
            <calcext:condition calcext:apply-style-name="Milestone" calcext:value="formula-is(AND([.$D32]&gt;0;[.$F32]=&quot;&quot;;[.$D32]=[.CW$10]))" calcext:base-cell-address="'Gantt Chart'.CW32"/>
          </calcext:conditional-format>
          <calcext:conditional-format calcext:target-range-address="'Gantt Chart'.CX32:'Gantt Chart'.CX32">
            <calcext:condition calcext:apply-style-name="Today" calcext:value="formula-is([.CX$10]=TODAY())" calcext:base-cell-address="'Gantt Chart'.CX32"/>
            <calcext:condition calcext:apply-style-name="Weekend" calcext:value="formula-is(OR(WEEKDAY([.CX$10])=1;WEEKDAY([.CX$10])=7))" calcext:base-cell-address="'Gantt Chart'.CX32"/>
            <calcext:condition calcext:apply-style-name="Holiday" calcext:value="formula-is(ISNUMBER(MATCH([.CX$10];Holidays;0)))" calcext:base-cell-address="'Gantt Chart'.CX32"/>
          </calcext:conditional-format>
          <calcext:conditional-format calcext:target-range-address="'Gantt Chart'.CX32:'Gantt Chart'.CX32">
            <calcext:condition calcext:apply-style-name="Task_Completed" calcext:value="formula-is(AND([.$E32]&gt;0;[.CX$10]&gt;=[.$D32];[.CX$10]&lt;=[.$F32];WORKDAY([.$D32];[.$E32]*[.$G32];Holidays)&gt;[.CX$10]))" calcext:base-cell-address="'Gantt Chart'.CX32"/>
            <calcext:condition calcext:apply-style-name="Task_Scheduled" calcext:value="formula-is(AND([.$E32]&gt;0;[.CX$10]&gt;=[.$D32];[.CX$10]&lt;=[.$F32];WORKDAY([.$D32];[.$E32]*[.$G32];Holidays)&lt;=[.CX$10]))" calcext:base-cell-address="'Gantt Chart'.CX32"/>
            <calcext:condition calcext:apply-style-name="Milestone" calcext:value="formula-is(AND([.$D32]&gt;0;[.$F32]=&quot;&quot;;[.$D32]=[.CX$10]))" calcext:base-cell-address="'Gantt Chart'.CX32"/>
          </calcext:conditional-format>
          <calcext:conditional-format calcext:target-range-address="'Gantt Chart'.CY32:'Gantt Chart'.CY32">
            <calcext:condition calcext:apply-style-name="Today" calcext:value="formula-is([.CY$10]=TODAY())" calcext:base-cell-address="'Gantt Chart'.CY32"/>
            <calcext:condition calcext:apply-style-name="Weekend" calcext:value="formula-is(OR(WEEKDAY([.CY$10])=1;WEEKDAY([.CY$10])=7))" calcext:base-cell-address="'Gantt Chart'.CY32"/>
            <calcext:condition calcext:apply-style-name="Holiday" calcext:value="formula-is(ISNUMBER(MATCH([.CY$10];Holidays;0)))" calcext:base-cell-address="'Gantt Chart'.CY32"/>
          </calcext:conditional-format>
          <calcext:conditional-format calcext:target-range-address="'Gantt Chart'.CY32:'Gantt Chart'.CY32">
            <calcext:condition calcext:apply-style-name="Task_Completed" calcext:value="formula-is(AND([.$E32]&gt;0;[.CY$10]&gt;=[.$D32];[.CY$10]&lt;=[.$F32];WORKDAY([.$D32];[.$E32]*[.$G32];Holidays)&gt;[.CY$10]))" calcext:base-cell-address="'Gantt Chart'.CY32"/>
            <calcext:condition calcext:apply-style-name="Task_Scheduled" calcext:value="formula-is(AND([.$E32]&gt;0;[.CY$10]&gt;=[.$D32];[.CY$10]&lt;=[.$F32];WORKDAY([.$D32];[.$E32]*[.$G32];Holidays)&lt;=[.CY$10]))" calcext:base-cell-address="'Gantt Chart'.CY32"/>
            <calcext:condition calcext:apply-style-name="Milestone" calcext:value="formula-is(AND([.$D32]&gt;0;[.$F32]=&quot;&quot;;[.$D32]=[.CY$10]))" calcext:base-cell-address="'Gantt Chart'.CY32"/>
          </calcext:conditional-format>
          <calcext:conditional-format calcext:target-range-address="'Gantt Chart'.CZ32:'Gantt Chart'.CZ32">
            <calcext:condition calcext:apply-style-name="Today" calcext:value="formula-is([.CZ$10]=TODAY())" calcext:base-cell-address="'Gantt Chart'.CZ32"/>
            <calcext:condition calcext:apply-style-name="Weekend" calcext:value="formula-is(OR(WEEKDAY([.CZ$10])=1;WEEKDAY([.CZ$10])=7))" calcext:base-cell-address="'Gantt Chart'.CZ32"/>
            <calcext:condition calcext:apply-style-name="Holiday" calcext:value="formula-is(ISNUMBER(MATCH([.CZ$10];Holidays;0)))" calcext:base-cell-address="'Gantt Chart'.CZ32"/>
          </calcext:conditional-format>
          <calcext:conditional-format calcext:target-range-address="'Gantt Chart'.CZ32:'Gantt Chart'.CZ32">
            <calcext:condition calcext:apply-style-name="Task_Completed" calcext:value="formula-is(AND([.$E32]&gt;0;[.CZ$10]&gt;=[.$D32];[.CZ$10]&lt;=[.$F32];WORKDAY([.$D32];[.$E32]*[.$G32];Holidays)&gt;[.CZ$10]))" calcext:base-cell-address="'Gantt Chart'.CZ32"/>
            <calcext:condition calcext:apply-style-name="Task_Scheduled" calcext:value="formula-is(AND([.$E32]&gt;0;[.CZ$10]&gt;=[.$D32];[.CZ$10]&lt;=[.$F32];WORKDAY([.$D32];[.$E32]*[.$G32];Holidays)&lt;=[.CZ$10]))" calcext:base-cell-address="'Gantt Chart'.CZ32"/>
            <calcext:condition calcext:apply-style-name="Milestone" calcext:value="formula-is(AND([.$D32]&gt;0;[.$F32]=&quot;&quot;;[.$D32]=[.CZ$10]))" calcext:base-cell-address="'Gantt Chart'.CZ32"/>
          </calcext:conditional-format>
          <calcext:conditional-format calcext:target-range-address="'Gantt Chart'.DA32:'Gantt Chart'.DA32">
            <calcext:condition calcext:apply-style-name="Today" calcext:value="formula-is([.DA$10]=TODAY())" calcext:base-cell-address="'Gantt Chart'.DA32"/>
            <calcext:condition calcext:apply-style-name="Weekend" calcext:value="formula-is(OR(WEEKDAY([.DA$10])=1;WEEKDAY([.DA$10])=7))" calcext:base-cell-address="'Gantt Chart'.DA32"/>
            <calcext:condition calcext:apply-style-name="Holiday" calcext:value="formula-is(ISNUMBER(MATCH([.DA$10];Holidays;0)))" calcext:base-cell-address="'Gantt Chart'.DA32"/>
          </calcext:conditional-format>
          <calcext:conditional-format calcext:target-range-address="'Gantt Chart'.DA32:'Gantt Chart'.DA32">
            <calcext:condition calcext:apply-style-name="Task_Completed" calcext:value="formula-is(AND([.$E32]&gt;0;[.DA$10]&gt;=[.$D32];[.DA$10]&lt;=[.$F32];WORKDAY([.$D32];[.$E32]*[.$G32];Holidays)&gt;[.DA$10]))" calcext:base-cell-address="'Gantt Chart'.DA32"/>
            <calcext:condition calcext:apply-style-name="Task_Scheduled" calcext:value="formula-is(AND([.$E32]&gt;0;[.DA$10]&gt;=[.$D32];[.DA$10]&lt;=[.$F32];WORKDAY([.$D32];[.$E32]*[.$G32];Holidays)&lt;=[.DA$10]))" calcext:base-cell-address="'Gantt Chart'.DA32"/>
            <calcext:condition calcext:apply-style-name="Milestone" calcext:value="formula-is(AND([.$D32]&gt;0;[.$F32]=&quot;&quot;;[.$D32]=[.DA$10]))" calcext:base-cell-address="'Gantt Chart'.DA32"/>
          </calcext:conditional-format>
          <calcext:conditional-format calcext:target-range-address="'Gantt Chart'.DB32:'Gantt Chart'.DB32">
            <calcext:condition calcext:apply-style-name="Today" calcext:value="formula-is([.DB$10]=TODAY())" calcext:base-cell-address="'Gantt Chart'.DB32"/>
            <calcext:condition calcext:apply-style-name="Weekend" calcext:value="formula-is(OR(WEEKDAY([.DB$10])=1;WEEKDAY([.DB$10])=7))" calcext:base-cell-address="'Gantt Chart'.DB32"/>
            <calcext:condition calcext:apply-style-name="Holiday" calcext:value="formula-is(ISNUMBER(MATCH([.DB$10];Holidays;0)))" calcext:base-cell-address="'Gantt Chart'.DB32"/>
          </calcext:conditional-format>
          <calcext:conditional-format calcext:target-range-address="'Gantt Chart'.DB32:'Gantt Chart'.DB32">
            <calcext:condition calcext:apply-style-name="Task_Completed" calcext:value="formula-is(AND([.$E32]&gt;0;[.DB$10]&gt;=[.$D32];[.DB$10]&lt;=[.$F32];WORKDAY([.$D32];[.$E32]*[.$G32];Holidays)&gt;[.DB$10]))" calcext:base-cell-address="'Gantt Chart'.DB32"/>
            <calcext:condition calcext:apply-style-name="Task_Scheduled" calcext:value="formula-is(AND([.$E32]&gt;0;[.DB$10]&gt;=[.$D32];[.DB$10]&lt;=[.$F32];WORKDAY([.$D32];[.$E32]*[.$G32];Holidays)&lt;=[.DB$10]))" calcext:base-cell-address="'Gantt Chart'.DB32"/>
            <calcext:condition calcext:apply-style-name="Milestone" calcext:value="formula-is(AND([.$D32]&gt;0;[.$F32]=&quot;&quot;;[.$D32]=[.DB$10]))" calcext:base-cell-address="'Gantt Chart'.DB32"/>
          </calcext:conditional-format>
          <calcext:conditional-format calcext:target-range-address="'Gantt Chart'.DC32:'Gantt Chart'.DC32">
            <calcext:condition calcext:apply-style-name="Today" calcext:value="formula-is([.DC$10]=TODAY())" calcext:base-cell-address="'Gantt Chart'.DC32"/>
            <calcext:condition calcext:apply-style-name="Weekend" calcext:value="formula-is(OR(WEEKDAY([.DC$10])=1;WEEKDAY([.DC$10])=7))" calcext:base-cell-address="'Gantt Chart'.DC32"/>
            <calcext:condition calcext:apply-style-name="Holiday" calcext:value="formula-is(ISNUMBER(MATCH([.DC$10];Holidays;0)))" calcext:base-cell-address="'Gantt Chart'.DC32"/>
          </calcext:conditional-format>
          <calcext:conditional-format calcext:target-range-address="'Gantt Chart'.DC32:'Gantt Chart'.DC32">
            <calcext:condition calcext:apply-style-name="Task_Completed" calcext:value="formula-is(AND([.$E32]&gt;0;[.DC$10]&gt;=[.$D32];[.DC$10]&lt;=[.$F32];WORKDAY([.$D32];[.$E32]*[.$G32];Holidays)&gt;[.DC$10]))" calcext:base-cell-address="'Gantt Chart'.DC32"/>
            <calcext:condition calcext:apply-style-name="Task_Scheduled" calcext:value="formula-is(AND([.$E32]&gt;0;[.DC$10]&gt;=[.$D32];[.DC$10]&lt;=[.$F32];WORKDAY([.$D32];[.$E32]*[.$G32];Holidays)&lt;=[.DC$10]))" calcext:base-cell-address="'Gantt Chart'.DC32"/>
            <calcext:condition calcext:apply-style-name="Milestone" calcext:value="formula-is(AND([.$D32]&gt;0;[.$F32]=&quot;&quot;;[.$D32]=[.DC$10]))" calcext:base-cell-address="'Gantt Chart'.DC32"/>
          </calcext:conditional-format>
          <calcext:conditional-format calcext:target-range-address="'Gantt Chart'.DD32:'Gantt Chart'.DD32">
            <calcext:condition calcext:apply-style-name="Today" calcext:value="formula-is([.DD$10]=TODAY())" calcext:base-cell-address="'Gantt Chart'.DD32"/>
            <calcext:condition calcext:apply-style-name="Weekend" calcext:value="formula-is(OR(WEEKDAY([.DD$10])=1;WEEKDAY([.DD$10])=7))" calcext:base-cell-address="'Gantt Chart'.DD32"/>
            <calcext:condition calcext:apply-style-name="Holiday" calcext:value="formula-is(ISNUMBER(MATCH([.DD$10];Holidays;0)))" calcext:base-cell-address="'Gantt Chart'.DD32"/>
          </calcext:conditional-format>
          <calcext:conditional-format calcext:target-range-address="'Gantt Chart'.DD32:'Gantt Chart'.DD32">
            <calcext:condition calcext:apply-style-name="Task_Completed" calcext:value="formula-is(AND([.$E32]&gt;0;[.DD$10]&gt;=[.$D32];[.DD$10]&lt;=[.$F32];WORKDAY([.$D32];[.$E32]*[.$G32];Holidays)&gt;[.DD$10]))" calcext:base-cell-address="'Gantt Chart'.DD32"/>
            <calcext:condition calcext:apply-style-name="Task_Scheduled" calcext:value="formula-is(AND([.$E32]&gt;0;[.DD$10]&gt;=[.$D32];[.DD$10]&lt;=[.$F32];WORKDAY([.$D32];[.$E32]*[.$G32];Holidays)&lt;=[.DD$10]))" calcext:base-cell-address="'Gantt Chart'.DD32"/>
            <calcext:condition calcext:apply-style-name="Milestone" calcext:value="formula-is(AND([.$D32]&gt;0;[.$F32]=&quot;&quot;;[.$D32]=[.DD$10]))" calcext:base-cell-address="'Gantt Chart'.DD32"/>
          </calcext:conditional-format>
          <calcext:conditional-format calcext:target-range-address="'Gantt Chart'.DE32:'Gantt Chart'.DE32">
            <calcext:condition calcext:apply-style-name="Today" calcext:value="formula-is([.DE$10]=TODAY())" calcext:base-cell-address="'Gantt Chart'.DE32"/>
            <calcext:condition calcext:apply-style-name="Weekend" calcext:value="formula-is(OR(WEEKDAY([.DE$10])=1;WEEKDAY([.DE$10])=7))" calcext:base-cell-address="'Gantt Chart'.DE32"/>
            <calcext:condition calcext:apply-style-name="Holiday" calcext:value="formula-is(ISNUMBER(MATCH([.DE$10];Holidays;0)))" calcext:base-cell-address="'Gantt Chart'.DE32"/>
          </calcext:conditional-format>
          <calcext:conditional-format calcext:target-range-address="'Gantt Chart'.DE32:'Gantt Chart'.DE32">
            <calcext:condition calcext:apply-style-name="Task_Completed" calcext:value="formula-is(AND([.$E32]&gt;0;[.DE$10]&gt;=[.$D32];[.DE$10]&lt;=[.$F32];WORKDAY([.$D32];[.$E32]*[.$G32];Holidays)&gt;[.DE$10]))" calcext:base-cell-address="'Gantt Chart'.DE32"/>
            <calcext:condition calcext:apply-style-name="Task_Scheduled" calcext:value="formula-is(AND([.$E32]&gt;0;[.DE$10]&gt;=[.$D32];[.DE$10]&lt;=[.$F32];WORKDAY([.$D32];[.$E32]*[.$G32];Holidays)&lt;=[.DE$10]))" calcext:base-cell-address="'Gantt Chart'.DE32"/>
            <calcext:condition calcext:apply-style-name="Milestone" calcext:value="formula-is(AND([.$D32]&gt;0;[.$F32]=&quot;&quot;;[.$D32]=[.DE$10]))" calcext:base-cell-address="'Gantt Chart'.DE32"/>
          </calcext:conditional-format>
          <calcext:conditional-format calcext:target-range-address="'Gantt Chart'.DF32:'Gantt Chart'.DF32">
            <calcext:condition calcext:apply-style-name="Today" calcext:value="formula-is([.DF$10]=TODAY())" calcext:base-cell-address="'Gantt Chart'.DF32"/>
            <calcext:condition calcext:apply-style-name="Weekend" calcext:value="formula-is(OR(WEEKDAY([.DF$10])=1;WEEKDAY([.DF$10])=7))" calcext:base-cell-address="'Gantt Chart'.DF32"/>
            <calcext:condition calcext:apply-style-name="Holiday" calcext:value="formula-is(ISNUMBER(MATCH([.DF$10];Holidays;0)))" calcext:base-cell-address="'Gantt Chart'.DF32"/>
          </calcext:conditional-format>
          <calcext:conditional-format calcext:target-range-address="'Gantt Chart'.DF32:'Gantt Chart'.DF32">
            <calcext:condition calcext:apply-style-name="Task_Completed" calcext:value="formula-is(AND([.$E32]&gt;0;[.DF$10]&gt;=[.$D32];[.DF$10]&lt;=[.$F32];WORKDAY([.$D32];[.$E32]*[.$G32];Holidays)&gt;[.DF$10]))" calcext:base-cell-address="'Gantt Chart'.DF32"/>
            <calcext:condition calcext:apply-style-name="Task_Scheduled" calcext:value="formula-is(AND([.$E32]&gt;0;[.DF$10]&gt;=[.$D32];[.DF$10]&lt;=[.$F32];WORKDAY([.$D32];[.$E32]*[.$G32];Holidays)&lt;=[.DF$10]))" calcext:base-cell-address="'Gantt Chart'.DF32"/>
            <calcext:condition calcext:apply-style-name="Milestone" calcext:value="formula-is(AND([.$D32]&gt;0;[.$F32]=&quot;&quot;;[.$D32]=[.DF$10]))" calcext:base-cell-address="'Gantt Chart'.DF32"/>
          </calcext:conditional-format>
          <calcext:conditional-format calcext:target-range-address="'Gantt Chart'.DG32:'Gantt Chart'.DG32">
            <calcext:condition calcext:apply-style-name="Today" calcext:value="formula-is([.DG$10]=TODAY())" calcext:base-cell-address="'Gantt Chart'.DG32"/>
            <calcext:condition calcext:apply-style-name="Weekend" calcext:value="formula-is(OR(WEEKDAY([.DG$10])=1;WEEKDAY([.DG$10])=7))" calcext:base-cell-address="'Gantt Chart'.DG32"/>
            <calcext:condition calcext:apply-style-name="Holiday" calcext:value="formula-is(ISNUMBER(MATCH([.DG$10];Holidays;0)))" calcext:base-cell-address="'Gantt Chart'.DG32"/>
          </calcext:conditional-format>
          <calcext:conditional-format calcext:target-range-address="'Gantt Chart'.DG32:'Gantt Chart'.DG32">
            <calcext:condition calcext:apply-style-name="Task_Completed" calcext:value="formula-is(AND([.$E32]&gt;0;[.DG$10]&gt;=[.$D32];[.DG$10]&lt;=[.$F32];WORKDAY([.$D32];[.$E32]*[.$G32];Holidays)&gt;[.DG$10]))" calcext:base-cell-address="'Gantt Chart'.DG32"/>
            <calcext:condition calcext:apply-style-name="Task_Scheduled" calcext:value="formula-is(AND([.$E32]&gt;0;[.DG$10]&gt;=[.$D32];[.DG$10]&lt;=[.$F32];WORKDAY([.$D32];[.$E32]*[.$G32];Holidays)&lt;=[.DG$10]))" calcext:base-cell-address="'Gantt Chart'.DG32"/>
            <calcext:condition calcext:apply-style-name="Milestone" calcext:value="formula-is(AND([.$D32]&gt;0;[.$F32]=&quot;&quot;;[.$D32]=[.DG$10]))" calcext:base-cell-address="'Gantt Chart'.DG32"/>
          </calcext:conditional-format>
          <calcext:conditional-format calcext:target-range-address="'Gantt Chart'.DH32:'Gantt Chart'.DH32">
            <calcext:condition calcext:apply-style-name="Today" calcext:value="formula-is([.DH$10]=TODAY())" calcext:base-cell-address="'Gantt Chart'.DH32"/>
            <calcext:condition calcext:apply-style-name="Weekend" calcext:value="formula-is(OR(WEEKDAY([.DH$10])=1;WEEKDAY([.DH$10])=7))" calcext:base-cell-address="'Gantt Chart'.DH32"/>
            <calcext:condition calcext:apply-style-name="Holiday" calcext:value="formula-is(ISNUMBER(MATCH([.DH$10];Holidays;0)))" calcext:base-cell-address="'Gantt Chart'.DH32"/>
          </calcext:conditional-format>
          <calcext:conditional-format calcext:target-range-address="'Gantt Chart'.DH32:'Gantt Chart'.DH32">
            <calcext:condition calcext:apply-style-name="Task_Completed" calcext:value="formula-is(AND([.$E32]&gt;0;[.DH$10]&gt;=[.$D32];[.DH$10]&lt;=[.$F32];WORKDAY([.$D32];[.$E32]*[.$G32];Holidays)&gt;[.DH$10]))" calcext:base-cell-address="'Gantt Chart'.DH32"/>
            <calcext:condition calcext:apply-style-name="Task_Scheduled" calcext:value="formula-is(AND([.$E32]&gt;0;[.DH$10]&gt;=[.$D32];[.DH$10]&lt;=[.$F32];WORKDAY([.$D32];[.$E32]*[.$G32];Holidays)&lt;=[.DH$10]))" calcext:base-cell-address="'Gantt Chart'.DH32"/>
            <calcext:condition calcext:apply-style-name="Milestone" calcext:value="formula-is(AND([.$D32]&gt;0;[.$F32]=&quot;&quot;;[.$D32]=[.DH$10]))" calcext:base-cell-address="'Gantt Chart'.DH32"/>
          </calcext:conditional-format>
          <calcext:conditional-format calcext:target-range-address="'Gantt Chart'.DI32:'Gantt Chart'.DI32">
            <calcext:condition calcext:apply-style-name="Today" calcext:value="formula-is([.DI$10]=TODAY())" calcext:base-cell-address="'Gantt Chart'.DI32"/>
            <calcext:condition calcext:apply-style-name="Weekend" calcext:value="formula-is(OR(WEEKDAY([.DI$10])=1;WEEKDAY([.DI$10])=7))" calcext:base-cell-address="'Gantt Chart'.DI32"/>
            <calcext:condition calcext:apply-style-name="Holiday" calcext:value="formula-is(ISNUMBER(MATCH([.DI$10];Holidays;0)))" calcext:base-cell-address="'Gantt Chart'.DI32"/>
          </calcext:conditional-format>
          <calcext:conditional-format calcext:target-range-address="'Gantt Chart'.DI32:'Gantt Chart'.DI32">
            <calcext:condition calcext:apply-style-name="Task_Completed" calcext:value="formula-is(AND([.$E32]&gt;0;[.DI$10]&gt;=[.$D32];[.DI$10]&lt;=[.$F32];WORKDAY([.$D32];[.$E32]*[.$G32];Holidays)&gt;[.DI$10]))" calcext:base-cell-address="'Gantt Chart'.DI32"/>
            <calcext:condition calcext:apply-style-name="Task_Scheduled" calcext:value="formula-is(AND([.$E32]&gt;0;[.DI$10]&gt;=[.$D32];[.DI$10]&lt;=[.$F32];WORKDAY([.$D32];[.$E32]*[.$G32];Holidays)&lt;=[.DI$10]))" calcext:base-cell-address="'Gantt Chart'.DI32"/>
            <calcext:condition calcext:apply-style-name="Milestone" calcext:value="formula-is(AND([.$D32]&gt;0;[.$F32]=&quot;&quot;;[.$D32]=[.DI$10]))" calcext:base-cell-address="'Gantt Chart'.DI32"/>
          </calcext:conditional-format>
          <calcext:conditional-format calcext:target-range-address="'Gantt Chart'.DJ32:'Gantt Chart'.DJ32">
            <calcext:condition calcext:apply-style-name="Today" calcext:value="formula-is([.DJ$10]=TODAY())" calcext:base-cell-address="'Gantt Chart'.DJ32"/>
            <calcext:condition calcext:apply-style-name="Weekend" calcext:value="formula-is(OR(WEEKDAY([.DJ$10])=1;WEEKDAY([.DJ$10])=7))" calcext:base-cell-address="'Gantt Chart'.DJ32"/>
            <calcext:condition calcext:apply-style-name="Holiday" calcext:value="formula-is(ISNUMBER(MATCH([.DJ$10];Holidays;0)))" calcext:base-cell-address="'Gantt Chart'.DJ32"/>
          </calcext:conditional-format>
          <calcext:conditional-format calcext:target-range-address="'Gantt Chart'.DJ32:'Gantt Chart'.DJ32">
            <calcext:condition calcext:apply-style-name="Task_Completed" calcext:value="formula-is(AND([.$E32]&gt;0;[.DJ$10]&gt;=[.$D32];[.DJ$10]&lt;=[.$F32];WORKDAY([.$D32];[.$E32]*[.$G32];Holidays)&gt;[.DJ$10]))" calcext:base-cell-address="'Gantt Chart'.DJ32"/>
            <calcext:condition calcext:apply-style-name="Task_Scheduled" calcext:value="formula-is(AND([.$E32]&gt;0;[.DJ$10]&gt;=[.$D32];[.DJ$10]&lt;=[.$F32];WORKDAY([.$D32];[.$E32]*[.$G32];Holidays)&lt;=[.DJ$10]))" calcext:base-cell-address="'Gantt Chart'.DJ32"/>
            <calcext:condition calcext:apply-style-name="Milestone" calcext:value="formula-is(AND([.$D32]&gt;0;[.$F32]=&quot;&quot;;[.$D32]=[.DJ$10]))" calcext:base-cell-address="'Gantt Chart'.DJ32"/>
          </calcext:conditional-format>
          <calcext:conditional-format calcext:target-range-address="'Gantt Chart'.DK32:'Gantt Chart'.DK32">
            <calcext:condition calcext:apply-style-name="Today" calcext:value="formula-is([.DK$10]=TODAY())" calcext:base-cell-address="'Gantt Chart'.DK32"/>
            <calcext:condition calcext:apply-style-name="Weekend" calcext:value="formula-is(OR(WEEKDAY([.DK$10])=1;WEEKDAY([.DK$10])=7))" calcext:base-cell-address="'Gantt Chart'.DK32"/>
            <calcext:condition calcext:apply-style-name="Holiday" calcext:value="formula-is(ISNUMBER(MATCH([.DK$10];Holidays;0)))" calcext:base-cell-address="'Gantt Chart'.DK32"/>
          </calcext:conditional-format>
          <calcext:conditional-format calcext:target-range-address="'Gantt Chart'.DK32:'Gantt Chart'.DK32">
            <calcext:condition calcext:apply-style-name="Task_Completed" calcext:value="formula-is(AND([.$E32]&gt;0;[.DK$10]&gt;=[.$D32];[.DK$10]&lt;=[.$F32];WORKDAY([.$D32];[.$E32]*[.$G32];Holidays)&gt;[.DK$10]))" calcext:base-cell-address="'Gantt Chart'.DK32"/>
            <calcext:condition calcext:apply-style-name="Task_Scheduled" calcext:value="formula-is(AND([.$E32]&gt;0;[.DK$10]&gt;=[.$D32];[.DK$10]&lt;=[.$F32];WORKDAY([.$D32];[.$E32]*[.$G32];Holidays)&lt;=[.DK$10]))" calcext:base-cell-address="'Gantt Chart'.DK32"/>
            <calcext:condition calcext:apply-style-name="Milestone" calcext:value="formula-is(AND([.$D32]&gt;0;[.$F32]=&quot;&quot;;[.$D32]=[.DK$10]))" calcext:base-cell-address="'Gantt Chart'.DK32"/>
          </calcext:conditional-format>
          <calcext:conditional-format calcext:target-range-address="'Gantt Chart'.DL32:'Gantt Chart'.DL32">
            <calcext:condition calcext:apply-style-name="Today" calcext:value="formula-is([.DL$10]=TODAY())" calcext:base-cell-address="'Gantt Chart'.DL32"/>
            <calcext:condition calcext:apply-style-name="Weekend" calcext:value="formula-is(OR(WEEKDAY([.DL$10])=1;WEEKDAY([.DL$10])=7))" calcext:base-cell-address="'Gantt Chart'.DL32"/>
            <calcext:condition calcext:apply-style-name="Holiday" calcext:value="formula-is(ISNUMBER(MATCH([.DL$10];Holidays;0)))" calcext:base-cell-address="'Gantt Chart'.DL32"/>
          </calcext:conditional-format>
          <calcext:conditional-format calcext:target-range-address="'Gantt Chart'.DL32:'Gantt Chart'.DL32">
            <calcext:condition calcext:apply-style-name="Task_Completed" calcext:value="formula-is(AND([.$E32]&gt;0;[.DL$10]&gt;=[.$D32];[.DL$10]&lt;=[.$F32];WORKDAY([.$D32];[.$E32]*[.$G32];Holidays)&gt;[.DL$10]))" calcext:base-cell-address="'Gantt Chart'.DL32"/>
            <calcext:condition calcext:apply-style-name="Task_Scheduled" calcext:value="formula-is(AND([.$E32]&gt;0;[.DL$10]&gt;=[.$D32];[.DL$10]&lt;=[.$F32];WORKDAY([.$D32];[.$E32]*[.$G32];Holidays)&lt;=[.DL$10]))" calcext:base-cell-address="'Gantt Chart'.DL32"/>
            <calcext:condition calcext:apply-style-name="Milestone" calcext:value="formula-is(AND([.$D32]&gt;0;[.$F32]=&quot;&quot;;[.$D32]=[.DL$10]))" calcext:base-cell-address="'Gantt Chart'.DL32"/>
          </calcext:conditional-format>
          <calcext:conditional-format calcext:target-range-address="'Gantt Chart'.DM32:'Gantt Chart'.DM32">
            <calcext:condition calcext:apply-style-name="Today" calcext:value="formula-is([.DM$10]=TODAY())" calcext:base-cell-address="'Gantt Chart'.DM32"/>
            <calcext:condition calcext:apply-style-name="Weekend" calcext:value="formula-is(OR(WEEKDAY([.DM$10])=1;WEEKDAY([.DM$10])=7))" calcext:base-cell-address="'Gantt Chart'.DM32"/>
            <calcext:condition calcext:apply-style-name="Holiday" calcext:value="formula-is(ISNUMBER(MATCH([.DM$10];Holidays;0)))" calcext:base-cell-address="'Gantt Chart'.DM32"/>
          </calcext:conditional-format>
          <calcext:conditional-format calcext:target-range-address="'Gantt Chart'.DM32:'Gantt Chart'.DM32">
            <calcext:condition calcext:apply-style-name="Task_Completed" calcext:value="formula-is(AND([.$E32]&gt;0;[.DM$10]&gt;=[.$D32];[.DM$10]&lt;=[.$F32];WORKDAY([.$D32];[.$E32]*[.$G32];Holidays)&gt;[.DM$10]))" calcext:base-cell-address="'Gantt Chart'.DM32"/>
            <calcext:condition calcext:apply-style-name="Task_Scheduled" calcext:value="formula-is(AND([.$E32]&gt;0;[.DM$10]&gt;=[.$D32];[.DM$10]&lt;=[.$F32];WORKDAY([.$D32];[.$E32]*[.$G32];Holidays)&lt;=[.DM$10]))" calcext:base-cell-address="'Gantt Chart'.DM32"/>
            <calcext:condition calcext:apply-style-name="Milestone" calcext:value="formula-is(AND([.$D32]&gt;0;[.$F32]=&quot;&quot;;[.$D32]=[.DM$10]))" calcext:base-cell-address="'Gantt Chart'.DM32"/>
          </calcext:conditional-format>
          <calcext:conditional-format calcext:target-range-address="'Gantt Chart'.DN32:'Gantt Chart'.DN32">
            <calcext:condition calcext:apply-style-name="Today" calcext:value="formula-is([.DN$10]=TODAY())" calcext:base-cell-address="'Gantt Chart'.DN32"/>
            <calcext:condition calcext:apply-style-name="Weekend" calcext:value="formula-is(OR(WEEKDAY([.DN$10])=1;WEEKDAY([.DN$10])=7))" calcext:base-cell-address="'Gantt Chart'.DN32"/>
            <calcext:condition calcext:apply-style-name="Holiday" calcext:value="formula-is(ISNUMBER(MATCH([.DN$10];Holidays;0)))" calcext:base-cell-address="'Gantt Chart'.DN32"/>
          </calcext:conditional-format>
          <calcext:conditional-format calcext:target-range-address="'Gantt Chart'.DN32:'Gantt Chart'.DN32">
            <calcext:condition calcext:apply-style-name="Task_Completed" calcext:value="formula-is(AND([.$E32]&gt;0;[.DN$10]&gt;=[.$D32];[.DN$10]&lt;=[.$F32];WORKDAY([.$D32];[.$E32]*[.$G32];Holidays)&gt;[.DN$10]))" calcext:base-cell-address="'Gantt Chart'.DN32"/>
            <calcext:condition calcext:apply-style-name="Task_Scheduled" calcext:value="formula-is(AND([.$E32]&gt;0;[.DN$10]&gt;=[.$D32];[.DN$10]&lt;=[.$F32];WORKDAY([.$D32];[.$E32]*[.$G32];Holidays)&lt;=[.DN$10]))" calcext:base-cell-address="'Gantt Chart'.DN32"/>
            <calcext:condition calcext:apply-style-name="Milestone" calcext:value="formula-is(AND([.$D32]&gt;0;[.$F32]=&quot;&quot;;[.$D32]=[.DN$10]))" calcext:base-cell-address="'Gantt Chart'.DN32"/>
          </calcext:conditional-format>
          <calcext:conditional-format calcext:target-range-address="'Gantt Chart'.DO32:'Gantt Chart'.DO32">
            <calcext:condition calcext:apply-style-name="Today" calcext:value="formula-is([.DO$10]=TODAY())" calcext:base-cell-address="'Gantt Chart'.DO32"/>
            <calcext:condition calcext:apply-style-name="Weekend" calcext:value="formula-is(OR(WEEKDAY([.DO$10])=1;WEEKDAY([.DO$10])=7))" calcext:base-cell-address="'Gantt Chart'.DO32"/>
            <calcext:condition calcext:apply-style-name="Holiday" calcext:value="formula-is(ISNUMBER(MATCH([.DO$10];Holidays;0)))" calcext:base-cell-address="'Gantt Chart'.DO32"/>
          </calcext:conditional-format>
          <calcext:conditional-format calcext:target-range-address="'Gantt Chart'.DO32:'Gantt Chart'.DO32">
            <calcext:condition calcext:apply-style-name="Task_Completed" calcext:value="formula-is(AND([.$E32]&gt;0;[.DO$10]&gt;=[.$D32];[.DO$10]&lt;=[.$F32];WORKDAY([.$D32];[.$E32]*[.$G32];Holidays)&gt;[.DO$10]))" calcext:base-cell-address="'Gantt Chart'.DO32"/>
            <calcext:condition calcext:apply-style-name="Task_Scheduled" calcext:value="formula-is(AND([.$E32]&gt;0;[.DO$10]&gt;=[.$D32];[.DO$10]&lt;=[.$F32];WORKDAY([.$D32];[.$E32]*[.$G32];Holidays)&lt;=[.DO$10]))" calcext:base-cell-address="'Gantt Chart'.DO32"/>
            <calcext:condition calcext:apply-style-name="Milestone" calcext:value="formula-is(AND([.$D32]&gt;0;[.$F32]=&quot;&quot;;[.$D32]=[.DO$10]))" calcext:base-cell-address="'Gantt Chart'.DO32"/>
          </calcext:conditional-format>
          <calcext:conditional-format calcext:target-range-address="'Gantt Chart'.DP32:'Gantt Chart'.DP32">
            <calcext:condition calcext:apply-style-name="Today" calcext:value="formula-is([.DP$10]=TODAY())" calcext:base-cell-address="'Gantt Chart'.DP32"/>
            <calcext:condition calcext:apply-style-name="Weekend" calcext:value="formula-is(OR(WEEKDAY([.DP$10])=1;WEEKDAY([.DP$10])=7))" calcext:base-cell-address="'Gantt Chart'.DP32"/>
            <calcext:condition calcext:apply-style-name="Holiday" calcext:value="formula-is(ISNUMBER(MATCH([.DP$10];Holidays;0)))" calcext:base-cell-address="'Gantt Chart'.DP32"/>
          </calcext:conditional-format>
          <calcext:conditional-format calcext:target-range-address="'Gantt Chart'.DP32:'Gantt Chart'.DP32">
            <calcext:condition calcext:apply-style-name="Task_Completed" calcext:value="formula-is(AND([.$E32]&gt;0;[.DP$10]&gt;=[.$D32];[.DP$10]&lt;=[.$F32];WORKDAY([.$D32];[.$E32]*[.$G32];Holidays)&gt;[.DP$10]))" calcext:base-cell-address="'Gantt Chart'.DP32"/>
            <calcext:condition calcext:apply-style-name="Task_Scheduled" calcext:value="formula-is(AND([.$E32]&gt;0;[.DP$10]&gt;=[.$D32];[.DP$10]&lt;=[.$F32];WORKDAY([.$D32];[.$E32]*[.$G32];Holidays)&lt;=[.DP$10]))" calcext:base-cell-address="'Gantt Chart'.DP32"/>
            <calcext:condition calcext:apply-style-name="Milestone" calcext:value="formula-is(AND([.$D32]&gt;0;[.$F32]=&quot;&quot;;[.$D32]=[.DP$10]))" calcext:base-cell-address="'Gantt Chart'.DP32"/>
          </calcext:conditional-format>
          <calcext:conditional-format calcext:target-range-address="'Gantt Chart'.DQ32:'Gantt Chart'.DQ32">
            <calcext:condition calcext:apply-style-name="Today" calcext:value="formula-is([.DQ$10]=TODAY())" calcext:base-cell-address="'Gantt Chart'.DQ32"/>
            <calcext:condition calcext:apply-style-name="Weekend" calcext:value="formula-is(OR(WEEKDAY([.DQ$10])=1;WEEKDAY([.DQ$10])=7))" calcext:base-cell-address="'Gantt Chart'.DQ32"/>
            <calcext:condition calcext:apply-style-name="Holiday" calcext:value="formula-is(ISNUMBER(MATCH([.DQ$10];Holidays;0)))" calcext:base-cell-address="'Gantt Chart'.DQ32"/>
          </calcext:conditional-format>
          <calcext:conditional-format calcext:target-range-address="'Gantt Chart'.DQ32:'Gantt Chart'.DQ32">
            <calcext:condition calcext:apply-style-name="Task_Completed" calcext:value="formula-is(AND([.$E32]&gt;0;[.DQ$10]&gt;=[.$D32];[.DQ$10]&lt;=[.$F32];WORKDAY([.$D32];[.$E32]*[.$G32];Holidays)&gt;[.DQ$10]))" calcext:base-cell-address="'Gantt Chart'.DQ32"/>
            <calcext:condition calcext:apply-style-name="Task_Scheduled" calcext:value="formula-is(AND([.$E32]&gt;0;[.DQ$10]&gt;=[.$D32];[.DQ$10]&lt;=[.$F32];WORKDAY([.$D32];[.$E32]*[.$G32];Holidays)&lt;=[.DQ$10]))" calcext:base-cell-address="'Gantt Chart'.DQ32"/>
            <calcext:condition calcext:apply-style-name="Milestone" calcext:value="formula-is(AND([.$D32]&gt;0;[.$F32]=&quot;&quot;;[.$D32]=[.DQ$10]))" calcext:base-cell-address="'Gantt Chart'.DQ32"/>
          </calcext:conditional-format>
          <calcext:conditional-format calcext:target-range-address="'Gantt Chart'.DR32:'Gantt Chart'.DR32">
            <calcext:condition calcext:apply-style-name="Today" calcext:value="formula-is([.DR$10]=TODAY())" calcext:base-cell-address="'Gantt Chart'.DR32"/>
            <calcext:condition calcext:apply-style-name="Weekend" calcext:value="formula-is(OR(WEEKDAY([.DR$10])=1;WEEKDAY([.DR$10])=7))" calcext:base-cell-address="'Gantt Chart'.DR32"/>
            <calcext:condition calcext:apply-style-name="Holiday" calcext:value="formula-is(ISNUMBER(MATCH([.DR$10];Holidays;0)))" calcext:base-cell-address="'Gantt Chart'.DR32"/>
          </calcext:conditional-format>
          <calcext:conditional-format calcext:target-range-address="'Gantt Chart'.DR32:'Gantt Chart'.DR32">
            <calcext:condition calcext:apply-style-name="Task_Completed" calcext:value="formula-is(AND([.$E32]&gt;0;[.DR$10]&gt;=[.$D32];[.DR$10]&lt;=[.$F32];WORKDAY([.$D32];[.$E32]*[.$G32];Holidays)&gt;[.DR$10]))" calcext:base-cell-address="'Gantt Chart'.DR32"/>
            <calcext:condition calcext:apply-style-name="Task_Scheduled" calcext:value="formula-is(AND([.$E32]&gt;0;[.DR$10]&gt;=[.$D32];[.DR$10]&lt;=[.$F32];WORKDAY([.$D32];[.$E32]*[.$G32];Holidays)&lt;=[.DR$10]))" calcext:base-cell-address="'Gantt Chart'.DR32"/>
            <calcext:condition calcext:apply-style-name="Milestone" calcext:value="formula-is(AND([.$D32]&gt;0;[.$F32]=&quot;&quot;;[.$D32]=[.DR$10]))" calcext:base-cell-address="'Gantt Chart'.DR32"/>
          </calcext:conditional-format>
          <calcext:conditional-format calcext:target-range-address="'Gantt Chart'.DS32:'Gantt Chart'.DS32">
            <calcext:condition calcext:apply-style-name="Today" calcext:value="formula-is([.DS$10]=TODAY())" calcext:base-cell-address="'Gantt Chart'.DS32"/>
            <calcext:condition calcext:apply-style-name="Weekend" calcext:value="formula-is(OR(WEEKDAY([.DS$10])=1;WEEKDAY([.DS$10])=7))" calcext:base-cell-address="'Gantt Chart'.DS32"/>
            <calcext:condition calcext:apply-style-name="Holiday" calcext:value="formula-is(ISNUMBER(MATCH([.DS$10];Holidays;0)))" calcext:base-cell-address="'Gantt Chart'.DS32"/>
          </calcext:conditional-format>
          <calcext:conditional-format calcext:target-range-address="'Gantt Chart'.DS32:'Gantt Chart'.DS32">
            <calcext:condition calcext:apply-style-name="Task_Completed" calcext:value="formula-is(AND([.$E32]&gt;0;[.DS$10]&gt;=[.$D32];[.DS$10]&lt;=[.$F32];WORKDAY([.$D32];[.$E32]*[.$G32];Holidays)&gt;[.DS$10]))" calcext:base-cell-address="'Gantt Chart'.DS32"/>
            <calcext:condition calcext:apply-style-name="Task_Scheduled" calcext:value="formula-is(AND([.$E32]&gt;0;[.DS$10]&gt;=[.$D32];[.DS$10]&lt;=[.$F32];WORKDAY([.$D32];[.$E32]*[.$G32];Holidays)&lt;=[.DS$10]))" calcext:base-cell-address="'Gantt Chart'.DS32"/>
            <calcext:condition calcext:apply-style-name="Milestone" calcext:value="formula-is(AND([.$D32]&gt;0;[.$F32]=&quot;&quot;;[.$D32]=[.DS$10]))" calcext:base-cell-address="'Gantt Chart'.DS32"/>
          </calcext:conditional-format>
          <calcext:conditional-format calcext:target-range-address="'Gantt Chart'.DT32:'Gantt Chart'.DT32">
            <calcext:condition calcext:apply-style-name="Today" calcext:value="formula-is([.DT$10]=TODAY())" calcext:base-cell-address="'Gantt Chart'.DT32"/>
            <calcext:condition calcext:apply-style-name="Weekend" calcext:value="formula-is(OR(WEEKDAY([.DT$10])=1;WEEKDAY([.DT$10])=7))" calcext:base-cell-address="'Gantt Chart'.DT32"/>
            <calcext:condition calcext:apply-style-name="Holiday" calcext:value="formula-is(ISNUMBER(MATCH([.DT$10];Holidays;0)))" calcext:base-cell-address="'Gantt Chart'.DT32"/>
          </calcext:conditional-format>
          <calcext:conditional-format calcext:target-range-address="'Gantt Chart'.DT32:'Gantt Chart'.DT32">
            <calcext:condition calcext:apply-style-name="Task_Completed" calcext:value="formula-is(AND([.$E32]&gt;0;[.DT$10]&gt;=[.$D32];[.DT$10]&lt;=[.$F32];WORKDAY([.$D32];[.$E32]*[.$G32];Holidays)&gt;[.DT$10]))" calcext:base-cell-address="'Gantt Chart'.DT32"/>
            <calcext:condition calcext:apply-style-name="Task_Scheduled" calcext:value="formula-is(AND([.$E32]&gt;0;[.DT$10]&gt;=[.$D32];[.DT$10]&lt;=[.$F32];WORKDAY([.$D32];[.$E32]*[.$G32];Holidays)&lt;=[.DT$10]))" calcext:base-cell-address="'Gantt Chart'.DT32"/>
            <calcext:condition calcext:apply-style-name="Milestone" calcext:value="formula-is(AND([.$D32]&gt;0;[.$F32]=&quot;&quot;;[.$D32]=[.DT$10]))" calcext:base-cell-address="'Gantt Chart'.DT32"/>
          </calcext:conditional-format>
          <calcext:conditional-format calcext:target-range-address="'Gantt Chart'.DU32:'Gantt Chart'.DU32">
            <calcext:condition calcext:apply-style-name="Today" calcext:value="formula-is([.DU$10]=TODAY())" calcext:base-cell-address="'Gantt Chart'.DU32"/>
            <calcext:condition calcext:apply-style-name="Weekend" calcext:value="formula-is(OR(WEEKDAY([.DU$10])=1;WEEKDAY([.DU$10])=7))" calcext:base-cell-address="'Gantt Chart'.DU32"/>
            <calcext:condition calcext:apply-style-name="Holiday" calcext:value="formula-is(ISNUMBER(MATCH([.DU$10];Holidays;0)))" calcext:base-cell-address="'Gantt Chart'.DU32"/>
          </calcext:conditional-format>
          <calcext:conditional-format calcext:target-range-address="'Gantt Chart'.DU32:'Gantt Chart'.DU32">
            <calcext:condition calcext:apply-style-name="Task_Completed" calcext:value="formula-is(AND([.$E32]&gt;0;[.DU$10]&gt;=[.$D32];[.DU$10]&lt;=[.$F32];WORKDAY([.$D32];[.$E32]*[.$G32];Holidays)&gt;[.DU$10]))" calcext:base-cell-address="'Gantt Chart'.DU32"/>
            <calcext:condition calcext:apply-style-name="Task_Scheduled" calcext:value="formula-is(AND([.$E32]&gt;0;[.DU$10]&gt;=[.$D32];[.DU$10]&lt;=[.$F32];WORKDAY([.$D32];[.$E32]*[.$G32];Holidays)&lt;=[.DU$10]))" calcext:base-cell-address="'Gantt Chart'.DU32"/>
            <calcext:condition calcext:apply-style-name="Milestone" calcext:value="formula-is(AND([.$D32]&gt;0;[.$F32]=&quot;&quot;;[.$D32]=[.DU$10]))" calcext:base-cell-address="'Gantt Chart'.DU32"/>
          </calcext:conditional-format>
          <calcext:conditional-format calcext:target-range-address="'Gantt Chart'.DV32:'Gantt Chart'.DV32">
            <calcext:condition calcext:apply-style-name="Today" calcext:value="formula-is([.DV$10]=TODAY())" calcext:base-cell-address="'Gantt Chart'.DV32"/>
            <calcext:condition calcext:apply-style-name="Weekend" calcext:value="formula-is(OR(WEEKDAY([.DV$10])=1;WEEKDAY([.DV$10])=7))" calcext:base-cell-address="'Gantt Chart'.DV32"/>
            <calcext:condition calcext:apply-style-name="Holiday" calcext:value="formula-is(ISNUMBER(MATCH([.DV$10];Holidays;0)))" calcext:base-cell-address="'Gantt Chart'.DV32"/>
          </calcext:conditional-format>
          <calcext:conditional-format calcext:target-range-address="'Gantt Chart'.DV32:'Gantt Chart'.DV32">
            <calcext:condition calcext:apply-style-name="Task_Completed" calcext:value="formula-is(AND([.$E32]&gt;0;[.DV$10]&gt;=[.$D32];[.DV$10]&lt;=[.$F32];WORKDAY([.$D32];[.$E32]*[.$G32];Holidays)&gt;[.DV$10]))" calcext:base-cell-address="'Gantt Chart'.DV32"/>
            <calcext:condition calcext:apply-style-name="Task_Scheduled" calcext:value="formula-is(AND([.$E32]&gt;0;[.DV$10]&gt;=[.$D32];[.DV$10]&lt;=[.$F32];WORKDAY([.$D32];[.$E32]*[.$G32];Holidays)&lt;=[.DV$10]))" calcext:base-cell-address="'Gantt Chart'.DV32"/>
            <calcext:condition calcext:apply-style-name="Milestone" calcext:value="formula-is(AND([.$D32]&gt;0;[.$F32]=&quot;&quot;;[.$D32]=[.DV$10]))" calcext:base-cell-address="'Gantt Chart'.DV32"/>
          </calcext:conditional-format>
          <calcext:conditional-format calcext:target-range-address="'Gantt Chart'.DW32:'Gantt Chart'.DW32">
            <calcext:condition calcext:apply-style-name="Today" calcext:value="formula-is([.DW$10]=TODAY())" calcext:base-cell-address="'Gantt Chart'.DW32"/>
            <calcext:condition calcext:apply-style-name="Weekend" calcext:value="formula-is(OR(WEEKDAY([.DW$10])=1;WEEKDAY([.DW$10])=7))" calcext:base-cell-address="'Gantt Chart'.DW32"/>
            <calcext:condition calcext:apply-style-name="Holiday" calcext:value="formula-is(ISNUMBER(MATCH([.DW$10];Holidays;0)))" calcext:base-cell-address="'Gantt Chart'.DW32"/>
          </calcext:conditional-format>
          <calcext:conditional-format calcext:target-range-address="'Gantt Chart'.DW32:'Gantt Chart'.DW32">
            <calcext:condition calcext:apply-style-name="Task_Completed" calcext:value="formula-is(AND([.$E32]&gt;0;[.DW$10]&gt;=[.$D32];[.DW$10]&lt;=[.$F32];WORKDAY([.$D32];[.$E32]*[.$G32];Holidays)&gt;[.DW$10]))" calcext:base-cell-address="'Gantt Chart'.DW32"/>
            <calcext:condition calcext:apply-style-name="Task_Scheduled" calcext:value="formula-is(AND([.$E32]&gt;0;[.DW$10]&gt;=[.$D32];[.DW$10]&lt;=[.$F32];WORKDAY([.$D32];[.$E32]*[.$G32];Holidays)&lt;=[.DW$10]))" calcext:base-cell-address="'Gantt Chart'.DW32"/>
            <calcext:condition calcext:apply-style-name="Milestone" calcext:value="formula-is(AND([.$D32]&gt;0;[.$F32]=&quot;&quot;;[.$D32]=[.DW$10]))" calcext:base-cell-address="'Gantt Chart'.DW32"/>
          </calcext:conditional-format>
          <calcext:conditional-format calcext:target-range-address="'Gantt Chart'.DX32:'Gantt Chart'.DX32">
            <calcext:condition calcext:apply-style-name="Today" calcext:value="formula-is([.DX$10]=TODAY())" calcext:base-cell-address="'Gantt Chart'.DX32"/>
            <calcext:condition calcext:apply-style-name="Weekend" calcext:value="formula-is(OR(WEEKDAY([.DX$10])=1;WEEKDAY([.DX$10])=7))" calcext:base-cell-address="'Gantt Chart'.DX32"/>
            <calcext:condition calcext:apply-style-name="Holiday" calcext:value="formula-is(ISNUMBER(MATCH([.DX$10];Holidays;0)))" calcext:base-cell-address="'Gantt Chart'.DX32"/>
          </calcext:conditional-format>
          <calcext:conditional-format calcext:target-range-address="'Gantt Chart'.DX32:'Gantt Chart'.DX32">
            <calcext:condition calcext:apply-style-name="Task_Completed" calcext:value="formula-is(AND([.$E32]&gt;0;[.DX$10]&gt;=[.$D32];[.DX$10]&lt;=[.$F32];WORKDAY([.$D32];[.$E32]*[.$G32];Holidays)&gt;[.DX$10]))" calcext:base-cell-address="'Gantt Chart'.DX32"/>
            <calcext:condition calcext:apply-style-name="Task_Scheduled" calcext:value="formula-is(AND([.$E32]&gt;0;[.DX$10]&gt;=[.$D32];[.DX$10]&lt;=[.$F32];WORKDAY([.$D32];[.$E32]*[.$G32];Holidays)&lt;=[.DX$10]))" calcext:base-cell-address="'Gantt Chart'.DX32"/>
            <calcext:condition calcext:apply-style-name="Milestone" calcext:value="formula-is(AND([.$D32]&gt;0;[.$F32]=&quot;&quot;;[.$D32]=[.DX$10]))" calcext:base-cell-address="'Gantt Chart'.DX32"/>
          </calcext:conditional-format>
          <calcext:conditional-format calcext:target-range-address="'Gantt Chart'.DY32:'Gantt Chart'.DY32">
            <calcext:condition calcext:apply-style-name="Today" calcext:value="formula-is([.DY$10]=TODAY())" calcext:base-cell-address="'Gantt Chart'.DY32"/>
            <calcext:condition calcext:apply-style-name="Weekend" calcext:value="formula-is(OR(WEEKDAY([.DY$10])=1;WEEKDAY([.DY$10])=7))" calcext:base-cell-address="'Gantt Chart'.DY32"/>
            <calcext:condition calcext:apply-style-name="Holiday" calcext:value="formula-is(ISNUMBER(MATCH([.DY$10];Holidays;0)))" calcext:base-cell-address="'Gantt Chart'.DY32"/>
          </calcext:conditional-format>
          <calcext:conditional-format calcext:target-range-address="'Gantt Chart'.DY32:'Gantt Chart'.DY32">
            <calcext:condition calcext:apply-style-name="Task_Completed" calcext:value="formula-is(AND([.$E32]&gt;0;[.DY$10]&gt;=[.$D32];[.DY$10]&lt;=[.$F32];WORKDAY([.$D32];[.$E32]*[.$G32];Holidays)&gt;[.DY$10]))" calcext:base-cell-address="'Gantt Chart'.DY32"/>
            <calcext:condition calcext:apply-style-name="Task_Scheduled" calcext:value="formula-is(AND([.$E32]&gt;0;[.DY$10]&gt;=[.$D32];[.DY$10]&lt;=[.$F32];WORKDAY([.$D32];[.$E32]*[.$G32];Holidays)&lt;=[.DY$10]))" calcext:base-cell-address="'Gantt Chart'.DY32"/>
            <calcext:condition calcext:apply-style-name="Milestone" calcext:value="formula-is(AND([.$D32]&gt;0;[.$F32]=&quot;&quot;;[.$D32]=[.DY$10]))" calcext:base-cell-address="'Gantt Chart'.DY32"/>
          </calcext:conditional-format>
          <calcext:conditional-format calcext:target-range-address="'Gantt Chart'.DZ32:'Gantt Chart'.DZ32">
            <calcext:condition calcext:apply-style-name="Today" calcext:value="formula-is([.DZ$10]=TODAY())" calcext:base-cell-address="'Gantt Chart'.DZ32"/>
            <calcext:condition calcext:apply-style-name="Weekend" calcext:value="formula-is(OR(WEEKDAY([.DZ$10])=1;WEEKDAY([.DZ$10])=7))" calcext:base-cell-address="'Gantt Chart'.DZ32"/>
            <calcext:condition calcext:apply-style-name="Holiday" calcext:value="formula-is(ISNUMBER(MATCH([.DZ$10];Holidays;0)))" calcext:base-cell-address="'Gantt Chart'.DZ32"/>
          </calcext:conditional-format>
          <calcext:conditional-format calcext:target-range-address="'Gantt Chart'.DZ32:'Gantt Chart'.DZ32">
            <calcext:condition calcext:apply-style-name="Task_Completed" calcext:value="formula-is(AND([.$E32]&gt;0;[.DZ$10]&gt;=[.$D32];[.DZ$10]&lt;=[.$F32];WORKDAY([.$D32];[.$E32]*[.$G32];Holidays)&gt;[.DZ$10]))" calcext:base-cell-address="'Gantt Chart'.DZ32"/>
            <calcext:condition calcext:apply-style-name="Task_Scheduled" calcext:value="formula-is(AND([.$E32]&gt;0;[.DZ$10]&gt;=[.$D32];[.DZ$10]&lt;=[.$F32];WORKDAY([.$D32];[.$E32]*[.$G32];Holidays)&lt;=[.DZ$10]))" calcext:base-cell-address="'Gantt Chart'.DZ32"/>
            <calcext:condition calcext:apply-style-name="Milestone" calcext:value="formula-is(AND([.$D32]&gt;0;[.$F32]=&quot;&quot;;[.$D32]=[.DZ$10]))" calcext:base-cell-address="'Gantt Chart'.DZ32"/>
          </calcext:conditional-format>
          <calcext:conditional-format calcext:target-range-address="'Gantt Chart'.EA32:'Gantt Chart'.EA32">
            <calcext:condition calcext:apply-style-name="Today" calcext:value="formula-is([.EA$10]=TODAY())" calcext:base-cell-address="'Gantt Chart'.EA32"/>
            <calcext:condition calcext:apply-style-name="Weekend" calcext:value="formula-is(OR(WEEKDAY([.EA$10])=1;WEEKDAY([.EA$10])=7))" calcext:base-cell-address="'Gantt Chart'.EA32"/>
            <calcext:condition calcext:apply-style-name="Holiday" calcext:value="formula-is(ISNUMBER(MATCH([.EA$10];Holidays;0)))" calcext:base-cell-address="'Gantt Chart'.EA32"/>
          </calcext:conditional-format>
          <calcext:conditional-format calcext:target-range-address="'Gantt Chart'.EA32:'Gantt Chart'.EA32">
            <calcext:condition calcext:apply-style-name="Task_Completed" calcext:value="formula-is(AND([.$E32]&gt;0;[.EA$10]&gt;=[.$D32];[.EA$10]&lt;=[.$F32];WORKDAY([.$D32];[.$E32]*[.$G32];Holidays)&gt;[.EA$10]))" calcext:base-cell-address="'Gantt Chart'.EA32"/>
            <calcext:condition calcext:apply-style-name="Task_Scheduled" calcext:value="formula-is(AND([.$E32]&gt;0;[.EA$10]&gt;=[.$D32];[.EA$10]&lt;=[.$F32];WORKDAY([.$D32];[.$E32]*[.$G32];Holidays)&lt;=[.EA$10]))" calcext:base-cell-address="'Gantt Chart'.EA32"/>
            <calcext:condition calcext:apply-style-name="Milestone" calcext:value="formula-is(AND([.$D32]&gt;0;[.$F32]=&quot;&quot;;[.$D32]=[.EA$10]))" calcext:base-cell-address="'Gantt Chart'.EA32"/>
          </calcext:conditional-format>
          <calcext:conditional-format calcext:target-range-address="'Gantt Chart'.EB32:'Gantt Chart'.EB32">
            <calcext:condition calcext:apply-style-name="Today" calcext:value="formula-is([.EB$10]=TODAY())" calcext:base-cell-address="'Gantt Chart'.EB32"/>
            <calcext:condition calcext:apply-style-name="Weekend" calcext:value="formula-is(OR(WEEKDAY([.EB$10])=1;WEEKDAY([.EB$10])=7))" calcext:base-cell-address="'Gantt Chart'.EB32"/>
            <calcext:condition calcext:apply-style-name="Holiday" calcext:value="formula-is(ISNUMBER(MATCH([.EB$10];Holidays;0)))" calcext:base-cell-address="'Gantt Chart'.EB32"/>
          </calcext:conditional-format>
          <calcext:conditional-format calcext:target-range-address="'Gantt Chart'.EB32:'Gantt Chart'.EB32">
            <calcext:condition calcext:apply-style-name="Task_Completed" calcext:value="formula-is(AND([.$E32]&gt;0;[.EB$10]&gt;=[.$D32];[.EB$10]&lt;=[.$F32];WORKDAY([.$D32];[.$E32]*[.$G32];Holidays)&gt;[.EB$10]))" calcext:base-cell-address="'Gantt Chart'.EB32"/>
            <calcext:condition calcext:apply-style-name="Task_Scheduled" calcext:value="formula-is(AND([.$E32]&gt;0;[.EB$10]&gt;=[.$D32];[.EB$10]&lt;=[.$F32];WORKDAY([.$D32];[.$E32]*[.$G32];Holidays)&lt;=[.EB$10]))" calcext:base-cell-address="'Gantt Chart'.EB32"/>
            <calcext:condition calcext:apply-style-name="Milestone" calcext:value="formula-is(AND([.$D32]&gt;0;[.$F32]=&quot;&quot;;[.$D32]=[.EB$10]))" calcext:base-cell-address="'Gantt Chart'.EB32"/>
          </calcext:conditional-format>
          <calcext:conditional-format calcext:target-range-address="'Gantt Chart'.EC32:'Gantt Chart'.EC32">
            <calcext:condition calcext:apply-style-name="Today" calcext:value="formula-is([.EC$10]=TODAY())" calcext:base-cell-address="'Gantt Chart'.EC32"/>
            <calcext:condition calcext:apply-style-name="Weekend" calcext:value="formula-is(OR(WEEKDAY([.EC$10])=1;WEEKDAY([.EC$10])=7))" calcext:base-cell-address="'Gantt Chart'.EC32"/>
            <calcext:condition calcext:apply-style-name="Holiday" calcext:value="formula-is(ISNUMBER(MATCH([.EC$10];Holidays;0)))" calcext:base-cell-address="'Gantt Chart'.EC32"/>
          </calcext:conditional-format>
          <calcext:conditional-format calcext:target-range-address="'Gantt Chart'.EC32:'Gantt Chart'.EC32">
            <calcext:condition calcext:apply-style-name="Task_Completed" calcext:value="formula-is(AND([.$E32]&gt;0;[.EC$10]&gt;=[.$D32];[.EC$10]&lt;=[.$F32];WORKDAY([.$D32];[.$E32]*[.$G32];Holidays)&gt;[.EC$10]))" calcext:base-cell-address="'Gantt Chart'.EC32"/>
            <calcext:condition calcext:apply-style-name="Task_Scheduled" calcext:value="formula-is(AND([.$E32]&gt;0;[.EC$10]&gt;=[.$D32];[.EC$10]&lt;=[.$F32];WORKDAY([.$D32];[.$E32]*[.$G32];Holidays)&lt;=[.EC$10]))" calcext:base-cell-address="'Gantt Chart'.EC32"/>
            <calcext:condition calcext:apply-style-name="Milestone" calcext:value="formula-is(AND([.$D32]&gt;0;[.$F32]=&quot;&quot;;[.$D32]=[.EC$10]))" calcext:base-cell-address="'Gantt Chart'.EC32"/>
          </calcext:conditional-format>
          <calcext:conditional-format calcext:target-range-address="'Gantt Chart'.ED32:'Gantt Chart'.ED32">
            <calcext:condition calcext:apply-style-name="Today" calcext:value="formula-is([.ED$10]=TODAY())" calcext:base-cell-address="'Gantt Chart'.ED32"/>
            <calcext:condition calcext:apply-style-name="Weekend" calcext:value="formula-is(OR(WEEKDAY([.ED$10])=1;WEEKDAY([.ED$10])=7))" calcext:base-cell-address="'Gantt Chart'.ED32"/>
            <calcext:condition calcext:apply-style-name="Holiday" calcext:value="formula-is(ISNUMBER(MATCH([.ED$10];Holidays;0)))" calcext:base-cell-address="'Gantt Chart'.ED32"/>
          </calcext:conditional-format>
          <calcext:conditional-format calcext:target-range-address="'Gantt Chart'.ED32:'Gantt Chart'.ED32">
            <calcext:condition calcext:apply-style-name="Task_Completed" calcext:value="formula-is(AND([.$E32]&gt;0;[.ED$10]&gt;=[.$D32];[.ED$10]&lt;=[.$F32];WORKDAY([.$D32];[.$E32]*[.$G32];Holidays)&gt;[.ED$10]))" calcext:base-cell-address="'Gantt Chart'.ED32"/>
            <calcext:condition calcext:apply-style-name="Task_Scheduled" calcext:value="formula-is(AND([.$E32]&gt;0;[.ED$10]&gt;=[.$D32];[.ED$10]&lt;=[.$F32];WORKDAY([.$D32];[.$E32]*[.$G32];Holidays)&lt;=[.ED$10]))" calcext:base-cell-address="'Gantt Chart'.ED32"/>
            <calcext:condition calcext:apply-style-name="Milestone" calcext:value="formula-is(AND([.$D32]&gt;0;[.$F32]=&quot;&quot;;[.$D32]=[.ED$10]))" calcext:base-cell-address="'Gantt Chart'.ED32"/>
          </calcext:conditional-format>
          <calcext:conditional-format calcext:target-range-address="'Gantt Chart'.EE32:'Gantt Chart'.EE32">
            <calcext:condition calcext:apply-style-name="Today" calcext:value="formula-is([.EE$10]=TODAY())" calcext:base-cell-address="'Gantt Chart'.EE32"/>
            <calcext:condition calcext:apply-style-name="Weekend" calcext:value="formula-is(OR(WEEKDAY([.EE$10])=1;WEEKDAY([.EE$10])=7))" calcext:base-cell-address="'Gantt Chart'.EE32"/>
            <calcext:condition calcext:apply-style-name="Holiday" calcext:value="formula-is(ISNUMBER(MATCH([.EE$10];Holidays;0)))" calcext:base-cell-address="'Gantt Chart'.EE32"/>
          </calcext:conditional-format>
          <calcext:conditional-format calcext:target-range-address="'Gantt Chart'.EE32:'Gantt Chart'.EE32">
            <calcext:condition calcext:apply-style-name="Task_Completed" calcext:value="formula-is(AND([.$E32]&gt;0;[.EE$10]&gt;=[.$D32];[.EE$10]&lt;=[.$F32];WORKDAY([.$D32];[.$E32]*[.$G32];Holidays)&gt;[.EE$10]))" calcext:base-cell-address="'Gantt Chart'.EE32"/>
            <calcext:condition calcext:apply-style-name="Task_Scheduled" calcext:value="formula-is(AND([.$E32]&gt;0;[.EE$10]&gt;=[.$D32];[.EE$10]&lt;=[.$F32];WORKDAY([.$D32];[.$E32]*[.$G32];Holidays)&lt;=[.EE$10]))" calcext:base-cell-address="'Gantt Chart'.EE32"/>
            <calcext:condition calcext:apply-style-name="Milestone" calcext:value="formula-is(AND([.$D32]&gt;0;[.$F32]=&quot;&quot;;[.$D32]=[.EE$10]))" calcext:base-cell-address="'Gantt Chart'.EE32"/>
          </calcext:conditional-format>
          <calcext:conditional-format calcext:target-range-address="'Gantt Chart'.EF32:'Gantt Chart'.EF32">
            <calcext:condition calcext:apply-style-name="Today" calcext:value="formula-is([.EF$10]=TODAY())" calcext:base-cell-address="'Gantt Chart'.EF32"/>
            <calcext:condition calcext:apply-style-name="Weekend" calcext:value="formula-is(OR(WEEKDAY([.EF$10])=1;WEEKDAY([.EF$10])=7))" calcext:base-cell-address="'Gantt Chart'.EF32"/>
            <calcext:condition calcext:apply-style-name="Holiday" calcext:value="formula-is(ISNUMBER(MATCH([.EF$10];Holidays;0)))" calcext:base-cell-address="'Gantt Chart'.EF32"/>
          </calcext:conditional-format>
          <calcext:conditional-format calcext:target-range-address="'Gantt Chart'.EF32:'Gantt Chart'.EF32">
            <calcext:condition calcext:apply-style-name="Task_Completed" calcext:value="formula-is(AND([.$E32]&gt;0;[.EF$10]&gt;=[.$D32];[.EF$10]&lt;=[.$F32];WORKDAY([.$D32];[.$E32]*[.$G32];Holidays)&gt;[.EF$10]))" calcext:base-cell-address="'Gantt Chart'.EF32"/>
            <calcext:condition calcext:apply-style-name="Task_Scheduled" calcext:value="formula-is(AND([.$E32]&gt;0;[.EF$10]&gt;=[.$D32];[.EF$10]&lt;=[.$F32];WORKDAY([.$D32];[.$E32]*[.$G32];Holidays)&lt;=[.EF$10]))" calcext:base-cell-address="'Gantt Chart'.EF32"/>
            <calcext:condition calcext:apply-style-name="Milestone" calcext:value="formula-is(AND([.$D32]&gt;0;[.$F32]=&quot;&quot;;[.$D32]=[.EF$10]))" calcext:base-cell-address="'Gantt Chart'.EF32"/>
          </calcext:conditional-format>
          <calcext:conditional-format calcext:target-range-address="'Gantt Chart'.EG32:'Gantt Chart'.EG32">
            <calcext:condition calcext:apply-style-name="Today" calcext:value="formula-is([.EG$10]=TODAY())" calcext:base-cell-address="'Gantt Chart'.EG32"/>
            <calcext:condition calcext:apply-style-name="Weekend" calcext:value="formula-is(OR(WEEKDAY([.EG$10])=1;WEEKDAY([.EG$10])=7))" calcext:base-cell-address="'Gantt Chart'.EG32"/>
            <calcext:condition calcext:apply-style-name="Holiday" calcext:value="formula-is(ISNUMBER(MATCH([.EG$10];Holidays;0)))" calcext:base-cell-address="'Gantt Chart'.EG32"/>
          </calcext:conditional-format>
          <calcext:conditional-format calcext:target-range-address="'Gantt Chart'.EG32:'Gantt Chart'.EG32">
            <calcext:condition calcext:apply-style-name="Task_Completed" calcext:value="formula-is(AND([.$E32]&gt;0;[.EG$10]&gt;=[.$D32];[.EG$10]&lt;=[.$F32];WORKDAY([.$D32];[.$E32]*[.$G32];Holidays)&gt;[.EG$10]))" calcext:base-cell-address="'Gantt Chart'.EG32"/>
            <calcext:condition calcext:apply-style-name="Task_Scheduled" calcext:value="formula-is(AND([.$E32]&gt;0;[.EG$10]&gt;=[.$D32];[.EG$10]&lt;=[.$F32];WORKDAY([.$D32];[.$E32]*[.$G32];Holidays)&lt;=[.EG$10]))" calcext:base-cell-address="'Gantt Chart'.EG32"/>
            <calcext:condition calcext:apply-style-name="Milestone" calcext:value="formula-is(AND([.$D32]&gt;0;[.$F32]=&quot;&quot;;[.$D32]=[.EG$10]))" calcext:base-cell-address="'Gantt Chart'.EG32"/>
          </calcext:conditional-format>
          <calcext:conditional-format calcext:target-range-address="'Gantt Chart'.EH32:'Gantt Chart'.EH32">
            <calcext:condition calcext:apply-style-name="Today" calcext:value="formula-is([.EH$10]=TODAY())" calcext:base-cell-address="'Gantt Chart'.EH32"/>
            <calcext:condition calcext:apply-style-name="Weekend" calcext:value="formula-is(OR(WEEKDAY([.EH$10])=1;WEEKDAY([.EH$10])=7))" calcext:base-cell-address="'Gantt Chart'.EH32"/>
            <calcext:condition calcext:apply-style-name="Holiday" calcext:value="formula-is(ISNUMBER(MATCH([.EH$10];Holidays;0)))" calcext:base-cell-address="'Gantt Chart'.EH32"/>
          </calcext:conditional-format>
          <calcext:conditional-format calcext:target-range-address="'Gantt Chart'.EH32:'Gantt Chart'.EH32">
            <calcext:condition calcext:apply-style-name="Task_Completed" calcext:value="formula-is(AND([.$E32]&gt;0;[.EH$10]&gt;=[.$D32];[.EH$10]&lt;=[.$F32];WORKDAY([.$D32];[.$E32]*[.$G32];Holidays)&gt;[.EH$10]))" calcext:base-cell-address="'Gantt Chart'.EH32"/>
            <calcext:condition calcext:apply-style-name="Task_Scheduled" calcext:value="formula-is(AND([.$E32]&gt;0;[.EH$10]&gt;=[.$D32];[.EH$10]&lt;=[.$F32];WORKDAY([.$D32];[.$E32]*[.$G32];Holidays)&lt;=[.EH$10]))" calcext:base-cell-address="'Gantt Chart'.EH32"/>
            <calcext:condition calcext:apply-style-name="Milestone" calcext:value="formula-is(AND([.$D32]&gt;0;[.$F32]=&quot;&quot;;[.$D32]=[.EH$10]))" calcext:base-cell-address="'Gantt Chart'.EH32"/>
          </calcext:conditional-format>
          <calcext:conditional-format calcext:target-range-address="'Gantt Chart'.EI32:'Gantt Chart'.EI32">
            <calcext:condition calcext:apply-style-name="Today" calcext:value="formula-is([.EI$10]=TODAY())" calcext:base-cell-address="'Gantt Chart'.EI32"/>
            <calcext:condition calcext:apply-style-name="Weekend" calcext:value="formula-is(OR(WEEKDAY([.EI$10])=1;WEEKDAY([.EI$10])=7))" calcext:base-cell-address="'Gantt Chart'.EI32"/>
            <calcext:condition calcext:apply-style-name="Holiday" calcext:value="formula-is(ISNUMBER(MATCH([.EI$10];Holidays;0)))" calcext:base-cell-address="'Gantt Chart'.EI32"/>
          </calcext:conditional-format>
          <calcext:conditional-format calcext:target-range-address="'Gantt Chart'.EI32:'Gantt Chart'.EI32">
            <calcext:condition calcext:apply-style-name="Task_Completed" calcext:value="formula-is(AND([.$E32]&gt;0;[.EI$10]&gt;=[.$D32];[.EI$10]&lt;=[.$F32];WORKDAY([.$D32];[.$E32]*[.$G32];Holidays)&gt;[.EI$10]))" calcext:base-cell-address="'Gantt Chart'.EI32"/>
            <calcext:condition calcext:apply-style-name="Task_Scheduled" calcext:value="formula-is(AND([.$E32]&gt;0;[.EI$10]&gt;=[.$D32];[.EI$10]&lt;=[.$F32];WORKDAY([.$D32];[.$E32]*[.$G32];Holidays)&lt;=[.EI$10]))" calcext:base-cell-address="'Gantt Chart'.EI32"/>
            <calcext:condition calcext:apply-style-name="Milestone" calcext:value="formula-is(AND([.$D32]&gt;0;[.$F32]=&quot;&quot;;[.$D32]=[.EI$10]))" calcext:base-cell-address="'Gantt Chart'.EI32"/>
          </calcext:conditional-format>
          <calcext:conditional-format calcext:target-range-address="'Gantt Chart'.EJ32:'Gantt Chart'.EJ32">
            <calcext:condition calcext:apply-style-name="Today" calcext:value="formula-is([.EJ$10]=TODAY())" calcext:base-cell-address="'Gantt Chart'.EJ32"/>
            <calcext:condition calcext:apply-style-name="Weekend" calcext:value="formula-is(OR(WEEKDAY([.EJ$10])=1;WEEKDAY([.EJ$10])=7))" calcext:base-cell-address="'Gantt Chart'.EJ32"/>
            <calcext:condition calcext:apply-style-name="Holiday" calcext:value="formula-is(ISNUMBER(MATCH([.EJ$10];Holidays;0)))" calcext:base-cell-address="'Gantt Chart'.EJ32"/>
          </calcext:conditional-format>
          <calcext:conditional-format calcext:target-range-address="'Gantt Chart'.EJ32:'Gantt Chart'.EJ32">
            <calcext:condition calcext:apply-style-name="Task_Completed" calcext:value="formula-is(AND([.$E32]&gt;0;[.EJ$10]&gt;=[.$D32];[.EJ$10]&lt;=[.$F32];WORKDAY([.$D32];[.$E32]*[.$G32];Holidays)&gt;[.EJ$10]))" calcext:base-cell-address="'Gantt Chart'.EJ32"/>
            <calcext:condition calcext:apply-style-name="Task_Scheduled" calcext:value="formula-is(AND([.$E32]&gt;0;[.EJ$10]&gt;=[.$D32];[.EJ$10]&lt;=[.$F32];WORKDAY([.$D32];[.$E32]*[.$G32];Holidays)&lt;=[.EJ$10]))" calcext:base-cell-address="'Gantt Chart'.EJ32"/>
            <calcext:condition calcext:apply-style-name="Milestone" calcext:value="formula-is(AND([.$D32]&gt;0;[.$F32]=&quot;&quot;;[.$D32]=[.EJ$10]))" calcext:base-cell-address="'Gantt Chart'.EJ32"/>
          </calcext:conditional-format>
          <calcext:conditional-format calcext:target-range-address="'Gantt Chart'.EK32:'Gantt Chart'.EK32">
            <calcext:condition calcext:apply-style-name="Today" calcext:value="formula-is([.EK$10]=TODAY())" calcext:base-cell-address="'Gantt Chart'.EK32"/>
            <calcext:condition calcext:apply-style-name="Weekend" calcext:value="formula-is(OR(WEEKDAY([.EK$10])=1;WEEKDAY([.EK$10])=7))" calcext:base-cell-address="'Gantt Chart'.EK32"/>
            <calcext:condition calcext:apply-style-name="Holiday" calcext:value="formula-is(ISNUMBER(MATCH([.EK$10];Holidays;0)))" calcext:base-cell-address="'Gantt Chart'.EK32"/>
          </calcext:conditional-format>
          <calcext:conditional-format calcext:target-range-address="'Gantt Chart'.EK32:'Gantt Chart'.EK32">
            <calcext:condition calcext:apply-style-name="Task_Completed" calcext:value="formula-is(AND([.$E32]&gt;0;[.EK$10]&gt;=[.$D32];[.EK$10]&lt;=[.$F32];WORKDAY([.$D32];[.$E32]*[.$G32];Holidays)&gt;[.EK$10]))" calcext:base-cell-address="'Gantt Chart'.EK32"/>
            <calcext:condition calcext:apply-style-name="Task_Scheduled" calcext:value="formula-is(AND([.$E32]&gt;0;[.EK$10]&gt;=[.$D32];[.EK$10]&lt;=[.$F32];WORKDAY([.$D32];[.$E32]*[.$G32];Holidays)&lt;=[.EK$10]))" calcext:base-cell-address="'Gantt Chart'.EK32"/>
            <calcext:condition calcext:apply-style-name="Milestone" calcext:value="formula-is(AND([.$D32]&gt;0;[.$F32]=&quot;&quot;;[.$D32]=[.EK$10]))" calcext:base-cell-address="'Gantt Chart'.EK32"/>
          </calcext:conditional-format>
          <calcext:conditional-format calcext:target-range-address="'Gantt Chart'.EL32:'Gantt Chart'.EL32">
            <calcext:condition calcext:apply-style-name="Today" calcext:value="formula-is([.EL$10]=TODAY())" calcext:base-cell-address="'Gantt Chart'.EL32"/>
            <calcext:condition calcext:apply-style-name="Weekend" calcext:value="formula-is(OR(WEEKDAY([.EL$10])=1;WEEKDAY([.EL$10])=7))" calcext:base-cell-address="'Gantt Chart'.EL32"/>
            <calcext:condition calcext:apply-style-name="Holiday" calcext:value="formula-is(ISNUMBER(MATCH([.EL$10];Holidays;0)))" calcext:base-cell-address="'Gantt Chart'.EL32"/>
          </calcext:conditional-format>
          <calcext:conditional-format calcext:target-range-address="'Gantt Chart'.EL32:'Gantt Chart'.EL32">
            <calcext:condition calcext:apply-style-name="Task_Completed" calcext:value="formula-is(AND([.$E32]&gt;0;[.EL$10]&gt;=[.$D32];[.EL$10]&lt;=[.$F32];WORKDAY([.$D32];[.$E32]*[.$G32];Holidays)&gt;[.EL$10]))" calcext:base-cell-address="'Gantt Chart'.EL32"/>
            <calcext:condition calcext:apply-style-name="Task_Scheduled" calcext:value="formula-is(AND([.$E32]&gt;0;[.EL$10]&gt;=[.$D32];[.EL$10]&lt;=[.$F32];WORKDAY([.$D32];[.$E32]*[.$G32];Holidays)&lt;=[.EL$10]))" calcext:base-cell-address="'Gantt Chart'.EL32"/>
            <calcext:condition calcext:apply-style-name="Milestone" calcext:value="formula-is(AND([.$D32]&gt;0;[.$F32]=&quot;&quot;;[.$D32]=[.EL$10]))" calcext:base-cell-address="'Gantt Chart'.EL32"/>
          </calcext:conditional-format>
          <calcext:conditional-format calcext:target-range-address="'Gantt Chart'.EM32:'Gantt Chart'.EM32">
            <calcext:condition calcext:apply-style-name="Today" calcext:value="formula-is([.EM$10]=TODAY())" calcext:base-cell-address="'Gantt Chart'.EM32"/>
            <calcext:condition calcext:apply-style-name="Weekend" calcext:value="formula-is(OR(WEEKDAY([.EM$10])=1;WEEKDAY([.EM$10])=7))" calcext:base-cell-address="'Gantt Chart'.EM32"/>
            <calcext:condition calcext:apply-style-name="Holiday" calcext:value="formula-is(ISNUMBER(MATCH([.EM$10];Holidays;0)))" calcext:base-cell-address="'Gantt Chart'.EM32"/>
          </calcext:conditional-format>
          <calcext:conditional-format calcext:target-range-address="'Gantt Chart'.EM32:'Gantt Chart'.EM32">
            <calcext:condition calcext:apply-style-name="Task_Completed" calcext:value="formula-is(AND([.$E32]&gt;0;[.EM$10]&gt;=[.$D32];[.EM$10]&lt;=[.$F32];WORKDAY([.$D32];[.$E32]*[.$G32];Holidays)&gt;[.EM$10]))" calcext:base-cell-address="'Gantt Chart'.EM32"/>
            <calcext:condition calcext:apply-style-name="Task_Scheduled" calcext:value="formula-is(AND([.$E32]&gt;0;[.EM$10]&gt;=[.$D32];[.EM$10]&lt;=[.$F32];WORKDAY([.$D32];[.$E32]*[.$G32];Holidays)&lt;=[.EM$10]))" calcext:base-cell-address="'Gantt Chart'.EM32"/>
            <calcext:condition calcext:apply-style-name="Milestone" calcext:value="formula-is(AND([.$D32]&gt;0;[.$F32]=&quot;&quot;;[.$D32]=[.EM$10]))" calcext:base-cell-address="'Gantt Chart'.EM32"/>
          </calcext:conditional-format>
          <calcext:conditional-format calcext:target-range-address="'Gantt Chart'.EN32:'Gantt Chart'.EN32">
            <calcext:condition calcext:apply-style-name="Today" calcext:value="formula-is([.EN$10]=TODAY())" calcext:base-cell-address="'Gantt Chart'.EN32"/>
            <calcext:condition calcext:apply-style-name="Weekend" calcext:value="formula-is(OR(WEEKDAY([.EN$10])=1;WEEKDAY([.EN$10])=7))" calcext:base-cell-address="'Gantt Chart'.EN32"/>
            <calcext:condition calcext:apply-style-name="Holiday" calcext:value="formula-is(ISNUMBER(MATCH([.EN$10];Holidays;0)))" calcext:base-cell-address="'Gantt Chart'.EN32"/>
          </calcext:conditional-format>
          <calcext:conditional-format calcext:target-range-address="'Gantt Chart'.EN32:'Gantt Chart'.EN32">
            <calcext:condition calcext:apply-style-name="Task_Completed" calcext:value="formula-is(AND([.$E32]&gt;0;[.EN$10]&gt;=[.$D32];[.EN$10]&lt;=[.$F32];WORKDAY([.$D32];[.$E32]*[.$G32];Holidays)&gt;[.EN$10]))" calcext:base-cell-address="'Gantt Chart'.EN32"/>
            <calcext:condition calcext:apply-style-name="Task_Scheduled" calcext:value="formula-is(AND([.$E32]&gt;0;[.EN$10]&gt;=[.$D32];[.EN$10]&lt;=[.$F32];WORKDAY([.$D32];[.$E32]*[.$G32];Holidays)&lt;=[.EN$10]))" calcext:base-cell-address="'Gantt Chart'.EN32"/>
            <calcext:condition calcext:apply-style-name="Milestone" calcext:value="formula-is(AND([.$D32]&gt;0;[.$F32]=&quot;&quot;;[.$D32]=[.EN$10]))" calcext:base-cell-address="'Gantt Chart'.EN32"/>
          </calcext:conditional-format>
          <calcext:conditional-format calcext:target-range-address="'Gantt Chart'.EO32:'Gantt Chart'.EO32">
            <calcext:condition calcext:apply-style-name="Today" calcext:value="formula-is([.EO$10]=TODAY())" calcext:base-cell-address="'Gantt Chart'.EO32"/>
            <calcext:condition calcext:apply-style-name="Weekend" calcext:value="formula-is(OR(WEEKDAY([.EO$10])=1;WEEKDAY([.EO$10])=7))" calcext:base-cell-address="'Gantt Chart'.EO32"/>
            <calcext:condition calcext:apply-style-name="Holiday" calcext:value="formula-is(ISNUMBER(MATCH([.EO$10];Holidays;0)))" calcext:base-cell-address="'Gantt Chart'.EO32"/>
          </calcext:conditional-format>
          <calcext:conditional-format calcext:target-range-address="'Gantt Chart'.EO32:'Gantt Chart'.EO32">
            <calcext:condition calcext:apply-style-name="Task_Completed" calcext:value="formula-is(AND([.$E32]&gt;0;[.EO$10]&gt;=[.$D32];[.EO$10]&lt;=[.$F32];WORKDAY([.$D32];[.$E32]*[.$G32];Holidays)&gt;[.EO$10]))" calcext:base-cell-address="'Gantt Chart'.EO32"/>
            <calcext:condition calcext:apply-style-name="Task_Scheduled" calcext:value="formula-is(AND([.$E32]&gt;0;[.EO$10]&gt;=[.$D32];[.EO$10]&lt;=[.$F32];WORKDAY([.$D32];[.$E32]*[.$G32];Holidays)&lt;=[.EO$10]))" calcext:base-cell-address="'Gantt Chart'.EO32"/>
            <calcext:condition calcext:apply-style-name="Milestone" calcext:value="formula-is(AND([.$D32]&gt;0;[.$F32]=&quot;&quot;;[.$D32]=[.EO$10]))" calcext:base-cell-address="'Gantt Chart'.EO32"/>
          </calcext:conditional-format>
          <calcext:conditional-format calcext:target-range-address="'Gantt Chart'.EP32:'Gantt Chart'.EP32">
            <calcext:condition calcext:apply-style-name="Today" calcext:value="formula-is([.EP$10]=TODAY())" calcext:base-cell-address="'Gantt Chart'.EP32"/>
            <calcext:condition calcext:apply-style-name="Weekend" calcext:value="formula-is(OR(WEEKDAY([.EP$10])=1;WEEKDAY([.EP$10])=7))" calcext:base-cell-address="'Gantt Chart'.EP32"/>
            <calcext:condition calcext:apply-style-name="Holiday" calcext:value="formula-is(ISNUMBER(MATCH([.EP$10];Holidays;0)))" calcext:base-cell-address="'Gantt Chart'.EP32"/>
          </calcext:conditional-format>
          <calcext:conditional-format calcext:target-range-address="'Gantt Chart'.EP32:'Gantt Chart'.EP32">
            <calcext:condition calcext:apply-style-name="Task_Completed" calcext:value="formula-is(AND([.$E32]&gt;0;[.EP$10]&gt;=[.$D32];[.EP$10]&lt;=[.$F32];WORKDAY([.$D32];[.$E32]*[.$G32];Holidays)&gt;[.EP$10]))" calcext:base-cell-address="'Gantt Chart'.EP32"/>
            <calcext:condition calcext:apply-style-name="Task_Scheduled" calcext:value="formula-is(AND([.$E32]&gt;0;[.EP$10]&gt;=[.$D32];[.EP$10]&lt;=[.$F32];WORKDAY([.$D32];[.$E32]*[.$G32];Holidays)&lt;=[.EP$10]))" calcext:base-cell-address="'Gantt Chart'.EP32"/>
            <calcext:condition calcext:apply-style-name="Milestone" calcext:value="formula-is(AND([.$D32]&gt;0;[.$F32]=&quot;&quot;;[.$D32]=[.EP$10]))" calcext:base-cell-address="'Gantt Chart'.EP32"/>
          </calcext:conditional-format>
          <calcext:conditional-format calcext:target-range-address="'Gantt Chart'.EQ32:'Gantt Chart'.EQ32">
            <calcext:condition calcext:apply-style-name="Today" calcext:value="formula-is([.EQ$10]=TODAY())" calcext:base-cell-address="'Gantt Chart'.EQ32"/>
            <calcext:condition calcext:apply-style-name="Weekend" calcext:value="formula-is(OR(WEEKDAY([.EQ$10])=1;WEEKDAY([.EQ$10])=7))" calcext:base-cell-address="'Gantt Chart'.EQ32"/>
            <calcext:condition calcext:apply-style-name="Holiday" calcext:value="formula-is(ISNUMBER(MATCH([.EQ$10];Holidays;0)))" calcext:base-cell-address="'Gantt Chart'.EQ32"/>
          </calcext:conditional-format>
          <calcext:conditional-format calcext:target-range-address="'Gantt Chart'.EQ32:'Gantt Chart'.EQ32">
            <calcext:condition calcext:apply-style-name="Task_Completed" calcext:value="formula-is(AND([.$E32]&gt;0;[.EQ$10]&gt;=[.$D32];[.EQ$10]&lt;=[.$F32];WORKDAY([.$D32];[.$E32]*[.$G32];Holidays)&gt;[.EQ$10]))" calcext:base-cell-address="'Gantt Chart'.EQ32"/>
            <calcext:condition calcext:apply-style-name="Task_Scheduled" calcext:value="formula-is(AND([.$E32]&gt;0;[.EQ$10]&gt;=[.$D32];[.EQ$10]&lt;=[.$F32];WORKDAY([.$D32];[.$E32]*[.$G32];Holidays)&lt;=[.EQ$10]))" calcext:base-cell-address="'Gantt Chart'.EQ32"/>
            <calcext:condition calcext:apply-style-name="Milestone" calcext:value="formula-is(AND([.$D32]&gt;0;[.$F32]=&quot;&quot;;[.$D32]=[.EQ$10]))" calcext:base-cell-address="'Gantt Chart'.EQ32"/>
          </calcext:conditional-format>
          <calcext:conditional-format calcext:target-range-address="'Gantt Chart'.ER32:'Gantt Chart'.ER32">
            <calcext:condition calcext:apply-style-name="Today" calcext:value="formula-is([.ER$10]=TODAY())" calcext:base-cell-address="'Gantt Chart'.ER32"/>
            <calcext:condition calcext:apply-style-name="Weekend" calcext:value="formula-is(OR(WEEKDAY([.ER$10])=1;WEEKDAY([.ER$10])=7))" calcext:base-cell-address="'Gantt Chart'.ER32"/>
            <calcext:condition calcext:apply-style-name="Holiday" calcext:value="formula-is(ISNUMBER(MATCH([.ER$10];Holidays;0)))" calcext:base-cell-address="'Gantt Chart'.ER32"/>
          </calcext:conditional-format>
          <calcext:conditional-format calcext:target-range-address="'Gantt Chart'.ER32:'Gantt Chart'.ER32">
            <calcext:condition calcext:apply-style-name="Task_Completed" calcext:value="formula-is(AND([.$E32]&gt;0;[.ER$10]&gt;=[.$D32];[.ER$10]&lt;=[.$F32];WORKDAY([.$D32];[.$E32]*[.$G32];Holidays)&gt;[.ER$10]))" calcext:base-cell-address="'Gantt Chart'.ER32"/>
            <calcext:condition calcext:apply-style-name="Task_Scheduled" calcext:value="formula-is(AND([.$E32]&gt;0;[.ER$10]&gt;=[.$D32];[.ER$10]&lt;=[.$F32];WORKDAY([.$D32];[.$E32]*[.$G32];Holidays)&lt;=[.ER$10]))" calcext:base-cell-address="'Gantt Chart'.ER32"/>
            <calcext:condition calcext:apply-style-name="Milestone" calcext:value="formula-is(AND([.$D32]&gt;0;[.$F32]=&quot;&quot;;[.$D32]=[.ER$10]))" calcext:base-cell-address="'Gantt Chart'.ER32"/>
          </calcext:conditional-format>
          <calcext:conditional-format calcext:target-range-address="'Gantt Chart'.ES32:'Gantt Chart'.ES32">
            <calcext:condition calcext:apply-style-name="Today" calcext:value="formula-is([.ES$10]=TODAY())" calcext:base-cell-address="'Gantt Chart'.ES32"/>
            <calcext:condition calcext:apply-style-name="Weekend" calcext:value="formula-is(OR(WEEKDAY([.ES$10])=1;WEEKDAY([.ES$10])=7))" calcext:base-cell-address="'Gantt Chart'.ES32"/>
            <calcext:condition calcext:apply-style-name="Holiday" calcext:value="formula-is(ISNUMBER(MATCH([.ES$10];Holidays;0)))" calcext:base-cell-address="'Gantt Chart'.ES32"/>
          </calcext:conditional-format>
          <calcext:conditional-format calcext:target-range-address="'Gantt Chart'.ES32:'Gantt Chart'.ES32">
            <calcext:condition calcext:apply-style-name="Task_Completed" calcext:value="formula-is(AND([.$E32]&gt;0;[.ES$10]&gt;=[.$D32];[.ES$10]&lt;=[.$F32];WORKDAY([.$D32];[.$E32]*[.$G32];Holidays)&gt;[.ES$10]))" calcext:base-cell-address="'Gantt Chart'.ES32"/>
            <calcext:condition calcext:apply-style-name="Task_Scheduled" calcext:value="formula-is(AND([.$E32]&gt;0;[.ES$10]&gt;=[.$D32];[.ES$10]&lt;=[.$F32];WORKDAY([.$D32];[.$E32]*[.$G32];Holidays)&lt;=[.ES$10]))" calcext:base-cell-address="'Gantt Chart'.ES32"/>
            <calcext:condition calcext:apply-style-name="Milestone" calcext:value="formula-is(AND([.$D32]&gt;0;[.$F32]=&quot;&quot;;[.$D32]=[.ES$10]))" calcext:base-cell-address="'Gantt Chart'.ES32"/>
          </calcext:conditional-format>
          <calcext:conditional-format calcext:target-range-address="'Gantt Chart'.ET32:'Gantt Chart'.ET32">
            <calcext:condition calcext:apply-style-name="Today" calcext:value="formula-is([.ET$10]=TODAY())" calcext:base-cell-address="'Gantt Chart'.ET32"/>
            <calcext:condition calcext:apply-style-name="Weekend" calcext:value="formula-is(OR(WEEKDAY([.ET$10])=1;WEEKDAY([.ET$10])=7))" calcext:base-cell-address="'Gantt Chart'.ET32"/>
            <calcext:condition calcext:apply-style-name="Holiday" calcext:value="formula-is(ISNUMBER(MATCH([.ET$10];Holidays;0)))" calcext:base-cell-address="'Gantt Chart'.ET32"/>
          </calcext:conditional-format>
          <calcext:conditional-format calcext:target-range-address="'Gantt Chart'.ET32:'Gantt Chart'.ET32">
            <calcext:condition calcext:apply-style-name="Task_Completed" calcext:value="formula-is(AND([.$E32]&gt;0;[.ET$10]&gt;=[.$D32];[.ET$10]&lt;=[.$F32];WORKDAY([.$D32];[.$E32]*[.$G32];Holidays)&gt;[.ET$10]))" calcext:base-cell-address="'Gantt Chart'.ET32"/>
            <calcext:condition calcext:apply-style-name="Task_Scheduled" calcext:value="formula-is(AND([.$E32]&gt;0;[.ET$10]&gt;=[.$D32];[.ET$10]&lt;=[.$F32];WORKDAY([.$D32];[.$E32]*[.$G32];Holidays)&lt;=[.ET$10]))" calcext:base-cell-address="'Gantt Chart'.ET32"/>
            <calcext:condition calcext:apply-style-name="Milestone" calcext:value="formula-is(AND([.$D32]&gt;0;[.$F32]=&quot;&quot;;[.$D32]=[.ET$10]))" calcext:base-cell-address="'Gantt Chart'.ET32"/>
          </calcext:conditional-format>
          <calcext:conditional-format calcext:target-range-address="'Gantt Chart'.EU32:'Gantt Chart'.EU32">
            <calcext:condition calcext:apply-style-name="Today" calcext:value="formula-is([.EU$10]=TODAY())" calcext:base-cell-address="'Gantt Chart'.EU32"/>
            <calcext:condition calcext:apply-style-name="Weekend" calcext:value="formula-is(OR(WEEKDAY([.EU$10])=1;WEEKDAY([.EU$10])=7))" calcext:base-cell-address="'Gantt Chart'.EU32"/>
            <calcext:condition calcext:apply-style-name="Holiday" calcext:value="formula-is(ISNUMBER(MATCH([.EU$10];Holidays;0)))" calcext:base-cell-address="'Gantt Chart'.EU32"/>
          </calcext:conditional-format>
          <calcext:conditional-format calcext:target-range-address="'Gantt Chart'.EU32:'Gantt Chart'.EU32">
            <calcext:condition calcext:apply-style-name="Task_Completed" calcext:value="formula-is(AND([.$E32]&gt;0;[.EU$10]&gt;=[.$D32];[.EU$10]&lt;=[.$F32];WORKDAY([.$D32];[.$E32]*[.$G32];Holidays)&gt;[.EU$10]))" calcext:base-cell-address="'Gantt Chart'.EU32"/>
            <calcext:condition calcext:apply-style-name="Task_Scheduled" calcext:value="formula-is(AND([.$E32]&gt;0;[.EU$10]&gt;=[.$D32];[.EU$10]&lt;=[.$F32];WORKDAY([.$D32];[.$E32]*[.$G32];Holidays)&lt;=[.EU$10]))" calcext:base-cell-address="'Gantt Chart'.EU32"/>
            <calcext:condition calcext:apply-style-name="Milestone" calcext:value="formula-is(AND([.$D32]&gt;0;[.$F32]=&quot;&quot;;[.$D32]=[.EU$10]))" calcext:base-cell-address="'Gantt Chart'.EU32"/>
          </calcext:conditional-format>
          <calcext:conditional-format calcext:target-range-address="'Gantt Chart'.EV32:'Gantt Chart'.EV32">
            <calcext:condition calcext:apply-style-name="Today" calcext:value="formula-is([.EV$10]=TODAY())" calcext:base-cell-address="'Gantt Chart'.EV32"/>
            <calcext:condition calcext:apply-style-name="Weekend" calcext:value="formula-is(OR(WEEKDAY([.EV$10])=1;WEEKDAY([.EV$10])=7))" calcext:base-cell-address="'Gantt Chart'.EV32"/>
            <calcext:condition calcext:apply-style-name="Holiday" calcext:value="formula-is(ISNUMBER(MATCH([.EV$10];Holidays;0)))" calcext:base-cell-address="'Gantt Chart'.EV32"/>
          </calcext:conditional-format>
          <calcext:conditional-format calcext:target-range-address="'Gantt Chart'.EV32:'Gantt Chart'.EV32">
            <calcext:condition calcext:apply-style-name="Task_Completed" calcext:value="formula-is(AND([.$E32]&gt;0;[.EV$10]&gt;=[.$D32];[.EV$10]&lt;=[.$F32];WORKDAY([.$D32];[.$E32]*[.$G32];Holidays)&gt;[.EV$10]))" calcext:base-cell-address="'Gantt Chart'.EV32"/>
            <calcext:condition calcext:apply-style-name="Task_Scheduled" calcext:value="formula-is(AND([.$E32]&gt;0;[.EV$10]&gt;=[.$D32];[.EV$10]&lt;=[.$F32];WORKDAY([.$D32];[.$E32]*[.$G32];Holidays)&lt;=[.EV$10]))" calcext:base-cell-address="'Gantt Chart'.EV32"/>
            <calcext:condition calcext:apply-style-name="Milestone" calcext:value="formula-is(AND([.$D32]&gt;0;[.$F32]=&quot;&quot;;[.$D32]=[.EV$10]))" calcext:base-cell-address="'Gantt Chart'.EV32"/>
          </calcext:conditional-format>
          <calcext:conditional-format calcext:target-range-address="'Gantt Chart'.EW32:'Gantt Chart'.EW32">
            <calcext:condition calcext:apply-style-name="Today" calcext:value="formula-is([.EW$10]=TODAY())" calcext:base-cell-address="'Gantt Chart'.EW32"/>
            <calcext:condition calcext:apply-style-name="Weekend" calcext:value="formula-is(OR(WEEKDAY([.EW$10])=1;WEEKDAY([.EW$10])=7))" calcext:base-cell-address="'Gantt Chart'.EW32"/>
            <calcext:condition calcext:apply-style-name="Holiday" calcext:value="formula-is(ISNUMBER(MATCH([.EW$10];Holidays;0)))" calcext:base-cell-address="'Gantt Chart'.EW32"/>
          </calcext:conditional-format>
          <calcext:conditional-format calcext:target-range-address="'Gantt Chart'.EW32:'Gantt Chart'.EW32">
            <calcext:condition calcext:apply-style-name="Task_Completed" calcext:value="formula-is(AND([.$E32]&gt;0;[.EW$10]&gt;=[.$D32];[.EW$10]&lt;=[.$F32];WORKDAY([.$D32];[.$E32]*[.$G32];Holidays)&gt;[.EW$10]))" calcext:base-cell-address="'Gantt Chart'.EW32"/>
            <calcext:condition calcext:apply-style-name="Task_Scheduled" calcext:value="formula-is(AND([.$E32]&gt;0;[.EW$10]&gt;=[.$D32];[.EW$10]&lt;=[.$F32];WORKDAY([.$D32];[.$E32]*[.$G32];Holidays)&lt;=[.EW$10]))" calcext:base-cell-address="'Gantt Chart'.EW32"/>
            <calcext:condition calcext:apply-style-name="Milestone" calcext:value="formula-is(AND([.$D32]&gt;0;[.$F32]=&quot;&quot;;[.$D32]=[.EW$10]))" calcext:base-cell-address="'Gantt Chart'.EW32"/>
          </calcext:conditional-format>
          <calcext:conditional-format calcext:target-range-address="'Gantt Chart'.EX32:'Gantt Chart'.EX32">
            <calcext:condition calcext:apply-style-name="Today" calcext:value="formula-is([.EX$10]=TODAY())" calcext:base-cell-address="'Gantt Chart'.EX32"/>
            <calcext:condition calcext:apply-style-name="Weekend" calcext:value="formula-is(OR(WEEKDAY([.EX$10])=1;WEEKDAY([.EX$10])=7))" calcext:base-cell-address="'Gantt Chart'.EX32"/>
            <calcext:condition calcext:apply-style-name="Holiday" calcext:value="formula-is(ISNUMBER(MATCH([.EX$10];Holidays;0)))" calcext:base-cell-address="'Gantt Chart'.EX32"/>
          </calcext:conditional-format>
          <calcext:conditional-format calcext:target-range-address="'Gantt Chart'.EX32:'Gantt Chart'.EX32">
            <calcext:condition calcext:apply-style-name="Task_Completed" calcext:value="formula-is(AND([.$E32]&gt;0;[.EX$10]&gt;=[.$D32];[.EX$10]&lt;=[.$F32];WORKDAY([.$D32];[.$E32]*[.$G32];Holidays)&gt;[.EX$10]))" calcext:base-cell-address="'Gantt Chart'.EX32"/>
            <calcext:condition calcext:apply-style-name="Task_Scheduled" calcext:value="formula-is(AND([.$E32]&gt;0;[.EX$10]&gt;=[.$D32];[.EX$10]&lt;=[.$F32];WORKDAY([.$D32];[.$E32]*[.$G32];Holidays)&lt;=[.EX$10]))" calcext:base-cell-address="'Gantt Chart'.EX32"/>
            <calcext:condition calcext:apply-style-name="Milestone" calcext:value="formula-is(AND([.$D32]&gt;0;[.$F32]=&quot;&quot;;[.$D32]=[.EX$10]))" calcext:base-cell-address="'Gantt Chart'.EX32"/>
          </calcext:conditional-format>
          <calcext:conditional-format calcext:target-range-address="'Gantt Chart'.EY32:'Gantt Chart'.EY32">
            <calcext:condition calcext:apply-style-name="Today" calcext:value="formula-is([.EY$10]=TODAY())" calcext:base-cell-address="'Gantt Chart'.EY32"/>
            <calcext:condition calcext:apply-style-name="Weekend" calcext:value="formula-is(OR(WEEKDAY([.EY$10])=1;WEEKDAY([.EY$10])=7))" calcext:base-cell-address="'Gantt Chart'.EY32"/>
            <calcext:condition calcext:apply-style-name="Holiday" calcext:value="formula-is(ISNUMBER(MATCH([.EY$10];Holidays;0)))" calcext:base-cell-address="'Gantt Chart'.EY32"/>
          </calcext:conditional-format>
          <calcext:conditional-format calcext:target-range-address="'Gantt Chart'.EY32:'Gantt Chart'.EY32">
            <calcext:condition calcext:apply-style-name="Task_Completed" calcext:value="formula-is(AND([.$E32]&gt;0;[.EY$10]&gt;=[.$D32];[.EY$10]&lt;=[.$F32];WORKDAY([.$D32];[.$E32]*[.$G32];Holidays)&gt;[.EY$10]))" calcext:base-cell-address="'Gantt Chart'.EY32"/>
            <calcext:condition calcext:apply-style-name="Task_Scheduled" calcext:value="formula-is(AND([.$E32]&gt;0;[.EY$10]&gt;=[.$D32];[.EY$10]&lt;=[.$F32];WORKDAY([.$D32];[.$E32]*[.$G32];Holidays)&lt;=[.EY$10]))" calcext:base-cell-address="'Gantt Chart'.EY32"/>
            <calcext:condition calcext:apply-style-name="Milestone" calcext:value="formula-is(AND([.$D32]&gt;0;[.$F32]=&quot;&quot;;[.$D32]=[.EY$10]))" calcext:base-cell-address="'Gantt Chart'.EY32"/>
          </calcext:conditional-format>
          <calcext:conditional-format calcext:target-range-address="'Gantt Chart'.EZ32:'Gantt Chart'.EZ32">
            <calcext:condition calcext:apply-style-name="Today" calcext:value="formula-is([.EZ$10]=TODAY())" calcext:base-cell-address="'Gantt Chart'.EZ32"/>
            <calcext:condition calcext:apply-style-name="Weekend" calcext:value="formula-is(OR(WEEKDAY([.EZ$10])=1;WEEKDAY([.EZ$10])=7))" calcext:base-cell-address="'Gantt Chart'.EZ32"/>
            <calcext:condition calcext:apply-style-name="Holiday" calcext:value="formula-is(ISNUMBER(MATCH([.EZ$10];Holidays;0)))" calcext:base-cell-address="'Gantt Chart'.EZ32"/>
          </calcext:conditional-format>
          <calcext:conditional-format calcext:target-range-address="'Gantt Chart'.EZ32:'Gantt Chart'.EZ32">
            <calcext:condition calcext:apply-style-name="Task_Completed" calcext:value="formula-is(AND([.$E32]&gt;0;[.EZ$10]&gt;=[.$D32];[.EZ$10]&lt;=[.$F32];WORKDAY([.$D32];[.$E32]*[.$G32];Holidays)&gt;[.EZ$10]))" calcext:base-cell-address="'Gantt Chart'.EZ32"/>
            <calcext:condition calcext:apply-style-name="Task_Scheduled" calcext:value="formula-is(AND([.$E32]&gt;0;[.EZ$10]&gt;=[.$D32];[.EZ$10]&lt;=[.$F32];WORKDAY([.$D32];[.$E32]*[.$G32];Holidays)&lt;=[.EZ$10]))" calcext:base-cell-address="'Gantt Chart'.EZ32"/>
            <calcext:condition calcext:apply-style-name="Milestone" calcext:value="formula-is(AND([.$D32]&gt;0;[.$F32]=&quot;&quot;;[.$D32]=[.EZ$10]))" calcext:base-cell-address="'Gantt Chart'.EZ32"/>
          </calcext:conditional-format>
          <calcext:conditional-format calcext:target-range-address="'Gantt Chart'.FA32:'Gantt Chart'.FA32">
            <calcext:condition calcext:apply-style-name="Today" calcext:value="formula-is([.FA$10]=TODAY())" calcext:base-cell-address="'Gantt Chart'.FA32"/>
            <calcext:condition calcext:apply-style-name="Weekend" calcext:value="formula-is(OR(WEEKDAY([.FA$10])=1;WEEKDAY([.FA$10])=7))" calcext:base-cell-address="'Gantt Chart'.FA32"/>
            <calcext:condition calcext:apply-style-name="Holiday" calcext:value="formula-is(ISNUMBER(MATCH([.FA$10];Holidays;0)))" calcext:base-cell-address="'Gantt Chart'.FA32"/>
          </calcext:conditional-format>
          <calcext:conditional-format calcext:target-range-address="'Gantt Chart'.FA32:'Gantt Chart'.FA32">
            <calcext:condition calcext:apply-style-name="Task_Completed" calcext:value="formula-is(AND([.$E32]&gt;0;[.FA$10]&gt;=[.$D32];[.FA$10]&lt;=[.$F32];WORKDAY([.$D32];[.$E32]*[.$G32];Holidays)&gt;[.FA$10]))" calcext:base-cell-address="'Gantt Chart'.FA32"/>
            <calcext:condition calcext:apply-style-name="Task_Scheduled" calcext:value="formula-is(AND([.$E32]&gt;0;[.FA$10]&gt;=[.$D32];[.FA$10]&lt;=[.$F32];WORKDAY([.$D32];[.$E32]*[.$G32];Holidays)&lt;=[.FA$10]))" calcext:base-cell-address="'Gantt Chart'.FA32"/>
            <calcext:condition calcext:apply-style-name="Milestone" calcext:value="formula-is(AND([.$D32]&gt;0;[.$F32]=&quot;&quot;;[.$D32]=[.FA$10]))" calcext:base-cell-address="'Gantt Chart'.FA32"/>
          </calcext:conditional-format>
          <calcext:conditional-format calcext:target-range-address="'Gantt Chart'.FB32:'Gantt Chart'.FB32">
            <calcext:condition calcext:apply-style-name="Today" calcext:value="formula-is([.FB$10]=TODAY())" calcext:base-cell-address="'Gantt Chart'.FB32"/>
            <calcext:condition calcext:apply-style-name="Weekend" calcext:value="formula-is(OR(WEEKDAY([.FB$10])=1;WEEKDAY([.FB$10])=7))" calcext:base-cell-address="'Gantt Chart'.FB32"/>
            <calcext:condition calcext:apply-style-name="Holiday" calcext:value="formula-is(ISNUMBER(MATCH([.FB$10];Holidays;0)))" calcext:base-cell-address="'Gantt Chart'.FB32"/>
          </calcext:conditional-format>
          <calcext:conditional-format calcext:target-range-address="'Gantt Chart'.FB32:'Gantt Chart'.FB32">
            <calcext:condition calcext:apply-style-name="Task_Completed" calcext:value="formula-is(AND([.$E32]&gt;0;[.FB$10]&gt;=[.$D32];[.FB$10]&lt;=[.$F32];WORKDAY([.$D32];[.$E32]*[.$G32];Holidays)&gt;[.FB$10]))" calcext:base-cell-address="'Gantt Chart'.FB32"/>
            <calcext:condition calcext:apply-style-name="Task_Scheduled" calcext:value="formula-is(AND([.$E32]&gt;0;[.FB$10]&gt;=[.$D32];[.FB$10]&lt;=[.$F32];WORKDAY([.$D32];[.$E32]*[.$G32];Holidays)&lt;=[.FB$10]))" calcext:base-cell-address="'Gantt Chart'.FB32"/>
            <calcext:condition calcext:apply-style-name="Milestone" calcext:value="formula-is(AND([.$D32]&gt;0;[.$F32]=&quot;&quot;;[.$D32]=[.FB$10]))" calcext:base-cell-address="'Gantt Chart'.FB32"/>
          </calcext:conditional-format>
          <calcext:conditional-format calcext:target-range-address="'Gantt Chart'.FC32:'Gantt Chart'.FC32">
            <calcext:condition calcext:apply-style-name="Today" calcext:value="formula-is([.FC$10]=TODAY())" calcext:base-cell-address="'Gantt Chart'.FC32"/>
            <calcext:condition calcext:apply-style-name="Weekend" calcext:value="formula-is(OR(WEEKDAY([.FC$10])=1;WEEKDAY([.FC$10])=7))" calcext:base-cell-address="'Gantt Chart'.FC32"/>
            <calcext:condition calcext:apply-style-name="Holiday" calcext:value="formula-is(ISNUMBER(MATCH([.FC$10];Holidays;0)))" calcext:base-cell-address="'Gantt Chart'.FC32"/>
          </calcext:conditional-format>
          <calcext:conditional-format calcext:target-range-address="'Gantt Chart'.FC32:'Gantt Chart'.FC32">
            <calcext:condition calcext:apply-style-name="Task_Completed" calcext:value="formula-is(AND([.$E32]&gt;0;[.FC$10]&gt;=[.$D32];[.FC$10]&lt;=[.$F32];WORKDAY([.$D32];[.$E32]*[.$G32];Holidays)&gt;[.FC$10]))" calcext:base-cell-address="'Gantt Chart'.FC32"/>
            <calcext:condition calcext:apply-style-name="Task_Scheduled" calcext:value="formula-is(AND([.$E32]&gt;0;[.FC$10]&gt;=[.$D32];[.FC$10]&lt;=[.$F32];WORKDAY([.$D32];[.$E32]*[.$G32];Holidays)&lt;=[.FC$10]))" calcext:base-cell-address="'Gantt Chart'.FC32"/>
            <calcext:condition calcext:apply-style-name="Milestone" calcext:value="formula-is(AND([.$D32]&gt;0;[.$F32]=&quot;&quot;;[.$D32]=[.FC$10]))" calcext:base-cell-address="'Gantt Chart'.FC32"/>
          </calcext:conditional-format>
          <calcext:conditional-format calcext:target-range-address="'Gantt Chart'.FD32:'Gantt Chart'.FD32">
            <calcext:condition calcext:apply-style-name="Today" calcext:value="formula-is([.FD$10]=TODAY())" calcext:base-cell-address="'Gantt Chart'.FD32"/>
            <calcext:condition calcext:apply-style-name="Weekend" calcext:value="formula-is(OR(WEEKDAY([.FD$10])=1;WEEKDAY([.FD$10])=7))" calcext:base-cell-address="'Gantt Chart'.FD32"/>
            <calcext:condition calcext:apply-style-name="Holiday" calcext:value="formula-is(ISNUMBER(MATCH([.FD$10];Holidays;0)))" calcext:base-cell-address="'Gantt Chart'.FD32"/>
          </calcext:conditional-format>
          <calcext:conditional-format calcext:target-range-address="'Gantt Chart'.FD32:'Gantt Chart'.FD32">
            <calcext:condition calcext:apply-style-name="Task_Completed" calcext:value="formula-is(AND([.$E32]&gt;0;[.FD$10]&gt;=[.$D32];[.FD$10]&lt;=[.$F32];WORKDAY([.$D32];[.$E32]*[.$G32];Holidays)&gt;[.FD$10]))" calcext:base-cell-address="'Gantt Chart'.FD32"/>
            <calcext:condition calcext:apply-style-name="Task_Scheduled" calcext:value="formula-is(AND([.$E32]&gt;0;[.FD$10]&gt;=[.$D32];[.FD$10]&lt;=[.$F32];WORKDAY([.$D32];[.$E32]*[.$G32];Holidays)&lt;=[.FD$10]))" calcext:base-cell-address="'Gantt Chart'.FD32"/>
            <calcext:condition calcext:apply-style-name="Milestone" calcext:value="formula-is(AND([.$D32]&gt;0;[.$F32]=&quot;&quot;;[.$D32]=[.FD$10]))" calcext:base-cell-address="'Gantt Chart'.FD32"/>
          </calcext:conditional-format>
          <calcext:conditional-format calcext:target-range-address="'Gantt Chart'.FE32:'Gantt Chart'.FE32">
            <calcext:condition calcext:apply-style-name="Today" calcext:value="formula-is([.FE$10]=TODAY())" calcext:base-cell-address="'Gantt Chart'.FE32"/>
            <calcext:condition calcext:apply-style-name="Weekend" calcext:value="formula-is(OR(WEEKDAY([.FE$10])=1;WEEKDAY([.FE$10])=7))" calcext:base-cell-address="'Gantt Chart'.FE32"/>
            <calcext:condition calcext:apply-style-name="Holiday" calcext:value="formula-is(ISNUMBER(MATCH([.FE$10];Holidays;0)))" calcext:base-cell-address="'Gantt Chart'.FE32"/>
          </calcext:conditional-format>
          <calcext:conditional-format calcext:target-range-address="'Gantt Chart'.FE32:'Gantt Chart'.FE32">
            <calcext:condition calcext:apply-style-name="Task_Completed" calcext:value="formula-is(AND([.$E32]&gt;0;[.FE$10]&gt;=[.$D32];[.FE$10]&lt;=[.$F32];WORKDAY([.$D32];[.$E32]*[.$G32];Holidays)&gt;[.FE$10]))" calcext:base-cell-address="'Gantt Chart'.FE32"/>
            <calcext:condition calcext:apply-style-name="Task_Scheduled" calcext:value="formula-is(AND([.$E32]&gt;0;[.FE$10]&gt;=[.$D32];[.FE$10]&lt;=[.$F32];WORKDAY([.$D32];[.$E32]*[.$G32];Holidays)&lt;=[.FE$10]))" calcext:base-cell-address="'Gantt Chart'.FE32"/>
            <calcext:condition calcext:apply-style-name="Milestone" calcext:value="formula-is(AND([.$D32]&gt;0;[.$F32]=&quot;&quot;;[.$D32]=[.FE$10]))" calcext:base-cell-address="'Gantt Chart'.FE32"/>
          </calcext:conditional-format>
          <calcext:conditional-format calcext:target-range-address="'Gantt Chart'.FF32:'Gantt Chart'.FF32">
            <calcext:condition calcext:apply-style-name="Today" calcext:value="formula-is([.FF$10]=TODAY())" calcext:base-cell-address="'Gantt Chart'.FF32"/>
            <calcext:condition calcext:apply-style-name="Weekend" calcext:value="formula-is(OR(WEEKDAY([.FF$10])=1;WEEKDAY([.FF$10])=7))" calcext:base-cell-address="'Gantt Chart'.FF32"/>
            <calcext:condition calcext:apply-style-name="Holiday" calcext:value="formula-is(ISNUMBER(MATCH([.FF$10];Holidays;0)))" calcext:base-cell-address="'Gantt Chart'.FF32"/>
          </calcext:conditional-format>
          <calcext:conditional-format calcext:target-range-address="'Gantt Chart'.FF32:'Gantt Chart'.FF32">
            <calcext:condition calcext:apply-style-name="Task_Completed" calcext:value="formula-is(AND([.$E32]&gt;0;[.FF$10]&gt;=[.$D32];[.FF$10]&lt;=[.$F32];WORKDAY([.$D32];[.$E32]*[.$G32];Holidays)&gt;[.FF$10]))" calcext:base-cell-address="'Gantt Chart'.FF32"/>
            <calcext:condition calcext:apply-style-name="Task_Scheduled" calcext:value="formula-is(AND([.$E32]&gt;0;[.FF$10]&gt;=[.$D32];[.FF$10]&lt;=[.$F32];WORKDAY([.$D32];[.$E32]*[.$G32];Holidays)&lt;=[.FF$10]))" calcext:base-cell-address="'Gantt Chart'.FF32"/>
            <calcext:condition calcext:apply-style-name="Milestone" calcext:value="formula-is(AND([.$D32]&gt;0;[.$F32]=&quot;&quot;;[.$D32]=[.FF$10]))" calcext:base-cell-address="'Gantt Chart'.FF32"/>
          </calcext:conditional-format>
          <calcext:conditional-format calcext:target-range-address="'Gantt Chart'.FG32:'Gantt Chart'.FG32">
            <calcext:condition calcext:apply-style-name="Today" calcext:value="formula-is([.FG$10]=TODAY())" calcext:base-cell-address="'Gantt Chart'.FG32"/>
            <calcext:condition calcext:apply-style-name="Weekend" calcext:value="formula-is(OR(WEEKDAY([.FG$10])=1;WEEKDAY([.FG$10])=7))" calcext:base-cell-address="'Gantt Chart'.FG32"/>
            <calcext:condition calcext:apply-style-name="Holiday" calcext:value="formula-is(ISNUMBER(MATCH([.FG$10];Holidays;0)))" calcext:base-cell-address="'Gantt Chart'.FG32"/>
          </calcext:conditional-format>
          <calcext:conditional-format calcext:target-range-address="'Gantt Chart'.FG32:'Gantt Chart'.FG32">
            <calcext:condition calcext:apply-style-name="Task_Completed" calcext:value="formula-is(AND([.$E32]&gt;0;[.FG$10]&gt;=[.$D32];[.FG$10]&lt;=[.$F32];WORKDAY([.$D32];[.$E32]*[.$G32];Holidays)&gt;[.FG$10]))" calcext:base-cell-address="'Gantt Chart'.FG32"/>
            <calcext:condition calcext:apply-style-name="Task_Scheduled" calcext:value="formula-is(AND([.$E32]&gt;0;[.FG$10]&gt;=[.$D32];[.FG$10]&lt;=[.$F32];WORKDAY([.$D32];[.$E32]*[.$G32];Holidays)&lt;=[.FG$10]))" calcext:base-cell-address="'Gantt Chart'.FG32"/>
            <calcext:condition calcext:apply-style-name="Milestone" calcext:value="formula-is(AND([.$D32]&gt;0;[.$F32]=&quot;&quot;;[.$D32]=[.FG$10]))" calcext:base-cell-address="'Gantt Chart'.FG32"/>
          </calcext:conditional-format>
          <calcext:conditional-format calcext:target-range-address="'Gantt Chart'.FH32:'Gantt Chart'.FH32">
            <calcext:condition calcext:apply-style-name="Today" calcext:value="formula-is([.FH$10]=TODAY())" calcext:base-cell-address="'Gantt Chart'.FH32"/>
            <calcext:condition calcext:apply-style-name="Weekend" calcext:value="formula-is(OR(WEEKDAY([.FH$10])=1;WEEKDAY([.FH$10])=7))" calcext:base-cell-address="'Gantt Chart'.FH32"/>
            <calcext:condition calcext:apply-style-name="Holiday" calcext:value="formula-is(ISNUMBER(MATCH([.FH$10];Holidays;0)))" calcext:base-cell-address="'Gantt Chart'.FH32"/>
          </calcext:conditional-format>
          <calcext:conditional-format calcext:target-range-address="'Gantt Chart'.FH32:'Gantt Chart'.FH32">
            <calcext:condition calcext:apply-style-name="Task_Completed" calcext:value="formula-is(AND([.$E32]&gt;0;[.FH$10]&gt;=[.$D32];[.FH$10]&lt;=[.$F32];WORKDAY([.$D32];[.$E32]*[.$G32];Holidays)&gt;[.FH$10]))" calcext:base-cell-address="'Gantt Chart'.FH32"/>
            <calcext:condition calcext:apply-style-name="Task_Scheduled" calcext:value="formula-is(AND([.$E32]&gt;0;[.FH$10]&gt;=[.$D32];[.FH$10]&lt;=[.$F32];WORKDAY([.$D32];[.$E32]*[.$G32];Holidays)&lt;=[.FH$10]))" calcext:base-cell-address="'Gantt Chart'.FH32"/>
            <calcext:condition calcext:apply-style-name="Milestone" calcext:value="formula-is(AND([.$D32]&gt;0;[.$F32]=&quot;&quot;;[.$D32]=[.FH$10]))" calcext:base-cell-address="'Gantt Chart'.FH32"/>
          </calcext:conditional-format>
          <calcext:conditional-format calcext:target-range-address="'Gantt Chart'.FI32:'Gantt Chart'.FI32">
            <calcext:condition calcext:apply-style-name="Today" calcext:value="formula-is([.FI$10]=TODAY())" calcext:base-cell-address="'Gantt Chart'.FI32"/>
            <calcext:condition calcext:apply-style-name="Weekend" calcext:value="formula-is(OR(WEEKDAY([.FI$10])=1;WEEKDAY([.FI$10])=7))" calcext:base-cell-address="'Gantt Chart'.FI32"/>
            <calcext:condition calcext:apply-style-name="Holiday" calcext:value="formula-is(ISNUMBER(MATCH([.FI$10];Holidays;0)))" calcext:base-cell-address="'Gantt Chart'.FI32"/>
          </calcext:conditional-format>
          <calcext:conditional-format calcext:target-range-address="'Gantt Chart'.FI32:'Gantt Chart'.FI32">
            <calcext:condition calcext:apply-style-name="Task_Completed" calcext:value="formula-is(AND([.$E32]&gt;0;[.FI$10]&gt;=[.$D32];[.FI$10]&lt;=[.$F32];WORKDAY([.$D32];[.$E32]*[.$G32];Holidays)&gt;[.FI$10]))" calcext:base-cell-address="'Gantt Chart'.FI32"/>
            <calcext:condition calcext:apply-style-name="Task_Scheduled" calcext:value="formula-is(AND([.$E32]&gt;0;[.FI$10]&gt;=[.$D32];[.FI$10]&lt;=[.$F32];WORKDAY([.$D32];[.$E32]*[.$G32];Holidays)&lt;=[.FI$10]))" calcext:base-cell-address="'Gantt Chart'.FI32"/>
            <calcext:condition calcext:apply-style-name="Milestone" calcext:value="formula-is(AND([.$D32]&gt;0;[.$F32]=&quot;&quot;;[.$D32]=[.FI$10]))" calcext:base-cell-address="'Gantt Chart'.FI32"/>
          </calcext:conditional-format>
          <calcext:conditional-format calcext:target-range-address="'Gantt Chart'.FJ32:'Gantt Chart'.FJ32">
            <calcext:condition calcext:apply-style-name="Today" calcext:value="formula-is([.FJ$10]=TODAY())" calcext:base-cell-address="'Gantt Chart'.FJ32"/>
            <calcext:condition calcext:apply-style-name="Weekend" calcext:value="formula-is(OR(WEEKDAY([.FJ$10])=1;WEEKDAY([.FJ$10])=7))" calcext:base-cell-address="'Gantt Chart'.FJ32"/>
            <calcext:condition calcext:apply-style-name="Holiday" calcext:value="formula-is(ISNUMBER(MATCH([.FJ$10];Holidays;0)))" calcext:base-cell-address="'Gantt Chart'.FJ32"/>
          </calcext:conditional-format>
          <calcext:conditional-format calcext:target-range-address="'Gantt Chart'.FJ32:'Gantt Chart'.FJ32">
            <calcext:condition calcext:apply-style-name="Task_Completed" calcext:value="formula-is(AND([.$E32]&gt;0;[.FJ$10]&gt;=[.$D32];[.FJ$10]&lt;=[.$F32];WORKDAY([.$D32];[.$E32]*[.$G32];Holidays)&gt;[.FJ$10]))" calcext:base-cell-address="'Gantt Chart'.FJ32"/>
            <calcext:condition calcext:apply-style-name="Task_Scheduled" calcext:value="formula-is(AND([.$E32]&gt;0;[.FJ$10]&gt;=[.$D32];[.FJ$10]&lt;=[.$F32];WORKDAY([.$D32];[.$E32]*[.$G32];Holidays)&lt;=[.FJ$10]))" calcext:base-cell-address="'Gantt Chart'.FJ32"/>
            <calcext:condition calcext:apply-style-name="Milestone" calcext:value="formula-is(AND([.$D32]&gt;0;[.$F32]=&quot;&quot;;[.$D32]=[.FJ$10]))" calcext:base-cell-address="'Gantt Chart'.FJ32"/>
          </calcext:conditional-format>
          <calcext:conditional-format calcext:target-range-address="'Gantt Chart'.FK32:'Gantt Chart'.FK32">
            <calcext:condition calcext:apply-style-name="Today" calcext:value="formula-is([.FK$10]=TODAY())" calcext:base-cell-address="'Gantt Chart'.FK32"/>
            <calcext:condition calcext:apply-style-name="Weekend" calcext:value="formula-is(OR(WEEKDAY([.FK$10])=1;WEEKDAY([.FK$10])=7))" calcext:base-cell-address="'Gantt Chart'.FK32"/>
            <calcext:condition calcext:apply-style-name="Holiday" calcext:value="formula-is(ISNUMBER(MATCH([.FK$10];Holidays;0)))" calcext:base-cell-address="'Gantt Chart'.FK32"/>
          </calcext:conditional-format>
          <calcext:conditional-format calcext:target-range-address="'Gantt Chart'.FK32:'Gantt Chart'.FK32">
            <calcext:condition calcext:apply-style-name="Task_Completed" calcext:value="formula-is(AND([.$E32]&gt;0;[.FK$10]&gt;=[.$D32];[.FK$10]&lt;=[.$F32];WORKDAY([.$D32];[.$E32]*[.$G32];Holidays)&gt;[.FK$10]))" calcext:base-cell-address="'Gantt Chart'.FK32"/>
            <calcext:condition calcext:apply-style-name="Task_Scheduled" calcext:value="formula-is(AND([.$E32]&gt;0;[.FK$10]&gt;=[.$D32];[.FK$10]&lt;=[.$F32];WORKDAY([.$D32];[.$E32]*[.$G32];Holidays)&lt;=[.FK$10]))" calcext:base-cell-address="'Gantt Chart'.FK32"/>
            <calcext:condition calcext:apply-style-name="Milestone" calcext:value="formula-is(AND([.$D32]&gt;0;[.$F32]=&quot;&quot;;[.$D32]=[.FK$10]))" calcext:base-cell-address="'Gantt Chart'.FK32"/>
          </calcext:conditional-format>
          <calcext:conditional-format calcext:target-range-address="'Gantt Chart'.FL32:'Gantt Chart'.FL32">
            <calcext:condition calcext:apply-style-name="Today" calcext:value="formula-is([.FL$10]=TODAY())" calcext:base-cell-address="'Gantt Chart'.FL32"/>
            <calcext:condition calcext:apply-style-name="Weekend" calcext:value="formula-is(OR(WEEKDAY([.FL$10])=1;WEEKDAY([.FL$10])=7))" calcext:base-cell-address="'Gantt Chart'.FL32"/>
            <calcext:condition calcext:apply-style-name="Holiday" calcext:value="formula-is(ISNUMBER(MATCH([.FL$10];Holidays;0)))" calcext:base-cell-address="'Gantt Chart'.FL32"/>
          </calcext:conditional-format>
          <calcext:conditional-format calcext:target-range-address="'Gantt Chart'.FL32:'Gantt Chart'.FL32">
            <calcext:condition calcext:apply-style-name="Task_Completed" calcext:value="formula-is(AND([.$E32]&gt;0;[.FL$10]&gt;=[.$D32];[.FL$10]&lt;=[.$F32];WORKDAY([.$D32];[.$E32]*[.$G32];Holidays)&gt;[.FL$10]))" calcext:base-cell-address="'Gantt Chart'.FL32"/>
            <calcext:condition calcext:apply-style-name="Task_Scheduled" calcext:value="formula-is(AND([.$E32]&gt;0;[.FL$10]&gt;=[.$D32];[.FL$10]&lt;=[.$F32];WORKDAY([.$D32];[.$E32]*[.$G32];Holidays)&lt;=[.FL$10]))" calcext:base-cell-address="'Gantt Chart'.FL32"/>
            <calcext:condition calcext:apply-style-name="Milestone" calcext:value="formula-is(AND([.$D32]&gt;0;[.$F32]=&quot;&quot;;[.$D32]=[.FL$10]))" calcext:base-cell-address="'Gantt Chart'.FL32"/>
          </calcext:conditional-format>
          <calcext:conditional-format calcext:target-range-address="'Gantt Chart'.FM32:'Gantt Chart'.FM32">
            <calcext:condition calcext:apply-style-name="Today" calcext:value="formula-is([.FM$10]=TODAY())" calcext:base-cell-address="'Gantt Chart'.FM32"/>
            <calcext:condition calcext:apply-style-name="Weekend" calcext:value="formula-is(OR(WEEKDAY([.FM$10])=1;WEEKDAY([.FM$10])=7))" calcext:base-cell-address="'Gantt Chart'.FM32"/>
            <calcext:condition calcext:apply-style-name="Holiday" calcext:value="formula-is(ISNUMBER(MATCH([.FM$10];Holidays;0)))" calcext:base-cell-address="'Gantt Chart'.FM32"/>
          </calcext:conditional-format>
          <calcext:conditional-format calcext:target-range-address="'Gantt Chart'.FM32:'Gantt Chart'.FM32">
            <calcext:condition calcext:apply-style-name="Task_Completed" calcext:value="formula-is(AND([.$E32]&gt;0;[.FM$10]&gt;=[.$D32];[.FM$10]&lt;=[.$F32];WORKDAY([.$D32];[.$E32]*[.$G32];Holidays)&gt;[.FM$10]))" calcext:base-cell-address="'Gantt Chart'.FM32"/>
            <calcext:condition calcext:apply-style-name="Task_Scheduled" calcext:value="formula-is(AND([.$E32]&gt;0;[.FM$10]&gt;=[.$D32];[.FM$10]&lt;=[.$F32];WORKDAY([.$D32];[.$E32]*[.$G32];Holidays)&lt;=[.FM$10]))" calcext:base-cell-address="'Gantt Chart'.FM32"/>
            <calcext:condition calcext:apply-style-name="Milestone" calcext:value="formula-is(AND([.$D32]&gt;0;[.$F32]=&quot;&quot;;[.$D32]=[.FM$10]))" calcext:base-cell-address="'Gantt Chart'.FM32"/>
          </calcext:conditional-format>
          <calcext:conditional-format calcext:target-range-address="'Gantt Chart'.FN32:'Gantt Chart'.FN32">
            <calcext:condition calcext:apply-style-name="Today" calcext:value="formula-is([.FN$10]=TODAY())" calcext:base-cell-address="'Gantt Chart'.FN32"/>
            <calcext:condition calcext:apply-style-name="Weekend" calcext:value="formula-is(OR(WEEKDAY([.FN$10])=1;WEEKDAY([.FN$10])=7))" calcext:base-cell-address="'Gantt Chart'.FN32"/>
            <calcext:condition calcext:apply-style-name="Holiday" calcext:value="formula-is(ISNUMBER(MATCH([.FN$10];Holidays;0)))" calcext:base-cell-address="'Gantt Chart'.FN32"/>
          </calcext:conditional-format>
          <calcext:conditional-format calcext:target-range-address="'Gantt Chart'.FN32:'Gantt Chart'.FN32">
            <calcext:condition calcext:apply-style-name="Task_Completed" calcext:value="formula-is(AND([.$E32]&gt;0;[.FN$10]&gt;=[.$D32];[.FN$10]&lt;=[.$F32];WORKDAY([.$D32];[.$E32]*[.$G32];Holidays)&gt;[.FN$10]))" calcext:base-cell-address="'Gantt Chart'.FN32"/>
            <calcext:condition calcext:apply-style-name="Task_Scheduled" calcext:value="formula-is(AND([.$E32]&gt;0;[.FN$10]&gt;=[.$D32];[.FN$10]&lt;=[.$F32];WORKDAY([.$D32];[.$E32]*[.$G32];Holidays)&lt;=[.FN$10]))" calcext:base-cell-address="'Gantt Chart'.FN32"/>
            <calcext:condition calcext:apply-style-name="Milestone" calcext:value="formula-is(AND([.$D32]&gt;0;[.$F32]=&quot;&quot;;[.$D32]=[.FN$10]))" calcext:base-cell-address="'Gantt Chart'.FN32"/>
          </calcext:conditional-format>
          <calcext:conditional-format calcext:target-range-address="'Gantt Chart'.FO32:'Gantt Chart'.FO32">
            <calcext:condition calcext:apply-style-name="Today" calcext:value="formula-is([.FO$10]=TODAY())" calcext:base-cell-address="'Gantt Chart'.FO32"/>
            <calcext:condition calcext:apply-style-name="Weekend" calcext:value="formula-is(OR(WEEKDAY([.FO$10])=1;WEEKDAY([.FO$10])=7))" calcext:base-cell-address="'Gantt Chart'.FO32"/>
            <calcext:condition calcext:apply-style-name="Holiday" calcext:value="formula-is(ISNUMBER(MATCH([.FO$10];Holidays;0)))" calcext:base-cell-address="'Gantt Chart'.FO32"/>
          </calcext:conditional-format>
          <calcext:conditional-format calcext:target-range-address="'Gantt Chart'.FO32:'Gantt Chart'.FO32">
            <calcext:condition calcext:apply-style-name="Task_Completed" calcext:value="formula-is(AND([.$E32]&gt;0;[.FO$10]&gt;=[.$D32];[.FO$10]&lt;=[.$F32];WORKDAY([.$D32];[.$E32]*[.$G32];Holidays)&gt;[.FO$10]))" calcext:base-cell-address="'Gantt Chart'.FO32"/>
            <calcext:condition calcext:apply-style-name="Task_Scheduled" calcext:value="formula-is(AND([.$E32]&gt;0;[.FO$10]&gt;=[.$D32];[.FO$10]&lt;=[.$F32];WORKDAY([.$D32];[.$E32]*[.$G32];Holidays)&lt;=[.FO$10]))" calcext:base-cell-address="'Gantt Chart'.FO32"/>
            <calcext:condition calcext:apply-style-name="Milestone" calcext:value="formula-is(AND([.$D32]&gt;0;[.$F32]=&quot;&quot;;[.$D32]=[.FO$10]))" calcext:base-cell-address="'Gantt Chart'.FO32"/>
          </calcext:conditional-format>
          <calcext:conditional-format calcext:target-range-address="'Gantt Chart'.FP32:'Gantt Chart'.FP32">
            <calcext:condition calcext:apply-style-name="Today" calcext:value="formula-is([.FP$10]=TODAY())" calcext:base-cell-address="'Gantt Chart'.FP32"/>
            <calcext:condition calcext:apply-style-name="Weekend" calcext:value="formula-is(OR(WEEKDAY([.FP$10])=1;WEEKDAY([.FP$10])=7))" calcext:base-cell-address="'Gantt Chart'.FP32"/>
            <calcext:condition calcext:apply-style-name="Holiday" calcext:value="formula-is(ISNUMBER(MATCH([.FP$10];Holidays;0)))" calcext:base-cell-address="'Gantt Chart'.FP32"/>
          </calcext:conditional-format>
          <calcext:conditional-format calcext:target-range-address="'Gantt Chart'.FP32:'Gantt Chart'.FP32">
            <calcext:condition calcext:apply-style-name="Task_Completed" calcext:value="formula-is(AND([.$E32]&gt;0;[.FP$10]&gt;=[.$D32];[.FP$10]&lt;=[.$F32];WORKDAY([.$D32];[.$E32]*[.$G32];Holidays)&gt;[.FP$10]))" calcext:base-cell-address="'Gantt Chart'.FP32"/>
            <calcext:condition calcext:apply-style-name="Task_Scheduled" calcext:value="formula-is(AND([.$E32]&gt;0;[.FP$10]&gt;=[.$D32];[.FP$10]&lt;=[.$F32];WORKDAY([.$D32];[.$E32]*[.$G32];Holidays)&lt;=[.FP$10]))" calcext:base-cell-address="'Gantt Chart'.FP32"/>
            <calcext:condition calcext:apply-style-name="Milestone" calcext:value="formula-is(AND([.$D32]&gt;0;[.$F32]=&quot;&quot;;[.$D32]=[.FP$10]))" calcext:base-cell-address="'Gantt Chart'.FP32"/>
          </calcext:conditional-format>
          <calcext:conditional-format calcext:target-range-address="'Gantt Chart'.FQ32:'Gantt Chart'.FQ32">
            <calcext:condition calcext:apply-style-name="Today" calcext:value="formula-is([.FQ$10]=TODAY())" calcext:base-cell-address="'Gantt Chart'.FQ32"/>
            <calcext:condition calcext:apply-style-name="Weekend" calcext:value="formula-is(OR(WEEKDAY([.FQ$10])=1;WEEKDAY([.FQ$10])=7))" calcext:base-cell-address="'Gantt Chart'.FQ32"/>
            <calcext:condition calcext:apply-style-name="Holiday" calcext:value="formula-is(ISNUMBER(MATCH([.FQ$10];Holidays;0)))" calcext:base-cell-address="'Gantt Chart'.FQ32"/>
          </calcext:conditional-format>
          <calcext:conditional-format calcext:target-range-address="'Gantt Chart'.FQ32:'Gantt Chart'.FQ32">
            <calcext:condition calcext:apply-style-name="Task_Completed" calcext:value="formula-is(AND([.$E32]&gt;0;[.FQ$10]&gt;=[.$D32];[.FQ$10]&lt;=[.$F32];WORKDAY([.$D32];[.$E32]*[.$G32];Holidays)&gt;[.FQ$10]))" calcext:base-cell-address="'Gantt Chart'.FQ32"/>
            <calcext:condition calcext:apply-style-name="Task_Scheduled" calcext:value="formula-is(AND([.$E32]&gt;0;[.FQ$10]&gt;=[.$D32];[.FQ$10]&lt;=[.$F32];WORKDAY([.$D32];[.$E32]*[.$G32];Holidays)&lt;=[.FQ$10]))" calcext:base-cell-address="'Gantt Chart'.FQ32"/>
            <calcext:condition calcext:apply-style-name="Milestone" calcext:value="formula-is(AND([.$D32]&gt;0;[.$F32]=&quot;&quot;;[.$D32]=[.FQ$10]))" calcext:base-cell-address="'Gantt Chart'.FQ32"/>
          </calcext:conditional-format>
          <calcext:conditional-format calcext:target-range-address="'Gantt Chart'.FR32:'Gantt Chart'.FR32">
            <calcext:condition calcext:apply-style-name="Today" calcext:value="formula-is([.FR$10]=TODAY())" calcext:base-cell-address="'Gantt Chart'.FR32"/>
            <calcext:condition calcext:apply-style-name="Weekend" calcext:value="formula-is(OR(WEEKDAY([.FR$10])=1;WEEKDAY([.FR$10])=7))" calcext:base-cell-address="'Gantt Chart'.FR32"/>
            <calcext:condition calcext:apply-style-name="Holiday" calcext:value="formula-is(ISNUMBER(MATCH([.FR$10];Holidays;0)))" calcext:base-cell-address="'Gantt Chart'.FR32"/>
          </calcext:conditional-format>
          <calcext:conditional-format calcext:target-range-address="'Gantt Chart'.FR32:'Gantt Chart'.FR32">
            <calcext:condition calcext:apply-style-name="Task_Completed" calcext:value="formula-is(AND([.$E32]&gt;0;[.FR$10]&gt;=[.$D32];[.FR$10]&lt;=[.$F32];WORKDAY([.$D32];[.$E32]*[.$G32];Holidays)&gt;[.FR$10]))" calcext:base-cell-address="'Gantt Chart'.FR32"/>
            <calcext:condition calcext:apply-style-name="Task_Scheduled" calcext:value="formula-is(AND([.$E32]&gt;0;[.FR$10]&gt;=[.$D32];[.FR$10]&lt;=[.$F32];WORKDAY([.$D32];[.$E32]*[.$G32];Holidays)&lt;=[.FR$10]))" calcext:base-cell-address="'Gantt Chart'.FR32"/>
            <calcext:condition calcext:apply-style-name="Milestone" calcext:value="formula-is(AND([.$D32]&gt;0;[.$F32]=&quot;&quot;;[.$D32]=[.FR$10]))" calcext:base-cell-address="'Gantt Chart'.FR32"/>
          </calcext:conditional-format>
          <calcext:conditional-format calcext:target-range-address="'Gantt Chart'.FS32:'Gantt Chart'.FS32">
            <calcext:condition calcext:apply-style-name="Today" calcext:value="formula-is([.FS$10]=TODAY())" calcext:base-cell-address="'Gantt Chart'.FS32"/>
            <calcext:condition calcext:apply-style-name="Weekend" calcext:value="formula-is(OR(WEEKDAY([.FS$10])=1;WEEKDAY([.FS$10])=7))" calcext:base-cell-address="'Gantt Chart'.FS32"/>
            <calcext:condition calcext:apply-style-name="Holiday" calcext:value="formula-is(ISNUMBER(MATCH([.FS$10];Holidays;0)))" calcext:base-cell-address="'Gantt Chart'.FS32"/>
          </calcext:conditional-format>
          <calcext:conditional-format calcext:target-range-address="'Gantt Chart'.FS32:'Gantt Chart'.FS32">
            <calcext:condition calcext:apply-style-name="Task_Completed" calcext:value="formula-is(AND([.$E32]&gt;0;[.FS$10]&gt;=[.$D32];[.FS$10]&lt;=[.$F32];WORKDAY([.$D32];[.$E32]*[.$G32];Holidays)&gt;[.FS$10]))" calcext:base-cell-address="'Gantt Chart'.FS32"/>
            <calcext:condition calcext:apply-style-name="Task_Scheduled" calcext:value="formula-is(AND([.$E32]&gt;0;[.FS$10]&gt;=[.$D32];[.FS$10]&lt;=[.$F32];WORKDAY([.$D32];[.$E32]*[.$G32];Holidays)&lt;=[.FS$10]))" calcext:base-cell-address="'Gantt Chart'.FS32"/>
            <calcext:condition calcext:apply-style-name="Milestone" calcext:value="formula-is(AND([.$D32]&gt;0;[.$F32]=&quot;&quot;;[.$D32]=[.FS$10]))" calcext:base-cell-address="'Gantt Chart'.FS32"/>
          </calcext:conditional-format>
          <calcext:conditional-format calcext:target-range-address="'Gantt Chart'.FT32:'Gantt Chart'.FT32">
            <calcext:condition calcext:apply-style-name="Today" calcext:value="formula-is([.FT$10]=TODAY())" calcext:base-cell-address="'Gantt Chart'.FT32"/>
            <calcext:condition calcext:apply-style-name="Weekend" calcext:value="formula-is(OR(WEEKDAY([.FT$10])=1;WEEKDAY([.FT$10])=7))" calcext:base-cell-address="'Gantt Chart'.FT32"/>
            <calcext:condition calcext:apply-style-name="Holiday" calcext:value="formula-is(ISNUMBER(MATCH([.FT$10];Holidays;0)))" calcext:base-cell-address="'Gantt Chart'.FT32"/>
          </calcext:conditional-format>
          <calcext:conditional-format calcext:target-range-address="'Gantt Chart'.FT32:'Gantt Chart'.FT32">
            <calcext:condition calcext:apply-style-name="Task_Completed" calcext:value="formula-is(AND([.$E32]&gt;0;[.FT$10]&gt;=[.$D32];[.FT$10]&lt;=[.$F32];WORKDAY([.$D32];[.$E32]*[.$G32];Holidays)&gt;[.FT$10]))" calcext:base-cell-address="'Gantt Chart'.FT32"/>
            <calcext:condition calcext:apply-style-name="Task_Scheduled" calcext:value="formula-is(AND([.$E32]&gt;0;[.FT$10]&gt;=[.$D32];[.FT$10]&lt;=[.$F32];WORKDAY([.$D32];[.$E32]*[.$G32];Holidays)&lt;=[.FT$10]))" calcext:base-cell-address="'Gantt Chart'.FT32"/>
            <calcext:condition calcext:apply-style-name="Milestone" calcext:value="formula-is(AND([.$D32]&gt;0;[.$F32]=&quot;&quot;;[.$D32]=[.FT$10]))" calcext:base-cell-address="'Gantt Chart'.FT32"/>
          </calcext:conditional-format>
          <calcext:conditional-format calcext:target-range-address="'Gantt Chart'.FU32:'Gantt Chart'.FU32">
            <calcext:condition calcext:apply-style-name="Today" calcext:value="formula-is([.FU$10]=TODAY())" calcext:base-cell-address="'Gantt Chart'.FU32"/>
            <calcext:condition calcext:apply-style-name="Weekend" calcext:value="formula-is(OR(WEEKDAY([.FU$10])=1;WEEKDAY([.FU$10])=7))" calcext:base-cell-address="'Gantt Chart'.FU32"/>
            <calcext:condition calcext:apply-style-name="Holiday" calcext:value="formula-is(ISNUMBER(MATCH([.FU$10];Holidays;0)))" calcext:base-cell-address="'Gantt Chart'.FU32"/>
          </calcext:conditional-format>
          <calcext:conditional-format calcext:target-range-address="'Gantt Chart'.FU32:'Gantt Chart'.FU32">
            <calcext:condition calcext:apply-style-name="Task_Completed" calcext:value="formula-is(AND([.$E32]&gt;0;[.FU$10]&gt;=[.$D32];[.FU$10]&lt;=[.$F32];WORKDAY([.$D32];[.$E32]*[.$G32];Holidays)&gt;[.FU$10]))" calcext:base-cell-address="'Gantt Chart'.FU32"/>
            <calcext:condition calcext:apply-style-name="Task_Scheduled" calcext:value="formula-is(AND([.$E32]&gt;0;[.FU$10]&gt;=[.$D32];[.FU$10]&lt;=[.$F32];WORKDAY([.$D32];[.$E32]*[.$G32];Holidays)&lt;=[.FU$10]))" calcext:base-cell-address="'Gantt Chart'.FU32"/>
            <calcext:condition calcext:apply-style-name="Milestone" calcext:value="formula-is(AND([.$D32]&gt;0;[.$F32]=&quot;&quot;;[.$D32]=[.FU$10]))" calcext:base-cell-address="'Gantt Chart'.FU32"/>
          </calcext:conditional-format>
          <calcext:conditional-format calcext:target-range-address="'Gantt Chart'.FV32:'Gantt Chart'.FV32">
            <calcext:condition calcext:apply-style-name="Today" calcext:value="formula-is([.FV$10]=TODAY())" calcext:base-cell-address="'Gantt Chart'.FV32"/>
            <calcext:condition calcext:apply-style-name="Weekend" calcext:value="formula-is(OR(WEEKDAY([.FV$10])=1;WEEKDAY([.FV$10])=7))" calcext:base-cell-address="'Gantt Chart'.FV32"/>
            <calcext:condition calcext:apply-style-name="Holiday" calcext:value="formula-is(ISNUMBER(MATCH([.FV$10];Holidays;0)))" calcext:base-cell-address="'Gantt Chart'.FV32"/>
          </calcext:conditional-format>
          <calcext:conditional-format calcext:target-range-address="'Gantt Chart'.FV32:'Gantt Chart'.FV32">
            <calcext:condition calcext:apply-style-name="Task_Completed" calcext:value="formula-is(AND([.$E32]&gt;0;[.FV$10]&gt;=[.$D32];[.FV$10]&lt;=[.$F32];WORKDAY([.$D32];[.$E32]*[.$G32];Holidays)&gt;[.FV$10]))" calcext:base-cell-address="'Gantt Chart'.FV32"/>
            <calcext:condition calcext:apply-style-name="Task_Scheduled" calcext:value="formula-is(AND([.$E32]&gt;0;[.FV$10]&gt;=[.$D32];[.FV$10]&lt;=[.$F32];WORKDAY([.$D32];[.$E32]*[.$G32];Holidays)&lt;=[.FV$10]))" calcext:base-cell-address="'Gantt Chart'.FV32"/>
            <calcext:condition calcext:apply-style-name="Milestone" calcext:value="formula-is(AND([.$D32]&gt;0;[.$F32]=&quot;&quot;;[.$D32]=[.FV$10]))" calcext:base-cell-address="'Gantt Chart'.FV32"/>
          </calcext:conditional-format>
          <calcext:conditional-format calcext:target-range-address="'Gantt Chart'.FW32:'Gantt Chart'.FW32">
            <calcext:condition calcext:apply-style-name="Today" calcext:value="formula-is([.FW$10]=TODAY())" calcext:base-cell-address="'Gantt Chart'.FW32"/>
            <calcext:condition calcext:apply-style-name="Weekend" calcext:value="formula-is(OR(WEEKDAY([.FW$10])=1;WEEKDAY([.FW$10])=7))" calcext:base-cell-address="'Gantt Chart'.FW32"/>
            <calcext:condition calcext:apply-style-name="Holiday" calcext:value="formula-is(ISNUMBER(MATCH([.FW$10];Holidays;0)))" calcext:base-cell-address="'Gantt Chart'.FW32"/>
          </calcext:conditional-format>
          <calcext:conditional-format calcext:target-range-address="'Gantt Chart'.FW32:'Gantt Chart'.FW32">
            <calcext:condition calcext:apply-style-name="Task_Completed" calcext:value="formula-is(AND([.$E32]&gt;0;[.FW$10]&gt;=[.$D32];[.FW$10]&lt;=[.$F32];WORKDAY([.$D32];[.$E32]*[.$G32];Holidays)&gt;[.FW$10]))" calcext:base-cell-address="'Gantt Chart'.FW32"/>
            <calcext:condition calcext:apply-style-name="Task_Scheduled" calcext:value="formula-is(AND([.$E32]&gt;0;[.FW$10]&gt;=[.$D32];[.FW$10]&lt;=[.$F32];WORKDAY([.$D32];[.$E32]*[.$G32];Holidays)&lt;=[.FW$10]))" calcext:base-cell-address="'Gantt Chart'.FW32"/>
            <calcext:condition calcext:apply-style-name="Milestone" calcext:value="formula-is(AND([.$D32]&gt;0;[.$F32]=&quot;&quot;;[.$D32]=[.FW$10]))" calcext:base-cell-address="'Gantt Chart'.FW32"/>
          </calcext:conditional-format>
          <calcext:conditional-format calcext:target-range-address="'Gantt Chart'.FX32:'Gantt Chart'.FX32">
            <calcext:condition calcext:apply-style-name="Today" calcext:value="formula-is([.FX$10]=TODAY())" calcext:base-cell-address="'Gantt Chart'.FX32"/>
            <calcext:condition calcext:apply-style-name="Weekend" calcext:value="formula-is(OR(WEEKDAY([.FX$10])=1;WEEKDAY([.FX$10])=7))" calcext:base-cell-address="'Gantt Chart'.FX32"/>
            <calcext:condition calcext:apply-style-name="Holiday" calcext:value="formula-is(ISNUMBER(MATCH([.FX$10];Holidays;0)))" calcext:base-cell-address="'Gantt Chart'.FX32"/>
          </calcext:conditional-format>
          <calcext:conditional-format calcext:target-range-address="'Gantt Chart'.FX32:'Gantt Chart'.FX32">
            <calcext:condition calcext:apply-style-name="Task_Completed" calcext:value="formula-is(AND([.$E32]&gt;0;[.FX$10]&gt;=[.$D32];[.FX$10]&lt;=[.$F32];WORKDAY([.$D32];[.$E32]*[.$G32];Holidays)&gt;[.FX$10]))" calcext:base-cell-address="'Gantt Chart'.FX32"/>
            <calcext:condition calcext:apply-style-name="Task_Scheduled" calcext:value="formula-is(AND([.$E32]&gt;0;[.FX$10]&gt;=[.$D32];[.FX$10]&lt;=[.$F32];WORKDAY([.$D32];[.$E32]*[.$G32];Holidays)&lt;=[.FX$10]))" calcext:base-cell-address="'Gantt Chart'.FX32"/>
            <calcext:condition calcext:apply-style-name="Milestone" calcext:value="formula-is(AND([.$D32]&gt;0;[.$F32]=&quot;&quot;;[.$D32]=[.FX$10]))" calcext:base-cell-address="'Gantt Chart'.FX32"/>
          </calcext:conditional-format>
          <calcext:conditional-format calcext:target-range-address="'Gantt Chart'.FY32:'Gantt Chart'.FY32">
            <calcext:condition calcext:apply-style-name="Today" calcext:value="formula-is([.FY$10]=TODAY())" calcext:base-cell-address="'Gantt Chart'.FY32"/>
            <calcext:condition calcext:apply-style-name="Weekend" calcext:value="formula-is(OR(WEEKDAY([.FY$10])=1;WEEKDAY([.FY$10])=7))" calcext:base-cell-address="'Gantt Chart'.FY32"/>
            <calcext:condition calcext:apply-style-name="Holiday" calcext:value="formula-is(ISNUMBER(MATCH([.FY$10];Holidays;0)))" calcext:base-cell-address="'Gantt Chart'.FY32"/>
          </calcext:conditional-format>
          <calcext:conditional-format calcext:target-range-address="'Gantt Chart'.FY32:'Gantt Chart'.FY32">
            <calcext:condition calcext:apply-style-name="Task_Completed" calcext:value="formula-is(AND([.$E32]&gt;0;[.FY$10]&gt;=[.$D32];[.FY$10]&lt;=[.$F32];WORKDAY([.$D32];[.$E32]*[.$G32];Holidays)&gt;[.FY$10]))" calcext:base-cell-address="'Gantt Chart'.FY32"/>
            <calcext:condition calcext:apply-style-name="Task_Scheduled" calcext:value="formula-is(AND([.$E32]&gt;0;[.FY$10]&gt;=[.$D32];[.FY$10]&lt;=[.$F32];WORKDAY([.$D32];[.$E32]*[.$G32];Holidays)&lt;=[.FY$10]))" calcext:base-cell-address="'Gantt Chart'.FY32"/>
            <calcext:condition calcext:apply-style-name="Milestone" calcext:value="formula-is(AND([.$D32]&gt;0;[.$F32]=&quot;&quot;;[.$D32]=[.FY$10]))" calcext:base-cell-address="'Gantt Chart'.FY32"/>
          </calcext:conditional-format>
          <calcext:conditional-format calcext:target-range-address="'Gantt Chart'.FZ32:'Gantt Chart'.FZ32">
            <calcext:condition calcext:apply-style-name="Today" calcext:value="formula-is([.FZ$10]=TODAY())" calcext:base-cell-address="'Gantt Chart'.FZ32"/>
            <calcext:condition calcext:apply-style-name="Weekend" calcext:value="formula-is(OR(WEEKDAY([.FZ$10])=1;WEEKDAY([.FZ$10])=7))" calcext:base-cell-address="'Gantt Chart'.FZ32"/>
            <calcext:condition calcext:apply-style-name="Holiday" calcext:value="formula-is(ISNUMBER(MATCH([.FZ$10];Holidays;0)))" calcext:base-cell-address="'Gantt Chart'.FZ32"/>
          </calcext:conditional-format>
          <calcext:conditional-format calcext:target-range-address="'Gantt Chart'.FZ32:'Gantt Chart'.FZ32">
            <calcext:condition calcext:apply-style-name="Task_Completed" calcext:value="formula-is(AND([.$E32]&gt;0;[.FZ$10]&gt;=[.$D32];[.FZ$10]&lt;=[.$F32];WORKDAY([.$D32];[.$E32]*[.$G32];Holidays)&gt;[.FZ$10]))" calcext:base-cell-address="'Gantt Chart'.FZ32"/>
            <calcext:condition calcext:apply-style-name="Task_Scheduled" calcext:value="formula-is(AND([.$E32]&gt;0;[.FZ$10]&gt;=[.$D32];[.FZ$10]&lt;=[.$F32];WORKDAY([.$D32];[.$E32]*[.$G32];Holidays)&lt;=[.FZ$10]))" calcext:base-cell-address="'Gantt Chart'.FZ32"/>
            <calcext:condition calcext:apply-style-name="Milestone" calcext:value="formula-is(AND([.$D32]&gt;0;[.$F32]=&quot;&quot;;[.$D32]=[.FZ$10]))" calcext:base-cell-address="'Gantt Chart'.FZ32"/>
          </calcext:conditional-format>
          <calcext:conditional-format calcext:target-range-address="'Gantt Chart'.GA32:'Gantt Chart'.GA32">
            <calcext:condition calcext:apply-style-name="Today" calcext:value="formula-is([.GA$10]=TODAY())" calcext:base-cell-address="'Gantt Chart'.GA32"/>
            <calcext:condition calcext:apply-style-name="Weekend" calcext:value="formula-is(OR(WEEKDAY([.GA$10])=1;WEEKDAY([.GA$10])=7))" calcext:base-cell-address="'Gantt Chart'.GA32"/>
            <calcext:condition calcext:apply-style-name="Holiday" calcext:value="formula-is(ISNUMBER(MATCH([.GA$10];Holidays;0)))" calcext:base-cell-address="'Gantt Chart'.GA32"/>
          </calcext:conditional-format>
          <calcext:conditional-format calcext:target-range-address="'Gantt Chart'.GA32:'Gantt Chart'.GA32">
            <calcext:condition calcext:apply-style-name="Task_Completed" calcext:value="formula-is(AND([.$E32]&gt;0;[.GA$10]&gt;=[.$D32];[.GA$10]&lt;=[.$F32];WORKDAY([.$D32];[.$E32]*[.$G32];Holidays)&gt;[.GA$10]))" calcext:base-cell-address="'Gantt Chart'.GA32"/>
            <calcext:condition calcext:apply-style-name="Task_Scheduled" calcext:value="formula-is(AND([.$E32]&gt;0;[.GA$10]&gt;=[.$D32];[.GA$10]&lt;=[.$F32];WORKDAY([.$D32];[.$E32]*[.$G32];Holidays)&lt;=[.GA$10]))" calcext:base-cell-address="'Gantt Chart'.GA32"/>
            <calcext:condition calcext:apply-style-name="Milestone" calcext:value="formula-is(AND([.$D32]&gt;0;[.$F32]=&quot;&quot;;[.$D32]=[.GA$10]))" calcext:base-cell-address="'Gantt Chart'.GA32"/>
          </calcext:conditional-format>
          <calcext:conditional-format calcext:target-range-address="'Gantt Chart'.GB32:'Gantt Chart'.GB32">
            <calcext:condition calcext:apply-style-name="Today" calcext:value="formula-is([.GB$10]=TODAY())" calcext:base-cell-address="'Gantt Chart'.GB32"/>
            <calcext:condition calcext:apply-style-name="Weekend" calcext:value="formula-is(OR(WEEKDAY([.GB$10])=1;WEEKDAY([.GB$10])=7))" calcext:base-cell-address="'Gantt Chart'.GB32"/>
            <calcext:condition calcext:apply-style-name="Holiday" calcext:value="formula-is(ISNUMBER(MATCH([.GB$10];Holidays;0)))" calcext:base-cell-address="'Gantt Chart'.GB32"/>
          </calcext:conditional-format>
          <calcext:conditional-format calcext:target-range-address="'Gantt Chart'.GB32:'Gantt Chart'.GB32">
            <calcext:condition calcext:apply-style-name="Task_Completed" calcext:value="formula-is(AND([.$E32]&gt;0;[.GB$10]&gt;=[.$D32];[.GB$10]&lt;=[.$F32];WORKDAY([.$D32];[.$E32]*[.$G32];Holidays)&gt;[.GB$10]))" calcext:base-cell-address="'Gantt Chart'.GB32"/>
            <calcext:condition calcext:apply-style-name="Task_Scheduled" calcext:value="formula-is(AND([.$E32]&gt;0;[.GB$10]&gt;=[.$D32];[.GB$10]&lt;=[.$F32];WORKDAY([.$D32];[.$E32]*[.$G32];Holidays)&lt;=[.GB$10]))" calcext:base-cell-address="'Gantt Chart'.GB32"/>
            <calcext:condition calcext:apply-style-name="Milestone" calcext:value="formula-is(AND([.$D32]&gt;0;[.$F32]=&quot;&quot;;[.$D32]=[.GB$10]))" calcext:base-cell-address="'Gantt Chart'.GB32"/>
          </calcext:conditional-format>
          <calcext:conditional-format calcext:target-range-address="'Gantt Chart'.GC32:'Gantt Chart'.GC32">
            <calcext:condition calcext:apply-style-name="Today" calcext:value="formula-is([.GC$10]=TODAY())" calcext:base-cell-address="'Gantt Chart'.GC32"/>
            <calcext:condition calcext:apply-style-name="Weekend" calcext:value="formula-is(OR(WEEKDAY([.GC$10])=1;WEEKDAY([.GC$10])=7))" calcext:base-cell-address="'Gantt Chart'.GC32"/>
            <calcext:condition calcext:apply-style-name="Holiday" calcext:value="formula-is(ISNUMBER(MATCH([.GC$10];Holidays;0)))" calcext:base-cell-address="'Gantt Chart'.GC32"/>
          </calcext:conditional-format>
          <calcext:conditional-format calcext:target-range-address="'Gantt Chart'.GC32:'Gantt Chart'.GC32">
            <calcext:condition calcext:apply-style-name="Task_Completed" calcext:value="formula-is(AND([.$E32]&gt;0;[.GC$10]&gt;=[.$D32];[.GC$10]&lt;=[.$F32];WORKDAY([.$D32];[.$E32]*[.$G32];Holidays)&gt;[.GC$10]))" calcext:base-cell-address="'Gantt Chart'.GC32"/>
            <calcext:condition calcext:apply-style-name="Task_Scheduled" calcext:value="formula-is(AND([.$E32]&gt;0;[.GC$10]&gt;=[.$D32];[.GC$10]&lt;=[.$F32];WORKDAY([.$D32];[.$E32]*[.$G32];Holidays)&lt;=[.GC$10]))" calcext:base-cell-address="'Gantt Chart'.GC32"/>
            <calcext:condition calcext:apply-style-name="Milestone" calcext:value="formula-is(AND([.$D32]&gt;0;[.$F32]=&quot;&quot;;[.$D32]=[.GC$10]))" calcext:base-cell-address="'Gantt Chart'.GC32"/>
          </calcext:conditional-format>
          <calcext:conditional-format calcext:target-range-address="'Gantt Chart'.GD32:'Gantt Chart'.GD32">
            <calcext:condition calcext:apply-style-name="Today" calcext:value="formula-is([.GD$10]=TODAY())" calcext:base-cell-address="'Gantt Chart'.GD32"/>
            <calcext:condition calcext:apply-style-name="Weekend" calcext:value="formula-is(OR(WEEKDAY([.GD$10])=1;WEEKDAY([.GD$10])=7))" calcext:base-cell-address="'Gantt Chart'.GD32"/>
            <calcext:condition calcext:apply-style-name="Holiday" calcext:value="formula-is(ISNUMBER(MATCH([.GD$10];Holidays;0)))" calcext:base-cell-address="'Gantt Chart'.GD32"/>
          </calcext:conditional-format>
          <calcext:conditional-format calcext:target-range-address="'Gantt Chart'.GD32:'Gantt Chart'.GD32">
            <calcext:condition calcext:apply-style-name="Task_Completed" calcext:value="formula-is(AND([.$E32]&gt;0;[.GD$10]&gt;=[.$D32];[.GD$10]&lt;=[.$F32];WORKDAY([.$D32];[.$E32]*[.$G32];Holidays)&gt;[.GD$10]))" calcext:base-cell-address="'Gantt Chart'.GD32"/>
            <calcext:condition calcext:apply-style-name="Task_Scheduled" calcext:value="formula-is(AND([.$E32]&gt;0;[.GD$10]&gt;=[.$D32];[.GD$10]&lt;=[.$F32];WORKDAY([.$D32];[.$E32]*[.$G32];Holidays)&lt;=[.GD$10]))" calcext:base-cell-address="'Gantt Chart'.GD32"/>
            <calcext:condition calcext:apply-style-name="Milestone" calcext:value="formula-is(AND([.$D32]&gt;0;[.$F32]=&quot;&quot;;[.$D32]=[.GD$10]))" calcext:base-cell-address="'Gantt Chart'.GD32"/>
          </calcext:conditional-format>
          <calcext:conditional-format calcext:target-range-address="'Gantt Chart'.GE32:'Gantt Chart'.GE32">
            <calcext:condition calcext:apply-style-name="Today" calcext:value="formula-is([.GE$10]=TODAY())" calcext:base-cell-address="'Gantt Chart'.GE32"/>
            <calcext:condition calcext:apply-style-name="Weekend" calcext:value="formula-is(OR(WEEKDAY([.GE$10])=1;WEEKDAY([.GE$10])=7))" calcext:base-cell-address="'Gantt Chart'.GE32"/>
            <calcext:condition calcext:apply-style-name="Holiday" calcext:value="formula-is(ISNUMBER(MATCH([.GE$10];Holidays;0)))" calcext:base-cell-address="'Gantt Chart'.GE32"/>
          </calcext:conditional-format>
          <calcext:conditional-format calcext:target-range-address="'Gantt Chart'.GE32:'Gantt Chart'.GE32">
            <calcext:condition calcext:apply-style-name="Task_Completed" calcext:value="formula-is(AND([.$E32]&gt;0;[.GE$10]&gt;=[.$D32];[.GE$10]&lt;=[.$F32];WORKDAY([.$D32];[.$E32]*[.$G32];Holidays)&gt;[.GE$10]))" calcext:base-cell-address="'Gantt Chart'.GE32"/>
            <calcext:condition calcext:apply-style-name="Task_Scheduled" calcext:value="formula-is(AND([.$E32]&gt;0;[.GE$10]&gt;=[.$D32];[.GE$10]&lt;=[.$F32];WORKDAY([.$D32];[.$E32]*[.$G32];Holidays)&lt;=[.GE$10]))" calcext:base-cell-address="'Gantt Chart'.GE32"/>
            <calcext:condition calcext:apply-style-name="Milestone" calcext:value="formula-is(AND([.$D32]&gt;0;[.$F32]=&quot;&quot;;[.$D32]=[.GE$10]))" calcext:base-cell-address="'Gantt Chart'.GE32"/>
          </calcext:conditional-format>
          <calcext:conditional-format calcext:target-range-address="'Gantt Chart'.GF32:'Gantt Chart'.GF32">
            <calcext:condition calcext:apply-style-name="Today" calcext:value="formula-is([.GF$10]=TODAY())" calcext:base-cell-address="'Gantt Chart'.GF32"/>
            <calcext:condition calcext:apply-style-name="Weekend" calcext:value="formula-is(OR(WEEKDAY([.GF$10])=1;WEEKDAY([.GF$10])=7))" calcext:base-cell-address="'Gantt Chart'.GF32"/>
            <calcext:condition calcext:apply-style-name="Holiday" calcext:value="formula-is(ISNUMBER(MATCH([.GF$10];Holidays;0)))" calcext:base-cell-address="'Gantt Chart'.GF32"/>
          </calcext:conditional-format>
          <calcext:conditional-format calcext:target-range-address="'Gantt Chart'.GF32:'Gantt Chart'.GF32">
            <calcext:condition calcext:apply-style-name="Task_Completed" calcext:value="formula-is(AND([.$E32]&gt;0;[.GF$10]&gt;=[.$D32];[.GF$10]&lt;=[.$F32];WORKDAY([.$D32];[.$E32]*[.$G32];Holidays)&gt;[.GF$10]))" calcext:base-cell-address="'Gantt Chart'.GF32"/>
            <calcext:condition calcext:apply-style-name="Task_Scheduled" calcext:value="formula-is(AND([.$E32]&gt;0;[.GF$10]&gt;=[.$D32];[.GF$10]&lt;=[.$F32];WORKDAY([.$D32];[.$E32]*[.$G32];Holidays)&lt;=[.GF$10]))" calcext:base-cell-address="'Gantt Chart'.GF32"/>
            <calcext:condition calcext:apply-style-name="Milestone" calcext:value="formula-is(AND([.$D32]&gt;0;[.$F32]=&quot;&quot;;[.$D32]=[.GF$10]))" calcext:base-cell-address="'Gantt Chart'.GF32"/>
          </calcext:conditional-format>
          <calcext:conditional-format calcext:target-range-address="'Gantt Chart'.GG32:'Gantt Chart'.GG32">
            <calcext:condition calcext:apply-style-name="Today" calcext:value="formula-is([.GG$10]=TODAY())" calcext:base-cell-address="'Gantt Chart'.GG32"/>
            <calcext:condition calcext:apply-style-name="Weekend" calcext:value="formula-is(OR(WEEKDAY([.GG$10])=1;WEEKDAY([.GG$10])=7))" calcext:base-cell-address="'Gantt Chart'.GG32"/>
            <calcext:condition calcext:apply-style-name="Holiday" calcext:value="formula-is(ISNUMBER(MATCH([.GG$10];Holidays;0)))" calcext:base-cell-address="'Gantt Chart'.GG32"/>
          </calcext:conditional-format>
          <calcext:conditional-format calcext:target-range-address="'Gantt Chart'.GG32:'Gantt Chart'.GG32">
            <calcext:condition calcext:apply-style-name="Task_Completed" calcext:value="formula-is(AND([.$E32]&gt;0;[.GG$10]&gt;=[.$D32];[.GG$10]&lt;=[.$F32];WORKDAY([.$D32];[.$E32]*[.$G32];Holidays)&gt;[.GG$10]))" calcext:base-cell-address="'Gantt Chart'.GG32"/>
            <calcext:condition calcext:apply-style-name="Task_Scheduled" calcext:value="formula-is(AND([.$E32]&gt;0;[.GG$10]&gt;=[.$D32];[.GG$10]&lt;=[.$F32];WORKDAY([.$D32];[.$E32]*[.$G32];Holidays)&lt;=[.GG$10]))" calcext:base-cell-address="'Gantt Chart'.GG32"/>
            <calcext:condition calcext:apply-style-name="Milestone" calcext:value="formula-is(AND([.$D32]&gt;0;[.$F32]=&quot;&quot;;[.$D32]=[.GG$10]))" calcext:base-cell-address="'Gantt Chart'.GG32"/>
          </calcext:conditional-format>
          <calcext:conditional-format calcext:target-range-address="'Gantt Chart'.GH32:'Gantt Chart'.GH32">
            <calcext:condition calcext:apply-style-name="Today" calcext:value="formula-is([.GH$10]=TODAY())" calcext:base-cell-address="'Gantt Chart'.GH32"/>
            <calcext:condition calcext:apply-style-name="Weekend" calcext:value="formula-is(OR(WEEKDAY([.GH$10])=1;WEEKDAY([.GH$10])=7))" calcext:base-cell-address="'Gantt Chart'.GH32"/>
            <calcext:condition calcext:apply-style-name="Holiday" calcext:value="formula-is(ISNUMBER(MATCH([.GH$10];Holidays;0)))" calcext:base-cell-address="'Gantt Chart'.GH32"/>
          </calcext:conditional-format>
          <calcext:conditional-format calcext:target-range-address="'Gantt Chart'.GH32:'Gantt Chart'.GH32">
            <calcext:condition calcext:apply-style-name="Task_Completed" calcext:value="formula-is(AND([.$E32]&gt;0;[.GH$10]&gt;=[.$D32];[.GH$10]&lt;=[.$F32];WORKDAY([.$D32];[.$E32]*[.$G32];Holidays)&gt;[.GH$10]))" calcext:base-cell-address="'Gantt Chart'.GH32"/>
            <calcext:condition calcext:apply-style-name="Task_Scheduled" calcext:value="formula-is(AND([.$E32]&gt;0;[.GH$10]&gt;=[.$D32];[.GH$10]&lt;=[.$F32];WORKDAY([.$D32];[.$E32]*[.$G32];Holidays)&lt;=[.GH$10]))" calcext:base-cell-address="'Gantt Chart'.GH32"/>
            <calcext:condition calcext:apply-style-name="Milestone" calcext:value="formula-is(AND([.$D32]&gt;0;[.$F32]=&quot;&quot;;[.$D32]=[.GH$10]))" calcext:base-cell-address="'Gantt Chart'.GH32"/>
          </calcext:conditional-format>
          <calcext:conditional-format calcext:target-range-address="'Gantt Chart'.GI32:'Gantt Chart'.GI32">
            <calcext:condition calcext:apply-style-name="Today" calcext:value="formula-is([.GI$10]=TODAY())" calcext:base-cell-address="'Gantt Chart'.GI32"/>
            <calcext:condition calcext:apply-style-name="Weekend" calcext:value="formula-is(OR(WEEKDAY([.GI$10])=1;WEEKDAY([.GI$10])=7))" calcext:base-cell-address="'Gantt Chart'.GI32"/>
            <calcext:condition calcext:apply-style-name="Holiday" calcext:value="formula-is(ISNUMBER(MATCH([.GI$10];Holidays;0)))" calcext:base-cell-address="'Gantt Chart'.GI32"/>
          </calcext:conditional-format>
          <calcext:conditional-format calcext:target-range-address="'Gantt Chart'.GI32:'Gantt Chart'.GI32">
            <calcext:condition calcext:apply-style-name="Task_Completed" calcext:value="formula-is(AND([.$E32]&gt;0;[.GI$10]&gt;=[.$D32];[.GI$10]&lt;=[.$F32];WORKDAY([.$D32];[.$E32]*[.$G32];Holidays)&gt;[.GI$10]))" calcext:base-cell-address="'Gantt Chart'.GI32"/>
            <calcext:condition calcext:apply-style-name="Task_Scheduled" calcext:value="formula-is(AND([.$E32]&gt;0;[.GI$10]&gt;=[.$D32];[.GI$10]&lt;=[.$F32];WORKDAY([.$D32];[.$E32]*[.$G32];Holidays)&lt;=[.GI$10]))" calcext:base-cell-address="'Gantt Chart'.GI32"/>
            <calcext:condition calcext:apply-style-name="Milestone" calcext:value="formula-is(AND([.$D32]&gt;0;[.$F32]=&quot;&quot;;[.$D32]=[.GI$10]))" calcext:base-cell-address="'Gantt Chart'.GI32"/>
          </calcext:conditional-format>
        </calcext:conditional-formats>
      </table:table>
      <table:named-expressions>
        <table:named-range table:name="Chart_Body" table:base-cell-address="$'Gantt Chart'.$A$5" table:cell-range-address="$'Gantt Chart'.$K$11:.$FA$34"/>
        <table:named-range table:name="Chart_Headers" table:base-cell-address="$'Gantt Chart'.$A$5" table:cell-range-address="$'Gantt Chart'.$K$8:.$FA$10"/>
        <table:named-range table:name="Chart_Space" table:base-cell-address="$'Gantt Chart'.$A$5" table:cell-range-address="$'Gantt Chart'.$K$8:.$FA$34"/>
        <table:named-range table:name="Holidays" table:base-cell-address="$'Gantt Chart'.$B$66" table:cell-range-address="$'Gantt Chart'.$C$59:.$C$79"/>
        <table:named-range table:name="Print_Area" table:base-cell-address="$'Gantt Chart'.$A$1" table:cell-range-address="$'Gantt Chart'.$A$1:.$GI$34"/>
        <table:named-range table:name="Tasks_Due_Dates" table:base-cell-address="$'Gantt Chart'.$F$30" table:cell-range-address="$'Gantt Chart'.$F$11:.$F$34"/>
        <table:named-range table:name="Tasks_Duration" table:base-cell-address="$'Gantt Chart'.$E$30" table:cell-range-address="$'Gantt Chart'.$E$11:.$E$34"/>
        <table:named-range table:name="Tasks_Percent_Complete" table:base-cell-address="$'Gantt Chart'.$D$11" table:cell-range-address="$'Gantt Chart'.$G$11:.$G$34"/>
        <table:named-range table:name="Tasks_Start_Dates" table:base-cell-address="$'Gantt Chart'.$D$11" table:cell-range-address="$'Gantt Chart'.$D$11:.$D$3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" svg:font-family="Mangal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pt" fo:country="PT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date-style style:name="N30" number:automatic-order="true" number:format-source="language">
      <number:day/>
      <number:text>.</number:text>
      <number:month/>
      <number:text>.</number:text>
      <number:year/>
    </number:date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10P0"/>
    </number:currency-style>
    <number:number-style style:name="N112P0" style:volatile="true">
      <number:number number:decimal-places="0" loext:min-decimal-places="0" number:min-integer-digits="1" number:grouping="true"/>
      <number:text> €</number:text>
    </number:number-style>
    <number:number-style style:name="N112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€</number:text>
    </number:number-style>
    <number:number-style style:name="N115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4P2" style:volatile="true">
      <loext:fill-character> </loext:fill-character>
      <number:text>-   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8P2" style:volatile="true">
      <loext:fill-character> </loext:fill-character>
      <number:text>- €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2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6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6P2" style:volatile="tru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1">
      <number:number number:decimal-places="1" loext:min-decimal-places="1" number:min-integer-digits="1"/>
    </number:number-style>
    <number:date-style style:name="N142">
      <number:day number:style="long"/>
    </number:date-style>
    <number:percentage-style style:name="N143">
      <number:number number:decimal-places="1" loext:min-decimal-places="1" number:min-integer-digits="1"/>
      <number:text>%</number:text>
    </number:percentage-style>
    <number:date-style style:name="N144">
      <number:month number:textual="true"/>
      <number:text>-</number:text>
      <number:year/>
    </number:date-style>
    <number:number-style style:name="N14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8P2" style:volatile="true">
      <loext:text> $</loext:text>
      <loext:fill-character> </loext:fill-character>
      <number:text>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2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2P2" style:volatile="true">
      <loext:fill-character> </loext:fill-character>
      <number:text>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6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6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0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date-style style:name="N161">
      <number:day number:style="long"/>
      <number:text> - </number:text>
      <number:month number:textual="true"/>
      <number:text> - </number:text>
      <number:year/>
    </number:date-style>
    <number:date-style style:name="N163P0" style:volatile="true">
      <number:month/>
      <number:text>-</number:text>
      <number:day/>
      <number:text>-</number:text>
      <number:year/>
    </number:date-style>
    <number:text-style style:name="N163">
      <number:text-content/>
      <style:map style:condition="value()&lt;=1.79769313486232E+308" style:apply-style-name="N163P0"/>
    </number:text-style>
    <number:number-style style:name="N164">
      <number:number number:decimal-places="0" loext:min-decimal-places="0" number:min-integer-digits="2"/>
    </number:number-style>
    <number:date-style style:name="N165">
      <number:day number:style="long"/>
      <number:text>-</number:text>
      <number:month number:textual="true"/>
      <number:text>-</number:text>
      <number:year number:style="long"/>
    </number:date-style>
    <number:percentage-style style:name="N166">
      <number:number number:decimal-places="0" loext:min-decimal-places="0" number:min-integer-digits="1"/>
      <number:text>%</number:text>
    </number:percentage-style>
    <style:style style:name="Default" style:family="table-cell">
      <style:table-cell-properties fo:padding="0.71mm" style:rotation-align="none"/>
      <style:text-properties fo:color="#000000" style:font-name="Calibri" fo:font-family="Calibri" style:font-family-generic="swiss" style:font-pitch="variable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entered" style:family="table-cell" style:parent-style-name="Default">
      <style:table-cell-properties style:text-align-source="fix" style:repeat-content="false" loext:vertical-justify="auto"/>
      <style:paragraph-properties fo:text-align="center" css3t:text-justify="auto"/>
    </style:style>
    <style:style style:name="Weekend" style:family="table-cell" style:parent-style-name="Backgrounds">
      <style:table-cell-properties fo:border-bottom="0.06pt solid #bfbfbf" fo:background-color="#efefef" fo:border-left="none" fo:border-right="none" fo:border-top="0.06pt solid #bfbfbf"/>
    </style:style>
    <style:style style:name="Backgrounds" style:family="table-cell" style:parent-style-name="Default">
      <style:table-cell-properties fo:border-bottom="0.06pt solid #bfbfbf" fo:border-left="none" fo:border-right="none" fo:border-top="0.06pt solid #bfbfbf"/>
    </style:style>
    <style:style style:name="Date" style:family="table-cell" style:parent-style-name="Default" style:data-style-name="N30"/>
    <style:style style:name="Today" style:family="table-cell" style:parent-style-name="Backgrounds">
      <style:table-cell-properties fo:background-color="#ffe0e0"/>
    </style:style>
    <style:style style:name="Task_5f_Scheduled" style:display-name="Task_Scheduled" style:family="table-cell" style:parent-style-name="Backgrounds">
      <style:table-cell-properties fo:background-color="#bfdfff"/>
    </style:style>
    <style:style style:name="Task_5f_Completed" style:display-name="Task_Completed" style:family="table-cell" style:parent-style-name="Backgrounds">
      <style:table-cell-properties fo:border-bottom="0.06pt solid #bfbfbf" fo:background-color="#007fff" fo:border-left="none" fo:border-right="none" fo:border-top="0.06pt solid #bfbfbf"/>
    </style:style>
    <style:style style:name="Milestone" style:family="table-cell" style:parent-style-name="Backgrounds">
      <style:table-cell-properties fo:background-color="#7f0000"/>
    </style:style>
    <style:style style:name="Holiday" style:family="table-cell" style:parent-style-name="Backgrounds">
      <style:table-cell-properties fo:background-color="#f4f5f9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first-page-number="continue" style:scale-to="100%"/>
      <style:header-style>
        <style:header-footer-properties fo:margin-left="1.22mm" fo:margin-right="1.22mm" fo:margin-bottom="0mm"/>
      </style:header-style>
      <style:footer-style>
        <style:header-footer-properties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6">00.00.0000</text:date>, <text:time style:data-style-name="N2" text:time-value="12:05:32.0198349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Gantt_20_Chart" style:display-name="PageStyle_Gantt Char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1" style:display-name="PageStyle_Gantt Chart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2" style:display-name="PageStyle_Gantt Chart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3" style:display-name="PageStyle_Gantt Chart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4" style:display-name="PageStyle_Gantt Chart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5" style:display-name="PageStyle_Gantt Chart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6" style:display-name="PageStyle_Gantt Chart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7" style:display-name="PageStyle_Gantt Chart 7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2H38M54S</meta:editing-duration>
    <meta:editing-cycles>243</meta:editing-cycles>
    <meta:generator>LibreOffice/6.0.7.3$Linux_X86_64 LibreOffice_project/00m0$Build-3</meta:generator>
    <dc:date>2020-04-26T14:12:23.090519711</dc:date>
    <meta:document-statistic meta:table-count="1" meta:cell-count="653" meta:object-count="0"/>
    <meta:user-defined meta:name="Info 1"/>
    <meta:user-defined meta:name="Info 2"/>
    <meta:user-defined meta:name="Info 3"/>
    <meta:user-defined meta:name="Info 4"/>
  </office:meta>
</office:document-meta>
</file>